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432cm"/>
    </style:style>
    <style:style style:name="co12" style:family="table-column">
      <style:table-column-properties fo:break-before="auto" style:column-width="2.023cm"/>
    </style:style>
    <style:style style:name="co13" style:family="table-column">
      <style:table-column-properties fo:break-before="auto" style:column-width="2.133cm"/>
    </style:style>
    <style:style style:name="co14" style:family="table-column">
      <style:table-column-properties fo:break-before="auto" style:column-width="2.595cm"/>
    </style:style>
    <style:style style:name="co15" style:family="table-column">
      <style:table-column-properties fo:break-before="auto" style:column-width="1.859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5soil_water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RUNOF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ISCHG</text:p>
          </table:table-cell>
          <table:table-cell office:value-type="string" calcext:value-type="string">
            <text:p>SNOWPACK</text:p>
          </table:table-cell>
          <table:table-cell office:value-type="string" calcext:value-type="string">
            <text:p>WTR_1</text:p>
          </table:table-cell>
          <table:table-cell office:value-type="string" calcext:value-type="string">
            <text:p>WTR_2</text:p>
          </table:table-cell>
          <table:table-cell office:value-type="string" calcext:value-type="string">
            <text:p>WTR_3</text:p>
          </table:table-cell>
          <table:table-cell office:value-type="string" calcext:value-type="string">
            <text:p>WTR_4</text:p>
          </table:table-cell>
          <table:table-cell office:value-type="string" calcext:value-type="string">
            <text:p>WTR_5</text:p>
          </table:table-cell>
          <table:table-cell office:value-type="string" calcext:value-type="string">
            <text:p>WTR_6</text:p>
          </table:table-cell>
          <table:table-cell office:value-type="string" calcext:value-type="string">
            <text:p>WTR_7</text:p>
          </table:table-cell>
          <table:table-cell office:value-type="string" calcext:value-type="string">
            <text:p>WTR_8</text:p>
          </table:table-cell>
          <table:table-cell office:value-type="string" calcext:value-type="string">
            <text:p>WTR_9</text:p>
          </table:table-cell>
          <table:table-cell office:value-type="string" calcext:value-type="string">
            <text:p>WTR_10</text:p>
          </table:table-cell>
          <table:table-cell office:value-type="string" calcext:value-type="string">
            <text:p>WTR_11</text:p>
          </table:table-cell>
          <table:table-cell office:value-type="string" calcext:value-type="string">
            <text:p>WTR_12</text:p>
          </table:table-cell>
          <table:table-cell office:value-type="string" calcext:value-type="string">
            <text:p>WTR_13</text:p>
          </table:table-cell>
          <table:table-cell office:value-type="string" calcext:value-type="string">
            <text:p>SURF_WTR</text:p>
          </table:table-cell>
          <table:table-cell office:value-type="string" calcext:value-type="string">
            <text:p>ICE_1</text:p>
          </table:table-cell>
          <table:table-cell office:value-type="string" calcext:value-type="string">
            <text:p>ICE_2</text:p>
          </table:table-cell>
          <table:table-cell office:value-type="string" calcext:value-type="string">
            <text:p>ICE_3</text:p>
          </table:table-cell>
          <table:table-cell office:value-type="string" calcext:value-type="string">
            <text:p>ICE_4</text:p>
          </table:table-cell>
          <table:table-cell office:value-type="string" calcext:value-type="string">
            <text:p>ICE_5</text:p>
          </table:table-cell>
          <table:table-cell office:value-type="string" calcext:value-type="string">
            <text:p>ICE_6</text:p>
          </table:table-cell>
          <table:table-cell office:value-type="string" calcext:value-type="string">
            <text:p>ICE_7</text:p>
          </table:table-cell>
          <table:table-cell office:value-type="string" calcext:value-type="string">
            <text:p>ICE_8</text:p>
          </table:table-cell>
          <table:table-cell office:value-type="string" calcext:value-type="string">
            <text:p>ICE_9</text:p>
          </table:table-cell>
          <table:table-cell office:value-type="string" calcext:value-type="string">
            <text:p>ICE_10</text:p>
          </table:table-cell>
          <table:table-cell office:value-type="string" calcext:value-type="string">
            <text:p>ICE_11</text:p>
          </table:table-cell>
          <table:table-cell office:value-type="string" calcext:value-type="string">
            <text:p>ICE_12</text:p>
          </table:table-cell>
          <table:table-cell office:value-type="string" calcext:value-type="string">
            <text:p>ICE_13</text:p>
          </table:table-cell>
          <table:table-cell office:value-type="string" calcext:value-type="string">
            <text:p>SURF_ICE</text:p>
          </table:table-cell>
          <table:table-cell office:value-type="string" calcext:value-type="string">
            <text:p>PSI_1</text:p>
          </table:table-cell>
          <table:table-cell office:value-type="string" calcext:value-type="string">
            <text:p>PSI_2</text:p>
          </table:table-cell>
          <table:table-cell office:value-type="string" calcext:value-type="string">
            <text:p>PSI_3</text:p>
          </table:table-cell>
          <table:table-cell office:value-type="string" calcext:value-type="string">
            <text:p>PSI_4</text:p>
          </table:table-cell>
          <table:table-cell office:value-type="string" calcext:value-type="string">
            <text:p>PSI_5</text:p>
          </table:table-cell>
          <table:table-cell office:value-type="string" calcext:value-type="string">
            <text:p>PSI_6</text:p>
          </table:table-cell>
          <table:table-cell office:value-type="string" calcext:value-type="string">
            <text:p>PSI_7</text:p>
          </table:table-cell>
          <table:table-cell office:value-type="string" calcext:value-type="string">
            <text:p>PSI_8</text:p>
          </table:table-cell>
          <table:table-cell office:value-type="string" calcext:value-type="string">
            <text:p>PSI_9</text:p>
          </table:table-cell>
          <table:table-cell office:value-type="string" calcext:value-type="string">
            <text:p>PSI_10</text:p>
          </table:table-cell>
          <table:table-cell office:value-type="string" calcext:value-type="string">
            <text:p>TILE_DRG</text:p>
          </table:table-cell>
          <table:table-cell office:value-type="string" calcext:value-type="string">
            <text:p>SEDIMENT</text:p>
          </table:table-cell>
          <table:table-cell office:value-type="string" calcext:value-type="string">
            <text:p>PSI_SURF</text:p>
          </table:table-cell>
          <table:table-cell office:value-type="string" calcext:value-type="string">
            <text:p>SURF_ELEV</text:p>
          </table:table-cell>
          <table:table-cell office:value-type="string" calcext:value-type="string">
            <text:p>ACTV_LYR</text:p>
          </table:table-cell>
          <table:table-cell office:value-type="string" calcext:value-type="string">
            <text:p>WTR_TB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5" calcext:value-type="float">
            <text:p>1012005</text:p>
          </table:table-cell>
          <table:table-cell office:value-type="float" office:value="0" calcext:value-type="float">
            <text:p>0</text:p>
          </table:table-cell>
          <table:table-cell office:value-type="float" office:value="-0.00600126" calcext:value-type="float">
            <text:p>-0.00600126</text:p>
          </table:table-cell>
          <table:table-cell office:value-type="float" office:value="0" calcext:value-type="float">
            <text:p>0</text:p>
          </table:table-cell>
          <table:table-cell office:value-type="float" office:value="1000.034" calcext:value-type="float">
            <text:p>1000.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2273" calcext:value-type="float">
            <text:p>0.1622273</text:p>
          </table:table-cell>
          <table:table-cell office:value-type="float" office:value="0.2177636" calcext:value-type="float">
            <text:p>0.2177636</text:p>
          </table:table-cell>
          <table:table-cell office:value-type="float" office:value="0.2789173" calcext:value-type="float">
            <text:p>0.2789173</text:p>
          </table:table-cell>
          <table:table-cell office:value-type="float" office:value="0.2964967" calcext:value-type="float">
            <text:p>0.2964967</text:p>
          </table:table-cell>
          <table:table-cell office:value-type="float" office:value="0.2962636" calcext:value-type="float">
            <text:p>0.2962636</text:p>
          </table:table-cell>
          <table:table-cell office:value-type="float" office:value="0.2635206" calcext:value-type="float">
            <text:p>0.2635206</text:p>
          </table:table-cell>
          <table:table-cell office:value-type="float" office:value="0.2614382" calcext:value-type="float">
            <text:p>0.2614382</text:p>
          </table:table-cell>
          <table:table-cell office:value-type="float" office:value="0.2844797" calcext:value-type="float">
            <text:p>0.2844797</text:p>
          </table:table-cell>
          <table:table-cell office:value-type="float" office:value="0.2617646" calcext:value-type="float">
            <text:p>0.2617646</text:p>
          </table:table-cell>
          <table:table-cell office:value-type="float" office:value="0.3174441" calcext:value-type="float">
            <text:p>0.3174441</text:p>
          </table:table-cell>
          <table:table-cell office:value-type="float" office:value="0.3772584" calcext:value-type="float">
            <text:p>0.3772584</text:p>
          </table:table-cell>
          <table:table-cell office:value-type="float" office:value="0.3927973" calcext:value-type="float">
            <text:p>0.3927973</text:p>
          </table:table-cell>
          <table:table-cell office:value-type="float" office:value="0.4623595" calcext:value-type="float">
            <text:p>0.4623595</text:p>
          </table:table-cell>
          <table:table-cell office:value-type="float" office:value="0" calcext:value-type="float">
            <text:p>0</text:p>
          </table:table-cell>
          <table:table-cell office:value-type="float" office:value="0.09235933" calcext:value-type="float">
            <text:p>0.09235933</text:p>
          </table:table-cell>
          <table:table-cell office:value-type="float" office:value="0.07609838" calcext:value-type="float">
            <text:p>0.07609838</text:p>
          </table:table-cell>
          <table:table-cell office:value-type="float" office:value="0.114698" calcext:value-type="float">
            <text:p>0.114698</text:p>
          </table:table-cell>
          <table:table-cell office:value-type="float" office:value="0.06441244" calcext:value-type="float">
            <text:p>0.06441244</text:p>
          </table:table-cell>
          <table:table-cell office:value-type="float" office:value="9.533362E-016" calcext:value-type="float">
            <text:p>9.533362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06933" calcext:value-type="float">
            <text:p>-3.806933</text:p>
          </table:table-cell>
          <table:table-cell office:value-type="float" office:value="-0.4073315" calcext:value-type="float">
            <text:p>-0.4073315</text:p>
          </table:table-cell>
          <table:table-cell office:value-type="float" office:value="-0.06244956" calcext:value-type="float">
            <text:p>-0.06244956</text:p>
          </table:table-cell>
          <table:table-cell office:value-type="float" office:value="-0.03919988" calcext:value-type="float">
            <text:p>-0.03919988</text:p>
          </table:table-cell>
          <table:table-cell office:value-type="float" office:value="-0.03946161" calcext:value-type="float">
            <text:p>-0.03946161</text:p>
          </table:table-cell>
          <table:table-cell office:value-type="float" office:value="-0.03818939" calcext:value-type="float">
            <text:p>-0.03818939</text:p>
          </table:table-cell>
          <table:table-cell office:value-type="float" office:value="-0.03862465" calcext:value-type="float">
            <text:p>-0.03862465</text:p>
          </table:table-cell>
          <table:table-cell office:value-type="float" office:value="-0.2416779" calcext:value-type="float">
            <text:p>-0.2416779</text:p>
          </table:table-cell>
          <table:table-cell office:value-type="float" office:value="-0.4477169" calcext:value-type="float">
            <text:p>-0.4477169</text:p>
          </table:table-cell>
          <table:table-cell office:value-type="float" office:value="-0.08944135" calcext:value-type="float">
            <text:p>-0.08944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44629" calcext:value-type="float">
            <text:p>-4.544629</text:p>
          </table:table-cell>
          <table:table-cell office:value-type="float" office:value="0.005646483" calcext:value-type="float">
            <text:p>0.00564648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6885" calcext:value-type="float">
            <text:p>-2.3768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5" calcext:value-type="float">
            <text:p>2012005</text:p>
          </table:table-cell>
          <table:table-cell office:value-type="float" office:value="0" calcext:value-type="float">
            <text:p>0</text:p>
          </table:table-cell>
          <table:table-cell office:value-type="float" office:value="0.3167052" calcext:value-type="float">
            <text:p>0.3167052</text:p>
          </table:table-cell>
          <table:table-cell office:value-type="float" office:value="0" calcext:value-type="float">
            <text:p>0</text:p>
          </table:table-cell>
          <table:table-cell office:value-type="float" office:value="999.7112" calcext:value-type="float">
            <text:p>999.7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543" calcext:value-type="float">
            <text:p>0.156543</text:p>
          </table:table-cell>
          <table:table-cell office:value-type="float" office:value="0.1874942" calcext:value-type="float">
            <text:p>0.1874942</text:p>
          </table:table-cell>
          <table:table-cell office:value-type="float" office:value="0.2581479" calcext:value-type="float">
            <text:p>0.2581479</text:p>
          </table:table-cell>
          <table:table-cell office:value-type="float" office:value="0.2943898" calcext:value-type="float">
            <text:p>0.2943898</text:p>
          </table:table-cell>
          <table:table-cell office:value-type="float" office:value="0.2957537" calcext:value-type="float">
            <text:p>0.2957537</text:p>
          </table:table-cell>
          <table:table-cell office:value-type="float" office:value="0.2629899" calcext:value-type="float">
            <text:p>0.2629899</text:p>
          </table:table-cell>
          <table:table-cell office:value-type="float" office:value="0.2596983" calcext:value-type="float">
            <text:p>0.2596983</text:p>
          </table:table-cell>
          <table:table-cell office:value-type="float" office:value="0.2850824" calcext:value-type="float">
            <text:p>0.2850824</text:p>
          </table:table-cell>
          <table:table-cell office:value-type="float" office:value="0.2619207" calcext:value-type="float">
            <text:p>0.2619207</text:p>
          </table:table-cell>
          <table:table-cell office:value-type="float" office:value="0.3177334" calcext:value-type="float">
            <text:p>0.3177334</text:p>
          </table:table-cell>
          <table:table-cell office:value-type="float" office:value="0.3773081" calcext:value-type="float">
            <text:p>0.3773081</text:p>
          </table:table-cell>
          <table:table-cell office:value-type="float" office:value="0.3927249" calcext:value-type="float">
            <text:p>0.3927249</text:p>
          </table:table-cell>
          <table:table-cell office:value-type="float" office:value="0.4623637" calcext:value-type="float">
            <text:p>0.4623637</text:p>
          </table:table-cell>
          <table:table-cell office:value-type="float" office:value="0" calcext:value-type="float">
            <text:p>0</text:p>
          </table:table-cell>
          <table:table-cell office:value-type="float" office:value="0.06859326" calcext:value-type="float">
            <text:p>0.06859326</text:p>
          </table:table-cell>
          <table:table-cell office:value-type="float" office:value="0.1101642" calcext:value-type="float">
            <text:p>0.1101642</text:p>
          </table:table-cell>
          <table:table-cell office:value-type="float" office:value="0.1451239" calcext:value-type="float">
            <text:p>0.1451239</text:p>
          </table:table-cell>
          <table:table-cell office:value-type="float" office:value="0.05602201" calcext:value-type="float">
            <text:p>0.05602201</text:p>
          </table:table-cell>
          <table:table-cell office:value-type="float" office:value="9.533362E-016" calcext:value-type="float">
            <text:p>9.533362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99245" calcext:value-type="float">
            <text:p>-5.299245</text:p>
          </table:table-cell>
          <table:table-cell office:value-type="float" office:value="-1.303508" calcext:value-type="float">
            <text:p>-1.303508</text:p>
          </table:table-cell>
          <table:table-cell office:value-type="float" office:value="-0.1127107" calcext:value-type="float">
            <text:p>-0.1127107</text:p>
          </table:table-cell>
          <table:table-cell office:value-type="float" office:value="-0.04137205" calcext:value-type="float">
            <text:p>-0.04137205</text:p>
          </table:table-cell>
          <table:table-cell office:value-type="float" office:value="-0.03995947" calcext:value-type="float">
            <text:p>-0.03995947</text:p>
          </table:table-cell>
          <table:table-cell office:value-type="float" office:value="-0.03878128" calcext:value-type="float">
            <text:p>-0.03878128</text:p>
          </table:table-cell>
          <table:table-cell office:value-type="float" office:value="-0.04051046" calcext:value-type="float">
            <text:p>-0.04051046</text:p>
          </table:table-cell>
          <table:table-cell office:value-type="float" office:value="-0.2372334" calcext:value-type="float">
            <text:p>-0.2372334</text:p>
          </table:table-cell>
          <table:table-cell office:value-type="float" office:value="-0.4452297" calcext:value-type="float">
            <text:p>-0.4452297</text:p>
          </table:table-cell>
          <table:table-cell office:value-type="float" office:value="-0.08865882" calcext:value-type="float">
            <text:p>-0.08865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940846" calcext:value-type="float">
            <text:p>-6.940846</text:p>
          </table:table-cell>
          <table:table-cell office:value-type="float" office:value="0.005817157" calcext:value-type="float">
            <text:p>0.00581715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1272" calcext:value-type="float">
            <text:p>-2.3812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5" calcext:value-type="float">
            <text:p>3012005</text:p>
          </table:table-cell>
          <table:table-cell office:value-type="float" office:value="0" calcext:value-type="float">
            <text:p>0</text:p>
          </table:table-cell>
          <table:table-cell office:value-type="float" office:value="0.4069169" calcext:value-type="float">
            <text:p>0.4069169</text:p>
          </table:table-cell>
          <table:table-cell office:value-type="float" office:value="0" calcext:value-type="float">
            <text:p>0</text:p>
          </table:table-cell>
          <table:table-cell office:value-type="float" office:value="999.6211" calcext:value-type="float">
            <text:p>999.6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60681" calcext:value-type="float">
            <text:p>0.1460681</text:p>
          </table:table-cell>
          <table:table-cell office:value-type="float" office:value="0.163436" calcext:value-type="float">
            <text:p>0.163436</text:p>
          </table:table-cell>
          <table:table-cell office:value-type="float" office:value="0.2011929" calcext:value-type="float">
            <text:p>0.2011929</text:p>
          </table:table-cell>
          <table:table-cell office:value-type="float" office:value="0.2879279" calcext:value-type="float">
            <text:p>0.2879279</text:p>
          </table:table-cell>
          <table:table-cell office:value-type="float" office:value="0.2932006" calcext:value-type="float">
            <text:p>0.2932006</text:p>
          </table:table-cell>
          <table:table-cell office:value-type="float" office:value="0.2621848" calcext:value-type="float">
            <text:p>0.2621848</text:p>
          </table:table-cell>
          <table:table-cell office:value-type="float" office:value="0.2582037" calcext:value-type="float">
            <text:p>0.2582037</text:p>
          </table:table-cell>
          <table:table-cell office:value-type="float" office:value="0.2856613" calcext:value-type="float">
            <text:p>0.2856613</text:p>
          </table:table-cell>
          <table:table-cell office:value-type="float" office:value="0.2620768" calcext:value-type="float">
            <text:p>0.2620768</text:p>
          </table:table-cell>
          <table:table-cell office:value-type="float" office:value="0.318019" calcext:value-type="float">
            <text:p>0.318019</text:p>
          </table:table-cell>
          <table:table-cell office:value-type="float" office:value="0.3773518" calcext:value-type="float">
            <text:p>0.3773518</text:p>
          </table:table-cell>
          <table:table-cell office:value-type="float" office:value="0.3926295" calcext:value-type="float">
            <text:p>0.3926295</text:p>
          </table:table-cell>
          <table:table-cell office:value-type="float" office:value="0.4623604" calcext:value-type="float">
            <text:p>0.4623604</text:p>
          </table:table-cell>
          <table:table-cell office:value-type="float" office:value="0" calcext:value-type="float">
            <text:p>0</text:p>
          </table:table-cell>
          <table:table-cell office:value-type="float" office:value="0.07106517" calcext:value-type="float">
            <text:p>0.07106517</text:p>
          </table:table-cell>
          <table:table-cell office:value-type="float" office:value="0.1366565" calcext:value-type="float">
            <text:p>0.1366565</text:p>
          </table:table-cell>
          <table:table-cell office:value-type="float" office:value="0.210223" calcext:value-type="float">
            <text:p>0.210223</text:p>
          </table:table-cell>
          <table:table-cell office:value-type="float" office:value="0.05946507" calcext:value-type="float">
            <text:p>0.05946507</text:p>
          </table:table-cell>
          <table:table-cell office:value-type="float" office:value="9.533362E-016" calcext:value-type="float">
            <text:p>9.533362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131274" calcext:value-type="float">
            <text:p>-9.131274</text:p>
          </table:table-cell>
          <table:table-cell office:value-type="float" office:value="-3.813689" calcext:value-type="float">
            <text:p>-3.813689</text:p>
          </table:table-cell>
          <table:table-cell office:value-type="float" office:value="-0.7539987" calcext:value-type="float">
            <text:p>-0.7539987</text:p>
          </table:table-cell>
          <table:table-cell office:value-type="float" office:value="-0.04890324" calcext:value-type="float">
            <text:p>-0.04890324</text:p>
          </table:table-cell>
          <table:table-cell office:value-type="float" office:value="-0.04268058" calcext:value-type="float">
            <text:p>-0.04268058</text:p>
          </table:table-cell>
          <table:table-cell office:value-type="float" office:value="-0.03969806" calcext:value-type="float">
            <text:p>-0.03969806</text:p>
          </table:table-cell>
          <table:table-cell office:value-type="float" office:value="-0.04221219" calcext:value-type="float">
            <text:p>-0.04221219</text:p>
          </table:table-cell>
          <table:table-cell office:value-type="float" office:value="-0.2330496" calcext:value-type="float">
            <text:p>-0.2330496</text:p>
          </table:table-cell>
          <table:table-cell office:value-type="float" office:value="-0.4427581" calcext:value-type="float">
            <text:p>-0.4427581</text:p>
          </table:table-cell>
          <table:table-cell office:value-type="float" office:value="-0.08789327" calcext:value-type="float">
            <text:p>-0.08789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33625" calcext:value-type="float">
            <text:p>-12.33625</text:p>
          </table:table-cell>
          <table:table-cell office:value-type="float" office:value="0.006176668" calcext:value-type="float">
            <text:p>0.00617666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6996" calcext:value-type="float">
            <text:p>-2.3869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5" calcext:value-type="float">
            <text:p>4012005</text:p>
          </table:table-cell>
          <table:table-cell office:value-type="float" office:value="0" calcext:value-type="float">
            <text:p>0</text:p>
          </table:table-cell>
          <table:table-cell office:value-type="float" office:value="0.4525177" calcext:value-type="float">
            <text:p>0.4525177</text:p>
          </table:table-cell>
          <table:table-cell office:value-type="float" office:value="0" calcext:value-type="float">
            <text:p>0</text:p>
          </table:table-cell>
          <table:table-cell office:value-type="float" office:value="999.5758" calcext:value-type="float">
            <text:p>999.5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02957" calcext:value-type="float">
            <text:p>0.1402957</text:p>
          </table:table-cell>
          <table:table-cell office:value-type="float" office:value="0.1537042" calcext:value-type="float">
            <text:p>0.1537042</text:p>
          </table:table-cell>
          <table:table-cell office:value-type="float" office:value="0.1688396" calcext:value-type="float">
            <text:p>0.1688396</text:p>
          </table:table-cell>
          <table:table-cell office:value-type="float" office:value="0.2489204" calcext:value-type="float">
            <text:p>0.2489204</text:p>
          </table:table-cell>
          <table:table-cell office:value-type="float" office:value="0.2855119" calcext:value-type="float">
            <text:p>0.2855119</text:p>
          </table:table-cell>
          <table:table-cell office:value-type="float" office:value="0.2604705" calcext:value-type="float">
            <text:p>0.2604705</text:p>
          </table:table-cell>
          <table:table-cell office:value-type="float" office:value="0.2565663" calcext:value-type="float">
            <text:p>0.2565663</text:p>
          </table:table-cell>
          <table:table-cell office:value-type="float" office:value="0.2862828" calcext:value-type="float">
            <text:p>0.2862828</text:p>
          </table:table-cell>
          <table:table-cell office:value-type="float" office:value="0.2622335" calcext:value-type="float">
            <text:p>0.2622335</text:p>
          </table:table-cell>
          <table:table-cell office:value-type="float" office:value="0.3183012" calcext:value-type="float">
            <text:p>0.3183012</text:p>
          </table:table-cell>
          <table:table-cell office:value-type="float" office:value="0.3773395" calcext:value-type="float">
            <text:p>0.3773395</text:p>
          </table:table-cell>
          <table:table-cell office:value-type="float" office:value="0.3924833" calcext:value-type="float">
            <text:p>0.3924833</text:p>
          </table:table-cell>
          <table:table-cell office:value-type="float" office:value="0.4623137" calcext:value-type="float">
            <text:p>0.4623137</text:p>
          </table:table-cell>
          <table:table-cell office:value-type="float" office:value="0" calcext:value-type="float">
            <text:p>0</text:p>
          </table:table-cell>
          <table:table-cell office:value-type="float" office:value="0.06908289" calcext:value-type="float">
            <text:p>0.06908289</text:p>
          </table:table-cell>
          <table:table-cell office:value-type="float" office:value="0.1468493" calcext:value-type="float">
            <text:p>0.1468493</text:p>
          </table:table-cell>
          <table:table-cell office:value-type="float" office:value="0.2467913" calcext:value-type="float">
            <text:p>0.2467913</text:p>
          </table:table-cell>
          <table:table-cell office:value-type="float" office:value="0.1068747" calcext:value-type="float">
            <text:p>0.1068747</text:p>
          </table:table-cell>
          <table:table-cell office:value-type="float" office:value="9.533362E-016" calcext:value-type="float">
            <text:p>9.533362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381" calcext:value-type="float">
            <text:p>-12.381</text:p>
          </table:table-cell>
          <table:table-cell office:value-type="float" office:value="-6.111318" calcext:value-type="float">
            <text:p>-6.111318</text:p>
          </table:table-cell>
          <table:table-cell office:value-type="float" office:value="-2.955345" calcext:value-type="float">
            <text:p>-2.955345</text:p>
          </table:table-cell>
          <table:table-cell office:value-type="float" office:value="-0.1474348" calcext:value-type="float">
            <text:p>-0.1474348</text:p>
          </table:table-cell>
          <table:table-cell office:value-type="float" office:value="-0.05234871" calcext:value-type="float">
            <text:p>-0.05234871</text:p>
          </table:table-cell>
          <table:table-cell office:value-type="float" office:value="-0.04172545" calcext:value-type="float">
            <text:p>-0.04172545</text:p>
          </table:table-cell>
          <table:table-cell office:value-type="float" office:value="-0.04416142" calcext:value-type="float">
            <text:p>-0.04416142</text:p>
          </table:table-cell>
          <table:table-cell office:value-type="float" office:value="-0.2286622" calcext:value-type="float">
            <text:p>-0.2286622</text:p>
          </table:table-cell>
          <table:table-cell office:value-type="float" office:value="-0.4402907" calcext:value-type="float">
            <text:p>-0.4402907</text:p>
          </table:table-cell>
          <table:table-cell office:value-type="float" office:value="-0.08714441" calcext:value-type="float">
            <text:p>-0.08714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78539" calcext:value-type="float">
            <text:p>-16.78539</text:p>
          </table:table-cell>
          <table:table-cell office:value-type="float" office:value="0.006542741" calcext:value-type="float">
            <text:p>0.006542741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91653" calcext:value-type="float">
            <text:p>-2.3916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5" calcext:value-type="float">
            <text:p>5012005</text:p>
          </table:table-cell>
          <table:table-cell office:value-type="float" office:value="0" calcext:value-type="float">
            <text:p>0</text:p>
          </table:table-cell>
          <table:table-cell office:value-type="float" office:value="0.6399213" calcext:value-type="float">
            <text:p>0.6399213</text:p>
          </table:table-cell>
          <table:table-cell office:value-type="float" office:value="0" calcext:value-type="float">
            <text:p>0</text:p>
          </table:table-cell>
          <table:table-cell office:value-type="float" office:value="999.3884" calcext:value-type="float">
            <text:p>999.3884</text:p>
          </table:table-cell>
          <table:table-cell office:value-type="float" office:value="0.00005883419" calcext:value-type="float">
            <text:p>5.883419E-05</text:p>
          </table:table-cell>
          <table:table-cell office:value-type="float" office:value="0" calcext:value-type="float">
            <text:p>0</text:p>
          </table:table-cell>
          <table:table-cell office:value-type="float" office:value="0.1367873" calcext:value-type="float">
            <text:p>0.1367873</text:p>
          </table:table-cell>
          <table:table-cell office:value-type="float" office:value="0.1479196" calcext:value-type="float">
            <text:p>0.1479196</text:p>
          </table:table-cell>
          <table:table-cell office:value-type="float" office:value="0.1590479" calcext:value-type="float">
            <text:p>0.1590479</text:p>
          </table:table-cell>
          <table:table-cell office:value-type="float" office:value="0.1834392" calcext:value-type="float">
            <text:p>0.1834392</text:p>
          </table:table-cell>
          <table:table-cell office:value-type="float" office:value="0.2657397" calcext:value-type="float">
            <text:p>0.2657397</text:p>
          </table:table-cell>
          <table:table-cell office:value-type="float" office:value="0.2572014" calcext:value-type="float">
            <text:p>0.2572014</text:p>
          </table:table-cell>
          <table:table-cell office:value-type="float" office:value="0.2544233" calcext:value-type="float">
            <text:p>0.2544233</text:p>
          </table:table-cell>
          <table:table-cell office:value-type="float" office:value="0.2869925" calcext:value-type="float">
            <text:p>0.2869925</text:p>
          </table:table-cell>
          <table:table-cell office:value-type="float" office:value="0.2623917" calcext:value-type="float">
            <text:p>0.2623917</text:p>
          </table:table-cell>
          <table:table-cell office:value-type="float" office:value="0.3185799" calcext:value-type="float">
            <text:p>0.3185799</text:p>
          </table:table-cell>
          <table:table-cell office:value-type="float" office:value="0.3773176" calcext:value-type="float">
            <text:p>0.3773176</text:p>
          </table:table-cell>
          <table:table-cell office:value-type="float" office:value="0.3923272" calcext:value-type="float">
            <text:p>0.3923272</text:p>
          </table:table-cell>
          <table:table-cell office:value-type="float" office:value="0.4621201" calcext:value-type="float">
            <text:p>0.4621201</text:p>
          </table:table-cell>
          <table:table-cell office:value-type="float" office:value="0" calcext:value-type="float">
            <text:p>0</text:p>
          </table:table-cell>
          <table:table-cell office:value-type="float" office:value="0.05275131" calcext:value-type="float">
            <text:p>0.05275131</text:p>
          </table:table-cell>
          <table:table-cell office:value-type="float" office:value="0.1527176" calcext:value-type="float">
            <text:p>0.1527176</text:p>
          </table:table-cell>
          <table:table-cell office:value-type="float" office:value="0.2585658" calcext:value-type="float">
            <text:p>0.2585658</text:p>
          </table:table-cell>
          <table:table-cell office:value-type="float" office:value="0.1801056" calcext:value-type="float">
            <text:p>0.1801056</text:p>
          </table:table-cell>
          <table:table-cell office:value-type="float" office:value="0.02549225" calcext:value-type="float">
            <text:p>0.02549225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11859" calcext:value-type="float">
            <text:p>-15.11859</text:p>
          </table:table-cell>
          <table:table-cell office:value-type="float" office:value="-8.243555" calcext:value-type="float">
            <text:p>-8.243555</text:p>
          </table:table-cell>
          <table:table-cell office:value-type="float" office:value="-4.690369" calcext:value-type="float">
            <text:p>-4.690369</text:p>
          </table:table-cell>
          <table:table-cell office:value-type="float" office:value="-1.546521" calcext:value-type="float">
            <text:p>-1.546521</text:p>
          </table:table-cell>
          <table:table-cell office:value-type="float" office:value="-0.08973889" calcext:value-type="float">
            <text:p>-0.08973889</text:p>
          </table:table-cell>
          <table:table-cell office:value-type="float" office:value="-0.04593102" calcext:value-type="float">
            <text:p>-0.04593102</text:p>
          </table:table-cell>
          <table:table-cell office:value-type="float" office:value="-0.04687591" calcext:value-type="float">
            <text:p>-0.04687591</text:p>
          </table:table-cell>
          <table:table-cell office:value-type="float" office:value="-0.2237492" calcext:value-type="float">
            <text:p>-0.2237492</text:p>
          </table:table-cell>
          <table:table-cell office:value-type="float" office:value="-0.4378154" calcext:value-type="float">
            <text:p>-0.4378154</text:p>
          </table:table-cell>
          <table:table-cell office:value-type="float" office:value="-0.0864116" calcext:value-type="float">
            <text:p>-0.0864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41946" calcext:value-type="float">
            <text:p>-20.41946</text:p>
          </table:table-cell>
          <table:table-cell office:value-type="float" office:value="0.006949213" calcext:value-type="float">
            <text:p>0.006949213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95188" calcext:value-type="float">
            <text:p>-2.3951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5" calcext:value-type="float">
            <text:p>6012005</text:p>
          </table:table-cell>
          <table:table-cell office:value-type="float" office:value="0" calcext:value-type="float">
            <text:p>0</text:p>
          </table:table-cell>
          <table:table-cell office:value-type="float" office:value="1.036709" calcext:value-type="float">
            <text:p>1.036709</text:p>
          </table:table-cell>
          <table:table-cell office:value-type="float" office:value="0" calcext:value-type="float">
            <text:p>0</text:p>
          </table:table-cell>
          <table:table-cell office:value-type="float" office:value="998.9682" calcext:value-type="float">
            <text:p>998.9682</text:p>
          </table:table-cell>
          <table:table-cell office:value-type="float" office:value="0.02414318" calcext:value-type="float">
            <text:p>0.02414318</text:p>
          </table:table-cell>
          <table:table-cell office:value-type="float" office:value="0" calcext:value-type="float">
            <text:p>0</text:p>
          </table:table-cell>
          <table:table-cell office:value-type="float" office:value="0.1354602" calcext:value-type="float">
            <text:p>0.1354602</text:p>
          </table:table-cell>
          <table:table-cell office:value-type="float" office:value="0.1459045" calcext:value-type="float">
            <text:p>0.1459045</text:p>
          </table:table-cell>
          <table:table-cell office:value-type="float" office:value="0.1550485" calcext:value-type="float">
            <text:p>0.1550485</text:p>
          </table:table-cell>
          <table:table-cell office:value-type="float" office:value="0.1684487" calcext:value-type="float">
            <text:p>0.1684487</text:p>
          </table:table-cell>
          <table:table-cell office:value-type="float" office:value="0.1901903" calcext:value-type="float">
            <text:p>0.1901903</text:p>
          </table:table-cell>
          <table:table-cell office:value-type="float" office:value="0.2512039" calcext:value-type="float">
            <text:p>0.2512039</text:p>
          </table:table-cell>
          <table:table-cell office:value-type="float" office:value="0.2518175" calcext:value-type="float">
            <text:p>0.2518175</text:p>
          </table:table-cell>
          <table:table-cell office:value-type="float" office:value="0.2876645" calcext:value-type="float">
            <text:p>0.2876645</text:p>
          </table:table-cell>
          <table:table-cell office:value-type="float" office:value="0.26255" calcext:value-type="float">
            <text:p>0.26255</text:p>
          </table:table-cell>
          <table:table-cell office:value-type="float" office:value="0.318855" calcext:value-type="float">
            <text:p>0.318855</text:p>
          </table:table-cell>
          <table:table-cell office:value-type="float" office:value="0.3772929" calcext:value-type="float">
            <text:p>0.3772929</text:p>
          </table:table-cell>
          <table:table-cell office:value-type="float" office:value="0.3921743" calcext:value-type="float">
            <text:p>0.3921743</text:p>
          </table:table-cell>
          <table:table-cell office:value-type="float" office:value="0.4619148" calcext:value-type="float">
            <text:p>0.4619148</text:p>
          </table:table-cell>
          <table:table-cell office:value-type="float" office:value="0" calcext:value-type="float">
            <text:p>0</text:p>
          </table:table-cell>
          <table:table-cell office:value-type="float" office:value="0.0182381" calcext:value-type="float">
            <text:p>0.0182381</text:p>
          </table:table-cell>
          <table:table-cell office:value-type="float" office:value="0.1545368" calcext:value-type="float">
            <text:p>0.1545368</text:p>
          </table:table-cell>
          <table:table-cell office:value-type="float" office:value="0.2632561" calcext:value-type="float">
            <text:p>0.2632561</text:p>
          </table:table-cell>
          <table:table-cell office:value-type="float" office:value="0.197658" calcext:value-type="float">
            <text:p>0.197658</text:p>
          </table:table-cell>
          <table:table-cell office:value-type="float" office:value="0.1162411" calcext:value-type="float">
            <text:p>0.1162411</text:p>
          </table:table-cell>
          <table:table-cell office:value-type="float" office:value="0.002971551" calcext:value-type="float">
            <text:p>0.002971551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36336" calcext:value-type="float">
            <text:p>-16.36336</text:p>
          </table:table-cell>
          <table:table-cell office:value-type="float" office:value="-9.149365" calcext:value-type="float">
            <text:p>-9.149365</text:p>
          </table:table-cell>
          <table:table-cell office:value-type="float" office:value="-5.695625" calcext:value-type="float">
            <text:p>-5.695625</text:p>
          </table:table-cell>
          <table:table-cell office:value-type="float" office:value="-3.011027" calcext:value-type="float">
            <text:p>-3.011027</text:p>
          </table:table-cell>
          <table:table-cell office:value-type="float" office:value="-1.172374" calcext:value-type="float">
            <text:p>-1.172374</text:p>
          </table:table-cell>
          <table:table-cell office:value-type="float" office:value="-0.05490904" calcext:value-type="float">
            <text:p>-0.05490904</text:p>
          </table:table-cell>
          <table:table-cell office:value-type="float" office:value="-0.05043221" calcext:value-type="float">
            <text:p>-0.05043221</text:p>
          </table:table-cell>
          <table:table-cell office:value-type="float" office:value="-0.2192051" calcext:value-type="float">
            <text:p>-0.2192051</text:p>
          </table:table-cell>
          <table:table-cell office:value-type="float" office:value="-0.4353554" calcext:value-type="float">
            <text:p>-0.4353554</text:p>
          </table:table-cell>
          <table:table-cell office:value-type="float" office:value="-0.0856945" calcext:value-type="float">
            <text:p>-0.0856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72458" calcext:value-type="float">
            <text:p>-21.72458</text:p>
          </table:table-cell>
          <table:table-cell office:value-type="float" office:value="0.007256757" calcext:value-type="float">
            <text:p>0.007256757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97679" calcext:value-type="float">
            <text:p>-2.3976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5" calcext:value-type="float">
            <text:p>7012005</text:p>
          </table:table-cell>
          <table:table-cell office:value-type="float" office:value="0" calcext:value-type="float">
            <text:p>0</text:p>
          </table:table-cell>
          <table:table-cell office:value-type="float" office:value="1.156414" calcext:value-type="float">
            <text:p>1.156414</text:p>
          </table:table-cell>
          <table:table-cell office:value-type="float" office:value="0" calcext:value-type="float">
            <text:p>0</text:p>
          </table:table-cell>
          <table:table-cell office:value-type="float" office:value="998.9131" calcext:value-type="float">
            <text:p>998.9131</text:p>
          </table:table-cell>
          <table:table-cell office:value-type="float" office:value="-0.04067905" calcext:value-type="float">
            <text:p>-0.04067905</text:p>
          </table:table-cell>
          <table:table-cell office:value-type="float" office:value="0" calcext:value-type="float">
            <text:p>0</text:p>
          </table:table-cell>
          <table:table-cell office:value-type="float" office:value="0.1359122" calcext:value-type="float">
            <text:p>0.1359122</text:p>
          </table:table-cell>
          <table:table-cell office:value-type="float" office:value="0.1467922" calcext:value-type="float">
            <text:p>0.1467922</text:p>
          </table:table-cell>
          <table:table-cell office:value-type="float" office:value="0.155441" calcext:value-type="float">
            <text:p>0.155441</text:p>
          </table:table-cell>
          <table:table-cell office:value-type="float" office:value="0.1658333" calcext:value-type="float">
            <text:p>0.1658333</text:p>
          </table:table-cell>
          <table:table-cell office:value-type="float" office:value="0.1776991" calcext:value-type="float">
            <text:p>0.1776991</text:p>
          </table:table-cell>
          <table:table-cell office:value-type="float" office:value="0.2326247" calcext:value-type="float">
            <text:p>0.2326247</text:p>
          </table:table-cell>
          <table:table-cell office:value-type="float" office:value="0.2480298" calcext:value-type="float">
            <text:p>0.2480298</text:p>
          </table:table-cell>
          <table:table-cell office:value-type="float" office:value="0.2882814" calcext:value-type="float">
            <text:p>0.2882814</text:p>
          </table:table-cell>
          <table:table-cell office:value-type="float" office:value="0.262726" calcext:value-type="float">
            <text:p>0.262726</text:p>
          </table:table-cell>
          <table:table-cell office:value-type="float" office:value="0.319117" calcext:value-type="float">
            <text:p>0.319117</text:p>
          </table:table-cell>
          <table:table-cell office:value-type="float" office:value="0.3772658" calcext:value-type="float">
            <text:p>0.3772658</text:p>
          </table:table-cell>
          <table:table-cell office:value-type="float" office:value="0.3920279" calcext:value-type="float">
            <text:p>0.3920279</text:p>
          </table:table-cell>
          <table:table-cell office:value-type="float" office:value="0.4619025" calcext:value-type="float">
            <text:p>0.4619025</text:p>
          </table:table-cell>
          <table:table-cell office:value-type="float" office:value="0" calcext:value-type="float">
            <text:p>0</text:p>
          </table:table-cell>
          <table:table-cell office:value-type="float" office:value="0.01003206" calcext:value-type="float">
            <text:p>0.01003206</text:p>
          </table:table-cell>
          <table:table-cell office:value-type="float" office:value="0.1527663" calcext:value-type="float">
            <text:p>0.1527663</text:p>
          </table:table-cell>
          <table:table-cell office:value-type="float" office:value="0.2629879" calcext:value-type="float">
            <text:p>0.2629879</text:p>
          </table:table-cell>
          <table:table-cell office:value-type="float" office:value="0.2008962" calcext:value-type="float">
            <text:p>0.2008962</text:p>
          </table:table-cell>
          <table:table-cell office:value-type="float" office:value="0.1355904" calcext:value-type="float">
            <text:p>0.1355904</text:p>
          </table:table-cell>
          <table:table-cell office:value-type="float" office:value="0.02206448" calcext:value-type="float">
            <text:p>0.02206448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83509" calcext:value-type="float">
            <text:p>-15.83509</text:p>
          </table:table-cell>
          <table:table-cell office:value-type="float" office:value="-8.691387" calcext:value-type="float">
            <text:p>-8.691387</text:p>
          </table:table-cell>
          <table:table-cell office:value-type="float" office:value="-5.575444" calcext:value-type="float">
            <text:p>-5.575444</text:p>
          </table:table-cell>
          <table:table-cell office:value-type="float" office:value="-3.406399" calcext:value-type="float">
            <text:p>-3.406399</text:p>
          </table:table-cell>
          <table:table-cell office:value-type="float" office:value="-2.01131" calcext:value-type="float">
            <text:p>-2.01131</text:p>
          </table:table-cell>
          <table:table-cell office:value-type="float" office:value="-0.0986201" calcext:value-type="float">
            <text:p>-0.0986201</text:p>
          </table:table-cell>
          <table:table-cell office:value-type="float" office:value="-0.05616216" calcext:value-type="float">
            <text:p>-0.05616216</text:p>
          </table:table-cell>
          <table:table-cell office:value-type="float" office:value="-0.2151214" calcext:value-type="float">
            <text:p>-0.2151214</text:p>
          </table:table-cell>
          <table:table-cell office:value-type="float" office:value="-0.4326441" calcext:value-type="float">
            <text:p>-0.4326441</text:p>
          </table:table-cell>
          <table:table-cell office:value-type="float" office:value="-0.08501777" calcext:value-type="float">
            <text:p>-0.08501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02703" calcext:value-type="float">
            <text:p>-20.02703</text:p>
          </table:table-cell>
          <table:table-cell office:value-type="float" office:value="0.007453597" calcext:value-type="float">
            <text:p>0.007453597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99594" calcext:value-type="float">
            <text:p>-2.3995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5" calcext:value-type="float">
            <text:p>8012005</text:p>
          </table:table-cell>
          <table:table-cell office:value-type="float" office:value="0" calcext:value-type="float">
            <text:p>0</text:p>
          </table:table-cell>
          <table:table-cell office:value-type="float" office:value="1.372572" calcext:value-type="float">
            <text:p>1.372572</text:p>
          </table:table-cell>
          <table:table-cell office:value-type="float" office:value="0" calcext:value-type="float">
            <text:p>0</text:p>
          </table:table-cell>
          <table:table-cell office:value-type="float" office:value="999.3698" calcext:value-type="float">
            <text:p>999.3698</text:p>
          </table:table-cell>
          <table:table-cell office:value-type="float" office:value="-0.7135213" calcext:value-type="float">
            <text:p>-0.7135213</text:p>
          </table:table-cell>
          <table:table-cell office:value-type="float" office:value="0" calcext:value-type="float">
            <text:p>0</text:p>
          </table:table-cell>
          <table:table-cell office:value-type="float" office:value="0.1374517" calcext:value-type="float">
            <text:p>0.1374517</text:p>
          </table:table-cell>
          <table:table-cell office:value-type="float" office:value="0.154635" calcext:value-type="float">
            <text:p>0.154635</text:p>
          </table:table-cell>
          <table:table-cell office:value-type="float" office:value="0.1591946" calcext:value-type="float">
            <text:p>0.1591946</text:p>
          </table:table-cell>
          <table:table-cell office:value-type="float" office:value="0.1658761" calcext:value-type="float">
            <text:p>0.1658761</text:p>
          </table:table-cell>
          <table:table-cell office:value-type="float" office:value="0.175602" calcext:value-type="float">
            <text:p>0.175602</text:p>
          </table:table-cell>
          <table:table-cell office:value-type="float" office:value="0.208354" calcext:value-type="float">
            <text:p>0.208354</text:p>
          </table:table-cell>
          <table:table-cell office:value-type="float" office:value="0.2441563" calcext:value-type="float">
            <text:p>0.2441563</text:p>
          </table:table-cell>
          <table:table-cell office:value-type="float" office:value="0.2888331" calcext:value-type="float">
            <text:p>0.2888331</text:p>
          </table:table-cell>
          <table:table-cell office:value-type="float" office:value="0.2629263" calcext:value-type="float">
            <text:p>0.2629263</text:p>
          </table:table-cell>
          <table:table-cell office:value-type="float" office:value="0.3194098" calcext:value-type="float">
            <text:p>0.3194098</text:p>
          </table:table-cell>
          <table:table-cell office:value-type="float" office:value="0.3771774" calcext:value-type="float">
            <text:p>0.3771774</text:p>
          </table:table-cell>
          <table:table-cell office:value-type="float" office:value="0.3921433" calcext:value-type="float">
            <text:p>0.3921433</text:p>
          </table:table-cell>
          <table:table-cell office:value-type="float" office:value="0.4572684" calcext:value-type="float">
            <text:p>0.4572684</text:p>
          </table:table-cell>
          <table:table-cell office:value-type="float" office:value="0" calcext:value-type="float">
            <text:p>0</text:p>
          </table:table-cell>
          <table:table-cell office:value-type="float" office:value="0.00000002752827" calcext:value-type="float">
            <text:p>2.752827E-08</text:p>
          </table:table-cell>
          <table:table-cell office:value-type="float" office:value="0.1428647" calcext:value-type="float">
            <text:p>0.1428647</text:p>
          </table:table-cell>
          <table:table-cell office:value-type="float" office:value="0.2590706" calcext:value-type="float">
            <text:p>0.2590706</text:p>
          </table:table-cell>
          <table:table-cell office:value-type="float" office:value="0.2011762" calcext:value-type="float">
            <text:p>0.2011762</text:p>
          </table:table-cell>
          <table:table-cell office:value-type="float" office:value="0.1431109" calcext:value-type="float">
            <text:p>0.1431109</text:p>
          </table:table-cell>
          <table:table-cell office:value-type="float" office:value="0.04777322" calcext:value-type="float">
            <text:p>0.04777322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78594" calcext:value-type="float">
            <text:p>-14.78594</text:p>
          </table:table-cell>
          <table:table-cell office:value-type="float" office:value="-5.900698" calcext:value-type="float">
            <text:p>-5.900698</text:p>
          </table:table-cell>
          <table:table-cell office:value-type="float" office:value="-4.708361" calcext:value-type="float">
            <text:p>-4.708361</text:p>
          </table:table-cell>
          <table:table-cell office:value-type="float" office:value="-3.434243" calcext:value-type="float">
            <text:p>-3.434243</text:p>
          </table:table-cell>
          <table:table-cell office:value-type="float" office:value="-2.217875" calcext:value-type="float">
            <text:p>-2.217875</text:p>
          </table:table-cell>
          <table:table-cell office:value-type="float" office:value="-0.2290684" calcext:value-type="float">
            <text:p>-0.2290684</text:p>
          </table:table-cell>
          <table:table-cell office:value-type="float" office:value="-0.06283658" calcext:value-type="float">
            <text:p>-0.06283658</text:p>
          </table:table-cell>
          <table:table-cell office:value-type="float" office:value="-0.2115415" calcext:value-type="float">
            <text:p>-0.2115415</text:p>
          </table:table-cell>
          <table:table-cell office:value-type="float" office:value="-0.4295733" calcext:value-type="float">
            <text:p>-0.4295733</text:p>
          </table:table-cell>
          <table:table-cell office:value-type="float" office:value="-0.08427122" calcext:value-type="float">
            <text:p>-0.08427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00164" calcext:value-type="float">
            <text:p>-8.00164</text:p>
          </table:table-cell>
          <table:table-cell office:value-type="float" office:value="0.007620854" calcext:value-type="float">
            <text:p>0.007620854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498" calcext:value-type="float">
            <text:p>-2.34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5" calcext:value-type="float">
            <text:p>9012005</text:p>
          </table:table-cell>
          <table:table-cell office:value-type="float" office:value="3.100001" calcext:value-type="float">
            <text:p>3.100001</text:p>
          </table:table-cell>
          <table:table-cell office:value-type="float" office:value="1.50252" calcext:value-type="float">
            <text:p>1.50252</text:p>
          </table:table-cell>
          <table:table-cell office:value-type="float" office:value="0" calcext:value-type="float">
            <text:p>0</text:p>
          </table:table-cell>
          <table:table-cell office:value-type="float" office:value="1003.01" calcext:value-type="float">
            <text:p>1003.01</text:p>
          </table:table-cell>
          <table:table-cell office:value-type="float" office:value="-1.383068" calcext:value-type="float">
            <text:p>-1.383068</text:p>
          </table:table-cell>
          <table:table-cell office:value-type="float" office:value="1.512017" calcext:value-type="float">
            <text:p>1.512017</text:p>
          </table:table-cell>
          <table:table-cell office:value-type="float" office:value="0.1444771" calcext:value-type="float">
            <text:p>0.1444771</text:p>
          </table:table-cell>
          <table:table-cell office:value-type="float" office:value="0.1627316" calcext:value-type="float">
            <text:p>0.1627316</text:p>
          </table:table-cell>
          <table:table-cell office:value-type="float" office:value="0.1717783" calcext:value-type="float">
            <text:p>0.1717783</text:p>
          </table:table-cell>
          <table:table-cell office:value-type="float" office:value="0.1772611" calcext:value-type="float">
            <text:p>0.1772611</text:p>
          </table:table-cell>
          <table:table-cell office:value-type="float" office:value="0.1850767" calcext:value-type="float">
            <text:p>0.1850767</text:p>
          </table:table-cell>
          <table:table-cell office:value-type="float" office:value="0.194858" calcext:value-type="float">
            <text:p>0.194858</text:p>
          </table:table-cell>
          <table:table-cell office:value-type="float" office:value="0.2541696" calcext:value-type="float">
            <text:p>0.2541696</text:p>
          </table:table-cell>
          <table:table-cell office:value-type="float" office:value="0.2893968" calcext:value-type="float">
            <text:p>0.2893968</text:p>
          </table:table-cell>
          <table:table-cell office:value-type="float" office:value="0.2631278" calcext:value-type="float">
            <text:p>0.2631278</text:p>
          </table:table-cell>
          <table:table-cell office:value-type="float" office:value="0.3197672" calcext:value-type="float">
            <text:p>0.3197672</text:p>
          </table:table-cell>
          <table:table-cell office:value-type="float" office:value="0.3770227" calcext:value-type="float">
            <text:p>0.3770227</text:p>
          </table:table-cell>
          <table:table-cell office:value-type="float" office:value="0.3922498" calcext:value-type="float">
            <text:p>0.3922498</text:p>
          </table:table-cell>
          <table:table-cell office:value-type="float" office:value="0.4602416" calcext:value-type="float">
            <text:p>0.4602416</text:p>
          </table:table-cell>
          <table:table-cell office:value-type="float" office:value="0" calcext:value-type="float">
            <text:p>0</text:p>
          </table:table-cell>
          <table:table-cell office:value-type="float" office:value="0.1581172" calcext:value-type="float">
            <text:p>0.1581172</text:p>
          </table:table-cell>
          <table:table-cell office:value-type="float" office:value="0.134607" calcext:value-type="float">
            <text:p>0.134607</text:p>
          </table:table-cell>
          <table:table-cell office:value-type="float" office:value="0.2456339" calcext:value-type="float">
            <text:p>0.2456339</text:p>
          </table:table-cell>
          <table:table-cell office:value-type="float" office:value="0.1891427" calcext:value-type="float">
            <text:p>0.1891427</text:p>
          </table:table-cell>
          <table:table-cell office:value-type="float" office:value="0.1363953" calcext:value-type="float">
            <text:p>0.1363953</text:p>
          </table:table-cell>
          <table:table-cell office:value-type="float" office:value="0.06192581" calcext:value-type="float">
            <text:p>0.06192581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79837" calcext:value-type="float">
            <text:p>-9.79837</text:p>
          </table:table-cell>
          <table:table-cell office:value-type="float" office:value="-3.828063" calcext:value-type="float">
            <text:p>-3.828063</text:p>
          </table:table-cell>
          <table:table-cell office:value-type="float" office:value="-2.58271" calcext:value-type="float">
            <text:p>-2.58271</text:p>
          </table:table-cell>
          <table:table-cell office:value-type="float" office:value="-2.057457" calcext:value-type="float">
            <text:p>-2.057457</text:p>
          </table:table-cell>
          <table:table-cell office:value-type="float" office:value="-1.480597" calcext:value-type="float">
            <text:p>-1.480597</text:p>
          </table:table-cell>
          <table:table-cell office:value-type="float" office:value="-0.3843127" calcext:value-type="float">
            <text:p>-0.3843127</text:p>
          </table:table-cell>
          <table:table-cell office:value-type="float" office:value="-0.04719614" calcext:value-type="float">
            <text:p>-0.04719614</text:p>
          </table:table-cell>
          <table:table-cell office:value-type="float" office:value="-0.2079609" calcext:value-type="float">
            <text:p>-0.2079609</text:p>
          </table:table-cell>
          <table:table-cell office:value-type="float" office:value="-0.4265078" calcext:value-type="float">
            <text:p>-0.4265078</text:p>
          </table:table-cell>
          <table:table-cell office:value-type="float" office:value="-0.08336701" calcext:value-type="float">
            <text:p>-0.08336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18191" calcext:value-type="float">
            <text:p>-12.18191</text:p>
          </table:table-cell>
          <table:table-cell office:value-type="float" office:value="0.007700718" calcext:value-type="float">
            <text:p>0.007700718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6452" calcext:value-type="float">
            <text:p>-2.364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5" calcext:value-type="float">
            <text:p>10012005</text:p>
          </table:table-cell>
          <table:table-cell office:value-type="float" office:value="3.100001" calcext:value-type="float">
            <text:p>3.100001</text:p>
          </table:table-cell>
          <table:table-cell office:value-type="float" office:value="1.644668" calcext:value-type="float">
            <text:p>1.644668</text:p>
          </table:table-cell>
          <table:table-cell office:value-type="float" office:value="0" calcext:value-type="float">
            <text:p>0</text:p>
          </table:table-cell>
          <table:table-cell office:value-type="float" office:value="1003.338" calcext:value-type="float">
            <text:p>1003.338</text:p>
          </table:table-cell>
          <table:table-cell office:value-type="float" office:value="-1.853123" calcext:value-type="float">
            <text:p>-1.853123</text:p>
          </table:table-cell>
          <table:table-cell office:value-type="float" office:value="1.472099" calcext:value-type="float">
            <text:p>1.472099</text:p>
          </table:table-cell>
          <table:table-cell office:value-type="float" office:value="0.1435502" calcext:value-type="float">
            <text:p>0.1435502</text:p>
          </table:table-cell>
          <table:table-cell office:value-type="float" office:value="0.1538142" calcext:value-type="float">
            <text:p>0.1538142</text:p>
          </table:table-cell>
          <table:table-cell office:value-type="float" office:value="0.1620221" calcext:value-type="float">
            <text:p>0.1620221</text:p>
          </table:table-cell>
          <table:table-cell office:value-type="float" office:value="0.1712113" calcext:value-type="float">
            <text:p>0.1712113</text:p>
          </table:table-cell>
          <table:table-cell office:value-type="float" office:value="0.1810036" calcext:value-type="float">
            <text:p>0.1810036</text:p>
          </table:table-cell>
          <table:table-cell office:value-type="float" office:value="0.1866528" calcext:value-type="float">
            <text:p>0.1866528</text:p>
          </table:table-cell>
          <table:table-cell office:value-type="float" office:value="0.2509178" calcext:value-type="float">
            <text:p>0.2509178</text:p>
          </table:table-cell>
          <table:table-cell office:value-type="float" office:value="0.2899749" calcext:value-type="float">
            <text:p>0.2899749</text:p>
          </table:table-cell>
          <table:table-cell office:value-type="float" office:value="0.2633277" calcext:value-type="float">
            <text:p>0.2633277</text:p>
          </table:table-cell>
          <table:table-cell office:value-type="float" office:value="0.3201184" calcext:value-type="float">
            <text:p>0.3201184</text:p>
          </table:table-cell>
          <table:table-cell office:value-type="float" office:value="0.3768963" calcext:value-type="float">
            <text:p>0.3768963</text:p>
          </table:table-cell>
          <table:table-cell office:value-type="float" office:value="0.3922535" calcext:value-type="float">
            <text:p>0.3922535</text:p>
          </table:table-cell>
          <table:table-cell office:value-type="float" office:value="0.4621366" calcext:value-type="float">
            <text:p>0.4621366</text:p>
          </table:table-cell>
          <table:table-cell office:value-type="float" office:value="0" calcext:value-type="float">
            <text:p>0</text:p>
          </table:table-cell>
          <table:table-cell office:value-type="float" office:value="0.1450497" calcext:value-type="float">
            <text:p>0.1450497</text:p>
          </table:table-cell>
          <table:table-cell office:value-type="float" office:value="0.1439387" calcext:value-type="float">
            <text:p>0.1439387</text:p>
          </table:table-cell>
          <table:table-cell office:value-type="float" office:value="0.2563065" calcext:value-type="float">
            <text:p>0.2563065</text:p>
          </table:table-cell>
          <table:table-cell office:value-type="float" office:value="0.1959093" calcext:value-type="float">
            <text:p>0.1959093</text:p>
          </table:table-cell>
          <table:table-cell office:value-type="float" office:value="0.1427474" calcext:value-type="float">
            <text:p>0.1427474</text:p>
          </table:table-cell>
          <table:table-cell office:value-type="float" office:value="0.07064053" calcext:value-type="float">
            <text:p>0.07064053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37209" calcext:value-type="float">
            <text:p>-10.37209</text:p>
          </table:table-cell>
          <table:table-cell office:value-type="float" office:value="-6.074722" calcext:value-type="float">
            <text:p>-6.074722</text:p>
          </table:table-cell>
          <table:table-cell office:value-type="float" office:value="-4.068939" calcext:value-type="float">
            <text:p>-4.068939</text:p>
          </table:table-cell>
          <table:table-cell office:value-type="float" office:value="-2.673153" calcext:value-type="float">
            <text:p>-2.673153</text:p>
          </table:table-cell>
          <table:table-cell office:value-type="float" office:value="-1.746198" calcext:value-type="float">
            <text:p>-1.746198</text:p>
          </table:table-cell>
          <table:table-cell office:value-type="float" office:value="-0.5336316" calcext:value-type="float">
            <text:p>-0.5336316</text:p>
          </table:table-cell>
          <table:table-cell office:value-type="float" office:value="-0.05173462" calcext:value-type="float">
            <text:p>-0.05173462</text:p>
          </table:table-cell>
          <table:table-cell office:value-type="float" office:value="-0.2043508" calcext:value-type="float">
            <text:p>-0.2043508</text:p>
          </table:table-cell>
          <table:table-cell office:value-type="float" office:value="-0.4234906" calcext:value-type="float">
            <text:p>-0.4234906</text:p>
          </table:table-cell>
          <table:table-cell office:value-type="float" office:value="-0.08248855" calcext:value-type="float">
            <text:p>-0.08248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38566" calcext:value-type="float">
            <text:p>-12.38566</text:p>
          </table:table-cell>
          <table:table-cell office:value-type="float" office:value="0.007872684" calcext:value-type="float">
            <text:p>0.007872684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7649" calcext:value-type="float">
            <text:p>-2.376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5" calcext:value-type="float">
            <text:p>11012005</text:p>
          </table:table-cell>
          <table:table-cell office:value-type="float" office:value="3.100001" calcext:value-type="float">
            <text:p>3.100001</text:p>
          </table:table-cell>
          <table:table-cell office:value-type="float" office:value="1.696016" calcext:value-type="float">
            <text:p>1.696016</text:p>
          </table:table-cell>
          <table:table-cell office:value-type="float" office:value="0" calcext:value-type="float">
            <text:p>0</text:p>
          </table:table-cell>
          <table:table-cell office:value-type="float" office:value="1003.275" calcext:value-type="float">
            <text:p>1003.275</text:p>
          </table:table-cell>
          <table:table-cell office:value-type="float" office:value="-1.841693" calcext:value-type="float">
            <text:p>-1.841693</text:p>
          </table:table-cell>
          <table:table-cell office:value-type="float" office:value="1.442463" calcext:value-type="float">
            <text:p>1.442463</text:p>
          </table:table-cell>
          <table:table-cell office:value-type="float" office:value="0.1451577" calcext:value-type="float">
            <text:p>0.1451577</text:p>
          </table:table-cell>
          <table:table-cell office:value-type="float" office:value="0.1532156" calcext:value-type="float">
            <text:p>0.1532156</text:p>
          </table:table-cell>
          <table:table-cell office:value-type="float" office:value="0.1594742" calcext:value-type="float">
            <text:p>0.1594742</text:p>
          </table:table-cell>
          <table:table-cell office:value-type="float" office:value="0.1669074" calcext:value-type="float">
            <text:p>0.1669074</text:p>
          </table:table-cell>
          <table:table-cell office:value-type="float" office:value="0.175139" calcext:value-type="float">
            <text:p>0.175139</text:p>
          </table:table-cell>
          <table:table-cell office:value-type="float" office:value="0.1753115" calcext:value-type="float">
            <text:p>0.1753115</text:p>
          </table:table-cell>
          <table:table-cell office:value-type="float" office:value="0.2475794" calcext:value-type="float">
            <text:p>0.2475794</text:p>
          </table:table-cell>
          <table:table-cell office:value-type="float" office:value="0.2905612" calcext:value-type="float">
            <text:p>0.2905612</text:p>
          </table:table-cell>
          <table:table-cell office:value-type="float" office:value="0.2635278" calcext:value-type="float">
            <text:p>0.2635278</text:p>
          </table:table-cell>
          <table:table-cell office:value-type="float" office:value="0.3204635" calcext:value-type="float">
            <text:p>0.3204635</text:p>
          </table:table-cell>
          <table:table-cell office:value-type="float" office:value="0.376789" calcext:value-type="float">
            <text:p>0.376789</text:p>
          </table:table-cell>
          <table:table-cell office:value-type="float" office:value="0.3921859" calcext:value-type="float">
            <text:p>0.3921859</text:p>
          </table:table-cell>
          <table:table-cell office:value-type="float" office:value="0.4623682" calcext:value-type="float">
            <text:p>0.4623682</text:p>
          </table:table-cell>
          <table:table-cell office:value-type="float" office:value="0" calcext:value-type="float">
            <text:p>0</text:p>
          </table:table-cell>
          <table:table-cell office:value-type="float" office:value="0.1362283" calcext:value-type="float">
            <text:p>0.1362283</text:p>
          </table:table-cell>
          <table:table-cell office:value-type="float" office:value="0.1442849" calcext:value-type="float">
            <text:p>0.1442849</text:p>
          </table:table-cell>
          <table:table-cell office:value-type="float" office:value="0.2591683" calcext:value-type="float">
            <text:p>0.2591683</text:p>
          </table:table-cell>
          <table:table-cell office:value-type="float" office:value="0.20078" calcext:value-type="float">
            <text:p>0.20078</text:p>
          </table:table-cell>
          <table:table-cell office:value-type="float" office:value="0.1504929" calcext:value-type="float">
            <text:p>0.1504929</text:p>
          </table:table-cell>
          <table:table-cell office:value-type="float" office:value="0.08282952" calcext:value-type="float">
            <text:p>0.08282952</text:p>
          </table:table-cell>
          <table:table-cell office:value-type="float" office:value="0.0002500365" calcext:value-type="float">
            <text:p>0.0002500365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557062" calcext:value-type="float">
            <text:p>-9.557062</text:p>
          </table:table-cell>
          <table:table-cell office:value-type="float" office:value="-6.287988" calcext:value-type="float">
            <text:p>-6.287988</text:p>
          </table:table-cell>
          <table:table-cell office:value-type="float" office:value="-4.617059" calcext:value-type="float">
            <text:p>-4.617059</text:p>
          </table:table-cell>
          <table:table-cell office:value-type="float" office:value="-3.259023" calcext:value-type="float">
            <text:p>-3.259023</text:p>
          </table:table-cell>
          <table:table-cell office:value-type="float" office:value="-2.252507" calcext:value-type="float">
            <text:p>-2.252507</text:p>
          </table:table-cell>
          <table:table-cell office:value-type="float" office:value="-0.8618591" calcext:value-type="float">
            <text:p>-0.8618591</text:p>
          </table:table-cell>
          <table:table-cell office:value-type="float" office:value="-0.05687482" calcext:value-type="float">
            <text:p>-0.05687482</text:p>
          </table:table-cell>
          <table:table-cell office:value-type="float" office:value="-0.2007723" calcext:value-type="float">
            <text:p>-0.2007723</text:p>
          </table:table-cell>
          <table:table-cell office:value-type="float" office:value="-0.4204964" calcext:value-type="float">
            <text:p>-0.4204964</text:p>
          </table:table-cell>
          <table:table-cell office:value-type="float" office:value="-0.08163548" calcext:value-type="float">
            <text:p>-0.0816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99177" calcext:value-type="float">
            <text:p>-10.99177</text:p>
          </table:table-cell>
          <table:table-cell office:value-type="float" office:value="0.008015589" calcext:value-type="float">
            <text:p>0.008015589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82366" calcext:value-type="float">
            <text:p>-2.3823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5" calcext:value-type="float">
            <text:p>12012005</text:p>
          </table:table-cell>
          <table:table-cell office:value-type="float" office:value="3.100001" calcext:value-type="float">
            <text:p>3.100001</text:p>
          </table:table-cell>
          <table:table-cell office:value-type="float" office:value="1.73291" calcext:value-type="float">
            <text:p>1.73291</text:p>
          </table:table-cell>
          <table:table-cell office:value-type="float" office:value="0" calcext:value-type="float">
            <text:p>0</text:p>
          </table:table-cell>
          <table:table-cell office:value-type="float" office:value="1003.203" calcext:value-type="float">
            <text:p>1003.203</text:p>
          </table:table-cell>
          <table:table-cell office:value-type="float" office:value="-1.806064" calcext:value-type="float">
            <text:p>-1.806064</text:p>
          </table:table-cell>
          <table:table-cell office:value-type="float" office:value="1.389183" calcext:value-type="float">
            <text:p>1.389183</text:p>
          </table:table-cell>
          <table:table-cell office:value-type="float" office:value="0.1452584" calcext:value-type="float">
            <text:p>0.1452584</text:p>
          </table:table-cell>
          <table:table-cell office:value-type="float" office:value="0.155877" calcext:value-type="float">
            <text:p>0.155877</text:p>
          </table:table-cell>
          <table:table-cell office:value-type="float" office:value="0.1624497" calcext:value-type="float">
            <text:p>0.1624497</text:p>
          </table:table-cell>
          <table:table-cell office:value-type="float" office:value="0.1684223" calcext:value-type="float">
            <text:p>0.1684223</text:p>
          </table:table-cell>
          <table:table-cell office:value-type="float" office:value="0.1745889" calcext:value-type="float">
            <text:p>0.1745889</text:p>
          </table:table-cell>
          <table:table-cell office:value-type="float" office:value="0.1678329" calcext:value-type="float">
            <text:p>0.1678329</text:p>
          </table:table-cell>
          <table:table-cell office:value-type="float" office:value="0.2392564" calcext:value-type="float">
            <text:p>0.2392564</text:p>
          </table:table-cell>
          <table:table-cell office:value-type="float" office:value="0.2911885" calcext:value-type="float">
            <text:p>0.2911885</text:p>
          </table:table-cell>
          <table:table-cell office:value-type="float" office:value="0.2637293" calcext:value-type="float">
            <text:p>0.2637293</text:p>
          </table:table-cell>
          <table:table-cell office:value-type="float" office:value="0.3208027" calcext:value-type="float">
            <text:p>0.3208027</text:p>
          </table:table-cell>
          <table:table-cell office:value-type="float" office:value="0.3766959" calcext:value-type="float">
            <text:p>0.3766959</text:p>
          </table:table-cell>
          <table:table-cell office:value-type="float" office:value="0.3920992" calcext:value-type="float">
            <text:p>0.3920992</text:p>
          </table:table-cell>
          <table:table-cell office:value-type="float" office:value="0.4623667" calcext:value-type="float">
            <text:p>0.4623667</text:p>
          </table:table-cell>
          <table:table-cell office:value-type="float" office:value="0" calcext:value-type="float">
            <text:p>0</text:p>
          </table:table-cell>
          <table:table-cell office:value-type="float" office:value="0.1300563" calcext:value-type="float">
            <text:p>0.1300563</text:p>
          </table:table-cell>
          <table:table-cell office:value-type="float" office:value="0.1413181" calcext:value-type="float">
            <text:p>0.1413181</text:p>
          </table:table-cell>
          <table:table-cell office:value-type="float" office:value="0.2560406" calcext:value-type="float">
            <text:p>0.2560406</text:p>
          </table:table-cell>
          <table:table-cell office:value-type="float" office:value="0.1992996" calcext:value-type="float">
            <text:p>0.1992996</text:p>
          </table:table-cell>
          <table:table-cell office:value-type="float" office:value="0.1517799" calcext:value-type="float">
            <text:p>0.1517799</text:p>
          </table:table-cell>
          <table:table-cell office:value-type="float" office:value="0.09102605" calcext:value-type="float">
            <text:p>0.09102605</text:p>
          </table:table-cell>
          <table:table-cell office:value-type="float" office:value="0.005849799" calcext:value-type="float">
            <text:p>0.005849799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351459" calcext:value-type="float">
            <text:p>-9.351459</text:p>
          </table:table-cell>
          <table:table-cell office:value-type="float" office:value="-5.452918" calcext:value-type="float">
            <text:p>-5.452918</text:p>
          </table:table-cell>
          <table:table-cell office:value-type="float" office:value="-3.991297" calcext:value-type="float">
            <text:p>-3.991297</text:p>
          </table:table-cell>
          <table:table-cell office:value-type="float" office:value="-3.042976" calcext:value-type="float">
            <text:p>-3.042976</text:p>
          </table:table-cell>
          <table:table-cell office:value-type="float" office:value="-2.312093" calcext:value-type="float">
            <text:p>-2.312093</text:p>
          </table:table-cell>
          <table:table-cell office:value-type="float" office:value="-1.207272" calcext:value-type="float">
            <text:p>-1.207272</text:p>
          </table:table-cell>
          <table:table-cell office:value-type="float" office:value="-0.07244565" calcext:value-type="float">
            <text:p>-0.07244565</text:p>
          </table:table-cell>
          <table:table-cell office:value-type="float" office:value="-0.197003" calcext:value-type="float">
            <text:p>-0.197003</text:p>
          </table:table-cell>
          <table:table-cell office:value-type="float" office:value="-0.4175016" calcext:value-type="float">
            <text:p>-0.4175016</text:p>
          </table:table-cell>
          <table:table-cell office:value-type="float" office:value="-0.08080582" calcext:value-type="float">
            <text:p>-0.08080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95476" calcext:value-type="float">
            <text:p>-10.95476</text:p>
          </table:table-cell>
          <table:table-cell office:value-type="float" office:value="0.008077394" calcext:value-type="float">
            <text:p>0.008077394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85294" calcext:value-type="float">
            <text:p>-2.3852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5" calcext:value-type="float">
            <text:p>13012005</text:p>
          </table:table-cell>
          <table:table-cell office:value-type="float" office:value="3.100001" calcext:value-type="float">
            <text:p>3.100001</text:p>
          </table:table-cell>
          <table:table-cell office:value-type="float" office:value="2.087893" calcext:value-type="float">
            <text:p>2.087893</text:p>
          </table:table-cell>
          <table:table-cell office:value-type="float" office:value="0" calcext:value-type="float">
            <text:p>0</text:p>
          </table:table-cell>
          <table:table-cell office:value-type="float" office:value="1002.836" calcext:value-type="float">
            <text:p>1002.836</text:p>
          </table:table-cell>
          <table:table-cell office:value-type="float" office:value="-1.793941" calcext:value-type="float">
            <text:p>-1.793941</text:p>
          </table:table-cell>
          <table:table-cell office:value-type="float" office:value="1.237264" calcext:value-type="float">
            <text:p>1.237264</text:p>
          </table:table-cell>
          <table:table-cell office:value-type="float" office:value="0.1320129" calcext:value-type="float">
            <text:p>0.1320129</text:p>
          </table:table-cell>
          <table:table-cell office:value-type="float" office:value="0.1430805" calcext:value-type="float">
            <text:p>0.1430805</text:p>
          </table:table-cell>
          <table:table-cell office:value-type="float" office:value="0.1520976" calcext:value-type="float">
            <text:p>0.1520976</text:p>
          </table:table-cell>
          <table:table-cell office:value-type="float" office:value="0.1622059" calcext:value-type="float">
            <text:p>0.1622059</text:p>
          </table:table-cell>
          <table:table-cell office:value-type="float" office:value="0.1702771" calcext:value-type="float">
            <text:p>0.1702771</text:p>
          </table:table-cell>
          <table:table-cell office:value-type="float" office:value="0.1640261" calcext:value-type="float">
            <text:p>0.1640261</text:p>
          </table:table-cell>
          <table:table-cell office:value-type="float" office:value="0.2274535" calcext:value-type="float">
            <text:p>0.2274535</text:p>
          </table:table-cell>
          <table:table-cell office:value-type="float" office:value="0.2916283" calcext:value-type="float">
            <text:p>0.2916283</text:p>
          </table:table-cell>
          <table:table-cell office:value-type="float" office:value="0.2639298" calcext:value-type="float">
            <text:p>0.2639298</text:p>
          </table:table-cell>
          <table:table-cell office:value-type="float" office:value="0.3211369" calcext:value-type="float">
            <text:p>0.3211369</text:p>
          </table:table-cell>
          <table:table-cell office:value-type="float" office:value="0.3766144" calcext:value-type="float">
            <text:p>0.3766144</text:p>
          </table:table-cell>
          <table:table-cell office:value-type="float" office:value="0.3920005" calcext:value-type="float">
            <text:p>0.3920005</text:p>
          </table:table-cell>
          <table:table-cell office:value-type="float" office:value="0.4623045" calcext:value-type="float">
            <text:p>0.4623045</text:p>
          </table:table-cell>
          <table:table-cell office:value-type="float" office:value="0" calcext:value-type="float">
            <text:p>0</text:p>
          </table:table-cell>
          <table:table-cell office:value-type="float" office:value="0.1132017" calcext:value-type="float">
            <text:p>0.1132017</text:p>
          </table:table-cell>
          <table:table-cell office:value-type="float" office:value="0.155039" calcext:value-type="float">
            <text:p>0.155039</text:p>
          </table:table-cell>
          <table:table-cell office:value-type="float" office:value="0.2673577" calcext:value-type="float">
            <text:p>0.2673577</text:p>
          </table:table-cell>
          <table:table-cell office:value-type="float" office:value="0.2061659" calcext:value-type="float">
            <text:p>0.2061659</text:p>
          </table:table-cell>
          <table:table-cell office:value-type="float" office:value="0.1568592" calcext:value-type="float">
            <text:p>0.1568592</text:p>
          </table:table-cell>
          <table:table-cell office:value-type="float" office:value="0.09532789" calcext:value-type="float">
            <text:p>0.09532789</text:p>
          </table:table-cell>
          <table:table-cell office:value-type="float" office:value="0.01592853" calcext:value-type="float">
            <text:p>0.01592853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76772" calcext:value-type="float">
            <text:p>-19.76772</text:p>
          </table:table-cell>
          <table:table-cell office:value-type="float" office:value="-10.54564" calcext:value-type="float">
            <text:p>-10.54564</text:p>
          </table:table-cell>
          <table:table-cell office:value-type="float" office:value="-6.550922" calcext:value-type="float">
            <text:p>-6.550922</text:p>
          </table:table-cell>
          <table:table-cell office:value-type="float" office:value="-4.011135" calcext:value-type="float">
            <text:p>-4.011135</text:p>
          </table:table-cell>
          <table:table-cell office:value-type="float" office:value="-2.777761" calcext:value-type="float">
            <text:p>-2.777761</text:p>
          </table:table-cell>
          <table:table-cell office:value-type="float" office:value="-1.437471" calcext:value-type="float">
            <text:p>-1.437471</text:p>
          </table:table-cell>
          <table:table-cell office:value-type="float" office:value="-0.1037607" calcext:value-type="float">
            <text:p>-0.1037607</text:p>
          </table:table-cell>
          <table:table-cell office:value-type="float" office:value="-0.1943988" calcext:value-type="float">
            <text:p>-0.1943988</text:p>
          </table:table-cell>
          <table:table-cell office:value-type="float" office:value="-0.4145471" calcext:value-type="float">
            <text:p>-0.4145471</text:p>
          </table:table-cell>
          <table:table-cell office:value-type="float" office:value="-0.07999811" calcext:value-type="float">
            <text:p>-0.07999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8819" calcext:value-type="float">
            <text:p>-25.58819</text:p>
          </table:table-cell>
          <table:table-cell office:value-type="float" office:value="0.008281329" calcext:value-type="float">
            <text:p>0.008281329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88871" calcext:value-type="float">
            <text:p>-2.3888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5" calcext:value-type="float">
            <text:p>14012005</text:p>
          </table:table-cell>
          <table:table-cell office:value-type="float" office:value="3.100001" calcext:value-type="float">
            <text:p>3.100001</text:p>
          </table:table-cell>
          <table:table-cell office:value-type="float" office:value="2.297107" calcext:value-type="float">
            <text:p>2.297107</text:p>
          </table:table-cell>
          <table:table-cell office:value-type="float" office:value="0" calcext:value-type="float">
            <text:p>0</text:p>
          </table:table-cell>
          <table:table-cell office:value-type="float" office:value="1002.627" calcext:value-type="float">
            <text:p>1002.627</text:p>
          </table:table-cell>
          <table:table-cell office:value-type="float" office:value="-1.793941" calcext:value-type="float">
            <text:p>-1.793941</text:p>
          </table:table-cell>
          <table:table-cell office:value-type="float" office:value="1.143224" calcext:value-type="float">
            <text:p>1.143224</text:p>
          </table:table-cell>
          <table:table-cell office:value-type="float" office:value="0.1302997" calcext:value-type="float">
            <text:p>0.1302997</text:p>
          </table:table-cell>
          <table:table-cell office:value-type="float" office:value="0.1388459" calcext:value-type="float">
            <text:p>0.1388459</text:p>
          </table:table-cell>
          <table:table-cell office:value-type="float" office:value="0.1447411" calcext:value-type="float">
            <text:p>0.1447411</text:p>
          </table:table-cell>
          <table:table-cell office:value-type="float" office:value="0.1516583" calcext:value-type="float">
            <text:p>0.1516583</text:p>
          </table:table-cell>
          <table:table-cell office:value-type="float" office:value="0.158479" calcext:value-type="float">
            <text:p>0.158479</text:p>
          </table:table-cell>
          <table:table-cell office:value-type="float" office:value="0.1530727" calcext:value-type="float">
            <text:p>0.1530727</text:p>
          </table:table-cell>
          <table:table-cell office:value-type="float" office:value="0.2073242" calcext:value-type="float">
            <text:p>0.2073242</text:p>
          </table:table-cell>
          <table:table-cell office:value-type="float" office:value="0.2917419" calcext:value-type="float">
            <text:p>0.2917419</text:p>
          </table:table-cell>
          <table:table-cell office:value-type="float" office:value="0.2641292" calcext:value-type="float">
            <text:p>0.2641292</text:p>
          </table:table-cell>
          <table:table-cell office:value-type="float" office:value="0.3214654" calcext:value-type="float">
            <text:p>0.3214654</text:p>
          </table:table-cell>
          <table:table-cell office:value-type="float" office:value="0.3765421" calcext:value-type="float">
            <text:p>0.3765421</text:p>
          </table:table-cell>
          <table:table-cell office:value-type="float" office:value="0.3918827" calcext:value-type="float">
            <text:p>0.3918827</text:p>
          </table:table-cell>
          <table:table-cell office:value-type="float" office:value="0.4622898" calcext:value-type="float">
            <text:p>0.4622898</text:p>
          </table:table-cell>
          <table:table-cell office:value-type="float" office:value="0" calcext:value-type="float">
            <text:p>0</text:p>
          </table:table-cell>
          <table:table-cell office:value-type="float" office:value="0.09690937" calcext:value-type="float">
            <text:p>0.09690937</text:p>
          </table:table-cell>
          <table:table-cell office:value-type="float" office:value="0.1593659" calcext:value-type="float">
            <text:p>0.1593659</text:p>
          </table:table-cell>
          <table:table-cell office:value-type="float" office:value="0.2754341" calcext:value-type="float">
            <text:p>0.2754341</text:p>
          </table:table-cell>
          <table:table-cell office:value-type="float" office:value="0.2177468" calcext:value-type="float">
            <text:p>0.2177468</text:p>
          </table:table-cell>
          <table:table-cell office:value-type="float" office:value="0.1701808" calcext:value-type="float">
            <text:p>0.1701808</text:p>
          </table:table-cell>
          <table:table-cell office:value-type="float" office:value="0.1073251" calcext:value-type="float">
            <text:p>0.1073251</text:p>
          </table:table-cell>
          <table:table-cell office:value-type="float" office:value="0.03633841" calcext:value-type="float">
            <text:p>0.03633841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77659" calcext:value-type="float">
            <text:p>-21.77659</text:p>
          </table:table-cell>
          <table:table-cell office:value-type="float" office:value="-13.34402" calcext:value-type="float">
            <text:p>-13.34402</text:p>
          </table:table-cell>
          <table:table-cell office:value-type="float" office:value="-9.690411" calcext:value-type="float">
            <text:p>-9.690411</text:p>
          </table:table-cell>
          <table:table-cell office:value-type="float" office:value="-6.777479" calcext:value-type="float">
            <text:p>-6.777479</text:p>
          </table:table-cell>
          <table:table-cell office:value-type="float" office:value="-4.837935" calcext:value-type="float">
            <text:p>-4.837935</text:p>
          </table:table-cell>
          <table:table-cell office:value-type="float" office:value="-2.435062" calcext:value-type="float">
            <text:p>-2.435062</text:p>
          </table:table-cell>
          <table:table-cell office:value-type="float" office:value="-0.1997358" calcext:value-type="float">
            <text:p>-0.1997358</text:p>
          </table:table-cell>
          <table:table-cell office:value-type="float" office:value="-0.1937096" calcext:value-type="float">
            <text:p>-0.1937096</text:p>
          </table:table-cell>
          <table:table-cell office:value-type="float" office:value="-0.411631" calcext:value-type="float">
            <text:p>-0.411631</text:p>
          </table:table-cell>
          <table:table-cell office:value-type="float" office:value="-0.07921278" calcext:value-type="float">
            <text:p>-0.07921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98893" calcext:value-type="float">
            <text:p>-26.98893</text:p>
          </table:table-cell>
          <table:table-cell office:value-type="float" office:value="0.008602698" calcext:value-type="float">
            <text:p>0.008602698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93796" calcext:value-type="float">
            <text:p>-2.3937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5" calcext:value-type="float">
            <text:p>15012005</text:p>
          </table:table-cell>
          <table:table-cell office:value-type="float" office:value="3.100001" calcext:value-type="float">
            <text:p>3.100001</text:p>
          </table:table-cell>
          <table:table-cell office:value-type="float" office:value="2.588301" calcext:value-type="float">
            <text:p>2.588301</text:p>
          </table:table-cell>
          <table:table-cell office:value-type="float" office:value="0" calcext:value-type="float">
            <text:p>0</text:p>
          </table:table-cell>
          <table:table-cell office:value-type="float" office:value="1002.336" calcext:value-type="float">
            <text:p>1002.336</text:p>
          </table:table-cell>
          <table:table-cell office:value-type="float" office:value="-1.793941" calcext:value-type="float">
            <text:p>-1.793941</text:p>
          </table:table-cell>
          <table:table-cell office:value-type="float" office:value="0.9955551" calcext:value-type="float">
            <text:p>0.9955551</text:p>
          </table:table-cell>
          <table:table-cell office:value-type="float" office:value="0.1316886" calcext:value-type="float">
            <text:p>0.1316886</text:p>
          </table:table-cell>
          <table:table-cell office:value-type="float" office:value="0.1389336" calcext:value-type="float">
            <text:p>0.1389336</text:p>
          </table:table-cell>
          <table:table-cell office:value-type="float" office:value="0.1438005" calcext:value-type="float">
            <text:p>0.1438005</text:p>
          </table:table-cell>
          <table:table-cell office:value-type="float" office:value="0.1494516" calcext:value-type="float">
            <text:p>0.1494516</text:p>
          </table:table-cell>
          <table:table-cell office:value-type="float" office:value="0.154863" calcext:value-type="float">
            <text:p>0.154863</text:p>
          </table:table-cell>
          <table:table-cell office:value-type="float" office:value="0.1462122" calcext:value-type="float">
            <text:p>0.1462122</text:p>
          </table:table-cell>
          <table:table-cell office:value-type="float" office:value="0.1739658" calcext:value-type="float">
            <text:p>0.1739658</text:p>
          </table:table-cell>
          <table:table-cell office:value-type="float" office:value="0.2914693" calcext:value-type="float">
            <text:p>0.2914693</text:p>
          </table:table-cell>
          <table:table-cell office:value-type="float" office:value="0.2643264" calcext:value-type="float">
            <text:p>0.2643264</text:p>
          </table:table-cell>
          <table:table-cell office:value-type="float" office:value="0.3217889" calcext:value-type="float">
            <text:p>0.3217889</text:p>
          </table:table-cell>
          <table:table-cell office:value-type="float" office:value="0.3764765" calcext:value-type="float">
            <text:p>0.3764765</text:p>
          </table:table-cell>
          <table:table-cell office:value-type="float" office:value="0.3917519" calcext:value-type="float">
            <text:p>0.3917519</text:p>
          </table:table-cell>
          <table:table-cell office:value-type="float" office:value="0.4621692" calcext:value-type="float">
            <text:p>0.4621692</text:p>
          </table:table-cell>
          <table:table-cell office:value-type="float" office:value="0" calcext:value-type="float">
            <text:p>0</text:p>
          </table:table-cell>
          <table:table-cell office:value-type="float" office:value="0.07167841" calcext:value-type="float">
            <text:p>0.07167841</text:p>
          </table:table-cell>
          <table:table-cell office:value-type="float" office:value="0.1591286" calcext:value-type="float">
            <text:p>0.1591286</text:p>
          </table:table-cell>
          <table:table-cell office:value-type="float" office:value="0.2765212" calcext:value-type="float">
            <text:p>0.2765212</text:p>
          </table:table-cell>
          <table:table-cell office:value-type="float" office:value="0.2202481" calcext:value-type="float">
            <text:p>0.2202481</text:p>
          </table:table-cell>
          <table:table-cell office:value-type="float" office:value="0.1744906" calcext:value-type="float">
            <text:p>0.1744906</text:p>
          </table:table-cell>
          <table:table-cell office:value-type="float" office:value="0.1149204" calcext:value-type="float">
            <text:p>0.1149204</text:p>
          </table:table-cell>
          <table:table-cell office:value-type="float" office:value="0.07264128" calcext:value-type="float">
            <text:p>0.07264128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17735" calcext:value-type="float">
            <text:p>-20.17735</text:p>
          </table:table-cell>
          <table:table-cell office:value-type="float" office:value="-13.34138" calcext:value-type="float">
            <text:p>-13.34138</text:p>
          </table:table-cell>
          <table:table-cell office:value-type="float" office:value="-10.22197" calcext:value-type="float">
            <text:p>-10.22197</text:p>
          </table:table-cell>
          <table:table-cell office:value-type="float" office:value="-7.603867" calcext:value-type="float">
            <text:p>-7.603867</text:p>
          </table:table-cell>
          <table:table-cell office:value-type="float" office:value="-5.791948" calcext:value-type="float">
            <text:p>-5.791948</text:p>
          </table:table-cell>
          <table:table-cell office:value-type="float" office:value="-3.470895" calcext:value-type="float">
            <text:p>-3.470895</text:p>
          </table:table-cell>
          <table:table-cell office:value-type="float" office:value="-0.6941786" calcext:value-type="float">
            <text:p>-0.6941786</text:p>
          </table:table-cell>
          <table:table-cell office:value-type="float" office:value="-0.1952904" calcext:value-type="float">
            <text:p>-0.1952904</text:p>
          </table:table-cell>
          <table:table-cell office:value-type="float" office:value="-0.408769" calcext:value-type="float">
            <text:p>-0.408769</text:p>
          </table:table-cell>
          <table:table-cell office:value-type="float" office:value="-0.07844744" calcext:value-type="float">
            <text:p>-0.07844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10476" calcext:value-type="float">
            <text:p>-24.10476</text:p>
          </table:table-cell>
          <table:table-cell office:value-type="float" office:value="0.008869807" calcext:value-type="float">
            <text:p>0.008869807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97161" calcext:value-type="float">
            <text:p>-2.3971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5" calcext:value-type="float">
            <text:p>16012005</text:p>
          </table:table-cell>
          <table:table-cell office:value-type="float" office:value="3.100001" calcext:value-type="float">
            <text:p>3.100001</text:p>
          </table:table-cell>
          <table:table-cell office:value-type="float" office:value="2.915983" calcext:value-type="float">
            <text:p>2.915983</text:p>
          </table:table-cell>
          <table:table-cell office:value-type="float" office:value="0" calcext:value-type="float">
            <text:p>0</text:p>
          </table:table-cell>
          <table:table-cell office:value-type="float" office:value="1002.009" calcext:value-type="float">
            <text:p>1002.009</text:p>
          </table:table-cell>
          <table:table-cell office:value-type="float" office:value="-1.793941" calcext:value-type="float">
            <text:p>-1.793941</text:p>
          </table:table-cell>
          <table:table-cell office:value-type="float" office:value="0.8339165" calcext:value-type="float">
            <text:p>0.8339165</text:p>
          </table:table-cell>
          <table:table-cell office:value-type="float" office:value="0.1308407" calcext:value-type="float">
            <text:p>0.1308407</text:p>
          </table:table-cell>
          <table:table-cell office:value-type="float" office:value="0.1383347" calcext:value-type="float">
            <text:p>0.1383347</text:p>
          </table:table-cell>
          <table:table-cell office:value-type="float" office:value="0.1432468" calcext:value-type="float">
            <text:p>0.1432468</text:p>
          </table:table-cell>
          <table:table-cell office:value-type="float" office:value="0.1486272" calcext:value-type="float">
            <text:p>0.1486272</text:p>
          </table:table-cell>
          <table:table-cell office:value-type="float" office:value="0.1532379" calcext:value-type="float">
            <text:p>0.1532379</text:p>
          </table:table-cell>
          <table:table-cell office:value-type="float" office:value="0.1422947" calcext:value-type="float">
            <text:p>0.1422947</text:p>
          </table:table-cell>
          <table:table-cell office:value-type="float" office:value="0.1486148" calcext:value-type="float">
            <text:p>0.1486148</text:p>
          </table:table-cell>
          <table:table-cell office:value-type="float" office:value="0.2911228" calcext:value-type="float">
            <text:p>0.2911228</text:p>
          </table:table-cell>
          <table:table-cell office:value-type="float" office:value="0.2645211" calcext:value-type="float">
            <text:p>0.2645211</text:p>
          </table:table-cell>
          <table:table-cell office:value-type="float" office:value="0.3221076" calcext:value-type="float">
            <text:p>0.3221076</text:p>
          </table:table-cell>
          <table:table-cell office:value-type="float" office:value="0.3764163" calcext:value-type="float">
            <text:p>0.3764163</text:p>
          </table:table-cell>
          <table:table-cell office:value-type="float" office:value="0.3916186" calcext:value-type="float">
            <text:p>0.3916186</text:p>
          </table:table-cell>
          <table:table-cell office:value-type="float" office:value="0.4620257" calcext:value-type="float">
            <text:p>0.4620257</text:p>
          </table:table-cell>
          <table:table-cell office:value-type="float" office:value="0" calcext:value-type="float">
            <text:p>0</text:p>
          </table:table-cell>
          <table:table-cell office:value-type="float" office:value="0.04546593" calcext:value-type="float">
            <text:p>0.04546593</text:p>
          </table:table-cell>
          <table:table-cell office:value-type="float" office:value="0.1597288" calcext:value-type="float">
            <text:p>0.1597288</text:p>
          </table:table-cell>
          <table:table-cell office:value-type="float" office:value="0.2771755" calcext:value-type="float">
            <text:p>0.2771755</text:p>
          </table:table-cell>
          <table:table-cell office:value-type="float" office:value="0.2212295" calcext:value-type="float">
            <text:p>0.2212295</text:p>
          </table:table-cell>
          <table:table-cell office:value-type="float" office:value="0.1764573" calcext:value-type="float">
            <text:p>0.1764573</text:p>
          </table:table-cell>
          <table:table-cell office:value-type="float" office:value="0.1192432" calcext:value-type="float">
            <text:p>0.1192432</text:p>
          </table:table-cell>
          <table:table-cell office:value-type="float" office:value="0.1007486" calcext:value-type="float">
            <text:p>0.100748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27578" calcext:value-type="float">
            <text:p>-21.27578</text:p>
          </table:table-cell>
          <table:table-cell office:value-type="float" office:value="-13.78316" calcext:value-type="float">
            <text:p>-13.78316</text:p>
          </table:table-cell>
          <table:table-cell office:value-type="float" office:value="-10.51067" calcext:value-type="float">
            <text:p>-10.51067</text:p>
          </table:table-cell>
          <table:table-cell office:value-type="float" office:value="-7.920053" calcext:value-type="float">
            <text:p>-7.920053</text:p>
          </table:table-cell>
          <table:table-cell office:value-type="float" office:value="-6.273277" calcext:value-type="float">
            <text:p>-6.273277</text:p>
          </table:table-cell>
          <table:table-cell office:value-type="float" office:value="-4.269781" calcext:value-type="float">
            <text:p>-4.269781</text:p>
          </table:table-cell>
          <table:table-cell office:value-type="float" office:value="-2.145294" calcext:value-type="float">
            <text:p>-2.145294</text:p>
          </table:table-cell>
          <table:table-cell office:value-type="float" office:value="-0.1973383" calcext:value-type="float">
            <text:p>-0.1973383</text:p>
          </table:table-cell>
          <table:table-cell office:value-type="float" office:value="-0.4059649" calcext:value-type="float">
            <text:p>-0.4059649</text:p>
          </table:table-cell>
          <table:table-cell office:value-type="float" office:value="-0.07770164" calcext:value-type="float">
            <text:p>-0.07770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04559" calcext:value-type="float">
            <text:p>-25.04559</text:p>
          </table:table-cell>
          <table:table-cell office:value-type="float" office:value="0.009052882" calcext:value-type="float">
            <text:p>0.009052882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99514" calcext:value-type="float">
            <text:p>-2.3995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5" calcext:value-type="float">
            <text:p>17012005</text:p>
          </table:table-cell>
          <table:table-cell office:value-type="float" office:value="3.100001" calcext:value-type="float">
            <text:p>3.100001</text:p>
          </table:table-cell>
          <table:table-cell office:value-type="float" office:value="3.213284" calcext:value-type="float">
            <text:p>3.213284</text:p>
          </table:table-cell>
          <table:table-cell office:value-type="float" office:value="0" calcext:value-type="float">
            <text:p>0</text:p>
          </table:table-cell>
          <table:table-cell office:value-type="float" office:value="1002.367" calcext:value-type="float">
            <text:p>1002.367</text:p>
          </table:table-cell>
          <table:table-cell office:value-type="float" office:value="-2.448609" calcext:value-type="float">
            <text:p>-2.448609</text:p>
          </table:table-cell>
          <table:table-cell office:value-type="float" office:value="0.6179184" calcext:value-type="float">
            <text:p>0.6179184</text:p>
          </table:table-cell>
          <table:table-cell office:value-type="float" office:value="0.1369521" calcext:value-type="float">
            <text:p>0.1369521</text:p>
          </table:table-cell>
          <table:table-cell office:value-type="float" office:value="0.1442545" calcext:value-type="float">
            <text:p>0.1442545</text:p>
          </table:table-cell>
          <table:table-cell office:value-type="float" office:value="0.1486977" calcext:value-type="float">
            <text:p>0.1486977</text:p>
          </table:table-cell>
          <table:table-cell office:value-type="float" office:value="0.1525528" calcext:value-type="float">
            <text:p>0.1525528</text:p>
          </table:table-cell>
          <table:table-cell office:value-type="float" office:value="0.1552581" calcext:value-type="float">
            <text:p>0.1552581</text:p>
          </table:table-cell>
          <table:table-cell office:value-type="float" office:value="0.1406975" calcext:value-type="float">
            <text:p>0.1406975</text:p>
          </table:table-cell>
          <table:table-cell office:value-type="float" office:value="0.1408818" calcext:value-type="float">
            <text:p>0.1408818</text:p>
          </table:table-cell>
          <table:table-cell office:value-type="float" office:value="0.2876798" calcext:value-type="float">
            <text:p>0.2876798</text:p>
          </table:table-cell>
          <table:table-cell office:value-type="float" office:value="0.2647099" calcext:value-type="float">
            <text:p>0.2647099</text:p>
          </table:table-cell>
          <table:table-cell office:value-type="float" office:value="0.3224212" calcext:value-type="float">
            <text:p>0.3224212</text:p>
          </table:table-cell>
          <table:table-cell office:value-type="float" office:value="0.3763731" calcext:value-type="float">
            <text:p>0.3763731</text:p>
          </table:table-cell>
          <table:table-cell office:value-type="float" office:value="0.3919517" calcext:value-type="float">
            <text:p>0.3919517</text:p>
          </table:table-cell>
          <table:table-cell office:value-type="float" office:value="0.4517729" calcext:value-type="float">
            <text:p>0.4517729</text:p>
          </table:table-cell>
          <table:table-cell office:value-type="float" office:value="0" calcext:value-type="float">
            <text:p>0</text:p>
          </table:table-cell>
          <table:table-cell office:value-type="float" office:value="0.02173019" calcext:value-type="float">
            <text:p>0.02173019</text:p>
          </table:table-cell>
          <table:table-cell office:value-type="float" office:value="0.1530187" calcext:value-type="float">
            <text:p>0.1530187</text:p>
          </table:table-cell>
          <table:table-cell office:value-type="float" office:value="0.2713091" calcext:value-type="float">
            <text:p>0.2713091</text:p>
          </table:table-cell>
          <table:table-cell office:value-type="float" office:value="0.2170374" calcext:value-type="float">
            <text:p>0.2170374</text:p>
          </table:table-cell>
          <table:table-cell office:value-type="float" office:value="0.1743356" calcext:value-type="float">
            <text:p>0.1743356</text:p>
          </table:table-cell>
          <table:table-cell office:value-type="float" office:value="0.1209941" calcext:value-type="float">
            <text:p>0.1209941</text:p>
          </table:table-cell>
          <table:table-cell office:value-type="float" office:value="0.1098498" calcext:value-type="float">
            <text:p>0.1098498</text:p>
          </table:table-cell>
          <table:table-cell office:value-type="float" office:value="0.00338504" calcext:value-type="float">
            <text:p>0.00338504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07659" calcext:value-type="float">
            <text:p>-15.07659</text:p>
          </table:table-cell>
          <table:table-cell office:value-type="float" office:value="-9.977723" calcext:value-type="float">
            <text:p>-9.977723</text:p>
          </table:table-cell>
          <table:table-cell office:value-type="float" office:value="-7.879972" calcext:value-type="float">
            <text:p>-7.879972</text:p>
          </table:table-cell>
          <table:table-cell office:value-type="float" office:value="-6.494205" calcext:value-type="float">
            <text:p>-6.494205</text:p>
          </table:table-cell>
          <table:table-cell office:value-type="float" office:value="-5.690902" calcext:value-type="float">
            <text:p>-5.690902</text:p>
          </table:table-cell>
          <table:table-cell office:value-type="float" office:value="-4.670205" calcext:value-type="float">
            <text:p>-4.670205</text:p>
          </table:table-cell>
          <table:table-cell office:value-type="float" office:value="-3.162432" calcext:value-type="float">
            <text:p>-3.162432</text:p>
          </table:table-cell>
          <table:table-cell office:value-type="float" office:value="-0.2187309" calcext:value-type="float">
            <text:p>-0.2187309</text:p>
          </table:table-cell>
          <table:table-cell office:value-type="float" office:value="-0.4032663" calcext:value-type="float">
            <text:p>-0.4032663</text:p>
          </table:table-cell>
          <table:table-cell office:value-type="float" office:value="-0.07697577" calcext:value-type="float">
            <text:p>-0.07697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60008" calcext:value-type="float">
            <text:p>-17.60008</text:p>
          </table:table-cell>
          <table:table-cell office:value-type="float" office:value="0.009093018" calcext:value-type="float">
            <text:p>0.009093018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01039" calcext:value-type="float">
            <text:p>-2.3010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5" calcext:value-type="float">
            <text:p>18012005</text:p>
          </table:table-cell>
          <table:table-cell office:value-type="float" office:value="3.100001" calcext:value-type="float">
            <text:p>3.100001</text:p>
          </table:table-cell>
          <table:table-cell office:value-type="float" office:value="3.324681" calcext:value-type="float">
            <text:p>3.324681</text:p>
          </table:table-cell>
          <table:table-cell office:value-type="float" office:value="0" calcext:value-type="float">
            <text:p>0</text:p>
          </table:table-cell>
          <table:table-cell office:value-type="float" office:value="1003.101" calcext:value-type="float">
            <text:p>1003.101</text:p>
          </table:table-cell>
          <table:table-cell office:value-type="float" office:value="-3.294175" calcext:value-type="float">
            <text:p>-3.294175</text:p>
          </table:table-cell>
          <table:table-cell office:value-type="float" office:value="0" calcext:value-type="float">
            <text:p>0</text:p>
          </table:table-cell>
          <table:table-cell office:value-type="float" office:value="0.1594255" calcext:value-type="float">
            <text:p>0.1594255</text:p>
          </table:table-cell>
          <table:table-cell office:value-type="float" office:value="0.1611066" calcext:value-type="float">
            <text:p>0.1611066</text:p>
          </table:table-cell>
          <table:table-cell office:value-type="float" office:value="0.1606921" calcext:value-type="float">
            <text:p>0.1606921</text:p>
          </table:table-cell>
          <table:table-cell office:value-type="float" office:value="0.1600482" calcext:value-type="float">
            <text:p>0.1600482</text:p>
          </table:table-cell>
          <table:table-cell office:value-type="float" office:value="0.1603672" calcext:value-type="float">
            <text:p>0.1603672</text:p>
          </table:table-cell>
          <table:table-cell office:value-type="float" office:value="0.1429629" calcext:value-type="float">
            <text:p>0.1429629</text:p>
          </table:table-cell>
          <table:table-cell office:value-type="float" office:value="0.141986" calcext:value-type="float">
            <text:p>0.141986</text:p>
          </table:table-cell>
          <table:table-cell office:value-type="float" office:value="0.2829594" calcext:value-type="float">
            <text:p>0.2829594</text:p>
          </table:table-cell>
          <table:table-cell office:value-type="float" office:value="0.2648849" calcext:value-type="float">
            <text:p>0.2648849</text:p>
          </table:table-cell>
          <table:table-cell office:value-type="float" office:value="0.3227303" calcext:value-type="float">
            <text:p>0.3227303</text:p>
          </table:table-cell>
          <table:table-cell office:value-type="float" office:value="0.3763671" calcext:value-type="float">
            <text:p>0.3763671</text:p>
          </table:table-cell>
          <table:table-cell office:value-type="float" office:value="0.3922496" calcext:value-type="float">
            <text:p>0.3922496</text:p>
          </table:table-cell>
          <table:table-cell office:value-type="float" office:value="0.4568688" calcext:value-type="float">
            <text:p>0.4568688</text:p>
          </table:table-cell>
          <table:table-cell office:value-type="float" office:value="0" calcext:value-type="float">
            <text:p>0</text:p>
          </table:table-cell>
          <table:table-cell office:value-type="float" office:value="0.0104523" calcext:value-type="float">
            <text:p>0.0104523</text:p>
          </table:table-cell>
          <table:table-cell office:value-type="float" office:value="0.1340932" calcext:value-type="float">
            <text:p>0.1340932</text:p>
          </table:table-cell>
          <table:table-cell office:value-type="float" office:value="0.2584189" calcext:value-type="float">
            <text:p>0.2584189</text:p>
          </table:table-cell>
          <table:table-cell office:value-type="float" office:value="0.2089721" calcext:value-type="float">
            <text:p>0.2089721</text:p>
          </table:table-cell>
          <table:table-cell office:value-type="float" office:value="0.1688268" calcext:value-type="float">
            <text:p>0.1688268</text:p>
          </table:table-cell>
          <table:table-cell office:value-type="float" office:value="0.118557" calcext:value-type="float">
            <text:p>0.118557</text:p>
          </table:table-cell>
          <table:table-cell office:value-type="float" office:value="0.1093566" calcext:value-type="float">
            <text:p>0.1093566</text:p>
          </table:table-cell>
          <table:table-cell office:value-type="float" office:value="0.008187409" calcext:value-type="float">
            <text:p>0.00818740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65746" calcext:value-type="float">
            <text:p>-4.565746</text:p>
          </table:table-cell>
          <table:table-cell office:value-type="float" office:value="-4.257082" calcext:value-type="float">
            <text:p>-4.257082</text:p>
          </table:table-cell>
          <table:table-cell office:value-type="float" office:value="-4.371863" calcext:value-type="float">
            <text:p>-4.371863</text:p>
          </table:table-cell>
          <table:table-cell office:value-type="float" office:value="-4.528465" calcext:value-type="float">
            <text:p>-4.528465</text:p>
          </table:table-cell>
          <table:table-cell office:value-type="float" office:value="-4.464142" calcext:value-type="float">
            <text:p>-4.464142</text:p>
          </table:table-cell>
          <table:table-cell office:value-type="float" office:value="-4.14411" calcext:value-type="float">
            <text:p>-4.14411</text:p>
          </table:table-cell>
          <table:table-cell office:value-type="float" office:value="-2.997529" calcext:value-type="float">
            <text:p>-2.997529</text:p>
          </table:table-cell>
          <table:table-cell office:value-type="float" office:value="-0.2528947" calcext:value-type="float">
            <text:p>-0.2528947</text:p>
          </table:table-cell>
          <table:table-cell office:value-type="float" office:value="-0.4007799" calcext:value-type="float">
            <text:p>-0.4007799</text:p>
          </table:table-cell>
          <table:table-cell office:value-type="float" office:value="-0.07626703" calcext:value-type="float">
            <text:p>-0.07626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80637" calcext:value-type="float">
            <text:p>-2.080637</text:p>
          </table:table-cell>
          <table:table-cell office:value-type="float" office:value="0.008983111" calcext:value-type="float">
            <text:p>0.008983111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3401" calcext:value-type="float">
            <text:p>-2.334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5" calcext:value-type="float">
            <text:p>19012005</text:p>
          </table:table-cell>
          <table:table-cell office:value-type="float" office:value="3.100001" calcext:value-type="float">
            <text:p>3.100001</text:p>
          </table:table-cell>
          <table:table-cell office:value-type="float" office:value="3.4858" calcext:value-type="float">
            <text:p>3.4858</text:p>
          </table:table-cell>
          <table:table-cell office:value-type="float" office:value="0" calcext:value-type="float">
            <text:p>0</text:p>
          </table:table-cell>
          <table:table-cell office:value-type="float" office:value="1003.745" calcext:value-type="float">
            <text:p>1003.745</text:p>
          </table:table-cell>
          <table:table-cell office:value-type="float" office:value="-4.098398" calcext:value-type="float">
            <text:p>-4.098398</text:p>
          </table:table-cell>
          <table:table-cell office:value-type="float" office:value="0" calcext:value-type="float">
            <text:p>0</text:p>
          </table:table-cell>
          <table:table-cell office:value-type="float" office:value="0.1631047" calcext:value-type="float">
            <text:p>0.1631047</text:p>
          </table:table-cell>
          <table:table-cell office:value-type="float" office:value="0.1729549" calcext:value-type="float">
            <text:p>0.1729549</text:p>
          </table:table-cell>
          <table:table-cell office:value-type="float" office:value="0.1717491" calcext:value-type="float">
            <text:p>0.1717491</text:p>
          </table:table-cell>
          <table:table-cell office:value-type="float" office:value="0.1693515" calcext:value-type="float">
            <text:p>0.1693515</text:p>
          </table:table-cell>
          <table:table-cell office:value-type="float" office:value="0.1685559" calcext:value-type="float">
            <text:p>0.1685559</text:p>
          </table:table-cell>
          <table:table-cell office:value-type="float" office:value="0.1490854" calcext:value-type="float">
            <text:p>0.1490854</text:p>
          </table:table-cell>
          <table:table-cell office:value-type="float" office:value="0.147443" calcext:value-type="float">
            <text:p>0.147443</text:p>
          </table:table-cell>
          <table:table-cell office:value-type="float" office:value="0.2795862" calcext:value-type="float">
            <text:p>0.2795862</text:p>
          </table:table-cell>
          <table:table-cell office:value-type="float" office:value="0.2650459" calcext:value-type="float">
            <text:p>0.2650459</text:p>
          </table:table-cell>
          <table:table-cell office:value-type="float" office:value="0.3230352" calcext:value-type="float">
            <text:p>0.3230352</text:p>
          </table:table-cell>
          <table:table-cell office:value-type="float" office:value="0.3763806" calcext:value-type="float">
            <text:p>0.3763806</text:p>
          </table:table-cell>
          <table:table-cell office:value-type="float" office:value="0.3923405" calcext:value-type="float">
            <text:p>0.3923405</text:p>
          </table:table-cell>
          <table:table-cell office:value-type="float" office:value="0.4613709" calcext:value-type="float">
            <text:p>0.4613709</text:p>
          </table:table-cell>
          <table:table-cell office:value-type="float" office:value="0" calcext:value-type="float">
            <text:p>0</text:p>
          </table:table-cell>
          <table:table-cell office:value-type="float" office:value="0.01349301" calcext:value-type="float">
            <text:p>0.01349301</text:p>
          </table:table-cell>
          <table:table-cell office:value-type="float" office:value="0.1193625" calcext:value-type="float">
            <text:p>0.1193625</text:p>
          </table:table-cell>
          <table:table-cell office:value-type="float" office:value="0.2466657" calcext:value-type="float">
            <text:p>0.2466657</text:p>
          </table:table-cell>
          <table:table-cell office:value-type="float" office:value="0.1989729" calcext:value-type="float">
            <text:p>0.1989729</text:p>
          </table:table-cell>
          <table:table-cell office:value-type="float" office:value="0.1600039" calcext:value-type="float">
            <text:p>0.1600039</text:p>
          </table:table-cell>
          <table:table-cell office:value-type="float" office:value="0.1119564" calcext:value-type="float">
            <text:p>0.1119564</text:p>
          </table:table-cell>
          <table:table-cell office:value-type="float" office:value="0.1041774" calcext:value-type="float">
            <text:p>0.1041774</text:p>
          </table:table-cell>
          <table:table-cell office:value-type="float" office:value="0.01153799" calcext:value-type="float">
            <text:p>0.0115379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909677" calcext:value-type="float">
            <text:p>-3.909677</text:p>
          </table:table-cell>
          <table:table-cell office:value-type="float" office:value="-2.443536" calcext:value-type="float">
            <text:p>-2.443536</text:p>
          </table:table-cell>
          <table:table-cell office:value-type="float" office:value="-2.612298" calcext:value-type="float">
            <text:p>-2.612298</text:p>
          </table:table-cell>
          <table:table-cell office:value-type="float" office:value="-2.928924" calcext:value-type="float">
            <text:p>-2.928924</text:p>
          </table:table-cell>
          <table:table-cell office:value-type="float" office:value="-3.041041" calcext:value-type="float">
            <text:p>-3.041041</text:p>
          </table:table-cell>
          <table:table-cell office:value-type="float" office:value="-3.004984" calcext:value-type="float">
            <text:p>-3.004984</text:p>
          </table:table-cell>
          <table:table-cell office:value-type="float" office:value="-2.292208" calcext:value-type="float">
            <text:p>-2.292208</text:p>
          </table:table-cell>
          <table:table-cell office:value-type="float" office:value="-0.2811053" calcext:value-type="float">
            <text:p>-0.2811053</text:p>
          </table:table-cell>
          <table:table-cell office:value-type="float" office:value="-0.3985089" calcext:value-type="float">
            <text:p>-0.3985089</text:p>
          </table:table-cell>
          <table:table-cell office:value-type="float" office:value="-0.07557508" calcext:value-type="float">
            <text:p>-0.07557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42226" calcext:value-type="float">
            <text:p>-3.142226</text:p>
          </table:table-cell>
          <table:table-cell office:value-type="float" office:value="0.008796336" calcext:value-type="float">
            <text:p>0.008796336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60404" calcext:value-type="float">
            <text:p>-2.3604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5" calcext:value-type="float">
            <text:p>20012005</text:p>
          </table:table-cell>
          <table:table-cell office:value-type="float" office:value="3.100001" calcext:value-type="float">
            <text:p>3.100001</text:p>
          </table:table-cell>
          <table:table-cell office:value-type="float" office:value="3.79932" calcext:value-type="float">
            <text:p>3.79932</text:p>
          </table:table-cell>
          <table:table-cell office:value-type="float" office:value="0" calcext:value-type="float">
            <text:p>0</text:p>
          </table:table-cell>
          <table:table-cell office:value-type="float" office:value="1003.547" calcext:value-type="float">
            <text:p>1003.547</text:p>
          </table:table-cell>
          <table:table-cell office:value-type="float" office:value="-4.214381" calcext:value-type="float">
            <text:p>-4.214381</text:p>
          </table:table-cell>
          <table:table-cell office:value-type="float" office:value="0" calcext:value-type="float">
            <text:p>0</text:p>
          </table:table-cell>
          <table:table-cell office:value-type="float" office:value="0.1629407" calcext:value-type="float">
            <text:p>0.1629407</text:p>
          </table:table-cell>
          <table:table-cell office:value-type="float" office:value="0.1988099" calcext:value-type="float">
            <text:p>0.1988099</text:p>
          </table:table-cell>
          <table:table-cell office:value-type="float" office:value="0.18381" calcext:value-type="float">
            <text:p>0.18381</text:p>
          </table:table-cell>
          <table:table-cell office:value-type="float" office:value="0.1777115" calcext:value-type="float">
            <text:p>0.1777115</text:p>
          </table:table-cell>
          <table:table-cell office:value-type="float" office:value="0.1757587" calcext:value-type="float">
            <text:p>0.1757587</text:p>
          </table:table-cell>
          <table:table-cell office:value-type="float" office:value="0.1547015" calcext:value-type="float">
            <text:p>0.1547015</text:p>
          </table:table-cell>
          <table:table-cell office:value-type="float" office:value="0.152875" calcext:value-type="float">
            <text:p>0.152875</text:p>
          </table:table-cell>
          <table:table-cell office:value-type="float" office:value="0.2778727" calcext:value-type="float">
            <text:p>0.2778727</text:p>
          </table:table-cell>
          <table:table-cell office:value-type="float" office:value="0.2651981" calcext:value-type="float">
            <text:p>0.2651981</text:p>
          </table:table-cell>
          <table:table-cell office:value-type="float" office:value="0.3233358" calcext:value-type="float">
            <text:p>0.3233358</text:p>
          </table:table-cell>
          <table:table-cell office:value-type="float" office:value="0.3764009" calcext:value-type="float">
            <text:p>0.3764009</text:p>
          </table:table-cell>
          <table:table-cell office:value-type="float" office:value="0.3923288" calcext:value-type="float">
            <text:p>0.3923288</text:p>
          </table:table-cell>
          <table:table-cell office:value-type="float" office:value="0.4623668" calcext:value-type="float">
            <text:p>0.4623668</text:p>
          </table:table-cell>
          <table:table-cell office:value-type="float" office:value="0" calcext:value-type="float">
            <text:p>0</text:p>
          </table:table-cell>
          <table:table-cell office:value-type="float" office:value="0.003397635" calcext:value-type="float">
            <text:p>0.003397635</text:p>
          </table:table-cell>
          <table:table-cell office:value-type="float" office:value="0.08589672" calcext:value-type="float">
            <text:p>0.08589672</text:p>
          </table:table-cell>
          <table:table-cell office:value-type="float" office:value="0.2341469" calcext:value-type="float">
            <text:p>0.2341469</text:p>
          </table:table-cell>
          <table:table-cell office:value-type="float" office:value="0.1900501" calcext:value-type="float">
            <text:p>0.1900501</text:p>
          </table:table-cell>
          <table:table-cell office:value-type="float" office:value="0.1522916" calcext:value-type="float">
            <text:p>0.1522916</text:p>
          </table:table-cell>
          <table:table-cell office:value-type="float" office:value="0.1059158" calcext:value-type="float">
            <text:p>0.1059158</text:p>
          </table:table-cell>
          <table:table-cell office:value-type="float" office:value="0.09901824" calcext:value-type="float">
            <text:p>0.09901824</text:p>
          </table:table-cell>
          <table:table-cell office:value-type="float" office:value="0.01310077" calcext:value-type="float">
            <text:p>0.01310077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84318" calcext:value-type="float">
            <text:p>-3.884318</text:p>
          </table:table-cell>
          <table:table-cell office:value-type="float" office:value="-0.8170993" calcext:value-type="float">
            <text:p>-0.8170993</text:p>
          </table:table-cell>
          <table:table-cell office:value-type="float" office:value="-1.551226" calcext:value-type="float">
            <text:p>-1.551226</text:p>
          </table:table-cell>
          <table:table-cell office:value-type="float" office:value="-2.023215" calcext:value-type="float">
            <text:p>-2.023215</text:p>
          </table:table-cell>
          <table:table-cell office:value-type="float" office:value="-2.204043" calcext:value-type="float">
            <text:p>-2.204043</text:p>
          </table:table-cell>
          <table:table-cell office:value-type="float" office:value="-2.262928" calcext:value-type="float">
            <text:p>-2.262928</text:p>
          </table:table-cell>
          <table:table-cell office:value-type="float" office:value="-1.770648" calcext:value-type="float">
            <text:p>-1.770648</text:p>
          </table:table-cell>
          <table:table-cell office:value-type="float" office:value="-0.2968088" calcext:value-type="float">
            <text:p>-0.2968088</text:p>
          </table:table-cell>
          <table:table-cell office:value-type="float" office:value="-0.3963754" calcext:value-type="float">
            <text:p>-0.3963754</text:p>
          </table:table-cell>
          <table:table-cell office:value-type="float" office:value="-0.07489973" calcext:value-type="float">
            <text:p>-0.07489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170257" calcext:value-type="float">
            <text:p>-4.170257</text:p>
          </table:table-cell>
          <table:table-cell office:value-type="float" office:value="0.008515647" calcext:value-type="float">
            <text:p>0.008515647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6787" calcext:value-type="float">
            <text:p>-2.367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5" calcext:value-type="float">
            <text:p>21012005</text:p>
          </table:table-cell>
          <table:table-cell office:value-type="float" office:value="3.400001" calcext:value-type="float">
            <text:p>3.400001</text:p>
          </table:table-cell>
          <table:table-cell office:value-type="float" office:value="3.815635" calcext:value-type="float">
            <text:p>3.815635</text:p>
          </table:table-cell>
          <table:table-cell office:value-type="float" office:value="0" calcext:value-type="float">
            <text:p>0</text:p>
          </table:table-cell>
          <table:table-cell office:value-type="float" office:value="1003.829" calcext:value-type="float">
            <text:p>1003.829</text:p>
          </table:table-cell>
          <table:table-cell office:value-type="float" office:value="-4.212535" calcext:value-type="float">
            <text:p>-4.212535</text:p>
          </table:table-cell>
          <table:table-cell office:value-type="float" office:value="0" calcext:value-type="float">
            <text:p>0</text:p>
          </table:table-cell>
          <table:table-cell office:value-type="float" office:value="0.1580344" calcext:value-type="float">
            <text:p>0.1580344</text:p>
          </table:table-cell>
          <table:table-cell office:value-type="float" office:value="0.1729591" calcext:value-type="float">
            <text:p>0.1729591</text:p>
          </table:table-cell>
          <table:table-cell office:value-type="float" office:value="0.1776212" calcext:value-type="float">
            <text:p>0.1776212</text:p>
          </table:table-cell>
          <table:table-cell office:value-type="float" office:value="0.1787207" calcext:value-type="float">
            <text:p>0.1787207</text:p>
          </table:table-cell>
          <table:table-cell office:value-type="float" office:value="0.1791495" calcext:value-type="float">
            <text:p>0.1791495</text:p>
          </table:table-cell>
          <table:table-cell office:value-type="float" office:value="0.1592111" calcext:value-type="float">
            <text:p>0.1592111</text:p>
          </table:table-cell>
          <table:table-cell office:value-type="float" office:value="0.1576497" calcext:value-type="float">
            <text:p>0.1576497</text:p>
          </table:table-cell>
          <table:table-cell office:value-type="float" office:value="0.2772764" calcext:value-type="float">
            <text:p>0.2772764</text:p>
          </table:table-cell>
          <table:table-cell office:value-type="float" office:value="0.2653454" calcext:value-type="float">
            <text:p>0.2653454</text:p>
          </table:table-cell>
          <table:table-cell office:value-type="float" office:value="0.3236318" calcext:value-type="float">
            <text:p>0.3236318</text:p>
          </table:table-cell>
          <table:table-cell office:value-type="float" office:value="0.3764239" calcext:value-type="float">
            <text:p>0.3764239</text:p>
          </table:table-cell>
          <table:table-cell office:value-type="float" office:value="0.3923002" calcext:value-type="float">
            <text:p>0.3923002</text:p>
          </table:table-cell>
          <table:table-cell office:value-type="float" office:value="0.4623634" calcext:value-type="float">
            <text:p>0.4623634</text:p>
          </table:table-cell>
          <table:table-cell office:value-type="float" office:value="0" calcext:value-type="float">
            <text:p>0</text:p>
          </table:table-cell>
          <table:table-cell office:value-type="float" office:value="0.03582266" calcext:value-type="float">
            <text:p>0.03582266</text:p>
          </table:table-cell>
          <table:table-cell office:value-type="float" office:value="0.1116063" calcext:value-type="float">
            <text:p>0.1116063</text:p>
          </table:table-cell>
          <table:table-cell office:value-type="float" office:value="0.2408317" calcext:value-type="float">
            <text:p>0.2408317</text:p>
          </table:table-cell>
          <table:table-cell office:value-type="float" office:value="0.1889897" calcext:value-type="float">
            <text:p>0.1889897</text:p>
          </table:table-cell>
          <table:table-cell office:value-type="float" office:value="0.1486848" calcext:value-type="float">
            <text:p>0.1486848</text:p>
          </table:table-cell>
          <table:table-cell office:value-type="float" office:value="0.101082" calcext:value-type="float">
            <text:p>0.101082</text:p>
          </table:table-cell>
          <table:table-cell office:value-type="float" office:value="0.09454463" calcext:value-type="float">
            <text:p>0.09454463</text:p>
          </table:table-cell>
          <table:table-cell office:value-type="float" office:value="0.01346563" calcext:value-type="float">
            <text:p>0.01346563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61433" calcext:value-type="float">
            <text:p>-4.561433</text:p>
          </table:table-cell>
          <table:table-cell office:value-type="float" office:value="-2.420399" calcext:value-type="float">
            <text:p>-2.420399</text:p>
          </table:table-cell>
          <table:table-cell office:value-type="float" office:value="-2.008716" calcext:value-type="float">
            <text:p>-2.008716</text:p>
          </table:table-cell>
          <table:table-cell office:value-type="float" office:value="-1.928369" calcext:value-type="float">
            <text:p>-1.928369</text:p>
          </table:table-cell>
          <table:table-cell office:value-type="float" office:value="-1.896404" calcext:value-type="float">
            <text:p>-1.896404</text:p>
          </table:table-cell>
          <table:table-cell office:value-type="float" office:value="-1.813075" calcext:value-type="float">
            <text:p>-1.813075</text:p>
          </table:table-cell>
          <table:table-cell office:value-type="float" office:value="-1.421232" calcext:value-type="float">
            <text:p>-1.421232</text:p>
          </table:table-cell>
          <table:table-cell office:value-type="float" office:value="-0.3025389" calcext:value-type="float">
            <text:p>-0.3025389</text:p>
          </table:table-cell>
          <table:table-cell office:value-type="float" office:value="-0.3943236" calcext:value-type="float">
            <text:p>-0.3943236</text:p>
          </table:table-cell>
          <table:table-cell office:value-type="float" office:value="-0.07424118" calcext:value-type="float">
            <text:p>-0.07424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9612" calcext:value-type="float">
            <text:p>-1.59612</text:p>
          </table:table-cell>
          <table:table-cell office:value-type="float" office:value="0.00857539" calcext:value-type="float">
            <text:p>0.00857539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71502" calcext:value-type="float">
            <text:p>-2.3715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5" calcext:value-type="float">
            <text:p>22012005</text:p>
          </table:table-cell>
          <table:table-cell office:value-type="float" office:value="3.400001" calcext:value-type="float">
            <text:p>3.400001</text:p>
          </table:table-cell>
          <table:table-cell office:value-type="float" office:value="4.363529" calcext:value-type="float">
            <text:p>4.363529</text:p>
          </table:table-cell>
          <table:table-cell office:value-type="float" office:value="0" calcext:value-type="float">
            <text:p>0</text:p>
          </table:table-cell>
          <table:table-cell office:value-type="float" office:value="1003.281" calcext:value-type="float">
            <text:p>1003.281</text:p>
          </table:table-cell>
          <table:table-cell office:value-type="float" office:value="-4.212535" calcext:value-type="float">
            <text:p>-4.212535</text:p>
          </table:table-cell>
          <table:table-cell office:value-type="float" office:value="0" calcext:value-type="float">
            <text:p>0</text:p>
          </table:table-cell>
          <table:table-cell office:value-type="float" office:value="0.1367966" calcext:value-type="float">
            <text:p>0.1367966</text:p>
          </table:table-cell>
          <table:table-cell office:value-type="float" office:value="0.1495144" calcext:value-type="float">
            <text:p>0.1495144</text:p>
          </table:table-cell>
          <table:table-cell office:value-type="float" office:value="0.1606205" calcext:value-type="float">
            <text:p>0.1606205</text:p>
          </table:table-cell>
          <table:table-cell office:value-type="float" office:value="0.1695791" calcext:value-type="float">
            <text:p>0.1695791</text:p>
          </table:table-cell>
          <table:table-cell office:value-type="float" office:value="0.1742375" calcext:value-type="float">
            <text:p>0.1742375</text:p>
          </table:table-cell>
          <table:table-cell office:value-type="float" office:value="0.1592044" calcext:value-type="float">
            <text:p>0.1592044</text:p>
          </table:table-cell>
          <table:table-cell office:value-type="float" office:value="0.1598458" calcext:value-type="float">
            <text:p>0.1598458</text:p>
          </table:table-cell>
          <table:table-cell office:value-type="float" office:value="0.2772348" calcext:value-type="float">
            <text:p>0.2772348</text:p>
          </table:table-cell>
          <table:table-cell office:value-type="float" office:value="0.2654906" calcext:value-type="float">
            <text:p>0.2654906</text:p>
          </table:table-cell>
          <table:table-cell office:value-type="float" office:value="0.3239946" calcext:value-type="float">
            <text:p>0.3239946</text:p>
          </table:table-cell>
          <table:table-cell office:value-type="float" office:value="0.3763489" calcext:value-type="float">
            <text:p>0.3763489</text:p>
          </table:table-cell>
          <table:table-cell office:value-type="float" office:value="0.3922386" calcext:value-type="float">
            <text:p>0.3922386</text:p>
          </table:table-cell>
          <table:table-cell office:value-type="float" office:value="0.4623611" calcext:value-type="float">
            <text:p>0.4623611</text:p>
          </table:table-cell>
          <table:table-cell office:value-type="float" office:value="0" calcext:value-type="float">
            <text:p>0</text:p>
          </table:table-cell>
          <table:table-cell office:value-type="float" office:value="0.01704138" calcext:value-type="float">
            <text:p>0.01704138</text:p>
          </table:table-cell>
          <table:table-cell office:value-type="float" office:value="0.1354541" calcext:value-type="float">
            <text:p>0.1354541</text:p>
          </table:table-cell>
          <table:table-cell office:value-type="float" office:value="0.2592881" calcext:value-type="float">
            <text:p>0.2592881</text:p>
          </table:table-cell>
          <table:table-cell office:value-type="float" office:value="0.1988701" calcext:value-type="float">
            <text:p>0.1988701</text:p>
          </table:table-cell>
          <table:table-cell office:value-type="float" office:value="0.1539369" calcext:value-type="float">
            <text:p>0.1539369</text:p>
          </table:table-cell>
          <table:table-cell office:value-type="float" office:value="0.1010963" calcext:value-type="float">
            <text:p>0.1010963</text:p>
          </table:table-cell>
          <table:table-cell office:value-type="float" office:value="0.09282757" calcext:value-type="float">
            <text:p>0.09282757</text:p>
          </table:table-cell>
          <table:table-cell office:value-type="float" office:value="0.01323662" calcext:value-type="float">
            <text:p>0.01323662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21703" calcext:value-type="float">
            <text:p>-15.21703</text:p>
          </table:table-cell>
          <table:table-cell office:value-type="float" office:value="-7.510794" calcext:value-type="float">
            <text:p>-7.510794</text:p>
          </table:table-cell>
          <table:table-cell office:value-type="float" office:value="-4.287011" calcext:value-type="float">
            <text:p>-4.287011</text:p>
          </table:table-cell>
          <table:table-cell office:value-type="float" office:value="-2.856336" calcext:value-type="float">
            <text:p>-2.856336</text:p>
          </table:table-cell>
          <table:table-cell office:value-type="float" office:value="-2.334876" calcext:value-type="float">
            <text:p>-2.334876</text:p>
          </table:table-cell>
          <table:table-cell office:value-type="float" office:value="-1.809113" calcext:value-type="float">
            <text:p>-1.809113</text:p>
          </table:table-cell>
          <table:table-cell office:value-type="float" office:value="-1.285847" calcext:value-type="float">
            <text:p>-1.285847</text:p>
          </table:table-cell>
          <table:table-cell office:value-type="float" office:value="-0.3029579" calcext:value-type="float">
            <text:p>-0.3029579</text:p>
          </table:table-cell>
          <table:table-cell office:value-type="float" office:value="-0.3923122" calcext:value-type="float">
            <text:p>-0.3923122</text:p>
          </table:table-cell>
          <table:table-cell office:value-type="float" office:value="-0.07344612" calcext:value-type="float">
            <text:p>-0.07344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10312" calcext:value-type="float">
            <text:p>-18.10312</text:p>
          </table:table-cell>
          <table:table-cell office:value-type="float" office:value="0.008744422" calcext:value-type="float">
            <text:p>0.008744422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75845" calcext:value-type="float">
            <text:p>-2.3758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5" calcext:value-type="float">
            <text:p>23012005</text:p>
          </table:table-cell>
          <table:table-cell office:value-type="float" office:value="3.400001" calcext:value-type="float">
            <text:p>3.400001</text:p>
          </table:table-cell>
          <table:table-cell office:value-type="float" office:value="4.663225" calcext:value-type="float">
            <text:p>4.663225</text:p>
          </table:table-cell>
          <table:table-cell office:value-type="float" office:value="0" calcext:value-type="float">
            <text:p>0</text:p>
          </table:table-cell>
          <table:table-cell office:value-type="float" office:value="1002.982" calcext:value-type="float">
            <text:p>1002.982</text:p>
          </table:table-cell>
          <table:table-cell office:value-type="float" office:value="-4.212535" calcext:value-type="float">
            <text:p>-4.212535</text:p>
          </table:table-cell>
          <table:table-cell office:value-type="float" office:value="0" calcext:value-type="float">
            <text:p>0</text:p>
          </table:table-cell>
          <table:table-cell office:value-type="float" office:value="0.1383085" calcext:value-type="float">
            <text:p>0.1383085</text:p>
          </table:table-cell>
          <table:table-cell office:value-type="float" office:value="0.1610279" calcext:value-type="float">
            <text:p>0.1610279</text:p>
          </table:table-cell>
          <table:table-cell office:value-type="float" office:value="0.166118" calcext:value-type="float">
            <text:p>0.166118</text:p>
          </table:table-cell>
          <table:table-cell office:value-type="float" office:value="0.1685497" calcext:value-type="float">
            <text:p>0.1685497</text:p>
          </table:table-cell>
          <table:table-cell office:value-type="float" office:value="0.1708552" calcext:value-type="float">
            <text:p>0.1708552</text:p>
          </table:table-cell>
          <table:table-cell office:value-type="float" office:value="0.1552445" calcext:value-type="float">
            <text:p>0.1552445</text:p>
          </table:table-cell>
          <table:table-cell office:value-type="float" office:value="0.1575829" calcext:value-type="float">
            <text:p>0.1575829</text:p>
          </table:table-cell>
          <table:table-cell office:value-type="float" office:value="0.277039" calcext:value-type="float">
            <text:p>0.277039</text:p>
          </table:table-cell>
          <table:table-cell office:value-type="float" office:value="0.2656353" calcext:value-type="float">
            <text:p>0.2656353</text:p>
          </table:table-cell>
          <table:table-cell office:value-type="float" office:value="0.3244052" calcext:value-type="float">
            <text:p>0.3244052</text:p>
          </table:table-cell>
          <table:table-cell office:value-type="float" office:value="0.3762146" calcext:value-type="float">
            <text:p>0.3762146</text:p>
          </table:table-cell>
          <table:table-cell office:value-type="float" office:value="0.3921503" calcext:value-type="float">
            <text:p>0.3921503</text:p>
          </table:table-cell>
          <table:table-cell office:value-type="float" office:value="0.4623697" calcext:value-type="float">
            <text:p>0.4623697</text:p>
          </table:table-cell>
          <table:table-cell office:value-type="float" office:value="0" calcext:value-type="float">
            <text:p>0</text:p>
          </table:table-cell>
          <table:table-cell office:value-type="float" office:value="0.00000001729539" calcext:value-type="float">
            <text:p>1.729539E-08</text:p>
          </table:table-cell>
          <table:table-cell office:value-type="float" office:value="0.12049" calcext:value-type="float">
            <text:p>0.12049</text:p>
          </table:table-cell>
          <table:table-cell office:value-type="float" office:value="0.2535354" calcext:value-type="float">
            <text:p>0.2535354</text:p>
          </table:table-cell>
          <table:table-cell office:value-type="float" office:value="0.2000943" calcext:value-type="float">
            <text:p>0.2000943</text:p>
          </table:table-cell>
          <table:table-cell office:value-type="float" office:value="0.1576859" calcext:value-type="float">
            <text:p>0.1576859</text:p>
          </table:table-cell>
          <table:table-cell office:value-type="float" office:value="0.1053653" calcext:value-type="float">
            <text:p>0.1053653</text:p>
          </table:table-cell>
          <table:table-cell office:value-type="float" office:value="0.09589143" calcext:value-type="float">
            <text:p>0.09589143</text:p>
          </table:table-cell>
          <table:table-cell office:value-type="float" office:value="0.01317983" calcext:value-type="float">
            <text:p>0.01317983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07057" calcext:value-type="float">
            <text:p>-14.07057</text:p>
          </table:table-cell>
          <table:table-cell office:value-type="float" office:value="-4.245649" calcext:value-type="float">
            <text:p>-4.245649</text:p>
          </table:table-cell>
          <table:table-cell office:value-type="float" office:value="-3.361134" calcext:value-type="float">
            <text:p>-3.361134</text:p>
          </table:table-cell>
          <table:table-cell office:value-type="float" office:value="-3.029547" calcext:value-type="float">
            <text:p>-3.029547</text:p>
          </table:table-cell>
          <table:table-cell office:value-type="float" office:value="-2.734308" calcext:value-type="float">
            <text:p>-2.734308</text:p>
          </table:table-cell>
          <table:table-cell office:value-type="float" office:value="-2.197541" calcext:value-type="float">
            <text:p>-2.197541</text:p>
          </table:table-cell>
          <table:table-cell office:value-type="float" office:value="-1.421621" calcext:value-type="float">
            <text:p>-1.421621</text:p>
          </table:table-cell>
          <table:table-cell office:value-type="float" office:value="-0.3047933" calcext:value-type="float">
            <text:p>-0.3047933</text:p>
          </table:table-cell>
          <table:table-cell office:value-type="float" office:value="-0.3903193" calcext:value-type="float">
            <text:p>-0.3903193</text:p>
          </table:table-cell>
          <table:table-cell office:value-type="float" office:value="-0.07255393" calcext:value-type="float">
            <text:p>-0.0725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765596" calcext:value-type="float">
            <text:p>-8.765596</text:p>
          </table:table-cell>
          <table:table-cell office:value-type="float" office:value="0.008720135" calcext:value-type="float">
            <text:p>0.008720135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78386" calcext:value-type="float">
            <text:p>-2.3783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5" calcext:value-type="float">
            <text:p>24012005</text:p>
          </table:table-cell>
          <table:table-cell office:value-type="float" office:value="3.400001" calcext:value-type="float">
            <text:p>3.400001</text:p>
          </table:table-cell>
          <table:table-cell office:value-type="float" office:value="4.783519" calcext:value-type="float">
            <text:p>4.783519</text:p>
          </table:table-cell>
          <table:table-cell office:value-type="float" office:value="0" calcext:value-type="float">
            <text:p>0</text:p>
          </table:table-cell>
          <table:table-cell office:value-type="float" office:value="1002.862" calcext:value-type="float">
            <text:p>1002.862</text:p>
          </table:table-cell>
          <table:table-cell office:value-type="float" office:value="-4.212535" calcext:value-type="float">
            <text:p>-4.212535</text:p>
          </table:table-cell>
          <table:table-cell office:value-type="float" office:value="0" calcext:value-type="float">
            <text:p>0</text:p>
          </table:table-cell>
          <table:table-cell office:value-type="float" office:value="0.1380411" calcext:value-type="float">
            <text:p>0.1380411</text:p>
          </table:table-cell>
          <table:table-cell office:value-type="float" office:value="0.2007826" calcext:value-type="float">
            <text:p>0.2007826</text:p>
          </table:table-cell>
          <table:table-cell office:value-type="float" office:value="0.1826837" calcext:value-type="float">
            <text:p>0.1826837</text:p>
          </table:table-cell>
          <table:table-cell office:value-type="float" office:value="0.1770894" calcext:value-type="float">
            <text:p>0.1770894</text:p>
          </table:table-cell>
          <table:table-cell office:value-type="float" office:value="0.1762177" calcext:value-type="float">
            <text:p>0.1762177</text:p>
          </table:table-cell>
          <table:table-cell office:value-type="float" office:value="0.1568409" calcext:value-type="float">
            <text:p>0.1568409</text:p>
          </table:table-cell>
          <table:table-cell office:value-type="float" office:value="0.1570203" calcext:value-type="float">
            <text:p>0.1570203</text:p>
          </table:table-cell>
          <table:table-cell office:value-type="float" office:value="0.2764651" calcext:value-type="float">
            <text:p>0.2764651</text:p>
          </table:table-cell>
          <table:table-cell office:value-type="float" office:value="0.2657774" calcext:value-type="float">
            <text:p>0.2657774</text:p>
          </table:table-cell>
          <table:table-cell office:value-type="float" office:value="0.3248068" calcext:value-type="float">
            <text:p>0.3248068</text:p>
          </table:table-cell>
          <table:table-cell office:value-type="float" office:value="0.3761003" calcext:value-type="float">
            <text:p>0.3761003</text:p>
          </table:table-cell>
          <table:table-cell office:value-type="float" office:value="0.3920599" calcext:value-type="float">
            <text:p>0.3920599</text:p>
          </table:table-cell>
          <table:table-cell office:value-type="float" office:value="0.4623696" calcext:value-type="float">
            <text:p>0.4623696</text:p>
          </table:table-cell>
          <table:table-cell office:value-type="float" office:value="0" calcext:value-type="float">
            <text:p>0</text:p>
          </table:table-cell>
          <table:table-cell office:value-type="float" office:value="0.00000002811439" calcext:value-type="float">
            <text:p>2.811439E-08</text:p>
          </table:table-cell>
          <table:table-cell office:value-type="float" office:value="0.07311217" calcext:value-type="float">
            <text:p>0.07311217</text:p>
          </table:table-cell>
          <table:table-cell office:value-type="float" office:value="0.2362036" calcext:value-type="float">
            <text:p>0.2362036</text:p>
          </table:table-cell>
          <table:table-cell office:value-type="float" office:value="0.1910018" calcext:value-type="float">
            <text:p>0.1910018</text:p>
          </table:table-cell>
          <table:table-cell office:value-type="float" office:value="0.151965" calcext:value-type="float">
            <text:p>0.151965</text:p>
          </table:table-cell>
          <table:table-cell office:value-type="float" office:value="0.1036593" calcext:value-type="float">
            <text:p>0.1036593</text:p>
          </table:table-cell>
          <table:table-cell office:value-type="float" office:value="0.09710476" calcext:value-type="float">
            <text:p>0.09710476</text:p>
          </table:table-cell>
          <table:table-cell office:value-type="float" office:value="0.01354107" calcext:value-type="float">
            <text:p>0.01354107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33736" calcext:value-type="float">
            <text:p>-14.33736</text:p>
          </table:table-cell>
          <table:table-cell office:value-type="float" office:value="-0.7610561" calcext:value-type="float">
            <text:p>-0.7610561</text:p>
          </table:table-cell>
          <table:table-cell office:value-type="float" office:value="-1.630504" calcext:value-type="float">
            <text:p>-1.630504</text:p>
          </table:table-cell>
          <table:table-cell office:value-type="float" office:value="-2.081676" calcext:value-type="float">
            <text:p>-2.081676</text:p>
          </table:table-cell>
          <table:table-cell office:value-type="float" office:value="-2.161817" calcext:value-type="float">
            <text:p>-2.161817</text:p>
          </table:table-cell>
          <table:table-cell office:value-type="float" office:value="-2.035547" calcext:value-type="float">
            <text:p>-2.035547</text:p>
          </table:table-cell>
          <table:table-cell office:value-type="float" office:value="-1.460717" calcext:value-type="float">
            <text:p>-1.460717</text:p>
          </table:table-cell>
          <table:table-cell office:value-type="float" office:value="-0.310374" calcext:value-type="float">
            <text:p>-0.310374</text:p>
          </table:table-cell>
          <table:table-cell office:value-type="float" office:value="-0.3883714" calcext:value-type="float">
            <text:p>-0.3883714</text:p>
          </table:table-cell>
          <table:table-cell office:value-type="float" office:value="-0.0716925" calcext:value-type="float">
            <text:p>-0.0716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544812" calcext:value-type="float">
            <text:p>-7.544812</text:p>
          </table:table-cell>
          <table:table-cell office:value-type="float" office:value="0.008439953" calcext:value-type="float">
            <text:p>0.008439953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78549" calcext:value-type="float">
            <text:p>-2.3785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5" calcext:value-type="float">
            <text:p>25012005</text:p>
          </table:table-cell>
          <table:table-cell office:value-type="float" office:value="3.400001" calcext:value-type="float">
            <text:p>3.400001</text:p>
          </table:table-cell>
          <table:table-cell office:value-type="float" office:value="4.903102" calcext:value-type="float">
            <text:p>4.903102</text:p>
          </table:table-cell>
          <table:table-cell office:value-type="float" office:value="0" calcext:value-type="float">
            <text:p>0</text:p>
          </table:table-cell>
          <table:table-cell office:value-type="float" office:value="1002.742" calcext:value-type="float">
            <text:p>1002.742</text:p>
          </table:table-cell>
          <table:table-cell office:value-type="float" office:value="-4.212535" calcext:value-type="float">
            <text:p>-4.212535</text:p>
          </table:table-cell>
          <table:table-cell office:value-type="float" office:value="0" calcext:value-type="float">
            <text:p>0</text:p>
          </table:table-cell>
          <table:table-cell office:value-type="float" office:value="0.1450544" calcext:value-type="float">
            <text:p>0.1450544</text:p>
          </table:table-cell>
          <table:table-cell office:value-type="float" office:value="0.2477002" calcext:value-type="float">
            <text:p>0.2477002</text:p>
          </table:table-cell>
          <table:table-cell office:value-type="float" office:value="0.1974295" calcext:value-type="float">
            <text:p>0.1974295</text:p>
          </table:table-cell>
          <table:table-cell office:value-type="float" office:value="0.1869173" calcext:value-type="float">
            <text:p>0.1869173</text:p>
          </table:table-cell>
          <table:table-cell office:value-type="float" office:value="0.1840143" calcext:value-type="float">
            <text:p>0.1840143</text:p>
          </table:table-cell>
          <table:table-cell office:value-type="float" office:value="0.1615465" calcext:value-type="float">
            <text:p>0.1615465</text:p>
          </table:table-cell>
          <table:table-cell office:value-type="float" office:value="0.1599081" calcext:value-type="float">
            <text:p>0.1599081</text:p>
          </table:table-cell>
          <table:table-cell office:value-type="float" office:value="0.2761061" calcext:value-type="float">
            <text:p>0.2761061</text:p>
          </table:table-cell>
          <table:table-cell office:value-type="float" office:value="0.2659171" calcext:value-type="float">
            <text:p>0.2659171</text:p>
          </table:table-cell>
          <table:table-cell office:value-type="float" office:value="0.3252003" calcext:value-type="float">
            <text:p>0.3252003</text:p>
          </table:table-cell>
          <table:table-cell office:value-type="float" office:value="0.3760037" calcext:value-type="float">
            <text:p>0.3760037</text:p>
          </table:table-cell>
          <table:table-cell office:value-type="float" office:value="0.3919778" calcext:value-type="float">
            <text:p>0.3919778</text:p>
          </table:table-cell>
          <table:table-cell office:value-type="float" office:value="0.4623719" calcext:value-type="float">
            <text:p>0.4623719</text:p>
          </table:table-cell>
          <table:table-cell office:value-type="float" office:value="0" calcext:value-type="float">
            <text:p>0</text:p>
          </table:table-cell>
          <table:table-cell office:value-type="float" office:value="0.000000008436429" calcext:value-type="float">
            <text:p>8.436429E-09</text:p>
          </table:table-cell>
          <table:table-cell office:value-type="float" office:value="0.01516447" calcext:value-type="float">
            <text:p>0.01516447</text:p>
          </table:table-cell>
          <table:table-cell office:value-type="float" office:value="0.2211114" calcext:value-type="float">
            <text:p>0.2211114</text:p>
          </table:table-cell>
          <table:table-cell office:value-type="float" office:value="0.1805971" calcext:value-type="float">
            <text:p>0.1805971</text:p>
          </table:table-cell>
          <table:table-cell office:value-type="float" office:value="0.143677" calcext:value-type="float">
            <text:p>0.143677</text:p>
          </table:table-cell>
          <table:table-cell office:value-type="float" office:value="0.0986221" calcext:value-type="float">
            <text:p>0.0986221</text:p>
          </table:table-cell>
          <table:table-cell office:value-type="float" office:value="0.09461591" calcext:value-type="float">
            <text:p>0.09461591</text:p>
          </table:table-cell>
          <table:table-cell office:value-type="float" office:value="0.01367313" calcext:value-type="float">
            <text:p>0.01367313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935379" calcext:value-type="float">
            <text:p>-9.935379</text:p>
          </table:table-cell>
          <table:table-cell office:value-type="float" office:value="-0.1530696" calcext:value-type="float">
            <text:p>-0.1530696</text:p>
          </table:table-cell>
          <table:table-cell office:value-type="float" office:value="-0.8970959" calcext:value-type="float">
            <text:p>-0.8970959</text:p>
          </table:table-cell>
          <table:table-cell office:value-type="float" office:value="-1.371898" calcext:value-type="float">
            <text:p>-1.371898</text:p>
          </table:table-cell>
          <table:table-cell office:value-type="float" office:value="-1.54743" calcext:value-type="float">
            <text:p>-1.54743</text:p>
          </table:table-cell>
          <table:table-cell office:value-type="float" office:value="-1.623249" calcext:value-type="float">
            <text:p>-1.623249</text:p>
          </table:table-cell>
          <table:table-cell office:value-type="float" office:value="-1.284159" calcext:value-type="float">
            <text:p>-1.284159</text:p>
          </table:table-cell>
          <table:table-cell office:value-type="float" office:value="-0.3139772" calcext:value-type="float">
            <text:p>-0.3139772</text:p>
          </table:table-cell>
          <table:table-cell office:value-type="float" office:value="-0.3864691" calcext:value-type="float">
            <text:p>-0.3864691</text:p>
          </table:table-cell>
          <table:table-cell office:value-type="float" office:value="-0.07085949" calcext:value-type="float">
            <text:p>-0.07085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40662" calcext:value-type="float">
            <text:p>-6.40662</text:p>
          </table:table-cell>
          <table:table-cell office:value-type="float" office:value="0.008068223" calcext:value-type="float">
            <text:p>0.008068223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78032" calcext:value-type="float">
            <text:p>-2.3780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5" calcext:value-type="float">
            <text:p>26012005</text:p>
          </table:table-cell>
          <table:table-cell office:value-type="float" office:value="3.400001" calcext:value-type="float">
            <text:p>3.400001</text:p>
          </table:table-cell>
          <table:table-cell office:value-type="float" office:value="4.95772" calcext:value-type="float">
            <text:p>4.95772</text:p>
          </table:table-cell>
          <table:table-cell office:value-type="float" office:value="0" calcext:value-type="float">
            <text:p>0</text:p>
          </table:table-cell>
          <table:table-cell office:value-type="float" office:value="1002.688" calcext:value-type="float">
            <text:p>1002.688</text:p>
          </table:table-cell>
          <table:table-cell office:value-type="float" office:value="-4.212535" calcext:value-type="float">
            <text:p>-4.212535</text:p>
          </table:table-cell>
          <table:table-cell office:value-type="float" office:value="0" calcext:value-type="float">
            <text:p>0</text:p>
          </table:table-cell>
          <table:table-cell office:value-type="float" office:value="0.1572488" calcext:value-type="float">
            <text:p>0.1572488</text:p>
          </table:table-cell>
          <table:table-cell office:value-type="float" office:value="0.1986127" calcext:value-type="float">
            <text:p>0.1986127</text:p>
          </table:table-cell>
          <table:table-cell office:value-type="float" office:value="0.1972332" calcext:value-type="float">
            <text:p>0.1972332</text:p>
          </table:table-cell>
          <table:table-cell office:value-type="float" office:value="0.1921377" calcext:value-type="float">
            <text:p>0.1921377</text:p>
          </table:table-cell>
          <table:table-cell office:value-type="float" office:value="0.1895794" calcext:value-type="float">
            <text:p>0.1895794</text:p>
          </table:table-cell>
          <table:table-cell office:value-type="float" office:value="0.1660279" calcext:value-type="float">
            <text:p>0.1660279</text:p>
          </table:table-cell>
          <table:table-cell office:value-type="float" office:value="0.163715" calcext:value-type="float">
            <text:p>0.163715</text:p>
          </table:table-cell>
          <table:table-cell office:value-type="float" office:value="0.276263" calcext:value-type="float">
            <text:p>0.276263</text:p>
          </table:table-cell>
          <table:table-cell office:value-type="float" office:value="0.2660558" calcext:value-type="float">
            <text:p>0.2660558</text:p>
          </table:table-cell>
          <table:table-cell office:value-type="float" office:value="0.325586" calcext:value-type="float">
            <text:p>0.325586</text:p>
          </table:table-cell>
          <table:table-cell office:value-type="float" office:value="0.375923" calcext:value-type="float">
            <text:p>0.375923</text:p>
          </table:table-cell>
          <table:table-cell office:value-type="float" office:value="0.3918976" calcext:value-type="float">
            <text:p>0.3918976</text:p>
          </table:table-cell>
          <table:table-cell office:value-type="float" office:value="0.4623637" calcext:value-type="float">
            <text:p>0.4623637</text:p>
          </table:table-cell>
          <table:table-cell office:value-type="float" office:value="0" calcext:value-type="float">
            <text:p>0</text:p>
          </table:table-cell>
          <table:table-cell office:value-type="float" office:value="0.01367806" calcext:value-type="float">
            <text:p>0.01367806</text:p>
          </table:table-cell>
          <table:table-cell office:value-type="float" office:value="0.05715473" calcext:value-type="float">
            <text:p>0.05715473</text:p>
          </table:table-cell>
          <table:table-cell office:value-type="float" office:value="0.2223667" calcext:value-type="float">
            <text:p>0.2223667</text:p>
          </table:table-cell>
          <table:table-cell office:value-type="float" office:value="0.1751906" calcext:value-type="float">
            <text:p>0.1751906</text:p>
          </table:table-cell>
          <table:table-cell office:value-type="float" office:value="0.1378777" calcext:value-type="float">
            <text:p>0.1378777</text:p>
          </table:table-cell>
          <table:table-cell office:value-type="float" office:value="0.09384186" calcext:value-type="float">
            <text:p>0.09384186</text:p>
          </table:table-cell>
          <table:table-cell office:value-type="float" office:value="0.09112126" calcext:value-type="float">
            <text:p>0.09112126</text:p>
          </table:table-cell>
          <table:table-cell office:value-type="float" office:value="0.01325514" calcext:value-type="float">
            <text:p>0.01325514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127666" calcext:value-type="float">
            <text:p>-5.127666</text:p>
          </table:table-cell>
          <table:table-cell office:value-type="float" office:value="-0.8225703" calcext:value-type="float">
            <text:p>-0.8225703</text:p>
          </table:table-cell>
          <table:table-cell office:value-type="float" office:value="-0.897039" calcext:value-type="float">
            <text:p>-0.897039</text:p>
          </table:table-cell>
          <table:table-cell office:value-type="float" office:value="-1.105911" calcext:value-type="float">
            <text:p>-1.105911</text:p>
          </table:table-cell>
          <table:table-cell office:value-type="float" office:value="-1.22783" calcext:value-type="float">
            <text:p>-1.22783</text:p>
          </table:table-cell>
          <table:table-cell office:value-type="float" office:value="-1.315558" calcext:value-type="float">
            <text:p>-1.315558</text:p>
          </table:table-cell>
          <table:table-cell office:value-type="float" office:value="-1.085978" calcext:value-type="float">
            <text:p>-1.085978</text:p>
          </table:table-cell>
          <table:table-cell office:value-type="float" office:value="-0.3124673" calcext:value-type="float">
            <text:p>-0.3124673</text:p>
          </table:table-cell>
          <table:table-cell office:value-type="float" office:value="-0.3845899" calcext:value-type="float">
            <text:p>-0.3845899</text:p>
          </table:table-cell>
          <table:table-cell office:value-type="float" office:value="-0.07005347" calcext:value-type="float">
            <text:p>-0.07005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021878" calcext:value-type="float">
            <text:p>-6.021878</text:p>
          </table:table-cell>
          <table:table-cell office:value-type="float" office:value="0.008110328" calcext:value-type="float">
            <text:p>0.008110328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81166" calcext:value-type="float">
            <text:p>-2.3811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5" calcext:value-type="float">
            <text:p>27012005</text:p>
          </table:table-cell>
          <table:table-cell office:value-type="float" office:value="3.400001" calcext:value-type="float">
            <text:p>3.400001</text:p>
          </table:table-cell>
          <table:table-cell office:value-type="float" office:value="5.005688" calcext:value-type="float">
            <text:p>5.005688</text:p>
          </table:table-cell>
          <table:table-cell office:value-type="float" office:value="0" calcext:value-type="float">
            <text:p>0</text:p>
          </table:table-cell>
          <table:table-cell office:value-type="float" office:value="1002.64" calcext:value-type="float">
            <text:p>1002.64</text:p>
          </table:table-cell>
          <table:table-cell office:value-type="float" office:value="-4.212535" calcext:value-type="float">
            <text:p>-4.212535</text:p>
          </table:table-cell>
          <table:table-cell office:value-type="float" office:value="0" calcext:value-type="float">
            <text:p>0</text:p>
          </table:table-cell>
          <table:table-cell office:value-type="float" office:value="0.1573976" calcext:value-type="float">
            <text:p>0.1573976</text:p>
          </table:table-cell>
          <table:table-cell office:value-type="float" office:value="0.17272" calcext:value-type="float">
            <text:p>0.17272</text:p>
          </table:table-cell>
          <table:table-cell office:value-type="float" office:value="0.1822883" calcext:value-type="float">
            <text:p>0.1822883</text:p>
          </table:table-cell>
          <table:table-cell office:value-type="float" office:value="0.1873209" calcext:value-type="float">
            <text:p>0.1873209</text:p>
          </table:table-cell>
          <table:table-cell office:value-type="float" office:value="0.1890511" calcext:value-type="float">
            <text:p>0.1890511</text:p>
          </table:table-cell>
          <table:table-cell office:value-type="float" office:value="0.1685291" calcext:value-type="float">
            <text:p>0.1685291</text:p>
          </table:table-cell>
          <table:table-cell office:value-type="float" office:value="0.1668715" calcext:value-type="float">
            <text:p>0.1668715</text:p>
          </table:table-cell>
          <table:table-cell office:value-type="float" office:value="0.2768224" calcext:value-type="float">
            <text:p>0.2768224</text:p>
          </table:table-cell>
          <table:table-cell office:value-type="float" office:value="0.2661945" calcext:value-type="float">
            <text:p>0.2661945</text:p>
          </table:table-cell>
          <table:table-cell office:value-type="float" office:value="0.3259642" calcext:value-type="float">
            <text:p>0.3259642</text:p>
          </table:table-cell>
          <table:table-cell office:value-type="float" office:value="0.3758555" calcext:value-type="float">
            <text:p>0.3758555</text:p>
          </table:table-cell>
          <table:table-cell office:value-type="float" office:value="0.3918016" calcext:value-type="float">
            <text:p>0.3918016</text:p>
          </table:table-cell>
          <table:table-cell office:value-type="float" office:value="0.4623687" calcext:value-type="float">
            <text:p>0.4623687</text:p>
          </table:table-cell>
          <table:table-cell office:value-type="float" office:value="0" calcext:value-type="float">
            <text:p>0</text:p>
          </table:table-cell>
          <table:table-cell office:value-type="float" office:value="0.01570131" calcext:value-type="float">
            <text:p>0.01570131</text:p>
          </table:table-cell>
          <table:table-cell office:value-type="float" office:value="0.08289676" calcext:value-type="float">
            <text:p>0.08289676</text:p>
          </table:table-cell>
          <table:table-cell office:value-type="float" office:value="0.2382357" calcext:value-type="float">
            <text:p>0.2382357</text:p>
          </table:table-cell>
          <table:table-cell office:value-type="float" office:value="0.1803116" calcext:value-type="float">
            <text:p>0.1803116</text:p>
          </table:table-cell>
          <table:table-cell office:value-type="float" office:value="0.1384622" calcext:value-type="float">
            <text:p>0.1384622</text:p>
          </table:table-cell>
          <table:table-cell office:value-type="float" office:value="0.09118537" calcext:value-type="float">
            <text:p>0.09118537</text:p>
          </table:table-cell>
          <table:table-cell office:value-type="float" office:value="0.08830595" calcext:value-type="float">
            <text:p>0.08830595</text:p>
          </table:table-cell>
          <table:table-cell office:value-type="float" office:value="0.01240828" calcext:value-type="float">
            <text:p>0.01240828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089124" calcext:value-type="float">
            <text:p>-5.089124</text:p>
          </table:table-cell>
          <table:table-cell office:value-type="float" office:value="-2.475825" calcext:value-type="float">
            <text:p>-2.475825</text:p>
          </table:table-cell>
          <table:table-cell office:value-type="float" office:value="-1.643916" calcext:value-type="float">
            <text:p>-1.643916</text:p>
          </table:table-cell>
          <table:table-cell office:value-type="float" office:value="-1.340121" calcext:value-type="float">
            <text:p>-1.340121</text:p>
          </table:table-cell>
          <table:table-cell office:value-type="float" office:value="-1.251245" calcext:value-type="float">
            <text:p>-1.251245</text:p>
          </table:table-cell>
          <table:table-cell office:value-type="float" office:value="-1.171767" calcext:value-type="float">
            <text:p>-1.171767</text:p>
          </table:table-cell>
          <table:table-cell office:value-type="float" office:value="-0.947296" calcext:value-type="float">
            <text:p>-0.947296</text:p>
          </table:table-cell>
          <table:table-cell office:value-type="float" office:value="-0.307007" calcext:value-type="float">
            <text:p>-0.307007</text:p>
          </table:table-cell>
          <table:table-cell office:value-type="float" office:value="-0.382721" calcext:value-type="float">
            <text:p>-0.382721</text:p>
          </table:table-cell>
          <table:table-cell office:value-type="float" office:value="-0.06927314" calcext:value-type="float">
            <text:p>-0.06927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39724" calcext:value-type="float">
            <text:p>-4.939724</text:p>
          </table:table-cell>
          <table:table-cell office:value-type="float" office:value="0.008222437" calcext:value-type="float">
            <text:p>0.008222437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84953" calcext:value-type="float">
            <text:p>-2.3849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5" calcext:value-type="float">
            <text:p>28012005</text:p>
          </table:table-cell>
          <table:table-cell office:value-type="float" office:value="3.400001" calcext:value-type="float">
            <text:p>3.400001</text:p>
          </table:table-cell>
          <table:table-cell office:value-type="float" office:value="5.212745" calcext:value-type="float">
            <text:p>5.212745</text:p>
          </table:table-cell>
          <table:table-cell office:value-type="float" office:value="0" calcext:value-type="float">
            <text:p>0</text:p>
          </table:table-cell>
          <table:table-cell office:value-type="float" office:value="1002.433" calcext:value-type="float">
            <text:p>1002.433</text:p>
          </table:table-cell>
          <table:table-cell office:value-type="float" office:value="-4.212535" calcext:value-type="float">
            <text:p>-4.212535</text:p>
          </table:table-cell>
          <table:table-cell office:value-type="float" office:value="0" calcext:value-type="float">
            <text:p>0</text:p>
          </table:table-cell>
          <table:table-cell office:value-type="float" office:value="0.1569145" calcext:value-type="float">
            <text:p>0.1569145</text:p>
          </table:table-cell>
          <table:table-cell office:value-type="float" office:value="0.1765184" calcext:value-type="float">
            <text:p>0.1765184</text:p>
          </table:table-cell>
          <table:table-cell office:value-type="float" office:value="0.1825242" calcext:value-type="float">
            <text:p>0.1825242</text:p>
          </table:table-cell>
          <table:table-cell office:value-type="float" office:value="0.184656" calcext:value-type="float">
            <text:p>0.184656</text:p>
          </table:table-cell>
          <table:table-cell office:value-type="float" office:value="0.1868161" calcext:value-type="float">
            <text:p>0.1868161</text:p>
          </table:table-cell>
          <table:table-cell office:value-type="float" office:value="0.1687044" calcext:value-type="float">
            <text:p>0.1687044</text:p>
          </table:table-cell>
          <table:table-cell office:value-type="float" office:value="0.1685665" calcext:value-type="float">
            <text:p>0.1685665</text:p>
          </table:table-cell>
          <table:table-cell office:value-type="float" office:value="0.2775582" calcext:value-type="float">
            <text:p>0.2775582</text:p>
          </table:table-cell>
          <table:table-cell office:value-type="float" office:value="0.2663339" calcext:value-type="float">
            <text:p>0.2663339</text:p>
          </table:table-cell>
          <table:table-cell office:value-type="float" office:value="0.3263351" calcext:value-type="float">
            <text:p>0.3263351</text:p>
          </table:table-cell>
          <table:table-cell office:value-type="float" office:value="0.3757986" calcext:value-type="float">
            <text:p>0.3757986</text:p>
          </table:table-cell>
          <table:table-cell office:value-type="float" office:value="0.391699" calcext:value-type="float">
            <text:p>0.391699</text:p>
          </table:table-cell>
          <table:table-cell office:value-type="float" office:value="0.4623679" calcext:value-type="float">
            <text:p>0.4623679</text:p>
          </table:table-cell>
          <table:table-cell office:value-type="float" office:value="0" calcext:value-type="float">
            <text:p>0</text:p>
          </table:table-cell>
          <table:table-cell office:value-type="float" office:value="0.01107119" calcext:value-type="float">
            <text:p>0.01107119</text:p>
          </table:table-cell>
          <table:table-cell office:value-type="float" office:value="0.07573253" calcext:value-type="float">
            <text:p>0.07573253</text:p>
          </table:table-cell>
          <table:table-cell office:value-type="float" office:value="0.2381274" calcext:value-type="float">
            <text:p>0.2381274</text:p>
          </table:table-cell>
          <table:table-cell office:value-type="float" office:value="0.1831838" calcext:value-type="float">
            <text:p>0.1831838</text:p>
          </table:table-cell>
          <table:table-cell office:value-type="float" office:value="0.1407706" calcext:value-type="float">
            <text:p>0.1407706</text:p>
          </table:table-cell>
          <table:table-cell office:value-type="float" office:value="0.09100489" calcext:value-type="float">
            <text:p>0.09100489</text:p>
          </table:table-cell>
          <table:table-cell office:value-type="float" office:value="0.08706781" calcext:value-type="float">
            <text:p>0.08706781</text:p>
          </table:table-cell>
          <table:table-cell office:value-type="float" office:value="0.01136471" calcext:value-type="float">
            <text:p>0.01136471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31739" calcext:value-type="float">
            <text:p>-5.231739</text:p>
          </table:table-cell>
          <table:table-cell office:value-type="float" office:value="-2.074766" calcext:value-type="float">
            <text:p>-2.074766</text:p>
          </table:table-cell>
          <table:table-cell office:value-type="float" office:value="-1.629862" calcext:value-type="float">
            <text:p>-1.629862</text:p>
          </table:table-cell>
          <table:table-cell office:value-type="float" office:value="-1.500576" calcext:value-type="float">
            <text:p>-1.500576</text:p>
          </table:table-cell>
          <table:table-cell office:value-type="float" office:value="-1.373276" calcext:value-type="float">
            <text:p>-1.373276</text:p>
          </table:table-cell>
          <table:table-cell office:value-type="float" office:value="-1.161988" calcext:value-type="float">
            <text:p>-1.161988</text:p>
          </table:table-cell>
          <table:table-cell office:value-type="float" office:value="-0.880973" calcext:value-type="float">
            <text:p>-0.880973</text:p>
          </table:table-cell>
          <table:table-cell office:value-type="float" office:value="-0.2999505" calcext:value-type="float">
            <text:p>-0.2999505</text:p>
          </table:table-cell>
          <table:table-cell office:value-type="float" office:value="-0.3808532" calcext:value-type="float">
            <text:p>-0.3808532</text:p>
          </table:table-cell>
          <table:table-cell office:value-type="float" office:value="-0.06851716" calcext:value-type="float">
            <text:p>-0.06851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716206" calcext:value-type="float">
            <text:p>-5.716206</text:p>
          </table:table-cell>
          <table:table-cell office:value-type="float" office:value="0.008174699" calcext:value-type="float">
            <text:p>0.008174699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87201" calcext:value-type="float">
            <text:p>-2.3872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5" calcext:value-type="float">
            <text:p>29012005</text:p>
          </table:table-cell>
          <table:table-cell office:value-type="float" office:value="3.400001" calcext:value-type="float">
            <text:p>3.400001</text:p>
          </table:table-cell>
          <table:table-cell office:value-type="float" office:value="5.292005" calcext:value-type="float">
            <text:p>5.292005</text:p>
          </table:table-cell>
          <table:table-cell office:value-type="float" office:value="0" calcext:value-type="float">
            <text:p>0</text:p>
          </table:table-cell>
          <table:table-cell office:value-type="float" office:value="1002.354" calcext:value-type="float">
            <text:p>1002.354</text:p>
          </table:table-cell>
          <table:table-cell office:value-type="float" office:value="-4.212535" calcext:value-type="float">
            <text:p>-4.212535</text:p>
          </table:table-cell>
          <table:table-cell office:value-type="float" office:value="0" calcext:value-type="float">
            <text:p>0</text:p>
          </table:table-cell>
          <table:table-cell office:value-type="float" office:value="0.1642469" calcext:value-type="float">
            <text:p>0.1642469</text:p>
          </table:table-cell>
          <table:table-cell office:value-type="float" office:value="0.1819467" calcext:value-type="float">
            <text:p>0.1819467</text:p>
          </table:table-cell>
          <table:table-cell office:value-type="float" office:value="0.1843985" calcext:value-type="float">
            <text:p>0.1843985</text:p>
          </table:table-cell>
          <table:table-cell office:value-type="float" office:value="0.1851336" calcext:value-type="float">
            <text:p>0.1851336</text:p>
          </table:table-cell>
          <table:table-cell office:value-type="float" office:value="0.1869452" calcext:value-type="float">
            <text:p>0.1869452</text:p>
          </table:table-cell>
          <table:table-cell office:value-type="float" office:value="0.1688194" calcext:value-type="float">
            <text:p>0.1688194</text:p>
          </table:table-cell>
          <table:table-cell office:value-type="float" office:value="0.1693337" calcext:value-type="float">
            <text:p>0.1693337</text:p>
          </table:table-cell>
          <table:table-cell office:value-type="float" office:value="0.2783197" calcext:value-type="float">
            <text:p>0.2783197</text:p>
          </table:table-cell>
          <table:table-cell office:value-type="float" office:value="0.266476" calcext:value-type="float">
            <text:p>0.266476</text:p>
          </table:table-cell>
          <table:table-cell office:value-type="float" office:value="0.326699" calcext:value-type="float">
            <text:p>0.326699</text:p>
          </table:table-cell>
          <table:table-cell office:value-type="float" office:value="0.3757506" calcext:value-type="float">
            <text:p>0.3757506</text:p>
          </table:table-cell>
          <table:table-cell office:value-type="float" office:value="0.3915955" calcext:value-type="float">
            <text:p>0.3915955</text:p>
          </table:table-cell>
          <table:table-cell office:value-type="float" office:value="0.4623697" calcext:value-type="float">
            <text:p>0.4623697</text:p>
          </table:table-cell>
          <table:table-cell office:value-type="float" office:value="0" calcext:value-type="float">
            <text:p>0</text:p>
          </table:table-cell>
          <table:table-cell office:value-type="float" office:value="0.006355447" calcext:value-type="float">
            <text:p>0.006355447</text:p>
          </table:table-cell>
          <table:table-cell office:value-type="float" office:value="0.06679683" calcext:value-type="float">
            <text:p>0.06679683</text:p>
          </table:table-cell>
          <table:table-cell office:value-type="float" office:value="0.2362194" calcext:value-type="float">
            <text:p>0.2362194</text:p>
          </table:table-cell>
          <table:table-cell office:value-type="float" office:value="0.1827125" calcext:value-type="float">
            <text:p>0.1827125</text:p>
          </table:table-cell>
          <table:table-cell office:value-type="float" office:value="0.140588" calcext:value-type="float">
            <text:p>0.140588</text:p>
          </table:table-cell>
          <table:table-cell office:value-type="float" office:value="0.09088847" calcext:value-type="float">
            <text:p>0.09088847</text:p>
          </table:table-cell>
          <table:table-cell office:value-type="float" office:value="0.08683167" calcext:value-type="float">
            <text:p>0.08683167</text:p>
          </table:table-cell>
          <table:table-cell office:value-type="float" office:value="0.01028552" calcext:value-type="float">
            <text:p>0.01028552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665975" calcext:value-type="float">
            <text:p>-3.665975</text:p>
          </table:table-cell>
          <table:table-cell office:value-type="float" office:value="-1.651304" calcext:value-type="float">
            <text:p>-1.651304</text:p>
          </table:table-cell>
          <table:table-cell office:value-type="float" office:value="-1.511591" calcext:value-type="float">
            <text:p>-1.511591</text:p>
          </table:table-cell>
          <table:table-cell office:value-type="float" office:value="-1.472831" calcext:value-type="float">
            <text:p>-1.472831</text:p>
          </table:table-cell>
          <table:table-cell office:value-type="float" office:value="-1.366919" calcext:value-type="float">
            <text:p>-1.366919</text:p>
          </table:table-cell>
          <table:table-cell office:value-type="float" office:value="-1.156112" calcext:value-type="float">
            <text:p>-1.156112</text:p>
          </table:table-cell>
          <table:table-cell office:value-type="float" office:value="-0.8527282" calcext:value-type="float">
            <text:p>-0.8527282</text:p>
          </table:table-cell>
          <table:table-cell office:value-type="float" office:value="-0.2928305" calcext:value-type="float">
            <text:p>-0.2928305</text:p>
          </table:table-cell>
          <table:table-cell office:value-type="float" office:value="-0.3789599" calcext:value-type="float">
            <text:p>-0.3789599</text:p>
          </table:table-cell>
          <table:table-cell office:value-type="float" office:value="-0.06778393" calcext:value-type="float">
            <text:p>-0.06778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93555" calcext:value-type="float">
            <text:p>-3.593555</text:p>
          </table:table-cell>
          <table:table-cell office:value-type="float" office:value="0.008100584" calcext:value-type="float">
            <text:p>0.008100584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89228" calcext:value-type="float">
            <text:p>-2.3892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5" calcext:value-type="float">
            <text:p>30012005</text:p>
          </table:table-cell>
          <table:table-cell office:value-type="float" office:value="5" calcext:value-type="float">
            <text:p>5</text:p>
          </table:table-cell>
          <table:table-cell office:value-type="float" office:value="5.250195" calcext:value-type="float">
            <text:p>5.250195</text:p>
          </table:table-cell>
          <table:table-cell office:value-type="float" office:value="0" calcext:value-type="float">
            <text:p>0</text:p>
          </table:table-cell>
          <table:table-cell office:value-type="float" office:value="1003.995" calcext:value-type="float">
            <text:p>1003.995</text:p>
          </table:table-cell>
          <table:table-cell office:value-type="float" office:value="-4.212535" calcext:value-type="float">
            <text:p>-4.212535</text:p>
          </table:table-cell>
          <table:table-cell office:value-type="float" office:value="11.06672" calcext:value-type="float">
            <text:p>11.06672</text:p>
          </table:table-cell>
          <table:table-cell office:value-type="float" office:value="0.1636299" calcext:value-type="float">
            <text:p>0.1636299</text:p>
          </table:table-cell>
          <table:table-cell office:value-type="float" office:value="0.1768402" calcext:value-type="float">
            <text:p>0.1768402</text:p>
          </table:table-cell>
          <table:table-cell office:value-type="float" office:value="0.1818572" calcext:value-type="float">
            <text:p>0.1818572</text:p>
          </table:table-cell>
          <table:table-cell office:value-type="float" office:value="0.1846787" calcext:value-type="float">
            <text:p>0.1846787</text:p>
          </table:table-cell>
          <table:table-cell office:value-type="float" office:value="0.1871682" calcext:value-type="float">
            <text:p>0.1871682</text:p>
          </table:table-cell>
          <table:table-cell office:value-type="float" office:value="0.1692558" calcext:value-type="float">
            <text:p>0.1692558</text:p>
          </table:table-cell>
          <table:table-cell office:value-type="float" office:value="0.169891" calcext:value-type="float">
            <text:p>0.169891</text:p>
          </table:table-cell>
          <table:table-cell office:value-type="float" office:value="0.2790709" calcext:value-type="float">
            <text:p>0.2790709</text:p>
          </table:table-cell>
          <table:table-cell office:value-type="float" office:value="0.266619" calcext:value-type="float">
            <text:p>0.266619</text:p>
          </table:table-cell>
          <table:table-cell office:value-type="float" office:value="0.3270563" calcext:value-type="float">
            <text:p>0.3270563</text:p>
          </table:table-cell>
          <table:table-cell office:value-type="float" office:value="0.37571" calcext:value-type="float">
            <text:p>0.37571</text:p>
          </table:table-cell>
          <table:table-cell office:value-type="float" office:value="0.3914908" calcext:value-type="float">
            <text:p>0.3914908</text:p>
          </table:table-cell>
          <table:table-cell office:value-type="float" office:value="0.4623715" calcext:value-type="float">
            <text:p>0.4623715</text:p>
          </table:table-cell>
          <table:table-cell office:value-type="float" office:value="0" calcext:value-type="float">
            <text:p>0</text:p>
          </table:table-cell>
          <table:table-cell office:value-type="float" office:value="0.01538697" calcext:value-type="float">
            <text:p>0.01538697</text:p>
          </table:table-cell>
          <table:table-cell office:value-type="float" office:value="0.07072727" calcext:value-type="float">
            <text:p>0.07072727</text:p>
          </table:table-cell>
          <table:table-cell office:value-type="float" office:value="0.2389487" calcext:value-type="float">
            <text:p>0.2389487</text:p>
          </table:table-cell>
          <table:table-cell office:value-type="float" office:value="0.1832331" calcext:value-type="float">
            <text:p>0.1832331</text:p>
          </table:table-cell>
          <table:table-cell office:value-type="float" office:value="0.1403562" calcext:value-type="float">
            <text:p>0.1403562</text:p>
          </table:table-cell>
          <table:table-cell office:value-type="float" office:value="0.09042909" calcext:value-type="float">
            <text:p>0.09042909</text:p>
          </table:table-cell>
          <table:table-cell office:value-type="float" office:value="0.0867807" calcext:value-type="float">
            <text:p>0.0867807</text:p>
          </table:table-cell>
          <table:table-cell office:value-type="float" office:value="0.009220703" calcext:value-type="float">
            <text:p>0.009220703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788132" calcext:value-type="float">
            <text:p>-3.788132</text:p>
          </table:table-cell>
          <table:table-cell office:value-type="float" office:value="-2.072021" calcext:value-type="float">
            <text:p>-2.072021</text:p>
          </table:table-cell>
          <table:table-cell office:value-type="float" office:value="-1.681718" calcext:value-type="float">
            <text:p>-1.681718</text:p>
          </table:table-cell>
          <table:table-cell office:value-type="float" office:value="-1.499158" calcext:value-type="float">
            <text:p>-1.499158</text:p>
          </table:table-cell>
          <table:table-cell office:value-type="float" office:value="-1.353228" calcext:value-type="float">
            <text:p>-1.353228</text:p>
          </table:table-cell>
          <table:table-cell office:value-type="float" office:value="-1.133326" calcext:value-type="float">
            <text:p>-1.133326</text:p>
          </table:table-cell>
          <table:table-cell office:value-type="float" office:value="-0.8329654" calcext:value-type="float">
            <text:p>-0.8329654</text:p>
          </table:table-cell>
          <table:table-cell office:value-type="float" office:value="-0.2859901" calcext:value-type="float">
            <text:p>-0.2859901</text:p>
          </table:table-cell>
          <table:table-cell office:value-type="float" office:value="-0.3770637" calcext:value-type="float">
            <text:p>-0.3770637</text:p>
          </table:table-cell>
          <table:table-cell office:value-type="float" office:value="-0.06707291" calcext:value-type="float">
            <text:p>-0.06707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780245" calcext:value-type="float">
            <text:p>-3.780245</text:p>
          </table:table-cell>
          <table:table-cell office:value-type="float" office:value="0.008101524" calcext:value-type="float">
            <text:p>0.008101524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9189" calcext:value-type="float">
            <text:p>-2.391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5" calcext:value-type="float">
            <text:p>31012005</text:p>
          </table:table-cell>
          <table:table-cell office:value-type="float" office:value="5" calcext:value-type="float">
            <text:p>5</text:p>
          </table:table-cell>
          <table:table-cell office:value-type="float" office:value="5.203004" calcext:value-type="float">
            <text:p>5.203004</text:p>
          </table:table-cell>
          <table:table-cell office:value-type="float" office:value="0" calcext:value-type="float">
            <text:p>0</text:p>
          </table:table-cell>
          <table:table-cell office:value-type="float" office:value="1004.04" calcext:value-type="float">
            <text:p>1004.04</text:p>
          </table:table-cell>
          <table:table-cell office:value-type="float" office:value="-4.209462" calcext:value-type="float">
            <text:p>-4.209462</text:p>
          </table:table-cell>
          <table:table-cell office:value-type="float" office:value="7.565048" calcext:value-type="float">
            <text:p>7.565048</text:p>
          </table:table-cell>
          <table:table-cell office:value-type="float" office:value="0.1741779" calcext:value-type="float">
            <text:p>0.1741779</text:p>
          </table:table-cell>
          <table:table-cell office:value-type="float" office:value="0.1862282" calcext:value-type="float">
            <text:p>0.1862282</text:p>
          </table:table-cell>
          <table:table-cell office:value-type="float" office:value="0.1856669" calcext:value-type="float">
            <text:p>0.1856669</text:p>
          </table:table-cell>
          <table:table-cell office:value-type="float" office:value="0.1858339" calcext:value-type="float">
            <text:p>0.1858339</text:p>
          </table:table-cell>
          <table:table-cell office:value-type="float" office:value="0.187621" calcext:value-type="float">
            <text:p>0.187621</text:p>
          </table:table-cell>
          <table:table-cell office:value-type="float" office:value="0.1694785" calcext:value-type="float">
            <text:p>0.1694785</text:p>
          </table:table-cell>
          <table:table-cell office:value-type="float" office:value="0.1702859" calcext:value-type="float">
            <text:p>0.1702859</text:p>
          </table:table-cell>
          <table:table-cell office:value-type="float" office:value="0.2797989" calcext:value-type="float">
            <text:p>0.2797989</text:p>
          </table:table-cell>
          <table:table-cell office:value-type="float" office:value="0.2667635" calcext:value-type="float">
            <text:p>0.2667635</text:p>
          </table:table-cell>
          <table:table-cell office:value-type="float" office:value="0.3274072" calcext:value-type="float">
            <text:p>0.3274072</text:p>
          </table:table-cell>
          <table:table-cell office:value-type="float" office:value="0.3756759" calcext:value-type="float">
            <text:p>0.3756759</text:p>
          </table:table-cell>
          <table:table-cell office:value-type="float" office:value="0.3913862" calcext:value-type="float">
            <text:p>0.3913862</text:p>
          </table:table-cell>
          <table:table-cell office:value-type="float" office:value="0.4623702" calcext:value-type="float">
            <text:p>0.4623702</text:p>
          </table:table-cell>
          <table:table-cell office:value-type="float" office:value="0" calcext:value-type="float">
            <text:p>0</text:p>
          </table:table-cell>
          <table:table-cell office:value-type="float" office:value="0.04470965" calcext:value-type="float">
            <text:p>0.04470965</text:p>
          </table:table-cell>
          <table:table-cell office:value-type="float" office:value="0.06022644" calcext:value-type="float">
            <text:p>0.06022644</text:p>
          </table:table-cell>
          <table:table-cell office:value-type="float" office:value="0.2349527" calcext:value-type="float">
            <text:p>0.2349527</text:p>
          </table:table-cell>
          <table:table-cell office:value-type="float" office:value="0.1820416" calcext:value-type="float">
            <text:p>0.1820416</text:p>
          </table:table-cell>
          <table:table-cell office:value-type="float" office:value="0.1398715" calcext:value-type="float">
            <text:p>0.1398715</text:p>
          </table:table-cell>
          <table:table-cell office:value-type="float" office:value="0.09019496" calcext:value-type="float">
            <text:p>0.09019496</text:p>
          </table:table-cell>
          <table:table-cell office:value-type="float" office:value="0.08689217" calcext:value-type="float">
            <text:p>0.08689217</text:p>
          </table:table-cell>
          <table:table-cell office:value-type="float" office:value="0.0081832" calcext:value-type="float">
            <text:p>0.0081832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75607" calcext:value-type="float">
            <text:p>-2.275607</text:p>
          </table:table-cell>
          <table:table-cell office:value-type="float" office:value="-1.387033" calcext:value-type="float">
            <text:p>-1.387033</text:p>
          </table:table-cell>
          <table:table-cell office:value-type="float" office:value="-1.43754" calcext:value-type="float">
            <text:p>-1.43754</text:p>
          </table:table-cell>
          <table:table-cell office:value-type="float" office:value="-1.431571" calcext:value-type="float">
            <text:p>-1.431571</text:p>
          </table:table-cell>
          <table:table-cell office:value-type="float" office:value="-1.329701" calcext:value-type="float">
            <text:p>-1.329701</text:p>
          </table:table-cell>
          <table:table-cell office:value-type="float" office:value="-1.122161" calcext:value-type="float">
            <text:p>-1.122161</text:p>
          </table:table-cell>
          <table:table-cell office:value-type="float" office:value="-0.8192685" calcext:value-type="float">
            <text:p>-0.8192685</text:p>
          </table:table-cell>
          <table:table-cell office:value-type="float" office:value="-0.2795296" calcext:value-type="float">
            <text:p>-0.2795296</text:p>
          </table:table-cell>
          <table:table-cell office:value-type="float" office:value="-0.3751595" calcext:value-type="float">
            <text:p>-0.3751595</text:p>
          </table:table-cell>
          <table:table-cell office:value-type="float" office:value="-0.06638224" calcext:value-type="float">
            <text:p>-0.06638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62409" calcext:value-type="float">
            <text:p>-1.162409</text:p>
          </table:table-cell>
          <table:table-cell office:value-type="float" office:value="0.008034036" calcext:value-type="float">
            <text:p>0.008034036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93939" calcext:value-type="float">
            <text:p>-2.3939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5" calcext:value-type="float">
            <text:p>1022005</text:p>
          </table:table-cell>
          <table:table-cell office:value-type="float" office:value="5" calcext:value-type="float">
            <text:p>5</text:p>
          </table:table-cell>
          <table:table-cell office:value-type="float" office:value="5.176985" calcext:value-type="float">
            <text:p>5.176985</text:p>
          </table:table-cell>
          <table:table-cell office:value-type="float" office:value="0" calcext:value-type="float">
            <text:p>0</text:p>
          </table:table-cell>
          <table:table-cell office:value-type="float" office:value="1004.063" calcext:value-type="float">
            <text:p>1004.063</text:p>
          </table:table-cell>
          <table:table-cell office:value-type="float" office:value="-4.206982" calcext:value-type="float">
            <text:p>-4.206982</text:p>
          </table:table-cell>
          <table:table-cell office:value-type="float" office:value="4.974543" calcext:value-type="float">
            <text:p>4.974543</text:p>
          </table:table-cell>
          <table:table-cell office:value-type="float" office:value="0.1768409" calcext:value-type="float">
            <text:p>0.1768409</text:p>
          </table:table-cell>
          <table:table-cell office:value-type="float" office:value="0.1888265" calcext:value-type="float">
            <text:p>0.1888265</text:p>
          </table:table-cell>
          <table:table-cell office:value-type="float" office:value="0.1879684" calcext:value-type="float">
            <text:p>0.1879684</text:p>
          </table:table-cell>
          <table:table-cell office:value-type="float" office:value="0.1878604" calcext:value-type="float">
            <text:p>0.1878604</text:p>
          </table:table-cell>
          <table:table-cell office:value-type="float" office:value="0.1892532" calcext:value-type="float">
            <text:p>0.1892532</text:p>
          </table:table-cell>
          <table:table-cell office:value-type="float" office:value="0.1702856" calcext:value-type="float">
            <text:p>0.1702856</text:p>
          </table:table-cell>
          <table:table-cell office:value-type="float" office:value="0.1708217" calcext:value-type="float">
            <text:p>0.1708217</text:p>
          </table:table-cell>
          <table:table-cell office:value-type="float" office:value="0.2805075" calcext:value-type="float">
            <text:p>0.2805075</text:p>
          </table:table-cell>
          <table:table-cell office:value-type="float" office:value="0.2669088" calcext:value-type="float">
            <text:p>0.2669088</text:p>
          </table:table-cell>
          <table:table-cell office:value-type="float" office:value="0.3277521" calcext:value-type="float">
            <text:p>0.3277521</text:p>
          </table:table-cell>
          <table:table-cell office:value-type="float" office:value="0.3756471" calcext:value-type="float">
            <text:p>0.3756471</text:p>
          </table:table-cell>
          <table:table-cell office:value-type="float" office:value="0.3912829" calcext:value-type="float">
            <text:p>0.3912829</text:p>
          </table:table-cell>
          <table:table-cell office:value-type="float" office:value="0.4623449" calcext:value-type="float">
            <text:p>0.4623449</text:p>
          </table:table-cell>
          <table:table-cell office:value-type="float" office:value="0" calcext:value-type="float">
            <text:p>0</text:p>
          </table:table-cell>
          <table:table-cell office:value-type="float" office:value="0.07392957" calcext:value-type="float">
            <text:p>0.07392957</text:p>
          </table:table-cell>
          <table:table-cell office:value-type="float" office:value="0.05776478" calcext:value-type="float">
            <text:p>0.05776478</text:p>
          </table:table-cell>
          <table:table-cell office:value-type="float" office:value="0.2325653" calcext:value-type="float">
            <text:p>0.2325653</text:p>
          </table:table-cell>
          <table:table-cell office:value-type="float" office:value="0.1799184" calcext:value-type="float">
            <text:p>0.1799184</text:p>
          </table:table-cell>
          <table:table-cell office:value-type="float" office:value="0.1381349" calcext:value-type="float">
            <text:p>0.1381349</text:p>
          </table:table-cell>
          <table:table-cell office:value-type="float" office:value="0.08934133" calcext:value-type="float">
            <text:p>0.08934133</text:p>
          </table:table-cell>
          <table:table-cell office:value-type="float" office:value="0.08684529" calcext:value-type="float">
            <text:p>0.08684529</text:p>
          </table:table-cell>
          <table:table-cell office:value-type="float" office:value="0.007167107" calcext:value-type="float">
            <text:p>0.007167107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94257" calcext:value-type="float">
            <text:p>-1.894257</text:p>
          </table:table-cell>
          <table:table-cell office:value-type="float" office:value="-1.239567" calcext:value-type="float">
            <text:p>-1.239567</text:p>
          </table:table-cell>
          <table:table-cell office:value-type="float" office:value="-1.306247" calcext:value-type="float">
            <text:p>-1.306247</text:p>
          </table:table-cell>
          <table:table-cell office:value-type="float" office:value="-1.316484" calcext:value-type="float">
            <text:p>-1.316484</text:p>
          </table:table-cell>
          <table:table-cell office:value-type="float" office:value="-1.243791" calcext:value-type="float">
            <text:p>-1.243791</text:p>
          </table:table-cell>
          <table:table-cell office:value-type="float" office:value="-1.082248" calcext:value-type="float">
            <text:p>-1.082248</text:p>
          </table:table-cell>
          <table:table-cell office:value-type="float" office:value="-0.8012297" calcext:value-type="float">
            <text:p>-0.8012297</text:p>
          </table:table-cell>
          <table:table-cell office:value-type="float" office:value="-0.273398" calcext:value-type="float">
            <text:p>-0.273398</text:p>
          </table:table-cell>
          <table:table-cell office:value-type="float" office:value="-0.3732557" calcext:value-type="float">
            <text:p>-0.3732557</text:p>
          </table:table-cell>
          <table:table-cell office:value-type="float" office:value="-0.06571129" calcext:value-type="float">
            <text:p>-0.06571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063043" calcext:value-type="float">
            <text:p>-0.8063043</text:p>
          </table:table-cell>
          <table:table-cell office:value-type="float" office:value="0.007985843" calcext:value-type="float">
            <text:p>0.007985843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95954" calcext:value-type="float">
            <text:p>-2.39595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5.1" calcext:value-type="float">
            <text:p>5.1</text:p>
          </table:table-cell>
          <table:table-cell office:value-type="float" office:value="5.542406" calcext:value-type="float">
            <text:p>5.542406</text:p>
          </table:table-cell>
          <table:table-cell office:value-type="float" office:value="0" calcext:value-type="float">
            <text:p>0</text:p>
          </table:table-cell>
          <table:table-cell office:value-type="float" office:value="1003.792" calcext:value-type="float">
            <text:p>1003.792</text:p>
          </table:table-cell>
          <table:table-cell office:value-type="float" office:value="-4.201126" calcext:value-type="float">
            <text:p>-4.201126</text:p>
          </table:table-cell>
          <table:table-cell office:value-type="float" office:value="0" calcext:value-type="float">
            <text:p>0</text:p>
          </table:table-cell>
          <table:table-cell office:value-type="float" office:value="0.2179344" calcext:value-type="float">
            <text:p>0.2179344</text:p>
          </table:table-cell>
          <table:table-cell office:value-type="float" office:value="0.2294225" calcext:value-type="float">
            <text:p>0.2294225</text:p>
          </table:table-cell>
          <table:table-cell office:value-type="float" office:value="0.1984328" calcext:value-type="float">
            <text:p>0.1984328</text:p>
          </table:table-cell>
          <table:table-cell office:value-type="float" office:value="0.1922238" calcext:value-type="float">
            <text:p>0.1922238</text:p>
          </table:table-cell>
          <table:table-cell office:value-type="float" office:value="0.191858" calcext:value-type="float">
            <text:p>0.191858</text:p>
          </table:table-cell>
          <table:table-cell office:value-type="float" office:value="0.1714259" calcext:value-type="float">
            <text:p>0.1714259</text:p>
          </table:table-cell>
          <table:table-cell office:value-type="float" office:value="0.1715923" calcext:value-type="float">
            <text:p>0.1715923</text:p>
          </table:table-cell>
          <table:table-cell office:value-type="float" office:value="0.281223" calcext:value-type="float">
            <text:p>0.281223</text:p>
          </table:table-cell>
          <table:table-cell office:value-type="float" office:value="0.2670546" calcext:value-type="float">
            <text:p>0.2670546</text:p>
          </table:table-cell>
          <table:table-cell office:value-type="float" office:value="0.3280906" calcext:value-type="float">
            <text:p>0.3280906</text:p>
          </table:table-cell>
          <table:table-cell office:value-type="float" office:value="0.3756229" calcext:value-type="float">
            <text:p>0.3756229</text:p>
          </table:table-cell>
          <table:table-cell office:value-type="float" office:value="0.3911866" calcext:value-type="float">
            <text:p>0.3911866</text:p>
          </table:table-cell>
          <table:table-cell office:value-type="float" office:value="0.4623257" calcext:value-type="float">
            <text:p>0.4623257</text:p>
          </table:table-cell>
          <table:table-cell office:value-type="float" office:value="0" calcext:value-type="float">
            <text:p>0</text:p>
          </table:table-cell>
          <table:table-cell office:value-type="float" office:value="0.07037911" calcext:value-type="float">
            <text:p>0.07037911</text:p>
          </table:table-cell>
          <table:table-cell office:value-type="float" office:value="0.01506489" calcext:value-type="float">
            <text:p>0.01506489</text:p>
          </table:table-cell>
          <table:table-cell office:value-type="float" office:value="0.2219602" calcext:value-type="float">
            <text:p>0.2219602</text:p>
          </table:table-cell>
          <table:table-cell office:value-type="float" office:value="0.1753378" calcext:value-type="float">
            <text:p>0.1753378</text:p>
          </table:table-cell>
          <table:table-cell office:value-type="float" office:value="0.1353456" calcext:value-type="float">
            <text:p>0.1353456</text:p>
          </table:table-cell>
          <table:table-cell office:value-type="float" office:value="0.08813353" calcext:value-type="float">
            <text:p>0.08813353</text:p>
          </table:table-cell>
          <table:table-cell office:value-type="float" office:value="0.08653463" calcext:value-type="float">
            <text:p>0.08653463</text:p>
          </table:table-cell>
          <table:table-cell office:value-type="float" office:value="0.006147477" calcext:value-type="float">
            <text:p>0.006147477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729409" calcext:value-type="float">
            <text:p>-0.3729409</text:p>
          </table:table-cell>
          <table:table-cell office:value-type="float" office:value="-0.2752231" calcext:value-type="float">
            <text:p>-0.2752231</text:p>
          </table:table-cell>
          <table:table-cell office:value-type="float" office:value="-0.862882" calcext:value-type="float">
            <text:p>-0.862882</text:p>
          </table:table-cell>
          <table:table-cell office:value-type="float" office:value="-1.105169" calcext:value-type="float">
            <text:p>-1.105169</text:p>
          </table:table-cell>
          <table:table-cell office:value-type="float" office:value="-1.120836" calcext:value-type="float">
            <text:p>-1.120836</text:p>
          </table:table-cell>
          <table:table-cell office:value-type="float" office:value="-1.028714" calcext:value-type="float">
            <text:p>-1.028714</text:p>
          </table:table-cell>
          <table:table-cell office:value-type="float" office:value="-0.7760574" calcext:value-type="float">
            <text:p>-0.7760574</text:p>
          </table:table-cell>
          <table:table-cell office:value-type="float" office:value="-0.2673602" calcext:value-type="float">
            <text:p>-0.2673602</text:p>
          </table:table-cell>
          <table:table-cell office:value-type="float" office:value="-0.3713559" calcext:value-type="float">
            <text:p>-0.3713559</text:p>
          </table:table-cell>
          <table:table-cell office:value-type="float" office:value="-0.06506009" calcext:value-type="float">
            <text:p>-0.06506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56759" calcext:value-type="float">
            <text:p>-0.2656759</text:p>
          </table:table-cell>
          <table:table-cell office:value-type="float" office:value="0.007690604" calcext:value-type="float">
            <text:p>0.007690604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9619" calcext:value-type="float">
            <text:p>-2.396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5" calcext:value-type="float">
            <text:p>3022005</text:p>
          </table:table-cell>
          <table:table-cell office:value-type="float" office:value="5.1" calcext:value-type="float">
            <text:p>5.1</text:p>
          </table:table-cell>
          <table:table-cell office:value-type="float" office:value="6.290333" calcext:value-type="float">
            <text:p>6.290333</text:p>
          </table:table-cell>
          <table:table-cell office:value-type="float" office:value="0" calcext:value-type="float">
            <text:p>0</text:p>
          </table:table-cell>
          <table:table-cell office:value-type="float" office:value="1003.044" calcext:value-type="float">
            <text:p>1003.044</text:p>
          </table:table-cell>
          <table:table-cell office:value-type="float" office:value="-4.201126" calcext:value-type="float">
            <text:p>-4.201126</text:p>
          </table:table-cell>
          <table:table-cell office:value-type="float" office:value="0" calcext:value-type="float">
            <text:p>0</text:p>
          </table:table-cell>
          <table:table-cell office:value-type="float" office:value="0.2208274" calcext:value-type="float">
            <text:p>0.2208274</text:p>
          </table:table-cell>
          <table:table-cell office:value-type="float" office:value="0.2372681" calcext:value-type="float">
            <text:p>0.2372681</text:p>
          </table:table-cell>
          <table:table-cell office:value-type="float" office:value="0.2397625" calcext:value-type="float">
            <text:p>0.2397625</text:p>
          </table:table-cell>
          <table:table-cell office:value-type="float" office:value="0.2051084" calcext:value-type="float">
            <text:p>0.2051084</text:p>
          </table:table-cell>
          <table:table-cell office:value-type="float" office:value="0.1991503" calcext:value-type="float">
            <text:p>0.1991503</text:p>
          </table:table-cell>
          <table:table-cell office:value-type="float" office:value="0.1740781" calcext:value-type="float">
            <text:p>0.1740781</text:p>
          </table:table-cell>
          <table:table-cell office:value-type="float" office:value="0.1730522" calcext:value-type="float">
            <text:p>0.1730522</text:p>
          </table:table-cell>
          <table:table-cell office:value-type="float" office:value="0.2819495" calcext:value-type="float">
            <text:p>0.2819495</text:p>
          </table:table-cell>
          <table:table-cell office:value-type="float" office:value="0.2672346" calcext:value-type="float">
            <text:p>0.2672346</text:p>
          </table:table-cell>
          <table:table-cell office:value-type="float" office:value="0.328468" calcext:value-type="float">
            <text:p>0.328468</text:p>
          </table:table-cell>
          <table:table-cell office:value-type="float" office:value="0.3755132" calcext:value-type="float">
            <text:p>0.3755132</text:p>
          </table:table-cell>
          <table:table-cell office:value-type="float" office:value="0.3911033" calcext:value-type="float">
            <text:p>0.3911033</text:p>
          </table:table-cell>
          <table:table-cell office:value-type="float" office:value="0.4623703" calcext:value-type="float">
            <text:p>0.4623703</text:p>
          </table:table-cell>
          <table:table-cell office:value-type="float" office:value="0" calcext:value-type="float">
            <text:p>0</text:p>
          </table:table-cell>
          <table:table-cell office:value-type="float" office:value="0.01420547" calcext:value-type="float">
            <text:p>0.01420547</text:p>
          </table:table-cell>
          <table:table-cell office:value-type="float" office:value="0.002590482" calcext:value-type="float">
            <text:p>0.002590482</text:p>
          </table:table-cell>
          <table:table-cell office:value-type="float" office:value="0.1768597" calcext:value-type="float">
            <text:p>0.1768597</text:p>
          </table:table-cell>
          <table:table-cell office:value-type="float" office:value="0.1621427" calcext:value-type="float">
            <text:p>0.1621427</text:p>
          </table:table-cell>
          <table:table-cell office:value-type="float" office:value="0.1277516" calcext:value-type="float">
            <text:p>0.1277516</text:p>
          </table:table-cell>
          <table:table-cell office:value-type="float" office:value="0.08532681" calcext:value-type="float">
            <text:p>0.08532681</text:p>
          </table:table-cell>
          <table:table-cell office:value-type="float" office:value="0.08556594" calcext:value-type="float">
            <text:p>0.08556594</text:p>
          </table:table-cell>
          <table:table-cell office:value-type="float" office:value="0.005080578" calcext:value-type="float">
            <text:p>0.005080578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646846" calcext:value-type="float">
            <text:p>-0.3646846</text:p>
          </table:table-cell>
          <table:table-cell office:value-type="float" office:value="-0.2158667" calcext:value-type="float">
            <text:p>-0.2158667</text:p>
          </table:table-cell>
          <table:table-cell office:value-type="float" office:value="-0.19983" calcext:value-type="float">
            <text:p>-0.19983</text:p>
          </table:table-cell>
          <table:table-cell office:value-type="float" office:value="-0.6708083" calcext:value-type="float">
            <text:p>-0.6708083</text:p>
          </table:table-cell>
          <table:table-cell office:value-type="float" office:value="-0.8417332" calcext:value-type="float">
            <text:p>-0.8417332</text:p>
          </table:table-cell>
          <table:table-cell office:value-type="float" office:value="-0.9152592" calcext:value-type="float">
            <text:p>-0.9152592</text:p>
          </table:table-cell>
          <table:table-cell office:value-type="float" office:value="-0.7309043" calcext:value-type="float">
            <text:p>-0.7309043</text:p>
          </table:table-cell>
          <table:table-cell office:value-type="float" office:value="-0.261381" calcext:value-type="float">
            <text:p>-0.261381</text:p>
          </table:table-cell>
          <table:table-cell office:value-type="float" office:value="-0.3690304" calcext:value-type="float">
            <text:p>-0.3690304</text:p>
          </table:table-cell>
          <table:table-cell office:value-type="float" office:value="-0.06434424" calcext:value-type="float">
            <text:p>-0.06434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297681" calcext:value-type="float">
            <text:p>-0.3297681</text:p>
          </table:table-cell>
          <table:table-cell office:value-type="float" office:value="0.007241696" calcext:value-type="float">
            <text:p>0.007241696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95734" calcext:value-type="float">
            <text:p>-2.3957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5" calcext:value-type="float">
            <text:p>4022005</text:p>
          </table:table-cell>
          <table:table-cell office:value-type="float" office:value="5.1" calcext:value-type="float">
            <text:p>5.1</text:p>
          </table:table-cell>
          <table:table-cell office:value-type="float" office:value="7.26691" calcext:value-type="float">
            <text:p>7.26691</text:p>
          </table:table-cell>
          <table:table-cell office:value-type="float" office:value="0" calcext:value-type="float">
            <text:p>0</text:p>
          </table:table-cell>
          <table:table-cell office:value-type="float" office:value="1002.068" calcext:value-type="float">
            <text:p>1002.068</text:p>
          </table:table-cell>
          <table:table-cell office:value-type="float" office:value="-4.201126" calcext:value-type="float">
            <text:p>-4.201126</text:p>
          </table:table-cell>
          <table:table-cell office:value-type="float" office:value="0" calcext:value-type="float">
            <text:p>0</text:p>
          </table:table-cell>
          <table:table-cell office:value-type="float" office:value="0.1792629" calcext:value-type="float">
            <text:p>0.1792629</text:p>
          </table:table-cell>
          <table:table-cell office:value-type="float" office:value="0.2337777" calcext:value-type="float">
            <text:p>0.2337777</text:p>
          </table:table-cell>
          <table:table-cell office:value-type="float" office:value="0.2913646" calcext:value-type="float">
            <text:p>0.2913646</text:p>
          </table:table-cell>
          <table:table-cell office:value-type="float" office:value="0.2193688" calcext:value-type="float">
            <text:p>0.2193688</text:p>
          </table:table-cell>
          <table:table-cell office:value-type="float" office:value="0.2075806" calcext:value-type="float">
            <text:p>0.2075806</text:p>
          </table:table-cell>
          <table:table-cell office:value-type="float" office:value="0.1778376" calcext:value-type="float">
            <text:p>0.1778376</text:p>
          </table:table-cell>
          <table:table-cell office:value-type="float" office:value="0.1753429" calcext:value-type="float">
            <text:p>0.1753429</text:p>
          </table:table-cell>
          <table:table-cell office:value-type="float" office:value="0.2827848" calcext:value-type="float">
            <text:p>0.2827848</text:p>
          </table:table-cell>
          <table:table-cell office:value-type="float" office:value="0.2674275" calcext:value-type="float">
            <text:p>0.2674275</text:p>
          </table:table-cell>
          <table:table-cell office:value-type="float" office:value="0.3288985" calcext:value-type="float">
            <text:p>0.3288985</text:p>
          </table:table-cell>
          <table:table-cell office:value-type="float" office:value="0.3753307" calcext:value-type="float">
            <text:p>0.3753307</text:p>
          </table:table-cell>
          <table:table-cell office:value-type="float" office:value="0.3910264" calcext:value-type="float">
            <text:p>0.3910264</text:p>
          </table:table-cell>
          <table:table-cell office:value-type="float" office:value="0.4623728" calcext:value-type="float">
            <text:p>0.4623728</text:p>
          </table:table-cell>
          <table:table-cell office:value-type="float" office:value="0" calcext:value-type="float">
            <text:p>0</text:p>
          </table:table-cell>
          <table:table-cell office:value-type="float" office:value="0.000000001608478" calcext:value-type="float">
            <text:p>1.608478E-09</text:p>
          </table:table-cell>
          <table:table-cell office:value-type="float" office:value="0.002936721" calcext:value-type="float">
            <text:p>0.002936721</text:p>
          </table:table-cell>
          <table:table-cell office:value-type="float" office:value="0.1143706" calcext:value-type="float">
            <text:p>0.1143706</text:p>
          </table:table-cell>
          <table:table-cell office:value-type="float" office:value="0.1486847" calcext:value-type="float">
            <text:p>0.1486847</text:p>
          </table:table-cell>
          <table:table-cell office:value-type="float" office:value="0.1195826" calcext:value-type="float">
            <text:p>0.1195826</text:p>
          </table:table-cell>
          <table:table-cell office:value-type="float" office:value="0.0813743" calcext:value-type="float">
            <text:p>0.0813743</text:p>
          </table:table-cell>
          <table:table-cell office:value-type="float" office:value="0.0837016" calcext:value-type="float">
            <text:p>0.0837016</text:p>
          </table:table-cell>
          <table:table-cell office:value-type="float" office:value="0.003893461" calcext:value-type="float">
            <text:p>0.003893461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3041" calcext:value-type="float">
            <text:p>-1.93041</text:p>
          </table:table-cell>
          <table:table-cell office:value-type="float" office:value="-0.2425288" calcext:value-type="float">
            <text:p>-0.2425288</text:p>
          </table:table-cell>
          <table:table-cell office:value-type="float" office:value="-0.04447936" calcext:value-type="float">
            <text:p>-0.04447936</text:p>
          </table:table-cell>
          <table:table-cell office:value-type="float" office:value="-0.3991916" calcext:value-type="float">
            <text:p>-0.3991916</text:p>
          </table:table-cell>
          <table:table-cell office:value-type="float" office:value="-0.6113357" calcext:value-type="float">
            <text:p>-0.6113357</text:p>
          </table:table-cell>
          <table:table-cell office:value-type="float" office:value="-0.7772078" calcext:value-type="float">
            <text:p>-0.7772078</text:p>
          </table:table-cell>
          <table:table-cell office:value-type="float" office:value="-0.6657164" calcext:value-type="float">
            <text:p>-0.6657164</text:p>
          </table:table-cell>
          <table:table-cell office:value-type="float" office:value="-0.2547036" calcext:value-type="float">
            <text:p>-0.2547036</text:p>
          </table:table-cell>
          <table:table-cell office:value-type="float" office:value="-0.3665496" calcext:value-type="float">
            <text:p>-0.3665496</text:p>
          </table:table-cell>
          <table:table-cell office:value-type="float" office:value="-0.06353593" calcext:value-type="float">
            <text:p>-0.06353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33859" calcext:value-type="float">
            <text:p>-2.133859</text:p>
          </table:table-cell>
          <table:table-cell office:value-type="float" office:value="0.006804467" calcext:value-type="float">
            <text:p>0.006804467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94915" calcext:value-type="float">
            <text:p>-2.3949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5" calcext:value-type="float">
            <text:p>5022005</text:p>
          </table:table-cell>
          <table:table-cell office:value-type="float" office:value="5.1" calcext:value-type="float">
            <text:p>5.1</text:p>
          </table:table-cell>
          <table:table-cell office:value-type="float" office:value="7.855763" calcext:value-type="float">
            <text:p>7.855763</text:p>
          </table:table-cell>
          <table:table-cell office:value-type="float" office:value="0" calcext:value-type="float">
            <text:p>0</text:p>
          </table:table-cell>
          <table:table-cell office:value-type="float" office:value="1001.479" calcext:value-type="float">
            <text:p>1001.479</text:p>
          </table:table-cell>
          <table:table-cell office:value-type="float" office:value="-4.201126" calcext:value-type="float">
            <text:p>-4.201126</text:p>
          </table:table-cell>
          <table:table-cell office:value-type="float" office:value="0" calcext:value-type="float">
            <text:p>0</text:p>
          </table:table-cell>
          <table:table-cell office:value-type="float" office:value="0.1577628" calcext:value-type="float">
            <text:p>0.1577628</text:p>
          </table:table-cell>
          <table:table-cell office:value-type="float" office:value="0.237138" calcext:value-type="float">
            <text:p>0.237138</text:p>
          </table:table-cell>
          <table:table-cell office:value-type="float" office:value="0.3439561" calcext:value-type="float">
            <text:p>0.3439561</text:p>
          </table:table-cell>
          <table:table-cell office:value-type="float" office:value="0.2318513" calcext:value-type="float">
            <text:p>0.2318513</text:p>
          </table:table-cell>
          <table:table-cell office:value-type="float" office:value="0.2150178" calcext:value-type="float">
            <text:p>0.2150178</text:p>
          </table:table-cell>
          <table:table-cell office:value-type="float" office:value="0.1816446" calcext:value-type="float">
            <text:p>0.1816446</text:p>
          </table:table-cell>
          <table:table-cell office:value-type="float" office:value="0.1780797" calcext:value-type="float">
            <text:p>0.1780797</text:p>
          </table:table-cell>
          <table:table-cell office:value-type="float" office:value="0.2837554" calcext:value-type="float">
            <text:p>0.2837554</text:p>
          </table:table-cell>
          <table:table-cell office:value-type="float" office:value="0.2676213" calcext:value-type="float">
            <text:p>0.2676213</text:p>
          </table:table-cell>
          <table:table-cell office:value-type="float" office:value="0.3293183" calcext:value-type="float">
            <text:p>0.3293183</text:p>
          </table:table-cell>
          <table:table-cell office:value-type="float" office:value="0.3751777" calcext:value-type="float">
            <text:p>0.3751777</text:p>
          </table:table-cell>
          <table:table-cell office:value-type="float" office:value="0.3909566" calcext:value-type="float">
            <text:p>0.3909566</text:p>
          </table:table-cell>
          <table:table-cell office:value-type="float" office:value="0.4623794" calcext:value-type="float">
            <text:p>0.4623794</text:p>
          </table:table-cell>
          <table:table-cell office:value-type="float" office:value="0" calcext:value-type="float">
            <text:p>0</text:p>
          </table:table-cell>
          <table:table-cell office:value-type="float" office:value="2.951841E-015" calcext:value-type="float">
            <text:p>2.951841E-15</text:p>
          </table:table-cell>
          <table:table-cell office:value-type="float" office:value="0.0000000064494" calcext:value-type="float">
            <text:p>6.4494E-09</text:p>
          </table:table-cell>
          <table:table-cell office:value-type="float" office:value="0.04474062" calcext:value-type="float">
            <text:p>0.04474062</text:p>
          </table:table-cell>
          <table:table-cell office:value-type="float" office:value="0.1385315" calcext:value-type="float">
            <text:p>0.1385315</text:p>
          </table:table-cell>
          <table:table-cell office:value-type="float" office:value="0.113315" calcext:value-type="float">
            <text:p>0.113315</text:p>
          </table:table-cell>
          <table:table-cell office:value-type="float" office:value="0.07741591" calcext:value-type="float">
            <text:p>0.07741591</text:p>
          </table:table-cell>
          <table:table-cell office:value-type="float" office:value="0.08137199" calcext:value-type="float">
            <text:p>0.08137199</text:p>
          </table:table-cell>
          <table:table-cell office:value-type="float" office:value="0.002558517" calcext:value-type="float">
            <text:p>0.002558517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26246" calcext:value-type="float">
            <text:p>-5.226246</text:p>
          </table:table-cell>
          <table:table-cell office:value-type="float" office:value="-0.2188732" calcext:value-type="float">
            <text:p>-0.2188732</text:p>
          </table:table-cell>
          <table:table-cell office:value-type="float" office:value="-0.01521325" calcext:value-type="float">
            <text:p>-0.01521325</text:p>
          </table:table-cell>
          <table:table-cell office:value-type="float" office:value="-0.2609561" calcext:value-type="float">
            <text:p>-0.2609561</text:p>
          </table:table-cell>
          <table:table-cell office:value-type="float" office:value="-0.4661941" calcext:value-type="float">
            <text:p>-0.4661941</text:p>
          </table:table-cell>
          <table:table-cell office:value-type="float" office:value="-0.6607808" calcext:value-type="float">
            <text:p>-0.6607808</text:p>
          </table:table-cell>
          <table:table-cell office:value-type="float" office:value="-0.5962365" calcext:value-type="float">
            <text:p>-0.5962365</text:p>
          </table:table-cell>
          <table:table-cell office:value-type="float" office:value="-0.2471734" calcext:value-type="float">
            <text:p>-0.2471734</text:p>
          </table:table-cell>
          <table:table-cell office:value-type="float" office:value="-0.3640765" calcext:value-type="float">
            <text:p>-0.3640765</text:p>
          </table:table-cell>
          <table:table-cell office:value-type="float" office:value="-0.06275841" calcext:value-type="float">
            <text:p>-0.06275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671004" calcext:value-type="float">
            <text:p>-6.671004</text:p>
          </table:table-cell>
          <table:table-cell office:value-type="float" office:value="0.006365995" calcext:value-type="float">
            <text:p>0.00636599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4132" calcext:value-type="float">
            <text:p>-2.3941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5" calcext:value-type="float">
            <text:p>6022005</text:p>
          </table:table-cell>
          <table:table-cell office:value-type="float" office:value="20.7" calcext:value-type="float">
            <text:p>20.7</text:p>
          </table:table-cell>
          <table:table-cell office:value-type="float" office:value="7.813626" calcext:value-type="float">
            <text:p>7.813626</text:p>
          </table:table-cell>
          <table:table-cell office:value-type="float" office:value="0" calcext:value-type="float">
            <text:p>0</text:p>
          </table:table-cell>
          <table:table-cell office:value-type="float" office:value="1016.876" calcext:value-type="float">
            <text:p>1016.876</text:p>
          </table:table-cell>
          <table:table-cell office:value-type="float" office:value="-3.95581" calcext:value-type="float">
            <text:p>-3.95581</text:p>
          </table:table-cell>
          <table:table-cell office:value-type="float" office:value="42.84246" calcext:value-type="float">
            <text:p>42.84246</text:p>
          </table:table-cell>
          <table:table-cell office:value-type="float" office:value="0.3173745" calcext:value-type="float">
            <text:p>0.3173745</text:p>
          </table:table-cell>
          <table:table-cell office:value-type="float" office:value="0.3399371" calcext:value-type="float">
            <text:p>0.3399371</text:p>
          </table:table-cell>
          <table:table-cell office:value-type="float" office:value="0.3530217" calcext:value-type="float">
            <text:p>0.3530217</text:p>
          </table:table-cell>
          <table:table-cell office:value-type="float" office:value="0.2361907" calcext:value-type="float">
            <text:p>0.2361907</text:p>
          </table:table-cell>
          <table:table-cell office:value-type="float" office:value="0.2201362" calcext:value-type="float">
            <text:p>0.2201362</text:p>
          </table:table-cell>
          <table:table-cell office:value-type="float" office:value="0.1857553" calcext:value-type="float">
            <text:p>0.1857553</text:p>
          </table:table-cell>
          <table:table-cell office:value-type="float" office:value="0.190042" calcext:value-type="float">
            <text:p>0.190042</text:p>
          </table:table-cell>
          <table:table-cell office:value-type="float" office:value="0.2850701" calcext:value-type="float">
            <text:p>0.2850701</text:p>
          </table:table-cell>
          <table:table-cell office:value-type="float" office:value="0.2678169" calcext:value-type="float">
            <text:p>0.2678169</text:p>
          </table:table-cell>
          <table:table-cell office:value-type="float" office:value="0.3297285" calcext:value-type="float">
            <text:p>0.3297285</text:p>
          </table:table-cell>
          <table:table-cell office:value-type="float" office:value="0.3750508" calcext:value-type="float">
            <text:p>0.3750508</text:p>
          </table:table-cell>
          <table:table-cell office:value-type="float" office:value="0.3908854" calcext:value-type="float">
            <text:p>0.3908854</text:p>
          </table:table-cell>
          <table:table-cell office:value-type="float" office:value="0.462325" calcext:value-type="float">
            <text:p>0.462325</text:p>
          </table:table-cell>
          <table:table-cell office:value-type="float" office:value="0" calcext:value-type="float">
            <text:p>0</text:p>
          </table:table-cell>
          <table:table-cell office:value-type="float" office:value="0.07759958" calcext:value-type="float">
            <text:p>0.07759958</text:p>
          </table:table-cell>
          <table:table-cell office:value-type="float" office:value="0.01138567" calcext:value-type="float">
            <text:p>0.01138567</text:p>
          </table:table-cell>
          <table:table-cell office:value-type="float" office:value="0.04751184" calcext:value-type="float">
            <text:p>0.04751184</text:p>
          </table:table-cell>
          <table:table-cell office:value-type="float" office:value="0.138413" calcext:value-type="float">
            <text:p>0.138413</text:p>
          </table:table-cell>
          <table:table-cell office:value-type="float" office:value="0.1103537" calcext:value-type="float">
            <text:p>0.1103537</text:p>
          </table:table-cell>
          <table:table-cell office:value-type="float" office:value="0.07322604" calcext:value-type="float">
            <text:p>0.07322604</text:p>
          </table:table-cell>
          <table:table-cell office:value-type="float" office:value="0.08140319" calcext:value-type="float">
            <text:p>0.08140319</text:p>
          </table:table-cell>
          <table:table-cell office:value-type="float" office:value="0.0008638643" calcext:value-type="float">
            <text:p>0.0008638643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392836" calcext:value-type="float">
            <text:p>-0.02392836</text:p>
          </table:table-cell>
          <table:table-cell office:value-type="float" office:value="-0.01602397" calcext:value-type="float">
            <text:p>-0.01602397</text:p>
          </table:table-cell>
          <table:table-cell office:value-type="float" office:value="-0.01282655" calcext:value-type="float">
            <text:p>-0.01282655</text:p>
          </table:table-cell>
          <table:table-cell office:value-type="float" office:value="-0.2260946" calcext:value-type="float">
            <text:p>-0.2260946</text:p>
          </table:table-cell>
          <table:table-cell office:value-type="float" office:value="-0.388784" calcext:value-type="float">
            <text:p>-0.388784</text:p>
          </table:table-cell>
          <table:table-cell office:value-type="float" office:value="-0.5568627" calcext:value-type="float">
            <text:p>-0.5568627</text:p>
          </table:table-cell>
          <table:table-cell office:value-type="float" office:value="-0.3807822" calcext:value-type="float">
            <text:p>-0.3807822</text:p>
          </table:table-cell>
          <table:table-cell office:value-type="float" office:value="-0.2373952" calcext:value-type="float">
            <text:p>-0.2373952</text:p>
          </table:table-cell>
          <table:table-cell office:value-type="float" office:value="-0.3615992" calcext:value-type="float">
            <text:p>-0.3615992</text:p>
          </table:table-cell>
          <table:table-cell office:value-type="float" office:value="-0.06200888" calcext:value-type="float">
            <text:p>-0.06200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294934" calcext:value-type="float">
            <text:p>-0.03294934</text:p>
          </table:table-cell>
          <table:table-cell office:value-type="float" office:value="0.006432544" calcext:value-type="float">
            <text:p>0.006432544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9694" calcext:value-type="float">
            <text:p>-2.396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5" calcext:value-type="float">
            <text:p>7022005</text:p>
          </table:table-cell>
          <table:table-cell office:value-type="float" office:value="20.7" calcext:value-type="float">
            <text:p>20.7</text:p>
          </table:table-cell>
          <table:table-cell office:value-type="float" office:value="7.98399" calcext:value-type="float">
            <text:p>7.98399</text:p>
          </table:table-cell>
          <table:table-cell office:value-type="float" office:value="0" calcext:value-type="float">
            <text:p>0</text:p>
          </table:table-cell>
          <table:table-cell office:value-type="float" office:value="1016.08" calcext:value-type="float">
            <text:p>1016.08</text:p>
          </table:table-cell>
          <table:table-cell office:value-type="float" office:value="-3.330597" calcext:value-type="float">
            <text:p>-3.330597</text:p>
          </table:table-cell>
          <table:table-cell office:value-type="float" office:value="42.53777" calcext:value-type="float">
            <text:p>42.53777</text:p>
          </table:table-cell>
          <table:table-cell office:value-type="float" office:value="0.1585094" calcext:value-type="float">
            <text:p>0.1585094</text:p>
          </table:table-cell>
          <table:table-cell office:value-type="float" office:value="0.2874513" calcext:value-type="float">
            <text:p>0.2874513</text:p>
          </table:table-cell>
          <table:table-cell office:value-type="float" office:value="0.310836" calcext:value-type="float">
            <text:p>0.310836</text:p>
          </table:table-cell>
          <table:table-cell office:value-type="float" office:value="0.2399079" calcext:value-type="float">
            <text:p>0.2399079</text:p>
          </table:table-cell>
          <table:table-cell office:value-type="float" office:value="0.2248548" calcext:value-type="float">
            <text:p>0.2248548</text:p>
          </table:table-cell>
          <table:table-cell office:value-type="float" office:value="0.190317" calcext:value-type="float">
            <text:p>0.190317</text:p>
          </table:table-cell>
          <table:table-cell office:value-type="float" office:value="0.1978315" calcext:value-type="float">
            <text:p>0.1978315</text:p>
          </table:table-cell>
          <table:table-cell office:value-type="float" office:value="0.2857154" calcext:value-type="float">
            <text:p>0.2857154</text:p>
          </table:table-cell>
          <table:table-cell office:value-type="float" office:value="0.2680141" calcext:value-type="float">
            <text:p>0.2680141</text:p>
          </table:table-cell>
          <table:table-cell office:value-type="float" office:value="0.3301292" calcext:value-type="float">
            <text:p>0.3301292</text:p>
          </table:table-cell>
          <table:table-cell office:value-type="float" office:value="0.3749454" calcext:value-type="float">
            <text:p>0.3749454</text:p>
          </table:table-cell>
          <table:table-cell office:value-type="float" office:value="0.3908047" calcext:value-type="float">
            <text:p>0.3908047</text:p>
          </table:table-cell>
          <table:table-cell office:value-type="float" office:value="0.4496992" calcext:value-type="float">
            <text:p>0.4496992</text:p>
          </table:table-cell>
          <table:table-cell office:value-type="float" office:value="0" calcext:value-type="float">
            <text:p>0</text:p>
          </table:table-cell>
          <table:table-cell office:value-type="float" office:value="0.2521167" calcext:value-type="float">
            <text:p>0.2521167</text:p>
          </table:table-cell>
          <table:table-cell office:value-type="float" office:value="0.0620118" calcext:value-type="float">
            <text:p>0.0620118</text:p>
          </table:table-cell>
          <table:table-cell office:value-type="float" office:value="0.05947989" calcext:value-type="float">
            <text:p>0.05947989</text:p>
          </table:table-cell>
          <table:table-cell office:value-type="float" office:value="0.1393057" calcext:value-type="float">
            <text:p>0.139305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6869043" calcext:value-type="float">
            <text:p>0.06869043</text:p>
          </table:table-cell>
          <table:table-cell office:value-type="float" office:value="0.08317806" calcext:value-type="float">
            <text:p>0.08317806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00259" calcext:value-type="float">
            <text:p>-4.800259</text:p>
          </table:table-cell>
          <table:table-cell office:value-type="float" office:value="-0.04823533" calcext:value-type="float">
            <text:p>-0.04823533</text:p>
          </table:table-cell>
          <table:table-cell office:value-type="float" office:value="-0.02804196" calcext:value-type="float">
            <text:p>-0.02804196</text:p>
          </table:table-cell>
          <table:table-cell office:value-type="float" office:value="-0.2002806" calcext:value-type="float">
            <text:p>-0.2002806</text:p>
          </table:table-cell>
          <table:table-cell office:value-type="float" office:value="-0.3301262" calcext:value-type="float">
            <text:p>-0.3301262</text:p>
          </table:table-cell>
          <table:table-cell office:value-type="float" office:value="-0.4623891" calcext:value-type="float">
            <text:p>-0.4623891</text:p>
          </table:table-cell>
          <table:table-cell office:value-type="float" office:value="-0.2816132" calcext:value-type="float">
            <text:p>-0.2816132</text:p>
          </table:table-cell>
          <table:table-cell office:value-type="float" office:value="-0.2326102" calcext:value-type="float">
            <text:p>-0.2326102</text:p>
          </table:table-cell>
          <table:table-cell office:value-type="float" office:value="-0.3591191" calcext:value-type="float">
            <text:p>-0.3591191</text:p>
          </table:table-cell>
          <table:table-cell office:value-type="float" office:value="-0.06128626" calcext:value-type="float">
            <text:p>-0.06128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45853" calcext:value-type="float">
            <text:p>-12.45853</text:p>
          </table:table-cell>
          <table:table-cell office:value-type="float" office:value="0.006697139" calcext:value-type="float">
            <text:p>0.00669713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90395" calcext:value-type="float">
            <text:p>-2.2903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5" calcext:value-type="float">
            <text:p>8022005</text:p>
          </table:table-cell>
          <table:table-cell office:value-type="float" office:value="20.7" calcext:value-type="float">
            <text:p>20.7</text:p>
          </table:table-cell>
          <table:table-cell office:value-type="float" office:value="8.091741" calcext:value-type="float">
            <text:p>8.091741</text:p>
          </table:table-cell>
          <table:table-cell office:value-type="float" office:value="0" calcext:value-type="float">
            <text:p>0</text:p>
          </table:table-cell>
          <table:table-cell office:value-type="float" office:value="1016.71" calcext:value-type="float">
            <text:p>1016.71</text:p>
          </table:table-cell>
          <table:table-cell office:value-type="float" office:value="-4.068023" calcext:value-type="float">
            <text:p>-4.068023</text:p>
          </table:table-cell>
          <table:table-cell office:value-type="float" office:value="42.309" calcext:value-type="float">
            <text:p>42.309</text:p>
          </table:table-cell>
          <table:table-cell office:value-type="float" office:value="0.1591329" calcext:value-type="float">
            <text:p>0.1591329</text:p>
          </table:table-cell>
          <table:table-cell office:value-type="float" office:value="0.2098644" calcext:value-type="float">
            <text:p>0.2098644</text:p>
          </table:table-cell>
          <table:table-cell office:value-type="float" office:value="0.2758014" calcext:value-type="float">
            <text:p>0.2758014</text:p>
          </table:table-cell>
          <table:table-cell office:value-type="float" office:value="0.2420623" calcext:value-type="float">
            <text:p>0.2420623</text:p>
          </table:table-cell>
          <table:table-cell office:value-type="float" office:value="0.2286678" calcext:value-type="float">
            <text:p>0.2286678</text:p>
          </table:table-cell>
          <table:table-cell office:value-type="float" office:value="0.1940448" calcext:value-type="float">
            <text:p>0.1940448</text:p>
          </table:table-cell>
          <table:table-cell office:value-type="float" office:value="0.1996902" calcext:value-type="float">
            <text:p>0.1996902</text:p>
          </table:table-cell>
          <table:table-cell office:value-type="float" office:value="0.2855854" calcext:value-type="float">
            <text:p>0.2855854</text:p>
          </table:table-cell>
          <table:table-cell office:value-type="float" office:value="0.2682098" calcext:value-type="float">
            <text:p>0.2682098</text:p>
          </table:table-cell>
          <table:table-cell office:value-type="float" office:value="0.3305213" calcext:value-type="float">
            <text:p>0.3305213</text:p>
          </table:table-cell>
          <table:table-cell office:value-type="float" office:value="0.3748796" calcext:value-type="float">
            <text:p>0.3748796</text:p>
          </table:table-cell>
          <table:table-cell office:value-type="float" office:value="0.3912695" calcext:value-type="float">
            <text:p>0.3912695</text:p>
          </table:table-cell>
          <table:table-cell office:value-type="float" office:value="0.4535288" calcext:value-type="float">
            <text:p>0.4535288</text:p>
          </table:table-cell>
          <table:table-cell office:value-type="float" office:value="0" calcext:value-type="float">
            <text:p>0</text:p>
          </table:table-cell>
          <table:table-cell office:value-type="float" office:value="0.2563159" calcext:value-type="float">
            <text:p>0.2563159</text:p>
          </table:table-cell>
          <table:table-cell office:value-type="float" office:value="0.1497844" calcext:value-type="float">
            <text:p>0.1497844</text:p>
          </table:table-cell>
          <table:table-cell office:value-type="float" office:value="0.08059161" calcext:value-type="float">
            <text:p>0.08059161</text:p>
          </table:table-cell>
          <table:table-cell office:value-type="float" office:value="0.1416009" calcext:value-type="float">
            <text:p>0.1416009</text:p>
          </table:table-cell>
          <table:table-cell office:value-type="float" office:value="0.1065406" calcext:value-type="float">
            <text:p>0.1065406</text:p>
          </table:table-cell>
          <table:table-cell office:value-type="float" office:value="0.06505941" calcext:value-type="float">
            <text:p>0.06505941</text:p>
          </table:table-cell>
          <table:table-cell office:value-type="float" office:value="0.08112141" calcext:value-type="float">
            <text:p>0.08112141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02711" calcext:value-type="float">
            <text:p>-4.702711</text:p>
          </table:table-cell>
          <table:table-cell office:value-type="float" office:value="-0.5412917" calcext:value-type="float">
            <text:p>-0.5412917</text:p>
          </table:table-cell>
          <table:table-cell office:value-type="float" office:value="-0.06763832" calcext:value-type="float">
            <text:p>-0.06763832</text:p>
          </table:table-cell>
          <table:table-cell office:value-type="float" office:value="-0.1868239" calcext:value-type="float">
            <text:p>-0.1868239</text:p>
          </table:table-cell>
          <table:table-cell office:value-type="float" office:value="-0.2900008" calcext:value-type="float">
            <text:p>-0.2900008</text:p>
          </table:table-cell>
          <table:table-cell office:value-type="float" office:value="-0.398435" calcext:value-type="float">
            <text:p>-0.398435</text:p>
          </table:table-cell>
          <table:table-cell office:value-type="float" office:value="-0.2636435" calcext:value-type="float">
            <text:p>-0.2636435</text:p>
          </table:table-cell>
          <table:table-cell office:value-type="float" office:value="-0.2335422" calcext:value-type="float">
            <text:p>-0.2335422</text:p>
          </table:table-cell>
          <table:table-cell office:value-type="float" office:value="-0.3566775" calcext:value-type="float">
            <text:p>-0.3566775</text:p>
          </table:table-cell>
          <table:table-cell office:value-type="float" office:value="-0.06058839" calcext:value-type="float">
            <text:p>-0.06058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04387" calcext:value-type="float">
            <text:p>-10.04387</text:p>
          </table:table-cell>
          <table:table-cell office:value-type="float" office:value="0.007018028" calcext:value-type="float">
            <text:p>0.007018028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16769" calcext:value-type="float">
            <text:p>-2.3167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5" calcext:value-type="float">
            <text:p>9022005</text:p>
          </table:table-cell>
          <table:table-cell office:value-type="float" office:value="22.6" calcext:value-type="float">
            <text:p>22.6</text:p>
          </table:table-cell>
          <table:table-cell office:value-type="float" office:value="8.212873" calcext:value-type="float">
            <text:p>8.212873</text:p>
          </table:table-cell>
          <table:table-cell office:value-type="float" office:value="0" calcext:value-type="float">
            <text:p>0</text:p>
          </table:table-cell>
          <table:table-cell office:value-type="float" office:value="1019.267" calcext:value-type="float">
            <text:p>1019.267</text:p>
          </table:table-cell>
          <table:table-cell office:value-type="float" office:value="-4.845705" calcext:value-type="float">
            <text:p>-4.845705</text:p>
          </table:table-cell>
          <table:table-cell office:value-type="float" office:value="64.0468" calcext:value-type="float">
            <text:p>64.0468</text:p>
          </table:table-cell>
          <table:table-cell office:value-type="float" office:value="0.1698197" calcext:value-type="float">
            <text:p>0.1698197</text:p>
          </table:table-cell>
          <table:table-cell office:value-type="float" office:value="0.1899599" calcext:value-type="float">
            <text:p>0.1899599</text:p>
          </table:table-cell>
          <table:table-cell office:value-type="float" office:value="0.234833" calcext:value-type="float">
            <text:p>0.234833</text:p>
          </table:table-cell>
          <table:table-cell office:value-type="float" office:value="0.2369328" calcext:value-type="float">
            <text:p>0.2369328</text:p>
          </table:table-cell>
          <table:table-cell office:value-type="float" office:value="0.230286" calcext:value-type="float">
            <text:p>0.230286</text:p>
          </table:table-cell>
          <table:table-cell office:value-type="float" office:value="0.1970704" calcext:value-type="float">
            <text:p>0.1970704</text:p>
          </table:table-cell>
          <table:table-cell office:value-type="float" office:value="0.2025478" calcext:value-type="float">
            <text:p>0.2025478</text:p>
          </table:table-cell>
          <table:table-cell office:value-type="float" office:value="0.2854899" calcext:value-type="float">
            <text:p>0.2854899</text:p>
          </table:table-cell>
          <table:table-cell office:value-type="float" office:value="0.2684034" calcext:value-type="float">
            <text:p>0.2684034</text:p>
          </table:table-cell>
          <table:table-cell office:value-type="float" office:value="0.3309049" calcext:value-type="float">
            <text:p>0.3309049</text:p>
          </table:table-cell>
          <table:table-cell office:value-type="float" office:value="0.3748567" calcext:value-type="float">
            <text:p>0.3748567</text:p>
          </table:table-cell>
          <table:table-cell office:value-type="float" office:value="0.391499" calcext:value-type="float">
            <text:p>0.391499</text:p>
          </table:table-cell>
          <table:table-cell office:value-type="float" office:value="0.4579914" calcext:value-type="float">
            <text:p>0.4579914</text:p>
          </table:table-cell>
          <table:table-cell office:value-type="float" office:value="0" calcext:value-type="float">
            <text:p>0</text:p>
          </table:table-cell>
          <table:table-cell office:value-type="float" office:value="0.2345057" calcext:value-type="float">
            <text:p>0.2345057</text:p>
          </table:table-cell>
          <table:table-cell office:value-type="float" office:value="0.1723443" calcext:value-type="float">
            <text:p>0.1723443</text:p>
          </table:table-cell>
          <table:table-cell office:value-type="float" office:value="0.1198501" calcext:value-type="float">
            <text:p>0.1198501</text:p>
          </table:table-cell>
          <table:table-cell office:value-type="float" office:value="0.1477379" calcext:value-type="float">
            <text:p>0.1477379</text:p>
          </table:table-cell>
          <table:table-cell office:value-type="float" office:value="0.1069205" calcext:value-type="float">
            <text:p>0.1069205</text:p>
          </table:table-cell>
          <table:table-cell office:value-type="float" office:value="0.06217401" calcext:value-type="float">
            <text:p>0.06217401</text:p>
          </table:table-cell>
          <table:table-cell office:value-type="float" office:value="0.07783415" calcext:value-type="float">
            <text:p>0.07783415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46978" calcext:value-type="float">
            <text:p>-2.846978</text:p>
          </table:table-cell>
          <table:table-cell office:value-type="float" office:value="-1.200388" calcext:value-type="float">
            <text:p>-1.200388</text:p>
          </table:table-cell>
          <table:table-cell office:value-type="float" office:value="-0.233456" calcext:value-type="float">
            <text:p>-0.233456</text:p>
          </table:table-cell>
          <table:table-cell office:value-type="float" office:value="-0.2198222" calcext:value-type="float">
            <text:p>-0.2198222</text:p>
          </table:table-cell>
          <table:table-cell office:value-type="float" office:value="-0.2743107" calcext:value-type="float">
            <text:p>-0.2743107</text:p>
          </table:table-cell>
          <table:table-cell office:value-type="float" office:value="-0.3538213" calcext:value-type="float">
            <text:p>-0.3538213</text:p>
          </table:table-cell>
          <table:table-cell office:value-type="float" office:value="-0.2382974" calcext:value-type="float">
            <text:p>-0.2382974</text:p>
          </table:table-cell>
          <table:table-cell office:value-type="float" office:value="-0.2342305" calcext:value-type="float">
            <text:p>-0.2342305</text:p>
          </table:table-cell>
          <table:table-cell office:value-type="float" office:value="-0.3542812" calcext:value-type="float">
            <text:p>-0.3542812</text:p>
          </table:table-cell>
          <table:table-cell office:value-type="float" office:value="-0.05991403" calcext:value-type="float">
            <text:p>-0.05991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18655" calcext:value-type="float">
            <text:p>-4.918655</text:p>
          </table:table-cell>
          <table:table-cell office:value-type="float" office:value="0.007205395" calcext:value-type="float">
            <text:p>0.007205395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47071" calcext:value-type="float">
            <text:p>-2.34707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5" calcext:value-type="float">
            <text:p>10022005</text:p>
          </table:table-cell>
          <table:table-cell office:value-type="float" office:value="22.6" calcext:value-type="float">
            <text:p>22.6</text:p>
          </table:table-cell>
          <table:table-cell office:value-type="float" office:value="8.224422" calcext:value-type="float">
            <text:p>8.224422</text:p>
          </table:table-cell>
          <table:table-cell office:value-type="float" office:value="0" calcext:value-type="float">
            <text:p>0</text:p>
          </table:table-cell>
          <table:table-cell office:value-type="float" office:value="1020.007" calcext:value-type="float">
            <text:p>1020.007</text:p>
          </table:table-cell>
          <table:table-cell office:value-type="float" office:value="-5.596998" calcext:value-type="float">
            <text:p>-5.596998</text:p>
          </table:table-cell>
          <table:table-cell office:value-type="float" office:value="61.98478" calcext:value-type="float">
            <text:p>61.98478</text:p>
          </table:table-cell>
          <table:table-cell office:value-type="float" office:value="0.1809449" calcext:value-type="float">
            <text:p>0.1809449</text:p>
          </table:table-cell>
          <table:table-cell office:value-type="float" office:value="0.195453" calcext:value-type="float">
            <text:p>0.195453</text:p>
          </table:table-cell>
          <table:table-cell office:value-type="float" office:value="0.2141903" calcext:value-type="float">
            <text:p>0.2141903</text:p>
          </table:table-cell>
          <table:table-cell office:value-type="float" office:value="0.2289164" calcext:value-type="float">
            <text:p>0.2289164</text:p>
          </table:table-cell>
          <table:table-cell office:value-type="float" office:value="0.2287903" calcext:value-type="float">
            <text:p>0.2287903</text:p>
          </table:table-cell>
          <table:table-cell office:value-type="float" office:value="0.1994172" calcext:value-type="float">
            <text:p>0.1994172</text:p>
          </table:table-cell>
          <table:table-cell office:value-type="float" office:value="0.2055651" calcext:value-type="float">
            <text:p>0.2055651</text:p>
          </table:table-cell>
          <table:table-cell office:value-type="float" office:value="0.2854389" calcext:value-type="float">
            <text:p>0.2854389</text:p>
          </table:table-cell>
          <table:table-cell office:value-type="float" office:value="0.2685947" calcext:value-type="float">
            <text:p>0.2685947</text:p>
          </table:table-cell>
          <table:table-cell office:value-type="float" office:value="0.331281" calcext:value-type="float">
            <text:p>0.331281</text:p>
          </table:table-cell>
          <table:table-cell office:value-type="float" office:value="0.3748563" calcext:value-type="float">
            <text:p>0.3748563</text:p>
          </table:table-cell>
          <table:table-cell office:value-type="float" office:value="0.3915498" calcext:value-type="float">
            <text:p>0.3915498</text:p>
          </table:table-cell>
          <table:table-cell office:value-type="float" office:value="0.4617187" calcext:value-type="float">
            <text:p>0.4617187</text:p>
          </table:table-cell>
          <table:table-cell office:value-type="float" office:value="0" calcext:value-type="float">
            <text:p>0</text:p>
          </table:table-cell>
          <table:table-cell office:value-type="float" office:value="0.2177244" calcext:value-type="float">
            <text:p>0.2177244</text:p>
          </table:table-cell>
          <table:table-cell office:value-type="float" office:value="0.167316" calcext:value-type="float">
            <text:p>0.167316</text:p>
          </table:table-cell>
          <table:table-cell office:value-type="float" office:value="0.1413501" calcext:value-type="float">
            <text:p>0.1413501</text:p>
          </table:table-cell>
          <table:table-cell office:value-type="float" office:value="0.1550086" calcext:value-type="float">
            <text:p>0.1550086</text:p>
          </table:table-cell>
          <table:table-cell office:value-type="float" office:value="0.1088124" calcext:value-type="float">
            <text:p>0.1088124</text:p>
          </table:table-cell>
          <table:table-cell office:value-type="float" office:value="0.06003576" calcext:value-type="float">
            <text:p>0.06003576</text:p>
          </table:table-cell>
          <table:table-cell office:value-type="float" office:value="0.07414179" calcext:value-type="float">
            <text:p>0.07414179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14725" calcext:value-type="float">
            <text:p>-1.714725</text:p>
          </table:table-cell>
          <table:table-cell office:value-type="float" office:value="-0.9650564" calcext:value-type="float">
            <text:p>-0.9650564</text:p>
          </table:table-cell>
          <table:table-cell office:value-type="float" office:value="-0.4770912" calcext:value-type="float">
            <text:p>-0.4770912</text:p>
          </table:table-cell>
          <table:table-cell office:value-type="float" office:value="-0.2864452" calcext:value-type="float">
            <text:p>-0.2864452</text:p>
          </table:table-cell>
          <table:table-cell office:value-type="float" office:value="-0.2881824" calcext:value-type="float">
            <text:p>-0.2881824</text:p>
          </table:table-cell>
          <table:table-cell office:value-type="float" office:value="-0.3230505" calcext:value-type="float">
            <text:p>-0.3230505</text:p>
          </table:table-cell>
          <table:table-cell office:value-type="float" office:value="-0.2144718" calcext:value-type="float">
            <text:p>-0.2144718</text:p>
          </table:table-cell>
          <table:table-cell office:value-type="float" office:value="-0.2346015" calcext:value-type="float">
            <text:p>-0.2346015</text:p>
          </table:table-cell>
          <table:table-cell office:value-type="float" office:value="-0.3519277" calcext:value-type="float">
            <text:p>-0.3519277</text:p>
          </table:table-cell>
          <table:table-cell office:value-type="float" office:value="-0.05926072" calcext:value-type="float">
            <text:p>-0.05926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84466" calcext:value-type="float">
            <text:p>-2.384466</text:p>
          </table:table-cell>
          <table:table-cell office:value-type="float" office:value="0.007248127" calcext:value-type="float">
            <text:p>0.007248127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69007" calcext:value-type="float">
            <text:p>-2.3690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5" calcext:value-type="float">
            <text:p>11022005</text:p>
          </table:table-cell>
          <table:table-cell office:value-type="float" office:value="22.6" calcext:value-type="float">
            <text:p>22.6</text:p>
          </table:table-cell>
          <table:table-cell office:value-type="float" office:value="8.125422" calcext:value-type="float">
            <text:p>8.125422</text:p>
          </table:table-cell>
          <table:table-cell office:value-type="float" office:value="0" calcext:value-type="float">
            <text:p>0</text:p>
          </table:table-cell>
          <table:table-cell office:value-type="float" office:value="1019.781" calcext:value-type="float">
            <text:p>1019.781</text:p>
          </table:table-cell>
          <table:table-cell office:value-type="float" office:value="-5.271554" calcext:value-type="float">
            <text:p>-5.271554</text:p>
          </table:table-cell>
          <table:table-cell office:value-type="float" office:value="46.21059" calcext:value-type="float">
            <text:p>46.21059</text:p>
          </table:table-cell>
          <table:table-cell office:value-type="float" office:value="0.2365243" calcext:value-type="float">
            <text:p>0.2365243</text:p>
          </table:table-cell>
          <table:table-cell office:value-type="float" office:value="0.2060942" calcext:value-type="float">
            <text:p>0.2060942</text:p>
          </table:table-cell>
          <table:table-cell office:value-type="float" office:value="0.2096954" calcext:value-type="float">
            <text:p>0.2096954</text:p>
          </table:table-cell>
          <table:table-cell office:value-type="float" office:value="0.2220812" calcext:value-type="float">
            <text:p>0.2220812</text:p>
          </table:table-cell>
          <table:table-cell office:value-type="float" office:value="0.2258788" calcext:value-type="float">
            <text:p>0.2258788</text:p>
          </table:table-cell>
          <table:table-cell office:value-type="float" office:value="0.2013042" calcext:value-type="float">
            <text:p>0.2013042</text:p>
          </table:table-cell>
          <table:table-cell office:value-type="float" office:value="0.2244691" calcext:value-type="float">
            <text:p>0.2244691</text:p>
          </table:table-cell>
          <table:table-cell office:value-type="float" office:value="0.2855232" calcext:value-type="float">
            <text:p>0.2855232</text:p>
          </table:table-cell>
          <table:table-cell office:value-type="float" office:value="0.2687843" calcext:value-type="float">
            <text:p>0.2687843</text:p>
          </table:table-cell>
          <table:table-cell office:value-type="float" office:value="0.33165" calcext:value-type="float">
            <text:p>0.33165</text:p>
          </table:table-cell>
          <table:table-cell office:value-type="float" office:value="0.3748663" calcext:value-type="float">
            <text:p>0.3748663</text:p>
          </table:table-cell>
          <table:table-cell office:value-type="float" office:value="0.3914981" calcext:value-type="float">
            <text:p>0.3914981</text:p>
          </table:table-cell>
          <table:table-cell office:value-type="float" office:value="0.4623717" calcext:value-type="float">
            <text:p>0.4623717</text:p>
          </table:table-cell>
          <table:table-cell office:value-type="float" office:value="0" calcext:value-type="float">
            <text:p>0</text:p>
          </table:table-cell>
          <table:table-cell office:value-type="float" office:value="0.1911041" calcext:value-type="float">
            <text:p>0.1911041</text:p>
          </table:table-cell>
          <table:table-cell office:value-type="float" office:value="0.1577002" calcext:value-type="float">
            <text:p>0.1577002</text:p>
          </table:table-cell>
          <table:table-cell office:value-type="float" office:value="0.1463933" calcext:value-type="float">
            <text:p>0.1463933</text:p>
          </table:table-cell>
          <table:table-cell office:value-type="float" office:value="0.161648" calcext:value-type="float">
            <text:p>0.161648</text:p>
          </table:table-cell>
          <table:table-cell office:value-type="float" office:value="0.1114886" calcext:value-type="float">
            <text:p>0.1114886</text:p>
          </table:table-cell>
          <table:table-cell office:value-type="float" office:value="0.05836343" calcext:value-type="float">
            <text:p>0.05836343</text:p>
          </table:table-cell>
          <table:table-cell office:value-type="float" office:value="0.0712075" calcext:value-type="float">
            <text:p>0.0712075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11495" calcext:value-type="float">
            <text:p>-0.211495</text:p>
          </table:table-cell>
          <table:table-cell office:value-type="float" office:value="-0.6449039" calcext:value-type="float">
            <text:p>-0.6449039</text:p>
          </table:table-cell>
          <table:table-cell office:value-type="float" office:value="-0.5645421" calcext:value-type="float">
            <text:p>-0.5645421</text:p>
          </table:table-cell>
          <table:table-cell office:value-type="float" office:value="-0.3621682" calcext:value-type="float">
            <text:p>-0.3621682</text:p>
          </table:table-cell>
          <table:table-cell office:value-type="float" office:value="-0.3180479" calcext:value-type="float">
            <text:p>-0.3180479</text:p>
          </table:table-cell>
          <table:table-cell office:value-type="float" office:value="-0.3005979" calcext:value-type="float">
            <text:p>-0.3005979</text:p>
          </table:table-cell>
          <table:table-cell office:value-type="float" office:value="-0.1144942" calcext:value-type="float">
            <text:p>-0.1144942</text:p>
          </table:table-cell>
          <table:table-cell office:value-type="float" office:value="-0.2340169" calcext:value-type="float">
            <text:p>-0.2340169</text:p>
          </table:table-cell>
          <table:table-cell office:value-type="float" office:value="-0.3496149" calcext:value-type="float">
            <text:p>-0.3496149</text:p>
          </table:table-cell>
          <table:table-cell office:value-type="float" office:value="-0.05862764" calcext:value-type="float">
            <text:p>-0.05862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940169" calcext:value-type="float">
            <text:p>-0.2940169</text:p>
          </table:table-cell>
          <table:table-cell office:value-type="float" office:value="0.007212" calcext:value-type="float">
            <text:p>0.007212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77126" calcext:value-type="float">
            <text:p>-2.3771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5" calcext:value-type="float">
            <text:p>12022005</text:p>
          </table:table-cell>
          <table:table-cell office:value-type="float" office:value="50.4" calcext:value-type="float">
            <text:p>50.4</text:p>
          </table:table-cell>
          <table:table-cell office:value-type="float" office:value="7.988169" calcext:value-type="float">
            <text:p>7.988169</text:p>
          </table:table-cell>
          <table:table-cell office:value-type="float" office:value="7.629588" calcext:value-type="float">
            <text:p>7.629588</text:p>
          </table:table-cell>
          <table:table-cell office:value-type="float" office:value="1039.256" calcext:value-type="float">
            <text:p>1039.256</text:p>
          </table:table-cell>
          <table:table-cell office:value-type="float" office:value="-4.439389" calcext:value-type="float">
            <text:p>-4.439389</text:p>
          </table:table-cell>
          <table:table-cell office:value-type="float" office:value="36.68578" calcext:value-type="float">
            <text:p>36.68578</text:p>
          </table:table-cell>
          <table:table-cell office:value-type="float" office:value="0.4013415" calcext:value-type="float">
            <text:p>0.4013415</text:p>
          </table:table-cell>
          <table:table-cell office:value-type="float" office:value="0.216122" calcext:value-type="float">
            <text:p>0.216122</text:p>
          </table:table-cell>
          <table:table-cell office:value-type="float" office:value="0.2145796" calcext:value-type="float">
            <text:p>0.2145796</text:p>
          </table:table-cell>
          <table:table-cell office:value-type="float" office:value="0.2721587" calcext:value-type="float">
            <text:p>0.2721587</text:p>
          </table:table-cell>
          <table:table-cell office:value-type="float" office:value="0.2279688" calcext:value-type="float">
            <text:p>0.2279688</text:p>
          </table:table-cell>
          <table:table-cell office:value-type="float" office:value="0.2038353" calcext:value-type="float">
            <text:p>0.2038353</text:p>
          </table:table-cell>
          <table:table-cell office:value-type="float" office:value="0.3692811" calcext:value-type="float">
            <text:p>0.3692811</text:p>
          </table:table-cell>
          <table:table-cell office:value-type="float" office:value="0.285938" calcext:value-type="float">
            <text:p>0.285938</text:p>
          </table:table-cell>
          <table:table-cell office:value-type="float" office:value="0.2689729" calcext:value-type="float">
            <text:p>0.2689729</text:p>
          </table:table-cell>
          <table:table-cell office:value-type="float" office:value="0.3320118" calcext:value-type="float">
            <text:p>0.3320118</text:p>
          </table:table-cell>
          <table:table-cell office:value-type="float" office:value="0.3748806" calcext:value-type="float">
            <text:p>0.3748806</text:p>
          </table:table-cell>
          <table:table-cell office:value-type="float" office:value="0.3914219" calcext:value-type="float">
            <text:p>0.3914219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.004710247" calcext:value-type="float">
            <text:p>0.004710247</text:p>
          </table:table-cell>
          <table:table-cell office:value-type="float" office:value="0.2056792" calcext:value-type="float">
            <text:p>0.2056792</text:p>
          </table:table-cell>
          <table:table-cell office:value-type="float" office:value="0.1497675" calcext:value-type="float">
            <text:p>0.1497675</text:p>
          </table:table-cell>
          <table:table-cell office:value-type="float" office:value="0.1421277" calcext:value-type="float">
            <text:p>0.1421277</text:p>
          </table:table-cell>
          <table:table-cell office:value-type="float" office:value="0.1683726" calcext:value-type="float">
            <text:p>0.1683726</text:p>
          </table:table-cell>
          <table:table-cell office:value-type="float" office:value="0.1108877" calcext:value-type="float">
            <text:p>0.1108877</text:p>
          </table:table-cell>
          <table:table-cell office:value-type="float" office:value="0.05632317" calcext:value-type="float">
            <text:p>0.05632317</text:p>
          </table:table-cell>
          <table:table-cell office:value-type="float" office:value="0.06997728" calcext:value-type="float">
            <text:p>0.06997728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456531" calcext:value-type="float">
            <text:p>-0.006456531</text:p>
          </table:table-cell>
          <table:table-cell office:value-type="float" office:value="-0.4496195" calcext:value-type="float">
            <text:p>-0.4496195</text:p>
          </table:table-cell>
          <table:table-cell office:value-type="float" office:value="-0.4746273" calcext:value-type="float">
            <text:p>-0.4746273</text:p>
          </table:table-cell>
          <table:table-cell office:value-type="float" office:value="-0.07936789" calcext:value-type="float">
            <text:p>-0.07936789</text:p>
          </table:table-cell>
          <table:table-cell office:value-type="float" office:value="-0.2982359" calcext:value-type="float">
            <text:p>-0.2982359</text:p>
          </table:table-cell>
          <table:table-cell office:value-type="float" office:value="-0.273385" calcext:value-type="float">
            <text:p>-0.273385</text:p>
          </table:table-cell>
          <table:table-cell office:value-type="float" office:value="-0.002423045" calcext:value-type="float">
            <text:p>-0.002423045</text:p>
          </table:table-cell>
          <table:table-cell office:value-type="float" office:value="-0.2310907" calcext:value-type="float">
            <text:p>-0.2310907</text:p>
          </table:table-cell>
          <table:table-cell office:value-type="float" office:value="-0.3473308" calcext:value-type="float">
            <text:p>-0.3473308</text:p>
          </table:table-cell>
          <table:table-cell office:value-type="float" office:value="-0.05801366" calcext:value-type="float">
            <text:p>-0.05801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223884" calcext:value-type="float">
            <text:p>0.01223884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0.004710224" calcext:value-type="float">
            <text:p>0.0047102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5" calcext:value-type="float">
            <text:p>13022005</text:p>
          </table:table-cell>
          <table:table-cell office:value-type="float" office:value="61.59999" calcext:value-type="float">
            <text:p>61.59999</text:p>
          </table:table-cell>
          <table:table-cell office:value-type="float" office:value="7.711984" calcext:value-type="float">
            <text:p>7.711984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46.714" calcext:value-type="float">
            <text:p>1046.714</text:p>
          </table:table-cell>
          <table:table-cell office:value-type="float" office:value="-1.643664" calcext:value-type="float">
            <text:p>-1.643664</text:p>
          </table:table-cell>
          <table:table-cell office:value-type="float" office:value="26.80655" calcext:value-type="float">
            <text:p>26.80655</text:p>
          </table:table-cell>
          <table:table-cell office:value-type="float" office:value="0.3025907" calcext:value-type="float">
            <text:p>0.3025907</text:p>
          </table:table-cell>
          <table:table-cell office:value-type="float" office:value="0.2361112" calcext:value-type="float">
            <text:p>0.2361112</text:p>
          </table:table-cell>
          <table:table-cell office:value-type="float" office:value="0.229333" calcext:value-type="float">
            <text:p>0.229333</text:p>
          </table:table-cell>
          <table:table-cell office:value-type="float" office:value="0.2981156" calcext:value-type="float">
            <text:p>0.2981156</text:p>
          </table:table-cell>
          <table:table-cell office:value-type="float" office:value="0.2880673" calcext:value-type="float">
            <text:p>0.2880673</text:p>
          </table:table-cell>
          <table:table-cell office:value-type="float" office:value="0.3202619" calcext:value-type="float">
            <text:p>0.3202619</text:p>
          </table:table-cell>
          <table:table-cell office:value-type="float" office:value="0.3633337" calcext:value-type="float">
            <text:p>0.3633337</text:p>
          </table:table-cell>
          <table:table-cell office:value-type="float" office:value="0.2868519" calcext:value-type="float">
            <text:p>0.2868519</text:p>
          </table:table-cell>
          <table:table-cell office:value-type="float" office:value="0.2691633" calcext:value-type="float">
            <text:p>0.2691633</text:p>
          </table:table-cell>
          <table:table-cell office:value-type="float" office:value="0.3323673" calcext:value-type="float">
            <text:p>0.3323673</text:p>
          </table:table-cell>
          <table:table-cell office:value-type="float" office:value="0.374898" calcext:value-type="float">
            <text:p>0.374898</text:p>
          </table:table-cell>
          <table:table-cell office:value-type="float" office:value="0.3913438" calcext:value-type="float">
            <text:p>0.3913438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0.1838972" calcext:value-type="float">
            <text:p>0.1838972</text:p>
          </table:table-cell>
          <table:table-cell office:value-type="float" office:value="0.1361869" calcext:value-type="float">
            <text:p>0.1361869</text:p>
          </table:table-cell>
          <table:table-cell office:value-type="float" office:value="0.1309848" calcext:value-type="float">
            <text:p>0.1309848</text:p>
          </table:table-cell>
          <table:table-cell office:value-type="float" office:value="0.1801262" calcext:value-type="float">
            <text:p>0.1801262</text:p>
          </table:table-cell>
          <table:table-cell office:value-type="float" office:value="0.1034122" calcext:value-type="float">
            <text:p>0.1034122</text:p>
          </table:table-cell>
          <table:table-cell office:value-type="float" office:value="0.05723365" calcext:value-type="float">
            <text:p>0.05723365</text:p>
          </table:table-cell>
          <table:table-cell office:value-type="float" office:value="0.06585922" calcext:value-type="float">
            <text:p>0.06585922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293735" calcext:value-type="float">
            <text:p>-0.03293735</text:p>
          </table:table-cell>
          <table:table-cell office:value-type="float" office:value="-0.2269828" calcext:value-type="float">
            <text:p>-0.2269828</text:p>
          </table:table-cell>
          <table:table-cell office:value-type="float" office:value="-0.2844452" calcext:value-type="float">
            <text:p>-0.2844452</text:p>
          </table:table-cell>
          <table:table-cell office:value-type="float" office:value="-0.03738747" calcext:value-type="float">
            <text:p>-0.03738747</text:p>
          </table:table-cell>
          <table:table-cell office:value-type="float" office:value="-0.05037207" calcext:value-type="float">
            <text:p>-0.05037207</text:p>
          </table:table-cell>
          <table:table-cell office:value-type="float" office:value="-0.008855289" calcext:value-type="float">
            <text:p>-0.008855289</text:p>
          </table:table-cell>
          <table:table-cell office:value-type="float" office:value="-0.002474574" calcext:value-type="float">
            <text:p>-0.002474574</text:p>
          </table:table-cell>
          <table:table-cell office:value-type="float" office:value="-0.2247293" calcext:value-type="float">
            <text:p>-0.2247293</text:p>
          </table:table-cell>
          <table:table-cell office:value-type="float" office:value="-0.3450408" calcext:value-type="float">
            <text:p>-0.3450408</text:p>
          </table:table-cell>
          <table:table-cell office:value-type="float" office:value="-0.05741772" calcext:value-type="float">
            <text:p>-0.05741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299977" calcext:value-type="float">
            <text:p>-0.03299977</text:p>
          </table:table-cell>
          <table:table-cell office:value-type="float" office:value="0.007033823" calcext:value-type="float">
            <text:p>0.007033823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82639" calcext:value-type="float">
            <text:p>-2.3826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5" calcext:value-type="float">
            <text:p>14022005</text:p>
          </table:table-cell>
          <table:table-cell office:value-type="float" office:value="61.59999" calcext:value-type="float">
            <text:p>61.59999</text:p>
          </table:table-cell>
          <table:table-cell office:value-type="float" office:value="7.494627" calcext:value-type="float">
            <text:p>7.494627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46.792" calcext:value-type="float">
            <text:p>1046.792</text:p>
          </table:table-cell>
          <table:table-cell office:value-type="float" office:value="-1.504045" calcext:value-type="float">
            <text:p>-1.504045</text:p>
          </table:table-cell>
          <table:table-cell office:value-type="float" office:value="2.914181" calcext:value-type="float">
            <text:p>2.914181</text:p>
          </table:table-cell>
          <table:table-cell office:value-type="float" office:value="0.4082273" calcext:value-type="float">
            <text:p>0.4082273</text:p>
          </table:table-cell>
          <table:table-cell office:value-type="float" office:value="0.4113275" calcext:value-type="float">
            <text:p>0.4113275</text:p>
          </table:table-cell>
          <table:table-cell office:value-type="float" office:value="0.2577212" calcext:value-type="float">
            <text:p>0.2577212</text:p>
          </table:table-cell>
          <table:table-cell office:value-type="float" office:value="0.3210454" calcext:value-type="float">
            <text:p>0.3210454</text:p>
          </table:table-cell>
          <table:table-cell office:value-type="float" office:value="0.3478556" calcext:value-type="float">
            <text:p>0.3478556</text:p>
          </table:table-cell>
          <table:table-cell office:value-type="float" office:value="0.315989" calcext:value-type="float">
            <text:p>0.315989</text:p>
          </table:table-cell>
          <table:table-cell office:value-type="float" office:value="0.3235285" calcext:value-type="float">
            <text:p>0.3235285</text:p>
          </table:table-cell>
          <table:table-cell office:value-type="float" office:value="0.287754" calcext:value-type="float">
            <text:p>0.287754</text:p>
          </table:table-cell>
          <table:table-cell office:value-type="float" office:value="0.2693552" calcext:value-type="float">
            <text:p>0.2693552</text:p>
          </table:table-cell>
          <table:table-cell office:value-type="float" office:value="0.332716" calcext:value-type="float">
            <text:p>0.332716</text:p>
          </table:table-cell>
          <table:table-cell office:value-type="float" office:value="0.374918" calcext:value-type="float">
            <text:p>0.374918</text:p>
          </table:table-cell>
          <table:table-cell office:value-type="float" office:value="0.3912751" calcext:value-type="float">
            <text:p>0.3912751</text:p>
          </table:table-cell>
          <table:table-cell office:value-type="float" office:value="0.4623727" calcext:value-type="float">
            <text:p>0.4623727</text:p>
          </table:table-cell>
          <table:table-cell office:value-type="float" office:value="0" calcext:value-type="float">
            <text:p>0</text:p>
          </table:table-cell>
          <table:table-cell office:value-type="float" office:value="0.007425098" calcext:value-type="float">
            <text:p>0.007425098</text:p>
          </table:table-cell>
          <table:table-cell office:value-type="float" office:value="0.05705994" calcext:value-type="float">
            <text:p>0.05705994</text:p>
          </table:table-cell>
          <table:table-cell office:value-type="float" office:value="0.1137053" calcext:value-type="float">
            <text:p>0.1137053</text:p>
          </table:table-cell>
          <table:table-cell office:value-type="float" office:value="0.1823412" calcext:value-type="float">
            <text:p>0.1823412</text:p>
          </table:table-cell>
          <table:table-cell office:value-type="float" office:value="0.1041929" calcext:value-type="float">
            <text:p>0.1041929</text:p>
          </table:table-cell>
          <table:table-cell office:value-type="float" office:value="0.05714409" calcext:value-type="float">
            <text:p>0.05714409</text:p>
          </table:table-cell>
          <table:table-cell office:value-type="float" office:value="0.06053595" calcext:value-type="float">
            <text:p>0.06053595</text:p>
          </table:table-cell>
          <table:table-cell office:value-type="float" office:value="9.734647E-016" calcext:value-type="float">
            <text:p>9.734647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294453" calcext:value-type="float">
            <text:p>-0.005294453</text:p>
          </table:table-cell>
          <table:table-cell office:value-type="float" office:value="-0.005022636" calcext:value-type="float">
            <text:p>-0.005022636</text:p>
          </table:table-cell>
          <table:table-cell office:value-type="float" office:value="-0.1162907" calcext:value-type="float">
            <text:p>-0.1162907</text:p>
          </table:table-cell>
          <table:table-cell office:value-type="float" office:value="-0.02342833" calcext:value-type="float">
            <text:p>-0.02342833</text:p>
          </table:table-cell>
          <table:table-cell office:value-type="float" office:value="-0.0142193" calcext:value-type="float">
            <text:p>-0.0142193</text:p>
          </table:table-cell>
          <table:table-cell office:value-type="float" office:value="-0.009700553" calcext:value-type="float">
            <text:p>-0.009700553</text:p>
          </table:table-cell>
          <table:table-cell office:value-type="float" office:value="-0.006635946" calcext:value-type="float">
            <text:p>-0.006635946</text:p>
          </table:table-cell>
          <table:table-cell office:value-type="float" office:value="-0.2186234" calcext:value-type="float">
            <text:p>-0.2186234</text:p>
          </table:table-cell>
          <table:table-cell office:value-type="float" office:value="-0.3427503" calcext:value-type="float">
            <text:p>-0.3427503</text:p>
          </table:table-cell>
          <table:table-cell office:value-type="float" office:value="-0.05683968" calcext:value-type="float">
            <text:p>-0.05683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373615" calcext:value-type="float">
            <text:p>-0.005373615</text:p>
          </table:table-cell>
          <table:table-cell office:value-type="float" office:value="0.006489773" calcext:value-type="float">
            <text:p>0.00648977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1483" calcext:value-type="float">
            <text:p>-2.3814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5" calcext:value-type="float">
            <text:p>15022005</text:p>
          </table:table-cell>
          <table:table-cell office:value-type="float" office:value="61.59999" calcext:value-type="float">
            <text:p>61.59999</text:p>
          </table:table-cell>
          <table:table-cell office:value-type="float" office:value="7.516589" calcext:value-type="float">
            <text:p>7.516589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46.307" calcext:value-type="float">
            <text:p>1046.307</text:p>
          </table:table-cell>
          <table:table-cell office:value-type="float" office:value="-1.041757" calcext:value-type="float">
            <text:p>-1.041757</text:p>
          </table:table-cell>
          <table:table-cell office:value-type="float" office:value="1.439922" calcext:value-type="float">
            <text:p>1.439922</text:p>
          </table:table-cell>
          <table:table-cell office:value-type="float" office:value="0.3130295" calcext:value-type="float">
            <text:p>0.3130295</text:p>
          </table:table-cell>
          <table:table-cell office:value-type="float" office:value="0.3347112" calcext:value-type="float">
            <text:p>0.3347112</text:p>
          </table:table-cell>
          <table:table-cell office:value-type="float" office:value="0.3127382" calcext:value-type="float">
            <text:p>0.3127382</text:p>
          </table:table-cell>
          <table:table-cell office:value-type="float" office:value="0.3365088" calcext:value-type="float">
            <text:p>0.3365088</text:p>
          </table:table-cell>
          <table:table-cell office:value-type="float" office:value="0.3497232" calcext:value-type="float">
            <text:p>0.3497232</text:p>
          </table:table-cell>
          <table:table-cell office:value-type="float" office:value="0.3137205" calcext:value-type="float">
            <text:p>0.3137205</text:p>
          </table:table-cell>
          <table:table-cell office:value-type="float" office:value="0.3214616" calcext:value-type="float">
            <text:p>0.3214616</text:p>
          </table:table-cell>
          <table:table-cell office:value-type="float" office:value="0.2886197" calcext:value-type="float">
            <text:p>0.2886197</text:p>
          </table:table-cell>
          <table:table-cell office:value-type="float" office:value="0.2695482" calcext:value-type="float">
            <text:p>0.2695482</text:p>
          </table:table-cell>
          <table:table-cell office:value-type="float" office:value="0.3331814" calcext:value-type="float">
            <text:p>0.3331814</text:p>
          </table:table-cell>
          <table:table-cell office:value-type="float" office:value="0.3747732" calcext:value-type="float">
            <text:p>0.3747732</text:p>
          </table:table-cell>
          <table:table-cell office:value-type="float" office:value="0.3912084" calcext:value-type="float">
            <text:p>0.3912084</text:p>
          </table:table-cell>
          <table:table-cell office:value-type="float" office:value="0.4623585" calcext:value-type="float">
            <text:p>0.4623585</text:p>
          </table:table-cell>
          <table:table-cell office:value-type="float" office:value="0" calcext:value-type="float">
            <text:p>0</text:p>
          </table:table-cell>
          <table:table-cell office:value-type="float" office:value="0.08294541" calcext:value-type="float">
            <text:p>0.08294541</text:p>
          </table:table-cell>
          <table:table-cell office:value-type="float" office:value="0.05857365" calcext:value-type="float">
            <text:p>0.05857365</text:p>
          </table:table-cell>
          <table:table-cell office:value-type="float" office:value="0.1109944" calcext:value-type="float">
            <text:p>0.1109944</text:p>
          </table:table-cell>
          <table:table-cell office:value-type="float" office:value="0.1832249" calcext:value-type="float">
            <text:p>0.1832249</text:p>
          </table:table-cell>
          <table:table-cell office:value-type="float" office:value="0.1044969" calcext:value-type="float">
            <text:p>0.1044969</text:p>
          </table:table-cell>
          <table:table-cell office:value-type="float" office:value="0.0569081" calcext:value-type="float">
            <text:p>0.0569081</text:p>
          </table:table-cell>
          <table:table-cell office:value-type="float" office:value="0.05509307" calcext:value-type="float">
            <text:p>0.05509307</text:p>
          </table:table-cell>
          <table:table-cell office:value-type="float" office:value="9.734647E-016" calcext:value-type="float">
            <text:p>9.734647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550124" calcext:value-type="float">
            <text:p>-0.02550124</text:p>
          </table:table-cell>
          <table:table-cell office:value-type="float" office:value="-0.01735898" calcext:value-type="float">
            <text:p>-0.01735898</text:p>
          </table:table-cell>
          <table:table-cell office:value-type="float" office:value="-0.02762916" calcext:value-type="float">
            <text:p>-0.02762916</text:p>
          </table:table-cell>
          <table:table-cell office:value-type="float" office:value="-0.01743642" calcext:value-type="float">
            <text:p>-0.01743642</text:p>
          </table:table-cell>
          <table:table-cell office:value-type="float" office:value="-0.01376909" calcext:value-type="float">
            <text:p>-0.01376909</text:p>
          </table:table-cell>
          <table:table-cell office:value-type="float" office:value="-0.0102541" calcext:value-type="float">
            <text:p>-0.0102541</text:p>
          </table:table-cell>
          <table:table-cell office:value-type="float" office:value="-0.007053992" calcext:value-type="float">
            <text:p>-0.007053992</text:p>
          </table:table-cell>
          <table:table-cell office:value-type="float" office:value="-0.2129384" calcext:value-type="float">
            <text:p>-0.2129384</text:p>
          </table:table-cell>
          <table:table-cell office:value-type="float" office:value="-0.3404635" calcext:value-type="float">
            <text:p>-0.3404635</text:p>
          </table:table-cell>
          <table:table-cell office:value-type="float" office:value="-0.05608027" calcext:value-type="float">
            <text:p>-0.05608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497867" calcext:value-type="float">
            <text:p>-0.03497867</text:p>
          </table:table-cell>
          <table:table-cell office:value-type="float" office:value="0.006525261" calcext:value-type="float">
            <text:p>0.00652526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4888" calcext:value-type="float">
            <text:p>-2.3848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5" calcext:value-type="float">
            <text:p>16022005</text:p>
          </table:table-cell>
          <table:table-cell office:value-type="float" office:value="61.59999" calcext:value-type="float">
            <text:p>61.59999</text:p>
          </table:table-cell>
          <table:table-cell office:value-type="float" office:value="8.246743" calcext:value-type="float">
            <text:p>8.246743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45.178" calcext:value-type="float">
            <text:p>1045.178</text:p>
          </table:table-cell>
          <table:table-cell office:value-type="float" office:value="-0.6427276" calcext:value-type="float">
            <text:p>-0.6427276</text:p>
          </table:table-cell>
          <table:table-cell office:value-type="float" office:value="0" calcext:value-type="float">
            <text:p>0</text:p>
          </table:table-cell>
          <table:table-cell office:value-type="float" office:value="0.2972963" calcext:value-type="float">
            <text:p>0.2972963</text:p>
          </table:table-cell>
          <table:table-cell office:value-type="float" office:value="0.3317102" calcext:value-type="float">
            <text:p>0.3317102</text:p>
          </table:table-cell>
          <table:table-cell office:value-type="float" office:value="0.3471518" calcext:value-type="float">
            <text:p>0.3471518</text:p>
          </table:table-cell>
          <table:table-cell office:value-type="float" office:value="0.3515551" calcext:value-type="float">
            <text:p>0.3515551</text:p>
          </table:table-cell>
          <table:table-cell office:value-type="float" office:value="0.3550645" calcext:value-type="float">
            <text:p>0.3550645</text:p>
          </table:table-cell>
          <table:table-cell office:value-type="float" office:value="0.3117414" calcext:value-type="float">
            <text:p>0.3117414</text:p>
          </table:table-cell>
          <table:table-cell office:value-type="float" office:value="0.3162523" calcext:value-type="float">
            <text:p>0.3162523</text:p>
          </table:table-cell>
          <table:table-cell office:value-type="float" office:value="0.2894535" calcext:value-type="float">
            <text:p>0.2894535</text:p>
          </table:table-cell>
          <table:table-cell office:value-type="float" office:value="0.2697433" calcext:value-type="float">
            <text:p>0.2697433</text:p>
          </table:table-cell>
          <table:table-cell office:value-type="float" office:value="0.3336487" calcext:value-type="float">
            <text:p>0.3336487</text:p>
          </table:table-cell>
          <table:table-cell office:value-type="float" office:value="0.3746378" calcext:value-type="float">
            <text:p>0.3746378</text:p>
          </table:table-cell>
          <table:table-cell office:value-type="float" office:value="0.3911269" calcext:value-type="float">
            <text:p>0.3911269</text:p>
          </table:table-cell>
          <table:table-cell office:value-type="float" office:value="0.4623496" calcext:value-type="float">
            <text:p>0.4623496</text:p>
          </table:table-cell>
          <table:table-cell office:value-type="float" office:value="0" calcext:value-type="float">
            <text:p>0</text:p>
          </table:table-cell>
          <table:table-cell office:value-type="float" office:value="0.09599233" calcext:value-type="float">
            <text:p>0.09599233</text:p>
          </table:table-cell>
          <table:table-cell office:value-type="float" office:value="0.01423802" calcext:value-type="float">
            <text:p>0.01423802</text:p>
          </table:table-cell>
          <table:table-cell office:value-type="float" office:value="0.09266684" calcext:value-type="float">
            <text:p>0.09266684</text:p>
          </table:table-cell>
          <table:table-cell office:value-type="float" office:value="0.1808481" calcext:value-type="float">
            <text:p>0.1808481</text:p>
          </table:table-cell>
          <table:table-cell office:value-type="float" office:value="0.1039549" calcext:value-type="float">
            <text:p>0.1039549</text:p>
          </table:table-cell>
          <table:table-cell office:value-type="float" office:value="0.05660805" calcext:value-type="float">
            <text:p>0.05660805</text:p>
          </table:table-cell>
          <table:table-cell office:value-type="float" office:value="0.0495878" calcext:value-type="float">
            <text:p>0.0495878</text:p>
          </table:table-cell>
          <table:table-cell office:value-type="float" office:value="9.734647E-016" calcext:value-type="float">
            <text:p>9.734647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539946" calcext:value-type="float">
            <text:p>-0.03539946</text:p>
          </table:table-cell>
          <table:table-cell office:value-type="float" office:value="-0.01859688" calcext:value-type="float">
            <text:p>-0.01859688</text:p>
          </table:table-cell>
          <table:table-cell office:value-type="float" office:value="-0.01424851" calcext:value-type="float">
            <text:p>-0.01424851</text:p>
          </table:table-cell>
          <table:table-cell office:value-type="float" office:value="-0.01334593" calcext:value-type="float">
            <text:p>-0.01334593</text:p>
          </table:table-cell>
          <table:table-cell office:value-type="float" office:value="-0.01257815" calcext:value-type="float">
            <text:p>-0.01257815</text:p>
          </table:table-cell>
          <table:table-cell office:value-type="float" office:value="-0.01076831" calcext:value-type="float">
            <text:p>-0.01076831</text:p>
          </table:table-cell>
          <table:table-cell office:value-type="float" office:value="-0.008091708" calcext:value-type="float">
            <text:p>-0.008091708</text:p>
          </table:table-cell>
          <table:table-cell office:value-type="float" office:value="-0.2076176" calcext:value-type="float">
            <text:p>-0.2076176</text:p>
          </table:table-cell>
          <table:table-cell office:value-type="float" office:value="-0.3381695" calcext:value-type="float">
            <text:p>-0.3381695</text:p>
          </table:table-cell>
          <table:table-cell office:value-type="float" office:value="-0.05532669" calcext:value-type="float">
            <text:p>-0.05532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479259" calcext:value-type="float">
            <text:p>-0.05479259</text:p>
          </table:table-cell>
          <table:table-cell office:value-type="float" office:value="0.006213123" calcext:value-type="float">
            <text:p>0.00621312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5795" calcext:value-type="float">
            <text:p>-2.3857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5" calcext:value-type="float">
            <text:p>17022005</text:p>
          </table:table-cell>
          <table:table-cell office:value-type="float" office:value="61.59999" calcext:value-type="float">
            <text:p>61.59999</text:p>
          </table:table-cell>
          <table:table-cell office:value-type="float" office:value="9.203948" calcext:value-type="float">
            <text:p>9.203948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43.947" calcext:value-type="float">
            <text:p>1043.947</text:p>
          </table:table-cell>
          <table:table-cell office:value-type="float" office:value="-0.3681482" calcext:value-type="float">
            <text:p>-0.3681482</text:p>
          </table:table-cell>
          <table:table-cell office:value-type="float" office:value="0" calcext:value-type="float">
            <text:p>0</text:p>
          </table:table-cell>
          <table:table-cell office:value-type="float" office:value="0.3202073" calcext:value-type="float">
            <text:p>0.3202073</text:p>
          </table:table-cell>
          <table:table-cell office:value-type="float" office:value="0.3412403" calcext:value-type="float">
            <text:p>0.3412403</text:p>
          </table:table-cell>
          <table:table-cell office:value-type="float" office:value="0.3556372" calcext:value-type="float">
            <text:p>0.3556372</text:p>
          </table:table-cell>
          <table:table-cell office:value-type="float" office:value="0.3608884" calcext:value-type="float">
            <text:p>0.3608884</text:p>
          </table:table-cell>
          <table:table-cell office:value-type="float" office:value="0.3629356" calcext:value-type="float">
            <text:p>0.3629356</text:p>
          </table:table-cell>
          <table:table-cell office:value-type="float" office:value="0.3130888" calcext:value-type="float">
            <text:p>0.3130888</text:p>
          </table:table-cell>
          <table:table-cell office:value-type="float" office:value="0.3133374" calcext:value-type="float">
            <text:p>0.3133374</text:p>
          </table:table-cell>
          <table:table-cell office:value-type="float" office:value="0.2902586" calcext:value-type="float">
            <text:p>0.2902586</text:p>
          </table:table-cell>
          <table:table-cell office:value-type="float" office:value="0.2699383" calcext:value-type="float">
            <text:p>0.2699383</text:p>
          </table:table-cell>
          <table:table-cell office:value-type="float" office:value="0.3341036" calcext:value-type="float">
            <text:p>0.3341036</text:p>
          </table:table-cell>
          <table:table-cell office:value-type="float" office:value="0.3745295" calcext:value-type="float">
            <text:p>0.3745295</text:p>
          </table:table-cell>
          <table:table-cell office:value-type="float" office:value="0.3910435" calcext:value-type="float">
            <text:p>0.3910435</text:p>
          </table:table-cell>
          <table:table-cell office:value-type="float" office:value="0.4623587" calcext:value-type="float">
            <text:p>0.4623587</text:p>
          </table:table-cell>
          <table:table-cell office:value-type="float" office:value="0" calcext:value-type="float">
            <text:p>0</text:p>
          </table:table-cell>
          <table:table-cell office:value-type="float" office:value="0.06454431" calcext:value-type="float">
            <text:p>0.06454431</text:p>
          </table:table-cell>
          <table:table-cell office:value-type="float" office:value="0.009530708" calcext:value-type="float">
            <text:p>0.009530708</text:p>
          </table:table-cell>
          <table:table-cell office:value-type="float" office:value="0.0498383" calcext:value-type="float">
            <text:p>0.0498383</text:p>
          </table:table-cell>
          <table:table-cell office:value-type="float" office:value="0.1753709" calcext:value-type="float">
            <text:p>0.1753709</text:p>
          </table:table-cell>
          <table:table-cell office:value-type="float" office:value="0.1027196" calcext:value-type="float">
            <text:p>0.1027196</text:p>
          </table:table-cell>
          <table:table-cell office:value-type="float" office:value="0.05624981" calcext:value-type="float">
            <text:p>0.05624981</text:p>
          </table:table-cell>
          <table:table-cell office:value-type="float" office:value="0.04405051" calcext:value-type="float">
            <text:p>0.04405051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66295" calcext:value-type="float">
            <text:p>-0.02266295</text:p>
          </table:table-cell>
          <table:table-cell office:value-type="float" office:value="-0.01568083" calcext:value-type="float">
            <text:p>-0.01568083</text:p>
          </table:table-cell>
          <table:table-cell office:value-type="float" office:value="-0.01227864" calcext:value-type="float">
            <text:p>-0.01227864</text:p>
          </table:table-cell>
          <table:table-cell office:value-type="float" office:value="-0.01134431" calcext:value-type="float">
            <text:p>-0.01134431</text:p>
          </table:table-cell>
          <table:table-cell office:value-type="float" office:value="-0.01098141" calcext:value-type="float">
            <text:p>-0.01098141</text:p>
          </table:table-cell>
          <table:table-cell office:value-type="float" office:value="-0.01043025" calcext:value-type="float">
            <text:p>-0.01043025</text:p>
          </table:table-cell>
          <table:table-cell office:value-type="float" office:value="-0.008766018" calcext:value-type="float">
            <text:p>-0.008766018</text:p>
          </table:table-cell>
          <table:table-cell office:value-type="float" office:value="-0.2026211" calcext:value-type="float">
            <text:p>-0.2026211</text:p>
          </table:table-cell>
          <table:table-cell office:value-type="float" office:value="-0.3358923" calcext:value-type="float">
            <text:p>-0.3358923</text:p>
          </table:table-cell>
          <table:table-cell office:value-type="float" office:value="-0.0546039" calcext:value-type="float">
            <text:p>-0.0546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990237" calcext:value-type="float">
            <text:p>-0.02990237</text:p>
          </table:table-cell>
          <table:table-cell office:value-type="float" office:value="0.005862768" calcext:value-type="float">
            <text:p>0.00586276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6703" calcext:value-type="float">
            <text:p>-2.38670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5" calcext:value-type="float">
            <text:p>18022005</text:p>
          </table:table-cell>
          <table:table-cell office:value-type="float" office:value="61.59999" calcext:value-type="float">
            <text:p>61.59999</text:p>
          </table:table-cell>
          <table:table-cell office:value-type="float" office:value="10.03755" calcext:value-type="float">
            <text:p>10.03755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42.749" calcext:value-type="float">
            <text:p>1042.749</text:p>
          </table:table-cell>
          <table:table-cell office:value-type="float" office:value="-0.004315426" calcext:value-type="float">
            <text:p>-0.004315426</text:p>
          </table:table-cell>
          <table:table-cell office:value-type="float" office:value="0" calcext:value-type="float">
            <text:p>0</text:p>
          </table:table-cell>
          <table:table-cell office:value-type="float" office:value="0.3265936" calcext:value-type="float">
            <text:p>0.3265936</text:p>
          </table:table-cell>
          <table:table-cell office:value-type="float" office:value="0.3433742" calcext:value-type="float">
            <text:p>0.3433742</text:p>
          </table:table-cell>
          <table:table-cell office:value-type="float" office:value="0.3568302" calcext:value-type="float">
            <text:p>0.3568302</text:p>
          </table:table-cell>
          <table:table-cell office:value-type="float" office:value="0.3629128" calcext:value-type="float">
            <text:p>0.3629128</text:p>
          </table:table-cell>
          <table:table-cell office:value-type="float" office:value="0.3655091" calcext:value-type="float">
            <text:p>0.3655091</text:p>
          </table:table-cell>
          <table:table-cell office:value-type="float" office:value="0.3154744" calcext:value-type="float">
            <text:p>0.3154744</text:p>
          </table:table-cell>
          <table:table-cell office:value-type="float" office:value="0.315495" calcext:value-type="float">
            <text:p>0.315495</text:p>
          </table:table-cell>
          <table:table-cell office:value-type="float" office:value="0.2912658" calcext:value-type="float">
            <text:p>0.2912658</text:p>
          </table:table-cell>
          <table:table-cell office:value-type="float" office:value="0.2701353" calcext:value-type="float">
            <text:p>0.2701353</text:p>
          </table:table-cell>
          <table:table-cell office:value-type="float" office:value="0.3345464" calcext:value-type="float">
            <text:p>0.3345464</text:p>
          </table:table-cell>
          <table:table-cell office:value-type="float" office:value="0.3744443" calcext:value-type="float">
            <text:p>0.3744443</text:p>
          </table:table-cell>
          <table:table-cell office:value-type="float" office:value="0.3909594" calcext:value-type="float">
            <text:p>0.3909594</text:p>
          </table:table-cell>
          <table:table-cell office:value-type="float" office:value="0.4623664" calcext:value-type="float">
            <text:p>0.4623664</text:p>
          </table:table-cell>
          <table:table-cell office:value-type="float" office:value="0" calcext:value-type="float">
            <text:p>0</text:p>
          </table:table-cell>
          <table:table-cell office:value-type="float" office:value="0.05897117" calcext:value-type="float">
            <text:p>0.05897117</text:p>
          </table:table-cell>
          <table:table-cell office:value-type="float" office:value="0.008629134" calcext:value-type="float">
            <text:p>0.008629134</text:p>
          </table:table-cell>
          <table:table-cell office:value-type="float" office:value="0.01634815" calcext:value-type="float">
            <text:p>0.01634815</text:p>
          </table:table-cell>
          <table:table-cell office:value-type="float" office:value="0.1711528" calcext:value-type="float">
            <text:p>0.1711528</text:p>
          </table:table-cell>
          <table:table-cell office:value-type="float" office:value="0.1017672" calcext:value-type="float">
            <text:p>0.1017672</text:p>
          </table:table-cell>
          <table:table-cell office:value-type="float" office:value="0.05590848" calcext:value-type="float">
            <text:p>0.05590848</text:p>
          </table:table-cell>
          <table:table-cell office:value-type="float" office:value="0.03851702" calcext:value-type="float">
            <text:p>0.03851702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46045" calcext:value-type="float">
            <text:p>-0.02046045</text:p>
          </table:table-cell>
          <table:table-cell office:value-type="float" office:value="-0.01516586" calcext:value-type="float">
            <text:p>-0.01516586</text:p>
          </table:table-cell>
          <table:table-cell office:value-type="float" office:value="-0.01204717" calcext:value-type="float">
            <text:p>-0.01204717</text:p>
          </table:table-cell>
          <table:table-cell office:value-type="float" office:value="-0.01096267" calcext:value-type="float">
            <text:p>-0.01096267</text:p>
          </table:table-cell>
          <table:table-cell office:value-type="float" office:value="-0.01051321" calcext:value-type="float">
            <text:p>-0.01051321</text:p>
          </table:table-cell>
          <table:table-cell office:value-type="float" office:value="-0.009850232" calcext:value-type="float">
            <text:p>-0.009850232</text:p>
          </table:table-cell>
          <table:table-cell office:value-type="float" office:value="-0.008282759" calcext:value-type="float">
            <text:p>-0.008282759</text:p>
          </table:table-cell>
          <table:table-cell office:value-type="float" office:value="-0.196574" calcext:value-type="float">
            <text:p>-0.196574</text:p>
          </table:table-cell>
          <table:table-cell office:value-type="float" office:value="-0.3336109" calcext:value-type="float">
            <text:p>-0.3336109</text:p>
          </table:table-cell>
          <table:table-cell office:value-type="float" office:value="-0.05391044" calcext:value-type="float">
            <text:p>-0.05391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642744" calcext:value-type="float">
            <text:p>-0.02642744</text:p>
          </table:table-cell>
          <table:table-cell office:value-type="float" office:value="0.005616945" calcext:value-type="float">
            <text:p>0.00561694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8333" calcext:value-type="float">
            <text:p>-2.388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5" calcext:value-type="float">
            <text:p>19022005</text:p>
          </table:table-cell>
          <table:table-cell office:value-type="float" office:value="62" calcext:value-type="float">
            <text:p>62</text:p>
          </table:table-cell>
          <table:table-cell office:value-type="float" office:value="9.902637" calcext:value-type="float">
            <text:p>9.902637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42.542" calcext:value-type="float">
            <text:p>1042.542</text:p>
          </table:table-cell>
          <table:table-cell office:value-type="float" office:value="0.7375485" calcext:value-type="float">
            <text:p>0.7375485</text:p>
          </table:table-cell>
          <table:table-cell office:value-type="float" office:value="0" calcext:value-type="float">
            <text:p>0</text:p>
          </table:table-cell>
          <table:table-cell office:value-type="float" office:value="0.3306756" calcext:value-type="float">
            <text:p>0.3306756</text:p>
          </table:table-cell>
          <table:table-cell office:value-type="float" office:value="0.3363323" calcext:value-type="float">
            <text:p>0.3363323</text:p>
          </table:table-cell>
          <table:table-cell office:value-type="float" office:value="0.3458659" calcext:value-type="float">
            <text:p>0.3458659</text:p>
          </table:table-cell>
          <table:table-cell office:value-type="float" office:value="0.3557578" calcext:value-type="float">
            <text:p>0.3557578</text:p>
          </table:table-cell>
          <table:table-cell office:value-type="float" office:value="0.3626549" calcext:value-type="float">
            <text:p>0.3626549</text:p>
          </table:table-cell>
          <table:table-cell office:value-type="float" office:value="0.3196506" calcext:value-type="float">
            <text:p>0.3196506</text:p>
          </table:table-cell>
          <table:table-cell office:value-type="float" office:value="0.3248208" calcext:value-type="float">
            <text:p>0.3248208</text:p>
          </table:table-cell>
          <table:table-cell office:value-type="float" office:value="0.2922812" calcext:value-type="float">
            <text:p>0.2922812</text:p>
          </table:table-cell>
          <table:table-cell office:value-type="float" office:value="0.2703335" calcext:value-type="float">
            <text:p>0.2703335</text:p>
          </table:table-cell>
          <table:table-cell office:value-type="float" office:value="0.3349779" calcext:value-type="float">
            <text:p>0.3349779</text:p>
          </table:table-cell>
          <table:table-cell office:value-type="float" office:value="0.3743786" calcext:value-type="float">
            <text:p>0.3743786</text:p>
          </table:table-cell>
          <table:table-cell office:value-type="float" office:value="0.3908695" calcext:value-type="float">
            <text:p>0.3908695</text:p>
          </table:table-cell>
          <table:table-cell office:value-type="float" office:value="0.4623755" calcext:value-type="float">
            <text:p>0.4623755</text:p>
          </table:table-cell>
          <table:table-cell office:value-type="float" office:value="0" calcext:value-type="float">
            <text:p>0</text:p>
          </table:table-cell>
          <table:table-cell office:value-type="float" office:value="0.06324741" calcext:value-type="float">
            <text:p>0.06324741</text:p>
          </table:table-cell>
          <table:table-cell office:value-type="float" office:value="0.009671801" calcext:value-type="float">
            <text:p>0.009671801</text:p>
          </table:table-cell>
          <table:table-cell office:value-type="float" office:value="0.01656332" calcext:value-type="float">
            <text:p>0.01656332</text:p>
          </table:table-cell>
          <table:table-cell office:value-type="float" office:value="0.1711875" calcext:value-type="float">
            <text:p>0.1711875</text:p>
          </table:table-cell>
          <table:table-cell office:value-type="float" office:value="0.1017363" calcext:value-type="float">
            <text:p>0.1017363</text:p>
          </table:table-cell>
          <table:table-cell office:value-type="float" office:value="0.05562774" calcext:value-type="float">
            <text:p>0.05562774</text:p>
          </table:table-cell>
          <table:table-cell office:value-type="float" office:value="0.03302613" calcext:value-type="float">
            <text:p>0.03302613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42495" calcext:value-type="float">
            <text:p>-0.01942495</text:p>
          </table:table-cell>
          <table:table-cell office:value-type="float" office:value="-0.01743877" calcext:value-type="float">
            <text:p>-0.01743877</text:p>
          </table:table-cell>
          <table:table-cell office:value-type="float" office:value="-0.01468361" calcext:value-type="float">
            <text:p>-0.01468361</text:p>
          </table:table-cell>
          <table:table-cell office:value-type="float" office:value="-0.01241062" calcext:value-type="float">
            <text:p>-0.01241062</text:p>
          </table:table-cell>
          <table:table-cell office:value-type="float" office:value="-0.01103707" calcext:value-type="float">
            <text:p>-0.01103707</text:p>
          </table:table-cell>
          <table:table-cell office:value-type="float" office:value="-0.00891308" calcext:value-type="float">
            <text:p>-0.00891308</text:p>
          </table:table-cell>
          <table:table-cell office:value-type="float" office:value="-0.00643721" calcext:value-type="float">
            <text:p>-0.00643721</text:p>
          </table:table-cell>
          <table:table-cell office:value-type="float" office:value="-0.1906651" calcext:value-type="float">
            <text:p>-0.1906651</text:p>
          </table:table-cell>
          <table:table-cell office:value-type="float" office:value="-0.3313324" calcext:value-type="float">
            <text:p>-0.3313324</text:p>
          </table:table-cell>
          <table:table-cell office:value-type="float" office:value="-0.05324379" calcext:value-type="float">
            <text:p>-0.05324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151713" calcext:value-type="float">
            <text:p>-0.02151713</text:p>
          </table:table-cell>
          <table:table-cell office:value-type="float" office:value="0.005553312" calcext:value-type="float">
            <text:p>0.00555331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1493" calcext:value-type="float">
            <text:p>-2.39149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5" calcext:value-type="float">
            <text:p>20022005</text:p>
          </table:table-cell>
          <table:table-cell office:value-type="float" office:value="62.99998" calcext:value-type="float">
            <text:p>62.99998</text:p>
          </table:table-cell>
          <table:table-cell office:value-type="float" office:value="9.924272" calcext:value-type="float">
            <text:p>9.924272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43.133" calcext:value-type="float">
            <text:p>1043.133</text:p>
          </table:table-cell>
          <table:table-cell office:value-type="float" office:value="1.125791" calcext:value-type="float">
            <text:p>1.125791</text:p>
          </table:table-cell>
          <table:table-cell office:value-type="float" office:value="0" calcext:value-type="float">
            <text:p>0</text:p>
          </table:table-cell>
          <table:table-cell office:value-type="float" office:value="0.3172784" calcext:value-type="float">
            <text:p>0.3172784</text:p>
          </table:table-cell>
          <table:table-cell office:value-type="float" office:value="0.3412086" calcext:value-type="float">
            <text:p>0.3412086</text:p>
          </table:table-cell>
          <table:table-cell office:value-type="float" office:value="0.3578517" calcext:value-type="float">
            <text:p>0.3578517</text:p>
          </table:table-cell>
          <table:table-cell office:value-type="float" office:value="0.3661151" calcext:value-type="float">
            <text:p>0.3661151</text:p>
          </table:table-cell>
          <table:table-cell office:value-type="float" office:value="0.3703207" calcext:value-type="float">
            <text:p>0.3703207</text:p>
          </table:table-cell>
          <table:table-cell office:value-type="float" office:value="0.321108" calcext:value-type="float">
            <text:p>0.321108</text:p>
          </table:table-cell>
          <table:table-cell office:value-type="float" office:value="0.3230957" calcext:value-type="float">
            <text:p>0.3230957</text:p>
          </table:table-cell>
          <table:table-cell office:value-type="float" office:value="0.2932619" calcext:value-type="float">
            <text:p>0.2932619</text:p>
          </table:table-cell>
          <table:table-cell office:value-type="float" office:value="0.2705329" calcext:value-type="float">
            <text:p>0.2705329</text:p>
          </table:table-cell>
          <table:table-cell office:value-type="float" office:value="0.3353989" calcext:value-type="float">
            <text:p>0.3353989</text:p>
          </table:table-cell>
          <table:table-cell office:value-type="float" office:value="0.374329" calcext:value-type="float">
            <text:p>0.374329</text:p>
          </table:table-cell>
          <table:table-cell office:value-type="float" office:value="0.3907772" calcext:value-type="float">
            <text:p>0.3907772</text:p>
          </table:table-cell>
          <table:table-cell office:value-type="float" office:value="0.4623346" calcext:value-type="float">
            <text:p>0.4623346</text:p>
          </table:table-cell>
          <table:table-cell office:value-type="float" office:value="0" calcext:value-type="float">
            <text:p>0</text:p>
          </table:table-cell>
          <table:table-cell office:value-type="float" office:value="0.07867359" calcext:value-type="float">
            <text:p>0.07867359</text:p>
          </table:table-cell>
          <table:table-cell office:value-type="float" office:value="0.01105584" calcext:value-type="float">
            <text:p>0.01105584</text:p>
          </table:table-cell>
          <table:table-cell office:value-type="float" office:value="0.001045959" calcext:value-type="float">
            <text:p>0.001045959</text:p>
          </table:table-cell>
          <table:table-cell office:value-type="float" office:value="0.1671117" calcext:value-type="float">
            <text:p>0.1671117</text:p>
          </table:table-cell>
          <table:table-cell office:value-type="float" office:value="0.1008123" calcext:value-type="float">
            <text:p>0.1008123</text:p>
          </table:table-cell>
          <table:table-cell office:value-type="float" office:value="0.05529586" calcext:value-type="float">
            <text:p>0.05529586</text:p>
          </table:table-cell>
          <table:table-cell office:value-type="float" office:value="0.02754032" calcext:value-type="float">
            <text:p>0.02754032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414196" calcext:value-type="float">
            <text:p>-0.02414196</text:p>
          </table:table-cell>
          <table:table-cell office:value-type="float" office:value="-0.01569427" calcext:value-type="float">
            <text:p>-0.01569427</text:p>
          </table:table-cell>
          <table:table-cell office:value-type="float" office:value="-0.01183046" calcext:value-type="float">
            <text:p>-0.01183046</text:p>
          </table:table-cell>
          <table:table-cell office:value-type="float" office:value="-0.01038954" calcext:value-type="float">
            <text:p>-0.01038954</text:p>
          </table:table-cell>
          <table:table-cell office:value-type="float" office:value="-0.009704133" calcext:value-type="float">
            <text:p>-0.009704133</text:p>
          </table:table-cell>
          <table:table-cell office:value-type="float" office:value="-0.008621656" calcext:value-type="float">
            <text:p>-0.008621656</text:p>
          </table:table-cell>
          <table:table-cell office:value-type="float" office:value="-0.00679284" calcext:value-type="float">
            <text:p>-0.00679284</text:p>
          </table:table-cell>
          <table:table-cell office:value-type="float" office:value="-0.1851444" calcext:value-type="float">
            <text:p>-0.1851444</text:p>
          </table:table-cell>
          <table:table-cell office:value-type="float" office:value="-0.3290565" calcext:value-type="float">
            <text:p>-0.3290565</text:p>
          </table:table-cell>
          <table:table-cell office:value-type="float" office:value="-0.05260227" calcext:value-type="float">
            <text:p>-0.05260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450964" calcext:value-type="float">
            <text:p>-0.03450964</text:p>
          </table:table-cell>
          <table:table-cell office:value-type="float" office:value="0.005447674" calcext:value-type="float">
            <text:p>0.00544767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3496" calcext:value-type="float">
            <text:p>-2.3934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5" calcext:value-type="float">
            <text:p>21022005</text:p>
          </table:table-cell>
          <table:table-cell office:value-type="float" office:value="63.49997" calcext:value-type="float">
            <text:p>63.49997</text:p>
          </table:table-cell>
          <table:table-cell office:value-type="float" office:value="10.04521" calcext:value-type="float">
            <text:p>10.04521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42.775" calcext:value-type="float">
            <text:p>1042.775</text:p>
          </table:table-cell>
          <table:table-cell office:value-type="float" office:value="1.862028" calcext:value-type="float">
            <text:p>1.862028</text:p>
          </table:table-cell>
          <table:table-cell office:value-type="float" office:value="2.790807" calcext:value-type="float">
            <text:p>2.790807</text:p>
          </table:table-cell>
          <table:table-cell office:value-type="float" office:value="0.218285" calcext:value-type="float">
            <text:p>0.218285</text:p>
          </table:table-cell>
          <table:table-cell office:value-type="float" office:value="0.3186328" calcext:value-type="float">
            <text:p>0.3186328</text:p>
          </table:table-cell>
          <table:table-cell office:value-type="float" office:value="0.3417419" calcext:value-type="float">
            <text:p>0.3417419</text:p>
          </table:table-cell>
          <table:table-cell office:value-type="float" office:value="0.3561226" calcext:value-type="float">
            <text:p>0.3561226</text:p>
          </table:table-cell>
          <table:table-cell office:value-type="float" office:value="0.3646418" calcext:value-type="float">
            <text:p>0.3646418</text:p>
          </table:table-cell>
          <table:table-cell office:value-type="float" office:value="0.3224165" calcext:value-type="float">
            <text:p>0.3224165</text:p>
          </table:table-cell>
          <table:table-cell office:value-type="float" office:value="0.3280474" calcext:value-type="float">
            <text:p>0.3280474</text:p>
          </table:table-cell>
          <table:table-cell office:value-type="float" office:value="0.294212" calcext:value-type="float">
            <text:p>0.294212</text:p>
          </table:table-cell>
          <table:table-cell office:value-type="float" office:value="0.2707323" calcext:value-type="float">
            <text:p>0.2707323</text:p>
          </table:table-cell>
          <table:table-cell office:value-type="float" office:value="0.3358101" calcext:value-type="float">
            <text:p>0.3358101</text:p>
          </table:table-cell>
          <table:table-cell office:value-type="float" office:value="0.3742926" calcext:value-type="float">
            <text:p>0.3742926</text:p>
          </table:table-cell>
          <table:table-cell office:value-type="float" office:value="0.3906738" calcext:value-type="float">
            <text:p>0.3906738</text:p>
          </table:table-cell>
          <table:table-cell office:value-type="float" office:value="0.4622914" calcext:value-type="float">
            <text:p>0.4622914</text:p>
          </table:table-cell>
          <table:table-cell office:value-type="float" office:value="0" calcext:value-type="float">
            <text:p>0</text:p>
          </table:table-cell>
          <table:table-cell office:value-type="float" office:value="0.2124379" calcext:value-type="float">
            <text:p>0.2124379</text:p>
          </table:table-cell>
          <table:table-cell office:value-type="float" office:value="0.03482865" calcext:value-type="float">
            <text:p>0.03482865</text:p>
          </table:table-cell>
          <table:table-cell office:value-type="float" office:value="0.004083585" calcext:value-type="float">
            <text:p>0.004083585</text:p>
          </table:table-cell>
          <table:table-cell office:value-type="float" office:value="0.1675063" calcext:value-type="float">
            <text:p>0.1675063</text:p>
          </table:table-cell>
          <table:table-cell office:value-type="float" office:value="0.1008631" calcext:value-type="float">
            <text:p>0.1008631</text:p>
          </table:table-cell>
          <table:table-cell office:value-type="float" office:value="0.05502836" calcext:value-type="float">
            <text:p>0.05502836</text:p>
          </table:table-cell>
          <table:table-cell office:value-type="float" office:value="0.0220912" calcext:value-type="float">
            <text:p>0.0220912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73834" calcext:value-type="float">
            <text:p>-0.373834</text:p>
          </table:table-cell>
          <table:table-cell office:value-type="float" office:value="-0.02429911" calcext:value-type="float">
            <text:p>-0.02429911</text:p>
          </table:table-cell>
          <table:table-cell office:value-type="float" office:value="-0.01576958" calcext:value-type="float">
            <text:p>-0.01576958</text:p>
          </table:table-cell>
          <table:table-cell office:value-type="float" office:value="-0.01231171" calcext:value-type="float">
            <text:p>-0.01231171</text:p>
          </table:table-cell>
          <table:table-cell office:value-type="float" office:value="-0.01066189" calcext:value-type="float">
            <text:p>-0.01066189</text:p>
          </table:table-cell>
          <table:table-cell office:value-type="float" office:value="-0.008351564" calcext:value-type="float">
            <text:p>-0.008351564</text:p>
          </table:table-cell>
          <table:table-cell office:value-type="float" office:value="-0.005914224" calcext:value-type="float">
            <text:p>-0.005914224</text:p>
          </table:table-cell>
          <table:table-cell office:value-type="float" office:value="-0.1799665" calcext:value-type="float">
            <text:p>-0.1799665</text:p>
          </table:table-cell>
          <table:table-cell office:value-type="float" office:value="-0.3267982" calcext:value-type="float">
            <text:p>-0.3267982</text:p>
          </table:table-cell>
          <table:table-cell office:value-type="float" office:value="-0.05198419" calcext:value-type="float">
            <text:p>-0.05198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22005" calcext:value-type="float">
            <text:p>-1.522005</text:p>
          </table:table-cell>
          <table:table-cell office:value-type="float" office:value="0.005592566" calcext:value-type="float">
            <text:p>0.00559256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7801" calcext:value-type="float">
            <text:p>-2.3978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5" calcext:value-type="float">
            <text:p>22022005</text:p>
          </table:table-cell>
          <table:table-cell office:value-type="float" office:value="63.49997" calcext:value-type="float">
            <text:p>63.49997</text:p>
          </table:table-cell>
          <table:table-cell office:value-type="float" office:value="10.59775" calcext:value-type="float">
            <text:p>10.59775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41.89" calcext:value-type="float">
            <text:p>1041.89</text:p>
          </table:table-cell>
          <table:table-cell office:value-type="float" office:value="2.19445" calcext:value-type="float">
            <text:p>2.19445</text:p>
          </table:table-cell>
          <table:table-cell office:value-type="float" office:value="0" calcext:value-type="float">
            <text:p>0</text:p>
          </table:table-cell>
          <table:table-cell office:value-type="float" office:value="0.3175648" calcext:value-type="float">
            <text:p>0.3175648</text:p>
          </table:table-cell>
          <table:table-cell office:value-type="float" office:value="0.3417445" calcext:value-type="float">
            <text:p>0.3417445</text:p>
          </table:table-cell>
          <table:table-cell office:value-type="float" office:value="0.3581957" calcext:value-type="float">
            <text:p>0.3581957</text:p>
          </table:table-cell>
          <table:table-cell office:value-type="float" office:value="0.3666141" calcext:value-type="float">
            <text:p>0.3666141</text:p>
          </table:table-cell>
          <table:table-cell office:value-type="float" office:value="0.3707385" calcext:value-type="float">
            <text:p>0.3707385</text:p>
          </table:table-cell>
          <table:table-cell office:value-type="float" office:value="0.3212097" calcext:value-type="float">
            <text:p>0.3212097</text:p>
          </table:table-cell>
          <table:table-cell office:value-type="float" office:value="0.3232349" calcext:value-type="float">
            <text:p>0.3232349</text:p>
          </table:table-cell>
          <table:table-cell office:value-type="float" office:value="0.2952732" calcext:value-type="float">
            <text:p>0.2952732</text:p>
          </table:table-cell>
          <table:table-cell office:value-type="float" office:value="0.2709327" calcext:value-type="float">
            <text:p>0.2709327</text:p>
          </table:table-cell>
          <table:table-cell office:value-type="float" office:value="0.3362114" calcext:value-type="float">
            <text:p>0.3362114</text:p>
          </table:table-cell>
          <table:table-cell office:value-type="float" office:value="0.3742663" calcext:value-type="float">
            <text:p>0.3742663</text:p>
          </table:table-cell>
          <table:table-cell office:value-type="float" office:value="0.3905707" calcext:value-type="float">
            <text:p>0.3905707</text:p>
          </table:table-cell>
          <table:table-cell office:value-type="float" office:value="0.4623118" calcext:value-type="float">
            <text:p>0.4623118</text:p>
          </table:table-cell>
          <table:table-cell office:value-type="float" office:value="0" calcext:value-type="float">
            <text:p>0</text:p>
          </table:table-cell>
          <table:table-cell office:value-type="float" office:value="0.06883156" calcext:value-type="float">
            <text:p>0.06883156</text:p>
          </table:table-cell>
          <table:table-cell office:value-type="float" office:value="0.008250813" calcext:value-type="float">
            <text:p>0.008250813</text:p>
          </table:table-cell>
          <table:table-cell office:value-type="float" office:value="0.000612039" calcext:value-type="float">
            <text:p>0.000612039</text:p>
          </table:table-cell>
          <table:table-cell office:value-type="float" office:value="0.1503102" calcext:value-type="float">
            <text:p>0.1503102</text:p>
          </table:table-cell>
          <table:table-cell office:value-type="float" office:value="0.0971416" calcext:value-type="float">
            <text:p>0.0971416</text:p>
          </table:table-cell>
          <table:table-cell office:value-type="float" office:value="0.05452738" calcext:value-type="float">
            <text:p>0.05452738</text:p>
          </table:table-cell>
          <table:table-cell office:value-type="float" office:value="0.01664832" calcext:value-type="float">
            <text:p>0.01664832</text:p>
          </table:table-cell>
          <table:table-cell office:value-type="float" office:value="9.73465E-016" calcext:value-type="float">
            <text:p>9.73465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390481" calcext:value-type="float">
            <text:p>-0.02390481</text:p>
          </table:table-cell>
          <table:table-cell office:value-type="float" office:value="-0.0155059" calcext:value-type="float">
            <text:p>-0.0155059</text:p>
          </table:table-cell>
          <table:table-cell office:value-type="float" office:value="-0.01175721" calcext:value-type="float">
            <text:p>-0.01175721</text:p>
          </table:table-cell>
          <table:table-cell office:value-type="float" office:value="-0.01030153" calcext:value-type="float">
            <text:p>-0.01030153</text:p>
          </table:table-cell>
          <table:table-cell office:value-type="float" office:value="-0.00963692" calcext:value-type="float">
            <text:p>-0.00963692</text:p>
          </table:table-cell>
          <table:table-cell office:value-type="float" office:value="-0.008602127" calcext:value-type="float">
            <text:p>-0.008602127</text:p>
          </table:table-cell>
          <table:table-cell office:value-type="float" office:value="-0.006767193" calcext:value-type="float">
            <text:p>-0.006767193</text:p>
          </table:table-cell>
          <table:table-cell office:value-type="float" office:value="-0.174388" calcext:value-type="float">
            <text:p>-0.174388</text:p>
          </table:table-cell>
          <table:table-cell office:value-type="float" office:value="-0.3245456" calcext:value-type="float">
            <text:p>-0.3245456</text:p>
          </table:table-cell>
          <table:table-cell office:value-type="float" office:value="-0.05138839" calcext:value-type="float">
            <text:p>-0.05138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413343" calcext:value-type="float">
            <text:p>-0.03413343</text:p>
          </table:table-cell>
          <table:table-cell office:value-type="float" office:value="0.005215838" calcext:value-type="float">
            <text:p>0.00521583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8148" calcext:value-type="float">
            <text:p>-2.3981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5" calcext:value-type="float">
            <text:p>23022005</text:p>
          </table:table-cell>
          <table:table-cell office:value-type="float" office:value="63.49997" calcext:value-type="float">
            <text:p>63.49997</text:p>
          </table:table-cell>
          <table:table-cell office:value-type="float" office:value="10.95761" calcext:value-type="float">
            <text:p>10.95761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41.492" calcext:value-type="float">
            <text:p>1041.492</text:p>
          </table:table-cell>
          <table:table-cell office:value-type="float" office:value="2.232805" calcext:value-type="float">
            <text:p>2.232805</text:p>
          </table:table-cell>
          <table:table-cell office:value-type="float" office:value="0" calcext:value-type="float">
            <text:p>0</text:p>
          </table:table-cell>
          <table:table-cell office:value-type="float" office:value="0.3249474" calcext:value-type="float">
            <text:p>0.3249474</text:p>
          </table:table-cell>
          <table:table-cell office:value-type="float" office:value="0.3421422" calcext:value-type="float">
            <text:p>0.3421422</text:p>
          </table:table-cell>
          <table:table-cell office:value-type="float" office:value="0.355943" calcext:value-type="float">
            <text:p>0.355943</text:p>
          </table:table-cell>
          <table:table-cell office:value-type="float" office:value="0.3651408" calcext:value-type="float">
            <text:p>0.3651408</text:p>
          </table:table-cell>
          <table:table-cell office:value-type="float" office:value="0.3704018" calcext:value-type="float">
            <text:p>0.3704018</text:p>
          </table:table-cell>
          <table:table-cell office:value-type="float" office:value="0.3225004" calcext:value-type="float">
            <text:p>0.3225004</text:p>
          </table:table-cell>
          <table:table-cell office:value-type="float" office:value="0.3233757" calcext:value-type="float">
            <text:p>0.3233757</text:p>
          </table:table-cell>
          <table:table-cell office:value-type="float" office:value="0.2964534" calcext:value-type="float">
            <text:p>0.2964534</text:p>
          </table:table-cell>
          <table:table-cell office:value-type="float" office:value="0.2711356" calcext:value-type="float">
            <text:p>0.2711356</text:p>
          </table:table-cell>
          <table:table-cell office:value-type="float" office:value="0.336604" calcext:value-type="float">
            <text:p>0.336604</text:p>
          </table:table-cell>
          <table:table-cell office:value-type="float" office:value="0.3742558" calcext:value-type="float">
            <text:p>0.3742558</text:p>
          </table:table-cell>
          <table:table-cell office:value-type="float" office:value="0.3908328" calcext:value-type="float">
            <text:p>0.3908328</text:p>
          </table:table-cell>
          <table:table-cell office:value-type="float" office:value="0.4494259" calcext:value-type="float">
            <text:p>0.4494259</text:p>
          </table:table-cell>
          <table:table-cell office:value-type="float" office:value="0" calcext:value-type="float">
            <text:p>0</text:p>
          </table:table-cell>
          <table:table-cell office:value-type="float" office:value="0.05294659" calcext:value-type="float">
            <text:p>0.05294659</text:p>
          </table:table-cell>
          <table:table-cell office:value-type="float" office:value="0.006714602" calcext:value-type="float">
            <text:p>0.006714602</text:p>
          </table:table-cell>
          <table:table-cell office:value-type="float" office:value="0.0005451391" calcext:value-type="float">
            <text:p>0.0005451391</text:p>
          </table:table-cell>
          <table:table-cell office:value-type="float" office:value="0.1392931" calcext:value-type="float">
            <text:p>0.1392931</text:p>
          </table:table-cell>
          <table:table-cell office:value-type="float" office:value="0.09475468" calcext:value-type="float">
            <text:p>0.09475468</text:p>
          </table:table-cell>
          <table:table-cell office:value-type="float" office:value="0.05410773" calcext:value-type="float">
            <text:p>0.05410773</text:p>
          </table:table-cell>
          <table:table-cell office:value-type="float" office:value="0.01124752" calcext:value-type="float">
            <text:p>0.01124752</text:p>
          </table:table-cell>
          <table:table-cell office:value-type="float" office:value="9.734647E-016" calcext:value-type="float">
            <text:p>9.734647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75959" calcext:value-type="float">
            <text:p>-0.02075959</text:p>
          </table:table-cell>
          <table:table-cell office:value-type="float" office:value="-0.01543557" calcext:value-type="float">
            <text:p>-0.01543557</text:p>
          </table:table-cell>
          <table:table-cell office:value-type="float" office:value="-0.01225189" calcext:value-type="float">
            <text:p>-0.01225189</text:p>
          </table:table-cell>
          <table:table-cell office:value-type="float" office:value="-0.01056265" calcext:value-type="float">
            <text:p>-0.01056265</text:p>
          </table:table-cell>
          <table:table-cell office:value-type="float" office:value="-0.00968737" calcext:value-type="float">
            <text:p>-0.00968737</text:p>
          </table:table-cell>
          <table:table-cell office:value-type="float" office:value="-0.008337228" calcext:value-type="float">
            <text:p>-0.008337228</text:p>
          </table:table-cell>
          <table:table-cell office:value-type="float" office:value="-0.006714569" calcext:value-type="float">
            <text:p>-0.006714569</text:p>
          </table:table-cell>
          <table:table-cell office:value-type="float" office:value="-0.1683916" calcext:value-type="float">
            <text:p>-0.1683916</text:p>
          </table:table-cell>
          <table:table-cell office:value-type="float" office:value="-0.3222837" calcext:value-type="float">
            <text:p>-0.3222837</text:p>
          </table:table-cell>
          <table:table-cell office:value-type="float" office:value="-0.05081291" calcext:value-type="float">
            <text:p>-0.05081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554487" calcext:value-type="float">
            <text:p>-0.02554487</text:p>
          </table:table-cell>
          <table:table-cell office:value-type="float" office:value="0.005058835" calcext:value-type="float">
            <text:p>0.00505883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280308" calcext:value-type="float">
            <text:p>-2.2803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5" calcext:value-type="float">
            <text:p>24022005</text:p>
          </table:table-cell>
          <table:table-cell office:value-type="float" office:value="63.49997" calcext:value-type="float">
            <text:p>63.49997</text:p>
          </table:table-cell>
          <table:table-cell office:value-type="float" office:value="11.60836" calcext:value-type="float">
            <text:p>11.60836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41.221" calcext:value-type="float">
            <text:p>1041.221</text:p>
          </table:table-cell>
          <table:table-cell office:value-type="float" office:value="1.852588" calcext:value-type="float">
            <text:p>1.852588</text:p>
          </table:table-cell>
          <table:table-cell office:value-type="float" office:value="0" calcext:value-type="float">
            <text:p>0</text:p>
          </table:table-cell>
          <table:table-cell office:value-type="float" office:value="0.2976796" calcext:value-type="float">
            <text:p>0.2976796</text:p>
          </table:table-cell>
          <table:table-cell office:value-type="float" office:value="0.3325015" calcext:value-type="float">
            <text:p>0.3325015</text:p>
          </table:table-cell>
          <table:table-cell office:value-type="float" office:value="0.3543848" calcext:value-type="float">
            <text:p>0.3543848</text:p>
          </table:table-cell>
          <table:table-cell office:value-type="float" office:value="0.3662019" calcext:value-type="float">
            <text:p>0.3662019</text:p>
          </table:table-cell>
          <table:table-cell office:value-type="float" office:value="0.37187" calcext:value-type="float">
            <text:p>0.37187</text:p>
          </table:table-cell>
          <table:table-cell office:value-type="float" office:value="0.3233637" calcext:value-type="float">
            <text:p>0.3233637</text:p>
          </table:table-cell>
          <table:table-cell office:value-type="float" office:value="0.3243929" calcext:value-type="float">
            <text:p>0.3243929</text:p>
          </table:table-cell>
          <table:table-cell office:value-type="float" office:value="0.2975876" calcext:value-type="float">
            <text:p>0.2975876</text:p>
          </table:table-cell>
          <table:table-cell office:value-type="float" office:value="0.2713393" calcext:value-type="float">
            <text:p>0.2713393</text:p>
          </table:table-cell>
          <table:table-cell office:value-type="float" office:value="0.3369879" calcext:value-type="float">
            <text:p>0.3369879</text:p>
          </table:table-cell>
          <table:table-cell office:value-type="float" office:value="0.374291" calcext:value-type="float">
            <text:p>0.374291</text:p>
          </table:table-cell>
          <table:table-cell office:value-type="float" office:value="0.3912679" calcext:value-type="float">
            <text:p>0.3912679</text:p>
          </table:table-cell>
          <table:table-cell office:value-type="float" office:value="0.4548808" calcext:value-type="float">
            <text:p>0.4548808</text:p>
          </table:table-cell>
          <table:table-cell office:value-type="float" office:value="0" calcext:value-type="float">
            <text:p>0</text:p>
          </table:table-cell>
          <table:table-cell office:value-type="float" office:value="0.08720645" calcext:value-type="float">
            <text:p>0.08720645</text:p>
          </table:table-cell>
          <table:table-cell office:value-type="float" office:value="0.01102053" calcext:value-type="float">
            <text:p>0.01102053</text:p>
          </table:table-cell>
          <table:table-cell office:value-type="float" office:value="0.0008835008" calcext:value-type="float">
            <text:p>0.0008835008</text:p>
          </table:table-cell>
          <table:table-cell office:value-type="float" office:value="0.1192022" calcext:value-type="float">
            <text:p>0.1192022</text:p>
          </table:table-cell>
          <table:table-cell office:value-type="float" office:value="0.09046908" calcext:value-type="float">
            <text:p>0.09046908</text:p>
          </table:table-cell>
          <table:table-cell office:value-type="float" office:value="0.05357232" calcext:value-type="float">
            <text:p>0.05357232</text:p>
          </table:table-cell>
          <table:table-cell office:value-type="float" office:value="0.005875158" calcext:value-type="float">
            <text:p>0.005875158</text:p>
          </table:table-cell>
          <table:table-cell office:value-type="float" office:value="9.734647E-016" calcext:value-type="float">
            <text:p>9.734647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50079" calcext:value-type="float">
            <text:p>-0.0350079</text:p>
          </table:table-cell>
          <table:table-cell office:value-type="float" office:value="-0.01837138" calcext:value-type="float">
            <text:p>-0.01837138</text:p>
          </table:table-cell>
          <table:table-cell office:value-type="float" office:value="-0.01257159" calcext:value-type="float">
            <text:p>-0.01257159</text:p>
          </table:table-cell>
          <table:table-cell office:value-type="float" office:value="-0.01035883" calcext:value-type="float">
            <text:p>-0.01035883</text:p>
          </table:table-cell>
          <table:table-cell office:value-type="float" office:value="-0.009448525" calcext:value-type="float">
            <text:p>-0.009448525</text:p>
          </table:table-cell>
          <table:table-cell office:value-type="float" office:value="-0.008172658" calcext:value-type="float">
            <text:p>-0.008172658</text:p>
          </table:table-cell>
          <table:table-cell office:value-type="float" office:value="-0.006539333" calcext:value-type="float">
            <text:p>-0.006539333</text:p>
          </table:table-cell>
          <table:table-cell office:value-type="float" office:value="-0.1628444" calcext:value-type="float">
            <text:p>-0.1628444</text:p>
          </table:table-cell>
          <table:table-cell office:value-type="float" office:value="-0.3200291" calcext:value-type="float">
            <text:p>-0.3200291</text:p>
          </table:table-cell>
          <table:table-cell office:value-type="float" office:value="-0.0502569" calcext:value-type="float">
            <text:p>-0.0502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213121" calcext:value-type="float">
            <text:p>-0.05213121</text:p>
          </table:table-cell>
          <table:table-cell office:value-type="float" office:value="0.004938753" calcext:value-type="float">
            <text:p>0.00493875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17568" calcext:value-type="float">
            <text:p>-2.3175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5" calcext:value-type="float">
            <text:p>25022005</text:p>
          </table:table-cell>
          <table:table-cell office:value-type="float" office:value="63.49997" calcext:value-type="float">
            <text:p>63.49997</text:p>
          </table:table-cell>
          <table:table-cell office:value-type="float" office:value="12.94953" calcext:value-type="float">
            <text:p>12.94953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40.394" calcext:value-type="float">
            <text:p>1040.394</text:p>
          </table:table-cell>
          <table:table-cell office:value-type="float" office:value="1.338557" calcext:value-type="float">
            <text:p>1.338557</text:p>
          </table:table-cell>
          <table:table-cell office:value-type="float" office:value="0" calcext:value-type="float">
            <text:p>0</text:p>
          </table:table-cell>
          <table:table-cell office:value-type="float" office:value="0.3351861" calcext:value-type="float">
            <text:p>0.3351861</text:p>
          </table:table-cell>
          <table:table-cell office:value-type="float" office:value="0.3476692" calcext:value-type="float">
            <text:p>0.3476692</text:p>
          </table:table-cell>
          <table:table-cell office:value-type="float" office:value="0.3636351" calcext:value-type="float">
            <text:p>0.3636351</text:p>
          </table:table-cell>
          <table:table-cell office:value-type="float" office:value="0.3762717" calcext:value-type="float">
            <text:p>0.3762717</text:p>
          </table:table-cell>
          <table:table-cell office:value-type="float" office:value="0.3806411" calcext:value-type="float">
            <text:p>0.3806411</text:p>
          </table:table-cell>
          <table:table-cell office:value-type="float" office:value="0.3258301" calcext:value-type="float">
            <text:p>0.3258301</text:p>
          </table:table-cell>
          <table:table-cell office:value-type="float" office:value="0.3221946" calcext:value-type="float">
            <text:p>0.3221946</text:p>
          </table:table-cell>
          <table:table-cell office:value-type="float" office:value="0.2986764" calcext:value-type="float">
            <text:p>0.2986764</text:p>
          </table:table-cell>
          <table:table-cell office:value-type="float" office:value="0.2715439" calcext:value-type="float">
            <text:p>0.2715439</text:p>
          </table:table-cell>
          <table:table-cell office:value-type="float" office:value="0.337407" calcext:value-type="float">
            <text:p>0.337407</text:p>
          </table:table-cell>
          <table:table-cell office:value-type="float" office:value="0.374294" calcext:value-type="float">
            <text:p>0.374294</text:p>
          </table:table-cell>
          <table:table-cell office:value-type="float" office:value="0.3914545" calcext:value-type="float">
            <text:p>0.3914545</text:p>
          </table:table-cell>
          <table:table-cell office:value-type="float" office:value="0.4601232" calcext:value-type="float">
            <text:p>0.4601232</text:p>
          </table:table-cell>
          <table:table-cell office:value-type="float" office:value="0" calcext:value-type="float">
            <text:p>0</text:p>
          </table:table-cell>
          <table:table-cell office:value-type="float" office:value="0.0321422" calcext:value-type="float">
            <text:p>0.0321422</text:p>
          </table:table-cell>
          <table:table-cell office:value-type="float" office:value="0.002702376" calcext:value-type="float">
            <text:p>0.002702376</text:p>
          </table:table-cell>
          <table:table-cell office:value-type="float" office:value="0.000007888691" calcext:value-type="float">
            <text:p>7.888691E-06</text:p>
          </table:table-cell>
          <table:table-cell office:value-type="float" office:value="0.06257173" calcext:value-type="float">
            <text:p>0.06257173</text:p>
          </table:table-cell>
          <table:table-cell office:value-type="float" office:value="0.07873251" calcext:value-type="float">
            <text:p>0.07873251</text:p>
          </table:table-cell>
          <table:table-cell office:value-type="float" office:value="0.05257358" calcext:value-type="float">
            <text:p>0.05257358</text:p>
          </table:table-cell>
          <table:table-cell office:value-type="float" office:value="0.0005009425" calcext:value-type="float">
            <text:p>0.0005009425</text:p>
          </table:table-cell>
          <table:table-cell office:value-type="float" office:value="9.73465E-016" calcext:value-type="float">
            <text:p>9.73465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4088" calcext:value-type="float">
            <text:p>-0.0174088</text:p>
          </table:table-cell>
          <table:table-cell office:value-type="float" office:value="-0.01408862" calcext:value-type="float">
            <text:p>-0.01408862</text:p>
          </table:table-cell>
          <table:table-cell office:value-type="float" office:value="-0.01076205" calcext:value-type="float">
            <text:p>-0.01076205</text:p>
          </table:table-cell>
          <table:table-cell office:value-type="float" office:value="-0.008755399" calcext:value-type="float">
            <text:p>-0.008755399</text:p>
          </table:table-cell>
          <table:table-cell office:value-type="float" office:value="-0.008172355" calcext:value-type="float">
            <text:p>-0.008172355</text:p>
          </table:table-cell>
          <table:table-cell office:value-type="float" office:value="-0.007721676" calcext:value-type="float">
            <text:p>-0.007721676</text:p>
          </table:table-cell>
          <table:table-cell office:value-type="float" office:value="-0.006910836" calcext:value-type="float">
            <text:p>-0.006910836</text:p>
          </table:table-cell>
          <table:table-cell office:value-type="float" office:value="-0.1577107" calcext:value-type="float">
            <text:p>-0.1577107</text:p>
          </table:table-cell>
          <table:table-cell office:value-type="float" office:value="-0.3177845" calcext:value-type="float">
            <text:p>-0.3177845</text:p>
          </table:table-cell>
          <table:table-cell office:value-type="float" office:value="-0.04965947" calcext:value-type="float">
            <text:p>-0.04965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97547" calcext:value-type="float">
            <text:p>-0.01897547</text:p>
          </table:table-cell>
          <table:table-cell office:value-type="float" office:value="0.004449693" calcext:value-type="float">
            <text:p>0.00444969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4976" calcext:value-type="float">
            <text:p>-2.3497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5" calcext:value-type="float">
            <text:p>26022005</text:p>
          </table:table-cell>
          <table:table-cell office:value-type="float" office:value="63.49997" calcext:value-type="float">
            <text:p>63.49997</text:p>
          </table:table-cell>
          <table:table-cell office:value-type="float" office:value="13.85976" calcext:value-type="float">
            <text:p>13.85976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39.497" calcext:value-type="float">
            <text:p>1039.497</text:p>
          </table:table-cell>
          <table:table-cell office:value-type="float" office:value="1.326139" calcext:value-type="float">
            <text:p>1.326139</text:p>
          </table:table-cell>
          <table:table-cell office:value-type="float" office:value="0" calcext:value-type="float">
            <text:p>0</text:p>
          </table:table-cell>
          <table:table-cell office:value-type="float" office:value="0.3583101" calcext:value-type="float">
            <text:p>0.3583101</text:p>
          </table:table-cell>
          <table:table-cell office:value-type="float" office:value="0.3608416" calcext:value-type="float">
            <text:p>0.3608416</text:p>
          </table:table-cell>
          <table:table-cell office:value-type="float" office:value="0.3690718" calcext:value-type="float">
            <text:p>0.3690718</text:p>
          </table:table-cell>
          <table:table-cell office:value-type="float" office:value="0.3796739" calcext:value-type="float">
            <text:p>0.3796739</text:p>
          </table:table-cell>
          <table:table-cell office:value-type="float" office:value="0.3837523" calcext:value-type="float">
            <text:p>0.3837523</text:p>
          </table:table-cell>
          <table:table-cell office:value-type="float" office:value="0.3285038" calcext:value-type="float">
            <text:p>0.3285038</text:p>
          </table:table-cell>
          <table:table-cell office:value-type="float" office:value="0.3233224" calcext:value-type="float">
            <text:p>0.3233224</text:p>
          </table:table-cell>
          <table:table-cell office:value-type="float" office:value="0.2999276" calcext:value-type="float">
            <text:p>0.2999276</text:p>
          </table:table-cell>
          <table:table-cell office:value-type="float" office:value="0.271813" calcext:value-type="float">
            <text:p>0.271813</text:p>
          </table:table-cell>
          <table:table-cell office:value-type="float" office:value="0.3378789" calcext:value-type="float">
            <text:p>0.3378789</text:p>
          </table:table-cell>
          <table:table-cell office:value-type="float" office:value="0.3741898" calcext:value-type="float">
            <text:p>0.3741898</text:p>
          </table:table-cell>
          <table:table-cell office:value-type="float" office:value="0.3914722" calcext:value-type="float">
            <text:p>0.3914722</text:p>
          </table:table-cell>
          <table:table-cell office:value-type="float" office:value="0.462376" calcext:value-type="float">
            <text:p>0.462376</text:p>
          </table:table-cell>
          <table:table-cell office:value-type="float" office:value="0" calcext:value-type="float">
            <text:p>0</text:p>
          </table:table-cell>
          <table:table-cell office:value-type="float" office:value="0.001608888" calcext:value-type="float">
            <text:p>0.001608888</text:p>
          </table:table-cell>
          <table:table-cell office:value-type="float" office:value="0.000000000001914193" calcext:value-type="float">
            <text:p>1.914193E-12</text:p>
          </table:table-cell>
          <table:table-cell office:value-type="float" office:value="1.970941E-015" calcext:value-type="float">
            <text:p>1.970941E-15</text:p>
          </table:table-cell>
          <table:table-cell office:value-type="float" office:value="0.01451889" calcext:value-type="float">
            <text:p>0.01451889</text:p>
          </table:table-cell>
          <table:table-cell office:value-type="float" office:value="0.06874311" calcext:value-type="float">
            <text:p>0.06874311</text:p>
          </table:table-cell>
          <table:table-cell office:value-type="float" office:value="0.04970188" calcext:value-type="float">
            <text:p>0.04970188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84874" calcext:value-type="float">
            <text:p>-0.01184874</text:p>
          </table:table-cell>
          <table:table-cell office:value-type="float" office:value="-0.01136551" calcext:value-type="float">
            <text:p>-0.01136551</text:p>
          </table:table-cell>
          <table:table-cell office:value-type="float" office:value="-0.009863778" calcext:value-type="float">
            <text:p>-0.009863778</text:p>
          </table:table-cell>
          <table:table-cell office:value-type="float" office:value="-0.008304023" calcext:value-type="float">
            <text:p>-0.008304023</text:p>
          </table:table-cell>
          <table:table-cell office:value-type="float" office:value="-0.007786767" calcext:value-type="float">
            <text:p>-0.007786767</text:p>
          </table:table-cell>
          <table:table-cell office:value-type="float" office:value="-0.007260021" calcext:value-type="float">
            <text:p>-0.007260021</text:p>
          </table:table-cell>
          <table:table-cell office:value-type="float" office:value="-0.00670326" calcext:value-type="float">
            <text:p>-0.00670326</text:p>
          </table:table-cell>
          <table:table-cell office:value-type="float" office:value="-0.1520477" calcext:value-type="float">
            <text:p>-0.1520477</text:p>
          </table:table-cell>
          <table:table-cell office:value-type="float" office:value="-0.3148617" calcext:value-type="float">
            <text:p>-0.3148617</text:p>
          </table:table-cell>
          <table:table-cell office:value-type="float" office:value="-0.0489938" calcext:value-type="float">
            <text:p>-0.0489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95753" calcext:value-type="float">
            <text:p>-0.01195753</text:p>
          </table:table-cell>
          <table:table-cell office:value-type="float" office:value="0.00408637" calcext:value-type="float">
            <text:p>0.00408637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64679" calcext:value-type="float">
            <text:p>-2.36467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5" calcext:value-type="float">
            <text:p>2702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15.01612" calcext:value-type="float">
            <text:p>15.01612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38.362" calcext:value-type="float">
            <text:p>1038.362</text:p>
          </table:table-cell>
          <table:table-cell office:value-type="float" office:value="1.604763" calcext:value-type="float">
            <text:p>1.604763</text:p>
          </table:table-cell>
          <table:table-cell office:value-type="float" office:value="0" calcext:value-type="float">
            <text:p>0</text:p>
          </table:table-cell>
          <table:table-cell office:value-type="float" office:value="0.3150821" calcext:value-type="float">
            <text:p>0.3150821</text:p>
          </table:table-cell>
          <table:table-cell office:value-type="float" office:value="0.3478532" calcext:value-type="float">
            <text:p>0.3478532</text:p>
          </table:table-cell>
          <table:table-cell office:value-type="float" office:value="0.3689357" calcext:value-type="float">
            <text:p>0.3689357</text:p>
          </table:table-cell>
          <table:table-cell office:value-type="float" office:value="0.3815988" calcext:value-type="float">
            <text:p>0.3815988</text:p>
          </table:table-cell>
          <table:table-cell office:value-type="float" office:value="0.3884086" calcext:value-type="float">
            <text:p>0.3884086</text:p>
          </table:table-cell>
          <table:table-cell office:value-type="float" office:value="0.3333628" calcext:value-type="float">
            <text:p>0.3333628</text:p>
          </table:table-cell>
          <table:table-cell office:value-type="float" office:value="0.3297406" calcext:value-type="float">
            <text:p>0.3297406</text:p>
          </table:table-cell>
          <table:table-cell office:value-type="float" office:value="0.3012435" calcext:value-type="float">
            <text:p>0.3012435</text:p>
          </table:table-cell>
          <table:table-cell office:value-type="float" office:value="0.2720839" calcext:value-type="float">
            <text:p>0.2720839</text:p>
          </table:table-cell>
          <table:table-cell office:value-type="float" office:value="0.3383371" calcext:value-type="float">
            <text:p>0.3383371</text:p>
          </table:table-cell>
          <table:table-cell office:value-type="float" office:value="0.3741166" calcext:value-type="float">
            <text:p>0.3741166</text:p>
          </table:table-cell>
          <table:table-cell office:value-type="float" office:value="0.3914492" calcext:value-type="float">
            <text:p>0.3914492</text:p>
          </table:table-cell>
          <table:table-cell office:value-type="float" office:value="0.4623564" calcext:value-type="float">
            <text:p>0.4623564</text:p>
          </table:table-cell>
          <table:table-cell office:value-type="float" office:value="0" calcext:value-type="float">
            <text:p>0</text:p>
          </table:table-cell>
          <table:table-cell office:value-type="float" office:value="0.07337747" calcext:value-type="float">
            <text:p>0.07337747</text:p>
          </table:table-cell>
          <table:table-cell office:value-type="float" office:value="0.00519901" calcext:value-type="float">
            <text:p>0.00519901</text:p>
          </table:table-cell>
          <table:table-cell office:value-type="float" office:value="1.953535E-015" calcext:value-type="float">
            <text:p>1.953535E-15</text:p>
          </table:table-cell>
          <table:table-cell office:value-type="float" office:value="0.000001055476" calcext:value-type="float">
            <text:p>1.055476E-06</text:p>
          </table:table-cell>
          <table:table-cell office:value-type="float" office:value="0.01838039" calcext:value-type="float">
            <text:p>0.01838039</text:p>
          </table:table-cell>
          <table:table-cell office:value-type="float" office:value="0.04348618" calcext:value-type="float">
            <text:p>0.04348618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445043" calcext:value-type="float">
            <text:p>-0.02445043</text:p>
          </table:table-cell>
          <table:table-cell office:value-type="float" office:value="-0.01386917" calcext:value-type="float">
            <text:p>-0.01386917</text:p>
          </table:table-cell>
          <table:table-cell office:value-type="float" office:value="-0.009814193" calcext:value-type="float">
            <text:p>-0.009814193</text:p>
          </table:table-cell>
          <table:table-cell office:value-type="float" office:value="-0.008053849" calcext:value-type="float">
            <text:p>-0.008053849</text:p>
          </table:table-cell>
          <table:table-cell office:value-type="float" office:value="-0.007219709" calcext:value-type="float">
            <text:p>-0.007219709</text:p>
          </table:table-cell>
          <table:table-cell office:value-type="float" office:value="-0.006501033" calcext:value-type="float">
            <text:p>-0.006501033</text:p>
          </table:table-cell>
          <table:table-cell office:value-type="float" office:value="-0.005751664" calcext:value-type="float">
            <text:p>-0.005751664</text:p>
          </table:table-cell>
          <table:table-cell office:value-type="float" office:value="-0.1463196" calcext:value-type="float">
            <text:p>-0.1463196</text:p>
          </table:table-cell>
          <table:table-cell office:value-type="float" office:value="-0.3119432" calcext:value-type="float">
            <text:p>-0.3119432</text:p>
          </table:table-cell>
          <table:table-cell office:value-type="float" office:value="-0.04835729" calcext:value-type="float">
            <text:p>-0.04835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79652" calcext:value-type="float">
            <text:p>-0.0379652</text:p>
          </table:table-cell>
          <table:table-cell office:value-type="float" office:value="0.00391384" calcext:value-type="float">
            <text:p>0.00391384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67268" calcext:value-type="float">
            <text:p>-2.3672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5" calcext:value-type="float">
            <text:p>2802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15.53357" calcext:value-type="float">
            <text:p>15.53357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37.237" calcext:value-type="float">
            <text:p>1037.237</text:p>
          </table:table-cell>
          <table:table-cell office:value-type="float" office:value="2.21299" calcext:value-type="float">
            <text:p>2.21299</text:p>
          </table:table-cell>
          <table:table-cell office:value-type="float" office:value="0" calcext:value-type="float">
            <text:p>0</text:p>
          </table:table-cell>
          <table:table-cell office:value-type="float" office:value="0.1566605" calcext:value-type="float">
            <text:p>0.1566605</text:p>
          </table:table-cell>
          <table:table-cell office:value-type="float" office:value="0.3253981" calcext:value-type="float">
            <text:p>0.3253981</text:p>
          </table:table-cell>
          <table:table-cell office:value-type="float" office:value="0.3520272" calcext:value-type="float">
            <text:p>0.3520272</text:p>
          </table:table-cell>
          <table:table-cell office:value-type="float" office:value="0.3675518" calcext:value-type="float">
            <text:p>0.3675518</text:p>
          </table:table-cell>
          <table:table-cell office:value-type="float" office:value="0.3757739" calcext:value-type="float">
            <text:p>0.3757739</text:p>
          </table:table-cell>
          <table:table-cell office:value-type="float" office:value="0.3291978" calcext:value-type="float">
            <text:p>0.3291978</text:p>
          </table:table-cell>
          <table:table-cell office:value-type="float" office:value="0.3292761" calcext:value-type="float">
            <text:p>0.3292761</text:p>
          </table:table-cell>
          <table:table-cell office:value-type="float" office:value="0.3025102" calcext:value-type="float">
            <text:p>0.3025102</text:p>
          </table:table-cell>
          <table:table-cell office:value-type="float" office:value="0.2723548" calcext:value-type="float">
            <text:p>0.2723548</text:p>
          </table:table-cell>
          <table:table-cell office:value-type="float" office:value="0.3387824" calcext:value-type="float">
            <text:p>0.3387824</text:p>
          </table:table-cell>
          <table:table-cell office:value-type="float" office:value="0.3740681" calcext:value-type="float">
            <text:p>0.3740681</text:p>
          </table:table-cell>
          <table:table-cell office:value-type="float" office:value="0.3913982" calcext:value-type="float">
            <text:p>0.3913982</text:p>
          </table:table-cell>
          <table:table-cell office:value-type="float" office:value="0.4623496" calcext:value-type="float">
            <text:p>0.4623496</text:p>
          </table:table-cell>
          <table:table-cell office:value-type="float" office:value="0" calcext:value-type="float">
            <text:p>0</text:p>
          </table:table-cell>
          <table:table-cell office:value-type="float" office:value="0.2524659" calcext:value-type="float">
            <text:p>0.2524659</text:p>
          </table:table-cell>
          <table:table-cell office:value-type="float" office:value="0.05531595" calcext:value-type="float">
            <text:p>0.05531595</text:p>
          </table:table-cell>
          <table:table-cell office:value-type="float" office:value="0.005643349" calcext:value-type="float">
            <text:p>0.005643349</text:p>
          </table:table-cell>
          <table:table-cell office:value-type="float" office:value="0.0004730281" calcext:value-type="float">
            <text:p>0.0004730281</text:p>
          </table:table-cell>
          <table:table-cell office:value-type="float" office:value="0.01729583" calcext:value-type="float">
            <text:p>0.01729583</text:p>
          </table:table-cell>
          <table:table-cell office:value-type="float" office:value="0.04019927" calcext:value-type="float">
            <text:p>0.04019927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82578" calcext:value-type="float">
            <text:p>-4.882578</text:p>
          </table:table-cell>
          <table:table-cell office:value-type="float" office:value="-0.02095383" calcext:value-type="float">
            <text:p>-0.02095383</text:p>
          </table:table-cell>
          <table:table-cell office:value-type="float" office:value="-0.0130965" calcext:value-type="float">
            <text:p>-0.0130965</text:p>
          </table:table-cell>
          <table:table-cell office:value-type="float" office:value="-0.01014218" calcext:value-type="float">
            <text:p>-0.01014218</text:p>
          </table:table-cell>
          <table:table-cell office:value-type="float" office:value="-0.008862685" calcext:value-type="float">
            <text:p>-0.008862685</text:p>
          </table:table-cell>
          <table:table-cell office:value-type="float" office:value="-0.007132467" calcext:value-type="float">
            <text:p>-0.007132467</text:p>
          </table:table-cell>
          <table:table-cell office:value-type="float" office:value="-0.005733744" calcext:value-type="float">
            <text:p>-0.005733744</text:p>
          </table:table-cell>
          <table:table-cell office:value-type="float" office:value="-0.1410314" calcext:value-type="float">
            <text:p>-0.1410314</text:p>
          </table:table-cell>
          <table:table-cell office:value-type="float" office:value="-0.3090549" calcext:value-type="float">
            <text:p>-0.3090549</text:p>
          </table:table-cell>
          <table:table-cell office:value-type="float" office:value="-0.04774724" calcext:value-type="float">
            <text:p>-0.04774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44126" calcext:value-type="float">
            <text:p>-15.44126</text:p>
          </table:table-cell>
          <table:table-cell office:value-type="float" office:value="0.004187005" calcext:value-type="float">
            <text:p>0.00418700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396" calcext:value-type="float">
            <text:p>-2.373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5" calcext:value-type="float">
            <text:p>1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16.46468" calcext:value-type="float">
            <text:p>16.46468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36.043" calcext:value-type="float">
            <text:p>1036.043</text:p>
          </table:table-cell>
          <table:table-cell office:value-type="float" office:value="2.475496" calcext:value-type="float">
            <text:p>2.475496</text:p>
          </table:table-cell>
          <table:table-cell office:value-type="float" office:value="0" calcext:value-type="float">
            <text:p>0</text:p>
          </table:table-cell>
          <table:table-cell office:value-type="float" office:value="0.2965173" calcext:value-type="float">
            <text:p>0.2965173</text:p>
          </table:table-cell>
          <table:table-cell office:value-type="float" office:value="0.3353663" calcext:value-type="float">
            <text:p>0.3353663</text:p>
          </table:table-cell>
          <table:table-cell office:value-type="float" office:value="0.3562387" calcext:value-type="float">
            <text:p>0.3562387</text:p>
          </table:table-cell>
          <table:table-cell office:value-type="float" office:value="0.3658128" calcext:value-type="float">
            <text:p>0.3658128</text:p>
          </table:table-cell>
          <table:table-cell office:value-type="float" office:value="0.3710674" calcext:value-type="float">
            <text:p>0.3710674</text:p>
          </table:table-cell>
          <table:table-cell office:value-type="float" office:value="0.3232397" calcext:value-type="float">
            <text:p>0.3232397</text:p>
          </table:table-cell>
          <table:table-cell office:value-type="float" office:value="0.3233791" calcext:value-type="float">
            <text:p>0.3233791</text:p>
          </table:table-cell>
          <table:table-cell office:value-type="float" office:value="0.3038336" calcext:value-type="float">
            <text:p>0.3038336</text:p>
          </table:table-cell>
          <table:table-cell office:value-type="float" office:value="0.2726264" calcext:value-type="float">
            <text:p>0.2726264</text:p>
          </table:table-cell>
          <table:table-cell office:value-type="float" office:value="0.3392157" calcext:value-type="float">
            <text:p>0.3392157</text:p>
          </table:table-cell>
          <table:table-cell office:value-type="float" office:value="0.3740374" calcext:value-type="float">
            <text:p>0.3740374</text:p>
          </table:table-cell>
          <table:table-cell office:value-type="float" office:value="0.3913048" calcext:value-type="float">
            <text:p>0.3913048</text:p>
          </table:table-cell>
          <table:table-cell office:value-type="float" office:value="0.4623518" calcext:value-type="float">
            <text:p>0.4623518</text:p>
          </table:table-cell>
          <table:table-cell office:value-type="float" office:value="0" calcext:value-type="float">
            <text:p>0</text:p>
          </table:table-cell>
          <table:table-cell office:value-type="float" office:value="0.1139126" calcext:value-type="float">
            <text:p>0.1139126</text:p>
          </table:table-cell>
          <table:table-cell office:value-type="float" office:value="0.0371305" calcext:value-type="float">
            <text:p>0.0371305</text:p>
          </table:table-cell>
          <table:table-cell office:value-type="float" office:value="0.004111296" calcext:value-type="float">
            <text:p>0.004111296</text:p>
          </table:table-cell>
          <table:table-cell office:value-type="float" office:value="0.0002785676" calcext:value-type="float">
            <text:p>0.0002785676</text:p>
          </table:table-cell>
          <table:table-cell office:value-type="float" office:value="0.01678314" calcext:value-type="float">
            <text:p>0.01678314</text:p>
          </table:table-cell>
          <table:table-cell office:value-type="float" office:value="0.03693108" calcext:value-type="float">
            <text:p>0.03693108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566946" calcext:value-type="float">
            <text:p>-0.03566946</text:p>
          </table:table-cell>
          <table:table-cell office:value-type="float" office:value="-0.01738334" calcext:value-type="float">
            <text:p>-0.01738334</text:p>
          </table:table-cell>
          <table:table-cell office:value-type="float" office:value="-0.01214145" calcext:value-type="float">
            <text:p>-0.01214145</text:p>
          </table:table-cell>
          <table:table-cell office:value-type="float" office:value="-0.01044178" calcext:value-type="float">
            <text:p>-0.01044178</text:p>
          </table:table-cell>
          <table:table-cell office:value-type="float" office:value="-0.00958549" calcext:value-type="float">
            <text:p>-0.00958549</text:p>
          </table:table-cell>
          <table:table-cell office:value-type="float" office:value="-0.008197473" calcext:value-type="float">
            <text:p>-0.008197473</text:p>
          </table:table-cell>
          <table:table-cell office:value-type="float" office:value="-0.00672311" calcext:value-type="float">
            <text:p>-0.00672311</text:p>
          </table:table-cell>
          <table:table-cell office:value-type="float" office:value="-0.13575" calcext:value-type="float">
            <text:p>-0.13575</text:p>
          </table:table-cell>
          <table:table-cell office:value-type="float" office:value="-0.3061898" calcext:value-type="float">
            <text:p>-0.3061898</text:p>
          </table:table-cell>
          <table:table-cell office:value-type="float" office:value="-0.04716179" calcext:value-type="float">
            <text:p>-0.04716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000054" calcext:value-type="float">
            <text:p>-0.06000054</text:p>
          </table:table-cell>
          <table:table-cell office:value-type="float" office:value="0.003945691" calcext:value-type="float">
            <text:p>0.003945691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5811" calcext:value-type="float">
            <text:p>-2.3758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5" calcext:value-type="float">
            <text:p>2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17.58885" calcext:value-type="float">
            <text:p>17.58885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34.655" calcext:value-type="float">
            <text:p>1034.655</text:p>
          </table:table-cell>
          <table:table-cell office:value-type="float" office:value="2.740119" calcext:value-type="float">
            <text:p>2.740119</text:p>
          </table:table-cell>
          <table:table-cell office:value-type="float" office:value="0" calcext:value-type="float">
            <text:p>0</text:p>
          </table:table-cell>
          <table:table-cell office:value-type="float" office:value="0.3486484" calcext:value-type="float">
            <text:p>0.3486484</text:p>
          </table:table-cell>
          <table:table-cell office:value-type="float" office:value="0.3575577" calcext:value-type="float">
            <text:p>0.3575577</text:p>
          </table:table-cell>
          <table:table-cell office:value-type="float" office:value="0.3635031" calcext:value-type="float">
            <text:p>0.3635031</text:p>
          </table:table-cell>
          <table:table-cell office:value-type="float" office:value="0.3693644" calcext:value-type="float">
            <text:p>0.3693644</text:p>
          </table:table-cell>
          <table:table-cell office:value-type="float" office:value="0.3742584" calcext:value-type="float">
            <text:p>0.3742584</text:p>
          </table:table-cell>
          <table:table-cell office:value-type="float" office:value="0.3261063" calcext:value-type="float">
            <text:p>0.3261063</text:p>
          </table:table-cell>
          <table:table-cell office:value-type="float" office:value="0.319279" calcext:value-type="float">
            <text:p>0.319279</text:p>
          </table:table-cell>
          <table:table-cell office:value-type="float" office:value="0.3053682" calcext:value-type="float">
            <text:p>0.3053682</text:p>
          </table:table-cell>
          <table:table-cell office:value-type="float" office:value="0.2728995" calcext:value-type="float">
            <text:p>0.2728995</text:p>
          </table:table-cell>
          <table:table-cell office:value-type="float" office:value="0.3396381" calcext:value-type="float">
            <text:p>0.3396381</text:p>
          </table:table-cell>
          <table:table-cell office:value-type="float" office:value="0.3740206" calcext:value-type="float">
            <text:p>0.3740206</text:p>
          </table:table-cell>
          <table:table-cell office:value-type="float" office:value="0.3912113" calcext:value-type="float">
            <text:p>0.3912113</text:p>
          </table:table-cell>
          <table:table-cell office:value-type="float" office:value="0.4623731" calcext:value-type="float">
            <text:p>0.4623731</text:p>
          </table:table-cell>
          <table:table-cell office:value-type="float" office:value="0" calcext:value-type="float">
            <text:p>0</text:p>
          </table:table-cell>
          <table:table-cell office:value-type="float" office:value="0.01738736" calcext:value-type="float">
            <text:p>0.01738736</text:p>
          </table:table-cell>
          <table:table-cell office:value-type="float" office:value="0.0000000000004358534" calcext:value-type="float">
            <text:p>4.358534E-13</text:p>
          </table:table-cell>
          <table:table-cell office:value-type="float" office:value="1.97425E-015" calcext:value-type="float">
            <text:p>1.97425E-15</text:p>
          </table:table-cell>
          <table:table-cell office:value-type="float" office:value="0.0000008623993" calcext:value-type="float">
            <text:p>8.623993E-07</text:p>
          </table:table-cell>
          <table:table-cell office:value-type="float" office:value="6.836996E-015" calcext:value-type="float">
            <text:p>6.836996E-15</text:p>
          </table:table-cell>
          <table:table-cell office:value-type="float" office:value="0.02727548" calcext:value-type="float">
            <text:p>0.02727548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64602" calcext:value-type="float">
            <text:p>-0.01364602</text:p>
          </table:table-cell>
          <table:table-cell office:value-type="float" office:value="-0.01187464" calcext:value-type="float">
            <text:p>-0.01187464</text:p>
          </table:table-cell>
          <table:table-cell office:value-type="float" office:value="-0.01080807" calcext:value-type="float">
            <text:p>-0.01080807</text:p>
          </table:table-cell>
          <table:table-cell office:value-type="float" office:value="-0.009867683" calcext:value-type="float">
            <text:p>-0.009867683</text:p>
          </table:table-cell>
          <table:table-cell office:value-type="float" office:value="-0.009108647" calcext:value-type="float">
            <text:p>-0.009108647</text:p>
          </table:table-cell>
          <table:table-cell office:value-type="float" office:value="-0.007674962" calcext:value-type="float">
            <text:p>-0.007674962</text:p>
          </table:table-cell>
          <table:table-cell office:value-type="float" office:value="-0.007455006" calcext:value-type="float">
            <text:p>-0.007455006</text:p>
          </table:table-cell>
          <table:table-cell office:value-type="float" office:value="-0.1298801" calcext:value-type="float">
            <text:p>-0.1298801</text:p>
          </table:table-cell>
          <table:table-cell office:value-type="float" office:value="-0.3033379" calcext:value-type="float">
            <text:p>-0.3033379</text:p>
          </table:table-cell>
          <table:table-cell office:value-type="float" office:value="-0.04659901" calcext:value-type="float">
            <text:p>-0.04659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45593" calcext:value-type="float">
            <text:p>-0.01445593</text:p>
          </table:table-cell>
          <table:table-cell office:value-type="float" office:value="0.003501727" calcext:value-type="float">
            <text:p>0.003501727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6689" calcext:value-type="float">
            <text:p>-2.3766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5" calcext:value-type="float">
            <text:p>3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18.56949" calcext:value-type="float">
            <text:p>18.56949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33.313" calcext:value-type="float">
            <text:p>1033.313</text:p>
          </table:table-cell>
          <table:table-cell office:value-type="float" office:value="3.101218" calcext:value-type="float">
            <text:p>3.101218</text:p>
          </table:table-cell>
          <table:table-cell office:value-type="float" office:value="0" calcext:value-type="float">
            <text:p>0</text:p>
          </table:table-cell>
          <table:table-cell office:value-type="float" office:value="0.3342944" calcext:value-type="float">
            <text:p>0.3342944</text:p>
          </table:table-cell>
          <table:table-cell office:value-type="float" office:value="0.3467847" calcext:value-type="float">
            <text:p>0.3467847</text:p>
          </table:table-cell>
          <table:table-cell office:value-type="float" office:value="0.3565516" calcext:value-type="float">
            <text:p>0.3565516</text:p>
          </table:table-cell>
          <table:table-cell office:value-type="float" office:value="0.3671668" calcext:value-type="float">
            <text:p>0.3671668</text:p>
          </table:table-cell>
          <table:table-cell office:value-type="float" office:value="0.3758314" calcext:value-type="float">
            <text:p>0.3758314</text:p>
          </table:table-cell>
          <table:table-cell office:value-type="float" office:value="0.3314068" calcext:value-type="float">
            <text:p>0.3314068</text:p>
          </table:table-cell>
          <table:table-cell office:value-type="float" office:value="0.3253773" calcext:value-type="float">
            <text:p>0.3253773</text:p>
          </table:table-cell>
          <table:table-cell office:value-type="float" office:value="0.3068366" calcext:value-type="float">
            <text:p>0.3068366</text:p>
          </table:table-cell>
          <table:table-cell office:value-type="float" office:value="0.2731726" calcext:value-type="float">
            <text:p>0.2731726</text:p>
          </table:table-cell>
          <table:table-cell office:value-type="float" office:value="0.3400496" calcext:value-type="float">
            <text:p>0.3400496</text:p>
          </table:table-cell>
          <table:table-cell office:value-type="float" office:value="0.3740155" calcext:value-type="float">
            <text:p>0.3740155</text:p>
          </table:table-cell>
          <table:table-cell office:value-type="float" office:value="0.391125" calcext:value-type="float">
            <text:p>0.391125</text:p>
          </table:table-cell>
          <table:table-cell office:value-type="float" office:value="0.4623735" calcext:value-type="float">
            <text:p>0.4623735</text:p>
          </table:table-cell>
          <table:table-cell office:value-type="float" office:value="0" calcext:value-type="float">
            <text:p>0</text:p>
          </table:table-cell>
          <table:table-cell office:value-type="float" office:value="0.02227826" calcext:value-type="float">
            <text:p>0.02227826</text:p>
          </table:table-cell>
          <table:table-cell office:value-type="float" office:value="0.0000000000002050736" calcext:value-type="float">
            <text:p>2.050736E-13</text:p>
          </table:table-cell>
          <table:table-cell office:value-type="float" office:value="0.00000000000008570401" calcext:value-type="float">
            <text:p>8.570401E-14</text:p>
          </table:table-cell>
          <table:table-cell office:value-type="float" office:value="0.0000006074711" calcext:value-type="float">
            <text:p>6.074711E-07</text:p>
          </table:table-cell>
          <table:table-cell office:value-type="float" office:value="9.345666E-016" calcext:value-type="float">
            <text:p>9.345666E-16</text:p>
          </table:table-cell>
          <table:table-cell office:value-type="float" office:value="0.008390763" calcext:value-type="float">
            <text:p>0.008390763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7E-016" calcext:value-type="float">
            <text:p>9.734647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59514" calcext:value-type="float">
            <text:p>-0.01759514</text:p>
          </table:table-cell>
          <table:table-cell office:value-type="float" office:value="-0.01436748" calcext:value-type="float">
            <text:p>-0.01436748</text:p>
          </table:table-cell>
          <table:table-cell office:value-type="float" office:value="-0.01219177" calcext:value-type="float">
            <text:p>-0.01219177</text:p>
          </table:table-cell>
          <table:table-cell office:value-type="float" office:value="-0.01024304" calcext:value-type="float">
            <text:p>-0.01024304</text:p>
          </table:table-cell>
          <table:table-cell office:value-type="float" office:value="-0.008870634" calcext:value-type="float">
            <text:p>-0.008870634</text:p>
          </table:table-cell>
          <table:table-cell office:value-type="float" office:value="-0.006787135" calcext:value-type="float">
            <text:p>-0.006787135</text:p>
          </table:table-cell>
          <table:table-cell office:value-type="float" office:value="-0.006360631" calcext:value-type="float">
            <text:p>-0.006360631</text:p>
          </table:table-cell>
          <table:table-cell office:value-type="float" office:value="-0.1245285" calcext:value-type="float">
            <text:p>-0.1245285</text:p>
          </table:table-cell>
          <table:table-cell office:value-type="float" office:value="-0.3005155" calcext:value-type="float">
            <text:p>-0.3005155</text:p>
          </table:table-cell>
          <table:table-cell office:value-type="float" office:value="-0.04605741" calcext:value-type="float">
            <text:p>-0.04605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07569" calcext:value-type="float">
            <text:p>-0.01907569</text:p>
          </table:table-cell>
          <table:table-cell office:value-type="float" office:value="0.003294816" calcext:value-type="float">
            <text:p>0.00329481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903" calcext:value-type="float">
            <text:p>-2.3790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5" calcext:value-type="float">
            <text:p>4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20.48642" calcext:value-type="float">
            <text:p>20.48642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31.089" calcext:value-type="float">
            <text:p>1031.089</text:p>
          </table:table-cell>
          <table:table-cell office:value-type="float" office:value="3.408574" calcext:value-type="float">
            <text:p>3.408574</text:p>
          </table:table-cell>
          <table:table-cell office:value-type="float" office:value="0" calcext:value-type="float">
            <text:p>0</text:p>
          </table:table-cell>
          <table:table-cell office:value-type="float" office:value="0.3352225" calcext:value-type="float">
            <text:p>0.3352225</text:p>
          </table:table-cell>
          <table:table-cell office:value-type="float" office:value="0.340113" calcext:value-type="float">
            <text:p>0.340113</text:p>
          </table:table-cell>
          <table:table-cell office:value-type="float" office:value="0.3519045" calcext:value-type="float">
            <text:p>0.3519045</text:p>
          </table:table-cell>
          <table:table-cell office:value-type="float" office:value="0.3640494" calcext:value-type="float">
            <text:p>0.3640494</text:p>
          </table:table-cell>
          <table:table-cell office:value-type="float" office:value="0.3714774" calcext:value-type="float">
            <text:p>0.3714774</text:p>
          </table:table-cell>
          <table:table-cell office:value-type="float" office:value="0.3250372" calcext:value-type="float">
            <text:p>0.3250372</text:p>
          </table:table-cell>
          <table:table-cell office:value-type="float" office:value="0.3226742" calcext:value-type="float">
            <text:p>0.3226742</text:p>
          </table:table-cell>
          <table:table-cell office:value-type="float" office:value="0.3084198" calcext:value-type="float">
            <text:p>0.3084198</text:p>
          </table:table-cell>
          <table:table-cell office:value-type="float" office:value="0.2734466" calcext:value-type="float">
            <text:p>0.2734466</text:p>
          </table:table-cell>
          <table:table-cell office:value-type="float" office:value="0.340451" calcext:value-type="float">
            <text:p>0.340451</text:p>
          </table:table-cell>
          <table:table-cell office:value-type="float" office:value="0.3740201" calcext:value-type="float">
            <text:p>0.3740201</text:p>
          </table:table-cell>
          <table:table-cell office:value-type="float" office:value="0.3910391" calcext:value-type="float">
            <text:p>0.3910391</text:p>
          </table:table-cell>
          <table:table-cell office:value-type="float" office:value="0.4623743" calcext:value-type="float">
            <text:p>0.4623743</text:p>
          </table:table-cell>
          <table:table-cell office:value-type="float" office:value="0" calcext:value-type="float">
            <text:p>0</text:p>
          </table:table-cell>
          <table:table-cell office:value-type="float" office:value="0.0008999576" calcext:value-type="float">
            <text:p>0.0008999576</text:p>
          </table:table-cell>
          <table:table-cell office:value-type="float" office:value="0.00000000000005519114" calcext:value-type="float">
            <text:p>5.519114E-14</text:p>
          </table:table-cell>
          <table:table-cell office:value-type="float" office:value="0.0000000000007420703" calcext:value-type="float">
            <text:p>7.420703E-13</text:p>
          </table:table-cell>
          <table:table-cell office:value-type="float" office:value="0.0000003231637" calcext:value-type="float">
            <text:p>3.231637E-07</text:p>
          </table:table-cell>
          <table:table-cell office:value-type="float" office:value="9.345666E-016" calcext:value-type="float">
            <text:p>9.345666E-16</text:p>
          </table:table-cell>
          <table:table-cell office:value-type="float" office:value="0.0000000964556" calcext:value-type="float">
            <text:p>9.64556E-08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7E-016" calcext:value-type="float">
            <text:p>9.734647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66522" calcext:value-type="float">
            <text:p>-0.01766522</text:p>
          </table:table-cell>
          <table:table-cell office:value-type="float" office:value="-0.01633786" calcext:value-type="float">
            <text:p>-0.01633786</text:p>
          </table:table-cell>
          <table:table-cell office:value-type="float" office:value="-0.0132096" calcext:value-type="float">
            <text:p>-0.0132096</text:p>
          </table:table-cell>
          <table:table-cell office:value-type="float" office:value="-0.01076559" calcext:value-type="float">
            <text:p>-0.01076559</text:p>
          </table:table-cell>
          <table:table-cell office:value-type="float" office:value="-0.009510935" calcext:value-type="float">
            <text:p>-0.009510935</text:p>
          </table:table-cell>
          <table:table-cell office:value-type="float" office:value="-0.007842071" calcext:value-type="float">
            <text:p>-0.007842071</text:p>
          </table:table-cell>
          <table:table-cell office:value-type="float" office:value="-0.006800988" calcext:value-type="float">
            <text:p>-0.006800988</text:p>
          </table:table-cell>
          <table:table-cell office:value-type="float" office:value="-0.1190475" calcext:value-type="float">
            <text:p>-0.1190475</text:p>
          </table:table-cell>
          <table:table-cell office:value-type="float" office:value="-0.2977134" calcext:value-type="float">
            <text:p>-0.2977134</text:p>
          </table:table-cell>
          <table:table-cell office:value-type="float" office:value="-0.04553593" calcext:value-type="float">
            <text:p>-0.04553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56207" calcext:value-type="float">
            <text:p>-0.01856207</text:p>
          </table:table-cell>
          <table:table-cell office:value-type="float" office:value="0.003098692" calcext:value-type="float">
            <text:p>0.00309869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1917" calcext:value-type="float">
            <text:p>-2.3819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5" calcext:value-type="float">
            <text:p>5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22.45188" calcext:value-type="float">
            <text:p>22.45188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8.884" calcext:value-type="float">
            <text:p>1028.884</text:p>
          </table:table-cell>
          <table:table-cell office:value-type="float" office:value="3.648551" calcext:value-type="float">
            <text:p>3.648551</text:p>
          </table:table-cell>
          <table:table-cell office:value-type="float" office:value="0" calcext:value-type="float">
            <text:p>0</text:p>
          </table:table-cell>
          <table:table-cell office:value-type="float" office:value="0.3243315" calcext:value-type="float">
            <text:p>0.3243315</text:p>
          </table:table-cell>
          <table:table-cell office:value-type="float" office:value="0.3287921" calcext:value-type="float">
            <text:p>0.3287921</text:p>
          </table:table-cell>
          <table:table-cell office:value-type="float" office:value="0.3443634" calcext:value-type="float">
            <text:p>0.3443634</text:p>
          </table:table-cell>
          <table:table-cell office:value-type="float" office:value="0.3566488" calcext:value-type="float">
            <text:p>0.3566488</text:p>
          </table:table-cell>
          <table:table-cell office:value-type="float" office:value="0.3634723" calcext:value-type="float">
            <text:p>0.3634723</text:p>
          </table:table-cell>
          <table:table-cell office:value-type="float" office:value="0.3186813" calcext:value-type="float">
            <text:p>0.3186813</text:p>
          </table:table-cell>
          <table:table-cell office:value-type="float" office:value="0.3166845" calcext:value-type="float">
            <text:p>0.3166845</text:p>
          </table:table-cell>
          <table:table-cell office:value-type="float" office:value="0.3101797" calcext:value-type="float">
            <text:p>0.3101797</text:p>
          </table:table-cell>
          <table:table-cell office:value-type="float" office:value="0.2737218" calcext:value-type="float">
            <text:p>0.2737218</text:p>
          </table:table-cell>
          <table:table-cell office:value-type="float" office:value="0.3408434" calcext:value-type="float">
            <text:p>0.3408434</text:p>
          </table:table-cell>
          <table:table-cell office:value-type="float" office:value="0.3740326" calcext:value-type="float">
            <text:p>0.3740326</text:p>
          </table:table-cell>
          <table:table-cell office:value-type="float" office:value="0.390949" calcext:value-type="float">
            <text:p>0.39094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548756" calcext:value-type="float">
            <text:p>1.548756E-10</text:p>
          </table:table-cell>
          <table:table-cell office:value-type="float" office:value="0.00000000000001269885" calcext:value-type="float">
            <text:p>1.269885E-14</text:p>
          </table:table-cell>
          <table:table-cell office:value-type="float" office:value="0.0000000000006438468" calcext:value-type="float">
            <text:p>6.438468E-13</text:p>
          </table:table-cell>
          <table:table-cell office:value-type="float" office:value="0.0000001158918" calcext:value-type="float">
            <text:p>1.158918E-07</text:p>
          </table:table-cell>
          <table:table-cell office:value-type="float" office:value="9.345666E-016" calcext:value-type="float">
            <text:p>9.345666E-16</text:p>
          </table:table-cell>
          <table:table-cell office:value-type="float" office:value="0.00000004958961" calcext:value-type="float">
            <text:p>4.958961E-08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5E-016" calcext:value-type="float">
            <text:p>9.73465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04011" calcext:value-type="float">
            <text:p>-0.02204011</text:p>
          </table:table-cell>
          <table:table-cell office:value-type="float" office:value="-0.0201525" calcext:value-type="float">
            <text:p>-0.0201525</text:p>
          </table:table-cell>
          <table:table-cell office:value-type="float" office:value="-0.01507985" calcext:value-type="float">
            <text:p>-0.01507985</text:p>
          </table:table-cell>
          <table:table-cell office:value-type="float" office:value="-0.01220281" calcext:value-type="float">
            <text:p>-0.01220281</text:p>
          </table:table-cell>
          <table:table-cell office:value-type="float" office:value="-0.01085669" calcext:value-type="float">
            <text:p>-0.01085669</text:p>
          </table:table-cell>
          <table:table-cell office:value-type="float" office:value="-0.009105433" calcext:value-type="float">
            <text:p>-0.009105433</text:p>
          </table:table-cell>
          <table:table-cell office:value-type="float" office:value="-0.007957821" calcext:value-type="float">
            <text:p>-0.007957821</text:p>
          </table:table-cell>
          <table:table-cell office:value-type="float" office:value="-0.1132501" calcext:value-type="float">
            <text:p>-0.1132501</text:p>
          </table:table-cell>
          <table:table-cell office:value-type="float" office:value="-0.2949269" calcext:value-type="float">
            <text:p>-0.2949269</text:p>
          </table:table-cell>
          <table:table-cell office:value-type="float" office:value="-0.04503241" calcext:value-type="float">
            <text:p>-0.04503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29147" calcext:value-type="float">
            <text:p>-0.02229147</text:p>
          </table:table-cell>
          <table:table-cell office:value-type="float" office:value="0.003011467" calcext:value-type="float">
            <text:p>0.003011467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5489" calcext:value-type="float">
            <text:p>-2.38548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5" calcext:value-type="float">
            <text:p>6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24.84407" calcext:value-type="float">
            <text:p>24.84407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6.492" calcext:value-type="float">
            <text:p>1026.492</text:p>
          </table:table-cell>
          <table:table-cell office:value-type="float" office:value="3.648551" calcext:value-type="float">
            <text:p>3.648551</text:p>
          </table:table-cell>
          <table:table-cell office:value-type="float" office:value="0" calcext:value-type="float">
            <text:p>0</text:p>
          </table:table-cell>
          <table:table-cell office:value-type="float" office:value="0.2546522" calcext:value-type="float">
            <text:p>0.2546522</text:p>
          </table:table-cell>
          <table:table-cell office:value-type="float" office:value="0.3268502" calcext:value-type="float">
            <text:p>0.3268502</text:p>
          </table:table-cell>
          <table:table-cell office:value-type="float" office:value="0.3406476" calcext:value-type="float">
            <text:p>0.3406476</text:p>
          </table:table-cell>
          <table:table-cell office:value-type="float" office:value="0.3508308" calcext:value-type="float">
            <text:p>0.3508308</text:p>
          </table:table-cell>
          <table:table-cell office:value-type="float" office:value="0.3562156" calcext:value-type="float">
            <text:p>0.3562156</text:p>
          </table:table-cell>
          <table:table-cell office:value-type="float" office:value="0.3124535" calcext:value-type="float">
            <text:p>0.3124535</text:p>
          </table:table-cell>
          <table:table-cell office:value-type="float" office:value="0.3093345" calcext:value-type="float">
            <text:p>0.3093345</text:p>
          </table:table-cell>
          <table:table-cell office:value-type="float" office:value="0.3118109" calcext:value-type="float">
            <text:p>0.3118109</text:p>
          </table:table-cell>
          <table:table-cell office:value-type="float" office:value="0.2739971" calcext:value-type="float">
            <text:p>0.2739971</text:p>
          </table:table-cell>
          <table:table-cell office:value-type="float" office:value="0.3412265" calcext:value-type="float">
            <text:p>0.3412265</text:p>
          </table:table-cell>
          <table:table-cell office:value-type="float" office:value="0.3740509" calcext:value-type="float">
            <text:p>0.3740509</text:p>
          </table:table-cell>
          <table:table-cell office:value-type="float" office:value="0.3908544" calcext:value-type="float">
            <text:p>0.390854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028634" calcext:value-type="float">
            <text:p>1.028634E-11</text:p>
          </table:table-cell>
          <table:table-cell office:value-type="float" office:value="2.207222E-015" calcext:value-type="float">
            <text:p>2.207222E-15</text:p>
          </table:table-cell>
          <table:table-cell office:value-type="float" office:value="0.0000000000001991759" calcext:value-type="float">
            <text:p>1.991759E-13</text:p>
          </table:table-cell>
          <table:table-cell office:value-type="float" office:value="0.00000002529244" calcext:value-type="float">
            <text:p>2.529244E-08</text:p>
          </table:table-cell>
          <table:table-cell office:value-type="float" office:value="9.345626E-016" calcext:value-type="float">
            <text:p>9.345626E-16</text:p>
          </table:table-cell>
          <table:table-cell office:value-type="float" office:value="0.00000001752715" calcext:value-type="float">
            <text:p>1.752715E-08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7E-016" calcext:value-type="float">
            <text:p>9.734647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316495" calcext:value-type="float">
            <text:p>-0.1316495</text:p>
          </table:table-cell>
          <table:table-cell office:value-type="float" office:value="-0.0207276" calcext:value-type="float">
            <text:p>-0.0207276</text:p>
          </table:table-cell>
          <table:table-cell office:value-type="float" office:value="-0.01610615" calcext:value-type="float">
            <text:p>-0.01610615</text:p>
          </table:table-cell>
          <table:table-cell office:value-type="float" office:value="-0.01349976" calcext:value-type="float">
            <text:p>-0.01349976</text:p>
          </table:table-cell>
          <table:table-cell office:value-type="float" office:value="-0.01229845" calcext:value-type="float">
            <text:p>-0.01229845</text:p>
          </table:table-cell>
          <table:table-cell office:value-type="float" office:value="-0.01056356" calcext:value-type="float">
            <text:p>-0.01056356</text:p>
          </table:table-cell>
          <table:table-cell office:value-type="float" office:value="-0.009694051" calcext:value-type="float">
            <text:p>-0.009694051</text:p>
          </table:table-cell>
          <table:table-cell office:value-type="float" office:value="-0.1081555" calcext:value-type="float">
            <text:p>-0.1081555</text:p>
          </table:table-cell>
          <table:table-cell office:value-type="float" office:value="-0.292169" calcext:value-type="float">
            <text:p>-0.292169</text:p>
          </table:table-cell>
          <table:table-cell office:value-type="float" office:value="-0.04454697" calcext:value-type="float">
            <text:p>-0.04454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49786" calcext:value-type="float">
            <text:p>-0.2049786</text:p>
          </table:table-cell>
          <table:table-cell office:value-type="float" office:value="0.002908992" calcext:value-type="float">
            <text:p>0.00290899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8969" calcext:value-type="float">
            <text:p>-2.3889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5" calcext:value-type="float">
            <text:p>7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26.71564" calcext:value-type="float">
            <text:p>26.71564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4.62" calcext:value-type="float">
            <text:p>1024.62</text:p>
          </table:table-cell>
          <table:table-cell office:value-type="float" office:value="3.648551" calcext:value-type="float">
            <text:p>3.648551</text:p>
          </table:table-cell>
          <table:table-cell office:value-type="float" office:value="0" calcext:value-type="float">
            <text:p>0</text:p>
          </table:table-cell>
          <table:table-cell office:value-type="float" office:value="0.2171751" calcext:value-type="float">
            <text:p>0.2171751</text:p>
          </table:table-cell>
          <table:table-cell office:value-type="float" office:value="0.3201463" calcext:value-type="float">
            <text:p>0.3201463</text:p>
          </table:table-cell>
          <table:table-cell office:value-type="float" office:value="0.3332551" calcext:value-type="float">
            <text:p>0.3332551</text:p>
          </table:table-cell>
          <table:table-cell office:value-type="float" office:value="0.3437383" calcext:value-type="float">
            <text:p>0.3437383</text:p>
          </table:table-cell>
          <table:table-cell office:value-type="float" office:value="0.3489209" calcext:value-type="float">
            <text:p>0.3489209</text:p>
          </table:table-cell>
          <table:table-cell office:value-type="float" office:value="0.3067806" calcext:value-type="float">
            <text:p>0.3067806</text:p>
          </table:table-cell>
          <table:table-cell office:value-type="float" office:value="0.3027696" calcext:value-type="float">
            <text:p>0.3027696</text:p>
          </table:table-cell>
          <table:table-cell office:value-type="float" office:value="0.3137496" calcext:value-type="float">
            <text:p>0.3137496</text:p>
          </table:table-cell>
          <table:table-cell office:value-type="float" office:value="0.2742742" calcext:value-type="float">
            <text:p>0.2742742</text:p>
          </table:table-cell>
          <table:table-cell office:value-type="float" office:value="0.3416013" calcext:value-type="float">
            <text:p>0.3416013</text:p>
          </table:table-cell>
          <table:table-cell office:value-type="float" office:value="0.3740734" calcext:value-type="float">
            <text:p>0.3740734</text:p>
          </table:table-cell>
          <table:table-cell office:value-type="float" office:value="0.3907553" calcext:value-type="float">
            <text:p>0.3907553</text:p>
          </table:table-cell>
          <table:table-cell office:value-type="float" office:value="0.4623667" calcext:value-type="float">
            <text:p>0.4623667</text:p>
          </table:table-cell>
          <table:table-cell office:value-type="float" office:value="0" calcext:value-type="float">
            <text:p>0</text:p>
          </table:table-cell>
          <table:table-cell office:value-type="float" office:value="0.02474728" calcext:value-type="float">
            <text:p>0.02474728</text:p>
          </table:table-cell>
          <table:table-cell office:value-type="float" office:value="1.956671E-015" calcext:value-type="float">
            <text:p>1.956671E-15</text:p>
          </table:table-cell>
          <table:table-cell office:value-type="float" office:value="0.00000000000005287535" calcext:value-type="float">
            <text:p>5.287535E-14</text:p>
          </table:table-cell>
          <table:table-cell office:value-type="float" office:value="0.000000004341772" calcext:value-type="float">
            <text:p>4.341772E-09</text:p>
          </table:table-cell>
          <table:table-cell office:value-type="float" office:value="9.345532E-016" calcext:value-type="float">
            <text:p>9.345532E-16</text:p>
          </table:table-cell>
          <table:table-cell office:value-type="float" office:value="0.000000004287218" calcext:value-type="float">
            <text:p>4.287218E-09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7E-016" calcext:value-type="float">
            <text:p>9.734647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858819" calcext:value-type="float">
            <text:p>-0.3858819</text:p>
          </table:table-cell>
          <table:table-cell office:value-type="float" office:value="-0.02367686" calcext:value-type="float">
            <text:p>-0.02367686</text:p>
          </table:table-cell>
          <table:table-cell office:value-type="float" office:value="-0.01844403" calcext:value-type="float">
            <text:p>-0.01844403</text:p>
          </table:table-cell>
          <table:table-cell office:value-type="float" office:value="-0.01529533" calcext:value-type="float">
            <text:p>-0.01529533</text:p>
          </table:table-cell>
          <table:table-cell office:value-type="float" office:value="-0.01395685" calcext:value-type="float">
            <text:p>-0.01395685</text:p>
          </table:table-cell>
          <table:table-cell office:value-type="float" office:value="-0.01212427" calcext:value-type="float">
            <text:p>-0.01212427</text:p>
          </table:table-cell>
          <table:table-cell office:value-type="float" office:value="-0.01160242" calcext:value-type="float">
            <text:p>-0.01160242</text:p>
          </table:table-cell>
          <table:table-cell office:value-type="float" office:value="-0.1024447" calcext:value-type="float">
            <text:p>-0.1024447</text:p>
          </table:table-cell>
          <table:table-cell office:value-type="float" office:value="-0.2894219" calcext:value-type="float">
            <text:p>-0.2894219</text:p>
          </table:table-cell>
          <table:table-cell office:value-type="float" office:value="-0.04407756" calcext:value-type="float">
            <text:p>-0.04407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59002" calcext:value-type="float">
            <text:p>-0.659002</text:p>
          </table:table-cell>
          <table:table-cell office:value-type="float" office:value="0.002863534" calcext:value-type="float">
            <text:p>0.002863534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92452" calcext:value-type="float">
            <text:p>-2.39245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5" calcext:value-type="float">
            <text:p>8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27.25525" calcext:value-type="float">
            <text:p>27.25525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4.081" calcext:value-type="float">
            <text:p>1024.081</text:p>
          </table:table-cell>
          <table:table-cell office:value-type="float" office:value="3.648551" calcext:value-type="float">
            <text:p>3.648551</text:p>
          </table:table-cell>
          <table:table-cell office:value-type="float" office:value="0" calcext:value-type="float">
            <text:p>0</text:p>
          </table:table-cell>
          <table:table-cell office:value-type="float" office:value="0.2810062" calcext:value-type="float">
            <text:p>0.2810062</text:p>
          </table:table-cell>
          <table:table-cell office:value-type="float" office:value="0.3145954" calcext:value-type="float">
            <text:p>0.3145954</text:p>
          </table:table-cell>
          <table:table-cell office:value-type="float" office:value="0.3304494" calcext:value-type="float">
            <text:p>0.3304494</text:p>
          </table:table-cell>
          <table:table-cell office:value-type="float" office:value="0.3388477" calcext:value-type="float">
            <text:p>0.3388477</text:p>
          </table:table-cell>
          <table:table-cell office:value-type="float" office:value="0.3432576" calcext:value-type="float">
            <text:p>0.3432576</text:p>
          </table:table-cell>
          <table:table-cell office:value-type="float" office:value="0.3018064" calcext:value-type="float">
            <text:p>0.3018064</text:p>
          </table:table-cell>
          <table:table-cell office:value-type="float" office:value="0.2974192" calcext:value-type="float">
            <text:p>0.2974192</text:p>
          </table:table-cell>
          <table:table-cell office:value-type="float" office:value="0.3155889" calcext:value-type="float">
            <text:p>0.3155889</text:p>
          </table:table-cell>
          <table:table-cell office:value-type="float" office:value="0.2745516" calcext:value-type="float">
            <text:p>0.2745516</text:p>
          </table:table-cell>
          <table:table-cell office:value-type="float" office:value="0.3420498" calcext:value-type="float">
            <text:p>0.3420498</text:p>
          </table:table-cell>
          <table:table-cell office:value-type="float" office:value="0.3739854" calcext:value-type="float">
            <text:p>0.3739854</text:p>
          </table:table-cell>
          <table:table-cell office:value-type="float" office:value="0.3906491" calcext:value-type="float">
            <text:p>0.3906491</text:p>
          </table:table-cell>
          <table:table-cell office:value-type="float" office:value="0.4623714" calcext:value-type="float">
            <text:p>0.4623714</text:p>
          </table:table-cell>
          <table:table-cell office:value-type="float" office:value="0" calcext:value-type="float">
            <text:p>0</text:p>
          </table:table-cell>
          <table:table-cell office:value-type="float" office:value="0.01082162" calcext:value-type="float">
            <text:p>0.01082162</text:p>
          </table:table-cell>
          <table:table-cell office:value-type="float" office:value="1.959508E-015" calcext:value-type="float">
            <text:p>1.959508E-15</text:p>
          </table:table-cell>
          <table:table-cell office:value-type="float" office:value="0.00000000000003630265" calcext:value-type="float">
            <text:p>3.630265E-14</text:p>
          </table:table-cell>
          <table:table-cell office:value-type="float" office:value="0.000000001879895" calcext:value-type="float">
            <text:p>1.879895E-09</text:p>
          </table:table-cell>
          <table:table-cell office:value-type="float" office:value="9.345514E-016" calcext:value-type="float">
            <text:p>9.345514E-16</text:p>
          </table:table-cell>
          <table:table-cell office:value-type="float" office:value="0.000000001541306" calcext:value-type="float">
            <text:p>1.541306E-09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009102" calcext:value-type="float">
            <text:p>-0.06009102</text:p>
          </table:table-cell>
          <table:table-cell office:value-type="float" office:value="-0.02615191" calcext:value-type="float">
            <text:p>-0.02615191</text:p>
          </table:table-cell>
          <table:table-cell office:value-type="float" office:value="-0.01940167" calcext:value-type="float">
            <text:p>-0.01940167</text:p>
          </table:table-cell>
          <table:table-cell office:value-type="float" office:value="-0.01669962" calcext:value-type="float">
            <text:p>-0.01669962</text:p>
          </table:table-cell>
          <table:table-cell office:value-type="float" office:value="-0.01543183" calcext:value-type="float">
            <text:p>-0.01543183</text:p>
          </table:table-cell>
          <table:table-cell office:value-type="float" office:value="-0.01371448" calcext:value-type="float">
            <text:p>-0.01371448</text:p>
          </table:table-cell>
          <table:table-cell office:value-type="float" office:value="-0.01347514" calcext:value-type="float">
            <text:p>-0.01347514</text:p>
          </table:table-cell>
          <table:table-cell office:value-type="float" office:value="-0.09732197" calcext:value-type="float">
            <text:p>-0.09732197</text:p>
          </table:table-cell>
          <table:table-cell office:value-type="float" office:value="-0.2867" calcext:value-type="float">
            <text:p>-0.2867</text:p>
          </table:table-cell>
          <table:table-cell office:value-type="float" office:value="-0.04352455" calcext:value-type="float">
            <text:p>-0.04352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052931" calcext:value-type="float">
            <text:p>-0.08052931</text:p>
          </table:table-cell>
          <table:table-cell office:value-type="float" office:value="0.002835075" calcext:value-type="float">
            <text:p>0.002835075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95711" calcext:value-type="float">
            <text:p>-2.3957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5" calcext:value-type="float">
            <text:p>9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28.83984" calcext:value-type="float">
            <text:p>28.83984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2.494" calcext:value-type="float">
            <text:p>1022.494</text:p>
          </table:table-cell>
          <table:table-cell office:value-type="float" office:value="3.650846" calcext:value-type="float">
            <text:p>3.650846</text:p>
          </table:table-cell>
          <table:table-cell office:value-type="float" office:value="0" calcext:value-type="float">
            <text:p>0</text:p>
          </table:table-cell>
          <table:table-cell office:value-type="float" office:value="0.2928585" calcext:value-type="float">
            <text:p>0.2928585</text:p>
          </table:table-cell>
          <table:table-cell office:value-type="float" office:value="0.3033748" calcext:value-type="float">
            <text:p>0.3033748</text:p>
          </table:table-cell>
          <table:table-cell office:value-type="float" office:value="0.3227674" calcext:value-type="float">
            <text:p>0.3227674</text:p>
          </table:table-cell>
          <table:table-cell office:value-type="float" office:value="0.3328275" calcext:value-type="float">
            <text:p>0.3328275</text:p>
          </table:table-cell>
          <table:table-cell office:value-type="float" office:value="0.337351" calcext:value-type="float">
            <text:p>0.337351</text:p>
          </table:table-cell>
          <table:table-cell office:value-type="float" office:value="0.2974224" calcext:value-type="float">
            <text:p>0.2974224</text:p>
          </table:table-cell>
          <table:table-cell office:value-type="float" office:value="0.2921865" calcext:value-type="float">
            <text:p>0.2921865</text:p>
          </table:table-cell>
          <table:table-cell office:value-type="float" office:value="0.3175627" calcext:value-type="float">
            <text:p>0.3175627</text:p>
          </table:table-cell>
          <table:table-cell office:value-type="float" office:value="0.2748303" calcext:value-type="float">
            <text:p>0.2748303</text:p>
          </table:table-cell>
          <table:table-cell office:value-type="float" office:value="0.3425366" calcext:value-type="float">
            <text:p>0.3425366</text:p>
          </table:table-cell>
          <table:table-cell office:value-type="float" office:value="0.3738517" calcext:value-type="float">
            <text:p>0.3738517</text:p>
          </table:table-cell>
          <table:table-cell office:value-type="float" office:value="0.3905299" calcext:value-type="float">
            <text:p>0.390529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1831076" calcext:value-type="float">
            <text:p>1.831076E-13</text:p>
          </table:table-cell>
          <table:table-cell office:value-type="float" office:value="1.97878E-015" calcext:value-type="float">
            <text:p>1.97878E-15</text:p>
          </table:table-cell>
          <table:table-cell office:value-type="float" office:value="0.00000000000001579374" calcext:value-type="float">
            <text:p>1.579374E-14</text:p>
          </table:table-cell>
          <table:table-cell office:value-type="float" office:value="0.000000000728527" calcext:value-type="float">
            <text:p>7.28527E-10</text:p>
          </table:table-cell>
          <table:table-cell office:value-type="float" office:value="9.345514E-016" calcext:value-type="float">
            <text:p>9.345514E-16</text:p>
          </table:table-cell>
          <table:table-cell office:value-type="float" office:value="0.0000000006544799" calcext:value-type="float">
            <text:p>6.544799E-10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393328" calcext:value-type="float">
            <text:p>-0.04393328</text:p>
          </table:table-cell>
          <table:table-cell office:value-type="float" office:value="-0.03290961" calcext:value-type="float">
            <text:p>-0.03290961</text:p>
          </table:table-cell>
          <table:table-cell office:value-type="float" office:value="-0.02243526" calcext:value-type="float">
            <text:p>-0.02243526</text:p>
          </table:table-cell>
          <table:table-cell office:value-type="float" office:value="-0.01863775" calcext:value-type="float">
            <text:p>-0.01863775</text:p>
          </table:table-cell>
          <table:table-cell office:value-type="float" office:value="-0.01715892" calcext:value-type="float">
            <text:p>-0.01715892</text:p>
          </table:table-cell>
          <table:table-cell office:value-type="float" office:value="-0.01530961" calcext:value-type="float">
            <text:p>-0.01530961</text:p>
          </table:table-cell>
          <table:table-cell office:value-type="float" office:value="-0.01563288" calcext:value-type="float">
            <text:p>-0.01563288</text:p>
          </table:table-cell>
          <table:table-cell office:value-type="float" office:value="-0.0921538" calcext:value-type="float">
            <text:p>-0.0921538</text:p>
          </table:table-cell>
          <table:table-cell office:value-type="float" office:value="-0.283995" calcext:value-type="float">
            <text:p>-0.283995</text:p>
          </table:table-cell>
          <table:table-cell office:value-type="float" office:value="-0.04293118" calcext:value-type="float">
            <text:p>-0.04293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802346" calcext:value-type="float">
            <text:p>-0.04802346</text:p>
          </table:table-cell>
          <table:table-cell office:value-type="float" office:value="0.002776865" calcext:value-type="float">
            <text:p>0.002776865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98912" calcext:value-type="float">
            <text:p>-2.3989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5" calcext:value-type="float">
            <text:p>10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30.5898" calcext:value-type="float">
            <text:p>30.5898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1.353" calcext:value-type="float">
            <text:p>1021.353</text:p>
          </table:table-cell>
          <table:table-cell office:value-type="float" office:value="3.041461" calcext:value-type="float">
            <text:p>3.041461</text:p>
          </table:table-cell>
          <table:table-cell office:value-type="float" office:value="0" calcext:value-type="float">
            <text:p>0</text:p>
          </table:table-cell>
          <table:table-cell office:value-type="float" office:value="0.2080433" calcext:value-type="float">
            <text:p>0.2080433</text:p>
          </table:table-cell>
          <table:table-cell office:value-type="float" office:value="0.3065606" calcext:value-type="float">
            <text:p>0.3065606</text:p>
          </table:table-cell>
          <table:table-cell office:value-type="float" office:value="0.3188619" calcext:value-type="float">
            <text:p>0.3188619</text:p>
          </table:table-cell>
          <table:table-cell office:value-type="float" office:value="0.3277587" calcext:value-type="float">
            <text:p>0.3277587</text:p>
          </table:table-cell>
          <table:table-cell office:value-type="float" office:value="0.3320453" calcext:value-type="float">
            <text:p>0.3320453</text:p>
          </table:table-cell>
          <table:table-cell office:value-type="float" office:value="0.2931388" calcext:value-type="float">
            <text:p>0.2931388</text:p>
          </table:table-cell>
          <table:table-cell office:value-type="float" office:value="0.2874899" calcext:value-type="float">
            <text:p>0.2874899</text:p>
          </table:table-cell>
          <table:table-cell office:value-type="float" office:value="0.3195592" calcext:value-type="float">
            <text:p>0.3195592</text:p>
          </table:table-cell>
          <table:table-cell office:value-type="float" office:value="0.2751099" calcext:value-type="float">
            <text:p>0.2751099</text:p>
          </table:table-cell>
          <table:table-cell office:value-type="float" office:value="0.3430067" calcext:value-type="float">
            <text:p>0.3430067</text:p>
          </table:table-cell>
          <table:table-cell office:value-type="float" office:value="0.3737601" calcext:value-type="float">
            <text:p>0.3737601</text:p>
          </table:table-cell>
          <table:table-cell office:value-type="float" office:value="0.3908663" calcext:value-type="float">
            <text:p>0.3908663</text:p>
          </table:table-cell>
          <table:table-cell office:value-type="float" office:value="0.4509671" calcext:value-type="float">
            <text:p>0.4509671</text:p>
          </table:table-cell>
          <table:table-cell office:value-type="float" office:value="0" calcext:value-type="float">
            <text:p>0</text:p>
          </table:table-cell>
          <table:table-cell office:value-type="float" office:value="0.001284061" calcext:value-type="float">
            <text:p>0.001284061</text:p>
          </table:table-cell>
          <table:table-cell office:value-type="float" office:value="1.976751E-015" calcext:value-type="float">
            <text:p>1.976751E-15</text:p>
          </table:table-cell>
          <table:table-cell office:value-type="float" office:value="5.033769E-015" calcext:value-type="float">
            <text:p>5.033769E-15</text:p>
          </table:table-cell>
          <table:table-cell office:value-type="float" office:value="0.0000000001804302" calcext:value-type="float">
            <text:p>1.804302E-10</text:p>
          </table:table-cell>
          <table:table-cell office:value-type="float" office:value="9.345501E-016" calcext:value-type="float">
            <text:p>9.345501E-16</text:p>
          </table:table-cell>
          <table:table-cell office:value-type="float" office:value="0.000000000213778" calcext:value-type="float">
            <text:p>2.13778E-10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897272" calcext:value-type="float">
            <text:p>-0.5897272</text:p>
          </table:table-cell>
          <table:table-cell office:value-type="float" office:value="-0.03088818" calcext:value-type="float">
            <text:p>-0.03088818</text:p>
          </table:table-cell>
          <table:table-cell office:value-type="float" office:value="-0.0241919" calcext:value-type="float">
            <text:p>-0.0241919</text:p>
          </table:table-cell>
          <table:table-cell office:value-type="float" office:value="-0.02047273" calcext:value-type="float">
            <text:p>-0.02047273</text:p>
          </table:table-cell>
          <table:table-cell office:value-type="float" office:value="-0.0189084" calcext:value-type="float">
            <text:p>-0.0189084</text:p>
          </table:table-cell>
          <table:table-cell office:value-type="float" office:value="-0.01707725" calcext:value-type="float">
            <text:p>-0.01707725</text:p>
          </table:table-cell>
          <table:table-cell office:value-type="float" office:value="-0.01791036" calcext:value-type="float">
            <text:p>-0.01791036</text:p>
          </table:table-cell>
          <table:table-cell office:value-type="float" office:value="-0.08722094" calcext:value-type="float">
            <text:p>-0.08722094</text:p>
          </table:table-cell>
          <table:table-cell office:value-type="float" office:value="-0.2813087" calcext:value-type="float">
            <text:p>-0.2813087</text:p>
          </table:table-cell>
          <table:table-cell office:value-type="float" office:value="-0.04236647" calcext:value-type="float">
            <text:p>-0.04236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346289" calcext:value-type="float">
            <text:p>-0.9346289</text:p>
          </table:table-cell>
          <table:table-cell office:value-type="float" office:value="0.002721704" calcext:value-type="float">
            <text:p>0.002721704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292748" calcext:value-type="float">
            <text:p>-2.2927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5" calcext:value-type="float">
            <text:p>11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31.79324" calcext:value-type="float">
            <text:p>31.79324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1.009" calcext:value-type="float">
            <text:p>1021.009</text:p>
          </table:table-cell>
          <table:table-cell office:value-type="float" office:value="2.182558" calcext:value-type="float">
            <text:p>2.182558</text:p>
          </table:table-cell>
          <table:table-cell office:value-type="float" office:value="0" calcext:value-type="float">
            <text:p>0</text:p>
          </table:table-cell>
          <table:table-cell office:value-type="float" office:value="0.1347194" calcext:value-type="float">
            <text:p>0.1347194</text:p>
          </table:table-cell>
          <table:table-cell office:value-type="float" office:value="0.3114528" calcext:value-type="float">
            <text:p>0.3114528</text:p>
          </table:table-cell>
          <table:table-cell office:value-type="float" office:value="0.3178349" calcext:value-type="float">
            <text:p>0.3178349</text:p>
          </table:table-cell>
          <table:table-cell office:value-type="float" office:value="0.3240013" calcext:value-type="float">
            <text:p>0.3240013</text:p>
          </table:table-cell>
          <table:table-cell office:value-type="float" office:value="0.3275768" calcext:value-type="float">
            <text:p>0.3275768</text:p>
          </table:table-cell>
          <table:table-cell office:value-type="float" office:value="0.2893023" calcext:value-type="float">
            <text:p>0.2893023</text:p>
          </table:table-cell>
          <table:table-cell office:value-type="float" office:value="0.2829689" calcext:value-type="float">
            <text:p>0.2829689</text:p>
          </table:table-cell>
          <table:table-cell office:value-type="float" office:value="0.3215435" calcext:value-type="float">
            <text:p>0.3215435</text:p>
          </table:table-cell>
          <table:table-cell office:value-type="float" office:value="0.2753895" calcext:value-type="float">
            <text:p>0.2753895</text:p>
          </table:table-cell>
          <table:table-cell office:value-type="float" office:value="0.343462" calcext:value-type="float">
            <text:p>0.343462</text:p>
          </table:table-cell>
          <table:table-cell office:value-type="float" office:value="0.37373" calcext:value-type="float">
            <text:p>0.37373</text:p>
          </table:table-cell>
          <table:table-cell office:value-type="float" office:value="0.3911998" calcext:value-type="float">
            <text:p>0.3911998</text:p>
          </table:table-cell>
          <table:table-cell office:value-type="float" office:value="0.456169" calcext:value-type="float">
            <text:p>0.456169</text:p>
          </table:table-cell>
          <table:table-cell office:value-type="float" office:value="0" calcext:value-type="float">
            <text:p>0</text:p>
          </table:table-cell>
          <table:table-cell office:value-type="float" office:value="5.471721E-015" calcext:value-type="float">
            <text:p>5.471721E-15</text:p>
          </table:table-cell>
          <table:table-cell office:value-type="float" office:value="1.919219E-015" calcext:value-type="float">
            <text:p>1.919219E-15</text:p>
          </table:table-cell>
          <table:table-cell office:value-type="float" office:value="2.318664E-015" calcext:value-type="float">
            <text:p>2.318664E-15</text:p>
          </table:table-cell>
          <table:table-cell office:value-type="float" office:value="0.00000000005053796" calcext:value-type="float">
            <text:p>5.053796E-11</text:p>
          </table:table-cell>
          <table:table-cell office:value-type="float" office:value="9.345492E-016" calcext:value-type="float">
            <text:p>9.345492E-16</text:p>
          </table:table-cell>
          <table:table-cell office:value-type="float" office:value="0.00000000006687587" calcext:value-type="float">
            <text:p>6.687587E-11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24355" calcext:value-type="float">
            <text:p>-17.24355</text:p>
          </table:table-cell>
          <table:table-cell office:value-type="float" office:value="-0.02800541" calcext:value-type="float">
            <text:p>-0.02800541</text:p>
          </table:table-cell>
          <table:table-cell office:value-type="float" office:value="-0.02469445" calcext:value-type="float">
            <text:p>-0.02469445</text:p>
          </table:table-cell>
          <table:table-cell office:value-type="float" office:value="-0.02197925" calcext:value-type="float">
            <text:p>-0.02197925</text:p>
          </table:table-cell>
          <table:table-cell office:value-type="float" office:value="-0.02055003" calcext:value-type="float">
            <text:p>-0.02055003</text:p>
          </table:table-cell>
          <table:table-cell office:value-type="float" office:value="-0.01885876" calcext:value-type="float">
            <text:p>-0.01885876</text:p>
          </table:table-cell>
          <table:table-cell office:value-type="float" office:value="-0.02044766" calcext:value-type="float">
            <text:p>-0.02044766</text:p>
          </table:table-cell>
          <table:table-cell office:value-type="float" office:value="-0.08262017" calcext:value-type="float">
            <text:p>-0.08262017</text:p>
          </table:table-cell>
          <table:table-cell office:value-type="float" office:value="-0.2786503" calcext:value-type="float">
            <text:p>-0.2786503</text:p>
          </table:table-cell>
          <table:table-cell office:value-type="float" office:value="-0.04182756" calcext:value-type="float">
            <text:p>-0.04182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47061" calcext:value-type="float">
            <text:p>-13.47061</text:p>
          </table:table-cell>
          <table:table-cell office:value-type="float" office:value="0.002701472" calcext:value-type="float">
            <text:p>0.00270147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28344" calcext:value-type="float">
            <text:p>-2.3283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5" calcext:value-type="float">
            <text:p>12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31.99258" calcext:value-type="float">
            <text:p>31.99258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1.625" calcext:value-type="float">
            <text:p>1021.625</text:p>
          </table:table-cell>
          <table:table-cell office:value-type="float" office:value="1.367435" calcext:value-type="float">
            <text:p>1.367435</text:p>
          </table:table-cell>
          <table:table-cell office:value-type="float" office:value="0" calcext:value-type="float">
            <text:p>0</text:p>
          </table:table-cell>
          <table:table-cell office:value-type="float" office:value="0.1292647" calcext:value-type="float">
            <text:p>0.1292647</text:p>
          </table:table-cell>
          <table:table-cell office:value-type="float" office:value="0.3146258" calcext:value-type="float">
            <text:p>0.3146258</text:p>
          </table:table-cell>
          <table:table-cell office:value-type="float" office:value="0.3180422" calcext:value-type="float">
            <text:p>0.3180422</text:p>
          </table:table-cell>
          <table:table-cell office:value-type="float" office:value="0.3220764" calcext:value-type="float">
            <text:p>0.3220764</text:p>
          </table:table-cell>
          <table:table-cell office:value-type="float" office:value="0.3245029" calcext:value-type="float">
            <text:p>0.3245029</text:p>
          </table:table-cell>
          <table:table-cell office:value-type="float" office:value="0.2858394" calcext:value-type="float">
            <text:p>0.2858394</text:p>
          </table:table-cell>
          <table:table-cell office:value-type="float" office:value="0.2788384" calcext:value-type="float">
            <text:p>0.2788384</text:p>
          </table:table-cell>
          <table:table-cell office:value-type="float" office:value="0.3235855" calcext:value-type="float">
            <text:p>0.3235855</text:p>
          </table:table-cell>
          <table:table-cell office:value-type="float" office:value="0.275669" calcext:value-type="float">
            <text:p>0.275669</text:p>
          </table:table-cell>
          <table:table-cell office:value-type="float" office:value="0.3439039" calcext:value-type="float">
            <text:p>0.3439039</text:p>
          </table:table-cell>
          <table:table-cell office:value-type="float" office:value="0.3737372" calcext:value-type="float">
            <text:p>0.3737372</text:p>
          </table:table-cell>
          <table:table-cell office:value-type="float" office:value="0.3913027" calcext:value-type="float">
            <text:p>0.3913027</text:p>
          </table:table-cell>
          <table:table-cell office:value-type="float" office:value="0.4606855" calcext:value-type="float">
            <text:p>0.4606855</text:p>
          </table:table-cell>
          <table:table-cell office:value-type="float" office:value="0" calcext:value-type="float">
            <text:p>0</text:p>
          </table:table-cell>
          <table:table-cell office:value-type="float" office:value="2.445921E-015" calcext:value-type="float">
            <text:p>2.445921E-15</text:p>
          </table:table-cell>
          <table:table-cell office:value-type="float" office:value="1.919193E-015" calcext:value-type="float">
            <text:p>1.919193E-15</text:p>
          </table:table-cell>
          <table:table-cell office:value-type="float" office:value="1.992282E-015" calcext:value-type="float">
            <text:p>1.992282E-15</text:p>
          </table:table-cell>
          <table:table-cell office:value-type="float" office:value="0.00000000001612024" calcext:value-type="float">
            <text:p>1.612024E-11</text:p>
          </table:table-cell>
          <table:table-cell office:value-type="float" office:value="9.345483E-016" calcext:value-type="float">
            <text:p>9.345483E-16</text:p>
          </table:table-cell>
          <table:table-cell office:value-type="float" office:value="0.00000000002103928" calcext:value-type="float">
            <text:p>2.103928E-11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5524" calcext:value-type="float">
            <text:p>-23.5524</text:p>
          </table:table-cell>
          <table:table-cell office:value-type="float" office:value="-0.0262961" calcext:value-type="float">
            <text:p>-0.0262961</text:p>
          </table:table-cell>
          <table:table-cell office:value-type="float" office:value="-0.02459753" calcext:value-type="float">
            <text:p>-0.02459753</text:p>
          </table:table-cell>
          <table:table-cell office:value-type="float" office:value="-0.0227992" calcext:value-type="float">
            <text:p>-0.0227992</text:p>
          </table:table-cell>
          <table:table-cell office:value-type="float" office:value="-0.02177243" calcext:value-type="float">
            <text:p>-0.02177243</text:p>
          </table:table-cell>
          <table:table-cell office:value-type="float" office:value="-0.02065149" calcext:value-type="float">
            <text:p>-0.02065149</text:p>
          </table:table-cell>
          <table:table-cell office:value-type="float" office:value="-0.02313502" calcext:value-type="float">
            <text:p>-0.02313502</text:p>
          </table:table-cell>
          <table:table-cell office:value-type="float" office:value="-0.07815278" calcext:value-type="float">
            <text:p>-0.07815278</text:p>
          </table:table-cell>
          <table:table-cell office:value-type="float" office:value="-0.2760201" calcext:value-type="float">
            <text:p>-0.2760201</text:p>
          </table:table-cell>
          <table:table-cell office:value-type="float" office:value="-0.04131171" calcext:value-type="float">
            <text:p>-0.04131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864686" calcext:value-type="float">
            <text:p>-8.864686</text:p>
          </table:table-cell>
          <table:table-cell office:value-type="float" office:value="0.002693666" calcext:value-type="float">
            <text:p>0.00269366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57246" calcext:value-type="float">
            <text:p>-2.3572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5" calcext:value-type="float">
            <text:p>13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32.21889" calcext:value-type="float">
            <text:p>32.21889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1.678" calcext:value-type="float">
            <text:p>1021.678</text:p>
          </table:table-cell>
          <table:table-cell office:value-type="float" office:value="1.087355" calcext:value-type="float">
            <text:p>1.087355</text:p>
          </table:table-cell>
          <table:table-cell office:value-type="float" office:value="0" calcext:value-type="float">
            <text:p>0</text:p>
          </table:table-cell>
          <table:table-cell office:value-type="float" office:value="0.1156566" calcext:value-type="float">
            <text:p>0.1156566</text:p>
          </table:table-cell>
          <table:table-cell office:value-type="float" office:value="0.3176895" calcext:value-type="float">
            <text:p>0.3176895</text:p>
          </table:table-cell>
          <table:table-cell office:value-type="float" office:value="0.3182092" calcext:value-type="float">
            <text:p>0.3182092</text:p>
          </table:table-cell>
          <table:table-cell office:value-type="float" office:value="0.3201315" calcext:value-type="float">
            <text:p>0.3201315</text:p>
          </table:table-cell>
          <table:table-cell office:value-type="float" office:value="0.3216734" calcext:value-type="float">
            <text:p>0.3216734</text:p>
          </table:table-cell>
          <table:table-cell office:value-type="float" office:value="0.283076" calcext:value-type="float">
            <text:p>0.283076</text:p>
          </table:table-cell>
          <table:table-cell office:value-type="float" office:value="0.2753098" calcext:value-type="float">
            <text:p>0.2753098</text:p>
          </table:table-cell>
          <table:table-cell office:value-type="float" office:value="0.3254513" calcext:value-type="float">
            <text:p>0.3254513</text:p>
          </table:table-cell>
          <table:table-cell office:value-type="float" office:value="0.2759486" calcext:value-type="float">
            <text:p>0.2759486</text:p>
          </table:table-cell>
          <table:table-cell office:value-type="float" office:value="0.3443338" calcext:value-type="float">
            <text:p>0.3443338</text:p>
          </table:table-cell>
          <table:table-cell office:value-type="float" office:value="0.3737634" calcext:value-type="float">
            <text:p>0.3737634</text:p>
          </table:table-cell>
          <table:table-cell office:value-type="float" office:value="0.3912746" calcext:value-type="float">
            <text:p>0.3912746</text:p>
          </table:table-cell>
          <table:table-cell office:value-type="float" office:value="0.4623743" calcext:value-type="float">
            <text:p>0.462374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362355" calcext:value-type="float">
            <text:p>1.362355E-10</text:p>
          </table:table-cell>
          <table:table-cell office:value-type="float" office:value="0.0001462767" calcext:value-type="float">
            <text:p>0.0001462767</text:p>
          </table:table-cell>
          <table:table-cell office:value-type="float" office:value="1.989911E-015" calcext:value-type="float">
            <text:p>1.989911E-15</text:p>
          </table:table-cell>
          <table:table-cell office:value-type="float" office:value="0.000000000007053092" calcext:value-type="float">
            <text:p>7.053092E-12</text:p>
          </table:table-cell>
          <table:table-cell office:value-type="float" office:value="9.345483E-016" calcext:value-type="float">
            <text:p>9.345483E-16</text:p>
          </table:table-cell>
          <table:table-cell office:value-type="float" office:value="0.000000000008596516" calcext:value-type="float">
            <text:p>8.596516E-12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5E-016" calcext:value-type="float">
            <text:p>9.73465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79037" calcext:value-type="float">
            <text:p>-55.79037</text:p>
          </table:table-cell>
          <table:table-cell office:value-type="float" office:value="-0.02468782" calcext:value-type="float">
            <text:p>-0.02468782</text:p>
          </table:table-cell>
          <table:table-cell office:value-type="float" office:value="-0.02452644" calcext:value-type="float">
            <text:p>-0.02452644</text:p>
          </table:table-cell>
          <table:table-cell office:value-type="float" office:value="-0.02366793" calcext:value-type="float">
            <text:p>-0.02366793</text:p>
          </table:table-cell>
          <table:table-cell office:value-type="float" office:value="-0.02297598" calcext:value-type="float">
            <text:p>-0.02297598</text:p>
          </table:table-cell>
          <table:table-cell office:value-type="float" office:value="-0.022217" calcext:value-type="float">
            <text:p>-0.022217</text:p>
          </table:table-cell>
          <table:table-cell office:value-type="float" office:value="-0.0257365" calcext:value-type="float">
            <text:p>-0.0257365</text:p>
          </table:table-cell>
          <table:table-cell office:value-type="float" office:value="-0.07431532" calcext:value-type="float">
            <text:p>-0.07431532</text:p>
          </table:table-cell>
          <table:table-cell office:value-type="float" office:value="-0.2734168" calcext:value-type="float">
            <text:p>-0.2734168</text:p>
          </table:table-cell>
          <table:table-cell office:value-type="float" office:value="-0.04081667" calcext:value-type="float">
            <text:p>-0.0408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65336" calcext:value-type="float">
            <text:p>-14.65336</text:p>
          </table:table-cell>
          <table:table-cell office:value-type="float" office:value="0.002681636" calcext:value-type="float">
            <text:p>0.00268163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1089" calcext:value-type="float">
            <text:p>-2.37108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5" calcext:value-type="float">
            <text:p>14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32.26605" calcext:value-type="float">
            <text:p>32.26605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1.631" calcext:value-type="float">
            <text:p>1021.631</text:p>
          </table:table-cell>
          <table:table-cell office:value-type="float" office:value="1.087355" calcext:value-type="float">
            <text:p>1.087355</text:p>
          </table:table-cell>
          <table:table-cell office:value-type="float" office:value="0" calcext:value-type="float">
            <text:p>0</text:p>
          </table:table-cell>
          <table:table-cell office:value-type="float" office:value="0.116171" calcext:value-type="float">
            <text:p>0.116171</text:p>
          </table:table-cell>
          <table:table-cell office:value-type="float" office:value="0.3188294" calcext:value-type="float">
            <text:p>0.3188294</text:p>
          </table:table-cell>
          <table:table-cell office:value-type="float" office:value="0.3183628" calcext:value-type="float">
            <text:p>0.3183628</text:p>
          </table:table-cell>
          <table:table-cell office:value-type="float" office:value="0.3189408" calcext:value-type="float">
            <text:p>0.3189408</text:p>
          </table:table-cell>
          <table:table-cell office:value-type="float" office:value="0.3196355" calcext:value-type="float">
            <text:p>0.3196355</text:p>
          </table:table-cell>
          <table:table-cell office:value-type="float" office:value="0.2805263" calcext:value-type="float">
            <text:p>0.2805263</text:p>
          </table:table-cell>
          <table:table-cell office:value-type="float" office:value="0.2719075" calcext:value-type="float">
            <text:p>0.2719075</text:p>
          </table:table-cell>
          <table:table-cell office:value-type="float" office:value="0.327361" calcext:value-type="float">
            <text:p>0.327361</text:p>
          </table:table-cell>
          <table:table-cell office:value-type="float" office:value="0.2763038" calcext:value-type="float">
            <text:p>0.2763038</text:p>
          </table:table-cell>
          <table:table-cell office:value-type="float" office:value="0.3447196" calcext:value-type="float">
            <text:p>0.3447196</text:p>
          </table:table-cell>
          <table:table-cell office:value-type="float" office:value="0.3737994" calcext:value-type="float">
            <text:p>0.3737994</text:p>
          </table:table-cell>
          <table:table-cell office:value-type="float" office:value="0.3912088" calcext:value-type="float">
            <text:p>0.391208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041E-015" calcext:value-type="float">
            <text:p>1.99041E-15</text:p>
          </table:table-cell>
          <table:table-cell office:value-type="float" office:value="1.944737E-015" calcext:value-type="float">
            <text:p>1.944737E-15</text:p>
          </table:table-cell>
          <table:table-cell office:value-type="float" office:value="1.990004E-015" calcext:value-type="float">
            <text:p>1.990004E-15</text:p>
          </table:table-cell>
          <table:table-cell office:value-type="float" office:value="0.000000000003308097" calcext:value-type="float">
            <text:p>3.308097E-12</text:p>
          </table:table-cell>
          <table:table-cell office:value-type="float" office:value="9.345483E-016" calcext:value-type="float">
            <text:p>9.345483E-16</text:p>
          </table:table-cell>
          <table:table-cell office:value-type="float" office:value="0.000000000003765473" calcext:value-type="float">
            <text:p>3.765473E-12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06756" calcext:value-type="float">
            <text:p>-54.06756</text:p>
          </table:table-cell>
          <table:table-cell office:value-type="float" office:value="-0.02420406" calcext:value-type="float">
            <text:p>-0.02420406</text:p>
          </table:table-cell>
          <table:table-cell office:value-type="float" office:value="-0.02445115" calcext:value-type="float">
            <text:p>-0.02445115</text:p>
          </table:table-cell>
          <table:table-cell office:value-type="float" office:value="-0.02421634" calcext:value-type="float">
            <text:p>-0.02421634</text:p>
          </table:table-cell>
          <table:table-cell office:value-type="float" office:value="-0.02389069" calcext:value-type="float">
            <text:p>-0.02389069</text:p>
          </table:table-cell>
          <table:table-cell office:value-type="float" office:value="-0.02378577" calcext:value-type="float">
            <text:p>-0.02378577</text:p>
          </table:table-cell>
          <table:table-cell office:value-type="float" office:value="-0.02857116" calcext:value-type="float">
            <text:p>-0.02857116</text:p>
          </table:table-cell>
          <table:table-cell office:value-type="float" office:value="-0.07059067" calcext:value-type="float">
            <text:p>-0.07059067</text:p>
          </table:table-cell>
          <table:table-cell office:value-type="float" office:value="-0.2701588" calcext:value-type="float">
            <text:p>-0.2701588</text:p>
          </table:table-cell>
          <table:table-cell office:value-type="float" office:value="-0.04037747" calcext:value-type="float">
            <text:p>-0.04037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41852" calcext:value-type="float">
            <text:p>-14.41852</text:p>
          </table:table-cell>
          <table:table-cell office:value-type="float" office:value="0.002671513" calcext:value-type="float">
            <text:p>0.002671513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5134" calcext:value-type="float">
            <text:p>-2.3751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5" calcext:value-type="float">
            <text:p>15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32.31992" calcext:value-type="float">
            <text:p>32.31992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1.578" calcext:value-type="float">
            <text:p>1021.578</text:p>
          </table:table-cell>
          <table:table-cell office:value-type="float" office:value="1.087355" calcext:value-type="float">
            <text:p>1.087355</text:p>
          </table:table-cell>
          <table:table-cell office:value-type="float" office:value="0" calcext:value-type="float">
            <text:p>0</text:p>
          </table:table-cell>
          <table:table-cell office:value-type="float" office:value="0.1153653" calcext:value-type="float">
            <text:p>0.1153653</text:p>
          </table:table-cell>
          <table:table-cell office:value-type="float" office:value="0.3185358" calcext:value-type="float">
            <text:p>0.3185358</text:p>
          </table:table-cell>
          <table:table-cell office:value-type="float" office:value="0.3181162" calcext:value-type="float">
            <text:p>0.3181162</text:p>
          </table:table-cell>
          <table:table-cell office:value-type="float" office:value="0.3180872" calcext:value-type="float">
            <text:p>0.3180872</text:p>
          </table:table-cell>
          <table:table-cell office:value-type="float" office:value="0.3181077" calcext:value-type="float">
            <text:p>0.3181077</text:p>
          </table:table-cell>
          <table:table-cell office:value-type="float" office:value="0.2784037" calcext:value-type="float">
            <text:p>0.2784037</text:p>
          </table:table-cell>
          <table:table-cell office:value-type="float" office:value="0.269602" calcext:value-type="float">
            <text:p>0.269602</text:p>
          </table:table-cell>
          <table:table-cell office:value-type="float" office:value="0.3289627" calcext:value-type="float">
            <text:p>0.3289627</text:p>
          </table:table-cell>
          <table:table-cell office:value-type="float" office:value="0.2766712" calcext:value-type="float">
            <text:p>0.2766712</text:p>
          </table:table-cell>
          <table:table-cell office:value-type="float" office:value="0.3450905" calcext:value-type="float">
            <text:p>0.3450905</text:p>
          </table:table-cell>
          <table:table-cell office:value-type="float" office:value="0.37384" calcext:value-type="float">
            <text:p>0.37384</text:p>
          </table:table-cell>
          <table:table-cell office:value-type="float" office:value="0.3911149" calcext:value-type="float">
            <text:p>0.391114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1182E-015" calcext:value-type="float">
            <text:p>1.971182E-15</text:p>
          </table:table-cell>
          <table:table-cell office:value-type="float" office:value="1.939956E-015" calcext:value-type="float">
            <text:p>1.939956E-15</text:p>
          </table:table-cell>
          <table:table-cell office:value-type="float" office:value="1.990119E-015" calcext:value-type="float">
            <text:p>1.990119E-15</text:p>
          </table:table-cell>
          <table:table-cell office:value-type="float" office:value="0.000000000001210345" calcext:value-type="float">
            <text:p>1.210345E-12</text:p>
          </table:table-cell>
          <table:table-cell office:value-type="float" office:value="9.345479E-016" calcext:value-type="float">
            <text:p>9.345479E-16</text:p>
          </table:table-cell>
          <table:table-cell office:value-type="float" office:value="0.000000000001566077" calcext:value-type="float">
            <text:p>1.566077E-12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5E-016" calcext:value-type="float">
            <text:p>9.73465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29875" calcext:value-type="float">
            <text:p>-57.29875</text:p>
          </table:table-cell>
          <table:table-cell office:value-type="float" office:value="-0.02434154" calcext:value-type="float">
            <text:p>-0.02434154</text:p>
          </table:table-cell>
          <table:table-cell office:value-type="float" office:value="-0.02456434" calcext:value-type="float">
            <text:p>-0.02456434</text:p>
          </table:table-cell>
          <table:table-cell office:value-type="float" office:value="-0.02461589" calcext:value-type="float">
            <text:p>-0.02461589</text:p>
          </table:table-cell>
          <table:table-cell office:value-type="float" office:value="-0.02460051" calcext:value-type="float">
            <text:p>-0.02460051</text:p>
          </table:table-cell>
          <table:table-cell office:value-type="float" office:value="-0.02518526" calcext:value-type="float">
            <text:p>-0.02518526</text:p>
          </table:table-cell>
          <table:table-cell office:value-type="float" office:value="-0.03069546" calcext:value-type="float">
            <text:p>-0.03069546</text:p>
          </table:table-cell>
          <table:table-cell office:value-type="float" office:value="-0.06762909" calcext:value-type="float">
            <text:p>-0.06762909</text:p>
          </table:table-cell>
          <table:table-cell office:value-type="float" office:value="-0.2668234" calcext:value-type="float">
            <text:p>-0.2668234</text:p>
          </table:table-cell>
          <table:table-cell office:value-type="float" office:value="-0.0399605" calcext:value-type="float">
            <text:p>-0.0399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36631" calcext:value-type="float">
            <text:p>-15.36631</text:p>
          </table:table-cell>
          <table:table-cell office:value-type="float" office:value="0.002650486" calcext:value-type="float">
            <text:p>0.00265048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8885" calcext:value-type="float">
            <text:p>-2.3788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5" calcext:value-type="float">
            <text:p>16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32.40998" calcext:value-type="float">
            <text:p>32.40998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1.488" calcext:value-type="float">
            <text:p>1021.488</text:p>
          </table:table-cell>
          <table:table-cell office:value-type="float" office:value="1.087355" calcext:value-type="float">
            <text:p>1.087355</text:p>
          </table:table-cell>
          <table:table-cell office:value-type="float" office:value="0" calcext:value-type="float">
            <text:p>0</text:p>
          </table:table-cell>
          <table:table-cell office:value-type="float" office:value="0.11224" calcext:value-type="float">
            <text:p>0.11224</text:p>
          </table:table-cell>
          <table:table-cell office:value-type="float" office:value="0.3166209" calcext:value-type="float">
            <text:p>0.3166209</text:p>
          </table:table-cell>
          <table:table-cell office:value-type="float" office:value="0.317408" calcext:value-type="float">
            <text:p>0.317408</text:p>
          </table:table-cell>
          <table:table-cell office:value-type="float" office:value="0.3176184" calcext:value-type="float">
            <text:p>0.3176184</text:p>
          </table:table-cell>
          <table:table-cell office:value-type="float" office:value="0.3170475" calcext:value-type="float">
            <text:p>0.3170475</text:p>
          </table:table-cell>
          <table:table-cell office:value-type="float" office:value="0.2767151" calcext:value-type="float">
            <text:p>0.2767151</text:p>
          </table:table-cell>
          <table:table-cell office:value-type="float" office:value="0.2673242" calcext:value-type="float">
            <text:p>0.2673242</text:p>
          </table:table-cell>
          <table:table-cell office:value-type="float" office:value="0.3305818" calcext:value-type="float">
            <text:p>0.3305818</text:p>
          </table:table-cell>
          <table:table-cell office:value-type="float" office:value="0.2770367" calcext:value-type="float">
            <text:p>0.2770367</text:p>
          </table:table-cell>
          <table:table-cell office:value-type="float" office:value="0.3454528" calcext:value-type="float">
            <text:p>0.3454528</text:p>
          </table:table-cell>
          <table:table-cell office:value-type="float" office:value="0.3738834" calcext:value-type="float">
            <text:p>0.3738834</text:p>
          </table:table-cell>
          <table:table-cell office:value-type="float" office:value="0.3910184" calcext:value-type="float">
            <text:p>0.3910184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57133E-015" calcext:value-type="float">
            <text:p>1.957133E-15</text:p>
          </table:table-cell>
          <table:table-cell office:value-type="float" office:value="1.926033E-015" calcext:value-type="float">
            <text:p>1.926033E-15</text:p>
          </table:table-cell>
          <table:table-cell office:value-type="float" office:value="1.988841E-015" calcext:value-type="float">
            <text:p>1.988841E-15</text:p>
          </table:table-cell>
          <table:table-cell office:value-type="float" office:value="0.0000000000002538367" calcext:value-type="float">
            <text:p>2.538367E-13</text:p>
          </table:table-cell>
          <table:table-cell office:value-type="float" office:value="9.34542E-016" calcext:value-type="float">
            <text:p>9.34542E-16</text:p>
          </table:table-cell>
          <table:table-cell office:value-type="float" office:value="0.0000000000004676482" calcext:value-type="float">
            <text:p>4.676482E-13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32373" calcext:value-type="float">
            <text:p>-71.32373</text:p>
          </table:table-cell>
          <table:table-cell office:value-type="float" office:value="-0.02527986" calcext:value-type="float">
            <text:p>-0.02527986</text:p>
          </table:table-cell>
          <table:table-cell office:value-type="float" office:value="-0.02489491" calcext:value-type="float">
            <text:p>-0.02489491</text:p>
          </table:table-cell>
          <table:table-cell office:value-type="float" office:value="-0.02483221" calcext:value-type="float">
            <text:p>-0.02483221</text:p>
          </table:table-cell>
          <table:table-cell office:value-type="float" office:value="-0.02510714" calcext:value-type="float">
            <text:p>-0.02510714</text:p>
          </table:table-cell>
          <table:table-cell office:value-type="float" office:value="-0.02636799" calcext:value-type="float">
            <text:p>-0.02636799</text:p>
          </table:table-cell>
          <table:table-cell office:value-type="float" office:value="-0.03295388" calcext:value-type="float">
            <text:p>-0.03295388</text:p>
          </table:table-cell>
          <table:table-cell office:value-type="float" office:value="-0.06478092" calcext:value-type="float">
            <text:p>-0.06478092</text:p>
          </table:table-cell>
          <table:table-cell office:value-type="float" office:value="-0.2635514" calcext:value-type="float">
            <text:p>-0.2635514</text:p>
          </table:table-cell>
          <table:table-cell office:value-type="float" office:value="-0.03955792" calcext:value-type="float">
            <text:p>-0.03955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2815" calcext:value-type="float">
            <text:p>-26.52815</text:p>
          </table:table-cell>
          <table:table-cell office:value-type="float" office:value="0.002626784" calcext:value-type="float">
            <text:p>0.002626784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2546" calcext:value-type="float">
            <text:p>-2.38254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5" calcext:value-type="float">
            <text:p>17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32.43745" calcext:value-type="float">
            <text:p>32.43745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1.46" calcext:value-type="float">
            <text:p>1021.46</text:p>
          </table:table-cell>
          <table:table-cell office:value-type="float" office:value="1.087355" calcext:value-type="float">
            <text:p>1.087355</text:p>
          </table:table-cell>
          <table:table-cell office:value-type="float" office:value="0" calcext:value-type="float">
            <text:p>0</text:p>
          </table:table-cell>
          <table:table-cell office:value-type="float" office:value="0.1145952" calcext:value-type="float">
            <text:p>0.1145952</text:p>
          </table:table-cell>
          <table:table-cell office:value-type="float" office:value="0.3154753" calcext:value-type="float">
            <text:p>0.3154753</text:p>
          </table:table-cell>
          <table:table-cell office:value-type="float" office:value="0.3163695" calcext:value-type="float">
            <text:p>0.3163695</text:p>
          </table:table-cell>
          <table:table-cell office:value-type="float" office:value="0.3166201" calcext:value-type="float">
            <text:p>0.3166201</text:p>
          </table:table-cell>
          <table:table-cell office:value-type="float" office:value="0.3160467" calcext:value-type="float">
            <text:p>0.3160467</text:p>
          </table:table-cell>
          <table:table-cell office:value-type="float" office:value="0.2752735" calcext:value-type="float">
            <text:p>0.2752735</text:p>
          </table:table-cell>
          <table:table-cell office:value-type="float" office:value="0.2654338" calcext:value-type="float">
            <text:p>0.2654338</text:p>
          </table:table-cell>
          <table:table-cell office:value-type="float" office:value="0.33203" calcext:value-type="float">
            <text:p>0.33203</text:p>
          </table:table-cell>
          <table:table-cell office:value-type="float" office:value="0.2773994" calcext:value-type="float">
            <text:p>0.2773994</text:p>
          </table:table-cell>
          <table:table-cell office:value-type="float" office:value="0.3458074" calcext:value-type="float">
            <text:p>0.3458074</text:p>
          </table:table-cell>
          <table:table-cell office:value-type="float" office:value="0.3739288" calcext:value-type="float">
            <text:p>0.3739288</text:p>
          </table:table-cell>
          <table:table-cell office:value-type="float" office:value="0.3909194" calcext:value-type="float">
            <text:p>0.3909194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57711E-015" calcext:value-type="float">
            <text:p>1.957711E-15</text:p>
          </table:table-cell>
          <table:table-cell office:value-type="float" office:value="1.925972E-015" calcext:value-type="float">
            <text:p>1.925972E-15</text:p>
          </table:table-cell>
          <table:table-cell office:value-type="float" office:value="1.989494E-015" calcext:value-type="float">
            <text:p>1.989494E-15</text:p>
          </table:table-cell>
          <table:table-cell office:value-type="float" office:value="0.00000000000003514431" calcext:value-type="float">
            <text:p>3.514431E-14</text:p>
          </table:table-cell>
          <table:table-cell office:value-type="float" office:value="9.345313E-016" calcext:value-type="float">
            <text:p>9.345313E-16</text:p>
          </table:table-cell>
          <table:table-cell office:value-type="float" office:value="0.00000000000009514443" calcext:value-type="float">
            <text:p>9.514443E-14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96038" calcext:value-type="float">
            <text:p>-60.96038</text:p>
          </table:table-cell>
          <table:table-cell office:value-type="float" office:value="-0.02584534" calcext:value-type="float">
            <text:p>-0.02584534</text:p>
          </table:table-cell>
          <table:table-cell office:value-type="float" office:value="-0.02540124" calcext:value-type="float">
            <text:p>-0.02540124</text:p>
          </table:table-cell>
          <table:table-cell office:value-type="float" office:value="-0.02531489" calcext:value-type="float">
            <text:p>-0.02531489</text:p>
          </table:table-cell>
          <table:table-cell office:value-type="float" office:value="-0.02559763" calcext:value-type="float">
            <text:p>-0.02559763</text:p>
          </table:table-cell>
          <table:table-cell office:value-type="float" office:value="-0.0274261" calcext:value-type="float">
            <text:p>-0.0274261</text:p>
          </table:table-cell>
          <table:table-cell office:value-type="float" office:value="-0.03467467" calcext:value-type="float">
            <text:p>-0.03467467</text:p>
          </table:table-cell>
          <table:table-cell office:value-type="float" office:value="-0.06234113" calcext:value-type="float">
            <text:p>-0.06234113</text:p>
          </table:table-cell>
          <table:table-cell office:value-type="float" office:value="-0.2603477" calcext:value-type="float">
            <text:p>-0.2603477</text:p>
          </table:table-cell>
          <table:table-cell office:value-type="float" office:value="-0.03916815" calcext:value-type="float">
            <text:p>-0.03916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5759" calcext:value-type="float">
            <text:p>-28.85759</text:p>
          </table:table-cell>
          <table:table-cell office:value-type="float" office:value="0.002606087" calcext:value-type="float">
            <text:p>0.002606087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6107" calcext:value-type="float">
            <text:p>-2.38610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5" calcext:value-type="float">
            <text:p>18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32.46487" calcext:value-type="float">
            <text:p>32.46487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1.433" calcext:value-type="float">
            <text:p>1021.433</text:p>
          </table:table-cell>
          <table:table-cell office:value-type="float" office:value="1.087355" calcext:value-type="float">
            <text:p>1.087355</text:p>
          </table:table-cell>
          <table:table-cell office:value-type="float" office:value="0" calcext:value-type="float">
            <text:p>0</text:p>
          </table:table-cell>
          <table:table-cell office:value-type="float" office:value="0.1162441" calcext:value-type="float">
            <text:p>0.1162441</text:p>
          </table:table-cell>
          <table:table-cell office:value-type="float" office:value="0.3142196" calcext:value-type="float">
            <text:p>0.3142196</text:p>
          </table:table-cell>
          <table:table-cell office:value-type="float" office:value="0.3151945" calcext:value-type="float">
            <text:p>0.3151945</text:p>
          </table:table-cell>
          <table:table-cell office:value-type="float" office:value="0.3153963" calcext:value-type="float">
            <text:p>0.3153963</text:p>
          </table:table-cell>
          <table:table-cell office:value-type="float" office:value="0.3146785" calcext:value-type="float">
            <text:p>0.3146785</text:p>
          </table:table-cell>
          <table:table-cell office:value-type="float" office:value="0.2740252" calcext:value-type="float">
            <text:p>0.2740252</text:p>
          </table:table-cell>
          <table:table-cell office:value-type="float" office:value="0.2642845" calcext:value-type="float">
            <text:p>0.2642845</text:p>
          </table:table-cell>
          <table:table-cell office:value-type="float" office:value="0.333271" calcext:value-type="float">
            <text:p>0.333271</text:p>
          </table:table-cell>
          <table:table-cell office:value-type="float" office:value="0.2777586" calcext:value-type="float">
            <text:p>0.2777586</text:p>
          </table:table-cell>
          <table:table-cell office:value-type="float" office:value="0.3461545" calcext:value-type="float">
            <text:p>0.3461545</text:p>
          </table:table-cell>
          <table:table-cell office:value-type="float" office:value="0.3739748" calcext:value-type="float">
            <text:p>0.3739748</text:p>
          </table:table-cell>
          <table:table-cell office:value-type="float" office:value="0.3908191" calcext:value-type="float">
            <text:p>0.390819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6768E-015" calcext:value-type="float">
            <text:p>1.956768E-15</text:p>
          </table:table-cell>
          <table:table-cell office:value-type="float" office:value="1.925927E-015" calcext:value-type="float">
            <text:p>1.925927E-15</text:p>
          </table:table-cell>
          <table:table-cell office:value-type="float" office:value="1.989554E-015" calcext:value-type="float">
            <text:p>1.989554E-15</text:p>
          </table:table-cell>
          <table:table-cell office:value-type="float" office:value="5.345156E-015" calcext:value-type="float">
            <text:p>5.345156E-15</text:p>
          </table:table-cell>
          <table:table-cell office:value-type="float" office:value="9.345175E-016" calcext:value-type="float">
            <text:p>9.345175E-16</text:p>
          </table:table-cell>
          <table:table-cell office:value-type="float" office:value="0.00000000000001640949" calcext:value-type="float">
            <text:p>1.640949E-14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7E-016" calcext:value-type="float">
            <text:p>9.734647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0621" calcext:value-type="float">
            <text:p>-54.0621</text:p>
          </table:table-cell>
          <table:table-cell office:value-type="float" office:value="-0.02648948" calcext:value-type="float">
            <text:p>-0.02648948</text:p>
          </table:table-cell>
          <table:table-cell office:value-type="float" office:value="-0.02598826" calcext:value-type="float">
            <text:p>-0.02598826</text:p>
          </table:table-cell>
          <table:table-cell office:value-type="float" office:value="-0.02592088" calcext:value-type="float">
            <text:p>-0.02592088</text:p>
          </table:table-cell>
          <table:table-cell office:value-type="float" office:value="-0.02628574" calcext:value-type="float">
            <text:p>-0.02628574</text:p>
          </table:table-cell>
          <table:table-cell office:value-type="float" office:value="-0.02838392" calcext:value-type="float">
            <text:p>-0.02838392</text:p>
          </table:table-cell>
          <table:table-cell office:value-type="float" office:value="-0.03576678" calcext:value-type="float">
            <text:p>-0.03576678</text:p>
          </table:table-cell>
          <table:table-cell office:value-type="float" office:value="-0.06033097" calcext:value-type="float">
            <text:p>-0.06033097</text:p>
          </table:table-cell>
          <table:table-cell office:value-type="float" office:value="-0.2572173" calcext:value-type="float">
            <text:p>-0.2572173</text:p>
          </table:table-cell>
          <table:table-cell office:value-type="float" office:value="-0.03879078" calcext:value-type="float">
            <text:p>-0.03879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1047" calcext:value-type="float">
            <text:p>-10.71047</text:p>
          </table:table-cell>
          <table:table-cell office:value-type="float" office:value="0.002594726" calcext:value-type="float">
            <text:p>0.00259472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9581" calcext:value-type="float">
            <text:p>-2.3895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5" calcext:value-type="float">
            <text:p>19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32.53595" calcext:value-type="float">
            <text:p>32.53595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1.362" calcext:value-type="float">
            <text:p>1021.362</text:p>
          </table:table-cell>
          <table:table-cell office:value-type="float" office:value="1.087355" calcext:value-type="float">
            <text:p>1.087355</text:p>
          </table:table-cell>
          <table:table-cell office:value-type="float" office:value="0" calcext:value-type="float">
            <text:p>0</text:p>
          </table:table-cell>
          <table:table-cell office:value-type="float" office:value="0.1152861" calcext:value-type="float">
            <text:p>0.1152861</text:p>
          </table:table-cell>
          <table:table-cell office:value-type="float" office:value="0.3130933" calcext:value-type="float">
            <text:p>0.3130933</text:p>
          </table:table-cell>
          <table:table-cell office:value-type="float" office:value="0.3139673" calcext:value-type="float">
            <text:p>0.3139673</text:p>
          </table:table-cell>
          <table:table-cell office:value-type="float" office:value="0.3140894" calcext:value-type="float">
            <text:p>0.3140894</text:p>
          </table:table-cell>
          <table:table-cell office:value-type="float" office:value="0.3133417" calcext:value-type="float">
            <text:p>0.3133417</text:p>
          </table:table-cell>
          <table:table-cell office:value-type="float" office:value="0.2730751" calcext:value-type="float">
            <text:p>0.2730751</text:p>
          </table:table-cell>
          <table:table-cell office:value-type="float" office:value="0.2630233" calcext:value-type="float">
            <text:p>0.2630233</text:p>
          </table:table-cell>
          <table:table-cell office:value-type="float" office:value="0.3344494" calcext:value-type="float">
            <text:p>0.3344494</text:p>
          </table:table-cell>
          <table:table-cell office:value-type="float" office:value="0.278116" calcext:value-type="float">
            <text:p>0.278116</text:p>
          </table:table-cell>
          <table:table-cell office:value-type="float" office:value="0.3465877" calcext:value-type="float">
            <text:p>0.3465877</text:p>
          </table:table-cell>
          <table:table-cell office:value-type="float" office:value="0.3738923" calcext:value-type="float">
            <text:p>0.3738923</text:p>
          </table:table-cell>
          <table:table-cell office:value-type="float" office:value="0.390714" calcext:value-type="float">
            <text:p>0.39071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722E-015" calcext:value-type="float">
            <text:p>1.95722E-15</text:p>
          </table:table-cell>
          <table:table-cell office:value-type="float" office:value="1.92588E-015" calcext:value-type="float">
            <text:p>1.92588E-15</text:p>
          </table:table-cell>
          <table:table-cell office:value-type="float" office:value="1.989529E-015" calcext:value-type="float">
            <text:p>1.989529E-15</text:p>
          </table:table-cell>
          <table:table-cell office:value-type="float" office:value="1.919814E-015" calcext:value-type="float">
            <text:p>1.919814E-15</text:p>
          </table:table-cell>
          <table:table-cell office:value-type="float" office:value="9.345093E-016" calcext:value-type="float">
            <text:p>9.345093E-16</text:p>
          </table:table-cell>
          <table:table-cell office:value-type="float" office:value="4.315754E-015" calcext:value-type="float">
            <text:p>4.315754E-15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37782" calcext:value-type="float">
            <text:p>-57.37782</text:p>
          </table:table-cell>
          <table:table-cell office:value-type="float" office:value="-0.02707965" calcext:value-type="float">
            <text:p>-0.02707965</text:p>
          </table:table-cell>
          <table:table-cell office:value-type="float" office:value="-0.0266193" calcext:value-type="float">
            <text:p>-0.0266193</text:p>
          </table:table-cell>
          <table:table-cell office:value-type="float" office:value="-0.02658809" calcext:value-type="float">
            <text:p>-0.02658809</text:p>
          </table:table-cell>
          <table:table-cell office:value-type="float" office:value="-0.02697953" calcext:value-type="float">
            <text:p>-0.02697953</text:p>
          </table:table-cell>
          <table:table-cell office:value-type="float" office:value="-0.02913425" calcext:value-type="float">
            <text:p>-0.02913425</text:p>
          </table:table-cell>
          <table:table-cell office:value-type="float" office:value="-0.03700518" calcext:value-type="float">
            <text:p>-0.03700518</text:p>
          </table:table-cell>
          <table:table-cell office:value-type="float" office:value="-0.05849391" calcext:value-type="float">
            <text:p>-0.05849391</text:p>
          </table:table-cell>
          <table:table-cell office:value-type="float" office:value="-0.2541447" calcext:value-type="float">
            <text:p>-0.2541447</text:p>
          </table:table-cell>
          <table:table-cell office:value-type="float" office:value="-0.03832675" calcext:value-type="float">
            <text:p>-0.03832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3818" calcext:value-type="float">
            <text:p>-14.3818</text:p>
          </table:table-cell>
          <table:table-cell office:value-type="float" office:value="0.002580049" calcext:value-type="float">
            <text:p>0.002580049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92979" calcext:value-type="float">
            <text:p>-2.3929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5" calcext:value-type="float">
            <text:p>20032005</text:p>
          </table:table-cell>
          <table:table-cell office:value-type="float" office:value="63.79996" calcext:value-type="float">
            <text:p>63.79996</text:p>
          </table:table-cell>
          <table:table-cell office:value-type="float" office:value="32.60543" calcext:value-type="float">
            <text:p>32.60543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1.293" calcext:value-type="float">
            <text:p>1021.293</text:p>
          </table:table-cell>
          <table:table-cell office:value-type="float" office:value="1.087355" calcext:value-type="float">
            <text:p>1.087355</text:p>
          </table:table-cell>
          <table:table-cell office:value-type="float" office:value="0" calcext:value-type="float">
            <text:p>0</text:p>
          </table:table-cell>
          <table:table-cell office:value-type="float" office:value="0.1144572" calcext:value-type="float">
            <text:p>0.1144572</text:p>
          </table:table-cell>
          <table:table-cell office:value-type="float" office:value="0.3119503" calcext:value-type="float">
            <text:p>0.3119503</text:p>
          </table:table-cell>
          <table:table-cell office:value-type="float" office:value="0.3127522" calcext:value-type="float">
            <text:p>0.3127522</text:p>
          </table:table-cell>
          <table:table-cell office:value-type="float" office:value="0.3128593" calcext:value-type="float">
            <text:p>0.3128593</text:p>
          </table:table-cell>
          <table:table-cell office:value-type="float" office:value="0.3119541" calcext:value-type="float">
            <text:p>0.3119541</text:p>
          </table:table-cell>
          <table:table-cell office:value-type="float" office:value="0.2720281" calcext:value-type="float">
            <text:p>0.2720281</text:p>
          </table:table-cell>
          <table:table-cell office:value-type="float" office:value="0.26215" calcext:value-type="float">
            <text:p>0.26215</text:p>
          </table:table-cell>
          <table:table-cell office:value-type="float" office:value="0.335559" calcext:value-type="float">
            <text:p>0.335559</text:p>
          </table:table-cell>
          <table:table-cell office:value-type="float" office:value="0.2784704" calcext:value-type="float">
            <text:p>0.2784704</text:p>
          </table:table-cell>
          <table:table-cell office:value-type="float" office:value="0.3470377" calcext:value-type="float">
            <text:p>0.3470377</text:p>
          </table:table-cell>
          <table:table-cell office:value-type="float" office:value="0.3737926" calcext:value-type="float">
            <text:p>0.3737926</text:p>
          </table:table-cell>
          <table:table-cell office:value-type="float" office:value="0.3905961" calcext:value-type="float">
            <text:p>0.390596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7702E-015" calcext:value-type="float">
            <text:p>1.957702E-15</text:p>
          </table:table-cell>
          <table:table-cell office:value-type="float" office:value="1.92583E-015" calcext:value-type="float">
            <text:p>1.92583E-15</text:p>
          </table:table-cell>
          <table:table-cell office:value-type="float" office:value="1.989485E-015" calcext:value-type="float">
            <text:p>1.989485E-15</text:p>
          </table:table-cell>
          <table:table-cell office:value-type="float" office:value="1.919804E-015" calcext:value-type="float">
            <text:p>1.919804E-15</text:p>
          </table:table-cell>
          <table:table-cell office:value-type="float" office:value="9.345013E-016" calcext:value-type="float">
            <text:p>9.345013E-16</text:p>
          </table:table-cell>
          <table:table-cell office:value-type="float" office:value="1.994852E-015" calcext:value-type="float">
            <text:p>1.994852E-15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5E-016" calcext:value-type="float">
            <text:p>9.73465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56038" calcext:value-type="float">
            <text:p>-61.56038</text:p>
          </table:table-cell>
          <table:table-cell office:value-type="float" office:value="-0.02769611" calcext:value-type="float">
            <text:p>-0.02769611</text:p>
          </table:table-cell>
          <table:table-cell office:value-type="float" office:value="-0.02726203" calcext:value-type="float">
            <text:p>-0.02726203</text:p>
          </table:table-cell>
          <table:table-cell office:value-type="float" office:value="-0.02723458" calcext:value-type="float">
            <text:p>-0.02723458</text:p>
          </table:table-cell>
          <table:table-cell office:value-type="float" office:value="-0.02772206" calcext:value-type="float">
            <text:p>-0.02772206</text:p>
          </table:table-cell>
          <table:table-cell office:value-type="float" office:value="-0.02998811" calcext:value-type="float">
            <text:p>-0.02998811</text:p>
          </table:table-cell>
          <table:table-cell office:value-type="float" office:value="-0.03789822" calcext:value-type="float">
            <text:p>-0.03789822</text:p>
          </table:table-cell>
          <table:table-cell office:value-type="float" office:value="-0.05681722" calcext:value-type="float">
            <text:p>-0.05681722</text:p>
          </table:table-cell>
          <table:table-cell office:value-type="float" office:value="-0.2511373" calcext:value-type="float">
            <text:p>-0.2511373</text:p>
          </table:table-cell>
          <table:table-cell office:value-type="float" office:value="-0.03784976" calcext:value-type="float">
            <text:p>-0.03784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65961" calcext:value-type="float">
            <text:p>-23.65961</text:p>
          </table:table-cell>
          <table:table-cell office:value-type="float" office:value="0.002566057" calcext:value-type="float">
            <text:p>0.002566057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96303" calcext:value-type="float">
            <text:p>-2.3963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5" calcext:value-type="float">
            <text:p>21032005</text:p>
          </table:table-cell>
          <table:table-cell office:value-type="float" office:value="65.49992" calcext:value-type="float">
            <text:p>65.49992</text:p>
          </table:table-cell>
          <table:table-cell office:value-type="float" office:value="33.49305" calcext:value-type="float">
            <text:p>33.49305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2.092" calcext:value-type="float">
            <text:p>1022.092</text:p>
          </table:table-cell>
          <table:table-cell office:value-type="float" office:value="1.099773" calcext:value-type="float">
            <text:p>1.099773</text:p>
          </table:table-cell>
          <table:table-cell office:value-type="float" office:value="0" calcext:value-type="float">
            <text:p>0</text:p>
          </table:table-cell>
          <table:table-cell office:value-type="float" office:value="0.1959539" calcext:value-type="float">
            <text:p>0.1959539</text:p>
          </table:table-cell>
          <table:table-cell office:value-type="float" office:value="0.3075611" calcext:value-type="float">
            <text:p>0.3075611</text:p>
          </table:table-cell>
          <table:table-cell office:value-type="float" office:value="0.3106118" calcext:value-type="float">
            <text:p>0.3106118</text:p>
          </table:table-cell>
          <table:table-cell office:value-type="float" office:value="0.3115048" calcext:value-type="float">
            <text:p>0.3115048</text:p>
          </table:table-cell>
          <table:table-cell office:value-type="float" office:value="0.3107884" calcext:value-type="float">
            <text:p>0.3107884</text:p>
          </table:table-cell>
          <table:table-cell office:value-type="float" office:value="0.2710359" calcext:value-type="float">
            <text:p>0.2710359</text:p>
          </table:table-cell>
          <table:table-cell office:value-type="float" office:value="0.2613198" calcext:value-type="float">
            <text:p>0.2613198</text:p>
          </table:table-cell>
          <table:table-cell office:value-type="float" office:value="0.336522" calcext:value-type="float">
            <text:p>0.336522</text:p>
          </table:table-cell>
          <table:table-cell office:value-type="float" office:value="0.2788214" calcext:value-type="float">
            <text:p>0.2788214</text:p>
          </table:table-cell>
          <table:table-cell office:value-type="float" office:value="0.3474715" calcext:value-type="float">
            <text:p>0.3474715</text:p>
          </table:table-cell>
          <table:table-cell office:value-type="float" office:value="0.3737199" calcext:value-type="float">
            <text:p>0.3737199</text:p>
          </table:table-cell>
          <table:table-cell office:value-type="float" office:value="0.3904698" calcext:value-type="float">
            <text:p>0.390469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8176E-015" calcext:value-type="float">
            <text:p>1.958176E-15</text:p>
          </table:table-cell>
          <table:table-cell office:value-type="float" office:value="1.925785E-015" calcext:value-type="float">
            <text:p>1.925785E-15</text:p>
          </table:table-cell>
          <table:table-cell office:value-type="float" office:value="1.989441E-015" calcext:value-type="float">
            <text:p>1.989441E-15</text:p>
          </table:table-cell>
          <table:table-cell office:value-type="float" office:value="1.919797E-015" calcext:value-type="float">
            <text:p>1.919797E-15</text:p>
          </table:table-cell>
          <table:table-cell office:value-type="float" office:value="9.344888E-016" calcext:value-type="float">
            <text:p>9.344888E-16</text:p>
          </table:table-cell>
          <table:table-cell office:value-type="float" office:value="1.994852E-015" calcext:value-type="float">
            <text:p>1.994852E-15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5E-016" calcext:value-type="float">
            <text:p>9.73465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42948" calcext:value-type="float">
            <text:p>-1.042948</text:p>
          </table:table-cell>
          <table:table-cell office:value-type="float" office:value="-0.03017086" calcext:value-type="float">
            <text:p>-0.03017086</text:p>
          </table:table-cell>
          <table:table-cell office:value-type="float" office:value="-0.0284298" calcext:value-type="float">
            <text:p>-0.0284298</text:p>
          </table:table-cell>
          <table:table-cell office:value-type="float" office:value="-0.02796478" calcext:value-type="float">
            <text:p>-0.02796478</text:p>
          </table:table-cell>
          <table:table-cell office:value-type="float" office:value="-0.02836389" calcext:value-type="float">
            <text:p>-0.02836389</text:p>
          </table:table-cell>
          <table:table-cell office:value-type="float" office:value="-0.03082459" calcext:value-type="float">
            <text:p>-0.03082459</text:p>
          </table:table-cell>
          <table:table-cell office:value-type="float" office:value="-0.03876403" calcext:value-type="float">
            <text:p>-0.03876403</text:p>
          </table:table-cell>
          <table:table-cell office:value-type="float" office:value="-0.05540532" calcext:value-type="float">
            <text:p>-0.05540532</text:p>
          </table:table-cell>
          <table:table-cell office:value-type="float" office:value="-0.2481976" calcext:value-type="float">
            <text:p>-0.2481976</text:p>
          </table:table-cell>
          <table:table-cell office:value-type="float" office:value="-0.03739604" calcext:value-type="float">
            <text:p>-0.03739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749376" calcext:value-type="float">
            <text:p>-0.07749376</text:p>
          </table:table-cell>
          <table:table-cell office:value-type="float" office:value="0.002546918" calcext:value-type="float">
            <text:p>0.002546918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99568" calcext:value-type="float">
            <text:p>-2.39956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5" calcext:value-type="float">
            <text:p>22032005</text:p>
          </table:table-cell>
          <table:table-cell office:value-type="float" office:value="69.49983" calcext:value-type="float">
            <text:p>69.49983</text:p>
          </table:table-cell>
          <table:table-cell office:value-type="float" office:value="33.85332" calcext:value-type="float">
            <text:p>33.85332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6.372" calcext:value-type="float">
            <text:p>1026.372</text:p>
          </table:table-cell>
          <table:table-cell office:value-type="float" office:value="0.4604212" calcext:value-type="float">
            <text:p>0.4604212</text:p>
          </table:table-cell>
          <table:table-cell office:value-type="float" office:value="0" calcext:value-type="float">
            <text:p>0</text:p>
          </table:table-cell>
          <table:table-cell office:value-type="float" office:value="0.3286936" calcext:value-type="float">
            <text:p>0.3286936</text:p>
          </table:table-cell>
          <table:table-cell office:value-type="float" office:value="0.32899" calcext:value-type="float">
            <text:p>0.32899</text:p>
          </table:table-cell>
          <table:table-cell office:value-type="float" office:value="0.3243297" calcext:value-type="float">
            <text:p>0.3243297</text:p>
          </table:table-cell>
          <table:table-cell office:value-type="float" office:value="0.3161701" calcext:value-type="float">
            <text:p>0.3161701</text:p>
          </table:table-cell>
          <table:table-cell office:value-type="float" office:value="0.3120579" calcext:value-type="float">
            <text:p>0.3120579</text:p>
          </table:table-cell>
          <table:table-cell office:value-type="float" office:value="0.2704201" calcext:value-type="float">
            <text:p>0.2704201</text:p>
          </table:table-cell>
          <table:table-cell office:value-type="float" office:value="0.2618825" calcext:value-type="float">
            <text:p>0.2618825</text:p>
          </table:table-cell>
          <table:table-cell office:value-type="float" office:value="0.3374156" calcext:value-type="float">
            <text:p>0.3374156</text:p>
          </table:table-cell>
          <table:table-cell office:value-type="float" office:value="0.279169" calcext:value-type="float">
            <text:p>0.279169</text:p>
          </table:table-cell>
          <table:table-cell office:value-type="float" office:value="0.3478905" calcext:value-type="float">
            <text:p>0.3478905</text:p>
          </table:table-cell>
          <table:table-cell office:value-type="float" office:value="0.3736837" calcext:value-type="float">
            <text:p>0.3736837</text:p>
          </table:table-cell>
          <table:table-cell office:value-type="float" office:value="0.3907957" calcext:value-type="float">
            <text:p>0.3907957</text:p>
          </table:table-cell>
          <table:table-cell office:value-type="float" office:value="0.4550441" calcext:value-type="float">
            <text:p>0.4550441</text:p>
          </table:table-cell>
          <table:table-cell office:value-type="float" office:value="0" calcext:value-type="float">
            <text:p>0</text:p>
          </table:table-cell>
          <table:table-cell office:value-type="float" office:value="1.958437E-015" calcext:value-type="float">
            <text:p>1.958437E-15</text:p>
          </table:table-cell>
          <table:table-cell office:value-type="float" office:value="1.925761E-015" calcext:value-type="float">
            <text:p>1.925761E-15</text:p>
          </table:table-cell>
          <table:table-cell office:value-type="float" office:value="1.989424E-015" calcext:value-type="float">
            <text:p>1.989424E-15</text:p>
          </table:table-cell>
          <table:table-cell office:value-type="float" office:value="1.919786E-015" calcext:value-type="float">
            <text:p>1.919786E-15</text:p>
          </table:table-cell>
          <table:table-cell office:value-type="float" office:value="9.344831E-016" calcext:value-type="float">
            <text:p>9.344831E-16</text:p>
          </table:table-cell>
          <table:table-cell office:value-type="float" office:value="1.994852E-015" calcext:value-type="float">
            <text:p>1.994852E-15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7E-016" calcext:value-type="float">
            <text:p>9.734647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032" calcext:value-type="float">
            <text:p>-0.020032</text:p>
          </table:table-cell>
          <table:table-cell office:value-type="float" office:value="-0.01992752" calcext:value-type="float">
            <text:p>-0.01992752</text:p>
          </table:table-cell>
          <table:table-cell office:value-type="float" office:value="-0.02179749" calcext:value-type="float">
            <text:p>-0.02179749</text:p>
          </table:table-cell>
          <table:table-cell office:value-type="float" office:value="-0.02557589" calcext:value-type="float">
            <text:p>-0.02557589</text:p>
          </table:table-cell>
          <table:table-cell office:value-type="float" office:value="-0.02770212" calcext:value-type="float">
            <text:p>-0.02770212</text:p>
          </table:table-cell>
          <table:table-cell office:value-type="float" office:value="-0.03136374" calcext:value-type="float">
            <text:p>-0.03136374</text:p>
          </table:table-cell>
          <table:table-cell office:value-type="float" office:value="-0.03817164" calcext:value-type="float">
            <text:p>-0.03817164</text:p>
          </table:table-cell>
          <table:table-cell office:value-type="float" office:value="-0.05413133" calcext:value-type="float">
            <text:p>-0.05413133</text:p>
          </table:table-cell>
          <table:table-cell office:value-type="float" office:value="-0.2453234" calcext:value-type="float">
            <text:p>-0.2453234</text:p>
          </table:table-cell>
          <table:table-cell office:value-type="float" office:value="-0.03696357" calcext:value-type="float">
            <text:p>-0.03696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42044" calcext:value-type="float">
            <text:p>-0.02042044</text:p>
          </table:table-cell>
          <table:table-cell office:value-type="float" office:value="0.002522584" calcext:value-type="float">
            <text:p>0.002522584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26187" calcext:value-type="float">
            <text:p>-2.3261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5" calcext:value-type="float">
            <text:p>23032005</text:p>
          </table:table-cell>
          <table:table-cell office:value-type="float" office:value="69.49983" calcext:value-type="float">
            <text:p>69.49983</text:p>
          </table:table-cell>
          <table:table-cell office:value-type="float" office:value="35.88356" calcext:value-type="float">
            <text:p>35.88356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5.094" calcext:value-type="float">
            <text:p>1025.094</text:p>
          </table:table-cell>
          <table:table-cell office:value-type="float" office:value="-0.2920411" calcext:value-type="float">
            <text:p>-0.2920411</text:p>
          </table:table-cell>
          <table:table-cell office:value-type="float" office:value="0" calcext:value-type="float">
            <text:p>0</text:p>
          </table:table-cell>
          <table:table-cell office:value-type="float" office:value="0.2419453" calcext:value-type="float">
            <text:p>0.2419453</text:p>
          </table:table-cell>
          <table:table-cell office:value-type="float" office:value="0.3069456" calcext:value-type="float">
            <text:p>0.3069456</text:p>
          </table:table-cell>
          <table:table-cell office:value-type="float" office:value="0.3155492" calcext:value-type="float">
            <text:p>0.3155492</text:p>
          </table:table-cell>
          <table:table-cell office:value-type="float" office:value="0.3163352" calcext:value-type="float">
            <text:p>0.3163352</text:p>
          </table:table-cell>
          <table:table-cell office:value-type="float" office:value="0.3144673" calcext:value-type="float">
            <text:p>0.3144673</text:p>
          </table:table-cell>
          <table:table-cell office:value-type="float" office:value="0.2706069" calcext:value-type="float">
            <text:p>0.2706069</text:p>
          </table:table-cell>
          <table:table-cell office:value-type="float" office:value="0.2611891" calcext:value-type="float">
            <text:p>0.2611891</text:p>
          </table:table-cell>
          <table:table-cell office:value-type="float" office:value="0.3382582" calcext:value-type="float">
            <text:p>0.3382582</text:p>
          </table:table-cell>
          <table:table-cell office:value-type="float" office:value="0.2795129" calcext:value-type="float">
            <text:p>0.2795129</text:p>
          </table:table-cell>
          <table:table-cell office:value-type="float" office:value="0.3482966" calcext:value-type="float">
            <text:p>0.3482966</text:p>
          </table:table-cell>
          <table:table-cell office:value-type="float" office:value="0.3736917" calcext:value-type="float">
            <text:p>0.3736917</text:p>
          </table:table-cell>
          <table:table-cell office:value-type="float" office:value="0.3909809" calcext:value-type="float">
            <text:p>0.3909809</text:p>
          </table:table-cell>
          <table:table-cell office:value-type="float" office:value="0.4593295" calcext:value-type="float">
            <text:p>0.4593295</text:p>
          </table:table-cell>
          <table:table-cell office:value-type="float" office:value="0" calcext:value-type="float">
            <text:p>0</text:p>
          </table:table-cell>
          <table:table-cell office:value-type="float" office:value="1.944924E-015" calcext:value-type="float">
            <text:p>1.944924E-15</text:p>
          </table:table-cell>
          <table:table-cell office:value-type="float" office:value="1.925722E-015" calcext:value-type="float">
            <text:p>1.925722E-15</text:p>
          </table:table-cell>
          <table:table-cell office:value-type="float" office:value="1.98939E-015" calcext:value-type="float">
            <text:p>1.98939E-15</text:p>
          </table:table-cell>
          <table:table-cell office:value-type="float" office:value="1.919776E-015" calcext:value-type="float">
            <text:p>1.919776E-15</text:p>
          </table:table-cell>
          <table:table-cell office:value-type="float" office:value="9.344771E-016" calcext:value-type="float">
            <text:p>9.344771E-16</text:p>
          </table:table-cell>
          <table:table-cell office:value-type="float" office:value="1.994852E-015" calcext:value-type="float">
            <text:p>1.994852E-15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5E-016" calcext:value-type="float">
            <text:p>9.73465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956433" calcext:value-type="float">
            <text:p>-0.1956433</text:p>
          </table:table-cell>
          <table:table-cell office:value-type="float" office:value="-0.03045167" calcext:value-type="float">
            <text:p>-0.03045167</text:p>
          </table:table-cell>
          <table:table-cell office:value-type="float" office:value="-0.02576438" calcext:value-type="float">
            <text:p>-0.02576438</text:p>
          </table:table-cell>
          <table:table-cell office:value-type="float" office:value="-0.02544145" calcext:value-type="float">
            <text:p>-0.02544145</text:p>
          </table:table-cell>
          <table:table-cell office:value-type="float" office:value="-0.0263953" calcext:value-type="float">
            <text:p>-0.0263953</text:p>
          </table:table-cell>
          <table:table-cell office:value-type="float" office:value="-0.03120436" calcext:value-type="float">
            <text:p>-0.03120436</text:p>
          </table:table-cell>
          <table:table-cell office:value-type="float" office:value="-0.03890021" calcext:value-type="float">
            <text:p>-0.03890021</text:p>
          </table:table-cell>
          <table:table-cell office:value-type="float" office:value="-0.05296145" calcext:value-type="float">
            <text:p>-0.05296145</text:p>
          </table:table-cell>
          <table:table-cell office:value-type="float" office:value="-0.2425168" calcext:value-type="float">
            <text:p>-0.2425168</text:p>
          </table:table-cell>
          <table:table-cell office:value-type="float" office:value="-0.03654971" calcext:value-type="float">
            <text:p>-0.03654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52933" calcext:value-type="float">
            <text:p>-0.2552933</text:p>
          </table:table-cell>
          <table:table-cell office:value-type="float" office:value="0.002472531" calcext:value-type="float">
            <text:p>0.002472531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53376" calcext:value-type="float">
            <text:p>-2.35337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5" calcext:value-type="float">
            <text:p>24032005</text:p>
          </table:table-cell>
          <table:table-cell office:value-type="float" office:value="73.09978" calcext:value-type="float">
            <text:p>73.09978</text:p>
          </table:table-cell>
          <table:table-cell office:value-type="float" office:value="36.01269" calcext:value-type="float">
            <text:p>36.01269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9.079" calcext:value-type="float">
            <text:p>1029.079</text:p>
          </table:table-cell>
          <table:table-cell office:value-type="float" office:value="-0.806134" calcext:value-type="float">
            <text:p>-0.806134</text:p>
          </table:table-cell>
          <table:table-cell office:value-type="float" office:value="0" calcext:value-type="float">
            <text:p>0</text:p>
          </table:table-cell>
          <table:table-cell office:value-type="float" office:value="0.3391111" calcext:value-type="float">
            <text:p>0.3391111</text:p>
          </table:table-cell>
          <table:table-cell office:value-type="float" office:value="0.3375666" calcext:value-type="float">
            <text:p>0.3375666</text:p>
          </table:table-cell>
          <table:table-cell office:value-type="float" office:value="0.3265282" calcext:value-type="float">
            <text:p>0.3265282</text:p>
          </table:table-cell>
          <table:table-cell office:value-type="float" office:value="0.3170178" calcext:value-type="float">
            <text:p>0.3170178</text:p>
          </table:table-cell>
          <table:table-cell office:value-type="float" office:value="0.3135944" calcext:value-type="float">
            <text:p>0.3135944</text:p>
          </table:table-cell>
          <table:table-cell office:value-type="float" office:value="0.2705105" calcext:value-type="float">
            <text:p>0.2705105</text:p>
          </table:table-cell>
          <table:table-cell office:value-type="float" office:value="0.2607736" calcext:value-type="float">
            <text:p>0.2607736</text:p>
          </table:table-cell>
          <table:table-cell office:value-type="float" office:value="0.3391192" calcext:value-type="float">
            <text:p>0.3391192</text:p>
          </table:table-cell>
          <table:table-cell office:value-type="float" office:value="0.2798541" calcext:value-type="float">
            <text:p>0.2798541</text:p>
          </table:table-cell>
          <table:table-cell office:value-type="float" office:value="0.348691" calcext:value-type="float">
            <text:p>0.348691</text:p>
          </table:table-cell>
          <table:table-cell office:value-type="float" office:value="0.3737236" calcext:value-type="float">
            <text:p>0.3737236</text:p>
          </table:table-cell>
          <table:table-cell office:value-type="float" office:value="0.391016" calcext:value-type="float">
            <text:p>0.391016</text:p>
          </table:table-cell>
          <table:table-cell office:value-type="float" office:value="0.4621683" calcext:value-type="float">
            <text:p>0.4621683</text:p>
          </table:table-cell>
          <table:table-cell office:value-type="float" office:value="0" calcext:value-type="float">
            <text:p>0</text:p>
          </table:table-cell>
          <table:table-cell office:value-type="float" office:value="0.01538975" calcext:value-type="float">
            <text:p>0.01538975</text:p>
          </table:table-cell>
          <table:table-cell office:value-type="float" office:value="1.925697E-015" calcext:value-type="float">
            <text:p>1.925697E-15</text:p>
          </table:table-cell>
          <table:table-cell office:value-type="float" office:value="1.989374E-015" calcext:value-type="float">
            <text:p>1.989374E-15</text:p>
          </table:table-cell>
          <table:table-cell office:value-type="float" office:value="1.919766E-015" calcext:value-type="float">
            <text:p>1.919766E-15</text:p>
          </table:table-cell>
          <table:table-cell office:value-type="float" office:value="9.344736E-016" calcext:value-type="float">
            <text:p>9.344736E-16</text:p>
          </table:table-cell>
          <table:table-cell office:value-type="float" office:value="1.994852E-015" calcext:value-type="float">
            <text:p>1.994852E-15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22119" calcext:value-type="float">
            <text:p>-0.01622119</text:p>
          </table:table-cell>
          <table:table-cell office:value-type="float" office:value="-0.01699747" calcext:value-type="float">
            <text:p>-0.01699747</text:p>
          </table:table-cell>
          <table:table-cell office:value-type="float" office:value="-0.02096832" calcext:value-type="float">
            <text:p>-0.02096832</text:p>
          </table:table-cell>
          <table:table-cell office:value-type="float" office:value="-0.02516847" calcext:value-type="float">
            <text:p>-0.02516847</text:p>
          </table:table-cell>
          <table:table-cell office:value-type="float" office:value="-0.0268722" calcext:value-type="float">
            <text:p>-0.0268722</text:p>
          </table:table-cell>
          <table:table-cell office:value-type="float" office:value="-0.03128562" calcext:value-type="float">
            <text:p>-0.03128562</text:p>
          </table:table-cell>
          <table:table-cell office:value-type="float" office:value="-0.03941963" calcext:value-type="float">
            <text:p>-0.03941963</text:p>
          </table:table-cell>
          <table:table-cell office:value-type="float" office:value="-0.0517924" calcext:value-type="float">
            <text:p>-0.0517924</text:p>
          </table:table-cell>
          <table:table-cell office:value-type="float" office:value="-0.2397673" calcext:value-type="float">
            <text:p>-0.2397673</text:p>
          </table:table-cell>
          <table:table-cell office:value-type="float" office:value="-0.03615272" calcext:value-type="float">
            <text:p>-0.03615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19516" calcext:value-type="float">
            <text:p>-0.01719516</text:p>
          </table:table-cell>
          <table:table-cell office:value-type="float" office:value="0.002480587" calcext:value-type="float">
            <text:p>0.002480587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1814" calcext:value-type="float">
            <text:p>-2.3718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5" calcext:value-type="float">
            <text:p>25032005</text:p>
          </table:table-cell>
          <table:table-cell office:value-type="float" office:value="74.19972" calcext:value-type="float">
            <text:p>74.19972</text:p>
          </table:table-cell>
          <table:table-cell office:value-type="float" office:value="36.22378" calcext:value-type="float">
            <text:p>36.22378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9.615" calcext:value-type="float">
            <text:p>1029.615</text:p>
          </table:table-cell>
          <table:table-cell office:value-type="float" office:value="-0.4532564" calcext:value-type="float">
            <text:p>-0.4532564</text:p>
          </table:table-cell>
          <table:table-cell office:value-type="float" office:value="0" calcext:value-type="float">
            <text:p>0</text:p>
          </table:table-cell>
          <table:table-cell office:value-type="float" office:value="0.3198271" calcext:value-type="float">
            <text:p>0.3198271</text:p>
          </table:table-cell>
          <table:table-cell office:value-type="float" office:value="0.3258438" calcext:value-type="float">
            <text:p>0.3258438</text:p>
          </table:table-cell>
          <table:table-cell office:value-type="float" office:value="0.3246341" calcext:value-type="float">
            <text:p>0.3246341</text:p>
          </table:table-cell>
          <table:table-cell office:value-type="float" office:value="0.3208301" calcext:value-type="float">
            <text:p>0.3208301</text:p>
          </table:table-cell>
          <table:table-cell office:value-type="float" office:value="0.3175112" calcext:value-type="float">
            <text:p>0.3175112</text:p>
          </table:table-cell>
          <table:table-cell office:value-type="float" office:value="0.2722802" calcext:value-type="float">
            <text:p>0.2722802</text:p>
          </table:table-cell>
          <table:table-cell office:value-type="float" office:value="0.267857" calcext:value-type="float">
            <text:p>0.267857</text:p>
          </table:table-cell>
          <table:table-cell office:value-type="float" office:value="0.3405373" calcext:value-type="float">
            <text:p>0.3405373</text:p>
          </table:table-cell>
          <table:table-cell office:value-type="float" office:value="0.280192" calcext:value-type="float">
            <text:p>0.280192</text:p>
          </table:table-cell>
          <table:table-cell office:value-type="float" office:value="0.3490747" calcext:value-type="float">
            <text:p>0.3490747</text:p>
          </table:table-cell>
          <table:table-cell office:value-type="float" office:value="0.3737676" calcext:value-type="float">
            <text:p>0.3737676</text:p>
          </table:table-cell>
          <table:table-cell office:value-type="float" office:value="0.3909627" calcext:value-type="float">
            <text:p>0.3909627</text:p>
          </table:table-cell>
          <table:table-cell office:value-type="float" office:value="0.4623714" calcext:value-type="float">
            <text:p>0.4623714</text:p>
          </table:table-cell>
          <table:table-cell office:value-type="float" office:value="0" calcext:value-type="float">
            <text:p>0</text:p>
          </table:table-cell>
          <table:table-cell office:value-type="float" office:value="0.01105588" calcext:value-type="float">
            <text:p>0.01105588</text:p>
          </table:table-cell>
          <table:table-cell office:value-type="float" office:value="1.92568E-015" calcext:value-type="float">
            <text:p>1.92568E-15</text:p>
          </table:table-cell>
          <table:table-cell office:value-type="float" office:value="1.989361E-015" calcext:value-type="float">
            <text:p>1.989361E-15</text:p>
          </table:table-cell>
          <table:table-cell office:value-type="float" office:value="1.919759E-015" calcext:value-type="float">
            <text:p>1.919759E-15</text:p>
          </table:table-cell>
          <table:table-cell office:value-type="float" office:value="9.344736E-016" calcext:value-type="float">
            <text:p>9.344736E-16</text:p>
          </table:table-cell>
          <table:table-cell office:value-type="float" office:value="1.994852E-015" calcext:value-type="float">
            <text:p>1.994852E-15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5E-016" calcext:value-type="float">
            <text:p>9.73465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347321" calcext:value-type="float">
            <text:p>-0.02347321</text:p>
          </table:table-cell>
          <table:table-cell office:value-type="float" office:value="-0.02108037" calcext:value-type="float">
            <text:p>-0.02108037</text:p>
          </table:table-cell>
          <table:table-cell office:value-type="float" office:value="-0.0216664" calcext:value-type="float">
            <text:p>-0.0216664</text:p>
          </table:table-cell>
          <table:table-cell office:value-type="float" office:value="-0.02335977" calcext:value-type="float">
            <text:p>-0.02335977</text:p>
          </table:table-cell>
          <table:table-cell office:value-type="float" office:value="-0.02489645" calcext:value-type="float">
            <text:p>-0.02489645</text:p>
          </table:table-cell>
          <table:table-cell office:value-type="float" office:value="-0.02980565" calcext:value-type="float">
            <text:p>-0.02980565</text:p>
          </table:table-cell>
          <table:table-cell office:value-type="float" office:value="-0.03239146" calcext:value-type="float">
            <text:p>-0.03239146</text:p>
          </table:table-cell>
          <table:table-cell office:value-type="float" office:value="-0.04993847" calcext:value-type="float">
            <text:p>-0.04993847</text:p>
          </table:table-cell>
          <table:table-cell office:value-type="float" office:value="-0.2370776" calcext:value-type="float">
            <text:p>-0.2370776</text:p>
          </table:table-cell>
          <table:table-cell office:value-type="float" office:value="-0.03577102" calcext:value-type="float">
            <text:p>-0.03577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427888" calcext:value-type="float">
            <text:p>-0.02427888</text:p>
          </table:table-cell>
          <table:table-cell office:value-type="float" office:value="0.002444102" calcext:value-type="float">
            <text:p>0.00244410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7724" calcext:value-type="float">
            <text:p>-2.3777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5" calcext:value-type="float">
            <text:p>26032005</text:p>
          </table:table-cell>
          <table:table-cell office:value-type="float" office:value="74.19972" calcext:value-type="float">
            <text:p>74.19972</text:p>
          </table:table-cell>
          <table:table-cell office:value-type="float" office:value="37.14538" calcext:value-type="float">
            <text:p>37.14538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8.495" calcext:value-type="float">
            <text:p>1028.495</text:p>
          </table:table-cell>
          <table:table-cell office:value-type="float" office:value="-0.2548901" calcext:value-type="float">
            <text:p>-0.2548901</text:p>
          </table:table-cell>
          <table:table-cell office:value-type="float" office:value="0" calcext:value-type="float">
            <text:p>0</text:p>
          </table:table-cell>
          <table:table-cell office:value-type="float" office:value="0.3005424" calcext:value-type="float">
            <text:p>0.3005424</text:p>
          </table:table-cell>
          <table:table-cell office:value-type="float" office:value="0.3095387" calcext:value-type="float">
            <text:p>0.3095387</text:p>
          </table:table-cell>
          <table:table-cell office:value-type="float" office:value="0.3169604" calcext:value-type="float">
            <text:p>0.3169604</text:p>
          </table:table-cell>
          <table:table-cell office:value-type="float" office:value="0.3185109" calcext:value-type="float">
            <text:p>0.3185109</text:p>
          </table:table-cell>
          <table:table-cell office:value-type="float" office:value="0.3171309" calcext:value-type="float">
            <text:p>0.3171309</text:p>
          </table:table-cell>
          <table:table-cell office:value-type="float" office:value="0.2734795" calcext:value-type="float">
            <text:p>0.2734795</text:p>
          </table:table-cell>
          <table:table-cell office:value-type="float" office:value="0.2662846" calcext:value-type="float">
            <text:p>0.2662846</text:p>
          </table:table-cell>
          <table:table-cell office:value-type="float" office:value="0.3417108" calcext:value-type="float">
            <text:p>0.3417108</text:p>
          </table:table-cell>
          <table:table-cell office:value-type="float" office:value="0.2805542" calcext:value-type="float">
            <text:p>0.2805542</text:p>
          </table:table-cell>
          <table:table-cell office:value-type="float" office:value="0.349437" calcext:value-type="float">
            <text:p>0.349437</text:p>
          </table:table-cell>
          <table:table-cell office:value-type="float" office:value="0.3738177" calcext:value-type="float">
            <text:p>0.3738177</text:p>
          </table:table-cell>
          <table:table-cell office:value-type="float" office:value="0.3908933" calcext:value-type="float">
            <text:p>0.3908933</text:p>
          </table:table-cell>
          <table:table-cell office:value-type="float" office:value="0.4623718" calcext:value-type="float">
            <text:p>0.4623718</text:p>
          </table:table-cell>
          <table:table-cell office:value-type="float" office:value="0" calcext:value-type="float">
            <text:p>0</text:p>
          </table:table-cell>
          <table:table-cell office:value-type="float" office:value="0.004481335" calcext:value-type="float">
            <text:p>0.004481335</text:p>
          </table:table-cell>
          <table:table-cell office:value-type="float" office:value="1.92565E-015" calcext:value-type="float">
            <text:p>1.92565E-15</text:p>
          </table:table-cell>
          <table:table-cell office:value-type="float" office:value="1.98934E-015" calcext:value-type="float">
            <text:p>1.98934E-15</text:p>
          </table:table-cell>
          <table:table-cell office:value-type="float" office:value="1.919753E-015" calcext:value-type="float">
            <text:p>1.919753E-15</text:p>
          </table:table-cell>
          <table:table-cell office:value-type="float" office:value="9.344732E-016" calcext:value-type="float">
            <text:p>9.344732E-16</text:p>
          </table:table-cell>
          <table:table-cell office:value-type="float" office:value="1.994852E-015" calcext:value-type="float">
            <text:p>1.994852E-15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447225" calcext:value-type="float">
            <text:p>-0.03447225</text:p>
          </table:table-cell>
          <table:table-cell office:value-type="float" office:value="-0.02900026" calcext:value-type="float">
            <text:p>-0.02900026</text:p>
          </table:table-cell>
          <table:table-cell office:value-type="float" office:value="-0.0250806" calcext:value-type="float">
            <text:p>-0.0250806</text:p>
          </table:table-cell>
          <table:table-cell office:value-type="float" office:value="-0.02439666" calcext:value-type="float">
            <text:p>-0.02439666</text:p>
          </table:table-cell>
          <table:table-cell office:value-type="float" office:value="-0.02505814" calcext:value-type="float">
            <text:p>-0.02505814</text:p>
          </table:table-cell>
          <table:table-cell office:value-type="float" office:value="-0.02882392" calcext:value-type="float">
            <text:p>-0.02882392</text:p>
          </table:table-cell>
          <table:table-cell office:value-type="float" office:value="-0.03389228" calcext:value-type="float">
            <text:p>-0.03389228</text:p>
          </table:table-cell>
          <table:table-cell office:value-type="float" office:value="-0.04845056" calcext:value-type="float">
            <text:p>-0.04845056</text:p>
          </table:table-cell>
          <table:table-cell office:value-type="float" office:value="-0.2342411" calcext:value-type="float">
            <text:p>-0.2342411</text:p>
          </table:table-cell>
          <table:table-cell office:value-type="float" office:value="-0.03541416" calcext:value-type="float">
            <text:p>-0.03541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715665" calcext:value-type="float">
            <text:p>-0.03715665</text:p>
          </table:table-cell>
          <table:table-cell office:value-type="float" office:value="0.00239889" calcext:value-type="float">
            <text:p>0.00239889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1557" calcext:value-type="float">
            <text:p>-2.38155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5" calcext:value-type="float">
            <text:p>27032005</text:p>
          </table:table-cell>
          <table:table-cell office:value-type="float" office:value="74.19972" calcext:value-type="float">
            <text:p>74.19972</text:p>
          </table:table-cell>
          <table:table-cell office:value-type="float" office:value="39.71701" calcext:value-type="float">
            <text:p>39.71701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5.909" calcext:value-type="float">
            <text:p>1025.909</text:p>
          </table:table-cell>
          <table:table-cell office:value-type="float" office:value="-0.2395625" calcext:value-type="float">
            <text:p>-0.2395625</text:p>
          </table:table-cell>
          <table:table-cell office:value-type="float" office:value="0" calcext:value-type="float">
            <text:p>0</text:p>
          </table:table-cell>
          <table:table-cell office:value-type="float" office:value="0.1550293" calcext:value-type="float">
            <text:p>0.1550293</text:p>
          </table:table-cell>
          <table:table-cell office:value-type="float" office:value="0.3022021" calcext:value-type="float">
            <text:p>0.3022021</text:p>
          </table:table-cell>
          <table:table-cell office:value-type="float" office:value="0.3098068" calcext:value-type="float">
            <text:p>0.3098068</text:p>
          </table:table-cell>
          <table:table-cell office:value-type="float" office:value="0.3137937" calcext:value-type="float">
            <text:p>0.3137937</text:p>
          </table:table-cell>
          <table:table-cell office:value-type="float" office:value="0.3138339" calcext:value-type="float">
            <text:p>0.3138339</text:p>
          </table:table-cell>
          <table:table-cell office:value-type="float" office:value="0.2732958" calcext:value-type="float">
            <text:p>0.2732958</text:p>
          </table:table-cell>
          <table:table-cell office:value-type="float" office:value="0.2651109" calcext:value-type="float">
            <text:p>0.2651109</text:p>
          </table:table-cell>
          <table:table-cell office:value-type="float" office:value="0.3426851" calcext:value-type="float">
            <text:p>0.3426851</text:p>
          </table:table-cell>
          <table:table-cell office:value-type="float" office:value="0.2809959" calcext:value-type="float">
            <text:p>0.2809959</text:p>
          </table:table-cell>
          <table:table-cell office:value-type="float" office:value="0.3497568" calcext:value-type="float">
            <text:p>0.3497568</text:p>
          </table:table-cell>
          <table:table-cell office:value-type="float" office:value="0.3738708" calcext:value-type="float">
            <text:p>0.3738708</text:p>
          </table:table-cell>
          <table:table-cell office:value-type="float" office:value="0.3908159" calcext:value-type="float">
            <text:p>0.390815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6677E-015" calcext:value-type="float">
            <text:p>1.946677E-15</text:p>
          </table:table-cell>
          <table:table-cell office:value-type="float" office:value="1.956173E-015" calcext:value-type="float">
            <text:p>1.956173E-15</text:p>
          </table:table-cell>
          <table:table-cell office:value-type="float" office:value="1.989297E-015" calcext:value-type="float">
            <text:p>1.989297E-15</text:p>
          </table:table-cell>
          <table:table-cell office:value-type="float" office:value="1.919747E-015" calcext:value-type="float">
            <text:p>1.919747E-15</text:p>
          </table:table-cell>
          <table:table-cell office:value-type="float" office:value="9.344682E-016" calcext:value-type="float">
            <text:p>9.344682E-16</text:p>
          </table:table-cell>
          <table:table-cell office:value-type="float" office:value="1.994852E-015" calcext:value-type="float">
            <text:p>1.994852E-15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845801" calcext:value-type="float">
            <text:p>-5.845801</text:p>
          </table:table-cell>
          <table:table-cell office:value-type="float" office:value="-0.03386749" calcext:value-type="float">
            <text:p>-0.03386749</text:p>
          </table:table-cell>
          <table:table-cell office:value-type="float" office:value="-0.02887947" calcext:value-type="float">
            <text:p>-0.02887947</text:p>
          </table:table-cell>
          <table:table-cell office:value-type="float" office:value="-0.02672485" calcext:value-type="float">
            <text:p>-0.02672485</text:p>
          </table:table-cell>
          <table:table-cell office:value-type="float" office:value="-0.02670952" calcext:value-type="float">
            <text:p>-0.02670952</text:p>
          </table:table-cell>
          <table:table-cell office:value-type="float" office:value="-0.02896016" calcext:value-type="float">
            <text:p>-0.02896016</text:p>
          </table:table-cell>
          <table:table-cell office:value-type="float" office:value="-0.03497894" calcext:value-type="float">
            <text:p>-0.03497894</text:p>
          </table:table-cell>
          <table:table-cell office:value-type="float" office:value="-0.04725649" calcext:value-type="float">
            <text:p>-0.04725649</text:p>
          </table:table-cell>
          <table:table-cell office:value-type="float" office:value="-0.2308215" calcext:value-type="float">
            <text:p>-0.2308215</text:p>
          </table:table-cell>
          <table:table-cell office:value-type="float" office:value="-0.03510282" calcext:value-type="float">
            <text:p>-0.03510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31637" calcext:value-type="float">
            <text:p>-4.431637</text:p>
          </table:table-cell>
          <table:table-cell office:value-type="float" office:value="0.002348735" calcext:value-type="float">
            <text:p>0.002348735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5285" calcext:value-type="float">
            <text:p>-2.3852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5" calcext:value-type="float">
            <text:p>28032005</text:p>
          </table:table-cell>
          <table:table-cell office:value-type="float" office:value="74.19972" calcext:value-type="float">
            <text:p>74.19972</text:p>
          </table:table-cell>
          <table:table-cell office:value-type="float" office:value="40.34385" calcext:value-type="float">
            <text:p>40.34385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5.282" calcext:value-type="float">
            <text:p>1025.282</text:p>
          </table:table-cell>
          <table:table-cell office:value-type="float" office:value="-0.2395625" calcext:value-type="float">
            <text:p>-0.2395625</text:p>
          </table:table-cell>
          <table:table-cell office:value-type="float" office:value="0" calcext:value-type="float">
            <text:p>0</text:p>
          </table:table-cell>
          <table:table-cell office:value-type="float" office:value="0.1131454" calcext:value-type="float">
            <text:p>0.1131454</text:p>
          </table:table-cell>
          <table:table-cell office:value-type="float" office:value="0.3042265" calcext:value-type="float">
            <text:p>0.3042265</text:p>
          </table:table-cell>
          <table:table-cell office:value-type="float" office:value="0.3075134" calcext:value-type="float">
            <text:p>0.3075134</text:p>
          </table:table-cell>
          <table:table-cell office:value-type="float" office:value="0.3103963" calcext:value-type="float">
            <text:p>0.3103963</text:p>
          </table:table-cell>
          <table:table-cell office:value-type="float" office:value="0.3106461" calcext:value-type="float">
            <text:p>0.3106461</text:p>
          </table:table-cell>
          <table:table-cell office:value-type="float" office:value="0.2723098" calcext:value-type="float">
            <text:p>0.2723098</text:p>
          </table:table-cell>
          <table:table-cell office:value-type="float" office:value="0.2642589" calcext:value-type="float">
            <text:p>0.2642589</text:p>
          </table:table-cell>
          <table:table-cell office:value-type="float" office:value="0.3435887" calcext:value-type="float">
            <text:p>0.3435887</text:p>
          </table:table-cell>
          <table:table-cell office:value-type="float" office:value="0.281432" calcext:value-type="float">
            <text:p>0.281432</text:p>
          </table:table-cell>
          <table:table-cell office:value-type="float" office:value="0.3500699" calcext:value-type="float">
            <text:p>0.3500699</text:p>
          </table:table-cell>
          <table:table-cell office:value-type="float" office:value="0.3739245" calcext:value-type="float">
            <text:p>0.3739245</text:p>
          </table:table-cell>
          <table:table-cell office:value-type="float" office:value="0.3907337" calcext:value-type="float">
            <text:p>0.390733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7412E-015" calcext:value-type="float">
            <text:p>1.947412E-15</text:p>
          </table:table-cell>
          <table:table-cell office:value-type="float" office:value="1.956089E-015" calcext:value-type="float">
            <text:p>1.956089E-15</text:p>
          </table:table-cell>
          <table:table-cell office:value-type="float" office:value="1.989233E-015" calcext:value-type="float">
            <text:p>1.989233E-15</text:p>
          </table:table-cell>
          <table:table-cell office:value-type="float" office:value="1.919738E-015" calcext:value-type="float">
            <text:p>1.919738E-15</text:p>
          </table:table-cell>
          <table:table-cell office:value-type="float" office:value="9.344556E-016" calcext:value-type="float">
            <text:p>9.344556E-16</text:p>
          </table:table-cell>
          <table:table-cell office:value-type="float" office:value="1.994852E-015" calcext:value-type="float">
            <text:p>1.994852E-15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99989" calcext:value-type="float">
            <text:p>-66.99989</text:p>
          </table:table-cell>
          <table:table-cell office:value-type="float" office:value="-0.03234117" calcext:value-type="float">
            <text:p>-0.03234117</text:p>
          </table:table-cell>
          <table:table-cell office:value-type="float" office:value="-0.03024951" calcext:value-type="float">
            <text:p>-0.03024951</text:p>
          </table:table-cell>
          <table:table-cell office:value-type="float" office:value="-0.02857647" calcext:value-type="float">
            <text:p>-0.02857647</text:p>
          </table:table-cell>
          <table:table-cell office:value-type="float" office:value="-0.02843674" calcext:value-type="float">
            <text:p>-0.02843674</text:p>
          </table:table-cell>
          <table:table-cell office:value-type="float" office:value="-0.02975604" calcext:value-type="float">
            <text:p>-0.02975604</text:p>
          </table:table-cell>
          <table:table-cell office:value-type="float" office:value="-0.03579589" calcext:value-type="float">
            <text:p>-0.03579589</text:p>
          </table:table-cell>
          <table:table-cell office:value-type="float" office:value="-0.04617421" calcext:value-type="float">
            <text:p>-0.04617421</text:p>
          </table:table-cell>
          <table:table-cell office:value-type="float" office:value="-0.2274995" calcext:value-type="float">
            <text:p>-0.2274995</text:p>
          </table:table-cell>
          <table:table-cell office:value-type="float" office:value="-0.03480107" calcext:value-type="float">
            <text:p>-0.03480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37935" calcext:value-type="float">
            <text:p>-33.37935</text:p>
          </table:table-cell>
          <table:table-cell office:value-type="float" office:value="0.002313206" calcext:value-type="float">
            <text:p>0.00231320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8899" calcext:value-type="float">
            <text:p>-2.38889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5" calcext:value-type="float">
            <text:p>29032005</text:p>
          </table:table-cell>
          <table:table-cell office:value-type="float" office:value="74.19972" calcext:value-type="float">
            <text:p>74.19972</text:p>
          </table:table-cell>
          <table:table-cell office:value-type="float" office:value="40.39357" calcext:value-type="float">
            <text:p>40.39357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5.232" calcext:value-type="float">
            <text:p>1025.232</text:p>
          </table:table-cell>
          <table:table-cell office:value-type="float" office:value="-0.2395625" calcext:value-type="float">
            <text:p>-0.2395625</text:p>
          </table:table-cell>
          <table:table-cell office:value-type="float" office:value="0" calcext:value-type="float">
            <text:p>0</text:p>
          </table:table-cell>
          <table:table-cell office:value-type="float" office:value="0.1133736" calcext:value-type="float">
            <text:p>0.1133736</text:p>
          </table:table-cell>
          <table:table-cell office:value-type="float" office:value="0.305199" calcext:value-type="float">
            <text:p>0.305199</text:p>
          </table:table-cell>
          <table:table-cell office:value-type="float" office:value="0.3070131" calcext:value-type="float">
            <text:p>0.3070131</text:p>
          </table:table-cell>
          <table:table-cell office:value-type="float" office:value="0.3085712" calcext:value-type="float">
            <text:p>0.3085712</text:p>
          </table:table-cell>
          <table:table-cell office:value-type="float" office:value="0.3087928" calcext:value-type="float">
            <text:p>0.3087928</text:p>
          </table:table-cell>
          <table:table-cell office:value-type="float" office:value="0.2712933" calcext:value-type="float">
            <text:p>0.2712933</text:p>
          </table:table-cell>
          <table:table-cell office:value-type="float" office:value="0.2635548" calcext:value-type="float">
            <text:p>0.2635548</text:p>
          </table:table-cell>
          <table:table-cell office:value-type="float" office:value="0.3442725" calcext:value-type="float">
            <text:p>0.3442725</text:p>
          </table:table-cell>
          <table:table-cell office:value-type="float" office:value="0.281862" calcext:value-type="float">
            <text:p>0.281862</text:p>
          </table:table-cell>
          <table:table-cell office:value-type="float" office:value="0.350377" calcext:value-type="float">
            <text:p>0.350377</text:p>
          </table:table-cell>
          <table:table-cell office:value-type="float" office:value="0.3739781" calcext:value-type="float">
            <text:p>0.3739781</text:p>
          </table:table-cell>
          <table:table-cell office:value-type="float" office:value="0.3906468" calcext:value-type="float">
            <text:p>0.390646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6856E-015" calcext:value-type="float">
            <text:p>1.946856E-15</text:p>
          </table:table-cell>
          <table:table-cell office:value-type="float" office:value="1.955976E-015" calcext:value-type="float">
            <text:p>1.955976E-15</text:p>
          </table:table-cell>
          <table:table-cell office:value-type="float" office:value="1.989133E-015" calcext:value-type="float">
            <text:p>1.989133E-15</text:p>
          </table:table-cell>
          <table:table-cell office:value-type="float" office:value="1.919733E-015" calcext:value-type="float">
            <text:p>1.919733E-15</text:p>
          </table:table-cell>
          <table:table-cell office:value-type="float" office:value="9.344369E-016" calcext:value-type="float">
            <text:p>9.344369E-16</text:p>
          </table:table-cell>
          <table:table-cell office:value-type="float" office:value="1.994852E-015" calcext:value-type="float">
            <text:p>1.994852E-15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5E-016" calcext:value-type="float">
            <text:p>9.73465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40514" calcext:value-type="float">
            <text:p>-66.40514</text:p>
          </table:table-cell>
          <table:table-cell office:value-type="float" office:value="-0.03170035" calcext:value-type="float">
            <text:p>-0.03170035</text:p>
          </table:table-cell>
          <table:table-cell office:value-type="float" office:value="-0.03055519" calcext:value-type="float">
            <text:p>-0.03055519</text:p>
          </table:table-cell>
          <table:table-cell office:value-type="float" office:value="-0.02963419" calcext:value-type="float">
            <text:p>-0.02963419</text:p>
          </table:table-cell>
          <table:table-cell office:value-type="float" office:value="-0.02950395" calcext:value-type="float">
            <text:p>-0.02950395</text:p>
          </table:table-cell>
          <table:table-cell office:value-type="float" office:value="-0.03060496" calcext:value-type="float">
            <text:p>-0.03060496</text:p>
          </table:table-cell>
          <table:table-cell office:value-type="float" office:value="-0.03648239" calcext:value-type="float">
            <text:p>-0.03648239</text:p>
          </table:table-cell>
          <table:table-cell office:value-type="float" office:value="-0.04537478" calcext:value-type="float">
            <text:p>-0.04537478</text:p>
          </table:table-cell>
          <table:table-cell office:value-type="float" office:value="-0.2242756" calcext:value-type="float">
            <text:p>-0.2242756</text:p>
          </table:table-cell>
          <table:table-cell office:value-type="float" office:value="-0.03450775" calcext:value-type="float">
            <text:p>-0.03450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4079" calcext:value-type="float">
            <text:p>-41.4079</text:p>
          </table:table-cell>
          <table:table-cell office:value-type="float" office:value="0.002285113" calcext:value-type="float">
            <text:p>0.002285113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92389" calcext:value-type="float">
            <text:p>-2.3923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5" calcext:value-type="float">
            <text:p>30032005</text:p>
          </table:table-cell>
          <table:table-cell office:value-type="float" office:value="77.2997" calcext:value-type="float">
            <text:p>77.2997</text:p>
          </table:table-cell>
          <table:table-cell office:value-type="float" office:value="40.81297" calcext:value-type="float">
            <text:p>40.81297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7.89" calcext:value-type="float">
            <text:p>1027.89</text:p>
          </table:table-cell>
          <table:table-cell office:value-type="float" office:value="-0.2164239" calcext:value-type="float">
            <text:p>-0.2164239</text:p>
          </table:table-cell>
          <table:table-cell office:value-type="float" office:value="0" calcext:value-type="float">
            <text:p>0</text:p>
          </table:table-cell>
          <table:table-cell office:value-type="float" office:value="0.3106053" calcext:value-type="float">
            <text:p>0.3106053</text:p>
          </table:table-cell>
          <table:table-cell office:value-type="float" office:value="0.3113882" calcext:value-type="float">
            <text:p>0.3113882</text:p>
          </table:table-cell>
          <table:table-cell office:value-type="float" office:value="0.3091834" calcext:value-type="float">
            <text:p>0.3091834</text:p>
          </table:table-cell>
          <table:table-cell office:value-type="float" office:value="0.3080629" calcext:value-type="float">
            <text:p>0.3080629</text:p>
          </table:table-cell>
          <table:table-cell office:value-type="float" office:value="0.307671" calcext:value-type="float">
            <text:p>0.307671</text:p>
          </table:table-cell>
          <table:table-cell office:value-type="float" office:value="0.2703421" calcext:value-type="float">
            <text:p>0.2703421</text:p>
          </table:table-cell>
          <table:table-cell office:value-type="float" office:value="0.2630257" calcext:value-type="float">
            <text:p>0.2630257</text:p>
          </table:table-cell>
          <table:table-cell office:value-type="float" office:value="0.3448407" calcext:value-type="float">
            <text:p>0.3448407</text:p>
          </table:table-cell>
          <table:table-cell office:value-type="float" office:value="0.2822858" calcext:value-type="float">
            <text:p>0.2822858</text:p>
          </table:table-cell>
          <table:table-cell office:value-type="float" office:value="0.3506787" calcext:value-type="float">
            <text:p>0.3506787</text:p>
          </table:table-cell>
          <table:table-cell office:value-type="float" office:value="0.3740317" calcext:value-type="float">
            <text:p>0.3740317</text:p>
          </table:table-cell>
          <table:table-cell office:value-type="float" office:value="0.3905573" calcext:value-type="float">
            <text:p>0.390557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7524E-015" calcext:value-type="float">
            <text:p>1.947524E-15</text:p>
          </table:table-cell>
          <table:table-cell office:value-type="float" office:value="1.955922E-015" calcext:value-type="float">
            <text:p>1.955922E-15</text:p>
          </table:table-cell>
          <table:table-cell office:value-type="float" office:value="1.989063E-015" calcext:value-type="float">
            <text:p>1.989063E-15</text:p>
          </table:table-cell>
          <table:table-cell office:value-type="float" office:value="1.919722E-015" calcext:value-type="float">
            <text:p>1.919722E-15</text:p>
          </table:table-cell>
          <table:table-cell office:value-type="float" office:value="9.344204E-016" calcext:value-type="float">
            <text:p>9.344204E-16</text:p>
          </table:table-cell>
          <table:table-cell office:value-type="float" office:value="1.994852E-015" calcext:value-type="float">
            <text:p>1.994852E-15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7E-016" calcext:value-type="float">
            <text:p>9.734647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44804" calcext:value-type="float">
            <text:p>-0.02844804</text:p>
          </table:table-cell>
          <table:table-cell office:value-type="float" office:value="-0.02798917" calcext:value-type="float">
            <text:p>-0.02798917</text:p>
          </table:table-cell>
          <table:table-cell office:value-type="float" office:value="-0.02926942" calcext:value-type="float">
            <text:p>-0.02926942</text:p>
          </table:table-cell>
          <table:table-cell office:value-type="float" office:value="-0.02994662" calcext:value-type="float">
            <text:p>-0.02994662</text:p>
          </table:table-cell>
          <table:table-cell office:value-type="float" office:value="-0.03017516" calcext:value-type="float">
            <text:p>-0.03017516</text:p>
          </table:table-cell>
          <table:table-cell office:value-type="float" office:value="-0.03142561" calcext:value-type="float">
            <text:p>-0.03142561</text:p>
          </table:table-cell>
          <table:table-cell office:value-type="float" office:value="-0.03701084" calcext:value-type="float">
            <text:p>-0.03701084</text:p>
          </table:table-cell>
          <table:table-cell office:value-type="float" office:value="-0.04472225" calcext:value-type="float">
            <text:p>-0.04472225</text:p>
          </table:table-cell>
          <table:table-cell office:value-type="float" office:value="-0.2211478" calcext:value-type="float">
            <text:p>-0.2211478</text:p>
          </table:table-cell>
          <table:table-cell office:value-type="float" office:value="-0.0342224" calcext:value-type="float">
            <text:p>-0.0342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02993" calcext:value-type="float">
            <text:p>-0.02802993</text:p>
          </table:table-cell>
          <table:table-cell office:value-type="float" office:value="0.002255076" calcext:value-type="float">
            <text:p>0.00225507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95798" calcext:value-type="float">
            <text:p>-2.3957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5" calcext:value-type="float">
            <text:p>31032005</text:p>
          </table:table-cell>
          <table:table-cell office:value-type="float" office:value="77.2997" calcext:value-type="float">
            <text:p>77.2997</text:p>
          </table:table-cell>
          <table:table-cell office:value-type="float" office:value="43.31926" calcext:value-type="float">
            <text:p>43.31926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5.383" calcext:value-type="float">
            <text:p>1025.383</text:p>
          </table:table-cell>
          <table:table-cell office:value-type="float" office:value="-0.2164239" calcext:value-type="float">
            <text:p>-0.2164239</text:p>
          </table:table-cell>
          <table:table-cell office:value-type="float" office:value="0" calcext:value-type="float">
            <text:p>0</text:p>
          </table:table-cell>
          <table:table-cell office:value-type="float" office:value="0.1363825" calcext:value-type="float">
            <text:p>0.1363825</text:p>
          </table:table-cell>
          <table:table-cell office:value-type="float" office:value="0.3020709" calcext:value-type="float">
            <text:p>0.3020709</text:p>
          </table:table-cell>
          <table:table-cell office:value-type="float" office:value="0.3061351" calcext:value-type="float">
            <text:p>0.3061351</text:p>
          </table:table-cell>
          <table:table-cell office:value-type="float" office:value="0.3075414" calcext:value-type="float">
            <text:p>0.3075414</text:p>
          </table:table-cell>
          <table:table-cell office:value-type="float" office:value="0.3072462" calcext:value-type="float">
            <text:p>0.3072462</text:p>
          </table:table-cell>
          <table:table-cell office:value-type="float" office:value="0.2696258" calcext:value-type="float">
            <text:p>0.2696258</text:p>
          </table:table-cell>
          <table:table-cell office:value-type="float" office:value="0.262688" calcext:value-type="float">
            <text:p>0.262688</text:p>
          </table:table-cell>
          <table:table-cell office:value-type="float" office:value="0.3453233" calcext:value-type="float">
            <text:p>0.3453233</text:p>
          </table:table-cell>
          <table:table-cell office:value-type="float" office:value="0.2827045" calcext:value-type="float">
            <text:p>0.2827045</text:p>
          </table:table-cell>
          <table:table-cell office:value-type="float" office:value="0.3510632" calcext:value-type="float">
            <text:p>0.3510632</text:p>
          </table:table-cell>
          <table:table-cell office:value-type="float" office:value="0.3739605" calcext:value-type="float">
            <text:p>0.3739605</text:p>
          </table:table-cell>
          <table:table-cell office:value-type="float" office:value="0.3904604" calcext:value-type="float">
            <text:p>0.390460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9176E-015" calcext:value-type="float">
            <text:p>1.929176E-15</text:p>
          </table:table-cell>
          <table:table-cell office:value-type="float" office:value="1.955865E-015" calcext:value-type="float">
            <text:p>1.955865E-15</text:p>
          </table:table-cell>
          <table:table-cell office:value-type="float" office:value="1.989011E-015" calcext:value-type="float">
            <text:p>1.989011E-15</text:p>
          </table:table-cell>
          <table:table-cell office:value-type="float" office:value="1.919714E-015" calcext:value-type="float">
            <text:p>1.919714E-15</text:p>
          </table:table-cell>
          <table:table-cell office:value-type="float" office:value="9.344056E-016" calcext:value-type="float">
            <text:p>9.344056E-16</text:p>
          </table:table-cell>
          <table:table-cell office:value-type="float" office:value="1.994852E-015" calcext:value-type="float">
            <text:p>1.994852E-15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65934" calcext:value-type="float">
            <text:p>-15.65934</text:p>
          </table:table-cell>
          <table:table-cell office:value-type="float" office:value="-0.03397327" calcext:value-type="float">
            <text:p>-0.03397327</text:p>
          </table:table-cell>
          <table:table-cell office:value-type="float" office:value="-0.03107959" calcext:value-type="float">
            <text:p>-0.03107959</text:p>
          </table:table-cell>
          <table:table-cell office:value-type="float" office:value="-0.03024326" calcext:value-type="float">
            <text:p>-0.03024326</text:p>
          </table:table-cell>
          <table:table-cell office:value-type="float" office:value="-0.03042674" calcext:value-type="float">
            <text:p>-0.03042674</text:p>
          </table:table-cell>
          <table:table-cell office:value-type="float" office:value="-0.03206123" calcext:value-type="float">
            <text:p>-0.03206123</text:p>
          </table:table-cell>
          <table:table-cell office:value-type="float" office:value="-0.03735273" calcext:value-type="float">
            <text:p>-0.03735273</text:p>
          </table:table-cell>
          <table:table-cell office:value-type="float" office:value="-0.04417652" calcext:value-type="float">
            <text:p>-0.04417652</text:p>
          </table:table-cell>
          <table:table-cell office:value-type="float" office:value="-0.2181047" calcext:value-type="float">
            <text:p>-0.2181047</text:p>
          </table:table-cell>
          <table:table-cell office:value-type="float" office:value="-0.03386338" calcext:value-type="float">
            <text:p>-0.03386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362702" calcext:value-type="float">
            <text:p>-8.362702</text:p>
          </table:table-cell>
          <table:table-cell office:value-type="float" office:value="0.002219413" calcext:value-type="float">
            <text:p>0.00221941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99113" calcext:value-type="float">
            <text:p>-2.3991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5" calcext:value-type="float">
            <text:p>1042005</text:p>
          </table:table-cell>
          <table:table-cell office:value-type="float" office:value="77.2997" calcext:value-type="float">
            <text:p>77.2997</text:p>
          </table:table-cell>
          <table:table-cell office:value-type="float" office:value="43.67492" calcext:value-type="float">
            <text:p>43.67492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5.644" calcext:value-type="float">
            <text:p>1025.644</text:p>
          </table:table-cell>
          <table:table-cell office:value-type="float" office:value="-0.8330474" calcext:value-type="float">
            <text:p>-0.8330474</text:p>
          </table:table-cell>
          <table:table-cell office:value-type="float" office:value="0" calcext:value-type="float">
            <text:p>0</text:p>
          </table:table-cell>
          <table:table-cell office:value-type="float" office:value="0.1122863" calcext:value-type="float">
            <text:p>0.1122863</text:p>
          </table:table-cell>
          <table:table-cell office:value-type="float" office:value="0.3026094" calcext:value-type="float">
            <text:p>0.3026094</text:p>
          </table:table-cell>
          <table:table-cell office:value-type="float" office:value="0.3044615" calcext:value-type="float">
            <text:p>0.3044615</text:p>
          </table:table-cell>
          <table:table-cell office:value-type="float" office:value="0.3059808" calcext:value-type="float">
            <text:p>0.3059808</text:p>
          </table:table-cell>
          <table:table-cell office:value-type="float" office:value="0.3058306" calcext:value-type="float">
            <text:p>0.3058306</text:p>
          </table:table-cell>
          <table:table-cell office:value-type="float" office:value="0.268964" calcext:value-type="float">
            <text:p>0.268964</text:p>
          </table:table-cell>
          <table:table-cell office:value-type="float" office:value="0.2624702" calcext:value-type="float">
            <text:p>0.2624702</text:p>
          </table:table-cell>
          <table:table-cell office:value-type="float" office:value="0.3457416" calcext:value-type="float">
            <text:p>0.3457416</text:p>
          </table:table-cell>
          <table:table-cell office:value-type="float" office:value="0.2831175" calcext:value-type="float">
            <text:p>0.2831175</text:p>
          </table:table-cell>
          <table:table-cell office:value-type="float" office:value="0.351457" calcext:value-type="float">
            <text:p>0.351457</text:p>
          </table:table-cell>
          <table:table-cell office:value-type="float" office:value="0.3738903" calcext:value-type="float">
            <text:p>0.3738903</text:p>
          </table:table-cell>
          <table:table-cell office:value-type="float" office:value="0.3906139" calcext:value-type="float">
            <text:p>0.3906139</text:p>
          </table:table-cell>
          <table:table-cell office:value-type="float" office:value="0.4576578" calcext:value-type="float">
            <text:p>0.4576578</text:p>
          </table:table-cell>
          <table:table-cell office:value-type="float" office:value="0" calcext:value-type="float">
            <text:p>0</text:p>
          </table:table-cell>
          <table:table-cell office:value-type="float" office:value="1.929962E-015" calcext:value-type="float">
            <text:p>1.929962E-15</text:p>
          </table:table-cell>
          <table:table-cell office:value-type="float" office:value="1.95578E-015" calcext:value-type="float">
            <text:p>1.95578E-15</text:p>
          </table:table-cell>
          <table:table-cell office:value-type="float" office:value="1.98894E-015" calcext:value-type="float">
            <text:p>1.98894E-15</text:p>
          </table:table-cell>
          <table:table-cell office:value-type="float" office:value="1.919705E-015" calcext:value-type="float">
            <text:p>1.919705E-15</text:p>
          </table:table-cell>
          <table:table-cell office:value-type="float" office:value="9.34389E-016" calcext:value-type="float">
            <text:p>9.34389E-16</text:p>
          </table:table-cell>
          <table:table-cell office:value-type="float" office:value="1.994852E-015" calcext:value-type="float">
            <text:p>1.994852E-15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91387" calcext:value-type="float">
            <text:p>-70.91387</text:p>
          </table:table-cell>
          <table:table-cell office:value-type="float" office:value="-0.03350946" calcext:value-type="float">
            <text:p>-0.03350946</text:p>
          </table:table-cell>
          <table:table-cell office:value-type="float" office:value="-0.03216241" calcext:value-type="float">
            <text:p>-0.03216241</text:p>
          </table:table-cell>
          <table:table-cell office:value-type="float" office:value="-0.03120293" calcext:value-type="float">
            <text:p>-0.03120293</text:p>
          </table:table-cell>
          <table:table-cell office:value-type="float" office:value="-0.03129685" calcext:value-type="float">
            <text:p>-0.03129685</text:p>
          </table:table-cell>
          <table:table-cell office:value-type="float" office:value="-0.0326588" calcext:value-type="float">
            <text:p>-0.0326588</text:p>
          </table:table-cell>
          <table:table-cell office:value-type="float" office:value="-0.03757497" calcext:value-type="float">
            <text:p>-0.03757497</text:p>
          </table:table-cell>
          <table:table-cell office:value-type="float" office:value="-0.04370934" calcext:value-type="float">
            <text:p>-0.04370934</text:p>
          </table:table-cell>
          <table:table-cell office:value-type="float" office:value="-0.215149" calcext:value-type="float">
            <text:p>-0.215149</text:p>
          </table:table-cell>
          <table:table-cell office:value-type="float" office:value="-0.03349896" calcext:value-type="float">
            <text:p>-0.03349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72621" calcext:value-type="float">
            <text:p>-23.72621</text:p>
          </table:table-cell>
          <table:table-cell office:value-type="float" office:value="0.002199643" calcext:value-type="float">
            <text:p>0.00219964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50131" calcext:value-type="float">
            <text:p>-2.35013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5" calcext:value-type="float">
            <text:p>2042005</text:p>
          </table:table-cell>
          <table:table-cell office:value-type="float" office:value="77.2997" calcext:value-type="float">
            <text:p>77.2997</text:p>
          </table:table-cell>
          <table:table-cell office:value-type="float" office:value="43.72779" calcext:value-type="float">
            <text:p>43.72779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6.401" calcext:value-type="float">
            <text:p>1026.401</text:p>
          </table:table-cell>
          <table:table-cell office:value-type="float" office:value="-1.642594" calcext:value-type="float">
            <text:p>-1.642594</text:p>
          </table:table-cell>
          <table:table-cell office:value-type="float" office:value="0" calcext:value-type="float">
            <text:p>0</text:p>
          </table:table-cell>
          <table:table-cell office:value-type="float" office:value="0.1110371" calcext:value-type="float">
            <text:p>0.1110371</text:p>
          </table:table-cell>
          <table:table-cell office:value-type="float" office:value="0.3027527" calcext:value-type="float">
            <text:p>0.3027527</text:p>
          </table:table-cell>
          <table:table-cell office:value-type="float" office:value="0.3039327" calcext:value-type="float">
            <text:p>0.3039327</text:p>
          </table:table-cell>
          <table:table-cell office:value-type="float" office:value="0.3048648" calcext:value-type="float">
            <text:p>0.3048648</text:p>
          </table:table-cell>
          <table:table-cell office:value-type="float" office:value="0.3046303" calcext:value-type="float">
            <text:p>0.3046303</text:p>
          </table:table-cell>
          <table:table-cell office:value-type="float" office:value="0.2682971" calcext:value-type="float">
            <text:p>0.2682971</text:p>
          </table:table-cell>
          <table:table-cell office:value-type="float" office:value="0.2622894" calcext:value-type="float">
            <text:p>0.2622894</text:p>
          </table:table-cell>
          <table:table-cell office:value-type="float" office:value="0.3461084" calcext:value-type="float">
            <text:p>0.3461084</text:p>
          </table:table-cell>
          <table:table-cell office:value-type="float" office:value="0.2835246" calcext:value-type="float">
            <text:p>0.2835246</text:p>
          </table:table-cell>
          <table:table-cell office:value-type="float" office:value="0.3518366" calcext:value-type="float">
            <text:p>0.3518366</text:p>
          </table:table-cell>
          <table:table-cell office:value-type="float" office:value="0.3738634" calcext:value-type="float">
            <text:p>0.3738634</text:p>
          </table:table-cell>
          <table:table-cell office:value-type="float" office:value="0.3907509" calcext:value-type="float">
            <text:p>0.3907509</text:p>
          </table:table-cell>
          <table:table-cell office:value-type="float" office:value="0.4607124" calcext:value-type="float">
            <text:p>0.4607124</text:p>
          </table:table-cell>
          <table:table-cell office:value-type="float" office:value="0" calcext:value-type="float">
            <text:p>0</text:p>
          </table:table-cell>
          <table:table-cell office:value-type="float" office:value="1.929372E-015" calcext:value-type="float">
            <text:p>1.929372E-15</text:p>
          </table:table-cell>
          <table:table-cell office:value-type="float" office:value="1.955687E-015" calcext:value-type="float">
            <text:p>1.955687E-15</text:p>
          </table:table-cell>
          <table:table-cell office:value-type="float" office:value="1.988859E-015" calcext:value-type="float">
            <text:p>1.988859E-15</text:p>
          </table:table-cell>
          <table:table-cell office:value-type="float" office:value="1.919697E-015" calcext:value-type="float">
            <text:p>1.919697E-15</text:p>
          </table:table-cell>
          <table:table-cell office:value-type="float" office:value="9.343729E-016" calcext:value-type="float">
            <text:p>9.343729E-16</text:p>
          </table:table-cell>
          <table:table-cell office:value-type="float" office:value="1.994852E-015" calcext:value-type="float">
            <text:p>1.994852E-15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.57797" calcext:value-type="float">
            <text:p>-77.57797</text:p>
          </table:table-cell>
          <table:table-cell office:value-type="float" office:value="-0.03337979" calcext:value-type="float">
            <text:p>-0.03337979</text:p>
          </table:table-cell>
          <table:table-cell office:value-type="float" office:value="-0.03250919" calcext:value-type="float">
            <text:p>-0.03250919</text:p>
          </table:table-cell>
          <table:table-cell office:value-type="float" office:value="-0.03191084" calcext:value-type="float">
            <text:p>-0.03191084</text:p>
          </table:table-cell>
          <table:table-cell office:value-type="float" office:value="-0.03206111" calcext:value-type="float">
            <text:p>-0.03206111</text:p>
          </table:table-cell>
          <table:table-cell office:value-type="float" office:value="-0.03327994" calcext:value-type="float">
            <text:p>-0.03327994</text:p>
          </table:table-cell>
          <table:table-cell office:value-type="float" office:value="-0.03775997" calcext:value-type="float">
            <text:p>-0.03775997</text:p>
          </table:table-cell>
          <table:table-cell office:value-type="float" office:value="-0.04330441" calcext:value-type="float">
            <text:p>-0.04330441</text:p>
          </table:table-cell>
          <table:table-cell office:value-type="float" office:value="-0.2122784" calcext:value-type="float">
            <text:p>-0.2122784</text:p>
          </table:table-cell>
          <table:table-cell office:value-type="float" office:value="-0.03315169" calcext:value-type="float">
            <text:p>-0.03315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0811" calcext:value-type="float">
            <text:p>-29.80811</text:p>
          </table:table-cell>
          <table:table-cell office:value-type="float" office:value="0.002184212" calcext:value-type="float">
            <text:p>0.002184212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66177" calcext:value-type="float">
            <text:p>-2.36617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5" calcext:value-type="float">
            <text:p>3042005</text:p>
          </table:table-cell>
          <table:table-cell office:value-type="float" office:value="77.2997" calcext:value-type="float">
            <text:p>77.2997</text:p>
          </table:table-cell>
          <table:table-cell office:value-type="float" office:value="43.80034" calcext:value-type="float">
            <text:p>43.80034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6.656" calcext:value-type="float">
            <text:p>1026.656</text:p>
          </table:table-cell>
          <table:table-cell office:value-type="float" office:value="-1.970174" calcext:value-type="float">
            <text:p>-1.970174</text:p>
          </table:table-cell>
          <table:table-cell office:value-type="float" office:value="0" calcext:value-type="float">
            <text:p>0</text:p>
          </table:table-cell>
          <table:table-cell office:value-type="float" office:value="0.1081619" calcext:value-type="float">
            <text:p>0.1081619</text:p>
          </table:table-cell>
          <table:table-cell office:value-type="float" office:value="0.3025474" calcext:value-type="float">
            <text:p>0.3025474</text:p>
          </table:table-cell>
          <table:table-cell office:value-type="float" office:value="0.3034003" calcext:value-type="float">
            <text:p>0.3034003</text:p>
          </table:table-cell>
          <table:table-cell office:value-type="float" office:value="0.3040012" calcext:value-type="float">
            <text:p>0.3040012</text:p>
          </table:table-cell>
          <table:table-cell office:value-type="float" office:value="0.3036871" calcext:value-type="float">
            <text:p>0.3036871</text:p>
          </table:table-cell>
          <table:table-cell office:value-type="float" office:value="0.2677052" calcext:value-type="float">
            <text:p>0.2677052</text:p>
          </table:table-cell>
          <table:table-cell office:value-type="float" office:value="0.2621236" calcext:value-type="float">
            <text:p>0.2621236</text:p>
          </table:table-cell>
          <table:table-cell office:value-type="float" office:value="0.3464304" calcext:value-type="float">
            <text:p>0.3464304</text:p>
          </table:table-cell>
          <table:table-cell office:value-type="float" office:value="0.2839259" calcext:value-type="float">
            <text:p>0.2839259</text:p>
          </table:table-cell>
          <table:table-cell office:value-type="float" office:value="0.3522018" calcext:value-type="float">
            <text:p>0.3522018</text:p>
          </table:table-cell>
          <table:table-cell office:value-type="float" office:value="0.3738675" calcext:value-type="float">
            <text:p>0.3738675</text:p>
          </table:table-cell>
          <table:table-cell office:value-type="float" office:value="0.3907748" calcext:value-type="float">
            <text:p>0.3907748</text:p>
          </table:table-cell>
          <table:table-cell office:value-type="float" office:value="0.4623736" calcext:value-type="float">
            <text:p>0.4623736</text:p>
          </table:table-cell>
          <table:table-cell office:value-type="float" office:value="0" calcext:value-type="float">
            <text:p>0</text:p>
          </table:table-cell>
          <table:table-cell office:value-type="float" office:value="1.930408E-015" calcext:value-type="float">
            <text:p>1.930408E-15</text:p>
          </table:table-cell>
          <table:table-cell office:value-type="float" office:value="1.955578E-015" calcext:value-type="float">
            <text:p>1.955578E-15</text:p>
          </table:table-cell>
          <table:table-cell office:value-type="float" office:value="1.988762E-015" calcext:value-type="float">
            <text:p>1.988762E-15</text:p>
          </table:table-cell>
          <table:table-cell office:value-type="float" office:value="1.919685E-015" calcext:value-type="float">
            <text:p>1.919685E-15</text:p>
          </table:table-cell>
          <table:table-cell office:value-type="float" office:value="9.343538E-016" calcext:value-type="float">
            <text:p>9.343538E-16</text:p>
          </table:table-cell>
          <table:table-cell office:value-type="float" office:value="1.994852E-015" calcext:value-type="float">
            <text:p>1.994852E-15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3.91637" calcext:value-type="float">
            <text:p>-93.91637</text:p>
          </table:table-cell>
          <table:table-cell office:value-type="float" office:value="-0.033555" calcext:value-type="float">
            <text:p>-0.033555</text:p>
          </table:table-cell>
          <table:table-cell office:value-type="float" office:value="-0.03286141" calcext:value-type="float">
            <text:p>-0.03286141</text:p>
          </table:table-cell>
          <table:table-cell office:value-type="float" office:value="-0.0324707" calcext:value-type="float">
            <text:p>-0.0324707</text:p>
          </table:table-cell>
          <table:table-cell office:value-type="float" office:value="-0.03267659" calcext:value-type="float">
            <text:p>-0.03267659</text:p>
          </table:table-cell>
          <table:table-cell office:value-type="float" office:value="-0.03384838" calcext:value-type="float">
            <text:p>-0.03384838</text:p>
          </table:table-cell>
          <table:table-cell office:value-type="float" office:value="-0.03793058" calcext:value-type="float">
            <text:p>-0.03793058</text:p>
          </table:table-cell>
          <table:table-cell office:value-type="float" office:value="-0.04295222" calcext:value-type="float">
            <text:p>-0.04295222</text:p>
          </table:table-cell>
          <table:table-cell office:value-type="float" office:value="-0.2094903" calcext:value-type="float">
            <text:p>-0.2094903</text:p>
          </table:table-cell>
          <table:table-cell office:value-type="float" office:value="-0.03268371" calcext:value-type="float">
            <text:p>-0.03268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54931" calcext:value-type="float">
            <text:p>-64.54931</text:p>
          </table:table-cell>
          <table:table-cell office:value-type="float" office:value="0.002171205" calcext:value-type="float">
            <text:p>0.002171205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78824" calcext:value-type="float">
            <text:p>-2.37882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5" calcext:value-type="float">
            <text:p>4042005</text:p>
          </table:table-cell>
          <table:table-cell office:value-type="float" office:value="77.2997" calcext:value-type="float">
            <text:p>77.2997</text:p>
          </table:table-cell>
          <table:table-cell office:value-type="float" office:value="43.79484" calcext:value-type="float">
            <text:p>43.79484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6.661" calcext:value-type="float">
            <text:p>1026.661</text:p>
          </table:table-cell>
          <table:table-cell office:value-type="float" office:value="-1.970174" calcext:value-type="float">
            <text:p>-1.970174</text:p>
          </table:table-cell>
          <table:table-cell office:value-type="float" office:value="0" calcext:value-type="float">
            <text:p>0</text:p>
          </table:table-cell>
          <table:table-cell office:value-type="float" office:value="0.1114683" calcext:value-type="float">
            <text:p>0.1114683</text:p>
          </table:table-cell>
          <table:table-cell office:value-type="float" office:value="0.3021347" calcext:value-type="float">
            <text:p>0.3021347</text:p>
          </table:table-cell>
          <table:table-cell office:value-type="float" office:value="0.3028671" calcext:value-type="float">
            <text:p>0.3028671</text:p>
          </table:table-cell>
          <table:table-cell office:value-type="float" office:value="0.3032415" calcext:value-type="float">
            <text:p>0.3032415</text:p>
          </table:table-cell>
          <table:table-cell office:value-type="float" office:value="0.3029476" calcext:value-type="float">
            <text:p>0.3029476</text:p>
          </table:table-cell>
          <table:table-cell office:value-type="float" office:value="0.2671945" calcext:value-type="float">
            <text:p>0.2671945</text:p>
          </table:table-cell>
          <table:table-cell office:value-type="float" office:value="0.2619532" calcext:value-type="float">
            <text:p>0.2619532</text:p>
          </table:table-cell>
          <table:table-cell office:value-type="float" office:value="0.3467153" calcext:value-type="float">
            <text:p>0.3467153</text:p>
          </table:table-cell>
          <table:table-cell office:value-type="float" office:value="0.284322" calcext:value-type="float">
            <text:p>0.284322</text:p>
          </table:table-cell>
          <table:table-cell office:value-type="float" office:value="0.3525468" calcext:value-type="float">
            <text:p>0.3525468</text:p>
          </table:table-cell>
          <table:table-cell office:value-type="float" office:value="0.3739002" calcext:value-type="float">
            <text:p>0.3739002</text:p>
          </table:table-cell>
          <table:table-cell office:value-type="float" office:value="0.3907371" calcext:value-type="float">
            <text:p>0.390737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0079E-015" calcext:value-type="float">
            <text:p>1.930079E-15</text:p>
          </table:table-cell>
          <table:table-cell office:value-type="float" office:value="1.955431E-015" calcext:value-type="float">
            <text:p>1.955431E-15</text:p>
          </table:table-cell>
          <table:table-cell office:value-type="float" office:value="1.988635E-015" calcext:value-type="float">
            <text:p>1.988635E-15</text:p>
          </table:table-cell>
          <table:table-cell office:value-type="float" office:value="1.919664E-015" calcext:value-type="float">
            <text:p>1.919664E-15</text:p>
          </table:table-cell>
          <table:table-cell office:value-type="float" office:value="9.343359E-016" calcext:value-type="float">
            <text:p>9.343359E-16</text:p>
          </table:table-cell>
          <table:table-cell office:value-type="float" office:value="1.994852E-015" calcext:value-type="float">
            <text:p>1.994852E-15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5E-016" calcext:value-type="float">
            <text:p>9.73465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.64117" calcext:value-type="float">
            <text:p>-75.64117</text:p>
          </table:table-cell>
          <table:table-cell office:value-type="float" office:value="-0.03390562" calcext:value-type="float">
            <text:p>-0.03390562</text:p>
          </table:table-cell>
          <table:table-cell office:value-type="float" office:value="-0.03327372" calcext:value-type="float">
            <text:p>-0.03327372</text:p>
          </table:table-cell>
          <table:table-cell office:value-type="float" office:value="-0.03297205" calcext:value-type="float">
            <text:p>-0.03297205</text:p>
          </table:table-cell>
          <table:table-cell office:value-type="float" office:value="-0.03321688" calcext:value-type="float">
            <text:p>-0.03321688</text:p>
          </table:table-cell>
          <table:table-cell office:value-type="float" office:value="-0.03434797" calcext:value-type="float">
            <text:p>-0.03434797</text:p>
          </table:table-cell>
          <table:table-cell office:value-type="float" office:value="-0.03810088" calcext:value-type="float">
            <text:p>-0.03810088</text:p>
          </table:table-cell>
          <table:table-cell office:value-type="float" office:value="-0.04264429" calcext:value-type="float">
            <text:p>-0.04264429</text:p>
          </table:table-cell>
          <table:table-cell office:value-type="float" office:value="-0.206778" calcext:value-type="float">
            <text:p>-0.206778</text:p>
          </table:table-cell>
          <table:table-cell office:value-type="float" office:value="-0.03214052" calcext:value-type="float">
            <text:p>-0.03214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93735" calcext:value-type="float">
            <text:p>-40.93735</text:p>
          </table:table-cell>
          <table:table-cell office:value-type="float" office:value="0.002155563" calcext:value-type="float">
            <text:p>0.00215556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82805" calcext:value-type="float">
            <text:p>-2.3828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5" calcext:value-type="float">
            <text:p>5042005</text:p>
          </table:table-cell>
          <table:table-cell office:value-type="float" office:value="77.2997" calcext:value-type="float">
            <text:p>77.2997</text:p>
          </table:table-cell>
          <table:table-cell office:value-type="float" office:value="43.76886" calcext:value-type="float">
            <text:p>43.76886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6.687" calcext:value-type="float">
            <text:p>1026.687</text:p>
          </table:table-cell>
          <table:table-cell office:value-type="float" office:value="-1.970174" calcext:value-type="float">
            <text:p>-1.970174</text:p>
          </table:table-cell>
          <table:table-cell office:value-type="float" office:value="0" calcext:value-type="float">
            <text:p>0</text:p>
          </table:table-cell>
          <table:table-cell office:value-type="float" office:value="0.1189504" calcext:value-type="float">
            <text:p>0.1189504</text:p>
          </table:table-cell>
          <table:table-cell office:value-type="float" office:value="0.3012607" calcext:value-type="float">
            <text:p>0.3012607</text:p>
          </table:table-cell>
          <table:table-cell office:value-type="float" office:value="0.3021889" calcext:value-type="float">
            <text:p>0.3021889</text:p>
          </table:table-cell>
          <table:table-cell office:value-type="float" office:value="0.3026123" calcext:value-type="float">
            <text:p>0.3026123</text:p>
          </table:table-cell>
          <table:table-cell office:value-type="float" office:value="0.3024824" calcext:value-type="float">
            <text:p>0.3024824</text:p>
          </table:table-cell>
          <table:table-cell office:value-type="float" office:value="0.2667429" calcext:value-type="float">
            <text:p>0.2667429</text:p>
          </table:table-cell>
          <table:table-cell office:value-type="float" office:value="0.2614434" calcext:value-type="float">
            <text:p>0.2614434</text:p>
          </table:table-cell>
          <table:table-cell office:value-type="float" office:value="0.3470163" calcext:value-type="float">
            <text:p>0.3470163</text:p>
          </table:table-cell>
          <table:table-cell office:value-type="float" office:value="0.2847132" calcext:value-type="float">
            <text:p>0.2847132</text:p>
          </table:table-cell>
          <table:table-cell office:value-type="float" office:value="0.3528726" calcext:value-type="float">
            <text:p>0.3528726</text:p>
          </table:table-cell>
          <table:table-cell office:value-type="float" office:value="0.3739545" calcext:value-type="float">
            <text:p>0.3739545</text:p>
          </table:table-cell>
          <table:table-cell office:value-type="float" office:value="0.3906853" calcext:value-type="float">
            <text:p>0.390685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1192E-015" calcext:value-type="float">
            <text:p>1.931192E-15</text:p>
          </table:table-cell>
          <table:table-cell office:value-type="float" office:value="1.955323E-015" calcext:value-type="float">
            <text:p>1.955323E-15</text:p>
          </table:table-cell>
          <table:table-cell office:value-type="float" office:value="1.988527E-015" calcext:value-type="float">
            <text:p>1.988527E-15</text:p>
          </table:table-cell>
          <table:table-cell office:value-type="float" office:value="1.919647E-015" calcext:value-type="float">
            <text:p>1.919647E-15</text:p>
          </table:table-cell>
          <table:table-cell office:value-type="float" office:value="9.343148E-016" calcext:value-type="float">
            <text:p>9.343148E-16</text:p>
          </table:table-cell>
          <table:table-cell office:value-type="float" office:value="1.994852E-015" calcext:value-type="float">
            <text:p>1.994852E-15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81617" calcext:value-type="float">
            <text:p>-44.81617</text:p>
          </table:table-cell>
          <table:table-cell office:value-type="float" office:value="-0.03466946" calcext:value-type="float">
            <text:p>-0.03466946</text:p>
          </table:table-cell>
          <table:table-cell office:value-type="float" office:value="-0.03385143" calcext:value-type="float">
            <text:p>-0.03385143</text:p>
          </table:table-cell>
          <table:table-cell office:value-type="float" office:value="-0.03349743" calcext:value-type="float">
            <text:p>-0.03349743</text:p>
          </table:table-cell>
          <table:table-cell office:value-type="float" office:value="-0.03360888" calcext:value-type="float">
            <text:p>-0.03360888</text:p>
          </table:table-cell>
          <table:table-cell office:value-type="float" office:value="-0.03479577" calcext:value-type="float">
            <text:p>-0.03479577</text:p>
          </table:table-cell>
          <table:table-cell office:value-type="float" office:value="-0.03863676" calcext:value-type="float">
            <text:p>-0.03863676</text:p>
          </table:table-cell>
          <table:table-cell office:value-type="float" office:value="-0.04232015" calcext:value-type="float">
            <text:p>-0.04232015</text:p>
          </table:table-cell>
          <table:table-cell office:value-type="float" office:value="-0.2041373" calcext:value-type="float">
            <text:p>-0.2041373</text:p>
          </table:table-cell>
          <table:table-cell office:value-type="float" office:value="-0.0316363" calcext:value-type="float">
            <text:p>-0.0316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56761" calcext:value-type="float">
            <text:p>-19.56761</text:p>
          </table:table-cell>
          <table:table-cell office:value-type="float" office:value="0.002148141" calcext:value-type="float">
            <text:p>0.00214814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86608" calcext:value-type="float">
            <text:p>-2.3866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5" calcext:value-type="float">
            <text:p>6042005</text:p>
          </table:table-cell>
          <table:table-cell office:value-type="float" office:value="80.29972" calcext:value-type="float">
            <text:p>80.29972</text:p>
          </table:table-cell>
          <table:table-cell office:value-type="float" office:value="45.26133" calcext:value-type="float">
            <text:p>45.26133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8.172" calcext:value-type="float">
            <text:p>1028.172</text:p>
          </table:table-cell>
          <table:table-cell office:value-type="float" office:value="-1.947614" calcext:value-type="float">
            <text:p>-1.947614</text:p>
          </table:table-cell>
          <table:table-cell office:value-type="float" office:value="0" calcext:value-type="float">
            <text:p>0</text:p>
          </table:table-cell>
          <table:table-cell office:value-type="float" office:value="0.2812845" calcext:value-type="float">
            <text:p>0.2812845</text:p>
          </table:table-cell>
          <table:table-cell office:value-type="float" office:value="0.2932502" calcext:value-type="float">
            <text:p>0.2932502</text:p>
          </table:table-cell>
          <table:table-cell office:value-type="float" office:value="0.3009972" calcext:value-type="float">
            <text:p>0.3009972</text:p>
          </table:table-cell>
          <table:table-cell office:value-type="float" office:value="0.3021383" calcext:value-type="float">
            <text:p>0.3021383</text:p>
          </table:table-cell>
          <table:table-cell office:value-type="float" office:value="0.3019936" calcext:value-type="float">
            <text:p>0.3019936</text:p>
          </table:table-cell>
          <table:table-cell office:value-type="float" office:value="0.2663007" calcext:value-type="float">
            <text:p>0.2663007</text:p>
          </table:table-cell>
          <table:table-cell office:value-type="float" office:value="0.2611514" calcext:value-type="float">
            <text:p>0.2611514</text:p>
          </table:table-cell>
          <table:table-cell office:value-type="float" office:value="0.3472057" calcext:value-type="float">
            <text:p>0.3472057</text:p>
          </table:table-cell>
          <table:table-cell office:value-type="float" office:value="0.2851674" calcext:value-type="float">
            <text:p>0.2851674</text:p>
          </table:table-cell>
          <table:table-cell office:value-type="float" office:value="0.353154" calcext:value-type="float">
            <text:p>0.353154</text:p>
          </table:table-cell>
          <table:table-cell office:value-type="float" office:value="0.3740236" calcext:value-type="float">
            <text:p>0.3740236</text:p>
          </table:table-cell>
          <table:table-cell office:value-type="float" office:value="0.3906237" calcext:value-type="float">
            <text:p>0.390623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201E-015" calcext:value-type="float">
            <text:p>1.93201E-15</text:p>
          </table:table-cell>
          <table:table-cell office:value-type="float" office:value="1.955253E-015" calcext:value-type="float">
            <text:p>1.955253E-15</text:p>
          </table:table-cell>
          <table:table-cell office:value-type="float" office:value="1.988447E-015" calcext:value-type="float">
            <text:p>1.988447E-15</text:p>
          </table:table-cell>
          <table:table-cell office:value-type="float" office:value="1.919629E-015" calcext:value-type="float">
            <text:p>1.919629E-15</text:p>
          </table:table-cell>
          <table:table-cell office:value-type="float" office:value="9.342983E-016" calcext:value-type="float">
            <text:p>9.342983E-16</text:p>
          </table:table-cell>
          <table:table-cell office:value-type="float" office:value="1.994852E-015" calcext:value-type="float">
            <text:p>1.994852E-15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5E-016" calcext:value-type="float">
            <text:p>9.73465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932179" calcext:value-type="float">
            <text:p>-0.05932179</text:p>
          </table:table-cell>
          <table:table-cell office:value-type="float" office:value="-0.04257027" calcext:value-type="float">
            <text:p>-0.04257027</text:p>
          </table:table-cell>
          <table:table-cell office:value-type="float" office:value="-0.03484837" calcext:value-type="float">
            <text:p>-0.03484837</text:p>
          </table:table-cell>
          <table:table-cell office:value-type="float" office:value="-0.0338971" calcext:value-type="float">
            <text:p>-0.0338971</text:p>
          </table:table-cell>
          <table:table-cell office:value-type="float" office:value="-0.03403019" calcext:value-type="float">
            <text:p>-0.03403019</text:p>
          </table:table-cell>
          <table:table-cell office:value-type="float" office:value="-0.03524098" calcext:value-type="float">
            <text:p>-0.03524098</text:p>
          </table:table-cell>
          <table:table-cell office:value-type="float" office:value="-0.03894708" calcext:value-type="float">
            <text:p>-0.03894708</text:p>
          </table:table-cell>
          <table:table-cell office:value-type="float" office:value="-0.04211665" calcext:value-type="float">
            <text:p>-0.04211665</text:p>
          </table:table-cell>
          <table:table-cell office:value-type="float" office:value="-0.2011269" calcext:value-type="float">
            <text:p>-0.2011269</text:p>
          </table:table-cell>
          <table:table-cell office:value-type="float" office:value="-0.03120679" calcext:value-type="float">
            <text:p>-0.03120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282" calcext:value-type="float">
            <text:p>-0.06282</text:p>
          </table:table-cell>
          <table:table-cell office:value-type="float" office:value="0.002118317" calcext:value-type="float">
            <text:p>0.00211831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9027" calcext:value-type="float">
            <text:p>-2.390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5" calcext:value-type="float">
            <text:p>7042005</text:p>
          </table:table-cell>
          <table:table-cell office:value-type="float" office:value="80.29972" calcext:value-type="float">
            <text:p>80.29972</text:p>
          </table:table-cell>
          <table:table-cell office:value-type="float" office:value="47.51368" calcext:value-type="float">
            <text:p>47.51368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5.92" calcext:value-type="float">
            <text:p>1025.92</text:p>
          </table:table-cell>
          <table:table-cell office:value-type="float" office:value="-1.947614" calcext:value-type="float">
            <text:p>-1.947614</text:p>
          </table:table-cell>
          <table:table-cell office:value-type="float" office:value="0" calcext:value-type="float">
            <text:p>0</text:p>
          </table:table-cell>
          <table:table-cell office:value-type="float" office:value="0.1122904" calcext:value-type="float">
            <text:p>0.1122904</text:p>
          </table:table-cell>
          <table:table-cell office:value-type="float" office:value="0.2921772" calcext:value-type="float">
            <text:p>0.2921772</text:p>
          </table:table-cell>
          <table:table-cell office:value-type="float" office:value="0.296992" calcext:value-type="float">
            <text:p>0.296992</text:p>
          </table:table-cell>
          <table:table-cell office:value-type="float" office:value="0.3001477" calcext:value-type="float">
            <text:p>0.3001477</text:p>
          </table:table-cell>
          <table:table-cell office:value-type="float" office:value="0.3007488" calcext:value-type="float">
            <text:p>0.3007488</text:p>
          </table:table-cell>
          <table:table-cell office:value-type="float" office:value="0.2658352" calcext:value-type="float">
            <text:p>0.2658352</text:p>
          </table:table-cell>
          <table:table-cell office:value-type="float" office:value="0.2609425" calcext:value-type="float">
            <text:p>0.2609425</text:p>
          </table:table-cell>
          <table:table-cell office:value-type="float" office:value="0.3473175" calcext:value-type="float">
            <text:p>0.3473175</text:p>
          </table:table-cell>
          <table:table-cell office:value-type="float" office:value="0.285675" calcext:value-type="float">
            <text:p>0.285675</text:p>
          </table:table-cell>
          <table:table-cell office:value-type="float" office:value="0.3533983" calcext:value-type="float">
            <text:p>0.3533983</text:p>
          </table:table-cell>
          <table:table-cell office:value-type="float" office:value="0.3740996" calcext:value-type="float">
            <text:p>0.3740996</text:p>
          </table:table-cell>
          <table:table-cell office:value-type="float" office:value="0.3905553" calcext:value-type="float">
            <text:p>0.390555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2878E-015" calcext:value-type="float">
            <text:p>1.932878E-15</text:p>
          </table:table-cell>
          <table:table-cell office:value-type="float" office:value="1.95517E-015" calcext:value-type="float">
            <text:p>1.95517E-15</text:p>
          </table:table-cell>
          <table:table-cell office:value-type="float" office:value="1.988367E-015" calcext:value-type="float">
            <text:p>1.988367E-15</text:p>
          </table:table-cell>
          <table:table-cell office:value-type="float" office:value="1.919611E-015" calcext:value-type="float">
            <text:p>1.919611E-15</text:p>
          </table:table-cell>
          <table:table-cell office:value-type="float" office:value="9.342843E-016" calcext:value-type="float">
            <text:p>9.342843E-16</text:p>
          </table:table-cell>
          <table:table-cell office:value-type="float" office:value="1.994852E-015" calcext:value-type="float">
            <text:p>1.994852E-15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5E-016" calcext:value-type="float">
            <text:p>9.73465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11253" calcext:value-type="float">
            <text:p>-71.11253</text:p>
          </table:table-cell>
          <table:table-cell office:value-type="float" office:value="-0.043937" calcext:value-type="float">
            <text:p>-0.043937</text:p>
          </table:table-cell>
          <table:table-cell office:value-type="float" office:value="-0.03867849" calcext:value-type="float">
            <text:p>-0.03867849</text:p>
          </table:table-cell>
          <table:table-cell office:value-type="float" office:value="-0.03566125" calcext:value-type="float">
            <text:p>-0.03566125</text:p>
          </table:table-cell>
          <table:table-cell office:value-type="float" office:value="-0.03512008" calcext:value-type="float">
            <text:p>-0.03512008</text:p>
          </table:table-cell>
          <table:table-cell office:value-type="float" office:value="-0.03571489" calcext:value-type="float">
            <text:p>-0.03571489</text:p>
          </table:table-cell>
          <table:table-cell office:value-type="float" office:value="-0.03917015" calcext:value-type="float">
            <text:p>-0.03917015</text:p>
          </table:table-cell>
          <table:table-cell office:value-type="float" office:value="-0.04199757" calcext:value-type="float">
            <text:p>-0.04199757</text:p>
          </table:table-cell>
          <table:table-cell office:value-type="float" office:value="-0.1978106" calcext:value-type="float">
            <text:p>-0.1978106</text:p>
          </table:table-cell>
          <table:table-cell office:value-type="float" office:value="-0.0308395" calcext:value-type="float">
            <text:p>-0.0308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32746" calcext:value-type="float">
            <text:p>-29.32746</text:p>
          </table:table-cell>
          <table:table-cell office:value-type="float" office:value="0.00209531" calcext:value-type="float">
            <text:p>0.0020953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93799" calcext:value-type="float">
            <text:p>-2.3937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5" calcext:value-type="float">
            <text:p>8042005</text:p>
          </table:table-cell>
          <table:table-cell office:value-type="float" office:value="80.29972" calcext:value-type="float">
            <text:p>80.29972</text:p>
          </table:table-cell>
          <table:table-cell office:value-type="float" office:value="47.5581" calcext:value-type="float">
            <text:p>47.5581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5.875" calcext:value-type="float">
            <text:p>1025.875</text:p>
          </table:table-cell>
          <table:table-cell office:value-type="float" office:value="-1.947614" calcext:value-type="float">
            <text:p>-1.947614</text:p>
          </table:table-cell>
          <table:table-cell office:value-type="float" office:value="0" calcext:value-type="float">
            <text:p>0</text:p>
          </table:table-cell>
          <table:table-cell office:value-type="float" office:value="0.1119491" calcext:value-type="float">
            <text:p>0.1119491</text:p>
          </table:table-cell>
          <table:table-cell office:value-type="float" office:value="0.2942756" calcext:value-type="float">
            <text:p>0.2942756</text:p>
          </table:table-cell>
          <table:table-cell office:value-type="float" office:value="0.296369" calcext:value-type="float">
            <text:p>0.296369</text:p>
          </table:table-cell>
          <table:table-cell office:value-type="float" office:value="0.2986369" calcext:value-type="float">
            <text:p>0.2986369</text:p>
          </table:table-cell>
          <table:table-cell office:value-type="float" office:value="0.2993901" calcext:value-type="float">
            <text:p>0.2993901</text:p>
          </table:table-cell>
          <table:table-cell office:value-type="float" office:value="0.2652155" calcext:value-type="float">
            <text:p>0.2652155</text:p>
          </table:table-cell>
          <table:table-cell office:value-type="float" office:value="0.2607398" calcext:value-type="float">
            <text:p>0.2607398</text:p>
          </table:table-cell>
          <table:table-cell office:value-type="float" office:value="0.3474038" calcext:value-type="float">
            <text:p>0.3474038</text:p>
          </table:table-cell>
          <table:table-cell office:value-type="float" office:value="0.2861732" calcext:value-type="float">
            <text:p>0.2861732</text:p>
          </table:table-cell>
          <table:table-cell office:value-type="float" office:value="0.3536335" calcext:value-type="float">
            <text:p>0.3536335</text:p>
          </table:table-cell>
          <table:table-cell office:value-type="float" office:value="0.3741798" calcext:value-type="float">
            <text:p>0.3741798</text:p>
          </table:table-cell>
          <table:table-cell office:value-type="float" office:value="0.390482" calcext:value-type="float">
            <text:p>0.390482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32354E-015" calcext:value-type="float">
            <text:p>1.932354E-15</text:p>
          </table:table-cell>
          <table:table-cell office:value-type="float" office:value="1.955071E-015" calcext:value-type="float">
            <text:p>1.955071E-15</text:p>
          </table:table-cell>
          <table:table-cell office:value-type="float" office:value="1.98827E-015" calcext:value-type="float">
            <text:p>1.98827E-15</text:p>
          </table:table-cell>
          <table:table-cell office:value-type="float" office:value="1.919595E-015" calcext:value-type="float">
            <text:p>1.919595E-15</text:p>
          </table:table-cell>
          <table:table-cell office:value-type="float" office:value="9.342697E-016" calcext:value-type="float">
            <text:p>9.342697E-16</text:p>
          </table:table-cell>
          <table:table-cell office:value-type="float" office:value="1.994852E-015" calcext:value-type="float">
            <text:p>1.994852E-15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7E-016" calcext:value-type="float">
            <text:p>9.734647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87286" calcext:value-type="float">
            <text:p>-72.87286</text:p>
          </table:table-cell>
          <table:table-cell office:value-type="float" office:value="-0.04155252" calcext:value-type="float">
            <text:p>-0.04155252</text:p>
          </table:table-cell>
          <table:table-cell office:value-type="float" office:value="-0.03932336" calcext:value-type="float">
            <text:p>-0.03932336</text:p>
          </table:table-cell>
          <table:table-cell office:value-type="float" office:value="-0.03708196" calcext:value-type="float">
            <text:p>-0.03708196</text:p>
          </table:table-cell>
          <table:table-cell office:value-type="float" office:value="-0.03636936" calcext:value-type="float">
            <text:p>-0.03636936</text:p>
          </table:table-cell>
          <table:table-cell office:value-type="float" office:value="-0.03635774" calcext:value-type="float">
            <text:p>-0.03635774</text:p>
          </table:table-cell>
          <table:table-cell office:value-type="float" office:value="-0.03938734" calcext:value-type="float">
            <text:p>-0.03938734</text:p>
          </table:table-cell>
          <table:table-cell office:value-type="float" office:value="-0.04190589" calcext:value-type="float">
            <text:p>-0.04190589</text:p>
          </table:table-cell>
          <table:table-cell office:value-type="float" office:value="-0.1946148" calcext:value-type="float">
            <text:p>-0.1946148</text:p>
          </table:table-cell>
          <table:table-cell office:value-type="float" office:value="-0.03049025" calcext:value-type="float">
            <text:p>-0.03049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97542" calcext:value-type="float">
            <text:p>-37.97542</text:p>
          </table:table-cell>
          <table:table-cell office:value-type="float" office:value="0.002084431" calcext:value-type="float">
            <text:p>0.00208443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97206" calcext:value-type="float">
            <text:p>-2.39720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5" calcext:value-type="float">
            <text:p>9042005</text:p>
          </table:table-cell>
          <table:table-cell office:value-type="float" office:value="80.29972" calcext:value-type="float">
            <text:p>80.29972</text:p>
          </table:table-cell>
          <table:table-cell office:value-type="float" office:value="47.58538" calcext:value-type="float">
            <text:p>47.58538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26" calcext:value-type="float">
            <text:p>1026</text:p>
          </table:table-cell>
          <table:table-cell office:value-type="float" office:value="-2.100186" calcext:value-type="float">
            <text:p>-2.100186</text:p>
          </table:table-cell>
          <table:table-cell office:value-type="float" office:value="0" calcext:value-type="float">
            <text:p>0</text:p>
          </table:table-cell>
          <table:table-cell office:value-type="float" office:value="0.1134127" calcext:value-type="float">
            <text:p>0.1134127</text:p>
          </table:table-cell>
          <table:table-cell office:value-type="float" office:value="0.2948194" calcext:value-type="float">
            <text:p>0.2948194</text:p>
          </table:table-cell>
          <table:table-cell office:value-type="float" office:value="0.2962261" calcext:value-type="float">
            <text:p>0.2962261</text:p>
          </table:table-cell>
          <table:table-cell office:value-type="float" office:value="0.2977858" calcext:value-type="float">
            <text:p>0.2977858</text:p>
          </table:table-cell>
          <table:table-cell office:value-type="float" office:value="0.2984229" calcext:value-type="float">
            <text:p>0.2984229</text:p>
          </table:table-cell>
          <table:table-cell office:value-type="float" office:value="0.2645715" calcext:value-type="float">
            <text:p>0.2645715</text:p>
          </table:table-cell>
          <table:table-cell office:value-type="float" office:value="0.2605125" calcext:value-type="float">
            <text:p>0.2605125</text:p>
          </table:table-cell>
          <table:table-cell office:value-type="float" office:value="0.3474653" calcext:value-type="float">
            <text:p>0.3474653</text:p>
          </table:table-cell>
          <table:table-cell office:value-type="float" office:value="0.2866623" calcext:value-type="float">
            <text:p>0.2866623</text:p>
          </table:table-cell>
          <table:table-cell office:value-type="float" office:value="0.3538598" calcext:value-type="float">
            <text:p>0.3538598</text:p>
          </table:table-cell>
          <table:table-cell office:value-type="float" office:value="0.3742625" calcext:value-type="float">
            <text:p>0.3742625</text:p>
          </table:table-cell>
          <table:table-cell office:value-type="float" office:value="0.3905323" calcext:value-type="float">
            <text:p>0.3905323</text:p>
          </table:table-cell>
          <table:table-cell office:value-type="float" office:value="0.4479293" calcext:value-type="float">
            <text:p>0.4479293</text:p>
          </table:table-cell>
          <table:table-cell office:value-type="float" office:value="0" calcext:value-type="float">
            <text:p>0</text:p>
          </table:table-cell>
          <table:table-cell office:value-type="float" office:value="1.933572E-015" calcext:value-type="float">
            <text:p>1.933572E-15</text:p>
          </table:table-cell>
          <table:table-cell office:value-type="float" office:value="1.954947E-015" calcext:value-type="float">
            <text:p>1.954947E-15</text:p>
          </table:table-cell>
          <table:table-cell office:value-type="float" office:value="1.988156E-015" calcext:value-type="float">
            <text:p>1.988156E-15</text:p>
          </table:table-cell>
          <table:table-cell office:value-type="float" office:value="1.919575E-015" calcext:value-type="float">
            <text:p>1.919575E-15</text:p>
          </table:table-cell>
          <table:table-cell office:value-type="float" office:value="9.342509E-016" calcext:value-type="float">
            <text:p>9.342509E-16</text:p>
          </table:table-cell>
          <table:table-cell office:value-type="float" office:value="1.994852E-015" calcext:value-type="float">
            <text:p>1.994852E-15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64558" calcext:value-type="float">
            <text:p>-65.64558</text:p>
          </table:table-cell>
          <table:table-cell office:value-type="float" office:value="-0.04095783" calcext:value-type="float">
            <text:p>-0.04095783</text:p>
          </table:table-cell>
          <table:table-cell office:value-type="float" office:value="-0.03947069" calcext:value-type="float">
            <text:p>-0.03947069</text:p>
          </table:table-cell>
          <table:table-cell office:value-type="float" office:value="-0.03791035" calcext:value-type="float">
            <text:p>-0.03791035</text:p>
          </table:table-cell>
          <table:table-cell office:value-type="float" office:value="-0.03729061" calcext:value-type="float">
            <text:p>-0.03729061</text:p>
          </table:table-cell>
          <table:table-cell office:value-type="float" office:value="-0.03704118" calcext:value-type="float">
            <text:p>-0.03704118</text:p>
          </table:table-cell>
          <table:table-cell office:value-type="float" office:value="-0.03963252" calcext:value-type="float">
            <text:p>-0.03963252</text:p>
          </table:table-cell>
          <table:table-cell office:value-type="float" office:value="-0.04184068" calcext:value-type="float">
            <text:p>-0.04184068</text:p>
          </table:table-cell>
          <table:table-cell office:value-type="float" office:value="-0.1915328" calcext:value-type="float">
            <text:p>-0.1915328</text:p>
          </table:table-cell>
          <table:table-cell office:value-type="float" office:value="-0.0301582" calcext:value-type="float">
            <text:p>-0.0301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1408" calcext:value-type="float">
            <text:p>-36.1408</text:p>
          </table:table-cell>
          <table:table-cell office:value-type="float" office:value="0.002074249" calcext:value-type="float">
            <text:p>0.002074249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271174" calcext:value-type="float">
            <text:p>-2.2711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5" calcext:value-type="float">
            <text:p>10042005</text:p>
          </table:table-cell>
          <table:table-cell office:value-type="float" office:value="86.9997" calcext:value-type="float">
            <text:p>86.9997</text:p>
          </table:table-cell>
          <table:table-cell office:value-type="float" office:value="49.14326" calcext:value-type="float">
            <text:p>49.14326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31.966" calcext:value-type="float">
            <text:p>1031.966</text:p>
          </table:table-cell>
          <table:table-cell office:value-type="float" office:value="-2.923585" calcext:value-type="float">
            <text:p>-2.923585</text:p>
          </table:table-cell>
          <table:table-cell office:value-type="float" office:value="0" calcext:value-type="float">
            <text:p>0</text:p>
          </table:table-cell>
          <table:table-cell office:value-type="float" office:value="0.3585451" calcext:value-type="float">
            <text:p>0.3585451</text:p>
          </table:table-cell>
          <table:table-cell office:value-type="float" office:value="0.3450662" calcext:value-type="float">
            <text:p>0.3450662</text:p>
          </table:table-cell>
          <table:table-cell office:value-type="float" office:value="0.3017002" calcext:value-type="float">
            <text:p>0.3017002</text:p>
          </table:table-cell>
          <table:table-cell office:value-type="float" office:value="0.2976059" calcext:value-type="float">
            <text:p>0.2976059</text:p>
          </table:table-cell>
          <table:table-cell office:value-type="float" office:value="0.2977756" calcext:value-type="float">
            <text:p>0.2977756</text:p>
          </table:table-cell>
          <table:table-cell office:value-type="float" office:value="0.2639818" calcext:value-type="float">
            <text:p>0.2639818</text:p>
          </table:table-cell>
          <table:table-cell office:value-type="float" office:value="0.2602695" calcext:value-type="float">
            <text:p>0.2602695</text:p>
          </table:table-cell>
          <table:table-cell office:value-type="float" office:value="0.3475018" calcext:value-type="float">
            <text:p>0.3475018</text:p>
          </table:table-cell>
          <table:table-cell office:value-type="float" office:value="0.2871425" calcext:value-type="float">
            <text:p>0.2871425</text:p>
          </table:table-cell>
          <table:table-cell office:value-type="float" office:value="0.3540787" calcext:value-type="float">
            <text:p>0.3540787</text:p>
          </table:table-cell>
          <table:table-cell office:value-type="float" office:value="0.3743779" calcext:value-type="float">
            <text:p>0.3743779</text:p>
          </table:table-cell>
          <table:table-cell office:value-type="float" office:value="0.3910803" calcext:value-type="float">
            <text:p>0.3910803</text:p>
          </table:table-cell>
          <table:table-cell office:value-type="float" office:value="0.452989" calcext:value-type="float">
            <text:p>0.452989</text:p>
          </table:table-cell>
          <table:table-cell office:value-type="float" office:value="0" calcext:value-type="float">
            <text:p>0</text:p>
          </table:table-cell>
          <table:table-cell office:value-type="float" office:value="1.93453E-015" calcext:value-type="float">
            <text:p>1.93453E-15</text:p>
          </table:table-cell>
          <table:table-cell office:value-type="float" office:value="1.954861E-015" calcext:value-type="float">
            <text:p>1.954861E-15</text:p>
          </table:table-cell>
          <table:table-cell office:value-type="float" office:value="1.988064E-015" calcext:value-type="float">
            <text:p>1.988064E-15</text:p>
          </table:table-cell>
          <table:table-cell office:value-type="float" office:value="1.919555E-015" calcext:value-type="float">
            <text:p>1.919555E-15</text:p>
          </table:table-cell>
          <table:table-cell office:value-type="float" office:value="9.342334E-016" calcext:value-type="float">
            <text:p>9.342334E-16</text:p>
          </table:table-cell>
          <table:table-cell office:value-type="float" office:value="1.994852E-015" calcext:value-type="float">
            <text:p>1.994852E-15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7E-016" calcext:value-type="float">
            <text:p>9.734647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98608" calcext:value-type="float">
            <text:p>-0.01098608</text:p>
          </table:table-cell>
          <table:table-cell office:value-type="float" office:value="-0.01505207" calcext:value-type="float">
            <text:p>-0.01505207</text:p>
          </table:table-cell>
          <table:table-cell office:value-type="float" office:value="-0.03463905" calcext:value-type="float">
            <text:p>-0.03463905</text:p>
          </table:table-cell>
          <table:table-cell office:value-type="float" office:value="-0.0381336" calcext:value-type="float">
            <text:p>-0.0381336</text:p>
          </table:table-cell>
          <table:table-cell office:value-type="float" office:value="-0.03792709" calcext:value-type="float">
            <text:p>-0.03792709</text:p>
          </table:table-cell>
          <table:table-cell office:value-type="float" office:value="-0.0376804" calcext:value-type="float">
            <text:p>-0.0376804</text:p>
          </table:table-cell>
          <table:table-cell office:value-type="float" office:value="-0.03989667" calcext:value-type="float">
            <text:p>-0.03989667</text:p>
          </table:table-cell>
          <table:table-cell office:value-type="float" office:value="-0.04180182" calcext:value-type="float">
            <text:p>-0.04180182</text:p>
          </table:table-cell>
          <table:table-cell office:value-type="float" office:value="-0.1885591" calcext:value-type="float">
            <text:p>-0.1885591</text:p>
          </table:table-cell>
          <table:table-cell office:value-type="float" office:value="-0.02984082" calcext:value-type="float">
            <text:p>-0.02984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79118" calcext:value-type="float">
            <text:p>-0.01079118</text:p>
          </table:table-cell>
          <table:table-cell office:value-type="float" office:value="0.002042442" calcext:value-type="float">
            <text:p>0.002042442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05705" calcext:value-type="float">
            <text:p>-2.3057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5" calcext:value-type="float">
            <text:p>11042005</text:p>
          </table:table-cell>
          <table:table-cell office:value-type="float" office:value="116.0997" calcext:value-type="float">
            <text:p>116.0997</text:p>
          </table:table-cell>
          <table:table-cell office:value-type="float" office:value="50.6483" calcext:value-type="float">
            <text:p>50.6483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59.99" calcext:value-type="float">
            <text:p>1059.99</text:p>
          </table:table-cell>
          <table:table-cell office:value-type="float" office:value="-3.352261" calcext:value-type="float">
            <text:p>-3.352261</text:p>
          </table:table-cell>
          <table:table-cell office:value-type="float" office:value="0" calcext:value-type="float">
            <text:p>0</text:p>
          </table:table-cell>
          <table:table-cell office:value-type="float" office:value="0.4587696" calcext:value-type="float">
            <text:p>0.4587696</text:p>
          </table:table-cell>
          <table:table-cell office:value-type="float" office:value="0.4642394" calcext:value-type="float">
            <text:p>0.4642394</text:p>
          </table:table-cell>
          <table:table-cell office:value-type="float" office:value="0.4690421" calcext:value-type="float">
            <text:p>0.4690421</text:p>
          </table:table-cell>
          <table:table-cell office:value-type="float" office:value="0.4627821" calcext:value-type="float">
            <text:p>0.4627821</text:p>
          </table:table-cell>
          <table:table-cell office:value-type="float" office:value="0.445311" calcext:value-type="float">
            <text:p>0.445311</text:p>
          </table:table-cell>
          <table:table-cell office:value-type="float" office:value="0.265201" calcext:value-type="float">
            <text:p>0.265201</text:p>
          </table:table-cell>
          <table:table-cell office:value-type="float" office:value="0.2619392" calcext:value-type="float">
            <text:p>0.2619392</text:p>
          </table:table-cell>
          <table:table-cell office:value-type="float" office:value="0.3475797" calcext:value-type="float">
            <text:p>0.3475797</text:p>
          </table:table-cell>
          <table:table-cell office:value-type="float" office:value="0.287614" calcext:value-type="float">
            <text:p>0.287614</text:p>
          </table:table-cell>
          <table:table-cell office:value-type="float" office:value="0.3542913" calcext:value-type="float">
            <text:p>0.3542913</text:p>
          </table:table-cell>
          <table:table-cell office:value-type="float" office:value="0.3745218" calcext:value-type="float">
            <text:p>0.3745218</text:p>
          </table:table-cell>
          <table:table-cell office:value-type="float" office:value="0.3913665" calcext:value-type="float">
            <text:p>0.3913665</text:p>
          </table:table-cell>
          <table:table-cell office:value-type="float" office:value="0.4581093" calcext:value-type="float">
            <text:p>0.4581093</text:p>
          </table:table-cell>
          <table:table-cell office:value-type="float" office:value="0" calcext:value-type="float">
            <text:p>0</text:p>
          </table:table-cell>
          <table:table-cell office:value-type="float" office:value="1.930722E-015" calcext:value-type="float">
            <text:p>1.930722E-15</text:p>
          </table:table-cell>
          <table:table-cell office:value-type="float" office:value="1.954804E-015" calcext:value-type="float">
            <text:p>1.954804E-15</text:p>
          </table:table-cell>
          <table:table-cell office:value-type="float" office:value="1.988001E-015" calcext:value-type="float">
            <text:p>1.988001E-15</text:p>
          </table:table-cell>
          <table:table-cell office:value-type="float" office:value="1.919547E-015" calcext:value-type="float">
            <text:p>1.919547E-15</text:p>
          </table:table-cell>
          <table:table-cell office:value-type="float" office:value="9.342147E-016" calcext:value-type="float">
            <text:p>9.342147E-16</text:p>
          </table:table-cell>
          <table:table-cell office:value-type="float" office:value="1.994852E-015" calcext:value-type="float">
            <text:p>1.994852E-15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47469" calcext:value-type="float">
            <text:p>-0.00247469</text:p>
          </table:table-cell>
          <table:table-cell office:value-type="float" office:value="-0.002276817" calcext:value-type="float">
            <text:p>-0.002276817</text:p>
          </table:table-cell>
          <table:table-cell office:value-type="float" office:value="-0.002125423" calcext:value-type="float">
            <text:p>-0.002125423</text:p>
          </table:table-cell>
          <table:table-cell office:value-type="float" office:value="-0.00234875" calcext:value-type="float">
            <text:p>-0.00234875</text:p>
          </table:table-cell>
          <table:table-cell office:value-type="float" office:value="-0.004225291" calcext:value-type="float">
            <text:p>-0.004225291</text:p>
          </table:table-cell>
          <table:table-cell office:value-type="float" office:value="-0.03650366" calcext:value-type="float">
            <text:p>-0.03650366</text:p>
          </table:table-cell>
          <table:table-cell office:value-type="float" office:value="-0.03811195" calcext:value-type="float">
            <text:p>-0.03811195</text:p>
          </table:table-cell>
          <table:table-cell office:value-type="float" office:value="-0.04172176" calcext:value-type="float">
            <text:p>-0.04172176</text:p>
          </table:table-cell>
          <table:table-cell office:value-type="float" office:value="-0.1856887" calcext:value-type="float">
            <text:p>-0.1856887</text:p>
          </table:table-cell>
          <table:table-cell office:value-type="float" office:value="-0.02953584" calcext:value-type="float">
            <text:p>-0.02953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229519" calcext:value-type="float">
            <text:p>-0.002229519</text:p>
          </table:table-cell>
          <table:table-cell office:value-type="float" office:value="0.001990481" calcext:value-type="float">
            <text:p>0.00199048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40298" calcext:value-type="float">
            <text:p>-2.34029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5" calcext:value-type="float">
            <text:p>12042005</text:p>
          </table:table-cell>
          <table:table-cell office:value-type="float" office:value="131.0996" calcext:value-type="float">
            <text:p>131.0996</text:p>
          </table:table-cell>
          <table:table-cell office:value-type="float" office:value="51.14282" calcext:value-type="float">
            <text:p>51.14282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74.933" calcext:value-type="float">
            <text:p>1074.933</text:p>
          </table:table-cell>
          <table:table-cell office:value-type="float" office:value="-3.789921" calcext:value-type="float">
            <text:p>-3.789921</text:p>
          </table:table-cell>
          <table:table-cell office:value-type="float" office:value="0" calcext:value-type="float">
            <text:p>0</text:p>
          </table:table-cell>
          <table:table-cell office:value-type="float" office:value="0.4447931" calcext:value-type="float">
            <text:p>0.4447931</text:p>
          </table:table-cell>
          <table:table-cell office:value-type="float" office:value="0.4497584" calcext:value-type="float">
            <text:p>0.4497584</text:p>
          </table:table-cell>
          <table:table-cell office:value-type="float" office:value="0.4589595" calcext:value-type="float">
            <text:p>0.4589595</text:p>
          </table:table-cell>
          <table:table-cell office:value-type="float" office:value="0.4696373" calcext:value-type="float">
            <text:p>0.4696373</text:p>
          </table:table-cell>
          <table:table-cell office:value-type="float" office:value="0.477946" calcext:value-type="float">
            <text:p>0.477946</text:p>
          </table:table-cell>
          <table:table-cell office:value-type="float" office:value="0.3953757" calcext:value-type="float">
            <text:p>0.3953757</text:p>
          </table:table-cell>
          <table:table-cell office:value-type="float" office:value="0.2748268" calcext:value-type="float">
            <text:p>0.2748268</text:p>
          </table:table-cell>
          <table:table-cell office:value-type="float" office:value="0.3481309" calcext:value-type="float">
            <text:p>0.3481309</text:p>
          </table:table-cell>
          <table:table-cell office:value-type="float" office:value="0.2880777" calcext:value-type="float">
            <text:p>0.2880777</text:p>
          </table:table-cell>
          <table:table-cell office:value-type="float" office:value="0.3544987" calcext:value-type="float">
            <text:p>0.3544987</text:p>
          </table:table-cell>
          <table:table-cell office:value-type="float" office:value="0.3746729" calcext:value-type="float">
            <text:p>0.3746729</text:p>
          </table:table-cell>
          <table:table-cell office:value-type="float" office:value="0.3914551" calcext:value-type="float">
            <text:p>0.3914551</text:p>
          </table:table-cell>
          <table:table-cell office:value-type="float" office:value="0.4620892" calcext:value-type="float">
            <text:p>0.4620892</text:p>
          </table:table-cell>
          <table:table-cell office:value-type="float" office:value="0" calcext:value-type="float">
            <text:p>0</text:p>
          </table:table-cell>
          <table:table-cell office:value-type="float" office:value="1.931168E-015" calcext:value-type="float">
            <text:p>1.931168E-15</text:p>
          </table:table-cell>
          <table:table-cell office:value-type="float" office:value="1.954762E-015" calcext:value-type="float">
            <text:p>1.954762E-15</text:p>
          </table:table-cell>
          <table:table-cell office:value-type="float" office:value="1.987958E-015" calcext:value-type="float">
            <text:p>1.987958E-15</text:p>
          </table:table-cell>
          <table:table-cell office:value-type="float" office:value="1.919541E-015" calcext:value-type="float">
            <text:p>1.919541E-15</text:p>
          </table:table-cell>
          <table:table-cell office:value-type="float" office:value="9.342031E-016" calcext:value-type="float">
            <text:p>9.342031E-16</text:p>
          </table:table-cell>
          <table:table-cell office:value-type="float" office:value="1.994852E-015" calcext:value-type="float">
            <text:p>1.994852E-15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5E-016" calcext:value-type="float">
            <text:p>9.73465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111472" calcext:value-type="float">
            <text:p>-0.003111472</text:p>
          </table:table-cell>
          <table:table-cell office:value-type="float" office:value="-0.002886576" calcext:value-type="float">
            <text:p>-0.002886576</text:p>
          </table:table-cell>
          <table:table-cell office:value-type="float" office:value="-0.002546115" calcext:value-type="float">
            <text:p>-0.002546115</text:p>
          </table:table-cell>
          <table:table-cell office:value-type="float" office:value="-0.002237274" calcext:value-type="float">
            <text:p>-0.002237274</text:p>
          </table:table-cell>
          <table:table-cell office:value-type="float" office:value="-0.002011043" calcext:value-type="float">
            <text:p>-0.002011043</text:p>
          </table:table-cell>
          <table:table-cell office:value-type="float" office:value="-0.001852372" calcext:value-type="float">
            <text:p>-0.001852372</text:p>
          </table:table-cell>
          <table:table-cell office:value-type="float" office:value="-0.02646803" calcext:value-type="float">
            <text:p>-0.02646803</text:p>
          </table:table-cell>
          <table:table-cell office:value-type="float" office:value="-0.04116461" calcext:value-type="float">
            <text:p>-0.04116461</text:p>
          </table:table-cell>
          <table:table-cell office:value-type="float" office:value="-0.1829139" calcext:value-type="float">
            <text:p>-0.1829139</text:p>
          </table:table-cell>
          <table:table-cell office:value-type="float" office:value="-0.02924147" calcext:value-type="float">
            <text:p>-0.02924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147846" calcext:value-type="float">
            <text:p>-0.003147846</text:p>
          </table:table-cell>
          <table:table-cell office:value-type="float" office:value="0.001965024" calcext:value-type="float">
            <text:p>0.00196502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65717" calcext:value-type="float">
            <text:p>-2.36571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5" calcext:value-type="float">
            <text:p>13042005</text:p>
          </table:table-cell>
          <table:table-cell office:value-type="float" office:value="131.0996" calcext:value-type="float">
            <text:p>131.0996</text:p>
          </table:table-cell>
          <table:table-cell office:value-type="float" office:value="54.55612" calcext:value-type="float">
            <text:p>54.55612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71.52" calcext:value-type="float">
            <text:p>1071.52</text:p>
          </table:table-cell>
          <table:table-cell office:value-type="float" office:value="-3.789921" calcext:value-type="float">
            <text:p>-3.789921</text:p>
          </table:table-cell>
          <table:table-cell office:value-type="float" office:value="0" calcext:value-type="float">
            <text:p>0</text:p>
          </table:table-cell>
          <table:table-cell office:value-type="float" office:value="0.4122331" calcext:value-type="float">
            <text:p>0.4122331</text:p>
          </table:table-cell>
          <table:table-cell office:value-type="float" office:value="0.4156041" calcext:value-type="float">
            <text:p>0.4156041</text:p>
          </table:table-cell>
          <table:table-cell office:value-type="float" office:value="0.4220085" calcext:value-type="float">
            <text:p>0.4220085</text:p>
          </table:table-cell>
          <table:table-cell office:value-type="float" office:value="0.4296021" calcext:value-type="float">
            <text:p>0.4296021</text:p>
          </table:table-cell>
          <table:table-cell office:value-type="float" office:value="0.4349306" calcext:value-type="float">
            <text:p>0.4349306</text:p>
          </table:table-cell>
          <table:table-cell office:value-type="float" office:value="0.3640235" calcext:value-type="float">
            <text:p>0.3640235</text:p>
          </table:table-cell>
          <table:table-cell office:value-type="float" office:value="0.3509286" calcext:value-type="float">
            <text:p>0.3509286</text:p>
          </table:table-cell>
          <table:table-cell office:value-type="float" office:value="0.3529931" calcext:value-type="float">
            <text:p>0.3529931</text:p>
          </table:table-cell>
          <table:table-cell office:value-type="float" office:value="0.2885371" calcext:value-type="float">
            <text:p>0.2885371</text:p>
          </table:table-cell>
          <table:table-cell office:value-type="float" office:value="0.354701" calcext:value-type="float">
            <text:p>0.354701</text:p>
          </table:table-cell>
          <table:table-cell office:value-type="float" office:value="0.3748211" calcext:value-type="float">
            <text:p>0.3748211</text:p>
          </table:table-cell>
          <table:table-cell office:value-type="float" office:value="0.3914568" calcext:value-type="float">
            <text:p>0.391456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1788E-015" calcext:value-type="float">
            <text:p>1.931788E-15</text:p>
          </table:table-cell>
          <table:table-cell office:value-type="float" office:value="1.9547E-015" calcext:value-type="float">
            <text:p>1.9547E-15</text:p>
          </table:table-cell>
          <table:table-cell office:value-type="float" office:value="1.987902E-015" calcext:value-type="float">
            <text:p>1.987902E-15</text:p>
          </table:table-cell>
          <table:table-cell office:value-type="float" office:value="1.919534E-015" calcext:value-type="float">
            <text:p>1.919534E-15</text:p>
          </table:table-cell>
          <table:table-cell office:value-type="float" office:value="9.341843E-016" calcext:value-type="float">
            <text:p>9.341843E-16</text:p>
          </table:table-cell>
          <table:table-cell office:value-type="float" office:value="1.994852E-015" calcext:value-type="float">
            <text:p>1.994852E-15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009627" calcext:value-type="float">
            <text:p>-0.005009627</text:p>
          </table:table-cell>
          <table:table-cell office:value-type="float" office:value="-0.00474048" calcext:value-type="float">
            <text:p>-0.00474048</text:p>
          </table:table-cell>
          <table:table-cell office:value-type="float" office:value="-0.004312072" calcext:value-type="float">
            <text:p>-0.004312072</text:p>
          </table:table-cell>
          <table:table-cell office:value-type="float" office:value="-0.003898572" calcext:value-type="float">
            <text:p>-0.003898572</text:p>
          </table:table-cell>
          <table:table-cell office:value-type="float" office:value="-0.003615658" calcext:value-type="float">
            <text:p>-0.003615658</text:p>
          </table:table-cell>
          <table:table-cell office:value-type="float" office:value="-0.003341479" calcext:value-type="float">
            <text:p>-0.003341479</text:p>
          </table:table-cell>
          <table:table-cell office:value-type="float" office:value="-0.003408704" calcext:value-type="float">
            <text:p>-0.003408704</text:p>
          </table:table-cell>
          <table:table-cell office:value-type="float" office:value="-0.03650657" calcext:value-type="float">
            <text:p>-0.03650657</text:p>
          </table:table-cell>
          <table:table-cell office:value-type="float" office:value="-0.1802091" calcext:value-type="float">
            <text:p>-0.1802091</text:p>
          </table:table-cell>
          <table:table-cell office:value-type="float" office:value="-0.02895753" calcext:value-type="float">
            <text:p>-0.02895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171319" calcext:value-type="float">
            <text:p>-0.005171319</text:p>
          </table:table-cell>
          <table:table-cell office:value-type="float" office:value="0.001895692" calcext:value-type="float">
            <text:p>0.001895692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72409" calcext:value-type="float">
            <text:p>-2.37240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5" calcext:value-type="float">
            <text:p>14042005</text:p>
          </table:table-cell>
          <table:table-cell office:value-type="float" office:value="131.0996" calcext:value-type="float">
            <text:p>131.0996</text:p>
          </table:table-cell>
          <table:table-cell office:value-type="float" office:value="58.56898" calcext:value-type="float">
            <text:p>58.56898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67.507" calcext:value-type="float">
            <text:p>1067.507</text:p>
          </table:table-cell>
          <table:table-cell office:value-type="float" office:value="-3.789921" calcext:value-type="float">
            <text:p>-3.789921</text:p>
          </table:table-cell>
          <table:table-cell office:value-type="float" office:value="0" calcext:value-type="float">
            <text:p>0</text:p>
          </table:table-cell>
          <table:table-cell office:value-type="float" office:value="0.3846522" calcext:value-type="float">
            <text:p>0.3846522</text:p>
          </table:table-cell>
          <table:table-cell office:value-type="float" office:value="0.3878355" calcext:value-type="float">
            <text:p>0.3878355</text:p>
          </table:table-cell>
          <table:table-cell office:value-type="float" office:value="0.3951834" calcext:value-type="float">
            <text:p>0.3951834</text:p>
          </table:table-cell>
          <table:table-cell office:value-type="float" office:value="0.4046251" calcext:value-type="float">
            <text:p>0.4046251</text:p>
          </table:table-cell>
          <table:table-cell office:value-type="float" office:value="0.4113745" calcext:value-type="float">
            <text:p>0.4113745</text:p>
          </table:table-cell>
          <table:table-cell office:value-type="float" office:value="0.3522756" calcext:value-type="float">
            <text:p>0.3522756</text:p>
          </table:table-cell>
          <table:table-cell office:value-type="float" office:value="0.3473682" calcext:value-type="float">
            <text:p>0.3473682</text:p>
          </table:table-cell>
          <table:table-cell office:value-type="float" office:value="0.3614787" calcext:value-type="float">
            <text:p>0.3614787</text:p>
          </table:table-cell>
          <table:table-cell office:value-type="float" office:value="0.289001" calcext:value-type="float">
            <text:p>0.289001</text:p>
          </table:table-cell>
          <table:table-cell office:value-type="float" office:value="0.3548988" calcext:value-type="float">
            <text:p>0.3548988</text:p>
          </table:table-cell>
          <table:table-cell office:value-type="float" office:value="0.3749629" calcext:value-type="float">
            <text:p>0.3749629</text:p>
          </table:table-cell>
          <table:table-cell office:value-type="float" office:value="0.3914312" calcext:value-type="float">
            <text:p>0.391431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2537E-015" calcext:value-type="float">
            <text:p>1.932537E-15</text:p>
          </table:table-cell>
          <table:table-cell office:value-type="float" office:value="1.954629E-015" calcext:value-type="float">
            <text:p>1.954629E-15</text:p>
          </table:table-cell>
          <table:table-cell office:value-type="float" office:value="1.987829E-015" calcext:value-type="float">
            <text:p>1.987829E-15</text:p>
          </table:table-cell>
          <table:table-cell office:value-type="float" office:value="1.919524E-015" calcext:value-type="float">
            <text:p>1.919524E-15</text:p>
          </table:table-cell>
          <table:table-cell office:value-type="float" office:value="9.341682E-016" calcext:value-type="float">
            <text:p>9.341682E-16</text:p>
          </table:table-cell>
          <table:table-cell office:value-type="float" office:value="1.994852E-015" calcext:value-type="float">
            <text:p>1.994852E-15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7E-016" calcext:value-type="float">
            <text:p>9.734647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706787" calcext:value-type="float">
            <text:p>-0.007706787</text:p>
          </table:table-cell>
          <table:table-cell office:value-type="float" office:value="-0.007286549" calcext:value-type="float">
            <text:p>-0.007286549</text:p>
          </table:table-cell>
          <table:table-cell office:value-type="float" office:value="-0.006480691" calcext:value-type="float">
            <text:p>-0.006480691</text:p>
          </table:table-cell>
          <table:table-cell office:value-type="float" office:value="-0.005638317" calcext:value-type="float">
            <text:p>-0.005638317</text:p>
          </table:table-cell>
          <table:table-cell office:value-type="float" office:value="-0.005092155" calcext:value-type="float">
            <text:p>-0.005092155</text:p>
          </table:table-cell>
          <table:table-cell office:value-type="float" office:value="-0.004274694" calcext:value-type="float">
            <text:p>-0.004274694</text:p>
          </table:table-cell>
          <table:table-cell office:value-type="float" office:value="-0.003658758" calcext:value-type="float">
            <text:p>-0.003658758</text:p>
          </table:table-cell>
          <table:table-cell office:value-type="float" office:value="-0.02534371" calcext:value-type="float">
            <text:p>-0.02534371</text:p>
          </table:table-cell>
          <table:table-cell office:value-type="float" office:value="-0.1775241" calcext:value-type="float">
            <text:p>-0.1775241</text:p>
          </table:table-cell>
          <table:table-cell office:value-type="float" office:value="-0.02868252" calcext:value-type="float">
            <text:p>-0.02868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772026" calcext:value-type="float">
            <text:p>-0.007772026</text:p>
          </table:table-cell>
          <table:table-cell office:value-type="float" office:value="0.001812899" calcext:value-type="float">
            <text:p>0.001812899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76093" calcext:value-type="float">
            <text:p>-2.37609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5" calcext:value-type="float">
            <text:p>15042005</text:p>
          </table:table-cell>
          <table:table-cell office:value-type="float" office:value="131.0996" calcext:value-type="float">
            <text:p>131.0996</text:p>
          </table:table-cell>
          <table:table-cell office:value-type="float" office:value="61.87126" calcext:value-type="float">
            <text:p>61.87126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64.205" calcext:value-type="float">
            <text:p>1064.205</text:p>
          </table:table-cell>
          <table:table-cell office:value-type="float" office:value="-3.789921" calcext:value-type="float">
            <text:p>-3.789921</text:p>
          </table:table-cell>
          <table:table-cell office:value-type="float" office:value="0" calcext:value-type="float">
            <text:p>0</text:p>
          </table:table-cell>
          <table:table-cell office:value-type="float" office:value="0.367096" calcext:value-type="float">
            <text:p>0.367096</text:p>
          </table:table-cell>
          <table:table-cell office:value-type="float" office:value="0.3708673" calcext:value-type="float">
            <text:p>0.3708673</text:p>
          </table:table-cell>
          <table:table-cell office:value-type="float" office:value="0.3792613" calcext:value-type="float">
            <text:p>0.3792613</text:p>
          </table:table-cell>
          <table:table-cell office:value-type="float" office:value="0.3887327" calcext:value-type="float">
            <text:p>0.3887327</text:p>
          </table:table-cell>
          <table:table-cell office:value-type="float" office:value="0.394857" calcext:value-type="float">
            <text:p>0.394857</text:p>
          </table:table-cell>
          <table:table-cell office:value-type="float" office:value="0.3395369" calcext:value-type="float">
            <text:p>0.3395369</text:p>
          </table:table-cell>
          <table:table-cell office:value-type="float" office:value="0.3323642" calcext:value-type="float">
            <text:p>0.3323642</text:p>
          </table:table-cell>
          <table:table-cell office:value-type="float" office:value="0.3693596" calcext:value-type="float">
            <text:p>0.3693596</text:p>
          </table:table-cell>
          <table:table-cell office:value-type="float" office:value="0.2895197" calcext:value-type="float">
            <text:p>0.2895197</text:p>
          </table:table-cell>
          <table:table-cell office:value-type="float" office:value="0.3550752" calcext:value-type="float">
            <text:p>0.3550752</text:p>
          </table:table-cell>
          <table:table-cell office:value-type="float" office:value="0.375097" calcext:value-type="float">
            <text:p>0.375097</text:p>
          </table:table-cell>
          <table:table-cell office:value-type="float" office:value="0.391388" calcext:value-type="float">
            <text:p>0.39138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3279E-015" calcext:value-type="float">
            <text:p>1.933279E-15</text:p>
          </table:table-cell>
          <table:table-cell office:value-type="float" office:value="1.954562E-015" calcext:value-type="float">
            <text:p>1.954562E-15</text:p>
          </table:table-cell>
          <table:table-cell office:value-type="float" office:value="1.987757E-015" calcext:value-type="float">
            <text:p>1.987757E-15</text:p>
          </table:table-cell>
          <table:table-cell office:value-type="float" office:value="1.919511E-015" calcext:value-type="float">
            <text:p>1.919511E-15</text:p>
          </table:table-cell>
          <table:table-cell office:value-type="float" office:value="9.341534E-016" calcext:value-type="float">
            <text:p>9.341534E-16</text:p>
          </table:table-cell>
          <table:table-cell office:value-type="float" office:value="1.994852E-015" calcext:value-type="float">
            <text:p>1.994852E-15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28419" calcext:value-type="float">
            <text:p>-0.01028419</text:p>
          </table:table-cell>
          <table:table-cell office:value-type="float" office:value="-0.009600741" calcext:value-type="float">
            <text:p>-0.009600741</text:p>
          </table:table-cell>
          <table:table-cell office:value-type="float" office:value="-0.008338922" calcext:value-type="float">
            <text:p>-0.008338922</text:p>
          </table:table-cell>
          <table:table-cell office:value-type="float" office:value="-0.007198613" calcext:value-type="float">
            <text:p>-0.007198613</text:p>
          </table:table-cell>
          <table:table-cell office:value-type="float" office:value="-0.006539299" calcext:value-type="float">
            <text:p>-0.006539299</text:p>
          </table:table-cell>
          <table:table-cell office:value-type="float" office:value="-0.005641059" calcext:value-type="float">
            <text:p>-0.005641059</text:p>
          </table:table-cell>
          <table:table-cell office:value-type="float" office:value="-0.005298851" calcext:value-type="float">
            <text:p>-0.005298851</text:p>
          </table:table-cell>
          <table:table-cell office:value-type="float" office:value="-0.01589376" calcext:value-type="float">
            <text:p>-0.01589376</text:p>
          </table:table-cell>
          <table:table-cell office:value-type="float" office:value="-0.1745842" calcext:value-type="float">
            <text:p>-0.1745842</text:p>
          </table:table-cell>
          <table:table-cell office:value-type="float" office:value="-0.02843879" calcext:value-type="float">
            <text:p>-0.02843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40003" calcext:value-type="float">
            <text:p>-0.01040003</text:p>
          </table:table-cell>
          <table:table-cell office:value-type="float" office:value="0.001730801" calcext:value-type="float">
            <text:p>0.00173080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79532" calcext:value-type="float">
            <text:p>-2.37953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5" calcext:value-type="float">
            <text:p>16042005</text:p>
          </table:table-cell>
          <table:table-cell office:value-type="float" office:value="131.3996" calcext:value-type="float">
            <text:p>131.3996</text:p>
          </table:table-cell>
          <table:table-cell office:value-type="float" office:value="65.00204" calcext:value-type="float">
            <text:p>65.00204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61.372" calcext:value-type="float">
            <text:p>1061.372</text:p>
          </table:table-cell>
          <table:table-cell office:value-type="float" office:value="-3.787605" calcext:value-type="float">
            <text:p>-3.787605</text:p>
          </table:table-cell>
          <table:table-cell office:value-type="float" office:value="0" calcext:value-type="float">
            <text:p>0</text:p>
          </table:table-cell>
          <table:table-cell office:value-type="float" office:value="0.2970757" calcext:value-type="float">
            <text:p>0.2970757</text:p>
          </table:table-cell>
          <table:table-cell office:value-type="float" office:value="0.3602852" calcext:value-type="float">
            <text:p>0.3602852</text:p>
          </table:table-cell>
          <table:table-cell office:value-type="float" office:value="0.3702098" calcext:value-type="float">
            <text:p>0.3702098</text:p>
          </table:table-cell>
          <table:table-cell office:value-type="float" office:value="0.3781734" calcext:value-type="float">
            <text:p>0.3781734</text:p>
          </table:table-cell>
          <table:table-cell office:value-type="float" office:value="0.3826385" calcext:value-type="float">
            <text:p>0.3826385</text:p>
          </table:table-cell>
          <table:table-cell office:value-type="float" office:value="0.3290031" calcext:value-type="float">
            <text:p>0.3290031</text:p>
          </table:table-cell>
          <table:table-cell office:value-type="float" office:value="0.3210934" calcext:value-type="float">
            <text:p>0.3210934</text:p>
          </table:table-cell>
          <table:table-cell office:value-type="float" office:value="0.37554" calcext:value-type="float">
            <text:p>0.37554</text:p>
          </table:table-cell>
          <table:table-cell office:value-type="float" office:value="0.2901601" calcext:value-type="float">
            <text:p>0.2901601</text:p>
          </table:table-cell>
          <table:table-cell office:value-type="float" office:value="0.3552068" calcext:value-type="float">
            <text:p>0.3552068</text:p>
          </table:table-cell>
          <table:table-cell office:value-type="float" office:value="0.3752201" calcext:value-type="float">
            <text:p>0.3752201</text:p>
          </table:table-cell>
          <table:table-cell office:value-type="float" office:value="0.3913408" calcext:value-type="float">
            <text:p>0.3913408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34098E-015" calcext:value-type="float">
            <text:p>1.934098E-15</text:p>
          </table:table-cell>
          <table:table-cell office:value-type="float" office:value="1.954485E-015" calcext:value-type="float">
            <text:p>1.954485E-15</text:p>
          </table:table-cell>
          <table:table-cell office:value-type="float" office:value="1.987675E-015" calcext:value-type="float">
            <text:p>1.987675E-15</text:p>
          </table:table-cell>
          <table:table-cell office:value-type="float" office:value="1.919498E-015" calcext:value-type="float">
            <text:p>1.919498E-15</text:p>
          </table:table-cell>
          <table:table-cell office:value-type="float" office:value="9.341382E-016" calcext:value-type="float">
            <text:p>9.341382E-16</text:p>
          </table:table-cell>
          <table:table-cell office:value-type="float" office:value="1.994852E-015" calcext:value-type="float">
            <text:p>1.994852E-15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182872" calcext:value-type="float">
            <text:p>-0.04182872</text:p>
          </table:table-cell>
          <table:table-cell office:value-type="float" office:value="-0.01133926" calcext:value-type="float">
            <text:p>-0.01133926</text:p>
          </table:table-cell>
          <table:table-cell office:value-type="float" office:value="-0.009643884" calcext:value-type="float">
            <text:p>-0.009643884</text:p>
          </table:table-cell>
          <table:table-cell office:value-type="float" office:value="-0.008521646" calcext:value-type="float">
            <text:p>-0.008521646</text:p>
          </table:table-cell>
          <table:table-cell office:value-type="float" office:value="-0.00793405" calcext:value-type="float">
            <text:p>-0.00793405</text:p>
          </table:table-cell>
          <table:table-cell office:value-type="float" office:value="-0.007159485" calcext:value-type="float">
            <text:p>-0.007159485</text:p>
          </table:table-cell>
          <table:table-cell office:value-type="float" office:value="-0.007091247" calcext:value-type="float">
            <text:p>-0.007091247</text:p>
          </table:table-cell>
          <table:table-cell office:value-type="float" office:value="-0.01108098" calcext:value-type="float">
            <text:p>-0.01108098</text:p>
          </table:table-cell>
          <table:table-cell office:value-type="float" office:value="-0.1710155" calcext:value-type="float">
            <text:p>-0.1710155</text:p>
          </table:table-cell>
          <table:table-cell office:value-type="float" office:value="-0.02825897" calcext:value-type="float">
            <text:p>-0.02825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008354" calcext:value-type="float">
            <text:p>-0.06008354</text:p>
          </table:table-cell>
          <table:table-cell office:value-type="float" office:value="0.001644859" calcext:value-type="float">
            <text:p>0.001644859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82833" calcext:value-type="float">
            <text:p>-2.38283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5" calcext:value-type="float">
            <text:p>17042005</text:p>
          </table:table-cell>
          <table:table-cell office:value-type="float" office:value="131.3996" calcext:value-type="float">
            <text:p>131.3996</text:p>
          </table:table-cell>
          <table:table-cell office:value-type="float" office:value="68.42345" calcext:value-type="float">
            <text:p>68.42345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57.95" calcext:value-type="float">
            <text:p>1057.95</text:p>
          </table:table-cell>
          <table:table-cell office:value-type="float" office:value="-3.787605" calcext:value-type="float">
            <text:p>-3.787605</text:p>
          </table:table-cell>
          <table:table-cell office:value-type="float" office:value="0" calcext:value-type="float">
            <text:p>0</text:p>
          </table:table-cell>
          <table:table-cell office:value-type="float" office:value="0.1139679" calcext:value-type="float">
            <text:p>0.1139679</text:p>
          </table:table-cell>
          <table:table-cell office:value-type="float" office:value="0.3603432" calcext:value-type="float">
            <text:p>0.3603432</text:p>
          </table:table-cell>
          <table:table-cell office:value-type="float" office:value="0.363746" calcext:value-type="float">
            <text:p>0.363746</text:p>
          </table:table-cell>
          <table:table-cell office:value-type="float" office:value="0.3685935" calcext:value-type="float">
            <text:p>0.3685935</text:p>
          </table:table-cell>
          <table:table-cell office:value-type="float" office:value="0.3720386" calcext:value-type="float">
            <text:p>0.3720386</text:p>
          </table:table-cell>
          <table:table-cell office:value-type="float" office:value="0.3211654" calcext:value-type="float">
            <text:p>0.3211654</text:p>
          </table:table-cell>
          <table:table-cell office:value-type="float" office:value="0.3148381" calcext:value-type="float">
            <text:p>0.3148381</text:p>
          </table:table-cell>
          <table:table-cell office:value-type="float" office:value="0.3790652" calcext:value-type="float">
            <text:p>0.3790652</text:p>
          </table:table-cell>
          <table:table-cell office:value-type="float" office:value="0.2907951" calcext:value-type="float">
            <text:p>0.2907951</text:p>
          </table:table-cell>
          <table:table-cell office:value-type="float" office:value="0.3554024" calcext:value-type="float">
            <text:p>0.3554024</text:p>
          </table:table-cell>
          <table:table-cell office:value-type="float" office:value="0.375244" calcext:value-type="float">
            <text:p>0.375244</text:p>
          </table:table-cell>
          <table:table-cell office:value-type="float" office:value="0.3912874" calcext:value-type="float">
            <text:p>0.391287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5044E-015" calcext:value-type="float">
            <text:p>1.935044E-15</text:p>
          </table:table-cell>
          <table:table-cell office:value-type="float" office:value="1.954395E-015" calcext:value-type="float">
            <text:p>1.954395E-15</text:p>
          </table:table-cell>
          <table:table-cell office:value-type="float" office:value="1.987587E-015" calcext:value-type="float">
            <text:p>1.987587E-15</text:p>
          </table:table-cell>
          <table:table-cell office:value-type="float" office:value="1.919477E-015" calcext:value-type="float">
            <text:p>1.919477E-15</text:p>
          </table:table-cell>
          <table:table-cell office:value-type="float" office:value="9.341257E-016" calcext:value-type="float">
            <text:p>9.341257E-16</text:p>
          </table:table-cell>
          <table:table-cell office:value-type="float" office:value="1.994852E-015" calcext:value-type="float">
            <text:p>1.994852E-15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8E-016" calcext:value-type="float">
            <text:p>9.734648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13475" calcext:value-type="float">
            <text:p>-63.13475</text:p>
          </table:table-cell>
          <table:table-cell office:value-type="float" office:value="-0.01143164" calcext:value-type="float">
            <text:p>-0.01143164</text:p>
          </table:table-cell>
          <table:table-cell office:value-type="float" office:value="-0.01078275" calcext:value-type="float">
            <text:p>-0.01078275</text:p>
          </table:table-cell>
          <table:table-cell office:value-type="float" office:value="-0.00998639" calcext:value-type="float">
            <text:p>-0.00998639</text:p>
          </table:table-cell>
          <table:table-cell office:value-type="float" office:value="-0.009432247" calcext:value-type="float">
            <text:p>-0.009432247</text:p>
          </table:table-cell>
          <table:table-cell office:value-type="float" office:value="-0.008590239" calcext:value-type="float">
            <text:p>-0.008590239</text:p>
          </table:table-cell>
          <table:table-cell office:value-type="float" office:value="-0.008368977" calcext:value-type="float">
            <text:p>-0.008368977</text:p>
          </table:table-cell>
          <table:table-cell office:value-type="float" office:value="-0.009042229" calcext:value-type="float">
            <text:p>-0.009042229</text:p>
          </table:table-cell>
          <table:table-cell office:value-type="float" office:value="-0.1675559" calcext:value-type="float">
            <text:p>-0.1675559</text:p>
          </table:table-cell>
          <table:table-cell office:value-type="float" office:value="-0.02799509" calcext:value-type="float">
            <text:p>-0.02799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23013" calcext:value-type="float">
            <text:p>-36.23013</text:p>
          </table:table-cell>
          <table:table-cell office:value-type="float" office:value="0.001583597" calcext:value-type="float">
            <text:p>0.00158359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86002" calcext:value-type="float">
            <text:p>-2.38600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5" calcext:value-type="float">
            <text:p>18042005</text:p>
          </table:table-cell>
          <table:table-cell office:value-type="float" office:value="137.2995" calcext:value-type="float">
            <text:p>137.2995</text:p>
          </table:table-cell>
          <table:table-cell office:value-type="float" office:value="69.16665" calcext:value-type="float">
            <text:p>69.16665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63.055" calcext:value-type="float">
            <text:p>1063.055</text:p>
          </table:table-cell>
          <table:table-cell office:value-type="float" office:value="-3.734872" calcext:value-type="float">
            <text:p>-3.734872</text:p>
          </table:table-cell>
          <table:table-cell office:value-type="float" office:value="0" calcext:value-type="float">
            <text:p>0</text:p>
          </table:table-cell>
          <table:table-cell office:value-type="float" office:value="0.3968602" calcext:value-type="float">
            <text:p>0.3968602</text:p>
          </table:table-cell>
          <table:table-cell office:value-type="float" office:value="0.3952787" calcext:value-type="float">
            <text:p>0.3952787</text:p>
          </table:table-cell>
          <table:table-cell office:value-type="float" office:value="0.3752984" calcext:value-type="float">
            <text:p>0.3752984</text:p>
          </table:table-cell>
          <table:table-cell office:value-type="float" office:value="0.3694739" calcext:value-type="float">
            <text:p>0.3694739</text:p>
          </table:table-cell>
          <table:table-cell office:value-type="float" office:value="0.3703435" calcext:value-type="float">
            <text:p>0.3703435</text:p>
          </table:table-cell>
          <table:table-cell office:value-type="float" office:value="0.3180959" calcext:value-type="float">
            <text:p>0.3180959</text:p>
          </table:table-cell>
          <table:table-cell office:value-type="float" office:value="0.312749" calcext:value-type="float">
            <text:p>0.312749</text:p>
          </table:table-cell>
          <table:table-cell office:value-type="float" office:value="0.3804242" calcext:value-type="float">
            <text:p>0.3804242</text:p>
          </table:table-cell>
          <table:table-cell office:value-type="float" office:value="0.2914199" calcext:value-type="float">
            <text:p>0.2914199</text:p>
          </table:table-cell>
          <table:table-cell office:value-type="float" office:value="0.3556093" calcext:value-type="float">
            <text:p>0.3556093</text:p>
          </table:table-cell>
          <table:table-cell office:value-type="float" office:value="0.3752542" calcext:value-type="float">
            <text:p>0.3752542</text:p>
          </table:table-cell>
          <table:table-cell office:value-type="float" office:value="0.391224" calcext:value-type="float">
            <text:p>0.39122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6068E-015" calcext:value-type="float">
            <text:p>1.936068E-15</text:p>
          </table:table-cell>
          <table:table-cell office:value-type="float" office:value="1.954297E-015" calcext:value-type="float">
            <text:p>1.954297E-15</text:p>
          </table:table-cell>
          <table:table-cell office:value-type="float" office:value="1.987493E-015" calcext:value-type="float">
            <text:p>1.987493E-15</text:p>
          </table:table-cell>
          <table:table-cell office:value-type="float" office:value="1.919454E-015" calcext:value-type="float">
            <text:p>1.919454E-15</text:p>
          </table:table-cell>
          <table:table-cell office:value-type="float" office:value="9.341095E-016" calcext:value-type="float">
            <text:p>9.341095E-16</text:p>
          </table:table-cell>
          <table:table-cell office:value-type="float" office:value="1.994852E-015" calcext:value-type="float">
            <text:p>1.994852E-15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5E-016" calcext:value-type="float">
            <text:p>9.73465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978429" calcext:value-type="float">
            <text:p>-0.005978429</text:p>
          </table:table-cell>
          <table:table-cell office:value-type="float" office:value="-0.006317103" calcext:value-type="float">
            <text:p>-0.006317103</text:p>
          </table:table-cell>
          <table:table-cell office:value-type="float" office:value="-0.009100207" calcext:value-type="float">
            <text:p>-0.009100207</text:p>
          </table:table-cell>
          <table:table-cell office:value-type="float" office:value="-0.009911322" calcext:value-type="float">
            <text:p>-0.009911322</text:p>
          </table:table-cell>
          <table:table-cell office:value-type="float" office:value="-0.00972496" calcext:value-type="float">
            <text:p>-0.00972496</text:p>
          </table:table-cell>
          <table:table-cell office:value-type="float" office:value="-0.009244476" calcext:value-type="float">
            <text:p>-0.009244476</text:p>
          </table:table-cell>
          <table:table-cell office:value-type="float" office:value="-0.008855632" calcext:value-type="float">
            <text:p>-0.008855632</text:p>
          </table:table-cell>
          <table:table-cell office:value-type="float" office:value="-0.008361928" calcext:value-type="float">
            <text:p>-0.008361928</text:p>
          </table:table-cell>
          <table:table-cell office:value-type="float" office:value="-0.1642279" calcext:value-type="float">
            <text:p>-0.1642279</text:p>
          </table:table-cell>
          <table:table-cell office:value-type="float" office:value="-0.02771772" calcext:value-type="float">
            <text:p>-0.02771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024658" calcext:value-type="float">
            <text:p>-0.006024658</text:p>
          </table:table-cell>
          <table:table-cell office:value-type="float" office:value="0.001534552" calcext:value-type="float">
            <text:p>0.001534552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89062" calcext:value-type="float">
            <text:p>-2.38906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5" calcext:value-type="float">
            <text:p>19042005</text:p>
          </table:table-cell>
          <table:table-cell office:value-type="float" office:value="137.2995" calcext:value-type="float">
            <text:p>137.2995</text:p>
          </table:table-cell>
          <table:table-cell office:value-type="float" office:value="73.33641" calcext:value-type="float">
            <text:p>73.33641</text:p>
          </table:table-cell>
          <table:table-cell office:value-type="float" office:value="8.852375" calcext:value-type="float">
            <text:p>8.852375</text:p>
          </table:table-cell>
          <table:table-cell office:value-type="float" office:value="1058.885" calcext:value-type="float">
            <text:p>1058.885</text:p>
          </table:table-cell>
          <table:table-cell office:value-type="float" office:value="-3.734872" calcext:value-type="float">
            <text:p>-3.734872</text:p>
          </table:table-cell>
          <table:table-cell office:value-type="float" office:value="0" calcext:value-type="float">
            <text:p>0</text:p>
          </table:table-cell>
          <table:table-cell office:value-type="float" office:value="0.3320454" calcext:value-type="float">
            <text:p>0.3320454</text:p>
          </table:table-cell>
          <table:table-cell office:value-type="float" office:value="0.3369567" calcext:value-type="float">
            <text:p>0.3369567</text:p>
          </table:table-cell>
          <table:table-cell office:value-type="float" office:value="0.3526494" calcext:value-type="float">
            <text:p>0.3526494</text:p>
          </table:table-cell>
          <table:table-cell office:value-type="float" office:value="0.3637256" calcext:value-type="float">
            <text:p>0.3637256</text:p>
          </table:table-cell>
          <table:table-cell office:value-type="float" office:value="0.3685022" calcext:value-type="float">
            <text:p>0.3685022</text:p>
          </table:table-cell>
          <table:table-cell office:value-type="float" office:value="0.3189292" calcext:value-type="float">
            <text:p>0.3189292</text:p>
          </table:table-cell>
          <table:table-cell office:value-type="float" office:value="0.313763" calcext:value-type="float">
            <text:p>0.313763</text:p>
          </table:table-cell>
          <table:table-cell office:value-type="float" office:value="0.3811166" calcext:value-type="float">
            <text:p>0.3811166</text:p>
          </table:table-cell>
          <table:table-cell office:value-type="float" office:value="0.2920322" calcext:value-type="float">
            <text:p>0.2920322</text:p>
          </table:table-cell>
          <table:table-cell office:value-type="float" office:value="0.3558075" calcext:value-type="float">
            <text:p>0.3558075</text:p>
          </table:table-cell>
          <table:table-cell office:value-type="float" office:value="0.3752772" calcext:value-type="float">
            <text:p>0.3752772</text:p>
          </table:table-cell>
          <table:table-cell office:value-type="float" office:value="0.3911535" calcext:value-type="float">
            <text:p>0.391153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7242E-015" calcext:value-type="float">
            <text:p>1.947242E-15</text:p>
          </table:table-cell>
          <table:table-cell office:value-type="float" office:value="1.958295E-015" calcext:value-type="float">
            <text:p>1.958295E-15</text:p>
          </table:table-cell>
          <table:table-cell office:value-type="float" office:value="1.982091E-015" calcext:value-type="float">
            <text:p>1.982091E-15</text:p>
          </table:table-cell>
          <table:table-cell office:value-type="float" office:value="1.919433E-015" calcext:value-type="float">
            <text:p>1.919433E-15</text:p>
          </table:table-cell>
          <table:table-cell office:value-type="float" office:value="9.340926E-016" calcext:value-type="float">
            <text:p>9.340926E-16</text:p>
          </table:table-cell>
          <table:table-cell office:value-type="float" office:value="1.994852E-015" calcext:value-type="float">
            <text:p>1.994852E-15</text:p>
          </table:table-cell>
          <table:table-cell office:value-type="float" office:value="1.849862E-015" calcext:value-type="float">
            <text:p>1.849862E-15</text:p>
          </table:table-cell>
          <table:table-cell office:value-type="float" office:value="9.734647E-016" calcext:value-type="float">
            <text:p>9.734647E-16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09372" calcext:value-type="float">
            <text:p>-0.01909372</text:p>
          </table:table-cell>
          <table:table-cell office:value-type="float" office:value="-0.01733913" calcext:value-type="float">
            <text:p>-0.01733913</text:p>
          </table:table-cell>
          <table:table-cell office:value-type="float" office:value="-0.01300051" calcext:value-type="float">
            <text:p>-0.01300051</text:p>
          </table:table-cell>
          <table:table-cell office:value-type="float" office:value="-0.01080649" calcext:value-type="float">
            <text:p>-0.01080649</text:p>
          </table:table-cell>
          <table:table-cell office:value-type="float" office:value="-0.009981287" calcext:value-type="float">
            <text:p>-0.009981287</text:p>
          </table:table-cell>
          <table:table-cell office:value-type="float" office:value="-0.009054879" calcext:value-type="float">
            <text:p>-0.009054879</text:p>
          </table:table-cell>
          <table:table-cell office:value-type="float" office:value="-0.008620217" calcext:value-type="float">
            <text:p>-0.008620217</text:p>
          </table:table-cell>
          <table:table-cell office:value-type="float" office:value="-0.008039541" calcext:value-type="float">
            <text:p>-0.008039541</text:p>
          </table:table-cell>
          <table:table-cell office:value-type="float" office:value="-0.1610368" calcext:value-type="float">
            <text:p>-0.1610368</text:p>
          </table:table-cell>
          <table:table-cell office:value-type="float" office:value="-0.02745463" calcext:value-type="float">
            <text:p>-0.02745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3328" calcext:value-type="float">
            <text:p>-0.0193328</text:p>
          </table:table-cell>
          <table:table-cell office:value-type="float" office:value="0.0006210278" calcext:value-type="float">
            <text:p>0.000621027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92018" calcext:value-type="float">
            <text:p>-2.3920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5" calcext:value-type="float">
            <text:p>20042005</text:p>
          </table:table-cell>
          <table:table-cell office:value-type="float" office:value="159.8995" calcext:value-type="float">
            <text:p>159.8995</text:p>
          </table:table-cell>
          <table:table-cell office:value-type="float" office:value="75.59901" calcext:value-type="float">
            <text:p>75.59901</text:p>
          </table:table-cell>
          <table:table-cell office:value-type="float" office:value="16.97091" calcext:value-type="float">
            <text:p>16.97091</text:p>
          </table:table-cell>
          <table:table-cell office:value-type="float" office:value="1070.863" calcext:value-type="float">
            <text:p>1070.863</text:p>
          </table:table-cell>
          <table:table-cell office:value-type="float" office:value="-3.494289" calcext:value-type="float">
            <text:p>-3.494289</text:p>
          </table:table-cell>
          <table:table-cell office:value-type="float" office:value="0" calcext:value-type="float">
            <text:p>0</text:p>
          </table:table-cell>
          <table:table-cell office:value-type="float" office:value="0.3881032" calcext:value-type="float">
            <text:p>0.3881032</text:p>
          </table:table-cell>
          <table:table-cell office:value-type="float" office:value="0.390497" calcext:value-type="float">
            <text:p>0.390497</text:p>
          </table:table-cell>
          <table:table-cell office:value-type="float" office:value="0.3950982" calcext:value-type="float">
            <text:p>0.3950982</text:p>
          </table:table-cell>
          <table:table-cell office:value-type="float" office:value="0.4000134" calcext:value-type="float">
            <text:p>0.4000134</text:p>
          </table:table-cell>
          <table:table-cell office:value-type="float" office:value="0.402866" calcext:value-type="float">
            <text:p>0.402866</text:p>
          </table:table-cell>
          <table:table-cell office:value-type="float" office:value="0.339637" calcext:value-type="float">
            <text:p>0.339637</text:p>
          </table:table-cell>
          <table:table-cell office:value-type="float" office:value="0.3297366" calcext:value-type="float">
            <text:p>0.3297366</text:p>
          </table:table-cell>
          <table:table-cell office:value-type="float" office:value="0.3856279" calcext:value-type="float">
            <text:p>0.3856279</text:p>
          </table:table-cell>
          <table:table-cell office:value-type="float" office:value="0.2926481" calcext:value-type="float">
            <text:p>0.2926481</text:p>
          </table:table-cell>
          <table:table-cell office:value-type="float" office:value="0.3560014" calcext:value-type="float">
            <text:p>0.3560014</text:p>
          </table:table-cell>
          <table:table-cell office:value-type="float" office:value="0.3753137" calcext:value-type="float">
            <text:p>0.3753137</text:p>
          </table:table-cell>
          <table:table-cell office:value-type="float" office:value="0.3910762" calcext:value-type="float">
            <text:p>0.391076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3825E-015" calcext:value-type="float">
            <text:p>1.883825E-15</text:p>
          </table:table-cell>
          <table:table-cell office:value-type="float" office:value="1.961334E-015" calcext:value-type="float">
            <text:p>1.961334E-15</text:p>
          </table:table-cell>
          <table:table-cell office:value-type="float" office:value="1.978442E-015" calcext:value-type="float">
            <text:p>1.978442E-15</text:p>
          </table:table-cell>
          <table:table-cell office:value-type="float" office:value="1.918005E-015" calcext:value-type="float">
            <text:p>1.918005E-15</text:p>
          </table:table-cell>
          <table:table-cell office:value-type="float" office:value="9.366021E-016" calcext:value-type="float">
            <text:p>9.366021E-16</text:p>
          </table:table-cell>
          <table:table-cell office:value-type="float" office:value="1.994748E-015" calcext:value-type="float">
            <text:p>1.994748E-15</text:p>
          </table:table-cell>
          <table:table-cell office:value-type="float" office:value="1.848966E-015" calcext:value-type="float">
            <text:p>1.848966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259287" calcext:value-type="float">
            <text:p>-0.007259287</text:p>
          </table:table-cell>
          <table:table-cell office:value-type="float" office:value="-0.006955891" calcext:value-type="float">
            <text:p>-0.006955891</text:p>
          </table:table-cell>
          <table:table-cell office:value-type="float" office:value="-0.006467322" calcext:value-type="float">
            <text:p>-0.006467322</text:p>
          </table:table-cell>
          <table:table-cell office:value-type="float" office:value="-0.006043521" calcext:value-type="float">
            <text:p>-0.006043521</text:p>
          </table:table-cell>
          <table:table-cell office:value-type="float" office:value="-0.005789374" calcext:value-type="float">
            <text:p>-0.005789374</text:p>
          </table:table-cell>
          <table:table-cell office:value-type="float" office:value="-0.005647317" calcext:value-type="float">
            <text:p>-0.005647317</text:p>
          </table:table-cell>
          <table:table-cell office:value-type="float" office:value="-0.005695997" calcext:value-type="float">
            <text:p>-0.005695997</text:p>
          </table:table-cell>
          <table:table-cell office:value-type="float" office:value="-0.006245445" calcext:value-type="float">
            <text:p>-0.006245445</text:p>
          </table:table-cell>
          <table:table-cell office:value-type="float" office:value="-0.1578961" calcext:value-type="float">
            <text:p>-0.1578961</text:p>
          </table:table-cell>
          <table:table-cell office:value-type="float" office:value="-0.02719977" calcext:value-type="float">
            <text:p>-0.02719977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7301706" calcext:value-type="float">
            <text:p>-0.007301706</text:p>
          </table:table-cell>
          <table:table-cell office:value-type="float" office:value="0.0000002533197" calcext:value-type="float">
            <text:p>2.533197E-07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6108" calcext:value-type="float">
            <text:p>-2.39610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5" calcext:value-type="float">
            <text:p>21042005</text:p>
          </table:table-cell>
          <table:table-cell office:value-type="float" office:value="163.4995" calcext:value-type="float">
            <text:p>163.4995</text:p>
          </table:table-cell>
          <table:table-cell office:value-type="float" office:value="76.81149" calcext:value-type="float">
            <text:p>76.81149</text:p>
          </table:table-cell>
          <table:table-cell office:value-type="float" office:value="16.97091" calcext:value-type="float">
            <text:p>16.97091</text:p>
          </table:table-cell>
          <table:table-cell office:value-type="float" office:value="1073.214" calcext:value-type="float">
            <text:p>1073.214</text:p>
          </table:table-cell>
          <table:table-cell office:value-type="float" office:value="-3.457961" calcext:value-type="float">
            <text:p>-3.457961</text:p>
          </table:table-cell>
          <table:table-cell office:value-type="float" office:value="0" calcext:value-type="float">
            <text:p>0</text:p>
          </table:table-cell>
          <table:table-cell office:value-type="float" office:value="0.3943714" calcext:value-type="float">
            <text:p>0.3943714</text:p>
          </table:table-cell>
          <table:table-cell office:value-type="float" office:value="0.3968125" calcext:value-type="float">
            <text:p>0.3968125</text:p>
          </table:table-cell>
          <table:table-cell office:value-type="float" office:value="0.400698" calcext:value-type="float">
            <text:p>0.400698</text:p>
          </table:table-cell>
          <table:table-cell office:value-type="float" office:value="0.4045439" calcext:value-type="float">
            <text:p>0.4045439</text:p>
          </table:table-cell>
          <table:table-cell office:value-type="float" office:value="0.4069451" calcext:value-type="float">
            <text:p>0.4069451</text:p>
          </table:table-cell>
          <table:table-cell office:value-type="float" office:value="0.3412246" calcext:value-type="float">
            <text:p>0.3412246</text:p>
          </table:table-cell>
          <table:table-cell office:value-type="float" office:value="0.3324137" calcext:value-type="float">
            <text:p>0.3324137</text:p>
          </table:table-cell>
          <table:table-cell office:value-type="float" office:value="0.3896079" calcext:value-type="float">
            <text:p>0.3896079</text:p>
          </table:table-cell>
          <table:table-cell office:value-type="float" office:value="0.2932413" calcext:value-type="float">
            <text:p>0.2932413</text:p>
          </table:table-cell>
          <table:table-cell office:value-type="float" office:value="0.3561852" calcext:value-type="float">
            <text:p>0.3561852</text:p>
          </table:table-cell>
          <table:table-cell office:value-type="float" office:value="0.3753526" calcext:value-type="float">
            <text:p>0.3753526</text:p>
          </table:table-cell>
          <table:table-cell office:value-type="float" office:value="0.3909906" calcext:value-type="float">
            <text:p>0.390990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4639E-015" calcext:value-type="float">
            <text:p>1.884639E-15</text:p>
          </table:table-cell>
          <table:table-cell office:value-type="float" office:value="1.961266E-015" calcext:value-type="float">
            <text:p>1.961266E-15</text:p>
          </table:table-cell>
          <table:table-cell office:value-type="float" office:value="1.97836E-015" calcext:value-type="float">
            <text:p>1.97836E-15</text:p>
          </table:table-cell>
          <table:table-cell office:value-type="float" office:value="1.91799E-015" calcext:value-type="float">
            <text:p>1.91799E-15</text:p>
          </table:table-cell>
          <table:table-cell office:value-type="float" office:value="9.365837E-016" calcext:value-type="float">
            <text:p>9.365837E-16</text:p>
          </table:table-cell>
          <table:table-cell office:value-type="float" office:value="1.994748E-015" calcext:value-type="float">
            <text:p>1.994748E-15</text:p>
          </table:table-cell>
          <table:table-cell office:value-type="float" office:value="1.848966E-015" calcext:value-type="float">
            <text:p>1.848966E-15</text:p>
          </table:table-cell>
          <table:table-cell office:value-type="float" office:value="9.731747E-016" calcext:value-type="float">
            <text:p>9.731747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565619" calcext:value-type="float">
            <text:p>-0.006565619</text:p>
          </table:table-cell>
          <table:table-cell office:value-type="float" office:value="-0.006290402" calcext:value-type="float">
            <text:p>-0.006290402</text:p>
          </table:table-cell>
          <table:table-cell office:value-type="float" office:value="-0.005927053" calcext:value-type="float">
            <text:p>-0.005927053</text:p>
          </table:table-cell>
          <table:table-cell office:value-type="float" office:value="-0.005644668" calcext:value-type="float">
            <text:p>-0.005644668</text:p>
          </table:table-cell>
          <table:table-cell office:value-type="float" office:value="-0.005450536" calcext:value-type="float">
            <text:p>-0.005450536</text:p>
          </table:table-cell>
          <table:table-cell office:value-type="float" office:value="-0.005459887" calcext:value-type="float">
            <text:p>-0.005459887</text:p>
          </table:table-cell>
          <table:table-cell office:value-type="float" office:value="-0.005322388" calcext:value-type="float">
            <text:p>-0.005322388</text:p>
          </table:table-cell>
          <table:table-cell office:value-type="float" office:value="-0.005001094" calcext:value-type="float">
            <text:p>-0.005001094</text:p>
          </table:table-cell>
          <table:table-cell office:value-type="float" office:value="-0.1549353" calcext:value-type="float">
            <text:p>-0.1549353</text:p>
          </table:table-cell>
          <table:table-cell office:value-type="float" office:value="-0.02696073" calcext:value-type="float">
            <text:p>-0.02696073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66026" calcext:value-type="float">
            <text:p>-0.0066026</text:p>
          </table:table-cell>
          <table:table-cell office:value-type="float" office:value="-0.00003531994" calcext:value-type="float">
            <text:p>-3.531994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8839" calcext:value-type="float">
            <text:p>-2.3988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5" calcext:value-type="float">
            <text:p>2204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78.92197" calcext:value-type="float">
            <text:p>78.92197</text:p>
          </table:table-cell>
          <table:table-cell office:value-type="float" office:value="16.97091" calcext:value-type="float">
            <text:p>16.97091</text:p>
          </table:table-cell>
          <table:table-cell office:value-type="float" office:value="1077.388" calcext:value-type="float">
            <text:p>1077.388</text:p>
          </table:table-cell>
          <table:table-cell office:value-type="float" office:value="-3.841295" calcext:value-type="float">
            <text:p>-3.841295</text:p>
          </table:table-cell>
          <table:table-cell office:value-type="float" office:value="0" calcext:value-type="float">
            <text:p>0</text:p>
          </table:table-cell>
          <table:table-cell office:value-type="float" office:value="0.3963881" calcext:value-type="float">
            <text:p>0.3963881</text:p>
          </table:table-cell>
          <table:table-cell office:value-type="float" office:value="0.398988" calcext:value-type="float">
            <text:p>0.398988</text:p>
          </table:table-cell>
          <table:table-cell office:value-type="float" office:value="0.404098" calcext:value-type="float">
            <text:p>0.404098</text:p>
          </table:table-cell>
          <table:table-cell office:value-type="float" office:value="0.4102468" calcext:value-type="float">
            <text:p>0.4102468</text:p>
          </table:table-cell>
          <table:table-cell office:value-type="float" office:value="0.4145645" calcext:value-type="float">
            <text:p>0.4145645</text:p>
          </table:table-cell>
          <table:table-cell office:value-type="float" office:value="0.3502706" calcext:value-type="float">
            <text:p>0.3502706</text:p>
          </table:table-cell>
          <table:table-cell office:value-type="float" office:value="0.3419795" calcext:value-type="float">
            <text:p>0.3419795</text:p>
          </table:table-cell>
          <table:table-cell office:value-type="float" office:value="0.3947647" calcext:value-type="float">
            <text:p>0.3947647</text:p>
          </table:table-cell>
          <table:table-cell office:value-type="float" office:value="0.2938333" calcext:value-type="float">
            <text:p>0.2938333</text:p>
          </table:table-cell>
          <table:table-cell office:value-type="float" office:value="0.3563593" calcext:value-type="float">
            <text:p>0.3563593</text:p>
          </table:table-cell>
          <table:table-cell office:value-type="float" office:value="0.3753975" calcext:value-type="float">
            <text:p>0.3753975</text:p>
          </table:table-cell>
          <table:table-cell office:value-type="float" office:value="0.3909632" calcext:value-type="float">
            <text:p>0.3909632</text:p>
          </table:table-cell>
          <table:table-cell office:value-type="float" office:value="0.4617008" calcext:value-type="float">
            <text:p>0.4617008</text:p>
          </table:table-cell>
          <table:table-cell office:value-type="float" office:value="0" calcext:value-type="float">
            <text:p>0</text:p>
          </table:table-cell>
          <table:table-cell office:value-type="float" office:value="1.885302E-015" calcext:value-type="float">
            <text:p>1.885302E-15</text:p>
          </table:table-cell>
          <table:table-cell office:value-type="float" office:value="1.961214E-015" calcext:value-type="float">
            <text:p>1.961214E-15</text:p>
          </table:table-cell>
          <table:table-cell office:value-type="float" office:value="1.978296E-015" calcext:value-type="float">
            <text:p>1.978296E-15</text:p>
          </table:table-cell>
          <table:table-cell office:value-type="float" office:value="1.917969E-015" calcext:value-type="float">
            <text:p>1.917969E-15</text:p>
          </table:table-cell>
          <table:table-cell office:value-type="float" office:value="9.365757E-016" calcext:value-type="float">
            <text:p>9.365757E-16</text:p>
          </table:table-cell>
          <table:table-cell office:value-type="float" office:value="1.994748E-015" calcext:value-type="float">
            <text:p>1.994748E-15</text:p>
          </table:table-cell>
          <table:table-cell office:value-type="float" office:value="1.848966E-015" calcext:value-type="float">
            <text:p>1.848966E-15</text:p>
          </table:table-cell>
          <table:table-cell office:value-type="float" office:value="9.731749E-016" calcext:value-type="float">
            <text:p>9.731749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375571" calcext:value-type="float">
            <text:p>-0.006375571</text:p>
          </table:table-cell>
          <table:table-cell office:value-type="float" office:value="-0.006094622" calcext:value-type="float">
            <text:p>-0.006094622</text:p>
          </table:table-cell>
          <table:table-cell office:value-type="float" office:value="-0.005633506" calcext:value-type="float">
            <text:p>-0.005633506</text:p>
          </table:table-cell>
          <table:table-cell office:value-type="float" office:value="-0.00518075" calcext:value-type="float">
            <text:p>-0.00518075</text:p>
          </table:table-cell>
          <table:table-cell office:value-type="float" office:value="-0.004861149" calcext:value-type="float">
            <text:p>-0.004861149</text:p>
          </table:table-cell>
          <table:table-cell office:value-type="float" office:value="-0.004474047" calcext:value-type="float">
            <text:p>-0.004474047</text:p>
          </table:table-cell>
          <table:table-cell office:value-type="float" office:value="-0.004186851" calcext:value-type="float">
            <text:p>-0.004186851</text:p>
          </table:table-cell>
          <table:table-cell office:value-type="float" office:value="-0.003772614" calcext:value-type="float">
            <text:p>-0.003772614</text:p>
          </table:table-cell>
          <table:table-cell office:value-type="float" office:value="-0.1520516" calcext:value-type="float">
            <text:p>-0.1520516</text:p>
          </table:table-cell>
          <table:table-cell office:value-type="float" office:value="-0.02673502" calcext:value-type="float">
            <text:p>-0.02673502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6415191" calcext:value-type="float">
            <text:p>-0.006415191</text:p>
          </table:table-cell>
          <table:table-cell office:value-type="float" office:value="-0.00006345822" calcext:value-type="float">
            <text:p>-6.345822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658" calcext:value-type="float">
            <text:p>-2.386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5" calcext:value-type="float">
            <text:p>2304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82.63169" calcext:value-type="float">
            <text:p>82.63169</text:p>
          </table:table-cell>
          <table:table-cell office:value-type="float" office:value="16.97091" calcext:value-type="float">
            <text:p>16.97091</text:p>
          </table:table-cell>
          <table:table-cell office:value-type="float" office:value="1073.74" calcext:value-type="float">
            <text:p>1073.74</text:p>
          </table:table-cell>
          <table:table-cell office:value-type="float" office:value="-3.903715" calcext:value-type="float">
            <text:p>-3.903715</text:p>
          </table:table-cell>
          <table:table-cell office:value-type="float" office:value="0" calcext:value-type="float">
            <text:p>0</text:p>
          </table:table-cell>
          <table:table-cell office:value-type="float" office:value="0.3713612" calcext:value-type="float">
            <text:p>0.3713612</text:p>
          </table:table-cell>
          <table:table-cell office:value-type="float" office:value="0.3740511" calcext:value-type="float">
            <text:p>0.3740511</text:p>
          </table:table-cell>
          <table:table-cell office:value-type="float" office:value="0.3816999" calcext:value-type="float">
            <text:p>0.3816999</text:p>
          </table:table-cell>
          <table:table-cell office:value-type="float" office:value="0.3912904" calcext:value-type="float">
            <text:p>0.3912904</text:p>
          </table:table-cell>
          <table:table-cell office:value-type="float" office:value="0.3977347" calcext:value-type="float">
            <text:p>0.3977347</text:p>
          </table:table-cell>
          <table:table-cell office:value-type="float" office:value="0.3427105" calcext:value-type="float">
            <text:p>0.3427105</text:p>
          </table:table-cell>
          <table:table-cell office:value-type="float" office:value="0.33989" calcext:value-type="float">
            <text:p>0.33989</text:p>
          </table:table-cell>
          <table:table-cell office:value-type="float" office:value="0.3983634" calcext:value-type="float">
            <text:p>0.3983634</text:p>
          </table:table-cell>
          <table:table-cell office:value-type="float" office:value="0.2946047" calcext:value-type="float">
            <text:p>0.2946047</text:p>
          </table:table-cell>
          <table:table-cell office:value-type="float" office:value="0.356463" calcext:value-type="float">
            <text:p>0.356463</text:p>
          </table:table-cell>
          <table:table-cell office:value-type="float" office:value="0.375448" calcext:value-type="float">
            <text:p>0.375448</text:p>
          </table:table-cell>
          <table:table-cell office:value-type="float" office:value="0.390953" calcext:value-type="float">
            <text:p>0.390953</text:p>
          </table:table-cell>
          <table:table-cell office:value-type="float" office:value="0.46211" calcext:value-type="float">
            <text:p>0.46211</text:p>
          </table:table-cell>
          <table:table-cell office:value-type="float" office:value="0" calcext:value-type="float">
            <text:p>0</text:p>
          </table:table-cell>
          <table:table-cell office:value-type="float" office:value="1.88593E-015" calcext:value-type="float">
            <text:p>1.88593E-15</text:p>
          </table:table-cell>
          <table:table-cell office:value-type="float" office:value="1.961157E-015" calcext:value-type="float">
            <text:p>1.961157E-15</text:p>
          </table:table-cell>
          <table:table-cell office:value-type="float" office:value="1.97824E-015" calcext:value-type="float">
            <text:p>1.97824E-15</text:p>
          </table:table-cell>
          <table:table-cell office:value-type="float" office:value="1.917952E-015" calcext:value-type="float">
            <text:p>1.917952E-15</text:p>
          </table:table-cell>
          <table:table-cell office:value-type="float" office:value="9.365609E-016" calcext:value-type="float">
            <text:p>9.365609E-16</text:p>
          </table:table-cell>
          <table:table-cell office:value-type="float" office:value="1.994748E-015" calcext:value-type="float">
            <text:p>1.994748E-15</text:p>
          </table:table-cell>
          <table:table-cell office:value-type="float" office:value="1.848966E-015" calcext:value-type="float">
            <text:p>1.848966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553931" calcext:value-type="float">
            <text:p>-0.009553931</text:p>
          </table:table-cell>
          <table:table-cell office:value-type="float" office:value="-0.00910565" calcext:value-type="float">
            <text:p>-0.00910565</text:p>
          </table:table-cell>
          <table:table-cell office:value-type="float" office:value="-0.008017589" calcext:value-type="float">
            <text:p>-0.008017589</text:p>
          </table:table-cell>
          <table:table-cell office:value-type="float" office:value="-0.006921973" calcext:value-type="float">
            <text:p>-0.006921973</text:p>
          </table:table-cell>
          <table:table-cell office:value-type="float" office:value="-0.006261684" calcext:value-type="float">
            <text:p>-0.006261684</text:p>
          </table:table-cell>
          <table:table-cell office:value-type="float" office:value="-0.005265533" calcext:value-type="float">
            <text:p>-0.005265533</text:p>
          </table:table-cell>
          <table:table-cell office:value-type="float" office:value="-0.004405322" calcext:value-type="float">
            <text:p>-0.004405322</text:p>
          </table:table-cell>
          <table:table-cell office:value-type="float" office:value="-0.003089652" calcext:value-type="float">
            <text:p>-0.003089652</text:p>
          </table:table-cell>
          <table:table-cell office:value-type="float" office:value="-0.14837" calcext:value-type="float">
            <text:p>-0.14837</text:p>
          </table:table-cell>
          <table:table-cell office:value-type="float" office:value="-0.02660236" calcext:value-type="float">
            <text:p>-0.02660236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59934" calcext:value-type="float">
            <text:p>-0.00959934</text:p>
          </table:table-cell>
          <table:table-cell office:value-type="float" office:value="-0.00009574799" calcext:value-type="float">
            <text:p>-9.574799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194" calcext:value-type="float">
            <text:p>-2.3919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5" calcext:value-type="float">
            <text:p>2404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86.70369" calcext:value-type="float">
            <text:p>86.70369</text:p>
          </table:table-cell>
          <table:table-cell office:value-type="float" office:value="16.97091" calcext:value-type="float">
            <text:p>16.97091</text:p>
          </table:table-cell>
          <table:table-cell office:value-type="float" office:value="1069.597" calcext:value-type="float">
            <text:p>1069.597</text:p>
          </table:table-cell>
          <table:table-cell office:value-type="float" office:value="-3.831485" calcext:value-type="float">
            <text:p>-3.831485</text:p>
          </table:table-cell>
          <table:table-cell office:value-type="float" office:value="0" calcext:value-type="float">
            <text:p>0</text:p>
          </table:table-cell>
          <table:table-cell office:value-type="float" office:value="0.346113" calcext:value-type="float">
            <text:p>0.346113</text:p>
          </table:table-cell>
          <table:table-cell office:value-type="float" office:value="0.349885" calcext:value-type="float">
            <text:p>0.349885</text:p>
          </table:table-cell>
          <table:table-cell office:value-type="float" office:value="0.3642078" calcext:value-type="float">
            <text:p>0.3642078</text:p>
          </table:table-cell>
          <table:table-cell office:value-type="float" office:value="0.3780098" calcext:value-type="float">
            <text:p>0.3780098</text:p>
          </table:table-cell>
          <table:table-cell office:value-type="float" office:value="0.3858927" calcext:value-type="float">
            <text:p>0.3858927</text:p>
          </table:table-cell>
          <table:table-cell office:value-type="float" office:value="0.335878" calcext:value-type="float">
            <text:p>0.335878</text:p>
          </table:table-cell>
          <table:table-cell office:value-type="float" office:value="0.3355657" calcext:value-type="float">
            <text:p>0.3355657</text:p>
          </table:table-cell>
          <table:table-cell office:value-type="float" office:value="0.3976357" calcext:value-type="float">
            <text:p>0.3976357</text:p>
          </table:table-cell>
          <table:table-cell office:value-type="float" office:value="0.2953565" calcext:value-type="float">
            <text:p>0.2953565</text:p>
          </table:table-cell>
          <table:table-cell office:value-type="float" office:value="0.3565704" calcext:value-type="float">
            <text:p>0.3565704</text:p>
          </table:table-cell>
          <table:table-cell office:value-type="float" office:value="0.3754991" calcext:value-type="float">
            <text:p>0.3754991</text:p>
          </table:table-cell>
          <table:table-cell office:value-type="float" office:value="0.3909176" calcext:value-type="float">
            <text:p>0.3909176</text:p>
          </table:table-cell>
          <table:table-cell office:value-type="float" office:value="0.4622674" calcext:value-type="float">
            <text:p>0.4622674</text:p>
          </table:table-cell>
          <table:table-cell office:value-type="float" office:value="0" calcext:value-type="float">
            <text:p>0</text:p>
          </table:table-cell>
          <table:table-cell office:value-type="float" office:value="1.886546E-015" calcext:value-type="float">
            <text:p>1.886546E-15</text:p>
          </table:table-cell>
          <table:table-cell office:value-type="float" office:value="1.961103E-015" calcext:value-type="float">
            <text:p>1.961103E-15</text:p>
          </table:table-cell>
          <table:table-cell office:value-type="float" office:value="1.978182E-015" calcext:value-type="float">
            <text:p>1.978182E-15</text:p>
          </table:table-cell>
          <table:table-cell office:value-type="float" office:value="1.917942E-015" calcext:value-type="float">
            <text:p>1.917942E-15</text:p>
          </table:table-cell>
          <table:table-cell office:value-type="float" office:value="9.365429E-016" calcext:value-type="float">
            <text:p>9.365429E-16</text:p>
          </table:table-cell>
          <table:table-cell office:value-type="float" office:value="1.994748E-015" calcext:value-type="float">
            <text:p>1.994748E-15</text:p>
          </table:table-cell>
          <table:table-cell office:value-type="float" office:value="1.848966E-015" calcext:value-type="float">
            <text:p>1.848966E-15</text:p>
          </table:table-cell>
          <table:table-cell office:value-type="float" office:value="9.731747E-016" calcext:value-type="float">
            <text:p>9.731747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80728" calcext:value-type="float">
            <text:p>-0.01480728</text:p>
          </table:table-cell>
          <table:table-cell office:value-type="float" office:value="-0.01378528" calcext:value-type="float">
            <text:p>-0.01378528</text:p>
          </table:table-cell>
          <table:table-cell office:value-type="float" office:value="-0.01068188" calcext:value-type="float">
            <text:p>-0.01068188</text:p>
          </table:table-cell>
          <table:table-cell office:value-type="float" office:value="-0.00854283" calcext:value-type="float">
            <text:p>-0.00854283</text:p>
          </table:table-cell>
          <table:table-cell office:value-type="float" office:value="-0.007534572" calcext:value-type="float">
            <text:p>-0.007534572</text:p>
          </table:table-cell>
          <table:table-cell office:value-type="float" office:value="-0.006129547" calcext:value-type="float">
            <text:p>-0.006129547</text:p>
          </table:table-cell>
          <table:table-cell office:value-type="float" office:value="-0.004904767" calcext:value-type="float">
            <text:p>-0.004904767</text:p>
          </table:table-cell>
          <table:table-cell office:value-type="float" office:value="-0.003209471" calcext:value-type="float">
            <text:p>-0.003209471</text:p>
          </table:table-cell>
          <table:table-cell office:value-type="float" office:value="-0.1448763" calcext:value-type="float">
            <text:p>-0.1448763</text:p>
          </table:table-cell>
          <table:table-cell office:value-type="float" office:value="-0.0264656" calcext:value-type="float">
            <text:p>-0.0264656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1486477" calcext:value-type="float">
            <text:p>-0.01486477</text:p>
          </table:table-cell>
          <table:table-cell office:value-type="float" office:value="-0.0001259006" calcext:value-type="float">
            <text:p>-0.000125900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6372" calcext:value-type="float">
            <text:p>-2.39637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5" calcext:value-type="float">
            <text:p>2504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88.89143" calcext:value-type="float">
            <text:p>88.89143</text:p>
          </table:table-cell>
          <table:table-cell office:value-type="float" office:value="16.97091" calcext:value-type="float">
            <text:p>16.97091</text:p>
          </table:table-cell>
          <table:table-cell office:value-type="float" office:value="1067.475" calcext:value-type="float">
            <text:p>1067.475</text:p>
          </table:table-cell>
          <table:table-cell office:value-type="float" office:value="-3.898072" calcext:value-type="float">
            <text:p>-3.898072</text:p>
          </table:table-cell>
          <table:table-cell office:value-type="float" office:value="0" calcext:value-type="float">
            <text:p>0</text:p>
          </table:table-cell>
          <table:table-cell office:value-type="float" office:value="0.3464811" calcext:value-type="float">
            <text:p>0.3464811</text:p>
          </table:table-cell>
          <table:table-cell office:value-type="float" office:value="0.3492751" calcext:value-type="float">
            <text:p>0.3492751</text:p>
          </table:table-cell>
          <table:table-cell office:value-type="float" office:value="0.359447" calcext:value-type="float">
            <text:p>0.359447</text:p>
          </table:table-cell>
          <table:table-cell office:value-type="float" office:value="0.3708711" calcext:value-type="float">
            <text:p>0.3708711</text:p>
          </table:table-cell>
          <table:table-cell office:value-type="float" office:value="0.3781932" calcext:value-type="float">
            <text:p>0.3781932</text:p>
          </table:table-cell>
          <table:table-cell office:value-type="float" office:value="0.3300618" calcext:value-type="float">
            <text:p>0.3300618</text:p>
          </table:table-cell>
          <table:table-cell office:value-type="float" office:value="0.3308947" calcext:value-type="float">
            <text:p>0.3308947</text:p>
          </table:table-cell>
          <table:table-cell office:value-type="float" office:value="0.3952752" calcext:value-type="float">
            <text:p>0.3952752</text:p>
          </table:table-cell>
          <table:table-cell office:value-type="float" office:value="0.2960885" calcext:value-type="float">
            <text:p>0.2960885</text:p>
          </table:table-cell>
          <table:table-cell office:value-type="float" office:value="0.3566788" calcext:value-type="float">
            <text:p>0.3566788</text:p>
          </table:table-cell>
          <table:table-cell office:value-type="float" office:value="0.3755481" calcext:value-type="float">
            <text:p>0.3755481</text:p>
          </table:table-cell>
          <table:table-cell office:value-type="float" office:value="0.3909074" calcext:value-type="float">
            <text:p>0.3909074</text:p>
          </table:table-cell>
          <table:table-cell office:value-type="float" office:value="0.4531397" calcext:value-type="float">
            <text:p>0.4531397</text:p>
          </table:table-cell>
          <table:table-cell office:value-type="float" office:value="0" calcext:value-type="float">
            <text:p>0</text:p>
          </table:table-cell>
          <table:table-cell office:value-type="float" office:value="1.887098E-015" calcext:value-type="float">
            <text:p>1.887098E-15</text:p>
          </table:table-cell>
          <table:table-cell office:value-type="float" office:value="1.961058E-015" calcext:value-type="float">
            <text:p>1.961058E-15</text:p>
          </table:table-cell>
          <table:table-cell office:value-type="float" office:value="1.978133E-015" calcext:value-type="float">
            <text:p>1.978133E-15</text:p>
          </table:table-cell>
          <table:table-cell office:value-type="float" office:value="1.917925E-015" calcext:value-type="float">
            <text:p>1.917925E-15</text:p>
          </table:table-cell>
          <table:table-cell office:value-type="float" office:value="9.365268E-016" calcext:value-type="float">
            <text:p>9.365268E-16</text:p>
          </table:table-cell>
          <table:table-cell office:value-type="float" office:value="1.994748E-015" calcext:value-type="float">
            <text:p>1.994748E-15</text:p>
          </table:table-cell>
          <table:table-cell office:value-type="float" office:value="1.848966E-015" calcext:value-type="float">
            <text:p>1.848966E-15</text:p>
          </table:table-cell>
          <table:table-cell office:value-type="float" office:value="9.731749E-016" calcext:value-type="float">
            <text:p>9.731749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6E-028" calcext:value-type="float">
            <text:p>1.099916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63309" calcext:value-type="float">
            <text:p>-0.01463309</text:p>
          </table:table-cell>
          <table:table-cell office:value-type="float" office:value="-0.01389231" calcext:value-type="float">
            <text:p>-0.01389231</text:p>
          </table:table-cell>
          <table:table-cell office:value-type="float" office:value="-0.01159237" calcext:value-type="float">
            <text:p>-0.01159237</text:p>
          </table:table-cell>
          <table:table-cell office:value-type="float" office:value="-0.009612679" calcext:value-type="float">
            <text:p>-0.009612679</text:p>
          </table:table-cell>
          <table:table-cell office:value-type="float" office:value="-0.008529878" calcext:value-type="float">
            <text:p>-0.008529878</text:p>
          </table:table-cell>
          <table:table-cell office:value-type="float" office:value="-0.006996324" calcext:value-type="float">
            <text:p>-0.006996324</text:p>
          </table:table-cell>
          <table:table-cell office:value-type="float" office:value="-0.005516692" calcext:value-type="float">
            <text:p>-0.005516692</text:p>
          </table:table-cell>
          <table:table-cell office:value-type="float" office:value="-0.003648173" calcext:value-type="float">
            <text:p>-0.003648173</text:p>
          </table:table-cell>
          <table:table-cell office:value-type="float" office:value="-0.1415624" calcext:value-type="float">
            <text:p>-0.1415624</text:p>
          </table:table-cell>
          <table:table-cell office:value-type="float" office:value="-0.02632837" calcext:value-type="float">
            <text:p>-0.02632837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1464618" calcext:value-type="float">
            <text:p>-0.01464618</text:p>
          </table:table-cell>
          <table:table-cell office:value-type="float" office:value="-0.0001501937" calcext:value-type="float">
            <text:p>-0.0001501937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1741" calcext:value-type="float">
            <text:p>-2.3174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5" calcext:value-type="float">
            <text:p>2604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90.49309" calcext:value-type="float">
            <text:p>90.49309</text:p>
          </table:table-cell>
          <table:table-cell office:value-type="float" office:value="16.97091" calcext:value-type="float">
            <text:p>16.97091</text:p>
          </table:table-cell>
          <table:table-cell office:value-type="float" office:value="1066.721" calcext:value-type="float">
            <text:p>1066.721</text:p>
          </table:table-cell>
          <table:table-cell office:value-type="float" office:value="-4.74524" calcext:value-type="float">
            <text:p>-4.74524</text:p>
          </table:table-cell>
          <table:table-cell office:value-type="float" office:value="0" calcext:value-type="float">
            <text:p>0</text:p>
          </table:table-cell>
          <table:table-cell office:value-type="float" office:value="0.3465514" calcext:value-type="float">
            <text:p>0.3465514</text:p>
          </table:table-cell>
          <table:table-cell office:value-type="float" office:value="0.3490213" calcext:value-type="float">
            <text:p>0.3490213</text:p>
          </table:table-cell>
          <table:table-cell office:value-type="float" office:value="0.3574093" calcext:value-type="float">
            <text:p>0.3574093</text:p>
          </table:table-cell>
          <table:table-cell office:value-type="float" office:value="0.3669853" calcext:value-type="float">
            <text:p>0.3669853</text:p>
          </table:table-cell>
          <table:table-cell office:value-type="float" office:value="0.373111" calcext:value-type="float">
            <text:p>0.373111</text:p>
          </table:table-cell>
          <table:table-cell office:value-type="float" office:value="0.326005" calcext:value-type="float">
            <text:p>0.326005</text:p>
          </table:table-cell>
          <table:table-cell office:value-type="float" office:value="0.3267553" calcext:value-type="float">
            <text:p>0.3267553</text:p>
          </table:table-cell>
          <table:table-cell office:value-type="float" office:value="0.3928626" calcext:value-type="float">
            <text:p>0.3928626</text:p>
          </table:table-cell>
          <table:table-cell office:value-type="float" office:value="0.2968009" calcext:value-type="float">
            <text:p>0.2968009</text:p>
          </table:table-cell>
          <table:table-cell office:value-type="float" office:value="0.3567896" calcext:value-type="float">
            <text:p>0.3567896</text:p>
          </table:table-cell>
          <table:table-cell office:value-type="float" office:value="0.3756155" calcext:value-type="float">
            <text:p>0.3756155</text:p>
          </table:table-cell>
          <table:table-cell office:value-type="float" office:value="0.391289" calcext:value-type="float">
            <text:p>0.391289</text:p>
          </table:table-cell>
          <table:table-cell office:value-type="float" office:value="0.4567621" calcext:value-type="float">
            <text:p>0.4567621</text:p>
          </table:table-cell>
          <table:table-cell office:value-type="float" office:value="0" calcext:value-type="float">
            <text:p>0</text:p>
          </table:table-cell>
          <table:table-cell office:value-type="float" office:value="1.887564E-015" calcext:value-type="float">
            <text:p>1.887564E-15</text:p>
          </table:table-cell>
          <table:table-cell office:value-type="float" office:value="1.961018E-015" calcext:value-type="float">
            <text:p>1.961018E-15</text:p>
          </table:table-cell>
          <table:table-cell office:value-type="float" office:value="1.978091E-015" calcext:value-type="float">
            <text:p>1.978091E-15</text:p>
          </table:table-cell>
          <table:table-cell office:value-type="float" office:value="1.917918E-015" calcext:value-type="float">
            <text:p>1.917918E-15</text:p>
          </table:table-cell>
          <table:table-cell office:value-type="float" office:value="9.365066E-016" calcext:value-type="float">
            <text:p>9.365066E-16</text:p>
          </table:table-cell>
          <table:table-cell office:value-type="float" office:value="1.994748E-015" calcext:value-type="float">
            <text:p>1.994748E-15</text:p>
          </table:table-cell>
          <table:table-cell office:value-type="float" office:value="1.848966E-015" calcext:value-type="float">
            <text:p>1.848966E-15</text:p>
          </table:table-cell>
          <table:table-cell office:value-type="float" office:value="9.731747E-016" calcext:value-type="float">
            <text:p>9.731747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6E-028" calcext:value-type="float">
            <text:p>1.099916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60485" calcext:value-type="float">
            <text:p>-0.01460485</text:p>
          </table:table-cell>
          <table:table-cell office:value-type="float" office:value="-0.01394054" calcext:value-type="float">
            <text:p>-0.01394054</text:p>
          </table:table-cell>
          <table:table-cell office:value-type="float" office:value="-0.01200741" calcext:value-type="float">
            <text:p>-0.01200741</text:p>
          </table:table-cell>
          <table:table-cell office:value-type="float" office:value="-0.01025457" calcext:value-type="float">
            <text:p>-0.01025457</text:p>
          </table:table-cell>
          <table:table-cell office:value-type="float" office:value="-0.009267289" calcext:value-type="float">
            <text:p>-0.009267289</text:p>
          </table:table-cell>
          <table:table-cell office:value-type="float" office:value="-0.007679376" calcext:value-type="float">
            <text:p>-0.007679376</text:p>
          </table:table-cell>
          <table:table-cell office:value-type="float" office:value="-0.006131099" calcext:value-type="float">
            <text:p>-0.006131099</text:p>
          </table:table-cell>
          <table:table-cell office:value-type="float" office:value="-0.004164889" calcext:value-type="float">
            <text:p>-0.004164889</text:p>
          </table:table-cell>
          <table:table-cell office:value-type="float" office:value="-0.138417" calcext:value-type="float">
            <text:p>-0.138417</text:p>
          </table:table-cell>
          <table:table-cell office:value-type="float" office:value="-0.02618874" calcext:value-type="float">
            <text:p>-0.02618874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1461799" calcext:value-type="float">
            <text:p>-0.01461799</text:p>
          </table:table-cell>
          <table:table-cell office:value-type="float" office:value="-0.000168392" calcext:value-type="float">
            <text:p>-0.000168392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38579" calcext:value-type="float">
            <text:p>-2.33857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5" calcext:value-type="float">
            <text:p>2704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92.99523" calcext:value-type="float">
            <text:p>92.99523</text:p>
          </table:table-cell>
          <table:table-cell office:value-type="float" office:value="16.97091" calcext:value-type="float">
            <text:p>16.97091</text:p>
          </table:table-cell>
          <table:table-cell office:value-type="float" office:value="1065.032" calcext:value-type="float">
            <text:p>1065.032</text:p>
          </table:table-cell>
          <table:table-cell office:value-type="float" office:value="-5.558233" calcext:value-type="float">
            <text:p>-5.558233</text:p>
          </table:table-cell>
          <table:table-cell office:value-type="float" office:value="0" calcext:value-type="float">
            <text:p>0</text:p>
          </table:table-cell>
          <table:table-cell office:value-type="float" office:value="0.3323091" calcext:value-type="float">
            <text:p>0.3323091</text:p>
          </table:table-cell>
          <table:table-cell office:value-type="float" office:value="0.336027" calcext:value-type="float">
            <text:p>0.336027</text:p>
          </table:table-cell>
          <table:table-cell office:value-type="float" office:value="0.3494098" calcext:value-type="float">
            <text:p>0.3494098</text:p>
          </table:table-cell>
          <table:table-cell office:value-type="float" office:value="0.3611169" calcext:value-type="float">
            <text:p>0.3611169</text:p>
          </table:table-cell>
          <table:table-cell office:value-type="float" office:value="0.3678342" calcext:value-type="float">
            <text:p>0.3678342</text:p>
          </table:table-cell>
          <table:table-cell office:value-type="float" office:value="0.3226688" calcext:value-type="float">
            <text:p>0.3226688</text:p>
          </table:table-cell>
          <table:table-cell office:value-type="float" office:value="0.3234606" calcext:value-type="float">
            <text:p>0.3234606</text:p>
          </table:table-cell>
          <table:table-cell office:value-type="float" office:value="0.3905899" calcext:value-type="float">
            <text:p>0.3905899</text:p>
          </table:table-cell>
          <table:table-cell office:value-type="float" office:value="0.2974946" calcext:value-type="float">
            <text:p>0.2974946</text:p>
          </table:table-cell>
          <table:table-cell office:value-type="float" office:value="0.3569021" calcext:value-type="float">
            <text:p>0.3569021</text:p>
          </table:table-cell>
          <table:table-cell office:value-type="float" office:value="0.3757012" calcext:value-type="float">
            <text:p>0.3757012</text:p>
          </table:table-cell>
          <table:table-cell office:value-type="float" office:value="0.3914786" calcext:value-type="float">
            <text:p>0.3914786</text:p>
          </table:table-cell>
          <table:table-cell office:value-type="float" office:value="0.4607393" calcext:value-type="float">
            <text:p>0.4607393</text:p>
          </table:table-cell>
          <table:table-cell office:value-type="float" office:value="0" calcext:value-type="float">
            <text:p>0</text:p>
          </table:table-cell>
          <table:table-cell office:value-type="float" office:value="1.888057E-015" calcext:value-type="float">
            <text:p>1.888057E-15</text:p>
          </table:table-cell>
          <table:table-cell office:value-type="float" office:value="1.960976E-015" calcext:value-type="float">
            <text:p>1.960976E-15</text:p>
          </table:table-cell>
          <table:table-cell office:value-type="float" office:value="1.978042E-015" calcext:value-type="float">
            <text:p>1.978042E-15</text:p>
          </table:table-cell>
          <table:table-cell office:value-type="float" office:value="1.91791E-015" calcext:value-type="float">
            <text:p>1.91791E-15</text:p>
          </table:table-cell>
          <table:table-cell office:value-type="float" office:value="9.364932E-016" calcext:value-type="float">
            <text:p>9.364932E-16</text:p>
          </table:table-cell>
          <table:table-cell office:value-type="float" office:value="1.994748E-015" calcext:value-type="float">
            <text:p>1.994748E-15</text:p>
          </table:table-cell>
          <table:table-cell office:value-type="float" office:value="1.848966E-015" calcext:value-type="float">
            <text:p>1.848966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97714" calcext:value-type="float">
            <text:p>-0.01897714</text:p>
          </table:table-cell>
          <table:table-cell office:value-type="float" office:value="-0.01764035" calcext:value-type="float">
            <text:p>-0.01764035</text:p>
          </table:table-cell>
          <table:table-cell office:value-type="float" office:value="-0.01378394" calcext:value-type="float">
            <text:p>-0.01378394</text:p>
          </table:table-cell>
          <table:table-cell office:value-type="float" office:value="-0.01130849" calcext:value-type="float">
            <text:p>-0.01130849</text:p>
          </table:table-cell>
          <table:table-cell office:value-type="float" office:value="-0.01010339" calcext:value-type="float">
            <text:p>-0.01010339</text:p>
          </table:table-cell>
          <table:table-cell office:value-type="float" office:value="-0.008295993" calcext:value-type="float">
            <text:p>-0.008295993</text:p>
          </table:table-cell>
          <table:table-cell office:value-type="float" office:value="-0.006675643" calcext:value-type="float">
            <text:p>-0.006675643</text:p>
          </table:table-cell>
          <table:table-cell office:value-type="float" office:value="-0.004721767" calcext:value-type="float">
            <text:p>-0.004721767</text:p>
          </table:table-cell>
          <table:table-cell office:value-type="float" office:value="-0.135429" calcext:value-type="float">
            <text:p>-0.135429</text:p>
          </table:table-cell>
          <table:table-cell office:value-type="float" office:value="-0.02604796" calcext:value-type="float">
            <text:p>-0.02604796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1905231" calcext:value-type="float">
            <text:p>-0.01905231</text:p>
          </table:table-cell>
          <table:table-cell office:value-type="float" office:value="-0.0001921681" calcext:value-type="float">
            <text:p>-0.0001921681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62264" calcext:value-type="float">
            <text:p>-2.36226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5" calcext:value-type="float">
            <text:p>2804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94.08727" calcext:value-type="float">
            <text:p>94.08727</text:p>
          </table:table-cell>
          <table:table-cell office:value-type="float" office:value="16.97091" calcext:value-type="float">
            <text:p>16.97091</text:p>
          </table:table-cell>
          <table:table-cell office:value-type="float" office:value="1064.24" calcext:value-type="float">
            <text:p>1064.24</text:p>
          </table:table-cell>
          <table:table-cell office:value-type="float" office:value="-5.858291" calcext:value-type="float">
            <text:p>-5.858291</text:p>
          </table:table-cell>
          <table:table-cell office:value-type="float" office:value="0" calcext:value-type="float">
            <text:p>0</text:p>
          </table:table-cell>
          <table:table-cell office:value-type="float" office:value="0.3388268" calcext:value-type="float">
            <text:p>0.3388268</text:p>
          </table:table-cell>
          <table:table-cell office:value-type="float" office:value="0.340696" calcext:value-type="float">
            <text:p>0.340696</text:p>
          </table:table-cell>
          <table:table-cell office:value-type="float" office:value="0.3484529" calcext:value-type="float">
            <text:p>0.3484529</text:p>
          </table:table-cell>
          <table:table-cell office:value-type="float" office:value="0.3574456" calcext:value-type="float">
            <text:p>0.3574456</text:p>
          </table:table-cell>
          <table:table-cell office:value-type="float" office:value="0.3638235" calcext:value-type="float">
            <text:p>0.3638235</text:p>
          </table:table-cell>
          <table:table-cell office:value-type="float" office:value="0.3188726" calcext:value-type="float">
            <text:p>0.3188726</text:p>
          </table:table-cell>
          <table:table-cell office:value-type="float" office:value="0.3196339" calcext:value-type="float">
            <text:p>0.3196339</text:p>
          </table:table-cell>
          <table:table-cell office:value-type="float" office:value="0.3886229" calcext:value-type="float">
            <text:p>0.3886229</text:p>
          </table:table-cell>
          <table:table-cell office:value-type="float" office:value="0.2981703" calcext:value-type="float">
            <text:p>0.2981703</text:p>
          </table:table-cell>
          <table:table-cell office:value-type="float" office:value="0.3570165" calcext:value-type="float">
            <text:p>0.3570165</text:p>
          </table:table-cell>
          <table:table-cell office:value-type="float" office:value="0.3757929" calcext:value-type="float">
            <text:p>0.3757929</text:p>
          </table:table-cell>
          <table:table-cell office:value-type="float" office:value="0.3915464" calcext:value-type="float">
            <text:p>0.391546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8449E-015" calcext:value-type="float">
            <text:p>1.888449E-15</text:p>
          </table:table-cell>
          <table:table-cell office:value-type="float" office:value="1.960937E-015" calcext:value-type="float">
            <text:p>1.960937E-15</text:p>
          </table:table-cell>
          <table:table-cell office:value-type="float" office:value="1.978009E-015" calcext:value-type="float">
            <text:p>1.978009E-15</text:p>
          </table:table-cell>
          <table:table-cell office:value-type="float" office:value="1.917905E-015" calcext:value-type="float">
            <text:p>1.917905E-15</text:p>
          </table:table-cell>
          <table:table-cell office:value-type="float" office:value="9.364784E-016" calcext:value-type="float">
            <text:p>9.364784E-16</text:p>
          </table:table-cell>
          <table:table-cell office:value-type="float" office:value="1.994748E-015" calcext:value-type="float">
            <text:p>1.994748E-15</text:p>
          </table:table-cell>
          <table:table-cell office:value-type="float" office:value="1.848966E-015" calcext:value-type="float">
            <text:p>1.848966E-15</text:p>
          </table:table-cell>
          <table:table-cell office:value-type="float" office:value="9.731747E-016" calcext:value-type="float">
            <text:p>9.731747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6E-028" calcext:value-type="float">
            <text:p>1.099916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77803" calcext:value-type="float">
            <text:p>-0.01677803</text:p>
          </table:table-cell>
          <table:table-cell office:value-type="float" office:value="-0.01616616" calcext:value-type="float">
            <text:p>-0.01616616</text:p>
          </table:table-cell>
          <table:table-cell office:value-type="float" office:value="-0.01404013" calcext:value-type="float">
            <text:p>-0.01404013</text:p>
          </table:table-cell>
          <table:table-cell office:value-type="float" office:value="-0.01205058" calcext:value-type="float">
            <text:p>-0.01205058</text:p>
          </table:table-cell>
          <table:table-cell office:value-type="float" office:value="-0.01081423" calcext:value-type="float">
            <text:p>-0.01081423</text:p>
          </table:table-cell>
          <table:table-cell office:value-type="float" office:value="-0.009070777" calcext:value-type="float">
            <text:p>-0.009070777</text:p>
          </table:table-cell>
          <table:table-cell office:value-type="float" office:value="-0.007374258" calcext:value-type="float">
            <text:p>-0.007374258</text:p>
          </table:table-cell>
          <table:table-cell office:value-type="float" office:value="-0.005266434" calcext:value-type="float">
            <text:p>-0.005266434</text:p>
          </table:table-cell>
          <table:table-cell office:value-type="float" office:value="-0.1325864" calcext:value-type="float">
            <text:p>-0.1325864</text:p>
          </table:table-cell>
          <table:table-cell office:value-type="float" office:value="-0.02590555" calcext:value-type="float">
            <text:p>-0.02590555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1676725" calcext:value-type="float">
            <text:p>-0.01676725</text:p>
          </table:table-cell>
          <table:table-cell office:value-type="float" office:value="-0.000205235" calcext:value-type="float">
            <text:p>-0.00020523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74757" calcext:value-type="float">
            <text:p>-2.37475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5" calcext:value-type="float">
            <text:p>2904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97.1763" calcext:value-type="float">
            <text:p>97.1763</text:p>
          </table:table-cell>
          <table:table-cell office:value-type="float" office:value="16.97091" calcext:value-type="float">
            <text:p>16.97091</text:p>
          </table:table-cell>
          <table:table-cell office:value-type="float" office:value="1061.151" calcext:value-type="float">
            <text:p>1061.151</text:p>
          </table:table-cell>
          <table:table-cell office:value-type="float" office:value="-5.858291" calcext:value-type="float">
            <text:p>-5.858291</text:p>
          </table:table-cell>
          <table:table-cell office:value-type="float" office:value="0" calcext:value-type="float">
            <text:p>0</text:p>
          </table:table-cell>
          <table:table-cell office:value-type="float" office:value="0.1769231" calcext:value-type="float">
            <text:p>0.1769231</text:p>
          </table:table-cell>
          <table:table-cell office:value-type="float" office:value="0.3369015" calcext:value-type="float">
            <text:p>0.3369015</text:p>
          </table:table-cell>
          <table:table-cell office:value-type="float" office:value="0.3451527" calcext:value-type="float">
            <text:p>0.3451527</text:p>
          </table:table-cell>
          <table:table-cell office:value-type="float" office:value="0.3543005" calcext:value-type="float">
            <text:p>0.3543005</text:p>
          </table:table-cell>
          <table:table-cell office:value-type="float" office:value="0.3603632" calcext:value-type="float">
            <text:p>0.3603632</text:p>
          </table:table-cell>
          <table:table-cell office:value-type="float" office:value="0.3161142" calcext:value-type="float">
            <text:p>0.3161142</text:p>
          </table:table-cell>
          <table:table-cell office:value-type="float" office:value="0.3168326" calcext:value-type="float">
            <text:p>0.3168326</text:p>
          </table:table-cell>
          <table:table-cell office:value-type="float" office:value="0.386592" calcext:value-type="float">
            <text:p>0.386592</text:p>
          </table:table-cell>
          <table:table-cell office:value-type="float" office:value="0.2990251" calcext:value-type="float">
            <text:p>0.2990251</text:p>
          </table:table-cell>
          <table:table-cell office:value-type="float" office:value="0.3570657" calcext:value-type="float">
            <text:p>0.3570657</text:p>
          </table:table-cell>
          <table:table-cell office:value-type="float" office:value="0.3758799" calcext:value-type="float">
            <text:p>0.3758799</text:p>
          </table:table-cell>
          <table:table-cell office:value-type="float" office:value="0.3915503" calcext:value-type="float">
            <text:p>0.391550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8931E-015" calcext:value-type="float">
            <text:p>1.888931E-15</text:p>
          </table:table-cell>
          <table:table-cell office:value-type="float" office:value="1.960892E-015" calcext:value-type="float">
            <text:p>1.960892E-15</text:p>
          </table:table-cell>
          <table:table-cell office:value-type="float" office:value="1.977967E-015" calcext:value-type="float">
            <text:p>1.977967E-15</text:p>
          </table:table-cell>
          <table:table-cell office:value-type="float" office:value="1.917898E-015" calcext:value-type="float">
            <text:p>1.917898E-15</text:p>
          </table:table-cell>
          <table:table-cell office:value-type="float" office:value="9.364606E-016" calcext:value-type="float">
            <text:p>9.364606E-16</text:p>
          </table:table-cell>
          <table:table-cell office:value-type="float" office:value="1.994748E-015" calcext:value-type="float">
            <text:p>1.994748E-15</text:p>
          </table:table-cell>
          <table:table-cell office:value-type="float" office:value="1.848966E-015" calcext:value-type="float">
            <text:p>1.848966E-15</text:p>
          </table:table-cell>
          <table:table-cell office:value-type="float" office:value="9.731747E-016" calcext:value-type="float">
            <text:p>9.731747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10592" calcext:value-type="float">
            <text:p>-2.110592</text:p>
          </table:table-cell>
          <table:table-cell office:value-type="float" office:value="-0.01730281" calcext:value-type="float">
            <text:p>-0.01730281</text:p>
          </table:table-cell>
          <table:table-cell office:value-type="float" office:value="-0.01487413" calcext:value-type="float">
            <text:p>-0.01487413</text:p>
          </table:table-cell>
          <table:table-cell office:value-type="float" office:value="-0.01271759" calcext:value-type="float">
            <text:p>-0.01271759</text:p>
          </table:table-cell>
          <table:table-cell office:value-type="float" office:value="-0.01146799" calcext:value-type="float">
            <text:p>-0.01146799</text:p>
          </table:table-cell>
          <table:table-cell office:value-type="float" office:value="-0.009685291" calcext:value-type="float">
            <text:p>-0.009685291</text:p>
          </table:table-cell>
          <table:table-cell office:value-type="float" office:value="-0.007939847" calcext:value-type="float">
            <text:p>-0.007939847</text:p>
          </table:table-cell>
          <table:table-cell office:value-type="float" office:value="-0.005898157" calcext:value-type="float">
            <text:p>-0.005898157</text:p>
          </table:table-cell>
          <table:table-cell office:value-type="float" office:value="-0.1290946" calcext:value-type="float">
            <text:p>-0.1290946</text:p>
          </table:table-cell>
          <table:table-cell office:value-type="float" office:value="-0.02584375" calcext:value-type="float">
            <text:p>-0.02584375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1.897771" calcext:value-type="float">
            <text:p>-1.897771</text:p>
          </table:table-cell>
          <table:table-cell office:value-type="float" office:value="-0.0002243011" calcext:value-type="float">
            <text:p>-0.0002243011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78128" calcext:value-type="float">
            <text:p>-2.37812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5" calcext:value-type="float">
            <text:p>3004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98.03165" calcext:value-type="float">
            <text:p>98.03165</text:p>
          </table:table-cell>
          <table:table-cell office:value-type="float" office:value="16.97091" calcext:value-type="float">
            <text:p>16.97091</text:p>
          </table:table-cell>
          <table:table-cell office:value-type="float" office:value="1060.296" calcext:value-type="float">
            <text:p>1060.296</text:p>
          </table:table-cell>
          <table:table-cell office:value-type="float" office:value="-5.858291" calcext:value-type="float">
            <text:p>-5.858291</text:p>
          </table:table-cell>
          <table:table-cell office:value-type="float" office:value="0" calcext:value-type="float">
            <text:p>0</text:p>
          </table:table-cell>
          <table:table-cell office:value-type="float" office:value="0.1157089" calcext:value-type="float">
            <text:p>0.1157089</text:p>
          </table:table-cell>
          <table:table-cell office:value-type="float" office:value="0.3454492" calcext:value-type="float">
            <text:p>0.3454492</text:p>
          </table:table-cell>
          <table:table-cell office:value-type="float" office:value="0.3488176" calcext:value-type="float">
            <text:p>0.3488176</text:p>
          </table:table-cell>
          <table:table-cell office:value-type="float" office:value="0.3541625" calcext:value-type="float">
            <text:p>0.3541625</text:p>
          </table:table-cell>
          <table:table-cell office:value-type="float" office:value="0.3586504" calcext:value-type="float">
            <text:p>0.3586504</text:p>
          </table:table-cell>
          <table:table-cell office:value-type="float" office:value="0.3138762" calcext:value-type="float">
            <text:p>0.3138762</text:p>
          </table:table-cell>
          <table:table-cell office:value-type="float" office:value="0.3139157" calcext:value-type="float">
            <text:p>0.3139157</text:p>
          </table:table-cell>
          <table:table-cell office:value-type="float" office:value="0.3848507" calcext:value-type="float">
            <text:p>0.3848507</text:p>
          </table:table-cell>
          <table:table-cell office:value-type="float" office:value="0.2998791" calcext:value-type="float">
            <text:p>0.2998791</text:p>
          </table:table-cell>
          <table:table-cell office:value-type="float" office:value="0.3571155" calcext:value-type="float">
            <text:p>0.3571155</text:p>
          </table:table-cell>
          <table:table-cell office:value-type="float" office:value="0.3759577" calcext:value-type="float">
            <text:p>0.3759577</text:p>
          </table:table-cell>
          <table:table-cell office:value-type="float" office:value="0.3915397" calcext:value-type="float">
            <text:p>0.391539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9496E-015" calcext:value-type="float">
            <text:p>1.889496E-15</text:p>
          </table:table-cell>
          <table:table-cell office:value-type="float" office:value="1.960837E-015" calcext:value-type="float">
            <text:p>1.960837E-15</text:p>
          </table:table-cell>
          <table:table-cell office:value-type="float" office:value="1.977917E-015" calcext:value-type="float">
            <text:p>1.977917E-15</text:p>
          </table:table-cell>
          <table:table-cell office:value-type="float" office:value="1.917887E-015" calcext:value-type="float">
            <text:p>1.917887E-15</text:p>
          </table:table-cell>
          <table:table-cell office:value-type="float" office:value="9.364457E-016" calcext:value-type="float">
            <text:p>9.364457E-16</text:p>
          </table:table-cell>
          <table:table-cell office:value-type="float" office:value="1.994748E-015" calcext:value-type="float">
            <text:p>1.994748E-15</text:p>
          </table:table-cell>
          <table:table-cell office:value-type="float" office:value="1.848966E-015" calcext:value-type="float">
            <text:p>1.848966E-15</text:p>
          </table:table-cell>
          <table:table-cell office:value-type="float" office:value="9.731747E-016" calcext:value-type="float">
            <text:p>9.731747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6E-028" calcext:value-type="float">
            <text:p>1.099916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.63244" calcext:value-type="float">
            <text:p>-56.63244</text:p>
          </table:table-cell>
          <table:table-cell office:value-type="float" office:value="-0.01481142" calcext:value-type="float">
            <text:p>-0.01481142</text:p>
          </table:table-cell>
          <table:table-cell office:value-type="float" office:value="-0.01394947" calcext:value-type="float">
            <text:p>-0.01394947</text:p>
          </table:table-cell>
          <table:table-cell office:value-type="float" office:value="-0.01275796" calcext:value-type="float">
            <text:p>-0.01275796</text:p>
          </table:table-cell>
          <table:table-cell office:value-type="float" office:value="-0.01181059" calcext:value-type="float">
            <text:p>-0.01181059</text:p>
          </table:table-cell>
          <table:table-cell office:value-type="float" office:value="-0.01022011" calcext:value-type="float">
            <text:p>-0.01022011</text:p>
          </table:table-cell>
          <table:table-cell office:value-type="float" office:value="-0.008581617" calcext:value-type="float">
            <text:p>-0.008581617</text:p>
          </table:table-cell>
          <table:table-cell office:value-type="float" office:value="-0.006503541" calcext:value-type="float">
            <text:p>-0.006503541</text:p>
          </table:table-cell>
          <table:table-cell office:value-type="float" office:value="-0.1256974" calcext:value-type="float">
            <text:p>-0.1256974</text:p>
          </table:table-cell>
          <table:table-cell office:value-type="float" office:value="-0.0257821" calcext:value-type="float">
            <text:p>-0.0257821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177.3435" calcext:value-type="float">
            <text:p>-177.3435</text:p>
          </table:table-cell>
          <table:table-cell office:value-type="float" office:value="-0.0002361843" calcext:value-type="float">
            <text:p>-0.0002361843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1325" calcext:value-type="float">
            <text:p>-2.3813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5" calcext:value-type="float">
            <text:p>105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99.48505" calcext:value-type="float">
            <text:p>99.48505</text:p>
          </table:table-cell>
          <table:table-cell office:value-type="float" office:value="16.97091" calcext:value-type="float">
            <text:p>16.97091</text:p>
          </table:table-cell>
          <table:table-cell office:value-type="float" office:value="1058.842" calcext:value-type="float">
            <text:p>1058.842</text:p>
          </table:table-cell>
          <table:table-cell office:value-type="float" office:value="-5.858291" calcext:value-type="float">
            <text:p>-5.858291</text:p>
          </table:table-cell>
          <table:table-cell office:value-type="float" office:value="0" calcext:value-type="float">
            <text:p>0</text:p>
          </table:table-cell>
          <table:table-cell office:value-type="float" office:value="0.1368661" calcext:value-type="float">
            <text:p>0.1368661</text:p>
          </table:table-cell>
          <table:table-cell office:value-type="float" office:value="0.3319108" calcext:value-type="float">
            <text:p>0.3319108</text:p>
          </table:table-cell>
          <table:table-cell office:value-type="float" office:value="0.3411808" calcext:value-type="float">
            <text:p>0.3411808</text:p>
          </table:table-cell>
          <table:table-cell office:value-type="float" office:value="0.3507783" calcext:value-type="float">
            <text:p>0.3507783</text:p>
          </table:table-cell>
          <table:table-cell office:value-type="float" office:value="0.3559856" calcext:value-type="float">
            <text:p>0.3559856</text:p>
          </table:table-cell>
          <table:table-cell office:value-type="float" office:value="0.312282" calcext:value-type="float">
            <text:p>0.312282</text:p>
          </table:table-cell>
          <table:table-cell office:value-type="float" office:value="0.3120396" calcext:value-type="float">
            <text:p>0.3120396</text:p>
          </table:table-cell>
          <table:table-cell office:value-type="float" office:value="0.3833922" calcext:value-type="float">
            <text:p>0.3833922</text:p>
          </table:table-cell>
          <table:table-cell office:value-type="float" office:value="0.3007057" calcext:value-type="float">
            <text:p>0.3007057</text:p>
          </table:table-cell>
          <table:table-cell office:value-type="float" office:value="0.3571742" calcext:value-type="float">
            <text:p>0.3571742</text:p>
          </table:table-cell>
          <table:table-cell office:value-type="float" office:value="0.3760278" calcext:value-type="float">
            <text:p>0.3760278</text:p>
          </table:table-cell>
          <table:table-cell office:value-type="float" office:value="0.391517" calcext:value-type="float">
            <text:p>0.39151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90646E-015" calcext:value-type="float">
            <text:p>1.890646E-15</text:p>
          </table:table-cell>
          <table:table-cell office:value-type="float" office:value="1.960632E-015" calcext:value-type="float">
            <text:p>1.960632E-15</text:p>
          </table:table-cell>
          <table:table-cell office:value-type="float" office:value="1.97787E-015" calcext:value-type="float">
            <text:p>1.97787E-15</text:p>
          </table:table-cell>
          <table:table-cell office:value-type="float" office:value="1.917877E-015" calcext:value-type="float">
            <text:p>1.917877E-15</text:p>
          </table:table-cell>
          <table:table-cell office:value-type="float" office:value="9.364297E-016" calcext:value-type="float">
            <text:p>9.364297E-16</text:p>
          </table:table-cell>
          <table:table-cell office:value-type="float" office:value="1.994748E-015" calcext:value-type="float">
            <text:p>1.994748E-15</text:p>
          </table:table-cell>
          <table:table-cell office:value-type="float" office:value="1.848966E-015" calcext:value-type="float">
            <text:p>1.848966E-15</text:p>
          </table:table-cell>
          <table:table-cell office:value-type="float" office:value="9.731749E-016" calcext:value-type="float">
            <text:p>9.731749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25699" calcext:value-type="float">
            <text:p>-15.25699</text:p>
          </table:table-cell>
          <table:table-cell office:value-type="float" office:value="-0.01898262" calcext:value-type="float">
            <text:p>-0.01898262</text:p>
          </table:table-cell>
          <table:table-cell office:value-type="float" office:value="-0.01597328" calcext:value-type="float">
            <text:p>-0.01597328</text:p>
          </table:table-cell>
          <table:table-cell office:value-type="float" office:value="-0.01351548" calcext:value-type="float">
            <text:p>-0.01351548</text:p>
          </table:table-cell>
          <table:table-cell office:value-type="float" office:value="-0.01235201" calcext:value-type="float">
            <text:p>-0.01235201</text:p>
          </table:table-cell>
          <table:table-cell office:value-type="float" office:value="-0.01061569" calcext:value-type="float">
            <text:p>-0.01061569</text:p>
          </table:table-cell>
          <table:table-cell office:value-type="float" office:value="-0.009022975" calcext:value-type="float">
            <text:p>-0.009022975</text:p>
          </table:table-cell>
          <table:table-cell office:value-type="float" office:value="-0.007060783" calcext:value-type="float">
            <text:p>-0.007060783</text:p>
          </table:table-cell>
          <table:table-cell office:value-type="float" office:value="-0.1225038" calcext:value-type="float">
            <text:p>-0.1225038</text:p>
          </table:table-cell>
          <table:table-cell office:value-type="float" office:value="-0.02570991" calcext:value-type="float">
            <text:p>-0.02570991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175.6598" calcext:value-type="float">
            <text:p>-175.6598</text:p>
          </table:table-cell>
          <table:table-cell office:value-type="float" office:value="-0.0009870406" calcext:value-type="float">
            <text:p>-0.000987040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84375" calcext:value-type="float">
            <text:p>-2.38437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5" calcext:value-type="float">
            <text:p>205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99.81831" calcext:value-type="float">
            <text:p>99.81831</text:p>
          </table:table-cell>
          <table:table-cell office:value-type="float" office:value="16.97091" calcext:value-type="float">
            <text:p>16.97091</text:p>
          </table:table-cell>
          <table:table-cell office:value-type="float" office:value="1058.509" calcext:value-type="float">
            <text:p>1058.509</text:p>
          </table:table-cell>
          <table:table-cell office:value-type="float" office:value="-5.858291" calcext:value-type="float">
            <text:p>-5.858291</text:p>
          </table:table-cell>
          <table:table-cell office:value-type="float" office:value="0" calcext:value-type="float">
            <text:p>0</text:p>
          </table:table-cell>
          <table:table-cell office:value-type="float" office:value="0.1153576" calcext:value-type="float">
            <text:p>0.1153576</text:p>
          </table:table-cell>
          <table:table-cell office:value-type="float" office:value="0.3416789" calcext:value-type="float">
            <text:p>0.3416789</text:p>
          </table:table-cell>
          <table:table-cell office:value-type="float" office:value="0.3449101" calcext:value-type="float">
            <text:p>0.3449101</text:p>
          </table:table-cell>
          <table:table-cell office:value-type="float" office:value="0.3497239" calcext:value-type="float">
            <text:p>0.3497239</text:p>
          </table:table-cell>
          <table:table-cell office:value-type="float" office:value="0.3537578" calcext:value-type="float">
            <text:p>0.3537578</text:p>
          </table:table-cell>
          <table:table-cell office:value-type="float" office:value="0.3098912" calcext:value-type="float">
            <text:p>0.3098912</text:p>
          </table:table-cell>
          <table:table-cell office:value-type="float" office:value="0.3096972" calcext:value-type="float">
            <text:p>0.3096972</text:p>
          </table:table-cell>
          <table:table-cell office:value-type="float" office:value="0.3820431" calcext:value-type="float">
            <text:p>0.3820431</text:p>
          </table:table-cell>
          <table:table-cell office:value-type="float" office:value="0.3015066" calcext:value-type="float">
            <text:p>0.3015066</text:p>
          </table:table-cell>
          <table:table-cell office:value-type="float" office:value="0.3572403" calcext:value-type="float">
            <text:p>0.3572403</text:p>
          </table:table-cell>
          <table:table-cell office:value-type="float" office:value="0.3760913" calcext:value-type="float">
            <text:p>0.3760913</text:p>
          </table:table-cell>
          <table:table-cell office:value-type="float" office:value="0.3914842" calcext:value-type="float">
            <text:p>0.3914842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891284E-015" calcext:value-type="float">
            <text:p>1.891284E-15</text:p>
          </table:table-cell>
          <table:table-cell office:value-type="float" office:value="1.960564E-015" calcext:value-type="float">
            <text:p>1.960564E-15</text:p>
          </table:table-cell>
          <table:table-cell office:value-type="float" office:value="1.977819E-015" calcext:value-type="float">
            <text:p>1.977819E-15</text:p>
          </table:table-cell>
          <table:table-cell office:value-type="float" office:value="1.917863E-015" calcext:value-type="float">
            <text:p>1.917863E-15</text:p>
          </table:table-cell>
          <table:table-cell office:value-type="float" office:value="9.364166E-016" calcext:value-type="float">
            <text:p>9.364166E-16</text:p>
          </table:table-cell>
          <table:table-cell office:value-type="float" office:value="1.994748E-015" calcext:value-type="float">
            <text:p>1.994748E-15</text:p>
          </table:table-cell>
          <table:table-cell office:value-type="float" office:value="1.848966E-015" calcext:value-type="float">
            <text:p>1.848966E-15</text:p>
          </table:table-cell>
          <table:table-cell office:value-type="float" office:value="9.731747E-016" calcext:value-type="float">
            <text:p>9.731747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6E-028" calcext:value-type="float">
            <text:p>1.099916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13052" calcext:value-type="float">
            <text:p>-58.13052</text:p>
          </table:table-cell>
          <table:table-cell office:value-type="float" office:value="-0.01583405" calcext:value-type="float">
            <text:p>-0.01583405</text:p>
          </table:table-cell>
          <table:table-cell office:value-type="float" office:value="-0.01494707" calcext:value-type="float">
            <text:p>-0.01494707</text:p>
          </table:table-cell>
          <table:table-cell office:value-type="float" office:value="-0.01378283" calcext:value-type="float">
            <text:p>-0.01378283</text:p>
          </table:table-cell>
          <table:table-cell office:value-type="float" office:value="-0.01284874" calcext:value-type="float">
            <text:p>-0.01284874</text:p>
          </table:table-cell>
          <table:table-cell office:value-type="float" office:value="-0.01125092" calcext:value-type="float">
            <text:p>-0.01125092</text:p>
          </table:table-cell>
          <table:table-cell office:value-type="float" office:value="-0.009610396" calcext:value-type="float">
            <text:p>-0.009610396</text:p>
          </table:table-cell>
          <table:table-cell office:value-type="float" office:value="-0.007619484" calcext:value-type="float">
            <text:p>-0.007619484</text:p>
          </table:table-cell>
          <table:table-cell office:value-type="float" office:value="-0.1194947" calcext:value-type="float">
            <text:p>-0.1194947</text:p>
          </table:table-cell>
          <table:table-cell office:value-type="float" office:value="-0.02562855" calcext:value-type="float">
            <text:p>-0.02562855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172.9496" calcext:value-type="float">
            <text:p>-172.9496</text:p>
          </table:table-cell>
          <table:table-cell office:value-type="float" office:value="-0.0009918732" calcext:value-type="float">
            <text:p>-0.000991873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87283" calcext:value-type="float">
            <text:p>-2.38728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5" calcext:value-type="float">
            <text:p>305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99.88744" calcext:value-type="float">
            <text:p>99.88744</text:p>
          </table:table-cell>
          <table:table-cell office:value-type="float" office:value="16.97091" calcext:value-type="float">
            <text:p>16.97091</text:p>
          </table:table-cell>
          <table:table-cell office:value-type="float" office:value="1058.44" calcext:value-type="float">
            <text:p>1058.44</text:p>
          </table:table-cell>
          <table:table-cell office:value-type="float" office:value="-5.858291" calcext:value-type="float">
            <text:p>-5.858291</text:p>
          </table:table-cell>
          <table:table-cell office:value-type="float" office:value="0" calcext:value-type="float">
            <text:p>0</text:p>
          </table:table-cell>
          <table:table-cell office:value-type="float" office:value="0.1142193" calcext:value-type="float">
            <text:p>0.1142193</text:p>
          </table:table-cell>
          <table:table-cell office:value-type="float" office:value="0.3447379" calcext:value-type="float">
            <text:p>0.3447379</text:p>
          </table:table-cell>
          <table:table-cell office:value-type="float" office:value="0.3472657" calcext:value-type="float">
            <text:p>0.3472657</text:p>
          </table:table-cell>
          <table:table-cell office:value-type="float" office:value="0.3508915" calcext:value-type="float">
            <text:p>0.3508915</text:p>
          </table:table-cell>
          <table:table-cell office:value-type="float" office:value="0.3538685" calcext:value-type="float">
            <text:p>0.3538685</text:p>
          </table:table-cell>
          <table:table-cell office:value-type="float" office:value="0.308892" calcext:value-type="float">
            <text:p>0.308892</text:p>
          </table:table-cell>
          <table:table-cell office:value-type="float" office:value="0.3080006" calcext:value-type="float">
            <text:p>0.3080006</text:p>
          </table:table-cell>
          <table:table-cell office:value-type="float" office:value="0.3808482" calcext:value-type="float">
            <text:p>0.3808482</text:p>
          </table:table-cell>
          <table:table-cell office:value-type="float" office:value="0.302283" calcext:value-type="float">
            <text:p>0.302283</text:p>
          </table:table-cell>
          <table:table-cell office:value-type="float" office:value="0.3573132" calcext:value-type="float">
            <text:p>0.3573132</text:p>
          </table:table-cell>
          <table:table-cell office:value-type="float" office:value="0.376149" calcext:value-type="float">
            <text:p>0.376149</text:p>
          </table:table-cell>
          <table:table-cell office:value-type="float" office:value="0.3914433" calcext:value-type="float">
            <text:p>0.3914433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892029E-015" calcext:value-type="float">
            <text:p>1.892029E-15</text:p>
          </table:table-cell>
          <table:table-cell office:value-type="float" office:value="1.960486E-015" calcext:value-type="float">
            <text:p>1.960486E-15</text:p>
          </table:table-cell>
          <table:table-cell office:value-type="float" office:value="1.977754E-015" calcext:value-type="float">
            <text:p>1.977754E-15</text:p>
          </table:table-cell>
          <table:table-cell office:value-type="float" office:value="1.917849E-015" calcext:value-type="float">
            <text:p>1.917849E-15</text:p>
          </table:table-cell>
          <table:table-cell office:value-type="float" office:value="9.364032E-016" calcext:value-type="float">
            <text:p>9.364032E-16</text:p>
          </table:table-cell>
          <table:table-cell office:value-type="float" office:value="1.994748E-015" calcext:value-type="float">
            <text:p>1.994748E-15</text:p>
          </table:table-cell>
          <table:table-cell office:value-type="float" office:value="1.848966E-015" calcext:value-type="float">
            <text:p>1.848966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6E-028" calcext:value-type="float">
            <text:p>1.099916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69112" calcext:value-type="float">
            <text:p>-62.69112</text:p>
          </table:table-cell>
          <table:table-cell office:value-type="float" office:value="-0.0149824" calcext:value-type="float">
            <text:p>-0.0149824</text:p>
          </table:table-cell>
          <table:table-cell office:value-type="float" office:value="-0.01433107" calcext:value-type="float">
            <text:p>-0.01433107</text:p>
          </table:table-cell>
          <table:table-cell office:value-type="float" office:value="-0.01350339" calcext:value-type="float">
            <text:p>-0.01350339</text:p>
          </table:table-cell>
          <table:table-cell office:value-type="float" office:value="-0.01282478" calcext:value-type="float">
            <text:p>-0.01282478</text:p>
          </table:table-cell>
          <table:table-cell office:value-type="float" office:value="-0.0115301" calcext:value-type="float">
            <text:p>-0.0115301</text:p>
          </table:table-cell>
          <table:table-cell office:value-type="float" office:value="-0.01006523" calcext:value-type="float">
            <text:p>-0.01006523</text:p>
          </table:table-cell>
          <table:table-cell office:value-type="float" office:value="-0.00815474" calcext:value-type="float">
            <text:p>-0.00815474</text:p>
          </table:table-cell>
          <table:table-cell office:value-type="float" office:value="-0.1166557" calcext:value-type="float">
            <text:p>-0.1166557</text:p>
          </table:table-cell>
          <table:table-cell office:value-type="float" office:value="-0.02553958" calcext:value-type="float">
            <text:p>-0.02553958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170.3143" calcext:value-type="float">
            <text:p>-170.3143</text:p>
          </table:table-cell>
          <table:table-cell office:value-type="float" office:value="-0.0009971247" calcext:value-type="float">
            <text:p>-0.000997124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90064" calcext:value-type="float">
            <text:p>-2.39006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5" calcext:value-type="float">
            <text:p>405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99.95674" calcext:value-type="float">
            <text:p>99.95674</text:p>
          </table:table-cell>
          <table:table-cell office:value-type="float" office:value="16.97091" calcext:value-type="float">
            <text:p>16.97091</text:p>
          </table:table-cell>
          <table:table-cell office:value-type="float" office:value="1058.37" calcext:value-type="float">
            <text:p>1058.37</text:p>
          </table:table-cell>
          <table:table-cell office:value-type="float" office:value="-5.858291" calcext:value-type="float">
            <text:p>-5.858291</text:p>
          </table:table-cell>
          <table:table-cell office:value-type="float" office:value="0" calcext:value-type="float">
            <text:p>0</text:p>
          </table:table-cell>
          <table:table-cell office:value-type="float" office:value="0.1128868" calcext:value-type="float">
            <text:p>0.1128868</text:p>
          </table:table-cell>
          <table:table-cell office:value-type="float" office:value="0.3462195" calcext:value-type="float">
            <text:p>0.3462195</text:p>
          </table:table-cell>
          <table:table-cell office:value-type="float" office:value="0.3485029" calcext:value-type="float">
            <text:p>0.3485029</text:p>
          </table:table-cell>
          <table:table-cell office:value-type="float" office:value="0.3515947" calcext:value-type="float">
            <text:p>0.3515947</text:p>
          </table:table-cell>
          <table:table-cell office:value-type="float" office:value="0.3541768" calcext:value-type="float">
            <text:p>0.3541768</text:p>
          </table:table-cell>
          <table:table-cell office:value-type="float" office:value="0.3083673" calcext:value-type="float">
            <text:p>0.3083673</text:p>
          </table:table-cell>
          <table:table-cell office:value-type="float" office:value="0.3067927" calcext:value-type="float">
            <text:p>0.3067927</text:p>
          </table:table-cell>
          <table:table-cell office:value-type="float" office:value="0.379816" calcext:value-type="float">
            <text:p>0.379816</text:p>
          </table:table-cell>
          <table:table-cell office:value-type="float" office:value="0.3031487" calcext:value-type="float">
            <text:p>0.3031487</text:p>
          </table:table-cell>
          <table:table-cell office:value-type="float" office:value="0.3573527" calcext:value-type="float">
            <text:p>0.3573527</text:p>
          </table:table-cell>
          <table:table-cell office:value-type="float" office:value="0.3762012" calcext:value-type="float">
            <text:p>0.3762012</text:p>
          </table:table-cell>
          <table:table-cell office:value-type="float" office:value="0.3913956" calcext:value-type="float">
            <text:p>0.391395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92914E-015" calcext:value-type="float">
            <text:p>1.892914E-15</text:p>
          </table:table-cell>
          <table:table-cell office:value-type="float" office:value="1.960391E-015" calcext:value-type="float">
            <text:p>1.960391E-15</text:p>
          </table:table-cell>
          <table:table-cell office:value-type="float" office:value="1.977679E-015" calcext:value-type="float">
            <text:p>1.977679E-15</text:p>
          </table:table-cell>
          <table:table-cell office:value-type="float" office:value="1.917832E-015" calcext:value-type="float">
            <text:p>1.917832E-15</text:p>
          </table:table-cell>
          <table:table-cell office:value-type="float" office:value="9.363875E-016" calcext:value-type="float">
            <text:p>9.363875E-16</text:p>
          </table:table-cell>
          <table:table-cell office:value-type="float" office:value="1.994748E-015" calcext:value-type="float">
            <text:p>1.994748E-15</text:p>
          </table:table-cell>
          <table:table-cell office:value-type="float" office:value="1.848966E-015" calcext:value-type="float">
            <text:p>1.848966E-15</text:p>
          </table:table-cell>
          <table:table-cell office:value-type="float" office:value="9.731749E-016" calcext:value-type="float">
            <text:p>9.731749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6E-028" calcext:value-type="float">
            <text:p>1.099916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76342" calcext:value-type="float">
            <text:p>-68.76342</text:p>
          </table:table-cell>
          <table:table-cell office:value-type="float" office:value="-0.01459087" calcext:value-type="float">
            <text:p>-0.01459087</text:p>
          </table:table-cell>
          <table:table-cell office:value-type="float" office:value="-0.01401948" calcext:value-type="float">
            <text:p>-0.01401948</text:p>
          </table:table-cell>
          <table:table-cell office:value-type="float" office:value="-0.01333822" calcext:value-type="float">
            <text:p>-0.01333822</text:p>
          </table:table-cell>
          <table:table-cell office:value-type="float" office:value="-0.01275645" calcext:value-type="float">
            <text:p>-0.01275645</text:p>
          </table:table-cell>
          <table:table-cell office:value-type="float" office:value="-0.01167939" calcext:value-type="float">
            <text:p>-0.01167939</text:p>
          </table:table-cell>
          <table:table-cell office:value-type="float" office:value="-0.0104028" calcext:value-type="float">
            <text:p>-0.0104028</text:p>
          </table:table-cell>
          <table:table-cell office:value-type="float" office:value="-0.0086472" calcext:value-type="float">
            <text:p>-0.0086472</text:p>
          </table:table-cell>
          <table:table-cell office:value-type="float" office:value="-0.1135871" calcext:value-type="float">
            <text:p>-0.1135871</text:p>
          </table:table-cell>
          <table:table-cell office:value-type="float" office:value="-0.02549025" calcext:value-type="float">
            <text:p>-0.02549025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167.6498" calcext:value-type="float">
            <text:p>-167.6498</text:p>
          </table:table-cell>
          <table:table-cell office:value-type="float" office:value="-0.001003125" calcext:value-type="float">
            <text:p>-0.00100312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92732" calcext:value-type="float">
            <text:p>-2.39273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5" calcext:value-type="float">
            <text:p>505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99.98015" calcext:value-type="float">
            <text:p>99.98015</text:p>
          </table:table-cell>
          <table:table-cell office:value-type="float" office:value="16.97091" calcext:value-type="float">
            <text:p>16.97091</text:p>
          </table:table-cell>
          <table:table-cell office:value-type="float" office:value="1058.347" calcext:value-type="float">
            <text:p>1058.347</text:p>
          </table:table-cell>
          <table:table-cell office:value-type="float" office:value="-5.858291" calcext:value-type="float">
            <text:p>-5.858291</text:p>
          </table:table-cell>
          <table:table-cell office:value-type="float" office:value="0" calcext:value-type="float">
            <text:p>0</text:p>
          </table:table-cell>
          <table:table-cell office:value-type="float" office:value="0.1164061" calcext:value-type="float">
            <text:p>0.1164061</text:p>
          </table:table-cell>
          <table:table-cell office:value-type="float" office:value="0.346901" calcext:value-type="float">
            <text:p>0.346901</text:p>
          </table:table-cell>
          <table:table-cell office:value-type="float" office:value="0.3491594" calcext:value-type="float">
            <text:p>0.3491594</text:p>
          </table:table-cell>
          <table:table-cell office:value-type="float" office:value="0.3520508" calcext:value-type="float">
            <text:p>0.3520508</text:p>
          </table:table-cell>
          <table:table-cell office:value-type="float" office:value="0.3543695" calcext:value-type="float">
            <text:p>0.3543695</text:p>
          </table:table-cell>
          <table:table-cell office:value-type="float" office:value="0.3079847" calcext:value-type="float">
            <text:p>0.3079847</text:p>
          </table:table-cell>
          <table:table-cell office:value-type="float" office:value="0.3057754" calcext:value-type="float">
            <text:p>0.3057754</text:p>
          </table:table-cell>
          <table:table-cell office:value-type="float" office:value="0.3788916" calcext:value-type="float">
            <text:p>0.3788916</text:p>
          </table:table-cell>
          <table:table-cell office:value-type="float" office:value="0.304122" calcext:value-type="float">
            <text:p>0.304122</text:p>
          </table:table-cell>
          <table:table-cell office:value-type="float" office:value="0.3573572" calcext:value-type="float">
            <text:p>0.3573572</text:p>
          </table:table-cell>
          <table:table-cell office:value-type="float" office:value="0.3762431" calcext:value-type="float">
            <text:p>0.3762431</text:p>
          </table:table-cell>
          <table:table-cell office:value-type="float" office:value="0.3913418" calcext:value-type="float">
            <text:p>0.391341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9397E-015" calcext:value-type="float">
            <text:p>1.89397E-15</text:p>
          </table:table-cell>
          <table:table-cell office:value-type="float" office:value="1.960282E-015" calcext:value-type="float">
            <text:p>1.960282E-15</text:p>
          </table:table-cell>
          <table:table-cell office:value-type="float" office:value="1.977587E-015" calcext:value-type="float">
            <text:p>1.977587E-15</text:p>
          </table:table-cell>
          <table:table-cell office:value-type="float" office:value="1.917813E-015" calcext:value-type="float">
            <text:p>1.917813E-15</text:p>
          </table:table-cell>
          <table:table-cell office:value-type="float" office:value="9.363633E-016" calcext:value-type="float">
            <text:p>9.363633E-16</text:p>
          </table:table-cell>
          <table:table-cell office:value-type="float" office:value="1.994748E-015" calcext:value-type="float">
            <text:p>1.994748E-15</text:p>
          </table:table-cell>
          <table:table-cell office:value-type="float" office:value="1.848966E-015" calcext:value-type="float">
            <text:p>1.848966E-15</text:p>
          </table:table-cell>
          <table:table-cell office:value-type="float" office:value="9.731747E-016" calcext:value-type="float">
            <text:p>9.731747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25185" calcext:value-type="float">
            <text:p>-54.25185</text:p>
          </table:table-cell>
          <table:table-cell office:value-type="float" office:value="-0.01441195" calcext:value-type="float">
            <text:p>-0.01441195</text:p>
          </table:table-cell>
          <table:table-cell office:value-type="float" office:value="-0.01385698" calcext:value-type="float">
            <text:p>-0.01385698</text:p>
          </table:table-cell>
          <table:table-cell office:value-type="float" office:value="-0.01323206" calcext:value-type="float">
            <text:p>-0.01323206</text:p>
          </table:table-cell>
          <table:table-cell office:value-type="float" office:value="-0.0127136" calcext:value-type="float">
            <text:p>-0.0127136</text:p>
          </table:table-cell>
          <table:table-cell office:value-type="float" office:value="-0.01178914" calcext:value-type="float">
            <text:p>-0.01178914</text:p>
          </table:table-cell>
          <table:table-cell office:value-type="float" office:value="-0.01069681" calcext:value-type="float">
            <text:p>-0.01069681</text:p>
          </table:table-cell>
          <table:table-cell office:value-type="float" office:value="-0.009115781" calcext:value-type="float">
            <text:p>-0.009115781</text:p>
          </table:table-cell>
          <table:table-cell office:value-type="float" office:value="-0.1102332" calcext:value-type="float">
            <text:p>-0.1102332</text:p>
          </table:table-cell>
          <table:table-cell office:value-type="float" office:value="-0.025485" calcext:value-type="float">
            <text:p>-0.025485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165.5284" calcext:value-type="float">
            <text:p>-165.5284</text:p>
          </table:table-cell>
          <table:table-cell office:value-type="float" office:value="-0.00100981" calcext:value-type="float">
            <text:p>-0.0010098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95296" calcext:value-type="float">
            <text:p>-2.39529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5" calcext:value-type="float">
            <text:p>605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100.0919" calcext:value-type="float">
            <text:p>100.0919</text:p>
          </table:table-cell>
          <table:table-cell office:value-type="float" office:value="16.97091" calcext:value-type="float">
            <text:p>16.97091</text:p>
          </table:table-cell>
          <table:table-cell office:value-type="float" office:value="1058.235" calcext:value-type="float">
            <text:p>1058.235</text:p>
          </table:table-cell>
          <table:table-cell office:value-type="float" office:value="-5.858291" calcext:value-type="float">
            <text:p>-5.858291</text:p>
          </table:table-cell>
          <table:table-cell office:value-type="float" office:value="0" calcext:value-type="float">
            <text:p>0</text:p>
          </table:table-cell>
          <table:table-cell office:value-type="float" office:value="0.1116032" calcext:value-type="float">
            <text:p>0.1116032</text:p>
          </table:table-cell>
          <table:table-cell office:value-type="float" office:value="0.3472539" calcext:value-type="float">
            <text:p>0.3472539</text:p>
          </table:table-cell>
          <table:table-cell office:value-type="float" office:value="0.3494188" calcext:value-type="float">
            <text:p>0.3494188</text:p>
          </table:table-cell>
          <table:table-cell office:value-type="float" office:value="0.3521757" calcext:value-type="float">
            <text:p>0.3521757</text:p>
          </table:table-cell>
          <table:table-cell office:value-type="float" office:value="0.3543189" calcext:value-type="float">
            <text:p>0.3543189</text:p>
          </table:table-cell>
          <table:table-cell office:value-type="float" office:value="0.3075979" calcext:value-type="float">
            <text:p>0.3075979</text:p>
          </table:table-cell>
          <table:table-cell office:value-type="float" office:value="0.3049223" calcext:value-type="float">
            <text:p>0.3049223</text:p>
          </table:table-cell>
          <table:table-cell office:value-type="float" office:value="0.3781616" calcext:value-type="float">
            <text:p>0.3781616</text:p>
          </table:table-cell>
          <table:table-cell office:value-type="float" office:value="0.3050598" calcext:value-type="float">
            <text:p>0.3050598</text:p>
          </table:table-cell>
          <table:table-cell office:value-type="float" office:value="0.3573754" calcext:value-type="float">
            <text:p>0.3573754</text:p>
          </table:table-cell>
          <table:table-cell office:value-type="float" office:value="0.3762763" calcext:value-type="float">
            <text:p>0.3762763</text:p>
          </table:table-cell>
          <table:table-cell office:value-type="float" office:value="0.391283" calcext:value-type="float">
            <text:p>0.391283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895077E-015" calcext:value-type="float">
            <text:p>1.895077E-15</text:p>
          </table:table-cell>
          <table:table-cell office:value-type="float" office:value="1.96017E-015" calcext:value-type="float">
            <text:p>1.96017E-15</text:p>
          </table:table-cell>
          <table:table-cell office:value-type="float" office:value="1.977487E-015" calcext:value-type="float">
            <text:p>1.977487E-15</text:p>
          </table:table-cell>
          <table:table-cell office:value-type="float" office:value="1.917794E-015" calcext:value-type="float">
            <text:p>1.917794E-15</text:p>
          </table:table-cell>
          <table:table-cell office:value-type="float" office:value="9.36343E-016" calcext:value-type="float">
            <text:p>9.36343E-16</text:p>
          </table:table-cell>
          <table:table-cell office:value-type="float" office:value="1.994748E-015" calcext:value-type="float">
            <text:p>1.994748E-15</text:p>
          </table:table-cell>
          <table:table-cell office:value-type="float" office:value="1.848966E-015" calcext:value-type="float">
            <text:p>1.848966E-15</text:p>
          </table:table-cell>
          <table:table-cell office:value-type="float" office:value="9.731747E-016" calcext:value-type="float">
            <text:p>9.731747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6E-028" calcext:value-type="float">
            <text:p>1.099916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.4429" calcext:value-type="float">
            <text:p>-74.4429</text:p>
          </table:table-cell>
          <table:table-cell office:value-type="float" office:value="-0.01432389" calcext:value-type="float">
            <text:p>-0.01432389</text:p>
          </table:table-cell>
          <table:table-cell office:value-type="float" office:value="-0.01379381" calcext:value-type="float">
            <text:p>-0.01379381</text:p>
          </table:table-cell>
          <table:table-cell office:value-type="float" office:value="-0.01320288" calcext:value-type="float">
            <text:p>-0.01320288</text:p>
          </table:table-cell>
          <table:table-cell office:value-type="float" office:value="-0.01272431" calcext:value-type="float">
            <text:p>-0.01272431</text:p>
          </table:table-cell>
          <table:table-cell office:value-type="float" office:value="-0.01190103" calcext:value-type="float">
            <text:p>-0.01190103</text:p>
          </table:table-cell>
          <table:table-cell office:value-type="float" office:value="-0.01095049" calcext:value-type="float">
            <text:p>-0.01095049</text:p>
          </table:table-cell>
          <table:table-cell office:value-type="float" office:value="-0.009504648" calcext:value-type="float">
            <text:p>-0.009504648</text:p>
          </table:table-cell>
          <table:table-cell office:value-type="float" office:value="-0.1071051" calcext:value-type="float">
            <text:p>-0.1071051</text:p>
          </table:table-cell>
          <table:table-cell office:value-type="float" office:value="-0.02546277" calcext:value-type="float">
            <text:p>-0.02546277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164.3448" calcext:value-type="float">
            <text:p>-164.3448</text:p>
          </table:table-cell>
          <table:table-cell office:value-type="float" office:value="-0.001016217" calcext:value-type="float">
            <text:p>-0.00101621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97771" calcext:value-type="float">
            <text:p>-2.39777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5" calcext:value-type="float">
            <text:p>705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100.1354" calcext:value-type="float">
            <text:p>100.1354</text:p>
          </table:table-cell>
          <table:table-cell office:value-type="float" office:value="16.97091" calcext:value-type="float">
            <text:p>16.97091</text:p>
          </table:table-cell>
          <table:table-cell office:value-type="float" office:value="1058.267" calcext:value-type="float">
            <text:p>1058.267</text:p>
          </table:table-cell>
          <table:table-cell office:value-type="float" office:value="-5.934027" calcext:value-type="float">
            <text:p>-5.934027</text:p>
          </table:table-cell>
          <table:table-cell office:value-type="float" office:value="0" calcext:value-type="float">
            <text:p>0</text:p>
          </table:table-cell>
          <table:table-cell office:value-type="float" office:value="0.1119017" calcext:value-type="float">
            <text:p>0.1119017</text:p>
          </table:table-cell>
          <table:table-cell office:value-type="float" office:value="0.3474843" calcext:value-type="float">
            <text:p>0.3474843</text:p>
          </table:table-cell>
          <table:table-cell office:value-type="float" office:value="0.3495529" calcext:value-type="float">
            <text:p>0.3495529</text:p>
          </table:table-cell>
          <table:table-cell office:value-type="float" office:value="0.3521765" calcext:value-type="float">
            <text:p>0.3521765</text:p>
          </table:table-cell>
          <table:table-cell office:value-type="float" office:value="0.3541659" calcext:value-type="float">
            <text:p>0.3541659</text:p>
          </table:table-cell>
          <table:table-cell office:value-type="float" office:value="0.3072009" calcext:value-type="float">
            <text:p>0.3072009</text:p>
          </table:table-cell>
          <table:table-cell office:value-type="float" office:value="0.3041923" calcext:value-type="float">
            <text:p>0.3041923</text:p>
          </table:table-cell>
          <table:table-cell office:value-type="float" office:value="0.3775819" calcext:value-type="float">
            <text:p>0.3775819</text:p>
          </table:table-cell>
          <table:table-cell office:value-type="float" office:value="0.3059647" calcext:value-type="float">
            <text:p>0.3059647</text:p>
          </table:table-cell>
          <table:table-cell office:value-type="float" office:value="0.3574055" calcext:value-type="float">
            <text:p>0.3574055</text:p>
          </table:table-cell>
          <table:table-cell office:value-type="float" office:value="0.3763028" calcext:value-type="float">
            <text:p>0.3763028</text:p>
          </table:table-cell>
          <table:table-cell office:value-type="float" office:value="0.3912812" calcext:value-type="float">
            <text:p>0.3912812</text:p>
          </table:table-cell>
          <table:table-cell office:value-type="float" office:value="0.4476412" calcext:value-type="float">
            <text:p>0.4476412</text:p>
          </table:table-cell>
          <table:table-cell office:value-type="float" office:value="0" calcext:value-type="float">
            <text:p>0</text:p>
          </table:table-cell>
          <table:table-cell office:value-type="float" office:value="1.896343E-015" calcext:value-type="float">
            <text:p>1.896343E-15</text:p>
          </table:table-cell>
          <table:table-cell office:value-type="float" office:value="1.960042E-015" calcext:value-type="float">
            <text:p>1.960042E-15</text:p>
          </table:table-cell>
          <table:table-cell office:value-type="float" office:value="1.977372E-015" calcext:value-type="float">
            <text:p>1.977372E-15</text:p>
          </table:table-cell>
          <table:table-cell office:value-type="float" office:value="1.917769E-015" calcext:value-type="float">
            <text:p>1.917769E-15</text:p>
          </table:table-cell>
          <table:table-cell office:value-type="float" office:value="9.363239E-016" calcext:value-type="float">
            <text:p>9.363239E-16</text:p>
          </table:table-cell>
          <table:table-cell office:value-type="float" office:value="1.994748E-015" calcext:value-type="float">
            <text:p>1.994748E-15</text:p>
          </table:table-cell>
          <table:table-cell office:value-type="float" office:value="1.848966E-015" calcext:value-type="float">
            <text:p>1.848966E-15</text:p>
          </table:table-cell>
          <table:table-cell office:value-type="float" office:value="9.731749E-016" calcext:value-type="float">
            <text:p>9.731749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6E-028" calcext:value-type="float">
            <text:p>1.099916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.53159" calcext:value-type="float">
            <text:p>-73.53159</text:p>
          </table:table-cell>
          <table:table-cell office:value-type="float" office:value="-0.01426532" calcext:value-type="float">
            <text:p>-0.01426532</text:p>
          </table:table-cell>
          <table:table-cell office:value-type="float" office:value="-0.01376108" calcext:value-type="float">
            <text:p>-0.01376108</text:p>
          </table:table-cell>
          <table:table-cell office:value-type="float" office:value="-0.01320233" calcext:value-type="float">
            <text:p>-0.01320233</text:p>
          </table:table-cell>
          <table:table-cell office:value-type="float" office:value="-0.01275781" calcext:value-type="float">
            <text:p>-0.01275781</text:p>
          </table:table-cell>
          <table:table-cell office:value-type="float" office:value="-0.01201725" calcext:value-type="float">
            <text:p>-0.01201725</text:p>
          </table:table-cell>
          <table:table-cell office:value-type="float" office:value="-0.01117292" calcext:value-type="float">
            <text:p>-0.01117292</text:p>
          </table:table-cell>
          <table:table-cell office:value-type="float" office:value="-0.00982595" calcext:value-type="float">
            <text:p>-0.00982595</text:p>
          </table:table-cell>
          <table:table-cell office:value-type="float" office:value="-0.1041794" calcext:value-type="float">
            <text:p>-0.1041794</text:p>
          </table:table-cell>
          <table:table-cell office:value-type="float" office:value="-0.02542638" calcext:value-type="float">
            <text:p>-0.02542638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163.386" calcext:value-type="float">
            <text:p>-163.386</text:p>
          </table:table-cell>
          <table:table-cell office:value-type="float" office:value="-0.001023227" calcext:value-type="float">
            <text:p>-0.00102322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69378" calcext:value-type="float">
            <text:p>-2.2693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5" calcext:value-type="float">
            <text:p>805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100.1768" calcext:value-type="float">
            <text:p>100.1768</text:p>
          </table:table-cell>
          <table:table-cell office:value-type="float" office:value="16.97091" calcext:value-type="float">
            <text:p>16.97091</text:p>
          </table:table-cell>
          <table:table-cell office:value-type="float" office:value="1059.124" calcext:value-type="float">
            <text:p>1059.124</text:p>
          </table:table-cell>
          <table:table-cell office:value-type="float" office:value="-6.831681" calcext:value-type="float">
            <text:p>-6.831681</text:p>
          </table:table-cell>
          <table:table-cell office:value-type="float" office:value="0" calcext:value-type="float">
            <text:p>0</text:p>
          </table:table-cell>
          <table:table-cell office:value-type="float" office:value="0.1124665" calcext:value-type="float">
            <text:p>0.1124665</text:p>
          </table:table-cell>
          <table:table-cell office:value-type="float" office:value="0.3474672" calcext:value-type="float">
            <text:p>0.3474672</text:p>
          </table:table-cell>
          <table:table-cell office:value-type="float" office:value="0.3494998" calcext:value-type="float">
            <text:p>0.3494998</text:p>
          </table:table-cell>
          <table:table-cell office:value-type="float" office:value="0.3520319" calcext:value-type="float">
            <text:p>0.3520319</text:p>
          </table:table-cell>
          <table:table-cell office:value-type="float" office:value="0.3539107" calcext:value-type="float">
            <text:p>0.3539107</text:p>
          </table:table-cell>
          <table:table-cell office:value-type="float" office:value="0.3068176" calcext:value-type="float">
            <text:p>0.3068176</text:p>
          </table:table-cell>
          <table:table-cell office:value-type="float" office:value="0.3035811" calcext:value-type="float">
            <text:p>0.3035811</text:p>
          </table:table-cell>
          <table:table-cell office:value-type="float" office:value="0.3771042" calcext:value-type="float">
            <text:p>0.3771042</text:p>
          </table:table-cell>
          <table:table-cell office:value-type="float" office:value="0.3068392" calcext:value-type="float">
            <text:p>0.3068392</text:p>
          </table:table-cell>
          <table:table-cell office:value-type="float" office:value="0.3574459" calcext:value-type="float">
            <text:p>0.3574459</text:p>
          </table:table-cell>
          <table:table-cell office:value-type="float" office:value="0.3763514" calcext:value-type="float">
            <text:p>0.3763514</text:p>
          </table:table-cell>
          <table:table-cell office:value-type="float" office:value="0.3918535" calcext:value-type="float">
            <text:p>0.3918535</text:p>
          </table:table-cell>
          <table:table-cell office:value-type="float" office:value="0.4525656" calcext:value-type="float">
            <text:p>0.4525656</text:p>
          </table:table-cell>
          <table:table-cell office:value-type="float" office:value="0" calcext:value-type="float">
            <text:p>0</text:p>
          </table:table-cell>
          <table:table-cell office:value-type="float" office:value="1.897667E-015" calcext:value-type="float">
            <text:p>1.897667E-15</text:p>
          </table:table-cell>
          <table:table-cell office:value-type="float" office:value="1.959912E-015" calcext:value-type="float">
            <text:p>1.959912E-15</text:p>
          </table:table-cell>
          <table:table-cell office:value-type="float" office:value="1.977253E-015" calcext:value-type="float">
            <text:p>1.977253E-15</text:p>
          </table:table-cell>
          <table:table-cell office:value-type="float" office:value="1.917739E-015" calcext:value-type="float">
            <text:p>1.917739E-15</text:p>
          </table:table-cell>
          <table:table-cell office:value-type="float" office:value="9.363037E-016" calcext:value-type="float">
            <text:p>9.363037E-16</text:p>
          </table:table-cell>
          <table:table-cell office:value-type="float" office:value="1.994748E-015" calcext:value-type="float">
            <text:p>1.994748E-15</text:p>
          </table:table-cell>
          <table:table-cell office:value-type="float" office:value="1.848966E-015" calcext:value-type="float">
            <text:p>1.848966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79865" calcext:value-type="float">
            <text:p>-70.79865</text:p>
          </table:table-cell>
          <table:table-cell office:value-type="float" office:value="-0.01426993" calcext:value-type="float">
            <text:p>-0.01426993</text:p>
          </table:table-cell>
          <table:table-cell office:value-type="float" office:value="-0.01377395" calcext:value-type="float">
            <text:p>-0.01377395</text:p>
          </table:table-cell>
          <table:table-cell office:value-type="float" office:value="-0.0132353" calcext:value-type="float">
            <text:p>-0.0132353</text:p>
          </table:table-cell>
          <table:table-cell office:value-type="float" office:value="-0.01281401" calcext:value-type="float">
            <text:p>-0.01281401</text:p>
          </table:table-cell>
          <table:table-cell office:value-type="float" office:value="-0.01213069" calcext:value-type="float">
            <text:p>-0.01213069</text:p>
          </table:table-cell>
          <table:table-cell office:value-type="float" office:value="-0.01136305" calcext:value-type="float">
            <text:p>-0.01136305</text:p>
          </table:table-cell>
          <table:table-cell office:value-type="float" office:value="-0.01009892" calcext:value-type="float">
            <text:p>-0.01009892</text:p>
          </table:table-cell>
          <table:table-cell office:value-type="float" office:value="-0.1014362" calcext:value-type="float">
            <text:p>-0.1014362</text:p>
          </table:table-cell>
          <table:table-cell office:value-type="float" office:value="-0.02537748" calcext:value-type="float">
            <text:p>-0.02537748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162.7174" calcext:value-type="float">
            <text:p>-162.7174</text:p>
          </table:table-cell>
          <table:table-cell office:value-type="float" office:value="-0.001030075" calcext:value-type="float">
            <text:p>-0.00103007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01811" calcext:value-type="float">
            <text:p>-2.30181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5" calcext:value-type="float">
            <text:p>9052005</text:p>
          </table:table-cell>
          <table:table-cell office:value-type="float" office:value="169.3996" calcext:value-type="float">
            <text:p>169.3996</text:p>
          </table:table-cell>
          <table:table-cell office:value-type="float" office:value="100.2034" calcext:value-type="float">
            <text:p>100.2034</text:p>
          </table:table-cell>
          <table:table-cell office:value-type="float" office:value="16.97091" calcext:value-type="float">
            <text:p>16.97091</text:p>
          </table:table-cell>
          <table:table-cell office:value-type="float" office:value="1059.94" calcext:value-type="float">
            <text:p>1059.94</text:p>
          </table:table-cell>
          <table:table-cell office:value-type="float" office:value="-7.675086" calcext:value-type="float">
            <text:p>-7.675086</text:p>
          </table:table-cell>
          <table:table-cell office:value-type="float" office:value="0" calcext:value-type="float">
            <text:p>0</text:p>
          </table:table-cell>
          <table:table-cell office:value-type="float" office:value="0.1141788" calcext:value-type="float">
            <text:p>0.1141788</text:p>
          </table:table-cell>
          <table:table-cell office:value-type="float" office:value="0.3473386" calcext:value-type="float">
            <text:p>0.3473386</text:p>
          </table:table-cell>
          <table:table-cell office:value-type="float" office:value="0.3493506" calcext:value-type="float">
            <text:p>0.3493506</text:p>
          </table:table-cell>
          <table:table-cell office:value-type="float" office:value="0.3517994" calcext:value-type="float">
            <text:p>0.3517994</text:p>
          </table:table-cell>
          <table:table-cell office:value-type="float" office:value="0.3535956" calcext:value-type="float">
            <text:p>0.3535956</text:p>
          </table:table-cell>
          <table:table-cell office:value-type="float" office:value="0.306454" calcext:value-type="float">
            <text:p>0.306454</text:p>
          </table:table-cell>
          <table:table-cell office:value-type="float" office:value="0.3030681" calcext:value-type="float">
            <text:p>0.3030681</text:p>
          </table:table-cell>
          <table:table-cell office:value-type="float" office:value="0.3765486" calcext:value-type="float">
            <text:p>0.3765486</text:p>
          </table:table-cell>
          <table:table-cell office:value-type="float" office:value="0.3078594" calcext:value-type="float">
            <text:p>0.3078594</text:p>
          </table:table-cell>
          <table:table-cell office:value-type="float" office:value="0.3574389" calcext:value-type="float">
            <text:p>0.3574389</text:p>
          </table:table-cell>
          <table:table-cell office:value-type="float" office:value="0.3764236" calcext:value-type="float">
            <text:p>0.3764236</text:p>
          </table:table-cell>
          <table:table-cell office:value-type="float" office:value="0.3921662" calcext:value-type="float">
            <text:p>0.3921662</text:p>
          </table:table-cell>
          <table:table-cell office:value-type="float" office:value="0.4577965" calcext:value-type="float">
            <text:p>0.4577965</text:p>
          </table:table-cell>
          <table:table-cell office:value-type="float" office:value="0" calcext:value-type="float">
            <text:p>0</text:p>
          </table:table-cell>
          <table:table-cell office:value-type="float" office:value="1.898981E-015" calcext:value-type="float">
            <text:p>1.898981E-15</text:p>
          </table:table-cell>
          <table:table-cell office:value-type="float" office:value="1.959786E-015" calcext:value-type="float">
            <text:p>1.959786E-15</text:p>
          </table:table-cell>
          <table:table-cell office:value-type="float" office:value="1.977135E-015" calcext:value-type="float">
            <text:p>1.977135E-15</text:p>
          </table:table-cell>
          <table:table-cell office:value-type="float" office:value="1.917707E-015" calcext:value-type="float">
            <text:p>1.917707E-15</text:p>
          </table:table-cell>
          <table:table-cell office:value-type="float" office:value="9.362822E-016" calcext:value-type="float">
            <text:p>9.362822E-16</text:p>
          </table:table-cell>
          <table:table-cell office:value-type="float" office:value="1.994748E-015" calcext:value-type="float">
            <text:p>1.994748E-15</text:p>
          </table:table-cell>
          <table:table-cell office:value-type="float" office:value="1.848966E-015" calcext:value-type="float">
            <text:p>1.848966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06885" calcext:value-type="float">
            <text:p>-63.06885</text:p>
          </table:table-cell>
          <table:table-cell office:value-type="float" office:value="-0.01430205" calcext:value-type="float">
            <text:p>-0.01430205</text:p>
          </table:table-cell>
          <table:table-cell office:value-type="float" office:value="-0.01381033" calcext:value-type="float">
            <text:p>-0.01381033</text:p>
          </table:table-cell>
          <table:table-cell office:value-type="float" office:value="-0.0132888" calcext:value-type="float">
            <text:p>-0.0132888</text:p>
          </table:table-cell>
          <table:table-cell office:value-type="float" office:value="-0.01288405" calcext:value-type="float">
            <text:p>-0.01288405</text:p>
          </table:table-cell>
          <table:table-cell office:value-type="float" office:value="-0.01223941" calcext:value-type="float">
            <text:p>-0.01223941</text:p>
          </table:table-cell>
          <table:table-cell office:value-type="float" office:value="-0.01152512" calcext:value-type="float">
            <text:p>-0.01152512</text:p>
          </table:table-cell>
          <table:table-cell office:value-type="float" office:value="-0.010425" calcext:value-type="float">
            <text:p>-0.010425</text:p>
          </table:table-cell>
          <table:table-cell office:value-type="float" office:value="-0.09834499" calcext:value-type="float">
            <text:p>-0.09834499</text:p>
          </table:table-cell>
          <table:table-cell office:value-type="float" office:value="-0.02538488" calcext:value-type="float">
            <text:p>-0.02538488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162.3053" calcext:value-type="float">
            <text:p>-162.3053</text:p>
          </table:table-cell>
          <table:table-cell office:value-type="float" office:value="-0.001036124" calcext:value-type="float">
            <text:p>-0.00103612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36538" calcext:value-type="float">
            <text:p>-2.3365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5" calcext:value-type="float">
            <text:p>10052005</text:p>
          </table:table-cell>
          <table:table-cell office:value-type="float" office:value="174.8996" calcext:value-type="float">
            <text:p>174.8996</text:p>
          </table:table-cell>
          <table:table-cell office:value-type="float" office:value="100.6152" calcext:value-type="float">
            <text:p>100.6152</text:p>
          </table:table-cell>
          <table:table-cell office:value-type="float" office:value="16.97091" calcext:value-type="float">
            <text:p>16.97091</text:p>
          </table:table-cell>
          <table:table-cell office:value-type="float" office:value="1065.731" calcext:value-type="float">
            <text:p>1065.731</text:p>
          </table:table-cell>
          <table:table-cell office:value-type="float" office:value="-8.377926" calcext:value-type="float">
            <text:p>-8.377926</text:p>
          </table:table-cell>
          <table:table-cell office:value-type="float" office:value="0" calcext:value-type="float">
            <text:p>0</text:p>
          </table:table-cell>
          <table:table-cell office:value-type="float" office:value="0.387679" calcext:value-type="float">
            <text:p>0.387679</text:p>
          </table:table-cell>
          <table:table-cell office:value-type="float" office:value="0.3887866" calcext:value-type="float">
            <text:p>0.3887866</text:p>
          </table:table-cell>
          <table:table-cell office:value-type="float" office:value="0.3610758" calcext:value-type="float">
            <text:p>0.3610758</text:p>
          </table:table-cell>
          <table:table-cell office:value-type="float" office:value="0.3529095" calcext:value-type="float">
            <text:p>0.3529095</text:p>
          </table:table-cell>
          <table:table-cell office:value-type="float" office:value="0.3534076" calcext:value-type="float">
            <text:p>0.3534076</text:p>
          </table:table-cell>
          <table:table-cell office:value-type="float" office:value="0.3060468" calcext:value-type="float">
            <text:p>0.3060468</text:p>
          </table:table-cell>
          <table:table-cell office:value-type="float" office:value="0.3024487" calcext:value-type="float">
            <text:p>0.3024487</text:p>
          </table:table-cell>
          <table:table-cell office:value-type="float" office:value="0.3760466" calcext:value-type="float">
            <text:p>0.3760466</text:p>
          </table:table-cell>
          <table:table-cell office:value-type="float" office:value="0.3089392" calcext:value-type="float">
            <text:p>0.3089392</text:p>
          </table:table-cell>
          <table:table-cell office:value-type="float" office:value="0.3574179" calcext:value-type="float">
            <text:p>0.3574179</text:p>
          </table:table-cell>
          <table:table-cell office:value-type="float" office:value="0.3764962" calcext:value-type="float">
            <text:p>0.3764962</text:p>
          </table:table-cell>
          <table:table-cell office:value-type="float" office:value="0.3922716" calcext:value-type="float">
            <text:p>0.3922716</text:p>
          </table:table-cell>
          <table:table-cell office:value-type="float" office:value="0.4620205" calcext:value-type="float">
            <text:p>0.4620205</text:p>
          </table:table-cell>
          <table:table-cell office:value-type="float" office:value="0" calcext:value-type="float">
            <text:p>0</text:p>
          </table:table-cell>
          <table:table-cell office:value-type="float" office:value="1.900335E-015" calcext:value-type="float">
            <text:p>1.900335E-15</text:p>
          </table:table-cell>
          <table:table-cell office:value-type="float" office:value="1.95966E-015" calcext:value-type="float">
            <text:p>1.95966E-15</text:p>
          </table:table-cell>
          <table:table-cell office:value-type="float" office:value="1.97701E-015" calcext:value-type="float">
            <text:p>1.97701E-15</text:p>
          </table:table-cell>
          <table:table-cell office:value-type="float" office:value="1.917675E-015" calcext:value-type="float">
            <text:p>1.917675E-15</text:p>
          </table:table-cell>
          <table:table-cell office:value-type="float" office:value="9.362607E-016" calcext:value-type="float">
            <text:p>9.362607E-16</text:p>
          </table:table-cell>
          <table:table-cell office:value-type="float" office:value="1.994748E-015" calcext:value-type="float">
            <text:p>1.994748E-15</text:p>
          </table:table-cell>
          <table:table-cell office:value-type="float" office:value="1.848966E-015" calcext:value-type="float">
            <text:p>1.848966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6E-028" calcext:value-type="float">
            <text:p>1.099916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052054" calcext:value-type="float">
            <text:p>-0.007052054</text:p>
          </table:table-cell>
          <table:table-cell office:value-type="float" office:value="-0.006906491" calcext:value-type="float">
            <text:p>-0.006906491</text:p>
          </table:table-cell>
          <table:table-cell office:value-type="float" office:value="-0.0115644" calcext:value-type="float">
            <text:p>-0.0115644</text:p>
          </table:table-cell>
          <table:table-cell office:value-type="float" office:value="-0.01311491" calcext:value-type="float">
            <text:p>-0.01311491</text:p>
          </table:table-cell>
          <table:table-cell office:value-type="float" office:value="-0.01294193" calcext:value-type="float">
            <text:p>-0.01294193</text:p>
          </table:table-cell>
          <table:table-cell office:value-type="float" office:value="-0.01236276" calcext:value-type="float">
            <text:p>-0.01236276</text:p>
          </table:table-cell>
          <table:table-cell office:value-type="float" office:value="-0.01171907" calcext:value-type="float">
            <text:p>-0.01171907</text:p>
          </table:table-cell>
          <table:table-cell office:value-type="float" office:value="-0.01073063" calcext:value-type="float">
            <text:p>-0.01073063</text:p>
          </table:table-cell>
          <table:table-cell office:value-type="float" office:value="-0.09517719" calcext:value-type="float">
            <text:p>-0.09517719</text:p>
          </table:table-cell>
          <table:table-cell office:value-type="float" office:value="-0.02541058" calcext:value-type="float">
            <text:p>-0.02541058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161.9861" calcext:value-type="float">
            <text:p>-161.9861</text:p>
          </table:table-cell>
          <table:table-cell office:value-type="float" office:value="-0.001043037" calcext:value-type="float">
            <text:p>-0.00104303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62585" calcext:value-type="float">
            <text:p>-2.36258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5" calcext:value-type="float">
            <text:p>11052005</text:p>
          </table:table-cell>
          <table:table-cell office:value-type="float" office:value="201.0995" calcext:value-type="float">
            <text:p>201.0995</text:p>
          </table:table-cell>
          <table:table-cell office:value-type="float" office:value="103.1338" calcext:value-type="float">
            <text:p>103.1338</text:p>
          </table:table-cell>
          <table:table-cell office:value-type="float" office:value="16.97091" calcext:value-type="float">
            <text:p>16.97091</text:p>
          </table:table-cell>
          <table:table-cell office:value-type="float" office:value="1089.156" calcext:value-type="float">
            <text:p>1089.156</text:p>
          </table:table-cell>
          <table:table-cell office:value-type="float" office:value="-8.121174" calcext:value-type="float">
            <text:p>-8.121174</text:p>
          </table:table-cell>
          <table:table-cell office:value-type="float" office:value="0" calcext:value-type="float">
            <text:p>0</text:p>
          </table:table-cell>
          <table:table-cell office:value-type="float" office:value="0.4530558" calcext:value-type="float">
            <text:p>0.4530558</text:p>
          </table:table-cell>
          <table:table-cell office:value-type="float" office:value="0.4587765" calcext:value-type="float">
            <text:p>0.4587765</text:p>
          </table:table-cell>
          <table:table-cell office:value-type="float" office:value="0.469269" calcext:value-type="float">
            <text:p>0.469269</text:p>
          </table:table-cell>
          <table:table-cell office:value-type="float" office:value="0.4830845" calcext:value-type="float">
            <text:p>0.4830845</text:p>
          </table:table-cell>
          <table:table-cell office:value-type="float" office:value="0.4967245" calcext:value-type="float">
            <text:p>0.4967245</text:p>
          </table:table-cell>
          <table:table-cell office:value-type="float" office:value="0.3354107" calcext:value-type="float">
            <text:p>0.3354107</text:p>
          </table:table-cell>
          <table:table-cell office:value-type="float" office:value="0.3106166" calcext:value-type="float">
            <text:p>0.3106166</text:p>
          </table:table-cell>
          <table:table-cell office:value-type="float" office:value="0.3760754" calcext:value-type="float">
            <text:p>0.3760754</text:p>
          </table:table-cell>
          <table:table-cell office:value-type="float" office:value="0.3099756" calcext:value-type="float">
            <text:p>0.3099756</text:p>
          </table:table-cell>
          <table:table-cell office:value-type="float" office:value="0.3574167" calcext:value-type="float">
            <text:p>0.3574167</text:p>
          </table:table-cell>
          <table:table-cell office:value-type="float" office:value="0.3765607" calcext:value-type="float">
            <text:p>0.3765607</text:p>
          </table:table-cell>
          <table:table-cell office:value-type="float" office:value="0.3922805" calcext:value-type="float">
            <text:p>0.3922805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90117E-015" calcext:value-type="float">
            <text:p>1.90117E-15</text:p>
          </table:table-cell>
          <table:table-cell office:value-type="float" office:value="1.959586E-015" calcext:value-type="float">
            <text:p>1.959586E-15</text:p>
          </table:table-cell>
          <table:table-cell office:value-type="float" office:value="1.976938E-015" calcext:value-type="float">
            <text:p>1.976938E-15</text:p>
          </table:table-cell>
          <table:table-cell office:value-type="float" office:value="1.917653E-015" calcext:value-type="float">
            <text:p>1.917653E-15</text:p>
          </table:table-cell>
          <table:table-cell office:value-type="float" office:value="9.362383E-016" calcext:value-type="float">
            <text:p>9.362383E-16</text:p>
          </table:table-cell>
          <table:table-cell office:value-type="float" office:value="1.994748E-015" calcext:value-type="float">
            <text:p>1.994748E-15</text:p>
          </table:table-cell>
          <table:table-cell office:value-type="float" office:value="1.848966E-015" calcext:value-type="float">
            <text:p>1.848966E-15</text:p>
          </table:table-cell>
          <table:table-cell office:value-type="float" office:value="9.731747E-016" calcext:value-type="float">
            <text:p>9.731747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6E-028" calcext:value-type="float">
            <text:p>1.099916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752651" calcext:value-type="float">
            <text:p>-0.002752651</text:p>
          </table:table-cell>
          <table:table-cell office:value-type="float" office:value="-0.002528487" calcext:value-type="float">
            <text:p>-0.002528487</text:p>
          </table:table-cell>
          <table:table-cell office:value-type="float" office:value="-0.002219782" calcext:value-type="float">
            <text:p>-0.002219782</text:p>
          </table:table-cell>
          <table:table-cell office:value-type="float" office:value="-0.00190434" calcext:value-type="float">
            <text:p>-0.00190434</text:p>
          </table:table-cell>
          <table:table-cell office:value-type="float" office:value="-0.001615098" calcext:value-type="float">
            <text:p>-0.001615098</text:p>
          </table:table-cell>
          <table:table-cell office:value-type="float" office:value="-0.006346053" calcext:value-type="float">
            <text:p>-0.006346053</text:p>
          </table:table-cell>
          <table:table-cell office:value-type="float" office:value="-0.009474394" calcext:value-type="float">
            <text:p>-0.009474394</text:p>
          </table:table-cell>
          <table:table-cell office:value-type="float" office:value="-0.01072592" calcext:value-type="float">
            <text:p>-0.01072592</text:p>
          </table:table-cell>
          <table:table-cell office:value-type="float" office:value="-0.09224287" calcext:value-type="float">
            <text:p>-0.09224287</text:p>
          </table:table-cell>
          <table:table-cell office:value-type="float" office:value="-0.02541233" calcext:value-type="float">
            <text:p>-0.02541233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2790838" calcext:value-type="float">
            <text:p>-0.002790838</text:p>
          </table:table-cell>
          <table:table-cell office:value-type="float" office:value="-0.001049649" calcext:value-type="float">
            <text:p>-0.00104964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69141" calcext:value-type="float">
            <text:p>-2.36914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5" calcext:value-type="float">
            <text:p>12052005</text:p>
          </table:table-cell>
          <table:table-cell office:value-type="float" office:value="227.7995" calcext:value-type="float">
            <text:p>227.7995</text:p>
          </table:table-cell>
          <table:table-cell office:value-type="float" office:value="104.5497" calcext:value-type="float">
            <text:p>104.5497</text:p>
          </table:table-cell>
          <table:table-cell office:value-type="float" office:value="16.9721" calcext:value-type="float">
            <text:p>16.9721</text:p>
          </table:table-cell>
          <table:table-cell office:value-type="float" office:value="1114.196" calcext:value-type="float">
            <text:p>1114.196</text:p>
          </table:table-cell>
          <table:table-cell office:value-type="float" office:value="-7.877864" calcext:value-type="float">
            <text:p>-7.877864</text:p>
          </table:table-cell>
          <table:table-cell office:value-type="float" office:value="0" calcext:value-type="float">
            <text:p>0</text:p>
          </table:table-cell>
          <table:table-cell office:value-type="float" office:value="0.4268029" calcext:value-type="float">
            <text:p>0.4268029</text:p>
          </table:table-cell>
          <table:table-cell office:value-type="float" office:value="0.43105" calcext:value-type="float">
            <text:p>0.43105</text:p>
          </table:table-cell>
          <table:table-cell office:value-type="float" office:value="0.4389684" calcext:value-type="float">
            <text:p>0.4389684</text:p>
          </table:table-cell>
          <table:table-cell office:value-type="float" office:value="0.4486354" calcext:value-type="float">
            <text:p>0.4486354</text:p>
          </table:table-cell>
          <table:table-cell office:value-type="float" office:value="0.4560285" calcext:value-type="float">
            <text:p>0.4560285</text:p>
          </table:table-cell>
          <table:table-cell office:value-type="float" office:value="0.3817694" calcext:value-type="float">
            <text:p>0.3817694</text:p>
          </table:table-cell>
          <table:table-cell office:value-type="float" office:value="0.3722092" calcext:value-type="float">
            <text:p>0.3722092</text:p>
          </table:table-cell>
          <table:table-cell office:value-type="float" office:value="0.416448" calcext:value-type="float">
            <text:p>0.416448</text:p>
          </table:table-cell>
          <table:table-cell office:value-type="float" office:value="0.3474395" calcext:value-type="float">
            <text:p>0.3474395</text:p>
          </table:table-cell>
          <table:table-cell office:value-type="float" office:value="0.3574496" calcext:value-type="float">
            <text:p>0.3574496</text:p>
          </table:table-cell>
          <table:table-cell office:value-type="float" office:value="0.376616" calcext:value-type="float">
            <text:p>0.376616</text:p>
          </table:table-cell>
          <table:table-cell office:value-type="float" office:value="0.3922718" calcext:value-type="float">
            <text:p>0.392271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1849E-015" calcext:value-type="float">
            <text:p>1.901849E-15</text:p>
          </table:table-cell>
          <table:table-cell office:value-type="float" office:value="1.959528E-015" calcext:value-type="float">
            <text:p>1.959528E-15</text:p>
          </table:table-cell>
          <table:table-cell office:value-type="float" office:value="1.976868E-015" calcext:value-type="float">
            <text:p>1.976868E-15</text:p>
          </table:table-cell>
          <table:table-cell office:value-type="float" office:value="1.917643E-015" calcext:value-type="float">
            <text:p>1.917643E-15</text:p>
          </table:table-cell>
          <table:table-cell office:value-type="float" office:value="9.362232E-016" calcext:value-type="float">
            <text:p>9.362232E-16</text:p>
          </table:table-cell>
          <table:table-cell office:value-type="float" office:value="1.994748E-015" calcext:value-type="float">
            <text:p>1.994748E-15</text:p>
          </table:table-cell>
          <table:table-cell office:value-type="float" office:value="1.848966E-015" calcext:value-type="float">
            <text:p>1.848966E-15</text:p>
          </table:table-cell>
          <table:table-cell office:value-type="float" office:value="9.731747E-016" calcext:value-type="float">
            <text:p>9.731747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032308" calcext:value-type="float">
            <text:p>-0.004032308</text:p>
          </table:table-cell>
          <table:table-cell office:value-type="float" office:value="-0.003773566" calcext:value-type="float">
            <text:p>-0.003773566</text:p>
          </table:table-cell>
          <table:table-cell office:value-type="float" office:value="-0.00337735" calcext:value-type="float">
            <text:p>-0.00337735</text:p>
          </table:table-cell>
          <table:table-cell office:value-type="float" office:value="-0.002987562" calcext:value-type="float">
            <text:p>-0.002987562</text:p>
          </table:table-cell>
          <table:table-cell office:value-type="float" office:value="-0.002703659" calcext:value-type="float">
            <text:p>-0.002703659</text:p>
          </table:table-cell>
          <table:table-cell office:value-type="float" office:value="-0.002330289" calcext:value-type="float">
            <text:p>-0.002330289</text:p>
          </table:table-cell>
          <table:table-cell office:value-type="float" office:value="-0.002052943" calcext:value-type="float">
            <text:p>-0.002052943</text:p>
          </table:table-cell>
          <table:table-cell office:value-type="float" office:value="-0.001182938" calcext:value-type="float">
            <text:p>-0.001182938</text:p>
          </table:table-cell>
          <table:table-cell office:value-type="float" office:value="-0.03125109" calcext:value-type="float">
            <text:p>-0.03125109</text:p>
          </table:table-cell>
          <table:table-cell office:value-type="float" office:value="-0.02537603" calcext:value-type="float">
            <text:p>-0.02537603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4059251" calcext:value-type="float">
            <text:p>-0.004059251</text:p>
          </table:table-cell>
          <table:table-cell office:value-type="float" office:value="-0.001059131" calcext:value-type="float">
            <text:p>-0.00105913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7222" calcext:value-type="float">
            <text:p>-2.3722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5" calcext:value-type="float">
            <text:p>13052005</text:p>
          </table:table-cell>
          <table:table-cell office:value-type="float" office:value="227.7995" calcext:value-type="float">
            <text:p>227.7995</text:p>
          </table:table-cell>
          <table:table-cell office:value-type="float" office:value="106.6734" calcext:value-type="float">
            <text:p>106.6734</text:p>
          </table:table-cell>
          <table:table-cell office:value-type="float" office:value="16.9721" calcext:value-type="float">
            <text:p>16.9721</text:p>
          </table:table-cell>
          <table:table-cell office:value-type="float" office:value="1112.072" calcext:value-type="float">
            <text:p>1112.072</text:p>
          </table:table-cell>
          <table:table-cell office:value-type="float" office:value="-7.877864" calcext:value-type="float">
            <text:p>-7.877864</text:p>
          </table:table-cell>
          <table:table-cell office:value-type="float" office:value="0" calcext:value-type="float">
            <text:p>0</text:p>
          </table:table-cell>
          <table:table-cell office:value-type="float" office:value="0.4044039" calcext:value-type="float">
            <text:p>0.4044039</text:p>
          </table:table-cell>
          <table:table-cell office:value-type="float" office:value="0.4082409" calcext:value-type="float">
            <text:p>0.4082409</text:p>
          </table:table-cell>
          <table:table-cell office:value-type="float" office:value="0.4148926" calcext:value-type="float">
            <text:p>0.4148926</text:p>
          </table:table-cell>
          <table:table-cell office:value-type="float" office:value="0.4234541" calcext:value-type="float">
            <text:p>0.4234541</text:p>
          </table:table-cell>
          <table:table-cell office:value-type="float" office:value="0.4302431" calcext:value-type="float">
            <text:p>0.4302431</text:p>
          </table:table-cell>
          <table:table-cell office:value-type="float" office:value="0.3651981" calcext:value-type="float">
            <text:p>0.3651981</text:p>
          </table:table-cell>
          <table:table-cell office:value-type="float" office:value="0.3620864" calcext:value-type="float">
            <text:p>0.3620864</text:p>
          </table:table-cell>
          <table:table-cell office:value-type="float" office:value="0.4160817" calcext:value-type="float">
            <text:p>0.4160817</text:p>
          </table:table-cell>
          <table:table-cell office:value-type="float" office:value="0.3612204" calcext:value-type="float">
            <text:p>0.3612204</text:p>
          </table:table-cell>
          <table:table-cell office:value-type="float" office:value="0.3581748" calcext:value-type="float">
            <text:p>0.3581748</text:p>
          </table:table-cell>
          <table:table-cell office:value-type="float" office:value="0.3766919" calcext:value-type="float">
            <text:p>0.3766919</text:p>
          </table:table-cell>
          <table:table-cell office:value-type="float" office:value="0.392244" calcext:value-type="float">
            <text:p>0.39224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2542E-015" calcext:value-type="float">
            <text:p>1.902542E-15</text:p>
          </table:table-cell>
          <table:table-cell office:value-type="float" office:value="1.959474E-015" calcext:value-type="float">
            <text:p>1.959474E-15</text:p>
          </table:table-cell>
          <table:table-cell office:value-type="float" office:value="1.976799E-015" calcext:value-type="float">
            <text:p>1.976799E-15</text:p>
          </table:table-cell>
          <table:table-cell office:value-type="float" office:value="1.91763E-015" calcext:value-type="float">
            <text:p>1.91763E-15</text:p>
          </table:table-cell>
          <table:table-cell office:value-type="float" office:value="9.362044E-016" calcext:value-type="float">
            <text:p>9.362044E-16</text:p>
          </table:table-cell>
          <table:table-cell office:value-type="float" office:value="1.994748E-015" calcext:value-type="float">
            <text:p>1.994748E-15</text:p>
          </table:table-cell>
          <table:table-cell office:value-type="float" office:value="1.848966E-015" calcext:value-type="float">
            <text:p>1.848966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6E-028" calcext:value-type="float">
            <text:p>1.099916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643172" calcext:value-type="float">
            <text:p>-0.005643172</text:p>
          </table:table-cell>
          <table:table-cell office:value-type="float" office:value="-0.005295382" calcext:value-type="float">
            <text:p>-0.005295382</text:p>
          </table:table-cell>
          <table:table-cell office:value-type="float" office:value="-0.004797958" calcext:value-type="float">
            <text:p>-0.004797958</text:p>
          </table:table-cell>
          <table:table-cell office:value-type="float" office:value="-0.004269662" calcext:value-type="float">
            <text:p>-0.004269662</text:p>
          </table:table-cell>
          <table:table-cell office:value-type="float" office:value="-0.003874528" calcext:value-type="float">
            <text:p>-0.003874528</text:p>
          </table:table-cell>
          <table:table-cell office:value-type="float" office:value="-0.003266561" calcext:value-type="float">
            <text:p>-0.003266561</text:p>
          </table:table-cell>
          <table:table-cell office:value-type="float" office:value="-0.002593674" calcext:value-type="float">
            <text:p>-0.002593674</text:p>
          </table:table-cell>
          <table:table-cell office:value-type="float" office:value="-0.001205903" calcext:value-type="float">
            <text:p>-0.001205903</text:p>
          </table:table-cell>
          <table:table-cell office:value-type="float" office:value="-0.01616183" calcext:value-type="float">
            <text:p>-0.01616183</text:p>
          </table:table-cell>
          <table:table-cell office:value-type="float" office:value="-0.02451931" calcext:value-type="float">
            <text:p>-0.02451931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5677171" calcext:value-type="float">
            <text:p>-0.005677171</text:p>
          </table:table-cell>
          <table:table-cell office:value-type="float" office:value="-0.001066964" calcext:value-type="float">
            <text:p>-0.00106696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75107" calcext:value-type="float">
            <text:p>-2.37510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5" calcext:value-type="float">
            <text:p>14052005</text:p>
          </table:table-cell>
          <table:table-cell office:value-type="float" office:value="227.7995" calcext:value-type="float">
            <text:p>227.7995</text:p>
          </table:table-cell>
          <table:table-cell office:value-type="float" office:value="110.5447" calcext:value-type="float">
            <text:p>110.5447</text:p>
          </table:table-cell>
          <table:table-cell office:value-type="float" office:value="16.9721" calcext:value-type="float">
            <text:p>16.9721</text:p>
          </table:table-cell>
          <table:table-cell office:value-type="float" office:value="1108.2" calcext:value-type="float">
            <text:p>1108.2</text:p>
          </table:table-cell>
          <table:table-cell office:value-type="float" office:value="-7.877864" calcext:value-type="float">
            <text:p>-7.877864</text:p>
          </table:table-cell>
          <table:table-cell office:value-type="float" office:value="0" calcext:value-type="float">
            <text:p>0</text:p>
          </table:table-cell>
          <table:table-cell office:value-type="float" office:value="0.1441536" calcext:value-type="float">
            <text:p>0.1441536</text:p>
          </table:table-cell>
          <table:table-cell office:value-type="float" office:value="0.40314" calcext:value-type="float">
            <text:p>0.40314</text:p>
          </table:table-cell>
          <table:table-cell office:value-type="float" office:value="0.4087156" calcext:value-type="float">
            <text:p>0.4087156</text:p>
          </table:table-cell>
          <table:table-cell office:value-type="float" office:value="0.4162042" calcext:value-type="float">
            <text:p>0.4162042</text:p>
          </table:table-cell>
          <table:table-cell office:value-type="float" office:value="0.4224009" calcext:value-type="float">
            <text:p>0.4224009</text:p>
          </table:table-cell>
          <table:table-cell office:value-type="float" office:value="0.3596166" calcext:value-type="float">
            <text:p>0.3596166</text:p>
          </table:table-cell>
          <table:table-cell office:value-type="float" office:value="0.3580797" calcext:value-type="float">
            <text:p>0.3580797</text:p>
          </table:table-cell>
          <table:table-cell office:value-type="float" office:value="0.4136087" calcext:value-type="float">
            <text:p>0.4136087</text:p>
          </table:table-cell>
          <table:table-cell office:value-type="float" office:value="0.3643156" calcext:value-type="float">
            <text:p>0.3643156</text:p>
          </table:table-cell>
          <table:table-cell office:value-type="float" office:value="0.359143" calcext:value-type="float">
            <text:p>0.359143</text:p>
          </table:table-cell>
          <table:table-cell office:value-type="float" office:value="0.3768287" calcext:value-type="float">
            <text:p>0.3768287</text:p>
          </table:table-cell>
          <table:table-cell office:value-type="float" office:value="0.3921984" calcext:value-type="float">
            <text:p>0.392198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3195E-015" calcext:value-type="float">
            <text:p>1.903195E-15</text:p>
          </table:table-cell>
          <table:table-cell office:value-type="float" office:value="1.959419E-015" calcext:value-type="float">
            <text:p>1.959419E-15</text:p>
          </table:table-cell>
          <table:table-cell office:value-type="float" office:value="1.976739E-015" calcext:value-type="float">
            <text:p>1.976739E-15</text:p>
          </table:table-cell>
          <table:table-cell office:value-type="float" office:value="1.917611E-015" calcext:value-type="float">
            <text:p>1.917611E-15</text:p>
          </table:table-cell>
          <table:table-cell office:value-type="float" office:value="9.361878E-016" calcext:value-type="float">
            <text:p>9.361878E-16</text:p>
          </table:table-cell>
          <table:table-cell office:value-type="float" office:value="1.994748E-015" calcext:value-type="float">
            <text:p>1.994748E-15</text:p>
          </table:table-cell>
          <table:table-cell office:value-type="float" office:value="1.848966E-015" calcext:value-type="float">
            <text:p>1.848966E-15</text:p>
          </table:table-cell>
          <table:table-cell office:value-type="float" office:value="9.731749E-016" calcext:value-type="float">
            <text:p>9.731749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6E-028" calcext:value-type="float">
            <text:p>1.099916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982244" calcext:value-type="float">
            <text:p>-9.982244</text:p>
          </table:table-cell>
          <table:table-cell office:value-type="float" office:value="-0.005722677" calcext:value-type="float">
            <text:p>-0.005722677</text:p>
          </table:table-cell>
          <table:table-cell office:value-type="float" office:value="-0.005265103" calcext:value-type="float">
            <text:p>-0.005265103</text:p>
          </table:table-cell>
          <table:table-cell office:value-type="float" office:value="-0.004751111" calcext:value-type="float">
            <text:p>-0.004751111</text:p>
          </table:table-cell>
          <table:table-cell office:value-type="float" office:value="-0.004341824" calcext:value-type="float">
            <text:p>-0.004341824</text:p>
          </table:table-cell>
          <table:table-cell office:value-type="float" office:value="-0.003672535" calcext:value-type="float">
            <text:p>-0.003672535</text:p>
          </table:table-cell>
          <table:table-cell office:value-type="float" office:value="-0.002848456" calcext:value-type="float">
            <text:p>-0.002848456</text:p>
          </table:table-cell>
          <table:table-cell office:value-type="float" office:value="-0.001369035" calcext:value-type="float">
            <text:p>-0.001369035</text:p>
          </table:table-cell>
          <table:table-cell office:value-type="float" office:value="-0.01401631" calcext:value-type="float">
            <text:p>-0.01401631</text:p>
          </table:table-cell>
          <table:table-cell office:value-type="float" office:value="-0.02341267" calcext:value-type="float">
            <text:p>-0.02341267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2242846" calcext:value-type="float">
            <text:p>-0.2242846</text:p>
          </table:table-cell>
          <table:table-cell office:value-type="float" office:value="-0.001075439" calcext:value-type="float">
            <text:p>-0.00107543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77777" calcext:value-type="float">
            <text:p>-2.37777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5" calcext:value-type="float">
            <text:p>15052005</text:p>
          </table:table-cell>
          <table:table-cell office:value-type="float" office:value="227.7995" calcext:value-type="float">
            <text:p>227.7995</text:p>
          </table:table-cell>
          <table:table-cell office:value-type="float" office:value="110.8482" calcext:value-type="float">
            <text:p>110.8482</text:p>
          </table:table-cell>
          <table:table-cell office:value-type="float" office:value="16.9721" calcext:value-type="float">
            <text:p>16.9721</text:p>
          </table:table-cell>
          <table:table-cell office:value-type="float" office:value="1107.896" calcext:value-type="float">
            <text:p>1107.896</text:p>
          </table:table-cell>
          <table:table-cell office:value-type="float" office:value="-7.877864" calcext:value-type="float">
            <text:p>-7.877864</text:p>
          </table:table-cell>
          <table:table-cell office:value-type="float" office:value="0" calcext:value-type="float">
            <text:p>0</text:p>
          </table:table-cell>
          <table:table-cell office:value-type="float" office:value="0.1150452" calcext:value-type="float">
            <text:p>0.1150452</text:p>
          </table:table-cell>
          <table:table-cell office:value-type="float" office:value="0.4031681" calcext:value-type="float">
            <text:p>0.4031681</text:p>
          </table:table-cell>
          <table:table-cell office:value-type="float" office:value="0.4084848" calcext:value-type="float">
            <text:p>0.4084848</text:p>
          </table:table-cell>
          <table:table-cell office:value-type="float" office:value="0.4154468" calcext:value-type="float">
            <text:p>0.4154468</text:p>
          </table:table-cell>
          <table:table-cell office:value-type="float" office:value="0.4210833" calcext:value-type="float">
            <text:p>0.4210833</text:p>
          </table:table-cell>
          <table:table-cell office:value-type="float" office:value="0.3576706" calcext:value-type="float">
            <text:p>0.3576706</text:p>
          </table:table-cell>
          <table:table-cell office:value-type="float" office:value="0.3546862" calcext:value-type="float">
            <text:p>0.3546862</text:p>
          </table:table-cell>
          <table:table-cell office:value-type="float" office:value="0.409606" calcext:value-type="float">
            <text:p>0.409606</text:p>
          </table:table-cell>
          <table:table-cell office:value-type="float" office:value="0.3677068" calcext:value-type="float">
            <text:p>0.3677068</text:p>
          </table:table-cell>
          <table:table-cell office:value-type="float" office:value="0.3602631" calcext:value-type="float">
            <text:p>0.3602631</text:p>
          </table:table-cell>
          <table:table-cell office:value-type="float" office:value="0.3769949" calcext:value-type="float">
            <text:p>0.3769949</text:p>
          </table:table-cell>
          <table:table-cell office:value-type="float" office:value="0.3921554" calcext:value-type="float">
            <text:p>0.39215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3908E-015" calcext:value-type="float">
            <text:p>1.903908E-15</text:p>
          </table:table-cell>
          <table:table-cell office:value-type="float" office:value="1.959353E-015" calcext:value-type="float">
            <text:p>1.959353E-15</text:p>
          </table:table-cell>
          <table:table-cell office:value-type="float" office:value="1.97668E-015" calcext:value-type="float">
            <text:p>1.97668E-15</text:p>
          </table:table-cell>
          <table:table-cell office:value-type="float" office:value="1.917589E-015" calcext:value-type="float">
            <text:p>1.917589E-15</text:p>
          </table:table-cell>
          <table:table-cell office:value-type="float" office:value="9.361738E-016" calcext:value-type="float">
            <text:p>9.361738E-16</text:p>
          </table:table-cell>
          <table:table-cell office:value-type="float" office:value="1.994748E-015" calcext:value-type="float">
            <text:p>1.994748E-15</text:p>
          </table:table-cell>
          <table:table-cell office:value-type="float" office:value="1.848966E-015" calcext:value-type="float">
            <text:p>1.848966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98808" calcext:value-type="float">
            <text:p>-58.98808</text:p>
          </table:table-cell>
          <table:table-cell office:value-type="float" office:value="-0.005717377" calcext:value-type="float">
            <text:p>-0.005717377</text:p>
          </table:table-cell>
          <table:table-cell office:value-type="float" office:value="-0.005281085" calcext:value-type="float">
            <text:p>-0.005281085</text:p>
          </table:table-cell>
          <table:table-cell office:value-type="float" office:value="-0.004802795" calcext:value-type="float">
            <text:p>-0.004802795</text:p>
          </table:table-cell>
          <table:table-cell office:value-type="float" office:value="-0.004424686" calcext:value-type="float">
            <text:p>-0.004424686</text:p>
          </table:table-cell>
          <table:table-cell office:value-type="float" office:value="-0.003825881" calcext:value-type="float">
            <text:p>-0.003825881</text:p>
          </table:table-cell>
          <table:table-cell office:value-type="float" office:value="-0.003085444" calcext:value-type="float">
            <text:p>-0.003085444</text:p>
          </table:table-cell>
          <table:table-cell office:value-type="float" office:value="-0.001689667" calcext:value-type="float">
            <text:p>-0.001689667</text:p>
          </table:table-cell>
          <table:table-cell office:value-type="float" office:value="-0.01201687" calcext:value-type="float">
            <text:p>-0.01201687</text:p>
          </table:table-cell>
          <table:table-cell office:value-type="float" office:value="-0.02220132" calcext:value-type="float">
            <text:p>-0.02220132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210924" calcext:value-type="float">
            <text:p>-0.210924</text:p>
          </table:table-cell>
          <table:table-cell office:value-type="float" office:value="-0.00108404" calcext:value-type="float">
            <text:p>-0.0010840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80351" calcext:value-type="float">
            <text:p>-2.38035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5" calcext:value-type="float">
            <text:p>16052005</text:p>
          </table:table-cell>
          <table:table-cell office:value-type="float" office:value="227.7995" calcext:value-type="float">
            <text:p>227.7995</text:p>
          </table:table-cell>
          <table:table-cell office:value-type="float" office:value="110.884" calcext:value-type="float">
            <text:p>110.884</text:p>
          </table:table-cell>
          <table:table-cell office:value-type="float" office:value="16.9721" calcext:value-type="float">
            <text:p>16.9721</text:p>
          </table:table-cell>
          <table:table-cell office:value-type="float" office:value="1107.861" calcext:value-type="float">
            <text:p>1107.861</text:p>
          </table:table-cell>
          <table:table-cell office:value-type="float" office:value="-7.877864" calcext:value-type="float">
            <text:p>-7.877864</text:p>
          </table:table-cell>
          <table:table-cell office:value-type="float" office:value="0" calcext:value-type="float">
            <text:p>0</text:p>
          </table:table-cell>
          <table:table-cell office:value-type="float" office:value="0.1119713" calcext:value-type="float">
            <text:p>0.1119713</text:p>
          </table:table-cell>
          <table:table-cell office:value-type="float" office:value="0.4016562" calcext:value-type="float">
            <text:p>0.4016562</text:p>
          </table:table-cell>
          <table:table-cell office:value-type="float" office:value="0.4067761" calcext:value-type="float">
            <text:p>0.4067761</text:p>
          </table:table-cell>
          <table:table-cell office:value-type="float" office:value="0.4133891" calcext:value-type="float">
            <text:p>0.4133891</text:p>
          </table:table-cell>
          <table:table-cell office:value-type="float" office:value="0.4186668" calcext:value-type="float">
            <text:p>0.4186668</text:p>
          </table:table-cell>
          <table:table-cell office:value-type="float" office:value="0.3554237" calcext:value-type="float">
            <text:p>0.3554237</text:p>
          </table:table-cell>
          <table:table-cell office:value-type="float" office:value="0.3515565" calcext:value-type="float">
            <text:p>0.3515565</text:p>
          </table:table-cell>
          <table:table-cell office:value-type="float" office:value="0.4062191" calcext:value-type="float">
            <text:p>0.4062191</text:p>
          </table:table-cell>
          <table:table-cell office:value-type="float" office:value="0.3711517" calcext:value-type="float">
            <text:p>0.3711517</text:p>
          </table:table-cell>
          <table:table-cell office:value-type="float" office:value="0.3615548" calcext:value-type="float">
            <text:p>0.3615548</text:p>
          </table:table-cell>
          <table:table-cell office:value-type="float" office:value="0.3772043" calcext:value-type="float">
            <text:p>0.3772043</text:p>
          </table:table-cell>
          <table:table-cell office:value-type="float" office:value="0.3921168" calcext:value-type="float">
            <text:p>0.392116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4761E-015" calcext:value-type="float">
            <text:p>1.904761E-15</text:p>
          </table:table-cell>
          <table:table-cell office:value-type="float" office:value="1.959275E-015" calcext:value-type="float">
            <text:p>1.959275E-15</text:p>
          </table:table-cell>
          <table:table-cell office:value-type="float" office:value="1.976605E-015" calcext:value-type="float">
            <text:p>1.976605E-15</text:p>
          </table:table-cell>
          <table:table-cell office:value-type="float" office:value="1.917568E-015" calcext:value-type="float">
            <text:p>1.917568E-15</text:p>
          </table:table-cell>
          <table:table-cell office:value-type="float" office:value="9.361524E-016" calcext:value-type="float">
            <text:p>9.361524E-16</text:p>
          </table:table-cell>
          <table:table-cell office:value-type="float" office:value="1.994748E-015" calcext:value-type="float">
            <text:p>1.994748E-15</text:p>
          </table:table-cell>
          <table:table-cell office:value-type="float" office:value="1.848966E-015" calcext:value-type="float">
            <text:p>1.848966E-15</text:p>
          </table:table-cell>
          <table:table-cell office:value-type="float" office:value="9.731749E-016" calcext:value-type="float">
            <text:p>9.731749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01738" calcext:value-type="float">
            <text:p>-72.01738</text:p>
          </table:table-cell>
          <table:table-cell office:value-type="float" office:value="-0.005850857" calcext:value-type="float">
            <text:p>-0.005850857</text:p>
          </table:table-cell>
          <table:table-cell office:value-type="float" office:value="-0.005418646" calcext:value-type="float">
            <text:p>-0.005418646</text:p>
          </table:table-cell>
          <table:table-cell office:value-type="float" office:value="-0.004950566" calcext:value-type="float">
            <text:p>-0.004950566</text:p>
          </table:table-cell>
          <table:table-cell office:value-type="float" office:value="-0.004582973" calcext:value-type="float">
            <text:p>-0.004582973</text:p>
          </table:table-cell>
          <table:table-cell office:value-type="float" office:value="-0.004011443" calcext:value-type="float">
            <text:p>-0.004011443</text:p>
          </table:table-cell>
          <table:table-cell office:value-type="float" office:value="-0.003322856" calcext:value-type="float">
            <text:p>-0.003322856</text:p>
          </table:table-cell>
          <table:table-cell office:value-type="float" office:value="-0.002021032" calcext:value-type="float">
            <text:p>-0.002021032</text:p>
          </table:table-cell>
          <table:table-cell office:value-type="float" office:value="-0.01029417" calcext:value-type="float">
            <text:p>-0.01029417</text:p>
          </table:table-cell>
          <table:table-cell office:value-type="float" office:value="-0.02088311" calcext:value-type="float">
            <text:p>-0.02088311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1972118" calcext:value-type="float">
            <text:p>-0.1972118</text:p>
          </table:table-cell>
          <table:table-cell office:value-type="float" office:value="-0.001094171" calcext:value-type="float">
            <text:p>-0.00109417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82823" calcext:value-type="float">
            <text:p>-2.38282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5" calcext:value-type="float">
            <text:p>17052005</text:p>
          </table:table-cell>
          <table:table-cell office:value-type="float" office:value="228.0995" calcext:value-type="float">
            <text:p>228.0995</text:p>
          </table:table-cell>
          <table:table-cell office:value-type="float" office:value="110.9389" calcext:value-type="float">
            <text:p>110.9389</text:p>
          </table:table-cell>
          <table:table-cell office:value-type="float" office:value="16.9721" calcext:value-type="float">
            <text:p>16.9721</text:p>
          </table:table-cell>
          <table:table-cell office:value-type="float" office:value="1108.103" calcext:value-type="float">
            <text:p>1108.103</text:p>
          </table:table-cell>
          <table:table-cell office:value-type="float" office:value="-7.874934" calcext:value-type="float">
            <text:p>-7.874934</text:p>
          </table:table-cell>
          <table:table-cell office:value-type="float" office:value="0" calcext:value-type="float">
            <text:p>0</text:p>
          </table:table-cell>
          <table:table-cell office:value-type="float" office:value="0.1366351" calcext:value-type="float">
            <text:p>0.1366351</text:p>
          </table:table-cell>
          <table:table-cell office:value-type="float" office:value="0.3995624" calcext:value-type="float">
            <text:p>0.3995624</text:p>
          </table:table-cell>
          <table:table-cell office:value-type="float" office:value="0.4044326" calcext:value-type="float">
            <text:p>0.4044326</text:p>
          </table:table-cell>
          <table:table-cell office:value-type="float" office:value="0.4106504" calcext:value-type="float">
            <text:p>0.4106504</text:p>
          </table:table-cell>
          <table:table-cell office:value-type="float" office:value="0.4155353" calcext:value-type="float">
            <text:p>0.4155353</text:p>
          </table:table-cell>
          <table:table-cell office:value-type="float" office:value="0.3526859" calcext:value-type="float">
            <text:p>0.3526859</text:p>
          </table:table-cell>
          <table:table-cell office:value-type="float" office:value="0.347987" calcext:value-type="float">
            <text:p>0.347987</text:p>
          </table:table-cell>
          <table:table-cell office:value-type="float" office:value="0.4030164" calcext:value-type="float">
            <text:p>0.4030164</text:p>
          </table:table-cell>
          <table:table-cell office:value-type="float" office:value="0.3749177" calcext:value-type="float">
            <text:p>0.3749177</text:p>
          </table:table-cell>
          <table:table-cell office:value-type="float" office:value="0.3628745" calcext:value-type="float">
            <text:p>0.3628745</text:p>
          </table:table-cell>
          <table:table-cell office:value-type="float" office:value="0.3774921" calcext:value-type="float">
            <text:p>0.3774921</text:p>
          </table:table-cell>
          <table:table-cell office:value-type="float" office:value="0.3920857" calcext:value-type="float">
            <text:p>0.3920857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05812E-015" calcext:value-type="float">
            <text:p>1.905812E-15</text:p>
          </table:table-cell>
          <table:table-cell office:value-type="float" office:value="1.959175E-015" calcext:value-type="float">
            <text:p>1.959175E-15</text:p>
          </table:table-cell>
          <table:table-cell office:value-type="float" office:value="1.976516E-015" calcext:value-type="float">
            <text:p>1.976516E-15</text:p>
          </table:table-cell>
          <table:table-cell office:value-type="float" office:value="1.917542E-015" calcext:value-type="float">
            <text:p>1.917542E-15</text:p>
          </table:table-cell>
          <table:table-cell office:value-type="float" office:value="9.361282E-016" calcext:value-type="float">
            <text:p>9.361282E-16</text:p>
          </table:table-cell>
          <table:table-cell office:value-type="float" office:value="1.994748E-015" calcext:value-type="float">
            <text:p>1.994748E-15</text:p>
          </table:table-cell>
          <table:table-cell office:value-type="float" office:value="1.848966E-015" calcext:value-type="float">
            <text:p>1.848966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6E-028" calcext:value-type="float">
            <text:p>1.099916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72333" calcext:value-type="float">
            <text:p>-21.72333</text:p>
          </table:table-cell>
          <table:table-cell office:value-type="float" office:value="-0.006041153" calcext:value-type="float">
            <text:p>-0.006041153</text:p>
          </table:table-cell>
          <table:table-cell office:value-type="float" office:value="-0.005613984" calcext:value-type="float">
            <text:p>-0.005613984</text:p>
          </table:table-cell>
          <table:table-cell office:value-type="float" office:value="-0.005155449" calcext:value-type="float">
            <text:p>-0.005155449</text:p>
          </table:table-cell>
          <table:table-cell office:value-type="float" office:value="-0.004797828" calcext:value-type="float">
            <text:p>-0.004797828</text:p>
          </table:table-cell>
          <table:table-cell office:value-type="float" office:value="-0.004251428" calcext:value-type="float">
            <text:p>-0.004251428</text:p>
          </table:table-cell>
          <table:table-cell office:value-type="float" office:value="-0.003620986" calcext:value-type="float">
            <text:p>-0.003620986</text:p>
          </table:table-cell>
          <table:table-cell office:value-type="float" office:value="-0.002396599" calcext:value-type="float">
            <text:p>-0.002396599</text:p>
          </table:table-cell>
          <table:table-cell office:value-type="float" office:value="-0.008706248" calcext:value-type="float">
            <text:p>-0.008706248</text:p>
          </table:table-cell>
          <table:table-cell office:value-type="float" office:value="-0.01962134" calcext:value-type="float">
            <text:p>-0.01962134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1827939" calcext:value-type="float">
            <text:p>-0.1827939</text:p>
          </table:table-cell>
          <table:table-cell office:value-type="float" office:value="-0.00110566" calcext:value-type="float">
            <text:p>-0.0011056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85192" calcext:value-type="float">
            <text:p>-2.38519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5" calcext:value-type="float">
            <text:p>18052005</text:p>
          </table:table-cell>
          <table:table-cell office:value-type="float" office:value="228.1995" calcext:value-type="float">
            <text:p>228.1995</text:p>
          </table:table-cell>
          <table:table-cell office:value-type="float" office:value="111.2968" calcext:value-type="float">
            <text:p>111.2968</text:p>
          </table:table-cell>
          <table:table-cell office:value-type="float" office:value="16.9721" calcext:value-type="float">
            <text:p>16.9721</text:p>
          </table:table-cell>
          <table:table-cell office:value-type="float" office:value="1107.844" calcext:value-type="float">
            <text:p>1107.844</text:p>
          </table:table-cell>
          <table:table-cell office:value-type="float" office:value="-7.873891" calcext:value-type="float">
            <text:p>-7.873891</text:p>
          </table:table-cell>
          <table:table-cell office:value-type="float" office:value="0" calcext:value-type="float">
            <text:p>0</text:p>
          </table:table-cell>
          <table:table-cell office:value-type="float" office:value="0.1120015" calcext:value-type="float">
            <text:p>0.1120015</text:p>
          </table:table-cell>
          <table:table-cell office:value-type="float" office:value="0.3971595" calcext:value-type="float">
            <text:p>0.3971595</text:p>
          </table:table-cell>
          <table:table-cell office:value-type="float" office:value="0.4018028" calcext:value-type="float">
            <text:p>0.4018028</text:p>
          </table:table-cell>
          <table:table-cell office:value-type="float" office:value="0.4076718" calcext:value-type="float">
            <text:p>0.4076718</text:p>
          </table:table-cell>
          <table:table-cell office:value-type="float" office:value="0.412156" calcext:value-type="float">
            <text:p>0.412156</text:p>
          </table:table-cell>
          <table:table-cell office:value-type="float" office:value="0.3497297" calcext:value-type="float">
            <text:p>0.3497297</text:p>
          </table:table-cell>
          <table:table-cell office:value-type="float" office:value="0.3442402" calcext:value-type="float">
            <text:p>0.3442402</text:p>
          </table:table-cell>
          <table:table-cell office:value-type="float" office:value="0.3994981" calcext:value-type="float">
            <text:p>0.3994981</text:p>
          </table:table-cell>
          <table:table-cell office:value-type="float" office:value="0.379015" calcext:value-type="float">
            <text:p>0.379015</text:p>
          </table:table-cell>
          <table:table-cell office:value-type="float" office:value="0.3642231" calcext:value-type="float">
            <text:p>0.3642231</text:p>
          </table:table-cell>
          <table:table-cell office:value-type="float" office:value="0.377843" calcext:value-type="float">
            <text:p>0.377843</text:p>
          </table:table-cell>
          <table:table-cell office:value-type="float" office:value="0.3920668" calcext:value-type="float">
            <text:p>0.392066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6913E-015" calcext:value-type="float">
            <text:p>1.906913E-15</text:p>
          </table:table-cell>
          <table:table-cell office:value-type="float" office:value="1.959072E-015" calcext:value-type="float">
            <text:p>1.959072E-15</text:p>
          </table:table-cell>
          <table:table-cell office:value-type="float" office:value="1.976421E-015" calcext:value-type="float">
            <text:p>1.976421E-15</text:p>
          </table:table-cell>
          <table:table-cell office:value-type="float" office:value="1.917513E-015" calcext:value-type="float">
            <text:p>1.917513E-15</text:p>
          </table:table-cell>
          <table:table-cell office:value-type="float" office:value="9.361045E-016" calcext:value-type="float">
            <text:p>9.361045E-16</text:p>
          </table:table-cell>
          <table:table-cell office:value-type="float" office:value="1.994748E-015" calcext:value-type="float">
            <text:p>1.994748E-15</text:p>
          </table:table-cell>
          <table:table-cell office:value-type="float" office:value="1.848966E-015" calcext:value-type="float">
            <text:p>1.848966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60953" calcext:value-type="float">
            <text:p>-72.60953</text:p>
          </table:table-cell>
          <table:table-cell office:value-type="float" office:value="-0.006270128" calcext:value-type="float">
            <text:p>-0.006270128</text:p>
          </table:table-cell>
          <table:table-cell office:value-type="float" office:value="-0.005843841" calcext:value-type="float">
            <text:p>-0.005843841</text:p>
          </table:table-cell>
          <table:table-cell office:value-type="float" office:value="-0.005390108" calcext:value-type="float">
            <text:p>-0.005390108</text:p>
          </table:table-cell>
          <table:table-cell office:value-type="float" office:value="-0.005043266" calcext:value-type="float">
            <text:p>-0.005043266</text:p>
          </table:table-cell>
          <table:table-cell office:value-type="float" office:value="-0.00452859" calcext:value-type="float">
            <text:p>-0.00452859</text:p>
          </table:table-cell>
          <table:table-cell office:value-type="float" office:value="-0.003961771" calcext:value-type="float">
            <text:p>-0.003961771</text:p>
          </table:table-cell>
          <table:table-cell office:value-type="float" office:value="-0.002896963" calcext:value-type="float">
            <text:p>-0.002896963</text:p>
          </table:table-cell>
          <table:table-cell office:value-type="float" office:value="-0.007268555" calcext:value-type="float">
            <text:p>-0.007268555</text:p>
          </table:table-cell>
          <table:table-cell office:value-type="float" office:value="-0.01841501" calcext:value-type="float">
            <text:p>-0.01841501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1688776" calcext:value-type="float">
            <text:p>-0.1688776</text:p>
          </table:table-cell>
          <table:table-cell office:value-type="float" office:value="-0.001117506" calcext:value-type="float">
            <text:p>-0.00111750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87455" calcext:value-type="float">
            <text:p>-2.38745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5" calcext:value-type="float">
            <text:p>19052005</text:p>
          </table:table-cell>
          <table:table-cell office:value-type="float" office:value="228.1995" calcext:value-type="float">
            <text:p>228.1995</text:p>
          </table:table-cell>
          <table:table-cell office:value-type="float" office:value="111.3388" calcext:value-type="float">
            <text:p>111.3388</text:p>
          </table:table-cell>
          <table:table-cell office:value-type="float" office:value="16.9721" calcext:value-type="float">
            <text:p>16.9721</text:p>
          </table:table-cell>
          <table:table-cell office:value-type="float" office:value="1107.802" calcext:value-type="float">
            <text:p>1107.802</text:p>
          </table:table-cell>
          <table:table-cell office:value-type="float" office:value="-7.873891" calcext:value-type="float">
            <text:p>-7.873891</text:p>
          </table:table-cell>
          <table:table-cell office:value-type="float" office:value="0" calcext:value-type="float">
            <text:p>0</text:p>
          </table:table-cell>
          <table:table-cell office:value-type="float" office:value="0.108166" calcext:value-type="float">
            <text:p>0.108166</text:p>
          </table:table-cell>
          <table:table-cell office:value-type="float" office:value="0.394468" calcext:value-type="float">
            <text:p>0.394468</text:p>
          </table:table-cell>
          <table:table-cell office:value-type="float" office:value="0.3988189" calcext:value-type="float">
            <text:p>0.3988189</text:p>
          </table:table-cell>
          <table:table-cell office:value-type="float" office:value="0.4042989" calcext:value-type="float">
            <text:p>0.4042989</text:p>
          </table:table-cell>
          <table:table-cell office:value-type="float" office:value="0.4084837" calcext:value-type="float">
            <text:p>0.4084837</text:p>
          </table:table-cell>
          <table:table-cell office:value-type="float" office:value="0.3466753" calcext:value-type="float">
            <text:p>0.3466753</text:p>
          </table:table-cell>
          <table:table-cell office:value-type="float" office:value="0.3406346" calcext:value-type="float">
            <text:p>0.3406346</text:p>
          </table:table-cell>
          <table:table-cell office:value-type="float" office:value="0.3961747" calcext:value-type="float">
            <text:p>0.3961747</text:p>
          </table:table-cell>
          <table:table-cell office:value-type="float" office:value="0.382575" calcext:value-type="float">
            <text:p>0.382575</text:p>
          </table:table-cell>
          <table:table-cell office:value-type="float" office:value="0.3659869" calcext:value-type="float">
            <text:p>0.3659869</text:p>
          </table:table-cell>
          <table:table-cell office:value-type="float" office:value="0.3782635" calcext:value-type="float">
            <text:p>0.3782635</text:p>
          </table:table-cell>
          <table:table-cell office:value-type="float" office:value="0.3920618" calcext:value-type="float">
            <text:p>0.3920618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08111E-015" calcext:value-type="float">
            <text:p>1.908111E-15</text:p>
          </table:table-cell>
          <table:table-cell office:value-type="float" office:value="1.95896E-015" calcext:value-type="float">
            <text:p>1.95896E-15</text:p>
          </table:table-cell>
          <table:table-cell office:value-type="float" office:value="1.976315E-015" calcext:value-type="float">
            <text:p>1.976315E-15</text:p>
          </table:table-cell>
          <table:table-cell office:value-type="float" office:value="1.917483E-015" calcext:value-type="float">
            <text:p>1.917483E-15</text:p>
          </table:table-cell>
          <table:table-cell office:value-type="float" office:value="9.360807E-016" calcext:value-type="float">
            <text:p>9.360807E-16</text:p>
          </table:table-cell>
          <table:table-cell office:value-type="float" office:value="1.994748E-015" calcext:value-type="float">
            <text:p>1.994748E-15</text:p>
          </table:table-cell>
          <table:table-cell office:value-type="float" office:value="1.848966E-015" calcext:value-type="float">
            <text:p>1.848966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44406" calcext:value-type="float">
            <text:p>-95.44406</text:p>
          </table:table-cell>
          <table:table-cell office:value-type="float" office:value="-0.006538002" calcext:value-type="float">
            <text:p>-0.006538002</text:p>
          </table:table-cell>
          <table:table-cell office:value-type="float" office:value="-0.006118021" calcext:value-type="float">
            <text:p>-0.006118021</text:p>
          </table:table-cell>
          <table:table-cell office:value-type="float" office:value="-0.005671602" calcext:value-type="float">
            <text:p>-0.005671602</text:p>
          </table:table-cell>
          <table:table-cell office:value-type="float" office:value="-0.005327652" calcext:value-type="float">
            <text:p>-0.005327652</text:p>
          </table:table-cell>
          <table:table-cell office:value-type="float" office:value="-0.004837653" calcext:value-type="float">
            <text:p>-0.004837653</text:p>
          </table:table-cell>
          <table:table-cell office:value-type="float" office:value="-0.004326914" calcext:value-type="float">
            <text:p>-0.004326914</text:p>
          </table:table-cell>
          <table:table-cell office:value-type="float" office:value="-0.003474599" calcext:value-type="float">
            <text:p>-0.003474599</text:p>
          </table:table-cell>
          <table:table-cell office:value-type="float" office:value="-0.006215539" calcext:value-type="float">
            <text:p>-0.006215539</text:p>
          </table:table-cell>
          <table:table-cell office:value-type="float" office:value="-0.01695665" calcext:value-type="float">
            <text:p>-0.01695665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1556171" calcext:value-type="float">
            <text:p>-0.1556171</text:p>
          </table:table-cell>
          <table:table-cell office:value-type="float" office:value="-0.001129743" calcext:value-type="float">
            <text:p>-0.00112974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89607" calcext:value-type="float">
            <text:p>-2.38960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5" calcext:value-type="float">
            <text:p>20052005</text:p>
          </table:table-cell>
          <table:table-cell office:value-type="float" office:value="228.1995" calcext:value-type="float">
            <text:p>228.1995</text:p>
          </table:table-cell>
          <table:table-cell office:value-type="float" office:value="111.3188" calcext:value-type="float">
            <text:p>111.3188</text:p>
          </table:table-cell>
          <table:table-cell office:value-type="float" office:value="16.9721" calcext:value-type="float">
            <text:p>16.9721</text:p>
          </table:table-cell>
          <table:table-cell office:value-type="float" office:value="1107.822" calcext:value-type="float">
            <text:p>1107.822</text:p>
          </table:table-cell>
          <table:table-cell office:value-type="float" office:value="-7.873891" calcext:value-type="float">
            <text:p>-7.873891</text:p>
          </table:table-cell>
          <table:table-cell office:value-type="float" office:value="0" calcext:value-type="float">
            <text:p>0</text:p>
          </table:table-cell>
          <table:table-cell office:value-type="float" office:value="0.1106459" calcext:value-type="float">
            <text:p>0.1106459</text:p>
          </table:table-cell>
          <table:table-cell office:value-type="float" office:value="0.3916849" calcext:value-type="float">
            <text:p>0.3916849</text:p>
          </table:table-cell>
          <table:table-cell office:value-type="float" office:value="0.3958093" calcext:value-type="float">
            <text:p>0.3958093</text:p>
          </table:table-cell>
          <table:table-cell office:value-type="float" office:value="0.4009087" calcext:value-type="float">
            <text:p>0.4009087</text:p>
          </table:table-cell>
          <table:table-cell office:value-type="float" office:value="0.4046819" calcext:value-type="float">
            <text:p>0.4046819</text:p>
          </table:table-cell>
          <table:table-cell office:value-type="float" office:value="0.3436365" calcext:value-type="float">
            <text:p>0.3436365</text:p>
          </table:table-cell>
          <table:table-cell office:value-type="float" office:value="0.3372905" calcext:value-type="float">
            <text:p>0.3372905</text:p>
          </table:table-cell>
          <table:table-cell office:value-type="float" office:value="0.3931052" calcext:value-type="float">
            <text:p>0.3931052</text:p>
          </table:table-cell>
          <table:table-cell office:value-type="float" office:value="0.3858871" calcext:value-type="float">
            <text:p>0.3858871</text:p>
          </table:table-cell>
          <table:table-cell office:value-type="float" office:value="0.3676754" calcext:value-type="float">
            <text:p>0.3676754</text:p>
          </table:table-cell>
          <table:table-cell office:value-type="float" office:value="0.3788412" calcext:value-type="float">
            <text:p>0.3788412</text:p>
          </table:table-cell>
          <table:table-cell office:value-type="float" office:value="0.3920335" calcext:value-type="float">
            <text:p>0.392033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9343E-015" calcext:value-type="float">
            <text:p>1.909343E-15</text:p>
          </table:table-cell>
          <table:table-cell office:value-type="float" office:value="1.95885E-015" calcext:value-type="float">
            <text:p>1.95885E-15</text:p>
          </table:table-cell>
          <table:table-cell office:value-type="float" office:value="1.97621E-015" calcext:value-type="float">
            <text:p>1.97621E-15</text:p>
          </table:table-cell>
          <table:table-cell office:value-type="float" office:value="1.917444E-015" calcext:value-type="float">
            <text:p>1.917444E-15</text:p>
          </table:table-cell>
          <table:table-cell office:value-type="float" office:value="9.360561E-016" calcext:value-type="float">
            <text:p>9.360561E-16</text:p>
          </table:table-cell>
          <table:table-cell office:value-type="float" office:value="1.994748E-015" calcext:value-type="float">
            <text:p>1.994748E-15</text:p>
          </table:table-cell>
          <table:table-cell office:value-type="float" office:value="1.848966E-015" calcext:value-type="float">
            <text:p>1.848966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6E-028" calcext:value-type="float">
            <text:p>1.099916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.09406" calcext:value-type="float">
            <text:p>-80.09406</text:p>
          </table:table-cell>
          <table:table-cell office:value-type="float" office:value="-0.006829143" calcext:value-type="float">
            <text:p>-0.006829143</text:p>
          </table:table-cell>
          <table:table-cell office:value-type="float" office:value="-0.006409577" calcext:value-type="float">
            <text:p>-0.006409577</text:p>
          </table:table-cell>
          <table:table-cell office:value-type="float" office:value="-0.00597101" calcext:value-type="float">
            <text:p>-0.00597101</text:p>
          </table:table-cell>
          <table:table-cell office:value-type="float" office:value="-0.005640809" calcext:value-type="float">
            <text:p>-0.005640809</text:p>
          </table:table-cell>
          <table:table-cell office:value-type="float" office:value="-0.0051693" calcext:value-type="float">
            <text:p>-0.0051693</text:p>
          </table:table-cell>
          <table:table-cell office:value-type="float" office:value="-0.00470163" calcext:value-type="float">
            <text:p>-0.00470163</text:p>
          </table:table-cell>
          <table:table-cell office:value-type="float" office:value="-0.004110868" calcext:value-type="float">
            <text:p>-0.004110868</text:p>
          </table:table-cell>
          <table:table-cell office:value-type="float" office:value="-0.005384452" calcext:value-type="float">
            <text:p>-0.005384452</text:p>
          </table:table-cell>
          <table:table-cell office:value-type="float" office:value="-0.01567175" calcext:value-type="float">
            <text:p>-0.01567175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1435205" calcext:value-type="float">
            <text:p>-0.1435205</text:p>
          </table:table-cell>
          <table:table-cell office:value-type="float" office:value="-0.001141594" calcext:value-type="float">
            <text:p>-0.00114159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9165" calcext:value-type="float">
            <text:p>-2.3916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5" calcext:value-type="float">
            <text:p>21052005</text:p>
          </table:table-cell>
          <table:table-cell office:value-type="float" office:value="228.1995" calcext:value-type="float">
            <text:p>228.1995</text:p>
          </table:table-cell>
          <table:table-cell office:value-type="float" office:value="111.3485" calcext:value-type="float">
            <text:p>111.3485</text:p>
          </table:table-cell>
          <table:table-cell office:value-type="float" office:value="16.9721" calcext:value-type="float">
            <text:p>16.9721</text:p>
          </table:table-cell>
          <table:table-cell office:value-type="float" office:value="1107.793" calcext:value-type="float">
            <text:p>1107.793</text:p>
          </table:table-cell>
          <table:table-cell office:value-type="float" office:value="-7.873891" calcext:value-type="float">
            <text:p>-7.873891</text:p>
          </table:table-cell>
          <table:table-cell office:value-type="float" office:value="0" calcext:value-type="float">
            <text:p>0</text:p>
          </table:table-cell>
          <table:table-cell office:value-type="float" office:value="0.1082339" calcext:value-type="float">
            <text:p>0.1082339</text:p>
          </table:table-cell>
          <table:table-cell office:value-type="float" office:value="0.3889621" calcext:value-type="float">
            <text:p>0.3889621</text:p>
          </table:table-cell>
          <table:table-cell office:value-type="float" office:value="0.3928564" calcext:value-type="float">
            <text:p>0.3928564</text:p>
          </table:table-cell>
          <table:table-cell office:value-type="float" office:value="0.3976786" calcext:value-type="float">
            <text:p>0.3976786</text:p>
          </table:table-cell>
          <table:table-cell office:value-type="float" office:value="0.4012477" calcext:value-type="float">
            <text:p>0.4012477</text:p>
          </table:table-cell>
          <table:table-cell office:value-type="float" office:value="0.3408283" calcext:value-type="float">
            <text:p>0.3408283</text:p>
          </table:table-cell>
          <table:table-cell office:value-type="float" office:value="0.3339648" calcext:value-type="float">
            <text:p>0.3339648</text:p>
          </table:table-cell>
          <table:table-cell office:value-type="float" office:value="0.3912241" calcext:value-type="float">
            <text:p>0.3912241</text:p>
          </table:table-cell>
          <table:table-cell office:value-type="float" office:value="0.3879828" calcext:value-type="float">
            <text:p>0.3879828</text:p>
          </table:table-cell>
          <table:table-cell office:value-type="float" office:value="0.3694335" calcext:value-type="float">
            <text:p>0.3694335</text:p>
          </table:table-cell>
          <table:table-cell office:value-type="float" office:value="0.3795005" calcext:value-type="float">
            <text:p>0.3795005</text:p>
          </table:table-cell>
          <table:table-cell office:value-type="float" office:value="0.3920339" calcext:value-type="float">
            <text:p>0.39203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0609E-015" calcext:value-type="float">
            <text:p>1.910609E-15</text:p>
          </table:table-cell>
          <table:table-cell office:value-type="float" office:value="1.958737E-015" calcext:value-type="float">
            <text:p>1.958737E-15</text:p>
          </table:table-cell>
          <table:table-cell office:value-type="float" office:value="1.976102E-015" calcext:value-type="float">
            <text:p>1.976102E-15</text:p>
          </table:table-cell>
          <table:table-cell office:value-type="float" office:value="1.917401E-015" calcext:value-type="float">
            <text:p>1.917401E-15</text:p>
          </table:table-cell>
          <table:table-cell office:value-type="float" office:value="9.36035E-016" calcext:value-type="float">
            <text:p>9.36035E-16</text:p>
          </table:table-cell>
          <table:table-cell office:value-type="float" office:value="1.994748E-015" calcext:value-type="float">
            <text:p>1.994748E-15</text:p>
          </table:table-cell>
          <table:table-cell office:value-type="float" office:value="1.848966E-015" calcext:value-type="float">
            <text:p>1.848966E-15</text:p>
          </table:table-cell>
          <table:table-cell office:value-type="float" office:value="9.731747E-016" calcext:value-type="float">
            <text:p>9.731747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8.74934" calcext:value-type="float">
            <text:p>-88.74934</text:p>
          </table:table-cell>
          <table:table-cell office:value-type="float" office:value="-0.007129162" calcext:value-type="float">
            <text:p>-0.007129162</text:p>
          </table:table-cell>
          <table:table-cell office:value-type="float" office:value="-0.006712062" calcext:value-type="float">
            <text:p>-0.006712062</text:p>
          </table:table-cell>
          <table:table-cell office:value-type="float" office:value="-0.006274303" calcext:value-type="float">
            <text:p>-0.006274303</text:p>
          </table:table-cell>
          <table:table-cell office:value-type="float" office:value="-0.005942935" calcext:value-type="float">
            <text:p>-0.005942935</text:p>
          </table:table-cell>
          <table:table-cell office:value-type="float" office:value="-0.005498393" calcext:value-type="float">
            <text:p>-0.005498393</text:p>
          </table:table-cell>
          <table:table-cell office:value-type="float" office:value="-0.005107826" calcext:value-type="float">
            <text:p>-0.005107826</text:p>
          </table:table-cell>
          <table:table-cell office:value-type="float" office:value="-0.004559356" calcext:value-type="float">
            <text:p>-0.004559356</text:p>
          </table:table-cell>
          <table:table-cell office:value-type="float" office:value="-0.004919298" calcext:value-type="float">
            <text:p>-0.004919298</text:p>
          </table:table-cell>
          <table:table-cell office:value-type="float" office:value="-0.01444696" calcext:value-type="float">
            <text:p>-0.01444696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1321527" calcext:value-type="float">
            <text:p>-0.1321527</text:p>
          </table:table-cell>
          <table:table-cell office:value-type="float" office:value="-0.001153974" calcext:value-type="float">
            <text:p>-0.00115397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93598" calcext:value-type="float">
            <text:p>-2.39359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5" calcext:value-type="float">
            <text:p>22052005</text:p>
          </table:table-cell>
          <table:table-cell office:value-type="float" office:value="228.1995" calcext:value-type="float">
            <text:p>228.1995</text:p>
          </table:table-cell>
          <table:table-cell office:value-type="float" office:value="111.3838" calcext:value-type="float">
            <text:p>111.3838</text:p>
          </table:table-cell>
          <table:table-cell office:value-type="float" office:value="16.9721" calcext:value-type="float">
            <text:p>16.9721</text:p>
          </table:table-cell>
          <table:table-cell office:value-type="float" office:value="1107.757" calcext:value-type="float">
            <text:p>1107.757</text:p>
          </table:table-cell>
          <table:table-cell office:value-type="float" office:value="-7.873891" calcext:value-type="float">
            <text:p>-7.873891</text:p>
          </table:table-cell>
          <table:table-cell office:value-type="float" office:value="0" calcext:value-type="float">
            <text:p>0</text:p>
          </table:table-cell>
          <table:table-cell office:value-type="float" office:value="0.105066" calcext:value-type="float">
            <text:p>0.105066</text:p>
          </table:table-cell>
          <table:table-cell office:value-type="float" office:value="0.3862544" calcext:value-type="float">
            <text:p>0.3862544</text:p>
          </table:table-cell>
          <table:table-cell office:value-type="float" office:value="0.3899232" calcext:value-type="float">
            <text:p>0.3899232</text:p>
          </table:table-cell>
          <table:table-cell office:value-type="float" office:value="0.3943776" calcext:value-type="float">
            <text:p>0.3943776</text:p>
          </table:table-cell>
          <table:table-cell office:value-type="float" office:value="0.3975868" calcext:value-type="float">
            <text:p>0.3975868</text:p>
          </table:table-cell>
          <table:table-cell office:value-type="float" office:value="0.3380467" calcext:value-type="float">
            <text:p>0.3380467</text:p>
          </table:table-cell>
          <table:table-cell office:value-type="float" office:value="0.3316418" calcext:value-type="float">
            <text:p>0.3316418</text:p>
          </table:table-cell>
          <table:table-cell office:value-type="float" office:value="0.3897699" calcext:value-type="float">
            <text:p>0.3897699</text:p>
          </table:table-cell>
          <table:table-cell office:value-type="float" office:value="0.3891863" calcext:value-type="float">
            <text:p>0.3891863</text:p>
          </table:table-cell>
          <table:table-cell office:value-type="float" office:value="0.3713864" calcext:value-type="float">
            <text:p>0.3713864</text:p>
          </table:table-cell>
          <table:table-cell office:value-type="float" office:value="0.3802628" calcext:value-type="float">
            <text:p>0.3802628</text:p>
          </table:table-cell>
          <table:table-cell office:value-type="float" office:value="0.3920758" calcext:value-type="float">
            <text:p>0.392075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1893E-015" calcext:value-type="float">
            <text:p>1.911893E-15</text:p>
          </table:table-cell>
          <table:table-cell office:value-type="float" office:value="1.958626E-015" calcext:value-type="float">
            <text:p>1.958626E-15</text:p>
          </table:table-cell>
          <table:table-cell office:value-type="float" office:value="1.975992E-015" calcext:value-type="float">
            <text:p>1.975992E-15</text:p>
          </table:table-cell>
          <table:table-cell office:value-type="float" office:value="1.917356E-015" calcext:value-type="float">
            <text:p>1.917356E-15</text:p>
          </table:table-cell>
          <table:table-cell office:value-type="float" office:value="9.360122E-016" calcext:value-type="float">
            <text:p>9.360122E-16</text:p>
          </table:table-cell>
          <table:table-cell office:value-type="float" office:value="1.994749E-015" calcext:value-type="float">
            <text:p>1.994749E-15</text:p>
          </table:table-cell>
          <table:table-cell office:value-type="float" office:value="1.848965E-015" calcext:value-type="float">
            <text:p>1.848965E-15</text:p>
          </table:table-cell>
          <table:table-cell office:value-type="float" office:value="9.731747E-016" calcext:value-type="float">
            <text:p>9.731747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8.301" calcext:value-type="float">
            <text:p>-118.301</text:p>
          </table:table-cell>
          <table:table-cell office:value-type="float" office:value="-0.007442202" calcext:value-type="float">
            <text:p>-0.007442202</text:p>
          </table:table-cell>
          <table:table-cell office:value-type="float" office:value="-0.007028488" calcext:value-type="float">
            <text:p>-0.007028488</text:p>
          </table:table-cell>
          <table:table-cell office:value-type="float" office:value="-0.006602584" calcext:value-type="float">
            <text:p>-0.006602584</text:p>
          </table:table-cell>
          <table:table-cell office:value-type="float" office:value="-0.006285937" calcext:value-type="float">
            <text:p>-0.006285937</text:p>
          </table:table-cell>
          <table:table-cell office:value-type="float" office:value="-0.005849214" calcext:value-type="float">
            <text:p>-0.005849214</text:p>
          </table:table-cell>
          <table:table-cell office:value-type="float" office:value="-0.005419088" calcext:value-type="float">
            <text:p>-0.005419088</text:p>
          </table:table-cell>
          <table:table-cell office:value-type="float" office:value="-0.004944477" calcext:value-type="float">
            <text:p>-0.004944477</text:p>
          </table:table-cell>
          <table:table-cell office:value-type="float" office:value="-0.00466957" calcext:value-type="float">
            <text:p>-0.00466957</text:p>
          </table:table-cell>
          <table:table-cell office:value-type="float" office:value="-0.01319901" calcext:value-type="float">
            <text:p>-0.01319901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1224107" calcext:value-type="float">
            <text:p>-0.1224107</text:p>
          </table:table-cell>
          <table:table-cell office:value-type="float" office:value="-0.001165944" calcext:value-type="float">
            <text:p>-0.00116594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95417" calcext:value-type="float">
            <text:p>-2.39541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5" calcext:value-type="float">
            <text:p>23052005</text:p>
          </table:table-cell>
          <table:table-cell office:value-type="float" office:value="228.1995" calcext:value-type="float">
            <text:p>228.1995</text:p>
          </table:table-cell>
          <table:table-cell office:value-type="float" office:value="111.3977" calcext:value-type="float">
            <text:p>111.3977</text:p>
          </table:table-cell>
          <table:table-cell office:value-type="float" office:value="16.9721" calcext:value-type="float">
            <text:p>16.9721</text:p>
          </table:table-cell>
          <table:table-cell office:value-type="float" office:value="1107.743" calcext:value-type="float">
            <text:p>1107.743</text:p>
          </table:table-cell>
          <table:table-cell office:value-type="float" office:value="-7.873891" calcext:value-type="float">
            <text:p>-7.873891</text:p>
          </table:table-cell>
          <table:table-cell office:value-type="float" office:value="0" calcext:value-type="float">
            <text:p>0</text:p>
          </table:table-cell>
          <table:table-cell office:value-type="float" office:value="0.1041111" calcext:value-type="float">
            <text:p>0.1041111</text:p>
          </table:table-cell>
          <table:table-cell office:value-type="float" office:value="0.3838869" calcext:value-type="float">
            <text:p>0.3838869</text:p>
          </table:table-cell>
          <table:table-cell office:value-type="float" office:value="0.3874353" calcext:value-type="float">
            <text:p>0.3874353</text:p>
          </table:table-cell>
          <table:table-cell office:value-type="float" office:value="0.3917861" calcext:value-type="float">
            <text:p>0.3917861</text:p>
          </table:table-cell>
          <table:table-cell office:value-type="float" office:value="0.3949856" calcext:value-type="float">
            <text:p>0.3949856</text:p>
          </table:table-cell>
          <table:table-cell office:value-type="float" office:value="0.3361614" calcext:value-type="float">
            <text:p>0.3361614</text:p>
          </table:table-cell>
          <table:table-cell office:value-type="float" office:value="0.3296942" calcext:value-type="float">
            <text:p>0.3296942</text:p>
          </table:table-cell>
          <table:table-cell office:value-type="float" office:value="0.3888961" calcext:value-type="float">
            <text:p>0.3888961</text:p>
          </table:table-cell>
          <table:table-cell office:value-type="float" office:value="0.3895169" calcext:value-type="float">
            <text:p>0.3895169</text:p>
          </table:table-cell>
          <table:table-cell office:value-type="float" office:value="0.3730825" calcext:value-type="float">
            <text:p>0.3730825</text:p>
          </table:table-cell>
          <table:table-cell office:value-type="float" office:value="0.3810538" calcext:value-type="float">
            <text:p>0.3810538</text:p>
          </table:table-cell>
          <table:table-cell office:value-type="float" office:value="0.3921563" calcext:value-type="float">
            <text:p>0.3921563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913108E-015" calcext:value-type="float">
            <text:p>1.913108E-15</text:p>
          </table:table-cell>
          <table:table-cell office:value-type="float" office:value="1.958524E-015" calcext:value-type="float">
            <text:p>1.958524E-15</text:p>
          </table:table-cell>
          <table:table-cell office:value-type="float" office:value="1.975888E-015" calcext:value-type="float">
            <text:p>1.975888E-15</text:p>
          </table:table-cell>
          <table:table-cell office:value-type="float" office:value="1.917313E-015" calcext:value-type="float">
            <text:p>1.917313E-15</text:p>
          </table:table-cell>
          <table:table-cell office:value-type="float" office:value="9.359889E-016" calcext:value-type="float">
            <text:p>9.359889E-16</text:p>
          </table:table-cell>
          <table:table-cell office:value-type="float" office:value="1.99475E-015" calcext:value-type="float">
            <text:p>1.99475E-15</text:p>
          </table:table-cell>
          <table:table-cell office:value-type="float" office:value="1.848964E-015" calcext:value-type="float">
            <text:p>1.848964E-15</text:p>
          </table:table-cell>
          <table:table-cell office:value-type="float" office:value="9.731747E-016" calcext:value-type="float">
            <text:p>9.731747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6E-028" calcext:value-type="float">
            <text:p>1.099916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5.7619" calcext:value-type="float">
            <text:p>-125.7619</text:p>
          </table:table-cell>
          <table:table-cell office:value-type="float" office:value="-0.007730238" calcext:value-type="float">
            <text:p>-0.007730238</text:p>
          </table:table-cell>
          <table:table-cell office:value-type="float" office:value="-0.007311702" calcext:value-type="float">
            <text:p>-0.007311702</text:p>
          </table:table-cell>
          <table:table-cell office:value-type="float" office:value="-0.006875278" calcext:value-type="float">
            <text:p>-0.006875278</text:p>
          </table:table-cell>
          <table:table-cell office:value-type="float" office:value="-0.006544174" calcext:value-type="float">
            <text:p>-0.006544174</text:p>
          </table:table-cell>
          <table:table-cell office:value-type="float" office:value="-0.006100551" calcext:value-type="float">
            <text:p>-0.006100551</text:p>
          </table:table-cell>
          <table:table-cell office:value-type="float" office:value="-0.005691566" calcext:value-type="float">
            <text:p>-0.005691566</text:p>
          </table:table-cell>
          <table:table-cell office:value-type="float" office:value="-0.005191054" calcext:value-type="float">
            <text:p>-0.005191054</text:p>
          </table:table-cell>
          <table:table-cell office:value-type="float" office:value="-0.004603741" calcext:value-type="float">
            <text:p>-0.004603741</text:p>
          </table:table-cell>
          <table:table-cell office:value-type="float" office:value="-0.0122076" calcext:value-type="float">
            <text:p>-0.0122076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1133581" calcext:value-type="float">
            <text:p>-0.1133581</text:p>
          </table:table-cell>
          <table:table-cell office:value-type="float" office:value="-0.001177439" calcext:value-type="float">
            <text:p>-0.00117743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97071" calcext:value-type="float">
            <text:p>-2.39707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5" calcext:value-type="float">
            <text:p>24052005</text:p>
          </table:table-cell>
          <table:table-cell office:value-type="float" office:value="228.1995" calcext:value-type="float">
            <text:p>228.1995</text:p>
          </table:table-cell>
          <table:table-cell office:value-type="float" office:value="111.3625" calcext:value-type="float">
            <text:p>111.3625</text:p>
          </table:table-cell>
          <table:table-cell office:value-type="float" office:value="16.9721" calcext:value-type="float">
            <text:p>16.9721</text:p>
          </table:table-cell>
          <table:table-cell office:value-type="float" office:value="1107.779" calcext:value-type="float">
            <text:p>1107.779</text:p>
          </table:table-cell>
          <table:table-cell office:value-type="float" office:value="-7.873891" calcext:value-type="float">
            <text:p>-7.873891</text:p>
          </table:table-cell>
          <table:table-cell office:value-type="float" office:value="0" calcext:value-type="float">
            <text:p>0</text:p>
          </table:table-cell>
          <table:table-cell office:value-type="float" office:value="0.1079923" calcext:value-type="float">
            <text:p>0.1079923</text:p>
          </table:table-cell>
          <table:table-cell office:value-type="float" office:value="0.3818489" calcext:value-type="float">
            <text:p>0.3818489</text:p>
          </table:table-cell>
          <table:table-cell office:value-type="float" office:value="0.3852441" calcext:value-type="float">
            <text:p>0.3852441</text:p>
          </table:table-cell>
          <table:table-cell office:value-type="float" office:value="0.3893826" calcext:value-type="float">
            <text:p>0.3893826</text:p>
          </table:table-cell>
          <table:table-cell office:value-type="float" office:value="0.3923679" calcext:value-type="float">
            <text:p>0.3923679</text:p>
          </table:table-cell>
          <table:table-cell office:value-type="float" office:value="0.3342599" calcext:value-type="float">
            <text:p>0.3342599</text:p>
          </table:table-cell>
          <table:table-cell office:value-type="float" office:value="0.3279807" calcext:value-type="float">
            <text:p>0.3279807</text:p>
          </table:table-cell>
          <table:table-cell office:value-type="float" office:value="0.3881691" calcext:value-type="float">
            <text:p>0.3881691</text:p>
          </table:table-cell>
          <table:table-cell office:value-type="float" office:value="0.3890147" calcext:value-type="float">
            <text:p>0.3890147</text:p>
          </table:table-cell>
          <table:table-cell office:value-type="float" office:value="0.3750927" calcext:value-type="float">
            <text:p>0.3750927</text:p>
          </table:table-cell>
          <table:table-cell office:value-type="float" office:value="0.3819838" calcext:value-type="float">
            <text:p>0.3819838</text:p>
          </table:table-cell>
          <table:table-cell office:value-type="float" office:value="0.392273" calcext:value-type="float">
            <text:p>0.39227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4383E-015" calcext:value-type="float">
            <text:p>1.914383E-15</text:p>
          </table:table-cell>
          <table:table-cell office:value-type="float" office:value="1.958416E-015" calcext:value-type="float">
            <text:p>1.958416E-15</text:p>
          </table:table-cell>
          <table:table-cell office:value-type="float" office:value="1.975777E-015" calcext:value-type="float">
            <text:p>1.975777E-15</text:p>
          </table:table-cell>
          <table:table-cell office:value-type="float" office:value="1.91727E-015" calcext:value-type="float">
            <text:p>1.91727E-15</text:p>
          </table:table-cell>
          <table:table-cell office:value-type="float" office:value="9.359639E-016" calcext:value-type="float">
            <text:p>9.359639E-16</text:p>
          </table:table-cell>
          <table:table-cell office:value-type="float" office:value="1.994749E-015" calcext:value-type="float">
            <text:p>1.994749E-15</text:p>
          </table:table-cell>
          <table:table-cell office:value-type="float" office:value="1.848964E-015" calcext:value-type="float">
            <text:p>1.848964E-15</text:p>
          </table:table-cell>
          <table:table-cell office:value-type="float" office:value="9.731749E-016" calcext:value-type="float">
            <text:p>9.731749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6.96308" calcext:value-type="float">
            <text:p>-96.96308</text:p>
          </table:table-cell>
          <table:table-cell office:value-type="float" office:value="-0.007987984" calcext:value-type="float">
            <text:p>-0.007987984</text:p>
          </table:table-cell>
          <table:table-cell office:value-type="float" office:value="-0.007571474" calcext:value-type="float">
            <text:p>-0.007571474</text:p>
          </table:table-cell>
          <table:table-cell office:value-type="float" office:value="-0.007139208" calcext:value-type="float">
            <text:p>-0.007139208</text:p>
          </table:table-cell>
          <table:table-cell office:value-type="float" office:value="-0.006815968" calcext:value-type="float">
            <text:p>-0.006815968</text:p>
          </table:table-cell>
          <table:table-cell office:value-type="float" office:value="-0.006366554" calcext:value-type="float">
            <text:p>-0.006366554</text:p>
          </table:table-cell>
          <table:table-cell office:value-type="float" office:value="-0.005945721" calcext:value-type="float">
            <text:p>-0.005945721</text:p>
          </table:table-cell>
          <table:table-cell office:value-type="float" office:value="-0.005405595" calcext:value-type="float">
            <text:p>-0.005405595</text:p>
          </table:table-cell>
          <table:table-cell office:value-type="float" office:value="-0.004702065" calcext:value-type="float">
            <text:p>-0.004702065</text:p>
          </table:table-cell>
          <table:table-cell office:value-type="float" office:value="-0.01113693" calcext:value-type="float">
            <text:p>-0.01113693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1040558" calcext:value-type="float">
            <text:p>-0.1040558</text:p>
          </table:table-cell>
          <table:table-cell office:value-type="float" office:value="-0.001189583" calcext:value-type="float">
            <text:p>-0.00118958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9853" calcext:value-type="float">
            <text:p>-2.3985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5" calcext:value-type="float">
            <text:p>25052005</text:p>
          </table:table-cell>
          <table:table-cell office:value-type="float" office:value="234.3994" calcext:value-type="float">
            <text:p>234.3994</text:p>
          </table:table-cell>
          <table:table-cell office:value-type="float" office:value="113.1523" calcext:value-type="float">
            <text:p>113.1523</text:p>
          </table:table-cell>
          <table:table-cell office:value-type="float" office:value="16.9721" calcext:value-type="float">
            <text:p>16.9721</text:p>
          </table:table-cell>
          <table:table-cell office:value-type="float" office:value="1112.127" calcext:value-type="float">
            <text:p>1112.127</text:p>
          </table:table-cell>
          <table:table-cell office:value-type="float" office:value="-7.81207" calcext:value-type="float">
            <text:p>-7.81207</text:p>
          </table:table-cell>
          <table:table-cell office:value-type="float" office:value="0" calcext:value-type="float">
            <text:p>0</text:p>
          </table:table-cell>
          <table:table-cell office:value-type="float" office:value="0.3816303" calcext:value-type="float">
            <text:p>0.3816303</text:p>
          </table:table-cell>
          <table:table-cell office:value-type="float" office:value="0.3857178" calcext:value-type="float">
            <text:p>0.3857178</text:p>
          </table:table-cell>
          <table:table-cell office:value-type="float" office:value="0.3904179" calcext:value-type="float">
            <text:p>0.3904179</text:p>
          </table:table-cell>
          <table:table-cell office:value-type="float" office:value="0.3948758" calcext:value-type="float">
            <text:p>0.3948758</text:p>
          </table:table-cell>
          <table:table-cell office:value-type="float" office:value="0.3973422" calcext:value-type="float">
            <text:p>0.3973422</text:p>
          </table:table-cell>
          <table:table-cell office:value-type="float" office:value="0.3355047" calcext:value-type="float">
            <text:p>0.3355047</text:p>
          </table:table-cell>
          <table:table-cell office:value-type="float" office:value="0.3275113" calcext:value-type="float">
            <text:p>0.3275113</text:p>
          </table:table-cell>
          <table:table-cell office:value-type="float" office:value="0.387578" calcext:value-type="float">
            <text:p>0.387578</text:p>
          </table:table-cell>
          <table:table-cell office:value-type="float" office:value="0.3886156" calcext:value-type="float">
            <text:p>0.3886156</text:p>
          </table:table-cell>
          <table:table-cell office:value-type="float" office:value="0.3768298" calcext:value-type="float">
            <text:p>0.3768298</text:p>
          </table:table-cell>
          <table:table-cell office:value-type="float" office:value="0.3829333" calcext:value-type="float">
            <text:p>0.3829333</text:p>
          </table:table-cell>
          <table:table-cell office:value-type="float" office:value="0.3924256" calcext:value-type="float">
            <text:p>0.392425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5434E-015" calcext:value-type="float">
            <text:p>1.915434E-15</text:p>
          </table:table-cell>
          <table:table-cell office:value-type="float" office:value="1.958334E-015" calcext:value-type="float">
            <text:p>1.958334E-15</text:p>
          </table:table-cell>
          <table:table-cell office:value-type="float" office:value="1.975683E-015" calcext:value-type="float">
            <text:p>1.975683E-15</text:p>
          </table:table-cell>
          <table:table-cell office:value-type="float" office:value="1.917233E-015" calcext:value-type="float">
            <text:p>1.917233E-15</text:p>
          </table:table-cell>
          <table:table-cell office:value-type="float" office:value="9.359407E-016" calcext:value-type="float">
            <text:p>9.359407E-16</text:p>
          </table:table-cell>
          <table:table-cell office:value-type="float" office:value="1.99475E-015" calcext:value-type="float">
            <text:p>1.99475E-15</text:p>
          </table:table-cell>
          <table:table-cell office:value-type="float" office:value="1.848962E-015" calcext:value-type="float">
            <text:p>1.848962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042685" calcext:value-type="float">
            <text:p>-0.008042685</text:p>
          </table:table-cell>
          <table:table-cell office:value-type="float" office:value="-0.007497911" calcext:value-type="float">
            <text:p>-0.007497911</text:p>
          </table:table-cell>
          <table:table-cell office:value-type="float" office:value="-0.006963428" calcext:value-type="float">
            <text:p>-0.006963428</text:p>
          </table:table-cell>
          <table:table-cell office:value-type="float" office:value="-0.006543266" calcext:value-type="float">
            <text:p>-0.006543266</text:p>
          </table:table-cell>
          <table:table-cell office:value-type="float" office:value="-0.006304897" calcext:value-type="float">
            <text:p>-0.006304897</text:p>
          </table:table-cell>
          <table:table-cell office:value-type="float" office:value="-0.006196482" calcext:value-type="float">
            <text:p>-0.006196482</text:p>
          </table:table-cell>
          <table:table-cell office:value-type="float" office:value="-0.006023578" calcext:value-type="float">
            <text:p>-0.006023578</text:p>
          </table:table-cell>
          <table:table-cell office:value-type="float" office:value="-0.005588102" calcext:value-type="float">
            <text:p>-0.005588102</text:p>
          </table:table-cell>
          <table:table-cell office:value-type="float" office:value="-0.004783327" calcext:value-type="float">
            <text:p>-0.004783327</text:p>
          </table:table-cell>
          <table:table-cell office:value-type="float" office:value="-0.01028904" calcext:value-type="float">
            <text:p>-0.01028904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9667163" calcext:value-type="float">
            <text:p>-0.09667163</text:p>
          </table:table-cell>
          <table:table-cell office:value-type="float" office:value="-0.001199919" calcext:value-type="float">
            <text:p>-0.00119991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99782" calcext:value-type="float">
            <text:p>-2.39978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5" calcext:value-type="float">
            <text:p>26052005</text:p>
          </table:table-cell>
          <table:table-cell office:value-type="float" office:value="234.5994" calcext:value-type="float">
            <text:p>234.5994</text:p>
          </table:table-cell>
          <table:table-cell office:value-type="float" office:value="116.7282" calcext:value-type="float">
            <text:p>116.7282</text:p>
          </table:table-cell>
          <table:table-cell office:value-type="float" office:value="16.9721" calcext:value-type="float">
            <text:p>16.9721</text:p>
          </table:table-cell>
          <table:table-cell office:value-type="float" office:value="1109.489" calcext:value-type="float">
            <text:p>1109.489</text:p>
          </table:table-cell>
          <table:table-cell office:value-type="float" office:value="-8.549499" calcext:value-type="float">
            <text:p>-8.549499</text:p>
          </table:table-cell>
          <table:table-cell office:value-type="float" office:value="0" calcext:value-type="float">
            <text:p>0</text:p>
          </table:table-cell>
          <table:table-cell office:value-type="float" office:value="0.1184138" calcext:value-type="float">
            <text:p>0.1184138</text:p>
          </table:table-cell>
          <table:table-cell office:value-type="float" office:value="0.3794626" calcext:value-type="float">
            <text:p>0.3794626</text:p>
          </table:table-cell>
          <table:table-cell office:value-type="float" office:value="0.3828784" calcext:value-type="float">
            <text:p>0.3828784</text:p>
          </table:table-cell>
          <table:table-cell office:value-type="float" office:value="0.3871404" calcext:value-type="float">
            <text:p>0.3871404</text:p>
          </table:table-cell>
          <table:table-cell office:value-type="float" office:value="0.3902386" calcext:value-type="float">
            <text:p>0.3902386</text:p>
          </table:table-cell>
          <table:table-cell office:value-type="float" office:value="0.3330294" calcext:value-type="float">
            <text:p>0.3330294</text:p>
          </table:table-cell>
          <table:table-cell office:value-type="float" office:value="0.3268313" calcext:value-type="float">
            <text:p>0.3268313</text:p>
          </table:table-cell>
          <table:table-cell office:value-type="float" office:value="0.3874088" calcext:value-type="float">
            <text:p>0.3874088</text:p>
          </table:table-cell>
          <table:table-cell office:value-type="float" office:value="0.3880768" calcext:value-type="float">
            <text:p>0.3880768</text:p>
          </table:table-cell>
          <table:table-cell office:value-type="float" office:value="0.3784468" calcext:value-type="float">
            <text:p>0.3784468</text:p>
          </table:table-cell>
          <table:table-cell office:value-type="float" office:value="0.384102" calcext:value-type="float">
            <text:p>0.384102</text:p>
          </table:table-cell>
          <table:table-cell office:value-type="float" office:value="0.3933025" calcext:value-type="float">
            <text:p>0.3933025</text:p>
          </table:table-cell>
          <table:table-cell office:value-type="float" office:value="0.4524676" calcext:value-type="float">
            <text:p>0.4524676</text:p>
          </table:table-cell>
          <table:table-cell office:value-type="float" office:value="0" calcext:value-type="float">
            <text:p>0</text:p>
          </table:table-cell>
          <table:table-cell office:value-type="float" office:value="1.916281E-015" calcext:value-type="float">
            <text:p>1.916281E-15</text:p>
          </table:table-cell>
          <table:table-cell office:value-type="float" office:value="1.958265E-015" calcext:value-type="float">
            <text:p>1.958265E-15</text:p>
          </table:table-cell>
          <table:table-cell office:value-type="float" office:value="1.97561E-015" calcext:value-type="float">
            <text:p>1.97561E-15</text:p>
          </table:table-cell>
          <table:table-cell office:value-type="float" office:value="1.917206E-015" calcext:value-type="float">
            <text:p>1.917206E-15</text:p>
          </table:table-cell>
          <table:table-cell office:value-type="float" office:value="9.359202E-016" calcext:value-type="float">
            <text:p>9.359202E-16</text:p>
          </table:table-cell>
          <table:table-cell office:value-type="float" office:value="1.99475E-015" calcext:value-type="float">
            <text:p>1.99475E-15</text:p>
          </table:table-cell>
          <table:table-cell office:value-type="float" office:value="1.848962E-015" calcext:value-type="float">
            <text:p>1.848962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98183" calcext:value-type="float">
            <text:p>-46.98183</text:p>
          </table:table-cell>
          <table:table-cell office:value-type="float" office:value="-0.008304684" calcext:value-type="float">
            <text:p>-0.008304684</text:p>
          </table:table-cell>
          <table:table-cell office:value-type="float" office:value="-0.0078655" calcext:value-type="float">
            <text:p>-0.0078655</text:p>
          </table:table-cell>
          <table:table-cell office:value-type="float" office:value="-0.007396222" calcext:value-type="float">
            <text:p>-0.007396222</text:p>
          </table:table-cell>
          <table:table-cell office:value-type="float" office:value="-0.007046142" calcext:value-type="float">
            <text:p>-0.007046142</text:p>
          </table:table-cell>
          <table:table-cell office:value-type="float" office:value="-0.006543915" calcext:value-type="float">
            <text:p>-0.006543915</text:p>
          </table:table-cell>
          <table:table-cell office:value-type="float" office:value="-0.006122183" calcext:value-type="float">
            <text:p>-0.006122183</text:p>
          </table:table-cell>
          <table:table-cell office:value-type="float" office:value="-0.005640299" calcext:value-type="float">
            <text:p>-0.005640299</text:p>
          </table:table-cell>
          <table:table-cell office:value-type="float" office:value="-0.004893614" calcext:value-type="float">
            <text:p>-0.004893614</text:p>
          </table:table-cell>
          <table:table-cell office:value-type="float" office:value="-0.009563215" calcext:value-type="float">
            <text:p>-0.009563215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8932538" calcext:value-type="float">
            <text:p>-0.08932538</text:p>
          </table:table-cell>
          <table:table-cell office:value-type="float" office:value="-0.001209496" calcext:value-type="float">
            <text:p>-0.00120949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03783" calcext:value-type="float">
            <text:p>-2.30378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5" calcext:value-type="float">
            <text:p>27052005</text:p>
          </table:table-cell>
          <table:table-cell office:value-type="float" office:value="234.5994" calcext:value-type="float">
            <text:p>234.5994</text:p>
          </table:table-cell>
          <table:table-cell office:value-type="float" office:value="116.8085" calcext:value-type="float">
            <text:p>116.8085</text:p>
          </table:table-cell>
          <table:table-cell office:value-type="float" office:value="16.9721" calcext:value-type="float">
            <text:p>16.9721</text:p>
          </table:table-cell>
          <table:table-cell office:value-type="float" office:value="1110.254" calcext:value-type="float">
            <text:p>1110.254</text:p>
          </table:table-cell>
          <table:table-cell office:value-type="float" office:value="-9.394979" calcext:value-type="float">
            <text:p>-9.394979</text:p>
          </table:table-cell>
          <table:table-cell office:value-type="float" office:value="0" calcext:value-type="float">
            <text:p>0</text:p>
          </table:table-cell>
          <table:table-cell office:value-type="float" office:value="0.1112887" calcext:value-type="float">
            <text:p>0.1112887</text:p>
          </table:table-cell>
          <table:table-cell office:value-type="float" office:value="0.3781475" calcext:value-type="float">
            <text:p>0.3781475</text:p>
          </table:table-cell>
          <table:table-cell office:value-type="float" office:value="0.3813377" calcext:value-type="float">
            <text:p>0.3813377</text:p>
          </table:table-cell>
          <table:table-cell office:value-type="float" office:value="0.3852295" calcext:value-type="float">
            <text:p>0.3852295</text:p>
          </table:table-cell>
          <table:table-cell office:value-type="float" office:value="0.3880645" calcext:value-type="float">
            <text:p>0.3880645</text:p>
          </table:table-cell>
          <table:table-cell office:value-type="float" office:value="0.3310108" calcext:value-type="float">
            <text:p>0.3310108</text:p>
          </table:table-cell>
          <table:table-cell office:value-type="float" office:value="0.3246441" calcext:value-type="float">
            <text:p>0.3246441</text:p>
          </table:table-cell>
          <table:table-cell office:value-type="float" office:value="0.3866425" calcext:value-type="float">
            <text:p>0.3866425</text:p>
          </table:table-cell>
          <table:table-cell office:value-type="float" office:value="0.3873034" calcext:value-type="float">
            <text:p>0.3873034</text:p>
          </table:table-cell>
          <table:table-cell office:value-type="float" office:value="0.3801081" calcext:value-type="float">
            <text:p>0.3801081</text:p>
          </table:table-cell>
          <table:table-cell office:value-type="float" office:value="0.3854223" calcext:value-type="float">
            <text:p>0.3854223</text:p>
          </table:table-cell>
          <table:table-cell office:value-type="float" office:value="0.3940824" calcext:value-type="float">
            <text:p>0.3940824</text:p>
          </table:table-cell>
          <table:table-cell office:value-type="float" office:value="0.4574773" calcext:value-type="float">
            <text:p>0.4574773</text:p>
          </table:table-cell>
          <table:table-cell office:value-type="float" office:value="0" calcext:value-type="float">
            <text:p>0</text:p>
          </table:table-cell>
          <table:table-cell office:value-type="float" office:value="1.917229E-015" calcext:value-type="float">
            <text:p>1.917229E-15</text:p>
          </table:table-cell>
          <table:table-cell office:value-type="float" office:value="1.958184E-015" calcext:value-type="float">
            <text:p>1.958184E-15</text:p>
          </table:table-cell>
          <table:table-cell office:value-type="float" office:value="1.975528E-015" calcext:value-type="float">
            <text:p>1.975528E-15</text:p>
          </table:table-cell>
          <table:table-cell office:value-type="float" office:value="1.917176E-015" calcext:value-type="float">
            <text:p>1.917176E-15</text:p>
          </table:table-cell>
          <table:table-cell office:value-type="float" office:value="9.358973E-016" calcext:value-type="float">
            <text:p>9.358973E-16</text:p>
          </table:table-cell>
          <table:table-cell office:value-type="float" office:value="1.99475E-015" calcext:value-type="float">
            <text:p>1.99475E-15</text:p>
          </table:table-cell>
          <table:table-cell office:value-type="float" office:value="1.848962E-015" calcext:value-type="float">
            <text:p>1.848962E-15</text:p>
          </table:table-cell>
          <table:table-cell office:value-type="float" office:value="9.731747E-016" calcext:value-type="float">
            <text:p>9.731747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.50569" calcext:value-type="float">
            <text:p>-76.50569</text:p>
          </table:table-cell>
          <table:table-cell office:value-type="float" office:value="-0.008482366" calcext:value-type="float">
            <text:p>-0.008482366</text:p>
          </table:table-cell>
          <table:table-cell office:value-type="float" office:value="-0.008062082" calcext:value-type="float">
            <text:p>-0.008062082</text:p>
          </table:table-cell>
          <table:table-cell office:value-type="float" office:value="-0.007623922" calcext:value-type="float">
            <text:p>-0.007623922</text:p>
          </table:table-cell>
          <table:table-cell office:value-type="float" office:value="-0.007292179" calcext:value-type="float">
            <text:p>-0.007292179</text:p>
          </table:table-cell>
          <table:table-cell office:value-type="float" office:value="-0.006852129" calcext:value-type="float">
            <text:p>-0.006852129</text:p>
          </table:table-cell>
          <table:table-cell office:value-type="float" office:value="-0.006477293" calcext:value-type="float">
            <text:p>-0.006477293</text:p>
          </table:table-cell>
          <table:table-cell office:value-type="float" office:value="-0.005885636" calcext:value-type="float">
            <text:p>-0.005885636</text:p>
          </table:table-cell>
          <table:table-cell office:value-type="float" office:value="-0.005059249" calcext:value-type="float">
            <text:p>-0.005059249</text:p>
          </table:table-cell>
          <table:table-cell office:value-type="float" office:value="-0.008871362" calcext:value-type="float">
            <text:p>-0.008871362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8274474" calcext:value-type="float">
            <text:p>-0.08274474</text:p>
          </table:table-cell>
          <table:table-cell office:value-type="float" office:value="-0.001219174" calcext:value-type="float">
            <text:p>-0.00121917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36274" calcext:value-type="float">
            <text:p>-2.33627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5" calcext:value-type="float">
            <text:p>28052005</text:p>
          </table:table-cell>
          <table:table-cell office:value-type="float" office:value="234.5994" calcext:value-type="float">
            <text:p>234.5994</text:p>
          </table:table-cell>
          <table:table-cell office:value-type="float" office:value="116.8074" calcext:value-type="float">
            <text:p>116.8074</text:p>
          </table:table-cell>
          <table:table-cell office:value-type="float" office:value="16.9721" calcext:value-type="float">
            <text:p>16.9721</text:p>
          </table:table-cell>
          <table:table-cell office:value-type="float" office:value="1111.061" calcext:value-type="float">
            <text:p>1111.061</text:p>
          </table:table-cell>
          <table:table-cell office:value-type="float" office:value="-10.20086" calcext:value-type="float">
            <text:p>-10.20086</text:p>
          </table:table-cell>
          <table:table-cell office:value-type="float" office:value="0" calcext:value-type="float">
            <text:p>0</text:p>
          </table:table-cell>
          <table:table-cell office:value-type="float" office:value="0.1119883" calcext:value-type="float">
            <text:p>0.1119883</text:p>
          </table:table-cell>
          <table:table-cell office:value-type="float" office:value="0.3764938" calcext:value-type="float">
            <text:p>0.3764938</text:p>
          </table:table-cell>
          <table:table-cell office:value-type="float" office:value="0.3795542" calcext:value-type="float">
            <text:p>0.3795542</text:p>
          </table:table-cell>
          <table:table-cell office:value-type="float" office:value="0.3832508" calcext:value-type="float">
            <text:p>0.3832508</text:p>
          </table:table-cell>
          <table:table-cell office:value-type="float" office:value="0.3858896" calcext:value-type="float">
            <text:p>0.3858896</text:p>
          </table:table-cell>
          <table:table-cell office:value-type="float" office:value="0.3294122" calcext:value-type="float">
            <text:p>0.3294122</text:p>
          </table:table-cell>
          <table:table-cell office:value-type="float" office:value="0.3233324" calcext:value-type="float">
            <text:p>0.3233324</text:p>
          </table:table-cell>
          <table:table-cell office:value-type="float" office:value="0.3862867" calcext:value-type="float">
            <text:p>0.3862867</text:p>
          </table:table-cell>
          <table:table-cell office:value-type="float" office:value="0.3865552" calcext:value-type="float">
            <text:p>0.3865552</text:p>
          </table:table-cell>
          <table:table-cell office:value-type="float" office:value="0.3813176" calcext:value-type="float">
            <text:p>0.3813176</text:p>
          </table:table-cell>
          <table:table-cell office:value-type="float" office:value="0.3866534" calcext:value-type="float">
            <text:p>0.3866534</text:p>
          </table:table-cell>
          <table:table-cell office:value-type="float" office:value="0.3945921" calcext:value-type="float">
            <text:p>0.3945921</text:p>
          </table:table-cell>
          <table:table-cell office:value-type="float" office:value="0.4618018" calcext:value-type="float">
            <text:p>0.4618018</text:p>
          </table:table-cell>
          <table:table-cell office:value-type="float" office:value="0" calcext:value-type="float">
            <text:p>0</text:p>
          </table:table-cell>
          <table:table-cell office:value-type="float" office:value="1.918247E-015" calcext:value-type="float">
            <text:p>1.918247E-15</text:p>
          </table:table-cell>
          <table:table-cell office:value-type="float" office:value="1.958098E-015" calcext:value-type="float">
            <text:p>1.958098E-15</text:p>
          </table:table-cell>
          <table:table-cell office:value-type="float" office:value="1.975436E-015" calcext:value-type="float">
            <text:p>1.975436E-15</text:p>
          </table:table-cell>
          <table:table-cell office:value-type="float" office:value="1.917146E-015" calcext:value-type="float">
            <text:p>1.917146E-15</text:p>
          </table:table-cell>
          <table:table-cell office:value-type="float" office:value="9.358754E-016" calcext:value-type="float">
            <text:p>9.358754E-16</text:p>
          </table:table-cell>
          <table:table-cell office:value-type="float" office:value="1.99475E-015" calcext:value-type="float">
            <text:p>1.99475E-15</text:p>
          </table:table-cell>
          <table:table-cell office:value-type="float" office:value="1.848962E-015" calcext:value-type="float">
            <text:p>1.848962E-15</text:p>
          </table:table-cell>
          <table:table-cell office:value-type="float" office:value="9.731747E-016" calcext:value-type="float">
            <text:p>9.731747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.93166" calcext:value-type="float">
            <text:p>-73.93166</text:p>
          </table:table-cell>
          <table:table-cell office:value-type="float" office:value="-0.00871421" calcext:value-type="float">
            <text:p>-0.00871421</text:p>
          </table:table-cell>
          <table:table-cell office:value-type="float" office:value="-0.0082979" calcext:value-type="float">
            <text:p>-0.0082979</text:p>
          </table:table-cell>
          <table:table-cell office:value-type="float" office:value="-0.007868051" calcext:value-type="float">
            <text:p>-0.007868051</text:p>
          </table:table-cell>
          <table:table-cell office:value-type="float" office:value="-0.007547453" calcext:value-type="float">
            <text:p>-0.007547453</text:p>
          </table:table-cell>
          <table:table-cell office:value-type="float" office:value="-0.007106778" calcext:value-type="float">
            <text:p>-0.007106778</text:p>
          </table:table-cell>
          <table:table-cell office:value-type="float" office:value="-0.006701624" calcext:value-type="float">
            <text:p>-0.006701624</text:p>
          </table:table-cell>
          <table:table-cell office:value-type="float" office:value="-0.006005097" calcext:value-type="float">
            <text:p>-0.006005097</text:p>
          </table:table-cell>
          <table:table-cell office:value-type="float" office:value="-0.005224655" calcext:value-type="float">
            <text:p>-0.005224655</text:p>
          </table:table-cell>
          <table:table-cell office:value-type="float" office:value="-0.008400487" calcext:value-type="float">
            <text:p>-0.008400487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7660343" calcext:value-type="float">
            <text:p>-0.07660343</text:p>
          </table:table-cell>
          <table:table-cell office:value-type="float" office:value="-0.001229035" calcext:value-type="float">
            <text:p>-0.00122903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60893" calcext:value-type="float">
            <text:p>-2.36089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5" calcext:value-type="float">
            <text:p>29052005</text:p>
          </table:table-cell>
          <table:table-cell office:value-type="float" office:value="237.0994" calcext:value-type="float">
            <text:p>237.0994</text:p>
          </table:table-cell>
          <table:table-cell office:value-type="float" office:value="118.9896" calcext:value-type="float">
            <text:p>118.9896</text:p>
          </table:table-cell>
          <table:table-cell office:value-type="float" office:value="16.9721" calcext:value-type="float">
            <text:p>16.9721</text:p>
          </table:table-cell>
          <table:table-cell office:value-type="float" office:value="1111.377" calcext:value-type="float">
            <text:p>1111.377</text:p>
          </table:table-cell>
          <table:table-cell office:value-type="float" office:value="-10.19856" calcext:value-type="float">
            <text:p>-10.19856</text:p>
          </table:table-cell>
          <table:table-cell office:value-type="float" office:value="0" calcext:value-type="float">
            <text:p>0</text:p>
          </table:table-cell>
          <table:table-cell office:value-type="float" office:value="0.194734" calcext:value-type="float">
            <text:p>0.194734</text:p>
          </table:table-cell>
          <table:table-cell office:value-type="float" office:value="0.3717055" calcext:value-type="float">
            <text:p>0.3717055</text:p>
          </table:table-cell>
          <table:table-cell office:value-type="float" office:value="0.3750538" calcext:value-type="float">
            <text:p>0.3750538</text:p>
          </table:table-cell>
          <table:table-cell office:value-type="float" office:value="0.3791831" calcext:value-type="float">
            <text:p>0.3791831</text:p>
          </table:table-cell>
          <table:table-cell office:value-type="float" office:value="0.3821475" calcext:value-type="float">
            <text:p>0.3821475</text:p>
          </table:table-cell>
          <table:table-cell office:value-type="float" office:value="0.3273571" calcext:value-type="float">
            <text:p>0.3273571</text:p>
          </table:table-cell>
          <table:table-cell office:value-type="float" office:value="0.3217468" calcext:value-type="float">
            <text:p>0.3217468</text:p>
          </table:table-cell>
          <table:table-cell office:value-type="float" office:value="0.3857485" calcext:value-type="float">
            <text:p>0.3857485</text:p>
          </table:table-cell>
          <table:table-cell office:value-type="float" office:value="0.3859076" calcext:value-type="float">
            <text:p>0.3859076</text:p>
          </table:table-cell>
          <table:table-cell office:value-type="float" office:value="0.3824131" calcext:value-type="float">
            <text:p>0.3824131</text:p>
          </table:table-cell>
          <table:table-cell office:value-type="float" office:value="0.3878045" calcext:value-type="float">
            <text:p>0.3878045</text:p>
          </table:table-cell>
          <table:table-cell office:value-type="float" office:value="0.3949777" calcext:value-type="float">
            <text:p>0.394977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8997E-015" calcext:value-type="float">
            <text:p>1.918997E-15</text:p>
          </table:table-cell>
          <table:table-cell office:value-type="float" office:value="1.958044E-015" calcext:value-type="float">
            <text:p>1.958044E-15</text:p>
          </table:table-cell>
          <table:table-cell office:value-type="float" office:value="1.97537E-015" calcext:value-type="float">
            <text:p>1.97537E-15</text:p>
          </table:table-cell>
          <table:table-cell office:value-type="float" office:value="1.917118E-015" calcext:value-type="float">
            <text:p>1.917118E-15</text:p>
          </table:table-cell>
          <table:table-cell office:value-type="float" office:value="9.358557E-016" calcext:value-type="float">
            <text:p>9.358557E-16</text:p>
          </table:table-cell>
          <table:table-cell office:value-type="float" office:value="1.99475E-015" calcext:value-type="float">
            <text:p>1.99475E-15</text:p>
          </table:table-cell>
          <table:table-cell office:value-type="float" office:value="1.848962E-015" calcext:value-type="float">
            <text:p>1.848962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92611" calcext:value-type="float">
            <text:p>-0.9792611</text:p>
          </table:table-cell>
          <table:table-cell office:value-type="float" office:value="-0.009431347" calcext:value-type="float">
            <text:p>-0.009431347</text:p>
          </table:table-cell>
          <table:table-cell office:value-type="float" office:value="-0.008930808" calcext:value-type="float">
            <text:p>-0.008930808</text:p>
          </table:table-cell>
          <table:table-cell office:value-type="float" office:value="-0.008398676" calcext:value-type="float">
            <text:p>-0.008398676</text:p>
          </table:table-cell>
          <table:table-cell office:value-type="float" office:value="-0.00801016" calcext:value-type="float">
            <text:p>-0.00801016</text:p>
          </table:table-cell>
          <table:table-cell office:value-type="float" office:value="-0.007448155" calcext:value-type="float">
            <text:p>-0.007448155</text:p>
          </table:table-cell>
          <table:table-cell office:value-type="float" office:value="-0.006981727" calcext:value-type="float">
            <text:p>-0.006981727</text:p>
          </table:table-cell>
          <table:table-cell office:value-type="float" office:value="-0.006187471" calcext:value-type="float">
            <text:p>-0.006187471</text:p>
          </table:table-cell>
          <table:table-cell office:value-type="float" office:value="-0.005370981" calcext:value-type="float">
            <text:p>-0.005370981</text:p>
          </table:table-cell>
          <table:table-cell office:value-type="float" office:value="-0.007999148" calcext:value-type="float">
            <text:p>-0.007999148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723718" calcext:value-type="float">
            <text:p>-0.0723718</text:p>
          </table:table-cell>
          <table:table-cell office:value-type="float" office:value="-0.001236431" calcext:value-type="float">
            <text:p>-0.00123643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6681" calcext:value-type="float">
            <text:p>-2.366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5" calcext:value-type="float">
            <text:p>30052005</text:p>
          </table:table-cell>
          <table:table-cell office:value-type="float" office:value="237.0994" calcext:value-type="float">
            <text:p>237.0994</text:p>
          </table:table-cell>
          <table:table-cell office:value-type="float" office:value="119.8239" calcext:value-type="float">
            <text:p>119.8239</text:p>
          </table:table-cell>
          <table:table-cell office:value-type="float" office:value="16.9721" calcext:value-type="float">
            <text:p>16.9721</text:p>
          </table:table-cell>
          <table:table-cell office:value-type="float" office:value="1110.542" calcext:value-type="float">
            <text:p>1110.542</text:p>
          </table:table-cell>
          <table:table-cell office:value-type="float" office:value="-10.19856" calcext:value-type="float">
            <text:p>-10.19856</text:p>
          </table:table-cell>
          <table:table-cell office:value-type="float" office:value="0" calcext:value-type="float">
            <text:p>0</text:p>
          </table:table-cell>
          <table:table-cell office:value-type="float" office:value="0.1165461" calcext:value-type="float">
            <text:p>0.1165461</text:p>
          </table:table-cell>
          <table:table-cell office:value-type="float" office:value="0.3713875" calcext:value-type="float">
            <text:p>0.3713875</text:p>
          </table:table-cell>
          <table:table-cell office:value-type="float" office:value="0.3742751" calcext:value-type="float">
            <text:p>0.3742751</text:p>
          </table:table-cell>
          <table:table-cell office:value-type="float" office:value="0.3778504" calcext:value-type="float">
            <text:p>0.3778504</text:p>
          </table:table-cell>
          <table:table-cell office:value-type="float" office:value="0.3804762" calcext:value-type="float">
            <text:p>0.3804762</text:p>
          </table:table-cell>
          <table:table-cell office:value-type="float" office:value="0.3258711" calcext:value-type="float">
            <text:p>0.3258711</text:p>
          </table:table-cell>
          <table:table-cell office:value-type="float" office:value="0.3206062" calcext:value-type="float">
            <text:p>0.3206062</text:p>
          </table:table-cell>
          <table:table-cell office:value-type="float" office:value="0.3849368" calcext:value-type="float">
            <text:p>0.3849368</text:p>
          </table:table-cell>
          <table:table-cell office:value-type="float" office:value="0.3845771" calcext:value-type="float">
            <text:p>0.3845771</text:p>
          </table:table-cell>
          <table:table-cell office:value-type="float" office:value="0.3834138" calcext:value-type="float">
            <text:p>0.3834138</text:p>
          </table:table-cell>
          <table:table-cell office:value-type="float" office:value="0.3893036" calcext:value-type="float">
            <text:p>0.3893036</text:p>
          </table:table-cell>
          <table:table-cell office:value-type="float" office:value="0.3954359" calcext:value-type="float">
            <text:p>0.395435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9681E-015" calcext:value-type="float">
            <text:p>1.919681E-15</text:p>
          </table:table-cell>
          <table:table-cell office:value-type="float" office:value="1.95799E-015" calcext:value-type="float">
            <text:p>1.95799E-15</text:p>
          </table:table-cell>
          <table:table-cell office:value-type="float" office:value="1.975311E-015" calcext:value-type="float">
            <text:p>1.975311E-15</text:p>
          </table:table-cell>
          <table:table-cell office:value-type="float" office:value="1.917094E-015" calcext:value-type="float">
            <text:p>1.917094E-15</text:p>
          </table:table-cell>
          <table:table-cell office:value-type="float" office:value="9.358368E-016" calcext:value-type="float">
            <text:p>9.358368E-16</text:p>
          </table:table-cell>
          <table:table-cell office:value-type="float" office:value="1.99475E-015" calcext:value-type="float">
            <text:p>1.99475E-15</text:p>
          </table:table-cell>
          <table:table-cell office:value-type="float" office:value="1.848962E-015" calcext:value-type="float">
            <text:p>1.848962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38929" calcext:value-type="float">
            <text:p>-53.38929</text:p>
          </table:table-cell>
          <table:table-cell office:value-type="float" office:value="-0.009479554" calcext:value-type="float">
            <text:p>-0.009479554</text:p>
          </table:table-cell>
          <table:table-cell office:value-type="float" office:value="-0.009045592" calcext:value-type="float">
            <text:p>-0.009045592</text:p>
          </table:table-cell>
          <table:table-cell office:value-type="float" office:value="-0.008583123" calcext:value-type="float">
            <text:p>-0.008583123</text:p>
          </table:table-cell>
          <table:table-cell office:value-type="float" office:value="-0.008229832" calcext:value-type="float">
            <text:p>-0.008229832</text:p>
          </table:table-cell>
          <table:table-cell office:value-type="float" office:value="-0.007709146" calcext:value-type="float">
            <text:p>-0.007709146</text:p>
          </table:table-cell>
          <table:table-cell office:value-type="float" office:value="-0.00719386" calcext:value-type="float">
            <text:p>-0.00719386</text:p>
          </table:table-cell>
          <table:table-cell office:value-type="float" office:value="-0.006475799" calcext:value-type="float">
            <text:p>-0.006475799</text:p>
          </table:table-cell>
          <table:table-cell office:value-type="float" office:value="-0.005688495" calcext:value-type="float">
            <text:p>-0.005688495</text:p>
          </table:table-cell>
          <table:table-cell office:value-type="float" office:value="-0.007647599" calcext:value-type="float">
            <text:p>-0.007647599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672297" calcext:value-type="float">
            <text:p>-0.0672297</text:p>
          </table:table-cell>
          <table:table-cell office:value-type="float" office:value="-0.001244368" calcext:value-type="float">
            <text:p>-0.00124436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67294" calcext:value-type="float">
            <text:p>-2.36729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5" calcext:value-type="float">
            <text:p>31052005</text:p>
          </table:table-cell>
          <table:table-cell office:value-type="float" office:value="253.5994" calcext:value-type="float">
            <text:p>253.5994</text:p>
          </table:table-cell>
          <table:table-cell office:value-type="float" office:value="122.0647" calcext:value-type="float">
            <text:p>122.0647</text:p>
          </table:table-cell>
          <table:table-cell office:value-type="float" office:value="16.9721" calcext:value-type="float">
            <text:p>16.9721</text:p>
          </table:table-cell>
          <table:table-cell office:value-type="float" office:value="1124.637" calcext:value-type="float">
            <text:p>1124.637</text:p>
          </table:table-cell>
          <table:table-cell office:value-type="float" office:value="-10.03397" calcext:value-type="float">
            <text:p>-10.03397</text:p>
          </table:table-cell>
          <table:table-cell office:value-type="float" office:value="0" calcext:value-type="float">
            <text:p>0</text:p>
          </table:table-cell>
          <table:table-cell office:value-type="float" office:value="0.4313235" calcext:value-type="float">
            <text:p>0.4313235</text:p>
          </table:table-cell>
          <table:table-cell office:value-type="float" office:value="0.4338067" calcext:value-type="float">
            <text:p>0.4338067</text:p>
          </table:table-cell>
          <table:table-cell office:value-type="float" office:value="0.4357911" calcext:value-type="float">
            <text:p>0.4357911</text:p>
          </table:table-cell>
          <table:table-cell office:value-type="float" office:value="0.4333325" calcext:value-type="float">
            <text:p>0.4333325</text:p>
          </table:table-cell>
          <table:table-cell office:value-type="float" office:value="0.4320427" calcext:value-type="float">
            <text:p>0.4320427</text:p>
          </table:table-cell>
          <table:table-cell office:value-type="float" office:value="0.3326084" calcext:value-type="float">
            <text:p>0.3326084</text:p>
          </table:table-cell>
          <table:table-cell office:value-type="float" office:value="0.3207573" calcext:value-type="float">
            <text:p>0.3207573</text:p>
          </table:table-cell>
          <table:table-cell office:value-type="float" office:value="0.3842369" calcext:value-type="float">
            <text:p>0.3842369</text:p>
          </table:table-cell>
          <table:table-cell office:value-type="float" office:value="0.3835432" calcext:value-type="float">
            <text:p>0.3835432</text:p>
          </table:table-cell>
          <table:table-cell office:value-type="float" office:value="0.3842174" calcext:value-type="float">
            <text:p>0.3842174</text:p>
          </table:table-cell>
          <table:table-cell office:value-type="float" office:value="0.3905955" calcext:value-type="float">
            <text:p>0.3905955</text:p>
          </table:table-cell>
          <table:table-cell office:value-type="float" office:value="0.3959105" calcext:value-type="float">
            <text:p>0.395910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038E-015" calcext:value-type="float">
            <text:p>1.92038E-15</text:p>
          </table:table-cell>
          <table:table-cell office:value-type="float" office:value="1.957935E-015" calcext:value-type="float">
            <text:p>1.957935E-15</text:p>
          </table:table-cell>
          <table:table-cell office:value-type="float" office:value="1.975252E-015" calcext:value-type="float">
            <text:p>1.975252E-15</text:p>
          </table:table-cell>
          <table:table-cell office:value-type="float" office:value="1.917071E-015" calcext:value-type="float">
            <text:p>1.917071E-15</text:p>
          </table:table-cell>
          <table:table-cell office:value-type="float" office:value="9.358149E-016" calcext:value-type="float">
            <text:p>9.358149E-16</text:p>
          </table:table-cell>
          <table:table-cell office:value-type="float" office:value="1.99475E-015" calcext:value-type="float">
            <text:p>1.99475E-15</text:p>
          </table:table-cell>
          <table:table-cell office:value-type="float" office:value="1.848962E-015" calcext:value-type="float">
            <text:p>1.848962E-15</text:p>
          </table:table-cell>
          <table:table-cell office:value-type="float" office:value="9.731749E-016" calcext:value-type="float">
            <text:p>9.731749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707562" calcext:value-type="float">
            <text:p>-0.003707562</text:p>
          </table:table-cell>
          <table:table-cell office:value-type="float" office:value="-0.003564391" calcext:value-type="float">
            <text:p>-0.003564391</text:p>
          </table:table-cell>
          <table:table-cell office:value-type="float" office:value="-0.003497296" calcext:value-type="float">
            <text:p>-0.003497296</text:p>
          </table:table-cell>
          <table:table-cell office:value-type="float" office:value="-0.003737996" calcext:value-type="float">
            <text:p>-0.003737996</text:p>
          </table:table-cell>
          <table:table-cell office:value-type="float" office:value="-0.003865422" calcext:value-type="float">
            <text:p>-0.003865422</text:p>
          </table:table-cell>
          <table:table-cell office:value-type="float" office:value="-0.006688069" calcext:value-type="float">
            <text:p>-0.006688069</text:p>
          </table:table-cell>
          <table:table-cell office:value-type="float" office:value="-0.007190743" calcext:value-type="float">
            <text:p>-0.007190743</text:p>
          </table:table-cell>
          <table:table-cell office:value-type="float" office:value="-0.006737594" calcext:value-type="float">
            <text:p>-0.006737594</text:p>
          </table:table-cell>
          <table:table-cell office:value-type="float" office:value="-0.005949621" calcext:value-type="float">
            <text:p>-0.005949621</text:p>
          </table:table-cell>
          <table:table-cell office:value-type="float" office:value="-0.007377881" calcext:value-type="float">
            <text:p>-0.007377881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6243742" calcext:value-type="float">
            <text:p>-0.06243742</text:p>
          </table:table-cell>
          <table:table-cell office:value-type="float" office:value="-0.001252415" calcext:value-type="float">
            <text:p>-0.00125241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67157" calcext:value-type="float">
            <text:p>-2.36715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5" calcext:value-type="float">
            <text:p>1062005</text:p>
          </table:table-cell>
          <table:table-cell office:value-type="float" office:value="254.2994" calcext:value-type="float">
            <text:p>254.2994</text:p>
          </table:table-cell>
          <table:table-cell office:value-type="float" office:value="125.7403" calcext:value-type="float">
            <text:p>125.7403</text:p>
          </table:table-cell>
          <table:table-cell office:value-type="float" office:value="16.9721" calcext:value-type="float">
            <text:p>16.9721</text:p>
          </table:table-cell>
          <table:table-cell office:value-type="float" office:value="1121.655" calcext:value-type="float">
            <text:p>1121.655</text:p>
          </table:table-cell>
          <table:table-cell office:value-type="float" office:value="-10.02701" calcext:value-type="float">
            <text:p>-10.02701</text:p>
          </table:table-cell>
          <table:table-cell office:value-type="float" office:value="0" calcext:value-type="float">
            <text:p>0</text:p>
          </table:table-cell>
          <table:table-cell office:value-type="float" office:value="0.1878745" calcext:value-type="float">
            <text:p>0.1878745</text:p>
          </table:table-cell>
          <table:table-cell office:value-type="float" office:value="0.3990138" calcext:value-type="float">
            <text:p>0.3990138</text:p>
          </table:table-cell>
          <table:table-cell office:value-type="float" office:value="0.4036097" calcext:value-type="float">
            <text:p>0.4036097</text:p>
          </table:table-cell>
          <table:table-cell office:value-type="float" office:value="0.4090117" calcext:value-type="float">
            <text:p>0.4090117</text:p>
          </table:table-cell>
          <table:table-cell office:value-type="float" office:value="0.4127927" calcext:value-type="float">
            <text:p>0.4127927</text:p>
          </table:table-cell>
          <table:table-cell office:value-type="float" office:value="0.3481654" calcext:value-type="float">
            <text:p>0.3481654</text:p>
          </table:table-cell>
          <table:table-cell office:value-type="float" office:value="0.338222" calcext:value-type="float">
            <text:p>0.338222</text:p>
          </table:table-cell>
          <table:table-cell office:value-type="float" office:value="0.3873662" calcext:value-type="float">
            <text:p>0.3873662</text:p>
          </table:table-cell>
          <table:table-cell office:value-type="float" office:value="0.383276" calcext:value-type="float">
            <text:p>0.383276</text:p>
          </table:table-cell>
          <table:table-cell office:value-type="float" office:value="0.384886" calcext:value-type="float">
            <text:p>0.384886</text:p>
          </table:table-cell>
          <table:table-cell office:value-type="float" office:value="0.3917199" calcext:value-type="float">
            <text:p>0.3917199</text:p>
          </table:table-cell>
          <table:table-cell office:value-type="float" office:value="0.3963839" calcext:value-type="float">
            <text:p>0.39638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1122E-015" calcext:value-type="float">
            <text:p>1.921122E-15</text:p>
          </table:table-cell>
          <table:table-cell office:value-type="float" office:value="1.957873E-015" calcext:value-type="float">
            <text:p>1.957873E-15</text:p>
          </table:table-cell>
          <table:table-cell office:value-type="float" office:value="1.975187E-015" calcext:value-type="float">
            <text:p>1.975187E-15</text:p>
          </table:table-cell>
          <table:table-cell office:value-type="float" office:value="1.917049E-015" calcext:value-type="float">
            <text:p>1.917049E-15</text:p>
          </table:table-cell>
          <table:table-cell office:value-type="float" office:value="9.357938E-016" calcext:value-type="float">
            <text:p>9.357938E-16</text:p>
          </table:table-cell>
          <table:table-cell office:value-type="float" office:value="1.99475E-015" calcext:value-type="float">
            <text:p>1.99475E-15</text:p>
          </table:table-cell>
          <table:table-cell office:value-type="float" office:value="1.848962E-015" calcext:value-type="float">
            <text:p>1.848962E-15</text:p>
          </table:table-cell>
          <table:table-cell office:value-type="float" office:value="9.731747E-016" calcext:value-type="float">
            <text:p>9.731747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91785" calcext:value-type="float">
            <text:p>-1.291785</text:p>
          </table:table-cell>
          <table:table-cell office:value-type="float" office:value="-0.006091848" calcext:value-type="float">
            <text:p>-0.006091848</text:p>
          </table:table-cell>
          <table:table-cell office:value-type="float" office:value="-0.005683275" calcext:value-type="float">
            <text:p>-0.005683275</text:p>
          </table:table-cell>
          <table:table-cell office:value-type="float" office:value="-0.005278761" calcext:value-type="float">
            <text:p>-0.005278761</text:p>
          </table:table-cell>
          <table:table-cell office:value-type="float" office:value="-0.004992138" calcext:value-type="float">
            <text:p>-0.004992138</text:p>
          </table:table-cell>
          <table:table-cell office:value-type="float" office:value="-0.004681746" calcext:value-type="float">
            <text:p>-0.004681746</text:p>
          </table:table-cell>
          <table:table-cell office:value-type="float" office:value="-0.004597285" calcext:value-type="float">
            <text:p>-0.004597285</text:p>
          </table:table-cell>
          <table:table-cell office:value-type="float" office:value="-0.005668339" calcext:value-type="float">
            <text:p>-0.005668339</text:p>
          </table:table-cell>
          <table:table-cell office:value-type="float" office:value="-0.006023291" calcext:value-type="float">
            <text:p>-0.006023291</text:p>
          </table:table-cell>
          <table:table-cell office:value-type="float" office:value="-0.007161438" calcext:value-type="float">
            <text:p>-0.007161438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5737212" calcext:value-type="float">
            <text:p>-0.05737212</text:p>
          </table:table-cell>
          <table:table-cell office:value-type="float" office:value="-0.001261357" calcext:value-type="float">
            <text:p>-0.00126135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66451" calcext:value-type="float">
            <text:p>-2.36645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5" calcext:value-type="float">
            <text:p>2062005</text:p>
          </table:table-cell>
          <table:table-cell office:value-type="float" office:value="254.2994" calcext:value-type="float">
            <text:p>254.2994</text:p>
          </table:table-cell>
          <table:table-cell office:value-type="float" office:value="126.5159" calcext:value-type="float">
            <text:p>126.5159</text:p>
          </table:table-cell>
          <table:table-cell office:value-type="float" office:value="16.9721" calcext:value-type="float">
            <text:p>16.9721</text:p>
          </table:table-cell>
          <table:table-cell office:value-type="float" office:value="1120.879" calcext:value-type="float">
            <text:p>1120.879</text:p>
          </table:table-cell>
          <table:table-cell office:value-type="float" office:value="-10.02701" calcext:value-type="float">
            <text:p>-10.02701</text:p>
          </table:table-cell>
          <table:table-cell office:value-type="float" office:value="0" calcext:value-type="float">
            <text:p>0</text:p>
          </table:table-cell>
          <table:table-cell office:value-type="float" office:value="0.1135966" calcext:value-type="float">
            <text:p>0.1135966</text:p>
          </table:table-cell>
          <table:table-cell office:value-type="float" office:value="0.3934599" calcext:value-type="float">
            <text:p>0.3934599</text:p>
          </table:table-cell>
          <table:table-cell office:value-type="float" office:value="0.3975991" calcext:value-type="float">
            <text:p>0.3975991</text:p>
          </table:table-cell>
          <table:table-cell office:value-type="float" office:value="0.4025447" calcext:value-type="float">
            <text:p>0.4025447</text:p>
          </table:table-cell>
          <table:table-cell office:value-type="float" office:value="0.4060466" calcext:value-type="float">
            <text:p>0.4060466</text:p>
          </table:table-cell>
          <table:table-cell office:value-type="float" office:value="0.3438796" calcext:value-type="float">
            <text:p>0.3438796</text:p>
          </table:table-cell>
          <table:table-cell office:value-type="float" office:value="0.3361701" calcext:value-type="float">
            <text:p>0.3361701</text:p>
          </table:table-cell>
          <table:table-cell office:value-type="float" office:value="0.3893749" calcext:value-type="float">
            <text:p>0.3893749</text:p>
          </table:table-cell>
          <table:table-cell office:value-type="float" office:value="0.3842311" calcext:value-type="float">
            <text:p>0.3842311</text:p>
          </table:table-cell>
          <table:table-cell office:value-type="float" office:value="0.385513" calcext:value-type="float">
            <text:p>0.385513</text:p>
          </table:table-cell>
          <table:table-cell office:value-type="float" office:value="0.3927489" calcext:value-type="float">
            <text:p>0.3927489</text:p>
          </table:table-cell>
          <table:table-cell office:value-type="float" office:value="0.3968661" calcext:value-type="float">
            <text:p>0.396866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1962E-015" calcext:value-type="float">
            <text:p>1.921962E-15</text:p>
          </table:table-cell>
          <table:table-cell office:value-type="float" office:value="1.9578E-015" calcext:value-type="float">
            <text:p>1.9578E-15</text:p>
          </table:table-cell>
          <table:table-cell office:value-type="float" office:value="1.975114E-015" calcext:value-type="float">
            <text:p>1.975114E-15</text:p>
          </table:table-cell>
          <table:table-cell office:value-type="float" office:value="1.917025E-015" calcext:value-type="float">
            <text:p>1.917025E-15</text:p>
          </table:table-cell>
          <table:table-cell office:value-type="float" office:value="9.357724E-016" calcext:value-type="float">
            <text:p>9.357724E-16</text:p>
          </table:table-cell>
          <table:table-cell office:value-type="float" office:value="1.99475E-015" calcext:value-type="float">
            <text:p>1.99475E-15</text:p>
          </table:table-cell>
          <table:table-cell office:value-type="float" office:value="1.848962E-015" calcext:value-type="float">
            <text:p>1.848962E-15</text:p>
          </table:table-cell>
          <table:table-cell office:value-type="float" office:value="9.731747E-016" calcext:value-type="float">
            <text:p>9.731747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59084" calcext:value-type="float">
            <text:p>-64.59084</text:p>
          </table:table-cell>
          <table:table-cell office:value-type="float" office:value="-0.006643418" calcext:value-type="float">
            <text:p>-0.006643418</text:p>
          </table:table-cell>
          <table:table-cell office:value-type="float" office:value="-0.006235756" calcext:value-type="float">
            <text:p>-0.006235756</text:p>
          </table:table-cell>
          <table:table-cell office:value-type="float" office:value="-0.005823021" calcext:value-type="float">
            <text:p>-0.005823021</text:p>
          </table:table-cell>
          <table:table-cell office:value-type="float" office:value="-0.0055247" calcext:value-type="float">
            <text:p>-0.0055247</text:p>
          </table:table-cell>
          <table:table-cell office:value-type="float" office:value="-0.00514123" calcext:value-type="float">
            <text:p>-0.00514123</text:p>
          </table:table-cell>
          <table:table-cell office:value-type="float" office:value="-0.004835997" calcext:value-type="float">
            <text:p>-0.004835997</text:p>
          </table:table-cell>
          <table:table-cell office:value-type="float" office:value="-0.005059659" calcext:value-type="float">
            <text:p>-0.005059659</text:p>
          </table:table-cell>
          <table:table-cell office:value-type="float" office:value="-0.005779999" calcext:value-type="float">
            <text:p>-0.005779999</text:p>
          </table:table-cell>
          <table:table-cell office:value-type="float" office:value="-0.006964095" calcext:value-type="float">
            <text:p>-0.006964095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5257639" calcext:value-type="float">
            <text:p>-0.05257639</text:p>
          </table:table-cell>
          <table:table-cell office:value-type="float" office:value="-0.001270609" calcext:value-type="float">
            <text:p>-0.00127060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65232" calcext:value-type="float">
            <text:p>-2.36523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5" calcext:value-type="float">
            <text:p>3062005</text:p>
          </table:table-cell>
          <table:table-cell office:value-type="float" office:value="274.5995" calcext:value-type="float">
            <text:p>274.5995</text:p>
          </table:table-cell>
          <table:table-cell office:value-type="float" office:value="129.857" calcext:value-type="float">
            <text:p>129.857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137.347" calcext:value-type="float">
            <text:p>1137.347</text:p>
          </table:table-cell>
          <table:table-cell office:value-type="float" office:value="-9.765979" calcext:value-type="float">
            <text:p>-9.765979</text:p>
          </table:table-cell>
          <table:table-cell office:value-type="float" office:value="0" calcext:value-type="float">
            <text:p>0</text:p>
          </table:table-cell>
          <table:table-cell office:value-type="float" office:value="0.3583511" calcext:value-type="float">
            <text:p>0.3583511</text:p>
          </table:table-cell>
          <table:table-cell office:value-type="float" office:value="0.4143685" calcext:value-type="float">
            <text:p>0.4143685</text:p>
          </table:table-cell>
          <table:table-cell office:value-type="float" office:value="0.423458" calcext:value-type="float">
            <text:p>0.423458</text:p>
          </table:table-cell>
          <table:table-cell office:value-type="float" office:value="0.4332321" calcext:value-type="float">
            <text:p>0.4332321</text:p>
          </table:table-cell>
          <table:table-cell office:value-type="float" office:value="0.4404402" calcext:value-type="float">
            <text:p>0.4404402</text:p>
          </table:table-cell>
          <table:table-cell office:value-type="float" office:value="0.3716974" calcext:value-type="float">
            <text:p>0.3716974</text:p>
          </table:table-cell>
          <table:table-cell office:value-type="float" office:value="0.3645029" calcext:value-type="float">
            <text:p>0.3645029</text:p>
          </table:table-cell>
          <table:table-cell office:value-type="float" office:value="0.4012889" calcext:value-type="float">
            <text:p>0.4012889</text:p>
          </table:table-cell>
          <table:table-cell office:value-type="float" office:value="0.3868755" calcext:value-type="float">
            <text:p>0.3868755</text:p>
          </table:table-cell>
          <table:table-cell office:value-type="float" office:value="0.3860581" calcext:value-type="float">
            <text:p>0.3860581</text:p>
          </table:table-cell>
          <table:table-cell office:value-type="float" office:value="0.3937181" calcext:value-type="float">
            <text:p>0.3937181</text:p>
          </table:table-cell>
          <table:table-cell office:value-type="float" office:value="0.3974575" calcext:value-type="float">
            <text:p>0.397457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2727E-015" calcext:value-type="float">
            <text:p>1.922727E-15</text:p>
          </table:table-cell>
          <table:table-cell office:value-type="float" office:value="1.957739E-015" calcext:value-type="float">
            <text:p>1.957739E-15</text:p>
          </table:table-cell>
          <table:table-cell office:value-type="float" office:value="1.975047E-015" calcext:value-type="float">
            <text:p>1.975047E-15</text:p>
          </table:table-cell>
          <table:table-cell office:value-type="float" office:value="1.917001E-015" calcext:value-type="float">
            <text:p>1.917001E-15</text:p>
          </table:table-cell>
          <table:table-cell office:value-type="float" office:value="9.357499E-016" calcext:value-type="float">
            <text:p>9.357499E-16</text:p>
          </table:table-cell>
          <table:table-cell office:value-type="float" office:value="1.99475E-015" calcext:value-type="float">
            <text:p>1.99475E-15</text:p>
          </table:table-cell>
          <table:table-cell office:value-type="float" office:value="1.848962E-015" calcext:value-type="float">
            <text:p>1.848962E-15</text:p>
          </table:table-cell>
          <table:table-cell office:value-type="float" office:value="9.731749E-016" calcext:value-type="float">
            <text:p>9.731749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49522" calcext:value-type="float">
            <text:p>-0.01249522</text:p>
          </table:table-cell>
          <table:table-cell office:value-type="float" office:value="-0.004807102" calcext:value-type="float">
            <text:p>-0.004807102</text:p>
          </table:table-cell>
          <table:table-cell office:value-type="float" office:value="-0.004218183" calcext:value-type="float">
            <text:p>-0.004218183</text:p>
          </table:table-cell>
          <table:table-cell office:value-type="float" office:value="-0.003702718" calcext:value-type="float">
            <text:p>-0.003702718</text:p>
          </table:table-cell>
          <table:table-cell office:value-type="float" office:value="-0.003348846" calcext:value-type="float">
            <text:p>-0.003348846</text:p>
          </table:table-cell>
          <table:table-cell office:value-type="float" office:value="-0.002853323" calcext:value-type="float">
            <text:p>-0.002853323</text:p>
          </table:table-cell>
          <table:table-cell office:value-type="float" office:value="-0.002445285" calcext:value-type="float">
            <text:p>-0.002445285</text:p>
          </table:table-cell>
          <table:table-cell office:value-type="float" office:value="-0.002655652" calcext:value-type="float">
            <text:p>-0.002655652</text:p>
          </table:table-cell>
          <table:table-cell office:value-type="float" office:value="-0.005165104" calcext:value-type="float">
            <text:p>-0.005165104</text:p>
          </table:table-cell>
          <table:table-cell office:value-type="float" office:value="-0.006798472" calcext:value-type="float">
            <text:p>-0.006798472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1518465" calcext:value-type="float">
            <text:p>-0.01518465</text:p>
          </table:table-cell>
          <table:table-cell office:value-type="float" office:value="-0.001282584" calcext:value-type="float">
            <text:p>-0.00128258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63239" calcext:value-type="float">
            <text:p>-2.36323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5" calcext:value-type="float">
            <text:p>4062005</text:p>
          </table:table-cell>
          <table:table-cell office:value-type="float" office:value="296.0996" calcext:value-type="float">
            <text:p>296.0996</text:p>
          </table:table-cell>
          <table:table-cell office:value-type="float" office:value="133.8557" calcext:value-type="float">
            <text:p>133.8557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154.52" calcext:value-type="float">
            <text:p>1154.52</text:p>
          </table:table-cell>
          <table:table-cell office:value-type="float" office:value="-9.437778" calcext:value-type="float">
            <text:p>-9.437778</text:p>
          </table:table-cell>
          <table:table-cell office:value-type="float" office:value="0" calcext:value-type="float">
            <text:p>0</text:p>
          </table:table-cell>
          <table:table-cell office:value-type="float" office:value="0.4664901" calcext:value-type="float">
            <text:p>0.4664901</text:p>
          </table:table-cell>
          <table:table-cell office:value-type="float" office:value="0.4598426" calcext:value-type="float">
            <text:p>0.4598426</text:p>
          </table:table-cell>
          <table:table-cell office:value-type="float" office:value="0.4694682" calcext:value-type="float">
            <text:p>0.4694682</text:p>
          </table:table-cell>
          <table:table-cell office:value-type="float" office:value="0.4811164" calcext:value-type="float">
            <text:p>0.4811164</text:p>
          </table:table-cell>
          <table:table-cell office:value-type="float" office:value="0.4899752" calcext:value-type="float">
            <text:p>0.4899752</text:p>
          </table:table-cell>
          <table:table-cell office:value-type="float" office:value="0.395947" calcext:value-type="float">
            <text:p>0.395947</text:p>
          </table:table-cell>
          <table:table-cell office:value-type="float" office:value="0.3796354" calcext:value-type="float">
            <text:p>0.3796354</text:p>
          </table:table-cell>
          <table:table-cell office:value-type="float" office:value="0.4063747" calcext:value-type="float">
            <text:p>0.4063747</text:p>
          </table:table-cell>
          <table:table-cell office:value-type="float" office:value="0.393425" calcext:value-type="float">
            <text:p>0.393425</text:p>
          </table:table-cell>
          <table:table-cell office:value-type="float" office:value="0.3874854" calcext:value-type="float">
            <text:p>0.3874854</text:p>
          </table:table-cell>
          <table:table-cell office:value-type="float" office:value="0.3946569" calcext:value-type="float">
            <text:p>0.3946569</text:p>
          </table:table-cell>
          <table:table-cell office:value-type="float" office:value="0.3980536" calcext:value-type="float">
            <text:p>0.398053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3505E-015" calcext:value-type="float">
            <text:p>1.923505E-15</text:p>
          </table:table-cell>
          <table:table-cell office:value-type="float" office:value="1.957672E-015" calcext:value-type="float">
            <text:p>1.957672E-15</text:p>
          </table:table-cell>
          <table:table-cell office:value-type="float" office:value="1.97498E-015" calcext:value-type="float">
            <text:p>1.97498E-15</text:p>
          </table:table-cell>
          <table:table-cell office:value-type="float" office:value="1.916978E-015" calcext:value-type="float">
            <text:p>1.916978E-15</text:p>
          </table:table-cell>
          <table:table-cell office:value-type="float" office:value="9.357288E-016" calcext:value-type="float">
            <text:p>9.357288E-16</text:p>
          </table:table-cell>
          <table:table-cell office:value-type="float" office:value="1.99475E-015" calcext:value-type="float">
            <text:p>1.99475E-15</text:p>
          </table:table-cell>
          <table:table-cell office:value-type="float" office:value="1.848962E-015" calcext:value-type="float">
            <text:p>1.848962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352833" calcext:value-type="float">
            <text:p>-0.002352833</text:p>
          </table:table-cell>
          <table:table-cell office:value-type="float" office:value="-0.00251551" calcext:value-type="float">
            <text:p>-0.00251551</text:p>
          </table:table-cell>
          <table:table-cell office:value-type="float" office:value="-0.002205011" calcext:value-type="float">
            <text:p>-0.002205011</text:p>
          </table:table-cell>
          <table:table-cell office:value-type="float" office:value="-0.001911661" calcext:value-type="float">
            <text:p>-0.001911661</text:p>
          </table:table-cell>
          <table:table-cell office:value-type="float" office:value="-0.001713082" calcext:value-type="float">
            <text:p>-0.001713082</text:p>
          </table:table-cell>
          <table:table-cell office:value-type="float" office:value="-0.001816241" calcext:value-type="float">
            <text:p>-0.001816241</text:p>
          </table:table-cell>
          <table:table-cell office:value-type="float" office:value="-0.001808496" calcext:value-type="float">
            <text:p>-0.001808496</text:p>
          </table:table-cell>
          <table:table-cell office:value-type="float" office:value="-0.002031273" calcext:value-type="float">
            <text:p>-0.002031273</text:p>
          </table:table-cell>
          <table:table-cell office:value-type="float" office:value="-0.003913243" calcext:value-type="float">
            <text:p>-0.003913243</text:p>
          </table:table-cell>
          <table:table-cell office:value-type="float" office:value="-0.006387335" calcext:value-type="float">
            <text:p>-0.006387335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2297959" calcext:value-type="float">
            <text:p>-0.002297959</text:p>
          </table:table-cell>
          <table:table-cell office:value-type="float" office:value="-0.001294678" calcext:value-type="float">
            <text:p>-0.00129467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60124" calcext:value-type="float">
            <text:p>-2.36012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5" calcext:value-type="float">
            <text:p>5062005</text:p>
          </table:table-cell>
          <table:table-cell office:value-type="float" office:value="296.1996" calcext:value-type="float">
            <text:p>296.1996</text:p>
          </table:table-cell>
          <table:table-cell office:value-type="float" office:value="137.6337" calcext:value-type="float">
            <text:p>137.6337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150.841" calcext:value-type="float">
            <text:p>1150.841</text:p>
          </table:table-cell>
          <table:table-cell office:value-type="float" office:value="-9.436794" calcext:value-type="float">
            <text:p>-9.436794</text:p>
          </table:table-cell>
          <table:table-cell office:value-type="float" office:value="0" calcext:value-type="float">
            <text:p>0</text:p>
          </table:table-cell>
          <table:table-cell office:value-type="float" office:value="0.1163967" calcext:value-type="float">
            <text:p>0.1163967</text:p>
          </table:table-cell>
          <table:table-cell office:value-type="float" office:value="0.4211129" calcext:value-type="float">
            <text:p>0.4211129</text:p>
          </table:table-cell>
          <table:table-cell office:value-type="float" office:value="0.4278944" calcext:value-type="float">
            <text:p>0.4278944</text:p>
          </table:table-cell>
          <table:table-cell office:value-type="float" office:value="0.4362321" calcext:value-type="float">
            <text:p>0.4362321</text:p>
          </table:table-cell>
          <table:table-cell office:value-type="float" office:value="0.4426935" calcext:value-type="float">
            <text:p>0.4426935</text:p>
          </table:table-cell>
          <table:table-cell office:value-type="float" office:value="0.3721046" calcext:value-type="float">
            <text:p>0.3721046</text:p>
          </table:table-cell>
          <table:table-cell office:value-type="float" office:value="0.3637657" calcext:value-type="float">
            <text:p>0.3637657</text:p>
          </table:table-cell>
          <table:table-cell office:value-type="float" office:value="0.4074603" calcext:value-type="float">
            <text:p>0.4074603</text:p>
          </table:table-cell>
          <table:table-cell office:value-type="float" office:value="0.4180032" calcext:value-type="float">
            <text:p>0.4180032</text:p>
          </table:table-cell>
          <table:table-cell office:value-type="float" office:value="0.3911158" calcext:value-type="float">
            <text:p>0.3911158</text:p>
          </table:table-cell>
          <table:table-cell office:value-type="float" office:value="0.3959894" calcext:value-type="float">
            <text:p>0.3959894</text:p>
          </table:table-cell>
          <table:table-cell office:value-type="float" office:value="0.3986403" calcext:value-type="float">
            <text:p>0.398640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4247E-015" calcext:value-type="float">
            <text:p>1.924247E-15</text:p>
          </table:table-cell>
          <table:table-cell office:value-type="float" office:value="1.957613E-015" calcext:value-type="float">
            <text:p>1.957613E-15</text:p>
          </table:table-cell>
          <table:table-cell office:value-type="float" office:value="1.974914E-015" calcext:value-type="float">
            <text:p>1.974914E-15</text:p>
          </table:table-cell>
          <table:table-cell office:value-type="float" office:value="1.916956E-015" calcext:value-type="float">
            <text:p>1.916956E-15</text:p>
          </table:table-cell>
          <table:table-cell office:value-type="float" office:value="9.357078E-016" calcext:value-type="float">
            <text:p>9.357078E-16</text:p>
          </table:table-cell>
          <table:table-cell office:value-type="float" office:value="1.99475E-015" calcext:value-type="float">
            <text:p>1.99475E-15</text:p>
          </table:table-cell>
          <table:table-cell office:value-type="float" office:value="1.848962E-015" calcext:value-type="float">
            <text:p>1.848962E-15</text:p>
          </table:table-cell>
          <table:table-cell office:value-type="float" office:value="9.731747E-016" calcext:value-type="float">
            <text:p>9.731747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6E-028" calcext:value-type="float">
            <text:p>1.099916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64655" calcext:value-type="float">
            <text:p>-53.64655</text:p>
          </table:table-cell>
          <table:table-cell office:value-type="float" office:value="-0.004369449" calcext:value-type="float">
            <text:p>-0.004369449</text:p>
          </table:table-cell>
          <table:table-cell office:value-type="float" office:value="-0.00396529" calcext:value-type="float">
            <text:p>-0.00396529</text:p>
          </table:table-cell>
          <table:table-cell office:value-type="float" office:value="-0.003554819" calcext:value-type="float">
            <text:p>-0.003554819</text:p>
          </table:table-cell>
          <table:table-cell office:value-type="float" office:value="-0.003250112" calcext:value-type="float">
            <text:p>-0.003250112</text:p>
          </table:table-cell>
          <table:table-cell office:value-type="float" office:value="-0.002832595" calcext:value-type="float">
            <text:p>-0.002832595</text:p>
          </table:table-cell>
          <table:table-cell office:value-type="float" office:value="-0.002485719" calcext:value-type="float">
            <text:p>-0.002485719</text:p>
          </table:table-cell>
          <table:table-cell office:value-type="float" office:value="-0.001879883" calcext:value-type="float">
            <text:p>-0.001879883</text:p>
          </table:table-cell>
          <table:table-cell office:value-type="float" office:value="-0.001436638" calcext:value-type="float">
            <text:p>-0.001436638</text:p>
          </table:table-cell>
          <table:table-cell office:value-type="float" office:value="-0.005450931" calcext:value-type="float">
            <text:p>-0.005450931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2711178" calcext:value-type="float">
            <text:p>-0.02711178</text:p>
          </table:table-cell>
          <table:table-cell office:value-type="float" office:value="-0.001304214" calcext:value-type="float">
            <text:p>-0.00130421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56425" calcext:value-type="float">
            <text:p>-2.35642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5" calcext:value-type="float">
            <text:p>6062005</text:p>
          </table:table-cell>
          <table:table-cell office:value-type="float" office:value="296.1996" calcext:value-type="float">
            <text:p>296.1996</text:p>
          </table:table-cell>
          <table:table-cell office:value-type="float" office:value="137.6635" calcext:value-type="float">
            <text:p>137.6635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150.811" calcext:value-type="float">
            <text:p>1150.811</text:p>
          </table:table-cell>
          <table:table-cell office:value-type="float" office:value="-9.436794" calcext:value-type="float">
            <text:p>-9.436794</text:p>
          </table:table-cell>
          <table:table-cell office:value-type="float" office:value="0" calcext:value-type="float">
            <text:p>0</text:p>
          </table:table-cell>
          <table:table-cell office:value-type="float" office:value="0.1132602" calcext:value-type="float">
            <text:p>0.1132602</text:p>
          </table:table-cell>
          <table:table-cell office:value-type="float" office:value="0.4104843" calcext:value-type="float">
            <text:p>0.4104843</text:p>
          </table:table-cell>
          <table:table-cell office:value-type="float" office:value="0.4161255" calcext:value-type="float">
            <text:p>0.4161255</text:p>
          </table:table-cell>
          <table:table-cell office:value-type="float" office:value="0.4230386" calcext:value-type="float">
            <text:p>0.4230386</text:p>
          </table:table-cell>
          <table:table-cell office:value-type="float" office:value="0.4283332" calcext:value-type="float">
            <text:p>0.4283332</text:p>
          </table:table-cell>
          <table:table-cell office:value-type="float" office:value="0.3612275" calcext:value-type="float">
            <text:p>0.3612275</text:p>
          </table:table-cell>
          <table:table-cell office:value-type="float" office:value="0.3537919" calcext:value-type="float">
            <text:p>0.3537919</text:p>
          </table:table-cell>
          <table:table-cell office:value-type="float" office:value="0.400776" calcext:value-type="float">
            <text:p>0.400776</text:p>
          </table:table-cell>
          <table:table-cell office:value-type="float" office:value="0.4170032" calcext:value-type="float">
            <text:p>0.4170032</text:p>
          </table:table-cell>
          <table:table-cell office:value-type="float" office:value="0.401951" calcext:value-type="float">
            <text:p>0.401951</text:p>
          </table:table-cell>
          <table:table-cell office:value-type="float" office:value="0.399445" calcext:value-type="float">
            <text:p>0.399445</text:p>
          </table:table-cell>
          <table:table-cell office:value-type="float" office:value="0.3994239" calcext:value-type="float">
            <text:p>0.39942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5247E-015" calcext:value-type="float">
            <text:p>1.925247E-15</text:p>
          </table:table-cell>
          <table:table-cell office:value-type="float" office:value="1.957522E-015" calcext:value-type="float">
            <text:p>1.957522E-15</text:p>
          </table:table-cell>
          <table:table-cell office:value-type="float" office:value="1.974828E-015" calcext:value-type="float">
            <text:p>1.974828E-15</text:p>
          </table:table-cell>
          <table:table-cell office:value-type="float" office:value="1.916927E-015" calcext:value-type="float">
            <text:p>1.916927E-15</text:p>
          </table:table-cell>
          <table:table-cell office:value-type="float" office:value="9.356845E-016" calcext:value-type="float">
            <text:p>9.356845E-16</text:p>
          </table:table-cell>
          <table:table-cell office:value-type="float" office:value="1.99475E-015" calcext:value-type="float">
            <text:p>1.99475E-15</text:p>
          </table:table-cell>
          <table:table-cell office:value-type="float" office:value="1.848962E-015" calcext:value-type="float">
            <text:p>1.848962E-15</text:p>
          </table:table-cell>
          <table:table-cell office:value-type="float" office:value="9.731747E-016" calcext:value-type="float">
            <text:p>9.731747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0209" calcext:value-type="float">
            <text:p>-66.0209</text:p>
          </table:table-cell>
          <table:table-cell office:value-type="float" office:value="-0.005117598" calcext:value-type="float">
            <text:p>-0.005117598</text:p>
          </table:table-cell>
          <table:table-cell office:value-type="float" office:value="-0.004710947" calcext:value-type="float">
            <text:p>-0.004710947</text:p>
          </table:table-cell>
          <table:table-cell office:value-type="float" office:value="-0.004294176" calcext:value-type="float">
            <text:p>-0.004294176</text:p>
          </table:table-cell>
          <table:table-cell office:value-type="float" office:value="-0.003981345" calcext:value-type="float">
            <text:p>-0.003981345</text:p>
          </table:table-cell>
          <table:table-cell office:value-type="float" office:value="-0.003546767" calcext:value-type="float">
            <text:p>-0.003546767</text:p>
          </table:table-cell>
          <table:table-cell office:value-type="float" office:value="-0.003147987" calcext:value-type="float">
            <text:p>-0.003147987</text:p>
          </table:table-cell>
          <table:table-cell office:value-type="float" office:value="-0.002706203" calcext:value-type="float">
            <text:p>-0.002706203</text:p>
          </table:table-cell>
          <table:table-cell office:value-type="float" office:value="-0.001477827" calcext:value-type="float">
            <text:p>-0.001477827</text:p>
          </table:table-cell>
          <table:table-cell office:value-type="float" office:value="-0.003422747" calcext:value-type="float">
            <text:p>-0.003422747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2330696" calcext:value-type="float">
            <text:p>-0.02330696</text:p>
          </table:table-cell>
          <table:table-cell office:value-type="float" office:value="-0.001315225" calcext:value-type="float">
            <text:p>-0.00131522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52123" calcext:value-type="float">
            <text:p>-2.35212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5" calcext:value-type="float">
            <text:p>7062005</text:p>
          </table:table-cell>
          <table:table-cell office:value-type="float" office:value="296.1996" calcext:value-type="float">
            <text:p>296.1996</text:p>
          </table:table-cell>
          <table:table-cell office:value-type="float" office:value="137.6879" calcext:value-type="float">
            <text:p>137.6879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150.787" calcext:value-type="float">
            <text:p>1150.787</text:p>
          </table:table-cell>
          <table:table-cell office:value-type="float" office:value="-9.436794" calcext:value-type="float">
            <text:p>-9.436794</text:p>
          </table:table-cell>
          <table:table-cell office:value-type="float" office:value="0" calcext:value-type="float">
            <text:p>0</text:p>
          </table:table-cell>
          <table:table-cell office:value-type="float" office:value="0.1107656" calcext:value-type="float">
            <text:p>0.1107656</text:p>
          </table:table-cell>
          <table:table-cell office:value-type="float" office:value="0.4034941" calcext:value-type="float">
            <text:p>0.4034941</text:p>
          </table:table-cell>
          <table:table-cell office:value-type="float" office:value="0.4085512" calcext:value-type="float">
            <text:p>0.4085512</text:p>
          </table:table-cell>
          <table:table-cell office:value-type="float" office:value="0.4147837" calcext:value-type="float">
            <text:p>0.4147837</text:p>
          </table:table-cell>
          <table:table-cell office:value-type="float" office:value="0.4194546" calcext:value-type="float">
            <text:p>0.4194546</text:p>
          </table:table-cell>
          <table:table-cell office:value-type="float" office:value="0.3544792" calcext:value-type="float">
            <text:p>0.3544792</text:p>
          </table:table-cell>
          <table:table-cell office:value-type="float" office:value="0.3473362" calcext:value-type="float">
            <text:p>0.3473362</text:p>
          </table:table-cell>
          <table:table-cell office:value-type="float" office:value="0.3977869" calcext:value-type="float">
            <text:p>0.3977869</text:p>
          </table:table-cell>
          <table:table-cell office:value-type="float" office:value="0.408041" calcext:value-type="float">
            <text:p>0.408041</text:p>
          </table:table-cell>
          <table:table-cell office:value-type="float" office:value="0.411028" calcext:value-type="float">
            <text:p>0.411028</text:p>
          </table:table-cell>
          <table:table-cell office:value-type="float" office:value="0.4056182" calcext:value-type="float">
            <text:p>0.4056182</text:p>
          </table:table-cell>
          <table:table-cell office:value-type="float" office:value="0.4007177" calcext:value-type="float">
            <text:p>0.400717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6382E-015" calcext:value-type="float">
            <text:p>1.926382E-15</text:p>
          </table:table-cell>
          <table:table-cell office:value-type="float" office:value="1.957423E-015" calcext:value-type="float">
            <text:p>1.957423E-15</text:p>
          </table:table-cell>
          <table:table-cell office:value-type="float" office:value="1.974734E-015" calcext:value-type="float">
            <text:p>1.974734E-15</text:p>
          </table:table-cell>
          <table:table-cell office:value-type="float" office:value="1.916889E-015" calcext:value-type="float">
            <text:p>1.916889E-15</text:p>
          </table:table-cell>
          <table:table-cell office:value-type="float" office:value="9.356585E-016" calcext:value-type="float">
            <text:p>9.356585E-16</text:p>
          </table:table-cell>
          <table:table-cell office:value-type="float" office:value="1.994751E-015" calcext:value-type="float">
            <text:p>1.994751E-15</text:p>
          </table:table-cell>
          <table:table-cell office:value-type="float" office:value="1.848962E-015" calcext:value-type="float">
            <text:p>1.848962E-15</text:p>
          </table:table-cell>
          <table:table-cell office:value-type="float" office:value="9.731749E-016" calcext:value-type="float">
            <text:p>9.731749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.05672" calcext:value-type="float">
            <text:p>-78.05672</text:p>
          </table:table-cell>
          <table:table-cell office:value-type="float" office:value="-0.005690532" calcext:value-type="float">
            <text:p>-0.005690532</text:p>
          </table:table-cell>
          <table:table-cell office:value-type="float" office:value="-0.005277279" calcext:value-type="float">
            <text:p>-0.005277279</text:p>
          </table:table-cell>
          <table:table-cell office:value-type="float" office:value="-0.004847587" calcext:value-type="float">
            <text:p>-0.004847587</text:p>
          </table:table-cell>
          <table:table-cell office:value-type="float" office:value="-0.004527569" calcext:value-type="float">
            <text:p>-0.004527569</text:p>
          </table:table-cell>
          <table:table-cell office:value-type="float" office:value="-0.004090651" calcext:value-type="float">
            <text:p>-0.004090651</text:p>
          </table:table-cell>
          <table:table-cell office:value-type="float" office:value="-0.003676108" calcext:value-type="float">
            <text:p>-0.003676108</text:p>
          </table:table-cell>
          <table:table-cell office:value-type="float" office:value="-0.003182772" calcext:value-type="float">
            <text:p>-0.003182772</text:p>
          </table:table-cell>
          <table:table-cell office:value-type="float" office:value="-0.002116667" calcext:value-type="float">
            <text:p>-0.002116667</text:p>
          </table:table-cell>
          <table:table-cell office:value-type="float" office:value="-0.002333008" calcext:value-type="float">
            <text:p>-0.002333008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1951255" calcext:value-type="float">
            <text:p>-0.01951255</text:p>
          </table:table-cell>
          <table:table-cell office:value-type="float" office:value="-0.001326782" calcext:value-type="float">
            <text:p>-0.00132678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46762" calcext:value-type="float">
            <text:p>-2.34676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5" calcext:value-type="float">
            <text:p>8062005</text:p>
          </table:table-cell>
          <table:table-cell office:value-type="float" office:value="296.1996" calcext:value-type="float">
            <text:p>296.1996</text:p>
          </table:table-cell>
          <table:table-cell office:value-type="float" office:value="137.6543" calcext:value-type="float">
            <text:p>137.6543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150.821" calcext:value-type="float">
            <text:p>1150.821</text:p>
          </table:table-cell>
          <table:table-cell office:value-type="float" office:value="-9.436794" calcext:value-type="float">
            <text:p>-9.436794</text:p>
          </table:table-cell>
          <table:table-cell office:value-type="float" office:value="0" calcext:value-type="float">
            <text:p>0</text:p>
          </table:table-cell>
          <table:table-cell office:value-type="float" office:value="0.1142101" calcext:value-type="float">
            <text:p>0.1142101</text:p>
          </table:table-cell>
          <table:table-cell office:value-type="float" office:value="0.3985896" calcext:value-type="float">
            <text:p>0.3985896</text:p>
          </table:table-cell>
          <table:table-cell office:value-type="float" office:value="0.4032102" calcext:value-type="float">
            <text:p>0.4032102</text:p>
          </table:table-cell>
          <table:table-cell office:value-type="float" office:value="0.4089134" calcext:value-type="float">
            <text:p>0.4089134</text:p>
          </table:table-cell>
          <table:table-cell office:value-type="float" office:value="0.4131919" calcext:value-type="float">
            <text:p>0.4131919</text:p>
          </table:table-cell>
          <table:table-cell office:value-type="float" office:value="0.3496776" calcext:value-type="float">
            <text:p>0.3496776</text:p>
          </table:table-cell>
          <table:table-cell office:value-type="float" office:value="0.3422859" calcext:value-type="float">
            <text:p>0.3422859</text:p>
          </table:table-cell>
          <table:table-cell office:value-type="float" office:value="0.3954765" calcext:value-type="float">
            <text:p>0.3954765</text:p>
          </table:table-cell>
          <table:table-cell office:value-type="float" office:value="0.4014817" calcext:value-type="float">
            <text:p>0.4014817</text:p>
          </table:table-cell>
          <table:table-cell office:value-type="float" office:value="0.4126833" calcext:value-type="float">
            <text:p>0.4126833</text:p>
          </table:table-cell>
          <table:table-cell office:value-type="float" office:value="0.4144068" calcext:value-type="float">
            <text:p>0.4144068</text:p>
          </table:table-cell>
          <table:table-cell office:value-type="float" office:value="0.4031332" calcext:value-type="float">
            <text:p>0.403133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7529E-015" calcext:value-type="float">
            <text:p>1.927529E-15</text:p>
          </table:table-cell>
          <table:table-cell office:value-type="float" office:value="1.957325E-015" calcext:value-type="float">
            <text:p>1.957325E-15</text:p>
          </table:table-cell>
          <table:table-cell office:value-type="float" office:value="1.974643E-015" calcext:value-type="float">
            <text:p>1.974643E-15</text:p>
          </table:table-cell>
          <table:table-cell office:value-type="float" office:value="1.916844E-015" calcext:value-type="float">
            <text:p>1.916844E-15</text:p>
          </table:table-cell>
          <table:table-cell office:value-type="float" office:value="9.356368E-016" calcext:value-type="float">
            <text:p>9.356368E-16</text:p>
          </table:table-cell>
          <table:table-cell office:value-type="float" office:value="1.994751E-015" calcext:value-type="float">
            <text:p>1.994751E-15</text:p>
          </table:table-cell>
          <table:table-cell office:value-type="float" office:value="1.848959E-015" calcext:value-type="float">
            <text:p>1.848959E-15</text:p>
          </table:table-cell>
          <table:table-cell office:value-type="float" office:value="9.731749E-016" calcext:value-type="float">
            <text:p>9.731749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6E-028" calcext:value-type="float">
            <text:p>1.099916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35055" calcext:value-type="float">
            <text:p>-62.35055</text:p>
          </table:table-cell>
          <table:table-cell office:value-type="float" office:value="-0.006136223" calcext:value-type="float">
            <text:p>-0.006136223</text:p>
          </table:table-cell>
          <table:table-cell office:value-type="float" office:value="-0.00572266" calcext:value-type="float">
            <text:p>-0.00572266</text:p>
          </table:table-cell>
          <table:table-cell office:value-type="float" office:value="-0.005290373" calcext:value-type="float">
            <text:p>-0.005290373</text:p>
          </table:table-cell>
          <table:table-cell office:value-type="float" office:value="-0.004964978" calcext:value-type="float">
            <text:p>-0.004964978</text:p>
          </table:table-cell>
          <table:table-cell office:value-type="float" office:value="-0.004532755" calcext:value-type="float">
            <text:p>-0.004532755</text:p>
          </table:table-cell>
          <table:table-cell office:value-type="float" office:value="-0.004155308" calcext:value-type="float">
            <text:p>-0.004155308</text:p>
          </table:table-cell>
          <table:table-cell office:value-type="float" office:value="-0.003608865" calcext:value-type="float">
            <text:p>-0.003608865</text:p>
          </table:table-cell>
          <table:table-cell office:value-type="float" office:value="-0.002778089" calcext:value-type="float">
            <text:p>-0.002778089</text:p>
          </table:table-cell>
          <table:table-cell office:value-type="float" office:value="-0.002170416" calcext:value-type="float">
            <text:p>-0.002170416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1627237" calcext:value-type="float">
            <text:p>-0.01627237</text:p>
          </table:table-cell>
          <table:table-cell office:value-type="float" office:value="-0.001337534" calcext:value-type="float">
            <text:p>-0.00133753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38514" calcext:value-type="float">
            <text:p>-2.33851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5" calcext:value-type="float">
            <text:p>9062005</text:p>
          </table:table-cell>
          <table:table-cell office:value-type="float" office:value="313.9997" calcext:value-type="float">
            <text:p>313.9997</text:p>
          </table:table-cell>
          <table:table-cell office:value-type="float" office:value="139.5983" calcext:value-type="float">
            <text:p>139.5983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166.502" calcext:value-type="float">
            <text:p>1166.502</text:p>
          </table:table-cell>
          <table:table-cell office:value-type="float" office:value="-9.261844" calcext:value-type="float">
            <text:p>-9.261844</text:p>
          </table:table-cell>
          <table:table-cell office:value-type="float" office:value="0" calcext:value-type="float">
            <text:p>0</text:p>
          </table:table-cell>
          <table:table-cell office:value-type="float" office:value="0.4627125" calcext:value-type="float">
            <text:p>0.4627125</text:p>
          </table:table-cell>
          <table:table-cell office:value-type="float" office:value="0.4529105" calcext:value-type="float">
            <text:p>0.4529105</text:p>
          </table:table-cell>
          <table:table-cell office:value-type="float" office:value="0.4557633" calcext:value-type="float">
            <text:p>0.4557633</text:p>
          </table:table-cell>
          <table:table-cell office:value-type="float" office:value="0.4551614" calcext:value-type="float">
            <text:p>0.4551614</text:p>
          </table:table-cell>
          <table:table-cell office:value-type="float" office:value="0.4558103" calcext:value-type="float">
            <text:p>0.4558103</text:p>
          </table:table-cell>
          <table:table-cell office:value-type="float" office:value="0.3644648" calcext:value-type="float">
            <text:p>0.3644648</text:p>
          </table:table-cell>
          <table:table-cell office:value-type="float" office:value="0.349718" calcext:value-type="float">
            <text:p>0.349718</text:p>
          </table:table-cell>
          <table:table-cell office:value-type="float" office:value="0.3949466" calcext:value-type="float">
            <text:p>0.3949466</text:p>
          </table:table-cell>
          <table:table-cell office:value-type="float" office:value="0.3979943" calcext:value-type="float">
            <text:p>0.3979943</text:p>
          </table:table-cell>
          <table:table-cell office:value-type="float" office:value="0.4091006" calcext:value-type="float">
            <text:p>0.4091006</text:p>
          </table:table-cell>
          <table:table-cell office:value-type="float" office:value="0.4231283" calcext:value-type="float">
            <text:p>0.4231283</text:p>
          </table:table-cell>
          <table:table-cell office:value-type="float" office:value="0.4065155" calcext:value-type="float">
            <text:p>0.406515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8467E-015" calcext:value-type="float">
            <text:p>1.928467E-15</text:p>
          </table:table-cell>
          <table:table-cell office:value-type="float" office:value="1.95725E-015" calcext:value-type="float">
            <text:p>1.95725E-15</text:p>
          </table:table-cell>
          <table:table-cell office:value-type="float" office:value="1.974566E-015" calcext:value-type="float">
            <text:p>1.974566E-15</text:p>
          </table:table-cell>
          <table:table-cell office:value-type="float" office:value="1.916807E-015" calcext:value-type="float">
            <text:p>1.916807E-15</text:p>
          </table:table-cell>
          <table:table-cell office:value-type="float" office:value="9.356161E-016" calcext:value-type="float">
            <text:p>9.356161E-16</text:p>
          </table:table-cell>
          <table:table-cell office:value-type="float" office:value="1.994753E-015" calcext:value-type="float">
            <text:p>1.994753E-15</text:p>
          </table:table-cell>
          <table:table-cell office:value-type="float" office:value="1.848956E-015" calcext:value-type="float">
            <text:p>1.848956E-15</text:p>
          </table:table-cell>
          <table:table-cell office:value-type="float" office:value="9.731749E-016" calcext:value-type="float">
            <text:p>9.731749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283957" calcext:value-type="float">
            <text:p>-0.002283957</text:p>
          </table:table-cell>
          <table:table-cell office:value-type="float" office:value="-0.002688994" calcext:value-type="float">
            <text:p>-0.002688994</text:p>
          </table:table-cell>
          <table:table-cell office:value-type="float" office:value="-0.002647872" calcext:value-type="float">
            <text:p>-0.002647872</text:p>
          </table:table-cell>
          <table:table-cell office:value-type="float" office:value="-0.002793176" calcext:value-type="float">
            <text:p>-0.002793176</text:p>
          </table:table-cell>
          <table:table-cell office:value-type="float" office:value="-0.002805948" calcext:value-type="float">
            <text:p>-0.002805948</text:p>
          </table:table-cell>
          <table:table-cell office:value-type="float" office:value="-0.003366309" calcext:value-type="float">
            <text:p>-0.003366309</text:p>
          </table:table-cell>
          <table:table-cell office:value-type="float" office:value="-0.003498379" calcext:value-type="float">
            <text:p>-0.003498379</text:p>
          </table:table-cell>
          <table:table-cell office:value-type="float" office:value="-0.003730627" calcext:value-type="float">
            <text:p>-0.003730627</text:p>
          </table:table-cell>
          <table:table-cell office:value-type="float" office:value="-0.003216762" calcext:value-type="float">
            <text:p>-0.003216762</text:p>
          </table:table-cell>
          <table:table-cell office:value-type="float" office:value="-0.002517153" calcext:value-type="float">
            <text:p>-0.002517153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1350383" calcext:value-type="float">
            <text:p>-0.01350383</text:p>
          </table:table-cell>
          <table:table-cell office:value-type="float" office:value="-0.001346496" calcext:value-type="float">
            <text:p>-0.00134649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23944" calcext:value-type="float">
            <text:p>-2.32394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5" calcext:value-type="float">
            <text:p>10062005</text:p>
          </table:table-cell>
          <table:table-cell office:value-type="float" office:value="319.1996" calcext:value-type="float">
            <text:p>319.1996</text:p>
          </table:table-cell>
          <table:table-cell office:value-type="float" office:value="143.0012" calcext:value-type="float">
            <text:p>143.0012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168.248" calcext:value-type="float">
            <text:p>1168.248</text:p>
          </table:table-cell>
          <table:table-cell office:value-type="float" office:value="-9.210295" calcext:value-type="float">
            <text:p>-9.210295</text:p>
          </table:table-cell>
          <table:table-cell office:value-type="float" office:value="0" calcext:value-type="float">
            <text:p>0</text:p>
          </table:table-cell>
          <table:table-cell office:value-type="float" office:value="0.1688836" calcext:value-type="float">
            <text:p>0.1688836</text:p>
          </table:table-cell>
          <table:table-cell office:value-type="float" office:value="0.4228449" calcext:value-type="float">
            <text:p>0.4228449</text:p>
          </table:table-cell>
          <table:table-cell office:value-type="float" office:value="0.4298134" calcext:value-type="float">
            <text:p>0.4298134</text:p>
          </table:table-cell>
          <table:table-cell office:value-type="float" office:value="0.4383885" calcext:value-type="float">
            <text:p>0.4383885</text:p>
          </table:table-cell>
          <table:table-cell office:value-type="float" office:value="0.4451996" calcext:value-type="float">
            <text:p>0.4451996</text:p>
          </table:table-cell>
          <table:table-cell office:value-type="float" office:value="0.3741487" calcext:value-type="float">
            <text:p>0.3741487</text:p>
          </table:table-cell>
          <table:table-cell office:value-type="float" office:value="0.3664938" calcext:value-type="float">
            <text:p>0.3664938</text:p>
          </table:table-cell>
          <table:table-cell office:value-type="float" office:value="0.4063237" calcext:value-type="float">
            <text:p>0.4063237</text:p>
          </table:table-cell>
          <table:table-cell office:value-type="float" office:value="0.4004199" calcext:value-type="float">
            <text:p>0.4004199</text:p>
          </table:table-cell>
          <table:table-cell office:value-type="float" office:value="0.4069793" calcext:value-type="float">
            <text:p>0.4069793</text:p>
          </table:table-cell>
          <table:table-cell office:value-type="float" office:value="0.4251855" calcext:value-type="float">
            <text:p>0.4251855</text:p>
          </table:table-cell>
          <table:table-cell office:value-type="float" office:value="0.4107461" calcext:value-type="float">
            <text:p>0.410746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9202E-015" calcext:value-type="float">
            <text:p>1.929202E-15</text:p>
          </table:table-cell>
          <table:table-cell office:value-type="float" office:value="1.957196E-015" calcext:value-type="float">
            <text:p>1.957196E-15</text:p>
          </table:table-cell>
          <table:table-cell office:value-type="float" office:value="1.974502E-015" calcext:value-type="float">
            <text:p>1.974502E-15</text:p>
          </table:table-cell>
          <table:table-cell office:value-type="float" office:value="1.91678E-015" calcext:value-type="float">
            <text:p>1.91678E-15</text:p>
          </table:table-cell>
          <table:table-cell office:value-type="float" office:value="9.35595E-016" calcext:value-type="float">
            <text:p>9.35595E-16</text:p>
          </table:table-cell>
          <table:table-cell office:value-type="float" office:value="1.994754E-015" calcext:value-type="float">
            <text:p>1.994754E-15</text:p>
          </table:table-cell>
          <table:table-cell office:value-type="float" office:value="1.848954E-015" calcext:value-type="float">
            <text:p>1.848954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26264" calcext:value-type="float">
            <text:p>-2.926264</text:p>
          </table:table-cell>
          <table:table-cell office:value-type="float" office:value="-0.004261083" calcext:value-type="float">
            <text:p>-0.004261083</text:p>
          </table:table-cell>
          <table:table-cell office:value-type="float" office:value="-0.003858694" calcext:value-type="float">
            <text:p>-0.003858694</text:p>
          </table:table-cell>
          <table:table-cell office:value-type="float" office:value="-0.003449541" calcext:value-type="float">
            <text:p>-0.003449541</text:p>
          </table:table-cell>
          <table:table-cell office:value-type="float" office:value="-0.003139697" calcext:value-type="float">
            <text:p>-0.003139697</text:p>
          </table:table-cell>
          <table:table-cell office:value-type="float" office:value="-0.002718206" calcext:value-type="float">
            <text:p>-0.002718206</text:p>
          </table:table-cell>
          <table:table-cell office:value-type="float" office:value="-0.002338071" calcext:value-type="float">
            <text:p>-0.002338071</text:p>
          </table:table-cell>
          <table:table-cell office:value-type="float" office:value="-0.002019369" calcext:value-type="float">
            <text:p>-0.002019369</text:p>
          </table:table-cell>
          <table:table-cell office:value-type="float" office:value="-0.002915652" calcext:value-type="float">
            <text:p>-0.002915652</text:p>
          </table:table-cell>
          <table:table-cell office:value-type="float" office:value="-0.002754077" calcext:value-type="float">
            <text:p>-0.002754077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1102168" calcext:value-type="float">
            <text:p>-0.01102168</text:p>
          </table:table-cell>
          <table:table-cell office:value-type="float" office:value="-0.001354191" calcext:value-type="float">
            <text:p>-0.00135419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98747" calcext:value-type="float">
            <text:p>-2.29874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5" calcext:value-type="float">
            <text:p>11062005</text:p>
          </table:table-cell>
          <table:table-cell office:value-type="float" office:value="320.4996" calcext:value-type="float">
            <text:p>320.4996</text:p>
          </table:table-cell>
          <table:table-cell office:value-type="float" office:value="144.8545" calcext:value-type="float">
            <text:p>144.8545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167.681" calcext:value-type="float">
            <text:p>1167.681</text:p>
          </table:table-cell>
          <table:table-cell office:value-type="float" office:value="-9.197078" calcext:value-type="float">
            <text:p>-9.197078</text:p>
          </table:table-cell>
          <table:table-cell office:value-type="float" office:value="0" calcext:value-type="float">
            <text:p>0</text:p>
          </table:table-cell>
          <table:table-cell office:value-type="float" office:value="0.1150593" calcext:value-type="float">
            <text:p>0.1150593</text:p>
          </table:table-cell>
          <table:table-cell office:value-type="float" office:value="0.4115295" calcext:value-type="float">
            <text:p>0.4115295</text:p>
          </table:table-cell>
          <table:table-cell office:value-type="float" office:value="0.4172602" calcext:value-type="float">
            <text:p>0.4172602</text:p>
          </table:table-cell>
          <table:table-cell office:value-type="float" office:value="0.4242666" calcext:value-type="float">
            <text:p>0.4242666</text:p>
          </table:table-cell>
          <table:table-cell office:value-type="float" office:value="0.4296533" calcext:value-type="float">
            <text:p>0.4296533</text:p>
          </table:table-cell>
          <table:table-cell office:value-type="float" office:value="0.3622289" calcext:value-type="float">
            <text:p>0.3622289</text:p>
          </table:table-cell>
          <table:table-cell office:value-type="float" office:value="0.3550572" calcext:value-type="float">
            <text:p>0.3550572</text:p>
          </table:table-cell>
          <table:table-cell office:value-type="float" office:value="0.4021051" calcext:value-type="float">
            <text:p>0.4021051</text:p>
          </table:table-cell>
          <table:table-cell office:value-type="float" office:value="0.4047107" calcext:value-type="float">
            <text:p>0.4047107</text:p>
          </table:table-cell>
          <table:table-cell office:value-type="float" office:value="0.4080602" calcext:value-type="float">
            <text:p>0.4080602</text:p>
          </table:table-cell>
          <table:table-cell office:value-type="float" office:value="0.4250314" calcext:value-type="float">
            <text:p>0.4250314</text:p>
          </table:table-cell>
          <table:table-cell office:value-type="float" office:value="0.4142859" calcext:value-type="float">
            <text:p>0.414285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006E-015" calcext:value-type="float">
            <text:p>1.93006E-15</text:p>
          </table:table-cell>
          <table:table-cell office:value-type="float" office:value="1.957127E-015" calcext:value-type="float">
            <text:p>1.957127E-15</text:p>
          </table:table-cell>
          <table:table-cell office:value-type="float" office:value="1.974427E-015" calcext:value-type="float">
            <text:p>1.974427E-15</text:p>
          </table:table-cell>
          <table:table-cell office:value-type="float" office:value="1.916752E-015" calcext:value-type="float">
            <text:p>1.916752E-15</text:p>
          </table:table-cell>
          <table:table-cell office:value-type="float" office:value="9.355749E-016" calcext:value-type="float">
            <text:p>9.355749E-16</text:p>
          </table:table-cell>
          <table:table-cell office:value-type="float" office:value="1.994754E-015" calcext:value-type="float">
            <text:p>1.994754E-15</text:p>
          </table:table-cell>
          <table:table-cell office:value-type="float" office:value="1.848954E-015" calcext:value-type="float">
            <text:p>1.848954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78263" calcext:value-type="float">
            <text:p>-58.78263</text:p>
          </table:table-cell>
          <table:table-cell office:value-type="float" office:value="-0.005039054" calcext:value-type="float">
            <text:p>-0.005039054</text:p>
          </table:table-cell>
          <table:table-cell office:value-type="float" office:value="-0.004633565" calcext:value-type="float">
            <text:p>-0.004633565</text:p>
          </table:table-cell>
          <table:table-cell office:value-type="float" office:value="-0.004218931" calcext:value-type="float">
            <text:p>-0.004218931</text:p>
          </table:table-cell>
          <table:table-cell office:value-type="float" office:value="-0.003907617" calcext:value-type="float">
            <text:p>-0.003907617</text:p>
          </table:table-cell>
          <table:table-cell office:value-type="float" office:value="-0.003474725" calcext:value-type="float">
            <text:p>-0.003474725</text:p>
          </table:table-cell>
          <table:table-cell office:value-type="float" office:value="-0.0030568" calcext:value-type="float">
            <text:p>-0.0030568</text:p>
          </table:table-cell>
          <table:table-cell office:value-type="float" office:value="-0.002517371" calcext:value-type="float">
            <text:p>-0.002517371</text:p>
          </table:table-cell>
          <table:table-cell office:value-type="float" office:value="-0.002436495" calcext:value-type="float">
            <text:p>-0.002436495</text:p>
          </table:table-cell>
          <table:table-cell office:value-type="float" office:value="-0.002634296" calcext:value-type="float">
            <text:p>-0.002634296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8738" calcext:value-type="float">
            <text:p>-0.009718738</text:p>
          </table:table-cell>
          <table:table-cell office:value-type="float" office:value="-0.001362599" calcext:value-type="float">
            <text:p>-0.00136259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58217" calcext:value-type="float">
            <text:p>-2.25821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5" calcext:value-type="float">
            <text:p>12062005</text:p>
          </table:table-cell>
          <table:table-cell office:value-type="float" office:value="320.4996" calcext:value-type="float">
            <text:p>320.4996</text:p>
          </table:table-cell>
          <table:table-cell office:value-type="float" office:value="144.7806" calcext:value-type="float">
            <text:p>144.7806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167.785" calcext:value-type="float">
            <text:p>1167.785</text:p>
          </table:table-cell>
          <table:table-cell office:value-type="float" office:value="-9.226955" calcext:value-type="float">
            <text:p>-9.226955</text:p>
          </table:table-cell>
          <table:table-cell office:value-type="float" office:value="0" calcext:value-type="float">
            <text:p>0</text:p>
          </table:table-cell>
          <table:table-cell office:value-type="float" office:value="0.1226434" calcext:value-type="float">
            <text:p>0.1226434</text:p>
          </table:table-cell>
          <table:table-cell office:value-type="float" office:value="0.4043863" calcext:value-type="float">
            <text:p>0.4043863</text:p>
          </table:table-cell>
          <table:table-cell office:value-type="float" office:value="0.4094861" calcext:value-type="float">
            <text:p>0.4094861</text:p>
          </table:table-cell>
          <table:table-cell office:value-type="float" office:value="0.4157797" calcext:value-type="float">
            <text:p>0.4157797</text:p>
          </table:table-cell>
          <table:table-cell office:value-type="float" office:value="0.4205681" calcext:value-type="float">
            <text:p>0.4205681</text:p>
          </table:table-cell>
          <table:table-cell office:value-type="float" office:value="0.3551728" calcext:value-type="float">
            <text:p>0.3551728</text:p>
          </table:table-cell>
          <table:table-cell office:value-type="float" office:value="0.3478064" calcext:value-type="float">
            <text:p>0.3478064</text:p>
          </table:table-cell>
          <table:table-cell office:value-type="float" office:value="0.3983063" calcext:value-type="float">
            <text:p>0.3983063</text:p>
          </table:table-cell>
          <table:table-cell office:value-type="float" office:value="0.4036475" calcext:value-type="float">
            <text:p>0.4036475</text:p>
          </table:table-cell>
          <table:table-cell office:value-type="float" office:value="0.4089053" calcext:value-type="float">
            <text:p>0.4089053</text:p>
          </table:table-cell>
          <table:table-cell office:value-type="float" office:value="0.424662" calcext:value-type="float">
            <text:p>0.424662</text:p>
          </table:table-cell>
          <table:table-cell office:value-type="float" office:value="0.41667" calcext:value-type="float">
            <text:p>0.4166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0941E-015" calcext:value-type="float">
            <text:p>1.930941E-15</text:p>
          </table:table-cell>
          <table:table-cell office:value-type="float" office:value="1.957056E-015" calcext:value-type="float">
            <text:p>1.957056E-15</text:p>
          </table:table-cell>
          <table:table-cell office:value-type="float" office:value="1.974351E-015" calcext:value-type="float">
            <text:p>1.974351E-15</text:p>
          </table:table-cell>
          <table:table-cell office:value-type="float" office:value="1.916722E-015" calcext:value-type="float">
            <text:p>1.916722E-15</text:p>
          </table:table-cell>
          <table:table-cell office:value-type="float" office:value="9.355515E-016" calcext:value-type="float">
            <text:p>9.355515E-16</text:p>
          </table:table-cell>
          <table:table-cell office:value-type="float" office:value="1.994755E-015" calcext:value-type="float">
            <text:p>1.994755E-15</text:p>
          </table:table-cell>
          <table:table-cell office:value-type="float" office:value="1.848953E-015" calcext:value-type="float">
            <text:p>1.848953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82173" calcext:value-type="float">
            <text:p>-35.82173</text:p>
          </table:table-cell>
          <table:table-cell office:value-type="float" office:value="-0.005614308" calcext:value-type="float">
            <text:p>-0.005614308</text:p>
          </table:table-cell>
          <table:table-cell office:value-type="float" office:value="-0.00520379" calcext:value-type="float">
            <text:p>-0.00520379</text:p>
          </table:table-cell>
          <table:table-cell office:value-type="float" office:value="-0.004776822" calcext:value-type="float">
            <text:p>-0.004776822</text:p>
          </table:table-cell>
          <table:table-cell office:value-type="float" office:value="-0.004455835" calcext:value-type="float">
            <text:p>-0.004455835</text:p>
          </table:table-cell>
          <table:table-cell office:value-type="float" office:value="-0.004031016" calcext:value-type="float">
            <text:p>-0.004031016</text:p>
          </table:table-cell>
          <table:table-cell office:value-type="float" office:value="-0.00363649" calcext:value-type="float">
            <text:p>-0.00363649</text:p>
          </table:table-cell>
          <table:table-cell office:value-type="float" office:value="-0.003092035" calcext:value-type="float">
            <text:p>-0.003092035</text:p>
          </table:table-cell>
          <table:table-cell office:value-type="float" office:value="-0.002541747" calcext:value-type="float">
            <text:p>-0.002541747</text:p>
          </table:table-cell>
          <table:table-cell office:value-type="float" office:value="-0.002541731" calcext:value-type="float">
            <text:p>-0.002541731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6765" calcext:value-type="float">
            <text:p>-0.009716765</text:p>
          </table:table-cell>
          <table:table-cell office:value-type="float" office:value="-0.001370915" calcext:value-type="float">
            <text:p>-0.00137091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3964" calcext:value-type="float">
            <text:p>-2.20396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5" calcext:value-type="float">
            <text:p>13062005</text:p>
          </table:table-cell>
          <table:table-cell office:value-type="float" office:value="320.4996" calcext:value-type="float">
            <text:p>320.4996</text:p>
          </table:table-cell>
          <table:table-cell office:value-type="float" office:value="144.8665" calcext:value-type="float">
            <text:p>144.8665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142.005" calcext:value-type="float">
            <text:p>1142.005</text:p>
          </table:table-cell>
          <table:table-cell office:value-type="float" office:value="16.46734" calcext:value-type="float">
            <text:p>16.46734</text:p>
          </table:table-cell>
          <table:table-cell office:value-type="float" office:value="0" calcext:value-type="float">
            <text:p>0</text:p>
          </table:table-cell>
          <table:table-cell office:value-type="float" office:value="0.1141553" calcext:value-type="float">
            <text:p>0.1141553</text:p>
          </table:table-cell>
          <table:table-cell office:value-type="float" office:value="0.3377301" calcext:value-type="float">
            <text:p>0.3377301</text:p>
          </table:table-cell>
          <table:table-cell office:value-type="float" office:value="0.3405235" calcext:value-type="float">
            <text:p>0.3405235</text:p>
          </table:table-cell>
          <table:table-cell office:value-type="float" office:value="0.3457184" calcext:value-type="float">
            <text:p>0.3457184</text:p>
          </table:table-cell>
          <table:table-cell office:value-type="float" office:value="0.3521723" calcext:value-type="float">
            <text:p>0.3521723</text:p>
          </table:table-cell>
          <table:table-cell office:value-type="float" office:value="0.3140403" calcext:value-type="float">
            <text:p>0.3140403</text:p>
          </table:table-cell>
          <table:table-cell office:value-type="float" office:value="0.3165546" calcext:value-type="float">
            <text:p>0.3165546</text:p>
          </table:table-cell>
          <table:table-cell office:value-type="float" office:value="0.3865394" calcext:value-type="float">
            <text:p>0.3865394</text:p>
          </table:table-cell>
          <table:table-cell office:value-type="float" office:value="0.3924461" calcext:value-type="float">
            <text:p>0.3924461</text:p>
          </table:table-cell>
          <table:table-cell office:value-type="float" office:value="0.402351" calcext:value-type="float">
            <text:p>0.402351</text:p>
          </table:table-cell>
          <table:table-cell office:value-type="float" office:value="0.419504" calcext:value-type="float">
            <text:p>0.419504</text:p>
          </table:table-cell>
          <table:table-cell office:value-type="float" office:value="0.4164545" calcext:value-type="float">
            <text:p>0.4164545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931913E-015" calcext:value-type="float">
            <text:p>1.931913E-15</text:p>
          </table:table-cell>
          <table:table-cell office:value-type="float" office:value="1.956973E-015" calcext:value-type="float">
            <text:p>1.956973E-15</text:p>
          </table:table-cell>
          <table:table-cell office:value-type="float" office:value="1.974268E-015" calcext:value-type="float">
            <text:p>1.974268E-15</text:p>
          </table:table-cell>
          <table:table-cell office:value-type="float" office:value="1.916688E-015" calcext:value-type="float">
            <text:p>1.916688E-15</text:p>
          </table:table-cell>
          <table:table-cell office:value-type="float" office:value="9.355323E-016" calcext:value-type="float">
            <text:p>9.355323E-16</text:p>
          </table:table-cell>
          <table:table-cell office:value-type="float" office:value="1.994756E-015" calcext:value-type="float">
            <text:p>1.994756E-15</text:p>
          </table:table-cell>
          <table:table-cell office:value-type="float" office:value="1.848952E-015" calcext:value-type="float">
            <text:p>1.848952E-15</text:p>
          </table:table-cell>
          <table:table-cell office:value-type="float" office:value="9.731747E-016" calcext:value-type="float">
            <text:p>9.731747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6E-028" calcext:value-type="float">
            <text:p>1.099916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3993" calcext:value-type="float">
            <text:p>-62.3993</text:p>
          </table:table-cell>
          <table:table-cell office:value-type="float" office:value="-0.01685113" calcext:value-type="float">
            <text:p>-0.01685113</text:p>
          </table:table-cell>
          <table:table-cell office:value-type="float" office:value="-0.01601591" calcext:value-type="float">
            <text:p>-0.01601591</text:p>
          </table:table-cell>
          <table:table-cell office:value-type="float" office:value="-0.01463873" calcext:value-type="float">
            <text:p>-0.01463873</text:p>
          </table:table-cell>
          <table:table-cell office:value-type="float" office:value="-0.01307534" calcext:value-type="float">
            <text:p>-0.01307534</text:p>
          </table:table-cell>
          <table:table-cell office:value-type="float" office:value="-0.01007483" calcext:value-type="float">
            <text:p>-0.01007483</text:p>
          </table:table-cell>
          <table:table-cell office:value-type="float" office:value="-0.007927311" calcext:value-type="float">
            <text:p>-0.007927311</text:p>
          </table:table-cell>
          <table:table-cell office:value-type="float" office:value="-0.00587221" calcext:value-type="float">
            <text:p>-0.00587221</text:p>
          </table:table-cell>
          <table:table-cell office:value-type="float" office:value="-0.004038647" calcext:value-type="float">
            <text:p>-0.004038647</text:p>
          </table:table-cell>
          <table:table-cell office:value-type="float" office:value="-0.003336674" calcext:value-type="float">
            <text:p>-0.003336674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9026" calcext:value-type="float">
            <text:p>-0.009719026</text:p>
          </table:table-cell>
          <table:table-cell office:value-type="float" office:value="-0.00137971" calcext:value-type="float">
            <text:p>-0.0013797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44127" calcext:value-type="float">
            <text:p>-2.14412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5" calcext:value-type="float">
            <text:p>14062005</text:p>
          </table:table-cell>
          <table:table-cell office:value-type="float" office:value="320.4996" calcext:value-type="float">
            <text:p>320.4996</text:p>
          </table:table-cell>
          <table:table-cell office:value-type="float" office:value="144.8667" calcext:value-type="float">
            <text:p>144.8667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123.602" calcext:value-type="float">
            <text:p>1123.602</text:p>
          </table:table-cell>
          <table:table-cell office:value-type="float" office:value="34.87049" calcext:value-type="float">
            <text:p>34.87049</text:p>
          </table:table-cell>
          <table:table-cell office:value-type="float" office:value="0" calcext:value-type="float">
            <text:p>0</text:p>
          </table:table-cell>
          <table:table-cell office:value-type="float" office:value="0.1140692" calcext:value-type="float">
            <text:p>0.1140692</text:p>
          </table:table-cell>
          <table:table-cell office:value-type="float" office:value="0.3223577" calcext:value-type="float">
            <text:p>0.3223577</text:p>
          </table:table-cell>
          <table:table-cell office:value-type="float" office:value="0.3236042" calcext:value-type="float">
            <text:p>0.3236042</text:p>
          </table:table-cell>
          <table:table-cell office:value-type="float" office:value="0.3255725" calcext:value-type="float">
            <text:p>0.3255725</text:p>
          </table:table-cell>
          <table:table-cell office:value-type="float" office:value="0.3279833" calcext:value-type="float">
            <text:p>0.3279833</text:p>
          </table:table-cell>
          <table:table-cell office:value-type="float" office:value="0.2911382" calcext:value-type="float">
            <text:p>0.2911382</text:p>
          </table:table-cell>
          <table:table-cell office:value-type="float" office:value="0.294256" calcext:value-type="float">
            <text:p>0.294256</text:p>
          </table:table-cell>
          <table:table-cell office:value-type="float" office:value="0.3756925" calcext:value-type="float">
            <text:p>0.3756925</text:p>
          </table:table-cell>
          <table:table-cell office:value-type="float" office:value="0.3805072" calcext:value-type="float">
            <text:p>0.3805072</text:p>
          </table:table-cell>
          <table:table-cell office:value-type="float" office:value="0.3933809" calcext:value-type="float">
            <text:p>0.3933809</text:p>
          </table:table-cell>
          <table:table-cell office:value-type="float" office:value="0.4120479" calcext:value-type="float">
            <text:p>0.4120479</text:p>
          </table:table-cell>
          <table:table-cell office:value-type="float" office:value="0.4144529" calcext:value-type="float">
            <text:p>0.414452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2925E-015" calcext:value-type="float">
            <text:p>1.932925E-15</text:p>
          </table:table-cell>
          <table:table-cell office:value-type="float" office:value="1.956887E-015" calcext:value-type="float">
            <text:p>1.956887E-15</text:p>
          </table:table-cell>
          <table:table-cell office:value-type="float" office:value="1.974182E-015" calcext:value-type="float">
            <text:p>1.974182E-15</text:p>
          </table:table-cell>
          <table:table-cell office:value-type="float" office:value="1.916654E-015" calcext:value-type="float">
            <text:p>1.916654E-15</text:p>
          </table:table-cell>
          <table:table-cell office:value-type="float" office:value="9.355108E-016" calcext:value-type="float">
            <text:p>9.355108E-16</text:p>
          </table:table-cell>
          <table:table-cell office:value-type="float" office:value="1.994756E-015" calcext:value-type="float">
            <text:p>1.994756E-15</text:p>
          </table:table-cell>
          <table:table-cell office:value-type="float" office:value="1.84895E-015" calcext:value-type="float">
            <text:p>1.84895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64684" calcext:value-type="float">
            <text:p>-62.64684</text:p>
          </table:table-cell>
          <table:table-cell office:value-type="float" office:value="-0.02263799" calcext:value-type="float">
            <text:p>-0.02263799</text:p>
          </table:table-cell>
          <table:table-cell office:value-type="float" office:value="-0.02210661" calcext:value-type="float">
            <text:p>-0.02210661</text:p>
          </table:table-cell>
          <table:table-cell office:value-type="float" office:value="-0.02133593" calcext:value-type="float">
            <text:p>-0.02133593</text:p>
          </table:table-cell>
          <table:table-cell office:value-type="float" office:value="-0.02038846" calcext:value-type="float">
            <text:p>-0.02038846</text:p>
          </table:table-cell>
          <table:table-cell office:value-type="float" office:value="-0.01795498" calcext:value-type="float">
            <text:p>-0.01795498</text:p>
          </table:table-cell>
          <table:table-cell office:value-type="float" office:value="-0.01470107" calcext:value-type="float">
            <text:p>-0.01470107</text:p>
          </table:table-cell>
          <table:table-cell office:value-type="float" office:value="-0.01090545" calcext:value-type="float">
            <text:p>-0.01090545</text:p>
          </table:table-cell>
          <table:table-cell office:value-type="float" office:value="-0.006762445" calcext:value-type="float">
            <text:p>-0.006762445</text:p>
          </table:table-cell>
          <table:table-cell office:value-type="float" office:value="-0.004910015" calcext:value-type="float">
            <text:p>-0.004910015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9689" calcext:value-type="float">
            <text:p>-0.009719689</text:p>
          </table:table-cell>
          <table:table-cell office:value-type="float" office:value="-0.001388354" calcext:value-type="float">
            <text:p>-0.00138835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10118" calcext:value-type="float">
            <text:p>-2.11011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5" calcext:value-type="float">
            <text:p>15062005</text:p>
          </table:table-cell>
          <table:table-cell office:value-type="float" office:value="320.4996" calcext:value-type="float">
            <text:p>320.4996</text:p>
          </table:table-cell>
          <table:table-cell office:value-type="float" office:value="144.9068" calcext:value-type="float">
            <text:p>144.9068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113.9" calcext:value-type="float">
            <text:p>1113.9</text:p>
          </table:table-cell>
          <table:table-cell office:value-type="float" office:value="44.53211" calcext:value-type="float">
            <text:p>44.53211</text:p>
          </table:table-cell>
          <table:table-cell office:value-type="float" office:value="0" calcext:value-type="float">
            <text:p>0</text:p>
          </table:table-cell>
          <table:table-cell office:value-type="float" office:value="0.1099883" calcext:value-type="float">
            <text:p>0.1099883</text:p>
          </table:table-cell>
          <table:table-cell office:value-type="float" office:value="0.3220415" calcext:value-type="float">
            <text:p>0.3220415</text:p>
          </table:table-cell>
          <table:table-cell office:value-type="float" office:value="0.3230509" calcext:value-type="float">
            <text:p>0.3230509</text:p>
          </table:table-cell>
          <table:table-cell office:value-type="float" office:value="0.3242602" calcext:value-type="float">
            <text:p>0.3242602</text:p>
          </table:table-cell>
          <table:table-cell office:value-type="float" office:value="0.3255211" calcext:value-type="float">
            <text:p>0.3255211</text:p>
          </table:table-cell>
          <table:table-cell office:value-type="float" office:value="0.2866167" calcext:value-type="float">
            <text:p>0.2866167</text:p>
          </table:table-cell>
          <table:table-cell office:value-type="float" office:value="0.2870091" calcext:value-type="float">
            <text:p>0.2870091</text:p>
          </table:table-cell>
          <table:table-cell office:value-type="float" office:value="0.3704413" calcext:value-type="float">
            <text:p>0.3704413</text:p>
          </table:table-cell>
          <table:table-cell office:value-type="float" office:value="0.3724657" calcext:value-type="float">
            <text:p>0.3724657</text:p>
          </table:table-cell>
          <table:table-cell office:value-type="float" office:value="0.3865483" calcext:value-type="float">
            <text:p>0.3865483</text:p>
          </table:table-cell>
          <table:table-cell office:value-type="float" office:value="0.4059075" calcext:value-type="float">
            <text:p>0.4059075</text:p>
          </table:table-cell>
          <table:table-cell office:value-type="float" office:value="0.4120211" calcext:value-type="float">
            <text:p>0.412021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3963E-015" calcext:value-type="float">
            <text:p>1.933963E-15</text:p>
          </table:table-cell>
          <table:table-cell office:value-type="float" office:value="1.956799E-015" calcext:value-type="float">
            <text:p>1.956799E-15</text:p>
          </table:table-cell>
          <table:table-cell office:value-type="float" office:value="1.974098E-015" calcext:value-type="float">
            <text:p>1.974098E-15</text:p>
          </table:table-cell>
          <table:table-cell office:value-type="float" office:value="1.916615E-015" calcext:value-type="float">
            <text:p>1.916615E-15</text:p>
          </table:table-cell>
          <table:table-cell office:value-type="float" office:value="9.354902E-016" calcext:value-type="float">
            <text:p>9.354902E-16</text:p>
          </table:table-cell>
          <table:table-cell office:value-type="float" office:value="1.994759E-015" calcext:value-type="float">
            <text:p>1.994759E-15</text:p>
          </table:table-cell>
          <table:table-cell office:value-type="float" office:value="1.848945E-015" calcext:value-type="float">
            <text:p>1.848945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.56692" calcext:value-type="float">
            <text:p>-83.56692</text:p>
          </table:table-cell>
          <table:table-cell office:value-type="float" office:value="-0.02278418" calcext:value-type="float">
            <text:p>-0.02278418</text:p>
          </table:table-cell>
          <table:table-cell office:value-type="float" office:value="-0.02235123" calcext:value-type="float">
            <text:p>-0.02235123</text:p>
          </table:table-cell>
          <table:table-cell office:value-type="float" office:value="-0.02188397" calcext:value-type="float">
            <text:p>-0.02188397</text:p>
          </table:table-cell>
          <table:table-cell office:value-type="float" office:value="-0.0213713" calcext:value-type="float">
            <text:p>-0.0213713</text:p>
          </table:table-cell>
          <table:table-cell office:value-type="float" office:value="-0.02024082" calcext:value-type="float">
            <text:p>-0.02024082</text:p>
          </table:table-cell>
          <table:table-cell office:value-type="float" office:value="-0.01816438" calcext:value-type="float">
            <text:p>-0.01816438</text:p>
          </table:table-cell>
          <table:table-cell office:value-type="float" office:value="-0.01481828" calcext:value-type="float">
            <text:p>-0.01481828</text:p>
          </table:table-cell>
          <table:table-cell office:value-type="float" office:value="-0.009660909" calcext:value-type="float">
            <text:p>-0.009660909</text:p>
          </table:table-cell>
          <table:table-cell office:value-type="float" office:value="-0.006633064" calcext:value-type="float">
            <text:p>-0.006633064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5792" calcext:value-type="float">
            <text:p>-0.009715792</text:p>
          </table:table-cell>
          <table:table-cell office:value-type="float" office:value="-0.001396912" calcext:value-type="float">
            <text:p>-0.00139691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093406" calcext:value-type="float">
            <text:p>-2.09340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5" calcext:value-type="float">
            <text:p>16062005</text:p>
          </table:table-cell>
          <table:table-cell office:value-type="float" office:value="320.4996" calcext:value-type="float">
            <text:p>320.4996</text:p>
          </table:table-cell>
          <table:table-cell office:value-type="float" office:value="144.8584" calcext:value-type="float">
            <text:p>144.8584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107.693" calcext:value-type="float">
            <text:p>1107.693</text:p>
          </table:table-cell>
          <table:table-cell office:value-type="float" office:value="50.78705" calcext:value-type="float">
            <text:p>50.78705</text:p>
          </table:table-cell>
          <table:table-cell office:value-type="float" office:value="0" calcext:value-type="float">
            <text:p>0</text:p>
          </table:table-cell>
          <table:table-cell office:value-type="float" office:value="0.114885" calcext:value-type="float">
            <text:p>0.114885</text:p>
          </table:table-cell>
          <table:table-cell office:value-type="float" office:value="0.3220253" calcext:value-type="float">
            <text:p>0.3220253</text:p>
          </table:table-cell>
          <table:table-cell office:value-type="float" office:value="0.3230499" calcext:value-type="float">
            <text:p>0.3230499</text:p>
          </table:table-cell>
          <table:table-cell office:value-type="float" office:value="0.3242999" calcext:value-type="float">
            <text:p>0.3242999</text:p>
          </table:table-cell>
          <table:table-cell office:value-type="float" office:value="0.3251934" calcext:value-type="float">
            <text:p>0.3251934</text:p>
          </table:table-cell>
          <table:table-cell office:value-type="float" office:value="0.2856962" calcext:value-type="float">
            <text:p>0.2856962</text:p>
          </table:table-cell>
          <table:table-cell office:value-type="float" office:value="0.2848511" calcext:value-type="float">
            <text:p>0.2848511</text:p>
          </table:table-cell>
          <table:table-cell office:value-type="float" office:value="0.3682347" calcext:value-type="float">
            <text:p>0.3682347</text:p>
          </table:table-cell>
          <table:table-cell office:value-type="float" office:value="0.3675191" calcext:value-type="float">
            <text:p>0.3675191</text:p>
          </table:table-cell>
          <table:table-cell office:value-type="float" office:value="0.3816924" calcext:value-type="float">
            <text:p>0.3816924</text:p>
          </table:table-cell>
          <table:table-cell office:value-type="float" office:value="0.401369" calcext:value-type="float">
            <text:p>0.401369</text:p>
          </table:table-cell>
          <table:table-cell office:value-type="float" office:value="0.4100673" calcext:value-type="float">
            <text:p>0.410067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5027E-015" calcext:value-type="float">
            <text:p>1.935027E-15</text:p>
          </table:table-cell>
          <table:table-cell office:value-type="float" office:value="1.95671E-015" calcext:value-type="float">
            <text:p>1.95671E-15</text:p>
          </table:table-cell>
          <table:table-cell office:value-type="float" office:value="1.97401E-015" calcext:value-type="float">
            <text:p>1.97401E-15</text:p>
          </table:table-cell>
          <table:table-cell office:value-type="float" office:value="1.916577E-015" calcext:value-type="float">
            <text:p>1.916577E-15</text:p>
          </table:table-cell>
          <table:table-cell office:value-type="float" office:value="9.354691E-016" calcext:value-type="float">
            <text:p>9.354691E-16</text:p>
          </table:table-cell>
          <table:table-cell office:value-type="float" office:value="1.99476E-015" calcext:value-type="float">
            <text:p>1.99476E-15</text:p>
          </table:table-cell>
          <table:table-cell office:value-type="float" office:value="1.848941E-015" calcext:value-type="float">
            <text:p>1.848941E-15</text:p>
          </table:table-cell>
          <table:table-cell office:value-type="float" office:value="9.731749E-016" calcext:value-type="float">
            <text:p>9.731749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58022" calcext:value-type="float">
            <text:p>-59.58022</text:p>
          </table:table-cell>
          <table:table-cell office:value-type="float" office:value="-0.02279142" calcext:value-type="float">
            <text:p>-0.02279142</text:p>
          </table:table-cell>
          <table:table-cell office:value-type="float" office:value="-0.02235202" calcext:value-type="float">
            <text:p>-0.02235202</text:p>
          </table:table-cell>
          <table:table-cell office:value-type="float" office:value="-0.02186842" calcext:value-type="float">
            <text:p>-0.02186842</text:p>
          </table:table-cell>
          <table:table-cell office:value-type="float" office:value="-0.02150578" calcext:value-type="float">
            <text:p>-0.02150578</text:p>
          </table:table-cell>
          <table:table-cell office:value-type="float" office:value="-0.02074408" calcext:value-type="float">
            <text:p>-0.02074408</text:p>
          </table:table-cell>
          <table:table-cell office:value-type="float" office:value="-0.01936359" calcext:value-type="float">
            <text:p>-0.01936359</text:p>
          </table:table-cell>
          <table:table-cell office:value-type="float" office:value="-0.01688104" calcext:value-type="float">
            <text:p>-0.01688104</text:p>
          </table:table-cell>
          <table:table-cell office:value-type="float" office:value="-0.01208042" calcext:value-type="float">
            <text:p>-0.01208042</text:p>
          </table:table-cell>
          <table:table-cell office:value-type="float" office:value="-0.008240992" calcext:value-type="float">
            <text:p>-0.008240992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6052" calcext:value-type="float">
            <text:p>-0.009716052</text:p>
          </table:table-cell>
          <table:table-cell office:value-type="float" office:value="-0.001405589" calcext:value-type="float">
            <text:p>-0.00140558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090124" calcext:value-type="float">
            <text:p>-2.09012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5" calcext:value-type="float">
            <text:p>17062005</text:p>
          </table:table-cell>
          <table:table-cell office:value-type="float" office:value="320.4996" calcext:value-type="float">
            <text:p>320.4996</text:p>
          </table:table-cell>
          <table:table-cell office:value-type="float" office:value="144.9037" calcext:value-type="float">
            <text:p>144.9037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103.416" calcext:value-type="float">
            <text:p>1103.416</text:p>
          </table:table-cell>
          <table:table-cell office:value-type="float" office:value="55.01884" calcext:value-type="float">
            <text:p>55.01884</text:p>
          </table:table-cell>
          <table:table-cell office:value-type="float" office:value="0" calcext:value-type="float">
            <text:p>0</text:p>
          </table:table-cell>
          <table:table-cell office:value-type="float" office:value="0.11032" calcext:value-type="float">
            <text:p>0.11032</text:p>
          </table:table-cell>
          <table:table-cell office:value-type="float" office:value="0.3220177" calcext:value-type="float">
            <text:p>0.3220177</text:p>
          </table:table-cell>
          <table:table-cell office:value-type="float" office:value="0.3230399" calcext:value-type="float">
            <text:p>0.3230399</text:p>
          </table:table-cell>
          <table:table-cell office:value-type="float" office:value="0.3243062" calcext:value-type="float">
            <text:p>0.3243062</text:p>
          </table:table-cell>
          <table:table-cell office:value-type="float" office:value="0.3252599" calcext:value-type="float">
            <text:p>0.3252599</text:p>
          </table:table-cell>
          <table:table-cell office:value-type="float" office:value="0.2854781" calcext:value-type="float">
            <text:p>0.2854781</text:p>
          </table:table-cell>
          <table:table-cell office:value-type="float" office:value="0.2840809" calcext:value-type="float">
            <text:p>0.2840809</text:p>
          </table:table-cell>
          <table:table-cell office:value-type="float" office:value="0.3673276" calcext:value-type="float">
            <text:p>0.3673276</text:p>
          </table:table-cell>
          <table:table-cell office:value-type="float" office:value="0.3647496" calcext:value-type="float">
            <text:p>0.3647496</text:p>
          </table:table-cell>
          <table:table-cell office:value-type="float" office:value="0.378421" calcext:value-type="float">
            <text:p>0.378421</text:p>
          </table:table-cell>
          <table:table-cell office:value-type="float" office:value="0.3981198" calcext:value-type="float">
            <text:p>0.3981198</text:p>
          </table:table-cell>
          <table:table-cell office:value-type="float" office:value="0.4085121" calcext:value-type="float">
            <text:p>0.408512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6116E-015" calcext:value-type="float">
            <text:p>1.936116E-15</text:p>
          </table:table-cell>
          <table:table-cell office:value-type="float" office:value="1.956621E-015" calcext:value-type="float">
            <text:p>1.956621E-15</text:p>
          </table:table-cell>
          <table:table-cell office:value-type="float" office:value="1.97392E-015" calcext:value-type="float">
            <text:p>1.97392E-15</text:p>
          </table:table-cell>
          <table:table-cell office:value-type="float" office:value="1.916535E-015" calcext:value-type="float">
            <text:p>1.916535E-15</text:p>
          </table:table-cell>
          <table:table-cell office:value-type="float" office:value="9.35449E-016" calcext:value-type="float">
            <text:p>9.35449E-16</text:p>
          </table:table-cell>
          <table:table-cell office:value-type="float" office:value="1.994763E-015" calcext:value-type="float">
            <text:p>1.994763E-15</text:p>
          </table:table-cell>
          <table:table-cell office:value-type="float" office:value="1.848936E-015" calcext:value-type="float">
            <text:p>1.848936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.8652" calcext:value-type="float">
            <text:p>-80.8652</text:p>
          </table:table-cell>
          <table:table-cell office:value-type="float" office:value="-0.02279505" calcext:value-type="float">
            <text:p>-0.02279505</text:p>
          </table:table-cell>
          <table:table-cell office:value-type="float" office:value="-0.0223566" calcext:value-type="float">
            <text:p>-0.0223566</text:p>
          </table:table-cell>
          <table:table-cell office:value-type="float" office:value="-0.02186621" calcext:value-type="float">
            <text:p>-0.02186621</text:p>
          </table:table-cell>
          <table:table-cell office:value-type="float" office:value="-0.02147945" calcext:value-type="float">
            <text:p>-0.02147945</text:p>
          </table:table-cell>
          <table:table-cell office:value-type="float" office:value="-0.02086531" calcext:value-type="float">
            <text:p>-0.02086531</text:p>
          </table:table-cell>
          <table:table-cell office:value-type="float" office:value="-0.01981315" calcext:value-type="float">
            <text:p>-0.01981315</text:p>
          </table:table-cell>
          <table:table-cell office:value-type="float" office:value="-0.01781329" calcext:value-type="float">
            <text:p>-0.01781329</text:p>
          </table:table-cell>
          <table:table-cell office:value-type="float" office:value="-0.01371017" calcext:value-type="float">
            <text:p>-0.01371017</text:p>
          </table:table-cell>
          <table:table-cell office:value-type="float" office:value="-0.009554263" calcext:value-type="float">
            <text:p>-0.009554263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7886" calcext:value-type="float">
            <text:p>-0.009717886</text:p>
          </table:table-cell>
          <table:table-cell office:value-type="float" office:value="-0.001413822" calcext:value-type="float">
            <text:p>-0.00141382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093785" calcext:value-type="float">
            <text:p>-2.09378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5" calcext:value-type="float">
            <text:p>18062005</text:p>
          </table:table-cell>
          <table:table-cell office:value-type="float" office:value="320.4996" calcext:value-type="float">
            <text:p>320.4996</text:p>
          </table:table-cell>
          <table:table-cell office:value-type="float" office:value="144.9332" calcext:value-type="float">
            <text:p>144.9332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100.463" calcext:value-type="float">
            <text:p>1100.463</text:p>
          </table:table-cell>
          <table:table-cell office:value-type="float" office:value="57.94239" calcext:value-type="float">
            <text:p>57.94239</text:p>
          </table:table-cell>
          <table:table-cell office:value-type="float" office:value="0" calcext:value-type="float">
            <text:p>0</text:p>
          </table:table-cell>
          <table:table-cell office:value-type="float" office:value="0.1072694" calcext:value-type="float">
            <text:p>0.1072694</text:p>
          </table:table-cell>
          <table:table-cell office:value-type="float" office:value="0.3220151" calcext:value-type="float">
            <text:p>0.3220151</text:p>
          </table:table-cell>
          <table:table-cell office:value-type="float" office:value="0.3230314" calcext:value-type="float">
            <text:p>0.3230314</text:p>
          </table:table-cell>
          <table:table-cell office:value-type="float" office:value="0.3242845" calcext:value-type="float">
            <text:p>0.3242845</text:p>
          </table:table-cell>
          <table:table-cell office:value-type="float" office:value="0.3252297" calcext:value-type="float">
            <text:p>0.3252297</text:p>
          </table:table-cell>
          <table:table-cell office:value-type="float" office:value="0.2854795" calcext:value-type="float">
            <text:p>0.2854795</text:p>
          </table:table-cell>
          <table:table-cell office:value-type="float" office:value="0.2838052" calcext:value-type="float">
            <text:p>0.2838052</text:p>
          </table:table-cell>
          <table:table-cell office:value-type="float" office:value="0.3669306" calcext:value-type="float">
            <text:p>0.3669306</text:p>
          </table:table-cell>
          <table:table-cell office:value-type="float" office:value="0.3632698" calcext:value-type="float">
            <text:p>0.3632698</text:p>
          </table:table-cell>
          <table:table-cell office:value-type="float" office:value="0.3763251" calcext:value-type="float">
            <text:p>0.3763251</text:p>
          </table:table-cell>
          <table:table-cell office:value-type="float" office:value="0.3958158" calcext:value-type="float">
            <text:p>0.3958158</text:p>
          </table:table-cell>
          <table:table-cell office:value-type="float" office:value="0.4072458" calcext:value-type="float">
            <text:p>0.4072458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937217E-015" calcext:value-type="float">
            <text:p>1.937217E-15</text:p>
          </table:table-cell>
          <table:table-cell office:value-type="float" office:value="1.956531E-015" calcext:value-type="float">
            <text:p>1.956531E-15</text:p>
          </table:table-cell>
          <table:table-cell office:value-type="float" office:value="1.973832E-015" calcext:value-type="float">
            <text:p>1.973832E-15</text:p>
          </table:table-cell>
          <table:table-cell office:value-type="float" office:value="1.916492E-015" calcext:value-type="float">
            <text:p>1.916492E-15</text:p>
          </table:table-cell>
          <table:table-cell office:value-type="float" office:value="9.354362E-016" calcext:value-type="float">
            <text:p>9.354362E-16</text:p>
          </table:table-cell>
          <table:table-cell office:value-type="float" office:value="1.994762E-015" calcext:value-type="float">
            <text:p>1.994762E-15</text:p>
          </table:table-cell>
          <table:table-cell office:value-type="float" office:value="1.848931E-015" calcext:value-type="float">
            <text:p>1.848931E-15</text:p>
          </table:table-cell>
          <table:table-cell office:value-type="float" office:value="9.731749E-016" calcext:value-type="float">
            <text:p>9.731749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6E-028" calcext:value-type="float">
            <text:p>1.099916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.76134" calcext:value-type="float">
            <text:p>-99.76134</text:p>
          </table:table-cell>
          <table:table-cell office:value-type="float" office:value="-0.02279642" calcext:value-type="float">
            <text:p>-0.02279642</text:p>
          </table:table-cell>
          <table:table-cell office:value-type="float" office:value="-0.02236037" calcext:value-type="float">
            <text:p>-0.02236037</text:p>
          </table:table-cell>
          <table:table-cell office:value-type="float" office:value="-0.02187525" calcext:value-type="float">
            <text:p>-0.02187525</text:p>
          </table:table-cell>
          <table:table-cell office:value-type="float" office:value="-0.02149198" calcext:value-type="float">
            <text:p>-0.02149198</text:p>
          </table:table-cell>
          <table:table-cell office:value-type="float" office:value="-0.02086549" calcext:value-type="float">
            <text:p>-0.02086549</text:p>
          </table:table-cell>
          <table:table-cell office:value-type="float" office:value="-0.01997667" calcext:value-type="float">
            <text:p>-0.01997667</text:p>
          </table:table-cell>
          <table:table-cell office:value-type="float" office:value="-0.01823854" calcext:value-type="float">
            <text:p>-0.01823854</text:p>
          </table:table-cell>
          <table:table-cell office:value-type="float" office:value="-0.01467549" calcext:value-type="float">
            <text:p>-0.01467549</text:p>
          </table:table-cell>
          <table:table-cell office:value-type="float" office:value="-0.01051153" calcext:value-type="float">
            <text:p>-0.01051153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582" calcext:value-type="float">
            <text:p>-0.00971582</text:p>
          </table:table-cell>
          <table:table-cell office:value-type="float" office:value="-0.001421907" calcext:value-type="float">
            <text:p>-0.00142190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00338" calcext:value-type="float">
            <text:p>-2.10033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5" calcext:value-type="float">
            <text:p>19062005</text:p>
          </table:table-cell>
          <table:table-cell office:value-type="float" office:value="320.4996" calcext:value-type="float">
            <text:p>320.4996</text:p>
          </table:table-cell>
          <table:table-cell office:value-type="float" office:value="144.9139" calcext:value-type="float">
            <text:p>144.9139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098.411" calcext:value-type="float">
            <text:p>1098.411</text:p>
          </table:table-cell>
          <table:table-cell office:value-type="float" office:value="60.01398" calcext:value-type="float">
            <text:p>60.01398</text:p>
          </table:table-cell>
          <table:table-cell office:value-type="float" office:value="0" calcext:value-type="float">
            <text:p>0</text:p>
          </table:table-cell>
          <table:table-cell office:value-type="float" office:value="0.1091035" calcext:value-type="float">
            <text:p>0.1091035</text:p>
          </table:table-cell>
          <table:table-cell office:value-type="float" office:value="0.3220047" calcext:value-type="float">
            <text:p>0.3220047</text:p>
          </table:table-cell>
          <table:table-cell office:value-type="float" office:value="0.3230245" calcext:value-type="float">
            <text:p>0.3230245</text:p>
          </table:table-cell>
          <table:table-cell office:value-type="float" office:value="0.3242846" calcext:value-type="float">
            <text:p>0.3242846</text:p>
          </table:table-cell>
          <table:table-cell office:value-type="float" office:value="0.3252387" calcext:value-type="float">
            <text:p>0.3252387</text:p>
          </table:table-cell>
          <table:table-cell office:value-type="float" office:value="0.2854966" calcext:value-type="float">
            <text:p>0.2854966</text:p>
          </table:table-cell>
          <table:table-cell office:value-type="float" office:value="0.283742" calcext:value-type="float">
            <text:p>0.283742</text:p>
          </table:table-cell>
          <table:table-cell office:value-type="float" office:value="0.366762" calcext:value-type="float">
            <text:p>0.366762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3750212" calcext:value-type="float">
            <text:p>0.3750212</text:p>
          </table:table-cell>
          <table:table-cell office:value-type="float" office:value="0.3942062" calcext:value-type="float">
            <text:p>0.3942062</text:p>
          </table:table-cell>
          <table:table-cell office:value-type="float" office:value="0.4063122" calcext:value-type="float">
            <text:p>0.406312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8371E-015" calcext:value-type="float">
            <text:p>1.938371E-15</text:p>
          </table:table-cell>
          <table:table-cell office:value-type="float" office:value="1.956439E-015" calcext:value-type="float">
            <text:p>1.956439E-15</text:p>
          </table:table-cell>
          <table:table-cell office:value-type="float" office:value="1.973733E-015" calcext:value-type="float">
            <text:p>1.973733E-15</text:p>
          </table:table-cell>
          <table:table-cell office:value-type="float" office:value="1.916449E-015" calcext:value-type="float">
            <text:p>1.916449E-15</text:p>
          </table:table-cell>
          <table:table-cell office:value-type="float" office:value="9.35421E-016" calcext:value-type="float">
            <text:p>9.35421E-16</text:p>
          </table:table-cell>
          <table:table-cell office:value-type="float" office:value="1.994762E-015" calcext:value-type="float">
            <text:p>1.994762E-15</text:p>
          </table:table-cell>
          <table:table-cell office:value-type="float" office:value="1.848927E-015" calcext:value-type="float">
            <text:p>1.848927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8.37662" calcext:value-type="float">
            <text:p>-88.37662</text:p>
          </table:table-cell>
          <table:table-cell office:value-type="float" office:value="-0.02280087" calcext:value-type="float">
            <text:p>-0.02280087</text:p>
          </table:table-cell>
          <table:table-cell office:value-type="float" office:value="-0.02236349" calcext:value-type="float">
            <text:p>-0.02236349</text:p>
          </table:table-cell>
          <table:table-cell office:value-type="float" office:value="-0.02187526" calcext:value-type="float">
            <text:p>-0.02187526</text:p>
          </table:table-cell>
          <table:table-cell office:value-type="float" office:value="-0.02148839" calcext:value-type="float">
            <text:p>-0.02148839</text:p>
          </table:table-cell>
          <table:table-cell office:value-type="float" office:value="-0.02085589" calcext:value-type="float">
            <text:p>-0.02085589</text:p>
          </table:table-cell>
          <table:table-cell office:value-type="float" office:value="-0.02001554" calcext:value-type="float">
            <text:p>-0.02001554</text:p>
          </table:table-cell>
          <table:table-cell office:value-type="float" office:value="-0.01842218" calcext:value-type="float">
            <text:p>-0.01842218</text:p>
          </table:table-cell>
          <table:table-cell office:value-type="float" office:value="-0.01520604" calcext:value-type="float">
            <text:p>-0.01520604</text:p>
          </table:table-cell>
          <table:table-cell office:value-type="float" office:value="-0.01115802" calcext:value-type="float">
            <text:p>-0.01115802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4133" calcext:value-type="float">
            <text:p>-0.009714133</text:p>
          </table:table-cell>
          <table:table-cell office:value-type="float" office:value="-0.001429912" calcext:value-type="float">
            <text:p>-0.00142991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08908" calcext:value-type="float">
            <text:p>-2.10890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5" calcext:value-type="float">
            <text:p>20062005</text:p>
          </table:table-cell>
          <table:table-cell office:value-type="float" office:value="320.4996" calcext:value-type="float">
            <text:p>320.4996</text:p>
          </table:table-cell>
          <table:table-cell office:value-type="float" office:value="144.935" calcext:value-type="float">
            <text:p>144.935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096.873" calcext:value-type="float">
            <text:p>1096.873</text:p>
          </table:table-cell>
          <table:table-cell office:value-type="float" office:value="61.5304" calcext:value-type="float">
            <text:p>61.5304</text:p>
          </table:table-cell>
          <table:table-cell office:value-type="float" office:value="0" calcext:value-type="float">
            <text:p>0</text:p>
          </table:table-cell>
          <table:table-cell office:value-type="float" office:value="0.1069537" calcext:value-type="float">
            <text:p>0.1069537</text:p>
          </table:table-cell>
          <table:table-cell office:value-type="float" office:value="0.3219908" calcext:value-type="float">
            <text:p>0.3219908</text:p>
          </table:table-cell>
          <table:table-cell office:value-type="float" office:value="0.323015" calcext:value-type="float">
            <text:p>0.323015</text:p>
          </table:table-cell>
          <table:table-cell office:value-type="float" office:value="0.3242822" calcext:value-type="float">
            <text:p>0.3242822</text:p>
          </table:table-cell>
          <table:table-cell office:value-type="float" office:value="0.325242" calcext:value-type="float">
            <text:p>0.325242</text:p>
          </table:table-cell>
          <table:table-cell office:value-type="float" office:value="0.2855091" calcext:value-type="float">
            <text:p>0.2855091</text:p>
          </table:table-cell>
          <table:table-cell office:value-type="float" office:value="0.2837657" calcext:value-type="float">
            <text:p>0.2837657</text:p>
          </table:table-cell>
          <table:table-cell office:value-type="float" office:value="0.3666919" calcext:value-type="float">
            <text:p>0.3666919</text:p>
          </table:table-cell>
          <table:table-cell office:value-type="float" office:value="0.3621046" calcext:value-type="float">
            <text:p>0.3621046</text:p>
          </table:table-cell>
          <table:table-cell office:value-type="float" office:value="0.3742302" calcext:value-type="float">
            <text:p>0.3742302</text:p>
          </table:table-cell>
          <table:table-cell office:value-type="float" office:value="0.3931065" calcext:value-type="float">
            <text:p>0.3931065</text:p>
          </table:table-cell>
          <table:table-cell office:value-type="float" office:value="0.4056404" calcext:value-type="float">
            <text:p>0.405640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9544E-015" calcext:value-type="float">
            <text:p>1.939544E-15</text:p>
          </table:table-cell>
          <table:table-cell office:value-type="float" office:value="1.956344E-015" calcext:value-type="float">
            <text:p>1.956344E-15</text:p>
          </table:table-cell>
          <table:table-cell office:value-type="float" office:value="1.973634E-015" calcext:value-type="float">
            <text:p>1.973634E-15</text:p>
          </table:table-cell>
          <table:table-cell office:value-type="float" office:value="1.916401E-015" calcext:value-type="float">
            <text:p>1.916401E-15</text:p>
          </table:table-cell>
          <table:table-cell office:value-type="float" office:value="9.354064E-016" calcext:value-type="float">
            <text:p>9.354064E-16</text:p>
          </table:table-cell>
          <table:table-cell office:value-type="float" office:value="1.994762E-015" calcext:value-type="float">
            <text:p>1.994762E-15</text:p>
          </table:table-cell>
          <table:table-cell office:value-type="float" office:value="1.848924E-015" calcext:value-type="float">
            <text:p>1.848924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2.6029" calcext:value-type="float">
            <text:p>-102.6029</text:p>
          </table:table-cell>
          <table:table-cell office:value-type="float" office:value="-0.02280731" calcext:value-type="float">
            <text:p>-0.02280731</text:p>
          </table:table-cell>
          <table:table-cell office:value-type="float" office:value="-0.02236778" calcext:value-type="float">
            <text:p>-0.02236778</text:p>
          </table:table-cell>
          <table:table-cell office:value-type="float" office:value="-0.02187629" calcext:value-type="float">
            <text:p>-0.02187629</text:p>
          </table:table-cell>
          <table:table-cell office:value-type="float" office:value="-0.02148709" calcext:value-type="float">
            <text:p>-0.02148709</text:p>
          </table:table-cell>
          <table:table-cell office:value-type="float" office:value="-0.02084905" calcext:value-type="float">
            <text:p>-0.02084905</text:p>
          </table:table-cell>
          <table:table-cell office:value-type="float" office:value="-0.02000085" calcext:value-type="float">
            <text:p>-0.02000085</text:p>
          </table:table-cell>
          <table:table-cell office:value-type="float" office:value="-0.0184991" calcext:value-type="float">
            <text:p>-0.0184991</text:p>
          </table:table-cell>
          <table:table-cell office:value-type="float" office:value="-0.01548643" calcext:value-type="float">
            <text:p>-0.01548643</text:p>
          </table:table-cell>
          <table:table-cell office:value-type="float" office:value="-0.01157069" calcext:value-type="float">
            <text:p>-0.01157069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3393" calcext:value-type="float">
            <text:p>-0.009713393</text:p>
          </table:table-cell>
          <table:table-cell office:value-type="float" office:value="-0.001437831" calcext:value-type="float">
            <text:p>-0.00143783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18527" calcext:value-type="float">
            <text:p>-2.11852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5" calcext:value-type="float">
            <text:p>21062005</text:p>
          </table:table-cell>
          <table:table-cell office:value-type="float" office:value="320.9997" calcext:value-type="float">
            <text:p>320.9997</text:p>
          </table:table-cell>
          <table:table-cell office:value-type="float" office:value="145.3711" calcext:value-type="float">
            <text:p>145.3711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095.779" calcext:value-type="float">
            <text:p>1095.779</text:p>
          </table:table-cell>
          <table:table-cell office:value-type="float" office:value="62.68795" calcext:value-type="float">
            <text:p>62.68795</text:p>
          </table:table-cell>
          <table:table-cell office:value-type="float" office:value="0" calcext:value-type="float">
            <text:p>0</text:p>
          </table:table-cell>
          <table:table-cell office:value-type="float" office:value="0.1130759" calcext:value-type="float">
            <text:p>0.1130759</text:p>
          </table:table-cell>
          <table:table-cell office:value-type="float" office:value="0.321965" calcext:value-type="float">
            <text:p>0.321965</text:p>
          </table:table-cell>
          <table:table-cell office:value-type="float" office:value="0.3229979" calcext:value-type="float">
            <text:p>0.3229979</text:p>
          </table:table-cell>
          <table:table-cell office:value-type="float" office:value="0.3242717" calcext:value-type="float">
            <text:p>0.3242717</text:p>
          </table:table-cell>
          <table:table-cell office:value-type="float" office:value="0.325238" calcext:value-type="float">
            <text:p>0.325238</text:p>
          </table:table-cell>
          <table:table-cell office:value-type="float" office:value="0.2855093" calcext:value-type="float">
            <text:p>0.2855093</text:p>
          </table:table-cell>
          <table:table-cell office:value-type="float" office:value="0.2837457" calcext:value-type="float">
            <text:p>0.2837457</text:p>
          </table:table-cell>
          <table:table-cell office:value-type="float" office:value="0.3666722" calcext:value-type="float">
            <text:p>0.3666722</text:p>
          </table:table-cell>
          <table:table-cell office:value-type="float" office:value="0.3619003" calcext:value-type="float">
            <text:p>0.3619003</text:p>
          </table:table-cell>
          <table:table-cell office:value-type="float" office:value="0.3737565" calcext:value-type="float">
            <text:p>0.3737565</text:p>
          </table:table-cell>
          <table:table-cell office:value-type="float" office:value="0.3923582" calcext:value-type="float">
            <text:p>0.3923582</text:p>
          </table:table-cell>
          <table:table-cell office:value-type="float" office:value="0.4055359" calcext:value-type="float">
            <text:p>0.405535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0659E-015" calcext:value-type="float">
            <text:p>1.940659E-15</text:p>
          </table:table-cell>
          <table:table-cell office:value-type="float" office:value="1.956258E-015" calcext:value-type="float">
            <text:p>1.956258E-15</text:p>
          </table:table-cell>
          <table:table-cell office:value-type="float" office:value="1.973544E-015" calcext:value-type="float">
            <text:p>1.973544E-15</text:p>
          </table:table-cell>
          <table:table-cell office:value-type="float" office:value="1.916352E-015" calcext:value-type="float">
            <text:p>1.916352E-15</text:p>
          </table:table-cell>
          <table:table-cell office:value-type="float" office:value="9.35392E-016" calcext:value-type="float">
            <text:p>9.35392E-16</text:p>
          </table:table-cell>
          <table:table-cell office:value-type="float" office:value="1.994761E-015" calcext:value-type="float">
            <text:p>1.994761E-15</text:p>
          </table:table-cell>
          <table:table-cell office:value-type="float" office:value="1.848921E-015" calcext:value-type="float">
            <text:p>1.848921E-15</text:p>
          </table:table-cell>
          <table:table-cell office:value-type="float" office:value="9.731749E-016" calcext:value-type="float">
            <text:p>9.731749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.85356" calcext:value-type="float">
            <text:p>-67.85356</text:p>
          </table:table-cell>
          <table:table-cell office:value-type="float" office:value="-0.02281874" calcext:value-type="float">
            <text:p>-0.02281874</text:p>
          </table:table-cell>
          <table:table-cell office:value-type="float" office:value="-0.02237527" calcext:value-type="float">
            <text:p>-0.02237527</text:p>
          </table:table-cell>
          <table:table-cell office:value-type="float" office:value="-0.02188068" calcext:value-type="float">
            <text:p>-0.02188068</text:p>
          </table:table-cell>
          <table:table-cell office:value-type="float" office:value="-0.02148875" calcext:value-type="float">
            <text:p>-0.02148875</text:p>
          </table:table-cell>
          <table:table-cell office:value-type="float" office:value="-0.02084888" calcext:value-type="float">
            <text:p>-0.02084888</text:p>
          </table:table-cell>
          <table:table-cell office:value-type="float" office:value="-0.02001483" calcext:value-type="float">
            <text:p>-0.02001483</text:p>
          </table:table-cell>
          <table:table-cell office:value-type="float" office:value="-0.01852148" calcext:value-type="float">
            <text:p>-0.01852148</text:p>
          </table:table-cell>
          <table:table-cell office:value-type="float" office:value="-0.01563344" calcext:value-type="float">
            <text:p>-0.01563344</text:p>
          </table:table-cell>
          <table:table-cell office:value-type="float" office:value="-0.01182548" calcext:value-type="float">
            <text:p>-0.01182548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5745" calcext:value-type="float">
            <text:p>-0.009715745</text:p>
          </table:table-cell>
          <table:table-cell office:value-type="float" office:value="-0.001445378" calcext:value-type="float">
            <text:p>-0.00144537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31398" calcext:value-type="float">
            <text:p>-2.13139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5" calcext:value-type="float">
            <text:p>22062005</text:p>
          </table:table-cell>
          <table:table-cell office:value-type="float" office:value="320.9997" calcext:value-type="float">
            <text:p>320.9997</text:p>
          </table:table-cell>
          <table:table-cell office:value-type="float" office:value="145.427" calcext:value-type="float">
            <text:p>145.427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094.816" calcext:value-type="float">
            <text:p>1094.816</text:p>
          </table:table-cell>
          <table:table-cell office:value-type="float" office:value="63.5961" calcext:value-type="float">
            <text:p>63.5961</text:p>
          </table:table-cell>
          <table:table-cell office:value-type="float" office:value="0" calcext:value-type="float">
            <text:p>0</text:p>
          </table:table-cell>
          <table:table-cell office:value-type="float" office:value="0.107401" calcext:value-type="float">
            <text:p>0.107401</text:p>
          </table:table-cell>
          <table:table-cell office:value-type="float" office:value="0.321968" calcext:value-type="float">
            <text:p>0.321968</text:p>
          </table:table-cell>
          <table:table-cell office:value-type="float" office:value="0.3229951" calcext:value-type="float">
            <text:p>0.3229951</text:p>
          </table:table-cell>
          <table:table-cell office:value-type="float" office:value="0.32427" calcext:value-type="float">
            <text:p>0.32427</text:p>
          </table:table-cell>
          <table:table-cell office:value-type="float" office:value="0.3252334" calcext:value-type="float">
            <text:p>0.3252334</text:p>
          </table:table-cell>
          <table:table-cell office:value-type="float" office:value="0.2855063" calcext:value-type="float">
            <text:p>0.2855063</text:p>
          </table:table-cell>
          <table:table-cell office:value-type="float" office:value="0.2837466" calcext:value-type="float">
            <text:p>0.2837466</text:p>
          </table:table-cell>
          <table:table-cell office:value-type="float" office:value="0.3666857" calcext:value-type="float">
            <text:p>0.3666857</text:p>
          </table:table-cell>
          <table:table-cell office:value-type="float" office:value="0.3617962" calcext:value-type="float">
            <text:p>0.3617962</text:p>
          </table:table-cell>
          <table:table-cell office:value-type="float" office:value="0.373474" calcext:value-type="float">
            <text:p>0.373474</text:p>
          </table:table-cell>
          <table:table-cell office:value-type="float" office:value="0.3918801" calcext:value-type="float">
            <text:p>0.3918801</text:p>
          </table:table-cell>
          <table:table-cell office:value-type="float" office:value="0.4051774" calcext:value-type="float">
            <text:p>0.405177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1801E-015" calcext:value-type="float">
            <text:p>1.941801E-15</text:p>
          </table:table-cell>
          <table:table-cell office:value-type="float" office:value="1.956169E-015" calcext:value-type="float">
            <text:p>1.956169E-15</text:p>
          </table:table-cell>
          <table:table-cell office:value-type="float" office:value="1.973451E-015" calcext:value-type="float">
            <text:p>1.973451E-15</text:p>
          </table:table-cell>
          <table:table-cell office:value-type="float" office:value="1.916306E-015" calcext:value-type="float">
            <text:p>1.916306E-15</text:p>
          </table:table-cell>
          <table:table-cell office:value-type="float" office:value="9.353788E-016" calcext:value-type="float">
            <text:p>9.353788E-16</text:p>
          </table:table-cell>
          <table:table-cell office:value-type="float" office:value="1.994762E-015" calcext:value-type="float">
            <text:p>1.994762E-15</text:p>
          </table:table-cell>
          <table:table-cell office:value-type="float" office:value="1.848913E-015" calcext:value-type="float">
            <text:p>1.848913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.05054" calcext:value-type="float">
            <text:p>-99.05054</text:p>
          </table:table-cell>
          <table:table-cell office:value-type="float" office:value="-0.02281782" calcext:value-type="float">
            <text:p>-0.02281782</text:p>
          </table:table-cell>
          <table:table-cell office:value-type="float" office:value="-0.02237669" calcext:value-type="float">
            <text:p>-0.02237669</text:p>
          </table:table-cell>
          <table:table-cell office:value-type="float" office:value="-0.0218815" calcext:value-type="float">
            <text:p>-0.0218815</text:p>
          </table:table-cell>
          <table:table-cell office:value-type="float" office:value="-0.02149066" calcext:value-type="float">
            <text:p>-0.02149066</text:p>
          </table:table-cell>
          <table:table-cell office:value-type="float" office:value="-0.02085057" calcext:value-type="float">
            <text:p>-0.02085057</text:p>
          </table:table-cell>
          <table:table-cell office:value-type="float" office:value="-0.02001443" calcext:value-type="float">
            <text:p>-0.02001443</text:p>
          </table:table-cell>
          <table:table-cell office:value-type="float" office:value="-0.01850648" calcext:value-type="float">
            <text:p>-0.01850648</text:p>
          </table:table-cell>
          <table:table-cell office:value-type="float" office:value="-0.01570893" calcext:value-type="float">
            <text:p>-0.01570893</text:p>
          </table:table-cell>
          <table:table-cell office:value-type="float" office:value="-0.01198037" calcext:value-type="float">
            <text:p>-0.01198037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2707" calcext:value-type="float">
            <text:p>-0.009712707</text:p>
          </table:table-cell>
          <table:table-cell office:value-type="float" office:value="-0.001453186" calcext:value-type="float">
            <text:p>-0.00145318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41192" calcext:value-type="float">
            <text:p>-2.14119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5" calcext:value-type="float">
            <text:p>23062005</text:p>
          </table:table-cell>
          <table:table-cell office:value-type="float" office:value="320.9997" calcext:value-type="float">
            <text:p>320.9997</text:p>
          </table:table-cell>
          <table:table-cell office:value-type="float" office:value="145.4331" calcext:value-type="float">
            <text:p>145.4331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094.083" calcext:value-type="float">
            <text:p>1094.083</text:p>
          </table:table-cell>
          <table:table-cell office:value-type="float" office:value="64.32199" calcext:value-type="float">
            <text:p>64.32199</text:p>
          </table:table-cell>
          <table:table-cell office:value-type="float" office:value="0" calcext:value-type="float">
            <text:p>0</text:p>
          </table:table-cell>
          <table:table-cell office:value-type="float" office:value="0.1066818" calcext:value-type="float">
            <text:p>0.1066818</text:p>
          </table:table-cell>
          <table:table-cell office:value-type="float" office:value="0.3219699" calcext:value-type="float">
            <text:p>0.3219699</text:p>
          </table:table-cell>
          <table:table-cell office:value-type="float" office:value="0.3229957" calcext:value-type="float">
            <text:p>0.3229957</text:p>
          </table:table-cell>
          <table:table-cell office:value-type="float" office:value="0.3242686" calcext:value-type="float">
            <text:p>0.3242686</text:p>
          </table:table-cell>
          <table:table-cell office:value-type="float" office:value="0.3252316" calcext:value-type="float">
            <text:p>0.3252316</text:p>
          </table:table-cell>
          <table:table-cell office:value-type="float" office:value="0.2855047" calcext:value-type="float">
            <text:p>0.2855047</text:p>
          </table:table-cell>
          <table:table-cell office:value-type="float" office:value="0.2837518" calcext:value-type="float">
            <text:p>0.2837518</text:p>
          </table:table-cell>
          <table:table-cell office:value-type="float" office:value="0.366687" calcext:value-type="float">
            <text:p>0.366687</text:p>
          </table:table-cell>
          <table:table-cell office:value-type="float" office:value="0.3617765" calcext:value-type="float">
            <text:p>0.3617765</text:p>
          </table:table-cell>
          <table:table-cell office:value-type="float" office:value="0.3733073" calcext:value-type="float">
            <text:p>0.3733073</text:p>
          </table:table-cell>
          <table:table-cell office:value-type="float" office:value="0.3915546" calcext:value-type="float">
            <text:p>0.3915546</text:p>
          </table:table-cell>
          <table:table-cell office:value-type="float" office:value="0.404801" calcext:value-type="float">
            <text:p>0.404801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42994E-015" calcext:value-type="float">
            <text:p>1.942994E-15</text:p>
          </table:table-cell>
          <table:table-cell office:value-type="float" office:value="1.956078E-015" calcext:value-type="float">
            <text:p>1.956078E-15</text:p>
          </table:table-cell>
          <table:table-cell office:value-type="float" office:value="1.973357E-015" calcext:value-type="float">
            <text:p>1.973357E-15</text:p>
          </table:table-cell>
          <table:table-cell office:value-type="float" office:value="1.916252E-015" calcext:value-type="float">
            <text:p>1.916252E-15</text:p>
          </table:table-cell>
          <table:table-cell office:value-type="float" office:value="9.353739E-016" calcext:value-type="float">
            <text:p>9.353739E-16</text:p>
          </table:table-cell>
          <table:table-cell office:value-type="float" office:value="1.994757E-015" calcext:value-type="float">
            <text:p>1.994757E-15</text:p>
          </table:table-cell>
          <table:table-cell office:value-type="float" office:value="1.848909E-015" calcext:value-type="float">
            <text:p>1.848909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6E-028" calcext:value-type="float">
            <text:p>1.099916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.2631" calcext:value-type="float">
            <text:p>-105.2631</text:p>
          </table:table-cell>
          <table:table-cell office:value-type="float" office:value="-0.02281715" calcext:value-type="float">
            <text:p>-0.02281715</text:p>
          </table:table-cell>
          <table:table-cell office:value-type="float" office:value="-0.02237665" calcext:value-type="float">
            <text:p>-0.02237665</text:p>
          </table:table-cell>
          <table:table-cell office:value-type="float" office:value="-0.02188207" calcext:value-type="float">
            <text:p>-0.02188207</text:p>
          </table:table-cell>
          <table:table-cell office:value-type="float" office:value="-0.02149148" calcext:value-type="float">
            <text:p>-0.02149148</text:p>
          </table:table-cell>
          <table:table-cell office:value-type="float" office:value="-0.02085151" calcext:value-type="float">
            <text:p>-0.02085151</text:p>
          </table:table-cell>
          <table:table-cell office:value-type="float" office:value="-0.02001127" calcext:value-type="float">
            <text:p>-0.02001127</text:p>
          </table:table-cell>
          <table:table-cell office:value-type="float" office:value="-0.01850508" calcext:value-type="float">
            <text:p>-0.01850508</text:p>
          </table:table-cell>
          <table:table-cell office:value-type="float" office:value="-0.01572382" calcext:value-type="float">
            <text:p>-0.01572382</text:p>
          </table:table-cell>
          <table:table-cell office:value-type="float" office:value="-0.01207266" calcext:value-type="float">
            <text:p>-0.01207266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3966" calcext:value-type="float">
            <text:p>-0.009713966</text:p>
          </table:table-cell>
          <table:table-cell office:value-type="float" office:value="-0.001461261" calcext:value-type="float">
            <text:p>-0.00146126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49462" calcext:value-type="float">
            <text:p>-2.14946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5" calcext:value-type="float">
            <text:p>24062005</text:p>
          </table:table-cell>
          <table:table-cell office:value-type="float" office:value="320.9997" calcext:value-type="float">
            <text:p>320.9997</text:p>
          </table:table-cell>
          <table:table-cell office:value-type="float" office:value="145.4384" calcext:value-type="float">
            <text:p>145.4384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093.487" calcext:value-type="float">
            <text:p>1093.487</text:p>
          </table:table-cell>
          <table:table-cell office:value-type="float" office:value="64.91286" calcext:value-type="float">
            <text:p>64.91286</text:p>
          </table:table-cell>
          <table:table-cell office:value-type="float" office:value="0" calcext:value-type="float">
            <text:p>0</text:p>
          </table:table-cell>
          <table:table-cell office:value-type="float" office:value="0.1061783" calcext:value-type="float">
            <text:p>0.1061783</text:p>
          </table:table-cell>
          <table:table-cell office:value-type="float" office:value="0.3219627" calcext:value-type="float">
            <text:p>0.3219627</text:p>
          </table:table-cell>
          <table:table-cell office:value-type="float" office:value="0.322991" calcext:value-type="float">
            <text:p>0.322991</text:p>
          </table:table-cell>
          <table:table-cell office:value-type="float" office:value="0.3242633" calcext:value-type="float">
            <text:p>0.3242633</text:p>
          </table:table-cell>
          <table:table-cell office:value-type="float" office:value="0.3252284" calcext:value-type="float">
            <text:p>0.3252284</text:p>
          </table:table-cell>
          <table:table-cell office:value-type="float" office:value="0.2855029" calcext:value-type="float">
            <text:p>0.2855029</text:p>
          </table:table-cell>
          <table:table-cell office:value-type="float" office:value="0.2837531" calcext:value-type="float">
            <text:p>0.2837531</text:p>
          </table:table-cell>
          <table:table-cell office:value-type="float" office:value="0.3666893" calcext:value-type="float">
            <text:p>0.3666893</text:p>
          </table:table-cell>
          <table:table-cell office:value-type="float" office:value="0.3617837" calcext:value-type="float">
            <text:p>0.3617837</text:p>
          </table:table-cell>
          <table:table-cell office:value-type="float" office:value="0.3732092" calcext:value-type="float">
            <text:p>0.3732092</text:p>
          </table:table-cell>
          <table:table-cell office:value-type="float" office:value="0.3913206" calcext:value-type="float">
            <text:p>0.3913206</text:p>
          </table:table-cell>
          <table:table-cell office:value-type="float" office:value="0.4043485" calcext:value-type="float">
            <text:p>0.404348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4139E-015" calcext:value-type="float">
            <text:p>1.944139E-15</text:p>
          </table:table-cell>
          <table:table-cell office:value-type="float" office:value="1.955995E-015" calcext:value-type="float">
            <text:p>1.955995E-15</text:p>
          </table:table-cell>
          <table:table-cell office:value-type="float" office:value="1.973267E-015" calcext:value-type="float">
            <text:p>1.973267E-15</text:p>
          </table:table-cell>
          <table:table-cell office:value-type="float" office:value="1.916196E-015" calcext:value-type="float">
            <text:p>1.916196E-15</text:p>
          </table:table-cell>
          <table:table-cell office:value-type="float" office:value="9.353918E-016" calcext:value-type="float">
            <text:p>9.353918E-16</text:p>
          </table:table-cell>
          <table:table-cell office:value-type="float" office:value="1.994749E-015" calcext:value-type="float">
            <text:p>1.994749E-15</text:p>
          </table:table-cell>
          <table:table-cell office:value-type="float" office:value="1.848904E-015" calcext:value-type="float">
            <text:p>1.848904E-15</text:p>
          </table:table-cell>
          <table:table-cell office:value-type="float" office:value="9.731747E-016" calcext:value-type="float">
            <text:p>9.731747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6E-028" calcext:value-type="float">
            <text:p>1.099916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.716" calcext:value-type="float">
            <text:p>-107.716</text:p>
          </table:table-cell>
          <table:table-cell office:value-type="float" office:value="-0.02282042" calcext:value-type="float">
            <text:p>-0.02282042</text:p>
          </table:table-cell>
          <table:table-cell office:value-type="float" office:value="-0.0223788" calcext:value-type="float">
            <text:p>-0.0223788</text:p>
          </table:table-cell>
          <table:table-cell office:value-type="float" office:value="-0.02188445" calcext:value-type="float">
            <text:p>-0.02188445</text:p>
          </table:table-cell>
          <table:table-cell office:value-type="float" office:value="-0.02149277" calcext:value-type="float">
            <text:p>-0.02149277</text:p>
          </table:table-cell>
          <table:table-cell office:value-type="float" office:value="-0.02085249" calcext:value-type="float">
            <text:p>-0.02085249</text:p>
          </table:table-cell>
          <table:table-cell office:value-type="float" office:value="-0.0200106" calcext:value-type="float">
            <text:p>-0.0200106</text:p>
          </table:table-cell>
          <table:table-cell office:value-type="float" office:value="-0.01850254" calcext:value-type="float">
            <text:p>-0.01850254</text:p>
          </table:table-cell>
          <table:table-cell office:value-type="float" office:value="-0.01571852" calcext:value-type="float">
            <text:p>-0.01571852</text:p>
          </table:table-cell>
          <table:table-cell office:value-type="float" office:value="-0.01212733" calcext:value-type="float">
            <text:p>-0.01212733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3064" calcext:value-type="float">
            <text:p>-0.009713064</text:p>
          </table:table-cell>
          <table:table-cell office:value-type="float" office:value="-0.001468489" calcext:value-type="float">
            <text:p>-0.00146848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55635" calcext:value-type="float">
            <text:p>-2.15563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5" calcext:value-type="float">
            <text:p>25062005</text:p>
          </table:table-cell>
          <table:table-cell office:value-type="float" office:value="323.2997" calcext:value-type="float">
            <text:p>323.2997</text:p>
          </table:table-cell>
          <table:table-cell office:value-type="float" office:value="147.7098" calcext:value-type="float">
            <text:p>147.7098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093.006" calcext:value-type="float">
            <text:p>1093.006</text:p>
          </table:table-cell>
          <table:table-cell office:value-type="float" office:value="65.42222" calcext:value-type="float">
            <text:p>65.42222</text:p>
          </table:table-cell>
          <table:table-cell office:value-type="float" office:value="0" calcext:value-type="float">
            <text:p>0</text:p>
          </table:table-cell>
          <table:table-cell office:value-type="float" office:value="0.1086188" calcext:value-type="float">
            <text:p>0.1086188</text:p>
          </table:table-cell>
          <table:table-cell office:value-type="float" office:value="0.321771" calcext:value-type="float">
            <text:p>0.321771</text:p>
          </table:table-cell>
          <table:table-cell office:value-type="float" office:value="0.3228663" calcext:value-type="float">
            <text:p>0.3228663</text:p>
          </table:table-cell>
          <table:table-cell office:value-type="float" office:value="0.3242056" calcext:value-type="float">
            <text:p>0.3242056</text:p>
          </table:table-cell>
          <table:table-cell office:value-type="float" office:value="0.3251961" calcext:value-type="float">
            <text:p>0.3251961</text:p>
          </table:table-cell>
          <table:table-cell office:value-type="float" office:value="0.285497" calcext:value-type="float">
            <text:p>0.285497</text:p>
          </table:table-cell>
          <table:table-cell office:value-type="float" office:value="0.2837454" calcext:value-type="float">
            <text:p>0.2837454</text:p>
          </table:table-cell>
          <table:table-cell office:value-type="float" office:value="0.36669" calcext:value-type="float">
            <text:p>0.36669</text:p>
          </table:table-cell>
          <table:table-cell office:value-type="float" office:value="0.3617846" calcext:value-type="float">
            <text:p>0.3617846</text:p>
          </table:table-cell>
          <table:table-cell office:value-type="float" office:value="0.3731618" calcext:value-type="float">
            <text:p>0.3731618</text:p>
          </table:table-cell>
          <table:table-cell office:value-type="float" office:value="0.3911493" calcext:value-type="float">
            <text:p>0.3911493</text:p>
          </table:table-cell>
          <table:table-cell office:value-type="float" office:value="0.4040309" calcext:value-type="float">
            <text:p>0.404030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5184E-015" calcext:value-type="float">
            <text:p>1.945184E-15</text:p>
          </table:table-cell>
          <table:table-cell office:value-type="float" office:value="1.955918E-015" calcext:value-type="float">
            <text:p>1.955918E-15</text:p>
          </table:table-cell>
          <table:table-cell office:value-type="float" office:value="1.973185E-015" calcext:value-type="float">
            <text:p>1.973185E-15</text:p>
          </table:table-cell>
          <table:table-cell office:value-type="float" office:value="1.916148E-015" calcext:value-type="float">
            <text:p>1.916148E-15</text:p>
          </table:table-cell>
          <table:table-cell office:value-type="float" office:value="9.353958E-016" calcext:value-type="float">
            <text:p>9.353958E-16</text:p>
          </table:table-cell>
          <table:table-cell office:value-type="float" office:value="1.994742E-015" calcext:value-type="float">
            <text:p>1.994742E-15</text:p>
          </table:table-cell>
          <table:table-cell office:value-type="float" office:value="1.8489E-015" calcext:value-type="float">
            <text:p>1.8489E-15</text:p>
          </table:table-cell>
          <table:table-cell office:value-type="float" office:value="9.731749E-016" calcext:value-type="float">
            <text:p>9.731749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1.58934" calcext:value-type="float">
            <text:p>-91.58934</text:p>
          </table:table-cell>
          <table:table-cell office:value-type="float" office:value="-0.02290457" calcext:value-type="float">
            <text:p>-0.02290457</text:p>
          </table:table-cell>
          <table:table-cell office:value-type="float" office:value="-0.02243217" calcext:value-type="float">
            <text:p>-0.02243217</text:p>
          </table:table-cell>
          <table:table-cell office:value-type="float" office:value="-0.02190809" calcext:value-type="float">
            <text:p>-0.02190809</text:p>
          </table:table-cell>
          <table:table-cell office:value-type="float" office:value="-0.02150571" calcext:value-type="float">
            <text:p>-0.02150571</text:p>
          </table:table-cell>
          <table:table-cell office:value-type="float" office:value="-0.02085576" calcext:value-type="float">
            <text:p>-0.02085576</text:p>
          </table:table-cell>
          <table:table-cell office:value-type="float" office:value="-0.02001403" calcext:value-type="float">
            <text:p>-0.02001403</text:p>
          </table:table-cell>
          <table:table-cell office:value-type="float" office:value="-0.01850196" calcext:value-type="float">
            <text:p>-0.01850196</text:p>
          </table:table-cell>
          <table:table-cell office:value-type="float" office:value="-0.01571789" calcext:value-type="float">
            <text:p>-0.01571789</text:p>
          </table:table-cell>
          <table:table-cell office:value-type="float" office:value="-0.01215437" calcext:value-type="float">
            <text:p>-0.01215437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3966" calcext:value-type="float">
            <text:p>-0.009713966</text:p>
          </table:table-cell>
          <table:table-cell office:value-type="float" office:value="-0.001476183" calcext:value-type="float">
            <text:p>-0.00147618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61507" calcext:value-type="float">
            <text:p>-2.16150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5" calcext:value-type="float">
            <text:p>26062005</text:p>
          </table:table-cell>
          <table:table-cell office:value-type="float" office:value="323.2997" calcext:value-type="float">
            <text:p>323.2997</text:p>
          </table:table-cell>
          <table:table-cell office:value-type="float" office:value="147.7432" calcext:value-type="float">
            <text:p>147.7432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092.581" calcext:value-type="float">
            <text:p>1092.581</text:p>
          </table:table-cell>
          <table:table-cell office:value-type="float" office:value="65.81364" calcext:value-type="float">
            <text:p>65.81364</text:p>
          </table:table-cell>
          <table:table-cell office:value-type="float" office:value="0" calcext:value-type="float">
            <text:p>0</text:p>
          </table:table-cell>
          <table:table-cell office:value-type="float" office:value="0.1051576" calcext:value-type="float">
            <text:p>0.1051576</text:p>
          </table:table-cell>
          <table:table-cell office:value-type="float" office:value="0.3218369" calcext:value-type="float">
            <text:p>0.3218369</text:p>
          </table:table-cell>
          <table:table-cell office:value-type="float" office:value="0.3228797" calcext:value-type="float">
            <text:p>0.3228797</text:p>
          </table:table-cell>
          <table:table-cell office:value-type="float" office:value="0.3241834" calcext:value-type="float">
            <text:p>0.3241834</text:p>
          </table:table-cell>
          <table:table-cell office:value-type="float" office:value="0.3251672" calcext:value-type="float">
            <text:p>0.3251672</text:p>
          </table:table-cell>
          <table:table-cell office:value-type="float" office:value="0.2854866" calcext:value-type="float">
            <text:p>0.2854866</text:p>
          </table:table-cell>
          <table:table-cell office:value-type="float" office:value="0.2837458" calcext:value-type="float">
            <text:p>0.2837458</text:p>
          </table:table-cell>
          <table:table-cell office:value-type="float" office:value="0.36669" calcext:value-type="float">
            <text:p>0.36669</text:p>
          </table:table-cell>
          <table:table-cell office:value-type="float" office:value="0.3617846" calcext:value-type="float">
            <text:p>0.3617846</text:p>
          </table:table-cell>
          <table:table-cell office:value-type="float" office:value="0.3731755" calcext:value-type="float">
            <text:p>0.3731755</text:p>
          </table:table-cell>
          <table:table-cell office:value-type="float" office:value="0.3910253" calcext:value-type="float">
            <text:p>0.3910253</text:p>
          </table:table-cell>
          <table:table-cell office:value-type="float" office:value="0.4038034" calcext:value-type="float">
            <text:p>0.4038034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946274E-015" calcext:value-type="float">
            <text:p>1.946274E-15</text:p>
          </table:table-cell>
          <table:table-cell office:value-type="float" office:value="1.955838E-015" calcext:value-type="float">
            <text:p>1.955838E-15</text:p>
          </table:table-cell>
          <table:table-cell office:value-type="float" office:value="1.9731E-015" calcext:value-type="float">
            <text:p>1.9731E-15</text:p>
          </table:table-cell>
          <table:table-cell office:value-type="float" office:value="1.916099E-015" calcext:value-type="float">
            <text:p>1.916099E-15</text:p>
          </table:table-cell>
          <table:table-cell office:value-type="float" office:value="9.353877E-016" calcext:value-type="float">
            <text:p>9.353877E-16</text:p>
          </table:table-cell>
          <table:table-cell office:value-type="float" office:value="1.994737E-015" calcext:value-type="float">
            <text:p>1.994737E-15</text:p>
          </table:table-cell>
          <table:table-cell office:value-type="float" office:value="1.848898E-015" calcext:value-type="float">
            <text:p>1.848898E-15</text:p>
          </table:table-cell>
          <table:table-cell office:value-type="float" office:value="9.731749E-016" calcext:value-type="float">
            <text:p>9.731749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6E-028" calcext:value-type="float">
            <text:p>1.099916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7.2398" calcext:value-type="float">
            <text:p>-117.2398</text:p>
          </table:table-cell>
          <table:table-cell office:value-type="float" office:value="-0.02287585" calcext:value-type="float">
            <text:p>-0.02287585</text:p>
          </table:table-cell>
          <table:table-cell office:value-type="float" office:value="-0.02242673" calcext:value-type="float">
            <text:p>-0.02242673</text:p>
          </table:table-cell>
          <table:table-cell office:value-type="float" office:value="-0.02191748" calcext:value-type="float">
            <text:p>-0.02191748</text:p>
          </table:table-cell>
          <table:table-cell office:value-type="float" office:value="-0.02151767" calcext:value-type="float">
            <text:p>-0.02151767</text:p>
          </table:table-cell>
          <table:table-cell office:value-type="float" office:value="-0.02086145" calcext:value-type="float">
            <text:p>-0.02086145</text:p>
          </table:table-cell>
          <table:table-cell office:value-type="float" office:value="-0.02001387" calcext:value-type="float">
            <text:p>-0.02001387</text:p>
          </table:table-cell>
          <table:table-cell office:value-type="float" office:value="-0.01850198" calcext:value-type="float">
            <text:p>-0.01850198</text:p>
          </table:table-cell>
          <table:table-cell office:value-type="float" office:value="-0.01571791" calcext:value-type="float">
            <text:p>-0.01571791</text:p>
          </table:table-cell>
          <table:table-cell office:value-type="float" office:value="-0.01214667" calcext:value-type="float">
            <text:p>-0.01214667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1712" calcext:value-type="float">
            <text:p>-0.009711712</text:p>
          </table:table-cell>
          <table:table-cell office:value-type="float" office:value="-0.001483308" calcext:value-type="float">
            <text:p>-0.00148330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66954" calcext:value-type="float">
            <text:p>-2.16695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5" calcext:value-type="float">
            <text:p>27062005</text:p>
          </table:table-cell>
          <table:table-cell office:value-type="float" office:value="328.0996" calcext:value-type="float">
            <text:p>328.0996</text:p>
          </table:table-cell>
          <table:table-cell office:value-type="float" office:value="151.9747" calcext:value-type="float">
            <text:p>151.9747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092.767" calcext:value-type="float">
            <text:p>1092.767</text:p>
          </table:table-cell>
          <table:table-cell office:value-type="float" office:value="66.19656" calcext:value-type="float">
            <text:p>66.19656</text:p>
          </table:table-cell>
          <table:table-cell office:value-type="float" office:value="0" calcext:value-type="float">
            <text:p>0</text:p>
          </table:table-cell>
          <table:table-cell office:value-type="float" office:value="0.1126361" calcext:value-type="float">
            <text:p>0.1126361</text:p>
          </table:table-cell>
          <table:table-cell office:value-type="float" office:value="0.3268836" calcext:value-type="float">
            <text:p>0.3268836</text:p>
          </table:table-cell>
          <table:table-cell office:value-type="float" office:value="0.3261236" calcext:value-type="float">
            <text:p>0.3261236</text:p>
          </table:table-cell>
          <table:table-cell office:value-type="float" office:value="0.3254365" calcext:value-type="float">
            <text:p>0.3254365</text:p>
          </table:table-cell>
          <table:table-cell office:value-type="float" office:value="0.3257534" calcext:value-type="float">
            <text:p>0.3257534</text:p>
          </table:table-cell>
          <table:table-cell office:value-type="float" office:value="0.2855121" calcext:value-type="float">
            <text:p>0.2855121</text:p>
          </table:table-cell>
          <table:table-cell office:value-type="float" office:value="0.2837415" calcext:value-type="float">
            <text:p>0.2837415</text:p>
          </table:table-cell>
          <table:table-cell office:value-type="float" office:value="0.36669" calcext:value-type="float">
            <text:p>0.36669</text:p>
          </table:table-cell>
          <table:table-cell office:value-type="float" office:value="0.3617848" calcext:value-type="float">
            <text:p>0.3617848</text:p>
          </table:table-cell>
          <table:table-cell office:value-type="float" office:value="0.373183" calcext:value-type="float">
            <text:p>0.373183</text:p>
          </table:table-cell>
          <table:table-cell office:value-type="float" office:value="0.3909367" calcext:value-type="float">
            <text:p>0.3909367</text:p>
          </table:table-cell>
          <table:table-cell office:value-type="float" office:value="0.403634" calcext:value-type="float">
            <text:p>0.4036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7301E-015" calcext:value-type="float">
            <text:p>1.947301E-15</text:p>
          </table:table-cell>
          <table:table-cell office:value-type="float" office:value="1.955763E-015" calcext:value-type="float">
            <text:p>1.955763E-15</text:p>
          </table:table-cell>
          <table:table-cell office:value-type="float" office:value="1.973019E-015" calcext:value-type="float">
            <text:p>1.973019E-15</text:p>
          </table:table-cell>
          <table:table-cell office:value-type="float" office:value="1.916049E-015" calcext:value-type="float">
            <text:p>1.916049E-15</text:p>
          </table:table-cell>
          <table:table-cell office:value-type="float" office:value="9.354048E-016" calcext:value-type="float">
            <text:p>9.354048E-16</text:p>
          </table:table-cell>
          <table:table-cell office:value-type="float" office:value="1.99473E-015" calcext:value-type="float">
            <text:p>1.99473E-15</text:p>
          </table:table-cell>
          <table:table-cell office:value-type="float" office:value="1.848893E-015" calcext:value-type="float">
            <text:p>1.848893E-15</text:p>
          </table:table-cell>
          <table:table-cell office:value-type="float" office:value="9.731749E-016" calcext:value-type="float">
            <text:p>9.731749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77365" calcext:value-type="float">
            <text:p>-72.77365</text:p>
          </table:table-cell>
          <table:table-cell office:value-type="float" office:value="-0.02077091" calcext:value-type="float">
            <text:p>-0.02077091</text:p>
          </table:table-cell>
          <table:table-cell office:value-type="float" office:value="-0.02109171" calcext:value-type="float">
            <text:p>-0.02109171</text:p>
          </table:table-cell>
          <table:table-cell office:value-type="float" office:value="-0.02141536" calcext:value-type="float">
            <text:p>-0.02141536</text:p>
          </table:table-cell>
          <table:table-cell office:value-type="float" office:value="-0.02128975" calcext:value-type="float">
            <text:p>-0.02128975</text:p>
          </table:table-cell>
          <table:table-cell office:value-type="float" office:value="-0.02084878" calcext:value-type="float">
            <text:p>-0.02084878</text:p>
          </table:table-cell>
          <table:table-cell office:value-type="float" office:value="-0.02001775" calcext:value-type="float">
            <text:p>-0.02001775</text:p>
          </table:table-cell>
          <table:table-cell office:value-type="float" office:value="-0.01850196" calcext:value-type="float">
            <text:p>-0.01850196</text:p>
          </table:table-cell>
          <table:table-cell office:value-type="float" office:value="-0.01571772" calcext:value-type="float">
            <text:p>-0.01571772</text:p>
          </table:table-cell>
          <table:table-cell office:value-type="float" office:value="-0.01214249" calcext:value-type="float">
            <text:p>-0.01214249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4606" calcext:value-type="float">
            <text:p>-0.009714606</text:p>
          </table:table-cell>
          <table:table-cell office:value-type="float" office:value="-0.001491036" calcext:value-type="float">
            <text:p>-0.00149103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71877" calcext:value-type="float">
            <text:p>-2.17187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5" calcext:value-type="float">
            <text:p>28062005</text:p>
          </table:table-cell>
          <table:table-cell office:value-type="float" office:value="328.0996" calcext:value-type="float">
            <text:p>328.0996</text:p>
          </table:table-cell>
          <table:table-cell office:value-type="float" office:value="152.014" calcext:value-type="float">
            <text:p>152.014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092.462" calcext:value-type="float">
            <text:p>1092.462</text:p>
          </table:table-cell>
          <table:table-cell office:value-type="float" office:value="66.46172" calcext:value-type="float">
            <text:p>66.46172</text:p>
          </table:table-cell>
          <table:table-cell office:value-type="float" office:value="0" calcext:value-type="float">
            <text:p>0</text:p>
          </table:table-cell>
          <table:table-cell office:value-type="float" office:value="0.1086293" calcext:value-type="float">
            <text:p>0.1086293</text:p>
          </table:table-cell>
          <table:table-cell office:value-type="float" office:value="0.3248421" calcext:value-type="float">
            <text:p>0.3248421</text:p>
          </table:table-cell>
          <table:table-cell office:value-type="float" office:value="0.3255788" calcext:value-type="float">
            <text:p>0.3255788</text:p>
          </table:table-cell>
          <table:table-cell office:value-type="float" office:value="0.3262398" calcext:value-type="float">
            <text:p>0.3262398</text:p>
          </table:table-cell>
          <table:table-cell office:value-type="float" office:value="0.3267545" calcext:value-type="float">
            <text:p>0.3267545</text:p>
          </table:table-cell>
          <table:table-cell office:value-type="float" office:value="0.2858391" calcext:value-type="float">
            <text:p>0.2858391</text:p>
          </table:table-cell>
          <table:table-cell office:value-type="float" office:value="0.2838159" calcext:value-type="float">
            <text:p>0.2838159</text:p>
          </table:table-cell>
          <table:table-cell office:value-type="float" office:value="0.3666941" calcext:value-type="float">
            <text:p>0.3666941</text:p>
          </table:table-cell>
          <table:table-cell office:value-type="float" office:value="0.3617866" calcext:value-type="float">
            <text:p>0.3617866</text:p>
          </table:table-cell>
          <table:table-cell office:value-type="float" office:value="0.3731865" calcext:value-type="float">
            <text:p>0.3731865</text:p>
          </table:table-cell>
          <table:table-cell office:value-type="float" office:value="0.3909473" calcext:value-type="float">
            <text:p>0.3909473</text:p>
          </table:table-cell>
          <table:table-cell office:value-type="float" office:value="0.4035061" calcext:value-type="float">
            <text:p>0.403506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832E-015" calcext:value-type="float">
            <text:p>1.94832E-15</text:p>
          </table:table-cell>
          <table:table-cell office:value-type="float" office:value="1.955688E-015" calcext:value-type="float">
            <text:p>1.955688E-15</text:p>
          </table:table-cell>
          <table:table-cell office:value-type="float" office:value="1.972933E-015" calcext:value-type="float">
            <text:p>1.972933E-15</text:p>
          </table:table-cell>
          <table:table-cell office:value-type="float" office:value="1.91601E-015" calcext:value-type="float">
            <text:p>1.91601E-15</text:p>
          </table:table-cell>
          <table:table-cell office:value-type="float" office:value="9.353891E-016" calcext:value-type="float">
            <text:p>9.353891E-16</text:p>
          </table:table-cell>
          <table:table-cell office:value-type="float" office:value="1.994729E-015" calcext:value-type="float">
            <text:p>1.994729E-15</text:p>
          </table:table-cell>
          <table:table-cell office:value-type="float" office:value="1.848887E-015" calcext:value-type="float">
            <text:p>1.848887E-15</text:p>
          </table:table-cell>
          <table:table-cell office:value-type="float" office:value="9.731749E-016" calcext:value-type="float">
            <text:p>9.731749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97995" calcext:value-type="float">
            <text:p>-90.97995</text:p>
          </table:table-cell>
          <table:table-cell office:value-type="float" office:value="-0.02160194" calcext:value-type="float">
            <text:p>-0.02160194</text:p>
          </table:table-cell>
          <table:table-cell office:value-type="float" office:value="-0.02130723" calcext:value-type="float">
            <text:p>-0.02130723</text:p>
          </table:table-cell>
          <table:table-cell office:value-type="float" office:value="-0.0210865" calcext:value-type="float">
            <text:p>-0.0210865</text:p>
          </table:table-cell>
          <table:table-cell office:value-type="float" office:value="-0.02088785" calcext:value-type="float">
            <text:p>-0.02088785</text:p>
          </table:table-cell>
          <table:table-cell office:value-type="float" office:value="-0.02067071" calcext:value-type="float">
            <text:p>-0.02067071</text:p>
          </table:table-cell>
          <table:table-cell office:value-type="float" office:value="-0.01997453" calcext:value-type="float">
            <text:p>-0.01997453</text:p>
          </table:table-cell>
          <table:table-cell office:value-type="float" office:value="-0.01849772" calcext:value-type="float">
            <text:p>-0.01849772</text:p>
          </table:table-cell>
          <table:table-cell office:value-type="float" office:value="-0.01571644" calcext:value-type="float">
            <text:p>-0.01571644</text:p>
          </table:table-cell>
          <table:table-cell office:value-type="float" office:value="-0.0121405" calcext:value-type="float">
            <text:p>-0.0121405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1753" calcext:value-type="float">
            <text:p>-0.009711753</text:p>
          </table:table-cell>
          <table:table-cell office:value-type="float" office:value="-0.001497861" calcext:value-type="float">
            <text:p>-0.00149786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76268" calcext:value-type="float">
            <text:p>-2.17626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5" calcext:value-type="float">
            <text:p>29062005</text:p>
          </table:table-cell>
          <table:table-cell office:value-type="float" office:value="328.6996" calcext:value-type="float">
            <text:p>328.6996</text:p>
          </table:table-cell>
          <table:table-cell office:value-type="float" office:value="152.5982" calcext:value-type="float">
            <text:p>152.5982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092.246" calcext:value-type="float">
            <text:p>1092.246</text:p>
          </table:table-cell>
          <table:table-cell office:value-type="float" office:value="66.6926" calcext:value-type="float">
            <text:p>66.6926</text:p>
          </table:table-cell>
          <table:table-cell office:value-type="float" office:value="0" calcext:value-type="float">
            <text:p>0</text:p>
          </table:table-cell>
          <table:table-cell office:value-type="float" office:value="0.1098148" calcext:value-type="float">
            <text:p>0.1098148</text:p>
          </table:table-cell>
          <table:table-cell office:value-type="float" office:value="0.3242463" calcext:value-type="float">
            <text:p>0.3242463</text:p>
          </table:table-cell>
          <table:table-cell office:value-type="float" office:value="0.3251808" calcext:value-type="float">
            <text:p>0.3251808</text:p>
          </table:table-cell>
          <table:table-cell office:value-type="float" office:value="0.3261651" calcext:value-type="float">
            <text:p>0.3261651</text:p>
          </table:table-cell>
          <table:table-cell office:value-type="float" office:value="0.3268217" calcext:value-type="float">
            <text:p>0.3268217</text:p>
          </table:table-cell>
          <table:table-cell office:value-type="float" office:value="0.2861139" calcext:value-type="float">
            <text:p>0.2861139</text:p>
          </table:table-cell>
          <table:table-cell office:value-type="float" office:value="0.2839647" calcext:value-type="float">
            <text:p>0.2839647</text:p>
          </table:table-cell>
          <table:table-cell office:value-type="float" office:value="0.3667145" calcext:value-type="float">
            <text:p>0.3667145</text:p>
          </table:table-cell>
          <table:table-cell office:value-type="float" office:value="0.3617896" calcext:value-type="float">
            <text:p>0.3617896</text:p>
          </table:table-cell>
          <table:table-cell office:value-type="float" office:value="0.3731901" calcext:value-type="float">
            <text:p>0.3731901</text:p>
          </table:table-cell>
          <table:table-cell office:value-type="float" office:value="0.390961" calcext:value-type="float">
            <text:p>0.390961</text:p>
          </table:table-cell>
          <table:table-cell office:value-type="float" office:value="0.4034108" calcext:value-type="float">
            <text:p>0.403410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9362E-015" calcext:value-type="float">
            <text:p>1.949362E-15</text:p>
          </table:table-cell>
          <table:table-cell office:value-type="float" office:value="1.955615E-015" calcext:value-type="float">
            <text:p>1.955615E-15</text:p>
          </table:table-cell>
          <table:table-cell office:value-type="float" office:value="1.972849E-015" calcext:value-type="float">
            <text:p>1.972849E-15</text:p>
          </table:table-cell>
          <table:table-cell office:value-type="float" office:value="1.915962E-015" calcext:value-type="float">
            <text:p>1.915962E-15</text:p>
          </table:table-cell>
          <table:table-cell office:value-type="float" office:value="9.353971E-016" calcext:value-type="float">
            <text:p>9.353971E-16</text:p>
          </table:table-cell>
          <table:table-cell office:value-type="float" office:value="1.994722E-015" calcext:value-type="float">
            <text:p>1.994722E-15</text:p>
          </table:table-cell>
          <table:table-cell office:value-type="float" office:value="1.848882E-015" calcext:value-type="float">
            <text:p>1.848882E-15</text:p>
          </table:table-cell>
          <table:table-cell office:value-type="float" office:value="9.731749E-016" calcext:value-type="float">
            <text:p>9.731749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6E-028" calcext:value-type="float">
            <text:p>1.099916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2.57979" calcext:value-type="float">
            <text:p>-82.57979</text:p>
          </table:table-cell>
          <table:table-cell office:value-type="float" office:value="-0.02184956" calcext:value-type="float">
            <text:p>-0.02184956</text:p>
          </table:table-cell>
          <table:table-cell office:value-type="float" office:value="-0.02146888" calcext:value-type="float">
            <text:p>-0.02146888</text:p>
          </table:table-cell>
          <table:table-cell office:value-type="float" office:value="-0.02111494" calcext:value-type="float">
            <text:p>-0.02111494</text:p>
          </table:table-cell>
          <table:table-cell office:value-type="float" office:value="-0.02086016" calcext:value-type="float">
            <text:p>-0.02086016</text:p>
          </table:table-cell>
          <table:table-cell office:value-type="float" office:value="-0.0205212" calcext:value-type="float">
            <text:p>-0.0205212</text:p>
          </table:table-cell>
          <table:table-cell office:value-type="float" office:value="-0.01988714" calcext:value-type="float">
            <text:p>-0.01988714</text:p>
          </table:table-cell>
          <table:table-cell office:value-type="float" office:value="-0.0184757" calcext:value-type="float">
            <text:p>-0.0184757</text:p>
          </table:table-cell>
          <table:table-cell office:value-type="float" office:value="-0.01571432" calcext:value-type="float">
            <text:p>-0.01571432</text:p>
          </table:table-cell>
          <table:table-cell office:value-type="float" office:value="-0.01213852" calcext:value-type="float">
            <text:p>-0.01213852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8928" calcext:value-type="float">
            <text:p>-0.009718928</text:p>
          </table:table-cell>
          <table:table-cell office:value-type="float" office:value="-0.001505052" calcext:value-type="float">
            <text:p>-0.00150505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0129" calcext:value-type="float">
            <text:p>-2.18012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5" calcext:value-type="float">
            <text:p>30062005</text:p>
          </table:table-cell>
          <table:table-cell office:value-type="float" office:value="328.6996" calcext:value-type="float">
            <text:p>328.6996</text:p>
          </table:table-cell>
          <table:table-cell office:value-type="float" office:value="152.5889" calcext:value-type="float">
            <text:p>152.5889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092.078" calcext:value-type="float">
            <text:p>1092.078</text:p>
          </table:table-cell>
          <table:table-cell office:value-type="float" office:value="66.86954" calcext:value-type="float">
            <text:p>66.86954</text:p>
          </table:table-cell>
          <table:table-cell office:value-type="float" office:value="0" calcext:value-type="float">
            <text:p>0</text:p>
          </table:table-cell>
          <table:table-cell office:value-type="float" office:value="0.1108704" calcext:value-type="float">
            <text:p>0.1108704</text:p>
          </table:table-cell>
          <table:table-cell office:value-type="float" office:value="0.3239328" calcext:value-type="float">
            <text:p>0.3239328</text:p>
          </table:table-cell>
          <table:table-cell office:value-type="float" office:value="0.3249157" calcext:value-type="float">
            <text:p>0.3249157</text:p>
          </table:table-cell>
          <table:table-cell office:value-type="float" office:value="0.3260153" calcext:value-type="float">
            <text:p>0.3260153</text:p>
          </table:table-cell>
          <table:table-cell office:value-type="float" office:value="0.3267832" calcext:value-type="float">
            <text:p>0.3267832</text:p>
          </table:table-cell>
          <table:table-cell office:value-type="float" office:value="0.2862536" calcext:value-type="float">
            <text:p>0.2862536</text:p>
          </table:table-cell>
          <table:table-cell office:value-type="float" office:value="0.2840973" calcext:value-type="float">
            <text:p>0.2840973</text:p>
          </table:table-cell>
          <table:table-cell office:value-type="float" office:value="0.3667484" calcext:value-type="float">
            <text:p>0.3667484</text:p>
          </table:table-cell>
          <table:table-cell office:value-type="float" office:value="0.3617965" calcext:value-type="float">
            <text:p>0.3617965</text:p>
          </table:table-cell>
          <table:table-cell office:value-type="float" office:value="0.3731949" calcext:value-type="float">
            <text:p>0.3731949</text:p>
          </table:table-cell>
          <table:table-cell office:value-type="float" office:value="0.3909639" calcext:value-type="float">
            <text:p>0.3909639</text:p>
          </table:table-cell>
          <table:table-cell office:value-type="float" office:value="0.4033794" calcext:value-type="float">
            <text:p>0.403379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035E-015" calcext:value-type="float">
            <text:p>1.95035E-15</text:p>
          </table:table-cell>
          <table:table-cell office:value-type="float" office:value="1.955546E-015" calcext:value-type="float">
            <text:p>1.955546E-15</text:p>
          </table:table-cell>
          <table:table-cell office:value-type="float" office:value="1.972769E-015" calcext:value-type="float">
            <text:p>1.972769E-15</text:p>
          </table:table-cell>
          <table:table-cell office:value-type="float" office:value="1.915913E-015" calcext:value-type="float">
            <text:p>1.915913E-15</text:p>
          </table:table-cell>
          <table:table-cell office:value-type="float" office:value="9.354007E-016" calcext:value-type="float">
            <text:p>9.354007E-16</text:p>
          </table:table-cell>
          <table:table-cell office:value-type="float" office:value="1.994718E-015" calcext:value-type="float">
            <text:p>1.994718E-15</text:p>
          </table:table-cell>
          <table:table-cell office:value-type="float" office:value="1.848878E-015" calcext:value-type="float">
            <text:p>1.848878E-15</text:p>
          </table:table-cell>
          <table:table-cell office:value-type="float" office:value="9.731749E-016" calcext:value-type="float">
            <text:p>9.731749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.63521" calcext:value-type="float">
            <text:p>-78.63521</text:p>
          </table:table-cell>
          <table:table-cell office:value-type="float" office:value="-0.02198051" calcext:value-type="float">
            <text:p>-0.02198051</text:p>
          </table:table-cell>
          <table:table-cell office:value-type="float" office:value="-0.02157729" calcext:value-type="float">
            <text:p>-0.02157729</text:p>
          </table:table-cell>
          <table:table-cell office:value-type="float" office:value="-0.02117454" calcext:value-type="float">
            <text:p>-0.02117454</text:p>
          </table:table-cell>
          <table:table-cell office:value-type="float" office:value="-0.02087508" calcext:value-type="float">
            <text:p>-0.02087508</text:p>
          </table:table-cell>
          <table:table-cell office:value-type="float" office:value="-0.02044539" calcext:value-type="float">
            <text:p>-0.02044539</text:p>
          </table:table-cell>
          <table:table-cell office:value-type="float" office:value="-0.01980937" calcext:value-type="float">
            <text:p>-0.01980937</text:p>
          </table:table-cell>
          <table:table-cell office:value-type="float" office:value="-0.01843899" calcext:value-type="float">
            <text:p>-0.01843899</text:p>
          </table:table-cell>
          <table:table-cell office:value-type="float" office:value="-0.01570942" calcext:value-type="float">
            <text:p>-0.01570942</text:p>
          </table:table-cell>
          <table:table-cell office:value-type="float" office:value="-0.01213587" calcext:value-type="float">
            <text:p>-0.01213587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20236" calcext:value-type="float">
            <text:p>-0.009720236</text:p>
          </table:table-cell>
          <table:table-cell office:value-type="float" office:value="-0.001511327" calcext:value-type="float">
            <text:p>-0.00151132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348" calcext:value-type="float">
            <text:p>-2.1834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5" calcext:value-type="float">
            <text:p>1072005</text:p>
          </table:table-cell>
          <table:table-cell office:value-type="float" office:value="328.6996" calcext:value-type="float">
            <text:p>328.6996</text:p>
          </table:table-cell>
          <table:table-cell office:value-type="float" office:value="152.5986" calcext:value-type="float">
            <text:p>152.5986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091.948" calcext:value-type="float">
            <text:p>1091.948</text:p>
          </table:table-cell>
          <table:table-cell office:value-type="float" office:value="66.99132" calcext:value-type="float">
            <text:p>66.99132</text:p>
          </table:table-cell>
          <table:table-cell office:value-type="float" office:value="0" calcext:value-type="float">
            <text:p>0</text:p>
          </table:table-cell>
          <table:table-cell office:value-type="float" office:value="0.1101375" calcext:value-type="float">
            <text:p>0.1101375</text:p>
          </table:table-cell>
          <table:table-cell office:value-type="float" office:value="0.3237166" calcext:value-type="float">
            <text:p>0.3237166</text:p>
          </table:table-cell>
          <table:table-cell office:value-type="float" office:value="0.3247253" calcext:value-type="float">
            <text:p>0.3247253</text:p>
          </table:table-cell>
          <table:table-cell office:value-type="float" office:value="0.3258916" calcext:value-type="float">
            <text:p>0.3258916</text:p>
          </table:table-cell>
          <table:table-cell office:value-type="float" office:value="0.3267245" calcext:value-type="float">
            <text:p>0.3267245</text:p>
          </table:table-cell>
          <table:table-cell office:value-type="float" office:value="0.2863117" calcext:value-type="float">
            <text:p>0.2863117</text:p>
          </table:table-cell>
          <table:table-cell office:value-type="float" office:value="0.2841823" calcext:value-type="float">
            <text:p>0.2841823</text:p>
          </table:table-cell>
          <table:table-cell office:value-type="float" office:value="0.366784" calcext:value-type="float">
            <text:p>0.366784</text:p>
          </table:table-cell>
          <table:table-cell office:value-type="float" office:value="0.3618077" calcext:value-type="float">
            <text:p>0.3618077</text:p>
          </table:table-cell>
          <table:table-cell office:value-type="float" office:value="0.3732016" calcext:value-type="float">
            <text:p>0.3732016</text:p>
          </table:table-cell>
          <table:table-cell office:value-type="float" office:value="0.3909686" calcext:value-type="float">
            <text:p>0.3909686</text:p>
          </table:table-cell>
          <table:table-cell office:value-type="float" office:value="0.4034077" calcext:value-type="float">
            <text:p>0.403407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1307E-015" calcext:value-type="float">
            <text:p>1.951307E-15</text:p>
          </table:table-cell>
          <table:table-cell office:value-type="float" office:value="1.955478E-015" calcext:value-type="float">
            <text:p>1.955478E-15</text:p>
          </table:table-cell>
          <table:table-cell office:value-type="float" office:value="1.972694E-015" calcext:value-type="float">
            <text:p>1.972694E-15</text:p>
          </table:table-cell>
          <table:table-cell office:value-type="float" office:value="1.915868E-015" calcext:value-type="float">
            <text:p>1.915868E-15</text:p>
          </table:table-cell>
          <table:table-cell office:value-type="float" office:value="9.353915E-016" calcext:value-type="float">
            <text:p>9.353915E-16</text:p>
          </table:table-cell>
          <table:table-cell office:value-type="float" office:value="1.994716E-015" calcext:value-type="float">
            <text:p>1.994716E-15</text:p>
          </table:table-cell>
          <table:table-cell office:value-type="float" office:value="1.848872E-015" calcext:value-type="float">
            <text:p>1.848872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.73805" calcext:value-type="float">
            <text:p>-81.73805</text:p>
          </table:table-cell>
          <table:table-cell office:value-type="float" office:value="-0.02207138" calcext:value-type="float">
            <text:p>-0.02207138</text:p>
          </table:table-cell>
          <table:table-cell office:value-type="float" office:value="-0.0216555" calcext:value-type="float">
            <text:p>-0.0216555</text:p>
          </table:table-cell>
          <table:table-cell office:value-type="float" office:value="-0.02122398" calcext:value-type="float">
            <text:p>-0.02122398</text:p>
          </table:table-cell>
          <table:table-cell office:value-type="float" office:value="-0.02089813" calcext:value-type="float">
            <text:p>-0.02089813</text:p>
          </table:table-cell>
          <table:table-cell office:value-type="float" office:value="-0.02041391" calcext:value-type="float">
            <text:p>-0.02041391</text:p>
          </table:table-cell>
          <table:table-cell office:value-type="float" office:value="-0.01975955" calcext:value-type="float">
            <text:p>-0.01975955</text:p>
          </table:table-cell>
          <table:table-cell office:value-type="float" office:value="-0.01840011" calcext:value-type="float">
            <text:p>-0.01840011</text:p>
          </table:table-cell>
          <table:table-cell office:value-type="float" office:value="-0.0157014" calcext:value-type="float">
            <text:p>-0.0157014</text:p>
          </table:table-cell>
          <table:table-cell office:value-type="float" office:value="-0.0121321" calcext:value-type="float">
            <text:p>-0.0121321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8123" calcext:value-type="float">
            <text:p>-0.009718123</text:p>
          </table:table-cell>
          <table:table-cell office:value-type="float" office:value="-0.001517216" calcext:value-type="float">
            <text:p>-0.00151721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621" calcext:value-type="float">
            <text:p>-2.1862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5" calcext:value-type="float">
            <text:p>2072005</text:p>
          </table:table-cell>
          <table:table-cell office:value-type="float" office:value="328.8997" calcext:value-type="float">
            <text:p>328.8997</text:p>
          </table:table-cell>
          <table:table-cell office:value-type="float" office:value="152.8185" calcext:value-type="float">
            <text:p>152.8185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091.82" calcext:value-type="float">
            <text:p>1091.82</text:p>
          </table:table-cell>
          <table:table-cell office:value-type="float" office:value="67.09988" calcext:value-type="float">
            <text:p>67.09988</text:p>
          </table:table-cell>
          <table:table-cell office:value-type="float" office:value="0" calcext:value-type="float">
            <text:p>0</text:p>
          </table:table-cell>
          <table:table-cell office:value-type="float" office:value="0.1081092" calcext:value-type="float">
            <text:p>0.1081092</text:p>
          </table:table-cell>
          <table:table-cell office:value-type="float" office:value="0.323563" calcext:value-type="float">
            <text:p>0.323563</text:p>
          </table:table-cell>
          <table:table-cell office:value-type="float" office:value="0.3245821" calcext:value-type="float">
            <text:p>0.3245821</text:p>
          </table:table-cell>
          <table:table-cell office:value-type="float" office:value="0.3257893" calcext:value-type="float">
            <text:p>0.3257893</text:p>
          </table:table-cell>
          <table:table-cell office:value-type="float" office:value="0.3266627" calcext:value-type="float">
            <text:p>0.3266627</text:p>
          </table:table-cell>
          <table:table-cell office:value-type="float" office:value="0.2863317" calcext:value-type="float">
            <text:p>0.2863317</text:p>
          </table:table-cell>
          <table:table-cell office:value-type="float" office:value="0.2842382" calcext:value-type="float">
            <text:p>0.2842382</text:p>
          </table:table-cell>
          <table:table-cell office:value-type="float" office:value="0.3668152" calcext:value-type="float">
            <text:p>0.3668152</text:p>
          </table:table-cell>
          <table:table-cell office:value-type="float" office:value="0.3618222" calcext:value-type="float">
            <text:p>0.3618222</text:p>
          </table:table-cell>
          <table:table-cell office:value-type="float" office:value="0.3732089" calcext:value-type="float">
            <text:p>0.3732089</text:p>
          </table:table-cell>
          <table:table-cell office:value-type="float" office:value="0.3909737" calcext:value-type="float">
            <text:p>0.3909737</text:p>
          </table:table-cell>
          <table:table-cell office:value-type="float" office:value="0.4034105" calcext:value-type="float">
            <text:p>0.403410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2286E-015" calcext:value-type="float">
            <text:p>1.952286E-15</text:p>
          </table:table-cell>
          <table:table-cell office:value-type="float" office:value="1.955409E-015" calcext:value-type="float">
            <text:p>1.955409E-15</text:p>
          </table:table-cell>
          <table:table-cell office:value-type="float" office:value="1.972614E-015" calcext:value-type="float">
            <text:p>1.972614E-15</text:p>
          </table:table-cell>
          <table:table-cell office:value-type="float" office:value="1.915823E-015" calcext:value-type="float">
            <text:p>1.915823E-15</text:p>
          </table:table-cell>
          <table:table-cell office:value-type="float" office:value="9.354017E-016" calcext:value-type="float">
            <text:p>9.354017E-16</text:p>
          </table:table-cell>
          <table:table-cell office:value-type="float" office:value="1.994709E-015" calcext:value-type="float">
            <text:p>1.994709E-15</text:p>
          </table:table-cell>
          <table:table-cell office:value-type="float" office:value="1.848869E-015" calcext:value-type="float">
            <text:p>1.848869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4.59453" calcext:value-type="float">
            <text:p>-94.59453</text:p>
          </table:table-cell>
          <table:table-cell office:value-type="float" office:value="-0.02213635" calcext:value-type="float">
            <text:p>-0.02213635</text:p>
          </table:table-cell>
          <table:table-cell office:value-type="float" office:value="-0.02171464" calcext:value-type="float">
            <text:p>-0.02171464</text:p>
          </table:table-cell>
          <table:table-cell office:value-type="float" office:value="-0.02126484" calcext:value-type="float">
            <text:p>-0.02126484</text:p>
          </table:table-cell>
          <table:table-cell office:value-type="float" office:value="-0.02092232" calcext:value-type="float">
            <text:p>-0.02092232</text:p>
          </table:table-cell>
          <table:table-cell office:value-type="float" office:value="-0.02040309" calcext:value-type="float">
            <text:p>-0.02040309</text:p>
          </table:table-cell>
          <table:table-cell office:value-type="float" office:value="-0.01972692" calcext:value-type="float">
            <text:p>-0.01972692</text:p>
          </table:table-cell>
          <table:table-cell office:value-type="float" office:value="-0.01836649" calcext:value-type="float">
            <text:p>-0.01836649</text:p>
          </table:table-cell>
          <table:table-cell office:value-type="float" office:value="-0.01569096" calcext:value-type="float">
            <text:p>-0.01569096</text:p>
          </table:table-cell>
          <table:table-cell office:value-type="float" office:value="-0.01212813" calcext:value-type="float">
            <text:p>-0.01212813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4865" calcext:value-type="float">
            <text:p>-0.009714865</text:p>
          </table:table-cell>
          <table:table-cell office:value-type="float" office:value="-0.001523615" calcext:value-type="float">
            <text:p>-0.00152361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8426" calcext:value-type="float">
            <text:p>-2.18842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5" calcext:value-type="float">
            <text:p>3072005</text:p>
          </table:table-cell>
          <table:table-cell office:value-type="float" office:value="328.8997" calcext:value-type="float">
            <text:p>328.8997</text:p>
          </table:table-cell>
          <table:table-cell office:value-type="float" office:value="152.7322" calcext:value-type="float">
            <text:p>152.7322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091.812" calcext:value-type="float">
            <text:p>1091.812</text:p>
          </table:table-cell>
          <table:table-cell office:value-type="float" office:value="67.19397" calcext:value-type="float">
            <text:p>67.19397</text:p>
          </table:table-cell>
          <table:table-cell office:value-type="float" office:value="0" calcext:value-type="float">
            <text:p>0</text:p>
          </table:table-cell>
          <table:table-cell office:value-type="float" office:value="0.1171133" calcext:value-type="float">
            <text:p>0.1171133</text:p>
          </table:table-cell>
          <table:table-cell office:value-type="float" office:value="0.3234245" calcext:value-type="float">
            <text:p>0.3234245</text:p>
          </table:table-cell>
          <table:table-cell office:value-type="float" office:value="0.3244676" calcext:value-type="float">
            <text:p>0.3244676</text:p>
          </table:table-cell>
          <table:table-cell office:value-type="float" office:value="0.325696" calcext:value-type="float">
            <text:p>0.325696</text:p>
          </table:table-cell>
          <table:table-cell office:value-type="float" office:value="0.3265969" calcext:value-type="float">
            <text:p>0.3265969</text:p>
          </table:table-cell>
          <table:table-cell office:value-type="float" office:value="0.2863295" calcext:value-type="float">
            <text:p>0.2863295</text:p>
          </table:table-cell>
          <table:table-cell office:value-type="float" office:value="0.2842707" calcext:value-type="float">
            <text:p>0.2842707</text:p>
          </table:table-cell>
          <table:table-cell office:value-type="float" office:value="0.3668409" calcext:value-type="float">
            <text:p>0.3668409</text:p>
          </table:table-cell>
          <table:table-cell office:value-type="float" office:value="0.361839" calcext:value-type="float">
            <text:p>0.361839</text:p>
          </table:table-cell>
          <table:table-cell office:value-type="float" office:value="0.3732159" calcext:value-type="float">
            <text:p>0.3732159</text:p>
          </table:table-cell>
          <table:table-cell office:value-type="float" office:value="0.3909788" calcext:value-type="float">
            <text:p>0.3909788</text:p>
          </table:table-cell>
          <table:table-cell office:value-type="float" office:value="0.4033985" calcext:value-type="float">
            <text:p>0.403398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327E-015" calcext:value-type="float">
            <text:p>1.95327E-15</text:p>
          </table:table-cell>
          <table:table-cell office:value-type="float" office:value="1.955339E-015" calcext:value-type="float">
            <text:p>1.955339E-15</text:p>
          </table:table-cell>
          <table:table-cell office:value-type="float" office:value="1.972537E-015" calcext:value-type="float">
            <text:p>1.972537E-15</text:p>
          </table:table-cell>
          <table:table-cell office:value-type="float" office:value="1.915774E-015" calcext:value-type="float">
            <text:p>1.915774E-15</text:p>
          </table:table-cell>
          <table:table-cell office:value-type="float" office:value="9.354127E-016" calcext:value-type="float">
            <text:p>9.354127E-16</text:p>
          </table:table-cell>
          <table:table-cell office:value-type="float" office:value="1.994702E-015" calcext:value-type="float">
            <text:p>1.994702E-15</text:p>
          </table:table-cell>
          <table:table-cell office:value-type="float" office:value="1.848865E-015" calcext:value-type="float">
            <text:p>1.848865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05368" calcext:value-type="float">
            <text:p>-51.05368</text:p>
          </table:table-cell>
          <table:table-cell office:value-type="float" office:value="-0.02219467" calcext:value-type="float">
            <text:p>-0.02219467</text:p>
          </table:table-cell>
          <table:table-cell office:value-type="float" office:value="-0.02176192" calcext:value-type="float">
            <text:p>-0.02176192</text:p>
          </table:table-cell>
          <table:table-cell office:value-type="float" office:value="-0.0213023" calcext:value-type="float">
            <text:p>-0.0213023</text:p>
          </table:table-cell>
          <table:table-cell office:value-type="float" office:value="-0.02094818" calcext:value-type="float">
            <text:p>-0.02094818</text:p>
          </table:table-cell>
          <table:table-cell office:value-type="float" office:value="-0.02040421" calcext:value-type="float">
            <text:p>-0.02040421</text:p>
          </table:table-cell>
          <table:table-cell office:value-type="float" office:value="-0.01970793" calcext:value-type="float">
            <text:p>-0.01970793</text:p>
          </table:table-cell>
          <table:table-cell office:value-type="float" office:value="-0.01833858" calcext:value-type="float">
            <text:p>-0.01833858</text:p>
          </table:table-cell>
          <table:table-cell office:value-type="float" office:value="-0.01567887" calcext:value-type="float">
            <text:p>-0.01567887</text:p>
          </table:table-cell>
          <table:table-cell office:value-type="float" office:value="-0.0121242" calcext:value-type="float">
            <text:p>-0.0121242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62" calcext:value-type="float">
            <text:p>-0.0097162</text:p>
          </table:table-cell>
          <table:table-cell office:value-type="float" office:value="-0.001530324" calcext:value-type="float">
            <text:p>-0.00153032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0256" calcext:value-type="float">
            <text:p>-2.19025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5" calcext:value-type="float">
            <text:p>4072005</text:p>
          </table:table-cell>
          <table:table-cell office:value-type="float" office:value="328.8997" calcext:value-type="float">
            <text:p>328.8997</text:p>
          </table:table-cell>
          <table:table-cell office:value-type="float" office:value="152.79" calcext:value-type="float">
            <text:p>152.79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091.671" calcext:value-type="float">
            <text:p>1091.671</text:p>
          </table:table-cell>
          <table:table-cell office:value-type="float" office:value="67.2776" calcext:value-type="float">
            <text:p>67.2776</text:p>
          </table:table-cell>
          <table:table-cell office:value-type="float" office:value="0" calcext:value-type="float">
            <text:p>0</text:p>
          </table:table-cell>
          <table:table-cell office:value-type="float" office:value="0.1115797" calcext:value-type="float">
            <text:p>0.1115797</text:p>
          </table:table-cell>
          <table:table-cell office:value-type="float" office:value="0.3233329" calcext:value-type="float">
            <text:p>0.3233329</text:p>
          </table:table-cell>
          <table:table-cell office:value-type="float" office:value="0.3243736" calcext:value-type="float">
            <text:p>0.3243736</text:p>
          </table:table-cell>
          <table:table-cell office:value-type="float" office:value="0.3256183" calcext:value-type="float">
            <text:p>0.3256183</text:p>
          </table:table-cell>
          <table:table-cell office:value-type="float" office:value="0.3265378" calcext:value-type="float">
            <text:p>0.3265378</text:p>
          </table:table-cell>
          <table:table-cell office:value-type="float" office:value="0.2863191" calcext:value-type="float">
            <text:p>0.2863191</text:p>
          </table:table-cell>
          <table:table-cell office:value-type="float" office:value="0.2842902" calcext:value-type="float">
            <text:p>0.2842902</text:p>
          </table:table-cell>
          <table:table-cell office:value-type="float" office:value="0.3668604" calcext:value-type="float">
            <text:p>0.3668604</text:p>
          </table:table-cell>
          <table:table-cell office:value-type="float" office:value="0.3618563" calcext:value-type="float">
            <text:p>0.3618563</text:p>
          </table:table-cell>
          <table:table-cell office:value-type="float" office:value="0.3732232" calcext:value-type="float">
            <text:p>0.3732232</text:p>
          </table:table-cell>
          <table:table-cell office:value-type="float" office:value="0.3909815" calcext:value-type="float">
            <text:p>0.3909815</text:p>
          </table:table-cell>
          <table:table-cell office:value-type="float" office:value="0.4033785" calcext:value-type="float">
            <text:p>0.403378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4229E-015" calcext:value-type="float">
            <text:p>1.954229E-15</text:p>
          </table:table-cell>
          <table:table-cell office:value-type="float" office:value="1.95527E-015" calcext:value-type="float">
            <text:p>1.95527E-15</text:p>
          </table:table-cell>
          <table:table-cell office:value-type="float" office:value="1.97246E-015" calcext:value-type="float">
            <text:p>1.97246E-15</text:p>
          </table:table-cell>
          <table:table-cell office:value-type="float" office:value="1.915728E-015" calcext:value-type="float">
            <text:p>1.915728E-15</text:p>
          </table:table-cell>
          <table:table-cell office:value-type="float" office:value="9.354117E-016" calcext:value-type="float">
            <text:p>9.354117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1.848861E-015" calcext:value-type="float">
            <text:p>1.848861E-15</text:p>
          </table:table-cell>
          <table:table-cell office:value-type="float" office:value="9.731747E-016" calcext:value-type="float">
            <text:p>9.731747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.31574" calcext:value-type="float">
            <text:p>-75.31574</text:p>
          </table:table-cell>
          <table:table-cell office:value-type="float" office:value="-0.02223382" calcext:value-type="float">
            <text:p>-0.02223382</text:p>
          </table:table-cell>
          <table:table-cell office:value-type="float" office:value="-0.021801" calcext:value-type="float">
            <text:p>-0.021801</text:p>
          </table:table-cell>
          <table:table-cell office:value-type="float" office:value="-0.02133347" calcext:value-type="float">
            <text:p>-0.02133347</text:p>
          </table:table-cell>
          <table:table-cell office:value-type="float" office:value="-0.02097155" calcext:value-type="float">
            <text:p>-0.02097155</text:p>
          </table:table-cell>
          <table:table-cell office:value-type="float" office:value="-0.02040972" calcext:value-type="float">
            <text:p>-0.02040972</text:p>
          </table:table-cell>
          <table:table-cell office:value-type="float" office:value="-0.01969661" calcext:value-type="float">
            <text:p>-0.01969661</text:p>
          </table:table-cell>
          <table:table-cell office:value-type="float" office:value="-0.01831741" calcext:value-type="float">
            <text:p>-0.01831741</text:p>
          </table:table-cell>
          <table:table-cell office:value-type="float" office:value="-0.0156664" calcext:value-type="float">
            <text:p>-0.0156664</text:p>
          </table:table-cell>
          <table:table-cell office:value-type="float" office:value="-0.01212025" calcext:value-type="float">
            <text:p>-0.01212025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9596" calcext:value-type="float">
            <text:p>-0.009719596</text:p>
          </table:table-cell>
          <table:table-cell office:value-type="float" office:value="-0.001537008" calcext:value-type="float">
            <text:p>-0.00153700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1794" calcext:value-type="float">
            <text:p>-2.19179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5" calcext:value-type="float">
            <text:p>5072005</text:p>
          </table:table-cell>
          <table:table-cell office:value-type="float" office:value="328.8997" calcext:value-type="float">
            <text:p>328.8997</text:p>
          </table:table-cell>
          <table:table-cell office:value-type="float" office:value="152.8017" calcext:value-type="float">
            <text:p>152.8017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091.584" calcext:value-type="float">
            <text:p>1091.584</text:p>
          </table:table-cell>
          <table:table-cell office:value-type="float" office:value="67.35234" calcext:value-type="float">
            <text:p>67.35234</text:p>
          </table:table-cell>
          <table:table-cell office:value-type="float" office:value="0" calcext:value-type="float">
            <text:p>0</text:p>
          </table:table-cell>
          <table:table-cell office:value-type="float" office:value="0.1106021" calcext:value-type="float">
            <text:p>0.1106021</text:p>
          </table:table-cell>
          <table:table-cell office:value-type="float" office:value="0.323255" calcext:value-type="float">
            <text:p>0.323255</text:p>
          </table:table-cell>
          <table:table-cell office:value-type="float" office:value="0.3243011" calcext:value-type="float">
            <text:p>0.3243011</text:p>
          </table:table-cell>
          <table:table-cell office:value-type="float" office:value="0.3255543" calcext:value-type="float">
            <text:p>0.3255543</text:p>
          </table:table-cell>
          <table:table-cell office:value-type="float" office:value="0.3264847" calcext:value-type="float">
            <text:p>0.3264847</text:p>
          </table:table-cell>
          <table:table-cell office:value-type="float" office:value="0.2863033" calcext:value-type="float">
            <text:p>0.2863033</text:p>
          </table:table-cell>
          <table:table-cell office:value-type="float" office:value="0.2842997" calcext:value-type="float">
            <text:p>0.2842997</text:p>
          </table:table-cell>
          <table:table-cell office:value-type="float" office:value="0.3668759" calcext:value-type="float">
            <text:p>0.3668759</text:p>
          </table:table-cell>
          <table:table-cell office:value-type="float" office:value="0.3618731" calcext:value-type="float">
            <text:p>0.3618731</text:p>
          </table:table-cell>
          <table:table-cell office:value-type="float" office:value="0.3732302" calcext:value-type="float">
            <text:p>0.3732302</text:p>
          </table:table-cell>
          <table:table-cell office:value-type="float" office:value="0.3909813" calcext:value-type="float">
            <text:p>0.3909813</text:p>
          </table:table-cell>
          <table:table-cell office:value-type="float" office:value="0.403354" calcext:value-type="float">
            <text:p>0.403354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5516E-015" calcext:value-type="float">
            <text:p>1.95516E-15</text:p>
          </table:table-cell>
          <table:table-cell office:value-type="float" office:value="1.955206E-015" calcext:value-type="float">
            <text:p>1.955206E-15</text:p>
          </table:table-cell>
          <table:table-cell office:value-type="float" office:value="1.972385E-015" calcext:value-type="float">
            <text:p>1.972385E-15</text:p>
          </table:table-cell>
          <table:table-cell office:value-type="float" office:value="1.915683E-015" calcext:value-type="float">
            <text:p>1.915683E-15</text:p>
          </table:table-cell>
          <table:table-cell office:value-type="float" office:value="9.354097E-016" calcext:value-type="float">
            <text:p>9.354097E-16</text:p>
          </table:table-cell>
          <table:table-cell office:value-type="float" office:value="1.994694E-015" calcext:value-type="float">
            <text:p>1.994694E-15</text:p>
          </table:table-cell>
          <table:table-cell office:value-type="float" office:value="1.848857E-015" calcext:value-type="float">
            <text:p>1.848857E-15</text:p>
          </table:table-cell>
          <table:table-cell office:value-type="float" office:value="9.731749E-016" calcext:value-type="float">
            <text:p>9.731749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6E-028" calcext:value-type="float">
            <text:p>1.099916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.62122" calcext:value-type="float">
            <text:p>-79.62122</text:p>
          </table:table-cell>
          <table:table-cell office:value-type="float" office:value="-0.02226684" calcext:value-type="float">
            <text:p>-0.02226684</text:p>
          </table:table-cell>
          <table:table-cell office:value-type="float" office:value="-0.02183115" calcext:value-type="float">
            <text:p>-0.02183115</text:p>
          </table:table-cell>
          <table:table-cell office:value-type="float" office:value="-0.02135927" calcext:value-type="float">
            <text:p>-0.02135927</text:p>
          </table:table-cell>
          <table:table-cell office:value-type="float" office:value="-0.02099246" calcext:value-type="float">
            <text:p>-0.02099246</text:p>
          </table:table-cell>
          <table:table-cell office:value-type="float" office:value="-0.02041826" calcext:value-type="float">
            <text:p>-0.02041826</text:p>
          </table:table-cell>
          <table:table-cell office:value-type="float" office:value="-0.01969096" calcext:value-type="float">
            <text:p>-0.01969096</text:p>
          </table:table-cell>
          <table:table-cell office:value-type="float" office:value="-0.01830079" calcext:value-type="float">
            <text:p>-0.01830079</text:p>
          </table:table-cell>
          <table:table-cell office:value-type="float" office:value="-0.0156543" calcext:value-type="float">
            <text:p>-0.0156543</text:p>
          </table:table-cell>
          <table:table-cell office:value-type="float" office:value="-0.01211626" calcext:value-type="float">
            <text:p>-0.01211626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6598" calcext:value-type="float">
            <text:p>-0.009716598</text:p>
          </table:table-cell>
          <table:table-cell office:value-type="float" office:value="-0.001543243" calcext:value-type="float">
            <text:p>-0.00154324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3107" calcext:value-type="float">
            <text:p>-2.19310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5" calcext:value-type="float">
            <text:p>6072005</text:p>
          </table:table-cell>
          <table:table-cell office:value-type="float" office:value="328.8997" calcext:value-type="float">
            <text:p>328.8997</text:p>
          </table:table-cell>
          <table:table-cell office:value-type="float" office:value="152.8241" calcext:value-type="float">
            <text:p>152.8241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091.494" calcext:value-type="float">
            <text:p>1091.494</text:p>
          </table:table-cell>
          <table:table-cell office:value-type="float" office:value="67.41947" calcext:value-type="float">
            <text:p>67.41947</text:p>
          </table:table-cell>
          <table:table-cell office:value-type="float" office:value="0" calcext:value-type="float">
            <text:p>0</text:p>
          </table:table-cell>
          <table:table-cell office:value-type="float" office:value="0.1086782" calcext:value-type="float">
            <text:p>0.1086782</text:p>
          </table:table-cell>
          <table:table-cell office:value-type="float" office:value="0.3231836" calcext:value-type="float">
            <text:p>0.3231836</text:p>
          </table:table-cell>
          <table:table-cell office:value-type="float" office:value="0.324233" calcext:value-type="float">
            <text:p>0.324233</text:p>
          </table:table-cell>
          <table:table-cell office:value-type="float" office:value="0.3254941" calcext:value-type="float">
            <text:p>0.3254941</text:p>
          </table:table-cell>
          <table:table-cell office:value-type="float" office:value="0.3264333" calcext:value-type="float">
            <text:p>0.3264333</text:p>
          </table:table-cell>
          <table:table-cell office:value-type="float" office:value="0.2862845" calcext:value-type="float">
            <text:p>0.2862845</text:p>
          </table:table-cell>
          <table:table-cell office:value-type="float" office:value="0.2843031" calcext:value-type="float">
            <text:p>0.2843031</text:p>
          </table:table-cell>
          <table:table-cell office:value-type="float" office:value="0.3668866" calcext:value-type="float">
            <text:p>0.3668866</text:p>
          </table:table-cell>
          <table:table-cell office:value-type="float" office:value="0.3618883" calcext:value-type="float">
            <text:p>0.3618883</text:p>
          </table:table-cell>
          <table:table-cell office:value-type="float" office:value="0.3732373" calcext:value-type="float">
            <text:p>0.3732373</text:p>
          </table:table-cell>
          <table:table-cell office:value-type="float" office:value="0.3909788" calcext:value-type="float">
            <text:p>0.3909788</text:p>
          </table:table-cell>
          <table:table-cell office:value-type="float" office:value="0.4033292" calcext:value-type="float">
            <text:p>0.403329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609E-015" calcext:value-type="float">
            <text:p>1.95609E-15</text:p>
          </table:table-cell>
          <table:table-cell office:value-type="float" office:value="1.955142E-015" calcext:value-type="float">
            <text:p>1.955142E-15</text:p>
          </table:table-cell>
          <table:table-cell office:value-type="float" office:value="1.97231E-015" calcext:value-type="float">
            <text:p>1.97231E-15</text:p>
          </table:table-cell>
          <table:table-cell office:value-type="float" office:value="1.91564E-015" calcext:value-type="float">
            <text:p>1.91564E-15</text:p>
          </table:table-cell>
          <table:table-cell office:value-type="float" office:value="9.354003E-016" calcext:value-type="float">
            <text:p>9.354003E-16</text:p>
          </table:table-cell>
          <table:table-cell office:value-type="float" office:value="1.994692E-015" calcext:value-type="float">
            <text:p>1.994692E-15</text:p>
          </table:table-cell>
          <table:table-cell office:value-type="float" office:value="1.848852E-015" calcext:value-type="float">
            <text:p>1.848852E-15</text:p>
          </table:table-cell>
          <table:table-cell office:value-type="float" office:value="9.731749E-016" calcext:value-type="float">
            <text:p>9.731749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6E-028" calcext:value-type="float">
            <text:p>1.099916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78802" calcext:value-type="float">
            <text:p>-90.78802</text:p>
          </table:table-cell>
          <table:table-cell office:value-type="float" office:value="-0.02229705" calcext:value-type="float">
            <text:p>-0.02229705</text:p>
          </table:table-cell>
          <table:table-cell office:value-type="float" office:value="-0.02185953" calcext:value-type="float">
            <text:p>-0.02185953</text:p>
          </table:table-cell>
          <table:table-cell office:value-type="float" office:value="-0.02138351" calcext:value-type="float">
            <text:p>-0.02138351</text:p>
          </table:table-cell>
          <table:table-cell office:value-type="float" office:value="-0.02101268" calcext:value-type="float">
            <text:p>-0.02101268</text:p>
          </table:table-cell>
          <table:table-cell office:value-type="float" office:value="-0.02042834" calcext:value-type="float">
            <text:p>-0.02042834</text:p>
          </table:table-cell>
          <table:table-cell office:value-type="float" office:value="-0.01968906" calcext:value-type="float">
            <text:p>-0.01968906</text:p>
          </table:table-cell>
          <table:table-cell office:value-type="float" office:value="-0.01828934" calcext:value-type="float">
            <text:p>-0.01828934</text:p>
          </table:table-cell>
          <table:table-cell office:value-type="float" office:value="-0.0156434" calcext:value-type="float">
            <text:p>-0.0156434</text:p>
          </table:table-cell>
          <table:table-cell office:value-type="float" office:value="-0.0121123" calcext:value-type="float">
            <text:p>-0.0121123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7955" calcext:value-type="float">
            <text:p>-0.009717955</text:p>
          </table:table-cell>
          <table:table-cell office:value-type="float" office:value="-0.001549522" calcext:value-type="float">
            <text:p>-0.00154952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423" calcext:value-type="float">
            <text:p>-2.1942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5" calcext:value-type="float">
            <text:p>7072005</text:p>
          </table:table-cell>
          <table:table-cell office:value-type="float" office:value="328.8997" calcext:value-type="float">
            <text:p>328.8997</text:p>
          </table:table-cell>
          <table:table-cell office:value-type="float" office:value="152.8304" calcext:value-type="float">
            <text:p>152.8304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091.428" calcext:value-type="float">
            <text:p>1091.428</text:p>
          </table:table-cell>
          <table:table-cell office:value-type="float" office:value="67.48001" calcext:value-type="float">
            <text:p>67.48001</text:p>
          </table:table-cell>
          <table:table-cell office:value-type="float" office:value="0" calcext:value-type="float">
            <text:p>0</text:p>
          </table:table-cell>
          <table:table-cell office:value-type="float" office:value="0.1081632" calcext:value-type="float">
            <text:p>0.1081632</text:p>
          </table:table-cell>
          <table:table-cell office:value-type="float" office:value="0.3231276" calcext:value-type="float">
            <text:p>0.3231276</text:p>
          </table:table-cell>
          <table:table-cell office:value-type="float" office:value="0.3241771" calcext:value-type="float">
            <text:p>0.3241771</text:p>
          </table:table-cell>
          <table:table-cell office:value-type="float" office:value="0.3254448" calcext:value-type="float">
            <text:p>0.3254448</text:p>
          </table:table-cell>
          <table:table-cell office:value-type="float" office:value="0.3263908" calcext:value-type="float">
            <text:p>0.3263908</text:p>
          </table:table-cell>
          <table:table-cell office:value-type="float" office:value="0.2862659" calcext:value-type="float">
            <text:p>0.2862659</text:p>
          </table:table-cell>
          <table:table-cell office:value-type="float" office:value="0.2843051" calcext:value-type="float">
            <text:p>0.2843051</text:p>
          </table:table-cell>
          <table:table-cell office:value-type="float" office:value="0.3668953" calcext:value-type="float">
            <text:p>0.3668953</text:p>
          </table:table-cell>
          <table:table-cell office:value-type="float" office:value="0.3619034" calcext:value-type="float">
            <text:p>0.3619034</text:p>
          </table:table-cell>
          <table:table-cell office:value-type="float" office:value="0.3732446" calcext:value-type="float">
            <text:p>0.3732446</text:p>
          </table:table-cell>
          <table:table-cell office:value-type="float" office:value="0.3909753" calcext:value-type="float">
            <text:p>0.3909753</text:p>
          </table:table-cell>
          <table:table-cell office:value-type="float" office:value="0.403304" calcext:value-type="float">
            <text:p>0.40330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7042E-015" calcext:value-type="float">
            <text:p>1.957042E-15</text:p>
          </table:table-cell>
          <table:table-cell office:value-type="float" office:value="1.955075E-015" calcext:value-type="float">
            <text:p>1.955075E-15</text:p>
          </table:table-cell>
          <table:table-cell office:value-type="float" office:value="1.972232E-015" calcext:value-type="float">
            <text:p>1.972232E-15</text:p>
          </table:table-cell>
          <table:table-cell office:value-type="float" office:value="1.915597E-015" calcext:value-type="float">
            <text:p>1.915597E-15</text:p>
          </table:table-cell>
          <table:table-cell office:value-type="float" office:value="9.354003E-016" calcext:value-type="float">
            <text:p>9.354003E-16</text:p>
          </table:table-cell>
          <table:table-cell office:value-type="float" office:value="1.994688E-015" calcext:value-type="float">
            <text:p>1.994688E-15</text:p>
          </table:table-cell>
          <table:table-cell office:value-type="float" office:value="1.848848E-015" calcext:value-type="float">
            <text:p>1.848848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3.47972" calcext:value-type="float">
            <text:p>-93.47972</text:p>
          </table:table-cell>
          <table:table-cell office:value-type="float" office:value="-0.02232131" calcext:value-type="float">
            <text:p>-0.02232131</text:p>
          </table:table-cell>
          <table:table-cell office:value-type="float" office:value="-0.02188288" calcext:value-type="float">
            <text:p>-0.02188288</text:p>
          </table:table-cell>
          <table:table-cell office:value-type="float" office:value="-0.02140341" calcext:value-type="float">
            <text:p>-0.02140341</text:p>
          </table:table-cell>
          <table:table-cell office:value-type="float" office:value="-0.02102957" calcext:value-type="float">
            <text:p>-0.02102957</text:p>
          </table:table-cell>
          <table:table-cell office:value-type="float" office:value="-0.02043835" calcext:value-type="float">
            <text:p>-0.02043835</text:p>
          </table:table-cell>
          <table:table-cell office:value-type="float" office:value="-0.01968793" calcext:value-type="float">
            <text:p>-0.01968793</text:p>
          </table:table-cell>
          <table:table-cell office:value-type="float" office:value="-0.0182798" calcext:value-type="float">
            <text:p>-0.0182798</text:p>
          </table:table-cell>
          <table:table-cell office:value-type="float" office:value="-0.01563253" calcext:value-type="float">
            <text:p>-0.01563253</text:p>
          </table:table-cell>
          <table:table-cell office:value-type="float" office:value="-0.01210828" calcext:value-type="float">
            <text:p>-0.01210828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4726" calcext:value-type="float">
            <text:p>-0.009714726</text:p>
          </table:table-cell>
          <table:table-cell office:value-type="float" office:value="-0.001556025" calcext:value-type="float">
            <text:p>-0.00155602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5199" calcext:value-type="float">
            <text:p>-2.19519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5" calcext:value-type="float">
            <text:p>8072005</text:p>
          </table:table-cell>
          <table:table-cell office:value-type="float" office:value="328.8997" calcext:value-type="float">
            <text:p>328.8997</text:p>
          </table:table-cell>
          <table:table-cell office:value-type="float" office:value="152.8468" calcext:value-type="float">
            <text:p>152.8468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091.356" calcext:value-type="float">
            <text:p>1091.356</text:p>
          </table:table-cell>
          <table:table-cell office:value-type="float" office:value="67.53483" calcext:value-type="float">
            <text:p>67.53483</text:p>
          </table:table-cell>
          <table:table-cell office:value-type="float" office:value="0" calcext:value-type="float">
            <text:p>0</text:p>
          </table:table-cell>
          <table:table-cell office:value-type="float" office:value="0.1067308" calcext:value-type="float">
            <text:p>0.1067308</text:p>
          </table:table-cell>
          <table:table-cell office:value-type="float" office:value="0.3230729" calcext:value-type="float">
            <text:p>0.3230729</text:p>
          </table:table-cell>
          <table:table-cell office:value-type="float" office:value="0.3241263" calcext:value-type="float">
            <text:p>0.3241263</text:p>
          </table:table-cell>
          <table:table-cell office:value-type="float" office:value="0.3253978" calcext:value-type="float">
            <text:p>0.3253978</text:p>
          </table:table-cell>
          <table:table-cell office:value-type="float" office:value="0.3263498" calcext:value-type="float">
            <text:p>0.3263498</text:p>
          </table:table-cell>
          <table:table-cell office:value-type="float" office:value="0.2862467" calcext:value-type="float">
            <text:p>0.2862467</text:p>
          </table:table-cell>
          <table:table-cell office:value-type="float" office:value="0.2843041" calcext:value-type="float">
            <text:p>0.2843041</text:p>
          </table:table-cell>
          <table:table-cell office:value-type="float" office:value="0.3669013" calcext:value-type="float">
            <text:p>0.3669013</text:p>
          </table:table-cell>
          <table:table-cell office:value-type="float" office:value="0.3619164" calcext:value-type="float">
            <text:p>0.3619164</text:p>
          </table:table-cell>
          <table:table-cell office:value-type="float" office:value="0.3732518" calcext:value-type="float">
            <text:p>0.3732518</text:p>
          </table:table-cell>
          <table:table-cell office:value-type="float" office:value="0.3909702" calcext:value-type="float">
            <text:p>0.3909702</text:p>
          </table:table-cell>
          <table:table-cell office:value-type="float" office:value="0.4032789" calcext:value-type="float">
            <text:p>0.403278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8014E-015" calcext:value-type="float">
            <text:p>1.958014E-15</text:p>
          </table:table-cell>
          <table:table-cell office:value-type="float" office:value="1.955008E-015" calcext:value-type="float">
            <text:p>1.955008E-15</text:p>
          </table:table-cell>
          <table:table-cell office:value-type="float" office:value="1.972155E-015" calcext:value-type="float">
            <text:p>1.972155E-15</text:p>
          </table:table-cell>
          <table:table-cell office:value-type="float" office:value="1.915551E-015" calcext:value-type="float">
            <text:p>1.915551E-15</text:p>
          </table:table-cell>
          <table:table-cell office:value-type="float" office:value="9.354221E-016" calcext:value-type="float">
            <text:p>9.354221E-16</text:p>
          </table:table-cell>
          <table:table-cell office:value-type="float" office:value="1.994677E-015" calcext:value-type="float">
            <text:p>1.994677E-15</text:p>
          </table:table-cell>
          <table:table-cell office:value-type="float" office:value="1.848845E-015" calcext:value-type="float">
            <text:p>1.848845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3.6206" calcext:value-type="float">
            <text:p>-103.6206</text:p>
          </table:table-cell>
          <table:table-cell office:value-type="float" office:value="-0.02234475" calcext:value-type="float">
            <text:p>-0.02234475</text:p>
          </table:table-cell>
          <table:table-cell office:value-type="float" office:value="-0.02190414" calcext:value-type="float">
            <text:p>-0.02190414</text:p>
          </table:table-cell>
          <table:table-cell office:value-type="float" office:value="-0.0214223" calcext:value-type="float">
            <text:p>-0.0214223</text:p>
          </table:table-cell>
          <table:table-cell office:value-type="float" office:value="-0.02104576" calcext:value-type="float">
            <text:p>-0.02104576</text:p>
          </table:table-cell>
          <table:table-cell office:value-type="float" office:value="-0.02044867" calcext:value-type="float">
            <text:p>-0.02044867</text:p>
          </table:table-cell>
          <table:table-cell office:value-type="float" office:value="-0.01968846" calcext:value-type="float">
            <text:p>-0.01968846</text:p>
          </table:table-cell>
          <table:table-cell office:value-type="float" office:value="-0.01827347" calcext:value-type="float">
            <text:p>-0.01827347</text:p>
          </table:table-cell>
          <table:table-cell office:value-type="float" office:value="-0.01562321" calcext:value-type="float">
            <text:p>-0.01562321</text:p>
          </table:table-cell>
          <table:table-cell office:value-type="float" office:value="-0.01210435" calcext:value-type="float">
            <text:p>-0.01210435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3874" calcext:value-type="float">
            <text:p>-0.009713874</text:p>
          </table:table-cell>
          <table:table-cell office:value-type="float" office:value="-0.00156242" calcext:value-type="float">
            <text:p>-0.0015624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6046" calcext:value-type="float">
            <text:p>-2.19604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5" calcext:value-type="float">
            <text:p>9072005</text:p>
          </table:table-cell>
          <table:table-cell office:value-type="float" office:value="328.8997" calcext:value-type="float">
            <text:p>328.8997</text:p>
          </table:table-cell>
          <table:table-cell office:value-type="float" office:value="152.8609" calcext:value-type="float">
            <text:p>152.8609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091.292" calcext:value-type="float">
            <text:p>1091.292</text:p>
          </table:table-cell>
          <table:table-cell office:value-type="float" office:value="67.58467" calcext:value-type="float">
            <text:p>67.58467</text:p>
          </table:table-cell>
          <table:table-cell office:value-type="float" office:value="0" calcext:value-type="float">
            <text:p>0</text:p>
          </table:table-cell>
          <table:table-cell office:value-type="float" office:value="0.1054769" calcext:value-type="float">
            <text:p>0.1054769</text:p>
          </table:table-cell>
          <table:table-cell office:value-type="float" office:value="0.3230252" calcext:value-type="float">
            <text:p>0.3230252</text:p>
          </table:table-cell>
          <table:table-cell office:value-type="float" office:value="0.3240799" calcext:value-type="float">
            <text:p>0.3240799</text:p>
          </table:table-cell>
          <table:table-cell office:value-type="float" office:value="0.3253558" calcext:value-type="float">
            <text:p>0.3253558</text:p>
          </table:table-cell>
          <table:table-cell office:value-type="float" office:value="0.3263116" calcext:value-type="float">
            <text:p>0.3263116</text:p>
          </table:table-cell>
          <table:table-cell office:value-type="float" office:value="0.286228" calcext:value-type="float">
            <text:p>0.286228</text:p>
          </table:table-cell>
          <table:table-cell office:value-type="float" office:value="0.2843013" calcext:value-type="float">
            <text:p>0.2843013</text:p>
          </table:table-cell>
          <table:table-cell office:value-type="float" office:value="0.3669055" calcext:value-type="float">
            <text:p>0.3669055</text:p>
          </table:table-cell>
          <table:table-cell office:value-type="float" office:value="0.3619287" calcext:value-type="float">
            <text:p>0.3619287</text:p>
          </table:table-cell>
          <table:table-cell office:value-type="float" office:value="0.3732589" calcext:value-type="float">
            <text:p>0.3732589</text:p>
          </table:table-cell>
          <table:table-cell office:value-type="float" office:value="0.3909651" calcext:value-type="float">
            <text:p>0.3909651</text:p>
          </table:table-cell>
          <table:table-cell office:value-type="float" office:value="0.4032538" calcext:value-type="float">
            <text:p>0.403253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9007E-015" calcext:value-type="float">
            <text:p>1.959007E-15</text:p>
          </table:table-cell>
          <table:table-cell office:value-type="float" office:value="1.95494E-015" calcext:value-type="float">
            <text:p>1.95494E-15</text:p>
          </table:table-cell>
          <table:table-cell office:value-type="float" office:value="1.972075E-015" calcext:value-type="float">
            <text:p>1.972075E-15</text:p>
          </table:table-cell>
          <table:table-cell office:value-type="float" office:value="1.915505E-015" calcext:value-type="float">
            <text:p>1.915505E-15</text:p>
          </table:table-cell>
          <table:table-cell office:value-type="float" office:value="9.354505E-016" calcext:value-type="float">
            <text:p>9.354505E-16</text:p>
          </table:table-cell>
          <table:table-cell office:value-type="float" office:value="1.994663E-015" calcext:value-type="float">
            <text:p>1.994663E-15</text:p>
          </table:table-cell>
          <table:table-cell office:value-type="float" office:value="1.848841E-015" calcext:value-type="float">
            <text:p>1.848841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4.4972" calcext:value-type="float">
            <text:p>-114.4972</text:p>
          </table:table-cell>
          <table:table-cell office:value-type="float" office:value="-0.02236515" calcext:value-type="float">
            <text:p>-0.02236515</text:p>
          </table:table-cell>
          <table:table-cell office:value-type="float" office:value="-0.0219236" calcext:value-type="float">
            <text:p>-0.0219236</text:p>
          </table:table-cell>
          <table:table-cell office:value-type="float" office:value="-0.02143935" calcext:value-type="float">
            <text:p>-0.02143935</text:p>
          </table:table-cell>
          <table:table-cell office:value-type="float" office:value="-0.02106087" calcext:value-type="float">
            <text:p>-0.02106087</text:p>
          </table:table-cell>
          <table:table-cell office:value-type="float" office:value="-0.02045874" calcext:value-type="float">
            <text:p>-0.02045874</text:p>
          </table:table-cell>
          <table:table-cell office:value-type="float" office:value="-0.01969013" calcext:value-type="float">
            <text:p>-0.01969013</text:p>
          </table:table-cell>
          <table:table-cell office:value-type="float" office:value="-0.0182689" calcext:value-type="float">
            <text:p>-0.0182689</text:p>
          </table:table-cell>
          <table:table-cell office:value-type="float" office:value="-0.01561441" calcext:value-type="float">
            <text:p>-0.01561441</text:p>
          </table:table-cell>
          <table:table-cell office:value-type="float" office:value="-0.01210039" calcext:value-type="float">
            <text:p>-0.01210039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3253" calcext:value-type="float">
            <text:p>-0.009713253</text:p>
          </table:table-cell>
          <table:table-cell office:value-type="float" office:value="-0.001568962" calcext:value-type="float">
            <text:p>-0.00156896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6786" calcext:value-type="float">
            <text:p>-2.19678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5" calcext:value-type="float">
            <text:p>10072005</text:p>
          </table:table-cell>
          <table:table-cell office:value-type="float" office:value="328.8997" calcext:value-type="float">
            <text:p>328.8997</text:p>
          </table:table-cell>
          <table:table-cell office:value-type="float" office:value="152.8351" calcext:value-type="float">
            <text:p>152.8351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091.273" calcext:value-type="float">
            <text:p>1091.273</text:p>
          </table:table-cell>
          <table:table-cell office:value-type="float" office:value="67.63007" calcext:value-type="float">
            <text:p>67.63007</text:p>
          </table:table-cell>
          <table:table-cell office:value-type="float" office:value="0" calcext:value-type="float">
            <text:p>0</text:p>
          </table:table-cell>
          <table:table-cell office:value-type="float" office:value="0.1081895" calcext:value-type="float">
            <text:p>0.1081895</text:p>
          </table:table-cell>
          <table:table-cell office:value-type="float" office:value="0.3229882" calcext:value-type="float">
            <text:p>0.3229882</text:p>
          </table:table-cell>
          <table:table-cell office:value-type="float" office:value="0.324042" calcext:value-type="float">
            <text:p>0.324042</text:p>
          </table:table-cell>
          <table:table-cell office:value-type="float" office:value="0.3253177" calcext:value-type="float">
            <text:p>0.3253177</text:p>
          </table:table-cell>
          <table:table-cell office:value-type="float" office:value="0.3262769" calcext:value-type="float">
            <text:p>0.3262769</text:p>
          </table:table-cell>
          <table:table-cell office:value-type="float" office:value="0.2862091" calcext:value-type="float">
            <text:p>0.2862091</text:p>
          </table:table-cell>
          <table:table-cell office:value-type="float" office:value="0.2842954" calcext:value-type="float">
            <text:p>0.2842954</text:p>
          </table:table-cell>
          <table:table-cell office:value-type="float" office:value="0.3669086" calcext:value-type="float">
            <text:p>0.3669086</text:p>
          </table:table-cell>
          <table:table-cell office:value-type="float" office:value="0.3619395" calcext:value-type="float">
            <text:p>0.3619395</text:p>
          </table:table-cell>
          <table:table-cell office:value-type="float" office:value="0.3732661" calcext:value-type="float">
            <text:p>0.3732661</text:p>
          </table:table-cell>
          <table:table-cell office:value-type="float" office:value="0.39096" calcext:value-type="float">
            <text:p>0.39096</text:p>
          </table:table-cell>
          <table:table-cell office:value-type="float" office:value="0.4032319" calcext:value-type="float">
            <text:p>0.403231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9985E-015" calcext:value-type="float">
            <text:p>1.959985E-15</text:p>
          </table:table-cell>
          <table:table-cell office:value-type="float" office:value="1.954875E-015" calcext:value-type="float">
            <text:p>1.954875E-15</text:p>
          </table:table-cell>
          <table:table-cell office:value-type="float" office:value="1.971999E-015" calcext:value-type="float">
            <text:p>1.971999E-15</text:p>
          </table:table-cell>
          <table:table-cell office:value-type="float" office:value="1.915457E-015" calcext:value-type="float">
            <text:p>1.915457E-15</text:p>
          </table:table-cell>
          <table:table-cell office:value-type="float" office:value="9.355054E-016" calcext:value-type="float">
            <text:p>9.355054E-16</text:p>
          </table:table-cell>
          <table:table-cell office:value-type="float" office:value="1.994642E-015" calcext:value-type="float">
            <text:p>1.994642E-15</text:p>
          </table:table-cell>
          <table:table-cell office:value-type="float" office:value="1.848839E-015" calcext:value-type="float">
            <text:p>1.848839E-15</text:p>
          </table:table-cell>
          <table:table-cell office:value-type="float" office:value="9.731749E-016" calcext:value-type="float">
            <text:p>9.731749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49026" calcext:value-type="float">
            <text:p>-95.49026</text:p>
          </table:table-cell>
          <table:table-cell office:value-type="float" office:value="-0.02238115" calcext:value-type="float">
            <text:p>-0.02238115</text:p>
          </table:table-cell>
          <table:table-cell office:value-type="float" office:value="-0.0219396" calcext:value-type="float">
            <text:p>-0.0219396</text:p>
          </table:table-cell>
          <table:table-cell office:value-type="float" office:value="-0.02145479" calcext:value-type="float">
            <text:p>-0.02145479</text:p>
          </table:table-cell>
          <table:table-cell office:value-type="float" office:value="-0.02107474" calcext:value-type="float">
            <text:p>-0.02107474</text:p>
          </table:table-cell>
          <table:table-cell office:value-type="float" office:value="-0.02046895" calcext:value-type="float">
            <text:p>-0.02046895</text:p>
          </table:table-cell>
          <table:table-cell office:value-type="float" office:value="-0.01969358" calcext:value-type="float">
            <text:p>-0.01969358</text:p>
          </table:table-cell>
          <table:table-cell office:value-type="float" office:value="-0.01826569" calcext:value-type="float">
            <text:p>-0.01826569</text:p>
          </table:table-cell>
          <table:table-cell office:value-type="float" office:value="-0.01560665" calcext:value-type="float">
            <text:p>-0.01560665</text:p>
          </table:table-cell>
          <table:table-cell office:value-type="float" office:value="-0.01209639" calcext:value-type="float">
            <text:p>-0.01209639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468" calcext:value-type="float">
            <text:p>-0.00971468</text:p>
          </table:table-cell>
          <table:table-cell office:value-type="float" office:value="-0.001575394" calcext:value-type="float">
            <text:p>-0.00157539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744" calcext:value-type="float">
            <text:p>-2.1974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5" calcext:value-type="float">
            <text:p>11072005</text:p>
          </table:table-cell>
          <table:table-cell office:value-type="float" office:value="328.8997" calcext:value-type="float">
            <text:p>328.8997</text:p>
          </table:table-cell>
          <table:table-cell office:value-type="float" office:value="152.8072" calcext:value-type="float">
            <text:p>152.8072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091.26" calcext:value-type="float">
            <text:p>1091.26</text:p>
          </table:table-cell>
          <table:table-cell office:value-type="float" office:value="67.67156" calcext:value-type="float">
            <text:p>67.67156</text:p>
          </table:table-cell>
          <table:table-cell office:value-type="float" office:value="0" calcext:value-type="float">
            <text:p>0</text:p>
          </table:table-cell>
          <table:table-cell office:value-type="float" office:value="0.111435" calcext:value-type="float">
            <text:p>0.111435</text:p>
          </table:table-cell>
          <table:table-cell office:value-type="float" office:value="0.3229249" calcext:value-type="float">
            <text:p>0.3229249</text:p>
          </table:table-cell>
          <table:table-cell office:value-type="float" office:value="0.3239928" calcext:value-type="float">
            <text:p>0.3239928</text:p>
          </table:table-cell>
          <table:table-cell office:value-type="float" office:value="0.3252737" calcext:value-type="float">
            <text:p>0.3252737</text:p>
          </table:table-cell>
          <table:table-cell office:value-type="float" office:value="0.326239" calcext:value-type="float">
            <text:p>0.326239</text:p>
          </table:table-cell>
          <table:table-cell office:value-type="float" office:value="0.2861894" calcext:value-type="float">
            <text:p>0.2861894</text:p>
          </table:table-cell>
          <table:table-cell office:value-type="float" office:value="0.2842855" calcext:value-type="float">
            <text:p>0.2842855</text:p>
          </table:table-cell>
          <table:table-cell office:value-type="float" office:value="0.3669106" calcext:value-type="float">
            <text:p>0.3669106</text:p>
          </table:table-cell>
          <table:table-cell office:value-type="float" office:value="0.3619492" calcext:value-type="float">
            <text:p>0.3619492</text:p>
          </table:table-cell>
          <table:table-cell office:value-type="float" office:value="0.3732732" calcext:value-type="float">
            <text:p>0.3732732</text:p>
          </table:table-cell>
          <table:table-cell office:value-type="float" office:value="0.3909549" calcext:value-type="float">
            <text:p>0.3909549</text:p>
          </table:table-cell>
          <table:table-cell office:value-type="float" office:value="0.4032106" calcext:value-type="float">
            <text:p>0.4032106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60921E-015" calcext:value-type="float">
            <text:p>1.960921E-15</text:p>
          </table:table-cell>
          <table:table-cell office:value-type="float" office:value="1.954813E-015" calcext:value-type="float">
            <text:p>1.954813E-15</text:p>
          </table:table-cell>
          <table:table-cell office:value-type="float" office:value="1.97193E-015" calcext:value-type="float">
            <text:p>1.97193E-15</text:p>
          </table:table-cell>
          <table:table-cell office:value-type="float" office:value="1.915407E-015" calcext:value-type="float">
            <text:p>1.915407E-15</text:p>
          </table:table-cell>
          <table:table-cell office:value-type="float" office:value="9.355686E-016" calcext:value-type="float">
            <text:p>9.355686E-16</text:p>
          </table:table-cell>
          <table:table-cell office:value-type="float" office:value="1.994622E-015" calcext:value-type="float">
            <text:p>1.994622E-15</text:p>
          </table:table-cell>
          <table:table-cell office:value-type="float" office:value="1.848832E-015" calcext:value-type="float">
            <text:p>1.848832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.35077" calcext:value-type="float">
            <text:p>-74.35077</text:p>
          </table:table-cell>
          <table:table-cell office:value-type="float" office:value="-0.0224081" calcext:value-type="float">
            <text:p>-0.0224081</text:p>
          </table:table-cell>
          <table:table-cell office:value-type="float" office:value="-0.02196015" calcext:value-type="float">
            <text:p>-0.02196015</text:p>
          </table:table-cell>
          <table:table-cell office:value-type="float" office:value="-0.02147266" calcext:value-type="float">
            <text:p>-0.02147266</text:p>
          </table:table-cell>
          <table:table-cell office:value-type="float" office:value="-0.02108977" calcext:value-type="float">
            <text:p>-0.02108977</text:p>
          </table:table-cell>
          <table:table-cell office:value-type="float" office:value="-0.02047957" calcext:value-type="float">
            <text:p>-0.02047957</text:p>
          </table:table-cell>
          <table:table-cell office:value-type="float" office:value="-0.0196993" calcext:value-type="float">
            <text:p>-0.0196993</text:p>
          </table:table-cell>
          <table:table-cell office:value-type="float" office:value="-0.01826342" calcext:value-type="float">
            <text:p>-0.01826342</text:p>
          </table:table-cell>
          <table:table-cell office:value-type="float" office:value="-0.0155997" calcext:value-type="float">
            <text:p>-0.0155997</text:p>
          </table:table-cell>
          <table:table-cell office:value-type="float" office:value="-0.01209243" calcext:value-type="float">
            <text:p>-0.01209243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4583" calcext:value-type="float">
            <text:p>-0.009714583</text:p>
          </table:table-cell>
          <table:table-cell office:value-type="float" office:value="-0.001581457" calcext:value-type="float">
            <text:p>-0.00158145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8022" calcext:value-type="float">
            <text:p>-2.19802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5" calcext:value-type="float">
            <text:p>12072005</text:p>
          </table:table-cell>
          <table:table-cell office:value-type="float" office:value="339.1997" calcext:value-type="float">
            <text:p>339.1997</text:p>
          </table:table-cell>
          <table:table-cell office:value-type="float" office:value="156.4722" calcext:value-type="float">
            <text:p>156.4722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097.39" calcext:value-type="float">
            <text:p>1097.39</text:p>
          </table:table-cell>
          <table:table-cell office:value-type="float" office:value="68.17682" calcext:value-type="float">
            <text:p>68.17682</text:p>
          </table:table-cell>
          <table:table-cell office:value-type="float" office:value="0" calcext:value-type="float">
            <text:p>0</text:p>
          </table:table-cell>
          <table:table-cell office:value-type="float" office:value="0.2977678" calcext:value-type="float">
            <text:p>0.2977678</text:p>
          </table:table-cell>
          <table:table-cell office:value-type="float" office:value="0.3552299" calcext:value-type="float">
            <text:p>0.3552299</text:p>
          </table:table-cell>
          <table:table-cell office:value-type="float" office:value="0.3516576" calcext:value-type="float">
            <text:p>0.3516576</text:p>
          </table:table-cell>
          <table:table-cell office:value-type="float" office:value="0.3390226" calcext:value-type="float">
            <text:p>0.3390226</text:p>
          </table:table-cell>
          <table:table-cell office:value-type="float" office:value="0.3337635" calcext:value-type="float">
            <text:p>0.3337635</text:p>
          </table:table-cell>
          <table:table-cell office:value-type="float" office:value="0.2885298" calcext:value-type="float">
            <text:p>0.2885298</text:p>
          </table:table-cell>
          <table:table-cell office:value-type="float" office:value="0.2918372" calcext:value-type="float">
            <text:p>0.2918372</text:p>
          </table:table-cell>
          <table:table-cell office:value-type="float" office:value="0.3676342" calcext:value-type="float">
            <text:p>0.3676342</text:p>
          </table:table-cell>
          <table:table-cell office:value-type="float" office:value="0.3619841" calcext:value-type="float">
            <text:p>0.3619841</text:p>
          </table:table-cell>
          <table:table-cell office:value-type="float" office:value="0.3732804" calcext:value-type="float">
            <text:p>0.3732804</text:p>
          </table:table-cell>
          <table:table-cell office:value-type="float" office:value="0.3909489" calcext:value-type="float">
            <text:p>0.3909489</text:p>
          </table:table-cell>
          <table:table-cell office:value-type="float" office:value="0.4031745" calcext:value-type="float">
            <text:p>0.403174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1803E-015" calcext:value-type="float">
            <text:p>1.961803E-15</text:p>
          </table:table-cell>
          <table:table-cell office:value-type="float" office:value="1.954755E-015" calcext:value-type="float">
            <text:p>1.954755E-15</text:p>
          </table:table-cell>
          <table:table-cell office:value-type="float" office:value="1.971862E-015" calcext:value-type="float">
            <text:p>1.971862E-15</text:p>
          </table:table-cell>
          <table:table-cell office:value-type="float" office:value="1.915359E-015" calcext:value-type="float">
            <text:p>1.915359E-15</text:p>
          </table:table-cell>
          <table:table-cell office:value-type="float" office:value="9.356299E-016" calcext:value-type="float">
            <text:p>9.356299E-16</text:p>
          </table:table-cell>
          <table:table-cell office:value-type="float" office:value="1.9946E-015" calcext:value-type="float">
            <text:p>1.9946E-15</text:p>
          </table:table-cell>
          <table:table-cell office:value-type="float" office:value="1.848829E-015" calcext:value-type="float">
            <text:p>1.848829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744334" calcext:value-type="float">
            <text:p>-0.03744334</text:p>
          </table:table-cell>
          <table:table-cell office:value-type="float" office:value="-0.01236365" calcext:value-type="float">
            <text:p>-0.01236365</text:p>
          </table:table-cell>
          <table:table-cell office:value-type="float" office:value="-0.01323468" calcext:value-type="float">
            <text:p>-0.01323468</text:p>
          </table:table-cell>
          <table:table-cell office:value-type="float" office:value="-0.01673794" calcext:value-type="float">
            <text:p>-0.01673794</text:p>
          </table:table-cell>
          <table:table-cell office:value-type="float" office:value="-0.0184314" calcext:value-type="float">
            <text:p>-0.0184314</text:p>
          </table:table-cell>
          <table:table-cell office:value-type="float" office:value="-0.01928977" calcext:value-type="float">
            <text:p>-0.01928977</text:p>
          </table:table-cell>
          <table:table-cell office:value-type="float" office:value="-0.01577515" calcext:value-type="float">
            <text:p>-0.01577515</text:p>
          </table:table-cell>
          <table:table-cell office:value-type="float" office:value="-0.01751431" calcext:value-type="float">
            <text:p>-0.01751431</text:p>
          </table:table-cell>
          <table:table-cell office:value-type="float" office:value="-0.01557555" calcext:value-type="float">
            <text:p>-0.01557555</text:p>
          </table:table-cell>
          <table:table-cell office:value-type="float" office:value="-0.01208848" calcext:value-type="float">
            <text:p>-0.01208848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9879" calcext:value-type="float">
            <text:p>-0.009719879</text:p>
          </table:table-cell>
          <table:table-cell office:value-type="float" office:value="-0.00158792" calcext:value-type="float">
            <text:p>-0.0015879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3154" calcext:value-type="float">
            <text:p>-2.20315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5" calcext:value-type="float">
            <text:p>13072005</text:p>
          </table:table-cell>
          <table:table-cell office:value-type="float" office:value="339.2997" calcext:value-type="float">
            <text:p>339.2997</text:p>
          </table:table-cell>
          <table:table-cell office:value-type="float" office:value="158.7092" calcext:value-type="float">
            <text:p>158.7092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095.234" calcext:value-type="float">
            <text:p>1095.234</text:p>
          </table:table-cell>
          <table:table-cell office:value-type="float" office:value="68.19598" calcext:value-type="float">
            <text:p>68.19598</text:p>
          </table:table-cell>
          <table:table-cell office:value-type="float" office:value="0" calcext:value-type="float">
            <text:p>0</text:p>
          </table:table-cell>
          <table:table-cell office:value-type="float" office:value="0.1120872" calcext:value-type="float">
            <text:p>0.1120872</text:p>
          </table:table-cell>
          <table:table-cell office:value-type="float" office:value="0.3417112" calcext:value-type="float">
            <text:p>0.3417112</text:p>
          </table:table-cell>
          <table:table-cell office:value-type="float" office:value="0.3423637" calcext:value-type="float">
            <text:p>0.3423637</text:p>
          </table:table-cell>
          <table:table-cell office:value-type="float" office:value="0.3419423" calcext:value-type="float">
            <text:p>0.3419423</text:p>
          </table:table-cell>
          <table:table-cell office:value-type="float" office:value="0.3408942" calcext:value-type="float">
            <text:p>0.3408942</text:p>
          </table:table-cell>
          <table:table-cell office:value-type="float" office:value="0.2926559" calcext:value-type="float">
            <text:p>0.2926559</text:p>
          </table:table-cell>
          <table:table-cell office:value-type="float" office:value="0.2887635" calcext:value-type="float">
            <text:p>0.2887635</text:p>
          </table:table-cell>
          <table:table-cell office:value-type="float" office:value="0.3681009" calcext:value-type="float">
            <text:p>0.3681009</text:p>
          </table:table-cell>
          <table:table-cell office:value-type="float" office:value="0.3621306" calcext:value-type="float">
            <text:p>0.3621306</text:p>
          </table:table-cell>
          <table:table-cell office:value-type="float" office:value="0.3732925" calcext:value-type="float">
            <text:p>0.3732925</text:p>
          </table:table-cell>
          <table:table-cell office:value-type="float" office:value="0.3909397" calcext:value-type="float">
            <text:p>0.3909397</text:p>
          </table:table-cell>
          <table:table-cell office:value-type="float" office:value="0.403129" calcext:value-type="float">
            <text:p>0.403129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62621E-015" calcext:value-type="float">
            <text:p>1.962621E-15</text:p>
          </table:table-cell>
          <table:table-cell office:value-type="float" office:value="1.954702E-015" calcext:value-type="float">
            <text:p>1.954702E-15</text:p>
          </table:table-cell>
          <table:table-cell office:value-type="float" office:value="1.971797E-015" calcext:value-type="float">
            <text:p>1.971797E-15</text:p>
          </table:table-cell>
          <table:table-cell office:value-type="float" office:value="1.915319E-015" calcext:value-type="float">
            <text:p>1.915319E-15</text:p>
          </table:table-cell>
          <table:table-cell office:value-type="float" office:value="9.356353E-016" calcext:value-type="float">
            <text:p>9.356353E-16</text:p>
          </table:table-cell>
          <table:table-cell office:value-type="float" office:value="1.994594E-015" calcext:value-type="float">
            <text:p>1.994594E-15</text:p>
          </table:table-cell>
          <table:table-cell office:value-type="float" office:value="1.848825E-015" calcext:value-type="float">
            <text:p>1.848825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17432" calcext:value-type="float">
            <text:p>-72.17432</text:p>
          </table:table-cell>
          <table:table-cell office:value-type="float" office:value="-0.01582194" calcext:value-type="float">
            <text:p>-0.01582194</text:p>
          </table:table-cell>
          <table:table-cell office:value-type="float" office:value="-0.01564318" calcext:value-type="float">
            <text:p>-0.01564318</text:p>
          </table:table-cell>
          <table:table-cell office:value-type="float" office:value="-0.0158141" calcext:value-type="float">
            <text:p>-0.0158141</text:p>
          </table:table-cell>
          <table:table-cell office:value-type="float" office:value="-0.01612221" calcext:value-type="float">
            <text:p>-0.01612221</text:p>
          </table:table-cell>
          <table:table-cell office:value-type="float" office:value="-0.01732306" calcext:value-type="float">
            <text:p>-0.01732306</text:p>
          </table:table-cell>
          <table:table-cell office:value-type="float" office:value="-0.01728177" calcext:value-type="float">
            <text:p>-0.01728177</text:p>
          </table:table-cell>
          <table:table-cell office:value-type="float" office:value="-0.01703139" calcext:value-type="float">
            <text:p>-0.01703139</text:p>
          </table:table-cell>
          <table:table-cell office:value-type="float" office:value="-0.01547139" calcext:value-type="float">
            <text:p>-0.01547139</text:p>
          </table:table-cell>
          <table:table-cell office:value-type="float" office:value="-0.01208178" calcext:value-type="float">
            <text:p>-0.01208178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6746" calcext:value-type="float">
            <text:p>-0.009716746</text:p>
          </table:table-cell>
          <table:table-cell office:value-type="float" office:value="-0.001593532" calcext:value-type="float">
            <text:p>-0.00159353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3035" calcext:value-type="float">
            <text:p>-2.20303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5" calcext:value-type="float">
            <text:p>14072005</text:p>
          </table:table-cell>
          <table:table-cell office:value-type="float" office:value="339.2997" calcext:value-type="float">
            <text:p>339.2997</text:p>
          </table:table-cell>
          <table:table-cell office:value-type="float" office:value="158.7104" calcext:value-type="float">
            <text:p>158.7104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095.214" calcext:value-type="float">
            <text:p>1095.214</text:p>
          </table:table-cell>
          <table:table-cell office:value-type="float" office:value="68.21458" calcext:value-type="float">
            <text:p>68.21458</text:p>
          </table:table-cell>
          <table:table-cell office:value-type="float" office:value="0" calcext:value-type="float">
            <text:p>0</text:p>
          </table:table-cell>
          <table:table-cell office:value-type="float" office:value="0.1121647" calcext:value-type="float">
            <text:p>0.1121647</text:p>
          </table:table-cell>
          <table:table-cell office:value-type="float" office:value="0.3392273" calcext:value-type="float">
            <text:p>0.3392273</text:p>
          </table:table-cell>
          <table:table-cell office:value-type="float" office:value="0.3401806" calcext:value-type="float">
            <text:p>0.3401806</text:p>
          </table:table-cell>
          <table:table-cell office:value-type="float" office:value="0.3407156" calcext:value-type="float">
            <text:p>0.3407156</text:p>
          </table:table-cell>
          <table:table-cell office:value-type="float" office:value="0.3407027" calcext:value-type="float">
            <text:p>0.3407027</text:p>
          </table:table-cell>
          <table:table-cell office:value-type="float" office:value="0.2940264" calcext:value-type="float">
            <text:p>0.2940264</text:p>
          </table:table-cell>
          <table:table-cell office:value-type="float" office:value="0.2891507" calcext:value-type="float">
            <text:p>0.2891507</text:p>
          </table:table-cell>
          <table:table-cell office:value-type="float" office:value="0.3682955" calcext:value-type="float">
            <text:p>0.3682955</text:p>
          </table:table-cell>
          <table:table-cell office:value-type="float" office:value="0.3622862" calcext:value-type="float">
            <text:p>0.3622862</text:p>
          </table:table-cell>
          <table:table-cell office:value-type="float" office:value="0.3733142" calcext:value-type="float">
            <text:p>0.3733142</text:p>
          </table:table-cell>
          <table:table-cell office:value-type="float" office:value="0.3909312" calcext:value-type="float">
            <text:p>0.3909312</text:p>
          </table:table-cell>
          <table:table-cell office:value-type="float" office:value="0.4030968" calcext:value-type="float">
            <text:p>0.4030968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880168E-015" calcext:value-type="float">
            <text:p>1.880168E-15</text:p>
          </table:table-cell>
          <table:table-cell office:value-type="float" office:value="1.954643E-015" calcext:value-type="float">
            <text:p>1.954643E-15</text:p>
          </table:table-cell>
          <table:table-cell office:value-type="float" office:value="1.971726E-015" calcext:value-type="float">
            <text:p>1.971726E-15</text:p>
          </table:table-cell>
          <table:table-cell office:value-type="float" office:value="1.915277E-015" calcext:value-type="float">
            <text:p>1.915277E-15</text:p>
          </table:table-cell>
          <table:table-cell office:value-type="float" office:value="9.356472E-016" calcext:value-type="float">
            <text:p>9.356472E-16</text:p>
          </table:table-cell>
          <table:table-cell office:value-type="float" office:value="1.994587E-015" calcext:value-type="float">
            <text:p>1.994587E-15</text:p>
          </table:table-cell>
          <table:table-cell office:value-type="float" office:value="1.848821E-015" calcext:value-type="float">
            <text:p>1.848821E-15</text:p>
          </table:table-cell>
          <table:table-cell office:value-type="float" office:value="9.731749E-016" calcext:value-type="float">
            <text:p>9.731749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6E-028" calcext:value-type="float">
            <text:p>1.099916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9405" calcext:value-type="float">
            <text:p>-71.9405</text:p>
          </table:table-cell>
          <table:table-cell office:value-type="float" office:value="-0.01655229" calcext:value-type="float">
            <text:p>-0.01655229</text:p>
          </table:table-cell>
          <table:table-cell office:value-type="float" office:value="-0.01627528" calcext:value-type="float">
            <text:p>-0.01627528</text:p>
          </table:table-cell>
          <table:table-cell office:value-type="float" office:value="-0.01616576" calcext:value-type="float">
            <text:p>-0.01616576</text:p>
          </table:table-cell>
          <table:table-cell office:value-type="float" office:value="-0.01617461" calcext:value-type="float">
            <text:p>-0.01617461</text:p>
          </table:table-cell>
          <table:table-cell office:value-type="float" office:value="-0.01671712" calcext:value-type="float">
            <text:p>-0.01671712</text:p>
          </table:table-cell>
          <table:table-cell office:value-type="float" office:value="-0.01709273" calcext:value-type="float">
            <text:p>-0.01709273</text:p>
          </table:table-cell>
          <table:table-cell office:value-type="float" office:value="-0.01683801" calcext:value-type="float">
            <text:p>-0.01683801</text:p>
          </table:table-cell>
          <table:table-cell office:value-type="float" office:value="-0.01536132" calcext:value-type="float">
            <text:p>-0.01536132</text:p>
          </table:table-cell>
          <table:table-cell office:value-type="float" office:value="-0.01206986" calcext:value-type="float">
            <text:p>-0.01206986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418" calcext:value-type="float">
            <text:p>-0.00971418</text:p>
          </table:table-cell>
          <table:table-cell office:value-type="float" office:value="-0.001599467" calcext:value-type="float">
            <text:p>-0.00159946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3007" calcext:value-type="float">
            <text:p>-2.20300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5" calcext:value-type="float">
            <text:p>15072005</text:p>
          </table:table-cell>
          <table:table-cell office:value-type="float" office:value="339.2997" calcext:value-type="float">
            <text:p>339.2997</text:p>
          </table:table-cell>
          <table:table-cell office:value-type="float" office:value="158.7326" calcext:value-type="float">
            <text:p>158.7326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095.173" calcext:value-type="float">
            <text:p>1095.173</text:p>
          </table:table-cell>
          <table:table-cell office:value-type="float" office:value="68.23317" calcext:value-type="float">
            <text:p>68.23317</text:p>
          </table:table-cell>
          <table:table-cell office:value-type="float" office:value="0" calcext:value-type="float">
            <text:p>0</text:p>
          </table:table-cell>
          <table:table-cell office:value-type="float" office:value="0.110212" calcext:value-type="float">
            <text:p>0.110212</text:p>
          </table:table-cell>
          <table:table-cell office:value-type="float" office:value="0.3377147" calcext:value-type="float">
            <text:p>0.3377147</text:p>
          </table:table-cell>
          <table:table-cell office:value-type="float" office:value="0.3388329" calcext:value-type="float">
            <text:p>0.3388329</text:p>
          </table:table-cell>
          <table:table-cell office:value-type="float" office:value="0.3397847" calcext:value-type="float">
            <text:p>0.3397847</text:p>
          </table:table-cell>
          <table:table-cell office:value-type="float" office:value="0.3401795" calcext:value-type="float">
            <text:p>0.3401795</text:p>
          </table:table-cell>
          <table:table-cell office:value-type="float" office:value="0.2944028" calcext:value-type="float">
            <text:p>0.2944028</text:p>
          </table:table-cell>
          <table:table-cell office:value-type="float" office:value="0.2894994" calcext:value-type="float">
            <text:p>0.2894994</text:p>
          </table:table-cell>
          <table:table-cell office:value-type="float" office:value="0.3685215" calcext:value-type="float">
            <text:p>0.3685215</text:p>
          </table:table-cell>
          <table:table-cell office:value-type="float" office:value="0.3624538" calcext:value-type="float">
            <text:p>0.3624538</text:p>
          </table:table-cell>
          <table:table-cell office:value-type="float" office:value="0.3733443" calcext:value-type="float">
            <text:p>0.3733443</text:p>
          </table:table-cell>
          <table:table-cell office:value-type="float" office:value="0.3909249" calcext:value-type="float">
            <text:p>0.3909249</text:p>
          </table:table-cell>
          <table:table-cell office:value-type="float" office:value="0.4030735" calcext:value-type="float">
            <text:p>0.4030735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881072E-015" calcext:value-type="float">
            <text:p>1.881072E-15</text:p>
          </table:table-cell>
          <table:table-cell office:value-type="float" office:value="1.954581E-015" calcext:value-type="float">
            <text:p>1.954581E-15</text:p>
          </table:table-cell>
          <table:table-cell office:value-type="float" office:value="1.971656E-015" calcext:value-type="float">
            <text:p>1.971656E-15</text:p>
          </table:table-cell>
          <table:table-cell office:value-type="float" office:value="1.915231E-015" calcext:value-type="float">
            <text:p>1.915231E-15</text:p>
          </table:table-cell>
          <table:table-cell office:value-type="float" office:value="9.356838E-016" calcext:value-type="float">
            <text:p>9.356838E-16</text:p>
          </table:table-cell>
          <table:table-cell office:value-type="float" office:value="1.994573E-015" calcext:value-type="float">
            <text:p>1.994573E-15</text:p>
          </table:table-cell>
          <table:table-cell office:value-type="float" office:value="1.848817E-015" calcext:value-type="float">
            <text:p>1.848817E-15</text:p>
          </table:table-cell>
          <table:table-cell office:value-type="float" office:value="9.731749E-016" calcext:value-type="float">
            <text:p>9.731749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6E-028" calcext:value-type="float">
            <text:p>1.099916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.8421" calcext:value-type="float">
            <text:p>-81.8421</text:p>
          </table:table-cell>
          <table:table-cell office:value-type="float" office:value="-0.01701526" calcext:value-type="float">
            <text:p>-0.01701526</text:p>
          </table:table-cell>
          <table:table-cell office:value-type="float" office:value="-0.01667856" calcext:value-type="float">
            <text:p>-0.01667856</text:p>
          </table:table-cell>
          <table:table-cell office:value-type="float" office:value="-0.01643921" calcext:value-type="float">
            <text:p>-0.01643921</text:p>
          </table:table-cell>
          <table:table-cell office:value-type="float" office:value="-0.01632706" calcext:value-type="float">
            <text:p>-0.01632706</text:p>
          </table:table-cell>
          <table:table-cell office:value-type="float" office:value="-0.0165546" calcext:value-type="float">
            <text:p>-0.0165546</text:p>
          </table:table-cell>
          <table:table-cell office:value-type="float" office:value="-0.01691944" calcext:value-type="float">
            <text:p>-0.01691944</text:p>
          </table:table-cell>
          <table:table-cell office:value-type="float" office:value="-0.01661666" calcext:value-type="float">
            <text:p>-0.01661666</text:p>
          </table:table-cell>
          <table:table-cell office:value-type="float" office:value="-0.01524377" calcext:value-type="float">
            <text:p>-0.01524377</text:p>
          </table:table-cell>
          <table:table-cell office:value-type="float" office:value="-0.01205332" calcext:value-type="float">
            <text:p>-0.01205332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4323" calcext:value-type="float">
            <text:p>-0.009714323</text:p>
          </table:table-cell>
          <table:table-cell office:value-type="float" office:value="-0.001605244" calcext:value-type="float">
            <text:p>-0.00160524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3039" calcext:value-type="float">
            <text:p>-2.20303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5" calcext:value-type="float">
            <text:p>16072005</text:p>
          </table:table-cell>
          <table:table-cell office:value-type="float" office:value="339.2997" calcext:value-type="float">
            <text:p>339.2997</text:p>
          </table:table-cell>
          <table:table-cell office:value-type="float" office:value="158.7783" calcext:value-type="float">
            <text:p>158.7783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095.11" calcext:value-type="float">
            <text:p>1095.11</text:p>
          </table:table-cell>
          <table:table-cell office:value-type="float" office:value="68.25126" calcext:value-type="float">
            <text:p>68.25126</text:p>
          </table:table-cell>
          <table:table-cell office:value-type="float" office:value="0" calcext:value-type="float">
            <text:p>0</text:p>
          </table:table-cell>
          <table:table-cell office:value-type="float" office:value="0.1058097" calcext:value-type="float">
            <text:p>0.1058097</text:p>
          </table:table-cell>
          <table:table-cell office:value-type="float" office:value="0.3366812" calcext:value-type="float">
            <text:p>0.3366812</text:p>
          </table:table-cell>
          <table:table-cell office:value-type="float" office:value="0.3378647" calcext:value-type="float">
            <text:p>0.3378647</text:p>
          </table:table-cell>
          <table:table-cell office:value-type="float" office:value="0.3390075" calcext:value-type="float">
            <text:p>0.3390075</text:p>
          </table:table-cell>
          <table:table-cell office:value-type="float" office:value="0.3396054" calcext:value-type="float">
            <text:p>0.3396054</text:p>
          </table:table-cell>
          <table:table-cell office:value-type="float" office:value="0.2944121" calcext:value-type="float">
            <text:p>0.2944121</text:p>
          </table:table-cell>
          <table:table-cell office:value-type="float" office:value="0.2897207" calcext:value-type="float">
            <text:p>0.2897207</text:p>
          </table:table-cell>
          <table:table-cell office:value-type="float" office:value="0.3687202" calcext:value-type="float">
            <text:p>0.3687202</text:p>
          </table:table-cell>
          <table:table-cell office:value-type="float" office:value="0.3626332" calcext:value-type="float">
            <text:p>0.3626332</text:p>
          </table:table-cell>
          <table:table-cell office:value-type="float" office:value="0.373383" calcext:value-type="float">
            <text:p>0.373383</text:p>
          </table:table-cell>
          <table:table-cell office:value-type="float" office:value="0.3909225" calcext:value-type="float">
            <text:p>0.3909225</text:p>
          </table:table-cell>
          <table:table-cell office:value-type="float" office:value="0.4030569" calcext:value-type="float">
            <text:p>0.403056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1987E-015" calcext:value-type="float">
            <text:p>1.881987E-15</text:p>
          </table:table-cell>
          <table:table-cell office:value-type="float" office:value="1.954519E-015" calcext:value-type="float">
            <text:p>1.954519E-15</text:p>
          </table:table-cell>
          <table:table-cell office:value-type="float" office:value="1.971585E-015" calcext:value-type="float">
            <text:p>1.971585E-15</text:p>
          </table:table-cell>
          <table:table-cell office:value-type="float" office:value="1.915186E-015" calcext:value-type="float">
            <text:p>1.915186E-15</text:p>
          </table:table-cell>
          <table:table-cell office:value-type="float" office:value="9.357336E-016" calcext:value-type="float">
            <text:p>9.357336E-16</text:p>
          </table:table-cell>
          <table:table-cell office:value-type="float" office:value="1.994556E-015" calcext:value-type="float">
            <text:p>1.994556E-15</text:p>
          </table:table-cell>
          <table:table-cell office:value-type="float" office:value="1.84881E-015" calcext:value-type="float">
            <text:p>1.84881E-15</text:p>
          </table:table-cell>
          <table:table-cell office:value-type="float" office:value="9.731749E-016" calcext:value-type="float">
            <text:p>9.731749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6E-028" calcext:value-type="float">
            <text:p>1.099916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4813" calcext:value-type="float">
            <text:p>-111.4813</text:p>
          </table:table-cell>
          <table:table-cell office:value-type="float" office:value="-0.0173401" calcext:value-type="float">
            <text:p>-0.0173401</text:p>
          </table:table-cell>
          <table:table-cell office:value-type="float" office:value="-0.01697524" calcext:value-type="float">
            <text:p>-0.01697524</text:p>
          </table:table-cell>
          <table:table-cell office:value-type="float" office:value="-0.01667151" calcext:value-type="float">
            <text:p>-0.01667151</text:p>
          </table:table-cell>
          <table:table-cell office:value-type="float" office:value="-0.01649659" calcext:value-type="float">
            <text:p>-0.01649659</text:p>
          </table:table-cell>
          <table:table-cell office:value-type="float" office:value="-0.01654981" calcext:value-type="float">
            <text:p>-0.01654981</text:p>
          </table:table-cell>
          <table:table-cell office:value-type="float" office:value="-0.01681129" calcext:value-type="float">
            <text:p>-0.01681129</text:p>
          </table:table-cell>
          <table:table-cell office:value-type="float" office:value="-0.01642376" calcext:value-type="float">
            <text:p>-0.01642376</text:p>
          </table:table-cell>
          <table:table-cell office:value-type="float" office:value="-0.01511891" calcext:value-type="float">
            <text:p>-0.01511891</text:p>
          </table:table-cell>
          <table:table-cell office:value-type="float" office:value="-0.01203195" calcext:value-type="float">
            <text:p>-0.01203195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3207" calcext:value-type="float">
            <text:p>-0.009713207</text:p>
          </table:table-cell>
          <table:table-cell office:value-type="float" office:value="-0.001610757" calcext:value-type="float">
            <text:p>-0.00161075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3108" calcext:value-type="float">
            <text:p>-2.20310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5" calcext:value-type="float">
            <text:p>17072005</text:p>
          </table:table-cell>
          <table:table-cell office:value-type="float" office:value="361.6997" calcext:value-type="float">
            <text:p>361.6997</text:p>
          </table:table-cell>
          <table:table-cell office:value-type="float" office:value="159.1522" calcext:value-type="float">
            <text:p>159.1522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115.926" calcext:value-type="float">
            <text:p>1115.926</text:p>
          </table:table-cell>
          <table:table-cell office:value-type="float" office:value="69.4612" calcext:value-type="float">
            <text:p>69.4612</text:p>
          </table:table-cell>
          <table:table-cell office:value-type="float" office:value="0" calcext:value-type="float">
            <text:p>0</text:p>
          </table:table-cell>
          <table:table-cell office:value-type="float" office:value="0.4920011" calcext:value-type="float">
            <text:p>0.4920011</text:p>
          </table:table-cell>
          <table:table-cell office:value-type="float" office:value="0.4847904" calcext:value-type="float">
            <text:p>0.4847904</text:p>
          </table:table-cell>
          <table:table-cell office:value-type="float" office:value="0.4795327" calcext:value-type="float">
            <text:p>0.4795327</text:p>
          </table:table-cell>
          <table:table-cell office:value-type="float" office:value="0.3678943" calcext:value-type="float">
            <text:p>0.3678943</text:p>
          </table:table-cell>
          <table:table-cell office:value-type="float" office:value="0.3475475" calcext:value-type="float">
            <text:p>0.3475475</text:p>
          </table:table-cell>
          <table:table-cell office:value-type="float" office:value="0.2964733" calcext:value-type="float">
            <text:p>0.2964733</text:p>
          </table:table-cell>
          <table:table-cell office:value-type="float" office:value="0.3245124" calcext:value-type="float">
            <text:p>0.3245124</text:p>
          </table:table-cell>
          <table:table-cell office:value-type="float" office:value="0.3695551" calcext:value-type="float">
            <text:p>0.3695551</text:p>
          </table:table-cell>
          <table:table-cell office:value-type="float" office:value="0.362812" calcext:value-type="float">
            <text:p>0.362812</text:p>
          </table:table-cell>
          <table:table-cell office:value-type="float" office:value="0.3734291" calcext:value-type="float">
            <text:p>0.3734291</text:p>
          </table:table-cell>
          <table:table-cell office:value-type="float" office:value="0.3909241" calcext:value-type="float">
            <text:p>0.3909241</text:p>
          </table:table-cell>
          <table:table-cell office:value-type="float" office:value="0.4030319" calcext:value-type="float">
            <text:p>0.403031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2895E-015" calcext:value-type="float">
            <text:p>1.882895E-15</text:p>
          </table:table-cell>
          <table:table-cell office:value-type="float" office:value="1.95446E-015" calcext:value-type="float">
            <text:p>1.95446E-15</text:p>
          </table:table-cell>
          <table:table-cell office:value-type="float" office:value="1.971517E-015" calcext:value-type="float">
            <text:p>1.971517E-15</text:p>
          </table:table-cell>
          <table:table-cell office:value-type="float" office:value="1.915137E-015" calcext:value-type="float">
            <text:p>1.915137E-15</text:p>
          </table:table-cell>
          <table:table-cell office:value-type="float" office:value="9.357912E-016" calcext:value-type="float">
            <text:p>9.357912E-16</text:p>
          </table:table-cell>
          <table:table-cell office:value-type="float" office:value="1.994535E-015" calcext:value-type="float">
            <text:p>1.994535E-15</text:p>
          </table:table-cell>
          <table:table-cell office:value-type="float" office:value="1.848807E-015" calcext:value-type="float">
            <text:p>1.848807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6E-028" calcext:value-type="float">
            <text:p>1.099916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41605" calcext:value-type="float">
            <text:p>-0.00141605</text:p>
          </table:table-cell>
          <table:table-cell office:value-type="float" office:value="-0.001489186" calcext:value-type="float">
            <text:p>-0.001489186</text:p>
          </table:table-cell>
          <table:table-cell office:value-type="float" office:value="-0.002351627" calcext:value-type="float">
            <text:p>-0.002351627</text:p>
          </table:table-cell>
          <table:table-cell office:value-type="float" office:value="-0.01074139" calcext:value-type="float">
            <text:p>-0.01074139</text:p>
          </table:table-cell>
          <table:table-cell office:value-type="float" office:value="-0.0147047" calcext:value-type="float">
            <text:p>-0.0147047</text:p>
          </table:table-cell>
          <table:table-cell office:value-type="float" office:value="-0.01581423" calcext:value-type="float">
            <text:p>-0.01581423</text:p>
          </table:table-cell>
          <table:table-cell office:value-type="float" office:value="-0.006405519" calcext:value-type="float">
            <text:p>-0.006405519</text:p>
          </table:table-cell>
          <table:table-cell office:value-type="float" office:value="-0.01570424" calcext:value-type="float">
            <text:p>-0.01570424</text:p>
          </table:table-cell>
          <table:table-cell office:value-type="float" office:value="-0.01499618" calcext:value-type="float">
            <text:p>-0.01499618</text:p>
          </table:table-cell>
          <table:table-cell office:value-type="float" office:value="-0.01200664" calcext:value-type="float">
            <text:p>-0.01200664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1612785" calcext:value-type="float">
            <text:p>-0.00161278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6145" calcext:value-type="float">
            <text:p>-2.21614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5" calcext:value-type="float">
            <text:p>18072005</text:p>
          </table:table-cell>
          <table:table-cell office:value-type="float" office:value="361.7997" calcext:value-type="float">
            <text:p>361.7997</text:p>
          </table:table-cell>
          <table:table-cell office:value-type="float" office:value="162.9495" calcext:value-type="float">
            <text:p>162.9495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112.246" calcext:value-type="float">
            <text:p>1112.246</text:p>
          </table:table-cell>
          <table:table-cell office:value-type="float" office:value="69.44369" calcext:value-type="float">
            <text:p>69.44369</text:p>
          </table:table-cell>
          <table:table-cell office:value-type="float" office:value="0" calcext:value-type="float">
            <text:p>0</text:p>
          </table:table-cell>
          <table:table-cell office:value-type="float" office:value="0.1120413" calcext:value-type="float">
            <text:p>0.1120413</text:p>
          </table:table-cell>
          <table:table-cell office:value-type="float" office:value="0.3981719" calcext:value-type="float">
            <text:p>0.3981719</text:p>
          </table:table-cell>
          <table:table-cell office:value-type="float" office:value="0.4016679" calcext:value-type="float">
            <text:p>0.4016679</text:p>
          </table:table-cell>
          <table:table-cell office:value-type="float" office:value="0.4044428" calcext:value-type="float">
            <text:p>0.4044428</text:p>
          </table:table-cell>
          <table:table-cell office:value-type="float" office:value="0.4053009" calcext:value-type="float">
            <text:p>0.4053009</text:p>
          </table:table-cell>
          <table:table-cell office:value-type="float" office:value="0.3317191" calcext:value-type="float">
            <text:p>0.3317191</text:p>
          </table:table-cell>
          <table:table-cell office:value-type="float" office:value="0.3145959" calcext:value-type="float">
            <text:p>0.3145959</text:p>
          </table:table-cell>
          <table:table-cell office:value-type="float" office:value="0.3731488" calcext:value-type="float">
            <text:p>0.3731488</text:p>
          </table:table-cell>
          <table:table-cell office:value-type="float" office:value="0.3633336" calcext:value-type="float">
            <text:p>0.3633336</text:p>
          </table:table-cell>
          <table:table-cell office:value-type="float" office:value="0.3734924" calcext:value-type="float">
            <text:p>0.3734924</text:p>
          </table:table-cell>
          <table:table-cell office:value-type="float" office:value="0.3909245" calcext:value-type="float">
            <text:p>0.3909245</text:p>
          </table:table-cell>
          <table:table-cell office:value-type="float" office:value="0.4029305" calcext:value-type="float">
            <text:p>0.402930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37E-015" calcext:value-type="float">
            <text:p>1.8837E-15</text:p>
          </table:table-cell>
          <table:table-cell office:value-type="float" office:value="1.954408E-015" calcext:value-type="float">
            <text:p>1.954408E-15</text:p>
          </table:table-cell>
          <table:table-cell office:value-type="float" office:value="1.971453E-015" calcext:value-type="float">
            <text:p>1.971453E-15</text:p>
          </table:table-cell>
          <table:table-cell office:value-type="float" office:value="1.915098E-015" calcext:value-type="float">
            <text:p>1.915098E-15</text:p>
          </table:table-cell>
          <table:table-cell office:value-type="float" office:value="9.358284E-016" calcext:value-type="float">
            <text:p>9.358284E-16</text:p>
          </table:table-cell>
          <table:table-cell office:value-type="float" office:value="1.994523E-015" calcext:value-type="float">
            <text:p>1.994523E-15</text:p>
          </table:table-cell>
          <table:table-cell office:value-type="float" office:value="1.8488E-015" calcext:value-type="float">
            <text:p>1.8488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17669" calcext:value-type="float">
            <text:p>-72.17669</text:p>
          </table:table-cell>
          <table:table-cell office:value-type="float" office:value="-0.006170955" calcext:value-type="float">
            <text:p>-0.006170955</text:p>
          </table:table-cell>
          <table:table-cell office:value-type="float" office:value="-0.00585427" calcext:value-type="float">
            <text:p>-0.00585427</text:p>
          </table:table-cell>
          <table:table-cell office:value-type="float" office:value="-0.00564656" calcext:value-type="float">
            <text:p>-0.00564656</text:p>
          </table:table-cell>
          <table:table-cell office:value-type="float" office:value="-0.005583014" calcext:value-type="float">
            <text:p>-0.005583014</text:p>
          </table:table-cell>
          <table:table-cell office:value-type="float" office:value="-0.006762961" calcext:value-type="float">
            <text:p>-0.006762961</text:p>
          </table:table-cell>
          <table:table-cell office:value-type="float" office:value="-0.008461279" calcext:value-type="float">
            <text:p>-0.008461279</text:p>
          </table:table-cell>
          <table:table-cell office:value-type="float" office:value="-0.01271875" calcext:value-type="float">
            <text:p>-0.01271875</text:p>
          </table:table-cell>
          <table:table-cell office:value-type="float" office:value="-0.01464548" calcext:value-type="float">
            <text:p>-0.01464548</text:p>
          </table:table-cell>
          <table:table-cell office:value-type="float" office:value="-0.01197206" calcext:value-type="float">
            <text:p>-0.01197206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886" calcext:value-type="float">
            <text:p>-0.00971886</text:p>
          </table:table-cell>
          <table:table-cell office:value-type="float" office:value="-0.001622435" calcext:value-type="float">
            <text:p>-0.00162243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4724" calcext:value-type="float">
            <text:p>-2.2147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5" calcext:value-type="float">
            <text:p>19072005</text:p>
          </table:table-cell>
          <table:table-cell office:value-type="float" office:value="361.7997" calcext:value-type="float">
            <text:p>361.7997</text:p>
          </table:table-cell>
          <table:table-cell office:value-type="float" office:value="162.9343" calcext:value-type="float">
            <text:p>162.9343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112.276" calcext:value-type="float">
            <text:p>1112.276</text:p>
          </table:table-cell>
          <table:table-cell office:value-type="float" office:value="69.42895" calcext:value-type="float">
            <text:p>69.42895</text:p>
          </table:table-cell>
          <table:table-cell office:value-type="float" office:value="0" calcext:value-type="float">
            <text:p>0</text:p>
          </table:table-cell>
          <table:table-cell office:value-type="float" office:value="0.1136182" calcext:value-type="float">
            <text:p>0.1136182</text:p>
          </table:table-cell>
          <table:table-cell office:value-type="float" office:value="0.3864613" calcext:value-type="float">
            <text:p>0.3864613</text:p>
          </table:table-cell>
          <table:table-cell office:value-type="float" office:value="0.3897103" calcext:value-type="float">
            <text:p>0.3897103</text:p>
          </table:table-cell>
          <table:table-cell office:value-type="float" office:value="0.3930156" calcext:value-type="float">
            <text:p>0.3930156</text:p>
          </table:table-cell>
          <table:table-cell office:value-type="float" office:value="0.3949538" calcext:value-type="float">
            <text:p>0.3949538</text:p>
          </table:table-cell>
          <table:table-cell office:value-type="float" office:value="0.3332867" calcext:value-type="float">
            <text:p>0.3332867</text:p>
          </table:table-cell>
          <table:table-cell office:value-type="float" office:value="0.3227676" calcext:value-type="float">
            <text:p>0.3227676</text:p>
          </table:table-cell>
          <table:table-cell office:value-type="float" office:value="0.3767742" calcext:value-type="float">
            <text:p>0.3767742</text:p>
          </table:table-cell>
          <table:table-cell office:value-type="float" office:value="0.3642237" calcext:value-type="float">
            <text:p>0.3642237</text:p>
          </table:table-cell>
          <table:table-cell office:value-type="float" office:value="0.3735985" calcext:value-type="float">
            <text:p>0.3735985</text:p>
          </table:table-cell>
          <table:table-cell office:value-type="float" office:value="0.3909267" calcext:value-type="float">
            <text:p>0.3909267</text:p>
          </table:table-cell>
          <table:table-cell office:value-type="float" office:value="0.4028696" calcext:value-type="float">
            <text:p>0.402869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4543E-015" calcext:value-type="float">
            <text:p>1.884543E-15</text:p>
          </table:table-cell>
          <table:table-cell office:value-type="float" office:value="1.954354E-015" calcext:value-type="float">
            <text:p>1.954354E-15</text:p>
          </table:table-cell>
          <table:table-cell office:value-type="float" office:value="1.971384E-015" calcext:value-type="float">
            <text:p>1.971384E-15</text:p>
          </table:table-cell>
          <table:table-cell office:value-type="float" office:value="1.915057E-015" calcext:value-type="float">
            <text:p>1.915057E-15</text:p>
          </table:table-cell>
          <table:table-cell office:value-type="float" office:value="9.358572E-016" calcext:value-type="float">
            <text:p>9.358572E-16</text:p>
          </table:table-cell>
          <table:table-cell office:value-type="float" office:value="1.994512E-015" calcext:value-type="float">
            <text:p>1.994512E-15</text:p>
          </table:table-cell>
          <table:table-cell office:value-type="float" office:value="1.848794E-015" calcext:value-type="float">
            <text:p>1.848794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80924" calcext:value-type="float">
            <text:p>-64.80924</text:p>
          </table:table-cell>
          <table:table-cell office:value-type="float" office:value="-0.007426069" calcext:value-type="float">
            <text:p>-0.007426069</text:p>
          </table:table-cell>
          <table:table-cell office:value-type="float" office:value="-0.007060304" calcext:value-type="float">
            <text:p>-0.007060304</text:p>
          </table:table-cell>
          <table:table-cell office:value-type="float" office:value="-0.006742067" calcext:value-type="float">
            <text:p>-0.006742067</text:p>
          </table:table-cell>
          <table:table-cell office:value-type="float" office:value="-0.006546658" calcext:value-type="float">
            <text:p>-0.006546658</text:p>
          </table:table-cell>
          <table:table-cell office:value-type="float" office:value="-0.006509408" calcext:value-type="float">
            <text:p>-0.006509408</text:p>
          </table:table-cell>
          <table:table-cell office:value-type="float" office:value="-0.006809652" calcext:value-type="float">
            <text:p>-0.006809652</text:p>
          </table:table-cell>
          <table:table-cell office:value-type="float" office:value="-0.01031562" calcext:value-type="float">
            <text:p>-0.01031562</text:p>
          </table:table-cell>
          <table:table-cell office:value-type="float" office:value="-0.01406336" calcext:value-type="float">
            <text:p>-0.01406336</text:p>
          </table:table-cell>
          <table:table-cell office:value-type="float" office:value="-0.01191433" calcext:value-type="float">
            <text:p>-0.01191433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2586" calcext:value-type="float">
            <text:p>-0.009712586</text:p>
          </table:table-cell>
          <table:table-cell office:value-type="float" office:value="-0.00162784" calcext:value-type="float">
            <text:p>-0.0016278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3649" calcext:value-type="float">
            <text:p>-2.21364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5" calcext:value-type="float">
            <text:p>20072005</text:p>
          </table:table-cell>
          <table:table-cell office:value-type="float" office:value="361.7997" calcext:value-type="float">
            <text:p>361.7997</text:p>
          </table:table-cell>
          <table:table-cell office:value-type="float" office:value="162.9875" calcext:value-type="float">
            <text:p>162.9875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112.235" calcext:value-type="float">
            <text:p>1112.235</text:p>
          </table:table-cell>
          <table:table-cell office:value-type="float" office:value="69.41715" calcext:value-type="float">
            <text:p>69.41715</text:p>
          </table:table-cell>
          <table:table-cell office:value-type="float" office:value="0" calcext:value-type="float">
            <text:p>0</text:p>
          </table:table-cell>
          <table:table-cell office:value-type="float" office:value="0.1082789" calcext:value-type="float">
            <text:p>0.1082789</text:p>
          </table:table-cell>
          <table:table-cell office:value-type="float" office:value="0.3812411" calcext:value-type="float">
            <text:p>0.3812411</text:p>
          </table:table-cell>
          <table:table-cell office:value-type="float" office:value="0.3843738" calcext:value-type="float">
            <text:p>0.3843738</text:p>
          </table:table-cell>
          <table:table-cell office:value-type="float" office:value="0.3878582" calcext:value-type="float">
            <text:p>0.3878582</text:p>
          </table:table-cell>
          <table:table-cell office:value-type="float" office:value="0.3900831" calcext:value-type="float">
            <text:p>0.3900831</text:p>
          </table:table-cell>
          <table:table-cell office:value-type="float" office:value="0.3308382" calcext:value-type="float">
            <text:p>0.3308382</text:p>
          </table:table-cell>
          <table:table-cell office:value-type="float" office:value="0.3214208" calcext:value-type="float">
            <text:p>0.3214208</text:p>
          </table:table-cell>
          <table:table-cell office:value-type="float" office:value="0.379717" calcext:value-type="float">
            <text:p>0.379717</text:p>
          </table:table-cell>
          <table:table-cell office:value-type="float" office:value="0.3655059" calcext:value-type="float">
            <text:p>0.3655059</text:p>
          </table:table-cell>
          <table:table-cell office:value-type="float" office:value="0.3737769" calcext:value-type="float">
            <text:p>0.3737769</text:p>
          </table:table-cell>
          <table:table-cell office:value-type="float" office:value="0.3909407" calcext:value-type="float">
            <text:p>0.3909407</text:p>
          </table:table-cell>
          <table:table-cell office:value-type="float" office:value="0.4028361" calcext:value-type="float">
            <text:p>0.402836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5448E-015" calcext:value-type="float">
            <text:p>1.885448E-15</text:p>
          </table:table-cell>
          <table:table-cell office:value-type="float" office:value="1.954293E-015" calcext:value-type="float">
            <text:p>1.954293E-15</text:p>
          </table:table-cell>
          <table:table-cell office:value-type="float" office:value="1.971314E-015" calcext:value-type="float">
            <text:p>1.971314E-15</text:p>
          </table:table-cell>
          <table:table-cell office:value-type="float" office:value="1.915011E-015" calcext:value-type="float">
            <text:p>1.915011E-15</text:p>
          </table:table-cell>
          <table:table-cell office:value-type="float" office:value="9.359199E-016" calcext:value-type="float">
            <text:p>9.359199E-16</text:p>
          </table:table-cell>
          <table:table-cell office:value-type="float" office:value="1.994493E-015" calcext:value-type="float">
            <text:p>1.994493E-15</text:p>
          </table:table-cell>
          <table:table-cell office:value-type="float" office:value="1.848788E-015" calcext:value-type="float">
            <text:p>1.848788E-15</text:p>
          </table:table-cell>
          <table:table-cell office:value-type="float" office:value="9.731747E-016" calcext:value-type="float">
            <text:p>9.731747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6E-028" calcext:value-type="float">
            <text:p>1.099916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2.99893" calcext:value-type="float">
            <text:p>-92.99893</text:p>
          </table:table-cell>
          <table:table-cell office:value-type="float" office:value="-0.0080767" calcext:value-type="float">
            <text:p>-0.0080767</text:p>
          </table:table-cell>
          <table:table-cell office:value-type="float" office:value="-0.007687613" calcext:value-type="float">
            <text:p>-0.007687613</text:p>
          </table:table-cell>
          <table:table-cell office:value-type="float" office:value="-0.007313714" calcext:value-type="float">
            <text:p>-0.007313714</text:p>
          </table:table-cell>
          <table:table-cell office:value-type="float" office:value="-0.007065525" calcext:value-type="float">
            <text:p>-0.007065525</text:p>
          </table:table-cell>
          <table:table-cell office:value-type="float" office:value="-0.006879575" calcext:value-type="float">
            <text:p>-0.006879575</text:p>
          </table:table-cell>
          <table:table-cell office:value-type="float" office:value="-0.007044603" calcext:value-type="float">
            <text:p>-0.007044603</text:p>
          </table:table-cell>
          <table:table-cell office:value-type="float" office:value="-0.008710978" calcext:value-type="float">
            <text:p>-0.008710978</text:p>
          </table:table-cell>
          <table:table-cell office:value-type="float" office:value="-0.01326882" calcext:value-type="float">
            <text:p>-0.01326882</text:p>
          </table:table-cell>
          <table:table-cell office:value-type="float" office:value="-0.01181799" calcext:value-type="float">
            <text:p>-0.01181799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0378" calcext:value-type="float">
            <text:p>-0.009710378</text:p>
          </table:table-cell>
          <table:table-cell office:value-type="float" office:value="-0.00163367" calcext:value-type="float">
            <text:p>-0.0016336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2811" calcext:value-type="float">
            <text:p>-2.21281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5" calcext:value-type="float">
            <text:p>21072005</text:p>
          </table:table-cell>
          <table:table-cell office:value-type="float" office:value="361.9998" calcext:value-type="float">
            <text:p>361.9998</text:p>
          </table:table-cell>
          <table:table-cell office:value-type="float" office:value="163.1075" calcext:value-type="float">
            <text:p>163.1075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112.323" calcext:value-type="float">
            <text:p>1112.323</text:p>
          </table:table-cell>
          <table:table-cell office:value-type="float" office:value="69.40953" calcext:value-type="float">
            <text:p>69.40953</text:p>
          </table:table-cell>
          <table:table-cell office:value-type="float" office:value="0" calcext:value-type="float">
            <text:p>0</text:p>
          </table:table-cell>
          <table:table-cell office:value-type="float" office:value="0.1164354" calcext:value-type="float">
            <text:p>0.1164354</text:p>
          </table:table-cell>
          <table:table-cell office:value-type="float" office:value="0.3777318" calcext:value-type="float">
            <text:p>0.3777318</text:p>
          </table:table-cell>
          <table:table-cell office:value-type="float" office:value="0.3807164" calcext:value-type="float">
            <text:p>0.3807164</text:p>
          </table:table-cell>
          <table:table-cell office:value-type="float" office:value="0.3840261" calcext:value-type="float">
            <text:p>0.3840261</text:p>
          </table:table-cell>
          <table:table-cell office:value-type="float" office:value="0.3862347" calcext:value-type="float">
            <text:p>0.3862347</text:p>
          </table:table-cell>
          <table:table-cell office:value-type="float" office:value="0.328748" calcext:value-type="float">
            <text:p>0.328748</text:p>
          </table:table-cell>
          <table:table-cell office:value-type="float" office:value="0.3207568" calcext:value-type="float">
            <text:p>0.3207568</text:p>
          </table:table-cell>
          <table:table-cell office:value-type="float" office:value="0.380795" calcext:value-type="float">
            <text:p>0.380795</text:p>
          </table:table-cell>
          <table:table-cell office:value-type="float" office:value="0.3669637" calcext:value-type="float">
            <text:p>0.3669637</text:p>
          </table:table-cell>
          <table:table-cell office:value-type="float" office:value="0.3740678" calcext:value-type="float">
            <text:p>0.3740678</text:p>
          </table:table-cell>
          <table:table-cell office:value-type="float" office:value="0.3909793" calcext:value-type="float">
            <text:p>0.3909793</text:p>
          </table:table-cell>
          <table:table-cell office:value-type="float" office:value="0.4028214" calcext:value-type="float">
            <text:p>0.402821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6325E-015" calcext:value-type="float">
            <text:p>1.886325E-15</text:p>
          </table:table-cell>
          <table:table-cell office:value-type="float" office:value="1.954237E-015" calcext:value-type="float">
            <text:p>1.954237E-15</text:p>
          </table:table-cell>
          <table:table-cell office:value-type="float" office:value="1.97125E-015" calcext:value-type="float">
            <text:p>1.97125E-15</text:p>
          </table:table-cell>
          <table:table-cell office:value-type="float" office:value="1.914961E-015" calcext:value-type="float">
            <text:p>1.914961E-15</text:p>
          </table:table-cell>
          <table:table-cell office:value-type="float" office:value="9.359813E-016" calcext:value-type="float">
            <text:p>9.359813E-16</text:p>
          </table:table-cell>
          <table:table-cell office:value-type="float" office:value="1.994473E-015" calcext:value-type="float">
            <text:p>1.994473E-15</text:p>
          </table:table-cell>
          <table:table-cell office:value-type="float" office:value="1.848781E-015" calcext:value-type="float">
            <text:p>1.848781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25453" calcext:value-type="float">
            <text:p>-53.25453</text:p>
          </table:table-cell>
          <table:table-cell office:value-type="float" office:value="-0.008550823" calcext:value-type="float">
            <text:p>-0.008550823</text:p>
          </table:table-cell>
          <table:table-cell office:value-type="float" office:value="-0.008153589" calcext:value-type="float">
            <text:p>-0.008153589</text:p>
          </table:table-cell>
          <table:table-cell office:value-type="float" office:value="-0.007772834" calcext:value-type="float">
            <text:p>-0.007772834</text:p>
          </table:table-cell>
          <table:table-cell office:value-type="float" office:value="-0.007508183" calcext:value-type="float">
            <text:p>-0.007508183</text:p>
          </table:table-cell>
          <table:table-cell office:value-type="float" office:value="-0.007216013" calcext:value-type="float">
            <text:p>-0.007216013</text:p>
          </table:table-cell>
          <table:table-cell office:value-type="float" office:value="-0.007167728" calcext:value-type="float">
            <text:p>-0.007167728</text:p>
          </table:table-cell>
          <table:table-cell office:value-type="float" office:value="-0.008190011" calcext:value-type="float">
            <text:p>-0.008190011</text:p>
          </table:table-cell>
          <table:table-cell office:value-type="float" office:value="-0.01241785" calcext:value-type="float">
            <text:p>-0.01241785</text:p>
          </table:table-cell>
          <table:table-cell office:value-type="float" office:value="-0.01166223" calcext:value-type="float">
            <text:p>-0.01166223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3921" calcext:value-type="float">
            <text:p>-0.009713921</text:p>
          </table:table-cell>
          <table:table-cell office:value-type="float" office:value="-0.001638805" calcext:value-type="float">
            <text:p>-0.00163880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2137" calcext:value-type="float">
            <text:p>-2.21213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5" calcext:value-type="float">
            <text:p>22072005</text:p>
          </table:table-cell>
          <table:table-cell office:value-type="float" office:value="361.9998" calcext:value-type="float">
            <text:p>361.9998</text:p>
          </table:table-cell>
          <table:table-cell office:value-type="float" office:value="163.1644" calcext:value-type="float">
            <text:p>163.1644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112.273" calcext:value-type="float">
            <text:p>1112.273</text:p>
          </table:table-cell>
          <table:table-cell office:value-type="float" office:value="69.40181" calcext:value-type="float">
            <text:p>69.40181</text:p>
          </table:table-cell>
          <table:table-cell office:value-type="float" office:value="0" calcext:value-type="float">
            <text:p>0</text:p>
          </table:table-cell>
          <table:table-cell office:value-type="float" office:value="0.1107635" calcext:value-type="float">
            <text:p>0.1107635</text:p>
          </table:table-cell>
          <table:table-cell office:value-type="float" office:value="0.375105" calcext:value-type="float">
            <text:p>0.375105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13475" calcext:value-type="float">
            <text:p>0.3813475</text:p>
          </table:table-cell>
          <table:table-cell office:value-type="float" office:value="0.3836379" calcext:value-type="float">
            <text:p>0.3836379</text:p>
          </table:table-cell>
          <table:table-cell office:value-type="float" office:value="0.3269385" calcext:value-type="float">
            <text:p>0.3269385</text:p>
          </table:table-cell>
          <table:table-cell office:value-type="float" office:value="0.3195817" calcext:value-type="float">
            <text:p>0.3195817</text:p>
          </table:table-cell>
          <table:table-cell office:value-type="float" office:value="0.3813185" calcext:value-type="float">
            <text:p>0.3813185</text:p>
          </table:table-cell>
          <table:table-cell office:value-type="float" office:value="0.3682145" calcext:value-type="float">
            <text:p>0.3682145</text:p>
          </table:table-cell>
          <table:table-cell office:value-type="float" office:value="0.3744148" calcext:value-type="float">
            <text:p>0.3744148</text:p>
          </table:table-cell>
          <table:table-cell office:value-type="float" office:value="0.3910482" calcext:value-type="float">
            <text:p>0.3910482</text:p>
          </table:table-cell>
          <table:table-cell office:value-type="float" office:value="0.4028216" calcext:value-type="float">
            <text:p>0.4028216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887218E-015" calcext:value-type="float">
            <text:p>1.887218E-15</text:p>
          </table:table-cell>
          <table:table-cell office:value-type="float" office:value="1.954179E-015" calcext:value-type="float">
            <text:p>1.954179E-15</text:p>
          </table:table-cell>
          <table:table-cell office:value-type="float" office:value="1.971184E-015" calcext:value-type="float">
            <text:p>1.971184E-15</text:p>
          </table:table-cell>
          <table:table-cell office:value-type="float" office:value="1.914913E-015" calcext:value-type="float">
            <text:p>1.914913E-15</text:p>
          </table:table-cell>
          <table:table-cell office:value-type="float" office:value="9.36041E-016" calcext:value-type="float">
            <text:p>9.36041E-16</text:p>
          </table:table-cell>
          <table:table-cell office:value-type="float" office:value="1.994453E-015" calcext:value-type="float">
            <text:p>1.994453E-15</text:p>
          </table:table-cell>
          <table:table-cell office:value-type="float" office:value="1.848775E-015" calcext:value-type="float">
            <text:p>1.848775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6E-028" calcext:value-type="float">
            <text:p>1.099916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.48569" calcext:value-type="float">
            <text:p>-79.48569</text:p>
          </table:table-cell>
          <table:table-cell office:value-type="float" office:value="-0.008926551" calcext:value-type="float">
            <text:p>-0.008926551</text:p>
          </table:table-cell>
          <table:table-cell office:value-type="float" office:value="-0.008521691" calcext:value-type="float">
            <text:p>-0.008521691</text:p>
          </table:table-cell>
          <table:table-cell office:value-type="float" office:value="-0.008113742" calcext:value-type="float">
            <text:p>-0.008113742</text:p>
          </table:table-cell>
          <table:table-cell office:value-type="float" office:value="-0.007825418" calcext:value-type="float">
            <text:p>-0.007825418</text:p>
          </table:table-cell>
          <table:table-cell office:value-type="float" office:value="-0.007522374" calcext:value-type="float">
            <text:p>-0.007522374</text:p>
          </table:table-cell>
          <table:table-cell office:value-type="float" office:value="-0.007390962" calcext:value-type="float">
            <text:p>-0.007390962</text:p>
          </table:table-cell>
          <table:table-cell office:value-type="float" office:value="-0.007948484" calcext:value-type="float">
            <text:p>-0.007948484</text:p>
          </table:table-cell>
          <table:table-cell office:value-type="float" office:value="-0.01173371" calcext:value-type="float">
            <text:p>-0.01173371</text:p>
          </table:table-cell>
          <table:table-cell office:value-type="float" office:value="-0.01147892" calcext:value-type="float">
            <text:p>-0.01147892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166" calcext:value-type="float">
            <text:p>-0.00971166</text:p>
          </table:table-cell>
          <table:table-cell office:value-type="float" office:value="-0.001644308" calcext:value-type="float">
            <text:p>-0.00164430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1564" calcext:value-type="float">
            <text:p>-2.21156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5" calcext:value-type="float">
            <text:p>23072005</text:p>
          </table:table-cell>
          <table:table-cell office:value-type="float" office:value="361.9998" calcext:value-type="float">
            <text:p>361.9998</text:p>
          </table:table-cell>
          <table:table-cell office:value-type="float" office:value="163.2369" calcext:value-type="float">
            <text:p>163.2369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112.207" calcext:value-type="float">
            <text:p>1112.207</text:p>
          </table:table-cell>
          <table:table-cell office:value-type="float" office:value="69.39574" calcext:value-type="float">
            <text:p>69.39574</text:p>
          </table:table-cell>
          <table:table-cell office:value-type="float" office:value="0" calcext:value-type="float">
            <text:p>0</text:p>
          </table:table-cell>
          <table:table-cell office:value-type="float" office:value="0.1034115" calcext:value-type="float">
            <text:p>0.1034115</text:p>
          </table:table-cell>
          <table:table-cell office:value-type="float" office:value="0.3729547" calcext:value-type="float">
            <text:p>0.3729547</text:p>
          </table:table-cell>
          <table:table-cell office:value-type="float" office:value="0.3757157" calcext:value-type="float">
            <text:p>0.3757157</text:p>
          </table:table-cell>
          <table:table-cell office:value-type="float" office:value="0.378849" calcext:value-type="float">
            <text:p>0.378849</text:p>
          </table:table-cell>
          <table:table-cell office:value-type="float" office:value="0.3809849" calcext:value-type="float">
            <text:p>0.3809849</text:p>
          </table:table-cell>
          <table:table-cell office:value-type="float" office:value="0.3250642" calcext:value-type="float">
            <text:p>0.3250642</text:p>
          </table:table-cell>
          <table:table-cell office:value-type="float" office:value="0.3178519" calcext:value-type="float">
            <text:p>0.3178519</text:p>
          </table:table-cell>
          <table:table-cell office:value-type="float" office:value="0.3818382" calcext:value-type="float">
            <text:p>0.3818382</text:p>
          </table:table-cell>
          <table:table-cell office:value-type="float" office:value="0.3693883" calcext:value-type="float">
            <text:p>0.3693883</text:p>
          </table:table-cell>
          <table:table-cell office:value-type="float" office:value="0.3747951" calcext:value-type="float">
            <text:p>0.3747951</text:p>
          </table:table-cell>
          <table:table-cell office:value-type="float" office:value="0.3911466" calcext:value-type="float">
            <text:p>0.3911466</text:p>
          </table:table-cell>
          <table:table-cell office:value-type="float" office:value="0.402835" calcext:value-type="float">
            <text:p>0.40283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8134E-015" calcext:value-type="float">
            <text:p>1.888134E-15</text:p>
          </table:table-cell>
          <table:table-cell office:value-type="float" office:value="1.954119E-015" calcext:value-type="float">
            <text:p>1.954119E-15</text:p>
          </table:table-cell>
          <table:table-cell office:value-type="float" office:value="1.971116E-015" calcext:value-type="float">
            <text:p>1.971116E-15</text:p>
          </table:table-cell>
          <table:table-cell office:value-type="float" office:value="1.914866E-015" calcext:value-type="float">
            <text:p>1.914866E-15</text:p>
          </table:table-cell>
          <table:table-cell office:value-type="float" office:value="9.360995E-016" calcext:value-type="float">
            <text:p>9.360995E-16</text:p>
          </table:table-cell>
          <table:table-cell office:value-type="float" office:value="1.994432E-015" calcext:value-type="float">
            <text:p>1.994432E-15</text:p>
          </table:table-cell>
          <table:table-cell office:value-type="float" office:value="1.848769E-015" calcext:value-type="float">
            <text:p>1.848769E-15</text:p>
          </table:table-cell>
          <table:table-cell office:value-type="float" office:value="9.731749E-016" calcext:value-type="float">
            <text:p>9.731749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1E-038" calcext:value-type="float">
            <text:p>1.586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8.5148" calcext:value-type="float">
            <text:p>-128.5148</text:p>
          </table:table-cell>
          <table:table-cell office:value-type="float" office:value="-0.009247632" calcext:value-type="float">
            <text:p>-0.009247632</text:p>
          </table:table-cell>
          <table:table-cell office:value-type="float" office:value="-0.008845321" calcext:value-type="float">
            <text:p>-0.008845321</text:p>
          </table:table-cell>
          <table:table-cell office:value-type="float" office:value="-0.008447218" calcext:value-type="float">
            <text:p>-0.008447218</text:p>
          </table:table-cell>
          <table:table-cell office:value-type="float" office:value="-0.00816338" calcext:value-type="float">
            <text:p>-0.00816338</text:p>
          </table:table-cell>
          <table:table-cell office:value-type="float" office:value="-0.007854481" calcext:value-type="float">
            <text:p>-0.007854481</text:p>
          </table:table-cell>
          <table:table-cell office:value-type="float" office:value="-0.007734593" calcext:value-type="float">
            <text:p>-0.007734593</text:p>
          </table:table-cell>
          <table:table-cell office:value-type="float" office:value="-0.007717966" calcext:value-type="float">
            <text:p>-0.007717966</text:p>
          </table:table-cell>
          <table:table-cell office:value-type="float" office:value="-0.01112884" calcext:value-type="float">
            <text:p>-0.01112884</text:p>
          </table:table-cell>
          <table:table-cell office:value-type="float" office:value="-0.01128139" calcext:value-type="float">
            <text:p>-0.01128139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2447" calcext:value-type="float">
            <text:p>-0.009712447</text:p>
          </table:table-cell>
          <table:table-cell office:value-type="float" office:value="-0.001649731" calcext:value-type="float">
            <text:p>-0.00164973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1046" calcext:value-type="float">
            <text:p>-2.21104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5" calcext:value-type="float">
            <text:p>24072005</text:p>
          </table:table-cell>
          <table:table-cell office:value-type="float" office:value="361.9998" calcext:value-type="float">
            <text:p>361.9998</text:p>
          </table:table-cell>
          <table:table-cell office:value-type="float" office:value="163.2071" calcext:value-type="float">
            <text:p>163.2071</text:p>
          </table:table-cell>
          <table:table-cell office:value-type="float" office:value="17.20198" calcext:value-type="float">
            <text:p>17.20198</text:p>
          </table:table-cell>
          <table:table-cell office:value-type="float" office:value="1112.241" calcext:value-type="float">
            <text:p>1112.241</text:p>
          </table:table-cell>
          <table:table-cell office:value-type="float" office:value="69.39117" calcext:value-type="float">
            <text:p>69.39117</text:p>
          </table:table-cell>
          <table:table-cell office:value-type="float" office:value="0" calcext:value-type="float">
            <text:p>0</text:p>
          </table:table-cell>
          <table:table-cell office:value-type="float" office:value="0.1063402" calcext:value-type="float">
            <text:p>0.1063402</text:p>
          </table:table-cell>
          <table:table-cell office:value-type="float" office:value="0.3708992" calcext:value-type="float">
            <text:p>0.3708992</text:p>
          </table:table-cell>
          <table:table-cell office:value-type="float" office:value="0.3735418" calcext:value-type="float">
            <text:p>0.3735418</text:p>
          </table:table-cell>
          <table:table-cell office:value-type="float" office:value="0.3765725" calcext:value-type="float">
            <text:p>0.3765725</text:p>
          </table:table-cell>
          <table:table-cell office:value-type="float" office:value="0.3786079" calcext:value-type="float">
            <text:p>0.3786079</text:p>
          </table:table-cell>
          <table:table-cell office:value-type="float" office:value="0.3235388" calcext:value-type="float">
            <text:p>0.3235388</text:p>
          </table:table-cell>
          <table:table-cell office:value-type="float" office:value="0.3166227" calcext:value-type="float">
            <text:p>0.3166227</text:p>
          </table:table-cell>
          <table:table-cell office:value-type="float" office:value="0.3814309" calcext:value-type="float">
            <text:p>0.3814309</text:p>
          </table:table-cell>
          <table:table-cell office:value-type="float" office:value="0.3707475" calcext:value-type="float">
            <text:p>0.3707475</text:p>
          </table:table-cell>
          <table:table-cell office:value-type="float" office:value="0.3752946" calcext:value-type="float">
            <text:p>0.3752946</text:p>
          </table:table-cell>
          <table:table-cell office:value-type="float" office:value="0.391277" calcext:value-type="float">
            <text:p>0.391277</text:p>
          </table:table-cell>
          <table:table-cell office:value-type="float" office:value="0.4028598" calcext:value-type="float">
            <text:p>0.402859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9018E-015" calcext:value-type="float">
            <text:p>1.889018E-15</text:p>
          </table:table-cell>
          <table:table-cell office:value-type="float" office:value="1.954065E-015" calcext:value-type="float">
            <text:p>1.954065E-15</text:p>
          </table:table-cell>
          <table:table-cell office:value-type="float" office:value="1.971049E-015" calcext:value-type="float">
            <text:p>1.971049E-15</text:p>
          </table:table-cell>
          <table:table-cell office:value-type="float" office:value="1.914819E-015" calcext:value-type="float">
            <text:p>1.914819E-15</text:p>
          </table:table-cell>
          <table:table-cell office:value-type="float" office:value="9.361597E-016" calcext:value-type="float">
            <text:p>9.361597E-16</text:p>
          </table:table-cell>
          <table:table-cell office:value-type="float" office:value="1.994408E-015" calcext:value-type="float">
            <text:p>1.994408E-15</text:p>
          </table:table-cell>
          <table:table-cell office:value-type="float" office:value="1.848767E-015" calcext:value-type="float">
            <text:p>1.848767E-15</text:p>
          </table:table-cell>
          <table:table-cell office:value-type="float" office:value="9.731748E-016" calcext:value-type="float">
            <text:p>9.731748E-16</text:p>
          </table:table-cell>
          <table:table-cell office:value-type="float" office:value="4.944686E-024" calcext:value-type="float">
            <text:p>4.944686E-24</text:p>
          </table:table-cell>
          <table:table-cell office:value-type="float" office:value="1.099917E-028" calcext:value-type="float">
            <text:p>1.099917E-28</text:p>
          </table:table-cell>
          <table:table-cell office:value-type="float" office:value="1.970651E-033" calcext:value-type="float">
            <text:p>1.970651E-33</text:p>
          </table:table-cell>
          <table:table-cell office:value-type="float" office:value="1.58657E-038" calcext:value-type="float">
            <text:p>1.586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.5759" calcext:value-type="float">
            <text:p>-107.5759</text:p>
          </table:table-cell>
          <table:table-cell office:value-type="float" office:value="-0.009567489" calcext:value-type="float">
            <text:p>-0.009567489</text:p>
          </table:table-cell>
          <table:table-cell office:value-type="float" office:value="-0.009166203" calcext:value-type="float">
            <text:p>-0.009166203</text:p>
          </table:table-cell>
          <table:table-cell office:value-type="float" office:value="-0.00876486" calcext:value-type="float">
            <text:p>-0.00876486</text:p>
          </table:table-cell>
          <table:table-cell office:value-type="float" office:value="-0.008483766" calcext:value-type="float">
            <text:p>-0.008483766</text:p>
          </table:table-cell>
          <table:table-cell office:value-type="float" office:value="-0.008137877" calcext:value-type="float">
            <text:p>-0.008137877</text:p>
          </table:table-cell>
          <table:table-cell office:value-type="float" office:value="-0.007989245" calcext:value-type="float">
            <text:p>-0.007989245</text:p>
          </table:table-cell>
          <table:table-cell office:value-type="float" office:value="-0.007894786" calcext:value-type="float">
            <text:p>-0.007894786</text:p>
          </table:table-cell>
          <table:table-cell office:value-type="float" office:value="-0.01046992" calcext:value-type="float">
            <text:p>-0.01046992</text:p>
          </table:table-cell>
          <table:table-cell office:value-type="float" office:value="-0.01102789" calcext:value-type="float">
            <text:p>-0.01102789</text:p>
          </table:table-cell>
          <table:table-cell office:value-type="float" office:value="0" calcext:value-type="float">
            <text:p>0</text:p>
          </table:table-cell>
          <table:table-cell office:value-type="float" office:value="0.07419024" calcext:value-type="float">
            <text:p>0.07419024</text:p>
          </table:table-cell>
          <table:table-cell office:value-type="float" office:value="-0.009713939" calcext:value-type="float">
            <text:p>-0.009713939</text:p>
          </table:table-cell>
          <table:table-cell office:value-type="float" office:value="-0.001654903" calcext:value-type="float">
            <text:p>-0.00165490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0553" calcext:value-type="float">
            <text:p>-2.21055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5" calcext:value-type="float">
            <text:p>25072005</text:p>
          </table:table-cell>
          <table:table-cell office:value-type="float" office:value="432.5998" calcext:value-type="float">
            <text:p>432.5998</text:p>
          </table:table-cell>
          <table:table-cell office:value-type="float" office:value="167.8236" calcext:value-type="float">
            <text:p>167.8236</text:p>
          </table:table-cell>
          <table:table-cell office:value-type="float" office:value="35.6769" calcext:value-type="float">
            <text:p>35.6769</text:p>
          </table:table-cell>
          <table:table-cell office:value-type="float" office:value="1158.584" calcext:value-type="float">
            <text:p>1158.584</text:p>
          </table:table-cell>
          <table:table-cell office:value-type="float" office:value="70.55765" calcext:value-type="float">
            <text:p>70.55765</text:p>
          </table:table-cell>
          <table:table-cell office:value-type="float" office:value="0" calcext:value-type="float">
            <text:p>0</text:p>
          </table:table-cell>
          <table:table-cell office:value-type="float" office:value="0.5102419" calcext:value-type="float">
            <text:p>0.5102419</text:p>
          </table:table-cell>
          <table:table-cell office:value-type="float" office:value="0.482474" calcext:value-type="float">
            <text:p>0.482474</text:p>
          </table:table-cell>
          <table:table-cell office:value-type="float" office:value="0.4886921" calcext:value-type="float">
            <text:p>0.4886921</text:p>
          </table:table-cell>
          <table:table-cell office:value-type="float" office:value="0.5162774" calcext:value-type="float">
            <text:p>0.5162774</text:p>
          </table:table-cell>
          <table:table-cell office:value-type="float" office:value="0.5255827" calcext:value-type="float">
            <text:p>0.5255827</text:p>
          </table:table-cell>
          <table:table-cell office:value-type="float" office:value="0.4275982" calcext:value-type="float">
            <text:p>0.4275982</text:p>
          </table:table-cell>
          <table:table-cell office:value-type="float" office:value="0.403737" calcext:value-type="float">
            <text:p>0.403737</text:p>
          </table:table-cell>
          <table:table-cell office:value-type="float" office:value="0.3983037" calcext:value-type="float">
            <text:p>0.3983037</text:p>
          </table:table-cell>
          <table:table-cell office:value-type="float" office:value="0.371771" calcext:value-type="float">
            <text:p>0.371771</text:p>
          </table:table-cell>
          <table:table-cell office:value-type="float" office:value="0.375821" calcext:value-type="float">
            <text:p>0.375821</text:p>
          </table:table-cell>
          <table:table-cell office:value-type="float" office:value="0.3914513" calcext:value-type="float">
            <text:p>0.3914513</text:p>
          </table:table-cell>
          <table:table-cell office:value-type="float" office:value="0.4028854" calcext:value-type="float">
            <text:p>0.40288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904E-015" calcext:value-type="float">
            <text:p>1.93904E-15</text:p>
          </table:table-cell>
          <table:table-cell office:value-type="float" office:value="1.954124E-015" calcext:value-type="float">
            <text:p>1.954124E-15</text:p>
          </table:table-cell>
          <table:table-cell office:value-type="float" office:value="1.970702E-015" calcext:value-type="float">
            <text:p>1.970702E-15</text:p>
          </table:table-cell>
          <table:table-cell office:value-type="float" office:value="1.909868E-015" calcext:value-type="float">
            <text:p>1.909868E-15</text:p>
          </table:table-cell>
          <table:table-cell office:value-type="float" office:value="9.450752E-016" calcext:value-type="float">
            <text:p>9.450752E-16</text:p>
          </table:table-cell>
          <table:table-cell office:value-type="float" office:value="1.994018E-015" calcext:value-type="float">
            <text:p>1.994018E-15</text:p>
          </table:table-cell>
          <table:table-cell office:value-type="float" office:value="1.845614E-015" calcext:value-type="float">
            <text:p>1.845614E-15</text:p>
          </table:table-cell>
          <table:table-cell office:value-type="float" office:value="9.721531E-016" calcext:value-type="float">
            <text:p>9.721531E-16</text:p>
          </table:table-cell>
          <table:table-cell office:value-type="float" office:value="4.940911E-024" calcext:value-type="float">
            <text:p>4.940911E-24</text:p>
          </table:table-cell>
          <table:table-cell office:value-type="float" office:value="1.099224E-028" calcext:value-type="float">
            <text:p>1.099224E-28</text:p>
          </table:table-cell>
          <table:table-cell office:value-type="float" office:value="1.968877E-033" calcext:value-type="float">
            <text:p>1.968877E-33</text:p>
          </table:table-cell>
          <table:table-cell office:value-type="float" office:value="1.585571E-038" calcext:value-type="float">
            <text:p>1.585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31256" calcext:value-type="float">
            <text:p>-0.00131256</text:p>
          </table:table-cell>
          <table:table-cell office:value-type="float" office:value="-0.001793477" calcext:value-type="float">
            <text:p>-0.001793477</text:p>
          </table:table-cell>
          <table:table-cell office:value-type="float" office:value="-0.001689249" calcext:value-type="float">
            <text:p>-0.001689249</text:p>
          </table:table-cell>
          <table:table-cell office:value-type="float" office:value="-0.001201186" calcext:value-type="float">
            <text:p>-0.001201186</text:p>
          </table:table-cell>
          <table:table-cell office:value-type="float" office:value="-0.001133974" calcext:value-type="float">
            <text:p>-0.001133974</text:p>
          </table:table-cell>
          <table:table-cell office:value-type="float" office:value="-0.0009967998" calcext:value-type="float">
            <text:p>-0.0009967998</text:p>
          </table:table-cell>
          <table:table-cell office:value-type="float" office:value="-0.001046265" calcext:value-type="float">
            <text:p>-0.001046265</text:p>
          </table:table-cell>
          <table:table-cell office:value-type="float" office:value="-0.003736598" calcext:value-type="float">
            <text:p>-0.003736598</text:p>
          </table:table-cell>
          <table:table-cell office:value-type="float" office:value="-0.0100112" calcext:value-type="float">
            <text:p>-0.0100112</text:p>
          </table:table-cell>
          <table:table-cell office:value-type="float" office:value="-0.01076667" calcext:value-type="float">
            <text:p>-0.01076667</text:p>
          </table:table-cell>
          <table:table-cell office:value-type="float" office:value="0" calcext:value-type="float">
            <text:p>0</text:p>
          </table:table-cell>
          <table:table-cell office:value-type="float" office:value="0.3345446" calcext:value-type="float">
            <text:p>0.3345446</text:p>
          </table:table-cell>
          <table:table-cell office:value-type="float" office:value="-0.009721186" calcext:value-type="float">
            <text:p>-0.009721186</text:p>
          </table:table-cell>
          <table:table-cell office:value-type="float" office:value="-0.001660993" calcext:value-type="float">
            <text:p>-0.00166099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2377" calcext:value-type="float">
            <text:p>-2.22237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5" calcext:value-type="float">
            <text:p>26072005</text:p>
          </table:table-cell>
          <table:table-cell office:value-type="float" office:value="436.7999" calcext:value-type="float">
            <text:p>436.7999</text:p>
          </table:table-cell>
          <table:table-cell office:value-type="float" office:value="171.903" calcext:value-type="float">
            <text:p>171.903</text:p>
          </table:table-cell>
          <table:table-cell office:value-type="float" office:value="35.6769" calcext:value-type="float">
            <text:p>35.6769</text:p>
          </table:table-cell>
          <table:table-cell office:value-type="float" office:value="1158.7" calcext:value-type="float">
            <text:p>1158.7</text:p>
          </table:table-cell>
          <table:table-cell office:value-type="float" office:value="70.56209" calcext:value-type="float">
            <text:p>70.56209</text:p>
          </table:table-cell>
          <table:table-cell office:value-type="float" office:value="0" calcext:value-type="float">
            <text:p>0</text:p>
          </table:table-cell>
          <table:table-cell office:value-type="float" office:value="0.1257548" calcext:value-type="float">
            <text:p>0.1257548</text:p>
          </table:table-cell>
          <table:table-cell office:value-type="float" office:value="0.4270014" calcext:value-type="float">
            <text:p>0.4270014</text:p>
          </table:table-cell>
          <table:table-cell office:value-type="float" office:value="0.4344142" calcext:value-type="float">
            <text:p>0.4344142</text:p>
          </table:table-cell>
          <table:table-cell office:value-type="float" office:value="0.4433359" calcext:value-type="float">
            <text:p>0.4433359</text:p>
          </table:table-cell>
          <table:table-cell office:value-type="float" office:value="0.4503864" calcext:value-type="float">
            <text:p>0.4503864</text:p>
          </table:table-cell>
          <table:table-cell office:value-type="float" office:value="0.3777703" calcext:value-type="float">
            <text:p>0.3777703</text:p>
          </table:table-cell>
          <table:table-cell office:value-type="float" office:value="0.369405" calcext:value-type="float">
            <text:p>0.369405</text:p>
          </table:table-cell>
          <table:table-cell office:value-type="float" office:value="0.409617" calcext:value-type="float">
            <text:p>0.409617</text:p>
          </table:table-cell>
          <table:table-cell office:value-type="float" office:value="0.4187956" calcext:value-type="float">
            <text:p>0.4187956</text:p>
          </table:table-cell>
          <table:table-cell office:value-type="float" office:value="0.3851997" calcext:value-type="float">
            <text:p>0.3851997</text:p>
          </table:table-cell>
          <table:table-cell office:value-type="float" office:value="0.3918665" calcext:value-type="float">
            <text:p>0.3918665</text:p>
          </table:table-cell>
          <table:table-cell office:value-type="float" office:value="0.4028462" calcext:value-type="float">
            <text:p>0.402846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9649E-015" calcext:value-type="float">
            <text:p>1.939649E-15</text:p>
          </table:table-cell>
          <table:table-cell office:value-type="float" office:value="1.954096E-015" calcext:value-type="float">
            <text:p>1.954096E-15</text:p>
          </table:table-cell>
          <table:table-cell office:value-type="float" office:value="1.970654E-015" calcext:value-type="float">
            <text:p>1.970654E-15</text:p>
          </table:table-cell>
          <table:table-cell office:value-type="float" office:value="1.909833E-015" calcext:value-type="float">
            <text:p>1.909833E-15</text:p>
          </table:table-cell>
          <table:table-cell office:value-type="float" office:value="9.450874E-016" calcext:value-type="float">
            <text:p>9.450874E-16</text:p>
          </table:table-cell>
          <table:table-cell office:value-type="float" office:value="1.994011E-015" calcext:value-type="float">
            <text:p>1.994011E-15</text:p>
          </table:table-cell>
          <table:table-cell office:value-type="float" office:value="1.845608E-015" calcext:value-type="float">
            <text:p>1.845608E-15</text:p>
          </table:table-cell>
          <table:table-cell office:value-type="float" office:value="9.721533E-016" calcext:value-type="float">
            <text:p>9.721533E-16</text:p>
          </table:table-cell>
          <table:table-cell office:value-type="float" office:value="4.940911E-024" calcext:value-type="float">
            <text:p>4.940911E-24</text:p>
          </table:table-cell>
          <table:table-cell office:value-type="float" office:value="1.099224E-028" calcext:value-type="float">
            <text:p>1.099224E-28</text:p>
          </table:table-cell>
          <table:table-cell office:value-type="float" office:value="1.968877E-033" calcext:value-type="float">
            <text:p>1.968877E-33</text:p>
          </table:table-cell>
          <table:table-cell office:value-type="float" office:value="1.58557E-038" calcext:value-type="float">
            <text:p>1.585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33801" calcext:value-type="float">
            <text:p>-28.33801</text:p>
          </table:table-cell>
          <table:table-cell office:value-type="float" office:value="-0.004016688" calcext:value-type="float">
            <text:p>-0.004016688</text:p>
          </table:table-cell>
          <table:table-cell office:value-type="float" office:value="-0.003618558" calcext:value-type="float">
            <text:p>-0.003618558</text:p>
          </table:table-cell>
          <table:table-cell office:value-type="float" office:value="-0.003219968" calcext:value-type="float">
            <text:p>-0.003219968</text:p>
          </table:table-cell>
          <table:table-cell office:value-type="float" office:value="-0.002925681" calcext:value-type="float">
            <text:p>-0.002925681</text:p>
          </table:table-cell>
          <table:table-cell office:value-type="float" office:value="-0.002528319" calcext:value-type="float">
            <text:p>-0.002528319</text:p>
          </table:table-cell>
          <table:table-cell office:value-type="float" office:value="-0.002187094" calcext:value-type="float">
            <text:p>-0.002187094</text:p>
          </table:table-cell>
          <table:table-cell office:value-type="float" office:value="-0.001671066" calcext:value-type="float">
            <text:p>-0.001671066</text:p>
          </table:table-cell>
          <table:table-cell office:value-type="float" office:value="-0.001379566" calcext:value-type="float">
            <text:p>-0.001379566</text:p>
          </table:table-cell>
          <table:table-cell office:value-type="float" office:value="-0.007162104" calcext:value-type="float">
            <text:p>-0.007162104</text:p>
          </table:table-cell>
          <table:table-cell office:value-type="float" office:value="0" calcext:value-type="float">
            <text:p>0</text:p>
          </table:table-cell>
          <table:table-cell office:value-type="float" office:value="0.3345446" calcext:value-type="float">
            <text:p>0.3345446</text:p>
          </table:table-cell>
          <table:table-cell office:value-type="float" office:value="-0.009727455" calcext:value-type="float">
            <text:p>-0.009727455</text:p>
          </table:table-cell>
          <table:table-cell office:value-type="float" office:value="-0.001664982" calcext:value-type="float">
            <text:p>-0.00166498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0364" calcext:value-type="float">
            <text:p>-2.22036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5" calcext:value-type="float">
            <text:p>27072005</text:p>
          </table:table-cell>
          <table:table-cell office:value-type="float" office:value="436.7999" calcext:value-type="float">
            <text:p>436.7999</text:p>
          </table:table-cell>
          <table:table-cell office:value-type="float" office:value="172.0245" calcext:value-type="float">
            <text:p>172.0245</text:p>
          </table:table-cell>
          <table:table-cell office:value-type="float" office:value="35.6769" calcext:value-type="float">
            <text:p>35.6769</text:p>
          </table:table-cell>
          <table:table-cell office:value-type="float" office:value="1158.61" calcext:value-type="float">
            <text:p>1158.61</text:p>
          </table:table-cell>
          <table:table-cell office:value-type="float" office:value="70.53079" calcext:value-type="float">
            <text:p>70.53079</text:p>
          </table:table-cell>
          <table:table-cell office:value-type="float" office:value="0" calcext:value-type="float">
            <text:p>0</text:p>
          </table:table-cell>
          <table:table-cell office:value-type="float" office:value="0.113644" calcext:value-type="float">
            <text:p>0.113644</text:p>
          </table:table-cell>
          <table:table-cell office:value-type="float" office:value="0.413396" calcext:value-type="float">
            <text:p>0.413396</text:p>
          </table:table-cell>
          <table:table-cell office:value-type="float" office:value="0.419367" calcext:value-type="float">
            <text:p>0.419367</text:p>
          </table:table-cell>
          <table:table-cell office:value-type="float" office:value="0.4266115" calcext:value-type="float">
            <text:p>0.4266115</text:p>
          </table:table-cell>
          <table:table-cell office:value-type="float" office:value="0.4322618" calcext:value-type="float">
            <text:p>0.4322618</text:p>
          </table:table-cell>
          <table:table-cell office:value-type="float" office:value="0.3641505" calcext:value-type="float">
            <text:p>0.3641505</text:p>
          </table:table-cell>
          <table:table-cell office:value-type="float" office:value="0.3564325" calcext:value-type="float">
            <text:p>0.3564325</text:p>
          </table:table-cell>
          <table:table-cell office:value-type="float" office:value="0.4014027" calcext:value-type="float">
            <text:p>0.4014027</text:p>
          </table:table-cell>
          <table:table-cell office:value-type="float" office:value="0.418501" calcext:value-type="float">
            <text:p>0.418501</text:p>
          </table:table-cell>
          <table:table-cell office:value-type="float" office:value="0.399667" calcext:value-type="float">
            <text:p>0.399667</text:p>
          </table:table-cell>
          <table:table-cell office:value-type="float" office:value="0.3956748" calcext:value-type="float">
            <text:p>0.3956748</text:p>
          </table:table-cell>
          <table:table-cell office:value-type="float" office:value="0.4030994" calcext:value-type="float">
            <text:p>0.4030994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40267E-015" calcext:value-type="float">
            <text:p>1.940267E-15</text:p>
          </table:table-cell>
          <table:table-cell office:value-type="float" office:value="1.954059E-015" calcext:value-type="float">
            <text:p>1.954059E-15</text:p>
          </table:table-cell>
          <table:table-cell office:value-type="float" office:value="1.970606E-015" calcext:value-type="float">
            <text:p>1.970606E-15</text:p>
          </table:table-cell>
          <table:table-cell office:value-type="float" office:value="1.909802E-015" calcext:value-type="float">
            <text:p>1.909802E-15</text:p>
          </table:table-cell>
          <table:table-cell office:value-type="float" office:value="9.450736E-016" calcext:value-type="float">
            <text:p>9.450736E-16</text:p>
          </table:table-cell>
          <table:table-cell office:value-type="float" office:value="1.994011E-015" calcext:value-type="float">
            <text:p>1.994011E-15</text:p>
          </table:table-cell>
          <table:table-cell office:value-type="float" office:value="1.845603E-015" calcext:value-type="float">
            <text:p>1.845603E-15</text:p>
          </table:table-cell>
          <table:table-cell office:value-type="float" office:value="9.721533E-016" calcext:value-type="float">
            <text:p>9.721533E-16</text:p>
          </table:table-cell>
          <table:table-cell office:value-type="float" office:value="4.940911E-024" calcext:value-type="float">
            <text:p>4.940911E-24</text:p>
          </table:table-cell>
          <table:table-cell office:value-type="float" office:value="1.099224E-028" calcext:value-type="float">
            <text:p>1.099224E-28</text:p>
          </table:table-cell>
          <table:table-cell office:value-type="float" office:value="1.968877E-033" calcext:value-type="float">
            <text:p>1.968877E-33</text:p>
          </table:table-cell>
          <table:table-cell office:value-type="float" office:value="1.58557E-038" calcext:value-type="float">
            <text:p>1.585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43291" calcext:value-type="float">
            <text:p>-64.43291</text:p>
          </table:table-cell>
          <table:table-cell office:value-type="float" office:value="-0.004909554" calcext:value-type="float">
            <text:p>-0.004909554</text:p>
          </table:table-cell>
          <table:table-cell office:value-type="float" office:value="-0.004501154" calcext:value-type="float">
            <text:p>-0.004501154</text:p>
          </table:table-cell>
          <table:table-cell office:value-type="float" office:value="-0.004080984" calcext:value-type="float">
            <text:p>-0.004080984</text:p>
          </table:table-cell>
          <table:table-cell office:value-type="float" office:value="-0.003767568" calcext:value-type="float">
            <text:p>-0.003767568</text:p>
          </table:table-cell>
          <table:table-cell office:value-type="float" office:value="-0.003338925" calcext:value-type="float">
            <text:p>-0.003338925</text:p>
          </table:table-cell>
          <table:table-cell office:value-type="float" office:value="-0.002956542" calcext:value-type="float">
            <text:p>-0.002956542</text:p>
          </table:table-cell>
          <table:table-cell office:value-type="float" office:value="-0.002616417" calcext:value-type="float">
            <text:p>-0.002616417</text:p>
          </table:table-cell>
          <table:table-cell office:value-type="float" office:value="-0.00139599" calcext:value-type="float">
            <text:p>-0.00139599</text:p>
          </table:table-cell>
          <table:table-cell office:value-type="float" office:value="-0.00376915" calcext:value-type="float">
            <text:p>-0.00376915</text:p>
          </table:table-cell>
          <table:table-cell office:value-type="float" office:value="0" calcext:value-type="float">
            <text:p>0</text:p>
          </table:table-cell>
          <table:table-cell office:value-type="float" office:value="0.3345446" calcext:value-type="float">
            <text:p>0.3345446</text:p>
          </table:table-cell>
          <table:table-cell office:value-type="float" office:value="-0.0097247" calcext:value-type="float">
            <text:p>-0.0097247</text:p>
          </table:table-cell>
          <table:table-cell office:value-type="float" office:value="-0.001668109" calcext:value-type="float">
            <text:p>-0.00166810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8492" calcext:value-type="float">
            <text:p>-2.21849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5" calcext:value-type="float">
            <text:p>28072005</text:p>
          </table:table-cell>
          <table:table-cell office:value-type="float" office:value="436.7999" calcext:value-type="float">
            <text:p>436.7999</text:p>
          </table:table-cell>
          <table:table-cell office:value-type="float" office:value="172.0249" calcext:value-type="float">
            <text:p>172.0249</text:p>
          </table:table-cell>
          <table:table-cell office:value-type="float" office:value="35.6769" calcext:value-type="float">
            <text:p>35.6769</text:p>
          </table:table-cell>
          <table:table-cell office:value-type="float" office:value="1158.634" calcext:value-type="float">
            <text:p>1158.634</text:p>
          </table:table-cell>
          <table:table-cell office:value-type="float" office:value="70.5064" calcext:value-type="float">
            <text:p>70.5064</text:p>
          </table:table-cell>
          <table:table-cell office:value-type="float" office:value="0" calcext:value-type="float">
            <text:p>0</text:p>
          </table:table-cell>
          <table:table-cell office:value-type="float" office:value="0.1134669" calcext:value-type="float">
            <text:p>0.1134669</text:p>
          </table:table-cell>
          <table:table-cell office:value-type="float" office:value="0.4055946" calcext:value-type="float">
            <text:p>0.4055946</text:p>
          </table:table-cell>
          <table:table-cell office:value-type="float" office:value="0.4107446" calcext:value-type="float">
            <text:p>0.4107446</text:p>
          </table:table-cell>
          <table:table-cell office:value-type="float" office:value="0.4169496" calcext:value-type="float">
            <text:p>0.4169496</text:p>
          </table:table-cell>
          <table:table-cell office:value-type="float" office:value="0.4218188" calcext:value-type="float">
            <text:p>0.4218188</text:p>
          </table:table-cell>
          <table:table-cell office:value-type="float" office:value="0.3559508" calcext:value-type="float">
            <text:p>0.3559508</text:p>
          </table:table-cell>
          <table:table-cell office:value-type="float" office:value="0.3486553" calcext:value-type="float">
            <text:p>0.3486553</text:p>
          </table:table-cell>
          <table:table-cell office:value-type="float" office:value="0.3985657" calcext:value-type="float">
            <text:p>0.3985657</text:p>
          </table:table-cell>
          <table:table-cell office:value-type="float" office:value="0.4129185" calcext:value-type="float">
            <text:p>0.4129185</text:p>
          </table:table-cell>
          <table:table-cell office:value-type="float" office:value="0.4082283" calcext:value-type="float">
            <text:p>0.4082283</text:p>
          </table:table-cell>
          <table:table-cell office:value-type="float" office:value="0.4012199" calcext:value-type="float">
            <text:p>0.4012199</text:p>
          </table:table-cell>
          <table:table-cell office:value-type="float" office:value="0.4039522" calcext:value-type="float">
            <text:p>0.403952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0941E-015" calcext:value-type="float">
            <text:p>1.940941E-15</text:p>
          </table:table-cell>
          <table:table-cell office:value-type="float" office:value="1.954019E-015" calcext:value-type="float">
            <text:p>1.954019E-15</text:p>
          </table:table-cell>
          <table:table-cell office:value-type="float" office:value="1.970551E-015" calcext:value-type="float">
            <text:p>1.970551E-15</text:p>
          </table:table-cell>
          <table:table-cell office:value-type="float" office:value="1.90977E-015" calcext:value-type="float">
            <text:p>1.90977E-15</text:p>
          </table:table-cell>
          <table:table-cell office:value-type="float" office:value="9.450586E-016" calcext:value-type="float">
            <text:p>9.450586E-16</text:p>
          </table:table-cell>
          <table:table-cell office:value-type="float" office:value="1.994011E-015" calcext:value-type="float">
            <text:p>1.994011E-15</text:p>
          </table:table-cell>
          <table:table-cell office:value-type="float" office:value="1.845599E-015" calcext:value-type="float">
            <text:p>1.845599E-15</text:p>
          </table:table-cell>
          <table:table-cell office:value-type="float" office:value="9.721533E-016" calcext:value-type="float">
            <text:p>9.721533E-16</text:p>
          </table:table-cell>
          <table:table-cell office:value-type="float" office:value="4.940911E-024" calcext:value-type="float">
            <text:p>4.940911E-24</text:p>
          </table:table-cell>
          <table:table-cell office:value-type="float" office:value="1.099224E-028" calcext:value-type="float">
            <text:p>1.099224E-28</text:p>
          </table:table-cell>
          <table:table-cell office:value-type="float" office:value="1.968877E-033" calcext:value-type="float">
            <text:p>1.968877E-33</text:p>
          </table:table-cell>
          <table:table-cell office:value-type="float" office:value="1.58557E-038" calcext:value-type="float">
            <text:p>1.585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00175" calcext:value-type="float">
            <text:p>-65.00175</text:p>
          </table:table-cell>
          <table:table-cell office:value-type="float" office:value="-0.005519981" calcext:value-type="float">
            <text:p>-0.005519981</text:p>
          </table:table-cell>
          <table:table-cell office:value-type="float" office:value="-0.00511467" calcext:value-type="float">
            <text:p>-0.00511467</text:p>
          </table:table-cell>
          <table:table-cell office:value-type="float" office:value="-0.004697609" calcext:value-type="float">
            <text:p>-0.004697609</text:p>
          </table:table-cell>
          <table:table-cell office:value-type="float" office:value="-0.004379082" calcext:value-type="float">
            <text:p>-0.004379082</text:p>
          </table:table-cell>
          <table:table-cell office:value-type="float" office:value="-0.003966134" calcext:value-type="float">
            <text:p>-0.003966134</text:p>
          </table:table-cell>
          <table:table-cell office:value-type="float" office:value="-0.00356374" calcext:value-type="float">
            <text:p>-0.00356374</text:p>
          </table:table-cell>
          <table:table-cell office:value-type="float" office:value="-0.003052899" calcext:value-type="float">
            <text:p>-0.003052899</text:p>
          </table:table-cell>
          <table:table-cell office:value-type="float" office:value="-0.001736994" calcext:value-type="float">
            <text:p>-0.001736994</text:p>
          </table:table-cell>
          <table:table-cell office:value-type="float" office:value="-0.002625287" calcext:value-type="float">
            <text:p>-0.002625287</text:p>
          </table:table-cell>
          <table:table-cell office:value-type="float" office:value="0" calcext:value-type="float">
            <text:p>0</text:p>
          </table:table-cell>
          <table:table-cell office:value-type="float" office:value="0.3345446" calcext:value-type="float">
            <text:p>0.3345446</text:p>
          </table:table-cell>
          <table:table-cell office:value-type="float" office:value="-0.009719378" calcext:value-type="float">
            <text:p>-0.009719378</text:p>
          </table:table-cell>
          <table:table-cell office:value-type="float" office:value="-0.001672036" calcext:value-type="float">
            <text:p>-0.00167203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5761" calcext:value-type="float">
            <text:p>-2.21576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5" calcext:value-type="float">
            <text:p>29072005</text:p>
          </table:table-cell>
          <table:table-cell office:value-type="float" office:value="436.7999" calcext:value-type="float">
            <text:p>436.7999</text:p>
          </table:table-cell>
          <table:table-cell office:value-type="float" office:value="172.0594" calcext:value-type="float">
            <text:p>172.0594</text:p>
          </table:table-cell>
          <table:table-cell office:value-type="float" office:value="35.6769" calcext:value-type="float">
            <text:p>35.6769</text:p>
          </table:table-cell>
          <table:table-cell office:value-type="float" office:value="1158.612" calcext:value-type="float">
            <text:p>1158.612</text:p>
          </table:table-cell>
          <table:table-cell office:value-type="float" office:value="70.49339" calcext:value-type="float">
            <text:p>70.49339</text:p>
          </table:table-cell>
          <table:table-cell office:value-type="float" office:value="0" calcext:value-type="float">
            <text:p>0</text:p>
          </table:table-cell>
          <table:table-cell office:value-type="float" office:value="0.1100821" calcext:value-type="float">
            <text:p>0.1100821</text:p>
          </table:table-cell>
          <table:table-cell office:value-type="float" office:value="0.4001487" calcext:value-type="float">
            <text:p>0.4001487</text:p>
          </table:table-cell>
          <table:table-cell office:value-type="float" office:value="0.4048739" calcext:value-type="float">
            <text:p>0.4048739</text:p>
          </table:table-cell>
          <table:table-cell office:value-type="float" office:value="0.4106148" calcext:value-type="float">
            <text:p>0.4106148</text:p>
          </table:table-cell>
          <table:table-cell office:value-type="float" office:value="0.4150959" calcext:value-type="float">
            <text:p>0.4150959</text:p>
          </table:table-cell>
          <table:table-cell office:value-type="float" office:value="0.3511243" calcext:value-type="float">
            <text:p>0.3511243</text:p>
          </table:table-cell>
          <table:table-cell office:value-type="float" office:value="0.3440043" calcext:value-type="float">
            <text:p>0.3440043</text:p>
          </table:table-cell>
          <table:table-cell office:value-type="float" office:value="0.3963765" calcext:value-type="float">
            <text:p>0.3963765</text:p>
          </table:table-cell>
          <table:table-cell office:value-type="float" office:value="0.4035374" calcext:value-type="float">
            <text:p>0.4035374</text:p>
          </table:table-cell>
          <table:table-cell office:value-type="float" office:value="0.4136636" calcext:value-type="float">
            <text:p>0.4136636</text:p>
          </table:table-cell>
          <table:table-cell office:value-type="float" office:value="0.4096069" calcext:value-type="float">
            <text:p>0.4096069</text:p>
          </table:table-cell>
          <table:table-cell office:value-type="float" office:value="0.405723" calcext:value-type="float">
            <text:p>0.40572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1629E-015" calcext:value-type="float">
            <text:p>1.941629E-15</text:p>
          </table:table-cell>
          <table:table-cell office:value-type="float" office:value="1.953979E-015" calcext:value-type="float">
            <text:p>1.953979E-15</text:p>
          </table:table-cell>
          <table:table-cell office:value-type="float" office:value="1.970496E-015" calcext:value-type="float">
            <text:p>1.970496E-15</text:p>
          </table:table-cell>
          <table:table-cell office:value-type="float" office:value="1.909738E-015" calcext:value-type="float">
            <text:p>1.909738E-15</text:p>
          </table:table-cell>
          <table:table-cell office:value-type="float" office:value="9.450458E-016" calcext:value-type="float">
            <text:p>9.450458E-16</text:p>
          </table:table-cell>
          <table:table-cell office:value-type="float" office:value="1.994011E-015" calcext:value-type="float">
            <text:p>1.994011E-15</text:p>
          </table:table-cell>
          <table:table-cell office:value-type="float" office:value="1.845592E-015" calcext:value-type="float">
            <text:p>1.845592E-15</text:p>
          </table:table-cell>
          <table:table-cell office:value-type="float" office:value="9.721532E-016" calcext:value-type="float">
            <text:p>9.721532E-16</text:p>
          </table:table-cell>
          <table:table-cell office:value-type="float" office:value="4.940911E-024" calcext:value-type="float">
            <text:p>4.940911E-24</text:p>
          </table:table-cell>
          <table:table-cell office:value-type="float" office:value="1.099224E-028" calcext:value-type="float">
            <text:p>1.099224E-28</text:p>
          </table:table-cell>
          <table:table-cell office:value-type="float" office:value="1.968877E-033" calcext:value-type="float">
            <text:p>1.968877E-33</text:p>
          </table:table-cell>
          <table:table-cell office:value-type="float" office:value="1.58557E-038" calcext:value-type="float">
            <text:p>1.585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2.09241" calcext:value-type="float">
            <text:p>-82.09241</text:p>
          </table:table-cell>
          <table:table-cell office:value-type="float" office:value="-0.006000134" calcext:value-type="float">
            <text:p>-0.006000134</text:p>
          </table:table-cell>
          <table:table-cell office:value-type="float" office:value="-0.005589285" calcext:value-type="float">
            <text:p>-0.005589285</text:p>
          </table:table-cell>
          <table:table-cell office:value-type="float" office:value="-0.005160744" calcext:value-type="float">
            <text:p>-0.005160744</text:p>
          </table:table-cell>
          <table:table-cell office:value-type="float" office:value="-0.004831864" calcext:value-type="float">
            <text:p>-0.004831864</text:p>
          </table:table-cell>
          <table:table-cell office:value-type="float" office:value="-0.004395133" calcext:value-type="float">
            <text:p>-0.004395133</text:p>
          </table:table-cell>
          <table:table-cell office:value-type="float" office:value="-0.003984395" calcext:value-type="float">
            <text:p>-0.003984395</text:p>
          </table:table-cell>
          <table:table-cell office:value-type="float" office:value="-0.003438334" calcext:value-type="float">
            <text:p>-0.003438334</text:p>
          </table:table-cell>
          <table:table-cell office:value-type="float" office:value="-0.002551474" calcext:value-type="float">
            <text:p>-0.002551474</text:p>
          </table:table-cell>
          <table:table-cell office:value-type="float" office:value="-0.002085614" calcext:value-type="float">
            <text:p>-0.002085614</text:p>
          </table:table-cell>
          <table:table-cell office:value-type="float" office:value="0" calcext:value-type="float">
            <text:p>0</text:p>
          </table:table-cell>
          <table:table-cell office:value-type="float" office:value="0.3345446" calcext:value-type="float">
            <text:p>0.3345446</text:p>
          </table:table-cell>
          <table:table-cell office:value-type="float" office:value="-0.009718738" calcext:value-type="float">
            <text:p>-0.009718738</text:p>
          </table:table-cell>
          <table:table-cell office:value-type="float" office:value="-0.001675447" calcext:value-type="float">
            <text:p>-0.00167544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0894" calcext:value-type="float">
            <text:p>-2.21089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5" calcext:value-type="float">
            <text:p>30072005</text:p>
          </table:table-cell>
          <table:table-cell office:value-type="float" office:value="436.7999" calcext:value-type="float">
            <text:p>436.7999</text:p>
          </table:table-cell>
          <table:table-cell office:value-type="float" office:value="172.0862" calcext:value-type="float">
            <text:p>172.0862</text:p>
          </table:table-cell>
          <table:table-cell office:value-type="float" office:value="35.6769" calcext:value-type="float">
            <text:p>35.6769</text:p>
          </table:table-cell>
          <table:table-cell office:value-type="float" office:value="1158.576" calcext:value-type="float">
            <text:p>1158.576</text:p>
          </table:table-cell>
          <table:table-cell office:value-type="float" office:value="70.50306" calcext:value-type="float">
            <text:p>70.50306</text:p>
          </table:table-cell>
          <table:table-cell office:value-type="float" office:value="0" calcext:value-type="float">
            <text:p>0</text:p>
          </table:table-cell>
          <table:table-cell office:value-type="float" office:value="0.1072595" calcext:value-type="float">
            <text:p>0.1072595</text:p>
          </table:table-cell>
          <table:table-cell office:value-type="float" office:value="0.3958201" calcext:value-type="float">
            <text:p>0.3958201</text:p>
          </table:table-cell>
          <table:table-cell office:value-type="float" office:value="0.4001733" calcext:value-type="float">
            <text:p>0.4001733</text:p>
          </table:table-cell>
          <table:table-cell office:value-type="float" office:value="0.4053593" calcext:value-type="float">
            <text:p>0.4053593</text:p>
          </table:table-cell>
          <table:table-cell office:value-type="float" office:value="0.4093794" calcext:value-type="float">
            <text:p>0.4093794</text:p>
          </table:table-cell>
          <table:table-cell office:value-type="float" office:value="0.3466717" calcext:value-type="float">
            <text:p>0.3466717</text:p>
          </table:table-cell>
          <table:table-cell office:value-type="float" office:value="0.3394201" calcext:value-type="float">
            <text:p>0.3394201</text:p>
          </table:table-cell>
          <table:table-cell office:value-type="float" office:value="0.3943699" calcext:value-type="float">
            <text:p>0.3943699</text:p>
          </table:table-cell>
          <table:table-cell office:value-type="float" office:value="0.39922" calcext:value-type="float">
            <text:p>0.39922</text:p>
          </table:table-cell>
          <table:table-cell office:value-type="float" office:value="0.411401" calcext:value-type="float">
            <text:p>0.411401</text:p>
          </table:table-cell>
          <table:table-cell office:value-type="float" office:value="0.4186186" calcext:value-type="float">
            <text:p>0.4186186</text:p>
          </table:table-cell>
          <table:table-cell office:value-type="float" office:value="0.4090168" calcext:value-type="float">
            <text:p>0.409016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2362E-015" calcext:value-type="float">
            <text:p>1.942362E-15</text:p>
          </table:table-cell>
          <table:table-cell office:value-type="float" office:value="1.953936E-015" calcext:value-type="float">
            <text:p>1.953936E-15</text:p>
          </table:table-cell>
          <table:table-cell office:value-type="float" office:value="1.970438E-015" calcext:value-type="float">
            <text:p>1.970438E-15</text:p>
          </table:table-cell>
          <table:table-cell office:value-type="float" office:value="1.9097E-015" calcext:value-type="float">
            <text:p>1.9097E-15</text:p>
          </table:table-cell>
          <table:table-cell office:value-type="float" office:value="9.450293E-016" calcext:value-type="float">
            <text:p>9.450293E-16</text:p>
          </table:table-cell>
          <table:table-cell office:value-type="float" office:value="1.994011E-015" calcext:value-type="float">
            <text:p>1.994011E-15</text:p>
          </table:table-cell>
          <table:table-cell office:value-type="float" office:value="1.845589E-015" calcext:value-type="float">
            <text:p>1.845589E-15</text:p>
          </table:table-cell>
          <table:table-cell office:value-type="float" office:value="9.721531E-016" calcext:value-type="float">
            <text:p>9.721531E-16</text:p>
          </table:table-cell>
          <table:table-cell office:value-type="float" office:value="4.940911E-024" calcext:value-type="float">
            <text:p>4.940911E-24</text:p>
          </table:table-cell>
          <table:table-cell office:value-type="float" office:value="1.099224E-028" calcext:value-type="float">
            <text:p>1.099224E-28</text:p>
          </table:table-cell>
          <table:table-cell office:value-type="float" office:value="1.968877E-033" calcext:value-type="float">
            <text:p>1.968877E-33</text:p>
          </table:table-cell>
          <table:table-cell office:value-type="float" office:value="1.585571E-038" calcext:value-type="float">
            <text:p>1.585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.44342" calcext:value-type="float">
            <text:p>-99.44342</text:p>
          </table:table-cell>
          <table:table-cell office:value-type="float" office:value="-0.00641546" calcext:value-type="float">
            <text:p>-0.00641546</text:p>
          </table:table-cell>
          <table:table-cell office:value-type="float" office:value="-0.00600498" calcext:value-type="float">
            <text:p>-0.00600498</text:p>
          </table:table-cell>
          <table:table-cell office:value-type="float" office:value="-0.005584087" calcext:value-type="float">
            <text:p>-0.005584087</text:p>
          </table:table-cell>
          <table:table-cell office:value-type="float" office:value="-0.00526082" calcext:value-type="float">
            <text:p>-0.00526082</text:p>
          </table:table-cell>
          <table:table-cell office:value-type="float" office:value="-0.004839977" calcext:value-type="float">
            <text:p>-0.004839977</text:p>
          </table:table-cell>
          <table:table-cell office:value-type="float" office:value="-0.004465261" calcext:value-type="float">
            <text:p>-0.004465261</text:p>
          </table:table-cell>
          <table:table-cell office:value-type="float" office:value="-0.003836315" calcext:value-type="float">
            <text:p>-0.003836315</text:p>
          </table:table-cell>
          <table:table-cell office:value-type="float" office:value="-0.003052672" calcext:value-type="float">
            <text:p>-0.003052672</text:p>
          </table:table-cell>
          <table:table-cell office:value-type="float" office:value="-0.00228593" calcext:value-type="float">
            <text:p>-0.00228593</text:p>
          </table:table-cell>
          <table:table-cell office:value-type="float" office:value="0" calcext:value-type="float">
            <text:p>0</text:p>
          </table:table-cell>
          <table:table-cell office:value-type="float" office:value="0.3345446" calcext:value-type="float">
            <text:p>0.3345446</text:p>
          </table:table-cell>
          <table:table-cell office:value-type="float" office:value="-0.009714986" calcext:value-type="float">
            <text:p>-0.009714986</text:p>
          </table:table-cell>
          <table:table-cell office:value-type="float" office:value="-0.001679963" calcext:value-type="float">
            <text:p>-0.00167996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9397" calcext:value-type="float">
            <text:p>-2.19939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5" calcext:value-type="float">
            <text:p>31072005</text:p>
          </table:table-cell>
          <table:table-cell office:value-type="float" office:value="436.7999" calcext:value-type="float">
            <text:p>436.7999</text:p>
          </table:table-cell>
          <table:table-cell office:value-type="float" office:value="172.0118" calcext:value-type="float">
            <text:p>172.0118</text:p>
          </table:table-cell>
          <table:table-cell office:value-type="float" office:value="35.6769" calcext:value-type="float">
            <text:p>35.6769</text:p>
          </table:table-cell>
          <table:table-cell office:value-type="float" office:value="1150.131" calcext:value-type="float">
            <text:p>1150.131</text:p>
          </table:table-cell>
          <table:table-cell office:value-type="float" office:value="79.02235" calcext:value-type="float">
            <text:p>79.02235</text:p>
          </table:table-cell>
          <table:table-cell office:value-type="float" office:value="0" calcext:value-type="float">
            <text:p>0</text:p>
          </table:table-cell>
          <table:table-cell office:value-type="float" office:value="0.1146981" calcext:value-type="float">
            <text:p>0.1146981</text:p>
          </table:table-cell>
          <table:table-cell office:value-type="float" office:value="0.3678126" calcext:value-type="float">
            <text:p>0.3678126</text:p>
          </table:table-cell>
          <table:table-cell office:value-type="float" office:value="0.3714065" calcext:value-type="float">
            <text:p>0.3714065</text:p>
          </table:table-cell>
          <table:table-cell office:value-type="float" office:value="0.376598" calcext:value-type="float">
            <text:p>0.376598</text:p>
          </table:table-cell>
          <table:table-cell office:value-type="float" office:value="0.3817062" calcext:value-type="float">
            <text:p>0.3817062</text:p>
          </table:table-cell>
          <table:table-cell office:value-type="float" office:value="0.3322777" calcext:value-type="float">
            <text:p>0.3322777</text:p>
          </table:table-cell>
          <table:table-cell office:value-type="float" office:value="0.3289683" calcext:value-type="float">
            <text:p>0.3289683</text:p>
          </table:table-cell>
          <table:table-cell office:value-type="float" office:value="0.3900368" calcext:value-type="float">
            <text:p>0.3900368</text:p>
          </table:table-cell>
          <table:table-cell office:value-type="float" office:value="0.3938374" calcext:value-type="float">
            <text:p>0.3938374</text:p>
          </table:table-cell>
          <table:table-cell office:value-type="float" office:value="0.4056393" calcext:value-type="float">
            <text:p>0.4056393</text:p>
          </table:table-cell>
          <table:table-cell office:value-type="float" office:value="0.421941" calcext:value-type="float">
            <text:p>0.421941</text:p>
          </table:table-cell>
          <table:table-cell office:value-type="float" office:value="0.4128253" calcext:value-type="float">
            <text:p>0.412825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3117E-015" calcext:value-type="float">
            <text:p>1.943117E-15</text:p>
          </table:table-cell>
          <table:table-cell office:value-type="float" office:value="1.953889E-015" calcext:value-type="float">
            <text:p>1.953889E-15</text:p>
          </table:table-cell>
          <table:table-cell office:value-type="float" office:value="1.970378E-015" calcext:value-type="float">
            <text:p>1.970378E-15</text:p>
          </table:table-cell>
          <table:table-cell office:value-type="float" office:value="1.909661E-015" calcext:value-type="float">
            <text:p>1.909661E-15</text:p>
          </table:table-cell>
          <table:table-cell office:value-type="float" office:value="9.450317E-016" calcext:value-type="float">
            <text:p>9.450317E-16</text:p>
          </table:table-cell>
          <table:table-cell office:value-type="float" office:value="1.994007E-015" calcext:value-type="float">
            <text:p>1.994007E-15</text:p>
          </table:table-cell>
          <table:table-cell office:value-type="float" office:value="1.845584E-015" calcext:value-type="float">
            <text:p>1.845584E-15</text:p>
          </table:table-cell>
          <table:table-cell office:value-type="float" office:value="9.721531E-016" calcext:value-type="float">
            <text:p>9.721531E-16</text:p>
          </table:table-cell>
          <table:table-cell office:value-type="float" office:value="4.940911E-024" calcext:value-type="float">
            <text:p>4.940911E-24</text:p>
          </table:table-cell>
          <table:table-cell office:value-type="float" office:value="1.099224E-028" calcext:value-type="float">
            <text:p>1.099224E-28</text:p>
          </table:table-cell>
          <table:table-cell office:value-type="float" office:value="1.968877E-033" calcext:value-type="float">
            <text:p>1.968877E-33</text:p>
          </table:table-cell>
          <table:table-cell office:value-type="float" office:value="1.585571E-038" calcext:value-type="float">
            <text:p>1.585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13803" calcext:value-type="float">
            <text:p>-60.13803</text:p>
          </table:table-cell>
          <table:table-cell office:value-type="float" office:value="-0.009887927" calcext:value-type="float">
            <text:p>-0.009887927</text:p>
          </table:table-cell>
          <table:table-cell office:value-type="float" office:value="-0.009318509" calcext:value-type="float">
            <text:p>-0.009318509</text:p>
          </table:table-cell>
          <table:table-cell office:value-type="float" office:value="-0.008602429" calcext:value-type="float">
            <text:p>-0.008602429</text:p>
          </table:table-cell>
          <table:table-cell office:value-type="float" office:value="-0.007930978" calcext:value-type="float">
            <text:p>-0.007930978</text:p>
          </table:table-cell>
          <table:table-cell office:value-type="float" office:value="-0.006570774" calcext:value-type="float">
            <text:p>-0.006570774</text:p>
          </table:table-cell>
          <table:table-cell office:value-type="float" office:value="-0.005735281" calcext:value-type="float">
            <text:p>-0.005735281</text:p>
          </table:table-cell>
          <table:table-cell office:value-type="float" office:value="-0.004836113" calcext:value-type="float">
            <text:p>-0.004836113</text:p>
          </table:table-cell>
          <table:table-cell office:value-type="float" office:value="-0.003810162" calcext:value-type="float">
            <text:p>-0.003810162</text:p>
          </table:table-cell>
          <table:table-cell office:value-type="float" office:value="-0.00289925" calcext:value-type="float">
            <text:p>-0.00289925</text:p>
          </table:table-cell>
          <table:table-cell office:value-type="float" office:value="0" calcext:value-type="float">
            <text:p>0</text:p>
          </table:table-cell>
          <table:table-cell office:value-type="float" office:value="0.3345446" calcext:value-type="float">
            <text:p>0.3345446</text:p>
          </table:table-cell>
          <table:table-cell office:value-type="float" office:value="-0.009715365" calcext:value-type="float">
            <text:p>-0.009715365</text:p>
          </table:table-cell>
          <table:table-cell office:value-type="float" office:value="-0.001684421" calcext:value-type="float">
            <text:p>-0.00168442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76329" calcext:value-type="float">
            <text:p>-2.17632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5" calcext:value-type="float">
            <text:p>1082005</text:p>
          </table:table-cell>
          <table:table-cell office:value-type="float" office:value="436.7999" calcext:value-type="float">
            <text:p>436.7999</text:p>
          </table:table-cell>
          <table:table-cell office:value-type="float" office:value="172.0299" calcext:value-type="float">
            <text:p>172.0299</text:p>
          </table:table-cell>
          <table:table-cell office:value-type="float" office:value="35.6769" calcext:value-type="float">
            <text:p>35.6769</text:p>
          </table:table-cell>
          <table:table-cell office:value-type="float" office:value="1124.92" calcext:value-type="float">
            <text:p>1124.92</text:p>
          </table:table-cell>
          <table:table-cell office:value-type="float" office:value="104.2158" calcext:value-type="float">
            <text:p>104.2158</text:p>
          </table:table-cell>
          <table:table-cell office:value-type="float" office:value="0" calcext:value-type="float">
            <text:p>0</text:p>
          </table:table-cell>
          <table:table-cell office:value-type="float" office:value="0.1130121" calcext:value-type="float">
            <text:p>0.1130121</text:p>
          </table:table-cell>
          <table:table-cell office:value-type="float" office:value="0.3239344" calcext:value-type="float">
            <text:p>0.3239344</text:p>
          </table:table-cell>
          <table:table-cell office:value-type="float" office:value="0.3254096" calcext:value-type="float">
            <text:p>0.3254096</text:p>
          </table:table-cell>
          <table:table-cell office:value-type="float" office:value="0.3280014" calcext:value-type="float">
            <text:p>0.3280014</text:p>
          </table:table-cell>
          <table:table-cell office:value-type="float" office:value="0.33152" calcext:value-type="float">
            <text:p>0.33152</text:p>
          </table:table-cell>
          <table:table-cell office:value-type="float" office:value="0.2954473" calcext:value-type="float">
            <text:p>0.2954473</text:p>
          </table:table-cell>
          <table:table-cell office:value-type="float" office:value="0.2987965" calcext:value-type="float">
            <text:p>0.2987965</text:p>
          </table:table-cell>
          <table:table-cell office:value-type="float" office:value="0.3778512" calcext:value-type="float">
            <text:p>0.3778512</text:p>
          </table:table-cell>
          <table:table-cell office:value-type="float" office:value="0.3820467" calcext:value-type="float">
            <text:p>0.3820467</text:p>
          </table:table-cell>
          <table:table-cell office:value-type="float" office:value="0.3954784" calcext:value-type="float">
            <text:p>0.3954784</text:p>
          </table:table-cell>
          <table:table-cell office:value-type="float" office:value="0.4144801" calcext:value-type="float">
            <text:p>0.4144801</text:p>
          </table:table-cell>
          <table:table-cell office:value-type="float" office:value="0.4132071" calcext:value-type="float">
            <text:p>0.413207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3855E-015" calcext:value-type="float">
            <text:p>1.943855E-15</text:p>
          </table:table-cell>
          <table:table-cell office:value-type="float" office:value="1.953842E-015" calcext:value-type="float">
            <text:p>1.953842E-15</text:p>
          </table:table-cell>
          <table:table-cell office:value-type="float" office:value="1.97032E-015" calcext:value-type="float">
            <text:p>1.97032E-15</text:p>
          </table:table-cell>
          <table:table-cell office:value-type="float" office:value="1.909625E-015" calcext:value-type="float">
            <text:p>1.909625E-15</text:p>
          </table:table-cell>
          <table:table-cell office:value-type="float" office:value="9.450308E-016" calcext:value-type="float">
            <text:p>9.450308E-16</text:p>
          </table:table-cell>
          <table:table-cell office:value-type="float" office:value="1.994003E-015" calcext:value-type="float">
            <text:p>1.994003E-15</text:p>
          </table:table-cell>
          <table:table-cell office:value-type="float" office:value="1.84558E-015" calcext:value-type="float">
            <text:p>1.84558E-15</text:p>
          </table:table-cell>
          <table:table-cell office:value-type="float" office:value="9.721533E-016" calcext:value-type="float">
            <text:p>9.721533E-16</text:p>
          </table:table-cell>
          <table:table-cell office:value-type="float" office:value="4.940911E-024" calcext:value-type="float">
            <text:p>4.940911E-24</text:p>
          </table:table-cell>
          <table:table-cell office:value-type="float" office:value="1.099224E-028" calcext:value-type="float">
            <text:p>1.099224E-28</text:p>
          </table:table-cell>
          <table:table-cell office:value-type="float" office:value="1.968877E-033" calcext:value-type="float">
            <text:p>1.968877E-33</text:p>
          </table:table-cell>
          <table:table-cell office:value-type="float" office:value="1.58557E-038" calcext:value-type="float">
            <text:p>1.585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30562" calcext:value-type="float">
            <text:p>-65.30562</text:p>
          </table:table-cell>
          <table:table-cell office:value-type="float" office:value="-0.02195359" calcext:value-type="float">
            <text:p>-0.02195359</text:p>
          </table:table-cell>
          <table:table-cell office:value-type="float" office:value="-0.02134771" calcext:value-type="float">
            <text:p>-0.02134771</text:p>
          </table:table-cell>
          <table:table-cell office:value-type="float" office:value="-0.02036214" calcext:value-type="float">
            <text:p>-0.02036214</text:p>
          </table:table-cell>
          <table:table-cell office:value-type="float" office:value="-0.01906878" calcext:value-type="float">
            <text:p>-0.01906878</text:p>
          </table:table-cell>
          <table:table-cell office:value-type="float" office:value="-0.01604563" calcext:value-type="float">
            <text:p>-0.01604563</text:p>
          </table:table-cell>
          <table:table-cell office:value-type="float" office:value="-0.01291561" calcext:value-type="float">
            <text:p>-0.01291561</text:p>
          </table:table-cell>
          <table:table-cell office:value-type="float" office:value="-0.009627752" calcext:value-type="float">
            <text:p>-0.009627752</text:p>
          </table:table-cell>
          <table:table-cell office:value-type="float" office:value="-0.006323766" calcext:value-type="float">
            <text:p>-0.006323766</text:p>
          </table:table-cell>
          <table:table-cell office:value-type="float" office:value="-0.004482347" calcext:value-type="float">
            <text:p>-0.004482347</text:p>
          </table:table-cell>
          <table:table-cell office:value-type="float" office:value="0" calcext:value-type="float">
            <text:p>0</text:p>
          </table:table-cell>
          <table:table-cell office:value-type="float" office:value="0.3345446" calcext:value-type="float">
            <text:p>0.3345446</text:p>
          </table:table-cell>
          <table:table-cell office:value-type="float" office:value="-0.009716033" calcext:value-type="float">
            <text:p>-0.009716033</text:p>
          </table:table-cell>
          <table:table-cell office:value-type="float" office:value="-0.001688468" calcext:value-type="float">
            <text:p>-0.00168846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47779" calcext:value-type="float">
            <text:p>-2.14777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5" calcext:value-type="float">
            <text:p>2082005</text:p>
          </table:table-cell>
          <table:table-cell office:value-type="float" office:value="436.7999" calcext:value-type="float">
            <text:p>436.7999</text:p>
          </table:table-cell>
          <table:table-cell office:value-type="float" office:value="172.0418" calcext:value-type="float">
            <text:p>172.0418</text:p>
          </table:table-cell>
          <table:table-cell office:value-type="float" office:value="35.6769" calcext:value-type="float">
            <text:p>35.6769</text:p>
          </table:table-cell>
          <table:table-cell office:value-type="float" office:value="1113.914" calcext:value-type="float">
            <text:p>1113.914</text:p>
          </table:table-cell>
          <table:table-cell office:value-type="float" office:value="115.21" calcext:value-type="float">
            <text:p>115.21</text:p>
          </table:table-cell>
          <table:table-cell office:value-type="float" office:value="0" calcext:value-type="float">
            <text:p>0</text:p>
          </table:table-cell>
          <table:table-cell office:value-type="float" office:value="0.1119115" calcext:value-type="float">
            <text:p>0.1119115</text:p>
          </table:table-cell>
          <table:table-cell office:value-type="float" office:value="0.3220679" calcext:value-type="float">
            <text:p>0.3220679</text:p>
          </table:table-cell>
          <table:table-cell office:value-type="float" office:value="0.3230687" calcext:value-type="float">
            <text:p>0.3230687</text:p>
          </table:table-cell>
          <table:table-cell office:value-type="float" office:value="0.324404" calcext:value-type="float">
            <text:p>0.324404</text:p>
          </table:table-cell>
          <table:table-cell office:value-type="float" office:value="0.3258616" calcext:value-type="float">
            <text:p>0.3258616</text:p>
          </table:table-cell>
          <table:table-cell office:value-type="float" office:value="0.2873357" calcext:value-type="float">
            <text:p>0.2873357</text:p>
          </table:table-cell>
          <table:table-cell office:value-type="float" office:value="0.288275" calcext:value-type="float">
            <text:p>0.288275</text:p>
          </table:table-cell>
          <table:table-cell office:value-type="float" office:value="0.3713819" calcext:value-type="float">
            <text:p>0.3713819</text:p>
          </table:table-cell>
          <table:table-cell office:value-type="float" office:value="0.3736205" calcext:value-type="float">
            <text:p>0.3736205</text:p>
          </table:table-cell>
          <table:table-cell office:value-type="float" office:value="0.3880267" calcext:value-type="float">
            <text:p>0.3880267</text:p>
          </table:table-cell>
          <table:table-cell office:value-type="float" office:value="0.4073268" calcext:value-type="float">
            <text:p>0.4073268</text:p>
          </table:table-cell>
          <table:table-cell office:value-type="float" office:value="0.4116259" calcext:value-type="float">
            <text:p>0.411625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4573E-015" calcext:value-type="float">
            <text:p>1.944573E-15</text:p>
          </table:table-cell>
          <table:table-cell office:value-type="float" office:value="1.953798E-015" calcext:value-type="float">
            <text:p>1.953798E-15</text:p>
          </table:table-cell>
          <table:table-cell office:value-type="float" office:value="1.970262E-015" calcext:value-type="float">
            <text:p>1.970262E-15</text:p>
          </table:table-cell>
          <table:table-cell office:value-type="float" office:value="1.909591E-015" calcext:value-type="float">
            <text:p>1.909591E-15</text:p>
          </table:table-cell>
          <table:table-cell office:value-type="float" office:value="9.45018E-016" calcext:value-type="float">
            <text:p>9.45018E-16</text:p>
          </table:table-cell>
          <table:table-cell office:value-type="float" office:value="1.994E-015" calcext:value-type="float">
            <text:p>1.994E-15</text:p>
          </table:table-cell>
          <table:table-cell office:value-type="float" office:value="1.845578E-015" calcext:value-type="float">
            <text:p>1.845578E-15</text:p>
          </table:table-cell>
          <table:table-cell office:value-type="float" office:value="9.721533E-016" calcext:value-type="float">
            <text:p>9.721533E-16</text:p>
          </table:table-cell>
          <table:table-cell office:value-type="float" office:value="4.940911E-024" calcext:value-type="float">
            <text:p>4.940911E-24</text:p>
          </table:table-cell>
          <table:table-cell office:value-type="float" office:value="1.099224E-028" calcext:value-type="float">
            <text:p>1.099224E-28</text:p>
          </table:table-cell>
          <table:table-cell office:value-type="float" office:value="1.968877E-033" calcext:value-type="float">
            <text:p>1.968877E-33</text:p>
          </table:table-cell>
          <table:table-cell office:value-type="float" office:value="1.585571E-038" calcext:value-type="float">
            <text:p>1.585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01116" calcext:value-type="float">
            <text:p>-72.01116</text:p>
          </table:table-cell>
          <table:table-cell office:value-type="float" office:value="-0.02277976" calcext:value-type="float">
            <text:p>-0.02277976</text:p>
          </table:table-cell>
          <table:table-cell office:value-type="float" office:value="-0.02235261" calcext:value-type="float">
            <text:p>-0.02235261</text:p>
          </table:table-cell>
          <table:table-cell office:value-type="float" office:value="-0.02182579" calcext:value-type="float">
            <text:p>-0.02182579</text:p>
          </table:table-cell>
          <table:table-cell office:value-type="float" office:value="-0.02123594" calcext:value-type="float">
            <text:p>-0.02123594</text:p>
          </table:table-cell>
          <table:table-cell office:value-type="float" office:value="-0.0198574" calcext:value-type="float">
            <text:p>-0.0198574</text:p>
          </table:table-cell>
          <table:table-cell office:value-type="float" office:value="-0.01750036" calcext:value-type="float">
            <text:p>-0.01750036</text:p>
          </table:table-cell>
          <table:table-cell office:value-type="float" office:value="-0.01402257" calcext:value-type="float">
            <text:p>-0.01402257</text:p>
          </table:table-cell>
          <table:table-cell office:value-type="float" office:value="-0.009175211" calcext:value-type="float">
            <text:p>-0.009175211</text:p>
          </table:table-cell>
          <table:table-cell office:value-type="float" office:value="-0.006211697" calcext:value-type="float">
            <text:p>-0.006211697</text:p>
          </table:table-cell>
          <table:table-cell office:value-type="float" office:value="0" calcext:value-type="float">
            <text:p>0</text:p>
          </table:table-cell>
          <table:table-cell office:value-type="float" office:value="0.3345446" calcext:value-type="float">
            <text:p>0.3345446</text:p>
          </table:table-cell>
          <table:table-cell office:value-type="float" office:value="-0.00971715" calcext:value-type="float">
            <text:p>-0.00971715</text:p>
          </table:table-cell>
          <table:table-cell office:value-type="float" office:value="-0.001692639" calcext:value-type="float">
            <text:p>-0.00169263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26521" calcext:value-type="float">
            <text:p>-2.12652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5" calcext:value-type="float">
            <text:p>3082005</text:p>
          </table:table-cell>
          <table:table-cell office:value-type="float" office:value="436.7999" calcext:value-type="float">
            <text:p>436.7999</text:p>
          </table:table-cell>
          <table:table-cell office:value-type="float" office:value="172.0857" calcext:value-type="float">
            <text:p>172.0857</text:p>
          </table:table-cell>
          <table:table-cell office:value-type="float" office:value="35.6769" calcext:value-type="float">
            <text:p>35.6769</text:p>
          </table:table-cell>
          <table:table-cell office:value-type="float" office:value="1107.186" calcext:value-type="float">
            <text:p>1107.186</text:p>
          </table:table-cell>
          <table:table-cell office:value-type="float" office:value="121.8938" calcext:value-type="float">
            <text:p>121.8938</text:p>
          </table:table-cell>
          <table:table-cell office:value-type="float" office:value="0" calcext:value-type="float">
            <text:p>0</text:p>
          </table:table-cell>
          <table:table-cell office:value-type="float" office:value="0.1074084" calcext:value-type="float">
            <text:p>0.1074084</text:p>
          </table:table-cell>
          <table:table-cell office:value-type="float" office:value="0.3220526" calcext:value-type="float">
            <text:p>0.3220526</text:p>
          </table:table-cell>
          <table:table-cell office:value-type="float" office:value="0.3230811" calcext:value-type="float">
            <text:p>0.3230811</text:p>
          </table:table-cell>
          <table:table-cell office:value-type="float" office:value="0.3243428" calcext:value-type="float">
            <text:p>0.3243428</text:p>
          </table:table-cell>
          <table:table-cell office:value-type="float" office:value="0.3252649" calcext:value-type="float">
            <text:p>0.3252649</text:p>
          </table:table-cell>
          <table:table-cell office:value-type="float" office:value="0.2858436" calcext:value-type="float">
            <text:p>0.2858436</text:p>
          </table:table-cell>
          <table:table-cell office:value-type="float" office:value="0.2852119" calcext:value-type="float">
            <text:p>0.2852119</text:p>
          </table:table-cell>
          <table:table-cell office:value-type="float" office:value="0.3685904" calcext:value-type="float">
            <text:p>0.3685904</text:p>
          </table:table-cell>
          <table:table-cell office:value-type="float" office:value="0.3682476" calcext:value-type="float">
            <text:p>0.3682476</text:p>
          </table:table-cell>
          <table:table-cell office:value-type="float" office:value="0.3826846" calcext:value-type="float">
            <text:p>0.3826846</text:p>
          </table:table-cell>
          <table:table-cell office:value-type="float" office:value="0.4023525" calcext:value-type="float">
            <text:p>0.4023525</text:p>
          </table:table-cell>
          <table:table-cell office:value-type="float" office:value="0.4099448" calcext:value-type="float">
            <text:p>0.4099448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45325E-015" calcext:value-type="float">
            <text:p>1.945325E-15</text:p>
          </table:table-cell>
          <table:table-cell office:value-type="float" office:value="1.953751E-015" calcext:value-type="float">
            <text:p>1.953751E-15</text:p>
          </table:table-cell>
          <table:table-cell office:value-type="float" office:value="1.970206E-015" calcext:value-type="float">
            <text:p>1.970206E-15</text:p>
          </table:table-cell>
          <table:table-cell office:value-type="float" office:value="1.909549E-015" calcext:value-type="float">
            <text:p>1.909549E-15</text:p>
          </table:table-cell>
          <table:table-cell office:value-type="float" office:value="9.450191E-016" calcext:value-type="float">
            <text:p>9.450191E-16</text:p>
          </table:table-cell>
          <table:table-cell office:value-type="float" office:value="1.993995E-015" calcext:value-type="float">
            <text:p>1.993995E-15</text:p>
          </table:table-cell>
          <table:table-cell office:value-type="float" office:value="1.845575E-015" calcext:value-type="float">
            <text:p>1.845575E-15</text:p>
          </table:table-cell>
          <table:table-cell office:value-type="float" office:value="9.721532E-016" calcext:value-type="float">
            <text:p>9.721532E-16</text:p>
          </table:table-cell>
          <table:table-cell office:value-type="float" office:value="4.940911E-024" calcext:value-type="float">
            <text:p>4.940911E-24</text:p>
          </table:table-cell>
          <table:table-cell office:value-type="float" office:value="1.099224E-028" calcext:value-type="float">
            <text:p>1.099224E-28</text:p>
          </table:table-cell>
          <table:table-cell office:value-type="float" office:value="1.968877E-033" calcext:value-type="float">
            <text:p>1.968877E-33</text:p>
          </table:table-cell>
          <table:table-cell office:value-type="float" office:value="1.585571E-038" calcext:value-type="float">
            <text:p>1.585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.151" calcext:value-type="float">
            <text:p>-99.151</text:p>
          </table:table-cell>
          <table:table-cell office:value-type="float" office:value="-0.02278684" calcext:value-type="float">
            <text:p>-0.02278684</text:p>
          </table:table-cell>
          <table:table-cell office:value-type="float" office:value="-0.02234677" calcext:value-type="float">
            <text:p>-0.02234677</text:p>
          </table:table-cell>
          <table:table-cell office:value-type="float" office:value="-0.02185317" calcext:value-type="float">
            <text:p>-0.02185317</text:p>
          </table:table-cell>
          <table:table-cell office:value-type="float" office:value="-0.02148014" calcext:value-type="float">
            <text:p>-0.02148014</text:p>
          </table:table-cell>
          <table:table-cell office:value-type="float" office:value="-0.02066384" calcext:value-type="float">
            <text:p>-0.02066384</text:p>
          </table:table-cell>
          <table:table-cell office:value-type="float" office:value="-0.01916126" calcext:value-type="float">
            <text:p>-0.01916126</text:p>
          </table:table-cell>
          <table:table-cell office:value-type="float" office:value="-0.01653048" calcext:value-type="float">
            <text:p>-0.01653048</text:p>
          </table:table-cell>
          <table:table-cell office:value-type="float" office:value="-0.01168756" calcext:value-type="float">
            <text:p>-0.01168756</text:p>
          </table:table-cell>
          <table:table-cell office:value-type="float" office:value="-0.007881298" calcext:value-type="float">
            <text:p>-0.007881298</text:p>
          </table:table-cell>
          <table:table-cell office:value-type="float" office:value="0" calcext:value-type="float">
            <text:p>0</text:p>
          </table:table-cell>
          <table:table-cell office:value-type="float" office:value="0.3345446" calcext:value-type="float">
            <text:p>0.3345446</text:p>
          </table:table-cell>
          <table:table-cell office:value-type="float" office:value="-0.009713013" calcext:value-type="float">
            <text:p>-0.009713013</text:p>
          </table:table-cell>
          <table:table-cell office:value-type="float" office:value="-0.001697031" calcext:value-type="float">
            <text:p>-0.00169703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19335" calcext:value-type="float">
            <text:p>-2.11933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5" calcext:value-type="float">
            <text:p>4082005</text:p>
          </table:table-cell>
          <table:table-cell office:value-type="float" office:value="437.2" calcext:value-type="float">
            <text:p>437.2</text:p>
          </table:table-cell>
          <table:table-cell office:value-type="float" office:value="172.408" calcext:value-type="float">
            <text:p>172.408</text:p>
          </table:table-cell>
          <table:table-cell office:value-type="float" office:value="35.6769" calcext:value-type="float">
            <text:p>35.6769</text:p>
          </table:table-cell>
          <table:table-cell office:value-type="float" office:value="1102.832" calcext:value-type="float">
            <text:p>1102.832</text:p>
          </table:table-cell>
          <table:table-cell office:value-type="float" office:value="126.326" calcext:value-type="float">
            <text:p>126.326</text:p>
          </table:table-cell>
          <table:table-cell office:value-type="float" office:value="0" calcext:value-type="float">
            <text:p>0</text:p>
          </table:table-cell>
          <table:table-cell office:value-type="float" office:value="0.1149951" calcext:value-type="float">
            <text:p>0.1149951</text:p>
          </table:table-cell>
          <table:table-cell office:value-type="float" office:value="0.3220372" calcext:value-type="float">
            <text:p>0.3220372</text:p>
          </table:table-cell>
          <table:table-cell office:value-type="float" office:value="0.3230655" calcext:value-type="float">
            <text:p>0.3230655</text:p>
          </table:table-cell>
          <table:table-cell office:value-type="float" office:value="0.3243138" calcext:value-type="float">
            <text:p>0.3243138</text:p>
          </table:table-cell>
          <table:table-cell office:value-type="float" office:value="0.3252844" calcext:value-type="float">
            <text:p>0.3252844</text:p>
          </table:table-cell>
          <table:table-cell office:value-type="float" office:value="0.2855148" calcext:value-type="float">
            <text:p>0.2855148</text:p>
          </table:table-cell>
          <table:table-cell office:value-type="float" office:value="0.2841976" calcext:value-type="float">
            <text:p>0.2841976</text:p>
          </table:table-cell>
          <table:table-cell office:value-type="float" office:value="0.3674727" calcext:value-type="float">
            <text:p>0.3674727</text:p>
          </table:table-cell>
          <table:table-cell office:value-type="float" office:value="0.3651619" calcext:value-type="float">
            <text:p>0.3651619</text:p>
          </table:table-cell>
          <table:table-cell office:value-type="float" office:value="0.3790712" calcext:value-type="float">
            <text:p>0.3790712</text:p>
          </table:table-cell>
          <table:table-cell office:value-type="float" office:value="0.3987788" calcext:value-type="float">
            <text:p>0.3987788</text:p>
          </table:table-cell>
          <table:table-cell office:value-type="float" office:value="0.4083996" calcext:value-type="float">
            <text:p>0.4083996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46044E-015" calcext:value-type="float">
            <text:p>1.946044E-15</text:p>
          </table:table-cell>
          <table:table-cell office:value-type="float" office:value="1.953709E-015" calcext:value-type="float">
            <text:p>1.953709E-15</text:p>
          </table:table-cell>
          <table:table-cell office:value-type="float" office:value="1.970147E-015" calcext:value-type="float">
            <text:p>1.970147E-15</text:p>
          </table:table-cell>
          <table:table-cell office:value-type="float" office:value="1.909516E-015" calcext:value-type="float">
            <text:p>1.909516E-15</text:p>
          </table:table-cell>
          <table:table-cell office:value-type="float" office:value="9.450348E-016" calcext:value-type="float">
            <text:p>9.450348E-16</text:p>
          </table:table-cell>
          <table:table-cell office:value-type="float" office:value="1.993987E-015" calcext:value-type="float">
            <text:p>1.993987E-15</text:p>
          </table:table-cell>
          <table:table-cell office:value-type="float" office:value="1.845569E-015" calcext:value-type="float">
            <text:p>1.845569E-15</text:p>
          </table:table-cell>
          <table:table-cell office:value-type="float" office:value="9.721532E-016" calcext:value-type="float">
            <text:p>9.721532E-16</text:p>
          </table:table-cell>
          <table:table-cell office:value-type="float" office:value="4.940911E-024" calcext:value-type="float">
            <text:p>4.940911E-24</text:p>
          </table:table-cell>
          <table:table-cell office:value-type="float" office:value="1.099224E-028" calcext:value-type="float">
            <text:p>1.099224E-28</text:p>
          </table:table-cell>
          <table:table-cell office:value-type="float" office:value="1.968877E-033" calcext:value-type="float">
            <text:p>1.968877E-33</text:p>
          </table:table-cell>
          <table:table-cell office:value-type="float" office:value="1.58557E-038" calcext:value-type="float">
            <text:p>1.585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75105" calcext:value-type="float">
            <text:p>-58.75105</text:p>
          </table:table-cell>
          <table:table-cell office:value-type="float" office:value="-0.02279344" calcext:value-type="float">
            <text:p>-0.02279344</text:p>
          </table:table-cell>
          <table:table-cell office:value-type="float" office:value="-0.02235349" calcext:value-type="float">
            <text:p>-0.02235349</text:p>
          </table:table-cell>
          <table:table-cell office:value-type="float" office:value="-0.02186566" calcext:value-type="float">
            <text:p>-0.02186566</text:p>
          </table:table-cell>
          <table:table-cell office:value-type="float" office:value="-0.02147309" calcext:value-type="float">
            <text:p>-0.02147309</text:p>
          </table:table-cell>
          <table:table-cell office:value-type="float" office:value="-0.02084628" calcext:value-type="float">
            <text:p>-0.02084628</text:p>
          </table:table-cell>
          <table:table-cell office:value-type="float" office:value="-0.01974737" calcext:value-type="float">
            <text:p>-0.01974737</text:p>
          </table:table-cell>
          <table:table-cell office:value-type="float" office:value="-0.01766281" calcext:value-type="float">
            <text:p>-0.01766281</text:p>
          </table:table-cell>
          <table:table-cell office:value-type="float" office:value="-0.01345403" calcext:value-type="float">
            <text:p>-0.01345403</text:p>
          </table:table-cell>
          <table:table-cell office:value-type="float" office:value="-0.009276737" calcext:value-type="float">
            <text:p>-0.009276737</text:p>
          </table:table-cell>
          <table:table-cell office:value-type="float" office:value="0" calcext:value-type="float">
            <text:p>0</text:p>
          </table:table-cell>
          <table:table-cell office:value-type="float" office:value="0.3345446" calcext:value-type="float">
            <text:p>0.3345446</text:p>
          </table:table-cell>
          <table:table-cell office:value-type="float" office:value="-0.009724033" calcext:value-type="float">
            <text:p>-0.009724033</text:p>
          </table:table-cell>
          <table:table-cell office:value-type="float" office:value="-0.001701341" calcext:value-type="float">
            <text:p>-0.00170134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18712" calcext:value-type="float">
            <text:p>-2.11871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5" calcext:value-type="float">
            <text:p>5082005</text:p>
          </table:table-cell>
          <table:table-cell office:value-type="float" office:value="437.2" calcext:value-type="float">
            <text:p>437.2</text:p>
          </table:table-cell>
          <table:table-cell office:value-type="float" office:value="172.4499" calcext:value-type="float">
            <text:p>172.4499</text:p>
          </table:table-cell>
          <table:table-cell office:value-type="float" office:value="35.6769" calcext:value-type="float">
            <text:p>35.6769</text:p>
          </table:table-cell>
          <table:table-cell office:value-type="float" office:value="1099.786" calcext:value-type="float">
            <text:p>1099.786</text:p>
          </table:table-cell>
          <table:table-cell office:value-type="float" office:value="129.3295" calcext:value-type="float">
            <text:p>129.3295</text:p>
          </table:table-cell>
          <table:table-cell office:value-type="float" office:value="0" calcext:value-type="float">
            <text:p>0</text:p>
          </table:table-cell>
          <table:table-cell office:value-type="float" office:value="0.1107683" calcext:value-type="float">
            <text:p>0.1107683</text:p>
          </table:table-cell>
          <table:table-cell office:value-type="float" office:value="0.3220331" calcext:value-type="float">
            <text:p>0.3220331</text:p>
          </table:table-cell>
          <table:table-cell office:value-type="float" office:value="0.3230557" calcext:value-type="float">
            <text:p>0.3230557</text:p>
          </table:table-cell>
          <table:table-cell office:value-type="float" office:value="0.3242943" calcext:value-type="float">
            <text:p>0.3242943</text:p>
          </table:table-cell>
          <table:table-cell office:value-type="float" office:value="0.3252403" calcext:value-type="float">
            <text:p>0.3252403</text:p>
          </table:table-cell>
          <table:table-cell office:value-type="float" office:value="0.2854726" calcext:value-type="float">
            <text:p>0.2854726</text:p>
          </table:table-cell>
          <table:table-cell office:value-type="float" office:value="0.2838475" calcext:value-type="float">
            <text:p>0.2838475</text:p>
          </table:table-cell>
          <table:table-cell office:value-type="float" office:value="0.3669903" calcext:value-type="float">
            <text:p>0.3669903</text:p>
          </table:table-cell>
          <table:table-cell office:value-type="float" office:value="0.3634956" calcext:value-type="float">
            <text:p>0.3634956</text:p>
          </table:table-cell>
          <table:table-cell office:value-type="float" office:value="0.3767284" calcext:value-type="float">
            <text:p>0.3767284</text:p>
          </table:table-cell>
          <table:table-cell office:value-type="float" office:value="0.3962227" calcext:value-type="float">
            <text:p>0.3962227</text:p>
          </table:table-cell>
          <table:table-cell office:value-type="float" office:value="0.4071296" calcext:value-type="float">
            <text:p>0.407129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6706E-015" calcext:value-type="float">
            <text:p>1.946706E-15</text:p>
          </table:table-cell>
          <table:table-cell office:value-type="float" office:value="1.953671E-015" calcext:value-type="float">
            <text:p>1.953671E-15</text:p>
          </table:table-cell>
          <table:table-cell office:value-type="float" office:value="1.970096E-015" calcext:value-type="float">
            <text:p>1.970096E-15</text:p>
          </table:table-cell>
          <table:table-cell office:value-type="float" office:value="1.909478E-015" calcext:value-type="float">
            <text:p>1.909478E-15</text:p>
          </table:table-cell>
          <table:table-cell office:value-type="float" office:value="9.450241E-016" calcext:value-type="float">
            <text:p>9.450241E-16</text:p>
          </table:table-cell>
          <table:table-cell office:value-type="float" office:value="1.993985E-015" calcext:value-type="float">
            <text:p>1.993985E-15</text:p>
          </table:table-cell>
          <table:table-cell office:value-type="float" office:value="1.845567E-015" calcext:value-type="float">
            <text:p>1.845567E-15</text:p>
          </table:table-cell>
          <table:table-cell office:value-type="float" office:value="9.721532E-016" calcext:value-type="float">
            <text:p>9.721532E-16</text:p>
          </table:table-cell>
          <table:table-cell office:value-type="float" office:value="4.940911E-024" calcext:value-type="float">
            <text:p>4.940911E-24</text:p>
          </table:table-cell>
          <table:table-cell office:value-type="float" office:value="1.099224E-028" calcext:value-type="float">
            <text:p>1.099224E-28</text:p>
          </table:table-cell>
          <table:table-cell office:value-type="float" office:value="1.968877E-033" calcext:value-type="float">
            <text:p>1.968877E-33</text:p>
          </table:table-cell>
          <table:table-cell office:value-type="float" office:value="1.585571E-038" calcext:value-type="float">
            <text:p>1.585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.3694" calcext:value-type="float">
            <text:p>-78.3694</text:p>
          </table:table-cell>
          <table:table-cell office:value-type="float" office:value="-0.02279556" calcext:value-type="float">
            <text:p>-0.02279556</text:p>
          </table:table-cell>
          <table:table-cell office:value-type="float" office:value="-0.02235772" calcext:value-type="float">
            <text:p>-0.02235772</text:p>
          </table:table-cell>
          <table:table-cell office:value-type="float" office:value="-0.02187356" calcext:value-type="float">
            <text:p>-0.02187356</text:p>
          </table:table-cell>
          <table:table-cell office:value-type="float" office:value="-0.0214912" calcext:value-type="float">
            <text:p>-0.0214912</text:p>
          </table:table-cell>
          <table:table-cell office:value-type="float" office:value="-0.02087082" calcext:value-type="float">
            <text:p>-0.02087082</text:p>
          </table:table-cell>
          <table:table-cell office:value-type="float" office:value="-0.01995447" calcext:value-type="float">
            <text:p>-0.01995447</text:p>
          </table:table-cell>
          <table:table-cell office:value-type="float" office:value="-0.0181756" calcext:value-type="float">
            <text:p>-0.0181756</text:p>
          </table:table-cell>
          <table:table-cell office:value-type="float" office:value="-0.01452426" calcext:value-type="float">
            <text:p>-0.01452426</text:p>
          </table:table-cell>
          <table:table-cell office:value-type="float" office:value="-0.01032004" calcext:value-type="float">
            <text:p>-0.01032004</text:p>
          </table:table-cell>
          <table:table-cell office:value-type="float" office:value="0" calcext:value-type="float">
            <text:p>0</text:p>
          </table:table-cell>
          <table:table-cell office:value-type="float" office:value="0.3345446" calcext:value-type="float">
            <text:p>0.3345446</text:p>
          </table:table-cell>
          <table:table-cell office:value-type="float" office:value="-0.009722752" calcext:value-type="float">
            <text:p>-0.009722752</text:p>
          </table:table-cell>
          <table:table-cell office:value-type="float" office:value="-0.001704849" calcext:value-type="float">
            <text:p>-0.00170484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21595" calcext:value-type="float">
            <text:p>-2.12159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5" calcext:value-type="float">
            <text:p>6082005</text:p>
          </table:table-cell>
          <table:table-cell office:value-type="float" office:value="437.2" calcext:value-type="float">
            <text:p>437.2</text:p>
          </table:table-cell>
          <table:table-cell office:value-type="float" office:value="172.4223" calcext:value-type="float">
            <text:p>172.4223</text:p>
          </table:table-cell>
          <table:table-cell office:value-type="float" office:value="35.6769" calcext:value-type="float">
            <text:p>35.6769</text:p>
          </table:table-cell>
          <table:table-cell office:value-type="float" office:value="1097.733" calcext:value-type="float">
            <text:p>1097.733</text:p>
          </table:table-cell>
          <table:table-cell office:value-type="float" office:value="131.4106" calcext:value-type="float">
            <text:p>131.4106</text:p>
          </table:table-cell>
          <table:table-cell office:value-type="float" office:value="0" calcext:value-type="float">
            <text:p>0</text:p>
          </table:table-cell>
          <table:table-cell office:value-type="float" office:value="0.113547" calcext:value-type="float">
            <text:p>0.113547</text:p>
          </table:table-cell>
          <table:table-cell office:value-type="float" office:value="0.322022" calcext:value-type="float">
            <text:p>0.322022</text:p>
          </table:table-cell>
          <table:table-cell office:value-type="float" office:value="0.3230465" calcext:value-type="float">
            <text:p>0.3230465</text:p>
          </table:table-cell>
          <table:table-cell office:value-type="float" office:value="0.3242894" calcext:value-type="float">
            <text:p>0.3242894</text:p>
          </table:table-cell>
          <table:table-cell office:value-type="float" office:value="0.3252487" calcext:value-type="float">
            <text:p>0.3252487</text:p>
          </table:table-cell>
          <table:table-cell office:value-type="float" office:value="0.2855009" calcext:value-type="float">
            <text:p>0.2855009</text:p>
          </table:table-cell>
          <table:table-cell office:value-type="float" office:value="0.2837225" calcext:value-type="float">
            <text:p>0.2837225</text:p>
          </table:table-cell>
          <table:table-cell office:value-type="float" office:value="0.3667888" calcext:value-type="float">
            <text:p>0.3667888</text:p>
          </table:table-cell>
          <table:table-cell office:value-type="float" office:value="0.3626202" calcext:value-type="float">
            <text:p>0.3626202</text:p>
          </table:table-cell>
          <table:table-cell office:value-type="float" office:value="0.3752671" calcext:value-type="float">
            <text:p>0.3752671</text:p>
          </table:table-cell>
          <table:table-cell office:value-type="float" office:value="0.394469" calcext:value-type="float">
            <text:p>0.394469</text:p>
          </table:table-cell>
          <table:table-cell office:value-type="float" office:value="0.406186" calcext:value-type="float">
            <text:p>0.40618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7376E-015" calcext:value-type="float">
            <text:p>1.947376E-15</text:p>
          </table:table-cell>
          <table:table-cell office:value-type="float" office:value="1.953632E-015" calcext:value-type="float">
            <text:p>1.953632E-15</text:p>
          </table:table-cell>
          <table:table-cell office:value-type="float" office:value="1.970043E-015" calcext:value-type="float">
            <text:p>1.970043E-15</text:p>
          </table:table-cell>
          <table:table-cell office:value-type="float" office:value="1.90944E-015" calcext:value-type="float">
            <text:p>1.90944E-15</text:p>
          </table:table-cell>
          <table:table-cell office:value-type="float" office:value="9.450161E-016" calcext:value-type="float">
            <text:p>9.450161E-16</text:p>
          </table:table-cell>
          <table:table-cell office:value-type="float" office:value="1.993987E-015" calcext:value-type="float">
            <text:p>1.993987E-15</text:p>
          </table:table-cell>
          <table:table-cell office:value-type="float" office:value="1.84556E-015" calcext:value-type="float">
            <text:p>1.84556E-15</text:p>
          </table:table-cell>
          <table:table-cell office:value-type="float" office:value="9.721533E-016" calcext:value-type="float">
            <text:p>9.721533E-16</text:p>
          </table:table-cell>
          <table:table-cell office:value-type="float" office:value="4.940911E-024" calcext:value-type="float">
            <text:p>4.940911E-24</text:p>
          </table:table-cell>
          <table:table-cell office:value-type="float" office:value="1.099224E-028" calcext:value-type="float">
            <text:p>1.099224E-28</text:p>
          </table:table-cell>
          <table:table-cell office:value-type="float" office:value="1.968877E-033" calcext:value-type="float">
            <text:p>1.968877E-33</text:p>
          </table:table-cell>
          <table:table-cell office:value-type="float" office:value="1.58557E-038" calcext:value-type="float">
            <text:p>1.585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97314" calcext:value-type="float">
            <text:p>-64.97314</text:p>
          </table:table-cell>
          <table:table-cell office:value-type="float" office:value="-0.02280034" calcext:value-type="float">
            <text:p>-0.02280034</text:p>
          </table:table-cell>
          <table:table-cell office:value-type="float" office:value="-0.02236176" calcext:value-type="float">
            <text:p>-0.02236176</text:p>
          </table:table-cell>
          <table:table-cell office:value-type="float" office:value="-0.02187574" calcext:value-type="float">
            <text:p>-0.02187574</text:p>
          </table:table-cell>
          <table:table-cell office:value-type="float" office:value="-0.02148782" calcext:value-type="float">
            <text:p>-0.02148782</text:p>
          </table:table-cell>
          <table:table-cell office:value-type="float" office:value="-0.02085479" calcext:value-type="float">
            <text:p>-0.02085479</text:p>
          </table:table-cell>
          <table:table-cell office:value-type="float" office:value="-0.02002898" calcext:value-type="float">
            <text:p>-0.02002898</text:p>
          </table:table-cell>
          <table:table-cell office:value-type="float" office:value="-0.01839441" calcext:value-type="float">
            <text:p>-0.01839441</text:p>
          </table:table-cell>
          <table:table-cell office:value-type="float" office:value="-0.01512255" calcext:value-type="float">
            <text:p>-0.01512255</text:p>
          </table:table-cell>
          <table:table-cell office:value-type="float" office:value="-0.01103321" calcext:value-type="float">
            <text:p>-0.01103321</text:p>
          </table:table-cell>
          <table:table-cell office:value-type="float" office:value="0" calcext:value-type="float">
            <text:p>0</text:p>
          </table:table-cell>
          <table:table-cell office:value-type="float" office:value="0.3345446" calcext:value-type="float">
            <text:p>0.3345446</text:p>
          </table:table-cell>
          <table:table-cell office:value-type="float" office:value="-0.009720732" calcext:value-type="float">
            <text:p>-0.009720732</text:p>
          </table:table-cell>
          <table:table-cell office:value-type="float" office:value="-0.001708236" calcext:value-type="float">
            <text:p>-0.00170823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27291" calcext:value-type="float">
            <text:p>-2.12729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5" calcext:value-type="float">
            <text:p>7082005</text:p>
          </table:table-cell>
          <table:table-cell office:value-type="float" office:value="437.2" calcext:value-type="float">
            <text:p>437.2</text:p>
          </table:table-cell>
          <table:table-cell office:value-type="float" office:value="172.4254" calcext:value-type="float">
            <text:p>172.4254</text:p>
          </table:table-cell>
          <table:table-cell office:value-type="float" office:value="35.6769" calcext:value-type="float">
            <text:p>35.6769</text:p>
          </table:table-cell>
          <table:table-cell office:value-type="float" office:value="1096.245" calcext:value-type="float">
            <text:p>1096.245</text:p>
          </table:table-cell>
          <table:table-cell office:value-type="float" office:value="132.8949" calcext:value-type="float">
            <text:p>132.8949</text:p>
          </table:table-cell>
          <table:table-cell office:value-type="float" office:value="0" calcext:value-type="float">
            <text:p>0</text:p>
          </table:table-cell>
          <table:table-cell office:value-type="float" office:value="0.1132199" calcext:value-type="float">
            <text:p>0.1132199</text:p>
          </table:table-cell>
          <table:table-cell office:value-type="float" office:value="0.3220066" calcext:value-type="float">
            <text:p>0.3220066</text:p>
          </table:table-cell>
          <table:table-cell office:value-type="float" office:value="0.323036" calcext:value-type="float">
            <text:p>0.323036</text:p>
          </table:table-cell>
          <table:table-cell office:value-type="float" office:value="0.324288" calcext:value-type="float">
            <text:p>0.324288</text:p>
          </table:table-cell>
          <table:table-cell office:value-type="float" office:value="0.3252513" calcext:value-type="float">
            <text:p>0.3252513</text:p>
          </table:table-cell>
          <table:table-cell office:value-type="float" office:value="0.2855107" calcext:value-type="float">
            <text:p>0.2855107</text:p>
          </table:table-cell>
          <table:table-cell office:value-type="float" office:value="0.2837689" calcext:value-type="float">
            <text:p>0.2837689</text:p>
          </table:table-cell>
          <table:table-cell office:value-type="float" office:value="0.3667046" calcext:value-type="float">
            <text:p>0.3667046</text:p>
          </table:table-cell>
          <table:table-cell office:value-type="float" office:value="0.362169" calcext:value-type="float">
            <text:p>0.362169</text:p>
          </table:table-cell>
          <table:table-cell office:value-type="float" office:value="0.3743763" calcext:value-type="float">
            <text:p>0.3743763</text:p>
          </table:table-cell>
          <table:table-cell office:value-type="float" office:value="0.393266" calcext:value-type="float">
            <text:p>0.393266</text:p>
          </table:table-cell>
          <table:table-cell office:value-type="float" office:value="0.4055083" calcext:value-type="float">
            <text:p>0.405508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808E-015" calcext:value-type="float">
            <text:p>1.94808E-15</text:p>
          </table:table-cell>
          <table:table-cell office:value-type="float" office:value="1.953588E-015" calcext:value-type="float">
            <text:p>1.953588E-15</text:p>
          </table:table-cell>
          <table:table-cell office:value-type="float" office:value="1.969989E-015" calcext:value-type="float">
            <text:p>1.969989E-15</text:p>
          </table:table-cell>
          <table:table-cell office:value-type="float" office:value="1.909406E-015" calcext:value-type="float">
            <text:p>1.909406E-15</text:p>
          </table:table-cell>
          <table:table-cell office:value-type="float" office:value="9.450015E-016" calcext:value-type="float">
            <text:p>9.450015E-16</text:p>
          </table:table-cell>
          <table:table-cell office:value-type="float" office:value="1.993985E-015" calcext:value-type="float">
            <text:p>1.993985E-15</text:p>
          </table:table-cell>
          <table:table-cell office:value-type="float" office:value="1.845557E-015" calcext:value-type="float">
            <text:p>1.845557E-15</text:p>
          </table:table-cell>
          <table:table-cell office:value-type="float" office:value="9.721531E-016" calcext:value-type="float">
            <text:p>9.721531E-16</text:p>
          </table:table-cell>
          <table:table-cell office:value-type="float" office:value="4.940911E-024" calcext:value-type="float">
            <text:p>4.940911E-24</text:p>
          </table:table-cell>
          <table:table-cell office:value-type="float" office:value="1.099224E-028" calcext:value-type="float">
            <text:p>1.099224E-28</text:p>
          </table:table-cell>
          <table:table-cell office:value-type="float" office:value="1.968877E-033" calcext:value-type="float">
            <text:p>1.968877E-33</text:p>
          </table:table-cell>
          <table:table-cell office:value-type="float" office:value="1.58557E-038" calcext:value-type="float">
            <text:p>1.585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23997" calcext:value-type="float">
            <text:p>-66.23997</text:p>
          </table:table-cell>
          <table:table-cell office:value-type="float" office:value="-0.02280729" calcext:value-type="float">
            <text:p>-0.02280729</text:p>
          </table:table-cell>
          <table:table-cell office:value-type="float" office:value="-0.02236634" calcext:value-type="float">
            <text:p>-0.02236634</text:p>
          </table:table-cell>
          <table:table-cell office:value-type="float" office:value="-0.02187635" calcext:value-type="float">
            <text:p>-0.02187635</text:p>
          </table:table-cell>
          <table:table-cell office:value-type="float" office:value="-0.02148679" calcext:value-type="float">
            <text:p>-0.02148679</text:p>
          </table:table-cell>
          <table:table-cell office:value-type="float" office:value="-0.02084952" calcext:value-type="float">
            <text:p>-0.02084952</text:p>
          </table:table-cell>
          <table:table-cell office:value-type="float" office:value="-0.02000201" calcext:value-type="float">
            <text:p>-0.02000201</text:p>
          </table:table-cell>
          <table:table-cell office:value-type="float" office:value="-0.01848666" calcext:value-type="float">
            <text:p>-0.01848666</text:p>
          </table:table-cell>
          <table:table-cell office:value-type="float" office:value="-0.01544099" calcext:value-type="float">
            <text:p>-0.01544099</text:p>
          </table:table-cell>
          <table:table-cell office:value-type="float" office:value="-0.01149357" calcext:value-type="float">
            <text:p>-0.01149357</text:p>
          </table:table-cell>
          <table:table-cell office:value-type="float" office:value="0" calcext:value-type="float">
            <text:p>0</text:p>
          </table:table-cell>
          <table:table-cell office:value-type="float" office:value="0.3345446" calcext:value-type="float">
            <text:p>0.3345446</text:p>
          </table:table-cell>
          <table:table-cell office:value-type="float" office:value="-0.009716552" calcext:value-type="float">
            <text:p>-0.009716552</text:p>
          </table:table-cell>
          <table:table-cell office:value-type="float" office:value="-0.001711834" calcext:value-type="float">
            <text:p>-0.00171183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34433" calcext:value-type="float">
            <text:p>-2.1344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5" calcext:value-type="float">
            <text:p>8082005</text:p>
          </table:table-cell>
          <table:table-cell office:value-type="float" office:value="437.2" calcext:value-type="float">
            <text:p>437.2</text:p>
          </table:table-cell>
          <table:table-cell office:value-type="float" office:value="172.436" calcext:value-type="float">
            <text:p>172.436</text:p>
          </table:table-cell>
          <table:table-cell office:value-type="float" office:value="35.6769" calcext:value-type="float">
            <text:p>35.6769</text:p>
          </table:table-cell>
          <table:table-cell office:value-type="float" office:value="1095.132" calcext:value-type="float">
            <text:p>1095.132</text:p>
          </table:table-cell>
          <table:table-cell office:value-type="float" office:value="133.9982" calcext:value-type="float">
            <text:p>133.9982</text:p>
          </table:table-cell>
          <table:table-cell office:value-type="float" office:value="0" calcext:value-type="float">
            <text:p>0</text:p>
          </table:table-cell>
          <table:table-cell office:value-type="float" office:value="0.1122071" calcext:value-type="float">
            <text:p>0.1122071</text:p>
          </table:table-cell>
          <table:table-cell office:value-type="float" office:value="0.321997" calcext:value-type="float">
            <text:p>0.321997</text:p>
          </table:table-cell>
          <table:table-cell office:value-type="float" office:value="0.3230292" calcext:value-type="float">
            <text:p>0.3230292</text:p>
          </table:table-cell>
          <table:table-cell office:value-type="float" office:value="0.3242841" calcext:value-type="float">
            <text:p>0.3242841</text:p>
          </table:table-cell>
          <table:table-cell office:value-type="float" office:value="0.3252517" calcext:value-type="float">
            <text:p>0.3252517</text:p>
          </table:table-cell>
          <table:table-cell office:value-type="float" office:value="0.2855133" calcext:value-type="float">
            <text:p>0.2855133</text:p>
          </table:table-cell>
          <table:table-cell office:value-type="float" office:value="0.2837484" calcext:value-type="float">
            <text:p>0.2837484</text:p>
          </table:table-cell>
          <table:table-cell office:value-type="float" office:value="0.366668" calcext:value-type="float">
            <text:p>0.366668</text:p>
          </table:table-cell>
          <table:table-cell office:value-type="float" office:value="0.3619356" calcext:value-type="float">
            <text:p>0.3619356</text:p>
          </table:table-cell>
          <table:table-cell office:value-type="float" office:value="0.3738427" calcext:value-type="float">
            <text:p>0.3738427</text:p>
          </table:table-cell>
          <table:table-cell office:value-type="float" office:value="0.3924444" calcext:value-type="float">
            <text:p>0.3924444</text:p>
          </table:table-cell>
          <table:table-cell office:value-type="float" office:value="0.4049703" calcext:value-type="float">
            <text:p>0.404970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8811E-015" calcext:value-type="float">
            <text:p>1.948811E-15</text:p>
          </table:table-cell>
          <table:table-cell office:value-type="float" office:value="1.953544E-015" calcext:value-type="float">
            <text:p>1.953544E-15</text:p>
          </table:table-cell>
          <table:table-cell office:value-type="float" office:value="1.969931E-015" calcext:value-type="float">
            <text:p>1.969931E-15</text:p>
          </table:table-cell>
          <table:table-cell office:value-type="float" office:value="1.909369E-015" calcext:value-type="float">
            <text:p>1.909369E-15</text:p>
          </table:table-cell>
          <table:table-cell office:value-type="float" office:value="9.449977E-016" calcext:value-type="float">
            <text:p>9.449977E-16</text:p>
          </table:table-cell>
          <table:table-cell office:value-type="float" office:value="1.993983E-015" calcext:value-type="float">
            <text:p>1.993983E-15</text:p>
          </table:table-cell>
          <table:table-cell office:value-type="float" office:value="1.84555E-015" calcext:value-type="float">
            <text:p>1.84555E-15</text:p>
          </table:table-cell>
          <table:table-cell office:value-type="float" office:value="9.721532E-016" calcext:value-type="float">
            <text:p>9.721532E-16</text:p>
          </table:table-cell>
          <table:table-cell office:value-type="float" office:value="4.940911E-024" calcext:value-type="float">
            <text:p>4.940911E-24</text:p>
          </table:table-cell>
          <table:table-cell office:value-type="float" office:value="1.099224E-028" calcext:value-type="float">
            <text:p>1.099224E-28</text:p>
          </table:table-cell>
          <table:table-cell office:value-type="float" office:value="1.968877E-033" calcext:value-type="float">
            <text:p>1.968877E-33</text:p>
          </table:table-cell>
          <table:table-cell office:value-type="float" office:value="1.585571E-038" calcext:value-type="float">
            <text:p>1.5855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48727" calcext:value-type="float">
            <text:p>-71.48727</text:p>
          </table:table-cell>
          <table:table-cell office:value-type="float" office:value="-0.02281156" calcext:value-type="float">
            <text:p>-0.02281156</text:p>
          </table:table-cell>
          <table:table-cell office:value-type="float" office:value="-0.02236933" calcext:value-type="float">
            <text:p>-0.02236933</text:p>
          </table:table-cell>
          <table:table-cell office:value-type="float" office:value="-0.02187794" calcext:value-type="float">
            <text:p>-0.02187794</text:p>
          </table:table-cell>
          <table:table-cell office:value-type="float" office:value="-0.02148663" calcext:value-type="float">
            <text:p>-0.02148663</text:p>
          </table:table-cell>
          <table:table-cell office:value-type="float" office:value="-0.02084803" calcext:value-type="float">
            <text:p>-0.02084803</text:p>
          </table:table-cell>
          <table:table-cell office:value-type="float" office:value="-0.02001402" calcext:value-type="float">
            <text:p>-0.02001402</text:p>
          </table:table-cell>
          <table:table-cell office:value-type="float" office:value="-0.01852773" calcext:value-type="float">
            <text:p>-0.01852773</text:p>
          </table:table-cell>
          <table:table-cell office:value-type="float" office:value="-0.01560857" calcext:value-type="float">
            <text:p>-0.01560857</text:p>
          </table:table-cell>
          <table:table-cell office:value-type="float" office:value="-0.01177899" calcext:value-type="float">
            <text:p>-0.01177899</text:p>
          </table:table-cell>
          <table:table-cell office:value-type="float" office:value="0" calcext:value-type="float">
            <text:p>0</text:p>
          </table:table-cell>
          <table:table-cell office:value-type="float" office:value="0.3345446" calcext:value-type="float">
            <text:p>0.3345446</text:p>
          </table:table-cell>
          <table:table-cell office:value-type="float" office:value="-0.009717363" calcext:value-type="float">
            <text:p>-0.009717363</text:p>
          </table:table-cell>
          <table:table-cell office:value-type="float" office:value="-0.001715718" calcext:value-type="float">
            <text:p>-0.00171571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41629" calcext:value-type="float">
            <text:p>-2.14162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5" calcext:value-type="float">
            <text:p>9082005</text:p>
          </table:table-cell>
          <table:table-cell office:value-type="float" office:value="437.2" calcext:value-type="float">
            <text:p>437.2</text:p>
          </table:table-cell>
          <table:table-cell office:value-type="float" office:value="172.4366" calcext:value-type="float">
            <text:p>172.4366</text:p>
          </table:table-cell>
          <table:table-cell office:value-type="float" office:value="35.6769" calcext:value-type="float">
            <text:p>35.6769</text:p>
          </table:table-cell>
          <table:table-cell office:value-type="float" office:value="1094.297" calcext:value-type="float">
            <text:p>1094.297</text:p>
          </table:table-cell>
          <table:table-cell office:value-type="float" office:value="134.8323" calcext:value-type="float">
            <text:p>134.8323</text:p>
          </table:table-cell>
          <table:table-cell office:value-type="float" office:value="0" calcext:value-type="float">
            <text:p>0</text:p>
          </table:table-cell>
          <table:table-cell office:value-type="float" office:value="0.1121829" calcext:value-type="float">
            <text:p>0.1121829</text:p>
          </table:table-cell>
          <table:table-cell office:value-type="float" office:value="0.3219895" calcext:value-type="float">
            <text:p>0.3219895</text:p>
          </table:table-cell>
          <table:table-cell office:value-type="float" office:value="0.3230231" calcext:value-type="float">
            <text:p>0.3230231</text:p>
          </table:table-cell>
          <table:table-cell office:value-type="float" office:value="0.3242805" calcext:value-type="float">
            <text:p>0.3242805</text:p>
          </table:table-cell>
          <table:table-cell office:value-type="float" office:value="0.3252478" calcext:value-type="float">
            <text:p>0.3252478</text:p>
          </table:table-cell>
          <table:table-cell office:value-type="float" office:value="0.2855094" calcext:value-type="float">
            <text:p>0.2855094</text:p>
          </table:table-cell>
          <table:table-cell office:value-type="float" office:value="0.2837448" calcext:value-type="float">
            <text:p>0.2837448</text:p>
          </table:table-cell>
          <table:table-cell office:value-type="float" office:value="0.3666864" calcext:value-type="float">
            <text:p>0.3666864</text:p>
          </table:table-cell>
          <table:table-cell office:value-type="float" office:value="0.3618158" calcext:value-type="float">
            <text:p>0.3618158</text:p>
          </table:table-cell>
          <table:table-cell office:value-type="float" office:value="0.3735234" calcext:value-type="float">
            <text:p>0.3735234</text:p>
          </table:table-cell>
          <table:table-cell office:value-type="float" office:value="0.3918964" calcext:value-type="float">
            <text:p>0.3918964</text:p>
          </table:table-cell>
          <table:table-cell office:value-type="float" office:value="0.40466" calcext:value-type="float">
            <text:p>0.40466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49548E-015" calcext:value-type="float">
            <text:p>1.949548E-15</text:p>
          </table:table-cell>
          <table:table-cell office:value-type="float" office:value="1.953501E-015" calcext:value-type="float">
            <text:p>1.953501E-15</text:p>
          </table:table-cell>
          <table:table-cell office:value-type="float" office:value="1.969875E-015" calcext:value-type="float">
            <text:p>1.969875E-15</text:p>
          </table:table-cell>
          <table:table-cell office:value-type="float" office:value="1.909329E-015" calcext:value-type="float">
            <text:p>1.909329E-15</text:p>
          </table:table-cell>
          <table:table-cell office:value-type="float" office:value="9.450009E-016" calcext:value-type="float">
            <text:p>9.450009E-16</text:p>
          </table:table-cell>
          <table:table-cell office:value-type="float" office:value="1.993978E-015" calcext:value-type="float">
            <text:p>1.993978E-15</text:p>
          </table:table-cell>
          <table:table-cell office:value-type="float" office:value="1.845545E-015" calcext:value-type="float">
            <text:p>1.845545E-15</text:p>
          </table:table-cell>
          <table:table-cell office:value-type="float" office:value="9.721531E-016" calcext:value-type="float">
            <text:p>9.721531E-16</text:p>
          </table:table-cell>
          <table:table-cell office:value-type="float" office:value="4.940911E-024" calcext:value-type="float">
            <text:p>4.940911E-24</text:p>
          </table:table-cell>
          <table:table-cell office:value-type="float" office:value="1.099224E-028" calcext:value-type="float">
            <text:p>1.099224E-28</text:p>
          </table:table-cell>
          <table:table-cell office:value-type="float" office:value="1.968877E-033" calcext:value-type="float">
            <text:p>1.968877E-33</text:p>
          </table:table-cell>
          <table:table-cell office:value-type="float" office:value="1.58557E-038" calcext:value-type="float">
            <text:p>1.58557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53101" calcext:value-type="float">
            <text:p>-71.53101</text:p>
          </table:table-cell>
          <table:table-cell office:value-type="float" office:value="-0.02281478" calcext:value-type="float">
            <text:p>-0.02281478</text:p>
          </table:table-cell>
          <table:table-cell office:value-type="float" office:value="-0.02237204" calcext:value-type="float">
            <text:p>-0.02237204</text:p>
          </table:table-cell>
          <table:table-cell office:value-type="float" office:value="-0.02187956" calcext:value-type="float">
            <text:p>-0.02187956</text:p>
          </table:table-cell>
          <table:table-cell office:value-type="float" office:value="-0.02148823" calcext:value-type="float">
            <text:p>-0.02148823</text:p>
          </table:table-cell>
          <table:table-cell office:value-type="float" office:value="-0.0208502" calcext:value-type="float">
            <text:p>-0.0208502</text:p>
          </table:table-cell>
          <table:table-cell office:value-type="float" office:value="-0.02001636" calcext:value-type="float">
            <text:p>-0.02001636</text:p>
          </table:table-cell>
          <table:table-cell office:value-type="float" office:value="-0.01850725" calcext:value-type="float">
            <text:p>-0.01850725</text:p>
          </table:table-cell>
          <table:table-cell office:value-type="float" office:value="-0.01569535" calcext:value-type="float">
            <text:p>-0.01569535</text:p>
          </table:table-cell>
          <table:table-cell office:value-type="float" office:value="-0.01195333" calcext:value-type="float">
            <text:p>-0.01195333</text:p>
          </table:table-cell>
          <table:table-cell office:value-type="float" office:value="0" calcext:value-type="float">
            <text:p>0</text:p>
          </table:table-cell>
          <table:table-cell office:value-type="float" office:value="0.3345446" calcext:value-type="float">
            <text:p>0.3345446</text:p>
          </table:table-cell>
          <table:table-cell office:value-type="float" office:value="-0.009715226" calcext:value-type="float">
            <text:p>-0.009715226</text:p>
          </table:table-cell>
          <table:table-cell office:value-type="float" office:value="-0.001719553" calcext:value-type="float">
            <text:p>-0.00171955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49515" calcext:value-type="float">
            <text:p>-2.1495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5" calcext:value-type="float">
            <text:p>10082005</text:p>
          </table:table-cell>
          <table:table-cell office:value-type="float" office:value="465.8001" calcext:value-type="float">
            <text:p>465.8001</text:p>
          </table:table-cell>
          <table:table-cell office:value-type="float" office:value="174.0244" calcext:value-type="float">
            <text:p>174.0244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9.397" calcext:value-type="float">
            <text:p>1109.397</text:p>
          </table:table-cell>
          <table:table-cell office:value-type="float" office:value="137.4149" calcext:value-type="float">
            <text:p>137.4149</text:p>
          </table:table-cell>
          <table:table-cell office:value-type="float" office:value="0" calcext:value-type="float">
            <text:p>0</text:p>
          </table:table-cell>
          <table:table-cell office:value-type="float" office:value="0.4190658" calcext:value-type="float">
            <text:p>0.4190658</text:p>
          </table:table-cell>
          <table:table-cell office:value-type="float" office:value="0.4164778" calcext:value-type="float">
            <text:p>0.4164778</text:p>
          </table:table-cell>
          <table:table-cell office:value-type="float" office:value="0.4135447" calcext:value-type="float">
            <text:p>0.4135447</text:p>
          </table:table-cell>
          <table:table-cell office:value-type="float" office:value="0.3669042" calcext:value-type="float">
            <text:p>0.3669042</text:p>
          </table:table-cell>
          <table:table-cell office:value-type="float" office:value="0.3458762" calcext:value-type="float">
            <text:p>0.3458762</text:p>
          </table:table-cell>
          <table:table-cell office:value-type="float" office:value="0.2905449" calcext:value-type="float">
            <text:p>0.2905449</text:p>
          </table:table-cell>
          <table:table-cell office:value-type="float" office:value="0.3147021" calcext:value-type="float">
            <text:p>0.3147021</text:p>
          </table:table-cell>
          <table:table-cell office:value-type="float" office:value="0.3682327" calcext:value-type="float">
            <text:p>0.3682327</text:p>
          </table:table-cell>
          <table:table-cell office:value-type="float" office:value="0.3618095" calcext:value-type="float">
            <text:p>0.3618095</text:p>
          </table:table-cell>
          <table:table-cell office:value-type="float" office:value="0.3730493" calcext:value-type="float">
            <text:p>0.3730493</text:p>
          </table:table-cell>
          <table:table-cell office:value-type="float" office:value="0.3909708" calcext:value-type="float">
            <text:p>0.3909708</text:p>
          </table:table-cell>
          <table:table-cell office:value-type="float" office:value="0.4031139" calcext:value-type="float">
            <text:p>0.40311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7303E-015" calcext:value-type="float">
            <text:p>1.887303E-15</text:p>
          </table:table-cell>
          <table:table-cell office:value-type="float" office:value="1.953504E-015" calcext:value-type="float">
            <text:p>1.953504E-15</text:p>
          </table:table-cell>
          <table:table-cell office:value-type="float" office:value="1.969691E-015" calcext:value-type="float">
            <text:p>1.969691E-15</text:p>
          </table:table-cell>
          <table:table-cell office:value-type="float" office:value="1.907278E-015" calcext:value-type="float">
            <text:p>1.907278E-15</text:p>
          </table:table-cell>
          <table:table-cell office:value-type="float" office:value="9.486569E-016" calcext:value-type="float">
            <text:p>9.486569E-16</text:p>
          </table:table-cell>
          <table:table-cell office:value-type="float" office:value="1.99382E-015" calcext:value-type="float">
            <text:p>1.99382E-15</text:p>
          </table:table-cell>
          <table:table-cell office:value-type="float" office:value="1.844232E-015" calcext:value-type="float">
            <text:p>1.844232E-15</text:p>
          </table:table-cell>
          <table:table-cell office:value-type="float" office:value="9.717293E-016" calcext:value-type="float">
            <text:p>9.717293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5E-038" calcext:value-type="float">
            <text:p>1.58515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398951" calcext:value-type="float">
            <text:p>-0.004398951</text:p>
          </table:table-cell>
          <table:table-cell office:value-type="float" office:value="-0.00458952" calcext:value-type="float">
            <text:p>-0.00458952</text:p>
          </table:table-cell>
          <table:table-cell office:value-type="float" office:value="-0.004822947" calcext:value-type="float">
            <text:p>-0.004822947</text:p>
          </table:table-cell>
          <table:table-cell office:value-type="float" office:value="-0.01056723" calcext:value-type="float">
            <text:p>-0.01056723</text:p>
          </table:table-cell>
          <table:table-cell office:value-type="float" office:value="-0.01517678" calcext:value-type="float">
            <text:p>-0.01517678</text:p>
          </table:table-cell>
          <table:table-cell office:value-type="float" office:value="-0.01837669" calcext:value-type="float">
            <text:p>-0.01837669</text:p>
          </table:table-cell>
          <table:table-cell office:value-type="float" office:value="-0.008326616" calcext:value-type="float">
            <text:p>-0.008326616</text:p>
          </table:table-cell>
          <table:table-cell office:value-type="float" office:value="-0.01694657" calcext:value-type="float">
            <text:p>-0.01694657</text:p>
          </table:table-cell>
          <table:table-cell office:value-type="float" office:value="-0.0157022" calcext:value-type="float">
            <text:p>-0.0157022</text:p>
          </table:table-cell>
          <table:table-cell office:value-type="float" office:value="-0.01221757" calcext:value-type="float">
            <text:p>-0.01221757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21872" calcext:value-type="float">
            <text:p>-0.009721872</text:p>
          </table:table-cell>
          <table:table-cell office:value-type="float" office:value="-0.001723869" calcext:value-type="float">
            <text:p>-0.00172386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70673" calcext:value-type="float">
            <text:p>-2.17067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5" calcext:value-type="float">
            <text:p>11082005</text:p>
          </table:table-cell>
          <table:table-cell office:value-type="float" office:value="466.3" calcext:value-type="float">
            <text:p>466.3</text:p>
          </table:table-cell>
          <table:table-cell office:value-type="float" office:value="177.5188" calcext:value-type="float">
            <text:p>177.5188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6.169" calcext:value-type="float">
            <text:p>1106.169</text:p>
          </table:table-cell>
          <table:table-cell office:value-type="float" office:value="137.648" calcext:value-type="float">
            <text:p>137.648</text:p>
          </table:table-cell>
          <table:table-cell office:value-type="float" office:value="0" calcext:value-type="float">
            <text:p>0</text:p>
          </table:table-cell>
          <table:table-cell office:value-type="float" office:value="0.1293131" calcext:value-type="float">
            <text:p>0.1293131</text:p>
          </table:table-cell>
          <table:table-cell office:value-type="float" office:value="0.3752305" calcext:value-type="float">
            <text:p>0.3752305</text:p>
          </table:table-cell>
          <table:table-cell office:value-type="float" office:value="0.3771649" calcext:value-type="float">
            <text:p>0.3771649</text:p>
          </table:table-cell>
          <table:table-cell office:value-type="float" office:value="0.3778803" calcext:value-type="float">
            <text:p>0.3778803</text:p>
          </table:table-cell>
          <table:table-cell office:value-type="float" office:value="0.3768008" calcext:value-type="float">
            <text:p>0.3768008</text:p>
          </table:table-cell>
          <table:table-cell office:value-type="float" office:value="0.3114298" calcext:value-type="float">
            <text:p>0.3114298</text:p>
          </table:table-cell>
          <table:table-cell office:value-type="float" office:value="0.3007447" calcext:value-type="float">
            <text:p>0.3007447</text:p>
          </table:table-cell>
          <table:table-cell office:value-type="float" office:value="0.3708017" calcext:value-type="float">
            <text:p>0.3708017</text:p>
          </table:table-cell>
          <table:table-cell office:value-type="float" office:value="0.3622732" calcext:value-type="float">
            <text:p>0.3622732</text:p>
          </table:table-cell>
          <table:table-cell office:value-type="float" office:value="0.3730877" calcext:value-type="float">
            <text:p>0.3730877</text:p>
          </table:table-cell>
          <table:table-cell office:value-type="float" office:value="0.3909367" calcext:value-type="float">
            <text:p>0.3909367</text:p>
          </table:table-cell>
          <table:table-cell office:value-type="float" office:value="0.4032205" calcext:value-type="float">
            <text:p>0.403220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789E-015" calcext:value-type="float">
            <text:p>1.88789E-15</text:p>
          </table:table-cell>
          <table:table-cell office:value-type="float" office:value="1.953475E-015" calcext:value-type="float">
            <text:p>1.953475E-15</text:p>
          </table:table-cell>
          <table:table-cell office:value-type="float" office:value="1.969648E-015" calcext:value-type="float">
            <text:p>1.969648E-15</text:p>
          </table:table-cell>
          <table:table-cell office:value-type="float" office:value="1.907244E-015" calcext:value-type="float">
            <text:p>1.907244E-15</text:p>
          </table:table-cell>
          <table:table-cell office:value-type="float" office:value="9.486376E-016" calcext:value-type="float">
            <text:p>9.486376E-16</text:p>
          </table:table-cell>
          <table:table-cell office:value-type="float" office:value="1.993819E-015" calcext:value-type="float">
            <text:p>1.993819E-15</text:p>
          </table:table-cell>
          <table:table-cell office:value-type="float" office:value="1.844231E-015" calcext:value-type="float">
            <text:p>1.844231E-15</text:p>
          </table:table-cell>
          <table:table-cell office:value-type="float" office:value="9.717294E-016" calcext:value-type="float">
            <text:p>9.717294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6E-038" calcext:value-type="float">
            <text:p>1.585156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17321" calcext:value-type="float">
            <text:p>-23.17321</text:p>
          </table:table-cell>
          <table:table-cell office:value-type="float" office:value="-0.008900149" calcext:value-type="float">
            <text:p>-0.008900149</text:p>
          </table:table-cell>
          <table:table-cell office:value-type="float" office:value="-0.00863073" calcext:value-type="float">
            <text:p>-0.00863073</text:p>
          </table:table-cell>
          <table:table-cell office:value-type="float" office:value="-0.008569513" calcext:value-type="float">
            <text:p>-0.008569513</text:p>
          </table:table-cell>
          <table:table-cell office:value-type="float" office:value="-0.008729007" calcext:value-type="float">
            <text:p>-0.008729007</text:p>
          </table:table-cell>
          <table:table-cell office:value-type="float" office:value="-0.01087128" calcext:value-type="float">
            <text:p>-0.01087128</text:p>
          </table:table-cell>
          <table:table-cell office:value-type="float" office:value="-0.01230764" calcext:value-type="float">
            <text:p>-0.01230764</text:p>
          </table:table-cell>
          <table:table-cell office:value-type="float" office:value="-0.0145543" calcext:value-type="float">
            <text:p>-0.0145543</text:p>
          </table:table-cell>
          <table:table-cell office:value-type="float" office:value="-0.01537388" calcext:value-type="float">
            <text:p>-0.01537388</text:p>
          </table:table-cell>
          <table:table-cell office:value-type="float" office:value="-0.01219624" calcext:value-type="float">
            <text:p>-0.01219624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21589" calcext:value-type="float">
            <text:p>-0.009721589</text:p>
          </table:table-cell>
          <table:table-cell office:value-type="float" office:value="-0.001727685" calcext:value-type="float">
            <text:p>-0.00172768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76069" calcext:value-type="float">
            <text:p>-2.17606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5" calcext:value-type="float">
            <text:p>12082005</text:p>
          </table:table-cell>
          <table:table-cell office:value-type="float" office:value="466.5001" calcext:value-type="float">
            <text:p>466.5001</text:p>
          </table:table-cell>
          <table:table-cell office:value-type="float" office:value="177.8079" calcext:value-type="float">
            <text:p>177.8079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5.874" calcext:value-type="float">
            <text:p>1105.874</text:p>
          </table:table-cell>
          <table:table-cell office:value-type="float" office:value="137.8543" calcext:value-type="float">
            <text:p>137.8543</text:p>
          </table:table-cell>
          <table:table-cell office:value-type="float" office:value="0" calcext:value-type="float">
            <text:p>0</text:p>
          </table:table-cell>
          <table:table-cell office:value-type="float" office:value="0.120494" calcext:value-type="float">
            <text:p>0.120494</text:p>
          </table:table-cell>
          <table:table-cell office:value-type="float" office:value="0.3679202" calcext:value-type="float">
            <text:p>0.3679202</text:p>
          </table:table-cell>
          <table:table-cell office:value-type="float" office:value="0.3698978" calcext:value-type="float">
            <text:p>0.3698978</text:p>
          </table:table-cell>
          <table:table-cell office:value-type="float" office:value="0.3713311" calcext:value-type="float">
            <text:p>0.3713311</text:p>
          </table:table-cell>
          <table:table-cell office:value-type="float" office:value="0.3715883" calcext:value-type="float">
            <text:p>0.3715883</text:p>
          </table:table-cell>
          <table:table-cell office:value-type="float" office:value="0.314868" calcext:value-type="float">
            <text:p>0.314868</text:p>
          </table:table-cell>
          <table:table-cell office:value-type="float" office:value="0.3044662" calcext:value-type="float">
            <text:p>0.3044662</text:p>
          </table:table-cell>
          <table:table-cell office:value-type="float" office:value="0.372115" calcext:value-type="float">
            <text:p>0.372115</text:p>
          </table:table-cell>
          <table:table-cell office:value-type="float" office:value="0.3628611" calcext:value-type="float">
            <text:p>0.3628611</text:p>
          </table:table-cell>
          <table:table-cell office:value-type="float" office:value="0.373156" calcext:value-type="float">
            <text:p>0.373156</text:p>
          </table:table-cell>
          <table:table-cell office:value-type="float" office:value="0.3909223" calcext:value-type="float">
            <text:p>0.3909223</text:p>
          </table:table-cell>
          <table:table-cell office:value-type="float" office:value="0.4032483" calcext:value-type="float">
            <text:p>0.403248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8455E-015" calcext:value-type="float">
            <text:p>1.888455E-15</text:p>
          </table:table-cell>
          <table:table-cell office:value-type="float" office:value="1.953448E-015" calcext:value-type="float">
            <text:p>1.953448E-15</text:p>
          </table:table-cell>
          <table:table-cell office:value-type="float" office:value="1.969605E-015" calcext:value-type="float">
            <text:p>1.969605E-15</text:p>
          </table:table-cell>
          <table:table-cell office:value-type="float" office:value="1.90721E-015" calcext:value-type="float">
            <text:p>1.90721E-15</text:p>
          </table:table-cell>
          <table:table-cell office:value-type="float" office:value="9.486214E-016" calcext:value-type="float">
            <text:p>9.486214E-16</text:p>
          </table:table-cell>
          <table:table-cell office:value-type="float" office:value="1.993818E-015" calcext:value-type="float">
            <text:p>1.993818E-15</text:p>
          </table:table-cell>
          <table:table-cell office:value-type="float" office:value="1.844228E-015" calcext:value-type="float">
            <text:p>1.844228E-15</text:p>
          </table:table-cell>
          <table:table-cell office:value-type="float" office:value="9.717293E-016" calcext:value-type="float">
            <text:p>9.717293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6E-038" calcext:value-type="float">
            <text:p>1.585156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93635" calcext:value-type="float">
            <text:p>-40.93635</text:p>
          </table:table-cell>
          <table:table-cell office:value-type="float" office:value="-0.01005025" calcext:value-type="float">
            <text:p>-0.01005025</text:p>
          </table:table-cell>
          <table:table-cell office:value-type="float" office:value="-0.009732354" calcext:value-type="float">
            <text:p>-0.009732354</text:p>
          </table:table-cell>
          <table:table-cell office:value-type="float" office:value="-0.009546153" calcext:value-type="float">
            <text:p>-0.009546153</text:p>
          </table:table-cell>
          <table:table-cell office:value-type="float" office:value="-0.009512718" calcext:value-type="float">
            <text:p>-0.009512718</text:p>
          </table:table-cell>
          <table:table-cell office:value-type="float" office:value="-0.009986548" calcext:value-type="float">
            <text:p>-0.009986548</text:p>
          </table:table-cell>
          <table:table-cell office:value-type="float" office:value="-0.01110499" calcext:value-type="float">
            <text:p>-0.01110499</text:p>
          </table:table-cell>
          <table:table-cell office:value-type="float" office:value="-0.01348441" calcext:value-type="float">
            <text:p>-0.01348441</text:p>
          </table:table-cell>
          <table:table-cell office:value-type="float" office:value="-0.01496538" calcext:value-type="float">
            <text:p>-0.01496538</text:p>
          </table:table-cell>
          <table:table-cell office:value-type="float" office:value="-0.01215829" calcext:value-type="float">
            <text:p>-0.01215829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22656" calcext:value-type="float">
            <text:p>-0.009722656</text:p>
          </table:table-cell>
          <table:table-cell office:value-type="float" office:value="-0.00173057" calcext:value-type="float">
            <text:p>-0.0017305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0417" calcext:value-type="float">
            <text:p>-2.18041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5" calcext:value-type="float">
            <text:p>13082005</text:p>
          </table:table-cell>
          <table:table-cell office:value-type="float" office:value="466.8001" calcext:value-type="float">
            <text:p>466.8001</text:p>
          </table:table-cell>
          <table:table-cell office:value-type="float" office:value="178.1448" calcext:value-type="float">
            <text:p>178.1448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5.677" calcext:value-type="float">
            <text:p>1105.677</text:p>
          </table:table-cell>
          <table:table-cell office:value-type="float" office:value="138.0146" calcext:value-type="float">
            <text:p>138.0146</text:p>
          </table:table-cell>
          <table:table-cell office:value-type="float" office:value="0" calcext:value-type="float">
            <text:p>0</text:p>
          </table:table-cell>
          <table:table-cell office:value-type="float" office:value="0.1167903" calcext:value-type="float">
            <text:p>0.1167903</text:p>
          </table:table-cell>
          <table:table-cell office:value-type="float" office:value="0.3637105" calcext:value-type="float">
            <text:p>0.3637105</text:p>
          </table:table-cell>
          <table:table-cell office:value-type="float" office:value="0.3657006" calcext:value-type="float">
            <text:p>0.3657006</text:p>
          </table:table-cell>
          <table:table-cell office:value-type="float" office:value="0.3675724" calcext:value-type="float">
            <text:p>0.3675724</text:p>
          </table:table-cell>
          <table:table-cell office:value-type="float" office:value="0.3685828" calcext:value-type="float">
            <text:p>0.3685828</text:p>
          </table:table-cell>
          <table:table-cell office:value-type="float" office:value="0.314404" calcext:value-type="float">
            <text:p>0.314404</text:p>
          </table:table-cell>
          <table:table-cell office:value-type="float" office:value="0.3056237" calcext:value-type="float">
            <text:p>0.3056237</text:p>
          </table:table-cell>
          <table:table-cell office:value-type="float" office:value="0.3735823" calcext:value-type="float">
            <text:p>0.3735823</text:p>
          </table:table-cell>
          <table:table-cell office:value-type="float" office:value="0.3635477" calcext:value-type="float">
            <text:p>0.3635477</text:p>
          </table:table-cell>
          <table:table-cell office:value-type="float" office:value="0.3732608" calcext:value-type="float">
            <text:p>0.3732608</text:p>
          </table:table-cell>
          <table:table-cell office:value-type="float" office:value="0.3909223" calcext:value-type="float">
            <text:p>0.3909223</text:p>
          </table:table-cell>
          <table:table-cell office:value-type="float" office:value="0.4032927" calcext:value-type="float">
            <text:p>0.403292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9006E-015" calcext:value-type="float">
            <text:p>1.889006E-15</text:p>
          </table:table-cell>
          <table:table-cell office:value-type="float" office:value="1.953417E-015" calcext:value-type="float">
            <text:p>1.953417E-15</text:p>
          </table:table-cell>
          <table:table-cell office:value-type="float" office:value="1.969562E-015" calcext:value-type="float">
            <text:p>1.969562E-15</text:p>
          </table:table-cell>
          <table:table-cell office:value-type="float" office:value="1.90718E-015" calcext:value-type="float">
            <text:p>1.90718E-15</text:p>
          </table:table-cell>
          <table:table-cell office:value-type="float" office:value="9.486086E-016" calcext:value-type="float">
            <text:p>9.486086E-16</text:p>
          </table:table-cell>
          <table:table-cell office:value-type="float" office:value="1.993818E-015" calcext:value-type="float">
            <text:p>1.993818E-15</text:p>
          </table:table-cell>
          <table:table-cell office:value-type="float" office:value="1.844225E-015" calcext:value-type="float">
            <text:p>1.844225E-15</text:p>
          </table:table-cell>
          <table:table-cell office:value-type="float" office:value="9.717293E-016" calcext:value-type="float">
            <text:p>9.717293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5E-038" calcext:value-type="float">
            <text:p>1.58515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.12351" calcext:value-type="float">
            <text:p>-52.12351</text:p>
          </table:table-cell>
          <table:table-cell office:value-type="float" office:value="-0.01079038" calcext:value-type="float">
            <text:p>-0.01079038</text:p>
          </table:table-cell>
          <table:table-cell office:value-type="float" office:value="-0.01044196" calcext:value-type="float">
            <text:p>-0.01044196</text:p>
          </table:table-cell>
          <table:table-cell office:value-type="float" office:value="-0.01016131" calcext:value-type="float">
            <text:p>-0.01016131</text:p>
          </table:table-cell>
          <table:table-cell office:value-type="float" office:value="-0.009998064" calcext:value-type="float">
            <text:p>-0.009998064</text:p>
          </table:table-cell>
          <table:table-cell office:value-type="float" office:value="-0.01009602" calcext:value-type="float">
            <text:p>-0.01009602</text:p>
          </table:table-cell>
          <table:table-cell office:value-type="float" office:value="-0.01074694" calcext:value-type="float">
            <text:p>-0.01074694</text:p>
          </table:table-cell>
          <table:table-cell office:value-type="float" office:value="-0.01238486" calcext:value-type="float">
            <text:p>-0.01238486</text:p>
          </table:table-cell>
          <table:table-cell office:value-type="float" office:value="-0.01450318" calcext:value-type="float">
            <text:p>-0.01450318</text:p>
          </table:table-cell>
          <table:table-cell office:value-type="float" office:value="-0.01210032" calcext:value-type="float">
            <text:p>-0.01210032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24608" calcext:value-type="float">
            <text:p>-0.009724608</text:p>
          </table:table-cell>
          <table:table-cell office:value-type="float" office:value="-0.001733469" calcext:value-type="float">
            <text:p>-0.00173346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3962" calcext:value-type="float">
            <text:p>-2.18396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5" calcext:value-type="float">
            <text:p>14082005</text:p>
          </table:table-cell>
          <table:table-cell office:value-type="float" office:value="466.8001" calcext:value-type="float">
            <text:p>466.8001</text:p>
          </table:table-cell>
          <table:table-cell office:value-type="float" office:value="178.1666" calcext:value-type="float">
            <text:p>178.1666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5.537" calcext:value-type="float">
            <text:p>1105.537</text:p>
          </table:table-cell>
          <table:table-cell office:value-type="float" office:value="138.1324" calcext:value-type="float">
            <text:p>138.1324</text:p>
          </table:table-cell>
          <table:table-cell office:value-type="float" office:value="0" calcext:value-type="float">
            <text:p>0</text:p>
          </table:table-cell>
          <table:table-cell office:value-type="float" office:value="0.1147044" calcext:value-type="float">
            <text:p>0.1147044</text:p>
          </table:table-cell>
          <table:table-cell office:value-type="float" office:value="0.3611114" calcext:value-type="float">
            <text:p>0.3611114</text:p>
          </table:table-cell>
          <table:table-cell office:value-type="float" office:value="0.363156" calcext:value-type="float">
            <text:p>0.363156</text:p>
          </table:table-cell>
          <table:table-cell office:value-type="float" office:value="0.3652177" calcext:value-type="float">
            <text:p>0.3652177</text:p>
          </table:table-cell>
          <table:table-cell office:value-type="float" office:value="0.3663744" calcext:value-type="float">
            <text:p>0.3663744</text:p>
          </table:table-cell>
          <table:table-cell office:value-type="float" office:value="0.3132782" calcext:value-type="float">
            <text:p>0.3132782</text:p>
          </table:table-cell>
          <table:table-cell office:value-type="float" office:value="0.30547" calcext:value-type="float">
            <text:p>0.30547</text:p>
          </table:table-cell>
          <table:table-cell office:value-type="float" office:value="0.3745461" calcext:value-type="float">
            <text:p>0.3745461</text:p>
          </table:table-cell>
          <table:table-cell office:value-type="float" office:value="0.3642785" calcext:value-type="float">
            <text:p>0.3642785</text:p>
          </table:table-cell>
          <table:table-cell office:value-type="float" office:value="0.3734139" calcext:value-type="float">
            <text:p>0.3734139</text:p>
          </table:table-cell>
          <table:table-cell office:value-type="float" office:value="0.3909449" calcext:value-type="float">
            <text:p>0.3909449</text:p>
          </table:table-cell>
          <table:table-cell office:value-type="float" office:value="0.4033402" calcext:value-type="float">
            <text:p>0.403340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9584E-015" calcext:value-type="float">
            <text:p>1.889584E-15</text:p>
          </table:table-cell>
          <table:table-cell office:value-type="float" office:value="1.953382E-015" calcext:value-type="float">
            <text:p>1.953382E-15</text:p>
          </table:table-cell>
          <table:table-cell office:value-type="float" office:value="1.969517E-015" calcext:value-type="float">
            <text:p>1.969517E-15</text:p>
          </table:table-cell>
          <table:table-cell office:value-type="float" office:value="1.907152E-015" calcext:value-type="float">
            <text:p>1.907152E-15</text:p>
          </table:table-cell>
          <table:table-cell office:value-type="float" office:value="9.485992E-016" calcext:value-type="float">
            <text:p>9.485992E-16</text:p>
          </table:table-cell>
          <table:table-cell office:value-type="float" office:value="1.993817E-015" calcext:value-type="float">
            <text:p>1.993817E-15</text:p>
          </table:table-cell>
          <table:table-cell office:value-type="float" office:value="1.844221E-015" calcext:value-type="float">
            <text:p>1.844221E-15</text:p>
          </table:table-cell>
          <table:table-cell office:value-type="float" office:value="9.717293E-016" calcext:value-type="float">
            <text:p>9.717293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5E-038" calcext:value-type="float">
            <text:p>1.58515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07214" calcext:value-type="float">
            <text:p>-60.07214</text:p>
          </table:table-cell>
          <table:table-cell office:value-type="float" office:value="-0.01127819" calcext:value-type="float">
            <text:p>-0.01127819</text:p>
          </table:table-cell>
          <table:table-cell office:value-type="float" office:value="-0.01090123" calcext:value-type="float">
            <text:p>-0.01090123</text:p>
          </table:table-cell>
          <table:table-cell office:value-type="float" office:value="-0.01057091" calcext:value-type="float">
            <text:p>-0.01057091</text:p>
          </table:table-cell>
          <table:table-cell office:value-type="float" office:value="-0.01037388" calcext:value-type="float">
            <text:p>-0.01037388</text:p>
          </table:table-cell>
          <table:table-cell office:value-type="float" office:value="-0.01037182" calcext:value-type="float">
            <text:p>-0.01037182</text:p>
          </table:table-cell>
          <table:table-cell office:value-type="float" office:value="-0.01079096" calcext:value-type="float">
            <text:p>-0.01079096</text:p>
          </table:table-cell>
          <table:table-cell office:value-type="float" office:value="-0.01170992" calcext:value-type="float">
            <text:p>-0.01170992</text:p>
          </table:table-cell>
          <table:table-cell office:value-type="float" office:value="-0.01402684" calcext:value-type="float">
            <text:p>-0.01402684</text:p>
          </table:table-cell>
          <table:table-cell office:value-type="float" office:value="-0.01201592" calcext:value-type="float">
            <text:p>-0.01201592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2432" calcext:value-type="float">
            <text:p>-0.00972432</text:p>
          </table:table-cell>
          <table:table-cell office:value-type="float" office:value="-0.001736338" calcext:value-type="float">
            <text:p>-0.00173633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6767" calcext:value-type="float">
            <text:p>-2.18676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5" calcext:value-type="float">
            <text:p>15082005</text:p>
          </table:table-cell>
          <table:table-cell office:value-type="float" office:value="466.8001" calcext:value-type="float">
            <text:p>466.8001</text:p>
          </table:table-cell>
          <table:table-cell office:value-type="float" office:value="178.1578" calcext:value-type="float">
            <text:p>178.1578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5.444" calcext:value-type="float">
            <text:p>1105.444</text:p>
          </table:table-cell>
          <table:table-cell office:value-type="float" office:value="138.2348" calcext:value-type="float">
            <text:p>138.2348</text:p>
          </table:table-cell>
          <table:table-cell office:value-type="float" office:value="0" calcext:value-type="float">
            <text:p>0</text:p>
          </table:table-cell>
          <table:table-cell office:value-type="float" office:value="0.1155697" calcext:value-type="float">
            <text:p>0.1155697</text:p>
          </table:table-cell>
          <table:table-cell office:value-type="float" office:value="0.3591628" calcext:value-type="float">
            <text:p>0.3591628</text:p>
          </table:table-cell>
          <table:table-cell office:value-type="float" office:value="0.36114" calcext:value-type="float">
            <text:p>0.36114</text:p>
          </table:table-cell>
          <table:table-cell office:value-type="float" office:value="0.363249" calcext:value-type="float">
            <text:p>0.363249</text:p>
          </table:table-cell>
          <table:table-cell office:value-type="float" office:value="0.3645182" calcext:value-type="float">
            <text:p>0.3645182</text:p>
          </table:table-cell>
          <table:table-cell office:value-type="float" office:value="0.3123445" calcext:value-type="float">
            <text:p>0.3123445</text:p>
          </table:table-cell>
          <table:table-cell office:value-type="float" office:value="0.3053599" calcext:value-type="float">
            <text:p>0.3053599</text:p>
          </table:table-cell>
          <table:table-cell office:value-type="float" office:value="0.3750694" calcext:value-type="float">
            <text:p>0.3750694</text:p>
          </table:table-cell>
          <table:table-cell office:value-type="float" office:value="0.3649627" calcext:value-type="float">
            <text:p>0.3649627</text:p>
          </table:table-cell>
          <table:table-cell office:value-type="float" office:value="0.3735951" calcext:value-type="float">
            <text:p>0.3735951</text:p>
          </table:table-cell>
          <table:table-cell office:value-type="float" office:value="0.3909871" calcext:value-type="float">
            <text:p>0.3909871</text:p>
          </table:table-cell>
          <table:table-cell office:value-type="float" office:value="0.4033587" calcext:value-type="float">
            <text:p>0.403358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90195E-015" calcext:value-type="float">
            <text:p>1.890195E-15</text:p>
          </table:table-cell>
          <table:table-cell office:value-type="float" office:value="1.953345E-015" calcext:value-type="float">
            <text:p>1.953345E-15</text:p>
          </table:table-cell>
          <table:table-cell office:value-type="float" office:value="1.969469E-015" calcext:value-type="float">
            <text:p>1.969469E-15</text:p>
          </table:table-cell>
          <table:table-cell office:value-type="float" office:value="1.907122E-015" calcext:value-type="float">
            <text:p>1.907122E-15</text:p>
          </table:table-cell>
          <table:table-cell office:value-type="float" office:value="9.485863E-016" calcext:value-type="float">
            <text:p>9.485863E-16</text:p>
          </table:table-cell>
          <table:table-cell office:value-type="float" office:value="1.99382E-015" calcext:value-type="float">
            <text:p>1.99382E-15</text:p>
          </table:table-cell>
          <table:table-cell office:value-type="float" office:value="1.844212E-015" calcext:value-type="float">
            <text:p>1.844212E-15</text:p>
          </table:table-cell>
          <table:table-cell office:value-type="float" office:value="9.717293E-016" calcext:value-type="float">
            <text:p>9.717293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6E-038" calcext:value-type="float">
            <text:p>1.585156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.72723" calcext:value-type="float">
            <text:p>-56.72723</text:p>
          </table:table-cell>
          <table:table-cell office:value-type="float" office:value="-0.01166006" calcext:value-type="float">
            <text:p>-0.01166006</text:p>
          </table:table-cell>
          <table:table-cell office:value-type="float" office:value="-0.01128075" calcext:value-type="float">
            <text:p>-0.01128075</text:p>
          </table:table-cell>
          <table:table-cell office:value-type="float" office:value="-0.01092676" calcext:value-type="float">
            <text:p>-0.01092676</text:p>
          </table:table-cell>
          <table:table-cell office:value-type="float" office:value="-0.01070166" calcext:value-type="float">
            <text:p>-0.01070166</text:p>
          </table:table-cell>
          <table:table-cell office:value-type="float" office:value="-0.01060793" calcext:value-type="float">
            <text:p>-0.01060793</text:p>
          </table:table-cell>
          <table:table-cell office:value-type="float" office:value="-0.01082356" calcext:value-type="float">
            <text:p>-0.01082356</text:p>
          </table:table-cell>
          <table:table-cell office:value-type="float" office:value="-0.01136003" calcext:value-type="float">
            <text:p>-0.01136003</text:p>
          </table:table-cell>
          <table:table-cell office:value-type="float" office:value="-0.0135956" calcext:value-type="float">
            <text:p>-0.0135956</text:p>
          </table:table-cell>
          <table:table-cell office:value-type="float" office:value="-0.01191677" calcext:value-type="float">
            <text:p>-0.01191677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21492" calcext:value-type="float">
            <text:p>-0.009721492</text:p>
          </table:table-cell>
          <table:table-cell office:value-type="float" office:value="-0.00173957" calcext:value-type="float">
            <text:p>-0.0017395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9003" calcext:value-type="float">
            <text:p>-2.18900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5" calcext:value-type="float">
            <text:p>16082005</text:p>
          </table:table-cell>
          <table:table-cell office:value-type="float" office:value="466.8001" calcext:value-type="float">
            <text:p>466.8001</text:p>
          </table:table-cell>
          <table:table-cell office:value-type="float" office:value="178.1655" calcext:value-type="float">
            <text:p>178.1655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5.346" calcext:value-type="float">
            <text:p>1105.346</text:p>
          </table:table-cell>
          <table:table-cell office:value-type="float" office:value="138.3247" calcext:value-type="float">
            <text:p>138.3247</text:p>
          </table:table-cell>
          <table:table-cell office:value-type="float" office:value="0" calcext:value-type="float">
            <text:p>0</text:p>
          </table:table-cell>
          <table:table-cell office:value-type="float" office:value="0.114805" calcext:value-type="float">
            <text:p>0.114805</text:p>
          </table:table-cell>
          <table:table-cell office:value-type="float" office:value="0.3575365" calcext:value-type="float">
            <text:p>0.3575365</text:p>
          </table:table-cell>
          <table:table-cell office:value-type="float" office:value="0.3594672" calcext:value-type="float">
            <text:p>0.3594672</text:p>
          </table:table-cell>
          <table:table-cell office:value-type="float" office:value="0.3615386" calcext:value-type="float">
            <text:p>0.3615386</text:p>
          </table:table-cell>
          <table:table-cell office:value-type="float" office:value="0.362907" calcext:value-type="float">
            <text:p>0.362907</text:p>
          </table:table-cell>
          <table:table-cell office:value-type="float" office:value="0.3115214" calcext:value-type="float">
            <text:p>0.3115214</text:p>
          </table:table-cell>
          <table:table-cell office:value-type="float" office:value="0.3050621" calcext:value-type="float">
            <text:p>0.3050621</text:p>
          </table:table-cell>
          <table:table-cell office:value-type="float" office:value="0.375148" calcext:value-type="float">
            <text:p>0.375148</text:p>
          </table:table-cell>
          <table:table-cell office:value-type="float" office:value="0.3657215" calcext:value-type="float">
            <text:p>0.3657215</text:p>
          </table:table-cell>
          <table:table-cell office:value-type="float" office:value="0.3738431" calcext:value-type="float">
            <text:p>0.3738431</text:p>
          </table:table-cell>
          <table:table-cell office:value-type="float" office:value="0.3910477" calcext:value-type="float">
            <text:p>0.3910477</text:p>
          </table:table-cell>
          <table:table-cell office:value-type="float" office:value="0.4033622" calcext:value-type="float">
            <text:p>0.403362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90836E-015" calcext:value-type="float">
            <text:p>1.890836E-15</text:p>
          </table:table-cell>
          <table:table-cell office:value-type="float" office:value="1.953309E-015" calcext:value-type="float">
            <text:p>1.953309E-15</text:p>
          </table:table-cell>
          <table:table-cell office:value-type="float" office:value="1.969416E-015" calcext:value-type="float">
            <text:p>1.969416E-15</text:p>
          </table:table-cell>
          <table:table-cell office:value-type="float" office:value="1.907091E-015" calcext:value-type="float">
            <text:p>1.907091E-15</text:p>
          </table:table-cell>
          <table:table-cell office:value-type="float" office:value="9.485692E-016" calcext:value-type="float">
            <text:p>9.485692E-16</text:p>
          </table:table-cell>
          <table:table-cell office:value-type="float" office:value="1.993819E-015" calcext:value-type="float">
            <text:p>1.993819E-15</text:p>
          </table:table-cell>
          <table:table-cell office:value-type="float" office:value="1.844209E-015" calcext:value-type="float">
            <text:p>1.844209E-15</text:p>
          </table:table-cell>
          <table:table-cell office:value-type="float" office:value="9.717293E-016" calcext:value-type="float">
            <text:p>9.717293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6E-038" calcext:value-type="float">
            <text:p>1.585156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60486" calcext:value-type="float">
            <text:p>-59.60486</text:p>
          </table:table-cell>
          <table:table-cell office:value-type="float" office:value="-0.01199037" calcext:value-type="float">
            <text:p>-0.01199037</text:p>
          </table:table-cell>
          <table:table-cell office:value-type="float" office:value="-0.01160748" calcext:value-type="float">
            <text:p>-0.01160748</text:p>
          </table:table-cell>
          <table:table-cell office:value-type="float" office:value="-0.0112473" calcext:value-type="float">
            <text:p>-0.0112473</text:p>
          </table:table-cell>
          <table:table-cell office:value-type="float" office:value="-0.01099579" calcext:value-type="float">
            <text:p>-0.01099579</text:p>
          </table:table-cell>
          <table:table-cell office:value-type="float" office:value="-0.01082054" calcext:value-type="float">
            <text:p>-0.01082054</text:p>
          </table:table-cell>
          <table:table-cell office:value-type="float" office:value="-0.01091152" calcext:value-type="float">
            <text:p>-0.01091152</text:p>
          </table:table-cell>
          <table:table-cell office:value-type="float" office:value="-0.01130634" calcext:value-type="float">
            <text:p>-0.01130634</text:p>
          </table:table-cell>
          <table:table-cell office:value-type="float" office:value="-0.01313449" calcext:value-type="float">
            <text:p>-0.01313449</text:p>
          </table:table-cell>
          <table:table-cell office:value-type="float" office:value="-0.01178263" calcext:value-type="float">
            <text:p>-0.01178263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20518" calcext:value-type="float">
            <text:p>-0.009720518</text:p>
          </table:table-cell>
          <table:table-cell office:value-type="float" office:value="-0.001743114" calcext:value-type="float">
            <text:p>-0.00174311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0823" calcext:value-type="float">
            <text:p>-2.19082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5" calcext:value-type="float">
            <text:p>17082005</text:p>
          </table:table-cell>
          <table:table-cell office:value-type="float" office:value="467.1002" calcext:value-type="float">
            <text:p>467.1002</text:p>
          </table:table-cell>
          <table:table-cell office:value-type="float" office:value="178.4249" calcext:value-type="float">
            <text:p>178.4249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5.304" calcext:value-type="float">
            <text:p>1105.304</text:p>
          </table:table-cell>
          <table:table-cell office:value-type="float" office:value="138.4073" calcext:value-type="float">
            <text:p>138.4073</text:p>
          </table:table-cell>
          <table:table-cell office:value-type="float" office:value="0" calcext:value-type="float">
            <text:p>0</text:p>
          </table:table-cell>
          <table:table-cell office:value-type="float" office:value="0.1187674" calcext:value-type="float">
            <text:p>0.1187674</text:p>
          </table:table-cell>
          <table:table-cell office:value-type="float" office:value="0.3561438" calcext:value-type="float">
            <text:p>0.3561438</text:p>
          </table:table-cell>
          <table:table-cell office:value-type="float" office:value="0.3580612" calcext:value-type="float">
            <text:p>0.3580612</text:p>
          </table:table-cell>
          <table:table-cell office:value-type="float" office:value="0.3600906" calcext:value-type="float">
            <text:p>0.3600906</text:p>
          </table:table-cell>
          <table:table-cell office:value-type="float" office:value="0.3613984" calcext:value-type="float">
            <text:p>0.3613984</text:p>
          </table:table-cell>
          <table:table-cell office:value-type="float" office:value="0.3106741" calcext:value-type="float">
            <text:p>0.3106741</text:p>
          </table:table-cell>
          <table:table-cell office:value-type="float" office:value="0.3046274" calcext:value-type="float">
            <text:p>0.3046274</text:p>
          </table:table-cell>
          <table:table-cell office:value-type="float" office:value="0.3751935" calcext:value-type="float">
            <text:p>0.3751935</text:p>
          </table:table-cell>
          <table:table-cell office:value-type="float" office:value="0.3663621" calcext:value-type="float">
            <text:p>0.3663621</text:p>
          </table:table-cell>
          <table:table-cell office:value-type="float" office:value="0.3741147" calcext:value-type="float">
            <text:p>0.3741147</text:p>
          </table:table-cell>
          <table:table-cell office:value-type="float" office:value="0.3911274" calcext:value-type="float">
            <text:p>0.3911274</text:p>
          </table:table-cell>
          <table:table-cell office:value-type="float" office:value="0.4033598" calcext:value-type="float">
            <text:p>0.403359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9146E-015" calcext:value-type="float">
            <text:p>1.89146E-15</text:p>
          </table:table-cell>
          <table:table-cell office:value-type="float" office:value="1.953274E-015" calcext:value-type="float">
            <text:p>1.953274E-15</text:p>
          </table:table-cell>
          <table:table-cell office:value-type="float" office:value="1.969369E-015" calcext:value-type="float">
            <text:p>1.969369E-15</text:p>
          </table:table-cell>
          <table:table-cell office:value-type="float" office:value="1.907057E-015" calcext:value-type="float">
            <text:p>1.907057E-15</text:p>
          </table:table-cell>
          <table:table-cell office:value-type="float" office:value="9.485518E-016" calcext:value-type="float">
            <text:p>9.485518E-16</text:p>
          </table:table-cell>
          <table:table-cell office:value-type="float" office:value="1.993819E-015" calcext:value-type="float">
            <text:p>1.993819E-15</text:p>
          </table:table-cell>
          <table:table-cell office:value-type="float" office:value="1.844207E-015" calcext:value-type="float">
            <text:p>1.844207E-15</text:p>
          </table:table-cell>
          <table:table-cell office:value-type="float" office:value="9.717294E-016" calcext:value-type="float">
            <text:p>9.717294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6E-038" calcext:value-type="float">
            <text:p>1.585156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7165" calcext:value-type="float">
            <text:p>-45.7165</text:p>
          </table:table-cell>
          <table:table-cell office:value-type="float" office:value="-0.01228184" calcext:value-type="float">
            <text:p>-0.01228184</text:p>
          </table:table-cell>
          <table:table-cell office:value-type="float" office:value="-0.01189052" calcext:value-type="float">
            <text:p>-0.01189052</text:p>
          </table:table-cell>
          <table:table-cell office:value-type="float" office:value="-0.01152724" calcext:value-type="float">
            <text:p>-0.01152724</text:p>
          </table:table-cell>
          <table:table-cell office:value-type="float" office:value="-0.0112798" calcext:value-type="float">
            <text:p>-0.0112798</text:p>
          </table:table-cell>
          <table:table-cell office:value-type="float" office:value="-0.01104452" calcext:value-type="float">
            <text:p>-0.01104452</text:p>
          </table:table-cell>
          <table:table-cell office:value-type="float" office:value="-0.01104242" calcext:value-type="float">
            <text:p>-0.01104242</text:p>
          </table:table-cell>
          <table:table-cell office:value-type="float" office:value="-0.01127671" calcext:value-type="float">
            <text:p>-0.01127671</text:p>
          </table:table-cell>
          <table:table-cell office:value-type="float" office:value="-0.0127571" calcext:value-type="float">
            <text:p>-0.0127571</text:p>
          </table:table-cell>
          <table:table-cell office:value-type="float" office:value="-0.01163718" calcext:value-type="float">
            <text:p>-0.01163718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19165" calcext:value-type="float">
            <text:p>-0.009719165</text:p>
          </table:table-cell>
          <table:table-cell office:value-type="float" office:value="-0.001746243" calcext:value-type="float">
            <text:p>-0.00174624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2322" calcext:value-type="float">
            <text:p>-2.1923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5" calcext:value-type="float">
            <text:p>18082005</text:p>
          </table:table-cell>
          <table:table-cell office:value-type="float" office:value="467.1002" calcext:value-type="float">
            <text:p>467.1002</text:p>
          </table:table-cell>
          <table:table-cell office:value-type="float" office:value="178.4875" calcext:value-type="float">
            <text:p>178.4875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5.171" calcext:value-type="float">
            <text:p>1105.171</text:p>
          </table:table-cell>
          <table:table-cell office:value-type="float" office:value="138.4783" calcext:value-type="float">
            <text:p>138.4783</text:p>
          </table:table-cell>
          <table:table-cell office:value-type="float" office:value="0" calcext:value-type="float">
            <text:p>0</text:p>
          </table:table-cell>
          <table:table-cell office:value-type="float" office:value="0.1125108" calcext:value-type="float">
            <text:p>0.1125108</text:p>
          </table:table-cell>
          <table:table-cell office:value-type="float" office:value="0.3549092" calcext:value-type="float">
            <text:p>0.3549092</text:p>
          </table:table-cell>
          <table:table-cell office:value-type="float" office:value="0.3568007" calcext:value-type="float">
            <text:p>0.3568007</text:p>
          </table:table-cell>
          <table:table-cell office:value-type="float" office:value="0.358841" calcext:value-type="float">
            <text:p>0.358841</text:p>
          </table:table-cell>
          <table:table-cell office:value-type="float" office:value="0.360128" calcext:value-type="float">
            <text:p>0.360128</text:p>
          </table:table-cell>
          <table:table-cell office:value-type="float" office:value="0.3098686" calcext:value-type="float">
            <text:p>0.3098686</text:p>
          </table:table-cell>
          <table:table-cell office:value-type="float" office:value="0.3041684" calcext:value-type="float">
            <text:p>0.3041684</text:p>
          </table:table-cell>
          <table:table-cell office:value-type="float" office:value="0.3752116" calcext:value-type="float">
            <text:p>0.3752116</text:p>
          </table:table-cell>
          <table:table-cell office:value-type="float" office:value="0.3668945" calcext:value-type="float">
            <text:p>0.3668945</text:p>
          </table:table-cell>
          <table:table-cell office:value-type="float" office:value="0.3743926" calcext:value-type="float">
            <text:p>0.3743926</text:p>
          </table:table-cell>
          <table:table-cell office:value-type="float" office:value="0.3912226" calcext:value-type="float">
            <text:p>0.3912226</text:p>
          </table:table-cell>
          <table:table-cell office:value-type="float" office:value="0.4033578" calcext:value-type="float">
            <text:p>0.403357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92136E-015" calcext:value-type="float">
            <text:p>1.892136E-15</text:p>
          </table:table-cell>
          <table:table-cell office:value-type="float" office:value="1.953233E-015" calcext:value-type="float">
            <text:p>1.953233E-15</text:p>
          </table:table-cell>
          <table:table-cell office:value-type="float" office:value="1.969316E-015" calcext:value-type="float">
            <text:p>1.969316E-15</text:p>
          </table:table-cell>
          <table:table-cell office:value-type="float" office:value="1.907026E-015" calcext:value-type="float">
            <text:p>1.907026E-15</text:p>
          </table:table-cell>
          <table:table-cell office:value-type="float" office:value="9.485372E-016" calcext:value-type="float">
            <text:p>9.485372E-16</text:p>
          </table:table-cell>
          <table:table-cell office:value-type="float" office:value="1.993819E-015" calcext:value-type="float">
            <text:p>1.993819E-15</text:p>
          </table:table-cell>
          <table:table-cell office:value-type="float" office:value="1.8442E-015" calcext:value-type="float">
            <text:p>1.8442E-15</text:p>
          </table:table-cell>
          <table:table-cell office:value-type="float" office:value="9.717292E-016" calcext:value-type="float">
            <text:p>9.717292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6E-038" calcext:value-type="float">
            <text:p>1.585156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37022" calcext:value-type="float">
            <text:p>-69.37022</text:p>
          </table:table-cell>
          <table:table-cell office:value-type="float" office:value="-0.01254692" calcext:value-type="float">
            <text:p>-0.01254692</text:p>
          </table:table-cell>
          <table:table-cell office:value-type="float" office:value="-0.01215104" calcext:value-type="float">
            <text:p>-0.01215104</text:p>
          </table:table-cell>
          <table:table-cell office:value-type="float" office:value="-0.01177523" calcext:value-type="float">
            <text:p>-0.01177523</text:p>
          </table:table-cell>
          <table:table-cell office:value-type="float" office:value="-0.01152567" calcext:value-type="float">
            <text:p>-0.01152567</text:p>
          </table:table-cell>
          <table:table-cell office:value-type="float" office:value="-0.01126336" calcext:value-type="float">
            <text:p>-0.01126336</text:p>
          </table:table-cell>
          <table:table-cell office:value-type="float" office:value="-0.01118217" calcext:value-type="float">
            <text:p>-0.01118217</text:p>
          </table:table-cell>
          <table:table-cell office:value-type="float" office:value="-0.01126416" calcext:value-type="float">
            <text:p>-0.01126416</text:p>
          </table:table-cell>
          <table:table-cell office:value-type="float" office:value="-0.01245223" calcext:value-type="float">
            <text:p>-0.01245223</text:p>
          </table:table-cell>
          <table:table-cell office:value-type="float" office:value="-0.01149024" calcext:value-type="float">
            <text:p>-0.01149024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16626" calcext:value-type="float">
            <text:p>-0.009716626</text:p>
          </table:table-cell>
          <table:table-cell office:value-type="float" office:value="-0.001750073" calcext:value-type="float">
            <text:p>-0.00175007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3552" calcext:value-type="float">
            <text:p>-2.19355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5" calcext:value-type="float">
            <text:p>19082005</text:p>
          </table:table-cell>
          <table:table-cell office:value-type="float" office:value="467.1002" calcext:value-type="float">
            <text:p>467.1002</text:p>
          </table:table-cell>
          <table:table-cell office:value-type="float" office:value="178.4212" calcext:value-type="float">
            <text:p>178.4212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5.173" calcext:value-type="float">
            <text:p>1105.173</text:p>
          </table:table-cell>
          <table:table-cell office:value-type="float" office:value="138.5424" calcext:value-type="float">
            <text:p>138.5424</text:p>
          </table:table-cell>
          <table:table-cell office:value-type="float" office:value="0" calcext:value-type="float">
            <text:p>0</text:p>
          </table:table-cell>
          <table:table-cell office:value-type="float" office:value="0.1195008" calcext:value-type="float">
            <text:p>0.1195008</text:p>
          </table:table-cell>
          <table:table-cell office:value-type="float" office:value="0.3537942" calcext:value-type="float">
            <text:p>0.3537942</text:p>
          </table:table-cell>
          <table:table-cell office:value-type="float" office:value="0.3556685" calcext:value-type="float">
            <text:p>0.3556685</text:p>
          </table:table-cell>
          <table:table-cell office:value-type="float" office:value="0.3577749" calcext:value-type="float">
            <text:p>0.3577749</text:p>
          </table:table-cell>
          <table:table-cell office:value-type="float" office:value="0.3592007" calcext:value-type="float">
            <text:p>0.3592007</text:p>
          </table:table-cell>
          <table:table-cell office:value-type="float" office:value="0.3092667" calcext:value-type="float">
            <text:p>0.3092667</text:p>
          </table:table-cell>
          <table:table-cell office:value-type="float" office:value="0.3035829" calcext:value-type="float">
            <text:p>0.3035829</text:p>
          </table:table-cell>
          <table:table-cell office:value-type="float" office:value="0.3751366" calcext:value-type="float">
            <text:p>0.3751366</text:p>
          </table:table-cell>
          <table:table-cell office:value-type="float" office:value="0.3673348" calcext:value-type="float">
            <text:p>0.3673348</text:p>
          </table:table-cell>
          <table:table-cell office:value-type="float" office:value="0.3746672" calcext:value-type="float">
            <text:p>0.3746672</text:p>
          </table:table-cell>
          <table:table-cell office:value-type="float" office:value="0.3913297" calcext:value-type="float">
            <text:p>0.3913297</text:p>
          </table:table-cell>
          <table:table-cell office:value-type="float" office:value="0.4033587" calcext:value-type="float">
            <text:p>0.4033587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89278E-015" calcext:value-type="float">
            <text:p>1.89278E-15</text:p>
          </table:table-cell>
          <table:table-cell office:value-type="float" office:value="1.953196E-015" calcext:value-type="float">
            <text:p>1.953196E-15</text:p>
          </table:table-cell>
          <table:table-cell office:value-type="float" office:value="1.969268E-015" calcext:value-type="float">
            <text:p>1.969268E-15</text:p>
          </table:table-cell>
          <table:table-cell office:value-type="float" office:value="1.906993E-015" calcext:value-type="float">
            <text:p>1.906993E-15</text:p>
          </table:table-cell>
          <table:table-cell office:value-type="float" office:value="9.485186E-016" calcext:value-type="float">
            <text:p>9.485186E-16</text:p>
          </table:table-cell>
          <table:table-cell office:value-type="float" office:value="1.993819E-015" calcext:value-type="float">
            <text:p>1.993819E-15</text:p>
          </table:table-cell>
          <table:table-cell office:value-type="float" office:value="1.844197E-015" calcext:value-type="float">
            <text:p>1.844197E-15</text:p>
          </table:table-cell>
          <table:table-cell office:value-type="float" office:value="9.717292E-016" calcext:value-type="float">
            <text:p>9.717292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5E-038" calcext:value-type="float">
            <text:p>1.58515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29914" calcext:value-type="float">
            <text:p>-43.29914</text:p>
          </table:table-cell>
          <table:table-cell office:value-type="float" office:value="-0.0127924" calcext:value-type="float">
            <text:p>-0.0127924</text:p>
          </table:table-cell>
          <table:table-cell office:value-type="float" office:value="-0.01239096" calcext:value-type="float">
            <text:p>-0.01239096</text:p>
          </table:table-cell>
          <table:table-cell office:value-type="float" office:value="-0.01199227" calcext:value-type="float">
            <text:p>-0.01199227</text:p>
          </table:table-cell>
          <table:table-cell office:value-type="float" office:value="-0.01170951" calcext:value-type="float">
            <text:p>-0.01170951</text:p>
          </table:table-cell>
          <table:table-cell office:value-type="float" office:value="-0.01142869" calcext:value-type="float">
            <text:p>-0.01142869</text:p>
          </table:table-cell>
          <table:table-cell office:value-type="float" office:value="-0.01136387" calcext:value-type="float">
            <text:p>-0.01136387</text:p>
          </table:table-cell>
          <table:table-cell office:value-type="float" office:value="-0.01131291" calcext:value-type="float">
            <text:p>-0.01131291</text:p>
          </table:table-cell>
          <table:table-cell office:value-type="float" office:value="-0.0122059" calcext:value-type="float">
            <text:p>-0.0122059</text:p>
          </table:table-cell>
          <table:table-cell office:value-type="float" office:value="-0.01134701" calcext:value-type="float">
            <text:p>-0.01134701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21636" calcext:value-type="float">
            <text:p>-0.009721636</text:p>
          </table:table-cell>
          <table:table-cell office:value-type="float" office:value="-0.001753806" calcext:value-type="float">
            <text:p>-0.00175380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4567" calcext:value-type="float">
            <text:p>-2.19456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5" calcext:value-type="float">
            <text:p>20082005</text:p>
          </table:table-cell>
          <table:table-cell office:value-type="float" office:value="467.1002" calcext:value-type="float">
            <text:p>467.1002</text:p>
          </table:table-cell>
          <table:table-cell office:value-type="float" office:value="178.4617" calcext:value-type="float">
            <text:p>178.4617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5.075" calcext:value-type="float">
            <text:p>1105.075</text:p>
          </table:table-cell>
          <table:table-cell office:value-type="float" office:value="138.6006" calcext:value-type="float">
            <text:p>138.6006</text:p>
          </table:table-cell>
          <table:table-cell office:value-type="float" office:value="0" calcext:value-type="float">
            <text:p>0</text:p>
          </table:table-cell>
          <table:table-cell office:value-type="float" office:value="0.1155998" calcext:value-type="float">
            <text:p>0.1155998</text:p>
          </table:table-cell>
          <table:table-cell office:value-type="float" office:value="0.3528984" calcext:value-type="float">
            <text:p>0.3528984</text:p>
          </table:table-cell>
          <table:table-cell office:value-type="float" office:value="0.3547531" calcext:value-type="float">
            <text:p>0.3547531</text:p>
          </table:table-cell>
          <table:table-cell office:value-type="float" office:value="0.3568562" calcext:value-type="float">
            <text:p>0.3568562</text:p>
          </table:table-cell>
          <table:table-cell office:value-type="float" office:value="0.3582757" calcext:value-type="float">
            <text:p>0.3582757</text:p>
          </table:table-cell>
          <table:table-cell office:value-type="float" office:value="0.3086192" calcext:value-type="float">
            <text:p>0.3086192</text:p>
          </table:table-cell>
          <table:table-cell office:value-type="float" office:value="0.3030497" calcext:value-type="float">
            <text:p>0.3030497</text:p>
          </table:table-cell>
          <table:table-cell office:value-type="float" office:value="0.3750484" calcext:value-type="float">
            <text:p>0.3750484</text:p>
          </table:table-cell>
          <table:table-cell office:value-type="float" office:value="0.3676964" calcext:value-type="float">
            <text:p>0.3676964</text:p>
          </table:table-cell>
          <table:table-cell office:value-type="float" office:value="0.3749346" calcext:value-type="float">
            <text:p>0.3749346</text:p>
          </table:table-cell>
          <table:table-cell office:value-type="float" office:value="0.3914453" calcext:value-type="float">
            <text:p>0.3914453</text:p>
          </table:table-cell>
          <table:table-cell office:value-type="float" office:value="0.4033641" calcext:value-type="float">
            <text:p>0.403364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93418E-015" calcext:value-type="float">
            <text:p>1.893418E-15</text:p>
          </table:table-cell>
          <table:table-cell office:value-type="float" office:value="1.95316E-015" calcext:value-type="float">
            <text:p>1.95316E-15</text:p>
          </table:table-cell>
          <table:table-cell office:value-type="float" office:value="1.969217E-015" calcext:value-type="float">
            <text:p>1.969217E-15</text:p>
          </table:table-cell>
          <table:table-cell office:value-type="float" office:value="1.906962E-015" calcext:value-type="float">
            <text:p>1.906962E-15</text:p>
          </table:table-cell>
          <table:table-cell office:value-type="float" office:value="9.485127E-016" calcext:value-type="float">
            <text:p>9.485127E-16</text:p>
          </table:table-cell>
          <table:table-cell office:value-type="float" office:value="1.99382E-015" calcext:value-type="float">
            <text:p>1.99382E-15</text:p>
          </table:table-cell>
          <table:table-cell office:value-type="float" office:value="1.844185E-015" calcext:value-type="float">
            <text:p>1.844185E-15</text:p>
          </table:table-cell>
          <table:table-cell office:value-type="float" office:value="9.717293E-016" calcext:value-type="float">
            <text:p>9.717293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5E-038" calcext:value-type="float">
            <text:p>1.58515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.48481" calcext:value-type="float">
            <text:p>-56.48481</text:p>
          </table:table-cell>
          <table:table-cell office:value-type="float" office:value="-0.01299332" calcext:value-type="float">
            <text:p>-0.01299332</text:p>
          </table:table-cell>
          <table:table-cell office:value-type="float" office:value="-0.01258875" calcext:value-type="float">
            <text:p>-0.01258875</text:p>
          </table:table-cell>
          <table:table-cell office:value-type="float" office:value="-0.01218224" calcext:value-type="float">
            <text:p>-0.01218224</text:p>
          </table:table-cell>
          <table:table-cell office:value-type="float" office:value="-0.01189541" calcext:value-type="float">
            <text:p>-0.01189541</text:p>
          </table:table-cell>
          <table:table-cell office:value-type="float" office:value="-0.01161031" calcext:value-type="float">
            <text:p>-0.01161031</text:p>
          </table:table-cell>
          <table:table-cell office:value-type="float" office:value="-0.01153322" calcext:value-type="float">
            <text:p>-0.01153322</text:p>
          </table:table-cell>
          <table:table-cell office:value-type="float" office:value="-0.01137058" calcext:value-type="float">
            <text:p>-0.01137058</text:p>
          </table:table-cell>
          <table:table-cell office:value-type="float" office:value="-0.01200745" calcext:value-type="float">
            <text:p>-0.01200745</text:p>
          </table:table-cell>
          <table:table-cell office:value-type="float" office:value="-0.01120936" calcext:value-type="float">
            <text:p>-0.01120936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18452" calcext:value-type="float">
            <text:p>-0.009718452</text:p>
          </table:table-cell>
          <table:table-cell office:value-type="float" office:value="-0.001756872" calcext:value-type="float">
            <text:p>-0.00175687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5392" calcext:value-type="float">
            <text:p>-2.19539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5" calcext:value-type="float">
            <text:p>21082005</text:p>
          </table:table-cell>
          <table:table-cell office:value-type="float" office:value="467.1002" calcext:value-type="float">
            <text:p>467.1002</text:p>
          </table:table-cell>
          <table:table-cell office:value-type="float" office:value="178.4487" calcext:value-type="float">
            <text:p>178.4487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5.034" calcext:value-type="float">
            <text:p>1105.034</text:p>
          </table:table-cell>
          <table:table-cell office:value-type="float" office:value="138.6541" calcext:value-type="float">
            <text:p>138.6541</text:p>
          </table:table-cell>
          <table:table-cell office:value-type="float" office:value="0" calcext:value-type="float">
            <text:p>0</text:p>
          </table:table-cell>
          <table:table-cell office:value-type="float" office:value="0.1171629" calcext:value-type="float">
            <text:p>0.1171629</text:p>
          </table:table-cell>
          <table:table-cell office:value-type="float" office:value="0.3520594" calcext:value-type="float">
            <text:p>0.3520594</text:p>
          </table:table-cell>
          <table:table-cell office:value-type="float" office:value="0.3538811" calcext:value-type="float">
            <text:p>0.3538811</text:p>
          </table:table-cell>
          <table:table-cell office:value-type="float" office:value="0.3559247" calcext:value-type="float">
            <text:p>0.3559247</text:p>
          </table:table-cell>
          <table:table-cell office:value-type="float" office:value="0.3573466" calcext:value-type="float">
            <text:p>0.3573466</text:p>
          </table:table-cell>
          <table:table-cell office:value-type="float" office:value="0.308011" calcext:value-type="float">
            <text:p>0.308011</text:p>
          </table:table-cell>
          <table:table-cell office:value-type="float" office:value="0.3026309" calcext:value-type="float">
            <text:p>0.3026309</text:p>
          </table:table-cell>
          <table:table-cell office:value-type="float" office:value="0.3749672" calcext:value-type="float">
            <text:p>0.3749672</text:p>
          </table:table-cell>
          <table:table-cell office:value-type="float" office:value="0.3679949" calcext:value-type="float">
            <text:p>0.3679949</text:p>
          </table:table-cell>
          <table:table-cell office:value-type="float" office:value="0.3751906" calcext:value-type="float">
            <text:p>0.3751906</text:p>
          </table:table-cell>
          <table:table-cell office:value-type="float" office:value="0.3915667" calcext:value-type="float">
            <text:p>0.3915667</text:p>
          </table:table-cell>
          <table:table-cell office:value-type="float" office:value="0.4033746" calcext:value-type="float">
            <text:p>0.403374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94078E-015" calcext:value-type="float">
            <text:p>1.894078E-15</text:p>
          </table:table-cell>
          <table:table-cell office:value-type="float" office:value="1.953123E-015" calcext:value-type="float">
            <text:p>1.953123E-15</text:p>
          </table:table-cell>
          <table:table-cell office:value-type="float" office:value="1.969166E-015" calcext:value-type="float">
            <text:p>1.969166E-15</text:p>
          </table:table-cell>
          <table:table-cell office:value-type="float" office:value="1.906929E-015" calcext:value-type="float">
            <text:p>1.906929E-15</text:p>
          </table:table-cell>
          <table:table-cell office:value-type="float" office:value="9.485017E-016" calcext:value-type="float">
            <text:p>9.485017E-16</text:p>
          </table:table-cell>
          <table:table-cell office:value-type="float" office:value="1.99382E-015" calcext:value-type="float">
            <text:p>1.99382E-15</text:p>
          </table:table-cell>
          <table:table-cell office:value-type="float" office:value="1.844178E-015" calcext:value-type="float">
            <text:p>1.844178E-15</text:p>
          </table:table-cell>
          <table:table-cell office:value-type="float" office:value="9.717294E-016" calcext:value-type="float">
            <text:p>9.717294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6E-038" calcext:value-type="float">
            <text:p>1.585156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47118" calcext:value-type="float">
            <text:p>-50.47118</text:p>
          </table:table-cell>
          <table:table-cell office:value-type="float" office:value="-0.01318503" calcext:value-type="float">
            <text:p>-0.01318503</text:p>
          </table:table-cell>
          <table:table-cell office:value-type="float" office:value="-0.01278057" calcext:value-type="float">
            <text:p>-0.01278057</text:p>
          </table:table-cell>
          <table:table-cell office:value-type="float" office:value="-0.01237864" calcext:value-type="float">
            <text:p>-0.01237864</text:p>
          </table:table-cell>
          <table:table-cell office:value-type="float" office:value="-0.01208576" calcext:value-type="float">
            <text:p>-0.01208576</text:p>
          </table:table-cell>
          <table:table-cell office:value-type="float" office:value="-0.01178399" calcext:value-type="float">
            <text:p>-0.01178399</text:p>
          </table:table-cell>
          <table:table-cell office:value-type="float" office:value="-0.01166774" calcext:value-type="float">
            <text:p>-0.01166774</text:p>
          </table:table-cell>
          <table:table-cell office:value-type="float" office:value="-0.01142399" calcext:value-type="float">
            <text:p>-0.01142399</text:p>
          </table:table-cell>
          <table:table-cell office:value-type="float" office:value="-0.01184627" calcext:value-type="float">
            <text:p>-0.01184627</text:p>
          </table:table-cell>
          <table:table-cell office:value-type="float" office:value="-0.01107913" calcext:value-type="float">
            <text:p>-0.01107913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20185" calcext:value-type="float">
            <text:p>-0.009720185</text:p>
          </table:table-cell>
          <table:table-cell office:value-type="float" office:value="-0.001760484" calcext:value-type="float">
            <text:p>-0.00176048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6053" calcext:value-type="float">
            <text:p>-2.19605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5" calcext:value-type="float">
            <text:p>22082005</text:p>
          </table:table-cell>
          <table:table-cell office:value-type="float" office:value="467.1002" calcext:value-type="float">
            <text:p>467.1002</text:p>
          </table:table-cell>
          <table:table-cell office:value-type="float" office:value="178.5012" calcext:value-type="float">
            <text:p>178.5012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4.932" calcext:value-type="float">
            <text:p>1104.932</text:p>
          </table:table-cell>
          <table:table-cell office:value-type="float" office:value="138.704" calcext:value-type="float">
            <text:p>138.704</text:p>
          </table:table-cell>
          <table:table-cell office:value-type="float" office:value="0" calcext:value-type="float">
            <text:p>0</text:p>
          </table:table-cell>
          <table:table-cell office:value-type="float" office:value="0.1122034" calcext:value-type="float">
            <text:p>0.1122034</text:p>
          </table:table-cell>
          <table:table-cell office:value-type="float" office:value="0.3512615" calcext:value-type="float">
            <text:p>0.3512615</text:p>
          </table:table-cell>
          <table:table-cell office:value-type="float" office:value="0.3530442" calcext:value-type="float">
            <text:p>0.3530442</text:p>
          </table:table-cell>
          <table:table-cell office:value-type="float" office:value="0.3550534" calcext:value-type="float">
            <text:p>0.3550534</text:p>
          </table:table-cell>
          <table:table-cell office:value-type="float" office:value="0.3564694" calcext:value-type="float">
            <text:p>0.3564694</text:p>
          </table:table-cell>
          <table:table-cell office:value-type="float" office:value="0.3074379" calcext:value-type="float">
            <text:p>0.3074379</text:p>
          </table:table-cell>
          <table:table-cell office:value-type="float" office:value="0.3022444" calcext:value-type="float">
            <text:p>0.3022444</text:p>
          </table:table-cell>
          <table:table-cell office:value-type="float" office:value="0.3748913" calcext:value-type="float">
            <text:p>0.3748913</text:p>
          </table:table-cell>
          <table:table-cell office:value-type="float" office:value="0.3682432" calcext:value-type="float">
            <text:p>0.3682432</text:p>
          </table:table-cell>
          <table:table-cell office:value-type="float" office:value="0.3754337" calcext:value-type="float">
            <text:p>0.3754337</text:p>
          </table:table-cell>
          <table:table-cell office:value-type="float" office:value="0.3916914" calcext:value-type="float">
            <text:p>0.3916914</text:p>
          </table:table-cell>
          <table:table-cell office:value-type="float" office:value="0.4033899" calcext:value-type="float">
            <text:p>0.4033899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894686E-015" calcext:value-type="float">
            <text:p>1.894686E-15</text:p>
          </table:table-cell>
          <table:table-cell office:value-type="float" office:value="1.953091E-015" calcext:value-type="float">
            <text:p>1.953091E-15</text:p>
          </table:table-cell>
          <table:table-cell office:value-type="float" office:value="1.969121E-015" calcext:value-type="float">
            <text:p>1.969121E-15</text:p>
          </table:table-cell>
          <table:table-cell office:value-type="float" office:value="1.906896E-015" calcext:value-type="float">
            <text:p>1.906896E-15</text:p>
          </table:table-cell>
          <table:table-cell office:value-type="float" office:value="9.484816E-016" calcext:value-type="float">
            <text:p>9.484816E-16</text:p>
          </table:table-cell>
          <table:table-cell office:value-type="float" office:value="1.99382E-015" calcext:value-type="float">
            <text:p>1.99382E-15</text:p>
          </table:table-cell>
          <table:table-cell office:value-type="float" office:value="1.844175E-015" calcext:value-type="float">
            <text:p>1.844175E-15</text:p>
          </table:table-cell>
          <table:table-cell office:value-type="float" office:value="9.717292E-016" calcext:value-type="float">
            <text:p>9.717292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5E-038" calcext:value-type="float">
            <text:p>1.58515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6445" calcext:value-type="float">
            <text:p>-70.46445</text:p>
          </table:table-cell>
          <table:table-cell office:value-type="float" office:value="-0.01337023" calcext:value-type="float">
            <text:p>-0.01337023</text:p>
          </table:table-cell>
          <table:table-cell office:value-type="float" office:value="-0.01296782" calcext:value-type="float">
            <text:p>-0.01296782</text:p>
          </table:table-cell>
          <table:table-cell office:value-type="float" office:value="-0.01256582" calcext:value-type="float">
            <text:p>-0.01256582</text:p>
          </table:table-cell>
          <table:table-cell office:value-type="float" office:value="-0.01226901" calcext:value-type="float">
            <text:p>-0.01226901</text:p>
          </table:table-cell>
          <table:table-cell office:value-type="float" office:value="-0.01195034" calcext:value-type="float">
            <text:p>-0.01195034</text:p>
          </table:table-cell>
          <table:table-cell office:value-type="float" office:value="-0.01179334" calcext:value-type="float">
            <text:p>-0.01179334</text:p>
          </table:table-cell>
          <table:table-cell office:value-type="float" office:value="-0.01147411" calcext:value-type="float">
            <text:p>-0.01147411</text:p>
          </table:table-cell>
          <table:table-cell office:value-type="float" office:value="-0.01171392" calcext:value-type="float">
            <text:p>-0.01171392</text:p>
          </table:table-cell>
          <table:table-cell office:value-type="float" office:value="-0.01095696" calcext:value-type="float">
            <text:p>-0.01095696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2228" calcext:value-type="float">
            <text:p>-0.00972228</text:p>
          </table:table-cell>
          <table:table-cell office:value-type="float" office:value="-0.001763555" calcext:value-type="float">
            <text:p>-0.00176355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6573" calcext:value-type="float">
            <text:p>-2.19657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5" calcext:value-type="float">
            <text:p>23082005</text:p>
          </table:table-cell>
          <table:table-cell office:value-type="float" office:value="467.1002" calcext:value-type="float">
            <text:p>467.1002</text:p>
          </table:table-cell>
          <table:table-cell office:value-type="float" office:value="178.4974" calcext:value-type="float">
            <text:p>178.4974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4.889" calcext:value-type="float">
            <text:p>1104.889</text:p>
          </table:table-cell>
          <table:table-cell office:value-type="float" office:value="138.751" calcext:value-type="float">
            <text:p>138.751</text:p>
          </table:table-cell>
          <table:table-cell office:value-type="float" office:value="0" calcext:value-type="float">
            <text:p>0</text:p>
          </table:table-cell>
          <table:table-cell office:value-type="float" office:value="0.1128881" calcext:value-type="float">
            <text:p>0.1128881</text:p>
          </table:table-cell>
          <table:table-cell office:value-type="float" office:value="0.3505163" calcext:value-type="float">
            <text:p>0.3505163</text:p>
          </table:table-cell>
          <table:table-cell office:value-type="float" office:value="0.35229" calcext:value-type="float">
            <text:p>0.35229</text:p>
          </table:table-cell>
          <table:table-cell office:value-type="float" office:value="0.3542532" calcext:value-type="float">
            <text:p>0.3542532</text:p>
          </table:table-cell>
          <table:table-cell office:value-type="float" office:value="0.3555989" calcext:value-type="float">
            <text:p>0.3555989</text:p>
          </table:table-cell>
          <table:table-cell office:value-type="float" office:value="0.3068878" calcext:value-type="float">
            <text:p>0.3068878</text:p>
          </table:table-cell>
          <table:table-cell office:value-type="float" office:value="0.3018781" calcext:value-type="float">
            <text:p>0.3018781</text:p>
          </table:table-cell>
          <table:table-cell office:value-type="float" office:value="0.3748151" calcext:value-type="float">
            <text:p>0.3748151</text:p>
          </table:table-cell>
          <table:table-cell office:value-type="float" office:value="0.368451" calcext:value-type="float">
            <text:p>0.368451</text:p>
          </table:table-cell>
          <table:table-cell office:value-type="float" office:value="0.3756629" calcext:value-type="float">
            <text:p>0.3756629</text:p>
          </table:table-cell>
          <table:table-cell office:value-type="float" office:value="0.3918166" calcext:value-type="float">
            <text:p>0.3918166</text:p>
          </table:table-cell>
          <table:table-cell office:value-type="float" office:value="0.40341" calcext:value-type="float">
            <text:p>0.40341</text:p>
          </table:table-cell>
          <table:table-cell office:value-type="float" office:value="0.4623752" calcext:value-type="float">
            <text:p>0.4623752</text:p>
          </table:table-cell>
          <table:table-cell office:value-type="float" office:value="0" calcext:value-type="float">
            <text:p>0</text:p>
          </table:table-cell>
          <table:table-cell office:value-type="float" office:value="1.895261E-015" calcext:value-type="float">
            <text:p>1.895261E-15</text:p>
          </table:table-cell>
          <table:table-cell office:value-type="float" office:value="1.95306E-015" calcext:value-type="float">
            <text:p>1.95306E-15</text:p>
          </table:table-cell>
          <table:table-cell office:value-type="float" office:value="1.969075E-015" calcext:value-type="float">
            <text:p>1.969075E-15</text:p>
          </table:table-cell>
          <table:table-cell office:value-type="float" office:value="1.906867E-015" calcext:value-type="float">
            <text:p>1.906867E-15</text:p>
          </table:table-cell>
          <table:table-cell office:value-type="float" office:value="9.484657E-016" calcext:value-type="float">
            <text:p>9.484657E-16</text:p>
          </table:table-cell>
          <table:table-cell office:value-type="float" office:value="1.993821E-015" calcext:value-type="float">
            <text:p>1.993821E-15</text:p>
          </table:table-cell>
          <table:table-cell office:value-type="float" office:value="1.844169E-015" calcext:value-type="float">
            <text:p>1.844169E-15</text:p>
          </table:table-cell>
          <table:table-cell office:value-type="float" office:value="9.717293E-016" calcext:value-type="float">
            <text:p>9.717293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6E-038" calcext:value-type="float">
            <text:p>1.585156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.60392" calcext:value-type="float">
            <text:p>-67.60392</text:p>
          </table:table-cell>
          <table:table-cell office:value-type="float" office:value="-0.01354594" calcext:value-type="float">
            <text:p>-0.01354594</text:p>
          </table:table-cell>
          <table:table-cell office:value-type="float" office:value="-0.01313931" calcext:value-type="float">
            <text:p>-0.01313931</text:p>
          </table:table-cell>
          <table:table-cell office:value-type="float" office:value="-0.01274055" calcext:value-type="float">
            <text:p>-0.01274055</text:p>
          </table:table-cell>
          <table:table-cell office:value-type="float" office:value="-0.0124539" calcext:value-type="float">
            <text:p>-0.0124539</text:p>
          </table:table-cell>
          <table:table-cell office:value-type="float" office:value="-0.01211245" calcext:value-type="float">
            <text:p>-0.01211245</text:p>
          </table:table-cell>
          <table:table-cell office:value-type="float" office:value="-0.0119138" calcext:value-type="float">
            <text:p>-0.0119138</text:p>
          </table:table-cell>
          <table:table-cell office:value-type="float" office:value="-0.01152461" calcext:value-type="float">
            <text:p>-0.01152461</text:p>
          </table:table-cell>
          <table:table-cell office:value-type="float" office:value="-0.01160441" calcext:value-type="float">
            <text:p>-0.01160441</text:p>
          </table:table-cell>
          <table:table-cell office:value-type="float" office:value="-0.01084311" calcext:value-type="float">
            <text:p>-0.01084311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22327" calcext:value-type="float">
            <text:p>-0.009722327</text:p>
          </table:table-cell>
          <table:table-cell office:value-type="float" office:value="-0.001766435" calcext:value-type="float">
            <text:p>-0.00176643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6963" calcext:value-type="float">
            <text:p>-2.19696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5" calcext:value-type="float">
            <text:p>24082005</text:p>
          </table:table-cell>
          <table:table-cell office:value-type="float" office:value="467.1002" calcext:value-type="float">
            <text:p>467.1002</text:p>
          </table:table-cell>
          <table:table-cell office:value-type="float" office:value="178.4324" calcext:value-type="float">
            <text:p>178.4324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4.909" calcext:value-type="float">
            <text:p>1104.909</text:p>
          </table:table-cell>
          <table:table-cell office:value-type="float" office:value="138.7961" calcext:value-type="float">
            <text:p>138.7961</text:p>
          </table:table-cell>
          <table:table-cell office:value-type="float" office:value="0" calcext:value-type="float">
            <text:p>0</text:p>
          </table:table-cell>
          <table:table-cell office:value-type="float" office:value="0.1197659" calcext:value-type="float">
            <text:p>0.1197659</text:p>
          </table:table-cell>
          <table:table-cell office:value-type="float" office:value="0.349784" calcext:value-type="float">
            <text:p>0.349784</text:p>
          </table:table-cell>
          <table:table-cell office:value-type="float" office:value="0.3515425" calcext:value-type="float">
            <text:p>0.3515425</text:p>
          </table:table-cell>
          <table:table-cell office:value-type="float" office:value="0.3535042" calcext:value-type="float">
            <text:p>0.3535042</text:p>
          </table:table-cell>
          <table:table-cell office:value-type="float" office:value="0.3548276" calcext:value-type="float">
            <text:p>0.3548276</text:p>
          </table:table-cell>
          <table:table-cell office:value-type="float" office:value="0.3063713" calcext:value-type="float">
            <text:p>0.3063713</text:p>
          </table:table-cell>
          <table:table-cell office:value-type="float" office:value="0.3015279" calcext:value-type="float">
            <text:p>0.3015279</text:p>
          </table:table-cell>
          <table:table-cell office:value-type="float" office:value="0.3747374" calcext:value-type="float">
            <text:p>0.3747374</text:p>
          </table:table-cell>
          <table:table-cell office:value-type="float" office:value="0.3686247" calcext:value-type="float">
            <text:p>0.3686247</text:p>
          </table:table-cell>
          <table:table-cell office:value-type="float" office:value="0.3758777" calcext:value-type="float">
            <text:p>0.3758777</text:p>
          </table:table-cell>
          <table:table-cell office:value-type="float" office:value="0.3919418" calcext:value-type="float">
            <text:p>0.3919418</text:p>
          </table:table-cell>
          <table:table-cell office:value-type="float" office:value="0.4034341" calcext:value-type="float">
            <text:p>0.403434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9582E-015" calcext:value-type="float">
            <text:p>1.89582E-15</text:p>
          </table:table-cell>
          <table:table-cell office:value-type="float" office:value="1.95303E-015" calcext:value-type="float">
            <text:p>1.95303E-15</text:p>
          </table:table-cell>
          <table:table-cell office:value-type="float" office:value="1.969032E-015" calcext:value-type="float">
            <text:p>1.969032E-15</text:p>
          </table:table-cell>
          <table:table-cell office:value-type="float" office:value="1.906835E-015" calcext:value-type="float">
            <text:p>1.906835E-15</text:p>
          </table:table-cell>
          <table:table-cell office:value-type="float" office:value="9.484511E-016" calcext:value-type="float">
            <text:p>9.484511E-16</text:p>
          </table:table-cell>
          <table:table-cell office:value-type="float" office:value="1.993822E-015" calcext:value-type="float">
            <text:p>1.993822E-15</text:p>
          </table:table-cell>
          <table:table-cell office:value-type="float" office:value="1.844164E-015" calcext:value-type="float">
            <text:p>1.844164E-15</text:p>
          </table:table-cell>
          <table:table-cell office:value-type="float" office:value="9.717294E-016" calcext:value-type="float">
            <text:p>9.717294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6E-038" calcext:value-type="float">
            <text:p>1.585156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22219" calcext:value-type="float">
            <text:p>-43.22219</text:p>
          </table:table-cell>
          <table:table-cell office:value-type="float" office:value="-0.01372123" calcext:value-type="float">
            <text:p>-0.01372123</text:p>
          </table:table-cell>
          <table:table-cell office:value-type="float" office:value="-0.0133119" calcext:value-type="float">
            <text:p>-0.0133119</text:p>
          </table:table-cell>
          <table:table-cell office:value-type="float" office:value="-0.01290678" calcext:value-type="float">
            <text:p>-0.01290678</text:p>
          </table:table-cell>
          <table:table-cell office:value-type="float" office:value="-0.01262048" calcext:value-type="float">
            <text:p>-0.01262048</text:p>
          </table:table-cell>
          <table:table-cell office:value-type="float" office:value="-0.01226693" calcext:value-type="float">
            <text:p>-0.01226693</text:p>
          </table:table-cell>
          <table:table-cell office:value-type="float" office:value="-0.01203019" calcext:value-type="float">
            <text:p>-0.01203019</text:p>
          </table:table-cell>
          <table:table-cell office:value-type="float" office:value="-0.01157641" calcext:value-type="float">
            <text:p>-0.01157641</text:p>
          </table:table-cell>
          <table:table-cell office:value-type="float" office:value="-0.01151363" calcext:value-type="float">
            <text:p>-0.01151363</text:p>
          </table:table-cell>
          <table:table-cell office:value-type="float" office:value="-0.01073754" calcext:value-type="float">
            <text:p>-0.01073754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21705" calcext:value-type="float">
            <text:p>-0.009721705</text:p>
          </table:table-cell>
          <table:table-cell office:value-type="float" office:value="-0.001769665" calcext:value-type="float">
            <text:p>-0.00176966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7236" calcext:value-type="float">
            <text:p>-2.1972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5" calcext:value-type="float">
            <text:p>25082005</text:p>
          </table:table-cell>
          <table:table-cell office:value-type="float" office:value="467.1002" calcext:value-type="float">
            <text:p>467.1002</text:p>
          </table:table-cell>
          <table:table-cell office:value-type="float" office:value="178.482" calcext:value-type="float">
            <text:p>178.482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4.816" calcext:value-type="float">
            <text:p>1104.816</text:p>
          </table:table-cell>
          <table:table-cell office:value-type="float" office:value="138.8392" calcext:value-type="float">
            <text:p>138.8392</text:p>
          </table:table-cell>
          <table:table-cell office:value-type="float" office:value="0" calcext:value-type="float">
            <text:p>0</text:p>
          </table:table-cell>
          <table:table-cell office:value-type="float" office:value="0.1152593" calcext:value-type="float">
            <text:p>0.1152593</text:p>
          </table:table-cell>
          <table:table-cell office:value-type="float" office:value="0.3490961" calcext:value-type="float">
            <text:p>0.3490961</text:p>
          </table:table-cell>
          <table:table-cell office:value-type="float" office:value="0.3508388" calcext:value-type="float">
            <text:p>0.3508388</text:p>
          </table:table-cell>
          <table:table-cell office:value-type="float" office:value="0.3527895" calcext:value-type="float">
            <text:p>0.3527895</text:p>
          </table:table-cell>
          <table:table-cell office:value-type="float" office:value="0.3541076" calcext:value-type="float">
            <text:p>0.3541076</text:p>
          </table:table-cell>
          <table:table-cell office:value-type="float" office:value="0.3058839" calcext:value-type="float">
            <text:p>0.3058839</text:p>
          </table:table-cell>
          <table:table-cell office:value-type="float" office:value="0.3011896" calcext:value-type="float">
            <text:p>0.3011896</text:p>
          </table:table-cell>
          <table:table-cell office:value-type="float" office:value="0.3746561" calcext:value-type="float">
            <text:p>0.3746561</text:p>
          </table:table-cell>
          <table:table-cell office:value-type="float" office:value="0.3687698" calcext:value-type="float">
            <text:p>0.3687698</text:p>
          </table:table-cell>
          <table:table-cell office:value-type="float" office:value="0.3760785" calcext:value-type="float">
            <text:p>0.3760785</text:p>
          </table:table-cell>
          <table:table-cell office:value-type="float" office:value="0.3920658" calcext:value-type="float">
            <text:p>0.3920658</text:p>
          </table:table-cell>
          <table:table-cell office:value-type="float" office:value="0.4034618" calcext:value-type="float">
            <text:p>0.403461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964E-015" calcext:value-type="float">
            <text:p>1.8964E-15</text:p>
          </table:table-cell>
          <table:table-cell office:value-type="float" office:value="1.952996E-015" calcext:value-type="float">
            <text:p>1.952996E-15</text:p>
          </table:table-cell>
          <table:table-cell office:value-type="float" office:value="1.968988E-015" calcext:value-type="float">
            <text:p>1.968988E-15</text:p>
          </table:table-cell>
          <table:table-cell office:value-type="float" office:value="1.906808E-015" calcext:value-type="float">
            <text:p>1.906808E-15</text:p>
          </table:table-cell>
          <table:table-cell office:value-type="float" office:value="9.484346E-016" calcext:value-type="float">
            <text:p>9.484346E-16</text:p>
          </table:table-cell>
          <table:table-cell office:value-type="float" office:value="1.993821E-015" calcext:value-type="float">
            <text:p>1.993821E-15</text:p>
          </table:table-cell>
          <table:table-cell office:value-type="float" office:value="1.844159E-015" calcext:value-type="float">
            <text:p>1.844159E-15</text:p>
          </table:table-cell>
          <table:table-cell office:value-type="float" office:value="9.717294E-016" calcext:value-type="float">
            <text:p>9.717294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6E-038" calcext:value-type="float">
            <text:p>1.585156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03778" calcext:value-type="float">
            <text:p>-58.03778</text:p>
          </table:table-cell>
          <table:table-cell office:value-type="float" office:value="-0.01388809" calcext:value-type="float">
            <text:p>-0.01388809</text:p>
          </table:table-cell>
          <table:table-cell office:value-type="float" office:value="-0.01347672" calcext:value-type="float">
            <text:p>-0.01347672</text:p>
          </table:table-cell>
          <table:table-cell office:value-type="float" office:value="-0.01306758" calcext:value-type="float">
            <text:p>-0.01306758</text:p>
          </table:table-cell>
          <table:table-cell office:value-type="float" office:value="-0.01277833" calcext:value-type="float">
            <text:p>-0.01277833</text:p>
          </table:table-cell>
          <table:table-cell office:value-type="float" office:value="-0.01241485" calcext:value-type="float">
            <text:p>-0.01241485</text:p>
          </table:table-cell>
          <table:table-cell office:value-type="float" office:value="-0.01214388" calcext:value-type="float">
            <text:p>-0.01214388</text:p>
          </table:table-cell>
          <table:table-cell office:value-type="float" office:value="-0.0116308" calcext:value-type="float">
            <text:p>-0.0116308</text:p>
          </table:table-cell>
          <table:table-cell office:value-type="float" office:value="-0.01143842" calcext:value-type="float">
            <text:p>-0.01143842</text:p>
          </table:table-cell>
          <table:table-cell office:value-type="float" office:value="-0.01063979" calcext:value-type="float">
            <text:p>-0.01063979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18498" calcext:value-type="float">
            <text:p>-0.009718498</text:p>
          </table:table-cell>
          <table:table-cell office:value-type="float" office:value="-0.001772574" calcext:value-type="float">
            <text:p>-0.00177257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741" calcext:value-type="float">
            <text:p>-2.1974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5" calcext:value-type="float">
            <text:p>26082005</text:p>
          </table:table-cell>
          <table:table-cell office:value-type="float" office:value="470.3002" calcext:value-type="float">
            <text:p>470.3002</text:p>
          </table:table-cell>
          <table:table-cell office:value-type="float" office:value="181.2774" calcext:value-type="float">
            <text:p>181.2774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5.146" calcext:value-type="float">
            <text:p>1105.146</text:p>
          </table:table-cell>
          <table:table-cell office:value-type="float" office:value="138.914" calcext:value-type="float">
            <text:p>138.914</text:p>
          </table:table-cell>
          <table:table-cell office:value-type="float" office:value="0" calcext:value-type="float">
            <text:p>0</text:p>
          </table:table-cell>
          <table:table-cell office:value-type="float" office:value="0.1150994" calcext:value-type="float">
            <text:p>0.1150994</text:p>
          </table:table-cell>
          <table:table-cell office:value-type="float" office:value="0.3508232" calcext:value-type="float">
            <text:p>0.3508232</text:p>
          </table:table-cell>
          <table:table-cell office:value-type="float" office:value="0.3523659" calcext:value-type="float">
            <text:p>0.3523659</text:p>
          </table:table-cell>
          <table:table-cell office:value-type="float" office:value="0.3538428" calcext:value-type="float">
            <text:p>0.3538428</text:p>
          </table:table-cell>
          <table:table-cell office:value-type="float" office:value="0.3547693" calcext:value-type="float">
            <text:p>0.3547693</text:p>
          </table:table-cell>
          <table:table-cell office:value-type="float" office:value="0.3058096" calcext:value-type="float">
            <text:p>0.3058096</text:p>
          </table:table-cell>
          <table:table-cell office:value-type="float" office:value="0.3009685" calcext:value-type="float">
            <text:p>0.3009685</text:p>
          </table:table-cell>
          <table:table-cell office:value-type="float" office:value="0.374578" calcext:value-type="float">
            <text:p>0.374578</text:p>
          </table:table-cell>
          <table:table-cell office:value-type="float" office:value="0.3688902" calcext:value-type="float">
            <text:p>0.3688902</text:p>
          </table:table-cell>
          <table:table-cell office:value-type="float" office:value="0.3762657" calcext:value-type="float">
            <text:p>0.3762657</text:p>
          </table:table-cell>
          <table:table-cell office:value-type="float" office:value="0.3921871" calcext:value-type="float">
            <text:p>0.3921871</text:p>
          </table:table-cell>
          <table:table-cell office:value-type="float" office:value="0.4034924" calcext:value-type="float">
            <text:p>0.4034924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896983E-015" calcext:value-type="float">
            <text:p>1.896983E-15</text:p>
          </table:table-cell>
          <table:table-cell office:value-type="float" office:value="1.952961E-015" calcext:value-type="float">
            <text:p>1.952961E-15</text:p>
          </table:table-cell>
          <table:table-cell office:value-type="float" office:value="1.968943E-015" calcext:value-type="float">
            <text:p>1.968943E-15</text:p>
          </table:table-cell>
          <table:table-cell office:value-type="float" office:value="1.906776E-015" calcext:value-type="float">
            <text:p>1.906776E-15</text:p>
          </table:table-cell>
          <table:table-cell office:value-type="float" office:value="9.484254E-016" calcext:value-type="float">
            <text:p>9.484254E-16</text:p>
          </table:table-cell>
          <table:table-cell office:value-type="float" office:value="1.993824E-015" calcext:value-type="float">
            <text:p>1.993824E-15</text:p>
          </table:table-cell>
          <table:table-cell office:value-type="float" office:value="1.844151E-015" calcext:value-type="float">
            <text:p>1.844151E-15</text:p>
          </table:table-cell>
          <table:table-cell office:value-type="float" office:value="9.717293E-016" calcext:value-type="float">
            <text:p>9.717293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6E-038" calcext:value-type="float">
            <text:p>1.585156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87407" calcext:value-type="float">
            <text:p>-58.87407</text:p>
          </table:table-cell>
          <table:table-cell office:value-type="float" office:value="-0.01347076" calcext:value-type="float">
            <text:p>-0.01347076</text:p>
          </table:table-cell>
          <table:table-cell office:value-type="float" office:value="-0.01312072" calcext:value-type="float">
            <text:p>-0.01312072</text:p>
          </table:table-cell>
          <table:table-cell office:value-type="float" office:value="-0.01283162" calcext:value-type="float">
            <text:p>-0.01283162</text:p>
          </table:table-cell>
          <table:table-cell office:value-type="float" office:value="-0.01263433" calcext:value-type="float">
            <text:p>-0.01263433</text:p>
          </table:table-cell>
          <table:table-cell office:value-type="float" office:value="-0.01243933" calcext:value-type="float">
            <text:p>-0.01243933</text:p>
          </table:table-cell>
          <table:table-cell office:value-type="float" office:value="-0.01221957" calcext:value-type="float">
            <text:p>-0.01221957</text:p>
          </table:table-cell>
          <table:table-cell office:value-type="float" office:value="-0.01168344" calcext:value-type="float">
            <text:p>-0.01168344</text:p>
          </table:table-cell>
          <table:table-cell office:value-type="float" office:value="-0.01137644" calcext:value-type="float">
            <text:p>-0.01137644</text:p>
          </table:table-cell>
          <table:table-cell office:value-type="float" office:value="-0.01054951" calcext:value-type="float">
            <text:p>-0.01054951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23773" calcext:value-type="float">
            <text:p>-0.009723773</text:p>
          </table:table-cell>
          <table:table-cell office:value-type="float" office:value="-0.001775633" calcext:value-type="float">
            <text:p>-0.00177563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7496" calcext:value-type="float">
            <text:p>-2.19749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5" calcext:value-type="float">
            <text:p>27082005</text:p>
          </table:table-cell>
          <table:table-cell office:value-type="float" office:value="470.6003" calcext:value-type="float">
            <text:p>470.6003</text:p>
          </table:table-cell>
          <table:table-cell office:value-type="float" office:value="181.5123" calcext:value-type="float">
            <text:p>181.5123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5.166" calcext:value-type="float">
            <text:p>1105.166</text:p>
          </table:table-cell>
          <table:table-cell office:value-type="float" office:value="138.9599" calcext:value-type="float">
            <text:p>138.9599</text:p>
          </table:table-cell>
          <table:table-cell office:value-type="float" office:value="0" calcext:value-type="float">
            <text:p>0</text:p>
          </table:table-cell>
          <table:table-cell office:value-type="float" office:value="0.1217065" calcext:value-type="float">
            <text:p>0.1217065</text:p>
          </table:table-cell>
          <table:table-cell office:value-type="float" office:value="0.3495251" calcext:value-type="float">
            <text:p>0.3495251</text:p>
          </table:table-cell>
          <table:table-cell office:value-type="float" office:value="0.3512212" calcext:value-type="float">
            <text:p>0.3512212</text:p>
          </table:table-cell>
          <table:table-cell office:value-type="float" office:value="0.353026" calcext:value-type="float">
            <text:p>0.353026</text:p>
          </table:table-cell>
          <table:table-cell office:value-type="float" office:value="0.3541897" calcext:value-type="float">
            <text:p>0.3541897</text:p>
          </table:table-cell>
          <table:table-cell office:value-type="float" office:value="0.3056913" calcext:value-type="float">
            <text:p>0.3056913</text:p>
          </table:table-cell>
          <table:table-cell office:value-type="float" office:value="0.3008972" calcext:value-type="float">
            <text:p>0.3008972</text:p>
          </table:table-cell>
          <table:table-cell office:value-type="float" office:value="0.3745346" calcext:value-type="float">
            <text:p>0.3745346</text:p>
          </table:table-cell>
          <table:table-cell office:value-type="float" office:value="0.3689925" calcext:value-type="float">
            <text:p>0.3689925</text:p>
          </table:table-cell>
          <table:table-cell office:value-type="float" office:value="0.3764396" calcext:value-type="float">
            <text:p>0.3764396</text:p>
          </table:table-cell>
          <table:table-cell office:value-type="float" office:value="0.3923053" calcext:value-type="float">
            <text:p>0.3923053</text:p>
          </table:table-cell>
          <table:table-cell office:value-type="float" office:value="0.4035247" calcext:value-type="float">
            <text:p>0.403524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97555E-015" calcext:value-type="float">
            <text:p>1.897555E-15</text:p>
          </table:table-cell>
          <table:table-cell office:value-type="float" office:value="1.952927E-015" calcext:value-type="float">
            <text:p>1.952927E-15</text:p>
          </table:table-cell>
          <table:table-cell office:value-type="float" office:value="1.968899E-015" calcext:value-type="float">
            <text:p>1.968899E-15</text:p>
          </table:table-cell>
          <table:table-cell office:value-type="float" office:value="1.906744E-015" calcext:value-type="float">
            <text:p>1.906744E-15</text:p>
          </table:table-cell>
          <table:table-cell office:value-type="float" office:value="9.4841E-016" calcext:value-type="float">
            <text:p>9.4841E-16</text:p>
          </table:table-cell>
          <table:table-cell office:value-type="float" office:value="1.993823E-015" calcext:value-type="float">
            <text:p>1.993823E-15</text:p>
          </table:table-cell>
          <table:table-cell office:value-type="float" office:value="1.84415E-015" calcext:value-type="float">
            <text:p>1.84415E-15</text:p>
          </table:table-cell>
          <table:table-cell office:value-type="float" office:value="9.717293E-016" calcext:value-type="float">
            <text:p>9.717293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5E-038" calcext:value-type="float">
            <text:p>1.58515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71771" calcext:value-type="float">
            <text:p>-37.71771</text:p>
          </table:table-cell>
          <table:table-cell office:value-type="float" office:value="-0.01378316" calcext:value-type="float">
            <text:p>-0.01378316</text:p>
          </table:table-cell>
          <table:table-cell office:value-type="float" office:value="-0.0133865" calcext:value-type="float">
            <text:p>-0.0133865</text:p>
          </table:table-cell>
          <table:table-cell office:value-type="float" office:value="-0.01301393" calcext:value-type="float">
            <text:p>-0.01301393</text:p>
          </table:table-cell>
          <table:table-cell office:value-type="float" office:value="-0.01276029" calcext:value-type="float">
            <text:p>-0.01276029</text:p>
          </table:table-cell>
          <table:table-cell office:value-type="float" office:value="-0.0124745" calcext:value-type="float">
            <text:p>-0.0124745</text:p>
          </table:table-cell>
          <table:table-cell office:value-type="float" office:value="-0.01224393" calcext:value-type="float">
            <text:p>-0.01224393</text:p>
          </table:table-cell>
          <table:table-cell office:value-type="float" office:value="-0.01171298" calcext:value-type="float">
            <text:p>-0.01171298</text:p>
          </table:table-cell>
          <table:table-cell office:value-type="float" office:value="-0.01132404" calcext:value-type="float">
            <text:p>-0.01132404</text:p>
          </table:table-cell>
          <table:table-cell office:value-type="float" office:value="-0.01046643" calcext:value-type="float">
            <text:p>-0.01046643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21019" calcext:value-type="float">
            <text:p>-0.009721019</text:p>
          </table:table-cell>
          <table:table-cell office:value-type="float" office:value="-0.001778656" calcext:value-type="float">
            <text:p>-0.00177865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75" calcext:value-type="float">
            <text:p>-2.197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5" calcext:value-type="float">
            <text:p>28082005</text:p>
          </table:table-cell>
          <table:table-cell office:value-type="float" office:value="470.8003" calcext:value-type="float">
            <text:p>470.8003</text:p>
          </table:table-cell>
          <table:table-cell office:value-type="float" office:value="181.7398" calcext:value-type="float">
            <text:p>181.7398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5.094" calcext:value-type="float">
            <text:p>1105.094</text:p>
          </table:table-cell>
          <table:table-cell office:value-type="float" office:value="139.0048" calcext:value-type="float">
            <text:p>139.0048</text:p>
          </table:table-cell>
          <table:table-cell office:value-type="float" office:value="0" calcext:value-type="float">
            <text:p>0</text:p>
          </table:table-cell>
          <table:table-cell office:value-type="float" office:value="0.1193447" calcext:value-type="float">
            <text:p>0.1193447</text:p>
          </table:table-cell>
          <table:table-cell office:value-type="float" office:value="0.348655" calcext:value-type="float">
            <text:p>0.348655</text:p>
          </table:table-cell>
          <table:table-cell office:value-type="float" office:value="0.3503593" calcext:value-type="float">
            <text:p>0.3503593</text:p>
          </table:table-cell>
          <table:table-cell office:value-type="float" office:value="0.3522378" calcext:value-type="float">
            <text:p>0.3522378</text:p>
          </table:table-cell>
          <table:table-cell office:value-type="float" office:value="0.3534926" calcext:value-type="float">
            <text:p>0.3534926</text:p>
          </table:table-cell>
          <table:table-cell office:value-type="float" office:value="0.3053658" calcext:value-type="float">
            <text:p>0.3053658</text:p>
          </table:table-cell>
          <table:table-cell office:value-type="float" office:value="0.3007294" calcext:value-type="float">
            <text:p>0.3007294</text:p>
          </table:table-cell>
          <table:table-cell office:value-type="float" office:value="0.3745022" calcext:value-type="float">
            <text:p>0.3745022</text:p>
          </table:table-cell>
          <table:table-cell office:value-type="float" office:value="0.369083" calcext:value-type="float">
            <text:p>0.369083</text:p>
          </table:table-cell>
          <table:table-cell office:value-type="float" office:value="0.3766012" calcext:value-type="float">
            <text:p>0.3766012</text:p>
          </table:table-cell>
          <table:table-cell office:value-type="float" office:value="0.3924194" calcext:value-type="float">
            <text:p>0.3924194</text:p>
          </table:table-cell>
          <table:table-cell office:value-type="float" office:value="0.4035607" calcext:value-type="float">
            <text:p>0.403560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981E-015" calcext:value-type="float">
            <text:p>1.8981E-15</text:p>
          </table:table-cell>
          <table:table-cell office:value-type="float" office:value="1.952898E-015" calcext:value-type="float">
            <text:p>1.952898E-15</text:p>
          </table:table-cell>
          <table:table-cell office:value-type="float" office:value="1.968856E-015" calcext:value-type="float">
            <text:p>1.968856E-15</text:p>
          </table:table-cell>
          <table:table-cell office:value-type="float" office:value="1.906716E-015" calcext:value-type="float">
            <text:p>1.906716E-15</text:p>
          </table:table-cell>
          <table:table-cell office:value-type="float" office:value="9.484E-016" calcext:value-type="float">
            <text:p>9.484E-16</text:p>
          </table:table-cell>
          <table:table-cell office:value-type="float" office:value="1.993823E-015" calcext:value-type="float">
            <text:p>1.993823E-15</text:p>
          </table:table-cell>
          <table:table-cell office:value-type="float" office:value="1.844145E-015" calcext:value-type="float">
            <text:p>1.844145E-15</text:p>
          </table:table-cell>
          <table:table-cell office:value-type="float" office:value="9.717293E-016" calcext:value-type="float">
            <text:p>9.717293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6E-038" calcext:value-type="float">
            <text:p>1.585156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03545" calcext:value-type="float">
            <text:p>-44.03545</text:p>
          </table:table-cell>
          <table:table-cell office:value-type="float" office:value="-0.01399661" calcext:value-type="float">
            <text:p>-0.01399661</text:p>
          </table:table-cell>
          <table:table-cell office:value-type="float" office:value="-0.0135904" calcext:value-type="float">
            <text:p>-0.0135904</text:p>
          </table:table-cell>
          <table:table-cell office:value-type="float" office:value="-0.01319332" calcext:value-type="float">
            <text:p>-0.01319332</text:p>
          </table:table-cell>
          <table:table-cell office:value-type="float" office:value="-0.01291496" calcext:value-type="float">
            <text:p>-0.01291496</text:p>
          </table:table-cell>
          <table:table-cell office:value-type="float" office:value="-0.01257455" calcext:value-type="float">
            <text:p>-0.01257455</text:p>
          </table:table-cell>
          <table:table-cell office:value-type="float" office:value="-0.01230094" calcext:value-type="float">
            <text:p>-0.01230094</text:p>
          </table:table-cell>
          <table:table-cell office:value-type="float" office:value="-0.01173488" calcext:value-type="float">
            <text:p>-0.01173488</text:p>
          </table:table-cell>
          <table:table-cell office:value-type="float" office:value="-0.0112779" calcext:value-type="float">
            <text:p>-0.0112779</text:p>
          </table:table-cell>
          <table:table-cell office:value-type="float" office:value="-0.01038978" calcext:value-type="float">
            <text:p>-0.01038978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25535" calcext:value-type="float">
            <text:p>-0.009725535</text:p>
          </table:table-cell>
          <table:table-cell office:value-type="float" office:value="-0.00178125" calcext:value-type="float">
            <text:p>-0.0017812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7444" calcext:value-type="float">
            <text:p>-2.19744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5" calcext:value-type="float">
            <text:p>29082005</text:p>
          </table:table-cell>
          <table:table-cell office:value-type="float" office:value="470.8003" calcext:value-type="float">
            <text:p>470.8003</text:p>
          </table:table-cell>
          <table:table-cell office:value-type="float" office:value="181.7992" calcext:value-type="float">
            <text:p>181.7992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4.992" calcext:value-type="float">
            <text:p>1104.992</text:p>
          </table:table-cell>
          <table:table-cell office:value-type="float" office:value="139.0477" calcext:value-type="float">
            <text:p>139.0477</text:p>
          </table:table-cell>
          <table:table-cell office:value-type="float" office:value="0" calcext:value-type="float">
            <text:p>0</text:p>
          </table:table-cell>
          <table:table-cell office:value-type="float" office:value="0.1136602" calcext:value-type="float">
            <text:p>0.1136602</text:p>
          </table:table-cell>
          <table:table-cell office:value-type="float" office:value="0.3479469" calcext:value-type="float">
            <text:p>0.3479469</text:p>
          </table:table-cell>
          <table:table-cell office:value-type="float" office:value="0.3496417" calcext:value-type="float">
            <text:p>0.3496417</text:p>
          </table:table-cell>
          <table:table-cell office:value-type="float" office:value="0.3515425" calcext:value-type="float">
            <text:p>0.3515425</text:p>
          </table:table-cell>
          <table:table-cell office:value-type="float" office:value="0.3528358" calcext:value-type="float">
            <text:p>0.3528358</text:p>
          </table:table-cell>
          <table:table-cell office:value-type="float" office:value="0.304992" calcext:value-type="float">
            <text:p>0.304992</text:p>
          </table:table-cell>
          <table:table-cell office:value-type="float" office:value="0.3005063" calcext:value-type="float">
            <text:p>0.3005063</text:p>
          </table:table-cell>
          <table:table-cell office:value-type="float" office:value="0.3744589" calcext:value-type="float">
            <text:p>0.3744589</text:p>
          </table:table-cell>
          <table:table-cell office:value-type="float" office:value="0.3691626" calcext:value-type="float">
            <text:p>0.3691626</text:p>
          </table:table-cell>
          <table:table-cell office:value-type="float" office:value="0.3767513" calcext:value-type="float">
            <text:p>0.3767513</text:p>
          </table:table-cell>
          <table:table-cell office:value-type="float" office:value="0.3925295" calcext:value-type="float">
            <text:p>0.3925295</text:p>
          </table:table-cell>
          <table:table-cell office:value-type="float" office:value="0.4035964" calcext:value-type="float">
            <text:p>0.403596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98669E-015" calcext:value-type="float">
            <text:p>1.898669E-15</text:p>
          </table:table-cell>
          <table:table-cell office:value-type="float" office:value="1.952862E-015" calcext:value-type="float">
            <text:p>1.952862E-15</text:p>
          </table:table-cell>
          <table:table-cell office:value-type="float" office:value="1.968813E-015" calcext:value-type="float">
            <text:p>1.968813E-15</text:p>
          </table:table-cell>
          <table:table-cell office:value-type="float" office:value="1.906687E-015" calcext:value-type="float">
            <text:p>1.906687E-15</text:p>
          </table:table-cell>
          <table:table-cell office:value-type="float" office:value="9.483863E-016" calcext:value-type="float">
            <text:p>9.483863E-16</text:p>
          </table:table-cell>
          <table:table-cell office:value-type="float" office:value="1.993824E-015" calcext:value-type="float">
            <text:p>1.993824E-15</text:p>
          </table:table-cell>
          <table:table-cell office:value-type="float" office:value="1.844141E-015" calcext:value-type="float">
            <text:p>1.844141E-15</text:p>
          </table:table-cell>
          <table:table-cell office:value-type="float" office:value="9.717292E-016" calcext:value-type="float">
            <text:p>9.717292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6E-038" calcext:value-type="float">
            <text:p>1.585156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16171" calcext:value-type="float">
            <text:p>-64.16171</text:p>
          </table:table-cell>
          <table:table-cell office:value-type="float" office:value="-0.01417287" calcext:value-type="float">
            <text:p>-0.01417287</text:p>
          </table:table-cell>
          <table:table-cell office:value-type="float" office:value="-0.01376284" calcext:value-type="float">
            <text:p>-0.01376284</text:p>
          </table:table-cell>
          <table:table-cell office:value-type="float" office:value="-0.01335387" calcext:value-type="float">
            <text:p>-0.01335387</text:p>
          </table:table-cell>
          <table:table-cell office:value-type="float" office:value="-0.01306277" calcext:value-type="float">
            <text:p>-0.01306277</text:p>
          </table:table-cell>
          <table:table-cell office:value-type="float" office:value="-0.01269084" calcext:value-type="float">
            <text:p>-0.01269084</text:p>
          </table:table-cell>
          <table:table-cell office:value-type="float" office:value="-0.01237756" calcext:value-type="float">
            <text:p>-0.01237756</text:p>
          </table:table-cell>
          <table:table-cell office:value-type="float" office:value="-0.01176413" calcext:value-type="float">
            <text:p>-0.01176413</text:p>
          </table:table-cell>
          <table:table-cell office:value-type="float" office:value="-0.01123749" calcext:value-type="float">
            <text:p>-0.01123749</text:p>
          </table:table-cell>
          <table:table-cell office:value-type="float" office:value="-0.0103191" calcext:value-type="float">
            <text:p>-0.0103191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21399" calcext:value-type="float">
            <text:p>-0.009721399</text:p>
          </table:table-cell>
          <table:table-cell office:value-type="float" office:value="-0.00178396" calcext:value-type="float">
            <text:p>-0.0017839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7323" calcext:value-type="float">
            <text:p>-2.19732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5" calcext:value-type="float">
            <text:p>30082005</text:p>
          </table:table-cell>
          <table:table-cell office:value-type="float" office:value="470.8003" calcext:value-type="float">
            <text:p>470.8003</text:p>
          </table:table-cell>
          <table:table-cell office:value-type="float" office:value="181.8159" calcext:value-type="float">
            <text:p>181.8159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4.931" calcext:value-type="float">
            <text:p>1104.931</text:p>
          </table:table-cell>
          <table:table-cell office:value-type="float" office:value="139.0916" calcext:value-type="float">
            <text:p>139.0916</text:p>
          </table:table-cell>
          <table:table-cell office:value-type="float" office:value="0" calcext:value-type="float">
            <text:p>0</text:p>
          </table:table-cell>
          <table:table-cell office:value-type="float" office:value="0.1122549" calcext:value-type="float">
            <text:p>0.1122549</text:p>
          </table:table-cell>
          <table:table-cell office:value-type="float" office:value="0.3473335" calcext:value-type="float">
            <text:p>0.3473335</text:p>
          </table:table-cell>
          <table:table-cell office:value-type="float" office:value="0.3490142" calcext:value-type="float">
            <text:p>0.3490142</text:p>
          </table:table-cell>
          <table:table-cell office:value-type="float" office:value="0.3509532" calcext:value-type="float">
            <text:p>0.3509532</text:p>
          </table:table-cell>
          <table:table-cell office:value-type="float" office:value="0.3523209" calcext:value-type="float">
            <text:p>0.3523209</text:p>
          </table:table-cell>
          <table:table-cell office:value-type="float" office:value="0.3046167" calcext:value-type="float">
            <text:p>0.3046167</text:p>
          </table:table-cell>
          <table:table-cell office:value-type="float" office:value="0.3001736" calcext:value-type="float">
            <text:p>0.3001736</text:p>
          </table:table-cell>
          <table:table-cell office:value-type="float" office:value="0.3743976" calcext:value-type="float">
            <text:p>0.3743976</text:p>
          </table:table-cell>
          <table:table-cell office:value-type="float" office:value="0.3692299" calcext:value-type="float">
            <text:p>0.3692299</text:p>
          </table:table-cell>
          <table:table-cell office:value-type="float" office:value="0.3768686" calcext:value-type="float">
            <text:p>0.3768686</text:p>
          </table:table-cell>
          <table:table-cell office:value-type="float" office:value="0.3926204" calcext:value-type="float">
            <text:p>0.3926204</text:p>
          </table:table-cell>
          <table:table-cell office:value-type="float" office:value="0.4036631" calcext:value-type="float">
            <text:p>0.403663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99263E-015" calcext:value-type="float">
            <text:p>1.899263E-15</text:p>
          </table:table-cell>
          <table:table-cell office:value-type="float" office:value="1.952826E-015" calcext:value-type="float">
            <text:p>1.952826E-15</text:p>
          </table:table-cell>
          <table:table-cell office:value-type="float" office:value="1.96877E-015" calcext:value-type="float">
            <text:p>1.96877E-15</text:p>
          </table:table-cell>
          <table:table-cell office:value-type="float" office:value="1.906656E-015" calcext:value-type="float">
            <text:p>1.906656E-15</text:p>
          </table:table-cell>
          <table:table-cell office:value-type="float" office:value="9.483694E-016" calcext:value-type="float">
            <text:p>9.483694E-16</text:p>
          </table:table-cell>
          <table:table-cell office:value-type="float" office:value="1.993825E-015" calcext:value-type="float">
            <text:p>1.993825E-15</text:p>
          </table:table-cell>
          <table:table-cell office:value-type="float" office:value="1.844135E-015" calcext:value-type="float">
            <text:p>1.844135E-15</text:p>
          </table:table-cell>
          <table:table-cell office:value-type="float" office:value="9.717293E-016" calcext:value-type="float">
            <text:p>9.717293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6E-038" calcext:value-type="float">
            <text:p>1.585156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55277" calcext:value-type="float">
            <text:p>-70.55277</text:p>
          </table:table-cell>
          <table:table-cell office:value-type="float" office:value="-0.01432762" calcext:value-type="float">
            <text:p>-0.01432762</text:p>
          </table:table-cell>
          <table:table-cell office:value-type="float" office:value="-0.01391577" calcext:value-type="float">
            <text:p>-0.01391577</text:p>
          </table:table-cell>
          <table:table-cell office:value-type="float" office:value="-0.01349204" calcext:value-type="float">
            <text:p>-0.01349204</text:p>
          </table:table-cell>
          <table:table-cell office:value-type="float" office:value="-0.01318026" calcext:value-type="float">
            <text:p>-0.01318026</text:p>
          </table:table-cell>
          <table:table-cell office:value-type="float" office:value="-0.01280896" calcext:value-type="float">
            <text:p>-0.01280896</text:p>
          </table:table-cell>
          <table:table-cell office:value-type="float" office:value="-0.01249241" calcext:value-type="float">
            <text:p>-0.01249241</text:p>
          </table:table-cell>
          <table:table-cell office:value-type="float" office:value="-0.01180566" calcext:value-type="float">
            <text:p>-0.01180566</text:p>
          </table:table-cell>
          <table:table-cell office:value-type="float" office:value="-0.01120344" calcext:value-type="float">
            <text:p>-0.01120344</text:p>
          </table:table-cell>
          <table:table-cell office:value-type="float" office:value="-0.01026413" calcext:value-type="float">
            <text:p>-0.01026413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21209" calcext:value-type="float">
            <text:p>-0.009721209</text:p>
          </table:table-cell>
          <table:table-cell office:value-type="float" office:value="-0.001786934" calcext:value-type="float">
            <text:p>-0.00178693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7129" calcext:value-type="float">
            <text:p>-2.19712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5" calcext:value-type="float">
            <text:p>31082005</text:p>
          </table:table-cell>
          <table:table-cell office:value-type="float" office:value="470.8003" calcext:value-type="float">
            <text:p>470.8003</text:p>
          </table:table-cell>
          <table:table-cell office:value-type="float" office:value="181.8067" calcext:value-type="float">
            <text:p>181.8067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4.895" calcext:value-type="float">
            <text:p>1104.895</text:p>
          </table:table-cell>
          <table:table-cell office:value-type="float" office:value="139.1373" calcext:value-type="float">
            <text:p>139.1373</text:p>
          </table:table-cell>
          <table:table-cell office:value-type="float" office:value="0" calcext:value-type="float">
            <text:p>0</text:p>
          </table:table-cell>
          <table:table-cell office:value-type="float" office:value="0.1135323" calcext:value-type="float">
            <text:p>0.1135323</text:p>
          </table:table-cell>
          <table:table-cell office:value-type="float" office:value="0.346806" calcext:value-type="float">
            <text:p>0.346806</text:p>
          </table:table-cell>
          <table:table-cell office:value-type="float" office:value="0.3484841" calcext:value-type="float">
            <text:p>0.3484841</text:p>
          </table:table-cell>
          <table:table-cell office:value-type="float" office:value="0.3504221" calcext:value-type="float">
            <text:p>0.3504221</text:p>
          </table:table-cell>
          <table:table-cell office:value-type="float" office:value="0.3517874" calcext:value-type="float">
            <text:p>0.3517874</text:p>
          </table:table-cell>
          <table:table-cell office:value-type="float" office:value="0.3042435" calcext:value-type="float">
            <text:p>0.3042435</text:p>
          </table:table-cell>
          <table:table-cell office:value-type="float" office:value="0.2998607" calcext:value-type="float">
            <text:p>0.2998607</text:p>
          </table:table-cell>
          <table:table-cell office:value-type="float" office:value="0.3743098" calcext:value-type="float">
            <text:p>0.3743098</text:p>
          </table:table-cell>
          <table:table-cell office:value-type="float" office:value="0.3692812" calcext:value-type="float">
            <text:p>0.3692812</text:p>
          </table:table-cell>
          <table:table-cell office:value-type="float" office:value="0.3769719" calcext:value-type="float">
            <text:p>0.3769719</text:p>
          </table:table-cell>
          <table:table-cell office:value-type="float" office:value="0.3927054" calcext:value-type="float">
            <text:p>0.3927054</text:p>
          </table:table-cell>
          <table:table-cell office:value-type="float" office:value="0.4037281" calcext:value-type="float">
            <text:p>0.4037281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899855E-015" calcext:value-type="float">
            <text:p>1.899855E-15</text:p>
          </table:table-cell>
          <table:table-cell office:value-type="float" office:value="1.952791E-015" calcext:value-type="float">
            <text:p>1.952791E-15</text:p>
          </table:table-cell>
          <table:table-cell office:value-type="float" office:value="1.968725E-015" calcext:value-type="float">
            <text:p>1.968725E-15</text:p>
          </table:table-cell>
          <table:table-cell office:value-type="float" office:value="1.906628E-015" calcext:value-type="float">
            <text:p>1.906628E-15</text:p>
          </table:table-cell>
          <table:table-cell office:value-type="float" office:value="9.483546E-016" calcext:value-type="float">
            <text:p>9.483546E-16</text:p>
          </table:table-cell>
          <table:table-cell office:value-type="float" office:value="1.993826E-015" calcext:value-type="float">
            <text:p>1.993826E-15</text:p>
          </table:table-cell>
          <table:table-cell office:value-type="float" office:value="1.844128E-015" calcext:value-type="float">
            <text:p>1.844128E-15</text:p>
          </table:table-cell>
          <table:table-cell office:value-type="float" office:value="9.717292E-016" calcext:value-type="float">
            <text:p>9.717292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5E-038" calcext:value-type="float">
            <text:p>1.58515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32789" calcext:value-type="float">
            <text:p>-65.32789</text:p>
          </table:table-cell>
          <table:table-cell office:value-type="float" office:value="-0.01446218" calcext:value-type="float">
            <text:p>-0.01446218</text:p>
          </table:table-cell>
          <table:table-cell office:value-type="float" office:value="-0.01404632" calcext:value-type="float">
            <text:p>-0.01404632</text:p>
          </table:table-cell>
          <table:table-cell office:value-type="float" office:value="-0.01361756" calcext:value-type="float">
            <text:p>-0.01361756</text:p>
          </table:table-cell>
          <table:table-cell office:value-type="float" office:value="-0.01330292" calcext:value-type="float">
            <text:p>-0.01330292</text:p>
          </table:table-cell>
          <table:table-cell office:value-type="float" office:value="-0.01292761" calcext:value-type="float">
            <text:p>-0.01292761</text:p>
          </table:table-cell>
          <table:table-cell office:value-type="float" office:value="-0.01260233" calcext:value-type="float">
            <text:p>-0.01260233</text:p>
          </table:table-cell>
          <table:table-cell office:value-type="float" office:value="-0.01186552" calcext:value-type="float">
            <text:p>-0.01186552</text:p>
          </table:table-cell>
          <table:table-cell office:value-type="float" office:value="-0.01117755" calcext:value-type="float">
            <text:p>-0.01117755</text:p>
          </table:table-cell>
          <table:table-cell office:value-type="float" office:value="-0.01021604" calcext:value-type="float">
            <text:p>-0.01021604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26101" calcext:value-type="float">
            <text:p>-0.009726101</text:p>
          </table:table-cell>
          <table:table-cell office:value-type="float" office:value="-0.001789816" calcext:value-type="float">
            <text:p>-0.00178981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6835" calcext:value-type="float">
            <text:p>-2.19683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5" calcext:value-type="float">
            <text:p>1092005</text:p>
          </table:table-cell>
          <table:table-cell office:value-type="float" office:value="470.8003" calcext:value-type="float">
            <text:p>470.8003</text:p>
          </table:table-cell>
          <table:table-cell office:value-type="float" office:value="181.8341" calcext:value-type="float">
            <text:p>181.8341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4.82" calcext:value-type="float">
            <text:p>1104.82</text:p>
          </table:table-cell>
          <table:table-cell office:value-type="float" office:value="139.1852" calcext:value-type="float">
            <text:p>139.1852</text:p>
          </table:table-cell>
          <table:table-cell office:value-type="float" office:value="0" calcext:value-type="float">
            <text:p>0</text:p>
          </table:table-cell>
          <table:table-cell office:value-type="float" office:value="0.1111074" calcext:value-type="float">
            <text:p>0.1111074</text:p>
          </table:table-cell>
          <table:table-cell office:value-type="float" office:value="0.3463276" calcext:value-type="float">
            <text:p>0.3463276</text:p>
          </table:table-cell>
          <table:table-cell office:value-type="float" office:value="0.3479856" calcext:value-type="float">
            <text:p>0.3479856</text:p>
          </table:table-cell>
          <table:table-cell office:value-type="float" office:value="0.3498935" calcext:value-type="float">
            <text:p>0.3498935</text:p>
          </table:table-cell>
          <table:table-cell office:value-type="float" office:value="0.3512731" calcext:value-type="float">
            <text:p>0.3512731</text:p>
          </table:table-cell>
          <table:table-cell office:value-type="float" office:value="0.3039387" calcext:value-type="float">
            <text:p>0.3039387</text:p>
          </table:table-cell>
          <table:table-cell office:value-type="float" office:value="0.2995871" calcext:value-type="float">
            <text:p>0.2995871</text:p>
          </table:table-cell>
          <table:table-cell office:value-type="float" office:value="0.3741933" calcext:value-type="float">
            <text:p>0.3741933</text:p>
          </table:table-cell>
          <table:table-cell office:value-type="float" office:value="0.3693155" calcext:value-type="float">
            <text:p>0.3693155</text:p>
          </table:table-cell>
          <table:table-cell office:value-type="float" office:value="0.3770679" calcext:value-type="float">
            <text:p>0.3770679</text:p>
          </table:table-cell>
          <table:table-cell office:value-type="float" office:value="0.3927885" calcext:value-type="float">
            <text:p>0.3927885</text:p>
          </table:table-cell>
          <table:table-cell office:value-type="float" office:value="0.4037861" calcext:value-type="float">
            <text:p>0.403786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00405E-015" calcext:value-type="float">
            <text:p>1.900405E-15</text:p>
          </table:table-cell>
          <table:table-cell office:value-type="float" office:value="1.952761E-015" calcext:value-type="float">
            <text:p>1.952761E-15</text:p>
          </table:table-cell>
          <table:table-cell office:value-type="float" office:value="1.968683E-015" calcext:value-type="float">
            <text:p>1.968683E-15</text:p>
          </table:table-cell>
          <table:table-cell office:value-type="float" office:value="1.906595E-015" calcext:value-type="float">
            <text:p>1.906595E-15</text:p>
          </table:table-cell>
          <table:table-cell office:value-type="float" office:value="9.483451E-016" calcext:value-type="float">
            <text:p>9.483451E-16</text:p>
          </table:table-cell>
          <table:table-cell office:value-type="float" office:value="1.993826E-015" calcext:value-type="float">
            <text:p>1.993826E-15</text:p>
          </table:table-cell>
          <table:table-cell office:value-type="float" office:value="1.844123E-015" calcext:value-type="float">
            <text:p>1.844123E-15</text:p>
          </table:table-cell>
          <table:table-cell office:value-type="float" office:value="9.717293E-016" calcext:value-type="float">
            <text:p>9.717293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6E-038" calcext:value-type="float">
            <text:p>1.585156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.53485" calcext:value-type="float">
            <text:p>-77.53485</text:p>
          </table:table-cell>
          <table:table-cell office:value-type="float" office:value="-0.01458551" calcext:value-type="float">
            <text:p>-0.01458551</text:p>
          </table:table-cell>
          <table:table-cell office:value-type="float" office:value="-0.01417048" calcext:value-type="float">
            <text:p>-0.01417048</text:p>
          </table:table-cell>
          <table:table-cell office:value-type="float" office:value="-0.01374396" calcext:value-type="float">
            <text:p>-0.01374396</text:p>
          </table:table-cell>
          <table:table-cell office:value-type="float" office:value="-0.01342256" calcext:value-type="float">
            <text:p>-0.01342256</text:p>
          </table:table-cell>
          <table:table-cell office:value-type="float" office:value="-0.01302566" calcext:value-type="float">
            <text:p>-0.01302566</text:p>
          </table:table-cell>
          <table:table-cell office:value-type="float" office:value="-0.01269912" calcext:value-type="float">
            <text:p>-0.01269912</text:p>
          </table:table-cell>
          <table:table-cell office:value-type="float" office:value="-0.01194546" calcext:value-type="float">
            <text:p>-0.01194546</text:p>
          </table:table-cell>
          <table:table-cell office:value-type="float" office:value="-0.01116019" calcext:value-type="float">
            <text:p>-0.01116019</text:p>
          </table:table-cell>
          <table:table-cell office:value-type="float" office:value="-0.01017167" calcext:value-type="float">
            <text:p>-0.01017167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24774" calcext:value-type="float">
            <text:p>-0.009724774</text:p>
          </table:table-cell>
          <table:table-cell office:value-type="float" office:value="-0.00179249" calcext:value-type="float">
            <text:p>-0.0017924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6476" calcext:value-type="float">
            <text:p>-2.19647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5" calcext:value-type="float">
            <text:p>2092005</text:p>
          </table:table-cell>
          <table:table-cell office:value-type="float" office:value="470.8003" calcext:value-type="float">
            <text:p>470.8003</text:p>
          </table:table-cell>
          <table:table-cell office:value-type="float" office:value="181.7923" calcext:value-type="float">
            <text:p>181.7923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4.812" calcext:value-type="float">
            <text:p>1104.812</text:p>
          </table:table-cell>
          <table:table-cell office:value-type="float" office:value="139.2353" calcext:value-type="float">
            <text:p>139.2353</text:p>
          </table:table-cell>
          <table:table-cell office:value-type="float" office:value="0" calcext:value-type="float">
            <text:p>0</text:p>
          </table:table-cell>
          <table:table-cell office:value-type="float" office:value="0.1157257" calcext:value-type="float">
            <text:p>0.1157257</text:p>
          </table:table-cell>
          <table:table-cell office:value-type="float" office:value="0.3458593" calcext:value-type="float">
            <text:p>0.3458593</text:p>
          </table:table-cell>
          <table:table-cell office:value-type="float" office:value="0.3475151" calcext:value-type="float">
            <text:p>0.3475151</text:p>
          </table:table-cell>
          <table:table-cell office:value-type="float" office:value="0.3494134" calcext:value-type="float">
            <text:p>0.3494134</text:p>
          </table:table-cell>
          <table:table-cell office:value-type="float" office:value="0.3507905" calcext:value-type="float">
            <text:p>0.3507905</text:p>
          </table:table-cell>
          <table:table-cell office:value-type="float" office:value="0.3036215" calcext:value-type="float">
            <text:p>0.3036215</text:p>
          </table:table-cell>
          <table:table-cell office:value-type="float" office:value="0.299327" calcext:value-type="float">
            <text:p>0.299327</text:p>
          </table:table-cell>
          <table:table-cell office:value-type="float" office:value="0.3740839" calcext:value-type="float">
            <text:p>0.3740839</text:p>
          </table:table-cell>
          <table:table-cell office:value-type="float" office:value="0.3693328" calcext:value-type="float">
            <text:p>0.3693328</text:p>
          </table:table-cell>
          <table:table-cell office:value-type="float" office:value="0.377156" calcext:value-type="float">
            <text:p>0.377156</text:p>
          </table:table-cell>
          <table:table-cell office:value-type="float" office:value="0.3928683" calcext:value-type="float">
            <text:p>0.3928683</text:p>
          </table:table-cell>
          <table:table-cell office:value-type="float" office:value="0.4038382" calcext:value-type="float">
            <text:p>0.4038382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00947E-015" calcext:value-type="float">
            <text:p>1.900947E-15</text:p>
          </table:table-cell>
          <table:table-cell office:value-type="float" office:value="1.95273E-015" calcext:value-type="float">
            <text:p>1.95273E-15</text:p>
          </table:table-cell>
          <table:table-cell office:value-type="float" office:value="1.968641E-015" calcext:value-type="float">
            <text:p>1.968641E-15</text:p>
          </table:table-cell>
          <table:table-cell office:value-type="float" office:value="1.906567E-015" calcext:value-type="float">
            <text:p>1.906567E-15</text:p>
          </table:table-cell>
          <table:table-cell office:value-type="float" office:value="9.483422E-016" calcext:value-type="float">
            <text:p>9.483422E-16</text:p>
          </table:table-cell>
          <table:table-cell office:value-type="float" office:value="1.993827E-015" calcext:value-type="float">
            <text:p>1.993827E-15</text:p>
          </table:table-cell>
          <table:table-cell office:value-type="float" office:value="1.844114E-015" calcext:value-type="float">
            <text:p>1.844114E-15</text:p>
          </table:table-cell>
          <table:table-cell office:value-type="float" office:value="9.717293E-016" calcext:value-type="float">
            <text:p>9.717293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5E-038" calcext:value-type="float">
            <text:p>1.58515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86251" calcext:value-type="float">
            <text:p>-55.86251</text:p>
          </table:table-cell>
          <table:table-cell office:value-type="float" office:value="-0.01470698" calcext:value-type="float">
            <text:p>-0.01470698</text:p>
          </table:table-cell>
          <table:table-cell office:value-type="float" office:value="-0.01428866" calcext:value-type="float">
            <text:p>-0.01428866</text:p>
          </table:table-cell>
          <table:table-cell office:value-type="float" office:value="-0.01386" calcext:value-type="float">
            <text:p>-0.01386</text:p>
          </table:table-cell>
          <table:table-cell office:value-type="float" office:value="-0.01353596" calcext:value-type="float">
            <text:p>-0.01353596</text:p>
          </table:table-cell>
          <table:table-cell office:value-type="float" office:value="-0.01312834" calcext:value-type="float">
            <text:p>-0.01312834</text:p>
          </table:table-cell>
          <table:table-cell office:value-type="float" office:value="-0.01279182" calcext:value-type="float">
            <text:p>-0.01279182</text:p>
          </table:table-cell>
          <table:table-cell office:value-type="float" office:value="-0.01202135" calcext:value-type="float">
            <text:p>-0.01202135</text:p>
          </table:table-cell>
          <table:table-cell office:value-type="float" office:value="-0.01115144" calcext:value-type="float">
            <text:p>-0.01115144</text:p>
          </table:table-cell>
          <table:table-cell office:value-type="float" office:value="-0.01013105" calcext:value-type="float">
            <text:p>-0.01013105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23012" calcext:value-type="float">
            <text:p>-0.009723012</text:p>
          </table:table-cell>
          <table:table-cell office:value-type="float" office:value="-0.001795032" calcext:value-type="float">
            <text:p>-0.00179503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6074" calcext:value-type="float">
            <text:p>-2.19607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5" calcext:value-type="float">
            <text:p>3092005</text:p>
          </table:table-cell>
          <table:table-cell office:value-type="float" office:value="470.8003" calcext:value-type="float">
            <text:p>470.8003</text:p>
          </table:table-cell>
          <table:table-cell office:value-type="float" office:value="181.822" calcext:value-type="float">
            <text:p>181.822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4.73" calcext:value-type="float">
            <text:p>1104.73</text:p>
          </table:table-cell>
          <table:table-cell office:value-type="float" office:value="139.288" calcext:value-type="float">
            <text:p>139.288</text:p>
          </table:table-cell>
          <table:table-cell office:value-type="float" office:value="0" calcext:value-type="float">
            <text:p>0</text:p>
          </table:table-cell>
          <table:table-cell office:value-type="float" office:value="0.1131805" calcext:value-type="float">
            <text:p>0.1131805</text:p>
          </table:table-cell>
          <table:table-cell office:value-type="float" office:value="0.3454129" calcext:value-type="float">
            <text:p>0.3454129</text:p>
          </table:table-cell>
          <table:table-cell office:value-type="float" office:value="0.3470525" calcext:value-type="float">
            <text:p>0.3470525</text:p>
          </table:table-cell>
          <table:table-cell office:value-type="float" office:value="0.3489432" calcext:value-type="float">
            <text:p>0.3489432</text:p>
          </table:table-cell>
          <table:table-cell office:value-type="float" office:value="0.3503177" calcext:value-type="float">
            <text:p>0.3503177</text:p>
          </table:table-cell>
          <table:table-cell office:value-type="float" office:value="0.3033032" calcext:value-type="float">
            <text:p>0.3033032</text:p>
          </table:table-cell>
          <table:table-cell office:value-type="float" office:value="0.2990794" calcext:value-type="float">
            <text:p>0.2990794</text:p>
          </table:table-cell>
          <table:table-cell office:value-type="float" office:value="0.3739859" calcext:value-type="float">
            <text:p>0.3739859</text:p>
          </table:table-cell>
          <table:table-cell office:value-type="float" office:value="0.3693377" calcext:value-type="float">
            <text:p>0.3693377</text:p>
          </table:table-cell>
          <table:table-cell office:value-type="float" office:value="0.3772362" calcext:value-type="float">
            <text:p>0.3772362</text:p>
          </table:table-cell>
          <table:table-cell office:value-type="float" office:value="0.3929439" calcext:value-type="float">
            <text:p>0.3929439</text:p>
          </table:table-cell>
          <table:table-cell office:value-type="float" office:value="0.4038868" calcext:value-type="float">
            <text:p>0.403886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01535E-015" calcext:value-type="float">
            <text:p>1.901535E-15</text:p>
          </table:table-cell>
          <table:table-cell office:value-type="float" office:value="1.952694E-015" calcext:value-type="float">
            <text:p>1.952694E-15</text:p>
          </table:table-cell>
          <table:table-cell office:value-type="float" office:value="1.968596E-015" calcext:value-type="float">
            <text:p>1.968596E-15</text:p>
          </table:table-cell>
          <table:table-cell office:value-type="float" office:value="1.906538E-015" calcext:value-type="float">
            <text:p>1.906538E-15</text:p>
          </table:table-cell>
          <table:table-cell office:value-type="float" office:value="9.483237E-016" calcext:value-type="float">
            <text:p>9.483237E-16</text:p>
          </table:table-cell>
          <table:table-cell office:value-type="float" office:value="1.993826E-015" calcext:value-type="float">
            <text:p>1.993826E-15</text:p>
          </table:table-cell>
          <table:table-cell office:value-type="float" office:value="1.844113E-015" calcext:value-type="float">
            <text:p>1.844113E-15</text:p>
          </table:table-cell>
          <table:table-cell office:value-type="float" office:value="9.717294E-016" calcext:value-type="float">
            <text:p>9.717294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5E-038" calcext:value-type="float">
            <text:p>1.58515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.07507" calcext:value-type="float">
            <text:p>-67.07507</text:p>
          </table:table-cell>
          <table:table-cell office:value-type="float" office:value="-0.01482454" calcext:value-type="float">
            <text:p>-0.01482454</text:p>
          </table:table-cell>
          <table:table-cell office:value-type="float" office:value="-0.0144061" calcext:value-type="float">
            <text:p>-0.0144061</text:p>
          </table:table-cell>
          <table:table-cell office:value-type="float" office:value="-0.01397468" calcext:value-type="float">
            <text:p>-0.01397468</text:p>
          </table:table-cell>
          <table:table-cell office:value-type="float" office:value="-0.01364808" calcext:value-type="float">
            <text:p>-0.01364808</text:p>
          </table:table-cell>
          <table:table-cell office:value-type="float" office:value="-0.01323231" calcext:value-type="float">
            <text:p>-0.01323231</text:p>
          </table:table-cell>
          <table:table-cell office:value-type="float" office:value="-0.01288089" calcext:value-type="float">
            <text:p>-0.01288089</text:p>
          </table:table-cell>
          <table:table-cell office:value-type="float" office:value="-0.0120896" calcext:value-type="float">
            <text:p>-0.0120896</text:p>
          </table:table-cell>
          <table:table-cell office:value-type="float" office:value="-0.01114895" calcext:value-type="float">
            <text:p>-0.01114895</text:p>
          </table:table-cell>
          <table:table-cell office:value-type="float" office:value="-0.01009423" calcext:value-type="float">
            <text:p>-0.01009423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18002" calcext:value-type="float">
            <text:p>-0.009718002</text:p>
          </table:table-cell>
          <table:table-cell office:value-type="float" office:value="-0.001797868" calcext:value-type="float">
            <text:p>-0.00179786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5646" calcext:value-type="float">
            <text:p>-2.19564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5" calcext:value-type="float">
            <text:p>4092005</text:p>
          </table:table-cell>
          <table:table-cell office:value-type="float" office:value="470.8003" calcext:value-type="float">
            <text:p>470.8003</text:p>
          </table:table-cell>
          <table:table-cell office:value-type="float" office:value="181.836" calcext:value-type="float">
            <text:p>181.836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4.66" calcext:value-type="float">
            <text:p>1104.66</text:p>
          </table:table-cell>
          <table:table-cell office:value-type="float" office:value="139.3434" calcext:value-type="float">
            <text:p>139.3434</text:p>
          </table:table-cell>
          <table:table-cell office:value-type="float" office:value="0" calcext:value-type="float">
            <text:p>0</text:p>
          </table:table-cell>
          <table:table-cell office:value-type="float" office:value="0.1121681" calcext:value-type="float">
            <text:p>0.1121681</text:p>
          </table:table-cell>
          <table:table-cell office:value-type="float" office:value="0.3450023" calcext:value-type="float">
            <text:p>0.3450023</text:p>
          </table:table-cell>
          <table:table-cell office:value-type="float" office:value="0.3466357" calcext:value-type="float">
            <text:p>0.3466357</text:p>
          </table:table-cell>
          <table:table-cell office:value-type="float" office:value="0.3484963" calcext:value-type="float">
            <text:p>0.3484963</text:p>
          </table:table-cell>
          <table:table-cell office:value-type="float" office:value="0.3498234" calcext:value-type="float">
            <text:p>0.3498234</text:p>
          </table:table-cell>
          <table:table-cell office:value-type="float" office:value="0.3029803" calcext:value-type="float">
            <text:p>0.3029803</text:p>
          </table:table-cell>
          <table:table-cell office:value-type="float" office:value="0.2988364" calcext:value-type="float">
            <text:p>0.2988364</text:p>
          </table:table-cell>
          <table:table-cell office:value-type="float" office:value="0.3738942" calcext:value-type="float">
            <text:p>0.3738942</text:p>
          </table:table-cell>
          <table:table-cell office:value-type="float" office:value="0.3693331" calcext:value-type="float">
            <text:p>0.3693331</text:p>
          </table:table-cell>
          <table:table-cell office:value-type="float" office:value="0.3773088" calcext:value-type="float">
            <text:p>0.3773088</text:p>
          </table:table-cell>
          <table:table-cell office:value-type="float" office:value="0.3930152" calcext:value-type="float">
            <text:p>0.3930152</text:p>
          </table:table-cell>
          <table:table-cell office:value-type="float" office:value="0.4039326" calcext:value-type="float">
            <text:p>0.403932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02167E-015" calcext:value-type="float">
            <text:p>1.902167E-15</text:p>
          </table:table-cell>
          <table:table-cell office:value-type="float" office:value="1.952658E-015" calcext:value-type="float">
            <text:p>1.952658E-15</text:p>
          </table:table-cell>
          <table:table-cell office:value-type="float" office:value="1.968548E-015" calcext:value-type="float">
            <text:p>1.968548E-15</text:p>
          </table:table-cell>
          <table:table-cell office:value-type="float" office:value="1.906503E-015" calcext:value-type="float">
            <text:p>1.906503E-15</text:p>
          </table:table-cell>
          <table:table-cell office:value-type="float" office:value="9.483066E-016" calcext:value-type="float">
            <text:p>9.483066E-16</text:p>
          </table:table-cell>
          <table:table-cell office:value-type="float" office:value="1.993826E-015" calcext:value-type="float">
            <text:p>1.993826E-15</text:p>
          </table:table-cell>
          <table:table-cell office:value-type="float" office:value="1.84411E-015" calcext:value-type="float">
            <text:p>1.84411E-15</text:p>
          </table:table-cell>
          <table:table-cell office:value-type="float" office:value="9.717293E-016" calcext:value-type="float">
            <text:p>9.717293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5E-038" calcext:value-type="float">
            <text:p>1.58515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4149" calcext:value-type="float">
            <text:p>-71.4149</text:p>
          </table:table-cell>
          <table:table-cell office:value-type="float" office:value="-0.01493339" calcext:value-type="float">
            <text:p>-0.01493339</text:p>
          </table:table-cell>
          <table:table-cell office:value-type="float" office:value="-0.01451286" calcext:value-type="float">
            <text:p>-0.01451286</text:p>
          </table:table-cell>
          <table:table-cell office:value-type="float" office:value="-0.01408467" calcext:value-type="float">
            <text:p>-0.01408467</text:p>
          </table:table-cell>
          <table:table-cell office:value-type="float" office:value="-0.01376649" calcext:value-type="float">
            <text:p>-0.01376649</text:p>
          </table:table-cell>
          <table:table-cell office:value-type="float" office:value="-0.01333878" calcext:value-type="float">
            <text:p>-0.01333878</text:p>
          </table:table-cell>
          <table:table-cell office:value-type="float" office:value="-0.01296887" calcext:value-type="float">
            <text:p>-0.01296887</text:p>
          </table:table-cell>
          <table:table-cell office:value-type="float" office:value="-0.01215392" calcext:value-type="float">
            <text:p>-0.01215392</text:p>
          </table:table-cell>
          <table:table-cell office:value-type="float" office:value="-0.01115124" calcext:value-type="float">
            <text:p>-0.01115124</text:p>
          </table:table-cell>
          <table:table-cell office:value-type="float" office:value="-0.01006103" calcext:value-type="float">
            <text:p>-0.01006103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18549" calcext:value-type="float">
            <text:p>-0.009718549</text:p>
          </table:table-cell>
          <table:table-cell office:value-type="float" office:value="-0.001800191" calcext:value-type="float">
            <text:p>-0.00180019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5208" calcext:value-type="float">
            <text:p>-2.19520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5" calcext:value-type="float">
            <text:p>5092005</text:p>
          </table:table-cell>
          <table:table-cell office:value-type="float" office:value="475.3005" calcext:value-type="float">
            <text:p>475.3005</text:p>
          </table:table-cell>
          <table:table-cell office:value-type="float" office:value="183.8731" calcext:value-type="float">
            <text:p>183.8731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7.021" calcext:value-type="float">
            <text:p>1107.021</text:p>
          </table:table-cell>
          <table:table-cell office:value-type="float" office:value="139.4465" calcext:value-type="float">
            <text:p>139.4465</text:p>
          </table:table-cell>
          <table:table-cell office:value-type="float" office:value="0" calcext:value-type="float">
            <text:p>0</text:p>
          </table:table-cell>
          <table:table-cell office:value-type="float" office:value="0.2955919" calcext:value-type="float">
            <text:p>0.2955919</text:p>
          </table:table-cell>
          <table:table-cell office:value-type="float" office:value="0.3464569" calcext:value-type="float">
            <text:p>0.3464569</text:p>
          </table:table-cell>
          <table:table-cell office:value-type="float" office:value="0.3505756" calcext:value-type="float">
            <text:p>0.3505756</text:p>
          </table:table-cell>
          <table:table-cell office:value-type="float" office:value="0.351606" calcext:value-type="float">
            <text:p>0.351606</text:p>
          </table:table-cell>
          <table:table-cell office:value-type="float" office:value="0.3519812" calcext:value-type="float">
            <text:p>0.3519812</text:p>
          </table:table-cell>
          <table:table-cell office:value-type="float" office:value="0.3030477" calcext:value-type="float">
            <text:p>0.3030477</text:p>
          </table:table-cell>
          <table:table-cell office:value-type="float" office:value="0.2986397" calcext:value-type="float">
            <text:p>0.2986397</text:p>
          </table:table-cell>
          <table:table-cell office:value-type="float" office:value="0.3738058" calcext:value-type="float">
            <text:p>0.3738058</text:p>
          </table:table-cell>
          <table:table-cell office:value-type="float" office:value="0.3693208" calcext:value-type="float">
            <text:p>0.3693208</text:p>
          </table:table-cell>
          <table:table-cell office:value-type="float" office:value="0.3773742" calcext:value-type="float">
            <text:p>0.3773742</text:p>
          </table:table-cell>
          <table:table-cell office:value-type="float" office:value="0.3930821" calcext:value-type="float">
            <text:p>0.3930821</text:p>
          </table:table-cell>
          <table:table-cell office:value-type="float" office:value="0.4039757" calcext:value-type="float">
            <text:p>0.403975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02663E-015" calcext:value-type="float">
            <text:p>1.902663E-15</text:p>
          </table:table-cell>
          <table:table-cell office:value-type="float" office:value="1.952632E-015" calcext:value-type="float">
            <text:p>1.952632E-15</text:p>
          </table:table-cell>
          <table:table-cell office:value-type="float" office:value="1.968511E-015" calcext:value-type="float">
            <text:p>1.968511E-15</text:p>
          </table:table-cell>
          <table:table-cell office:value-type="float" office:value="1.906474E-015" calcext:value-type="float">
            <text:p>1.906474E-15</text:p>
          </table:table-cell>
          <table:table-cell office:value-type="float" office:value="9.482904E-016" calcext:value-type="float">
            <text:p>9.482904E-16</text:p>
          </table:table-cell>
          <table:table-cell office:value-type="float" office:value="1.993826E-015" calcext:value-type="float">
            <text:p>1.993826E-15</text:p>
          </table:table-cell>
          <table:table-cell office:value-type="float" office:value="1.844107E-015" calcext:value-type="float">
            <text:p>1.844107E-15</text:p>
          </table:table-cell>
          <table:table-cell office:value-type="float" office:value="9.717293E-016" calcext:value-type="float">
            <text:p>9.717293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6E-038" calcext:value-type="float">
            <text:p>1.585156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967683" calcext:value-type="float">
            <text:p>-0.03967683</text:p>
          </table:table-cell>
          <table:table-cell office:value-type="float" office:value="-0.01450162" calcext:value-type="float">
            <text:p>-0.01450162</text:p>
          </table:table-cell>
          <table:table-cell office:value-type="float" office:value="-0.01351236" calcext:value-type="float">
            <text:p>-0.01351236</text:p>
          </table:table-cell>
          <table:table-cell office:value-type="float" office:value="-0.0133378" calcext:value-type="float">
            <text:p>-0.0133378</text:p>
          </table:table-cell>
          <table:table-cell office:value-type="float" office:value="-0.01326429" calcext:value-type="float">
            <text:p>-0.01326429</text:p>
          </table:table-cell>
          <table:table-cell office:value-type="float" office:value="-0.01332129" calcext:value-type="float">
            <text:p>-0.01332129</text:p>
          </table:table-cell>
          <table:table-cell office:value-type="float" office:value="-0.01304167" calcext:value-type="float">
            <text:p>-0.01304167</text:p>
          </table:table-cell>
          <table:table-cell office:value-type="float" office:value="-0.01221624" calcext:value-type="float">
            <text:p>-0.01221624</text:p>
          </table:table-cell>
          <table:table-cell office:value-type="float" office:value="-0.0111574" calcext:value-type="float">
            <text:p>-0.0111574</text:p>
          </table:table-cell>
          <table:table-cell office:value-type="float" office:value="-0.0100312" calcext:value-type="float">
            <text:p>-0.0100312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256" calcext:value-type="float">
            <text:p>-0.0097256</text:p>
          </table:table-cell>
          <table:table-cell office:value-type="float" office:value="-0.001802676" calcext:value-type="float">
            <text:p>-0.00180267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4756" calcext:value-type="float">
            <text:p>-2.19475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5" calcext:value-type="float">
            <text:p>6092005</text:p>
          </table:table-cell>
          <table:table-cell office:value-type="float" office:value="475.3005" calcext:value-type="float">
            <text:p>475.3005</text:p>
          </table:table-cell>
          <table:table-cell office:value-type="float" office:value="186.0719" calcext:value-type="float">
            <text:p>186.0719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4.761" calcext:value-type="float">
            <text:p>1104.761</text:p>
          </table:table-cell>
          <table:table-cell office:value-type="float" office:value="139.5076" calcext:value-type="float">
            <text:p>139.5076</text:p>
          </table:table-cell>
          <table:table-cell office:value-type="float" office:value="0" calcext:value-type="float">
            <text:p>0</text:p>
          </table:table-cell>
          <table:table-cell office:value-type="float" office:value="0.1201158" calcext:value-type="float">
            <text:p>0.1201158</text:p>
          </table:table-cell>
          <table:table-cell office:value-type="float" office:value="0.3437675" calcext:value-type="float">
            <text:p>0.3437675</text:p>
          </table:table-cell>
          <table:table-cell office:value-type="float" office:value="0.3457761" calcext:value-type="float">
            <text:p>0.3457761</text:p>
          </table:table-cell>
          <table:table-cell office:value-type="float" office:value="0.3482585" calcext:value-type="float">
            <text:p>0.3482585</text:p>
          </table:table-cell>
          <table:table-cell office:value-type="float" office:value="0.3498333" calcext:value-type="float">
            <text:p>0.3498333</text:p>
          </table:table-cell>
          <table:table-cell office:value-type="float" office:value="0.3031136" calcext:value-type="float">
            <text:p>0.3031136</text:p>
          </table:table-cell>
          <table:table-cell office:value-type="float" office:value="0.2987223" calcext:value-type="float">
            <text:p>0.2987223</text:p>
          </table:table-cell>
          <table:table-cell office:value-type="float" office:value="0.3737613" calcext:value-type="float">
            <text:p>0.3737613</text:p>
          </table:table-cell>
          <table:table-cell office:value-type="float" office:value="0.3693045" calcext:value-type="float">
            <text:p>0.3693045</text:p>
          </table:table-cell>
          <table:table-cell office:value-type="float" office:value="0.377433" calcext:value-type="float">
            <text:p>0.377433</text:p>
          </table:table-cell>
          <table:table-cell office:value-type="float" office:value="0.3931446" calcext:value-type="float">
            <text:p>0.3931446</text:p>
          </table:table-cell>
          <table:table-cell office:value-type="float" office:value="0.4040164" calcext:value-type="float">
            <text:p>0.404016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03091E-015" calcext:value-type="float">
            <text:p>1.903091E-15</text:p>
          </table:table-cell>
          <table:table-cell office:value-type="float" office:value="1.95261E-015" calcext:value-type="float">
            <text:p>1.95261E-15</text:p>
          </table:table-cell>
          <table:table-cell office:value-type="float" office:value="1.968483E-015" calcext:value-type="float">
            <text:p>1.968483E-15</text:p>
          </table:table-cell>
          <table:table-cell office:value-type="float" office:value="1.906449E-015" calcext:value-type="float">
            <text:p>1.906449E-15</text:p>
          </table:table-cell>
          <table:table-cell office:value-type="float" office:value="9.482712E-016" calcext:value-type="float">
            <text:p>9.482712E-16</text:p>
          </table:table-cell>
          <table:table-cell office:value-type="float" office:value="1.993829E-015" calcext:value-type="float">
            <text:p>1.993829E-15</text:p>
          </table:table-cell>
          <table:table-cell office:value-type="float" office:value="1.844101E-015" calcext:value-type="float">
            <text:p>1.844101E-15</text:p>
          </table:table-cell>
          <table:table-cell office:value-type="float" office:value="9.717293E-016" calcext:value-type="float">
            <text:p>9.717293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6E-038" calcext:value-type="float">
            <text:p>1.585156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05665" calcext:value-type="float">
            <text:p>-42.05665</text:p>
          </table:table-cell>
          <table:table-cell office:value-type="float" office:value="-0.01527036" calcext:value-type="float">
            <text:p>-0.01527036</text:p>
          </table:table-cell>
          <table:table-cell office:value-type="float" office:value="-0.01473713" calcext:value-type="float">
            <text:p>-0.01473713</text:p>
          </table:table-cell>
          <table:table-cell office:value-type="float" office:value="-0.01414148" calcext:value-type="float">
            <text:p>-0.01414148</text:p>
          </table:table-cell>
          <table:table-cell office:value-type="float" office:value="-0.01376144" calcext:value-type="float">
            <text:p>-0.01376144</text:p>
          </table:table-cell>
          <table:table-cell office:value-type="float" office:value="-0.01329367" calcext:value-type="float">
            <text:p>-0.01329367</text:p>
          </table:table-cell>
          <table:table-cell office:value-type="float" office:value="-0.01301092" calcext:value-type="float">
            <text:p>-0.01301092</text:p>
          </table:table-cell>
          <table:table-cell office:value-type="float" office:value="-0.01224807" calcext:value-type="float">
            <text:p>-0.01224807</text:p>
          </table:table-cell>
          <table:table-cell office:value-type="float" office:value="-0.0111656" calcext:value-type="float">
            <text:p>-0.0111656</text:p>
          </table:table-cell>
          <table:table-cell office:value-type="float" office:value="-0.01000454" calcext:value-type="float">
            <text:p>-0.01000454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2496" calcext:value-type="float">
            <text:p>-0.00972496</text:p>
          </table:table-cell>
          <table:table-cell office:value-type="float" office:value="-0.001804869" calcext:value-type="float">
            <text:p>-0.00180486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4304" calcext:value-type="float">
            <text:p>-2.1943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5" calcext:value-type="float">
            <text:p>7092005</text:p>
          </table:table-cell>
          <table:table-cell office:value-type="float" office:value="477.5005" calcext:value-type="float">
            <text:p>477.5005</text:p>
          </table:table-cell>
          <table:table-cell office:value-type="float" office:value="188.5025" calcext:value-type="float">
            <text:p>188.5025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4.445" calcext:value-type="float">
            <text:p>1104.445</text:p>
          </table:table-cell>
          <table:table-cell office:value-type="float" office:value="139.5934" calcext:value-type="float">
            <text:p>139.5934</text:p>
          </table:table-cell>
          <table:table-cell office:value-type="float" office:value="0" calcext:value-type="float">
            <text:p>0</text:p>
          </table:table-cell>
          <table:table-cell office:value-type="float" office:value="0.1181751" calcext:value-type="float">
            <text:p>0.1181751</text:p>
          </table:table-cell>
          <table:table-cell office:value-type="float" office:value="0.3421935" calcext:value-type="float">
            <text:p>0.3421935</text:p>
          </table:table-cell>
          <table:table-cell office:value-type="float" office:value="0.344162" calcext:value-type="float">
            <text:p>0.344162</text:p>
          </table:table-cell>
          <table:table-cell office:value-type="float" office:value="0.3466505" calcext:value-type="float">
            <text:p>0.3466505</text:p>
          </table:table-cell>
          <table:table-cell office:value-type="float" office:value="0.3483619" calcext:value-type="float">
            <text:p>0.3483619</text:p>
          </table:table-cell>
          <table:table-cell office:value-type="float" office:value="0.3024236" calcext:value-type="float">
            <text:p>0.3024236</text:p>
          </table:table-cell>
          <table:table-cell office:value-type="float" office:value="0.2984605" calcext:value-type="float">
            <text:p>0.2984605</text:p>
          </table:table-cell>
          <table:table-cell office:value-type="float" office:value="0.3737171" calcext:value-type="float">
            <text:p>0.3737171</text:p>
          </table:table-cell>
          <table:table-cell office:value-type="float" office:value="0.3692893" calcext:value-type="float">
            <text:p>0.3692893</text:p>
          </table:table-cell>
          <table:table-cell office:value-type="float" office:value="0.3774852" calcext:value-type="float">
            <text:p>0.3774852</text:p>
          </table:table-cell>
          <table:table-cell office:value-type="float" office:value="0.3932026" calcext:value-type="float">
            <text:p>0.3932026</text:p>
          </table:table-cell>
          <table:table-cell office:value-type="float" office:value="0.4040555" calcext:value-type="float">
            <text:p>0.404055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03555E-015" calcext:value-type="float">
            <text:p>1.903555E-15</text:p>
          </table:table-cell>
          <table:table-cell office:value-type="float" office:value="1.952582E-015" calcext:value-type="float">
            <text:p>1.952582E-15</text:p>
          </table:table-cell>
          <table:table-cell office:value-type="float" office:value="1.968453E-015" calcext:value-type="float">
            <text:p>1.968453E-15</text:p>
          </table:table-cell>
          <table:table-cell office:value-type="float" office:value="1.906418E-015" calcext:value-type="float">
            <text:p>1.906418E-15</text:p>
          </table:table-cell>
          <table:table-cell office:value-type="float" office:value="9.482611E-016" calcext:value-type="float">
            <text:p>9.482611E-16</text:p>
          </table:table-cell>
          <table:table-cell office:value-type="float" office:value="1.99383E-015" calcext:value-type="float">
            <text:p>1.99383E-15</text:p>
          </table:table-cell>
          <table:table-cell office:value-type="float" office:value="1.844098E-015" calcext:value-type="float">
            <text:p>1.844098E-15</text:p>
          </table:table-cell>
          <table:table-cell office:value-type="float" office:value="9.717293E-016" calcext:value-type="float">
            <text:p>9.717293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5E-038" calcext:value-type="float">
            <text:p>1.58515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83348" calcext:value-type="float">
            <text:p>-47.83348</text:p>
          </table:table-cell>
          <table:table-cell office:value-type="float" office:value="-0.01570723" calcext:value-type="float">
            <text:p>-0.01570723</text:p>
          </table:table-cell>
          <table:table-cell office:value-type="float" office:value="-0.01516679" calcext:value-type="float">
            <text:p>-0.01516679</text:p>
          </table:table-cell>
          <table:table-cell office:value-type="float" office:value="-0.01454855" calcext:value-type="float">
            <text:p>-0.01454855</text:p>
          </table:table-cell>
          <table:table-cell office:value-type="float" office:value="-0.01412152" calcext:value-type="float">
            <text:p>-0.01412152</text:p>
          </table:table-cell>
          <table:table-cell office:value-type="float" office:value="-0.013523" calcext:value-type="float">
            <text:p>-0.013523</text:p>
          </table:table-cell>
          <table:table-cell office:value-type="float" office:value="-0.01310585" calcext:value-type="float">
            <text:p>-0.01310585</text:p>
          </table:table-cell>
          <table:table-cell office:value-type="float" office:value="-0.01227914" calcext:value-type="float">
            <text:p>-0.01227914</text:p>
          </table:table-cell>
          <table:table-cell office:value-type="float" office:value="-0.01117325" calcext:value-type="float">
            <text:p>-0.01117325</text:p>
          </table:table-cell>
          <table:table-cell office:value-type="float" office:value="-0.009980849" calcext:value-type="float">
            <text:p>-0.009980849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22345" calcext:value-type="float">
            <text:p>-0.009722345</text:p>
          </table:table-cell>
          <table:table-cell office:value-type="float" office:value="-0.001807331" calcext:value-type="float">
            <text:p>-0.00180733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3865" calcext:value-type="float">
            <text:p>-2.19386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5" calcext:value-type="float">
            <text:p>8092005</text:p>
          </table:table-cell>
          <table:table-cell office:value-type="float" office:value="477.5005" calcext:value-type="float">
            <text:p>477.5005</text:p>
          </table:table-cell>
          <table:table-cell office:value-type="float" office:value="188.5584" calcext:value-type="float">
            <text:p>188.5584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4.322" calcext:value-type="float">
            <text:p>1104.322</text:p>
          </table:table-cell>
          <table:table-cell office:value-type="float" office:value="139.66" calcext:value-type="float">
            <text:p>139.66</text:p>
          </table:table-cell>
          <table:table-cell office:value-type="float" office:value="0" calcext:value-type="float">
            <text:p>0</text:p>
          </table:table-cell>
          <table:table-cell office:value-type="float" office:value="0.1131547" calcext:value-type="float">
            <text:p>0.1131547</text:p>
          </table:table-cell>
          <table:table-cell office:value-type="float" office:value="0.3425653" calcext:value-type="float">
            <text:p>0.3425653</text:p>
          </table:table-cell>
          <table:table-cell office:value-type="float" office:value="0.3442205" calcext:value-type="float">
            <text:p>0.3442205</text:p>
          </table:table-cell>
          <table:table-cell office:value-type="float" office:value="0.346222" calcext:value-type="float">
            <text:p>0.346222</text:p>
          </table:table-cell>
          <table:table-cell office:value-type="float" office:value="0.3476976" calcext:value-type="float">
            <text:p>0.3476976</text:p>
          </table:table-cell>
          <table:table-cell office:value-type="float" office:value="0.3017959" calcext:value-type="float">
            <text:p>0.3017959</text:p>
          </table:table-cell>
          <table:table-cell office:value-type="float" office:value="0.2980675" calcext:value-type="float">
            <text:p>0.2980675</text:p>
          </table:table-cell>
          <table:table-cell office:value-type="float" office:value="0.3736289" calcext:value-type="float">
            <text:p>0.3736289</text:p>
          </table:table-cell>
          <table:table-cell office:value-type="float" office:value="0.3692709" calcext:value-type="float">
            <text:p>0.3692709</text:p>
          </table:table-cell>
          <table:table-cell office:value-type="float" office:value="0.3775325" calcext:value-type="float">
            <text:p>0.3775325</text:p>
          </table:table-cell>
          <table:table-cell office:value-type="float" office:value="0.3932567" calcext:value-type="float">
            <text:p>0.3932567</text:p>
          </table:table-cell>
          <table:table-cell office:value-type="float" office:value="0.4040917" calcext:value-type="float">
            <text:p>0.404091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4098E-015" calcext:value-type="float">
            <text:p>1.904098E-15</text:p>
          </table:table-cell>
          <table:table-cell office:value-type="float" office:value="1.95255E-015" calcext:value-type="float">
            <text:p>1.95255E-15</text:p>
          </table:table-cell>
          <table:table-cell office:value-type="float" office:value="1.968411E-015" calcext:value-type="float">
            <text:p>1.968411E-15</text:p>
          </table:table-cell>
          <table:table-cell office:value-type="float" office:value="1.906387E-015" calcext:value-type="float">
            <text:p>1.906387E-15</text:p>
          </table:table-cell>
          <table:table-cell office:value-type="float" office:value="9.482478E-016" calcext:value-type="float">
            <text:p>9.482478E-16</text:p>
          </table:table-cell>
          <table:table-cell office:value-type="float" office:value="1.993832E-015" calcext:value-type="float">
            <text:p>1.993832E-15</text:p>
          </table:table-cell>
          <table:table-cell office:value-type="float" office:value="1.844094E-015" calcext:value-type="float">
            <text:p>1.844094E-15</text:p>
          </table:table-cell>
          <table:table-cell office:value-type="float" office:value="9.717293E-016" calcext:value-type="float">
            <text:p>9.717293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6E-038" calcext:value-type="float">
            <text:p>1.585156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55083" calcext:value-type="float">
            <text:p>-66.55083</text:p>
          </table:table-cell>
          <table:table-cell office:value-type="float" office:value="-0.01559924" calcext:value-type="float">
            <text:p>-0.01559924</text:p>
          </table:table-cell>
          <table:table-cell office:value-type="float" office:value="-0.01515016" calcext:value-type="float">
            <text:p>-0.01515016</text:p>
          </table:table-cell>
          <table:table-cell office:value-type="float" office:value="-0.01466072" calcext:value-type="float">
            <text:p>-0.01466072</text:p>
          </table:table-cell>
          <table:table-cell office:value-type="float" office:value="-0.01428932" calcext:value-type="float">
            <text:p>-0.01428932</text:p>
          </table:table-cell>
          <table:table-cell office:value-type="float" office:value="-0.01373698" calcext:value-type="float">
            <text:p>-0.01373698</text:p>
          </table:table-cell>
          <table:table-cell office:value-type="float" office:value="-0.01325121" calcext:value-type="float">
            <text:p>-0.01325121</text:p>
          </table:table-cell>
          <table:table-cell office:value-type="float" office:value="-0.01234162" calcext:value-type="float">
            <text:p>-0.01234162</text:p>
          </table:table-cell>
          <table:table-cell office:value-type="float" office:value="-0.01118249" calcext:value-type="float">
            <text:p>-0.01118249</text:p>
          </table:table-cell>
          <table:table-cell office:value-type="float" office:value="-0.009959465" calcext:value-type="float">
            <text:p>-0.009959465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19212" calcext:value-type="float">
            <text:p>-0.009719212</text:p>
          </table:table-cell>
          <table:table-cell office:value-type="float" office:value="-0.001809935" calcext:value-type="float">
            <text:p>-0.00180993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3441" calcext:value-type="float">
            <text:p>-2.19344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5" calcext:value-type="float">
            <text:p>9092005</text:p>
          </table:table-cell>
          <table:table-cell office:value-type="float" office:value="477.5005" calcext:value-type="float">
            <text:p>477.5005</text:p>
          </table:table-cell>
          <table:table-cell office:value-type="float" office:value="188.6198" calcext:value-type="float">
            <text:p>188.6198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4.191" calcext:value-type="float">
            <text:p>1104.191</text:p>
          </table:table-cell>
          <table:table-cell office:value-type="float" office:value="139.7292" calcext:value-type="float">
            <text:p>139.7292</text:p>
          </table:table-cell>
          <table:table-cell office:value-type="float" office:value="0" calcext:value-type="float">
            <text:p>0</text:p>
          </table:table-cell>
          <table:table-cell office:value-type="float" office:value="0.1074016" calcext:value-type="float">
            <text:p>0.1074016</text:p>
          </table:table-cell>
          <table:table-cell office:value-type="float" office:value="0.3424513" calcext:value-type="float">
            <text:p>0.3424513</text:p>
          </table:table-cell>
          <table:table-cell office:value-type="float" office:value="0.3440478" calcext:value-type="float">
            <text:p>0.3440478</text:p>
          </table:table-cell>
          <table:table-cell office:value-type="float" office:value="0.3459383" calcext:value-type="float">
            <text:p>0.3459383</text:p>
          </table:table-cell>
          <table:table-cell office:value-type="float" office:value="0.3473188" calcext:value-type="float">
            <text:p>0.3473188</text:p>
          </table:table-cell>
          <table:table-cell office:value-type="float" office:value="0.3014008" calcext:value-type="float">
            <text:p>0.3014008</text:p>
          </table:table-cell>
          <table:table-cell office:value-type="float" office:value="0.2977323" calcext:value-type="float">
            <text:p>0.2977323</text:p>
          </table:table-cell>
          <table:table-cell office:value-type="float" office:value="0.3735157" calcext:value-type="float">
            <text:p>0.3735157</text:p>
          </table:table-cell>
          <table:table-cell office:value-type="float" office:value="0.3692431" calcext:value-type="float">
            <text:p>0.3692431</text:p>
          </table:table-cell>
          <table:table-cell office:value-type="float" office:value="0.3775739" calcext:value-type="float">
            <text:p>0.3775739</text:p>
          </table:table-cell>
          <table:table-cell office:value-type="float" office:value="0.3933067" calcext:value-type="float">
            <text:p>0.3933067</text:p>
          </table:table-cell>
          <table:table-cell office:value-type="float" office:value="0.4041266" calcext:value-type="float">
            <text:p>0.404126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4682E-015" calcext:value-type="float">
            <text:p>1.904682E-15</text:p>
          </table:table-cell>
          <table:table-cell office:value-type="float" office:value="1.952515E-015" calcext:value-type="float">
            <text:p>1.952515E-15</text:p>
          </table:table-cell>
          <table:table-cell office:value-type="float" office:value="1.968365E-015" calcext:value-type="float">
            <text:p>1.968365E-15</text:p>
          </table:table-cell>
          <table:table-cell office:value-type="float" office:value="1.906358E-015" calcext:value-type="float">
            <text:p>1.906358E-15</text:p>
          </table:table-cell>
          <table:table-cell office:value-type="float" office:value="9.482326E-016" calcext:value-type="float">
            <text:p>9.482326E-16</text:p>
          </table:table-cell>
          <table:table-cell office:value-type="float" office:value="1.993832E-015" calcext:value-type="float">
            <text:p>1.993832E-15</text:p>
          </table:table-cell>
          <table:table-cell office:value-type="float" office:value="1.844091E-015" calcext:value-type="float">
            <text:p>1.844091E-15</text:p>
          </table:table-cell>
          <table:table-cell office:value-type="float" office:value="9.717294E-016" calcext:value-type="float">
            <text:p>9.717294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5E-038" calcext:value-type="float">
            <text:p>1.58515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.46828" calcext:value-type="float">
            <text:p>-99.46828</text:p>
          </table:table-cell>
          <table:table-cell office:value-type="float" office:value="-0.0156308" calcext:value-type="float">
            <text:p>-0.0156308</text:p>
          </table:table-cell>
          <table:table-cell office:value-type="float" office:value="-0.01519671" calcext:value-type="float">
            <text:p>-0.01519671</text:p>
          </table:table-cell>
          <table:table-cell office:value-type="float" office:value="-0.01473437" calcext:value-type="float">
            <text:p>-0.01473437</text:p>
          </table:table-cell>
          <table:table-cell office:value-type="float" office:value="-0.01438507" calcext:value-type="float">
            <text:p>-0.01438507</text:p>
          </table:table-cell>
          <table:table-cell office:value-type="float" office:value="-0.01387352" calcext:value-type="float">
            <text:p>-0.01387352</text:p>
          </table:table-cell>
          <table:table-cell office:value-type="float" office:value="-0.01337697" calcext:value-type="float">
            <text:p>-0.01337697</text:p>
          </table:table-cell>
          <table:table-cell office:value-type="float" office:value="-0.01242268" calcext:value-type="float">
            <text:p>-0.01242268</text:p>
          </table:table-cell>
          <table:table-cell office:value-type="float" office:value="-0.01119642" calcext:value-type="float">
            <text:p>-0.01119642</text:p>
          </table:table-cell>
          <table:table-cell office:value-type="float" office:value="-0.009940761" calcext:value-type="float">
            <text:p>-0.009940761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18738" calcext:value-type="float">
            <text:p>-0.009718738</text:p>
          </table:table-cell>
          <table:table-cell office:value-type="float" office:value="-0.001812457" calcext:value-type="float">
            <text:p>-0.00181245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3014" calcext:value-type="float">
            <text:p>-2.19301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5" calcext:value-type="float">
            <text:p>10092005</text:p>
          </table:table-cell>
          <table:table-cell office:value-type="float" office:value="477.5005" calcext:value-type="float">
            <text:p>477.5005</text:p>
          </table:table-cell>
          <table:table-cell office:value-type="float" office:value="188.6331" calcext:value-type="float">
            <text:p>188.6331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4.106" calcext:value-type="float">
            <text:p>1104.106</text:p>
          </table:table-cell>
          <table:table-cell office:value-type="float" office:value="139.8011" calcext:value-type="float">
            <text:p>139.8011</text:p>
          </table:table-cell>
          <table:table-cell office:value-type="float" office:value="0" calcext:value-type="float">
            <text:p>0</text:p>
          </table:table-cell>
          <table:table-cell office:value-type="float" office:value="0.1063577" calcext:value-type="float">
            <text:p>0.1063577</text:p>
          </table:table-cell>
          <table:table-cell office:value-type="float" office:value="0.3422267" calcext:value-type="float">
            <text:p>0.3422267</text:p>
          </table:table-cell>
          <table:table-cell office:value-type="float" office:value="0.3437991" calcext:value-type="float">
            <text:p>0.3437991</text:p>
          </table:table-cell>
          <table:table-cell office:value-type="float" office:value="0.3456422" calcext:value-type="float">
            <text:p>0.3456422</text:p>
          </table:table-cell>
          <table:table-cell office:value-type="float" office:value="0.3469782" calcext:value-type="float">
            <text:p>0.3469782</text:p>
          </table:table-cell>
          <table:table-cell office:value-type="float" office:value="0.3011013" calcext:value-type="float">
            <text:p>0.3011013</text:p>
          </table:table-cell>
          <table:table-cell office:value-type="float" office:value="0.2974602" calcext:value-type="float">
            <text:p>0.2974602</text:p>
          </table:table-cell>
          <table:table-cell office:value-type="float" office:value="0.3734028" calcext:value-type="float">
            <text:p>0.3734028</text:p>
          </table:table-cell>
          <table:table-cell office:value-type="float" office:value="0.3692057" calcext:value-type="float">
            <text:p>0.3692057</text:p>
          </table:table-cell>
          <table:table-cell office:value-type="float" office:value="0.3776103" calcext:value-type="float">
            <text:p>0.3776103</text:p>
          </table:table-cell>
          <table:table-cell office:value-type="float" office:value="0.3933529" calcext:value-type="float">
            <text:p>0.3933529</text:p>
          </table:table-cell>
          <table:table-cell office:value-type="float" office:value="0.404159" calcext:value-type="float">
            <text:p>0.40415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05284E-015" calcext:value-type="float">
            <text:p>1.905284E-15</text:p>
          </table:table-cell>
          <table:table-cell office:value-type="float" office:value="1.95248E-015" calcext:value-type="float">
            <text:p>1.95248E-15</text:p>
          </table:table-cell>
          <table:table-cell office:value-type="float" office:value="1.968319E-015" calcext:value-type="float">
            <text:p>1.968319E-15</text:p>
          </table:table-cell>
          <table:table-cell office:value-type="float" office:value="1.906323E-015" calcext:value-type="float">
            <text:p>1.906323E-15</text:p>
          </table:table-cell>
          <table:table-cell office:value-type="float" office:value="9.482176E-016" calcext:value-type="float">
            <text:p>9.482176E-16</text:p>
          </table:table-cell>
          <table:table-cell office:value-type="float" office:value="1.993831E-015" calcext:value-type="float">
            <text:p>1.993831E-15</text:p>
          </table:table-cell>
          <table:table-cell office:value-type="float" office:value="1.84409E-015" calcext:value-type="float">
            <text:p>1.84409E-15</text:p>
          </table:table-cell>
          <table:table-cell office:value-type="float" office:value="9.717293E-016" calcext:value-type="float">
            <text:p>9.717293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6E-038" calcext:value-type="float">
            <text:p>1.585156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.3246" calcext:value-type="float">
            <text:p>-107.3246</text:p>
          </table:table-cell>
          <table:table-cell office:value-type="float" office:value="-0.01569377" calcext:value-type="float">
            <text:p>-0.01569377</text:p>
          </table:table-cell>
          <table:table-cell office:value-type="float" office:value="-0.01526424" calcext:value-type="float">
            <text:p>-0.01526424</text:p>
          </table:table-cell>
          <table:table-cell office:value-type="float" office:value="-0.01481176" calcext:value-type="float">
            <text:p>-0.01481176</text:p>
          </table:table-cell>
          <table:table-cell office:value-type="float" office:value="-0.0144717" calcext:value-type="float">
            <text:p>-0.0144717</text:p>
          </table:table-cell>
          <table:table-cell office:value-type="float" office:value="-0.01397786" calcext:value-type="float">
            <text:p>-0.01397786</text:p>
          </table:table-cell>
          <table:table-cell office:value-type="float" office:value="-0.01347999" calcext:value-type="float">
            <text:p>-0.01347999</text:p>
          </table:table-cell>
          <table:table-cell office:value-type="float" office:value="-0.01250413" calcext:value-type="float">
            <text:p>-0.01250413</text:p>
          </table:table-cell>
          <table:table-cell office:value-type="float" office:value="-0.01121526" calcext:value-type="float">
            <text:p>-0.01121526</text:p>
          </table:table-cell>
          <table:table-cell office:value-type="float" office:value="-0.009924355" calcext:value-type="float">
            <text:p>-0.009924355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18928" calcext:value-type="float">
            <text:p>-0.009718928</text:p>
          </table:table-cell>
          <table:table-cell office:value-type="float" office:value="-0.001814996" calcext:value-type="float">
            <text:p>-0.00181499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26" calcext:value-type="float">
            <text:p>-2.192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5" calcext:value-type="float">
            <text:p>11092005</text:p>
          </table:table-cell>
          <table:table-cell office:value-type="float" office:value="477.5005" calcext:value-type="float">
            <text:p>477.5005</text:p>
          </table:table-cell>
          <table:table-cell office:value-type="float" office:value="188.5951" calcext:value-type="float">
            <text:p>188.5951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4.069" calcext:value-type="float">
            <text:p>1104.069</text:p>
          </table:table-cell>
          <table:table-cell office:value-type="float" office:value="139.8755" calcext:value-type="float">
            <text:p>139.8755</text:p>
          </table:table-cell>
          <table:table-cell office:value-type="float" office:value="0" calcext:value-type="float">
            <text:p>0</text:p>
          </table:table-cell>
          <table:table-cell office:value-type="float" office:value="0.110648" calcext:value-type="float">
            <text:p>0.110648</text:p>
          </table:table-cell>
          <table:table-cell office:value-type="float" office:value="0.3419417" calcext:value-type="float">
            <text:p>0.3419417</text:p>
          </table:table-cell>
          <table:table-cell office:value-type="float" office:value="0.3435073" calcext:value-type="float">
            <text:p>0.3435073</text:p>
          </table:table-cell>
          <table:table-cell office:value-type="float" office:value="0.3453291" calcext:value-type="float">
            <text:p>0.3453291</text:p>
          </table:table-cell>
          <table:table-cell office:value-type="float" office:value="0.3466446" calcext:value-type="float">
            <text:p>0.3466446</text:p>
          </table:table-cell>
          <table:table-cell office:value-type="float" office:value="0.3008392" calcext:value-type="float">
            <text:p>0.3008392</text:p>
          </table:table-cell>
          <table:table-cell office:value-type="float" office:value="0.2972222" calcext:value-type="float">
            <text:p>0.2972222</text:p>
          </table:table-cell>
          <table:table-cell office:value-type="float" office:value="0.3732969" calcext:value-type="float">
            <text:p>0.3732969</text:p>
          </table:table-cell>
          <table:table-cell office:value-type="float" office:value="0.3691608" calcext:value-type="float">
            <text:p>0.3691608</text:p>
          </table:table-cell>
          <table:table-cell office:value-type="float" office:value="0.3776409" calcext:value-type="float">
            <text:p>0.3776409</text:p>
          </table:table-cell>
          <table:table-cell office:value-type="float" office:value="0.3933953" calcext:value-type="float">
            <text:p>0.3933953</text:p>
          </table:table-cell>
          <table:table-cell office:value-type="float" office:value="0.4041903" calcext:value-type="float">
            <text:p>0.4041903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05867E-015" calcext:value-type="float">
            <text:p>1.905867E-15</text:p>
          </table:table-cell>
          <table:table-cell office:value-type="float" office:value="1.952449E-015" calcext:value-type="float">
            <text:p>1.952449E-15</text:p>
          </table:table-cell>
          <table:table-cell office:value-type="float" office:value="1.968275E-015" calcext:value-type="float">
            <text:p>1.968275E-15</text:p>
          </table:table-cell>
          <table:table-cell office:value-type="float" office:value="1.906295E-015" calcext:value-type="float">
            <text:p>1.906295E-15</text:p>
          </table:table-cell>
          <table:table-cell office:value-type="float" office:value="9.48191E-016" calcext:value-type="float">
            <text:p>9.48191E-16</text:p>
          </table:table-cell>
          <table:table-cell office:value-type="float" office:value="1.993832E-015" calcext:value-type="float">
            <text:p>1.993832E-15</text:p>
          </table:table-cell>
          <table:table-cell office:value-type="float" office:value="1.844085E-015" calcext:value-type="float">
            <text:p>1.844085E-15</text:p>
          </table:table-cell>
          <table:table-cell office:value-type="float" office:value="9.717292E-016" calcext:value-type="float">
            <text:p>9.717292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6E-038" calcext:value-type="float">
            <text:p>1.585156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.91452" calcext:value-type="float">
            <text:p>-78.91452</text:p>
          </table:table-cell>
          <table:table-cell office:value-type="float" office:value="-0.01577415" calcext:value-type="float">
            <text:p>-0.01577415</text:p>
          </table:table-cell>
          <table:table-cell office:value-type="float" office:value="-0.01534389" calcext:value-type="float">
            <text:p>-0.01534389</text:p>
          </table:table-cell>
          <table:table-cell office:value-type="float" office:value="-0.01489407" calcext:value-type="float">
            <text:p>-0.01489407</text:p>
          </table:table-cell>
          <table:table-cell office:value-type="float" office:value="-0.0145571" calcext:value-type="float">
            <text:p>-0.0145571</text:p>
          </table:table-cell>
          <table:table-cell office:value-type="float" office:value="-0.01406983" calcext:value-type="float">
            <text:p>-0.01406983</text:p>
          </table:table-cell>
          <table:table-cell office:value-type="float" office:value="-0.01357079" calcext:value-type="float">
            <text:p>-0.01357079</text:p>
          </table:table-cell>
          <table:table-cell office:value-type="float" office:value="-0.01258097" calcext:value-type="float">
            <text:p>-0.01258097</text:p>
          </table:table-cell>
          <table:table-cell office:value-type="float" office:value="-0.01123794" calcext:value-type="float">
            <text:p>-0.01123794</text:p>
          </table:table-cell>
          <table:table-cell office:value-type="float" office:value="-0.009910528" calcext:value-type="float">
            <text:p>-0.009910528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18072" calcext:value-type="float">
            <text:p>-0.009718072</text:p>
          </table:table-cell>
          <table:table-cell office:value-type="float" office:value="-0.001817209" calcext:value-type="float">
            <text:p>-0.00181720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2206" calcext:value-type="float">
            <text:p>-2.19220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5" calcext:value-type="float">
            <text:p>12092005</text:p>
          </table:table-cell>
          <table:table-cell office:value-type="float" office:value="477.5005" calcext:value-type="float">
            <text:p>477.5005</text:p>
          </table:table-cell>
          <table:table-cell office:value-type="float" office:value="188.6298" calcext:value-type="float">
            <text:p>188.6298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3.957" calcext:value-type="float">
            <text:p>1103.957</text:p>
          </table:table-cell>
          <table:table-cell office:value-type="float" office:value="139.9524" calcext:value-type="float">
            <text:p>139.9524</text:p>
          </table:table-cell>
          <table:table-cell office:value-type="float" office:value="0" calcext:value-type="float">
            <text:p>0</text:p>
          </table:table-cell>
          <table:table-cell office:value-type="float" office:value="0.1076903" calcext:value-type="float">
            <text:p>0.1076903</text:p>
          </table:table-cell>
          <table:table-cell office:value-type="float" office:value="0.3416548" calcext:value-type="float">
            <text:p>0.3416548</text:p>
          </table:table-cell>
          <table:table-cell office:value-type="float" office:value="0.3431963" calcext:value-type="float">
            <text:p>0.3431963</text:p>
          </table:table-cell>
          <table:table-cell office:value-type="float" office:value="0.3450035" calcext:value-type="float">
            <text:p>0.3450035</text:p>
          </table:table-cell>
          <table:table-cell office:value-type="float" office:value="0.34631" calcext:value-type="float">
            <text:p>0.34631</text:p>
          </table:table-cell>
          <table:table-cell office:value-type="float" office:value="0.3005931" calcext:value-type="float">
            <text:p>0.3005931</text:p>
          </table:table-cell>
          <table:table-cell office:value-type="float" office:value="0.2970062" calcext:value-type="float">
            <text:p>0.2970062</text:p>
          </table:table-cell>
          <table:table-cell office:value-type="float" office:value="0.3731989" calcext:value-type="float">
            <text:p>0.3731989</text:p>
          </table:table-cell>
          <table:table-cell office:value-type="float" office:value="0.3691105" calcext:value-type="float">
            <text:p>0.3691105</text:p>
          </table:table-cell>
          <table:table-cell office:value-type="float" office:value="0.3776665" calcext:value-type="float">
            <text:p>0.3776665</text:p>
          </table:table-cell>
          <table:table-cell office:value-type="float" office:value="0.3934343" calcext:value-type="float">
            <text:p>0.3934343</text:p>
          </table:table-cell>
          <table:table-cell office:value-type="float" office:value="0.4042189" calcext:value-type="float">
            <text:p>0.404218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06467E-015" calcext:value-type="float">
            <text:p>1.906467E-15</text:p>
          </table:table-cell>
          <table:table-cell office:value-type="float" office:value="1.952417E-015" calcext:value-type="float">
            <text:p>1.952417E-15</text:p>
          </table:table-cell>
          <table:table-cell office:value-type="float" office:value="1.968229E-015" calcext:value-type="float">
            <text:p>1.968229E-15</text:p>
          </table:table-cell>
          <table:table-cell office:value-type="float" office:value="1.906262E-015" calcext:value-type="float">
            <text:p>1.906262E-15</text:p>
          </table:table-cell>
          <table:table-cell office:value-type="float" office:value="9.481893E-016" calcext:value-type="float">
            <text:p>9.481893E-16</text:p>
          </table:table-cell>
          <table:table-cell office:value-type="float" office:value="1.993831E-015" calcext:value-type="float">
            <text:p>1.993831E-15</text:p>
          </table:table-cell>
          <table:table-cell office:value-type="float" office:value="1.844077E-015" calcext:value-type="float">
            <text:p>1.844077E-15</text:p>
          </table:table-cell>
          <table:table-cell office:value-type="float" office:value="9.717294E-016" calcext:value-type="float">
            <text:p>9.717294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6E-038" calcext:value-type="float">
            <text:p>1.585156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7.13662" calcext:value-type="float">
            <text:p>-97.13662</text:p>
          </table:table-cell>
          <table:table-cell office:value-type="float" office:value="-0.01585602" calcext:value-type="float">
            <text:p>-0.01585602</text:p>
          </table:table-cell>
          <table:table-cell office:value-type="float" office:value="-0.01542963" calcext:value-type="float">
            <text:p>-0.01542963</text:p>
          </table:table-cell>
          <table:table-cell office:value-type="float" office:value="-0.0149803" calcext:value-type="float">
            <text:p>-0.0149803</text:p>
          </table:table-cell>
          <table:table-cell office:value-type="float" office:value="-0.01464336" calcext:value-type="float">
            <text:p>-0.01464336</text:p>
          </table:table-cell>
          <table:table-cell office:value-type="float" office:value="-0.01415674" calcext:value-type="float">
            <text:p>-0.01415674</text:p>
          </table:table-cell>
          <table:table-cell office:value-type="float" office:value="-0.0136537" calcext:value-type="float">
            <text:p>-0.0136537</text:p>
          </table:table-cell>
          <table:table-cell office:value-type="float" office:value="-0.01265277" calcext:value-type="float">
            <text:p>-0.01265277</text:p>
          </table:table-cell>
          <table:table-cell office:value-type="float" office:value="-0.01126344" calcext:value-type="float">
            <text:p>-0.01126344</text:p>
          </table:table-cell>
          <table:table-cell office:value-type="float" office:value="-0.009899084" calcext:value-type="float">
            <text:p>-0.009899084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1696" calcext:value-type="float">
            <text:p>-0.00971696</text:p>
          </table:table-cell>
          <table:table-cell office:value-type="float" office:value="-0.001819573" calcext:value-type="float">
            <text:p>-0.00181957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1817" calcext:value-type="float">
            <text:p>-2.1918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5" calcext:value-type="float">
            <text:p>13092005</text:p>
          </table:table-cell>
          <table:table-cell office:value-type="float" office:value="477.5005" calcext:value-type="float">
            <text:p>477.5005</text:p>
          </table:table-cell>
          <table:table-cell office:value-type="float" office:value="188.5841" calcext:value-type="float">
            <text:p>188.5841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3.924" calcext:value-type="float">
            <text:p>1103.924</text:p>
          </table:table-cell>
          <table:table-cell office:value-type="float" office:value="140.0317" calcext:value-type="float">
            <text:p>140.0317</text:p>
          </table:table-cell>
          <table:table-cell office:value-type="float" office:value="0" calcext:value-type="float">
            <text:p>0</text:p>
          </table:table-cell>
          <table:table-cell office:value-type="float" office:value="0.1129871" calcext:value-type="float">
            <text:p>0.1129871</text:p>
          </table:table-cell>
          <table:table-cell office:value-type="float" office:value="0.3413448" calcext:value-type="float">
            <text:p>0.3413448</text:p>
          </table:table-cell>
          <table:table-cell office:value-type="float" office:value="0.3428872" calcext:value-type="float">
            <text:p>0.3428872</text:p>
          </table:table-cell>
          <table:table-cell office:value-type="float" office:value="0.3446804" calcext:value-type="float">
            <text:p>0.3446804</text:p>
          </table:table-cell>
          <table:table-cell office:value-type="float" office:value="0.3459806" calcext:value-type="float">
            <text:p>0.3459806</text:p>
          </table:table-cell>
          <table:table-cell office:value-type="float" office:value="0.3003547" calcext:value-type="float">
            <text:p>0.3003547</text:p>
          </table:table-cell>
          <table:table-cell office:value-type="float" office:value="0.2967999" calcext:value-type="float">
            <text:p>0.2967999</text:p>
          </table:table-cell>
          <table:table-cell office:value-type="float" office:value="0.3731069" calcext:value-type="float">
            <text:p>0.3731069</text:p>
          </table:table-cell>
          <table:table-cell office:value-type="float" office:value="0.3690564" calcext:value-type="float">
            <text:p>0.3690564</text:p>
          </table:table-cell>
          <table:table-cell office:value-type="float" office:value="0.3776867" calcext:value-type="float">
            <text:p>0.3776867</text:p>
          </table:table-cell>
          <table:table-cell office:value-type="float" office:value="0.3934694" calcext:value-type="float">
            <text:p>0.3934694</text:p>
          </table:table-cell>
          <table:table-cell office:value-type="float" office:value="0.4042467" calcext:value-type="float">
            <text:p>0.404246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07034E-015" calcext:value-type="float">
            <text:p>1.907034E-15</text:p>
          </table:table-cell>
          <table:table-cell office:value-type="float" office:value="1.952391E-015" calcext:value-type="float">
            <text:p>1.952391E-15</text:p>
          </table:table-cell>
          <table:table-cell office:value-type="float" office:value="1.968185E-015" calcext:value-type="float">
            <text:p>1.968185E-15</text:p>
          </table:table-cell>
          <table:table-cell office:value-type="float" office:value="1.906223E-015" calcext:value-type="float">
            <text:p>1.906223E-15</text:p>
          </table:table-cell>
          <table:table-cell office:value-type="float" office:value="9.481858E-016" calcext:value-type="float">
            <text:p>9.481858E-16</text:p>
          </table:table-cell>
          <table:table-cell office:value-type="float" office:value="1.993832E-015" calcext:value-type="float">
            <text:p>1.993832E-15</text:p>
          </table:table-cell>
          <table:table-cell office:value-type="float" office:value="1.844071E-015" calcext:value-type="float">
            <text:p>1.844071E-15</text:p>
          </table:table-cell>
          <table:table-cell office:value-type="float" office:value="9.717292E-016" calcext:value-type="float">
            <text:p>9.717292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6E-038" calcext:value-type="float">
            <text:p>1.585156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.51192" calcext:value-type="float">
            <text:p>-67.51192</text:p>
          </table:table-cell>
          <table:table-cell office:value-type="float" office:value="-0.01594455" calcext:value-type="float">
            <text:p>-0.01594455</text:p>
          </table:table-cell>
          <table:table-cell office:value-type="float" office:value="-0.01551521" calcext:value-type="float">
            <text:p>-0.01551521</text:p>
          </table:table-cell>
          <table:table-cell office:value-type="float" office:value="-0.01506644" calcext:value-type="float">
            <text:p>-0.01506644</text:p>
          </table:table-cell>
          <table:table-cell office:value-type="float" office:value="-0.01472881" calcext:value-type="float">
            <text:p>-0.01472881</text:p>
          </table:table-cell>
          <table:table-cell office:value-type="float" office:value="-0.01424148" calcext:value-type="float">
            <text:p>-0.01424148</text:p>
          </table:table-cell>
          <table:table-cell office:value-type="float" office:value="-0.0137334" calcext:value-type="float">
            <text:p>-0.0137334</text:p>
          </table:table-cell>
          <table:table-cell office:value-type="float" office:value="-0.01272033" calcext:value-type="float">
            <text:p>-0.01272033</text:p>
          </table:table-cell>
          <table:table-cell office:value-type="float" office:value="-0.01129089" calcext:value-type="float">
            <text:p>-0.01129089</text:p>
          </table:table-cell>
          <table:table-cell office:value-type="float" office:value="-0.009889992" calcext:value-type="float">
            <text:p>-0.009889992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27483" calcext:value-type="float">
            <text:p>-0.009727483</text:p>
          </table:table-cell>
          <table:table-cell office:value-type="float" office:value="-0.001821737" calcext:value-type="float">
            <text:p>-0.00182173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1452" calcext:value-type="float">
            <text:p>-2.19145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5" calcext:value-type="float">
            <text:p>14092005</text:p>
          </table:table-cell>
          <table:table-cell office:value-type="float" office:value="477.5005" calcext:value-type="float">
            <text:p>477.5005</text:p>
          </table:table-cell>
          <table:table-cell office:value-type="float" office:value="188.6167" calcext:value-type="float">
            <text:p>188.6167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3.81" calcext:value-type="float">
            <text:p>1103.81</text:p>
          </table:table-cell>
          <table:table-cell office:value-type="float" office:value="140.1131" calcext:value-type="float">
            <text:p>140.1131</text:p>
          </table:table-cell>
          <table:table-cell office:value-type="float" office:value="0" calcext:value-type="float">
            <text:p>0</text:p>
          </table:table-cell>
          <table:table-cell office:value-type="float" office:value="0.1104411" calcext:value-type="float">
            <text:p>0.1104411</text:p>
          </table:table-cell>
          <table:table-cell office:value-type="float" office:value="0.3410431" calcext:value-type="float">
            <text:p>0.3410431</text:p>
          </table:table-cell>
          <table:table-cell office:value-type="float" office:value="0.3425736" calcext:value-type="float">
            <text:p>0.3425736</text:p>
          </table:table-cell>
          <table:table-cell office:value-type="float" office:value="0.3443586" calcext:value-type="float">
            <text:p>0.3443586</text:p>
          </table:table-cell>
          <table:table-cell office:value-type="float" office:value="0.3456522" calcext:value-type="float">
            <text:p>0.3456522</text:p>
          </table:table-cell>
          <table:table-cell office:value-type="float" office:value="0.300123" calcext:value-type="float">
            <text:p>0.300123</text:p>
          </table:table-cell>
          <table:table-cell office:value-type="float" office:value="0.2966005" calcext:value-type="float">
            <text:p>0.2966005</text:p>
          </table:table-cell>
          <table:table-cell office:value-type="float" office:value="0.3730184" calcext:value-type="float">
            <text:p>0.3730184</text:p>
          </table:table-cell>
          <table:table-cell office:value-type="float" office:value="0.3689995" calcext:value-type="float">
            <text:p>0.3689995</text:p>
          </table:table-cell>
          <table:table-cell office:value-type="float" office:value="0.3777024" calcext:value-type="float">
            <text:p>0.3777024</text:p>
          </table:table-cell>
          <table:table-cell office:value-type="float" office:value="0.3935012" calcext:value-type="float">
            <text:p>0.3935012</text:p>
          </table:table-cell>
          <table:table-cell office:value-type="float" office:value="0.4042715" calcext:value-type="float">
            <text:p>0.404271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07514E-015" calcext:value-type="float">
            <text:p>1.907514E-15</text:p>
          </table:table-cell>
          <table:table-cell office:value-type="float" office:value="1.952365E-015" calcext:value-type="float">
            <text:p>1.952365E-15</text:p>
          </table:table-cell>
          <table:table-cell office:value-type="float" office:value="1.968151E-015" calcext:value-type="float">
            <text:p>1.968151E-15</text:p>
          </table:table-cell>
          <table:table-cell office:value-type="float" office:value="1.906195E-015" calcext:value-type="float">
            <text:p>1.906195E-15</text:p>
          </table:table-cell>
          <table:table-cell office:value-type="float" office:value="9.481708E-016" calcext:value-type="float">
            <text:p>9.481708E-16</text:p>
          </table:table-cell>
          <table:table-cell office:value-type="float" office:value="1.993833E-015" calcext:value-type="float">
            <text:p>1.993833E-15</text:p>
          </table:table-cell>
          <table:table-cell office:value-type="float" office:value="1.844068E-015" calcext:value-type="float">
            <text:p>1.844068E-15</text:p>
          </table:table-cell>
          <table:table-cell office:value-type="float" office:value="9.717293E-016" calcext:value-type="float">
            <text:p>9.717293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5E-038" calcext:value-type="float">
            <text:p>1.58515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.17055" calcext:value-type="float">
            <text:p>-80.17055</text:p>
          </table:table-cell>
          <table:table-cell office:value-type="float" office:value="-0.01603132" calcext:value-type="float">
            <text:p>-0.01603132</text:p>
          </table:table-cell>
          <table:table-cell office:value-type="float" office:value="-0.01560265" calcext:value-type="float">
            <text:p>-0.01560265</text:p>
          </table:table-cell>
          <table:table-cell office:value-type="float" office:value="-0.01515284" calcext:value-type="float">
            <text:p>-0.01515284</text:p>
          </table:table-cell>
          <table:table-cell office:value-type="float" office:value="-0.01481461" calcext:value-type="float">
            <text:p>-0.01481461</text:p>
          </table:table-cell>
          <table:table-cell office:value-type="float" office:value="-0.01432445" calcext:value-type="float">
            <text:p>-0.01432445</text:p>
          </table:table-cell>
          <table:table-cell office:value-type="float" office:value="-0.01381097" calcext:value-type="float">
            <text:p>-0.01381097</text:p>
          </table:table-cell>
          <table:table-cell office:value-type="float" office:value="-0.01278576" calcext:value-type="float">
            <text:p>-0.01278576</text:p>
          </table:table-cell>
          <table:table-cell office:value-type="float" office:value="-0.01131991" calcext:value-type="float">
            <text:p>-0.01131991</text:p>
          </table:table-cell>
          <table:table-cell office:value-type="float" office:value="-0.009882949" calcext:value-type="float">
            <text:p>-0.009882949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26268" calcext:value-type="float">
            <text:p>-0.009726268</text:p>
          </table:table-cell>
          <table:table-cell office:value-type="float" office:value="-0.001823717" calcext:value-type="float">
            <text:p>-0.00182371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1097" calcext:value-type="float">
            <text:p>-2.19109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5" calcext:value-type="float">
            <text:p>15092005</text:p>
          </table:table-cell>
          <table:table-cell office:value-type="float" office:value="477.5005" calcext:value-type="float">
            <text:p>477.5005</text:p>
          </table:table-cell>
          <table:table-cell office:value-type="float" office:value="188.5798" calcext:value-type="float">
            <text:p>188.5798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3.763" calcext:value-type="float">
            <text:p>1103.763</text:p>
          </table:table-cell>
          <table:table-cell office:value-type="float" office:value="140.1966" calcext:value-type="float">
            <text:p>140.1966</text:p>
          </table:table-cell>
          <table:table-cell office:value-type="float" office:value="0" calcext:value-type="float">
            <text:p>0</text:p>
          </table:table-cell>
          <table:table-cell office:value-type="float" office:value="0.1148977" calcext:value-type="float">
            <text:p>0.1148977</text:p>
          </table:table-cell>
          <table:table-cell office:value-type="float" office:value="0.3407502" calcext:value-type="float">
            <text:p>0.3407502</text:p>
          </table:table-cell>
          <table:table-cell office:value-type="float" office:value="0.3422899" calcext:value-type="float">
            <text:p>0.3422899</text:p>
          </table:table-cell>
          <table:table-cell office:value-type="float" office:value="0.3440868" calcext:value-type="float">
            <text:p>0.3440868</text:p>
          </table:table-cell>
          <table:table-cell office:value-type="float" office:value="0.3454029" calcext:value-type="float">
            <text:p>0.3454029</text:p>
          </table:table-cell>
          <table:table-cell office:value-type="float" office:value="0.2999029" calcext:value-type="float">
            <text:p>0.2999029</text:p>
          </table:table-cell>
          <table:table-cell office:value-type="float" office:value="0.2963462" calcext:value-type="float">
            <text:p>0.2963462</text:p>
          </table:table-cell>
          <table:table-cell office:value-type="float" office:value="0.3729258" calcext:value-type="float">
            <text:p>0.3729258</text:p>
          </table:table-cell>
          <table:table-cell office:value-type="float" office:value="0.3689401" calcext:value-type="float">
            <text:p>0.3689401</text:p>
          </table:table-cell>
          <table:table-cell office:value-type="float" office:value="0.3777139" calcext:value-type="float">
            <text:p>0.3777139</text:p>
          </table:table-cell>
          <table:table-cell office:value-type="float" office:value="0.3935299" calcext:value-type="float">
            <text:p>0.3935299</text:p>
          </table:table-cell>
          <table:table-cell office:value-type="float" office:value="0.4042958" calcext:value-type="float">
            <text:p>0.404295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07982E-015" calcext:value-type="float">
            <text:p>1.907982E-15</text:p>
          </table:table-cell>
          <table:table-cell office:value-type="float" office:value="1.952339E-015" calcext:value-type="float">
            <text:p>1.952339E-15</text:p>
          </table:table-cell>
          <table:table-cell office:value-type="float" office:value="1.968119E-015" calcext:value-type="float">
            <text:p>1.968119E-15</text:p>
          </table:table-cell>
          <table:table-cell office:value-type="float" office:value="1.906164E-015" calcext:value-type="float">
            <text:p>1.906164E-15</text:p>
          </table:table-cell>
          <table:table-cell office:value-type="float" office:value="9.481629E-016" calcext:value-type="float">
            <text:p>9.481629E-16</text:p>
          </table:table-cell>
          <table:table-cell office:value-type="float" office:value="1.993833E-015" calcext:value-type="float">
            <text:p>1.993833E-15</text:p>
          </table:table-cell>
          <table:table-cell office:value-type="float" office:value="1.844064E-015" calcext:value-type="float">
            <text:p>1.844064E-15</text:p>
          </table:table-cell>
          <table:table-cell office:value-type="float" office:value="9.717294E-016" calcext:value-type="float">
            <text:p>9.717294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5E-038" calcext:value-type="float">
            <text:p>1.58515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59457" calcext:value-type="float">
            <text:p>-59.59457</text:p>
          </table:table-cell>
          <table:table-cell office:value-type="float" office:value="-0.01611561" calcext:value-type="float">
            <text:p>-0.01611561</text:p>
          </table:table-cell>
          <table:table-cell office:value-type="float" office:value="-0.01568228" calcext:value-type="float">
            <text:p>-0.01568228</text:p>
          </table:table-cell>
          <table:table-cell office:value-type="float" office:value="-0.01522626" calcext:value-type="float">
            <text:p>-0.01522626</text:p>
          </table:table-cell>
          <table:table-cell office:value-type="float" office:value="-0.01488027" calcext:value-type="float">
            <text:p>-0.01488027</text:p>
          </table:table-cell>
          <table:table-cell office:value-type="float" office:value="-0.01440371" calcext:value-type="float">
            <text:p>-0.01440371</text:p>
          </table:table-cell>
          <table:table-cell office:value-type="float" office:value="-0.01391044" calcext:value-type="float">
            <text:p>-0.01391044</text:p>
          </table:table-cell>
          <table:table-cell office:value-type="float" office:value="-0.01285445" calcext:value-type="float">
            <text:p>-0.01285445</text:p>
          </table:table-cell>
          <table:table-cell office:value-type="float" office:value="-0.01135025" calcext:value-type="float">
            <text:p>-0.01135025</text:p>
          </table:table-cell>
          <table:table-cell office:value-type="float" office:value="-0.009877809" calcext:value-type="float">
            <text:p>-0.009877809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27696" calcext:value-type="float">
            <text:p>-0.009727696</text:p>
          </table:table-cell>
          <table:table-cell office:value-type="float" office:value="-0.001825456" calcext:value-type="float">
            <text:p>-0.00182545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0763" calcext:value-type="float">
            <text:p>-2.19076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5" calcext:value-type="float">
            <text:p>16092005</text:p>
          </table:table-cell>
          <table:table-cell office:value-type="float" office:value="477.5005" calcext:value-type="float">
            <text:p>477.5005</text:p>
          </table:table-cell>
          <table:table-cell office:value-type="float" office:value="188.6122" calcext:value-type="float">
            <text:p>188.6122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3.645" calcext:value-type="float">
            <text:p>1103.645</text:p>
          </table:table-cell>
          <table:table-cell office:value-type="float" office:value="140.2822" calcext:value-type="float">
            <text:p>140.2822</text:p>
          </table:table-cell>
          <table:table-cell office:value-type="float" office:value="0" calcext:value-type="float">
            <text:p>0</text:p>
          </table:table-cell>
          <table:table-cell office:value-type="float" office:value="0.1125283" calcext:value-type="float">
            <text:p>0.1125283</text:p>
          </table:table-cell>
          <table:table-cell office:value-type="float" office:value="0.3404839" calcext:value-type="float">
            <text:p>0.3404839</text:p>
          </table:table-cell>
          <table:table-cell office:value-type="float" office:value="0.3420132" calcext:value-type="float">
            <text:p>0.3420132</text:p>
          </table:table-cell>
          <table:table-cell office:value-type="float" office:value="0.3437887" calcext:value-type="float">
            <text:p>0.3437887</text:p>
          </table:table-cell>
          <table:table-cell office:value-type="float" office:value="0.3450986" calcext:value-type="float">
            <text:p>0.3450986</text:p>
          </table:table-cell>
          <table:table-cell office:value-type="float" office:value="0.2996809" calcext:value-type="float">
            <text:p>0.2996809</text:p>
          </table:table-cell>
          <table:table-cell office:value-type="float" office:value="0.2961426" calcext:value-type="float">
            <text:p>0.2961426</text:p>
          </table:table-cell>
          <table:table-cell office:value-type="float" office:value="0.3728321" calcext:value-type="float">
            <text:p>0.3728321</text:p>
          </table:table-cell>
          <table:table-cell office:value-type="float" office:value="0.3688778" calcext:value-type="float">
            <text:p>0.3688778</text:p>
          </table:table-cell>
          <table:table-cell office:value-type="float" office:value="0.3777208" calcext:value-type="float">
            <text:p>0.3777208</text:p>
          </table:table-cell>
          <table:table-cell office:value-type="float" office:value="0.393555" calcext:value-type="float">
            <text:p>0.393555</text:p>
          </table:table-cell>
          <table:table-cell office:value-type="float" office:value="0.4043175" calcext:value-type="float">
            <text:p>0.404317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08442E-015" calcext:value-type="float">
            <text:p>1.908442E-15</text:p>
          </table:table-cell>
          <table:table-cell office:value-type="float" office:value="1.952311E-015" calcext:value-type="float">
            <text:p>1.952311E-15</text:p>
          </table:table-cell>
          <table:table-cell office:value-type="float" office:value="1.968088E-015" calcext:value-type="float">
            <text:p>1.968088E-15</text:p>
          </table:table-cell>
          <table:table-cell office:value-type="float" office:value="1.906141E-015" calcext:value-type="float">
            <text:p>1.906141E-15</text:p>
          </table:table-cell>
          <table:table-cell office:value-type="float" office:value="9.481401E-016" calcext:value-type="float">
            <text:p>9.481401E-16</text:p>
          </table:table-cell>
          <table:table-cell office:value-type="float" office:value="1.993833E-015" calcext:value-type="float">
            <text:p>1.993833E-15</text:p>
          </table:table-cell>
          <table:table-cell office:value-type="float" office:value="1.844062E-015" calcext:value-type="float">
            <text:p>1.844062E-15</text:p>
          </table:table-cell>
          <table:table-cell office:value-type="float" office:value="9.717292E-016" calcext:value-type="float">
            <text:p>9.717292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6E-038" calcext:value-type="float">
            <text:p>1.585156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23959" calcext:value-type="float">
            <text:p>-70.23959</text:p>
          </table:table-cell>
          <table:table-cell office:value-type="float" office:value="-0.01619394" calcext:value-type="float">
            <text:p>-0.01619394</text:p>
          </table:table-cell>
          <table:table-cell office:value-type="float" office:value="-0.01576039" calcext:value-type="float">
            <text:p>-0.01576039</text:p>
          </table:table-cell>
          <table:table-cell office:value-type="float" office:value="-0.01530719" calcext:value-type="float">
            <text:p>-0.01530719</text:p>
          </table:table-cell>
          <table:table-cell office:value-type="float" office:value="-0.01496066" calcext:value-type="float">
            <text:p>-0.01496066</text:p>
          </table:table-cell>
          <table:table-cell office:value-type="float" office:value="-0.01448417" calcext:value-type="float">
            <text:p>-0.01448417</text:p>
          </table:table-cell>
          <table:table-cell office:value-type="float" office:value="-0.01399085" calcext:value-type="float">
            <text:p>-0.01399085</text:p>
          </table:table-cell>
          <table:table-cell office:value-type="float" office:value="-0.01292446" calcext:value-type="float">
            <text:p>-0.01292446</text:p>
          </table:table-cell>
          <table:table-cell office:value-type="float" office:value="-0.01138215" calcext:value-type="float">
            <text:p>-0.01138215</text:p>
          </table:table-cell>
          <table:table-cell office:value-type="float" office:value="-0.009874687" calcext:value-type="float">
            <text:p>-0.009874687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26695" calcext:value-type="float">
            <text:p>-0.009726695</text:p>
          </table:table-cell>
          <table:table-cell office:value-type="float" office:value="-0.001827323" calcext:value-type="float">
            <text:p>-0.00182732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0443" calcext:value-type="float">
            <text:p>-2.19044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5" calcext:value-type="float">
            <text:p>17092005</text:p>
          </table:table-cell>
          <table:table-cell office:value-type="float" office:value="477.5005" calcext:value-type="float">
            <text:p>477.5005</text:p>
          </table:table-cell>
          <table:table-cell office:value-type="float" office:value="188.5871" calcext:value-type="float">
            <text:p>188.5871</text:p>
          </table:table-cell>
          <table:table-cell office:value-type="float" office:value="45.00708" calcext:value-type="float">
            <text:p>45.00708</text:p>
          </table:table-cell>
          <table:table-cell office:value-type="float" office:value="1103.583" calcext:value-type="float">
            <text:p>1103.583</text:p>
          </table:table-cell>
          <table:table-cell office:value-type="float" office:value="140.3699" calcext:value-type="float">
            <text:p>140.3699</text:p>
          </table:table-cell>
          <table:table-cell office:value-type="float" office:value="0" calcext:value-type="float">
            <text:p>0</text:p>
          </table:table-cell>
          <table:table-cell office:value-type="float" office:value="0.1161604" calcext:value-type="float">
            <text:p>0.1161604</text:p>
          </table:table-cell>
          <table:table-cell office:value-type="float" office:value="0.340184" calcext:value-type="float">
            <text:p>0.340184</text:p>
          </table:table-cell>
          <table:table-cell office:value-type="float" office:value="0.3417218" calcext:value-type="float">
            <text:p>0.3417218</text:p>
          </table:table-cell>
          <table:table-cell office:value-type="float" office:value="0.3434905" calcext:value-type="float">
            <text:p>0.3434905</text:p>
          </table:table-cell>
          <table:table-cell office:value-type="float" office:value="0.3447939" calcext:value-type="float">
            <text:p>0.3447939</text:p>
          </table:table-cell>
          <table:table-cell office:value-type="float" office:value="0.2994616" calcext:value-type="float">
            <text:p>0.2994616</text:p>
          </table:table-cell>
          <table:table-cell office:value-type="float" office:value="0.2959521" calcext:value-type="float">
            <text:p>0.2959521</text:p>
          </table:table-cell>
          <table:table-cell office:value-type="float" office:value="0.3727438" calcext:value-type="float">
            <text:p>0.3727438</text:p>
          </table:table-cell>
          <table:table-cell office:value-type="float" office:value="0.3688129" calcext:value-type="float">
            <text:p>0.3688129</text:p>
          </table:table-cell>
          <table:table-cell office:value-type="float" office:value="0.3777239" calcext:value-type="float">
            <text:p>0.3777239</text:p>
          </table:table-cell>
          <table:table-cell office:value-type="float" office:value="0.3935772" calcext:value-type="float">
            <text:p>0.3935772</text:p>
          </table:table-cell>
          <table:table-cell office:value-type="float" office:value="0.4043386" calcext:value-type="float">
            <text:p>0.404338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08872E-015" calcext:value-type="float">
            <text:p>1.908872E-15</text:p>
          </table:table-cell>
          <table:table-cell office:value-type="float" office:value="1.952283E-015" calcext:value-type="float">
            <text:p>1.952283E-15</text:p>
          </table:table-cell>
          <table:table-cell office:value-type="float" office:value="1.96806E-015" calcext:value-type="float">
            <text:p>1.96806E-15</text:p>
          </table:table-cell>
          <table:table-cell office:value-type="float" office:value="1.906115E-015" calcext:value-type="float">
            <text:p>1.906115E-15</text:p>
          </table:table-cell>
          <table:table-cell office:value-type="float" office:value="9.481283E-016" calcext:value-type="float">
            <text:p>9.481283E-16</text:p>
          </table:table-cell>
          <table:table-cell office:value-type="float" office:value="1.993834E-015" calcext:value-type="float">
            <text:p>1.993834E-15</text:p>
          </table:table-cell>
          <table:table-cell office:value-type="float" office:value="1.844059E-015" calcext:value-type="float">
            <text:p>1.844059E-15</text:p>
          </table:table-cell>
          <table:table-cell office:value-type="float" office:value="9.717292E-016" calcext:value-type="float">
            <text:p>9.717292E-16</text:p>
          </table:table-cell>
          <table:table-cell office:value-type="float" office:value="4.939343E-024" calcext:value-type="float">
            <text:p>4.939343E-24</text:p>
          </table:table-cell>
          <table:table-cell office:value-type="float" office:value="1.098936E-028" calcext:value-type="float">
            <text:p>1.098936E-28</text:p>
          </table:table-cell>
          <table:table-cell office:value-type="float" office:value="1.968143E-033" calcext:value-type="float">
            <text:p>1.968143E-33</text:p>
          </table:table-cell>
          <table:table-cell office:value-type="float" office:value="1.585155E-038" calcext:value-type="float">
            <text:p>1.585155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77161" calcext:value-type="float">
            <text:p>-54.77161</text:p>
          </table:table-cell>
          <table:table-cell office:value-type="float" office:value="-0.01628135" calcext:value-type="float">
            <text:p>-0.01628135</text:p>
          </table:table-cell>
          <table:table-cell office:value-type="float" office:value="-0.01584296" calcext:value-type="float">
            <text:p>-0.01584296</text:p>
          </table:table-cell>
          <table:table-cell office:value-type="float" office:value="-0.01538867" calcext:value-type="float">
            <text:p>-0.01538867</text:p>
          </table:table-cell>
          <table:table-cell office:value-type="float" office:value="-0.01504167" calcext:value-type="float">
            <text:p>-0.01504167</text:p>
          </table:table-cell>
          <table:table-cell office:value-type="float" office:value="-0.01456416" calcext:value-type="float">
            <text:p>-0.01456416</text:p>
          </table:table-cell>
          <table:table-cell office:value-type="float" office:value="-0.01406647" calcext:value-type="float">
            <text:p>-0.01406647</text:p>
          </table:table-cell>
          <table:table-cell office:value-type="float" office:value="-0.01299079" calcext:value-type="float">
            <text:p>-0.01299079</text:p>
          </table:table-cell>
          <table:table-cell office:value-type="float" office:value="-0.01141548" calcext:value-type="float">
            <text:p>-0.01141548</text:p>
          </table:table-cell>
          <table:table-cell office:value-type="float" office:value="-0.009873331" calcext:value-type="float">
            <text:p>-0.009873331</text:p>
          </table:table-cell>
          <table:table-cell office:value-type="float" office:value="0" calcext:value-type="float">
            <text:p>0</text:p>
          </table:table-cell>
          <table:table-cell office:value-type="float" office:value="0.4427773" calcext:value-type="float">
            <text:p>0.4427773</text:p>
          </table:table-cell>
          <table:table-cell office:value-type="float" office:value="-0.009725507" calcext:value-type="float">
            <text:p>-0.009725507</text:p>
          </table:table-cell>
          <table:table-cell office:value-type="float" office:value="-0.001828928" calcext:value-type="float">
            <text:p>-0.00182892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014" calcext:value-type="float">
            <text:p>-2.1901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5" calcext:value-type="float">
            <text:p>18092005</text:p>
          </table:table-cell>
          <table:table-cell office:value-type="float" office:value="506.5005" calcext:value-type="float">
            <text:p>506.5005</text:p>
          </table:table-cell>
          <table:table-cell office:value-type="float" office:value="188.9514" calcext:value-type="float">
            <text:p>188.9514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20.705" calcext:value-type="float">
            <text:p>1120.705</text:p>
          </table:table-cell>
          <table:table-cell office:value-type="float" office:value="141.4279" calcext:value-type="float">
            <text:p>141.4279</text:p>
          </table:table-cell>
          <table:table-cell office:value-type="float" office:value="0" calcext:value-type="float">
            <text:p>0</text:p>
          </table:table-cell>
          <table:table-cell office:value-type="float" office:value="0.4747402" calcext:value-type="float">
            <text:p>0.4747402</text:p>
          </table:table-cell>
          <table:table-cell office:value-type="float" office:value="0.4759442" calcext:value-type="float">
            <text:p>0.4759442</text:p>
          </table:table-cell>
          <table:table-cell office:value-type="float" office:value="0.4456196" calcext:value-type="float">
            <text:p>0.4456196</text:p>
          </table:table-cell>
          <table:table-cell office:value-type="float" office:value="0.3659805" calcext:value-type="float">
            <text:p>0.3659805</text:p>
          </table:table-cell>
          <table:table-cell office:value-type="float" office:value="0.3510533" calcext:value-type="float">
            <text:p>0.3510533</text:p>
          </table:table-cell>
          <table:table-cell office:value-type="float" office:value="0.3011582" calcext:value-type="float">
            <text:p>0.3011582</text:p>
          </table:table-cell>
          <table:table-cell office:value-type="float" office:value="0.3233923" calcext:value-type="float">
            <text:p>0.3233923</text:p>
          </table:table-cell>
          <table:table-cell office:value-type="float" office:value="0.373225" calcext:value-type="float">
            <text:p>0.373225</text:p>
          </table:table-cell>
          <table:table-cell office:value-type="float" office:value="0.3687286" calcext:value-type="float">
            <text:p>0.3687286</text:p>
          </table:table-cell>
          <table:table-cell office:value-type="float" office:value="0.3777266" calcext:value-type="float">
            <text:p>0.3777266</text:p>
          </table:table-cell>
          <table:table-cell office:value-type="float" office:value="0.3936017" calcext:value-type="float">
            <text:p>0.3936017</text:p>
          </table:table-cell>
          <table:table-cell office:value-type="float" office:value="0.4043553" calcext:value-type="float">
            <text:p>0.4043553</text:p>
          </table:table-cell>
          <table:table-cell office:value-type="float" office:value="0.4623752" calcext:value-type="float">
            <text:p>0.4623752</text:p>
          </table:table-cell>
          <table:table-cell office:value-type="float" office:value="0" calcext:value-type="float">
            <text:p>0</text:p>
          </table:table-cell>
          <table:table-cell office:value-type="float" office:value="1.933204E-015" calcext:value-type="float">
            <text:p>1.933204E-15</text:p>
          </table:table-cell>
          <table:table-cell office:value-type="float" office:value="1.952302E-015" calcext:value-type="float">
            <text:p>1.952302E-15</text:p>
          </table:table-cell>
          <table:table-cell office:value-type="float" office:value="1.967875E-015" calcext:value-type="float">
            <text:p>1.967875E-15</text:p>
          </table:table-cell>
          <table:table-cell office:value-type="float" office:value="1.903752E-015" calcext:value-type="float">
            <text:p>1.903752E-15</text:p>
          </table:table-cell>
          <table:table-cell office:value-type="float" office:value="9.523688E-016" calcext:value-type="float">
            <text:p>9.523688E-16</text:p>
          </table:table-cell>
          <table:table-cell office:value-type="float" office:value="1.993651E-015" calcext:value-type="float">
            <text:p>1.993651E-15</text:p>
          </table:table-cell>
          <table:table-cell office:value-type="float" office:value="1.842534E-015" calcext:value-type="float">
            <text:p>1.842534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4191" calcext:value-type="float">
            <text:p>-0.001784191</text:p>
          </table:table-cell>
          <table:table-cell office:value-type="float" office:value="-0.001691605" calcext:value-type="float">
            <text:p>-0.001691605</text:p>
          </table:table-cell>
          <table:table-cell office:value-type="float" office:value="-0.003646439" calcext:value-type="float">
            <text:p>-0.003646439</text:p>
          </table:table-cell>
          <table:table-cell office:value-type="float" office:value="-0.01097227" calcext:value-type="float">
            <text:p>-0.01097227</text:p>
          </table:table-cell>
          <table:table-cell office:value-type="float" office:value="-0.01378096" calcext:value-type="float">
            <text:p>-0.01378096</text:p>
          </table:table-cell>
          <table:table-cell office:value-type="float" office:value="-0.01404971" calcext:value-type="float">
            <text:p>-0.01404971</text:p>
          </table:table-cell>
          <table:table-cell office:value-type="float" office:value="-0.006596246" calcext:value-type="float">
            <text:p>-0.006596246</text:p>
          </table:table-cell>
          <table:table-cell office:value-type="float" office:value="-0.01268541" calcext:value-type="float">
            <text:p>-0.01268541</text:p>
          </table:table-cell>
          <table:table-cell office:value-type="float" office:value="-0.01145946" calcext:value-type="float">
            <text:p>-0.01145946</text:p>
          </table:table-cell>
          <table:table-cell office:value-type="float" office:value="-0.009872074" calcext:value-type="float">
            <text:p>-0.009872074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1828697" calcext:value-type="float">
            <text:p>-0.00182869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3307" calcext:value-type="float">
            <text:p>-2.20330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5" calcext:value-type="float">
            <text:p>19092005</text:p>
          </table:table-cell>
          <table:table-cell office:value-type="float" office:value="506.6004" calcext:value-type="float">
            <text:p>506.6004</text:p>
          </table:table-cell>
          <table:table-cell office:value-type="float" office:value="192.927" calcext:value-type="float">
            <text:p>192.927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6.808" calcext:value-type="float">
            <text:p>1116.808</text:p>
          </table:table-cell>
          <table:table-cell office:value-type="float" office:value="141.4495" calcext:value-type="float">
            <text:p>141.4495</text:p>
          </table:table-cell>
          <table:table-cell office:value-type="float" office:value="0" calcext:value-type="float">
            <text:p>0</text:p>
          </table:table-cell>
          <table:table-cell office:value-type="float" office:value="0.1279151" calcext:value-type="float">
            <text:p>0.1279151</text:p>
          </table:table-cell>
          <table:table-cell office:value-type="float" office:value="0.3889165" calcext:value-type="float">
            <text:p>0.3889165</text:p>
          </table:table-cell>
          <table:table-cell office:value-type="float" office:value="0.3919758" calcext:value-type="float">
            <text:p>0.3919758</text:p>
          </table:table-cell>
          <table:table-cell office:value-type="float" office:value="0.3945075" calcext:value-type="float">
            <text:p>0.3945075</text:p>
          </table:table-cell>
          <table:table-cell office:value-type="float" office:value="0.3953371" calcext:value-type="float">
            <text:p>0.3953371</text:p>
          </table:table-cell>
          <table:table-cell office:value-type="float" office:value="0.3281391" calcext:value-type="float">
            <text:p>0.3281391</text:p>
          </table:table-cell>
          <table:table-cell office:value-type="float" office:value="0.3146749" calcext:value-type="float">
            <text:p>0.3146749</text:p>
          </table:table-cell>
          <table:table-cell office:value-type="float" office:value="0.3761328" calcext:value-type="float">
            <text:p>0.3761328</text:p>
          </table:table-cell>
          <table:table-cell office:value-type="float" office:value="0.369011" calcext:value-type="float">
            <text:p>0.369011</text:p>
          </table:table-cell>
          <table:table-cell office:value-type="float" office:value="0.3777269" calcext:value-type="float">
            <text:p>0.3777269</text:p>
          </table:table-cell>
          <table:table-cell office:value-type="float" office:value="0.3936304" calcext:value-type="float">
            <text:p>0.3936304</text:p>
          </table:table-cell>
          <table:table-cell office:value-type="float" office:value="0.4042837" calcext:value-type="float">
            <text:p>0.404283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3638E-015" calcext:value-type="float">
            <text:p>1.933638E-15</text:p>
          </table:table-cell>
          <table:table-cell office:value-type="float" office:value="1.952278E-015" calcext:value-type="float">
            <text:p>1.952278E-15</text:p>
          </table:table-cell>
          <table:table-cell office:value-type="float" office:value="1.967846E-015" calcext:value-type="float">
            <text:p>1.967846E-15</text:p>
          </table:table-cell>
          <table:table-cell office:value-type="float" office:value="1.903727E-015" calcext:value-type="float">
            <text:p>1.903727E-15</text:p>
          </table:table-cell>
          <table:table-cell office:value-type="float" office:value="9.523497E-016" calcext:value-type="float">
            <text:p>9.523497E-16</text:p>
          </table:table-cell>
          <table:table-cell office:value-type="float" office:value="1.993651E-015" calcext:value-type="float">
            <text:p>1.993651E-15</text:p>
          </table:table-cell>
          <table:table-cell office:value-type="float" office:value="1.842532E-015" calcext:value-type="float">
            <text:p>1.842532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10061" calcext:value-type="float">
            <text:p>-25.10061</text:p>
          </table:table-cell>
          <table:table-cell office:value-type="float" office:value="-0.007144303" calcext:value-type="float">
            <text:p>-0.007144303</text:p>
          </table:table-cell>
          <table:table-cell office:value-type="float" office:value="-0.006815487" calcext:value-type="float">
            <text:p>-0.006815487</text:p>
          </table:table-cell>
          <table:table-cell office:value-type="float" office:value="-0.006586754" calcext:value-type="float">
            <text:p>-0.006586754</text:p>
          </table:table-cell>
          <table:table-cell office:value-type="float" office:value="-0.006511084" calcext:value-type="float">
            <text:p>-0.006511084</text:p>
          </table:table-cell>
          <table:table-cell office:value-type="float" office:value="-0.007330763" calcext:value-type="float">
            <text:p>-0.007330763</text:p>
          </table:table-cell>
          <table:table-cell office:value-type="float" office:value="-0.008436245" calcext:value-type="float">
            <text:p>-0.008436245</text:p>
          </table:table-cell>
          <table:table-cell office:value-type="float" office:value="-0.01069911" calcext:value-type="float">
            <text:p>-0.01069911</text:p>
          </table:table-cell>
          <table:table-cell office:value-type="float" office:value="-0.0113164" calcext:value-type="float">
            <text:p>-0.0113164</text:p>
          </table:table-cell>
          <table:table-cell office:value-type="float" office:value="-0.009871919" calcext:value-type="float">
            <text:p>-0.009871919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27594" calcext:value-type="float">
            <text:p>-0.009727594</text:p>
          </table:table-cell>
          <table:table-cell office:value-type="float" office:value="-0.001833807" calcext:value-type="float">
            <text:p>-0.00183380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083" calcext:value-type="float">
            <text:p>-2.2008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5" calcext:value-type="float">
            <text:p>20092005</text:p>
          </table:table-cell>
          <table:table-cell office:value-type="float" office:value="506.6004" calcext:value-type="float">
            <text:p>506.6004</text:p>
          </table:table-cell>
          <table:table-cell office:value-type="float" office:value="193.1082" calcext:value-type="float">
            <text:p>193.1082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6.598" calcext:value-type="float">
            <text:p>1116.598</text:p>
          </table:table-cell>
          <table:table-cell office:value-type="float" office:value="141.478" calcext:value-type="float">
            <text:p>141.478</text:p>
          </table:table-cell>
          <table:table-cell office:value-type="float" office:value="0" calcext:value-type="float">
            <text:p>0</text:p>
          </table:table-cell>
          <table:table-cell office:value-type="float" office:value="0.1104429" calcext:value-type="float">
            <text:p>0.1104429</text:p>
          </table:table-cell>
          <table:table-cell office:value-type="float" office:value="0.3806576" calcext:value-type="float">
            <text:p>0.3806576</text:p>
          </table:table-cell>
          <table:table-cell office:value-type="float" office:value="0.3835737" calcext:value-type="float">
            <text:p>0.3835737</text:p>
          </table:table-cell>
          <table:table-cell office:value-type="float" office:value="0.3864921" calcext:value-type="float">
            <text:p>0.3864921</text:p>
          </table:table-cell>
          <table:table-cell office:value-type="float" office:value="0.388298" calcext:value-type="float">
            <text:p>0.388298</text:p>
          </table:table-cell>
          <table:table-cell office:value-type="float" office:value="0.3287626" calcext:value-type="float">
            <text:p>0.3287626</text:p>
          </table:table-cell>
          <table:table-cell office:value-type="float" office:value="0.31896" calcext:value-type="float">
            <text:p>0.31896</text:p>
          </table:table-cell>
          <table:table-cell office:value-type="float" office:value="0.3787975" calcext:value-type="float">
            <text:p>0.3787975</text:p>
          </table:table-cell>
          <table:table-cell office:value-type="float" office:value="0.3696096" calcext:value-type="float">
            <text:p>0.3696096</text:p>
          </table:table-cell>
          <table:table-cell office:value-type="float" office:value="0.3777547" calcext:value-type="float">
            <text:p>0.3777547</text:p>
          </table:table-cell>
          <table:table-cell office:value-type="float" office:value="0.3937253" calcext:value-type="float">
            <text:p>0.3937253</text:p>
          </table:table-cell>
          <table:table-cell office:value-type="float" office:value="0.404259" calcext:value-type="float">
            <text:p>0.40425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4096E-015" calcext:value-type="float">
            <text:p>1.934096E-15</text:p>
          </table:table-cell>
          <table:table-cell office:value-type="float" office:value="1.952247E-015" calcext:value-type="float">
            <text:p>1.952247E-15</text:p>
          </table:table-cell>
          <table:table-cell office:value-type="float" office:value="1.967817E-015" calcext:value-type="float">
            <text:p>1.967817E-15</text:p>
          </table:table-cell>
          <table:table-cell office:value-type="float" office:value="1.903707E-015" calcext:value-type="float">
            <text:p>1.903707E-15</text:p>
          </table:table-cell>
          <table:table-cell office:value-type="float" office:value="9.52321E-016" calcext:value-type="float">
            <text:p>9.52321E-16</text:p>
          </table:table-cell>
          <table:table-cell office:value-type="float" office:value="1.993652E-015" calcext:value-type="float">
            <text:p>1.993652E-15</text:p>
          </table:table-cell>
          <table:table-cell office:value-type="float" office:value="1.84253E-015" calcext:value-type="float">
            <text:p>1.84253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.49254" calcext:value-type="float">
            <text:p>-80.49254</text:p>
          </table:table-cell>
          <table:table-cell office:value-type="float" office:value="-0.008159116" calcext:value-type="float">
            <text:p>-0.008159116</text:p>
          </table:table-cell>
          <table:table-cell office:value-type="float" office:value="-0.007792825" calcext:value-type="float">
            <text:p>-0.007792825</text:p>
          </table:table-cell>
          <table:table-cell office:value-type="float" office:value="-0.007474376" calcext:value-type="float">
            <text:p>-0.007474376</text:p>
          </table:table-cell>
          <table:table-cell office:value-type="float" office:value="-0.007270597" calcext:value-type="float">
            <text:p>-0.007270597</text:p>
          </table:table-cell>
          <table:table-cell office:value-type="float" office:value="-0.007216092" calcext:value-type="float">
            <text:p>-0.007216092</text:p>
          </table:table-cell>
          <table:table-cell office:value-type="float" office:value="-0.007517383" calcext:value-type="float">
            <text:p>-0.007517383</text:p>
          </table:table-cell>
          <table:table-cell office:value-type="float" office:value="-0.009184079" calcext:value-type="float">
            <text:p>-0.009184079</text:p>
          </table:table-cell>
          <table:table-cell office:value-type="float" office:value="-0.0110187" calcext:value-type="float">
            <text:p>-0.0110187</text:p>
          </table:table-cell>
          <table:table-cell office:value-type="float" office:value="-0.009860223" calcext:value-type="float">
            <text:p>-0.009860223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21233" calcext:value-type="float">
            <text:p>-0.009721233</text:p>
          </table:table-cell>
          <table:table-cell office:value-type="float" office:value="-0.00183556" calcext:value-type="float">
            <text:p>-0.0018355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878" calcext:value-type="float">
            <text:p>-2.1987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5" calcext:value-type="float">
            <text:p>21092005</text:p>
          </table:table-cell>
          <table:table-cell office:value-type="float" office:value="506.6004" calcext:value-type="float">
            <text:p>506.6004</text:p>
          </table:table-cell>
          <table:table-cell office:value-type="float" office:value="193.142" calcext:value-type="float">
            <text:p>193.142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6.525" calcext:value-type="float">
            <text:p>1116.525</text:p>
          </table:table-cell>
          <table:table-cell office:value-type="float" office:value="141.5176" calcext:value-type="float">
            <text:p>141.5176</text:p>
          </table:table-cell>
          <table:table-cell office:value-type="float" office:value="0" calcext:value-type="float">
            <text:p>0</text:p>
          </table:table-cell>
          <table:table-cell office:value-type="float" office:value="0.1073292" calcext:value-type="float">
            <text:p>0.1073292</text:p>
          </table:table-cell>
          <table:table-cell office:value-type="float" office:value="0.3765154" calcext:value-type="float">
            <text:p>0.3765154</text:p>
          </table:table-cell>
          <table:table-cell office:value-type="float" office:value="0.3793915" calcext:value-type="float">
            <text:p>0.3793915</text:p>
          </table:table-cell>
          <table:table-cell office:value-type="float" office:value="0.3825568" calcext:value-type="float">
            <text:p>0.3825568</text:p>
          </table:table-cell>
          <table:table-cell office:value-type="float" office:value="0.3846312" calcext:value-type="float">
            <text:p>0.3846312</text:p>
          </table:table-cell>
          <table:table-cell office:value-type="float" office:value="0.32701" calcext:value-type="float">
            <text:p>0.32701</text:p>
          </table:table-cell>
          <table:table-cell office:value-type="float" office:value="0.3187201" calcext:value-type="float">
            <text:p>0.3187201</text:p>
          </table:table-cell>
          <table:table-cell office:value-type="float" office:value="0.3801703" calcext:value-type="float">
            <text:p>0.3801703</text:p>
          </table:table-cell>
          <table:table-cell office:value-type="float" office:value="0.3705902" calcext:value-type="float">
            <text:p>0.3705902</text:p>
          </table:table-cell>
          <table:table-cell office:value-type="float" office:value="0.3779264" calcext:value-type="float">
            <text:p>0.3779264</text:p>
          </table:table-cell>
          <table:table-cell office:value-type="float" office:value="0.3938131" calcext:value-type="float">
            <text:p>0.3938131</text:p>
          </table:table-cell>
          <table:table-cell office:value-type="float" office:value="0.4042661" calcext:value-type="float">
            <text:p>0.404266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4614E-015" calcext:value-type="float">
            <text:p>1.934614E-15</text:p>
          </table:table-cell>
          <table:table-cell office:value-type="float" office:value="1.952218E-015" calcext:value-type="float">
            <text:p>1.952218E-15</text:p>
          </table:table-cell>
          <table:table-cell office:value-type="float" office:value="1.967775E-015" calcext:value-type="float">
            <text:p>1.967775E-15</text:p>
          </table:table-cell>
          <table:table-cell office:value-type="float" office:value="1.903684E-015" calcext:value-type="float">
            <text:p>1.903684E-15</text:p>
          </table:table-cell>
          <table:table-cell office:value-type="float" office:value="9.522966E-016" calcext:value-type="float">
            <text:p>9.522966E-16</text:p>
          </table:table-cell>
          <table:table-cell office:value-type="float" office:value="1.993655E-015" calcext:value-type="float">
            <text:p>1.993655E-15</text:p>
          </table:table-cell>
          <table:table-cell office:value-type="float" office:value="1.842526E-015" calcext:value-type="float">
            <text:p>1.84252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20392" calcext:value-type="float">
            <text:p>-98.20392</text:p>
          </table:table-cell>
          <table:table-cell office:value-type="float" office:value="-0.008729273" calcext:value-type="float">
            <text:p>-0.008729273</text:p>
          </table:table-cell>
          <table:table-cell office:value-type="float" office:value="-0.008338222" calcext:value-type="float">
            <text:p>-0.008338222</text:p>
          </table:table-cell>
          <table:table-cell office:value-type="float" office:value="-0.007960227" calcext:value-type="float">
            <text:p>-0.007960227</text:p>
          </table:table-cell>
          <table:table-cell office:value-type="float" office:value="-0.007706963" calcext:value-type="float">
            <text:p>-0.007706963</text:p>
          </table:table-cell>
          <table:table-cell office:value-type="float" office:value="-0.007511424" calcext:value-type="float">
            <text:p>-0.007511424</text:p>
          </table:table-cell>
          <table:table-cell office:value-type="float" office:value="-0.007561588" calcext:value-type="float">
            <text:p>-0.007561588</text:p>
          </table:table-cell>
          <table:table-cell office:value-type="float" office:value="-0.008488354" calcext:value-type="float">
            <text:p>-0.008488354</text:p>
          </table:table-cell>
          <table:table-cell office:value-type="float" office:value="-0.01054371" calcext:value-type="float">
            <text:p>-0.01054371</text:p>
          </table:table-cell>
          <table:table-cell office:value-type="float" office:value="-0.00978419" calcext:value-type="float">
            <text:p>-0.00978419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18285" calcext:value-type="float">
            <text:p>-0.009718285</text:p>
          </table:table-cell>
          <table:table-cell office:value-type="float" office:value="-0.00183773" calcext:value-type="float">
            <text:p>-0.0018377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7104" calcext:value-type="float">
            <text:p>-2.19710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5" calcext:value-type="float">
            <text:p>22092005</text:p>
          </table:table-cell>
          <table:table-cell office:value-type="float" office:value="506.6004" calcext:value-type="float">
            <text:p>506.6004</text:p>
          </table:table-cell>
          <table:table-cell office:value-type="float" office:value="193.1186" calcext:value-type="float">
            <text:p>193.1186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6.499" calcext:value-type="float">
            <text:p>1116.499</text:p>
          </table:table-cell>
          <table:table-cell office:value-type="float" office:value="141.5669" calcext:value-type="float">
            <text:p>141.5669</text:p>
          </table:table-cell>
          <table:table-cell office:value-type="float" office:value="0" calcext:value-type="float">
            <text:p>0</text:p>
          </table:table-cell>
          <table:table-cell office:value-type="float" office:value="0.1102905" calcext:value-type="float">
            <text:p>0.1102905</text:p>
          </table:table-cell>
          <table:table-cell office:value-type="float" office:value="0.373713" calcext:value-type="float">
            <text:p>0.373713</text:p>
          </table:table-cell>
          <table:table-cell office:value-type="float" office:value="0.3764779" calcext:value-type="float">
            <text:p>0.3764779</text:p>
          </table:table-cell>
          <table:table-cell office:value-type="float" office:value="0.3795438" calcext:value-type="float">
            <text:p>0.3795438</text:p>
          </table:table-cell>
          <table:table-cell office:value-type="float" office:value="0.3817084" calcext:value-type="float">
            <text:p>0.3817084</text:p>
          </table:table-cell>
          <table:table-cell office:value-type="float" office:value="0.3253981" calcext:value-type="float">
            <text:p>0.3253981</text:p>
          </table:table-cell>
          <table:table-cell office:value-type="float" office:value="0.3181341" calcext:value-type="float">
            <text:p>0.3181341</text:p>
          </table:table-cell>
          <table:table-cell office:value-type="float" office:value="0.3807947" calcext:value-type="float">
            <text:p>0.3807947</text:p>
          </table:table-cell>
          <table:table-cell office:value-type="float" office:value="0.371486" calcext:value-type="float">
            <text:p>0.371486</text:p>
          </table:table-cell>
          <table:table-cell office:value-type="float" office:value="0.3781557" calcext:value-type="float">
            <text:p>0.3781557</text:p>
          </table:table-cell>
          <table:table-cell office:value-type="float" office:value="0.3939097" calcext:value-type="float">
            <text:p>0.3939097</text:p>
          </table:table-cell>
          <table:table-cell office:value-type="float" office:value="0.404293" calcext:value-type="float">
            <text:p>0.40429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5095E-015" calcext:value-type="float">
            <text:p>1.935095E-15</text:p>
          </table:table-cell>
          <table:table-cell office:value-type="float" office:value="1.95219E-015" calcext:value-type="float">
            <text:p>1.95219E-15</text:p>
          </table:table-cell>
          <table:table-cell office:value-type="float" office:value="1.967738E-015" calcext:value-type="float">
            <text:p>1.967738E-15</text:p>
          </table:table-cell>
          <table:table-cell office:value-type="float" office:value="1.903659E-015" calcext:value-type="float">
            <text:p>1.903659E-15</text:p>
          </table:table-cell>
          <table:table-cell office:value-type="float" office:value="9.522756E-016" calcext:value-type="float">
            <text:p>9.522756E-16</text:p>
          </table:table-cell>
          <table:table-cell office:value-type="float" office:value="1.993657E-015" calcext:value-type="float">
            <text:p>1.993657E-15</text:p>
          </table:table-cell>
          <table:table-cell office:value-type="float" office:value="1.842523E-015" calcext:value-type="float">
            <text:p>1.842523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.64886" calcext:value-type="float">
            <text:p>-80.64886</text:p>
          </table:table-cell>
          <table:table-cell office:value-type="float" office:value="-0.009139877" calcext:value-type="float">
            <text:p>-0.009139877</text:p>
          </table:table-cell>
          <table:table-cell office:value-type="float" office:value="-0.008742891" calcext:value-type="float">
            <text:p>-0.008742891</text:p>
          </table:table-cell>
          <table:table-cell office:value-type="float" office:value="-0.0083554" calcext:value-type="float">
            <text:p>-0.0083554</text:p>
          </table:table-cell>
          <table:table-cell office:value-type="float" office:value="-0.00807556" calcext:value-type="float">
            <text:p>-0.00807556</text:p>
          </table:table-cell>
          <table:table-cell office:value-type="float" office:value="-0.007796464" calcext:value-type="float">
            <text:p>-0.007796464</text:p>
          </table:table-cell>
          <table:table-cell office:value-type="float" office:value="-0.007678725" calcext:value-type="float">
            <text:p>-0.007678725</text:p>
          </table:table-cell>
          <table:table-cell office:value-type="float" office:value="-0.008190401" calcext:value-type="float">
            <text:p>-0.008190401</text:p>
          </table:table-cell>
          <table:table-cell office:value-type="float" office:value="-0.01012835" calcext:value-type="float">
            <text:p>-0.01012835</text:p>
          </table:table-cell>
          <table:table-cell office:value-type="float" office:value="-0.009683379" calcext:value-type="float">
            <text:p>-0.009683379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27836" calcext:value-type="float">
            <text:p>-0.009727836</text:p>
          </table:table-cell>
          <table:table-cell office:value-type="float" office:value="-0.001839463" calcext:value-type="float">
            <text:p>-0.00183946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5701" calcext:value-type="float">
            <text:p>-2.19570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5" calcext:value-type="float">
            <text:p>23092005</text:p>
          </table:table-cell>
          <table:table-cell office:value-type="float" office:value="506.6004" calcext:value-type="float">
            <text:p>506.6004</text:p>
          </table:table-cell>
          <table:table-cell office:value-type="float" office:value="193.0329" calcext:value-type="float">
            <text:p>193.0329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6.527" calcext:value-type="float">
            <text:p>1116.527</text:p>
          </table:table-cell>
          <table:table-cell office:value-type="float" office:value="141.6245" calcext:value-type="float">
            <text:p>141.6245</text:p>
          </table:table-cell>
          <table:table-cell office:value-type="float" office:value="0" calcext:value-type="float">
            <text:p>0</text:p>
          </table:table-cell>
          <table:table-cell office:value-type="float" office:value="0.1198172" calcext:value-type="float">
            <text:p>0.1198172</text:p>
          </table:table-cell>
          <table:table-cell office:value-type="float" office:value="0.3714389" calcext:value-type="float">
            <text:p>0.3714389</text:p>
          </table:table-cell>
          <table:table-cell office:value-type="float" office:value="0.374124" calcext:value-type="float">
            <text:p>0.374124</text:p>
          </table:table-cell>
          <table:table-cell office:value-type="float" office:value="0.3771306" calcext:value-type="float">
            <text:p>0.3771306</text:p>
          </table:table-cell>
          <table:table-cell office:value-type="float" office:value="0.3792358" calcext:value-type="float">
            <text:p>0.3792358</text:p>
          </table:table-cell>
          <table:table-cell office:value-type="float" office:value="0.3239734" calcext:value-type="float">
            <text:p>0.3239734</text:p>
          </table:table-cell>
          <table:table-cell office:value-type="float" office:value="0.3174003" calcext:value-type="float">
            <text:p>0.3174003</text:p>
          </table:table-cell>
          <table:table-cell office:value-type="float" office:value="0.3810662" calcext:value-type="float">
            <text:p>0.3810662</text:p>
          </table:table-cell>
          <table:table-cell office:value-type="float" office:value="0.3722536" calcext:value-type="float">
            <text:p>0.3722536</text:p>
          </table:table-cell>
          <table:table-cell office:value-type="float" office:value="0.3784196" calcext:value-type="float">
            <text:p>0.3784196</text:p>
          </table:table-cell>
          <table:table-cell office:value-type="float" office:value="0.3940208" calcext:value-type="float">
            <text:p>0.3940208</text:p>
          </table:table-cell>
          <table:table-cell office:value-type="float" office:value="0.4043332" calcext:value-type="float">
            <text:p>0.4043332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3547E-015" calcext:value-type="float">
            <text:p>1.93547E-15</text:p>
          </table:table-cell>
          <table:table-cell office:value-type="float" office:value="1.952165E-015" calcext:value-type="float">
            <text:p>1.952165E-15</text:p>
          </table:table-cell>
          <table:table-cell office:value-type="float" office:value="1.967723E-015" calcext:value-type="float">
            <text:p>1.967723E-15</text:p>
          </table:table-cell>
          <table:table-cell office:value-type="float" office:value="1.903635E-015" calcext:value-type="float">
            <text:p>1.903635E-15</text:p>
          </table:table-cell>
          <table:table-cell office:value-type="float" office:value="9.522518E-016" calcext:value-type="float">
            <text:p>9.522518E-16</text:p>
          </table:table-cell>
          <table:table-cell office:value-type="float" office:value="1.993661E-015" calcext:value-type="float">
            <text:p>1.993661E-15</text:p>
          </table:table-cell>
          <table:table-cell office:value-type="float" office:value="1.842516E-015" calcext:value-type="float">
            <text:p>1.84251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69096" calcext:value-type="float">
            <text:p>-42.69096</text:p>
          </table:table-cell>
          <table:table-cell office:value-type="float" office:value="-0.009489703" calcext:value-type="float">
            <text:p>-0.009489703</text:p>
          </table:table-cell>
          <table:table-cell office:value-type="float" office:value="-0.009086566" calcext:value-type="float">
            <text:p>-0.009086566</text:p>
          </table:table-cell>
          <table:table-cell office:value-type="float" office:value="-0.008688365" calcext:value-type="float">
            <text:p>-0.008688365</text:p>
          </table:table-cell>
          <table:table-cell office:value-type="float" office:value="-0.008403427" calcext:value-type="float">
            <text:p>-0.008403427</text:p>
          </table:table-cell>
          <table:table-cell office:value-type="float" office:value="-0.008059354" calcext:value-type="float">
            <text:p>-0.008059354</text:p>
          </table:table-cell>
          <table:table-cell office:value-type="float" office:value="-0.007827501" calcext:value-type="float">
            <text:p>-0.007827501</text:p>
          </table:table-cell>
          <table:table-cell office:value-type="float" office:value="-0.008063525" calcext:value-type="float">
            <text:p>-0.008063525</text:p>
          </table:table-cell>
          <table:table-cell office:value-type="float" office:value="-0.009786103" calcext:value-type="float">
            <text:p>-0.009786103</text:p>
          </table:table-cell>
          <table:table-cell office:value-type="float" office:value="-0.009568575" calcext:value-type="float">
            <text:p>-0.009568575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25437" calcext:value-type="float">
            <text:p>-0.009725437</text:p>
          </table:table-cell>
          <table:table-cell office:value-type="float" office:value="-0.001840712" calcext:value-type="float">
            <text:p>-0.00184071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4491" calcext:value-type="float">
            <text:p>-2.19449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5" calcext:value-type="float">
            <text:p>24092005</text:p>
          </table:table-cell>
          <table:table-cell office:value-type="float" office:value="506.6004" calcext:value-type="float">
            <text:p>506.6004</text:p>
          </table:table-cell>
          <table:table-cell office:value-type="float" office:value="193.0874" calcext:value-type="float">
            <text:p>193.0874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6.408" calcext:value-type="float">
            <text:p>1116.408</text:p>
          </table:table-cell>
          <table:table-cell office:value-type="float" office:value="141.6892" calcext:value-type="float">
            <text:p>141.6892</text:p>
          </table:table-cell>
          <table:table-cell office:value-type="float" office:value="0" calcext:value-type="float">
            <text:p>0</text:p>
          </table:table-cell>
          <table:table-cell office:value-type="float" office:value="0.1153532" calcext:value-type="float">
            <text:p>0.1153532</text:p>
          </table:table-cell>
          <table:table-cell office:value-type="float" office:value="0.3696378" calcext:value-type="float">
            <text:p>0.3696378</text:p>
          </table:table-cell>
          <table:table-cell office:value-type="float" office:value="0.3722945" calcext:value-type="float">
            <text:p>0.3722945</text:p>
          </table:table-cell>
          <table:table-cell office:value-type="float" office:value="0.3753644" calcext:value-type="float">
            <text:p>0.3753644</text:p>
          </table:table-cell>
          <table:table-cell office:value-type="float" office:value="0.3775486" calcext:value-type="float">
            <text:p>0.3775486</text:p>
          </table:table-cell>
          <table:table-cell office:value-type="float" office:value="0.322801" calcext:value-type="float">
            <text:p>0.322801</text:p>
          </table:table-cell>
          <table:table-cell office:value-type="float" office:value="0.3162839" calcext:value-type="float">
            <text:p>0.3162839</text:p>
          </table:table-cell>
          <table:table-cell office:value-type="float" office:value="0.3810389" calcext:value-type="float">
            <text:p>0.3810389</text:p>
          </table:table-cell>
          <table:table-cell office:value-type="float" office:value="0.3728866" calcext:value-type="float">
            <text:p>0.3728866</text:p>
          </table:table-cell>
          <table:table-cell office:value-type="float" office:value="0.3787002" calcext:value-type="float">
            <text:p>0.3787002</text:p>
          </table:table-cell>
          <table:table-cell office:value-type="float" office:value="0.3941472" calcext:value-type="float">
            <text:p>0.3941472</text:p>
          </table:table-cell>
          <table:table-cell office:value-type="float" office:value="0.4043837" calcext:value-type="float">
            <text:p>0.404383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5895E-015" calcext:value-type="float">
            <text:p>1.935895E-15</text:p>
          </table:table-cell>
          <table:table-cell office:value-type="float" office:value="1.952132E-015" calcext:value-type="float">
            <text:p>1.952132E-15</text:p>
          </table:table-cell>
          <table:table-cell office:value-type="float" office:value="1.967698E-015" calcext:value-type="float">
            <text:p>1.967698E-15</text:p>
          </table:table-cell>
          <table:table-cell office:value-type="float" office:value="1.903608E-015" calcext:value-type="float">
            <text:p>1.903608E-15</text:p>
          </table:table-cell>
          <table:table-cell office:value-type="float" office:value="9.522376E-016" calcext:value-type="float">
            <text:p>9.522376E-16</text:p>
          </table:table-cell>
          <table:table-cell office:value-type="float" office:value="1.993665E-015" calcext:value-type="float">
            <text:p>1.993665E-15</text:p>
          </table:table-cell>
          <table:table-cell office:value-type="float" office:value="1.842511E-015" calcext:value-type="float">
            <text:p>1.842511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31945" calcext:value-type="float">
            <text:p>-58.31945</text:p>
          </table:table-cell>
          <table:table-cell office:value-type="float" office:value="-0.009777893" calcext:value-type="float">
            <text:p>-0.009777893</text:p>
          </table:table-cell>
          <table:table-cell office:value-type="float" office:value="-0.009364924" calcext:value-type="float">
            <text:p>-0.009364924</text:p>
          </table:table-cell>
          <table:table-cell office:value-type="float" office:value="-0.008942275" calcext:value-type="float">
            <text:p>-0.008942275</text:p>
          </table:table-cell>
          <table:table-cell office:value-type="float" office:value="-0.00863628" calcext:value-type="float">
            <text:p>-0.00863628</text:p>
          </table:table-cell>
          <table:table-cell office:value-type="float" office:value="-0.008281231" calcext:value-type="float">
            <text:p>-0.008281231</text:p>
          </table:table-cell>
          <table:table-cell office:value-type="float" office:value="-0.008062467" calcext:value-type="float">
            <text:p>-0.008062467</text:p>
          </table:table-cell>
          <table:table-cell office:value-type="float" office:value="-0.008075414" calcext:value-type="float">
            <text:p>-0.008075414</text:p>
          </table:table-cell>
          <table:table-cell office:value-type="float" office:value="-0.009512963" calcext:value-type="float">
            <text:p>-0.009512963</text:p>
          </table:table-cell>
          <table:table-cell office:value-type="float" office:value="-0.009448091" calcext:value-type="float">
            <text:p>-0.009448091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20806" calcext:value-type="float">
            <text:p>-0.009720806</text:p>
          </table:table-cell>
          <table:table-cell office:value-type="float" office:value="-0.001842263" calcext:value-type="float">
            <text:p>-0.00184226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3408" calcext:value-type="float">
            <text:p>-2.19340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5" calcext:value-type="float">
            <text:p>25092005</text:p>
          </table:table-cell>
          <table:table-cell office:value-type="float" office:value="506.6004" calcext:value-type="float">
            <text:p>506.6004</text:p>
          </table:table-cell>
          <table:table-cell office:value-type="float" office:value="193.0674" calcext:value-type="float">
            <text:p>193.0674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6.357" calcext:value-type="float">
            <text:p>1116.357</text:p>
          </table:table-cell>
          <table:table-cell office:value-type="float" office:value="141.7604" calcext:value-type="float">
            <text:p>141.7604</text:p>
          </table:table-cell>
          <table:table-cell office:value-type="float" office:value="0" calcext:value-type="float">
            <text:p>0</text:p>
          </table:table-cell>
          <table:table-cell office:value-type="float" office:value="0.1184668" calcext:value-type="float">
            <text:p>0.1184668</text:p>
          </table:table-cell>
          <table:table-cell office:value-type="float" office:value="0.368161" calcext:value-type="float">
            <text:p>0.368161</text:p>
          </table:table-cell>
          <table:table-cell office:value-type="float" office:value="0.3707403" calcext:value-type="float">
            <text:p>0.3707403</text:p>
          </table:table-cell>
          <table:table-cell office:value-type="float" office:value="0.3736918" calcext:value-type="float">
            <text:p>0.3736918</text:p>
          </table:table-cell>
          <table:table-cell office:value-type="float" office:value="0.3758433" calcext:value-type="float">
            <text:p>0.3758433</text:p>
          </table:table-cell>
          <table:table-cell office:value-type="float" office:value="0.3216485" calcext:value-type="float">
            <text:p>0.3216485</text:p>
          </table:table-cell>
          <table:table-cell office:value-type="float" office:value="0.3154393" calcext:value-type="float">
            <text:p>0.3154393</text:p>
          </table:table-cell>
          <table:table-cell office:value-type="float" office:value="0.3809251" calcext:value-type="float">
            <text:p>0.3809251</text:p>
          </table:table-cell>
          <table:table-cell office:value-type="float" office:value="0.3733939" calcext:value-type="float">
            <text:p>0.3733939</text:p>
          </table:table-cell>
          <table:table-cell office:value-type="float" office:value="0.3789839" calcext:value-type="float">
            <text:p>0.3789839</text:p>
          </table:table-cell>
          <table:table-cell office:value-type="float" office:value="0.3942869" calcext:value-type="float">
            <text:p>0.3942869</text:p>
          </table:table-cell>
          <table:table-cell office:value-type="float" office:value="0.4044414" calcext:value-type="float">
            <text:p>0.404441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6336E-015" calcext:value-type="float">
            <text:p>1.936336E-15</text:p>
          </table:table-cell>
          <table:table-cell office:value-type="float" office:value="1.952106E-015" calcext:value-type="float">
            <text:p>1.952106E-15</text:p>
          </table:table-cell>
          <table:table-cell office:value-type="float" office:value="1.96767E-015" calcext:value-type="float">
            <text:p>1.96767E-15</text:p>
          </table:table-cell>
          <table:table-cell office:value-type="float" office:value="1.903583E-015" calcext:value-type="float">
            <text:p>1.903583E-15</text:p>
          </table:table-cell>
          <table:table-cell office:value-type="float" office:value="9.522165E-016" calcext:value-type="float">
            <text:p>9.522165E-16</text:p>
          </table:table-cell>
          <table:table-cell office:value-type="float" office:value="1.993669E-015" calcext:value-type="float">
            <text:p>1.993669E-15</text:p>
          </table:table-cell>
          <table:table-cell office:value-type="float" office:value="1.842504E-015" calcext:value-type="float">
            <text:p>1.842504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21383" calcext:value-type="float">
            <text:p>-46.21383</text:p>
          </table:table-cell>
          <table:table-cell office:value-type="float" office:value="-0.01002159" calcext:value-type="float">
            <text:p>-0.01002159</text:p>
          </table:table-cell>
          <table:table-cell office:value-type="float" office:value="-0.009608499" calcext:value-type="float">
            <text:p>-0.009608499</text:p>
          </table:table-cell>
          <table:table-cell office:value-type="float" office:value="-0.009189985" calcext:value-type="float">
            <text:p>-0.009189985</text:p>
          </table:table-cell>
          <table:table-cell office:value-type="float" office:value="-0.008878709" calcext:value-type="float">
            <text:p>-0.008878709</text:p>
          </table:table-cell>
          <table:table-cell office:value-type="float" office:value="-0.008507228" calcext:value-type="float">
            <text:p>-0.008507228</text:p>
          </table:table-cell>
          <table:table-cell office:value-type="float" office:value="-0.008245402" calcext:value-type="float">
            <text:p>-0.008245402</text:p>
          </table:table-cell>
          <table:table-cell office:value-type="float" office:value="-0.008127538" calcext:value-type="float">
            <text:p>-0.008127538</text:p>
          </table:table-cell>
          <table:table-cell office:value-type="float" office:value="-0.009299847" calcext:value-type="float">
            <text:p>-0.009299847</text:p>
          </table:table-cell>
          <table:table-cell office:value-type="float" office:value="-0.009327805" calcext:value-type="float">
            <text:p>-0.009327805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2624" calcext:value-type="float">
            <text:p>-0.00972624</text:p>
          </table:table-cell>
          <table:table-cell office:value-type="float" office:value="-0.0018438" calcext:value-type="float">
            <text:p>-0.001843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2416" calcext:value-type="float">
            <text:p>-2.19241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5" calcext:value-type="float">
            <text:p>26092005</text:p>
          </table:table-cell>
          <table:table-cell office:value-type="float" office:value="506.6004" calcext:value-type="float">
            <text:p>506.6004</text:p>
          </table:table-cell>
          <table:table-cell office:value-type="float" office:value="193.1248" calcext:value-type="float">
            <text:p>193.1248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6.222" calcext:value-type="float">
            <text:p>1116.222</text:p>
          </table:table-cell>
          <table:table-cell office:value-type="float" office:value="141.8376" calcext:value-type="float">
            <text:p>141.8376</text:p>
          </table:table-cell>
          <table:table-cell office:value-type="float" office:value="0" calcext:value-type="float">
            <text:p>0</text:p>
          </table:table-cell>
          <table:table-cell office:value-type="float" office:value="0.1136356" calcext:value-type="float">
            <text:p>0.1136356</text:p>
          </table:table-cell>
          <table:table-cell office:value-type="float" office:value="0.3667985" calcext:value-type="float">
            <text:p>0.3667985</text:p>
          </table:table-cell>
          <table:table-cell office:value-type="float" office:value="0.3693171" calcext:value-type="float">
            <text:p>0.3693171</text:p>
          </table:table-cell>
          <table:table-cell office:value-type="float" office:value="0.3721747" calcext:value-type="float">
            <text:p>0.3721747</text:p>
          </table:table-cell>
          <table:table-cell office:value-type="float" office:value="0.3742231" calcext:value-type="float">
            <text:p>0.3742231</text:p>
          </table:table-cell>
          <table:table-cell office:value-type="float" office:value="0.3205848" calcext:value-type="float">
            <text:p>0.3205848</text:p>
          </table:table-cell>
          <table:table-cell office:value-type="float" office:value="0.3146743" calcext:value-type="float">
            <text:p>0.3146743</text:p>
          </table:table-cell>
          <table:table-cell office:value-type="float" office:value="0.3807852" calcext:value-type="float">
            <text:p>0.3807852</text:p>
          </table:table-cell>
          <table:table-cell office:value-type="float" office:value="0.373799" calcext:value-type="float">
            <text:p>0.373799</text:p>
          </table:table-cell>
          <table:table-cell office:value-type="float" office:value="0.3792617" calcext:value-type="float">
            <text:p>0.3792617</text:p>
          </table:table-cell>
          <table:table-cell office:value-type="float" office:value="0.3944365" calcext:value-type="float">
            <text:p>0.3944365</text:p>
          </table:table-cell>
          <table:table-cell office:value-type="float" office:value="0.4045055" calcext:value-type="float">
            <text:p>0.404505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675E-015" calcext:value-type="float">
            <text:p>1.93675E-15</text:p>
          </table:table-cell>
          <table:table-cell office:value-type="float" office:value="1.952078E-015" calcext:value-type="float">
            <text:p>1.952078E-15</text:p>
          </table:table-cell>
          <table:table-cell office:value-type="float" office:value="1.967648E-015" calcext:value-type="float">
            <text:p>1.967648E-15</text:p>
          </table:table-cell>
          <table:table-cell office:value-type="float" office:value="1.903556E-015" calcext:value-type="float">
            <text:p>1.903556E-15</text:p>
          </table:table-cell>
          <table:table-cell office:value-type="float" office:value="9.521963E-016" calcext:value-type="float">
            <text:p>9.521963E-16</text:p>
          </table:table-cell>
          <table:table-cell office:value-type="float" office:value="1.993672E-015" calcext:value-type="float">
            <text:p>1.993672E-15</text:p>
          </table:table-cell>
          <table:table-cell office:value-type="float" office:value="1.842501E-015" calcext:value-type="float">
            <text:p>1.842501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2758" calcext:value-type="float">
            <text:p>-64.2758</text:p>
          </table:table-cell>
          <table:table-cell office:value-type="float" office:value="-0.01025268" calcext:value-type="float">
            <text:p>-0.01025268</text:p>
          </table:table-cell>
          <table:table-cell office:value-type="float" office:value="-0.00983823" calcext:value-type="float">
            <text:p>-0.00983823</text:p>
          </table:table-cell>
          <table:table-cell office:value-type="float" office:value="-0.009421683" calcext:value-type="float">
            <text:p>-0.009421683</text:p>
          </table:table-cell>
          <table:table-cell office:value-type="float" office:value="-0.009116542" calcext:value-type="float">
            <text:p>-0.009116542</text:p>
          </table:table-cell>
          <table:table-cell office:value-type="float" office:value="-0.008721938" calcext:value-type="float">
            <text:p>-0.008721938</text:p>
          </table:table-cell>
          <table:table-cell office:value-type="float" office:value="-0.008414847" calcext:value-type="float">
            <text:p>-0.008414847</text:p>
          </table:table-cell>
          <table:table-cell office:value-type="float" office:value="-0.008192197" calcext:value-type="float">
            <text:p>-0.008192197</text:p>
          </table:table-cell>
          <table:table-cell office:value-type="float" office:value="-0.009133324" calcext:value-type="float">
            <text:p>-0.009133324</text:p>
          </table:table-cell>
          <table:table-cell office:value-type="float" office:value="-0.009211552" calcext:value-type="float">
            <text:p>-0.009211552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28569" calcext:value-type="float">
            <text:p>-0.009728569</text:p>
          </table:table-cell>
          <table:table-cell office:value-type="float" office:value="-0.001845542" calcext:value-type="float">
            <text:p>-0.00184554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1487" calcext:value-type="float">
            <text:p>-2.19148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5" calcext:value-type="float">
            <text:p>27092005</text:p>
          </table:table-cell>
          <table:table-cell office:value-type="float" office:value="506.6004" calcext:value-type="float">
            <text:p>506.6004</text:p>
          </table:table-cell>
          <table:table-cell office:value-type="float" office:value="193.16" calcext:value-type="float">
            <text:p>193.16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6.104" calcext:value-type="float">
            <text:p>1116.104</text:p>
          </table:table-cell>
          <table:table-cell office:value-type="float" office:value="141.9204" calcext:value-type="float">
            <text:p>141.9204</text:p>
          </table:table-cell>
          <table:table-cell office:value-type="float" office:value="0" calcext:value-type="float">
            <text:p>0</text:p>
          </table:table-cell>
          <table:table-cell office:value-type="float" office:value="0.1107548" calcext:value-type="float">
            <text:p>0.1107548</text:p>
          </table:table-cell>
          <table:table-cell office:value-type="float" office:value="0.365528" calcext:value-type="float">
            <text:p>0.365528</text:p>
          </table:table-cell>
          <table:table-cell office:value-type="float" office:value="0.3679771" calcext:value-type="float">
            <text:p>0.3679771</text:p>
          </table:table-cell>
          <table:table-cell office:value-type="float" office:value="0.3707958" calcext:value-type="float">
            <text:p>0.3707958</text:p>
          </table:table-cell>
          <table:table-cell office:value-type="float" office:value="0.372787" calcext:value-type="float">
            <text:p>0.372787</text:p>
          </table:table-cell>
          <table:table-cell office:value-type="float" office:value="0.3195837" calcext:value-type="float">
            <text:p>0.3195837</text:p>
          </table:table-cell>
          <table:table-cell office:value-type="float" office:value="0.3138629" calcext:value-type="float">
            <text:p>0.3138629</text:p>
          </table:table-cell>
          <table:table-cell office:value-type="float" office:value="0.3804121" calcext:value-type="float">
            <text:p>0.3804121</text:p>
          </table:table-cell>
          <table:table-cell office:value-type="float" office:value="0.3742" calcext:value-type="float">
            <text:p>0.3742</text:p>
          </table:table-cell>
          <table:table-cell office:value-type="float" office:value="0.3796097" calcext:value-type="float">
            <text:p>0.3796097</text:p>
          </table:table-cell>
          <table:table-cell office:value-type="float" office:value="0.3945962" calcext:value-type="float">
            <text:p>0.3945962</text:p>
          </table:table-cell>
          <table:table-cell office:value-type="float" office:value="0.4045743" calcext:value-type="float">
            <text:p>0.404574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717E-015" calcext:value-type="float">
            <text:p>1.93717E-15</text:p>
          </table:table-cell>
          <table:table-cell office:value-type="float" office:value="1.952049E-015" calcext:value-type="float">
            <text:p>1.952049E-15</text:p>
          </table:table-cell>
          <table:table-cell office:value-type="float" office:value="1.967622E-015" calcext:value-type="float">
            <text:p>1.967622E-15</text:p>
          </table:table-cell>
          <table:table-cell office:value-type="float" office:value="1.903535E-015" calcext:value-type="float">
            <text:p>1.903535E-15</text:p>
          </table:table-cell>
          <table:table-cell office:value-type="float" office:value="9.52174E-016" calcext:value-type="float">
            <text:p>9.52174E-16</text:p>
          </table:table-cell>
          <table:table-cell office:value-type="float" office:value="1.993676E-015" calcext:value-type="float">
            <text:p>1.993676E-15</text:p>
          </table:table-cell>
          <table:table-cell office:value-type="float" office:value="1.842495E-015" calcext:value-type="float">
            <text:p>1.842495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.58025" calcext:value-type="float">
            <text:p>-78.58025</text:p>
          </table:table-cell>
          <table:table-cell office:value-type="float" office:value="-0.01047353" calcext:value-type="float">
            <text:p>-0.01047353</text:p>
          </table:table-cell>
          <table:table-cell office:value-type="float" office:value="-0.01006027" calcext:value-type="float">
            <text:p>-0.01006027</text:p>
          </table:table-cell>
          <table:table-cell office:value-type="float" office:value="-0.009638225" calcext:value-type="float">
            <text:p>-0.009638225</text:p>
          </table:table-cell>
          <table:table-cell office:value-type="float" office:value="-0.00933346" calcext:value-type="float">
            <text:p>-0.00933346</text:p>
          </table:table-cell>
          <table:table-cell office:value-type="float" office:value="-0.00892948" calcext:value-type="float">
            <text:p>-0.00892948</text:p>
          </table:table-cell>
          <table:table-cell office:value-type="float" office:value="-0.008598345" calcext:value-type="float">
            <text:p>-0.008598345</text:p>
          </table:table-cell>
          <table:table-cell office:value-type="float" office:value="-0.008366076" calcext:value-type="float">
            <text:p>-0.008366076</text:p>
          </table:table-cell>
          <table:table-cell office:value-type="float" office:value="-0.008972105" calcext:value-type="float">
            <text:p>-0.008972105</text:p>
          </table:table-cell>
          <table:table-cell office:value-type="float" office:value="-0.009068663" calcext:value-type="float">
            <text:p>-0.009068663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2432" calcext:value-type="float">
            <text:p>-0.00972432</text:p>
          </table:table-cell>
          <table:table-cell office:value-type="float" office:value="-0.001847235" calcext:value-type="float">
            <text:p>-0.00184723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0597" calcext:value-type="float">
            <text:p>-2.19059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5" calcext:value-type="float">
            <text:p>28092005</text:p>
          </table:table-cell>
          <table:table-cell office:value-type="float" office:value="509.3005" calcext:value-type="float">
            <text:p>509.3005</text:p>
          </table:table-cell>
          <table:table-cell office:value-type="float" office:value="195.6633" calcext:value-type="float">
            <text:p>195.6633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6.186" calcext:value-type="float">
            <text:p>1116.186</text:p>
          </table:table-cell>
          <table:table-cell office:value-type="float" office:value="142.0358" calcext:value-type="float">
            <text:p>142.0358</text:p>
          </table:table-cell>
          <table:table-cell office:value-type="float" office:value="0" calcext:value-type="float">
            <text:p>0</text:p>
          </table:table-cell>
          <table:table-cell office:value-type="float" office:value="0.1884899" calcext:value-type="float">
            <text:p>0.1884899</text:p>
          </table:table-cell>
          <table:table-cell office:value-type="float" office:value="0.3599617" calcext:value-type="float">
            <text:p>0.3599617</text:p>
          </table:table-cell>
          <table:table-cell office:value-type="float" office:value="0.3631529" calcext:value-type="float">
            <text:p>0.3631529</text:p>
          </table:table-cell>
          <table:table-cell office:value-type="float" office:value="0.3669278" calcext:value-type="float">
            <text:p>0.3669278</text:p>
          </table:table-cell>
          <table:table-cell office:value-type="float" office:value="0.3695381" calcext:value-type="float">
            <text:p>0.3695381</text:p>
          </table:table-cell>
          <table:table-cell office:value-type="float" office:value="0.318155" calcext:value-type="float">
            <text:p>0.318155</text:p>
          </table:table-cell>
          <table:table-cell office:value-type="float" office:value="0.3126925" calcext:value-type="float">
            <text:p>0.3126925</text:p>
          </table:table-cell>
          <table:table-cell office:value-type="float" office:value="0.3800182" calcext:value-type="float">
            <text:p>0.3800182</text:p>
          </table:table-cell>
          <table:table-cell office:value-type="float" office:value="0.3745209" calcext:value-type="float">
            <text:p>0.3745209</text:p>
          </table:table-cell>
          <table:table-cell office:value-type="float" office:value="0.3799877" calcext:value-type="float">
            <text:p>0.3799877</text:p>
          </table:table-cell>
          <table:table-cell office:value-type="float" office:value="0.3947748" calcext:value-type="float">
            <text:p>0.3947748</text:p>
          </table:table-cell>
          <table:table-cell office:value-type="float" office:value="0.4046476" calcext:value-type="float">
            <text:p>0.404647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7512E-015" calcext:value-type="float">
            <text:p>1.937512E-15</text:p>
          </table:table-cell>
          <table:table-cell office:value-type="float" office:value="1.952028E-015" calcext:value-type="float">
            <text:p>1.952028E-15</text:p>
          </table:table-cell>
          <table:table-cell office:value-type="float" office:value="1.967605E-015" calcext:value-type="float">
            <text:p>1.967605E-15</text:p>
          </table:table-cell>
          <table:table-cell office:value-type="float" office:value="1.903511E-015" calcext:value-type="float">
            <text:p>1.903511E-15</text:p>
          </table:table-cell>
          <table:table-cell office:value-type="float" office:value="9.521538E-016" calcext:value-type="float">
            <text:p>9.521538E-16</text:p>
          </table:table-cell>
          <table:table-cell office:value-type="float" office:value="1.993679E-015" calcext:value-type="float">
            <text:p>1.993679E-15</text:p>
          </table:table-cell>
          <table:table-cell office:value-type="float" office:value="1.842492E-015" calcext:value-type="float">
            <text:p>1.842492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48853" calcext:value-type="float">
            <text:p>-1.248853</text:p>
          </table:table-cell>
          <table:table-cell office:value-type="float" office:value="-0.01151536" calcext:value-type="float">
            <text:p>-0.01151536</text:p>
          </table:table-cell>
          <table:table-cell office:value-type="float" office:value="-0.01091037" calcext:value-type="float">
            <text:p>-0.01091037</text:p>
          </table:table-cell>
          <table:table-cell office:value-type="float" office:value="-0.01027494" calcext:value-type="float">
            <text:p>-0.01027494</text:p>
          </table:table-cell>
          <table:table-cell office:value-type="float" office:value="-0.009844081" calcext:value-type="float">
            <text:p>-0.009844081</text:p>
          </table:table-cell>
          <table:table-cell office:value-type="float" office:value="-0.009233074" calcext:value-type="float">
            <text:p>-0.009233074</text:p>
          </table:table-cell>
          <table:table-cell office:value-type="float" office:value="-0.008869238" calcext:value-type="float">
            <text:p>-0.008869238</text:p>
          </table:table-cell>
          <table:table-cell office:value-type="float" office:value="-0.008555427" calcext:value-type="float">
            <text:p>-0.008555427</text:p>
          </table:table-cell>
          <table:table-cell office:value-type="float" office:value="-0.008844621" calcext:value-type="float">
            <text:p>-0.008844621</text:p>
          </table:table-cell>
          <table:table-cell office:value-type="float" office:value="-0.008915449" calcext:value-type="float">
            <text:p>-0.008915449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3394" calcext:value-type="float">
            <text:p>-0.009733394</text:p>
          </table:table-cell>
          <table:table-cell office:value-type="float" office:value="-0.001849162" calcext:value-type="float">
            <text:p>-0.00184916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9729" calcext:value-type="float">
            <text:p>-2.18972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5" calcext:value-type="float">
            <text:p>29092005</text:p>
          </table:table-cell>
          <table:table-cell office:value-type="float" office:value="509.3005" calcext:value-type="float">
            <text:p>509.3005</text:p>
          </table:table-cell>
          <table:table-cell office:value-type="float" office:value="196.4573" calcext:value-type="float">
            <text:p>196.4573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5.298" calcext:value-type="float">
            <text:p>1115.298</text:p>
          </table:table-cell>
          <table:table-cell office:value-type="float" office:value="142.1294" calcext:value-type="float">
            <text:p>142.1294</text:p>
          </table:table-cell>
          <table:table-cell office:value-type="float" office:value="0" calcext:value-type="float">
            <text:p>0</text:p>
          </table:table-cell>
          <table:table-cell office:value-type="float" office:value="0.1129932" calcext:value-type="float">
            <text:p>0.1129932</text:p>
          </table:table-cell>
          <table:table-cell office:value-type="float" office:value="0.3605969" calcext:value-type="float">
            <text:p>0.3605969</text:p>
          </table:table-cell>
          <table:table-cell office:value-type="float" office:value="0.3629546" calcext:value-type="float">
            <text:p>0.3629546</text:p>
          </table:table-cell>
          <table:table-cell office:value-type="float" office:value="0.3657908" calcext:value-type="float">
            <text:p>0.3657908</text:p>
          </table:table-cell>
          <table:table-cell office:value-type="float" office:value="0.3679001" calcext:value-type="float">
            <text:p>0.3679001</text:p>
          </table:table-cell>
          <table:table-cell office:value-type="float" office:value="0.316494" calcext:value-type="float">
            <text:p>0.316494</text:p>
          </table:table-cell>
          <table:table-cell office:value-type="float" office:value="0.3112626" calcext:value-type="float">
            <text:p>0.3112626</text:p>
          </table:table-cell>
          <table:table-cell office:value-type="float" office:value="0.3795801" calcext:value-type="float">
            <text:p>0.3795801</text:p>
          </table:table-cell>
          <table:table-cell office:value-type="float" office:value="0.3747212" calcext:value-type="float">
            <text:p>0.3747212</text:p>
          </table:table-cell>
          <table:table-cell office:value-type="float" office:value="0.3803303" calcext:value-type="float">
            <text:p>0.3803303</text:p>
          </table:table-cell>
          <table:table-cell office:value-type="float" office:value="0.3949644" calcext:value-type="float">
            <text:p>0.3949644</text:p>
          </table:table-cell>
          <table:table-cell office:value-type="float" office:value="0.404726" calcext:value-type="float">
            <text:p>0.40472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7807E-015" calcext:value-type="float">
            <text:p>1.937807E-15</text:p>
          </table:table-cell>
          <table:table-cell office:value-type="float" office:value="1.952009E-015" calcext:value-type="float">
            <text:p>1.952009E-15</text:p>
          </table:table-cell>
          <table:table-cell office:value-type="float" office:value="1.967586E-015" calcext:value-type="float">
            <text:p>1.967586E-15</text:p>
          </table:table-cell>
          <table:table-cell office:value-type="float" office:value="1.903501E-015" calcext:value-type="float">
            <text:p>1.903501E-15</text:p>
          </table:table-cell>
          <table:table-cell office:value-type="float" office:value="9.521305E-016" calcext:value-type="float">
            <text:p>9.521305E-16</text:p>
          </table:table-cell>
          <table:table-cell office:value-type="float" office:value="1.993679E-015" calcext:value-type="float">
            <text:p>1.993679E-15</text:p>
          </table:table-cell>
          <table:table-cell office:value-type="float" office:value="1.842491E-015" calcext:value-type="float">
            <text:p>1.842491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.80101" calcext:value-type="float">
            <text:p>-67.80101</text:p>
          </table:table-cell>
          <table:table-cell office:value-type="float" office:value="-0.01138641" calcext:value-type="float">
            <text:p>-0.01138641</text:p>
          </table:table-cell>
          <table:table-cell office:value-type="float" office:value="-0.01094685" calcext:value-type="float">
            <text:p>-0.01094685</text:p>
          </table:table-cell>
          <table:table-cell office:value-type="float" office:value="-0.01047444" calcext:value-type="float">
            <text:p>-0.01047444</text:p>
          </table:table-cell>
          <table:table-cell office:value-type="float" office:value="-0.010118" calcext:value-type="float">
            <text:p>-0.010118</text:p>
          </table:table-cell>
          <table:table-cell office:value-type="float" office:value="-0.009605741" calcext:value-type="float">
            <text:p>-0.009605741</text:p>
          </table:table-cell>
          <table:table-cell office:value-type="float" office:value="-0.009217159" calcext:value-type="float">
            <text:p>-0.009217159</text:p>
          </table:table-cell>
          <table:table-cell office:value-type="float" office:value="-0.008771394" calcext:value-type="float">
            <text:p>-0.008771394</text:p>
          </table:table-cell>
          <table:table-cell office:value-type="float" office:value="-0.008765929" calcext:value-type="float">
            <text:p>-0.008765929</text:p>
          </table:table-cell>
          <table:table-cell office:value-type="float" office:value="-0.008778909" calcext:value-type="float">
            <text:p>-0.008778909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0229" calcext:value-type="float">
            <text:p>-0.009730229</text:p>
          </table:table-cell>
          <table:table-cell office:value-type="float" office:value="-0.001850565" calcext:value-type="float">
            <text:p>-0.00185056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8881" calcext:value-type="float">
            <text:p>-2.18888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5" calcext:value-type="float">
            <text:p>30092005</text:p>
          </table:table-cell>
          <table:table-cell office:value-type="float" office:value="509.3005" calcext:value-type="float">
            <text:p>509.3005</text:p>
          </table:table-cell>
          <table:table-cell office:value-type="float" office:value="196.4791" calcext:value-type="float">
            <text:p>196.4791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5.178" calcext:value-type="float">
            <text:p>1115.178</text:p>
          </table:table-cell>
          <table:table-cell office:value-type="float" office:value="142.2283" calcext:value-type="float">
            <text:p>142.2283</text:p>
          </table:table-cell>
          <table:table-cell office:value-type="float" office:value="0" calcext:value-type="float">
            <text:p>0</text:p>
          </table:table-cell>
          <table:table-cell office:value-type="float" office:value="0.111548" calcext:value-type="float">
            <text:p>0.111548</text:p>
          </table:table-cell>
          <table:table-cell office:value-type="float" office:value="0.3600714" calcext:value-type="float">
            <text:p>0.3600714</text:p>
          </table:table-cell>
          <table:table-cell office:value-type="float" office:value="0.3623323" calcext:value-type="float">
            <text:p>0.3623323</text:p>
          </table:table-cell>
          <table:table-cell office:value-type="float" office:value="0.3649625" calcext:value-type="float">
            <text:p>0.3649625</text:p>
          </table:table-cell>
          <table:table-cell office:value-type="float" office:value="0.3668574" calcext:value-type="float">
            <text:p>0.3668574</text:p>
          </table:table-cell>
          <table:table-cell office:value-type="float" office:value="0.3154626" calcext:value-type="float">
            <text:p>0.3154626</text:p>
          </table:table-cell>
          <table:table-cell office:value-type="float" office:value="0.3102537" calcext:value-type="float">
            <text:p>0.3102537</text:p>
          </table:table-cell>
          <table:table-cell office:value-type="float" office:value="0.3791935" calcext:value-type="float">
            <text:p>0.3791935</text:p>
          </table:table-cell>
          <table:table-cell office:value-type="float" office:value="0.3748257" calcext:value-type="float">
            <text:p>0.3748257</text:p>
          </table:table-cell>
          <table:table-cell office:value-type="float" office:value="0.380636" calcext:value-type="float">
            <text:p>0.380636</text:p>
          </table:table-cell>
          <table:table-cell office:value-type="float" office:value="0.3951581" calcext:value-type="float">
            <text:p>0.3951581</text:p>
          </table:table-cell>
          <table:table-cell office:value-type="float" office:value="0.4048086" calcext:value-type="float">
            <text:p>0.404808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8158E-015" calcext:value-type="float">
            <text:p>1.938158E-15</text:p>
          </table:table-cell>
          <table:table-cell office:value-type="float" office:value="1.951981E-015" calcext:value-type="float">
            <text:p>1.951981E-15</text:p>
          </table:table-cell>
          <table:table-cell office:value-type="float" office:value="1.967565E-015" calcext:value-type="float">
            <text:p>1.967565E-15</text:p>
          </table:table-cell>
          <table:table-cell office:value-type="float" office:value="1.903484E-015" calcext:value-type="float">
            <text:p>1.903484E-15</text:p>
          </table:table-cell>
          <table:table-cell office:value-type="float" office:value="9.521115E-016" calcext:value-type="float">
            <text:p>9.521115E-16</text:p>
          </table:table-cell>
          <table:table-cell office:value-type="float" office:value="1.99368E-015" calcext:value-type="float">
            <text:p>1.99368E-15</text:p>
          </table:table-cell>
          <table:table-cell office:value-type="float" office:value="1.84249E-015" calcext:value-type="float">
            <text:p>1.84249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.24061" calcext:value-type="float">
            <text:p>-75.24061</text:p>
          </table:table-cell>
          <table:table-cell office:value-type="float" office:value="-0.01148779" calcext:value-type="float">
            <text:p>-0.01148779</text:p>
          </table:table-cell>
          <table:table-cell office:value-type="float" office:value="-0.01106197" calcext:value-type="float">
            <text:p>-0.01106197</text:p>
          </table:table-cell>
          <table:table-cell office:value-type="float" office:value="-0.01062046" calcext:value-type="float">
            <text:p>-0.01062046</text:p>
          </table:table-cell>
          <table:table-cell office:value-type="float" office:value="-0.0102952" calcext:value-type="float">
            <text:p>-0.0102952</text:p>
          </table:table-cell>
          <table:table-cell office:value-type="float" office:value="-0.009845246" calcext:value-type="float">
            <text:p>-0.009845246</text:p>
          </table:table-cell>
          <table:table-cell office:value-type="float" office:value="-0.009472108" calcext:value-type="float">
            <text:p>-0.009472108</text:p>
          </table:table-cell>
          <table:table-cell office:value-type="float" office:value="-0.008967062" calcext:value-type="float">
            <text:p>-0.008967062</text:p>
          </table:table-cell>
          <table:table-cell office:value-type="float" office:value="-0.008725075" calcext:value-type="float">
            <text:p>-0.008725075</text:p>
          </table:table-cell>
          <table:table-cell office:value-type="float" office:value="-0.008658909" calcext:value-type="float">
            <text:p>-0.008658909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25674" calcext:value-type="float">
            <text:p>-0.009725674</text:p>
          </table:table-cell>
          <table:table-cell office:value-type="float" office:value="-0.001852048" calcext:value-type="float">
            <text:p>-0.00185204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8028" calcext:value-type="float">
            <text:p>-2.18802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5" calcext:value-type="float">
            <text:p>1102005</text:p>
          </table:table-cell>
          <table:table-cell office:value-type="float" office:value="509.3005" calcext:value-type="float">
            <text:p>509.3005</text:p>
          </table:table-cell>
          <table:table-cell office:value-type="float" office:value="196.3983" calcext:value-type="float">
            <text:p>196.3983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5.154" calcext:value-type="float">
            <text:p>1115.154</text:p>
          </table:table-cell>
          <table:table-cell office:value-type="float" office:value="142.3325" calcext:value-type="float">
            <text:p>142.3325</text:p>
          </table:table-cell>
          <table:table-cell office:value-type="float" office:value="0" calcext:value-type="float">
            <text:p>0</text:p>
          </table:table-cell>
          <table:table-cell office:value-type="float" office:value="0.1207123" calcext:value-type="float">
            <text:p>0.1207123</text:p>
          </table:table-cell>
          <table:table-cell office:value-type="float" office:value="0.3592712" calcext:value-type="float">
            <text:p>0.3592712</text:p>
          </table:table-cell>
          <table:table-cell office:value-type="float" office:value="0.3614793" calcext:value-type="float">
            <text:p>0.3614793</text:p>
          </table:table-cell>
          <table:table-cell office:value-type="float" office:value="0.3640218" calcext:value-type="float">
            <text:p>0.3640218</text:p>
          </table:table-cell>
          <table:table-cell office:value-type="float" office:value="0.3658289" calcext:value-type="float">
            <text:p>0.3658289</text:p>
          </table:table-cell>
          <table:table-cell office:value-type="float" office:value="0.3146276" calcext:value-type="float">
            <text:p>0.3146276</text:p>
          </table:table-cell>
          <table:table-cell office:value-type="float" office:value="0.3094814" calcext:value-type="float">
            <text:p>0.3094814</text:p>
          </table:table-cell>
          <table:table-cell office:value-type="float" office:value="0.3788784" calcext:value-type="float">
            <text:p>0.3788784</text:p>
          </table:table-cell>
          <table:table-cell office:value-type="float" office:value="0.3748656" calcext:value-type="float">
            <text:p>0.3748656</text:p>
          </table:table-cell>
          <table:table-cell office:value-type="float" office:value="0.3809056" calcext:value-type="float">
            <text:p>0.3809056</text:p>
          </table:table-cell>
          <table:table-cell office:value-type="float" office:value="0.3953489" calcext:value-type="float">
            <text:p>0.3953489</text:p>
          </table:table-cell>
          <table:table-cell office:value-type="float" office:value="0.4048943" calcext:value-type="float">
            <text:p>0.404894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8541E-015" calcext:value-type="float">
            <text:p>1.938541E-15</text:p>
          </table:table-cell>
          <table:table-cell office:value-type="float" office:value="1.951955E-015" calcext:value-type="float">
            <text:p>1.951955E-15</text:p>
          </table:table-cell>
          <table:table-cell office:value-type="float" office:value="1.96754E-015" calcext:value-type="float">
            <text:p>1.96754E-15</text:p>
          </table:table-cell>
          <table:table-cell office:value-type="float" office:value="1.903469E-015" calcext:value-type="float">
            <text:p>1.903469E-15</text:p>
          </table:table-cell>
          <table:table-cell office:value-type="float" office:value="9.520856E-016" calcext:value-type="float">
            <text:p>9.520856E-16</text:p>
          </table:table-cell>
          <table:table-cell office:value-type="float" office:value="1.993684E-015" calcext:value-type="float">
            <text:p>1.993684E-15</text:p>
          </table:table-cell>
          <table:table-cell office:value-type="float" office:value="1.842484E-015" calcext:value-type="float">
            <text:p>1.842484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7095" calcext:value-type="float">
            <text:p>-40.7095</text:p>
          </table:table-cell>
          <table:table-cell office:value-type="float" office:value="-0.01164488" calcext:value-type="float">
            <text:p>-0.01164488</text:p>
          </table:table-cell>
          <table:table-cell office:value-type="float" office:value="-0.01122282" calcext:value-type="float">
            <text:p>-0.01122282</text:p>
          </table:table-cell>
          <table:table-cell office:value-type="float" office:value="-0.01078925" calcext:value-type="float">
            <text:p>-0.01078925</text:p>
          </table:table-cell>
          <table:table-cell office:value-type="float" office:value="-0.01047339" calcext:value-type="float">
            <text:p>-0.01047339</text:p>
          </table:table-cell>
          <table:table-cell office:value-type="float" office:value="-0.01004379" calcext:value-type="float">
            <text:p>-0.01004379</text:p>
          </table:table-cell>
          <table:table-cell office:value-type="float" office:value="-0.009672327" calcext:value-type="float">
            <text:p>-0.009672327</text:p>
          </table:table-cell>
          <table:table-cell office:value-type="float" office:value="-0.009129819" calcext:value-type="float">
            <text:p>-0.009129819</text:p>
          </table:table-cell>
          <table:table-cell office:value-type="float" office:value="-0.008709454" calcext:value-type="float">
            <text:p>-0.008709454</text:p>
          </table:table-cell>
          <table:table-cell office:value-type="float" office:value="-0.008554488" calcext:value-type="float">
            <text:p>-0.008554488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24914" calcext:value-type="float">
            <text:p>-0.009724914</text:p>
          </table:table-cell>
          <table:table-cell office:value-type="float" office:value="-0.001853655" calcext:value-type="float">
            <text:p>-0.00185365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7175" calcext:value-type="float">
            <text:p>-2.18717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5" calcext:value-type="float">
            <text:p>2102005</text:p>
          </table:table-cell>
          <table:table-cell office:value-type="float" office:value="509.3005" calcext:value-type="float">
            <text:p>509.3005</text:p>
          </table:table-cell>
          <table:table-cell office:value-type="float" office:value="196.5156" calcext:value-type="float">
            <text:p>196.5156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4.927" calcext:value-type="float">
            <text:p>1114.927</text:p>
          </table:table-cell>
          <table:table-cell office:value-type="float" office:value="142.4422" calcext:value-type="float">
            <text:p>142.4422</text:p>
          </table:table-cell>
          <table:table-cell office:value-type="float" office:value="0" calcext:value-type="float">
            <text:p>0</text:p>
          </table:table-cell>
          <table:table-cell office:value-type="float" office:value="0.1102393" calcext:value-type="float">
            <text:p>0.1102393</text:p>
          </table:table-cell>
          <table:table-cell office:value-type="float" office:value="0.3584192" calcext:value-type="float">
            <text:p>0.3584192</text:p>
          </table:table-cell>
          <table:table-cell office:value-type="float" office:value="0.3605844" calcext:value-type="float">
            <text:p>0.3605844</text:p>
          </table:table-cell>
          <table:table-cell office:value-type="float" office:value="0.3631062" calcext:value-type="float">
            <text:p>0.3631062</text:p>
          </table:table-cell>
          <table:table-cell office:value-type="float" office:value="0.3649277" calcext:value-type="float">
            <text:p>0.3649277</text:p>
          </table:table-cell>
          <table:table-cell office:value-type="float" office:value="0.313885" calcext:value-type="float">
            <text:p>0.313885</text:p>
          </table:table-cell>
          <table:table-cell office:value-type="float" office:value="0.3087132" calcext:value-type="float">
            <text:p>0.3087132</text:p>
          </table:table-cell>
          <table:table-cell office:value-type="float" office:value="0.3786087" calcext:value-type="float">
            <text:p>0.3786087</text:p>
          </table:table-cell>
          <table:table-cell office:value-type="float" office:value="0.3748638" calcext:value-type="float">
            <text:p>0.3748638</text:p>
          </table:table-cell>
          <table:table-cell office:value-type="float" office:value="0.3811411" calcext:value-type="float">
            <text:p>0.3811411</text:p>
          </table:table-cell>
          <table:table-cell office:value-type="float" office:value="0.3955338" calcext:value-type="float">
            <text:p>0.3955338</text:p>
          </table:table-cell>
          <table:table-cell office:value-type="float" office:value="0.4049726" calcext:value-type="float">
            <text:p>0.404972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8969E-015" calcext:value-type="float">
            <text:p>1.938969E-15</text:p>
          </table:table-cell>
          <table:table-cell office:value-type="float" office:value="1.951923E-015" calcext:value-type="float">
            <text:p>1.951923E-15</text:p>
          </table:table-cell>
          <table:table-cell office:value-type="float" office:value="1.967513E-015" calcext:value-type="float">
            <text:p>1.967513E-15</text:p>
          </table:table-cell>
          <table:table-cell office:value-type="float" office:value="1.903447E-015" calcext:value-type="float">
            <text:p>1.903447E-15</text:p>
          </table:table-cell>
          <table:table-cell office:value-type="float" office:value="9.520681E-016" calcext:value-type="float">
            <text:p>9.520681E-16</text:p>
          </table:table-cell>
          <table:table-cell office:value-type="float" office:value="1.993686E-015" calcext:value-type="float">
            <text:p>1.993686E-15</text:p>
          </table:table-cell>
          <table:table-cell office:value-type="float" office:value="1.842481E-015" calcext:value-type="float">
            <text:p>1.842481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.33161" calcext:value-type="float">
            <text:p>-81.33161</text:p>
          </table:table-cell>
          <table:table-cell office:value-type="float" office:value="-0.01181665" calcext:value-type="float">
            <text:p>-0.01181665</text:p>
          </table:table-cell>
          <table:table-cell office:value-type="float" office:value="-0.01139504" calcext:value-type="float">
            <text:p>-0.01139504</text:p>
          </table:table-cell>
          <table:table-cell office:value-type="float" office:value="-0.01095705" calcext:value-type="float">
            <text:p>-0.01095705</text:p>
          </table:table-cell>
          <table:table-cell office:value-type="float" office:value="-0.01063278" calcext:value-type="float">
            <text:p>-0.01063278</text:p>
          </table:table-cell>
          <table:table-cell office:value-type="float" office:value="-0.01022402" calcext:value-type="float">
            <text:p>-0.01022402</text:p>
          </table:table-cell>
          <table:table-cell office:value-type="float" office:value="-0.009875459" calcext:value-type="float">
            <text:p>-0.009875459</text:p>
          </table:table-cell>
          <table:table-cell office:value-type="float" office:value="-0.009271452" calcext:value-type="float">
            <text:p>-0.009271452</text:p>
          </table:table-cell>
          <table:table-cell office:value-type="float" office:value="-0.00871001" calcext:value-type="float">
            <text:p>-0.00871001</text:p>
          </table:table-cell>
          <table:table-cell office:value-type="float" office:value="-0.008464418" calcext:value-type="float">
            <text:p>-0.008464418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19146" calcext:value-type="float">
            <text:p>-0.009719146</text:p>
          </table:table-cell>
          <table:table-cell office:value-type="float" office:value="-0.001855408" calcext:value-type="float">
            <text:p>-0.00185540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6237" calcext:value-type="float">
            <text:p>-2.18623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5" calcext:value-type="float">
            <text:p>3102005</text:p>
          </table:table-cell>
          <table:table-cell office:value-type="float" office:value="509.3005" calcext:value-type="float">
            <text:p>509.3005</text:p>
          </table:table-cell>
          <table:table-cell office:value-type="float" office:value="196.5091" calcext:value-type="float">
            <text:p>196.5091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4.818" calcext:value-type="float">
            <text:p>1114.818</text:p>
          </table:table-cell>
          <table:table-cell office:value-type="float" office:value="142.5576" calcext:value-type="float">
            <text:p>142.5576</text:p>
          </table:table-cell>
          <table:table-cell office:value-type="float" office:value="0" calcext:value-type="float">
            <text:p>0</text:p>
          </table:table-cell>
          <table:table-cell office:value-type="float" office:value="0.1116607" calcext:value-type="float">
            <text:p>0.1116607</text:p>
          </table:table-cell>
          <table:table-cell office:value-type="float" office:value="0.3576804" calcext:value-type="float">
            <text:p>0.3576804</text:p>
          </table:table-cell>
          <table:table-cell office:value-type="float" office:value="0.3598057" calcext:value-type="float">
            <text:p>0.3598057</text:p>
          </table:table-cell>
          <table:table-cell office:value-type="float" office:value="0.3622585" calcext:value-type="float">
            <text:p>0.3622585</text:p>
          </table:table-cell>
          <table:table-cell office:value-type="float" office:value="0.3640565" calcext:value-type="float">
            <text:p>0.3640565</text:p>
          </table:table-cell>
          <table:table-cell office:value-type="float" office:value="0.3132633" calcext:value-type="float">
            <text:p>0.3132633</text:p>
          </table:table-cell>
          <table:table-cell office:value-type="float" office:value="0.3080439" calcext:value-type="float">
            <text:p>0.3080439</text:p>
          </table:table-cell>
          <table:table-cell office:value-type="float" office:value="0.3783038" calcext:value-type="float">
            <text:p>0.3783038</text:p>
          </table:table-cell>
          <table:table-cell office:value-type="float" office:value="0.3748258" calcext:value-type="float">
            <text:p>0.3748258</text:p>
          </table:table-cell>
          <table:table-cell office:value-type="float" office:value="0.3813454" calcext:value-type="float">
            <text:p>0.3813454</text:p>
          </table:table-cell>
          <table:table-cell office:value-type="float" office:value="0.3957095" calcext:value-type="float">
            <text:p>0.3957095</text:p>
          </table:table-cell>
          <table:table-cell office:value-type="float" office:value="0.4050544" calcext:value-type="float">
            <text:p>0.405054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9444E-015" calcext:value-type="float">
            <text:p>1.939444E-15</text:p>
          </table:table-cell>
          <table:table-cell office:value-type="float" office:value="1.951892E-015" calcext:value-type="float">
            <text:p>1.951892E-15</text:p>
          </table:table-cell>
          <table:table-cell office:value-type="float" office:value="1.967477E-015" calcext:value-type="float">
            <text:p>1.967477E-15</text:p>
          </table:table-cell>
          <table:table-cell office:value-type="float" office:value="1.903429E-015" calcext:value-type="float">
            <text:p>1.903429E-15</text:p>
          </table:table-cell>
          <table:table-cell office:value-type="float" office:value="9.52041E-016" calcext:value-type="float">
            <text:p>9.52041E-16</text:p>
          </table:table-cell>
          <table:table-cell office:value-type="float" office:value="1.993687E-015" calcext:value-type="float">
            <text:p>1.993687E-15</text:p>
          </table:table-cell>
          <table:table-cell office:value-type="float" office:value="1.842479E-015" calcext:value-type="float">
            <text:p>1.842479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.49272" calcext:value-type="float">
            <text:p>-73.49272</text:p>
          </table:table-cell>
          <table:table-cell office:value-type="float" office:value="-0.01196756" calcext:value-type="float">
            <text:p>-0.01196756</text:p>
          </table:table-cell>
          <table:table-cell office:value-type="float" office:value="-0.01154728" calcext:value-type="float">
            <text:p>-0.01154728</text:p>
          </table:table-cell>
          <table:table-cell office:value-type="float" office:value="-0.01111474" calcext:value-type="float">
            <text:p>-0.01111474</text:p>
          </table:table-cell>
          <table:table-cell office:value-type="float" office:value="-0.01078932" calcext:value-type="float">
            <text:p>-0.01078932</text:p>
          </table:table-cell>
          <table:table-cell office:value-type="float" office:value="-0.0103778" calcext:value-type="float">
            <text:p>-0.0103778</text:p>
          </table:table-cell>
          <table:table-cell office:value-type="float" office:value="-0.01005713" calcext:value-type="float">
            <text:p>-0.01005713</text:p>
          </table:table-cell>
          <table:table-cell office:value-type="float" office:value="-0.009434136" calcext:value-type="float">
            <text:p>-0.009434136</text:p>
          </table:table-cell>
          <table:table-cell office:value-type="float" office:value="-0.008724529" calcext:value-type="float">
            <text:p>-0.008724529</text:p>
          </table:table-cell>
          <table:table-cell office:value-type="float" office:value="-0.008387086" calcext:value-type="float">
            <text:p>-0.008387086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18711" calcext:value-type="float">
            <text:p>-0.009718711</text:p>
          </table:table-cell>
          <table:table-cell office:value-type="float" office:value="-0.00185718" calcext:value-type="float">
            <text:p>-0.0018571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5322" calcext:value-type="float">
            <text:p>-2.18532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5" calcext:value-type="float">
            <text:p>4102005</text:p>
          </table:table-cell>
          <table:table-cell office:value-type="float" office:value="509.3005" calcext:value-type="float">
            <text:p>509.3005</text:p>
          </table:table-cell>
          <table:table-cell office:value-type="float" office:value="196.5367" calcext:value-type="float">
            <text:p>196.5367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4.67" calcext:value-type="float">
            <text:p>1114.67</text:p>
          </table:table-cell>
          <table:table-cell office:value-type="float" office:value="142.6787" calcext:value-type="float">
            <text:p>142.6787</text:p>
          </table:table-cell>
          <table:table-cell office:value-type="float" office:value="0" calcext:value-type="float">
            <text:p>0</text:p>
          </table:table-cell>
          <table:table-cell office:value-type="float" office:value="0.1096648" calcext:value-type="float">
            <text:p>0.1096648</text:p>
          </table:table-cell>
          <table:table-cell office:value-type="float" office:value="0.3569328" calcext:value-type="float">
            <text:p>0.3569328</text:p>
          </table:table-cell>
          <table:table-cell office:value-type="float" office:value="0.3590238" calcext:value-type="float">
            <text:p>0.3590238</text:p>
          </table:table-cell>
          <table:table-cell office:value-type="float" office:value="0.3614307" calcext:value-type="float">
            <text:p>0.3614307</text:p>
          </table:table-cell>
          <table:table-cell office:value-type="float" office:value="0.3631964" calcext:value-type="float">
            <text:p>0.3631964</text:p>
          </table:table-cell>
          <table:table-cell office:value-type="float" office:value="0.3126321" calcext:value-type="float">
            <text:p>0.3126321</text:p>
          </table:table-cell>
          <table:table-cell office:value-type="float" office:value="0.3074769" calcext:value-type="float">
            <text:p>0.3074769</text:p>
          </table:table-cell>
          <table:table-cell office:value-type="float" office:value="0.37805" calcext:value-type="float">
            <text:p>0.37805</text:p>
          </table:table-cell>
          <table:table-cell office:value-type="float" office:value="0.3747582" calcext:value-type="float">
            <text:p>0.3747582</text:p>
          </table:table-cell>
          <table:table-cell office:value-type="float" office:value="0.3815204" calcext:value-type="float">
            <text:p>0.3815204</text:p>
          </table:table-cell>
          <table:table-cell office:value-type="float" office:value="0.3958749" calcext:value-type="float">
            <text:p>0.3958749</text:p>
          </table:table-cell>
          <table:table-cell office:value-type="float" office:value="0.4051366" calcext:value-type="float">
            <text:p>0.405136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9954E-015" calcext:value-type="float">
            <text:p>1.939954E-15</text:p>
          </table:table-cell>
          <table:table-cell office:value-type="float" office:value="1.951861E-015" calcext:value-type="float">
            <text:p>1.951861E-15</text:p>
          </table:table-cell>
          <table:table-cell office:value-type="float" office:value="1.96744E-015" calcext:value-type="float">
            <text:p>1.96744E-15</text:p>
          </table:table-cell>
          <table:table-cell office:value-type="float" office:value="1.903399E-015" calcext:value-type="float">
            <text:p>1.903399E-15</text:p>
          </table:table-cell>
          <table:table-cell office:value-type="float" office:value="9.520223E-016" calcext:value-type="float">
            <text:p>9.520223E-16</text:p>
          </table:table-cell>
          <table:table-cell office:value-type="float" office:value="1.993693E-015" calcext:value-type="float">
            <text:p>1.993693E-15</text:p>
          </table:table-cell>
          <table:table-cell office:value-type="float" office:value="1.842471E-015" calcext:value-type="float">
            <text:p>1.842471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.61275" calcext:value-type="float">
            <text:p>-83.61275</text:p>
          </table:table-cell>
          <table:table-cell office:value-type="float" office:value="-0.01212222" calcext:value-type="float">
            <text:p>-0.01212222</text:p>
          </table:table-cell>
          <table:table-cell office:value-type="float" office:value="-0.01170244" calcext:value-type="float">
            <text:p>-0.01170244</text:p>
          </table:table-cell>
          <table:table-cell office:value-type="float" office:value="-0.01127137" calcext:value-type="float">
            <text:p>-0.01127137</text:p>
          </table:table-cell>
          <table:table-cell office:value-type="float" office:value="-0.01094646" calcext:value-type="float">
            <text:p>-0.01094646</text:p>
          </table:table-cell>
          <table:table-cell office:value-type="float" office:value="-0.01053645" calcext:value-type="float">
            <text:p>-0.01053645</text:p>
          </table:table-cell>
          <table:table-cell office:value-type="float" office:value="-0.01021367" calcext:value-type="float">
            <text:p>-0.01021367</text:p>
          </table:table-cell>
          <table:table-cell office:value-type="float" office:value="-0.009572189" calcext:value-type="float">
            <text:p>-0.009572189</text:p>
          </table:table-cell>
          <table:table-cell office:value-type="float" office:value="-0.00875067" calcext:value-type="float">
            <text:p>-0.00875067</text:p>
          </table:table-cell>
          <table:table-cell office:value-type="float" office:value="-0.008321357" calcext:value-type="float">
            <text:p>-0.008321357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18266" calcext:value-type="float">
            <text:p>-0.009718266</text:p>
          </table:table-cell>
          <table:table-cell office:value-type="float" office:value="-0.001859205" calcext:value-type="float">
            <text:p>-0.00185920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4407" calcext:value-type="float">
            <text:p>-2.18440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5" calcext:value-type="float">
            <text:p>5102005</text:p>
          </table:table-cell>
          <table:table-cell office:value-type="float" office:value="517.4003" calcext:value-type="float">
            <text:p>517.4003</text:p>
          </table:table-cell>
          <table:table-cell office:value-type="float" office:value="199.3815" calcext:value-type="float">
            <text:p>199.3815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9.718" calcext:value-type="float">
            <text:p>1119.718</text:p>
          </table:table-cell>
          <table:table-cell office:value-type="float" office:value="142.8862" calcext:value-type="float">
            <text:p>142.8862</text:p>
          </table:table-cell>
          <table:table-cell office:value-type="float" office:value="0" calcext:value-type="float">
            <text:p>0</text:p>
          </table:table-cell>
          <table:table-cell office:value-type="float" office:value="0.3548536" calcext:value-type="float">
            <text:p>0.3548536</text:p>
          </table:table-cell>
          <table:table-cell office:value-type="float" office:value="0.3620603" calcext:value-type="float">
            <text:p>0.3620603</text:p>
          </table:table-cell>
          <table:table-cell office:value-type="float" office:value="0.3689601" calcext:value-type="float">
            <text:p>0.3689601</text:p>
          </table:table-cell>
          <table:table-cell office:value-type="float" office:value="0.3741641" calcext:value-type="float">
            <text:p>0.3741641</text:p>
          </table:table-cell>
          <table:table-cell office:value-type="float" office:value="0.3760208" calcext:value-type="float">
            <text:p>0.3760208</text:p>
          </table:table-cell>
          <table:table-cell office:value-type="float" office:value="0.3183971" calcext:value-type="float">
            <text:p>0.3183971</text:p>
          </table:table-cell>
          <table:table-cell office:value-type="float" office:value="0.3095406" calcext:value-type="float">
            <text:p>0.3095406</text:p>
          </table:table-cell>
          <table:table-cell office:value-type="float" office:value="0.3780433" calcext:value-type="float">
            <text:p>0.3780433</text:p>
          </table:table-cell>
          <table:table-cell office:value-type="float" office:value="0.374684" calcext:value-type="float">
            <text:p>0.374684</text:p>
          </table:table-cell>
          <table:table-cell office:value-type="float" office:value="0.3816691" calcext:value-type="float">
            <text:p>0.3816691</text:p>
          </table:table-cell>
          <table:table-cell office:value-type="float" office:value="0.3960289" calcext:value-type="float">
            <text:p>0.3960289</text:p>
          </table:table-cell>
          <table:table-cell office:value-type="float" office:value="0.4052165" calcext:value-type="float">
            <text:p>0.405216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0311E-015" calcext:value-type="float">
            <text:p>1.940311E-15</text:p>
          </table:table-cell>
          <table:table-cell office:value-type="float" office:value="1.951839E-015" calcext:value-type="float">
            <text:p>1.951839E-15</text:p>
          </table:table-cell>
          <table:table-cell office:value-type="float" office:value="1.967419E-015" calcext:value-type="float">
            <text:p>1.967419E-15</text:p>
          </table:table-cell>
          <table:table-cell office:value-type="float" office:value="1.903382E-015" calcext:value-type="float">
            <text:p>1.903382E-15</text:p>
          </table:table-cell>
          <table:table-cell office:value-type="float" office:value="9.519975E-016" calcext:value-type="float">
            <text:p>9.519975E-16</text:p>
          </table:table-cell>
          <table:table-cell office:value-type="float" office:value="1.993697E-015" calcext:value-type="float">
            <text:p>1.993697E-15</text:p>
          </table:table-cell>
          <table:table-cell office:value-type="float" office:value="1.842464E-015" calcext:value-type="float">
            <text:p>1.842464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67372" calcext:value-type="float">
            <text:p>-0.01267372</text:p>
          </table:table-cell>
          <table:table-cell office:value-type="float" office:value="-0.01110325" calcext:value-type="float">
            <text:p>-0.01110325</text:p>
          </table:table-cell>
          <table:table-cell office:value-type="float" office:value="-0.009876711" calcext:value-type="float">
            <text:p>-0.009876711</text:p>
          </table:table-cell>
          <table:table-cell office:value-type="float" office:value="-0.009096173" calcext:value-type="float">
            <text:p>-0.009096173</text:p>
          </table:table-cell>
          <table:table-cell office:value-type="float" office:value="-0.008835141" calcext:value-type="float">
            <text:p>-0.008835141</text:p>
          </table:table-cell>
          <table:table-cell office:value-type="float" office:value="-0.009187597" calcext:value-type="float">
            <text:p>-0.009187597</text:p>
          </table:table-cell>
          <table:table-cell office:value-type="float" office:value="-0.009668121" calcext:value-type="float">
            <text:p>-0.009668121</text:p>
          </table:table-cell>
          <table:table-cell office:value-type="float" office:value="-0.009579988" calcext:value-type="float">
            <text:p>-0.009579988</text:p>
          </table:table-cell>
          <table:table-cell office:value-type="float" office:value="-0.008779689" calcext:value-type="float">
            <text:p>-0.008779689</text:p>
          </table:table-cell>
          <table:table-cell office:value-type="float" office:value="-0.008265994" calcext:value-type="float">
            <text:p>-0.008265994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2939" calcext:value-type="float">
            <text:p>-0.009732939</text:p>
          </table:table-cell>
          <table:table-cell office:value-type="float" office:value="-0.001861225" calcext:value-type="float">
            <text:p>-0.00186122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3491" calcext:value-type="float">
            <text:p>-2.18349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5" calcext:value-type="float">
            <text:p>6102005</text:p>
          </table:table-cell>
          <table:table-cell office:value-type="float" office:value="517.4003" calcext:value-type="float">
            <text:p>517.4003</text:p>
          </table:table-cell>
          <table:table-cell office:value-type="float" office:value="201.9398" calcext:value-type="float">
            <text:p>201.9398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7.027" calcext:value-type="float">
            <text:p>1117.027</text:p>
          </table:table-cell>
          <table:table-cell office:value-type="float" office:value="143.0184" calcext:value-type="float">
            <text:p>143.0184</text:p>
          </table:table-cell>
          <table:table-cell office:value-type="float" office:value="0" calcext:value-type="float">
            <text:p>0</text:p>
          </table:table-cell>
          <table:table-cell office:value-type="float" office:value="0.1718954" calcext:value-type="float">
            <text:p>0.1718954</text:p>
          </table:table-cell>
          <table:table-cell office:value-type="float" office:value="0.3596975" calcext:value-type="float">
            <text:p>0.3596975</text:p>
          </table:table-cell>
          <table:table-cell office:value-type="float" office:value="0.3626634" calcext:value-type="float">
            <text:p>0.3626634</text:p>
          </table:table-cell>
          <table:table-cell office:value-type="float" office:value="0.3661343" calcext:value-type="float">
            <text:p>0.3661343</text:p>
          </table:table-cell>
          <table:table-cell office:value-type="float" office:value="0.368417" calcext:value-type="float">
            <text:p>0.368417</text:p>
          </table:table-cell>
          <table:table-cell office:value-type="float" office:value="0.3167249" calcext:value-type="float">
            <text:p>0.3167249</text:p>
          </table:table-cell>
          <table:table-cell office:value-type="float" office:value="0.3103821" calcext:value-type="float">
            <text:p>0.3103821</text:p>
          </table:table-cell>
          <table:table-cell office:value-type="float" office:value="0.3785073" calcext:value-type="float">
            <text:p>0.3785073</text:p>
          </table:table-cell>
          <table:table-cell office:value-type="float" office:value="0.3747088" calcext:value-type="float">
            <text:p>0.3747088</text:p>
          </table:table-cell>
          <table:table-cell office:value-type="float" office:value="0.381799" calcext:value-type="float">
            <text:p>0.381799</text:p>
          </table:table-cell>
          <table:table-cell office:value-type="float" office:value="0.3961715" calcext:value-type="float">
            <text:p>0.3961715</text:p>
          </table:table-cell>
          <table:table-cell office:value-type="float" office:value="0.4052952" calcext:value-type="float">
            <text:p>0.405295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056E-015" calcext:value-type="float">
            <text:p>1.94056E-15</text:p>
          </table:table-cell>
          <table:table-cell office:value-type="float" office:value="1.951823E-015" calcext:value-type="float">
            <text:p>1.951823E-15</text:p>
          </table:table-cell>
          <table:table-cell office:value-type="float" office:value="1.967407E-015" calcext:value-type="float">
            <text:p>1.967407E-15</text:p>
          </table:table-cell>
          <table:table-cell office:value-type="float" office:value="1.903367E-015" calcext:value-type="float">
            <text:p>1.903367E-15</text:p>
          </table:table-cell>
          <table:table-cell office:value-type="float" office:value="9.519763E-016" calcext:value-type="float">
            <text:p>9.519763E-16</text:p>
          </table:table-cell>
          <table:table-cell office:value-type="float" office:value="1.993699E-015" calcext:value-type="float">
            <text:p>1.993699E-15</text:p>
          </table:table-cell>
          <table:table-cell office:value-type="float" office:value="1.842462E-015" calcext:value-type="float">
            <text:p>1.842462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53197" calcext:value-type="float">
            <text:p>-2.553197</text:p>
          </table:table-cell>
          <table:table-cell office:value-type="float" office:value="-0.011566" calcext:value-type="float">
            <text:p>-0.011566</text:p>
          </table:table-cell>
          <table:table-cell office:value-type="float" office:value="-0.01100121" calcext:value-type="float">
            <text:p>-0.01100121</text:p>
          </table:table-cell>
          <table:table-cell office:value-type="float" office:value="-0.01041124" calcext:value-type="float">
            <text:p>-0.01041124</text:p>
          </table:table-cell>
          <table:table-cell office:value-type="float" office:value="-0.01002773" calcext:value-type="float">
            <text:p>-0.01002773</text:p>
          </table:table-cell>
          <table:table-cell office:value-type="float" office:value="-0.009550779" calcext:value-type="float">
            <text:p>-0.009550779</text:p>
          </table:table-cell>
          <table:table-cell office:value-type="float" office:value="-0.009440215" calcext:value-type="float">
            <text:p>-0.009440215</text:p>
          </table:table-cell>
          <table:table-cell office:value-type="float" office:value="-0.009328512" calcext:value-type="float">
            <text:p>-0.009328512</text:p>
          </table:table-cell>
          <table:table-cell office:value-type="float" office:value="-0.008770499" calcext:value-type="float">
            <text:p>-0.008770499</text:p>
          </table:table-cell>
          <table:table-cell office:value-type="float" office:value="-0.008217985" calcext:value-type="float">
            <text:p>-0.008217985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4912" calcext:value-type="float">
            <text:p>-0.009734912</text:p>
          </table:table-cell>
          <table:table-cell office:value-type="float" office:value="-0.001862664" calcext:value-type="float">
            <text:p>-0.00186266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2595" calcext:value-type="float">
            <text:p>-2.18259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5" calcext:value-type="float">
            <text:p>7102005</text:p>
          </table:table-cell>
          <table:table-cell office:value-type="float" office:value="517.4003" calcext:value-type="float">
            <text:p>517.4003</text:p>
          </table:table-cell>
          <table:table-cell office:value-type="float" office:value="202.5153" calcext:value-type="float">
            <text:p>202.5153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08.648" calcext:value-type="float">
            <text:p>1108.648</text:p>
          </table:table-cell>
          <table:table-cell office:value-type="float" office:value="150.8218" calcext:value-type="float">
            <text:p>150.8218</text:p>
          </table:table-cell>
          <table:table-cell office:value-type="float" office:value="0" calcext:value-type="float">
            <text:p>0</text:p>
          </table:table-cell>
          <table:table-cell office:value-type="float" office:value="0.1184475" calcext:value-type="float">
            <text:p>0.1184475</text:p>
          </table:table-cell>
          <table:table-cell office:value-type="float" office:value="0.3361709" calcext:value-type="float">
            <text:p>0.3361709</text:p>
          </table:table-cell>
          <table:table-cell office:value-type="float" office:value="0.3380491" calcext:value-type="float">
            <text:p>0.3380491</text:p>
          </table:table-cell>
          <table:table-cell office:value-type="float" office:value="0.3407588" calcext:value-type="float">
            <text:p>0.3407588</text:p>
          </table:table-cell>
          <table:table-cell office:value-type="float" office:value="0.3438267" calcext:value-type="float">
            <text:p>0.3438267</text:p>
          </table:table-cell>
          <table:table-cell office:value-type="float" office:value="0.3037335" calcext:value-type="float">
            <text:p>0.3037335</text:p>
          </table:table-cell>
          <table:table-cell office:value-type="float" office:value="0.3017595" calcext:value-type="float">
            <text:p>0.3017595</text:p>
          </table:table-cell>
          <table:table-cell office:value-type="float" office:value="0.3759952" calcext:value-type="float">
            <text:p>0.3759952</text:p>
          </table:table-cell>
          <table:table-cell office:value-type="float" office:value="0.3727679" calcext:value-type="float">
            <text:p>0.3727679</text:p>
          </table:table-cell>
          <table:table-cell office:value-type="float" office:value="0.380757" calcext:value-type="float">
            <text:p>0.380757</text:p>
          </table:table-cell>
          <table:table-cell office:value-type="float" office:value="0.3957972" calcext:value-type="float">
            <text:p>0.3957972</text:p>
          </table:table-cell>
          <table:table-cell office:value-type="float" office:value="0.4051983" calcext:value-type="float">
            <text:p>0.405198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0782E-015" calcext:value-type="float">
            <text:p>1.940782E-15</text:p>
          </table:table-cell>
          <table:table-cell office:value-type="float" office:value="1.951808E-015" calcext:value-type="float">
            <text:p>1.951808E-15</text:p>
          </table:table-cell>
          <table:table-cell office:value-type="float" office:value="1.967393E-015" calcext:value-type="float">
            <text:p>1.967393E-15</text:p>
          </table:table-cell>
          <table:table-cell office:value-type="float" office:value="1.90336E-015" calcext:value-type="float">
            <text:p>1.90336E-15</text:p>
          </table:table-cell>
          <table:table-cell office:value-type="float" office:value="9.519567E-016" calcext:value-type="float">
            <text:p>9.519567E-16</text:p>
          </table:table-cell>
          <table:table-cell office:value-type="float" office:value="1.993701E-015" calcext:value-type="float">
            <text:p>1.993701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72892" calcext:value-type="float">
            <text:p>-46.72892</text:p>
          </table:table-cell>
          <table:table-cell office:value-type="float" office:value="-0.01735836" calcext:value-type="float">
            <text:p>-0.01735836</text:p>
          </table:table-cell>
          <table:table-cell office:value-type="float" office:value="-0.016776" calcext:value-type="float">
            <text:p>-0.016776</text:p>
          </table:table-cell>
          <table:table-cell office:value-type="float" office:value="-0.01601223" calcext:value-type="float">
            <text:p>-0.01601223</text:p>
          </table:table-cell>
          <table:table-cell office:value-type="float" office:value="-0.01516712" calcext:value-type="float">
            <text:p>-0.01516712</text:p>
          </table:table-cell>
          <table:table-cell office:value-type="float" office:value="-0.01299124" calcext:value-type="float">
            <text:p>-0.01299124</text:p>
          </table:table-cell>
          <table:table-cell office:value-type="float" office:value="-0.01187861" calcext:value-type="float">
            <text:p>-0.01187861</text:p>
          </table:table-cell>
          <table:table-cell office:value-type="float" office:value="-0.01072148" calcext:value-type="float">
            <text:p>-0.01072148</text:p>
          </table:table-cell>
          <table:table-cell office:value-type="float" office:value="-0.009535089" calcext:value-type="float">
            <text:p>-0.009535089</text:p>
          </table:table-cell>
          <table:table-cell office:value-type="float" office:value="-0.008597632" calcext:value-type="float">
            <text:p>-0.008597632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3394" calcext:value-type="float">
            <text:p>-0.009733394</text:p>
          </table:table-cell>
          <table:table-cell office:value-type="float" office:value="-0.001863502" calcext:value-type="float">
            <text:p>-0.00186350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1777" calcext:value-type="float">
            <text:p>-2.18177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5" calcext:value-type="float">
            <text:p>8102005</text:p>
          </table:table-cell>
          <table:table-cell office:value-type="float" office:value="517.4003" calcext:value-type="float">
            <text:p>517.4003</text:p>
          </table:table-cell>
          <table:table-cell office:value-type="float" office:value="202.5444" calcext:value-type="float">
            <text:p>202.5444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098.97" calcext:value-type="float">
            <text:p>1098.97</text:p>
          </table:table-cell>
          <table:table-cell office:value-type="float" office:value="160.4709" calcext:value-type="float">
            <text:p>160.4709</text:p>
          </table:table-cell>
          <table:table-cell office:value-type="float" office:value="0" calcext:value-type="float">
            <text:p>0</text:p>
          </table:table-cell>
          <table:table-cell office:value-type="float" office:value="0.1167138" calcext:value-type="float">
            <text:p>0.1167138</text:p>
          </table:table-cell>
          <table:table-cell office:value-type="float" office:value="0.3221688" calcext:value-type="float">
            <text:p>0.3221688</text:p>
          </table:table-cell>
          <table:table-cell office:value-type="float" office:value="0.3233442" calcext:value-type="float">
            <text:p>0.3233442</text:p>
          </table:table-cell>
          <table:table-cell office:value-type="float" office:value="0.3249305" calcext:value-type="float">
            <text:p>0.3249305</text:p>
          </table:table-cell>
          <table:table-cell office:value-type="float" office:value="0.3265431" calcext:value-type="float">
            <text:p>0.3265431</text:p>
          </table:table-cell>
          <table:table-cell office:value-type="float" office:value="0.2883531" calcext:value-type="float">
            <text:p>0.2883531</text:p>
          </table:table-cell>
          <table:table-cell office:value-type="float" office:value="0.2884408" calcext:value-type="float">
            <text:p>0.2884408</text:p>
          </table:table-cell>
          <table:table-cell office:value-type="float" office:value="0.3703719" calcext:value-type="float">
            <text:p>0.3703719</text:p>
          </table:table-cell>
          <table:table-cell office:value-type="float" office:value="0.3678961" calcext:value-type="float">
            <text:p>0.3678961</text:p>
          </table:table-cell>
          <table:table-cell office:value-type="float" office:value="0.3779793" calcext:value-type="float">
            <text:p>0.3779793</text:p>
          </table:table-cell>
          <table:table-cell office:value-type="float" office:value="0.3945203" calcext:value-type="float">
            <text:p>0.3945203</text:p>
          </table:table-cell>
          <table:table-cell office:value-type="float" office:value="0.4047904" calcext:value-type="float">
            <text:p>0.404790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1023E-015" calcext:value-type="float">
            <text:p>1.941023E-15</text:p>
          </table:table-cell>
          <table:table-cell office:value-type="float" office:value="1.951789E-015" calcext:value-type="float">
            <text:p>1.951789E-15</text:p>
          </table:table-cell>
          <table:table-cell office:value-type="float" office:value="1.967387E-015" calcext:value-type="float">
            <text:p>1.967387E-15</text:p>
          </table:table-cell>
          <table:table-cell office:value-type="float" office:value="1.903344E-015" calcext:value-type="float">
            <text:p>1.903344E-15</text:p>
          </table:table-cell>
          <table:table-cell office:value-type="float" office:value="9.519383E-016" calcext:value-type="float">
            <text:p>9.519383E-16</text:p>
          </table:table-cell>
          <table:table-cell office:value-type="float" office:value="1.993701E-015" calcext:value-type="float">
            <text:p>1.993701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.67949" calcext:value-type="float">
            <text:p>-52.67949</text:p>
          </table:table-cell>
          <table:table-cell office:value-type="float" office:value="-0.02273384" calcext:value-type="float">
            <text:p>-0.02273384</text:p>
          </table:table-cell>
          <table:table-cell office:value-type="float" office:value="-0.02223277" calcext:value-type="float">
            <text:p>-0.02223277</text:p>
          </table:table-cell>
          <table:table-cell office:value-type="float" office:value="-0.02160494" calcext:value-type="float">
            <text:p>-0.02160494</text:p>
          </table:table-cell>
          <table:table-cell office:value-type="float" office:value="-0.0209612" calcext:value-type="float">
            <text:p>-0.0209612</text:p>
          </table:table-cell>
          <table:table-cell office:value-type="float" office:value="-0.01932451" calcext:value-type="float">
            <text:p>-0.01932451</text:p>
          </table:table-cell>
          <table:table-cell office:value-type="float" office:value="-0.01741031" calcext:value-type="float">
            <text:p>-0.01741031</text:p>
          </table:table-cell>
          <table:table-cell office:value-type="float" office:value="-0.01487887" calcext:value-type="float">
            <text:p>-0.01487887</text:p>
          </table:table-cell>
          <table:table-cell office:value-type="float" office:value="-0.01187655" calcext:value-type="float">
            <text:p>-0.01187655</text:p>
          </table:table-cell>
          <table:table-cell office:value-type="float" office:value="-0.009749234" calcext:value-type="float">
            <text:p>-0.009749234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2206" calcext:value-type="float">
            <text:p>-0.009732206</text:p>
          </table:table-cell>
          <table:table-cell office:value-type="float" office:value="-0.001864429" calcext:value-type="float">
            <text:p>-0.00186442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1689" calcext:value-type="float">
            <text:p>-2.18168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5" calcext:value-type="float">
            <text:p>9102005</text:p>
          </table:table-cell>
          <table:table-cell office:value-type="float" office:value="517.4003" calcext:value-type="float">
            <text:p>517.4003</text:p>
          </table:table-cell>
          <table:table-cell office:value-type="float" office:value="202.5417" calcext:value-type="float">
            <text:p>202.5417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096.672" calcext:value-type="float">
            <text:p>1096.672</text:p>
          </table:table-cell>
          <table:table-cell office:value-type="float" office:value="162.7721" calcext:value-type="float">
            <text:p>162.7721</text:p>
          </table:table-cell>
          <table:table-cell office:value-type="float" office:value="0" calcext:value-type="float">
            <text:p>0</text:p>
          </table:table-cell>
          <table:table-cell office:value-type="float" office:value="0.1182213" calcext:value-type="float">
            <text:p>0.1182213</text:p>
          </table:table-cell>
          <table:table-cell office:value-type="float" office:value="0.3219408" calcext:value-type="float">
            <text:p>0.3219408</text:p>
          </table:table-cell>
          <table:table-cell office:value-type="float" office:value="0.3230729" calcext:value-type="float">
            <text:p>0.3230729</text:p>
          </table:table-cell>
          <table:table-cell office:value-type="float" office:value="0.3244796" calcext:value-type="float">
            <text:p>0.3244796</text:p>
          </table:table-cell>
          <table:table-cell office:value-type="float" office:value="0.3257797" calcext:value-type="float">
            <text:p>0.3257797</text:p>
          </table:table-cell>
          <table:table-cell office:value-type="float" office:value="0.2865079" calcext:value-type="float">
            <text:p>0.2865079</text:p>
          </table:table-cell>
          <table:table-cell office:value-type="float" office:value="0.2859262" calcext:value-type="float">
            <text:p>0.2859262</text:p>
          </table:table-cell>
          <table:table-cell office:value-type="float" office:value="0.3686518" calcext:value-type="float">
            <text:p>0.3686518</text:p>
          </table:table-cell>
          <table:table-cell office:value-type="float" office:value="0.3658519" calcext:value-type="float">
            <text:p>0.3658519</text:p>
          </table:table-cell>
          <table:table-cell office:value-type="float" office:value="0.3767737" calcext:value-type="float">
            <text:p>0.3767737</text:p>
          </table:table-cell>
          <table:table-cell office:value-type="float" office:value="0.3937881" calcext:value-type="float">
            <text:p>0.3937881</text:p>
          </table:table-cell>
          <table:table-cell office:value-type="float" office:value="0.4045895" calcext:value-type="float">
            <text:p>0.404589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1268E-015" calcext:value-type="float">
            <text:p>1.941268E-15</text:p>
          </table:table-cell>
          <table:table-cell office:value-type="float" office:value="1.95177E-015" calcext:value-type="float">
            <text:p>1.95177E-15</text:p>
          </table:table-cell>
          <table:table-cell office:value-type="float" office:value="1.967383E-015" calcext:value-type="float">
            <text:p>1.967383E-15</text:p>
          </table:table-cell>
          <table:table-cell office:value-type="float" office:value="1.903324E-015" calcext:value-type="float">
            <text:p>1.903324E-15</text:p>
          </table:table-cell>
          <table:table-cell office:value-type="float" office:value="9.5192E-016" calcext:value-type="float">
            <text:p>9.5192E-16</text:p>
          </table:table-cell>
          <table:table-cell office:value-type="float" office:value="1.993701E-015" calcext:value-type="float">
            <text:p>1.993701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58978" calcext:value-type="float">
            <text:p>-47.58978</text:p>
          </table:table-cell>
          <table:table-cell office:value-type="float" office:value="-0.02283982" calcext:value-type="float">
            <text:p>-0.02283982</text:p>
          </table:table-cell>
          <table:table-cell office:value-type="float" office:value="-0.02235572" calcext:value-type="float">
            <text:p>-0.02235572</text:p>
          </table:table-cell>
          <table:table-cell office:value-type="float" office:value="-0.02180113" calcext:value-type="float">
            <text:p>-0.02180113</text:p>
          </table:table-cell>
          <table:table-cell office:value-type="float" office:value="-0.02127957" calcext:value-type="float">
            <text:p>-0.02127957</text:p>
          </table:table-cell>
          <table:table-cell office:value-type="float" office:value="-0.02031229" calcext:value-type="float">
            <text:p>-0.02031229</text:p>
          </table:table-cell>
          <table:table-cell office:value-type="float" office:value="-0.01877293" calcext:value-type="float">
            <text:p>-0.01877293</text:p>
          </table:table-cell>
          <table:table-cell office:value-type="float" office:value="-0.01648909" calcext:value-type="float">
            <text:p>-0.01648909</text:p>
          </table:table-cell>
          <table:table-cell office:value-type="float" office:value="-0.01305143" calcext:value-type="float">
            <text:p>-0.01305143</text:p>
          </table:table-cell>
          <table:table-cell office:value-type="float" office:value="-0.01030785" calcext:value-type="float">
            <text:p>-0.01030785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1751" calcext:value-type="float">
            <text:p>-0.009731751</text:p>
          </table:table-cell>
          <table:table-cell office:value-type="float" office:value="-0.001865385" calcext:value-type="float">
            <text:p>-0.00186538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2279" calcext:value-type="float">
            <text:p>-2.18227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5" calcext:value-type="float">
            <text:p>10102005</text:p>
          </table:table-cell>
          <table:table-cell office:value-type="float" office:value="517.4003" calcext:value-type="float">
            <text:p>517.4003</text:p>
          </table:table-cell>
          <table:table-cell office:value-type="float" office:value="202.5576" calcext:value-type="float">
            <text:p>202.5576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096.521" calcext:value-type="float">
            <text:p>1096.521</text:p>
          </table:table-cell>
          <table:table-cell office:value-type="float" office:value="162.9072" calcext:value-type="float">
            <text:p>162.9072</text:p>
          </table:table-cell>
          <table:table-cell office:value-type="float" office:value="0" calcext:value-type="float">
            <text:p>0</text:p>
          </table:table-cell>
          <table:table-cell office:value-type="float" office:value="0.1180241" calcext:value-type="float">
            <text:p>0.1180241</text:p>
          </table:table-cell>
          <table:table-cell office:value-type="float" office:value="0.3219427" calcext:value-type="float">
            <text:p>0.3219427</text:p>
          </table:table-cell>
          <table:table-cell office:value-type="float" office:value="0.3231739" calcext:value-type="float">
            <text:p>0.3231739</text:p>
          </table:table-cell>
          <table:table-cell office:value-type="float" office:value="0.3247554" calcext:value-type="float">
            <text:p>0.3247554</text:p>
          </table:table-cell>
          <table:table-cell office:value-type="float" office:value="0.3261017" calcext:value-type="float">
            <text:p>0.3261017</text:p>
          </table:table-cell>
          <table:table-cell office:value-type="float" office:value="0.2867126" calcext:value-type="float">
            <text:p>0.2867126</text:p>
          </table:table-cell>
          <table:table-cell office:value-type="float" office:value="0.2859903" calcext:value-type="float">
            <text:p>0.2859903</text:p>
          </table:table-cell>
          <table:table-cell office:value-type="float" office:value="0.3685487" calcext:value-type="float">
            <text:p>0.3685487</text:p>
          </table:table-cell>
          <table:table-cell office:value-type="float" office:value="0.3655896" calcext:value-type="float">
            <text:p>0.3655896</text:p>
          </table:table-cell>
          <table:table-cell office:value-type="float" office:value="0.3766975" calcext:value-type="float">
            <text:p>0.3766975</text:p>
          </table:table-cell>
          <table:table-cell office:value-type="float" office:value="0.3936689" calcext:value-type="float">
            <text:p>0.3936689</text:p>
          </table:table-cell>
          <table:table-cell office:value-type="float" office:value="0.4045945" calcext:value-type="float">
            <text:p>0.404594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1.951753E-015" calcext:value-type="float">
            <text:p>1.951753E-15</text:p>
          </table:table-cell>
          <table:table-cell office:value-type="float" office:value="1.967369E-015" calcext:value-type="float">
            <text:p>1.967369E-15</text:p>
          </table:table-cell>
          <table:table-cell office:value-type="float" office:value="1.903312E-015" calcext:value-type="float">
            <text:p>1.903312E-15</text:p>
          </table:table-cell>
          <table:table-cell office:value-type="float" office:value="9.519054E-016" calcext:value-type="float">
            <text:p>9.519054E-16</text:p>
          </table:table-cell>
          <table:table-cell office:value-type="float" office:value="1.993701E-015" calcext:value-type="float">
            <text:p>1.993701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.1559" calcext:value-type="float">
            <text:p>-48.1559</text:p>
          </table:table-cell>
          <table:table-cell office:value-type="float" office:value="-0.02283978" calcext:value-type="float">
            <text:p>-0.02283978</text:p>
          </table:table-cell>
          <table:table-cell office:value-type="float" office:value="-0.02231328" calcext:value-type="float">
            <text:p>-0.02231328</text:p>
          </table:table-cell>
          <table:table-cell office:value-type="float" office:value="-0.02168751" calcext:value-type="float">
            <text:p>-0.02168751</text:p>
          </table:table-cell>
          <table:table-cell office:value-type="float" office:value="-0.02115062" calcext:value-type="float">
            <text:p>-0.02115062</text:p>
          </table:table-cell>
          <table:table-cell office:value-type="float" office:value="-0.02020328" calcext:value-type="float">
            <text:p>-0.02020328</text:p>
          </table:table-cell>
          <table:table-cell office:value-type="float" office:value="-0.01873717" calcext:value-type="float">
            <text:p>-0.01873717</text:p>
          </table:table-cell>
          <table:table-cell office:value-type="float" office:value="-0.01658943" calcext:value-type="float">
            <text:p>-0.01658943</text:p>
          </table:table-cell>
          <table:table-cell office:value-type="float" office:value="-0.01320822" calcext:value-type="float">
            <text:p>-0.01320822</text:p>
          </table:table-cell>
          <table:table-cell office:value-type="float" office:value="-0.01034354" calcext:value-type="float">
            <text:p>-0.01034354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0494" calcext:value-type="float">
            <text:p>-0.009730494</text:p>
          </table:table-cell>
          <table:table-cell office:value-type="float" office:value="-0.001866324" calcext:value-type="float">
            <text:p>-0.00186632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2859" calcext:value-type="float">
            <text:p>-2.18285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5" calcext:value-type="float">
            <text:p>11102005</text:p>
          </table:table-cell>
          <table:table-cell office:value-type="float" office:value="525.5003" calcext:value-type="float">
            <text:p>525.5003</text:p>
          </table:table-cell>
          <table:table-cell office:value-type="float" office:value="203.1351" calcext:value-type="float">
            <text:p>203.1351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03.832" calcext:value-type="float">
            <text:p>1103.832</text:p>
          </table:table-cell>
          <table:table-cell office:value-type="float" office:value="163.1195" calcext:value-type="float">
            <text:p>163.1195</text:p>
          </table:table-cell>
          <table:table-cell office:value-type="float" office:value="0" calcext:value-type="float">
            <text:p>0</text:p>
          </table:table-cell>
          <table:table-cell office:value-type="float" office:value="0.4282048" calcext:value-type="float">
            <text:p>0.4282048</text:p>
          </table:table-cell>
          <table:table-cell office:value-type="float" office:value="0.4145759" calcext:value-type="float">
            <text:p>0.4145759</text:p>
          </table:table-cell>
          <table:table-cell office:value-type="float" office:value="0.3354559" calcext:value-type="float">
            <text:p>0.3354559</text:p>
          </table:table-cell>
          <table:table-cell office:value-type="float" office:value="0.3258633" calcext:value-type="float">
            <text:p>0.3258633</text:p>
          </table:table-cell>
          <table:table-cell office:value-type="float" office:value="0.3263617" calcext:value-type="float">
            <text:p>0.3263617</text:p>
          </table:table-cell>
          <table:table-cell office:value-type="float" office:value="0.2868533" calcext:value-type="float">
            <text:p>0.2868533</text:p>
          </table:table-cell>
          <table:table-cell office:value-type="float" office:value="0.2860086" calcext:value-type="float">
            <text:p>0.2860086</text:p>
          </table:table-cell>
          <table:table-cell office:value-type="float" office:value="0.3684708" calcext:value-type="float">
            <text:p>0.3684708</text:p>
          </table:table-cell>
          <table:table-cell office:value-type="float" office:value="0.3653589" calcext:value-type="float">
            <text:p>0.3653589</text:p>
          </table:table-cell>
          <table:table-cell office:value-type="float" office:value="0.3766068" calcext:value-type="float">
            <text:p>0.3766068</text:p>
          </table:table-cell>
          <table:table-cell office:value-type="float" office:value="0.3935688" calcext:value-type="float">
            <text:p>0.3935688</text:p>
          </table:table-cell>
          <table:table-cell office:value-type="float" office:value="0.4045813" calcext:value-type="float">
            <text:p>0.404581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1727E-015" calcext:value-type="float">
            <text:p>1.941727E-15</text:p>
          </table:table-cell>
          <table:table-cell office:value-type="float" office:value="1.951738E-015" calcext:value-type="float">
            <text:p>1.951738E-15</text:p>
          </table:table-cell>
          <table:table-cell office:value-type="float" office:value="1.967363E-015" calcext:value-type="float">
            <text:p>1.967363E-15</text:p>
          </table:table-cell>
          <table:table-cell office:value-type="float" office:value="1.903295E-015" calcext:value-type="float">
            <text:p>1.903295E-15</text:p>
          </table:table-cell>
          <table:table-cell office:value-type="float" office:value="9.518898E-016" calcext:value-type="float">
            <text:p>9.518898E-16</text:p>
          </table:table-cell>
          <table:table-cell office:value-type="float" office:value="1.993701E-015" calcext:value-type="float">
            <text:p>1.993701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995887" calcext:value-type="float">
            <text:p>-0.003995887</text:p>
          </table:table-cell>
          <table:table-cell office:value-type="float" office:value="-0.00494623" calcext:value-type="float">
            <text:p>-0.00494623</text:p>
          </table:table-cell>
          <table:table-cell office:value-type="float" office:value="-0.01823005" calcext:value-type="float">
            <text:p>-0.01823005</text:p>
          </table:table-cell>
          <table:table-cell office:value-type="float" office:value="-0.02131738" calcext:value-type="float">
            <text:p>-0.02131738</text:p>
          </table:table-cell>
          <table:table-cell office:value-type="float" office:value="-0.02105854" calcext:value-type="float">
            <text:p>-0.02105854</text:p>
          </table:table-cell>
          <table:table-cell office:value-type="float" office:value="-0.02012873" calcext:value-type="float">
            <text:p>-0.02012873</text:p>
          </table:table-cell>
          <table:table-cell office:value-type="float" office:value="-0.01872896" calcext:value-type="float">
            <text:p>-0.01872896</text:p>
          </table:table-cell>
          <table:table-cell office:value-type="float" office:value="-0.01666553" calcext:value-type="float">
            <text:p>-0.01666553</text:p>
          </table:table-cell>
          <table:table-cell office:value-type="float" office:value="-0.0133477" calcext:value-type="float">
            <text:p>-0.0133477</text:p>
          </table:table-cell>
          <table:table-cell office:value-type="float" office:value="-0.01038618" calcext:value-type="float">
            <text:p>-0.01038618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29756" calcext:value-type="float">
            <text:p>-0.009729756</text:p>
          </table:table-cell>
          <table:table-cell office:value-type="float" office:value="-0.001867275" calcext:value-type="float">
            <text:p>-0.00186727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3343" calcext:value-type="float">
            <text:p>-2.18334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5" calcext:value-type="float">
            <text:p>12102005</text:p>
          </table:table-cell>
          <table:table-cell office:value-type="float" office:value="533.8004" calcext:value-type="float">
            <text:p>533.8004</text:p>
          </table:table-cell>
          <table:table-cell office:value-type="float" office:value="204.187" calcext:value-type="float">
            <text:p>204.187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0.868" calcext:value-type="float">
            <text:p>1110.868</text:p>
          </table:table-cell>
          <table:table-cell office:value-type="float" office:value="163.3314" calcext:value-type="float">
            <text:p>163.3314</text:p>
          </table:table-cell>
          <table:table-cell office:value-type="float" office:value="0" calcext:value-type="float">
            <text:p>0</text:p>
          </table:table-cell>
          <table:table-cell office:value-type="float" office:value="0.3798667" calcext:value-type="float">
            <text:p>0.3798667</text:p>
          </table:table-cell>
          <table:table-cell office:value-type="float" office:value="0.3824673" calcext:value-type="float">
            <text:p>0.3824673</text:p>
          </table:table-cell>
          <table:table-cell office:value-type="float" office:value="0.3855327" calcext:value-type="float">
            <text:p>0.3855327</text:p>
          </table:table-cell>
          <table:table-cell office:value-type="float" office:value="0.3875166" calcext:value-type="float">
            <text:p>0.3875166</text:p>
          </table:table-cell>
          <table:table-cell office:value-type="float" office:value="0.3871603" calcext:value-type="float">
            <text:p>0.3871603</text:p>
          </table:table-cell>
          <table:table-cell office:value-type="float" office:value="0.3003106" calcext:value-type="float">
            <text:p>0.3003106</text:p>
          </table:table-cell>
          <table:table-cell office:value-type="float" office:value="0.2887675" calcext:value-type="float">
            <text:p>0.2887675</text:p>
          </table:table-cell>
          <table:table-cell office:value-type="float" office:value="0.3685388" calcext:value-type="float">
            <text:p>0.3685388</text:p>
          </table:table-cell>
          <table:table-cell office:value-type="float" office:value="0.365161" calcext:value-type="float">
            <text:p>0.365161</text:p>
          </table:table-cell>
          <table:table-cell office:value-type="float" office:value="0.3765074" calcext:value-type="float">
            <text:p>0.3765074</text:p>
          </table:table-cell>
          <table:table-cell office:value-type="float" office:value="0.3934799" calcext:value-type="float">
            <text:p>0.3934799</text:p>
          </table:table-cell>
          <table:table-cell office:value-type="float" office:value="0.4045579" calcext:value-type="float">
            <text:p>0.404557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194E-015" calcext:value-type="float">
            <text:p>1.94194E-15</text:p>
          </table:table-cell>
          <table:table-cell office:value-type="float" office:value="1.951721E-015" calcext:value-type="float">
            <text:p>1.951721E-15</text:p>
          </table:table-cell>
          <table:table-cell office:value-type="float" office:value="1.967357E-015" calcext:value-type="float">
            <text:p>1.967357E-15</text:p>
          </table:table-cell>
          <table:table-cell office:value-type="float" office:value="1.90328E-015" calcext:value-type="float">
            <text:p>1.90328E-15</text:p>
          </table:table-cell>
          <table:table-cell office:value-type="float" office:value="9.518737E-016" calcext:value-type="float">
            <text:p>9.518737E-16</text:p>
          </table:table-cell>
          <table:table-cell office:value-type="float" office:value="1.993701E-015" calcext:value-type="float">
            <text:p>1.993701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272788" calcext:value-type="float">
            <text:p>-0.008272788</text:p>
          </table:table-cell>
          <table:table-cell office:value-type="float" office:value="-0.007918667" calcext:value-type="float">
            <text:p>-0.007918667</text:p>
          </table:table-cell>
          <table:table-cell office:value-type="float" office:value="-0.007543261" calcext:value-type="float">
            <text:p>-0.007543261</text:p>
          </table:table-cell>
          <table:table-cell office:value-type="float" office:value="-0.007341954" calcext:value-type="float">
            <text:p>-0.007341954</text:p>
          </table:table-cell>
          <table:table-cell office:value-type="float" office:value="-0.007370307" calcext:value-type="float">
            <text:p>-0.007370307</text:p>
          </table:table-cell>
          <table:table-cell office:value-type="float" office:value="-0.01433672" calcext:value-type="float">
            <text:p>-0.01433672</text:p>
          </table:table-cell>
          <table:table-cell office:value-type="float" office:value="-0.01732151" calcext:value-type="float">
            <text:p>-0.01732151</text:p>
          </table:table-cell>
          <table:table-cell office:value-type="float" office:value="-0.01660477" calcext:value-type="float">
            <text:p>-0.01660477</text:p>
          </table:table-cell>
          <table:table-cell office:value-type="float" office:value="-0.01346886" calcext:value-type="float">
            <text:p>-0.01346886</text:p>
          </table:table-cell>
          <table:table-cell office:value-type="float" office:value="-0.01043314" calcext:value-type="float">
            <text:p>-0.01043314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1825" calcext:value-type="float">
            <text:p>-0.009731825</text:p>
          </table:table-cell>
          <table:table-cell office:value-type="float" office:value="-0.001868591" calcext:value-type="float">
            <text:p>-0.00186859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3777" calcext:value-type="float">
            <text:p>-2.18377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5" calcext:value-type="float">
            <text:p>13102005</text:p>
          </table:table-cell>
          <table:table-cell office:value-type="float" office:value="533.9003" calcext:value-type="float">
            <text:p>533.9003</text:p>
          </table:table-cell>
          <table:table-cell office:value-type="float" office:value="206.9773" calcext:value-type="float">
            <text:p>206.9773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08.05" calcext:value-type="float">
            <text:p>1108.05</text:p>
          </table:table-cell>
          <table:table-cell office:value-type="float" office:value="163.4587" calcext:value-type="float">
            <text:p>163.4587</text:p>
          </table:table-cell>
          <table:table-cell office:value-type="float" office:value="0" calcext:value-type="float">
            <text:p>0</text:p>
          </table:table-cell>
          <table:table-cell office:value-type="float" office:value="0.1657931" calcext:value-type="float">
            <text:p>0.1657931</text:p>
          </table:table-cell>
          <table:table-cell office:value-type="float" office:value="0.3691469" calcext:value-type="float">
            <text:p>0.3691469</text:p>
          </table:table-cell>
          <table:table-cell office:value-type="float" office:value="0.3712749" calcext:value-type="float">
            <text:p>0.3712749</text:p>
          </table:table-cell>
          <table:table-cell office:value-type="float" office:value="0.3724443" calcext:value-type="float">
            <text:p>0.3724443</text:p>
          </table:table-cell>
          <table:table-cell office:value-type="float" office:value="0.3717877" calcext:value-type="float">
            <text:p>0.3717877</text:p>
          </table:table-cell>
          <table:table-cell office:value-type="float" office:value="0.3107255" calcext:value-type="float">
            <text:p>0.3107255</text:p>
          </table:table-cell>
          <table:table-cell office:value-type="float" office:value="0.297159" calcext:value-type="float">
            <text:p>0.297159</text:p>
          </table:table-cell>
          <table:table-cell office:value-type="float" office:value="0.3696711" calcext:value-type="float">
            <text:p>0.3696711</text:p>
          </table:table-cell>
          <table:table-cell office:value-type="float" office:value="0.3650968" calcext:value-type="float">
            <text:p>0.3650968</text:p>
          </table:table-cell>
          <table:table-cell office:value-type="float" office:value="0.3764063" calcext:value-type="float">
            <text:p>0.3764063</text:p>
          </table:table-cell>
          <table:table-cell office:value-type="float" office:value="0.3933977" calcext:value-type="float">
            <text:p>0.3933977</text:p>
          </table:table-cell>
          <table:table-cell office:value-type="float" office:value="0.4045286" calcext:value-type="float">
            <text:p>0.404528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2156E-015" calcext:value-type="float">
            <text:p>1.942156E-15</text:p>
          </table:table-cell>
          <table:table-cell office:value-type="float" office:value="1.951705E-015" calcext:value-type="float">
            <text:p>1.951705E-15</text:p>
          </table:table-cell>
          <table:table-cell office:value-type="float" office:value="1.967349E-015" calcext:value-type="float">
            <text:p>1.967349E-15</text:p>
          </table:table-cell>
          <table:table-cell office:value-type="float" office:value="1.903267E-015" calcext:value-type="float">
            <text:p>1.903267E-15</text:p>
          </table:table-cell>
          <table:table-cell office:value-type="float" office:value="9.518558E-016" calcext:value-type="float">
            <text:p>9.518558E-16</text:p>
          </table:table-cell>
          <table:table-cell office:value-type="float" office:value="1.993701E-015" calcext:value-type="float">
            <text:p>1.993701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393267" calcext:value-type="float">
            <text:p>-3.393267</text:p>
          </table:table-cell>
          <table:table-cell office:value-type="float" office:value="-0.009851224" calcext:value-type="float">
            <text:p>-0.009851224</text:p>
          </table:table-cell>
          <table:table-cell office:value-type="float" office:value="-0.009515903" calcext:value-type="float">
            <text:p>-0.009515903</text:p>
          </table:table-cell>
          <table:table-cell office:value-type="float" office:value="-0.009368422" calcext:value-type="float">
            <text:p>-0.009368422</text:p>
          </table:table-cell>
          <table:table-cell office:value-type="float" office:value="-0.009474782" calcext:value-type="float">
            <text:p>-0.009474782</text:p>
          </table:table-cell>
          <table:table-cell office:value-type="float" office:value="-0.01104287" calcext:value-type="float">
            <text:p>-0.01104287</text:p>
          </table:table-cell>
          <table:table-cell office:value-type="float" office:value="-0.0136257" calcext:value-type="float">
            <text:p>-0.0136257</text:p>
          </table:table-cell>
          <table:table-cell office:value-type="float" office:value="-0.01555141" calcext:value-type="float">
            <text:p>-0.01555141</text:p>
          </table:table-cell>
          <table:table-cell office:value-type="float" office:value="-0.01350974" calcext:value-type="float">
            <text:p>-0.01350974</text:p>
          </table:table-cell>
          <table:table-cell office:value-type="float" office:value="-0.01048123" calcext:value-type="float">
            <text:p>-0.01048123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1158" calcext:value-type="float">
            <text:p>-0.009731158</text:p>
          </table:table-cell>
          <table:table-cell office:value-type="float" office:value="-0.001869945" calcext:value-type="float">
            <text:p>-0.00186994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4186" calcext:value-type="float">
            <text:p>-2.18418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5" calcext:value-type="float">
            <text:p>14102005</text:p>
          </table:table-cell>
          <table:table-cell office:value-type="float" office:value="533.9003" calcext:value-type="float">
            <text:p>533.9003</text:p>
          </table:table-cell>
          <table:table-cell office:value-type="float" office:value="207.5424" calcext:value-type="float">
            <text:p>207.5424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07.362" calcext:value-type="float">
            <text:p>1107.362</text:p>
          </table:table-cell>
          <table:table-cell office:value-type="float" office:value="163.5825" calcext:value-type="float">
            <text:p>163.5825</text:p>
          </table:table-cell>
          <table:table-cell office:value-type="float" office:value="0" calcext:value-type="float">
            <text:p>0</text:p>
          </table:table-cell>
          <table:table-cell office:value-type="float" office:value="0.1124071" calcext:value-type="float">
            <text:p>0.1124071</text:p>
          </table:table-cell>
          <table:table-cell office:value-type="float" office:value="0.3635252" calcext:value-type="float">
            <text:p>0.3635252</text:p>
          </table:table-cell>
          <table:table-cell office:value-type="float" office:value="0.3653592" calcext:value-type="float">
            <text:p>0.3653592</text:p>
          </table:table-cell>
          <table:table-cell office:value-type="float" office:value="0.3667537" calcext:value-type="float">
            <text:p>0.3667537</text:p>
          </table:table-cell>
          <table:table-cell office:value-type="float" office:value="0.3671944" calcext:value-type="float">
            <text:p>0.3671944</text:p>
          </table:table-cell>
          <table:table-cell office:value-type="float" office:value="0.3117605" calcext:value-type="float">
            <text:p>0.3117605</text:p>
          </table:table-cell>
          <table:table-cell office:value-type="float" office:value="0.3016395" calcext:value-type="float">
            <text:p>0.3016395</text:p>
          </table:table-cell>
          <table:table-cell office:value-type="float" office:value="0.3713159" calcext:value-type="float">
            <text:p>0.3713159</text:p>
          </table:table-cell>
          <table:table-cell office:value-type="float" office:value="0.3652915" calcext:value-type="float">
            <text:p>0.3652915</text:p>
          </table:table-cell>
          <table:table-cell office:value-type="float" office:value="0.3763218" calcext:value-type="float">
            <text:p>0.3763218</text:p>
          </table:table-cell>
          <table:table-cell office:value-type="float" office:value="0.3933207" calcext:value-type="float">
            <text:p>0.3933207</text:p>
          </table:table-cell>
          <table:table-cell office:value-type="float" office:value="0.4044962" calcext:value-type="float">
            <text:p>0.404496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2411E-015" calcext:value-type="float">
            <text:p>1.942411E-15</text:p>
          </table:table-cell>
          <table:table-cell office:value-type="float" office:value="1.951682E-015" calcext:value-type="float">
            <text:p>1.951682E-15</text:p>
          </table:table-cell>
          <table:table-cell office:value-type="float" office:value="1.967343E-015" calcext:value-type="float">
            <text:p>1.967343E-15</text:p>
          </table:table-cell>
          <table:table-cell office:value-type="float" office:value="1.90325E-015" calcext:value-type="float">
            <text:p>1.90325E-15</text:p>
          </table:table-cell>
          <table:table-cell office:value-type="float" office:value="9.518407E-016" calcext:value-type="float">
            <text:p>9.518407E-16</text:p>
          </table:table-cell>
          <table:table-cell office:value-type="float" office:value="1.993701E-015" calcext:value-type="float">
            <text:p>1.993701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00153" calcext:value-type="float">
            <text:p>-70.00153</text:p>
          </table:table-cell>
          <table:table-cell office:value-type="float" office:value="-0.01082838" calcext:value-type="float">
            <text:p>-0.01082838</text:p>
          </table:table-cell>
          <table:table-cell office:value-type="float" office:value="-0.01050703" calcext:value-type="float">
            <text:p>-0.01050703</text:p>
          </table:table-cell>
          <table:table-cell office:value-type="float" office:value="-0.01030221" calcext:value-type="float">
            <text:p>-0.01030221</text:p>
          </table:table-cell>
          <table:table-cell office:value-type="float" office:value="-0.01023153" calcext:value-type="float">
            <text:p>-0.01023153</text:p>
          </table:table-cell>
          <table:table-cell office:value-type="float" office:value="-0.01076172" calcext:value-type="float">
            <text:p>-0.01076172</text:p>
          </table:table-cell>
          <table:table-cell office:value-type="float" office:value="-0.01200348" calcext:value-type="float">
            <text:p>-0.01200348</text:p>
          </table:table-cell>
          <table:table-cell office:value-type="float" office:value="-0.01412805" calcext:value-type="float">
            <text:p>-0.01412805</text:p>
          </table:table-cell>
          <table:table-cell office:value-type="float" office:value="-0.01339209" calcext:value-type="float">
            <text:p>-0.01339209</text:p>
          </table:table-cell>
          <table:table-cell office:value-type="float" office:value="-0.01052169" calcext:value-type="float">
            <text:p>-0.01052169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28689" calcext:value-type="float">
            <text:p>-0.009728689</text:p>
          </table:table-cell>
          <table:table-cell office:value-type="float" office:value="-0.001871305" calcext:value-type="float">
            <text:p>-0.00187130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4578" calcext:value-type="float">
            <text:p>-2.18457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5" calcext:value-type="float">
            <text:p>15102005</text:p>
          </table:table-cell>
          <table:table-cell office:value-type="float" office:value="533.9003" calcext:value-type="float">
            <text:p>533.9003</text:p>
          </table:table-cell>
          <table:table-cell office:value-type="float" office:value="207.5514" calcext:value-type="float">
            <text:p>207.5514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07.231" calcext:value-type="float">
            <text:p>1107.231</text:p>
          </table:table-cell>
          <table:table-cell office:value-type="float" office:value="163.704" calcext:value-type="float">
            <text:p>163.704</text:p>
          </table:table-cell>
          <table:table-cell office:value-type="float" office:value="0" calcext:value-type="float">
            <text:p>0</text:p>
          </table:table-cell>
          <table:table-cell office:value-type="float" office:value="0.1122421" calcext:value-type="float">
            <text:p>0.1122421</text:p>
          </table:table-cell>
          <table:table-cell office:value-type="float" office:value="0.3600686" calcext:value-type="float">
            <text:p>0.3600686</text:p>
          </table:table-cell>
          <table:table-cell office:value-type="float" office:value="0.3619693" calcext:value-type="float">
            <text:p>0.3619693</text:p>
          </table:table-cell>
          <table:table-cell office:value-type="float" office:value="0.3636887" calcext:value-type="float">
            <text:p>0.3636887</text:p>
          </table:table-cell>
          <table:table-cell office:value-type="float" office:value="0.3645128" calcext:value-type="float">
            <text:p>0.3645128</text:p>
          </table:table-cell>
          <table:table-cell office:value-type="float" office:value="0.311386" calcext:value-type="float">
            <text:p>0.311386</text:p>
          </table:table-cell>
          <table:table-cell office:value-type="float" office:value="0.3030924" calcext:value-type="float">
            <text:p>0.3030924</text:p>
          </table:table-cell>
          <table:table-cell office:value-type="float" office:value="0.3725601" calcext:value-type="float">
            <text:p>0.3725601</text:p>
          </table:table-cell>
          <table:table-cell office:value-type="float" office:value="0.3656667" calcext:value-type="float">
            <text:p>0.3656667</text:p>
          </table:table-cell>
          <table:table-cell office:value-type="float" office:value="0.3762701" calcext:value-type="float">
            <text:p>0.3762701</text:p>
          </table:table-cell>
          <table:table-cell office:value-type="float" office:value="0.3932506" calcext:value-type="float">
            <text:p>0.3932506</text:p>
          </table:table-cell>
          <table:table-cell office:value-type="float" office:value="0.4044612" calcext:value-type="float">
            <text:p>0.404461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268E-015" calcext:value-type="float">
            <text:p>1.94268E-15</text:p>
          </table:table-cell>
          <table:table-cell office:value-type="float" office:value="1.951659E-015" calcext:value-type="float">
            <text:p>1.951659E-15</text:p>
          </table:table-cell>
          <table:table-cell office:value-type="float" office:value="1.967333E-015" calcext:value-type="float">
            <text:p>1.967333E-15</text:p>
          </table:table-cell>
          <table:table-cell office:value-type="float" office:value="1.903236E-015" calcext:value-type="float">
            <text:p>1.903236E-15</text:p>
          </table:table-cell>
          <table:table-cell office:value-type="float" office:value="9.518205E-016" calcext:value-type="float">
            <text:p>9.518205E-16</text:p>
          </table:table-cell>
          <table:table-cell office:value-type="float" office:value="1.993701E-015" calcext:value-type="float">
            <text:p>1.993701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95138" calcext:value-type="float">
            <text:p>-70.95138</text:p>
          </table:table-cell>
          <table:table-cell office:value-type="float" office:value="-0.01148479" calcext:value-type="float">
            <text:p>-0.01148479</text:p>
          </table:table-cell>
          <table:table-cell office:value-type="float" office:value="-0.01112688" calcext:value-type="float">
            <text:p>-0.01112688</text:p>
          </table:table-cell>
          <table:table-cell office:value-type="float" office:value="-0.01084716" calcext:value-type="float">
            <text:p>-0.01084716</text:p>
          </table:table-cell>
          <table:table-cell office:value-type="float" office:value="-0.01070495" calcext:value-type="float">
            <text:p>-0.01070495</text:p>
          </table:table-cell>
          <table:table-cell office:value-type="float" office:value="-0.01085823" calcext:value-type="float">
            <text:p>-0.01085823</text:p>
          </table:table-cell>
          <table:table-cell office:value-type="float" office:value="-0.01152447" calcext:value-type="float">
            <text:p>-0.01152447</text:p>
          </table:table-cell>
          <table:table-cell office:value-type="float" office:value="-0.01313919" calcext:value-type="float">
            <text:p>-0.01313919</text:p>
          </table:table-cell>
          <table:table-cell office:value-type="float" office:value="-0.01316621" calcext:value-type="float">
            <text:p>-0.01316621</text:p>
          </table:table-cell>
          <table:table-cell office:value-type="float" office:value="-0.01054664" calcext:value-type="float">
            <text:p>-0.01054664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29519" calcext:value-type="float">
            <text:p>-0.009729519</text:p>
          </table:table-cell>
          <table:table-cell office:value-type="float" office:value="-0.001872433" calcext:value-type="float">
            <text:p>-0.00187243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4975" calcext:value-type="float">
            <text:p>-2.18497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5" calcext:value-type="float">
            <text:p>16102005</text:p>
          </table:table-cell>
          <table:table-cell office:value-type="float" office:value="533.9003" calcext:value-type="float">
            <text:p>533.9003</text:p>
          </table:table-cell>
          <table:table-cell office:value-type="float" office:value="207.5118" calcext:value-type="float">
            <text:p>207.5118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07.152" calcext:value-type="float">
            <text:p>1107.152</text:p>
          </table:table-cell>
          <table:table-cell office:value-type="float" office:value="163.8231" calcext:value-type="float">
            <text:p>163.8231</text:p>
          </table:table-cell>
          <table:table-cell office:value-type="float" office:value="0" calcext:value-type="float">
            <text:p>0</text:p>
          </table:table-cell>
          <table:table-cell office:value-type="float" office:value="0.1170288" calcext:value-type="float">
            <text:p>0.1170288</text:p>
          </table:table-cell>
          <table:table-cell office:value-type="float" office:value="0.3576522" calcext:value-type="float">
            <text:p>0.3576522</text:p>
          </table:table-cell>
          <table:table-cell office:value-type="float" office:value="0.3595183" calcext:value-type="float">
            <text:p>0.3595183</text:p>
          </table:table-cell>
          <table:table-cell office:value-type="float" office:value="0.3613502" calcext:value-type="float">
            <text:p>0.3613502</text:p>
          </table:table-cell>
          <table:table-cell office:value-type="float" office:value="0.3624644" calcext:value-type="float">
            <text:p>0.3624644</text:p>
          </table:table-cell>
          <table:table-cell office:value-type="float" office:value="0.3106274" calcext:value-type="float">
            <text:p>0.3106274</text:p>
          </table:table-cell>
          <table:table-cell office:value-type="float" office:value="0.3029973" calcext:value-type="float">
            <text:p>0.3029973</text:p>
          </table:table-cell>
          <table:table-cell office:value-type="float" office:value="0.373549" calcext:value-type="float">
            <text:p>0.373549</text:p>
          </table:table-cell>
          <table:table-cell office:value-type="float" office:value="0.3661842" calcext:value-type="float">
            <text:p>0.3661842</text:p>
          </table:table-cell>
          <table:table-cell office:value-type="float" office:value="0.3762579" calcext:value-type="float">
            <text:p>0.3762579</text:p>
          </table:table-cell>
          <table:table-cell office:value-type="float" office:value="0.3931901" calcext:value-type="float">
            <text:p>0.3931901</text:p>
          </table:table-cell>
          <table:table-cell office:value-type="float" office:value="0.4044279" calcext:value-type="float">
            <text:p>0.404427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2938E-015" calcext:value-type="float">
            <text:p>1.942938E-15</text:p>
          </table:table-cell>
          <table:table-cell office:value-type="float" office:value="1.95164E-015" calcext:value-type="float">
            <text:p>1.95164E-15</text:p>
          </table:table-cell>
          <table:table-cell office:value-type="float" office:value="1.967314E-015" calcext:value-type="float">
            <text:p>1.967314E-15</text:p>
          </table:table-cell>
          <table:table-cell office:value-type="float" office:value="1.903227E-015" calcext:value-type="float">
            <text:p>1.903227E-15</text:p>
          </table:table-cell>
          <table:table-cell office:value-type="float" office:value="9.518036E-016" calcext:value-type="float">
            <text:p>9.518036E-16</text:p>
          </table:table-cell>
          <table:table-cell office:value-type="float" office:value="1.993701E-015" calcext:value-type="float">
            <text:p>1.993701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3678" calcext:value-type="float">
            <text:p>-51.3678</text:p>
          </table:table-cell>
          <table:table-cell office:value-type="float" office:value="-0.01197106" calcext:value-type="float">
            <text:p>-0.01197106</text:p>
          </table:table-cell>
          <table:table-cell office:value-type="float" office:value="-0.01160181" calcext:value-type="float">
            <text:p>-0.01160181</text:p>
          </table:table-cell>
          <table:table-cell office:value-type="float" office:value="-0.0112844" calcext:value-type="float">
            <text:p>-0.0112844</text:p>
          </table:table-cell>
          <table:table-cell office:value-type="float" office:value="-0.0110804" calcext:value-type="float">
            <text:p>-0.0110804</text:p>
          </table:table-cell>
          <table:table-cell office:value-type="float" office:value="-0.01105804" calcext:value-type="float">
            <text:p>-0.01105804</text:p>
          </table:table-cell>
          <table:table-cell office:value-type="float" office:value="-0.01155224" calcext:value-type="float">
            <text:p>-0.01155224</text:p>
          </table:table-cell>
          <table:table-cell office:value-type="float" office:value="-0.012406" calcext:value-type="float">
            <text:p>-0.012406</text:p>
          </table:table-cell>
          <table:table-cell office:value-type="float" office:value="-0.01286101" calcext:value-type="float">
            <text:p>-0.01286101</text:p>
          </table:table-cell>
          <table:table-cell office:value-type="float" office:value="-0.01055271" calcext:value-type="float">
            <text:p>-0.01055271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2655" calcext:value-type="float">
            <text:p>-0.00972655</text:p>
          </table:table-cell>
          <table:table-cell office:value-type="float" office:value="-0.001873405" calcext:value-type="float">
            <text:p>-0.00187340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5375" calcext:value-type="float">
            <text:p>-2.18537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5" calcext:value-type="float">
            <text:p>17102005</text:p>
          </table:table-cell>
          <table:table-cell office:value-type="float" office:value="533.9003" calcext:value-type="float">
            <text:p>533.9003</text:p>
          </table:table-cell>
          <table:table-cell office:value-type="float" office:value="207.5533" calcext:value-type="float">
            <text:p>207.5533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06.994" calcext:value-type="float">
            <text:p>1106.994</text:p>
          </table:table-cell>
          <table:table-cell office:value-type="float" office:value="163.9398" calcext:value-type="float">
            <text:p>163.9398</text:p>
          </table:table-cell>
          <table:table-cell office:value-type="float" office:value="0" calcext:value-type="float">
            <text:p>0</text:p>
          </table:table-cell>
          <table:table-cell office:value-type="float" office:value="0.1138046" calcext:value-type="float">
            <text:p>0.1138046</text:p>
          </table:table-cell>
          <table:table-cell office:value-type="float" office:value="0.3558053" calcext:value-type="float">
            <text:p>0.3558053</text:p>
          </table:table-cell>
          <table:table-cell office:value-type="float" office:value="0.3576703" calcext:value-type="float">
            <text:p>0.3576703</text:p>
          </table:table-cell>
          <table:table-cell office:value-type="float" office:value="0.3595301" calcext:value-type="float">
            <text:p>0.3595301</text:p>
          </table:table-cell>
          <table:table-cell office:value-type="float" office:value="0.3605919" calcext:value-type="float">
            <text:p>0.3605919</text:p>
          </table:table-cell>
          <table:table-cell office:value-type="float" office:value="0.3097369" calcext:value-type="float">
            <text:p>0.3097369</text:p>
          </table:table-cell>
          <table:table-cell office:value-type="float" office:value="0.3030111" calcext:value-type="float">
            <text:p>0.3030111</text:p>
          </table:table-cell>
          <table:table-cell office:value-type="float" office:value="0.3741092" calcext:value-type="float">
            <text:p>0.3741092</text:p>
          </table:table-cell>
          <table:table-cell office:value-type="float" office:value="0.3667198" calcext:value-type="float">
            <text:p>0.3667198</text:p>
          </table:table-cell>
          <table:table-cell office:value-type="float" office:value="0.3762858" calcext:value-type="float">
            <text:p>0.3762858</text:p>
          </table:table-cell>
          <table:table-cell office:value-type="float" office:value="0.393142" calcext:value-type="float">
            <text:p>0.393142</text:p>
          </table:table-cell>
          <table:table-cell office:value-type="float" office:value="0.4043956" calcext:value-type="float">
            <text:p>0.404395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324E-015" calcext:value-type="float">
            <text:p>1.94324E-15</text:p>
          </table:table-cell>
          <table:table-cell office:value-type="float" office:value="1.951617E-015" calcext:value-type="float">
            <text:p>1.951617E-15</text:p>
          </table:table-cell>
          <table:table-cell office:value-type="float" office:value="1.967295E-015" calcext:value-type="float">
            <text:p>1.967295E-15</text:p>
          </table:table-cell>
          <table:table-cell office:value-type="float" office:value="1.903214E-015" calcext:value-type="float">
            <text:p>1.903214E-15</text:p>
          </table:table-cell>
          <table:table-cell office:value-type="float" office:value="9.517867E-016" calcext:value-type="float">
            <text:p>9.517867E-16</text:p>
          </table:table-cell>
          <table:table-cell office:value-type="float" office:value="1.993701E-015" calcext:value-type="float">
            <text:p>1.993701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25175" calcext:value-type="float">
            <text:p>-64.25175</text:p>
          </table:table-cell>
          <table:table-cell office:value-type="float" office:value="-0.01235869" calcext:value-type="float">
            <text:p>-0.01235869</text:p>
          </table:table-cell>
          <table:table-cell office:value-type="float" office:value="-0.0119754" calcext:value-type="float">
            <text:p>-0.0119754</text:p>
          </table:table-cell>
          <table:table-cell office:value-type="float" office:value="-0.01163929" calcext:value-type="float">
            <text:p>-0.01163929</text:p>
          </table:table-cell>
          <table:table-cell office:value-type="float" office:value="-0.01143763" calcext:value-type="float">
            <text:p>-0.01143763</text:p>
          </table:table-cell>
          <table:table-cell office:value-type="float" office:value="-0.01129949" calcext:value-type="float">
            <text:p>-0.01129949</text:p>
          </table:table-cell>
          <table:table-cell office:value-type="float" office:value="-0.01154741" calcext:value-type="float">
            <text:p>-0.01154741</text:p>
          </table:table-cell>
          <table:table-cell office:value-type="float" office:value="-0.01200853" calcext:value-type="float">
            <text:p>-0.01200853</text:p>
          </table:table-cell>
          <table:table-cell office:value-type="float" office:value="-0.01255209" calcext:value-type="float">
            <text:p>-0.01255209</text:p>
          </table:table-cell>
          <table:table-cell office:value-type="float" office:value="-0.01053954" calcext:value-type="float">
            <text:p>-0.01053954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29023" calcext:value-type="float">
            <text:p>-0.009729023</text:p>
          </table:table-cell>
          <table:table-cell office:value-type="float" office:value="-0.001874581" calcext:value-type="float">
            <text:p>-0.00187458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5764" calcext:value-type="float">
            <text:p>-2.18576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5" calcext:value-type="float">
            <text:p>18102005</text:p>
          </table:table-cell>
          <table:table-cell office:value-type="float" office:value="534.1003" calcext:value-type="float">
            <text:p>534.1003</text:p>
          </table:table-cell>
          <table:table-cell office:value-type="float" office:value="207.7646" calcext:value-type="float">
            <text:p>207.7646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06.867" calcext:value-type="float">
            <text:p>1106.867</text:p>
          </table:table-cell>
          <table:table-cell office:value-type="float" office:value="164.056" calcext:value-type="float">
            <text:p>164.056</text:p>
          </table:table-cell>
          <table:table-cell office:value-type="float" office:value="0" calcext:value-type="float">
            <text:p>0</text:p>
          </table:table-cell>
          <table:table-cell office:value-type="float" office:value="0.1134746" calcext:value-type="float">
            <text:p>0.1134746</text:p>
          </table:table-cell>
          <table:table-cell office:value-type="float" office:value="0.3542903" calcext:value-type="float">
            <text:p>0.3542903</text:p>
          </table:table-cell>
          <table:table-cell office:value-type="float" office:value="0.3561766" calcext:value-type="float">
            <text:p>0.3561766</text:p>
          </table:table-cell>
          <table:table-cell office:value-type="float" office:value="0.3581667" calcext:value-type="float">
            <text:p>0.3581667</text:p>
          </table:table-cell>
          <table:table-cell office:value-type="float" office:value="0.3594244" calcext:value-type="float">
            <text:p>0.3594244</text:p>
          </table:table-cell>
          <table:table-cell office:value-type="float" office:value="0.3089713" calcext:value-type="float">
            <text:p>0.3089713</text:p>
          </table:table-cell>
          <table:table-cell office:value-type="float" office:value="0.3026538" calcext:value-type="float">
            <text:p>0.3026538</text:p>
          </table:table-cell>
          <table:table-cell office:value-type="float" office:value="0.3744077" calcext:value-type="float">
            <text:p>0.3744077</text:p>
          </table:table-cell>
          <table:table-cell office:value-type="float" office:value="0.3672085" calcext:value-type="float">
            <text:p>0.3672085</text:p>
          </table:table-cell>
          <table:table-cell office:value-type="float" office:value="0.3763454" calcext:value-type="float">
            <text:p>0.3763454</text:p>
          </table:table-cell>
          <table:table-cell office:value-type="float" office:value="0.3931077" calcext:value-type="float">
            <text:p>0.3931077</text:p>
          </table:table-cell>
          <table:table-cell office:value-type="float" office:value="0.4043653" calcext:value-type="float">
            <text:p>0.404365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3545E-015" calcext:value-type="float">
            <text:p>1.943545E-15</text:p>
          </table:table-cell>
          <table:table-cell office:value-type="float" office:value="1.951594E-015" calcext:value-type="float">
            <text:p>1.951594E-15</text:p>
          </table:table-cell>
          <table:table-cell office:value-type="float" office:value="1.967276E-015" calcext:value-type="float">
            <text:p>1.967276E-15</text:p>
          </table:table-cell>
          <table:table-cell office:value-type="float" office:value="1.903201E-015" calcext:value-type="float">
            <text:p>1.903201E-15</text:p>
          </table:table-cell>
          <table:table-cell office:value-type="float" office:value="9.517688E-016" calcext:value-type="float">
            <text:p>9.517688E-16</text:p>
          </table:table-cell>
          <table:table-cell office:value-type="float" office:value="1.993701E-015" calcext:value-type="float">
            <text:p>1.993701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71727" calcext:value-type="float">
            <text:p>-63.71727</text:p>
          </table:table-cell>
          <table:table-cell office:value-type="float" office:value="-0.01268766" calcext:value-type="float">
            <text:p>-0.01268766</text:p>
          </table:table-cell>
          <table:table-cell office:value-type="float" office:value="-0.01228757" calcext:value-type="float">
            <text:p>-0.01228757</text:p>
          </table:table-cell>
          <table:table-cell office:value-type="float" office:value="-0.01191359" calcext:value-type="float">
            <text:p>-0.01191359</text:p>
          </table:table-cell>
          <table:table-cell office:value-type="float" office:value="-0.01166725" calcext:value-type="float">
            <text:p>-0.01166725</text:p>
          </table:table-cell>
          <table:table-cell office:value-type="float" office:value="-0.0115121" calcext:value-type="float">
            <text:p>-0.0115121</text:p>
          </table:table-cell>
          <table:table-cell office:value-type="float" office:value="-0.01166125" calcext:value-type="float">
            <text:p>-0.01166125</text:p>
          </table:table-cell>
          <table:table-cell office:value-type="float" office:value="-0.01180193" calcext:value-type="float">
            <text:p>-0.01180193</text:p>
          </table:table-cell>
          <table:table-cell office:value-type="float" office:value="-0.01227693" calcext:value-type="float">
            <text:p>-0.01227693</text:p>
          </table:table-cell>
          <table:table-cell office:value-type="float" office:value="-0.01051113" calcext:value-type="float">
            <text:p>-0.01051113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26955" calcext:value-type="float">
            <text:p>-0.009726955</text:p>
          </table:table-cell>
          <table:table-cell office:value-type="float" office:value="-0.001876016" calcext:value-type="float">
            <text:p>-0.00187601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613" calcext:value-type="float">
            <text:p>-2.1861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5" calcext:value-type="float">
            <text:p>19102005</text:p>
          </table:table-cell>
          <table:table-cell office:value-type="float" office:value="542.9001" calcext:value-type="float">
            <text:p>542.9001</text:p>
          </table:table-cell>
          <table:table-cell office:value-type="float" office:value="208.6485" calcext:value-type="float">
            <text:p>208.6485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4.583" calcext:value-type="float">
            <text:p>1114.583</text:p>
          </table:table-cell>
          <table:table-cell office:value-type="float" office:value="164.2567" calcext:value-type="float">
            <text:p>164.2567</text:p>
          </table:table-cell>
          <table:table-cell office:value-type="float" office:value="0" calcext:value-type="float">
            <text:p>0</text:p>
          </table:table-cell>
          <table:table-cell office:value-type="float" office:value="0.574536" calcext:value-type="float">
            <text:p>0.574536</text:p>
          </table:table-cell>
          <table:table-cell office:value-type="float" office:value="0.4277293" calcext:value-type="float">
            <text:p>0.4277293</text:p>
          </table:table-cell>
          <table:table-cell office:value-type="float" office:value="0.3598078" calcext:value-type="float">
            <text:p>0.3598078</text:p>
          </table:table-cell>
          <table:table-cell office:value-type="float" office:value="0.3570003" calcext:value-type="float">
            <text:p>0.3570003</text:p>
          </table:table-cell>
          <table:table-cell office:value-type="float" office:value="0.3581525" calcext:value-type="float">
            <text:p>0.3581525</text:p>
          </table:table-cell>
          <table:table-cell office:value-type="float" office:value="0.3082864" calcext:value-type="float">
            <text:p>0.3082864</text:p>
          </table:table-cell>
          <table:table-cell office:value-type="float" office:value="0.3023628" calcext:value-type="float">
            <text:p>0.3023628</text:p>
          </table:table-cell>
          <table:table-cell office:value-type="float" office:value="0.3745494" calcext:value-type="float">
            <text:p>0.3745494</text:p>
          </table:table-cell>
          <table:table-cell office:value-type="float" office:value="0.3676326" calcext:value-type="float">
            <text:p>0.3676326</text:p>
          </table:table-cell>
          <table:table-cell office:value-type="float" office:value="0.3764277" calcext:value-type="float">
            <text:p>0.3764277</text:p>
          </table:table-cell>
          <table:table-cell office:value-type="float" office:value="0.3930874" calcext:value-type="float">
            <text:p>0.3930874</text:p>
          </table:table-cell>
          <table:table-cell office:value-type="float" office:value="0.4043384" calcext:value-type="float">
            <text:p>0.404338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3778E-015" calcext:value-type="float">
            <text:p>1.943778E-15</text:p>
          </table:table-cell>
          <table:table-cell office:value-type="float" office:value="1.951579E-015" calcext:value-type="float">
            <text:p>1.951579E-15</text:p>
          </table:table-cell>
          <table:table-cell office:value-type="float" office:value="1.96727E-015" calcext:value-type="float">
            <text:p>1.96727E-15</text:p>
          </table:table-cell>
          <table:table-cell office:value-type="float" office:value="1.903181E-015" calcext:value-type="float">
            <text:p>1.903181E-15</text:p>
          </table:table-cell>
          <table:table-cell office:value-type="float" office:value="9.517523E-016" calcext:value-type="float">
            <text:p>9.517523E-16</text:p>
          </table:table-cell>
          <table:table-cell office:value-type="float" office:value="1.993701E-015" calcext:value-type="float">
            <text:p>1.993701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6285796" calcext:value-type="float">
            <text:p>-0.0006285796</text:p>
          </table:table-cell>
          <table:table-cell office:value-type="float" office:value="-0.005876651" calcext:value-type="float">
            <text:p>-0.005876651</text:p>
          </table:table-cell>
          <table:table-cell office:value-type="float" office:value="-0.01203894" calcext:value-type="float">
            <text:p>-0.01203894</text:p>
          </table:table-cell>
          <table:table-cell office:value-type="float" office:value="-0.01218302" calcext:value-type="float">
            <text:p>-0.01218302</text:p>
          </table:table-cell>
          <table:table-cell office:value-type="float" office:value="-0.01192472" calcext:value-type="float">
            <text:p>-0.01192472</text:p>
          </table:table-cell>
          <table:table-cell office:value-type="float" office:value="-0.01170591" calcext:value-type="float">
            <text:p>-0.01170591</text:p>
          </table:table-cell>
          <table:table-cell office:value-type="float" office:value="-0.01175136" calcext:value-type="float">
            <text:p>-0.01175136</text:p>
          </table:table-cell>
          <table:table-cell office:value-type="float" office:value="-0.01170515" calcext:value-type="float">
            <text:p>-0.01170515</text:p>
          </table:table-cell>
          <table:table-cell office:value-type="float" office:value="-0.01204322" calcext:value-type="float">
            <text:p>-0.01204322</text:p>
          </table:table-cell>
          <table:table-cell office:value-type="float" office:value="-0.010472" calcext:value-type="float">
            <text:p>-0.010472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22373" calcext:value-type="float">
            <text:p>-0.009722373</text:p>
          </table:table-cell>
          <table:table-cell office:value-type="float" office:value="-0.001877097" calcext:value-type="float">
            <text:p>-0.00187709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6498" calcext:value-type="float">
            <text:p>-2.18649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5" calcext:value-type="float">
            <text:p>20102005</text:p>
          </table:table-cell>
          <table:table-cell office:value-type="float" office:value="556.5996" calcext:value-type="float">
            <text:p>556.5996</text:p>
          </table:table-cell>
          <table:table-cell office:value-type="float" office:value="210.4616" calcext:value-type="float">
            <text:p>210.4616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26.224" calcext:value-type="float">
            <text:p>1126.224</text:p>
          </table:table-cell>
          <table:table-cell office:value-type="float" office:value="164.5019" calcext:value-type="float">
            <text:p>164.5019</text:p>
          </table:table-cell>
          <table:table-cell office:value-type="float" office:value="0" calcext:value-type="float">
            <text:p>0</text:p>
          </table:table-cell>
          <table:table-cell office:value-type="float" office:value="0.4104818" calcext:value-type="float">
            <text:p>0.4104818</text:p>
          </table:table-cell>
          <table:table-cell office:value-type="float" office:value="0.4141873" calcext:value-type="float">
            <text:p>0.4141873</text:p>
          </table:table-cell>
          <table:table-cell office:value-type="float" office:value="0.4194474" calcext:value-type="float">
            <text:p>0.4194474</text:p>
          </table:table-cell>
          <table:table-cell office:value-type="float" office:value="0.4239487" calcext:value-type="float">
            <text:p>0.4239487</text:p>
          </table:table-cell>
          <table:table-cell office:value-type="float" office:value="0.4258923" calcext:value-type="float">
            <text:p>0.4258923</text:p>
          </table:table-cell>
          <table:table-cell office:value-type="float" office:value="0.3452326" calcext:value-type="float">
            <text:p>0.3452326</text:p>
          </table:table-cell>
          <table:table-cell office:value-type="float" office:value="0.3214346" calcext:value-type="float">
            <text:p>0.3214346</text:p>
          </table:table-cell>
          <table:table-cell office:value-type="float" office:value="0.3757664" calcext:value-type="float">
            <text:p>0.3757664</text:p>
          </table:table-cell>
          <table:table-cell office:value-type="float" office:value="0.3680286" calcext:value-type="float">
            <text:p>0.3680286</text:p>
          </table:table-cell>
          <table:table-cell office:value-type="float" office:value="0.376525" calcext:value-type="float">
            <text:p>0.376525</text:p>
          </table:table-cell>
          <table:table-cell office:value-type="float" office:value="0.3930803" calcext:value-type="float">
            <text:p>0.3930803</text:p>
          </table:table-cell>
          <table:table-cell office:value-type="float" office:value="0.4043152" calcext:value-type="float">
            <text:p>0.404315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397E-015" calcext:value-type="float">
            <text:p>1.94397E-15</text:p>
          </table:table-cell>
          <table:table-cell office:value-type="float" office:value="1.951562E-015" calcext:value-type="float">
            <text:p>1.951562E-15</text:p>
          </table:table-cell>
          <table:table-cell office:value-type="float" office:value="1.967263E-015" calcext:value-type="float">
            <text:p>1.967263E-15</text:p>
          </table:table-cell>
          <table:table-cell office:value-type="float" office:value="1.903172E-015" calcext:value-type="float">
            <text:p>1.903172E-15</text:p>
          </table:table-cell>
          <table:table-cell office:value-type="float" office:value="9.517356E-016" calcext:value-type="float">
            <text:p>9.517356E-16</text:p>
          </table:table-cell>
          <table:table-cell office:value-type="float" office:value="1.993701E-015" calcext:value-type="float">
            <text:p>1.993701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126109" calcext:value-type="float">
            <text:p>-0.005126109</text:p>
          </table:table-cell>
          <table:table-cell office:value-type="float" office:value="-0.004842809" calcext:value-type="float">
            <text:p>-0.004842809</text:p>
          </table:table-cell>
          <table:table-cell office:value-type="float" office:value="-0.004486279" calcext:value-type="float">
            <text:p>-0.004486279</text:p>
          </table:table-cell>
          <table:table-cell office:value-type="float" office:value="-0.004225827" calcext:value-type="float">
            <text:p>-0.004225827</text:p>
          </table:table-cell>
          <table:table-cell office:value-type="float" office:value="-0.004117825" calcext:value-type="float">
            <text:p>-0.004117825</text:p>
          </table:table-cell>
          <table:table-cell office:value-type="float" office:value="-0.005017571" calcext:value-type="float">
            <text:p>-0.005017571</text:p>
          </table:table-cell>
          <table:table-cell office:value-type="float" office:value="-0.007114519" calcext:value-type="float">
            <text:p>-0.007114519</text:p>
          </table:table-cell>
          <table:table-cell office:value-type="float" office:value="-0.01093707" calcext:value-type="float">
            <text:p>-0.01093707</text:p>
          </table:table-cell>
          <table:table-cell office:value-type="float" office:value="-0.01183018" calcext:value-type="float">
            <text:p>-0.01183018</text:p>
          </table:table-cell>
          <table:table-cell office:value-type="float" office:value="-0.01042586" calcext:value-type="float">
            <text:p>-0.01042586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3014" calcext:value-type="float">
            <text:p>-0.009733014</text:p>
          </table:table-cell>
          <table:table-cell office:value-type="float" office:value="-0.001878294" calcext:value-type="float">
            <text:p>-0.00187829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6848" calcext:value-type="float">
            <text:p>-2.18684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5" calcext:value-type="float">
            <text:p>21102005</text:p>
          </table:table-cell>
          <table:table-cell office:value-type="float" office:value="556.5996" calcext:value-type="float">
            <text:p>556.5996</text:p>
          </table:table-cell>
          <table:table-cell office:value-type="float" office:value="212.3454" calcext:value-type="float">
            <text:p>212.3454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24.233" calcext:value-type="float">
            <text:p>1124.233</text:p>
          </table:table-cell>
          <table:table-cell office:value-type="float" office:value="164.6097" calcext:value-type="float">
            <text:p>164.6097</text:p>
          </table:table-cell>
          <table:table-cell office:value-type="float" office:value="0" calcext:value-type="float">
            <text:p>0</text:p>
          </table:table-cell>
          <table:table-cell office:value-type="float" office:value="0.3858911" calcext:value-type="float">
            <text:p>0.3858911</text:p>
          </table:table-cell>
          <table:table-cell office:value-type="float" office:value="0.389612" calcext:value-type="float">
            <text:p>0.389612</text:p>
          </table:table-cell>
          <table:table-cell office:value-type="float" office:value="0.3948687" calcext:value-type="float">
            <text:p>0.3948687</text:p>
          </table:table-cell>
          <table:table-cell office:value-type="float" office:value="0.4006996" calcext:value-type="float">
            <text:p>0.4006996</text:p>
          </table:table-cell>
          <table:table-cell office:value-type="float" office:value="0.4046819" calcext:value-type="float">
            <text:p>0.4046819</text:p>
          </table:table-cell>
          <table:table-cell office:value-type="float" office:value="0.3432738" calcext:value-type="float">
            <text:p>0.3432738</text:p>
          </table:table-cell>
          <table:table-cell office:value-type="float" office:value="0.3341506" calcext:value-type="float">
            <text:p>0.3341506</text:p>
          </table:table-cell>
          <table:table-cell office:value-type="float" office:value="0.3810071" calcext:value-type="float">
            <text:p>0.3810071</text:p>
          </table:table-cell>
          <table:table-cell office:value-type="float" office:value="0.368897" calcext:value-type="float">
            <text:p>0.368897</text:p>
          </table:table-cell>
          <table:table-cell office:value-type="float" office:value="0.3766482" calcext:value-type="float">
            <text:p>0.3766482</text:p>
          </table:table-cell>
          <table:table-cell office:value-type="float" office:value="0.3930856" calcext:value-type="float">
            <text:p>0.3930856</text:p>
          </table:table-cell>
          <table:table-cell office:value-type="float" office:value="0.4042972" calcext:value-type="float">
            <text:p>0.404297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4144E-015" calcext:value-type="float">
            <text:p>1.944144E-15</text:p>
          </table:table-cell>
          <table:table-cell office:value-type="float" office:value="1.95155E-015" calcext:value-type="float">
            <text:p>1.95155E-15</text:p>
          </table:table-cell>
          <table:table-cell office:value-type="float" office:value="1.967251E-015" calcext:value-type="float">
            <text:p>1.967251E-15</text:p>
          </table:table-cell>
          <table:table-cell office:value-type="float" office:value="1.903167E-015" calcext:value-type="float">
            <text:p>1.903167E-15</text:p>
          </table:table-cell>
          <table:table-cell office:value-type="float" office:value="9.517188E-016" calcext:value-type="float">
            <text:p>9.517188E-16</text:p>
          </table:table-cell>
          <table:table-cell office:value-type="float" office:value="1.993701E-015" calcext:value-type="float">
            <text:p>1.993701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521004" calcext:value-type="float">
            <text:p>-0.007521004</text:p>
          </table:table-cell>
          <table:table-cell office:value-type="float" office:value="-0.007081181" calcext:value-type="float">
            <text:p>-0.007081181</text:p>
          </table:table-cell>
          <table:table-cell office:value-type="float" office:value="-0.006524106" calcext:value-type="float">
            <text:p>-0.006524106</text:p>
          </table:table-cell>
          <table:table-cell office:value-type="float" office:value="-0.005990289" calcext:value-type="float">
            <text:p>-0.005990289</text:p>
          </table:table-cell>
          <table:table-cell office:value-type="float" office:value="-0.005642623" calcext:value-type="float">
            <text:p>-0.005642623</text:p>
          </table:table-cell>
          <table:table-cell office:value-type="float" office:value="-0.005207938" calcext:value-type="float">
            <text:p>-0.005207938</text:p>
          </table:table-cell>
          <table:table-cell office:value-type="float" office:value="-0.005088197" calcext:value-type="float">
            <text:p>-0.005088197</text:p>
          </table:table-cell>
          <table:table-cell office:value-type="float" office:value="-0.008111328" calcext:value-type="float">
            <text:p>-0.008111328</text:p>
          </table:table-cell>
          <table:table-cell office:value-type="float" office:value="-0.01137912" calcext:value-type="float">
            <text:p>-0.01137912</text:p>
          </table:table-cell>
          <table:table-cell office:value-type="float" office:value="-0.01036787" calcext:value-type="float">
            <text:p>-0.01036787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3297" calcext:value-type="float">
            <text:p>-0.009733297</text:p>
          </table:table-cell>
          <table:table-cell office:value-type="float" office:value="-0.001879371" calcext:value-type="float">
            <text:p>-0.00187937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7181" calcext:value-type="float">
            <text:p>-2.18718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5" calcext:value-type="float">
            <text:p>22102005</text:p>
          </table:table-cell>
          <table:table-cell office:value-type="float" office:value="559.6998" calcext:value-type="float">
            <text:p>559.6998</text:p>
          </table:table-cell>
          <table:table-cell office:value-type="float" office:value="212.868" calcext:value-type="float">
            <text:p>212.868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26.673" calcext:value-type="float">
            <text:p>1126.673</text:p>
          </table:table-cell>
          <table:table-cell office:value-type="float" office:value="164.7462" calcext:value-type="float">
            <text:p>164.7462</text:p>
          </table:table-cell>
          <table:table-cell office:value-type="float" office:value="0" calcext:value-type="float">
            <text:p>0</text:p>
          </table:table-cell>
          <table:table-cell office:value-type="float" office:value="0.396795" calcext:value-type="float">
            <text:p>0.396795</text:p>
          </table:table-cell>
          <table:table-cell office:value-type="float" office:value="0.399496" calcext:value-type="float">
            <text:p>0.399496</text:p>
          </table:table-cell>
          <table:table-cell office:value-type="float" office:value="0.4033414" calcext:value-type="float">
            <text:p>0.4033414</text:p>
          </table:table-cell>
          <table:table-cell office:value-type="float" office:value="0.4069264" calcext:value-type="float">
            <text:p>0.4069264</text:p>
          </table:table-cell>
          <table:table-cell office:value-type="float" office:value="0.4091546" calcext:value-type="float">
            <text:p>0.4091546</text:p>
          </table:table-cell>
          <table:table-cell office:value-type="float" office:value="0.3417462" calcext:value-type="float">
            <text:p>0.3417462</text:p>
          </table:table-cell>
          <table:table-cell office:value-type="float" office:value="0.3308401" calcext:value-type="float">
            <text:p>0.3308401</text:p>
          </table:table-cell>
          <table:table-cell office:value-type="float" office:value="0.3844331" calcext:value-type="float">
            <text:p>0.3844331</text:p>
          </table:table-cell>
          <table:table-cell office:value-type="float" office:value="0.3705673" calcext:value-type="float">
            <text:p>0.3705673</text:p>
          </table:table-cell>
          <table:table-cell office:value-type="float" office:value="0.3768806" calcext:value-type="float">
            <text:p>0.3768806</text:p>
          </table:table-cell>
          <table:table-cell office:value-type="float" office:value="0.393108" calcext:value-type="float">
            <text:p>0.393108</text:p>
          </table:table-cell>
          <table:table-cell office:value-type="float" office:value="0.4042888" calcext:value-type="float">
            <text:p>0.404288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4286E-015" calcext:value-type="float">
            <text:p>1.944286E-15</text:p>
          </table:table-cell>
          <table:table-cell office:value-type="float" office:value="1.951548E-015" calcext:value-type="float">
            <text:p>1.951548E-15</text:p>
          </table:table-cell>
          <table:table-cell office:value-type="float" office:value="1.967238E-015" calcext:value-type="float">
            <text:p>1.967238E-15</text:p>
          </table:table-cell>
          <table:table-cell office:value-type="float" office:value="1.903164E-015" calcext:value-type="float">
            <text:p>1.903164E-15</text:p>
          </table:table-cell>
          <table:table-cell office:value-type="float" office:value="9.517042E-016" calcext:value-type="float">
            <text:p>9.517042E-16</text:p>
          </table:table-cell>
          <table:table-cell office:value-type="float" office:value="1.9937E-015" calcext:value-type="float">
            <text:p>1.993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320842" calcext:value-type="float">
            <text:p>-0.006320842</text:p>
          </table:table-cell>
          <table:table-cell office:value-type="float" office:value="-0.006054352" calcext:value-type="float">
            <text:p>-0.006054352</text:p>
          </table:table-cell>
          <table:table-cell office:value-type="float" office:value="-0.005718459" calcext:value-type="float">
            <text:p>-0.005718459</text:p>
          </table:table-cell>
          <table:table-cell office:value-type="float" office:value="-0.005454308" calcext:value-type="float">
            <text:p>-0.005454308</text:p>
          </table:table-cell>
          <table:table-cell office:value-type="float" office:value="-0.005279655" calcext:value-type="float">
            <text:p>-0.005279655</text:p>
          </table:table-cell>
          <table:table-cell office:value-type="float" office:value="-0.005398632" calcext:value-type="float">
            <text:p>-0.005398632</text:p>
          </table:table-cell>
          <table:table-cell office:value-type="float" office:value="-0.00554102" calcext:value-type="float">
            <text:p>-0.00554102</text:p>
          </table:table-cell>
          <table:table-cell office:value-type="float" office:value="-0.006676337" calcext:value-type="float">
            <text:p>-0.006676337</text:p>
          </table:table-cell>
          <table:table-cell office:value-type="float" office:value="-0.01055941" calcext:value-type="float">
            <text:p>-0.01055941</text:p>
          </table:table-cell>
          <table:table-cell office:value-type="float" office:value="-0.01025987" calcext:value-type="float">
            <text:p>-0.01025987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565" calcext:value-type="float">
            <text:p>-0.00973565</text:p>
          </table:table-cell>
          <table:table-cell office:value-type="float" office:value="-0.001880182" calcext:value-type="float">
            <text:p>-0.00188018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7525" calcext:value-type="float">
            <text:p>-2.18752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5" calcext:value-type="float">
            <text:p>23102005</text:p>
          </table:table-cell>
          <table:table-cell office:value-type="float" office:value="559.6998" calcext:value-type="float">
            <text:p>559.6998</text:p>
          </table:table-cell>
          <table:table-cell office:value-type="float" office:value="213.468" calcext:value-type="float">
            <text:p>213.468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25.97" calcext:value-type="float">
            <text:p>1125.97</text:p>
          </table:table-cell>
          <table:table-cell office:value-type="float" office:value="164.8496" calcext:value-type="float">
            <text:p>164.8496</text:p>
          </table:table-cell>
          <table:table-cell office:value-type="float" office:value="0" calcext:value-type="float">
            <text:p>0</text:p>
          </table:table-cell>
          <table:table-cell office:value-type="float" office:value="0.3859351" calcext:value-type="float">
            <text:p>0.3859351</text:p>
          </table:table-cell>
          <table:table-cell office:value-type="float" office:value="0.3886405" calcext:value-type="float">
            <text:p>0.3886405</text:p>
          </table:table-cell>
          <table:table-cell office:value-type="float" office:value="0.3928017" calcext:value-type="float">
            <text:p>0.3928017</text:p>
          </table:table-cell>
          <table:table-cell office:value-type="float" office:value="0.3974856" calcext:value-type="float">
            <text:p>0.3974856</text:p>
          </table:table-cell>
          <table:table-cell office:value-type="float" office:value="0.4008418" calcext:value-type="float">
            <text:p>0.4008418</text:p>
          </table:table-cell>
          <table:table-cell office:value-type="float" office:value="0.3397502" calcext:value-type="float">
            <text:p>0.3397502</text:p>
          </table:table-cell>
          <table:table-cell office:value-type="float" office:value="0.3311016" calcext:value-type="float">
            <text:p>0.3311016</text:p>
          </table:table-cell>
          <table:table-cell office:value-type="float" office:value="0.3865815" calcext:value-type="float">
            <text:p>0.3865815</text:p>
          </table:table-cell>
          <table:table-cell office:value-type="float" office:value="0.3724204" calcext:value-type="float">
            <text:p>0.3724204</text:p>
          </table:table-cell>
          <table:table-cell office:value-type="float" office:value="0.3772394" calcext:value-type="float">
            <text:p>0.3772394</text:p>
          </table:table-cell>
          <table:table-cell office:value-type="float" office:value="0.393161" calcext:value-type="float">
            <text:p>0.393161</text:p>
          </table:table-cell>
          <table:table-cell office:value-type="float" office:value="0.4042849" calcext:value-type="float">
            <text:p>0.404284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2846E-015" calcext:value-type="float">
            <text:p>1.932846E-15</text:p>
          </table:table-cell>
          <table:table-cell office:value-type="float" office:value="1.951537E-015" calcext:value-type="float">
            <text:p>1.951537E-15</text:p>
          </table:table-cell>
          <table:table-cell office:value-type="float" office:value="1.967235E-015" calcext:value-type="float">
            <text:p>1.967235E-15</text:p>
          </table:table-cell>
          <table:table-cell office:value-type="float" office:value="1.90316E-015" calcext:value-type="float">
            <text:p>1.90316E-15</text:p>
          </table:table-cell>
          <table:table-cell office:value-type="float" office:value="9.516876E-016" calcext:value-type="float">
            <text:p>9.516876E-16</text:p>
          </table:table-cell>
          <table:table-cell office:value-type="float" office:value="1.993701E-015" calcext:value-type="float">
            <text:p>1.993701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510163" calcext:value-type="float">
            <text:p>-0.007510163</text:p>
          </table:table-cell>
          <table:table-cell office:value-type="float" office:value="-0.007186146" calcext:value-type="float">
            <text:p>-0.007186146</text:p>
          </table:table-cell>
          <table:table-cell office:value-type="float" office:value="-0.006737847" calcext:value-type="float">
            <text:p>-0.006737847</text:p>
          </table:table-cell>
          <table:table-cell office:value-type="float" office:value="-0.00629668" calcext:value-type="float">
            <text:p>-0.00629668</text:p>
          </table:table-cell>
          <table:table-cell office:value-type="float" office:value="-0.005985843" calcext:value-type="float">
            <text:p>-0.005985843</text:p>
          </table:table-cell>
          <table:table-cell office:value-type="float" office:value="-0.00563161" calcext:value-type="float">
            <text:p>-0.00563161</text:p>
          </table:table-cell>
          <table:table-cell office:value-type="float" office:value="-0.005492297" calcext:value-type="float">
            <text:p>-0.005492297</text:p>
          </table:table-cell>
          <table:table-cell office:value-type="float" office:value="-0.005919591" calcext:value-type="float">
            <text:p>-0.005919591</text:p>
          </table:table-cell>
          <table:table-cell office:value-type="float" office:value="-0.009719286" calcext:value-type="float">
            <text:p>-0.009719286</text:p>
          </table:table-cell>
          <table:table-cell office:value-type="float" office:value="-0.0100946" calcext:value-type="float">
            <text:p>-0.0100946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5836" calcext:value-type="float">
            <text:p>-0.009735836</text:p>
          </table:table-cell>
          <table:table-cell office:value-type="float" office:value="-0.001880881" calcext:value-type="float">
            <text:p>-0.00188088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7818" calcext:value-type="float">
            <text:p>-2.18781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5" calcext:value-type="float">
            <text:p>24102005</text:p>
          </table:table-cell>
          <table:table-cell office:value-type="float" office:value="559.6998" calcext:value-type="float">
            <text:p>559.6998</text:p>
          </table:table-cell>
          <table:table-cell office:value-type="float" office:value="215.0374" calcext:value-type="float">
            <text:p>215.0374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24.299" calcext:value-type="float">
            <text:p>1124.299</text:p>
          </table:table-cell>
          <table:table-cell office:value-type="float" office:value="164.9512" calcext:value-type="float">
            <text:p>164.9512</text:p>
          </table:table-cell>
          <table:table-cell office:value-type="float" office:value="0" calcext:value-type="float">
            <text:p>0</text:p>
          </table:table-cell>
          <table:table-cell office:value-type="float" office:value="0.3711382" calcext:value-type="float">
            <text:p>0.3711382</text:p>
          </table:table-cell>
          <table:table-cell office:value-type="float" office:value="0.3761288" calcext:value-type="float">
            <text:p>0.3761288</text:p>
          </table:table-cell>
          <table:table-cell office:value-type="float" office:value="0.3814478" calcext:value-type="float">
            <text:p>0.3814478</text:p>
          </table:table-cell>
          <table:table-cell office:value-type="float" office:value="0.3874395" calcext:value-type="float">
            <text:p>0.3874395</text:p>
          </table:table-cell>
          <table:table-cell office:value-type="float" office:value="0.3915082" calcext:value-type="float">
            <text:p>0.3915082</text:p>
          </table:table-cell>
          <table:table-cell office:value-type="float" office:value="0.334891" calcext:value-type="float">
            <text:p>0.334891</text:p>
          </table:table-cell>
          <table:table-cell office:value-type="float" office:value="0.3282498" calcext:value-type="float">
            <text:p>0.3282498</text:p>
          </table:table-cell>
          <table:table-cell office:value-type="float" office:value="0.3872951" calcext:value-type="float">
            <text:p>0.3872951</text:p>
          </table:table-cell>
          <table:table-cell office:value-type="float" office:value="0.3743297" calcext:value-type="float">
            <text:p>0.3743297</text:p>
          </table:table-cell>
          <table:table-cell office:value-type="float" office:value="0.3776892" calcext:value-type="float">
            <text:p>0.3776892</text:p>
          </table:table-cell>
          <table:table-cell office:value-type="float" office:value="0.3932475" calcext:value-type="float">
            <text:p>0.3932475</text:p>
          </table:table-cell>
          <table:table-cell office:value-type="float" office:value="0.4042884" calcext:value-type="float">
            <text:p>0.4042884</text:p>
          </table:table-cell>
          <table:table-cell office:value-type="float" office:value="0.4623735" calcext:value-type="float">
            <text:p>0.4623735</text:p>
          </table:table-cell>
          <table:table-cell office:value-type="float" office:value="0" calcext:value-type="float">
            <text:p>0</text:p>
          </table:table-cell>
          <table:table-cell office:value-type="float" office:value="0.001938134" calcext:value-type="float">
            <text:p>0.001938134</text:p>
          </table:table-cell>
          <table:table-cell office:value-type="float" office:value="1.951527E-015" calcext:value-type="float">
            <text:p>1.951527E-15</text:p>
          </table:table-cell>
          <table:table-cell office:value-type="float" office:value="1.96723E-015" calcext:value-type="float">
            <text:p>1.96723E-15</text:p>
          </table:table-cell>
          <table:table-cell office:value-type="float" office:value="1.903156E-015" calcext:value-type="float">
            <text:p>1.903156E-15</text:p>
          </table:table-cell>
          <table:table-cell office:value-type="float" office:value="9.516715E-016" calcext:value-type="float">
            <text:p>9.516715E-16</text:p>
          </table:table-cell>
          <table:table-cell office:value-type="float" office:value="1.993701E-015" calcext:value-type="float">
            <text:p>1.993701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51447" calcext:value-type="float">
            <text:p>-0.00951447</text:p>
          </table:table-cell>
          <table:table-cell office:value-type="float" office:value="-0.008791318" calcext:value-type="float">
            <text:p>-0.008791318</text:p>
          </table:table-cell>
          <table:table-cell office:value-type="float" office:value="-0.00807016" calcext:value-type="float">
            <text:p>-0.00807016</text:p>
          </table:table-cell>
          <table:table-cell office:value-type="float" office:value="-0.007362365" calcext:value-type="float">
            <text:p>-0.007362365</text:p>
          </table:table-cell>
          <table:table-cell office:value-type="float" office:value="-0.006910355" calcext:value-type="float">
            <text:p>-0.006910355</text:p>
          </table:table-cell>
          <table:table-cell office:value-type="float" office:value="-0.006273669" calcext:value-type="float">
            <text:p>-0.006273669</text:p>
          </table:table-cell>
          <table:table-cell office:value-type="float" office:value="-0.005903332" calcext:value-type="float">
            <text:p>-0.005903332</text:p>
          </table:table-cell>
          <table:table-cell office:value-type="float" office:value="-0.005678186" calcext:value-type="float">
            <text:p>-0.005678186</text:p>
          </table:table-cell>
          <table:table-cell office:value-type="float" office:value="-0.008928841" calcext:value-type="float">
            <text:p>-0.008928841</text:p>
          </table:table-cell>
          <table:table-cell office:value-type="float" office:value="-0.009891728" calcext:value-type="float">
            <text:p>-0.009891728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936383" calcext:value-type="float">
            <text:p>-0.009936383</text:p>
          </table:table-cell>
          <table:table-cell office:value-type="float" office:value="-0.001880094" calcext:value-type="float">
            <text:p>-0.00188009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8055" calcext:value-type="float">
            <text:p>-2.18805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5" calcext:value-type="float">
            <text:p>25102005</text:p>
          </table:table-cell>
          <table:table-cell office:value-type="float" office:value="559.6998" calcext:value-type="float">
            <text:p>559.6998</text:p>
          </table:table-cell>
          <table:table-cell office:value-type="float" office:value="216.712" calcext:value-type="float">
            <text:p>216.712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22.524" calcext:value-type="float">
            <text:p>1122.524</text:p>
          </table:table-cell>
          <table:table-cell office:value-type="float" office:value="165.0511" calcext:value-type="float">
            <text:p>165.0511</text:p>
          </table:table-cell>
          <table:table-cell office:value-type="float" office:value="0" calcext:value-type="float">
            <text:p>0</text:p>
          </table:table-cell>
          <table:table-cell office:value-type="float" office:value="0.3623488" calcext:value-type="float">
            <text:p>0.3623488</text:p>
          </table:table-cell>
          <table:table-cell office:value-type="float" office:value="0.3662938" calcext:value-type="float">
            <text:p>0.3662938</text:p>
          </table:table-cell>
          <table:table-cell office:value-type="float" office:value="0.3724889" calcext:value-type="float">
            <text:p>0.3724889</text:p>
          </table:table-cell>
          <table:table-cell office:value-type="float" office:value="0.3790167" calcext:value-type="float">
            <text:p>0.3790167</text:p>
          </table:table-cell>
          <table:table-cell office:value-type="float" office:value="0.3833037" calcext:value-type="float">
            <text:p>0.3833037</text:p>
          </table:table-cell>
          <table:table-cell office:value-type="float" office:value="0.3296037" calcext:value-type="float">
            <text:p>0.3296037</text:p>
          </table:table-cell>
          <table:table-cell office:value-type="float" office:value="0.3240548" calcext:value-type="float">
            <text:p>0.3240548</text:p>
          </table:table-cell>
          <table:table-cell office:value-type="float" office:value="0.3861955" calcext:value-type="float">
            <text:p>0.3861955</text:p>
          </table:table-cell>
          <table:table-cell office:value-type="float" office:value="0.3760423" calcext:value-type="float">
            <text:p>0.3760423</text:p>
          </table:table-cell>
          <table:table-cell office:value-type="float" office:value="0.3784165" calcext:value-type="float">
            <text:p>0.3784165</text:p>
          </table:table-cell>
          <table:table-cell office:value-type="float" office:value="0.3934968" calcext:value-type="float">
            <text:p>0.3934968</text:p>
          </table:table-cell>
          <table:table-cell office:value-type="float" office:value="0.4043094" calcext:value-type="float">
            <text:p>0.404309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90764E-015" calcext:value-type="float">
            <text:p>1.890764E-15</text:p>
          </table:table-cell>
          <table:table-cell office:value-type="float" office:value="1.951519E-015" calcext:value-type="float">
            <text:p>1.951519E-15</text:p>
          </table:table-cell>
          <table:table-cell office:value-type="float" office:value="1.967226E-015" calcext:value-type="float">
            <text:p>1.967226E-15</text:p>
          </table:table-cell>
          <table:table-cell office:value-type="float" office:value="1.903153E-015" calcext:value-type="float">
            <text:p>1.903153E-15</text:p>
          </table:table-cell>
          <table:table-cell office:value-type="float" office:value="9.516536E-016" calcext:value-type="float">
            <text:p>9.516536E-16</text:p>
          </table:table-cell>
          <table:table-cell office:value-type="float" office:value="1.993701E-015" calcext:value-type="float">
            <text:p>1.993701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1298" calcext:value-type="float">
            <text:p>-0.0111298</text:p>
          </table:table-cell>
          <table:table-cell office:value-type="float" office:value="-0.0103698" calcext:value-type="float">
            <text:p>-0.0103698</text:p>
          </table:table-cell>
          <table:table-cell office:value-type="float" office:value="-0.009333006" calcext:value-type="float">
            <text:p>-0.009333006</text:p>
          </table:table-cell>
          <table:table-cell office:value-type="float" office:value="-0.008419254" calcext:value-type="float">
            <text:p>-0.008419254</text:p>
          </table:table-cell>
          <table:table-cell office:value-type="float" office:value="-0.007863996" calcext:value-type="float">
            <text:p>-0.007863996</text:p>
          </table:table-cell>
          <table:table-cell office:value-type="float" office:value="-0.007071652" calcext:value-type="float">
            <text:p>-0.007071652</text:p>
          </table:table-cell>
          <table:table-cell office:value-type="float" office:value="-0.00657409" calcext:value-type="float">
            <text:p>-0.00657409</text:p>
          </table:table-cell>
          <table:table-cell office:value-type="float" office:value="-0.006036799" calcext:value-type="float">
            <text:p>-0.006036799</text:p>
          </table:table-cell>
          <table:table-cell office:value-type="float" office:value="-0.008272639" calcext:value-type="float">
            <text:p>-0.008272639</text:p>
          </table:table-cell>
          <table:table-cell office:value-type="float" office:value="-0.009572171" calcext:value-type="float">
            <text:p>-0.009572171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5269" calcext:value-type="float">
            <text:p>-0.009735269</text:p>
          </table:table-cell>
          <table:table-cell office:value-type="float" office:value="-0.001882416" calcext:value-type="float">
            <text:p>-0.00188241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8217" calcext:value-type="float">
            <text:p>-2.18821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5" calcext:value-type="float">
            <text:p>26102005</text:p>
          </table:table-cell>
          <table:table-cell office:value-type="float" office:value="559.6998" calcext:value-type="float">
            <text:p>559.6998</text:p>
          </table:table-cell>
          <table:table-cell office:value-type="float" office:value="218.5336" calcext:value-type="float">
            <text:p>218.5336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20.603" calcext:value-type="float">
            <text:p>1120.603</text:p>
          </table:table-cell>
          <table:table-cell office:value-type="float" office:value="165.1512" calcext:value-type="float">
            <text:p>165.1512</text:p>
          </table:table-cell>
          <table:table-cell office:value-type="float" office:value="0" calcext:value-type="float">
            <text:p>0</text:p>
          </table:table-cell>
          <table:table-cell office:value-type="float" office:value="0.2638491" calcext:value-type="float">
            <text:p>0.2638491</text:p>
          </table:table-cell>
          <table:table-cell office:value-type="float" office:value="0.3644049" calcext:value-type="float">
            <text:p>0.3644049</text:p>
          </table:table-cell>
          <table:table-cell office:value-type="float" office:value="0.3690599" calcext:value-type="float">
            <text:p>0.3690599</text:p>
          </table:table-cell>
          <table:table-cell office:value-type="float" office:value="0.3741688" calcext:value-type="float">
            <text:p>0.3741688</text:p>
          </table:table-cell>
          <table:table-cell office:value-type="float" office:value="0.3778017" calcext:value-type="float">
            <text:p>0.3778017</text:p>
          </table:table-cell>
          <table:table-cell office:value-type="float" office:value="0.325374" calcext:value-type="float">
            <text:p>0.325374</text:p>
          </table:table-cell>
          <table:table-cell office:value-type="float" office:value="0.3207485" calcext:value-type="float">
            <text:p>0.3207485</text:p>
          </table:table-cell>
          <table:table-cell office:value-type="float" office:value="0.3848312" calcext:value-type="float">
            <text:p>0.3848312</text:p>
          </table:table-cell>
          <table:table-cell office:value-type="float" office:value="0.3769973" calcext:value-type="float">
            <text:p>0.3769973</text:p>
          </table:table-cell>
          <table:table-cell office:value-type="float" office:value="0.379135" calcext:value-type="float">
            <text:p>0.379135</text:p>
          </table:table-cell>
          <table:table-cell office:value-type="float" office:value="0.3937934" calcext:value-type="float">
            <text:p>0.3937934</text:p>
          </table:table-cell>
          <table:table-cell office:value-type="float" office:value="0.4043568" calcext:value-type="float">
            <text:p>0.404356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941E-015" calcext:value-type="float">
            <text:p>1.94941E-15</text:p>
          </table:table-cell>
          <table:table-cell office:value-type="float" office:value="1.951508E-015" calcext:value-type="float">
            <text:p>1.951508E-15</text:p>
          </table:table-cell>
          <table:table-cell office:value-type="float" office:value="1.967218E-015" calcext:value-type="float">
            <text:p>1.967218E-15</text:p>
          </table:table-cell>
          <table:table-cell office:value-type="float" office:value="1.903151E-015" calcext:value-type="float">
            <text:p>1.903151E-15</text:p>
          </table:table-cell>
          <table:table-cell office:value-type="float" office:value="9.516362E-016" calcext:value-type="float">
            <text:p>9.516362E-16</text:p>
          </table:table-cell>
          <table:table-cell office:value-type="float" office:value="1.993701E-015" calcext:value-type="float">
            <text:p>1.993701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705415" calcext:value-type="float">
            <text:p>-0.09705415</text:p>
          </table:table-cell>
          <table:table-cell office:value-type="float" office:value="-0.01067891" calcext:value-type="float">
            <text:p>-0.01067891</text:p>
          </table:table-cell>
          <table:table-cell office:value-type="float" office:value="-0.009882176" calcext:value-type="float">
            <text:p>-0.009882176</text:p>
          </table:table-cell>
          <table:table-cell office:value-type="float" office:value="-0.009116633" calcext:value-type="float">
            <text:p>-0.009116633</text:p>
          </table:table-cell>
          <table:table-cell office:value-type="float" office:value="-0.008598197" calcext:value-type="float">
            <text:p>-0.008598197</text:p>
          </table:table-cell>
          <table:table-cell office:value-type="float" office:value="-0.007797193" calcext:value-type="float">
            <text:p>-0.007797193</text:p>
          </table:table-cell>
          <table:table-cell office:value-type="float" office:value="-0.007165465" calcext:value-type="float">
            <text:p>-0.007165465</text:p>
          </table:table-cell>
          <table:table-cell office:value-type="float" office:value="-0.006515948" calcext:value-type="float">
            <text:p>-0.006515948</text:p>
          </table:table-cell>
          <table:table-cell office:value-type="float" office:value="-0.007928433" calcext:value-type="float">
            <text:p>-0.007928433</text:p>
          </table:table-cell>
          <table:table-cell office:value-type="float" office:value="-0.00926633" calcext:value-type="float">
            <text:p>-0.00926633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4434" calcext:value-type="float">
            <text:p>-0.009734434</text:p>
          </table:table-cell>
          <table:table-cell office:value-type="float" office:value="-0.001883283" calcext:value-type="float">
            <text:p>-0.00188328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8304" calcext:value-type="float">
            <text:p>-2.1883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5" calcext:value-type="float">
            <text:p>27102005</text:p>
          </table:table-cell>
          <table:table-cell office:value-type="float" office:value="559.6998" calcext:value-type="float">
            <text:p>559.6998</text:p>
          </table:table-cell>
          <table:table-cell office:value-type="float" office:value="220.2419" calcext:value-type="float">
            <text:p>220.2419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8.795" calcext:value-type="float">
            <text:p>1118.795</text:p>
          </table:table-cell>
          <table:table-cell office:value-type="float" office:value="165.2513" calcext:value-type="float">
            <text:p>165.2513</text:p>
          </table:table-cell>
          <table:table-cell office:value-type="float" office:value="0" calcext:value-type="float">
            <text:p>0</text:p>
          </table:table-cell>
          <table:table-cell office:value-type="float" office:value="0.1339034" calcext:value-type="float">
            <text:p>0.1339034</text:p>
          </table:table-cell>
          <table:table-cell office:value-type="float" office:value="0.3648854" calcext:value-type="float">
            <text:p>0.3648854</text:p>
          </table:table-cell>
          <table:table-cell office:value-type="float" office:value="0.3678379" calcext:value-type="float">
            <text:p>0.3678379</text:p>
          </table:table-cell>
          <table:table-cell office:value-type="float" office:value="0.3716188" calcext:value-type="float">
            <text:p>0.3716188</text:p>
          </table:table-cell>
          <table:table-cell office:value-type="float" office:value="0.3745747" calcext:value-type="float">
            <text:p>0.3745747</text:p>
          </table:table-cell>
          <table:table-cell office:value-type="float" office:value="0.3224287" calcext:value-type="float">
            <text:p>0.3224287</text:p>
          </table:table-cell>
          <table:table-cell office:value-type="float" office:value="0.3178246" calcext:value-type="float">
            <text:p>0.3178246</text:p>
          </table:table-cell>
          <table:table-cell office:value-type="float" office:value="0.3836288" calcext:value-type="float">
            <text:p>0.3836288</text:p>
          </table:table-cell>
          <table:table-cell office:value-type="float" office:value="0.3774978" calcext:value-type="float">
            <text:p>0.3774978</text:p>
          </table:table-cell>
          <table:table-cell office:value-type="float" office:value="0.3797891" calcext:value-type="float">
            <text:p>0.3797891</text:p>
          </table:table-cell>
          <table:table-cell office:value-type="float" office:value="0.3941123" calcext:value-type="float">
            <text:p>0.3941123</text:p>
          </table:table-cell>
          <table:table-cell office:value-type="float" office:value="0.4044256" calcext:value-type="float">
            <text:p>0.404425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955E-015" calcext:value-type="float">
            <text:p>1.94955E-15</text:p>
          </table:table-cell>
          <table:table-cell office:value-type="float" office:value="1.951497E-015" calcext:value-type="float">
            <text:p>1.951497E-15</text:p>
          </table:table-cell>
          <table:table-cell office:value-type="float" office:value="1.96721E-015" calcext:value-type="float">
            <text:p>1.96721E-15</text:p>
          </table:table-cell>
          <table:table-cell office:value-type="float" office:value="1.903148E-015" calcext:value-type="float">
            <text:p>1.903148E-15</text:p>
          </table:table-cell>
          <table:table-cell office:value-type="float" office:value="9.516202E-016" calcext:value-type="float">
            <text:p>9.516202E-16</text:p>
          </table:table-cell>
          <table:table-cell office:value-type="float" office:value="1.993701E-015" calcext:value-type="float">
            <text:p>1.993701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83594" calcext:value-type="float">
            <text:p>-17.83594</text:p>
          </table:table-cell>
          <table:table-cell office:value-type="float" office:value="-0.01059383" calcext:value-type="float">
            <text:p>-0.01059383</text:p>
          </table:table-cell>
          <table:table-cell office:value-type="float" office:value="-0.01008864" calcext:value-type="float">
            <text:p>-0.01008864</text:p>
          </table:table-cell>
          <table:table-cell office:value-type="float" office:value="-0.009510442" calcext:value-type="float">
            <text:p>-0.009510442</text:p>
          </table:table-cell>
          <table:table-cell office:value-type="float" office:value="-0.009065252" calcext:value-type="float">
            <text:p>-0.009065252</text:p>
          </table:table-cell>
          <table:table-cell office:value-type="float" office:value="-0.008351619" calcext:value-type="float">
            <text:p>-0.008351619</text:p>
          </table:table-cell>
          <table:table-cell office:value-type="float" office:value="-0.007737695" calcext:value-type="float">
            <text:p>-0.007737695</text:p>
          </table:table-cell>
          <table:table-cell office:value-type="float" office:value="-0.006972545" calcext:value-type="float">
            <text:p>-0.006972545</text:p>
          </table:table-cell>
          <table:table-cell office:value-type="float" office:value="-0.007754464" calcext:value-type="float">
            <text:p>-0.007754464</text:p>
          </table:table-cell>
          <table:table-cell office:value-type="float" office:value="-0.008996738" calcext:value-type="float">
            <text:p>-0.008996738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4415" calcext:value-type="float">
            <text:p>-0.009734415</text:p>
          </table:table-cell>
          <table:table-cell office:value-type="float" office:value="-0.001884084" calcext:value-type="float">
            <text:p>-0.00188408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8263" calcext:value-type="float">
            <text:p>-2.18826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5" calcext:value-type="float">
            <text:p>28102005</text:p>
          </table:table-cell>
          <table:table-cell office:value-type="float" office:value="559.6998" calcext:value-type="float">
            <text:p>559.6998</text:p>
          </table:table-cell>
          <table:table-cell office:value-type="float" office:value="220.405" calcext:value-type="float">
            <text:p>220.405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8.531" calcext:value-type="float">
            <text:p>1118.531</text:p>
          </table:table-cell>
          <table:table-cell office:value-type="float" office:value="165.3515" calcext:value-type="float">
            <text:p>165.3515</text:p>
          </table:table-cell>
          <table:table-cell office:value-type="float" office:value="0" calcext:value-type="float">
            <text:p>0</text:p>
          </table:table-cell>
          <table:table-cell office:value-type="float" office:value="0.1194203" calcext:value-type="float">
            <text:p>0.1194203</text:p>
          </table:table-cell>
          <table:table-cell office:value-type="float" office:value="0.3653294" calcext:value-type="float">
            <text:p>0.3653294</text:p>
          </table:table-cell>
          <table:table-cell office:value-type="float" office:value="0.3679414" calcext:value-type="float">
            <text:p>0.3679414</text:p>
          </table:table-cell>
          <table:table-cell office:value-type="float" office:value="0.3711119" calcext:value-type="float">
            <text:p>0.3711119</text:p>
          </table:table-cell>
          <table:table-cell office:value-type="float" office:value="0.3735358" calcext:value-type="float">
            <text:p>0.3735358</text:p>
          </table:table-cell>
          <table:table-cell office:value-type="float" office:value="0.3208545" calcext:value-type="float">
            <text:p>0.3208545</text:p>
          </table:table-cell>
          <table:table-cell office:value-type="float" office:value="0.3158697" calcext:value-type="float">
            <text:p>0.3158697</text:p>
          </table:table-cell>
          <table:table-cell office:value-type="float" office:value="0.3826211" calcext:value-type="float">
            <text:p>0.3826211</text:p>
          </table:table-cell>
          <table:table-cell office:value-type="float" office:value="0.3777514" calcext:value-type="float">
            <text:p>0.3777514</text:p>
          </table:table-cell>
          <table:table-cell office:value-type="float" office:value="0.380371" calcext:value-type="float">
            <text:p>0.380371</text:p>
          </table:table-cell>
          <table:table-cell office:value-type="float" office:value="0.3944389" calcext:value-type="float">
            <text:p>0.3944389</text:p>
          </table:table-cell>
          <table:table-cell office:value-type="float" office:value="0.4045121" calcext:value-type="float">
            <text:p>0.404512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9705E-015" calcext:value-type="float">
            <text:p>1.949705E-15</text:p>
          </table:table-cell>
          <table:table-cell office:value-type="float" office:value="1.951481E-015" calcext:value-type="float">
            <text:p>1.951481E-15</text:p>
          </table:table-cell>
          <table:table-cell office:value-type="float" office:value="1.967202E-015" calcext:value-type="float">
            <text:p>1.967202E-15</text:p>
          </table:table-cell>
          <table:table-cell office:value-type="float" office:value="1.903145E-015" calcext:value-type="float">
            <text:p>1.903145E-15</text:p>
          </table:table-cell>
          <table:table-cell office:value-type="float" office:value="9.516047E-016" calcext:value-type="float">
            <text:p>9.516047E-16</text:p>
          </table:table-cell>
          <table:table-cell office:value-type="float" office:value="1.993701E-015" calcext:value-type="float">
            <text:p>1.993701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09788" calcext:value-type="float">
            <text:p>-44.09788</text:p>
          </table:table-cell>
          <table:table-cell office:value-type="float" office:value="-0.01051194" calcext:value-type="float">
            <text:p>-0.01051194</text:p>
          </table:table-cell>
          <table:table-cell office:value-type="float" office:value="-0.0100692" calcext:value-type="float">
            <text:p>-0.0100692</text:p>
          </table:table-cell>
          <table:table-cell office:value-type="float" office:value="-0.009589796" calcext:value-type="float">
            <text:p>-0.009589796</text:p>
          </table:table-cell>
          <table:table-cell office:value-type="float" office:value="-0.009221089" calcext:value-type="float">
            <text:p>-0.009221089</text:p>
          </table:table-cell>
          <table:table-cell office:value-type="float" office:value="-0.008666907" calcext:value-type="float">
            <text:p>-0.008666907</text:p>
          </table:table-cell>
          <table:table-cell office:value-type="float" office:value="-0.008150133" calcext:value-type="float">
            <text:p>-0.008150133</text:p>
          </table:table-cell>
          <table:table-cell office:value-type="float" office:value="-0.007381203" calcext:value-type="float">
            <text:p>-0.007381203</text:p>
          </table:table-cell>
          <table:table-cell office:value-type="float" office:value="-0.00766762" calcext:value-type="float">
            <text:p>-0.00766762</text:p>
          </table:table-cell>
          <table:table-cell office:value-type="float" office:value="-0.008763869" calcext:value-type="float">
            <text:p>-0.008763869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0183" calcext:value-type="float">
            <text:p>-0.009730183</text:p>
          </table:table-cell>
          <table:table-cell office:value-type="float" office:value="-0.001884838" calcext:value-type="float">
            <text:p>-0.00188483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8085" calcext:value-type="float">
            <text:p>-2.18808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5" calcext:value-type="float">
            <text:p>29102005</text:p>
          </table:table-cell>
          <table:table-cell office:value-type="float" office:value="559.6998" calcext:value-type="float">
            <text:p>559.6998</text:p>
          </table:table-cell>
          <table:table-cell office:value-type="float" office:value="220.4622" calcext:value-type="float">
            <text:p>220.4622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8.372" calcext:value-type="float">
            <text:p>1118.372</text:p>
          </table:table-cell>
          <table:table-cell office:value-type="float" office:value="165.4536" calcext:value-type="float">
            <text:p>165.4536</text:p>
          </table:table-cell>
          <table:table-cell office:value-type="float" office:value="0" calcext:value-type="float">
            <text:p>0</text:p>
          </table:table-cell>
          <table:table-cell office:value-type="float" office:value="0.114765" calcext:value-type="float">
            <text:p>0.114765</text:p>
          </table:table-cell>
          <table:table-cell office:value-type="float" office:value="0.3648224" calcext:value-type="float">
            <text:p>0.3648224</text:p>
          </table:table-cell>
          <table:table-cell office:value-type="float" office:value="0.3673264" calcext:value-type="float">
            <text:p>0.3673264</text:p>
          </table:table-cell>
          <table:table-cell office:value-type="float" office:value="0.3702926" calcext:value-type="float">
            <text:p>0.3702926</text:p>
          </table:table-cell>
          <table:table-cell office:value-type="float" office:value="0.3724855" calcext:value-type="float">
            <text:p>0.3724855</text:p>
          </table:table-cell>
          <table:table-cell office:value-type="float" office:value="0.3197573" calcext:value-type="float">
            <text:p>0.3197573</text:p>
          </table:table-cell>
          <table:table-cell office:value-type="float" office:value="0.3145786" calcext:value-type="float">
            <text:p>0.3145786</text:p>
          </table:table-cell>
          <table:table-cell office:value-type="float" office:value="0.3819123" calcext:value-type="float">
            <text:p>0.3819123</text:p>
          </table:table-cell>
          <table:table-cell office:value-type="float" office:value="0.3778445" calcext:value-type="float">
            <text:p>0.3778445</text:p>
          </table:table-cell>
          <table:table-cell office:value-type="float" office:value="0.3808816" calcext:value-type="float">
            <text:p>0.3808816</text:p>
          </table:table-cell>
          <table:table-cell office:value-type="float" office:value="0.3947621" calcext:value-type="float">
            <text:p>0.3947621</text:p>
          </table:table-cell>
          <table:table-cell office:value-type="float" office:value="0.4046111" calcext:value-type="float">
            <text:p>0.404611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9897E-015" calcext:value-type="float">
            <text:p>1.949897E-15</text:p>
          </table:table-cell>
          <table:table-cell office:value-type="float" office:value="1.951464E-015" calcext:value-type="float">
            <text:p>1.951464E-15</text:p>
          </table:table-cell>
          <table:table-cell office:value-type="float" office:value="1.967188E-015" calcext:value-type="float">
            <text:p>1.967188E-15</text:p>
          </table:table-cell>
          <table:table-cell office:value-type="float" office:value="1.903143E-015" calcext:value-type="float">
            <text:p>1.903143E-15</text:p>
          </table:table-cell>
          <table:table-cell office:value-type="float" office:value="9.515886E-016" calcext:value-type="float">
            <text:p>9.515886E-16</text:p>
          </table:table-cell>
          <table:table-cell office:value-type="float" office:value="1.993701E-015" calcext:value-type="float">
            <text:p>1.993701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23937" calcext:value-type="float">
            <text:p>-59.23937</text:p>
          </table:table-cell>
          <table:table-cell office:value-type="float" office:value="-0.0106008" calcext:value-type="float">
            <text:p>-0.0106008</text:p>
          </table:table-cell>
          <table:table-cell office:value-type="float" office:value="-0.01017235" calcext:value-type="float">
            <text:p>-0.01017235</text:p>
          </table:table-cell>
          <table:table-cell office:value-type="float" office:value="-0.009719888" calcext:value-type="float">
            <text:p>-0.009719888</text:p>
          </table:table-cell>
          <table:table-cell office:value-type="float" office:value="-0.009380965" calcext:value-type="float">
            <text:p>-0.009380965</text:p>
          </table:table-cell>
          <table:table-cell office:value-type="float" office:value="-0.008893501" calcext:value-type="float">
            <text:p>-0.008893501</text:p>
          </table:table-cell>
          <table:table-cell office:value-type="float" office:value="-0.008435525" calcext:value-type="float">
            <text:p>-0.008435525</text:p>
          </table:table-cell>
          <table:table-cell office:value-type="float" office:value="-0.007684006" calcext:value-type="float">
            <text:p>-0.007684006</text:p>
          </table:table-cell>
          <table:table-cell office:value-type="float" office:value="-0.007635873" calcext:value-type="float">
            <text:p>-0.007635873</text:p>
          </table:table-cell>
          <table:table-cell office:value-type="float" office:value="-0.00856475" calcext:value-type="float">
            <text:p>-0.00856475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2888" calcext:value-type="float">
            <text:p>-0.00972888</text:p>
          </table:table-cell>
          <table:table-cell office:value-type="float" office:value="-0.001885826" calcext:value-type="float">
            <text:p>-0.00188582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7759" calcext:value-type="float">
            <text:p>-2.18775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5" calcext:value-type="float">
            <text:p>30102005</text:p>
          </table:table-cell>
          <table:table-cell office:value-type="float" office:value="559.6998" calcext:value-type="float">
            <text:p>559.6998</text:p>
          </table:table-cell>
          <table:table-cell office:value-type="float" office:value="220.4276" calcext:value-type="float">
            <text:p>220.4276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8.303" calcext:value-type="float">
            <text:p>1118.303</text:p>
          </table:table-cell>
          <table:table-cell office:value-type="float" office:value="165.558" calcext:value-type="float">
            <text:p>165.558</text:p>
          </table:table-cell>
          <table:table-cell office:value-type="float" office:value="0" calcext:value-type="float">
            <text:p>0</text:p>
          </table:table-cell>
          <table:table-cell office:value-type="float" office:value="0.1194069" calcext:value-type="float">
            <text:p>0.1194069</text:p>
          </table:table-cell>
          <table:table-cell office:value-type="float" office:value="0.363984" calcext:value-type="float">
            <text:p>0.363984</text:p>
          </table:table-cell>
          <table:table-cell office:value-type="float" office:value="0.3664262" calcext:value-type="float">
            <text:p>0.3664262</text:p>
          </table:table-cell>
          <table:table-cell office:value-type="float" office:value="0.3692863" calcext:value-type="float">
            <text:p>0.3692863</text:p>
          </table:table-cell>
          <table:table-cell office:value-type="float" office:value="0.3714002" calcext:value-type="float">
            <text:p>0.3714002</text:p>
          </table:table-cell>
          <table:table-cell office:value-type="float" office:value="0.3188083" calcext:value-type="float">
            <text:p>0.3188083</text:p>
          </table:table-cell>
          <table:table-cell office:value-type="float" office:value="0.3135695" calcext:value-type="float">
            <text:p>0.3135695</text:p>
          </table:table-cell>
          <table:table-cell office:value-type="float" office:value="0.3814068" calcext:value-type="float">
            <text:p>0.3814068</text:p>
          </table:table-cell>
          <table:table-cell office:value-type="float" office:value="0.3778493" calcext:value-type="float">
            <text:p>0.3778493</text:p>
          </table:table-cell>
          <table:table-cell office:value-type="float" office:value="0.3813258" calcext:value-type="float">
            <text:p>0.3813258</text:p>
          </table:table-cell>
          <table:table-cell office:value-type="float" office:value="0.395075" calcext:value-type="float">
            <text:p>0.395075</text:p>
          </table:table-cell>
          <table:table-cell office:value-type="float" office:value="0.4047191" calcext:value-type="float">
            <text:p>0.404719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0097E-015" calcext:value-type="float">
            <text:p>1.950097E-15</text:p>
          </table:table-cell>
          <table:table-cell office:value-type="float" office:value="1.951445E-015" calcext:value-type="float">
            <text:p>1.951445E-15</text:p>
          </table:table-cell>
          <table:table-cell office:value-type="float" office:value="1.967176E-015" calcext:value-type="float">
            <text:p>1.967176E-15</text:p>
          </table:table-cell>
          <table:table-cell office:value-type="float" office:value="1.903137E-015" calcext:value-type="float">
            <text:p>1.903137E-15</text:p>
          </table:table-cell>
          <table:table-cell office:value-type="float" office:value="9.515749E-016" calcext:value-type="float">
            <text:p>9.515749E-16</text:p>
          </table:table-cell>
          <table:table-cell office:value-type="float" office:value="1.993701E-015" calcext:value-type="float">
            <text:p>1.993701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87177" calcext:value-type="float">
            <text:p>-43.87177</text:p>
          </table:table-cell>
          <table:table-cell office:value-type="float" office:value="-0.01075145" calcext:value-type="float">
            <text:p>-0.01075145</text:p>
          </table:table-cell>
          <table:table-cell office:value-type="float" office:value="-0.01032629" calcext:value-type="float">
            <text:p>-0.01032629</text:p>
          </table:table-cell>
          <table:table-cell office:value-type="float" office:value="-0.009883015" calcext:value-type="float">
            <text:p>-0.009883015</text:p>
          </table:table-cell>
          <table:table-cell office:value-type="float" office:value="-0.009550669" calcext:value-type="float">
            <text:p>-0.009550669</text:p>
          </table:table-cell>
          <table:table-cell office:value-type="float" office:value="-0.009094862" calcext:value-type="float">
            <text:p>-0.009094862</text:p>
          </table:table-cell>
          <table:table-cell office:value-type="float" office:value="-0.00866546" calcext:value-type="float">
            <text:p>-0.00866546</text:p>
          </table:table-cell>
          <table:table-cell office:value-type="float" office:value="-0.007907558" calcext:value-type="float">
            <text:p>-0.007907558</text:p>
          </table:table-cell>
          <table:table-cell office:value-type="float" office:value="-0.007633958" calcext:value-type="float">
            <text:p>-0.007633958</text:p>
          </table:table-cell>
          <table:table-cell office:value-type="float" office:value="-0.008395417" calcext:value-type="float">
            <text:p>-0.008395417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0067" calcext:value-type="float">
            <text:p>-0.009730067</text:p>
          </table:table-cell>
          <table:table-cell office:value-type="float" office:value="-0.001886781" calcext:value-type="float">
            <text:p>-0.00188678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7296" calcext:value-type="float">
            <text:p>-2.18729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5" calcext:value-type="float">
            <text:p>31102005</text:p>
          </table:table-cell>
          <table:table-cell office:value-type="float" office:value="559.6998" calcext:value-type="float">
            <text:p>559.6998</text:p>
          </table:table-cell>
          <table:table-cell office:value-type="float" office:value="220.4673" calcext:value-type="float">
            <text:p>220.4673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8.156" calcext:value-type="float">
            <text:p>1118.156</text:p>
          </table:table-cell>
          <table:table-cell office:value-type="float" office:value="165.6657" calcext:value-type="float">
            <text:p>165.6657</text:p>
          </table:table-cell>
          <table:table-cell office:value-type="float" office:value="0" calcext:value-type="float">
            <text:p>0</text:p>
          </table:table-cell>
          <table:table-cell office:value-type="float" office:value="0.1168151" calcext:value-type="float">
            <text:p>0.1168151</text:p>
          </table:table-cell>
          <table:table-cell office:value-type="float" office:value="0.3631529" calcext:value-type="float">
            <text:p>0.3631529</text:p>
          </table:table-cell>
          <table:table-cell office:value-type="float" office:value="0.3655601" calcext:value-type="float">
            <text:p>0.3655601</text:p>
          </table:table-cell>
          <table:table-cell office:value-type="float" office:value="0.3683692" calcext:value-type="float">
            <text:p>0.3683692</text:p>
          </table:table-cell>
          <table:table-cell office:value-type="float" office:value="0.3704714" calcext:value-type="float">
            <text:p>0.3704714</text:p>
          </table:table-cell>
          <table:table-cell office:value-type="float" office:value="0.3181145" calcext:value-type="float">
            <text:p>0.3181145</text:p>
          </table:table-cell>
          <table:table-cell office:value-type="float" office:value="0.313039" calcext:value-type="float">
            <text:p>0.313039</text:p>
          </table:table-cell>
          <table:table-cell office:value-type="float" office:value="0.3809526" calcext:value-type="float">
            <text:p>0.3809526</text:p>
          </table:table-cell>
          <table:table-cell office:value-type="float" office:value="0.3776546" calcext:value-type="float">
            <text:p>0.3776546</text:p>
          </table:table-cell>
          <table:table-cell office:value-type="float" office:value="0.3817052" calcext:value-type="float">
            <text:p>0.3817052</text:p>
          </table:table-cell>
          <table:table-cell office:value-type="float" office:value="0.3953723" calcext:value-type="float">
            <text:p>0.3953723</text:p>
          </table:table-cell>
          <table:table-cell office:value-type="float" office:value="0.4048262" calcext:value-type="float">
            <text:p>0.404826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0282E-015" calcext:value-type="float">
            <text:p>1.950282E-15</text:p>
          </table:table-cell>
          <table:table-cell office:value-type="float" office:value="1.95143E-015" calcext:value-type="float">
            <text:p>1.95143E-15</text:p>
          </table:table-cell>
          <table:table-cell office:value-type="float" office:value="1.967164E-015" calcext:value-type="float">
            <text:p>1.967164E-15</text:p>
          </table:table-cell>
          <table:table-cell office:value-type="float" office:value="1.903132E-015" calcext:value-type="float">
            <text:p>1.903132E-15</text:p>
          </table:table-cell>
          <table:table-cell office:value-type="float" office:value="9.515602E-016" calcext:value-type="float">
            <text:p>9.515602E-16</text:p>
          </table:table-cell>
          <table:table-cell office:value-type="float" office:value="1.993701E-015" calcext:value-type="float">
            <text:p>1.993701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83281" calcext:value-type="float">
            <text:p>-51.83281</text:p>
          </table:table-cell>
          <table:table-cell office:value-type="float" office:value="-0.01090346" calcext:value-type="float">
            <text:p>-0.01090346</text:p>
          </table:table-cell>
          <table:table-cell office:value-type="float" office:value="-0.01047746" calcext:value-type="float">
            <text:p>-0.01047746</text:p>
          </table:table-cell>
          <table:table-cell office:value-type="float" office:value="-0.01003444" calcext:value-type="float">
            <text:p>-0.01003444</text:p>
          </table:table-cell>
          <table:table-cell office:value-type="float" office:value="-0.009697343" calcext:value-type="float">
            <text:p>-0.009697343</text:p>
          </table:table-cell>
          <table:table-cell office:value-type="float" office:value="-0.009245445" calcext:value-type="float">
            <text:p>-0.009245445</text:p>
          </table:table-cell>
          <table:table-cell office:value-type="float" office:value="-0.008790345" calcext:value-type="float">
            <text:p>-0.008790345</text:p>
          </table:table-cell>
          <table:table-cell office:value-type="float" office:value="-0.008114148" calcext:value-type="float">
            <text:p>-0.008114148</text:p>
          </table:table-cell>
          <table:table-cell office:value-type="float" office:value="-0.007699131" calcext:value-type="float">
            <text:p>-0.007699131</text:p>
          </table:table-cell>
          <table:table-cell office:value-type="float" office:value="-0.008253525" calcext:value-type="float">
            <text:p>-0.008253525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4865" calcext:value-type="float">
            <text:p>-0.009734865</text:p>
          </table:table-cell>
          <table:table-cell office:value-type="float" office:value="-0.001887451" calcext:value-type="float">
            <text:p>-0.00188745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6662" calcext:value-type="float">
            <text:p>-2.18666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5" calcext:value-type="float">
            <text:p>1112005</text:p>
          </table:table-cell>
          <table:table-cell office:value-type="float" office:value="559.6998" calcext:value-type="float">
            <text:p>559.6998</text:p>
          </table:table-cell>
          <table:table-cell office:value-type="float" office:value="220.4789" calcext:value-type="float">
            <text:p>220.4789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8.032" calcext:value-type="float">
            <text:p>1118.032</text:p>
          </table:table-cell>
          <table:table-cell office:value-type="float" office:value="165.7779" calcext:value-type="float">
            <text:p>165.7779</text:p>
          </table:table-cell>
          <table:table-cell office:value-type="float" office:value="0" calcext:value-type="float">
            <text:p>0</text:p>
          </table:table-cell>
          <table:table-cell office:value-type="float" office:value="0.1168713" calcext:value-type="float">
            <text:p>0.1168713</text:p>
          </table:table-cell>
          <table:table-cell office:value-type="float" office:value="0.3623558" calcext:value-type="float">
            <text:p>0.3623558</text:p>
          </table:table-cell>
          <table:table-cell office:value-type="float" office:value="0.3647288" calcext:value-type="float">
            <text:p>0.3647288</text:p>
          </table:table-cell>
          <table:table-cell office:value-type="float" office:value="0.3675031" calcext:value-type="float">
            <text:p>0.3675031</text:p>
          </table:table-cell>
          <table:table-cell office:value-type="float" office:value="0.3695828" calcext:value-type="float">
            <text:p>0.3695828</text:p>
          </table:table-cell>
          <table:table-cell office:value-type="float" office:value="0.3174987" calcext:value-type="float">
            <text:p>0.3174987</text:p>
          </table:table-cell>
          <table:table-cell office:value-type="float" office:value="0.3123588" calcext:value-type="float">
            <text:p>0.3123588</text:p>
          </table:table-cell>
          <table:table-cell office:value-type="float" office:value="0.3805617" calcext:value-type="float">
            <text:p>0.3805617</text:p>
          </table:table-cell>
          <table:table-cell office:value-type="float" office:value="0.3774627" calcext:value-type="float">
            <text:p>0.3774627</text:p>
          </table:table-cell>
          <table:table-cell office:value-type="float" office:value="0.3820238" calcext:value-type="float">
            <text:p>0.3820238</text:p>
          </table:table-cell>
          <table:table-cell office:value-type="float" office:value="0.3956501" calcext:value-type="float">
            <text:p>0.3956501</text:p>
          </table:table-cell>
          <table:table-cell office:value-type="float" office:value="0.4049364" calcext:value-type="float">
            <text:p>0.404936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0452E-015" calcext:value-type="float">
            <text:p>1.950452E-15</text:p>
          </table:table-cell>
          <table:table-cell office:value-type="float" office:value="1.951416E-015" calcext:value-type="float">
            <text:p>1.951416E-15</text:p>
          </table:table-cell>
          <table:table-cell office:value-type="float" office:value="1.967152E-015" calcext:value-type="float">
            <text:p>1.967152E-15</text:p>
          </table:table-cell>
          <table:table-cell office:value-type="float" office:value="1.90313E-015" calcext:value-type="float">
            <text:p>1.90313E-15</text:p>
          </table:table-cell>
          <table:table-cell office:value-type="float" office:value="9.515428E-016" calcext:value-type="float">
            <text:p>9.515428E-16</text:p>
          </table:table-cell>
          <table:table-cell office:value-type="float" office:value="1.993701E-015" calcext:value-type="float">
            <text:p>1.993701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.11797" calcext:value-type="float">
            <text:p>-52.11797</text:p>
          </table:table-cell>
          <table:table-cell office:value-type="float" office:value="-0.01105154" calcext:value-type="float">
            <text:p>-0.01105154</text:p>
          </table:table-cell>
          <table:table-cell office:value-type="float" office:value="-0.01062484" calcext:value-type="float">
            <text:p>-0.01062484</text:p>
          </table:table-cell>
          <table:table-cell office:value-type="float" office:value="-0.01017999" calcext:value-type="float">
            <text:p>-0.01017999</text:p>
          </table:table-cell>
          <table:table-cell office:value-type="float" office:value="-0.009840777" calcext:value-type="float">
            <text:p>-0.009840777</text:p>
          </table:table-cell>
          <table:table-cell office:value-type="float" office:value="-0.00938122" calcext:value-type="float">
            <text:p>-0.00938122</text:p>
          </table:table-cell>
          <table:table-cell office:value-type="float" office:value="-0.008951964" calcext:value-type="float">
            <text:p>-0.008951964</text:p>
          </table:table-cell>
          <table:table-cell office:value-type="float" office:value="-0.008296247" calcext:value-type="float">
            <text:p>-0.008296247</text:p>
          </table:table-cell>
          <table:table-cell office:value-type="float" office:value="-0.007764484" calcext:value-type="float">
            <text:p>-0.007764484</text:p>
          </table:table-cell>
          <table:table-cell office:value-type="float" office:value="-0.008136345" calcext:value-type="float">
            <text:p>-0.008136345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2633" calcext:value-type="float">
            <text:p>-0.009732633</text:p>
          </table:table-cell>
          <table:table-cell office:value-type="float" office:value="-0.001888204" calcext:value-type="float">
            <text:p>-0.00188820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592" calcext:value-type="float">
            <text:p>-2.1859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5" calcext:value-type="float">
            <text:p>2112005</text:p>
          </table:table-cell>
          <table:table-cell office:value-type="float" office:value="559.6998" calcext:value-type="float">
            <text:p>559.6998</text:p>
          </table:table-cell>
          <table:table-cell office:value-type="float" office:value="220.5281" calcext:value-type="float">
            <text:p>220.5281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7.866" calcext:value-type="float">
            <text:p>1117.866</text:p>
          </table:table-cell>
          <table:table-cell office:value-type="float" office:value="165.8948" calcext:value-type="float">
            <text:p>165.8948</text:p>
          </table:table-cell>
          <table:table-cell office:value-type="float" office:value="0" calcext:value-type="float">
            <text:p>0</text:p>
          </table:table-cell>
          <table:table-cell office:value-type="float" office:value="0.1130963" calcext:value-type="float">
            <text:p>0.1130963</text:p>
          </table:table-cell>
          <table:table-cell office:value-type="float" office:value="0.3616014" calcext:value-type="float">
            <text:p>0.3616014</text:p>
          </table:table-cell>
          <table:table-cell office:value-type="float" office:value="0.3639345" calcext:value-type="float">
            <text:p>0.3639345</text:p>
          </table:table-cell>
          <table:table-cell office:value-type="float" office:value="0.3666435" calcext:value-type="float">
            <text:p>0.3666435</text:p>
          </table:table-cell>
          <table:table-cell office:value-type="float" office:value="0.3686388" calcext:value-type="float">
            <text:p>0.3686388</text:p>
          </table:table-cell>
          <table:table-cell office:value-type="float" office:value="0.3168182" calcext:value-type="float">
            <text:p>0.3168182</text:p>
          </table:table-cell>
          <table:table-cell office:value-type="float" office:value="0.3117203" calcext:value-type="float">
            <text:p>0.3117203</text:p>
          </table:table-cell>
          <table:table-cell office:value-type="float" office:value="0.3802383" calcext:value-type="float">
            <text:p>0.3802383</text:p>
          </table:table-cell>
          <table:table-cell office:value-type="float" office:value="0.3772113" calcext:value-type="float">
            <text:p>0.3772113</text:p>
          </table:table-cell>
          <table:table-cell office:value-type="float" office:value="0.3823017" calcext:value-type="float">
            <text:p>0.3823017</text:p>
          </table:table-cell>
          <table:table-cell office:value-type="float" office:value="0.395971" calcext:value-type="float">
            <text:p>0.395971</text:p>
          </table:table-cell>
          <table:table-cell office:value-type="float" office:value="0.4050482" calcext:value-type="float">
            <text:p>0.405048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0645E-015" calcext:value-type="float">
            <text:p>1.950645E-15</text:p>
          </table:table-cell>
          <table:table-cell office:value-type="float" office:value="1.951402E-015" calcext:value-type="float">
            <text:p>1.951402E-15</text:p>
          </table:table-cell>
          <table:table-cell office:value-type="float" office:value="1.967139E-015" calcext:value-type="float">
            <text:p>1.967139E-15</text:p>
          </table:table-cell>
          <table:table-cell office:value-type="float" office:value="1.903126E-015" calcext:value-type="float">
            <text:p>1.903126E-15</text:p>
          </table:table-cell>
          <table:table-cell office:value-type="float" office:value="9.515266E-016" calcext:value-type="float">
            <text:p>9.515266E-16</text:p>
          </table:table-cell>
          <table:table-cell office:value-type="float" office:value="1.993701E-015" calcext:value-type="float">
            <text:p>1.993701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69032" calcext:value-type="float">
            <text:p>-66.69032</text:p>
          </table:table-cell>
          <table:table-cell office:value-type="float" office:value="-0.01119415" calcext:value-type="float">
            <text:p>-0.01119415</text:p>
          </table:table-cell>
          <table:table-cell office:value-type="float" office:value="-0.01076799" calcext:value-type="float">
            <text:p>-0.01076799</text:p>
          </table:table-cell>
          <table:table-cell office:value-type="float" office:value="-0.01032682" calcext:value-type="float">
            <text:p>-0.01032682</text:p>
          </table:table-cell>
          <table:table-cell office:value-type="float" office:value="-0.009995813" calcext:value-type="float">
            <text:p>-0.009995813</text:p>
          </table:table-cell>
          <table:table-cell office:value-type="float" office:value="-0.009533725" calcext:value-type="float">
            <text:p>-0.009533725</text:p>
          </table:table-cell>
          <table:table-cell office:value-type="float" office:value="-0.00910674" calcext:value-type="float">
            <text:p>-0.00910674</text:p>
          </table:table-cell>
          <table:table-cell office:value-type="float" office:value="-0.008450235" calcext:value-type="float">
            <text:p>-0.008450235</text:p>
          </table:table-cell>
          <table:table-cell office:value-type="float" office:value="-0.00785013" calcext:value-type="float">
            <text:p>-0.00785013</text:p>
          </table:table-cell>
          <table:table-cell office:value-type="float" office:value="-0.008035743" calcext:value-type="float">
            <text:p>-0.008035743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29208" calcext:value-type="float">
            <text:p>-0.009729208</text:p>
          </table:table-cell>
          <table:table-cell office:value-type="float" office:value="-0.001889097" calcext:value-type="float">
            <text:p>-0.00188909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5096" calcext:value-type="float">
            <text:p>-2.18509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5" calcext:value-type="float">
            <text:p>3112005</text:p>
          </table:table-cell>
          <table:table-cell office:value-type="float" office:value="559.6998" calcext:value-type="float">
            <text:p>559.6998</text:p>
          </table:table-cell>
          <table:table-cell office:value-type="float" office:value="220.4851" calcext:value-type="float">
            <text:p>220.4851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7.787" calcext:value-type="float">
            <text:p>1117.787</text:p>
          </table:table-cell>
          <table:table-cell office:value-type="float" office:value="166.017" calcext:value-type="float">
            <text:p>166.017</text:p>
          </table:table-cell>
          <table:table-cell office:value-type="float" office:value="0" calcext:value-type="float">
            <text:p>0</text:p>
          </table:table-cell>
          <table:table-cell office:value-type="float" office:value="0.1187465" calcext:value-type="float">
            <text:p>0.1187465</text:p>
          </table:table-cell>
          <table:table-cell office:value-type="float" office:value="0.360809" calcext:value-type="float">
            <text:p>0.360809</text:p>
          </table:table-cell>
          <table:table-cell office:value-type="float" office:value="0.3631158" calcext:value-type="float">
            <text:p>0.3631158</text:p>
          </table:table-cell>
          <table:table-cell office:value-type="float" office:value="0.3657762" calcext:value-type="float">
            <text:p>0.3657762</text:p>
          </table:table-cell>
          <table:table-cell office:value-type="float" office:value="0.3677312" calcext:value-type="float">
            <text:p>0.3677312</text:p>
          </table:table-cell>
          <table:table-cell office:value-type="float" office:value="0.3161415" calcext:value-type="float">
            <text:p>0.3161415</text:p>
          </table:table-cell>
          <table:table-cell office:value-type="float" office:value="0.3110957" calcext:value-type="float">
            <text:p>0.3110957</text:p>
          </table:table-cell>
          <table:table-cell office:value-type="float" office:value="0.3799292" calcext:value-type="float">
            <text:p>0.3799292</text:p>
          </table:table-cell>
          <table:table-cell office:value-type="float" office:value="0.3768302" calcext:value-type="float">
            <text:p>0.3768302</text:p>
          </table:table-cell>
          <table:table-cell office:value-type="float" office:value="0.3825517" calcext:value-type="float">
            <text:p>0.3825517</text:p>
          </table:table-cell>
          <table:table-cell office:value-type="float" office:value="0.3964115" calcext:value-type="float">
            <text:p>0.3964115</text:p>
          </table:table-cell>
          <table:table-cell office:value-type="float" office:value="0.4051774" calcext:value-type="float">
            <text:p>0.405177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0839E-015" calcext:value-type="float">
            <text:p>1.950839E-15</text:p>
          </table:table-cell>
          <table:table-cell office:value-type="float" office:value="1.951384E-015" calcext:value-type="float">
            <text:p>1.951384E-15</text:p>
          </table:table-cell>
          <table:table-cell office:value-type="float" office:value="1.967128E-015" calcext:value-type="float">
            <text:p>1.967128E-15</text:p>
          </table:table-cell>
          <table:table-cell office:value-type="float" office:value="1.90312E-015" calcext:value-type="float">
            <text:p>1.90312E-15</text:p>
          </table:table-cell>
          <table:table-cell office:value-type="float" office:value="9.515134E-016" calcext:value-type="float">
            <text:p>9.515134E-16</text:p>
          </table:table-cell>
          <table:table-cell office:value-type="float" office:value="1.993701E-015" calcext:value-type="float">
            <text:p>1.993701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66911" calcext:value-type="float">
            <text:p>-45.66911</text:p>
          </table:table-cell>
          <table:table-cell office:value-type="float" office:value="-0.01134576" calcext:value-type="float">
            <text:p>-0.01134576</text:p>
          </table:table-cell>
          <table:table-cell office:value-type="float" office:value="-0.01091764" calcext:value-type="float">
            <text:p>-0.01091764</text:p>
          </table:table-cell>
          <table:table-cell office:value-type="float" office:value="-0.01047744" calcext:value-type="float">
            <text:p>-0.01047744</text:p>
          </table:table-cell>
          <table:table-cell office:value-type="float" office:value="-0.01014751" calcext:value-type="float">
            <text:p>-0.01014751</text:p>
          </table:table-cell>
          <table:table-cell office:value-type="float" office:value="-0.009688298" calcext:value-type="float">
            <text:p>-0.009688298</text:p>
          </table:table-cell>
          <table:table-cell office:value-type="float" office:value="-0.009260985" calcext:value-type="float">
            <text:p>-0.009260985</text:p>
          </table:table-cell>
          <table:table-cell office:value-type="float" office:value="-0.008600006" calcext:value-type="float">
            <text:p>-0.008600006</text:p>
          </table:table-cell>
          <table:table-cell office:value-type="float" office:value="-0.007983438" calcext:value-type="float">
            <text:p>-0.007983438</text:p>
          </table:table-cell>
          <table:table-cell office:value-type="float" office:value="-0.007946135" calcext:value-type="float">
            <text:p>-0.007946135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2322" calcext:value-type="float">
            <text:p>-0.009732322</text:p>
          </table:table-cell>
          <table:table-cell office:value-type="float" office:value="-0.00188986" calcext:value-type="float">
            <text:p>-0.0018898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4196" calcext:value-type="float">
            <text:p>-2.18419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5" calcext:value-type="float">
            <text:p>4112005</text:p>
          </table:table-cell>
          <table:table-cell office:value-type="float" office:value="559.6998" calcext:value-type="float">
            <text:p>559.6998</text:p>
          </table:table-cell>
          <table:table-cell office:value-type="float" office:value="220.5116" calcext:value-type="float">
            <text:p>220.5116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7.633" calcext:value-type="float">
            <text:p>1117.633</text:p>
          </table:table-cell>
          <table:table-cell office:value-type="float" office:value="166.1451" calcext:value-type="float">
            <text:p>166.1451</text:p>
          </table:table-cell>
          <table:table-cell office:value-type="float" office:value="0" calcext:value-type="float">
            <text:p>0</text:p>
          </table:table-cell>
          <table:table-cell office:value-type="float" office:value="0.1176836" calcext:value-type="float">
            <text:p>0.1176836</text:p>
          </table:table-cell>
          <table:table-cell office:value-type="float" office:value="0.360012" calcext:value-type="float">
            <text:p>0.360012</text:p>
          </table:table-cell>
          <table:table-cell office:value-type="float" office:value="0.3622838" calcext:value-type="float">
            <text:p>0.3622838</text:p>
          </table:table-cell>
          <table:table-cell office:value-type="float" office:value="0.3649106" calcext:value-type="float">
            <text:p>0.3649106</text:p>
          </table:table-cell>
          <table:table-cell office:value-type="float" office:value="0.3668119" calcext:value-type="float">
            <text:p>0.3668119</text:p>
          </table:table-cell>
          <table:table-cell office:value-type="float" office:value="0.3154604" calcext:value-type="float">
            <text:p>0.3154604</text:p>
          </table:table-cell>
          <table:table-cell office:value-type="float" office:value="0.3104812" calcext:value-type="float">
            <text:p>0.3104812</text:p>
          </table:table-cell>
          <table:table-cell office:value-type="float" office:value="0.3796296" calcext:value-type="float">
            <text:p>0.3796296</text:p>
          </table:table-cell>
          <table:table-cell office:value-type="float" office:value="0.3765115" calcext:value-type="float">
            <text:p>0.3765115</text:p>
          </table:table-cell>
          <table:table-cell office:value-type="float" office:value="0.3827509" calcext:value-type="float">
            <text:p>0.3827509</text:p>
          </table:table-cell>
          <table:table-cell office:value-type="float" office:value="0.3967843" calcext:value-type="float">
            <text:p>0.3967843</text:p>
          </table:table-cell>
          <table:table-cell office:value-type="float" office:value="0.4053169" calcext:value-type="float">
            <text:p>0.4053169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51012E-015" calcext:value-type="float">
            <text:p>1.951012E-15</text:p>
          </table:table-cell>
          <table:table-cell office:value-type="float" office:value="1.951372E-015" calcext:value-type="float">
            <text:p>1.951372E-15</text:p>
          </table:table-cell>
          <table:table-cell office:value-type="float" office:value="1.967115E-015" calcext:value-type="float">
            <text:p>1.967115E-15</text:p>
          </table:table-cell>
          <table:table-cell office:value-type="float" office:value="1.903115E-015" calcext:value-type="float">
            <text:p>1.903115E-15</text:p>
          </table:table-cell>
          <table:table-cell office:value-type="float" office:value="9.514983E-016" calcext:value-type="float">
            <text:p>9.514983E-16</text:p>
          </table:table-cell>
          <table:table-cell office:value-type="float" office:value="1.993701E-015" calcext:value-type="float">
            <text:p>1.993701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20598" calcext:value-type="float">
            <text:p>-49.20598</text:p>
          </table:table-cell>
          <table:table-cell office:value-type="float" office:value="-0.01150084" calcext:value-type="float">
            <text:p>-0.01150084</text:p>
          </table:table-cell>
          <table:table-cell office:value-type="float" office:value="-0.01107232" calcext:value-type="float">
            <text:p>-0.01107232</text:p>
          </table:table-cell>
          <table:table-cell office:value-type="float" office:value="-0.01063038" calcext:value-type="float">
            <text:p>-0.01063038</text:p>
          </table:table-cell>
          <table:table-cell office:value-type="float" office:value="-0.01030396" calcext:value-type="float">
            <text:p>-0.01030396</text:p>
          </table:table-cell>
          <table:table-cell office:value-type="float" office:value="-0.009846663" calcext:value-type="float">
            <text:p>-0.009846663</text:p>
          </table:table-cell>
          <table:table-cell office:value-type="float" office:value="-0.009415615" calcext:value-type="float">
            <text:p>-0.009415615</text:p>
          </table:table-cell>
          <table:table-cell office:value-type="float" office:value="-0.008747887" calcext:value-type="float">
            <text:p>-0.008747887</text:p>
          </table:table-cell>
          <table:table-cell office:value-type="float" office:value="-0.008096717" calcext:value-type="float">
            <text:p>-0.008096717</text:p>
          </table:table-cell>
          <table:table-cell office:value-type="float" office:value="-0.007875512" calcext:value-type="float">
            <text:p>-0.007875512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2085" calcext:value-type="float">
            <text:p>-0.009732085</text:p>
          </table:table-cell>
          <table:table-cell office:value-type="float" office:value="-0.00189059" calcext:value-type="float">
            <text:p>-0.0018905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3197" calcext:value-type="float">
            <text:p>-2.18319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5" calcext:value-type="float">
            <text:p>5112005</text:p>
          </table:table-cell>
          <table:table-cell office:value-type="float" office:value="559.9997" calcext:value-type="float">
            <text:p>559.9997</text:p>
          </table:table-cell>
          <table:table-cell office:value-type="float" office:value="220.601" calcext:value-type="float">
            <text:p>220.601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7.706" calcext:value-type="float">
            <text:p>1117.706</text:p>
          </table:table-cell>
          <table:table-cell office:value-type="float" office:value="166.2826" calcext:value-type="float">
            <text:p>166.2826</text:p>
          </table:table-cell>
          <table:table-cell office:value-type="float" office:value="0" calcext:value-type="float">
            <text:p>0</text:p>
          </table:table-cell>
          <table:table-cell office:value-type="float" office:value="0.1416888" calcext:value-type="float">
            <text:p>0.1416888</text:p>
          </table:table-cell>
          <table:table-cell office:value-type="float" office:value="0.3590137" calcext:value-type="float">
            <text:p>0.3590137</text:p>
          </table:table-cell>
          <table:table-cell office:value-type="float" office:value="0.3613625" calcext:value-type="float">
            <text:p>0.3613625</text:p>
          </table:table-cell>
          <table:table-cell office:value-type="float" office:value="0.3640013" calcext:value-type="float">
            <text:p>0.3640013</text:p>
          </table:table-cell>
          <table:table-cell office:value-type="float" office:value="0.3658831" calcext:value-type="float">
            <text:p>0.3658831</text:p>
          </table:table-cell>
          <table:table-cell office:value-type="float" office:value="0.3147857" calcext:value-type="float">
            <text:p>0.3147857</text:p>
          </table:table-cell>
          <table:table-cell office:value-type="float" office:value="0.3098731" calcext:value-type="float">
            <text:p>0.3098731</text:p>
          </table:table-cell>
          <table:table-cell office:value-type="float" office:value="0.379343" calcext:value-type="float">
            <text:p>0.379343</text:p>
          </table:table-cell>
          <table:table-cell office:value-type="float" office:value="0.3762369" calcext:value-type="float">
            <text:p>0.3762369</text:p>
          </table:table-cell>
          <table:table-cell office:value-type="float" office:value="0.3829091" calcext:value-type="float">
            <text:p>0.3829091</text:p>
          </table:table-cell>
          <table:table-cell office:value-type="float" office:value="0.3971025" calcext:value-type="float">
            <text:p>0.3971025</text:p>
          </table:table-cell>
          <table:table-cell office:value-type="float" office:value="0.4054582" calcext:value-type="float">
            <text:p>0.405458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1161E-015" calcext:value-type="float">
            <text:p>1.951161E-15</text:p>
          </table:table-cell>
          <table:table-cell office:value-type="float" office:value="1.951367E-015" calcext:value-type="float">
            <text:p>1.951367E-15</text:p>
          </table:table-cell>
          <table:table-cell office:value-type="float" office:value="1.967099E-015" calcext:value-type="float">
            <text:p>1.967099E-15</text:p>
          </table:table-cell>
          <table:table-cell office:value-type="float" office:value="1.903119E-015" calcext:value-type="float">
            <text:p>1.903119E-15</text:p>
          </table:table-cell>
          <table:table-cell office:value-type="float" office:value="9.514772E-016" calcext:value-type="float">
            <text:p>9.514772E-16</text:p>
          </table:table-cell>
          <table:table-cell office:value-type="float" office:value="1.993701E-015" calcext:value-type="float">
            <text:p>1.993701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325" calcext:value-type="float">
            <text:p>-11.5325</text:p>
          </table:table-cell>
          <table:table-cell office:value-type="float" office:value="-0.01169762" calcext:value-type="float">
            <text:p>-0.01169762</text:p>
          </table:table-cell>
          <table:table-cell office:value-type="float" office:value="-0.01124605" calcext:value-type="float">
            <text:p>-0.01124605</text:p>
          </table:table-cell>
          <table:table-cell office:value-type="float" office:value="-0.01079348" calcext:value-type="float">
            <text:p>-0.01079348</text:p>
          </table:table-cell>
          <table:table-cell office:value-type="float" office:value="-0.01046469" calcext:value-type="float">
            <text:p>-0.01046469</text:p>
          </table:table-cell>
          <table:table-cell office:value-type="float" office:value="-0.01000649" calcext:value-type="float">
            <text:p>-0.01000649</text:p>
          </table:table-cell>
          <table:table-cell office:value-type="float" office:value="-0.009571541" calcext:value-type="float">
            <text:p>-0.009571541</text:p>
          </table:table-cell>
          <table:table-cell office:value-type="float" office:value="-0.008891813" calcext:value-type="float">
            <text:p>-0.008891813</text:p>
          </table:table-cell>
          <table:table-cell office:value-type="float" office:value="-0.008195659" calcext:value-type="float">
            <text:p>-0.008195659</text:p>
          </table:table-cell>
          <table:table-cell office:value-type="float" office:value="-0.007819936" calcext:value-type="float">
            <text:p>-0.007819936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4745" calcext:value-type="float">
            <text:p>-0.009734745</text:p>
          </table:table-cell>
          <table:table-cell office:value-type="float" office:value="-0.001891079" calcext:value-type="float">
            <text:p>-0.00189107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2114" calcext:value-type="float">
            <text:p>-2.18211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5" calcext:value-type="float">
            <text:p>6112005</text:p>
          </table:table-cell>
          <table:table-cell office:value-type="float" office:value="559.9997" calcext:value-type="float">
            <text:p>559.9997</text:p>
          </table:table-cell>
          <table:table-cell office:value-type="float" office:value="220.87" calcext:value-type="float">
            <text:p>220.87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02.744" calcext:value-type="float">
            <text:p>1102.744</text:p>
          </table:table-cell>
          <table:table-cell office:value-type="float" office:value="180.976" calcext:value-type="float">
            <text:p>180.976</text:p>
          </table:table-cell>
          <table:table-cell office:value-type="float" office:value="0" calcext:value-type="float">
            <text:p>0</text:p>
          </table:table-cell>
          <table:table-cell office:value-type="float" office:value="0.1180403" calcext:value-type="float">
            <text:p>0.1180403</text:p>
          </table:table-cell>
          <table:table-cell office:value-type="float" office:value="0.3237585" calcext:value-type="float">
            <text:p>0.3237585</text:p>
          </table:table-cell>
          <table:table-cell office:value-type="float" office:value="0.3251061" calcext:value-type="float">
            <text:p>0.3251061</text:p>
          </table:table-cell>
          <table:table-cell office:value-type="float" office:value="0.3270879" calcext:value-type="float">
            <text:p>0.3270879</text:p>
          </table:table-cell>
          <table:table-cell office:value-type="float" office:value="0.3294878" calcext:value-type="float">
            <text:p>0.3294878</text:p>
          </table:table-cell>
          <table:table-cell office:value-type="float" office:value="0.2921153" calcext:value-type="float">
            <text:p>0.2921153</text:p>
          </table:table-cell>
          <table:table-cell office:value-type="float" office:value="0.2926272" calcext:value-type="float">
            <text:p>0.2926272</text:p>
          </table:table-cell>
          <table:table-cell office:value-type="float" office:value="0.3726973" calcext:value-type="float">
            <text:p>0.3726973</text:p>
          </table:table-cell>
          <table:table-cell office:value-type="float" office:value="0.3707516" calcext:value-type="float">
            <text:p>0.3707516</text:p>
          </table:table-cell>
          <table:table-cell office:value-type="float" office:value="0.3798931" calcext:value-type="float">
            <text:p>0.3798931</text:p>
          </table:table-cell>
          <table:table-cell office:value-type="float" office:value="0.3957487" calcext:value-type="float">
            <text:p>0.3957487</text:p>
          </table:table-cell>
          <table:table-cell office:value-type="float" office:value="0.405115" calcext:value-type="float">
            <text:p>0.40511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13E-015" calcext:value-type="float">
            <text:p>1.9513E-15</text:p>
          </table:table-cell>
          <table:table-cell office:value-type="float" office:value="1.951355E-015" calcext:value-type="float">
            <text:p>1.951355E-15</text:p>
          </table:table-cell>
          <table:table-cell office:value-type="float" office:value="1.967093E-015" calcext:value-type="float">
            <text:p>1.967093E-15</text:p>
          </table:table-cell>
          <table:table-cell office:value-type="float" office:value="1.903115E-015" calcext:value-type="float">
            <text:p>1.903115E-15</text:p>
          </table:table-cell>
          <table:table-cell office:value-type="float" office:value="9.514601E-016" calcext:value-type="float">
            <text:p>9.514601E-16</text:p>
          </table:table-cell>
          <table:table-cell office:value-type="float" office:value="1.993701E-015" calcext:value-type="float">
            <text:p>1.993701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97161" calcext:value-type="float">
            <text:p>-47.97161</text:p>
          </table:table-cell>
          <table:table-cell office:value-type="float" office:value="-0.02203267" calcext:value-type="float">
            <text:p>-0.02203267</text:p>
          </table:table-cell>
          <table:table-cell office:value-type="float" office:value="-0.0214787" calcext:value-type="float">
            <text:p>-0.0214787</text:p>
          </table:table-cell>
          <table:table-cell office:value-type="float" office:value="-0.0207208" calcext:value-type="float">
            <text:p>-0.0207208</text:p>
          </table:table-cell>
          <table:table-cell office:value-type="float" office:value="-0.0198136" calcext:value-type="float">
            <text:p>-0.0198136</text:p>
          </table:table-cell>
          <table:table-cell office:value-type="float" office:value="-0.01749795" calcext:value-type="float">
            <text:p>-0.01749795</text:p>
          </table:table-cell>
          <table:table-cell office:value-type="float" office:value="-0.01540692" calcext:value-type="float">
            <text:p>-0.01540692</text:p>
          </table:table-cell>
          <table:table-cell office:value-type="float" office:value="-0.01298307" calcext:value-type="float">
            <text:p>-0.01298307</text:p>
          </table:table-cell>
          <table:table-cell office:value-type="float" office:value="-0.01043746" calcext:value-type="float">
            <text:p>-0.01043746</text:p>
          </table:table-cell>
          <table:table-cell office:value-type="float" office:value="-0.008939534" calcext:value-type="float">
            <text:p>-0.008939534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19" calcext:value-type="float">
            <text:p>-0.0097319</text:p>
          </table:table-cell>
          <table:table-cell office:value-type="float" office:value="-0.001891589" calcext:value-type="float">
            <text:p>-0.00189158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1363" calcext:value-type="float">
            <text:p>-2.18136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5" calcext:value-type="float">
            <text:p>7112005</text:p>
          </table:table-cell>
          <table:table-cell office:value-type="float" office:value="559.9997" calcext:value-type="float">
            <text:p>559.9997</text:p>
          </table:table-cell>
          <table:table-cell office:value-type="float" office:value="221.1128" calcext:value-type="float">
            <text:p>221.1128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097.305" calcext:value-type="float">
            <text:p>1097.305</text:p>
          </table:table-cell>
          <table:table-cell office:value-type="float" office:value="186.1724" calcext:value-type="float">
            <text:p>186.1724</text:p>
          </table:table-cell>
          <table:table-cell office:value-type="float" office:value="0" calcext:value-type="float">
            <text:p>0</text:p>
          </table:table-cell>
          <table:table-cell office:value-type="float" office:value="0.1184416" calcext:value-type="float">
            <text:p>0.1184416</text:p>
          </table:table-cell>
          <table:table-cell office:value-type="float" office:value="0.3204007" calcext:value-type="float">
            <text:p>0.3204007</text:p>
          </table:table-cell>
          <table:table-cell office:value-type="float" office:value="0.3219183" calcext:value-type="float">
            <text:p>0.3219183</text:p>
          </table:table-cell>
          <table:table-cell office:value-type="float" office:value="0.3236006" calcext:value-type="float">
            <text:p>0.3236006</text:p>
          </table:table-cell>
          <table:table-cell office:value-type="float" office:value="0.3249735" calcext:value-type="float">
            <text:p>0.3249735</text:p>
          </table:table-cell>
          <table:table-cell office:value-type="float" office:value="0.2869392" calcext:value-type="float">
            <text:p>0.2869392</text:p>
          </table:table-cell>
          <table:table-cell office:value-type="float" office:value="0.2859769" calcext:value-type="float">
            <text:p>0.2859769</text:p>
          </table:table-cell>
          <table:table-cell office:value-type="float" office:value="0.3688971" calcext:value-type="float">
            <text:p>0.3688971</text:p>
          </table:table-cell>
          <table:table-cell office:value-type="float" office:value="0.3665456" calcext:value-type="float">
            <text:p>0.3665456</text:p>
          </table:table-cell>
          <table:table-cell office:value-type="float" office:value="0.3773574" calcext:value-type="float">
            <text:p>0.3773574</text:p>
          </table:table-cell>
          <table:table-cell office:value-type="float" office:value="0.3943789" calcext:value-type="float">
            <text:p>0.3943789</text:p>
          </table:table-cell>
          <table:table-cell office:value-type="float" office:value="0.4047348" calcext:value-type="float">
            <text:p>0.404734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7221E-015" calcext:value-type="float">
            <text:p>1.947221E-15</text:p>
          </table:table-cell>
          <table:table-cell office:value-type="float" office:value="1.950614E-015" calcext:value-type="float">
            <text:p>1.950614E-15</text:p>
          </table:table-cell>
          <table:table-cell office:value-type="float" office:value="1.964937E-015" calcext:value-type="float">
            <text:p>1.964937E-15</text:p>
          </table:table-cell>
          <table:table-cell office:value-type="float" office:value="1.906419E-015" calcext:value-type="float">
            <text:p>1.906419E-15</text:p>
          </table:table-cell>
          <table:table-cell office:value-type="float" office:value="9.546999E-016" calcext:value-type="float">
            <text:p>9.546999E-16</text:p>
          </table:table-cell>
          <table:table-cell office:value-type="float" office:value="1.992859E-015" calcext:value-type="float">
            <text:p>1.992859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61282" calcext:value-type="float">
            <text:p>-46.61282</text:p>
          </table:table-cell>
          <table:table-cell office:value-type="float" office:value="-0.02337001" calcext:value-type="float">
            <text:p>-0.02337001</text:p>
          </table:table-cell>
          <table:table-cell office:value-type="float" office:value="-0.02270821" calcext:value-type="float">
            <text:p>-0.02270821</text:p>
          </table:table-cell>
          <table:table-cell office:value-type="float" office:value="-0.022025" calcext:value-type="float">
            <text:p>-0.022025</text:p>
          </table:table-cell>
          <table:table-cell office:value-type="float" office:value="-0.02146489" calcext:value-type="float">
            <text:p>-0.02146489</text:p>
          </table:table-cell>
          <table:table-cell office:value-type="float" office:value="-0.02038097" calcext:value-type="float">
            <text:p>-0.02038097</text:p>
          </table:table-cell>
          <table:table-cell office:value-type="float" office:value="-0.01872767" calcext:value-type="float">
            <text:p>-0.01872767</text:p>
          </table:table-cell>
          <table:table-cell office:value-type="float" office:value="-0.01623272" calcext:value-type="float">
            <text:p>-0.01623272</text:p>
          </table:table-cell>
          <table:table-cell office:value-type="float" office:value="-0.01262953" calcext:value-type="float">
            <text:p>-0.01262953</text:p>
          </table:table-cell>
          <table:table-cell office:value-type="float" office:value="-0.01002912" calcext:value-type="float">
            <text:p>-0.01002912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1566" calcext:value-type="float">
            <text:p>-0.009731566</text:p>
          </table:table-cell>
          <table:table-cell office:value-type="float" office:value="-0.001893125" calcext:value-type="float">
            <text:p>-0.00189312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1475" calcext:value-type="float">
            <text:p>-2.18147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5" calcext:value-type="float">
            <text:p>8112005</text:p>
          </table:table-cell>
          <table:table-cell office:value-type="float" office:value="559.9997" calcext:value-type="float">
            <text:p>559.9997</text:p>
          </table:table-cell>
          <table:table-cell office:value-type="float" office:value="221.1882" calcext:value-type="float">
            <text:p>221.1882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095.339" calcext:value-type="float">
            <text:p>1095.339</text:p>
          </table:table-cell>
          <table:table-cell office:value-type="float" office:value="188.063" calcext:value-type="float">
            <text:p>188.063</text:p>
          </table:table-cell>
          <table:table-cell office:value-type="float" office:value="0" calcext:value-type="float">
            <text:p>0</text:p>
          </table:table-cell>
          <table:table-cell office:value-type="float" office:value="0.1218077" calcext:value-type="float">
            <text:p>0.1218077</text:p>
          </table:table-cell>
          <table:table-cell office:value-type="float" office:value="0.3194283" calcext:value-type="float">
            <text:p>0.3194283</text:p>
          </table:table-cell>
          <table:table-cell office:value-type="float" office:value="0.3213995" calcext:value-type="float">
            <text:p>0.3213995</text:p>
          </table:table-cell>
          <table:table-cell office:value-type="float" office:value="0.3233081" calcext:value-type="float">
            <text:p>0.3233081</text:p>
          </table:table-cell>
          <table:table-cell office:value-type="float" office:value="0.3246498" calcext:value-type="float">
            <text:p>0.3246498</text:p>
          </table:table-cell>
          <table:table-cell office:value-type="float" office:value="0.2863015" calcext:value-type="float">
            <text:p>0.2863015</text:p>
          </table:table-cell>
          <table:table-cell office:value-type="float" office:value="0.2846401" calcext:value-type="float">
            <text:p>0.2846401</text:p>
          </table:table-cell>
          <table:table-cell office:value-type="float" office:value="0.3677604" calcext:value-type="float">
            <text:p>0.3677604</text:p>
          </table:table-cell>
          <table:table-cell office:value-type="float" office:value="0.3646947" calcext:value-type="float">
            <text:p>0.3646947</text:p>
          </table:table-cell>
          <table:table-cell office:value-type="float" office:value="0.3761103" calcext:value-type="float">
            <text:p>0.3761103</text:p>
          </table:table-cell>
          <table:table-cell office:value-type="float" office:value="0.3935265" calcext:value-type="float">
            <text:p>0.3935265</text:p>
          </table:table-cell>
          <table:table-cell office:value-type="float" office:value="0.4044993" calcext:value-type="float">
            <text:p>0.404499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7389E-015" calcext:value-type="float">
            <text:p>1.947389E-15</text:p>
          </table:table-cell>
          <table:table-cell office:value-type="float" office:value="1.950604E-015" calcext:value-type="float">
            <text:p>1.950604E-15</text:p>
          </table:table-cell>
          <table:table-cell office:value-type="float" office:value="1.964925E-015" calcext:value-type="float">
            <text:p>1.964925E-15</text:p>
          </table:table-cell>
          <table:table-cell office:value-type="float" office:value="1.906416E-015" calcext:value-type="float">
            <text:p>1.906416E-15</text:p>
          </table:table-cell>
          <table:table-cell office:value-type="float" office:value="9.546831E-016" calcext:value-type="float">
            <text:p>9.546831E-16</text:p>
          </table:table-cell>
          <table:table-cell office:value-type="float" office:value="1.992859E-015" calcext:value-type="float">
            <text:p>1.992859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82335" calcext:value-type="float">
            <text:p>-36.82335</text:p>
          </table:table-cell>
          <table:table-cell office:value-type="float" office:value="-0.02380665" calcext:value-type="float">
            <text:p>-0.02380665</text:p>
          </table:table-cell>
          <table:table-cell office:value-type="float" office:value="-0.02293152" calcext:value-type="float">
            <text:p>-0.02293152</text:p>
          </table:table-cell>
          <table:table-cell office:value-type="float" office:value="-0.02214493" calcext:value-type="float">
            <text:p>-0.02214493</text:p>
          </table:table-cell>
          <table:table-cell office:value-type="float" office:value="-0.02159702" calcext:value-type="float">
            <text:p>-0.02159702</text:p>
          </table:table-cell>
          <table:table-cell office:value-type="float" office:value="-0.02073712" calcext:value-type="float">
            <text:p>-0.02073712</text:p>
          </table:table-cell>
          <table:table-cell office:value-type="float" office:value="-0.01949641" calcext:value-type="float">
            <text:p>-0.01949641</text:p>
          </table:table-cell>
          <table:table-cell office:value-type="float" office:value="-0.01737565" calcext:value-type="float">
            <text:p>-0.01737565</text:p>
          </table:table-cell>
          <table:table-cell office:value-type="float" office:value="-0.01375803" calcext:value-type="float">
            <text:p>-0.01375803</text:p>
          </table:table-cell>
          <table:table-cell office:value-type="float" office:value="-0.01062338" calcext:value-type="float">
            <text:p>-0.01062338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0971" calcext:value-type="float">
            <text:p>-0.009730971</text:p>
          </table:table-cell>
          <table:table-cell office:value-type="float" office:value="-0.001893802" calcext:value-type="float">
            <text:p>-0.00189380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2233" calcext:value-type="float">
            <text:p>-2.18223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5" calcext:value-type="float">
            <text:p>9112005</text:p>
          </table:table-cell>
          <table:table-cell office:value-type="float" office:value="559.9997" calcext:value-type="float">
            <text:p>559.9997</text:p>
          </table:table-cell>
          <table:table-cell office:value-type="float" office:value="221.3128" calcext:value-type="float">
            <text:p>221.3128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095.08" calcext:value-type="float">
            <text:p>1095.08</text:p>
          </table:table-cell>
          <table:table-cell office:value-type="float" office:value="188.1976" calcext:value-type="float">
            <text:p>188.1976</text:p>
          </table:table-cell>
          <table:table-cell office:value-type="float" office:value="0" calcext:value-type="float">
            <text:p>0</text:p>
          </table:table-cell>
          <table:table-cell office:value-type="float" office:value="0.1199053" calcext:value-type="float">
            <text:p>0.1199053</text:p>
          </table:table-cell>
          <table:table-cell office:value-type="float" office:value="0.3189926" calcext:value-type="float">
            <text:p>0.3189926</text:p>
          </table:table-cell>
          <table:table-cell office:value-type="float" office:value="0.320867" calcext:value-type="float">
            <text:p>0.320867</text:p>
          </table:table-cell>
          <table:table-cell office:value-type="float" office:value="0.322931" calcext:value-type="float">
            <text:p>0.322931</text:p>
          </table:table-cell>
          <table:table-cell office:value-type="float" office:value="0.3244364" calcext:value-type="float">
            <text:p>0.3244364</text:p>
          </table:table-cell>
          <table:table-cell office:value-type="float" office:value="0.2863401" calcext:value-type="float">
            <text:p>0.2863401</text:p>
          </table:table-cell>
          <table:table-cell office:value-type="float" office:value="0.2847196" calcext:value-type="float">
            <text:p>0.2847196</text:p>
          </table:table-cell>
          <table:table-cell office:value-type="float" office:value="0.3677335" calcext:value-type="float">
            <text:p>0.3677335</text:p>
          </table:table-cell>
          <table:table-cell office:value-type="float" office:value="0.3645199" calcext:value-type="float">
            <text:p>0.3645199</text:p>
          </table:table-cell>
          <table:table-cell office:value-type="float" office:value="0.3760208" calcext:value-type="float">
            <text:p>0.3760208</text:p>
          </table:table-cell>
          <table:table-cell office:value-type="float" office:value="0.3933787" calcext:value-type="float">
            <text:p>0.3933787</text:p>
          </table:table-cell>
          <table:table-cell office:value-type="float" office:value="0.4044987" calcext:value-type="float">
            <text:p>0.404498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7532E-015" calcext:value-type="float">
            <text:p>1.947532E-15</text:p>
          </table:table-cell>
          <table:table-cell office:value-type="float" office:value="1.950598E-015" calcext:value-type="float">
            <text:p>1.950598E-15</text:p>
          </table:table-cell>
          <table:table-cell office:value-type="float" office:value="1.964912E-015" calcext:value-type="float">
            <text:p>1.964912E-15</text:p>
          </table:table-cell>
          <table:table-cell office:value-type="float" office:value="1.906417E-015" calcext:value-type="float">
            <text:p>1.906417E-15</text:p>
          </table:table-cell>
          <table:table-cell office:value-type="float" office:value="9.546638E-016" calcext:value-type="float">
            <text:p>9.546638E-16</text:p>
          </table:table-cell>
          <table:table-cell office:value-type="float" office:value="1.992859E-015" calcext:value-type="float">
            <text:p>1.992859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82185" calcext:value-type="float">
            <text:p>-41.82185</text:p>
          </table:table-cell>
          <table:table-cell office:value-type="float" office:value="-0.02401389" calcext:value-type="float">
            <text:p>-0.02401389</text:p>
          </table:table-cell>
          <table:table-cell office:value-type="float" office:value="-0.02316721" calcext:value-type="float">
            <text:p>-0.02316721</text:p>
          </table:table-cell>
          <table:table-cell office:value-type="float" office:value="-0.02230344" calcext:value-type="float">
            <text:p>-0.02230344</text:p>
          </table:table-cell>
          <table:table-cell office:value-type="float" office:value="-0.02168368" calcext:value-type="float">
            <text:p>-0.02168368</text:p>
          </table:table-cell>
          <table:table-cell office:value-type="float" office:value="-0.02071537" calcext:value-type="float">
            <text:p>-0.02071537</text:p>
          </table:table-cell>
          <table:table-cell office:value-type="float" office:value="-0.01945012" calcext:value-type="float">
            <text:p>-0.01945012</text:p>
          </table:table-cell>
          <table:table-cell office:value-type="float" office:value="-0.01740314" calcext:value-type="float">
            <text:p>-0.01740314</text:p>
          </table:table-cell>
          <table:table-cell office:value-type="float" office:value="-0.01386827" calcext:value-type="float">
            <text:p>-0.01386827</text:p>
          </table:table-cell>
          <table:table-cell office:value-type="float" office:value="-0.01066669" calcext:value-type="float">
            <text:p>-0.01066669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1462368" calcext:value-type="float">
            <text:p>-0.01462368</text:p>
          </table:table-cell>
          <table:table-cell office:value-type="float" office:value="-0.001894264" calcext:value-type="float">
            <text:p>-0.00189426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2999" calcext:value-type="float">
            <text:p>-2.18299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5" calcext:value-type="float">
            <text:p>10112005</text:p>
          </table:table-cell>
          <table:table-cell office:value-type="float" office:value="559.9997" calcext:value-type="float">
            <text:p>559.9997</text:p>
          </table:table-cell>
          <table:table-cell office:value-type="float" office:value="221.4088" calcext:value-type="float">
            <text:p>221.4088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094.854" calcext:value-type="float">
            <text:p>1094.854</text:p>
          </table:table-cell>
          <table:table-cell office:value-type="float" office:value="188.3278" calcext:value-type="float">
            <text:p>188.3278</text:p>
          </table:table-cell>
          <table:table-cell office:value-type="float" office:value="0" calcext:value-type="float">
            <text:p>0</text:p>
          </table:table-cell>
          <table:table-cell office:value-type="float" office:value="0.1192272" calcext:value-type="float">
            <text:p>0.1192272</text:p>
          </table:table-cell>
          <table:table-cell office:value-type="float" office:value="0.3187845" calcext:value-type="float">
            <text:p>0.3187845</text:p>
          </table:table-cell>
          <table:table-cell office:value-type="float" office:value="0.3205813" calcext:value-type="float">
            <text:p>0.3205813</text:p>
          </table:table-cell>
          <table:table-cell office:value-type="float" office:value="0.3226478" calcext:value-type="float">
            <text:p>0.3226478</text:p>
          </table:table-cell>
          <table:table-cell office:value-type="float" office:value="0.3242214" calcext:value-type="float">
            <text:p>0.3242214</text:p>
          </table:table-cell>
          <table:table-cell office:value-type="float" office:value="0.286294" calcext:value-type="float">
            <text:p>0.286294</text:p>
          </table:table-cell>
          <table:table-cell office:value-type="float" office:value="0.2847147" calcext:value-type="float">
            <text:p>0.2847147</text:p>
          </table:table-cell>
          <table:table-cell office:value-type="float" office:value="0.3677054" calcext:value-type="float">
            <text:p>0.3677054</text:p>
          </table:table-cell>
          <table:table-cell office:value-type="float" office:value="0.364365" calcext:value-type="float">
            <text:p>0.364365</text:p>
          </table:table-cell>
          <table:table-cell office:value-type="float" office:value="0.3759254" calcext:value-type="float">
            <text:p>0.3759254</text:p>
          </table:table-cell>
          <table:table-cell office:value-type="float" office:value="0.3932553" calcext:value-type="float">
            <text:p>0.3932553</text:p>
          </table:table-cell>
          <table:table-cell office:value-type="float" office:value="0.4044773" calcext:value-type="float">
            <text:p>0.404477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7656E-015" calcext:value-type="float">
            <text:p>1.947656E-15</text:p>
          </table:table-cell>
          <table:table-cell office:value-type="float" office:value="1.95059E-015" calcext:value-type="float">
            <text:p>1.95059E-15</text:p>
          </table:table-cell>
          <table:table-cell office:value-type="float" office:value="1.964908E-015" calcext:value-type="float">
            <text:p>1.964908E-15</text:p>
          </table:table-cell>
          <table:table-cell office:value-type="float" office:value="1.906412E-015" calcext:value-type="float">
            <text:p>1.906412E-15</text:p>
          </table:table-cell>
          <table:table-cell office:value-type="float" office:value="9.546491E-016" calcext:value-type="float">
            <text:p>9.546491E-16</text:p>
          </table:table-cell>
          <table:table-cell office:value-type="float" office:value="1.992859E-015" calcext:value-type="float">
            <text:p>1.992859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38258" calcext:value-type="float">
            <text:p>-44.38258</text:p>
          </table:table-cell>
          <table:table-cell office:value-type="float" office:value="-0.02410911" calcext:value-type="float">
            <text:p>-0.02410911</text:p>
          </table:table-cell>
          <table:table-cell office:value-type="float" office:value="-0.02329454" calcext:value-type="float">
            <text:p>-0.02329454</text:p>
          </table:table-cell>
          <table:table-cell office:value-type="float" office:value="-0.02242379" calcext:value-type="float">
            <text:p>-0.02242379</text:p>
          </table:table-cell>
          <table:table-cell office:value-type="float" office:value="-0.02177176" calcext:value-type="float">
            <text:p>-0.02177176</text:p>
          </table:table-cell>
          <table:table-cell office:value-type="float" office:value="-0.02074023" calcext:value-type="float">
            <text:p>-0.02074023</text:p>
          </table:table-cell>
          <table:table-cell office:value-type="float" office:value="-0.01945262" calcext:value-type="float">
            <text:p>-0.01945262</text:p>
          </table:table-cell>
          <table:table-cell office:value-type="float" office:value="-0.01743185" calcext:value-type="float">
            <text:p>-0.01743185</text:p>
          </table:table-cell>
          <table:table-cell office:value-type="float" office:value="-0.01396672" calcext:value-type="float">
            <text:p>-0.01396672</text:p>
          </table:table-cell>
          <table:table-cell office:value-type="float" office:value="-0.01071309" calcext:value-type="float">
            <text:p>-0.01071309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4104" calcext:value-type="float">
            <text:p>-0.009734104</text:p>
          </table:table-cell>
          <table:table-cell office:value-type="float" office:value="-0.001894755" calcext:value-type="float">
            <text:p>-0.00189475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3655" calcext:value-type="float">
            <text:p>-2.18365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5" calcext:value-type="float">
            <text:p>11112005</text:p>
          </table:table-cell>
          <table:table-cell office:value-type="float" office:value="559.9997" calcext:value-type="float">
            <text:p>559.9997</text:p>
          </table:table-cell>
          <table:table-cell office:value-type="float" office:value="221.4934" calcext:value-type="float">
            <text:p>221.4934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094.643" calcext:value-type="float">
            <text:p>1094.643</text:p>
          </table:table-cell>
          <table:table-cell office:value-type="float" office:value="188.4543" calcext:value-type="float">
            <text:p>188.4543</text:p>
          </table:table-cell>
          <table:table-cell office:value-type="float" office:value="0" calcext:value-type="float">
            <text:p>0</text:p>
          </table:table-cell>
          <table:table-cell office:value-type="float" office:value="0.1202701" calcext:value-type="float">
            <text:p>0.1202701</text:p>
          </table:table-cell>
          <table:table-cell office:value-type="float" office:value="0.3184875" calcext:value-type="float">
            <text:p>0.3184875</text:p>
          </table:table-cell>
          <table:table-cell office:value-type="float" office:value="0.3203062" calcext:value-type="float">
            <text:p>0.3203062</text:p>
          </table:table-cell>
          <table:table-cell office:value-type="float" office:value="0.322414" calcext:value-type="float">
            <text:p>0.322414</text:p>
          </table:table-cell>
          <table:table-cell office:value-type="float" office:value="0.324028" calcext:value-type="float">
            <text:p>0.324028</text:p>
          </table:table-cell>
          <table:table-cell office:value-type="float" office:value="0.2862106" calcext:value-type="float">
            <text:p>0.2862106</text:p>
          </table:table-cell>
          <table:table-cell office:value-type="float" office:value="0.284667" calcext:value-type="float">
            <text:p>0.284667</text:p>
          </table:table-cell>
          <table:table-cell office:value-type="float" office:value="0.3676703" calcext:value-type="float">
            <text:p>0.3676703</text:p>
          </table:table-cell>
          <table:table-cell office:value-type="float" office:value="0.364226" calcext:value-type="float">
            <text:p>0.364226</text:p>
          </table:table-cell>
          <table:table-cell office:value-type="float" office:value="0.3758266" calcext:value-type="float">
            <text:p>0.3758266</text:p>
          </table:table-cell>
          <table:table-cell office:value-type="float" office:value="0.3931475" calcext:value-type="float">
            <text:p>0.3931475</text:p>
          </table:table-cell>
          <table:table-cell office:value-type="float" office:value="0.4044445" calcext:value-type="float">
            <text:p>0.404444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7799E-015" calcext:value-type="float">
            <text:p>1.947799E-15</text:p>
          </table:table-cell>
          <table:table-cell office:value-type="float" office:value="1.950577E-015" calcext:value-type="float">
            <text:p>1.950577E-15</text:p>
          </table:table-cell>
          <table:table-cell office:value-type="float" office:value="1.964902E-015" calcext:value-type="float">
            <text:p>1.964902E-15</text:p>
          </table:table-cell>
          <table:table-cell office:value-type="float" office:value="1.906407E-015" calcext:value-type="float">
            <text:p>1.906407E-15</text:p>
          </table:table-cell>
          <table:table-cell office:value-type="float" office:value="9.54634E-016" calcext:value-type="float">
            <text:p>9.54634E-16</text:p>
          </table:table-cell>
          <table:table-cell office:value-type="float" office:value="1.992859E-015" calcext:value-type="float">
            <text:p>1.992859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67329" calcext:value-type="float">
            <text:p>-41.67329</text:p>
          </table:table-cell>
          <table:table-cell office:value-type="float" office:value="-0.02424455" calcext:value-type="float">
            <text:p>-0.02424455</text:p>
          </table:table-cell>
          <table:table-cell office:value-type="float" office:value="-0.02341741" calcext:value-type="float">
            <text:p>-0.02341741</text:p>
          </table:table-cell>
          <table:table-cell office:value-type="float" office:value="-0.02252319" calcext:value-type="float">
            <text:p>-0.02252319</text:p>
          </table:table-cell>
          <table:table-cell office:value-type="float" office:value="-0.02185116" calcext:value-type="float">
            <text:p>-0.02185116</text:p>
          </table:table-cell>
          <table:table-cell office:value-type="float" office:value="-0.02078578" calcext:value-type="float">
            <text:p>-0.02078578</text:p>
          </table:table-cell>
          <table:table-cell office:value-type="float" office:value="-0.01947977" calcext:value-type="float">
            <text:p>-0.01947977</text:p>
          </table:table-cell>
          <table:table-cell office:value-type="float" office:value="-0.01746781" calcext:value-type="float">
            <text:p>-0.01746781</text:p>
          </table:table-cell>
          <table:table-cell office:value-type="float" office:value="-0.01405571" calcext:value-type="float">
            <text:p>-0.01405571</text:p>
          </table:table-cell>
          <table:table-cell office:value-type="float" office:value="-0.01076135" calcext:value-type="float">
            <text:p>-0.01076135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1139" calcext:value-type="float">
            <text:p>-0.009731139</text:p>
          </table:table-cell>
          <table:table-cell office:value-type="float" office:value="-0.001895333" calcext:value-type="float">
            <text:p>-0.00189533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4247" calcext:value-type="float">
            <text:p>-2.18424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5" calcext:value-type="float">
            <text:p>12112005</text:p>
          </table:table-cell>
          <table:table-cell office:value-type="float" office:value="560.0996" calcext:value-type="float">
            <text:p>560.0996</text:p>
          </table:table-cell>
          <table:table-cell office:value-type="float" office:value="221.7444" calcext:value-type="float">
            <text:p>221.7444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094.368" calcext:value-type="float">
            <text:p>1094.368</text:p>
          </table:table-cell>
          <table:table-cell office:value-type="float" office:value="188.5782" calcext:value-type="float">
            <text:p>188.5782</text:p>
          </table:table-cell>
          <table:table-cell office:value-type="float" office:value="0" calcext:value-type="float">
            <text:p>0</text:p>
          </table:table-cell>
          <table:table-cell office:value-type="float" office:value="0.1203418" calcext:value-type="float">
            <text:p>0.1203418</text:p>
          </table:table-cell>
          <table:table-cell office:value-type="float" office:value="0.3174629" calcext:value-type="float">
            <text:p>0.3174629</text:p>
          </table:table-cell>
          <table:table-cell office:value-type="float" office:value="0.3197025" calcext:value-type="float">
            <text:p>0.3197025</text:p>
          </table:table-cell>
          <table:table-cell office:value-type="float" office:value="0.3220546" calcext:value-type="float">
            <text:p>0.3220546</text:p>
          </table:table-cell>
          <table:table-cell office:value-type="float" office:value="0.3237714" calcext:value-type="float">
            <text:p>0.3237714</text:p>
          </table:table-cell>
          <table:table-cell office:value-type="float" office:value="0.2861005" calcext:value-type="float">
            <text:p>0.2861005</text:p>
          </table:table-cell>
          <table:table-cell office:value-type="float" office:value="0.2845939" calcext:value-type="float">
            <text:p>0.2845939</text:p>
          </table:table-cell>
          <table:table-cell office:value-type="float" office:value="0.3676278" calcext:value-type="float">
            <text:p>0.3676278</text:p>
          </table:table-cell>
          <table:table-cell office:value-type="float" office:value="0.3640988" calcext:value-type="float">
            <text:p>0.3640988</text:p>
          </table:table-cell>
          <table:table-cell office:value-type="float" office:value="0.3757266" calcext:value-type="float">
            <text:p>0.3757266</text:p>
          </table:table-cell>
          <table:table-cell office:value-type="float" office:value="0.39305" calcext:value-type="float">
            <text:p>0.39305</text:p>
          </table:table-cell>
          <table:table-cell office:value-type="float" office:value="0.4044059" calcext:value-type="float">
            <text:p>0.404405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7968E-015" calcext:value-type="float">
            <text:p>1.947968E-15</text:p>
          </table:table-cell>
          <table:table-cell office:value-type="float" office:value="1.950566E-015" calcext:value-type="float">
            <text:p>1.950566E-15</text:p>
          </table:table-cell>
          <table:table-cell office:value-type="float" office:value="1.964889E-015" calcext:value-type="float">
            <text:p>1.964889E-15</text:p>
          </table:table-cell>
          <table:table-cell office:value-type="float" office:value="1.906403E-015" calcext:value-type="float">
            <text:p>1.906403E-15</text:p>
          </table:table-cell>
          <table:table-cell office:value-type="float" office:value="9.546189E-016" calcext:value-type="float">
            <text:p>9.546189E-16</text:p>
          </table:table-cell>
          <table:table-cell office:value-type="float" office:value="1.992859E-015" calcext:value-type="float">
            <text:p>1.992859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09853" calcext:value-type="float">
            <text:p>-41.09853</text:p>
          </table:table-cell>
          <table:table-cell office:value-type="float" office:value="-0.02472633" calcext:value-type="float">
            <text:p>-0.02472633</text:p>
          </table:table-cell>
          <table:table-cell office:value-type="float" office:value="-0.02368909" calcext:value-type="float">
            <text:p>-0.02368909</text:p>
          </table:table-cell>
          <table:table-cell office:value-type="float" office:value="-0.02267625" calcext:value-type="float">
            <text:p>-0.02267625</text:p>
          </table:table-cell>
          <table:table-cell office:value-type="float" office:value="-0.02195631" calcext:value-type="float">
            <text:p>-0.02195631</text:p>
          </table:table-cell>
          <table:table-cell office:value-type="float" office:value="-0.02084609" calcext:value-type="float">
            <text:p>-0.02084609</text:p>
          </table:table-cell>
          <table:table-cell office:value-type="float" office:value="-0.01952185" calcext:value-type="float">
            <text:p>-0.01952185</text:p>
          </table:table-cell>
          <table:table-cell office:value-type="float" office:value="-0.01751141" calcext:value-type="float">
            <text:p>-0.01751141</text:p>
          </table:table-cell>
          <table:table-cell office:value-type="float" office:value="-0.0141376" calcext:value-type="float">
            <text:p>-0.0141376</text:p>
          </table:table-cell>
          <table:table-cell office:value-type="float" office:value="-0.01081046" calcext:value-type="float">
            <text:p>-0.01081046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1468" calcext:value-type="float">
            <text:p>-0.009731468</text:p>
          </table:table-cell>
          <table:table-cell office:value-type="float" office:value="-0.001896045" calcext:value-type="float">
            <text:p>-0.00189604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4805" calcext:value-type="float">
            <text:p>-2.18480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5" calcext:value-type="float">
            <text:p>13112005</text:p>
          </table:table-cell>
          <table:table-cell office:value-type="float" office:value="560.0996" calcext:value-type="float">
            <text:p>560.0996</text:p>
          </table:table-cell>
          <table:table-cell office:value-type="float" office:value="221.8406" calcext:value-type="float">
            <text:p>221.8406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094.152" calcext:value-type="float">
            <text:p>1094.152</text:p>
          </table:table-cell>
          <table:table-cell office:value-type="float" office:value="188.6976" calcext:value-type="float">
            <text:p>188.6976</text:p>
          </table:table-cell>
          <table:table-cell office:value-type="float" office:value="0" calcext:value-type="float">
            <text:p>0</text:p>
          </table:table-cell>
          <table:table-cell office:value-type="float" office:value="0.1205652" calcext:value-type="float">
            <text:p>0.1205652</text:p>
          </table:table-cell>
          <table:table-cell office:value-type="float" office:value="0.3174305" calcext:value-type="float">
            <text:p>0.3174305</text:p>
          </table:table-cell>
          <table:table-cell office:value-type="float" office:value="0.3195058" calcext:value-type="float">
            <text:p>0.3195058</text:p>
          </table:table-cell>
          <table:table-cell office:value-type="float" office:value="0.3217424" calcext:value-type="float">
            <text:p>0.3217424</text:p>
          </table:table-cell>
          <table:table-cell office:value-type="float" office:value="0.3234268" calcext:value-type="float">
            <text:p>0.3234268</text:p>
          </table:table-cell>
          <table:table-cell office:value-type="float" office:value="0.2859526" calcext:value-type="float">
            <text:p>0.2859526</text:p>
          </table:table-cell>
          <table:table-cell office:value-type="float" office:value="0.2845061" calcext:value-type="float">
            <text:p>0.2845061</text:p>
          </table:table-cell>
          <table:table-cell office:value-type="float" office:value="0.3675779" calcext:value-type="float">
            <text:p>0.3675779</text:p>
          </table:table-cell>
          <table:table-cell office:value-type="float" office:value="0.3639807" calcext:value-type="float">
            <text:p>0.3639807</text:p>
          </table:table-cell>
          <table:table-cell office:value-type="float" office:value="0.3756281" calcext:value-type="float">
            <text:p>0.3756281</text:p>
          </table:table-cell>
          <table:table-cell office:value-type="float" office:value="0.3929598" calcext:value-type="float">
            <text:p>0.3929598</text:p>
          </table:table-cell>
          <table:table-cell office:value-type="float" office:value="0.4043632" calcext:value-type="float">
            <text:p>0.404363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8121E-015" calcext:value-type="float">
            <text:p>1.948121E-15</text:p>
          </table:table-cell>
          <table:table-cell office:value-type="float" office:value="1.950558E-015" calcext:value-type="float">
            <text:p>1.950558E-15</text:p>
          </table:table-cell>
          <table:table-cell office:value-type="float" office:value="1.964877E-015" calcext:value-type="float">
            <text:p>1.964877E-15</text:p>
          </table:table-cell>
          <table:table-cell office:value-type="float" office:value="1.9064E-015" calcext:value-type="float">
            <text:p>1.9064E-15</text:p>
          </table:table-cell>
          <table:table-cell office:value-type="float" office:value="9.546033E-016" calcext:value-type="float">
            <text:p>9.546033E-16</text:p>
          </table:table-cell>
          <table:table-cell office:value-type="float" office:value="1.992859E-015" calcext:value-type="float">
            <text:p>1.992859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6768" calcext:value-type="float">
            <text:p>-40.6768</text:p>
          </table:table-cell>
          <table:table-cell office:value-type="float" office:value="-0.02473761" calcext:value-type="float">
            <text:p>-0.02473761</text:p>
          </table:table-cell>
          <table:table-cell office:value-type="float" office:value="-0.02377893" calcext:value-type="float">
            <text:p>-0.02377893</text:p>
          </table:table-cell>
          <table:table-cell office:value-type="float" office:value="-0.02281141" calcext:value-type="float">
            <text:p>-0.02281141</text:p>
          </table:table-cell>
          <table:table-cell office:value-type="float" office:value="-0.0220988" calcext:value-type="float">
            <text:p>-0.0220988</text:p>
          </table:table-cell>
          <table:table-cell office:value-type="float" office:value="-0.02092776" calcext:value-type="float">
            <text:p>-0.02092776</text:p>
          </table:table-cell>
          <table:table-cell office:value-type="float" office:value="-0.01957273" calcext:value-type="float">
            <text:p>-0.01957273</text:p>
          </table:table-cell>
          <table:table-cell office:value-type="float" office:value="-0.0175628" calcext:value-type="float">
            <text:p>-0.0175628</text:p>
          </table:table-cell>
          <table:table-cell office:value-type="float" office:value="-0.0142141" calcext:value-type="float">
            <text:p>-0.0142141</text:p>
          </table:table-cell>
          <table:table-cell office:value-type="float" office:value="-0.0108591" calcext:value-type="float">
            <text:p>-0.0108591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5436" calcext:value-type="float">
            <text:p>-0.009735436</text:p>
          </table:table-cell>
          <table:table-cell office:value-type="float" office:value="-0.001896583" calcext:value-type="float">
            <text:p>-0.00189658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5351" calcext:value-type="float">
            <text:p>-2.18535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5" calcext:value-type="float">
            <text:p>14112005</text:p>
          </table:table-cell>
          <table:table-cell office:value-type="float" office:value="560.0996" calcext:value-type="float">
            <text:p>560.0996</text:p>
          </table:table-cell>
          <table:table-cell office:value-type="float" office:value="221.9038" calcext:value-type="float">
            <text:p>221.9038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093.973" calcext:value-type="float">
            <text:p>1093.973</text:p>
          </table:table-cell>
          <table:table-cell office:value-type="float" office:value="188.8138" calcext:value-type="float">
            <text:p>188.8138</text:p>
          </table:table-cell>
          <table:table-cell office:value-type="float" office:value="0" calcext:value-type="float">
            <text:p>0</text:p>
          </table:table-cell>
          <table:table-cell office:value-type="float" office:value="0.1273777" calcext:value-type="float">
            <text:p>0.1273777</text:p>
          </table:table-cell>
          <table:table-cell office:value-type="float" office:value="0.3167705" calcext:value-type="float">
            <text:p>0.3167705</text:p>
          </table:table-cell>
          <table:table-cell office:value-type="float" office:value="0.3191041" calcext:value-type="float">
            <text:p>0.3191041</text:p>
          </table:table-cell>
          <table:table-cell office:value-type="float" office:value="0.3213919" calcext:value-type="float">
            <text:p>0.3213919</text:p>
          </table:table-cell>
          <table:table-cell office:value-type="float" office:value="0.3230802" calcext:value-type="float">
            <text:p>0.3230802</text:p>
          </table:table-cell>
          <table:table-cell office:value-type="float" office:value="0.2858101" calcext:value-type="float">
            <text:p>0.2858101</text:p>
          </table:table-cell>
          <table:table-cell office:value-type="float" office:value="0.2844462" calcext:value-type="float">
            <text:p>0.2844462</text:p>
          </table:table-cell>
          <table:table-cell office:value-type="float" office:value="0.3675283" calcext:value-type="float">
            <text:p>0.3675283</text:p>
          </table:table-cell>
          <table:table-cell office:value-type="float" office:value="0.3638697" calcext:value-type="float">
            <text:p>0.3638697</text:p>
          </table:table-cell>
          <table:table-cell office:value-type="float" office:value="0.3755314" calcext:value-type="float">
            <text:p>0.3755314</text:p>
          </table:table-cell>
          <table:table-cell office:value-type="float" office:value="0.3928749" calcext:value-type="float">
            <text:p>0.3928749</text:p>
          </table:table-cell>
          <table:table-cell office:value-type="float" office:value="0.4043203" calcext:value-type="float">
            <text:p>0.404320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8246E-015" calcext:value-type="float">
            <text:p>1.948246E-15</text:p>
          </table:table-cell>
          <table:table-cell office:value-type="float" office:value="1.950547E-015" calcext:value-type="float">
            <text:p>1.950547E-15</text:p>
          </table:table-cell>
          <table:table-cell office:value-type="float" office:value="1.964874E-015" calcext:value-type="float">
            <text:p>1.964874E-15</text:p>
          </table:table-cell>
          <table:table-cell office:value-type="float" office:value="1.906397E-015" calcext:value-type="float">
            <text:p>1.906397E-15</text:p>
          </table:table-cell>
          <table:table-cell office:value-type="float" office:value="9.545869E-016" calcext:value-type="float">
            <text:p>9.545869E-16</text:p>
          </table:table-cell>
          <table:table-cell office:value-type="float" office:value="1.992859E-015" calcext:value-type="float">
            <text:p>1.992859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68188" calcext:value-type="float">
            <text:p>-26.68188</text:p>
          </table:table-cell>
          <table:table-cell office:value-type="float" office:value="-0.02505174" calcext:value-type="float">
            <text:p>-0.02505174</text:p>
          </table:table-cell>
          <table:table-cell office:value-type="float" office:value="-0.02396125" calcext:value-type="float">
            <text:p>-0.02396125</text:p>
          </table:table-cell>
          <table:table-cell office:value-type="float" office:value="-0.02296351" calcext:value-type="float">
            <text:p>-0.02296351</text:p>
          </table:table-cell>
          <table:table-cell office:value-type="float" office:value="-0.02224464" calcext:value-type="float">
            <text:p>-0.02224464</text:p>
          </table:table-cell>
          <table:table-cell office:value-type="float" office:value="-0.02100653" calcext:value-type="float">
            <text:p>-0.02100653</text:p>
          </table:table-cell>
          <table:table-cell office:value-type="float" office:value="-0.01960687" calcext:value-type="float">
            <text:p>-0.01960687</text:p>
          </table:table-cell>
          <table:table-cell office:value-type="float" office:value="-0.01761404" calcext:value-type="float">
            <text:p>-0.01761404</text:p>
          </table:table-cell>
          <table:table-cell office:value-type="float" office:value="-0.01428642" calcext:value-type="float">
            <text:p>-0.01428642</text:p>
          </table:table-cell>
          <table:table-cell office:value-type="float" office:value="-0.01090702" calcext:value-type="float">
            <text:p>-0.01090702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4531" calcext:value-type="float">
            <text:p>-0.009734531</text:p>
          </table:table-cell>
          <table:table-cell office:value-type="float" office:value="-0.00189701" calcext:value-type="float">
            <text:p>-0.0018970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5874" calcext:value-type="float">
            <text:p>-2.18587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5" calcext:value-type="float">
            <text:p>15112005</text:p>
          </table:table-cell>
          <table:table-cell office:value-type="float" office:value="570.5998" calcext:value-type="float">
            <text:p>570.5998</text:p>
          </table:table-cell>
          <table:table-cell office:value-type="float" office:value="222.3388" calcext:value-type="float">
            <text:p>222.3388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03.822" calcext:value-type="float">
            <text:p>1103.822</text:p>
          </table:table-cell>
          <table:table-cell office:value-type="float" office:value="189.0314" calcext:value-type="float">
            <text:p>189.0314</text:p>
          </table:table-cell>
          <table:table-cell office:value-type="float" office:value="0" calcext:value-type="float">
            <text:p>0</text:p>
          </table:table-cell>
          <table:table-cell office:value-type="float" office:value="0.3475478" calcext:value-type="float">
            <text:p>0.3475478</text:p>
          </table:table-cell>
          <table:table-cell office:value-type="float" office:value="0.3614723" calcext:value-type="float">
            <text:p>0.3614723</text:p>
          </table:table-cell>
          <table:table-cell office:value-type="float" office:value="0.3657467" calcext:value-type="float">
            <text:p>0.3657467</text:p>
          </table:table-cell>
          <table:table-cell office:value-type="float" office:value="0.3562021" calcext:value-type="float">
            <text:p>0.3562021</text:p>
          </table:table-cell>
          <table:table-cell office:value-type="float" office:value="0.3477488" calcext:value-type="float">
            <text:p>0.3477488</text:p>
          </table:table-cell>
          <table:table-cell office:value-type="float" office:value="0.2878755" calcext:value-type="float">
            <text:p>0.2878755</text:p>
          </table:table-cell>
          <table:table-cell office:value-type="float" office:value="0.2845192" calcext:value-type="float">
            <text:p>0.2845192</text:p>
          </table:table-cell>
          <table:table-cell office:value-type="float" office:value="0.3674799" calcext:value-type="float">
            <text:p>0.3674799</text:p>
          </table:table-cell>
          <table:table-cell office:value-type="float" office:value="0.3637647" calcext:value-type="float">
            <text:p>0.3637647</text:p>
          </table:table-cell>
          <table:table-cell office:value-type="float" office:value="0.3754359" calcext:value-type="float">
            <text:p>0.3754359</text:p>
          </table:table-cell>
          <table:table-cell office:value-type="float" office:value="0.3927942" calcext:value-type="float">
            <text:p>0.3927942</text:p>
          </table:table-cell>
          <table:table-cell office:value-type="float" office:value="0.4042768" calcext:value-type="float">
            <text:p>0.4042768</text:p>
          </table:table-cell>
          <table:table-cell office:value-type="float" office:value="0.4623589" calcext:value-type="float">
            <text:p>0.4623589</text:p>
          </table:table-cell>
          <table:table-cell office:value-type="float" office:value="0" calcext:value-type="float">
            <text:p>0</text:p>
          </table:table-cell>
          <table:table-cell office:value-type="float" office:value="0.1069834" calcext:value-type="float">
            <text:p>0.1069834</text:p>
          </table:table-cell>
          <table:table-cell office:value-type="float" office:value="1.950544E-015" calcext:value-type="float">
            <text:p>1.950544E-15</text:p>
          </table:table-cell>
          <table:table-cell office:value-type="float" office:value="1.964874E-015" calcext:value-type="float">
            <text:p>1.964874E-15</text:p>
          </table:table-cell>
          <table:table-cell office:value-type="float" office:value="1.906392E-015" calcext:value-type="float">
            <text:p>1.906392E-15</text:p>
          </table:table-cell>
          <table:table-cell office:value-type="float" office:value="9.545721E-016" calcext:value-type="float">
            <text:p>9.545721E-16</text:p>
          </table:table-cell>
          <table:table-cell office:value-type="float" office:value="1.992859E-015" calcext:value-type="float">
            <text:p>1.992859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78158" calcext:value-type="float">
            <text:p>-0.01378158</text:p>
          </table:table-cell>
          <table:table-cell office:value-type="float" office:value="-0.01093764" calcext:value-type="float">
            <text:p>-0.01093764</text:p>
          </table:table-cell>
          <table:table-cell office:value-type="float" office:value="-0.01028946" calcext:value-type="float">
            <text:p>-0.01028946</text:p>
          </table:table-cell>
          <table:table-cell office:value-type="float" office:value="-0.01227485" calcext:value-type="float">
            <text:p>-0.01227485</text:p>
          </table:table-cell>
          <table:table-cell office:value-type="float" office:value="-0.01431125" calcext:value-type="float">
            <text:p>-0.01431125</text:p>
          </table:table-cell>
          <table:table-cell office:value-type="float" office:value="-0.019944" calcext:value-type="float">
            <text:p>-0.019944</text:p>
          </table:table-cell>
          <table:table-cell office:value-type="float" office:value="-0.01957097" calcext:value-type="float">
            <text:p>-0.01957097</text:p>
          </table:table-cell>
          <table:table-cell office:value-type="float" office:value="-0.01766454" calcext:value-type="float">
            <text:p>-0.01766454</text:p>
          </table:table-cell>
          <table:table-cell office:value-type="float" office:value="-0.0143552" calcext:value-type="float">
            <text:p>-0.0143552</text:p>
          </table:table-cell>
          <table:table-cell office:value-type="float" office:value="-0.01095457" calcext:value-type="float">
            <text:p>-0.01095457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2728776" calcext:value-type="float">
            <text:p>-0.02728776</text:p>
          </table:table-cell>
          <table:table-cell office:value-type="float" office:value="-0.001811848" calcext:value-type="float">
            <text:p>-0.00181184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6998" calcext:value-type="float">
            <text:p>-2.18699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5" calcext:value-type="float">
            <text:p>16112005</text:p>
          </table:table-cell>
          <table:table-cell office:value-type="float" office:value="570.5998" calcext:value-type="float">
            <text:p>570.5998</text:p>
          </table:table-cell>
          <table:table-cell office:value-type="float" office:value="223.3181" calcext:value-type="float">
            <text:p>223.3181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01.053" calcext:value-type="float">
            <text:p>1101.053</text:p>
          </table:table-cell>
          <table:table-cell office:value-type="float" office:value="190.8204" calcext:value-type="float">
            <text:p>190.8204</text:p>
          </table:table-cell>
          <table:table-cell office:value-type="float" office:value="0" calcext:value-type="float">
            <text:p>0</text:p>
          </table:table-cell>
          <table:table-cell office:value-type="float" office:value="0.14962" calcext:value-type="float">
            <text:p>0.14962</text:p>
          </table:table-cell>
          <table:table-cell office:value-type="float" office:value="0.3183207" calcext:value-type="float">
            <text:p>0.3183207</text:p>
          </table:table-cell>
          <table:table-cell office:value-type="float" office:value="0.3437874" calcext:value-type="float">
            <text:p>0.3437874</text:p>
          </table:table-cell>
          <table:table-cell office:value-type="float" office:value="0.348161" calcext:value-type="float">
            <text:p>0.348161</text:p>
          </table:table-cell>
          <table:table-cell office:value-type="float" office:value="0.3473511" calcext:value-type="float">
            <text:p>0.3473511</text:p>
          </table:table-cell>
          <table:table-cell office:value-type="float" office:value="0.2944174" calcext:value-type="float">
            <text:p>0.2944174</text:p>
          </table:table-cell>
          <table:table-cell office:value-type="float" office:value="0.2870136" calcext:value-type="float">
            <text:p>0.2870136</text:p>
          </table:table-cell>
          <table:table-cell office:value-type="float" office:value="0.3676375" calcext:value-type="float">
            <text:p>0.3676375</text:p>
          </table:table-cell>
          <table:table-cell office:value-type="float" office:value="0.3636754" calcext:value-type="float">
            <text:p>0.3636754</text:p>
          </table:table-cell>
          <table:table-cell office:value-type="float" office:value="0.375343" calcext:value-type="float">
            <text:p>0.375343</text:p>
          </table:table-cell>
          <table:table-cell office:value-type="float" office:value="0.3927079" calcext:value-type="float">
            <text:p>0.3927079</text:p>
          </table:table-cell>
          <table:table-cell office:value-type="float" office:value="0.4040513" calcext:value-type="float">
            <text:p>0.4040513</text:p>
          </table:table-cell>
          <table:table-cell office:value-type="float" office:value="0.4623477" calcext:value-type="float">
            <text:p>0.4623477</text:p>
          </table:table-cell>
          <table:table-cell office:value-type="float" office:value="0" calcext:value-type="float">
            <text:p>0</text:p>
          </table:table-cell>
          <table:table-cell office:value-type="float" office:value="0.3503202" calcext:value-type="float">
            <text:p>0.3503202</text:p>
          </table:table-cell>
          <table:table-cell office:value-type="float" office:value="0.03137025" calcext:value-type="float">
            <text:p>0.03137025</text:p>
          </table:table-cell>
          <table:table-cell office:value-type="float" office:value="1.964872E-015" calcext:value-type="float">
            <text:p>1.964872E-15</text:p>
          </table:table-cell>
          <table:table-cell office:value-type="float" office:value="1.906389E-015" calcext:value-type="float">
            <text:p>1.906389E-15</text:p>
          </table:table-cell>
          <table:table-cell office:value-type="float" office:value="9.545588E-016" calcext:value-type="float">
            <text:p>9.545588E-16</text:p>
          </table:table-cell>
          <table:table-cell office:value-type="float" office:value="1.99286E-015" calcext:value-type="float">
            <text:p>1.99286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699557" calcext:value-type="float">
            <text:p>-6.699557</text:p>
          </table:table-cell>
          <table:table-cell office:value-type="float" office:value="-0.02371492" calcext:value-type="float">
            <text:p>-0.02371492</text:p>
          </table:table-cell>
          <table:table-cell office:value-type="float" office:value="-0.01506366" calcext:value-type="float">
            <text:p>-0.01506366</text:p>
          </table:table-cell>
          <table:table-cell office:value-type="float" office:value="-0.01405403" calcext:value-type="float">
            <text:p>-0.01405403</text:p>
          </table:table-cell>
          <table:table-cell office:value-type="float" office:value="-0.01428239" calcext:value-type="float">
            <text:p>-0.01428239</text:p>
          </table:table-cell>
          <table:table-cell office:value-type="float" office:value="-0.01680441" calcext:value-type="float">
            <text:p>-0.01680441</text:p>
          </table:table-cell>
          <table:table-cell office:value-type="float" office:value="-0.01820153" calcext:value-type="float">
            <text:p>-0.01820153</text:p>
          </table:table-cell>
          <table:table-cell office:value-type="float" office:value="-0.01750576" calcext:value-type="float">
            <text:p>-0.01750576</text:p>
          </table:table-cell>
          <table:table-cell office:value-type="float" office:value="-0.01441418" calcext:value-type="float">
            <text:p>-0.01441418</text:p>
          </table:table-cell>
          <table:table-cell office:value-type="float" office:value="-0.01100112" calcext:value-type="float">
            <text:p>-0.01100112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3200376" calcext:value-type="float">
            <text:p>-0.3200376</text:p>
          </table:table-cell>
          <table:table-cell office:value-type="float" office:value="-0.001517068" calcext:value-type="float">
            <text:p>-0.00151706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2613" calcext:value-type="float">
            <text:p>-2.22261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5" calcext:value-type="float">
            <text:p>17112005</text:p>
          </table:table-cell>
          <table:table-cell office:value-type="float" office:value="570.5998" calcext:value-type="float">
            <text:p>570.5998</text:p>
          </table:table-cell>
          <table:table-cell office:value-type="float" office:value="223.6867" calcext:value-type="float">
            <text:p>223.6867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00.721" calcext:value-type="float">
            <text:p>1100.721</text:p>
          </table:table-cell>
          <table:table-cell office:value-type="float" office:value="190.7844" calcext:value-type="float">
            <text:p>190.7844</text:p>
          </table:table-cell>
          <table:table-cell office:value-type="float" office:value="0" calcext:value-type="float">
            <text:p>0</text:p>
          </table:table-cell>
          <table:table-cell office:value-type="float" office:value="0.2324136" calcext:value-type="float">
            <text:p>0.2324136</text:p>
          </table:table-cell>
          <table:table-cell office:value-type="float" office:value="0.3052951" calcext:value-type="float">
            <text:p>0.3052951</text:p>
          </table:table-cell>
          <table:table-cell office:value-type="float" office:value="0.3267664" calcext:value-type="float">
            <text:p>0.3267664</text:p>
          </table:table-cell>
          <table:table-cell office:value-type="float" office:value="0.3351857" calcext:value-type="float">
            <text:p>0.3351857</text:p>
          </table:table-cell>
          <table:table-cell office:value-type="float" office:value="0.3377356" calcext:value-type="float">
            <text:p>0.3377356</text:p>
          </table:table-cell>
          <table:table-cell office:value-type="float" office:value="0.2949165" calcext:value-type="float">
            <text:p>0.2949165</text:p>
          </table:table-cell>
          <table:table-cell office:value-type="float" office:value="0.2889101" calcext:value-type="float">
            <text:p>0.2889101</text:p>
          </table:table-cell>
          <table:table-cell office:value-type="float" office:value="0.3680888" calcext:value-type="float">
            <text:p>0.3680888</text:p>
          </table:table-cell>
          <table:table-cell office:value-type="float" office:value="0.3636422" calcext:value-type="float">
            <text:p>0.3636422</text:p>
          </table:table-cell>
          <table:table-cell office:value-type="float" office:value="0.3752536" calcext:value-type="float">
            <text:p>0.3752536</text:p>
          </table:table-cell>
          <table:table-cell office:value-type="float" office:value="0.3925962" calcext:value-type="float">
            <text:p>0.3925962</text:p>
          </table:table-cell>
          <table:table-cell office:value-type="float" office:value="0.4038053" calcext:value-type="float">
            <text:p>0.4038053</text:p>
          </table:table-cell>
          <table:table-cell office:value-type="float" office:value="0.4623571" calcext:value-type="float">
            <text:p>0.4623571</text:p>
          </table:table-cell>
          <table:table-cell office:value-type="float" office:value="0" calcext:value-type="float">
            <text:p>0</text:p>
          </table:table-cell>
          <table:table-cell office:value-type="float" office:value="0.3430939" calcext:value-type="float">
            <text:p>0.3430939</text:p>
          </table:table-cell>
          <table:table-cell office:value-type="float" office:value="0.05558895" calcext:value-type="float">
            <text:p>0.05558895</text:p>
          </table:table-cell>
          <table:table-cell office:value-type="float" office:value="1.964873E-015" calcext:value-type="float">
            <text:p>1.964873E-15</text:p>
          </table:table-cell>
          <table:table-cell office:value-type="float" office:value="1.906382E-015" calcext:value-type="float">
            <text:p>1.906382E-15</text:p>
          </table:table-cell>
          <table:table-cell office:value-type="float" office:value="9.545474E-016" calcext:value-type="float">
            <text:p>9.545474E-16</text:p>
          </table:table-cell>
          <table:table-cell office:value-type="float" office:value="1.992859E-015" calcext:value-type="float">
            <text:p>1.992859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163751" calcext:value-type="float">
            <text:p>-0.2163751</text:p>
          </table:table-cell>
          <table:table-cell office:value-type="float" office:value="-0.03116802" calcext:value-type="float">
            <text:p>-0.03116802</text:p>
          </table:table-cell>
          <table:table-cell office:value-type="float" office:value="-0.020683" calcext:value-type="float">
            <text:p>-0.020683</text:p>
          </table:table-cell>
          <table:table-cell office:value-type="float" office:value="-0.01773672" calcext:value-type="float">
            <text:p>-0.01773672</text:p>
          </table:table-cell>
          <table:table-cell office:value-type="float" office:value="-0.01694695" calcext:value-type="float">
            <text:p>-0.01694695</text:p>
          </table:table-cell>
          <table:table-cell office:value-type="float" office:value="-0.01657" calcext:value-type="float">
            <text:p>-0.01657</text:p>
          </table:table-cell>
          <table:table-cell office:value-type="float" office:value="-0.01721444" calcext:value-type="float">
            <text:p>-0.01721444</text:p>
          </table:table-cell>
          <table:table-cell office:value-type="float" office:value="-0.01704901" calcext:value-type="float">
            <text:p>-0.01704901</text:p>
          </table:table-cell>
          <table:table-cell office:value-type="float" office:value="-0.01443649" calcext:value-type="float">
            <text:p>-0.01443649</text:p>
          </table:table-cell>
          <table:table-cell office:value-type="float" office:value="-0.01104604" calcext:value-type="float">
            <text:p>-0.01104604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1.110651" calcext:value-type="float">
            <text:p>-1.110651</text:p>
          </table:table-cell>
          <table:table-cell office:value-type="float" office:value="-0.001445576" calcext:value-type="float">
            <text:p>-0.00144557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19151" calcext:value-type="float">
            <text:p>-2.21915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5" calcext:value-type="float">
            <text:p>18112005</text:p>
          </table:table-cell>
          <table:table-cell office:value-type="float" office:value="570.5998" calcext:value-type="float">
            <text:p>570.5998</text:p>
          </table:table-cell>
          <table:table-cell office:value-type="float" office:value="224.0053" calcext:value-type="float">
            <text:p>224.0053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099.242" calcext:value-type="float">
            <text:p>1099.242</text:p>
          </table:table-cell>
          <table:table-cell office:value-type="float" office:value="191.9449" calcext:value-type="float">
            <text:p>191.9449</text:p>
          </table:table-cell>
          <table:table-cell office:value-type="float" office:value="0" calcext:value-type="float">
            <text:p>0</text:p>
          </table:table-cell>
          <table:table-cell office:value-type="float" office:value="0.3565453" calcext:value-type="float">
            <text:p>0.3565453</text:p>
          </table:table-cell>
          <table:table-cell office:value-type="float" office:value="0.356722" calcext:value-type="float">
            <text:p>0.356722</text:p>
          </table:table-cell>
          <table:table-cell office:value-type="float" office:value="0.3515643" calcext:value-type="float">
            <text:p>0.3515643</text:p>
          </table:table-cell>
          <table:table-cell office:value-type="float" office:value="0.3419076" calcext:value-type="float">
            <text:p>0.3419076</text:p>
          </table:table-cell>
          <table:table-cell office:value-type="float" office:value="0.3385349" calcext:value-type="float">
            <text:p>0.3385349</text:p>
          </table:table-cell>
          <table:table-cell office:value-type="float" office:value="0.29352" calcext:value-type="float">
            <text:p>0.29352</text:p>
          </table:table-cell>
          <table:table-cell office:value-type="float" office:value="0.2890611" calcext:value-type="float">
            <text:p>0.2890611</text:p>
          </table:table-cell>
          <table:table-cell office:value-type="float" office:value="0.3684838" calcext:value-type="float">
            <text:p>0.3684838</text:p>
          </table:table-cell>
          <table:table-cell office:value-type="float" office:value="0.3636706" calcext:value-type="float">
            <text:p>0.3636706</text:p>
          </table:table-cell>
          <table:table-cell office:value-type="float" office:value="0.3751781" calcext:value-type="float">
            <text:p>0.3751781</text:p>
          </table:table-cell>
          <table:table-cell office:value-type="float" office:value="0.392496" calcext:value-type="float">
            <text:p>0.392496</text:p>
          </table:table-cell>
          <table:table-cell office:value-type="float" office:value="0.4035066" calcext:value-type="float">
            <text:p>0.403506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4464E-015" calcext:value-type="float">
            <text:p>1.954464E-15</text:p>
          </table:table-cell>
          <table:table-cell office:value-type="float" office:value="1.941102E-015" calcext:value-type="float">
            <text:p>1.941102E-15</text:p>
          </table:table-cell>
          <table:table-cell office:value-type="float" office:value="1.964871E-015" calcext:value-type="float">
            <text:p>1.964871E-15</text:p>
          </table:table-cell>
          <table:table-cell office:value-type="float" office:value="1.906377E-015" calcext:value-type="float">
            <text:p>1.906377E-15</text:p>
          </table:table-cell>
          <table:table-cell office:value-type="float" office:value="9.545364E-016" calcext:value-type="float">
            <text:p>9.545364E-16</text:p>
          </table:table-cell>
          <table:table-cell office:value-type="float" office:value="1.99286E-015" calcext:value-type="float">
            <text:p>1.99286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09176" calcext:value-type="float">
            <text:p>-0.01209176</text:p>
          </table:table-cell>
          <table:table-cell office:value-type="float" office:value="-0.01205162" calcext:value-type="float">
            <text:p>-0.01205162</text:p>
          </table:table-cell>
          <table:table-cell office:value-type="float" office:value="-0.01323588" calcext:value-type="float">
            <text:p>-0.01323588</text:p>
          </table:table-cell>
          <table:table-cell office:value-type="float" office:value="-0.01579086" calcext:value-type="float">
            <text:p>-0.01579086</text:p>
          </table:table-cell>
          <table:table-cell office:value-type="float" office:value="-0.01678178" calcext:value-type="float">
            <text:p>-0.01678178</text:p>
          </table:table-cell>
          <table:table-cell office:value-type="float" office:value="-0.01718583" calcext:value-type="float">
            <text:p>-0.01718583</text:p>
          </table:table-cell>
          <table:table-cell office:value-type="float" office:value="-0.01713343" calcext:value-type="float">
            <text:p>-0.01713343</text:p>
          </table:table-cell>
          <table:table-cell office:value-type="float" office:value="-0.01665747" calcext:value-type="float">
            <text:p>-0.01665747</text:p>
          </table:table-cell>
          <table:table-cell office:value-type="float" office:value="-0.01441819" calcext:value-type="float">
            <text:p>-0.01441819</text:p>
          </table:table-cell>
          <table:table-cell office:value-type="float" office:value="-0.01108421" calcext:value-type="float">
            <text:p>-0.01108421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5242" calcext:value-type="float">
            <text:p>-0.009735242</text:p>
          </table:table-cell>
          <table:table-cell office:value-type="float" office:value="-0.001898268" calcext:value-type="float">
            <text:p>-0.00189826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4866" calcext:value-type="float">
            <text:p>-2.23486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5" calcext:value-type="float">
            <text:p>19112005</text:p>
          </table:table-cell>
          <table:table-cell office:value-type="float" office:value="571.8999" calcext:value-type="float">
            <text:p>571.8999</text:p>
          </table:table-cell>
          <table:table-cell office:value-type="float" office:value="224.2156" calcext:value-type="float">
            <text:p>224.2156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00.393" calcext:value-type="float">
            <text:p>1100.393</text:p>
          </table:table-cell>
          <table:table-cell office:value-type="float" office:value="191.8836" calcext:value-type="float">
            <text:p>191.8836</text:p>
          </table:table-cell>
          <table:table-cell office:value-type="float" office:value="0" calcext:value-type="float">
            <text:p>0</text:p>
          </table:table-cell>
          <table:table-cell office:value-type="float" office:value="0.354458" calcext:value-type="float">
            <text:p>0.354458</text:p>
          </table:table-cell>
          <table:table-cell office:value-type="float" office:value="0.3550207" calcext:value-type="float">
            <text:p>0.3550207</text:p>
          </table:table-cell>
          <table:table-cell office:value-type="float" office:value="0.353323" calcext:value-type="float">
            <text:p>0.353323</text:p>
          </table:table-cell>
          <table:table-cell office:value-type="float" office:value="0.3496319" calcext:value-type="float">
            <text:p>0.3496319</text:p>
          </table:table-cell>
          <table:table-cell office:value-type="float" office:value="0.3473041" calcext:value-type="float">
            <text:p>0.3473041</text:p>
          </table:table-cell>
          <table:table-cell office:value-type="float" office:value="0.2962363" calcext:value-type="float">
            <text:p>0.2962363</text:p>
          </table:table-cell>
          <table:table-cell office:value-type="float" office:value="0.2897617" calcext:value-type="float">
            <text:p>0.2897617</text:p>
          </table:table-cell>
          <table:table-cell office:value-type="float" office:value="0.3687784" calcext:value-type="float">
            <text:p>0.3687784</text:p>
          </table:table-cell>
          <table:table-cell office:value-type="float" office:value="0.3637432" calcext:value-type="float">
            <text:p>0.3637432</text:p>
          </table:table-cell>
          <table:table-cell office:value-type="float" office:value="0.3751158" calcext:value-type="float">
            <text:p>0.3751158</text:p>
          </table:table-cell>
          <table:table-cell office:value-type="float" office:value="0.3923917" calcext:value-type="float">
            <text:p>0.3923917</text:p>
          </table:table-cell>
          <table:table-cell office:value-type="float" office:value="0.4032822" calcext:value-type="float">
            <text:p>0.403282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5797E-015" calcext:value-type="float">
            <text:p>1.905797E-15</text:p>
          </table:table-cell>
          <table:table-cell office:value-type="float" office:value="1.941102E-015" calcext:value-type="float">
            <text:p>1.941102E-15</text:p>
          </table:table-cell>
          <table:table-cell office:value-type="float" office:value="1.964871E-015" calcext:value-type="float">
            <text:p>1.964871E-15</text:p>
          </table:table-cell>
          <table:table-cell office:value-type="float" office:value="1.906372E-015" calcext:value-type="float">
            <text:p>1.906372E-15</text:p>
          </table:table-cell>
          <table:table-cell office:value-type="float" office:value="9.545249E-016" calcext:value-type="float">
            <text:p>9.545249E-16</text:p>
          </table:table-cell>
          <table:table-cell office:value-type="float" office:value="1.992859E-015" calcext:value-type="float">
            <text:p>1.992859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56596" calcext:value-type="float">
            <text:p>-0.01256596</text:p>
          </table:table-cell>
          <table:table-cell office:value-type="float" office:value="-0.01243917" calcext:value-type="float">
            <text:p>-0.01243917</text:p>
          </table:table-cell>
          <table:table-cell office:value-type="float" office:value="-0.01283321" calcext:value-type="float">
            <text:p>-0.01283321</text:p>
          </table:table-cell>
          <table:table-cell office:value-type="float" office:value="-0.01374379" calcext:value-type="float">
            <text:p>-0.01374379</text:p>
          </table:table-cell>
          <table:table-cell office:value-type="float" office:value="-0.01432848" calcext:value-type="float">
            <text:p>-0.01432848</text:p>
          </table:table-cell>
          <table:table-cell office:value-type="float" office:value="-0.01604132" calcext:value-type="float">
            <text:p>-0.01604132</text:p>
          </table:table-cell>
          <table:table-cell office:value-type="float" office:value="-0.01679952" calcext:value-type="float">
            <text:p>-0.01679952</text:p>
          </table:table-cell>
          <table:table-cell office:value-type="float" office:value="-0.01637206" calcext:value-type="float">
            <text:p>-0.01637206</text:p>
          </table:table-cell>
          <table:table-cell office:value-type="float" office:value="-0.01437067" calcext:value-type="float">
            <text:p>-0.01437067</text:p>
          </table:table-cell>
          <table:table-cell office:value-type="float" office:value="-0.01111582" calcext:value-type="float">
            <text:p>-0.01111582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5817" calcext:value-type="float">
            <text:p>-0.009735817</text:p>
          </table:table-cell>
          <table:table-cell office:value-type="float" office:value="-0.001898693" calcext:value-type="float">
            <text:p>-0.00189869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0165" calcext:value-type="float">
            <text:p>-2.23016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5" calcext:value-type="float">
            <text:p>20112005</text:p>
          </table:table-cell>
          <table:table-cell office:value-type="float" office:value="571.9998" calcext:value-type="float">
            <text:p>571.9998</text:p>
          </table:table-cell>
          <table:table-cell office:value-type="float" office:value="224.6857" calcext:value-type="float">
            <text:p>224.6857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00.082" calcext:value-type="float">
            <text:p>1100.082</text:p>
          </table:table-cell>
          <table:table-cell office:value-type="float" office:value="191.8242" calcext:value-type="float">
            <text:p>191.8242</text:p>
          </table:table-cell>
          <table:table-cell office:value-type="float" office:value="0" calcext:value-type="float">
            <text:p>0</text:p>
          </table:table-cell>
          <table:table-cell office:value-type="float" office:value="0.3271199" calcext:value-type="float">
            <text:p>0.3271199</text:p>
          </table:table-cell>
          <table:table-cell office:value-type="float" office:value="0.339211" calcext:value-type="float">
            <text:p>0.339211</text:p>
          </table:table-cell>
          <table:table-cell office:value-type="float" office:value="0.3460318" calcext:value-type="float">
            <text:p>0.3460318</text:p>
          </table:table-cell>
          <table:table-cell office:value-type="float" office:value="0.348204" calcext:value-type="float">
            <text:p>0.348204</text:p>
          </table:table-cell>
          <table:table-cell office:value-type="float" office:value="0.3481439" calcext:value-type="float">
            <text:p>0.3481439</text:p>
          </table:table-cell>
          <table:table-cell office:value-type="float" office:value="0.2987297" calcext:value-type="float">
            <text:p>0.2987297</text:p>
          </table:table-cell>
          <table:table-cell office:value-type="float" office:value="0.2914532" calcext:value-type="float">
            <text:p>0.2914532</text:p>
          </table:table-cell>
          <table:table-cell office:value-type="float" office:value="0.3691832" calcext:value-type="float">
            <text:p>0.3691832</text:p>
          </table:table-cell>
          <table:table-cell office:value-type="float" office:value="0.3638465" calcext:value-type="float">
            <text:p>0.3638465</text:p>
          </table:table-cell>
          <table:table-cell office:value-type="float" office:value="0.3750627" calcext:value-type="float">
            <text:p>0.3750627</text:p>
          </table:table-cell>
          <table:table-cell office:value-type="float" office:value="0.392285" calcext:value-type="float">
            <text:p>0.392285</text:p>
          </table:table-cell>
          <table:table-cell office:value-type="float" office:value="0.403148" calcext:value-type="float">
            <text:p>0.403148</text:p>
          </table:table-cell>
          <table:table-cell office:value-type="float" office:value="0.4623671" calcext:value-type="float">
            <text:p>0.4623671</text:p>
          </table:table-cell>
          <table:table-cell office:value-type="float" office:value="0" calcext:value-type="float">
            <text:p>0</text:p>
          </table:table-cell>
          <table:table-cell office:value-type="float" office:value="0.04662632" calcext:value-type="float">
            <text:p>0.04662632</text:p>
          </table:table-cell>
          <table:table-cell office:value-type="float" office:value="1.941102E-015" calcext:value-type="float">
            <text:p>1.941102E-15</text:p>
          </table:table-cell>
          <table:table-cell office:value-type="float" office:value="1.964871E-015" calcext:value-type="float">
            <text:p>1.964871E-15</text:p>
          </table:table-cell>
          <table:table-cell office:value-type="float" office:value="1.906366E-015" calcext:value-type="float">
            <text:p>1.906366E-15</text:p>
          </table:table-cell>
          <table:table-cell office:value-type="float" office:value="9.545116E-016" calcext:value-type="float">
            <text:p>9.545116E-16</text:p>
          </table:table-cell>
          <table:table-cell office:value-type="float" office:value="1.992859E-015" calcext:value-type="float">
            <text:p>1.992859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33257" calcext:value-type="float">
            <text:p>-0.02033257</text:p>
          </table:table-cell>
          <table:table-cell office:value-type="float" office:value="-0.01634735" calcext:value-type="float">
            <text:p>-0.01634735</text:p>
          </table:table-cell>
          <table:table-cell office:value-type="float" office:value="-0.01455553" calcext:value-type="float">
            <text:p>-0.01455553</text:p>
          </table:table-cell>
          <table:table-cell office:value-type="float" office:value="-0.01406573" calcext:value-type="float">
            <text:p>-0.01406573</text:p>
          </table:table-cell>
          <table:table-cell office:value-type="float" office:value="-0.01409198" calcext:value-type="float">
            <text:p>-0.01409198</text:p>
          </table:table-cell>
          <table:table-cell office:value-type="float" office:value="-0.01504705" calcext:value-type="float">
            <text:p>-0.01504705</text:p>
          </table:table-cell>
          <table:table-cell office:value-type="float" office:value="-0.01600036" calcext:value-type="float">
            <text:p>-0.01600036</text:p>
          </table:table-cell>
          <table:table-cell office:value-type="float" office:value="-0.01599046" calcext:value-type="float">
            <text:p>-0.01599046</text:p>
          </table:table-cell>
          <table:table-cell office:value-type="float" office:value="-0.01430319" calcext:value-type="float">
            <text:p>-0.01430319</text:p>
          </table:table-cell>
          <table:table-cell office:value-type="float" office:value="-0.01114284" calcext:value-type="float">
            <text:p>-0.01114284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1745462" calcext:value-type="float">
            <text:p>-0.01745462</text:p>
          </table:table-cell>
          <table:table-cell office:value-type="float" office:value="-0.001861795" calcext:value-type="float">
            <text:p>-0.00186179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6715" calcext:value-type="float">
            <text:p>-2.22671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5" calcext:value-type="float">
            <text:p>21112005</text:p>
          </table:table-cell>
          <table:table-cell office:value-type="float" office:value="571.9998" calcext:value-type="float">
            <text:p>571.9998</text:p>
          </table:table-cell>
          <table:table-cell office:value-type="float" office:value="225.3133" calcext:value-type="float">
            <text:p>225.3133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099.505" calcext:value-type="float">
            <text:p>1099.505</text:p>
          </table:table-cell>
          <table:table-cell office:value-type="float" office:value="191.7741" calcext:value-type="float">
            <text:p>191.7741</text:p>
          </table:table-cell>
          <table:table-cell office:value-type="float" office:value="0" calcext:value-type="float">
            <text:p>0</text:p>
          </table:table-cell>
          <table:table-cell office:value-type="float" office:value="0.3390338" calcext:value-type="float">
            <text:p>0.3390338</text:p>
          </table:table-cell>
          <table:table-cell office:value-type="float" office:value="0.3398839" calcext:value-type="float">
            <text:p>0.3398839</text:p>
          </table:table-cell>
          <table:table-cell office:value-type="float" office:value="0.3417419" calcext:value-type="float">
            <text:p>0.3417419</text:p>
          </table:table-cell>
          <table:table-cell office:value-type="float" office:value="0.343321" calcext:value-type="float">
            <text:p>0.343321</text:p>
          </table:table-cell>
          <table:table-cell office:value-type="float" office:value="0.3441645" calcext:value-type="float">
            <text:p>0.3441645</text:p>
          </table:table-cell>
          <table:table-cell office:value-type="float" office:value="0.2985403" calcext:value-type="float">
            <text:p>0.2985403</text:p>
          </table:table-cell>
          <table:table-cell office:value-type="float" office:value="0.2924019" calcext:value-type="float">
            <text:p>0.2924019</text:p>
          </table:table-cell>
          <table:table-cell office:value-type="float" office:value="0.3696618" calcext:value-type="float">
            <text:p>0.3696618</text:p>
          </table:table-cell>
          <table:table-cell office:value-type="float" office:value="0.3639936" calcext:value-type="float">
            <text:p>0.3639936</text:p>
          </table:table-cell>
          <table:table-cell office:value-type="float" office:value="0.3750206" calcext:value-type="float">
            <text:p>0.3750206</text:p>
          </table:table-cell>
          <table:table-cell office:value-type="float" office:value="0.3921845" calcext:value-type="float">
            <text:p>0.3921845</text:p>
          </table:table-cell>
          <table:table-cell office:value-type="float" office:value="0.4030654" calcext:value-type="float">
            <text:p>0.40306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6228E-015" calcext:value-type="float">
            <text:p>1.906228E-15</text:p>
          </table:table-cell>
          <table:table-cell office:value-type="float" office:value="1.941101E-015" calcext:value-type="float">
            <text:p>1.941101E-15</text:p>
          </table:table-cell>
          <table:table-cell office:value-type="float" office:value="1.964871E-015" calcext:value-type="float">
            <text:p>1.964871E-15</text:p>
          </table:table-cell>
          <table:table-cell office:value-type="float" office:value="1.906359E-015" calcext:value-type="float">
            <text:p>1.906359E-15</text:p>
          </table:table-cell>
          <table:table-cell office:value-type="float" office:value="9.545015E-016" calcext:value-type="float">
            <text:p>9.545015E-16</text:p>
          </table:table-cell>
          <table:table-cell office:value-type="float" office:value="1.992859E-015" calcext:value-type="float">
            <text:p>1.992859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55327" calcext:value-type="float">
            <text:p>-0.01655327</text:p>
          </table:table-cell>
          <table:table-cell office:value-type="float" office:value="-0.01628463" calcext:value-type="float">
            <text:p>-0.01628463</text:p>
          </table:table-cell>
          <table:table-cell office:value-type="float" office:value="-0.01574761" calcext:value-type="float">
            <text:p>-0.01574761</text:p>
          </table:table-cell>
          <table:table-cell office:value-type="float" office:value="-0.01534427" calcext:value-type="float">
            <text:p>-0.01534427</text:p>
          </table:table-cell>
          <table:table-cell office:value-type="float" office:value="-0.0151223" calcext:value-type="float">
            <text:p>-0.0151223</text:p>
          </table:table-cell>
          <table:table-cell office:value-type="float" office:value="-0.01511306" calcext:value-type="float">
            <text:p>-0.01511306</text:p>
          </table:table-cell>
          <table:table-cell office:value-type="float" office:value="-0.01556543" calcext:value-type="float">
            <text:p>-0.01556543</text:p>
          </table:table-cell>
          <table:table-cell office:value-type="float" office:value="-0.01554848" calcext:value-type="float">
            <text:p>-0.01554848</text:p>
          </table:table-cell>
          <table:table-cell office:value-type="float" office:value="-0.01420765" calcext:value-type="float">
            <text:p>-0.01420765</text:p>
          </table:table-cell>
          <table:table-cell office:value-type="float" office:value="-0.01116429" calcext:value-type="float">
            <text:p>-0.01116429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5817" calcext:value-type="float">
            <text:p>-0.009735817</text:p>
          </table:table-cell>
          <table:table-cell office:value-type="float" office:value="-0.001899523" calcext:value-type="float">
            <text:p>-0.00189952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3395" calcext:value-type="float">
            <text:p>-2.22339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5" calcext:value-type="float">
            <text:p>22112005</text:p>
          </table:table-cell>
          <table:table-cell office:value-type="float" office:value="571.9998" calcext:value-type="float">
            <text:p>571.9998</text:p>
          </table:table-cell>
          <table:table-cell office:value-type="float" office:value="226.0607" calcext:value-type="float">
            <text:p>226.0607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098.798" calcext:value-type="float">
            <text:p>1098.798</text:p>
          </table:table-cell>
          <table:table-cell office:value-type="float" office:value="191.7337" calcext:value-type="float">
            <text:p>191.7337</text:p>
          </table:table-cell>
          <table:table-cell office:value-type="float" office:value="0" calcext:value-type="float">
            <text:p>0</text:p>
          </table:table-cell>
          <table:table-cell office:value-type="float" office:value="0.3315606" calcext:value-type="float">
            <text:p>0.3315606</text:p>
          </table:table-cell>
          <table:table-cell office:value-type="float" office:value="0.3323902" calcext:value-type="float">
            <text:p>0.3323902</text:p>
          </table:table-cell>
          <table:table-cell office:value-type="float" office:value="0.3363452" calcext:value-type="float">
            <text:p>0.3363452</text:p>
          </table:table-cell>
          <table:table-cell office:value-type="float" office:value="0.3401864" calcext:value-type="float">
            <text:p>0.3401864</text:p>
          </table:table-cell>
          <table:table-cell office:value-type="float" office:value="0.3419233" calcext:value-type="float">
            <text:p>0.3419233</text:p>
          </table:table-cell>
          <table:table-cell office:value-type="float" office:value="0.2979228" calcext:value-type="float">
            <text:p>0.2979228</text:p>
          </table:table-cell>
          <table:table-cell office:value-type="float" office:value="0.2926128" calcext:value-type="float">
            <text:p>0.2926128</text:p>
          </table:table-cell>
          <table:table-cell office:value-type="float" office:value="0.3700031" calcext:value-type="float">
            <text:p>0.3700031</text:p>
          </table:table-cell>
          <table:table-cell office:value-type="float" office:value="0.3641683" calcext:value-type="float">
            <text:p>0.3641683</text:p>
          </table:table-cell>
          <table:table-cell office:value-type="float" office:value="0.3749908" calcext:value-type="float">
            <text:p>0.3749908</text:p>
          </table:table-cell>
          <table:table-cell office:value-type="float" office:value="0.3920953" calcext:value-type="float">
            <text:p>0.3920953</text:p>
          </table:table-cell>
          <table:table-cell office:value-type="float" office:value="0.40302" calcext:value-type="float">
            <text:p>0.4030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04E-015" calcext:value-type="float">
            <text:p>1.9104E-15</text:p>
          </table:table-cell>
          <table:table-cell office:value-type="float" office:value="1.941099E-015" calcext:value-type="float">
            <text:p>1.941099E-15</text:p>
          </table:table-cell>
          <table:table-cell office:value-type="float" office:value="1.964871E-015" calcext:value-type="float">
            <text:p>1.964871E-15</text:p>
          </table:table-cell>
          <table:table-cell office:value-type="float" office:value="1.90635E-015" calcext:value-type="float">
            <text:p>1.90635E-15</text:p>
          </table:table-cell>
          <table:table-cell office:value-type="float" office:value="9.544952E-016" calcext:value-type="float">
            <text:p>9.544952E-16</text:p>
          </table:table-cell>
          <table:table-cell office:value-type="float" office:value="1.992859E-015" calcext:value-type="float">
            <text:p>1.992859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00514" calcext:value-type="float">
            <text:p>-0.01900514</text:p>
          </table:table-cell>
          <table:table-cell office:value-type="float" office:value="-0.01869294" calcext:value-type="float">
            <text:p>-0.01869294</text:p>
          </table:table-cell>
          <table:table-cell office:value-type="float" office:value="-0.01735931" calcext:value-type="float">
            <text:p>-0.01735931</text:p>
          </table:table-cell>
          <table:table-cell office:value-type="float" office:value="-0.01621947" calcext:value-type="float">
            <text:p>-0.01621947</text:p>
          </table:table-cell>
          <table:table-cell office:value-type="float" office:value="-0.01573027" calcext:value-type="float">
            <text:p>-0.01573027</text:p>
          </table:table-cell>
          <table:table-cell office:value-type="float" office:value="-0.01534962" calcext:value-type="float">
            <text:p>-0.01534962</text:p>
          </table:table-cell>
          <table:table-cell office:value-type="float" office:value="-0.01546989" calcext:value-type="float">
            <text:p>-0.01546989</text:p>
          </table:table-cell>
          <table:table-cell office:value-type="float" office:value="-0.01524024" calcext:value-type="float">
            <text:p>-0.01524024</text:p>
          </table:table-cell>
          <table:table-cell office:value-type="float" office:value="-0.01409489" calcext:value-type="float">
            <text:p>-0.01409489</text:p>
          </table:table-cell>
          <table:table-cell office:value-type="float" office:value="-0.01117956" calcext:value-type="float">
            <text:p>-0.01117956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501" calcext:value-type="float">
            <text:p>-0.00973501</text:p>
          </table:table-cell>
          <table:table-cell office:value-type="float" office:value="-0.001899999" calcext:value-type="float">
            <text:p>-0.00189999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088" calcext:value-type="float">
            <text:p>-2.2208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5" calcext:value-type="float">
            <text:p>23112005</text:p>
          </table:table-cell>
          <table:table-cell office:value-type="float" office:value="571.9998" calcext:value-type="float">
            <text:p>571.9998</text:p>
          </table:table-cell>
          <table:table-cell office:value-type="float" office:value="227.3878" calcext:value-type="float">
            <text:p>227.3878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097.504" calcext:value-type="float">
            <text:p>1097.504</text:p>
          </table:table-cell>
          <table:table-cell office:value-type="float" office:value="191.7006" calcext:value-type="float">
            <text:p>191.7006</text:p>
          </table:table-cell>
          <table:table-cell office:value-type="float" office:value="0" calcext:value-type="float">
            <text:p>0</text:p>
          </table:table-cell>
          <table:table-cell office:value-type="float" office:value="0.3158692" calcext:value-type="float">
            <text:p>0.3158692</text:p>
          </table:table-cell>
          <table:table-cell office:value-type="float" office:value="0.319052" calcext:value-type="float">
            <text:p>0.319052</text:p>
          </table:table-cell>
          <table:table-cell office:value-type="float" office:value="0.3294307" calcext:value-type="float">
            <text:p>0.3294307</text:p>
          </table:table-cell>
          <table:table-cell office:value-type="float" office:value="0.3360787" calcext:value-type="float">
            <text:p>0.3360787</text:p>
          </table:table-cell>
          <table:table-cell office:value-type="float" office:value="0.3387314" calcext:value-type="float">
            <text:p>0.3387314</text:p>
          </table:table-cell>
          <table:table-cell office:value-type="float" office:value="0.2967696" calcext:value-type="float">
            <text:p>0.2967696</text:p>
          </table:table-cell>
          <table:table-cell office:value-type="float" office:value="0.2924115" calcext:value-type="float">
            <text:p>0.2924115</text:p>
          </table:table-cell>
          <table:table-cell office:value-type="float" office:value="0.3701976" calcext:value-type="float">
            <text:p>0.3701976</text:p>
          </table:table-cell>
          <table:table-cell office:value-type="float" office:value="0.3643455" calcext:value-type="float">
            <text:p>0.3643455</text:p>
          </table:table-cell>
          <table:table-cell office:value-type="float" office:value="0.3749735" calcext:value-type="float">
            <text:p>0.3749735</text:p>
          </table:table-cell>
          <table:table-cell office:value-type="float" office:value="0.3920198" calcext:value-type="float">
            <text:p>0.3920198</text:p>
          </table:table-cell>
          <table:table-cell office:value-type="float" office:value="0.4029998" calcext:value-type="float">
            <text:p>0.402999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0488E-015" calcext:value-type="float">
            <text:p>1.910488E-15</text:p>
          </table:table-cell>
          <table:table-cell office:value-type="float" office:value="1.941093E-015" calcext:value-type="float">
            <text:p>1.941093E-15</text:p>
          </table:table-cell>
          <table:table-cell office:value-type="float" office:value="1.964871E-015" calcext:value-type="float">
            <text:p>1.964871E-15</text:p>
          </table:table-cell>
          <table:table-cell office:value-type="float" office:value="1.906342E-015" calcext:value-type="float">
            <text:p>1.906342E-15</text:p>
          </table:table-cell>
          <table:table-cell office:value-type="float" office:value="9.544869E-016" calcext:value-type="float">
            <text:p>9.544869E-16</text:p>
          </table:table-cell>
          <table:table-cell office:value-type="float" office:value="1.992859E-015" calcext:value-type="float">
            <text:p>1.992859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557404" calcext:value-type="float">
            <text:p>-0.02557404</text:p>
          </table:table-cell>
          <table:table-cell office:value-type="float" office:value="-0.02404277" calcext:value-type="float">
            <text:p>-0.02404277</text:p>
          </table:table-cell>
          <table:table-cell office:value-type="float" office:value="-0.01968988" calcext:value-type="float">
            <text:p>-0.01968988</text:p>
          </table:table-cell>
          <table:table-cell office:value-type="float" office:value="-0.01746397" calcext:value-type="float">
            <text:p>-0.01746397</text:p>
          </table:table-cell>
          <table:table-cell office:value-type="float" office:value="-0.01665487" calcext:value-type="float">
            <text:p>-0.01665487</text:p>
          </table:table-cell>
          <table:table-cell office:value-type="float" office:value="-0.0158038" calcext:value-type="float">
            <text:p>-0.0158038</text:p>
          </table:table-cell>
          <table:table-cell office:value-type="float" office:value="-0.01555735" calcext:value-type="float">
            <text:p>-0.01555735</text:p>
          </table:table-cell>
          <table:table-cell office:value-type="float" office:value="-0.01506691" calcext:value-type="float">
            <text:p>-0.01506691</text:p>
          </table:table-cell>
          <table:table-cell office:value-type="float" office:value="-0.01398131" calcext:value-type="float">
            <text:p>-0.01398131</text:p>
          </table:table-cell>
          <table:table-cell office:value-type="float" office:value="-0.01118848" calcext:value-type="float">
            <text:p>-0.01118848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4842" calcext:value-type="float">
            <text:p>-0.009734842</text:p>
          </table:table-cell>
          <table:table-cell office:value-type="float" office:value="-0.001900601" calcext:value-type="float">
            <text:p>-0.00190060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8774" calcext:value-type="float">
            <text:p>-2.21877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5" calcext:value-type="float">
            <text:p>24112005</text:p>
          </table:table-cell>
          <table:table-cell office:value-type="float" office:value="571.9998" calcext:value-type="float">
            <text:p>571.9998</text:p>
          </table:table-cell>
          <table:table-cell office:value-type="float" office:value="228.3365" calcext:value-type="float">
            <text:p>228.3365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096.583" calcext:value-type="float">
            <text:p>1096.583</text:p>
          </table:table-cell>
          <table:table-cell office:value-type="float" office:value="191.6734" calcext:value-type="float">
            <text:p>191.6734</text:p>
          </table:table-cell>
          <table:table-cell office:value-type="float" office:value="0" calcext:value-type="float">
            <text:p>0</text:p>
          </table:table-cell>
          <table:table-cell office:value-type="float" office:value="0.2146062" calcext:value-type="float">
            <text:p>0.2146062</text:p>
          </table:table-cell>
          <table:table-cell office:value-type="float" office:value="0.3068197" calcext:value-type="float">
            <text:p>0.3068197</text:p>
          </table:table-cell>
          <table:table-cell office:value-type="float" office:value="0.32337" calcext:value-type="float">
            <text:p>0.32337</text:p>
          </table:table-cell>
          <table:table-cell office:value-type="float" office:value="0.3313023" calcext:value-type="float">
            <text:p>0.3313023</text:p>
          </table:table-cell>
          <table:table-cell office:value-type="float" office:value="0.3346466" calcext:value-type="float">
            <text:p>0.3346466</text:p>
          </table:table-cell>
          <table:table-cell office:value-type="float" office:value="0.295085" calcext:value-type="float">
            <text:p>0.295085</text:p>
          </table:table-cell>
          <table:table-cell office:value-type="float" office:value="0.2917685" calcext:value-type="float">
            <text:p>0.2917685</text:p>
          </table:table-cell>
          <table:table-cell office:value-type="float" office:value="0.3702456" calcext:value-type="float">
            <text:p>0.3702456</text:p>
          </table:table-cell>
          <table:table-cell office:value-type="float" office:value="0.364506" calcext:value-type="float">
            <text:p>0.364506</text:p>
          </table:table-cell>
          <table:table-cell office:value-type="float" office:value="0.3749667" calcext:value-type="float">
            <text:p>0.3749667</text:p>
          </table:table-cell>
          <table:table-cell office:value-type="float" office:value="0.3919586" calcext:value-type="float">
            <text:p>0.3919586</text:p>
          </table:table-cell>
          <table:table-cell office:value-type="float" office:value="0.4029939" calcext:value-type="float">
            <text:p>0.4029939</text:p>
          </table:table-cell>
          <table:table-cell office:value-type="float" office:value="0.4623606" calcext:value-type="float">
            <text:p>0.4623606</text:p>
          </table:table-cell>
          <table:table-cell office:value-type="float" office:value="0" calcext:value-type="float">
            <text:p>0</text:p>
          </table:table-cell>
          <table:table-cell office:value-type="float" office:value="0.1435953" calcext:value-type="float">
            <text:p>0.1435953</text:p>
          </table:table-cell>
          <table:table-cell office:value-type="float" office:value="0.0001644505" calcext:value-type="float">
            <text:p>0.0001644505</text:p>
          </table:table-cell>
          <table:table-cell office:value-type="float" office:value="1.96487E-015" calcext:value-type="float">
            <text:p>1.96487E-15</text:p>
          </table:table-cell>
          <table:table-cell office:value-type="float" office:value="1.906336E-015" calcext:value-type="float">
            <text:p>1.906336E-15</text:p>
          </table:table-cell>
          <table:table-cell office:value-type="float" office:value="9.544769E-016" calcext:value-type="float">
            <text:p>9.544769E-16</text:p>
          </table:table-cell>
          <table:table-cell office:value-type="float" office:value="1.992859E-015" calcext:value-type="float">
            <text:p>1.992859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23284" calcext:value-type="float">
            <text:p>-0.3923284</text:p>
          </table:table-cell>
          <table:table-cell office:value-type="float" office:value="-0.03044884" calcext:value-type="float">
            <text:p>-0.03044884</text:p>
          </table:table-cell>
          <table:table-cell office:value-type="float" office:value="-0.02204975" calcext:value-type="float">
            <text:p>-0.02204975</text:p>
          </table:table-cell>
          <table:table-cell office:value-type="float" office:value="-0.01905987" calcext:value-type="float">
            <text:p>-0.01905987</text:p>
          </table:table-cell>
          <table:table-cell office:value-type="float" office:value="-0.01793282" calcext:value-type="float">
            <text:p>-0.01793282</text:p>
          </table:table-cell>
          <table:table-cell office:value-type="float" office:value="-0.01649721" calcext:value-type="float">
            <text:p>-0.01649721</text:p>
          </table:table-cell>
          <table:table-cell office:value-type="float" office:value="-0.01584464" calcext:value-type="float">
            <text:p>-0.01584464</text:p>
          </table:table-cell>
          <table:table-cell office:value-type="float" office:value="-0.01502334" calcext:value-type="float">
            <text:p>-0.01502334</text:p>
          </table:table-cell>
          <table:table-cell office:value-type="float" office:value="-0.0138792" calcext:value-type="float">
            <text:p>-0.0138792</text:p>
          </table:table-cell>
          <table:table-cell office:value-type="float" office:value="-0.01119204" calcext:value-type="float">
            <text:p>-0.01119204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4296489" calcext:value-type="float">
            <text:p>-0.04296489</text:p>
          </table:table-cell>
          <table:table-cell office:value-type="float" office:value="-0.001785585" calcext:value-type="float">
            <text:p>-0.00178558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787" calcext:value-type="float">
            <text:p>-2.2178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5" calcext:value-type="float">
            <text:p>25112005</text:p>
          </table:table-cell>
          <table:table-cell office:value-type="float" office:value="571.9998" calcext:value-type="float">
            <text:p>571.9998</text:p>
          </table:table-cell>
          <table:table-cell office:value-type="float" office:value="228.927" calcext:value-type="float">
            <text:p>228.927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096.016" calcext:value-type="float">
            <text:p>1096.016</text:p>
          </table:table-cell>
          <table:table-cell office:value-type="float" office:value="191.6495" calcext:value-type="float">
            <text:p>191.6495</text:p>
          </table:table-cell>
          <table:table-cell office:value-type="float" office:value="0" calcext:value-type="float">
            <text:p>0</text:p>
          </table:table-cell>
          <table:table-cell office:value-type="float" office:value="0.3153019" calcext:value-type="float">
            <text:p>0.3153019</text:p>
          </table:table-cell>
          <table:table-cell office:value-type="float" office:value="0.3163109" calcext:value-type="float">
            <text:p>0.3163109</text:p>
          </table:table-cell>
          <table:table-cell office:value-type="float" office:value="0.3210791" calcext:value-type="float">
            <text:p>0.3210791</text:p>
          </table:table-cell>
          <table:table-cell office:value-type="float" office:value="0.3269332" calcext:value-type="float">
            <text:p>0.3269332</text:p>
          </table:table-cell>
          <table:table-cell office:value-type="float" office:value="0.3306885" calcext:value-type="float">
            <text:p>0.3306885</text:p>
          </table:table-cell>
          <table:table-cell office:value-type="float" office:value="0.2931323" calcext:value-type="float">
            <text:p>0.2931323</text:p>
          </table:table-cell>
          <table:table-cell office:value-type="float" office:value="0.2908384" calcext:value-type="float">
            <text:p>0.2908384</text:p>
          </table:table-cell>
          <table:table-cell office:value-type="float" office:value="0.3701447" calcext:value-type="float">
            <text:p>0.3701447</text:p>
          </table:table-cell>
          <table:table-cell office:value-type="float" office:value="0.3646338" calcext:value-type="float">
            <text:p>0.3646338</text:p>
          </table:table-cell>
          <table:table-cell office:value-type="float" office:value="0.3749679" calcext:value-type="float">
            <text:p>0.3749679</text:p>
          </table:table-cell>
          <table:table-cell office:value-type="float" office:value="0.3919102" calcext:value-type="float">
            <text:p>0.3919102</text:p>
          </table:table-cell>
          <table:table-cell office:value-type="float" office:value="0.402994" calcext:value-type="float">
            <text:p>0.40299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2402E-015" calcext:value-type="float">
            <text:p>1.912402E-15</text:p>
          </table:table-cell>
          <table:table-cell office:value-type="float" office:value="1.936673E-015" calcext:value-type="float">
            <text:p>1.936673E-15</text:p>
          </table:table-cell>
          <table:table-cell office:value-type="float" office:value="1.964868E-015" calcext:value-type="float">
            <text:p>1.964868E-15</text:p>
          </table:table-cell>
          <table:table-cell office:value-type="float" office:value="1.906327E-015" calcext:value-type="float">
            <text:p>1.906327E-15</text:p>
          </table:table-cell>
          <table:table-cell office:value-type="float" office:value="9.544741E-016" calcext:value-type="float">
            <text:p>9.544741E-16</text:p>
          </table:table-cell>
          <table:table-cell office:value-type="float" office:value="1.992859E-015" calcext:value-type="float">
            <text:p>1.992859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583289" calcext:value-type="float">
            <text:p>-0.02583289</text:p>
          </table:table-cell>
          <table:table-cell office:value-type="float" office:value="-0.02531695" calcext:value-type="float">
            <text:p>-0.02531695</text:p>
          </table:table-cell>
          <table:table-cell office:value-type="float" office:value="-0.0230828" calcext:value-type="float">
            <text:p>-0.0230828</text:p>
          </table:table-cell>
          <table:table-cell office:value-type="float" office:value="-0.02068276" calcext:value-type="float">
            <text:p>-0.02068276</text:p>
          </table:table-cell>
          <table:table-cell office:value-type="float" office:value="-0.01929244" calcext:value-type="float">
            <text:p>-0.01929244</text:p>
          </table:table-cell>
          <table:table-cell office:value-type="float" office:value="-0.01734455" calcext:value-type="float">
            <text:p>-0.01734455</text:p>
          </table:table-cell>
          <table:table-cell office:value-type="float" office:value="-0.01627331" calcext:value-type="float">
            <text:p>-0.01627331</text:p>
          </table:table-cell>
          <table:table-cell office:value-type="float" office:value="-0.01511071" calcext:value-type="float">
            <text:p>-0.01511071</text:p>
          </table:table-cell>
          <table:table-cell office:value-type="float" office:value="-0.01379829" calcext:value-type="float">
            <text:p>-0.01379829</text:p>
          </table:table-cell>
          <table:table-cell office:value-type="float" office:value="-0.01119141" calcext:value-type="float">
            <text:p>-0.01119141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591" calcext:value-type="float">
            <text:p>-0.00973591</text:p>
          </table:table-cell>
          <table:table-cell office:value-type="float" office:value="-0.00190129" calcext:value-type="float">
            <text:p>-0.0019012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5313" calcext:value-type="float">
            <text:p>-2.21531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5" calcext:value-type="float">
            <text:p>26112005</text:p>
          </table:table-cell>
          <table:table-cell office:value-type="float" office:value="571.9998" calcext:value-type="float">
            <text:p>571.9998</text:p>
          </table:table-cell>
          <table:table-cell office:value-type="float" office:value="229.8336" calcext:value-type="float">
            <text:p>229.8336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095.126" calcext:value-type="float">
            <text:p>1095.126</text:p>
          </table:table-cell>
          <table:table-cell office:value-type="float" office:value="191.6321" calcext:value-type="float">
            <text:p>191.6321</text:p>
          </table:table-cell>
          <table:table-cell office:value-type="float" office:value="0" calcext:value-type="float">
            <text:p>0</text:p>
          </table:table-cell>
          <table:table-cell office:value-type="float" office:value="0.3085583" calcext:value-type="float">
            <text:p>0.3085583</text:p>
          </table:table-cell>
          <table:table-cell office:value-type="float" office:value="0.309175" calcext:value-type="float">
            <text:p>0.309175</text:p>
          </table:table-cell>
          <table:table-cell office:value-type="float" office:value="0.3179126" calcext:value-type="float">
            <text:p>0.3179126</text:p>
          </table:table-cell>
          <table:table-cell office:value-type="float" office:value="0.3247313" calcext:value-type="float">
            <text:p>0.3247313</text:p>
          </table:table-cell>
          <table:table-cell office:value-type="float" office:value="0.3285136" calcext:value-type="float">
            <text:p>0.3285136</text:p>
          </table:table-cell>
          <table:table-cell office:value-type="float" office:value="0.2914254" calcext:value-type="float">
            <text:p>0.2914254</text:p>
          </table:table-cell>
          <table:table-cell office:value-type="float" office:value="0.2898129" calcext:value-type="float">
            <text:p>0.2898129</text:p>
          </table:table-cell>
          <table:table-cell office:value-type="float" office:value="0.369926" calcext:value-type="float">
            <text:p>0.369926</text:p>
          </table:table-cell>
          <table:table-cell office:value-type="float" office:value="0.3647168" calcext:value-type="float">
            <text:p>0.3647168</text:p>
          </table:table-cell>
          <table:table-cell office:value-type="float" office:value="0.3749741" calcext:value-type="float">
            <text:p>0.3749741</text:p>
          </table:table-cell>
          <table:table-cell office:value-type="float" office:value="0.3918742" calcext:value-type="float">
            <text:p>0.3918742</text:p>
          </table:table-cell>
          <table:table-cell office:value-type="float" office:value="0.4030068" calcext:value-type="float">
            <text:p>0.403006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259E-015" calcext:value-type="float">
            <text:p>1.91259E-15</text:p>
          </table:table-cell>
          <table:table-cell office:value-type="float" office:value="1.936669E-015" calcext:value-type="float">
            <text:p>1.936669E-15</text:p>
          </table:table-cell>
          <table:table-cell office:value-type="float" office:value="1.964866E-015" calcext:value-type="float">
            <text:p>1.964866E-15</text:p>
          </table:table-cell>
          <table:table-cell office:value-type="float" office:value="1.90632E-015" calcext:value-type="float">
            <text:p>1.90632E-15</text:p>
          </table:table-cell>
          <table:table-cell office:value-type="float" office:value="9.544679E-016" calcext:value-type="float">
            <text:p>9.544679E-16</text:p>
          </table:table-cell>
          <table:table-cell office:value-type="float" office:value="1.992859E-015" calcext:value-type="float">
            <text:p>1.992859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960441" calcext:value-type="float">
            <text:p>-0.02960441</text:p>
          </table:table-cell>
          <table:table-cell office:value-type="float" office:value="-0.02914904" calcext:value-type="float">
            <text:p>-0.02914904</text:p>
          </table:table-cell>
          <table:table-cell office:value-type="float" office:value="-0.02450574" calcext:value-type="float">
            <text:p>-0.02450574</text:p>
          </table:table-cell>
          <table:table-cell office:value-type="float" office:value="-0.02155265" calcext:value-type="float">
            <text:p>-0.02155265</text:p>
          </table:table-cell>
          <table:table-cell office:value-type="float" office:value="-0.02008994" calcext:value-type="float">
            <text:p>-0.02008994</text:p>
          </table:table-cell>
          <table:table-cell office:value-type="float" office:value="-0.01812847" calcext:value-type="float">
            <text:p>-0.01812847</text:p>
          </table:table-cell>
          <table:table-cell office:value-type="float" office:value="-0.01676153" calcext:value-type="float">
            <text:p>-0.01676153</text:p>
          </table:table-cell>
          <table:table-cell office:value-type="float" office:value="-0.01530408" calcext:value-type="float">
            <text:p>-0.01530408</text:p>
          </table:table-cell>
          <table:table-cell office:value-type="float" office:value="-0.01374586" calcext:value-type="float">
            <text:p>-0.01374586</text:p>
          </table:table-cell>
          <table:table-cell office:value-type="float" office:value="-0.01118827" calcext:value-type="float">
            <text:p>-0.01118827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1065" calcext:value-type="float">
            <text:p>-0.009731065</text:p>
          </table:table-cell>
          <table:table-cell office:value-type="float" office:value="-0.001901794" calcext:value-type="float">
            <text:p>-0.00190179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395" calcext:value-type="float">
            <text:p>-2.2139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5" calcext:value-type="float">
            <text:p>27112005</text:p>
          </table:table-cell>
          <table:table-cell office:value-type="float" office:value="587.2996" calcext:value-type="float">
            <text:p>587.2996</text:p>
          </table:table-cell>
          <table:table-cell office:value-type="float" office:value="229.9405" calcext:value-type="float">
            <text:p>229.9405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09.499" calcext:value-type="float">
            <text:p>1109.499</text:p>
          </table:table-cell>
          <table:table-cell office:value-type="float" office:value="192.4534" calcext:value-type="float">
            <text:p>192.4534</text:p>
          </table:table-cell>
          <table:table-cell office:value-type="float" office:value="0" calcext:value-type="float">
            <text:p>0</text:p>
          </table:table-cell>
          <table:table-cell office:value-type="float" office:value="0.4173503" calcext:value-type="float">
            <text:p>0.4173503</text:p>
          </table:table-cell>
          <table:table-cell office:value-type="float" office:value="0.4200713" calcext:value-type="float">
            <text:p>0.4200713</text:p>
          </table:table-cell>
          <table:table-cell office:value-type="float" office:value="0.4182135" calcext:value-type="float">
            <text:p>0.4182135</text:p>
          </table:table-cell>
          <table:table-cell office:value-type="float" office:value="0.3746585" calcext:value-type="float">
            <text:p>0.3746585</text:p>
          </table:table-cell>
          <table:table-cell office:value-type="float" office:value="0.351194" calcext:value-type="float">
            <text:p>0.351194</text:p>
          </table:table-cell>
          <table:table-cell office:value-type="float" office:value="0.293853" calcext:value-type="float">
            <text:p>0.293853</text:p>
          </table:table-cell>
          <table:table-cell office:value-type="float" office:value="0.3010072" calcext:value-type="float">
            <text:p>0.3010072</text:p>
          </table:table-cell>
          <table:table-cell office:value-type="float" office:value="0.370684" calcext:value-type="float">
            <text:p>0.370684</text:p>
          </table:table-cell>
          <table:table-cell office:value-type="float" office:value="0.3647788" calcext:value-type="float">
            <text:p>0.3647788</text:p>
          </table:table-cell>
          <table:table-cell office:value-type="float" office:value="0.3749813" calcext:value-type="float">
            <text:p>0.3749813</text:p>
          </table:table-cell>
          <table:table-cell office:value-type="float" office:value="0.3918481" calcext:value-type="float">
            <text:p>0.3918481</text:p>
          </table:table-cell>
          <table:table-cell office:value-type="float" office:value="0.4029897" calcext:value-type="float">
            <text:p>0.402989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2681E-015" calcext:value-type="float">
            <text:p>1.912681E-15</text:p>
          </table:table-cell>
          <table:table-cell office:value-type="float" office:value="1.936664E-015" calcext:value-type="float">
            <text:p>1.936664E-15</text:p>
          </table:table-cell>
          <table:table-cell office:value-type="float" office:value="1.964867E-015" calcext:value-type="float">
            <text:p>1.964867E-15</text:p>
          </table:table-cell>
          <table:table-cell office:value-type="float" office:value="1.906312E-015" calcext:value-type="float">
            <text:p>1.906312E-15</text:p>
          </table:table-cell>
          <table:table-cell office:value-type="float" office:value="9.544582E-016" calcext:value-type="float">
            <text:p>9.544582E-16</text:p>
          </table:table-cell>
          <table:table-cell office:value-type="float" office:value="1.992859E-015" calcext:value-type="float">
            <text:p>1.992859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538312" calcext:value-type="float">
            <text:p>-0.004538312</text:p>
          </table:table-cell>
          <table:table-cell office:value-type="float" office:value="-0.004355975" calcext:value-type="float">
            <text:p>-0.004355975</text:p>
          </table:table-cell>
          <table:table-cell office:value-type="float" office:value="-0.004441016" calcext:value-type="float">
            <text:p>-0.004441016</text:p>
          </table:table-cell>
          <table:table-cell office:value-type="float" office:value="-0.009299706" calcext:value-type="float">
            <text:p>-0.009299706</text:p>
          </table:table-cell>
          <table:table-cell office:value-type="float" office:value="-0.01389358" calcext:value-type="float">
            <text:p>-0.01389358</text:p>
          </table:table-cell>
          <table:table-cell office:value-type="float" office:value="-0.01710156" calcext:value-type="float">
            <text:p>-0.01710156</text:p>
          </table:table-cell>
          <table:table-cell office:value-type="float" office:value="-0.0121462" calcext:value-type="float">
            <text:p>-0.0121462</text:p>
          </table:table-cell>
          <table:table-cell office:value-type="float" office:value="-0.01466127" calcext:value-type="float">
            <text:p>-0.01466127</text:p>
          </table:table-cell>
          <table:table-cell office:value-type="float" office:value="-0.0137077" calcext:value-type="float">
            <text:p>-0.0137077</text:p>
          </table:table-cell>
          <table:table-cell office:value-type="float" office:value="-0.01118461" calcext:value-type="float">
            <text:p>-0.01118461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4647" calcext:value-type="float">
            <text:p>-0.009734647</text:p>
          </table:table-cell>
          <table:table-cell office:value-type="float" office:value="-0.001902457" calcext:value-type="float">
            <text:p>-0.00190245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5322" calcext:value-type="float">
            <text:p>-2.22532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5" calcext:value-type="float">
            <text:p>28112005</text:p>
          </table:table-cell>
          <table:table-cell office:value-type="float" office:value="587.3995" calcext:value-type="float">
            <text:p>587.3995</text:p>
          </table:table-cell>
          <table:table-cell office:value-type="float" office:value="230.388" calcext:value-type="float">
            <text:p>230.388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08.955" calcext:value-type="float">
            <text:p>1108.955</text:p>
          </table:table-cell>
          <table:table-cell office:value-type="float" office:value="192.6492" calcext:value-type="float">
            <text:p>192.6492</text:p>
          </table:table-cell>
          <table:table-cell office:value-type="float" office:value="0" calcext:value-type="float">
            <text:p>0</text:p>
          </table:table-cell>
          <table:table-cell office:value-type="float" office:value="0.2939588" calcext:value-type="float">
            <text:p>0.2939588</text:p>
          </table:table-cell>
          <table:table-cell office:value-type="float" office:value="0.346357" calcext:value-type="float">
            <text:p>0.346357</text:p>
          </table:table-cell>
          <table:table-cell office:value-type="float" office:value="0.3665444" calcext:value-type="float">
            <text:p>0.3665444</text:p>
          </table:table-cell>
          <table:table-cell office:value-type="float" office:value="0.3750273" calcext:value-type="float">
            <text:p>0.3750273</text:p>
          </table:table-cell>
          <table:table-cell office:value-type="float" office:value="0.3763766" calcext:value-type="float">
            <text:p>0.3763766</text:p>
          </table:table-cell>
          <table:table-cell office:value-type="float" office:value="0.3132256" calcext:value-type="float">
            <text:p>0.3132256</text:p>
          </table:table-cell>
          <table:table-cell office:value-type="float" office:value="0.3001599" calcext:value-type="float">
            <text:p>0.3001599</text:p>
          </table:table-cell>
          <table:table-cell office:value-type="float" office:value="0.371621" calcext:value-type="float">
            <text:p>0.371621</text:p>
          </table:table-cell>
          <table:table-cell office:value-type="float" office:value="0.3649891" calcext:value-type="float">
            <text:p>0.3649891</text:p>
          </table:table-cell>
          <table:table-cell office:value-type="float" office:value="0.3749961" calcext:value-type="float">
            <text:p>0.3749961</text:p>
          </table:table-cell>
          <table:table-cell office:value-type="float" office:value="0.3918226" calcext:value-type="float">
            <text:p>0.3918226</text:p>
          </table:table-cell>
          <table:table-cell office:value-type="float" office:value="0.4029189" calcext:value-type="float">
            <text:p>0.4029189</text:p>
          </table:table-cell>
          <table:table-cell office:value-type="float" office:value="0.4623499" calcext:value-type="float">
            <text:p>0.4623499</text:p>
          </table:table-cell>
          <table:table-cell office:value-type="float" office:value="0" calcext:value-type="float">
            <text:p>0</text:p>
          </table:table-cell>
          <table:table-cell office:value-type="float" office:value="0.306089" calcext:value-type="float">
            <text:p>0.306089</text:p>
          </table:table-cell>
          <table:table-cell office:value-type="float" office:value="0.01638133" calcext:value-type="float">
            <text:p>0.01638133</text:p>
          </table:table-cell>
          <table:table-cell office:value-type="float" office:value="1.964866E-015" calcext:value-type="float">
            <text:p>1.964866E-15</text:p>
          </table:table-cell>
          <table:table-cell office:value-type="float" office:value="1.906303E-015" calcext:value-type="float">
            <text:p>1.906303E-15</text:p>
          </table:table-cell>
          <table:table-cell office:value-type="float" office:value="9.544546E-016" calcext:value-type="float">
            <text:p>9.544546E-16</text:p>
          </table:table-cell>
          <table:table-cell office:value-type="float" office:value="1.992859E-015" calcext:value-type="float">
            <text:p>1.992859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450113" calcext:value-type="float">
            <text:p>-0.03450113</text:p>
          </table:table-cell>
          <table:table-cell office:value-type="float" office:value="-0.01454973" calcext:value-type="float">
            <text:p>-0.01454973</text:p>
          </table:table-cell>
          <table:table-cell office:value-type="float" office:value="-0.01018017" calcext:value-type="float">
            <text:p>-0.01018017</text:p>
          </table:table-cell>
          <table:table-cell office:value-type="float" office:value="-0.008891767" calcext:value-type="float">
            <text:p>-0.008891767</text:p>
          </table:table-cell>
          <table:table-cell office:value-type="float" office:value="-0.008717527" calcext:value-type="float">
            <text:p>-0.008717527</text:p>
          </table:table-cell>
          <table:table-cell office:value-type="float" office:value="-0.01053071" calcext:value-type="float">
            <text:p>-0.01053071</text:p>
          </table:table-cell>
          <table:table-cell office:value-type="float" office:value="-0.01252665" calcext:value-type="float">
            <text:p>-0.01252665</text:p>
          </table:table-cell>
          <table:table-cell office:value-type="float" office:value="-0.01387652" calcext:value-type="float">
            <text:p>-0.01387652</text:p>
          </table:table-cell>
          <table:table-cell office:value-type="float" office:value="-0.0135776" calcext:value-type="float">
            <text:p>-0.0135776</text:p>
          </table:table-cell>
          <table:table-cell office:value-type="float" office:value="-0.01117717" calcext:value-type="float">
            <text:p>-0.01117717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9658047" calcext:value-type="float">
            <text:p>-0.09658047</text:p>
          </table:table-cell>
          <table:table-cell office:value-type="float" office:value="-0.001605474" calcext:value-type="float">
            <text:p>-0.00160547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0.000008426025" calcext:value-type="float">
            <text:p>-8.426025E-0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5" calcext:value-type="float">
            <text:p>29112005</text:p>
          </table:table-cell>
          <table:table-cell office:value-type="float" office:value="587.3995" calcext:value-type="float">
            <text:p>587.3995</text:p>
          </table:table-cell>
          <table:table-cell office:value-type="float" office:value="230.9608" calcext:value-type="float">
            <text:p>230.9608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07.664" calcext:value-type="float">
            <text:p>1107.664</text:p>
          </table:table-cell>
          <table:table-cell office:value-type="float" office:value="193.3677" calcext:value-type="float">
            <text:p>193.3677</text:p>
          </table:table-cell>
          <table:table-cell office:value-type="float" office:value="0" calcext:value-type="float">
            <text:p>0</text:p>
          </table:table-cell>
          <table:table-cell office:value-type="float" office:value="0.1675408" calcext:value-type="float">
            <text:p>0.1675408</text:p>
          </table:table-cell>
          <table:table-cell office:value-type="float" office:value="0.3479594" calcext:value-type="float">
            <text:p>0.3479594</text:p>
          </table:table-cell>
          <table:table-cell office:value-type="float" office:value="0.3578869" calcext:value-type="float">
            <text:p>0.3578869</text:p>
          </table:table-cell>
          <table:table-cell office:value-type="float" office:value="0.3619601" calcext:value-type="float">
            <text:p>0.3619601</text:p>
          </table:table-cell>
          <table:table-cell office:value-type="float" office:value="0.3634587" calcext:value-type="float">
            <text:p>0.3634587</text:p>
          </table:table-cell>
          <table:table-cell office:value-type="float" office:value="0.3120864" calcext:value-type="float">
            <text:p>0.3120864</text:p>
          </table:table-cell>
          <table:table-cell office:value-type="float" office:value="0.3033791" calcext:value-type="float">
            <text:p>0.3033791</text:p>
          </table:table-cell>
          <table:table-cell office:value-type="float" office:value="0.3726841" calcext:value-type="float">
            <text:p>0.3726841</text:p>
          </table:table-cell>
          <table:table-cell office:value-type="float" office:value="0.3653451" calcext:value-type="float">
            <text:p>0.3653451</text:p>
          </table:table-cell>
          <table:table-cell office:value-type="float" office:value="0.3750497" calcext:value-type="float">
            <text:p>0.3750497</text:p>
          </table:table-cell>
          <table:table-cell office:value-type="float" office:value="0.3917915" calcext:value-type="float">
            <text:p>0.3917915</text:p>
          </table:table-cell>
          <table:table-cell office:value-type="float" office:value="0.4027219" calcext:value-type="float">
            <text:p>0.4027219</text:p>
          </table:table-cell>
          <table:table-cell office:value-type="float" office:value="0.4623539" calcext:value-type="float">
            <text:p>0.4623539</text:p>
          </table:table-cell>
          <table:table-cell office:value-type="float" office:value="0" calcext:value-type="float">
            <text:p>0</text:p>
          </table:table-cell>
          <table:table-cell office:value-type="float" office:value="0.4327471" calcext:value-type="float">
            <text:p>0.4327471</text:p>
          </table:table-cell>
          <table:table-cell office:value-type="float" office:value="0.02618899" calcext:value-type="float">
            <text:p>0.02618899</text:p>
          </table:table-cell>
          <table:table-cell office:value-type="float" office:value="1.964859E-015" calcext:value-type="float">
            <text:p>1.964859E-15</text:p>
          </table:table-cell>
          <table:table-cell office:value-type="float" office:value="1.906301E-015" calcext:value-type="float">
            <text:p>1.906301E-15</text:p>
          </table:table-cell>
          <table:table-cell office:value-type="float" office:value="9.544537E-016" calcext:value-type="float">
            <text:p>9.544537E-16</text:p>
          </table:table-cell>
          <table:table-cell office:value-type="float" office:value="1.992859E-015" calcext:value-type="float">
            <text:p>1.992859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office:value-type="float" office:value="0" calcext:value-type="float">
            <text:p>0</text:p>
          </table:table-cell>
          <table:table-cell office:value-type="float" office:value="0.0000001241105" calcext:value-type="float">
            <text:p>1.241105E-07</text:p>
          </table:table-cell>
          <table:table-cell office:value-type="float" office:value="-2.631815" calcext:value-type="float">
            <text:p>-2.631815</text:p>
          </table:table-cell>
          <table:table-cell office:value-type="float" office:value="-0.01391343" calcext:value-type="float">
            <text:p>-0.01391343</text:p>
          </table:table-cell>
          <table:table-cell office:value-type="float" office:value="-0.01182262" calcext:value-type="float">
            <text:p>-0.01182262</text:p>
          </table:table-cell>
          <table:table-cell office:value-type="float" office:value="-0.01109692" calcext:value-type="float">
            <text:p>-0.01109692</text:p>
          </table:table-cell>
          <table:table-cell office:value-type="float" office:value="-0.01083415" calcext:value-type="float">
            <text:p>-0.01083415</text:p>
          </table:table-cell>
          <table:table-cell office:value-type="float" office:value="-0.01080669" calcext:value-type="float">
            <text:p>-0.01080669</text:p>
          </table:table-cell>
          <table:table-cell office:value-type="float" office:value="-0.01143318" calcext:value-type="float">
            <text:p>-0.01143318</text:p>
          </table:table-cell>
          <table:table-cell office:value-type="float" office:value="-0.01304482" calcext:value-type="float">
            <text:p>-0.01304482</text:p>
          </table:table-cell>
          <table:table-cell office:value-type="float" office:value="-0.01336034" calcext:value-type="float">
            <text:p>-0.01336034</text:p>
          </table:table-cell>
          <table:table-cell office:value-type="float" office:value="-0.01115006" calcext:value-type="float">
            <text:p>-0.01115006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2.200181" calcext:value-type="float">
            <text:p>-2.200181</text:p>
          </table:table-cell>
          <table:table-cell office:value-type="float" office:value="-0.001472634" calcext:value-type="float">
            <text:p>-0.00147263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0.000007066759" calcext:value-type="float">
            <text:p>-7.066759E-0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5" calcext:value-type="float">
            <text:p>30112005</text:p>
          </table:table-cell>
          <table:table-cell office:value-type="float" office:value="587.3995" calcext:value-type="float">
            <text:p>587.3995</text:p>
          </table:table-cell>
          <table:table-cell office:value-type="float" office:value="231.2831" calcext:value-type="float">
            <text:p>231.2831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07.341" calcext:value-type="float">
            <text:p>1107.341</text:p>
          </table:table-cell>
          <table:table-cell office:value-type="float" office:value="193.3678" calcext:value-type="float">
            <text:p>193.3678</text:p>
          </table:table-cell>
          <table:table-cell office:value-type="float" office:value="0" calcext:value-type="float">
            <text:p>0</text:p>
          </table:table-cell>
          <table:table-cell office:value-type="float" office:value="0.1539967" calcext:value-type="float">
            <text:p>0.1539967</text:p>
          </table:table-cell>
          <table:table-cell office:value-type="float" office:value="0.2968346" calcext:value-type="float">
            <text:p>0.2968346</text:p>
          </table:table-cell>
          <table:table-cell office:value-type="float" office:value="0.3354567" calcext:value-type="float">
            <text:p>0.3354567</text:p>
          </table:table-cell>
          <table:table-cell office:value-type="float" office:value="0.3470225" calcext:value-type="float">
            <text:p>0.3470225</text:p>
          </table:table-cell>
          <table:table-cell office:value-type="float" office:value="0.3519089" calcext:value-type="float">
            <text:p>0.3519089</text:p>
          </table:table-cell>
          <table:table-cell office:value-type="float" office:value="0.3081971" calcext:value-type="float">
            <text:p>0.3081971</text:p>
          </table:table-cell>
          <table:table-cell office:value-type="float" office:value="0.3020914" calcext:value-type="float">
            <text:p>0.3020914</text:p>
          </table:table-cell>
          <table:table-cell office:value-type="float" office:value="0.3735506" calcext:value-type="float">
            <text:p>0.3735506</text:p>
          </table:table-cell>
          <table:table-cell office:value-type="float" office:value="0.3658654" calcext:value-type="float">
            <text:p>0.3658654</text:p>
          </table:table-cell>
          <table:table-cell office:value-type="float" office:value="0.3751343" calcext:value-type="float">
            <text:p>0.3751343</text:p>
          </table:table-cell>
          <table:table-cell office:value-type="float" office:value="0.3917558" calcext:value-type="float">
            <text:p>0.3917558</text:p>
          </table:table-cell>
          <table:table-cell office:value-type="float" office:value="0.4025635" calcext:value-type="float">
            <text:p>0.4025635</text:p>
          </table:table-cell>
          <table:table-cell office:value-type="float" office:value="0.4623554" calcext:value-type="float">
            <text:p>0.4623554</text:p>
          </table:table-cell>
          <table:table-cell office:value-type="float" office:value="0" calcext:value-type="float">
            <text:p>0</text:p>
          </table:table-cell>
          <table:table-cell office:value-type="float" office:value="0.4403146" calcext:value-type="float">
            <text:p>0.4403146</text:p>
          </table:table-cell>
          <table:table-cell office:value-type="float" office:value="0.1353433" calcext:value-type="float">
            <text:p>0.1353433</text:p>
          </table:table-cell>
          <table:table-cell office:value-type="float" office:value="1.964854E-015" calcext:value-type="float">
            <text:p>1.964854E-15</text:p>
          </table:table-cell>
          <table:table-cell office:value-type="float" office:value="1.9063E-015" calcext:value-type="float">
            <text:p>1.9063E-15</text:p>
          </table:table-cell>
          <table:table-cell office:value-type="float" office:value="9.544527E-016" calcext:value-type="float">
            <text:p>9.544527E-16</text:p>
          </table:table-cell>
          <table:table-cell office:value-type="float" office:value="1.992859E-015" calcext:value-type="float">
            <text:p>1.992859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75415" calcext:value-type="float">
            <text:p>-5.75415</text:p>
          </table:table-cell>
          <table:table-cell office:value-type="float" office:value="-0.03719129" calcext:value-type="float">
            <text:p>-0.03719129</text:p>
          </table:table-cell>
          <table:table-cell office:value-type="float" office:value="-0.01760214" calcext:value-type="float">
            <text:p>-0.01760214</text:p>
          </table:table-cell>
          <table:table-cell office:value-type="float" office:value="-0.01434976" calcext:value-type="float">
            <text:p>-0.01434976</text:p>
          </table:table-cell>
          <table:table-cell office:value-type="float" office:value="-0.01318108" calcext:value-type="float">
            <text:p>-0.01318108</text:p>
          </table:table-cell>
          <table:table-cell office:value-type="float" office:value="-0.01186907" calcext:value-type="float">
            <text:p>-0.01186907</text:p>
          </table:table-cell>
          <table:table-cell office:value-type="float" office:value="-0.0118381" calcext:value-type="float">
            <text:p>-0.0118381</text:p>
          </table:table-cell>
          <table:table-cell office:value-type="float" office:value="-0.01240311" calcext:value-type="float">
            <text:p>-0.01240311</text:p>
          </table:table-cell>
          <table:table-cell office:value-type="float" office:value="-0.01304864" calcext:value-type="float">
            <text:p>-0.01304864</text:p>
          </table:table-cell>
          <table:table-cell office:value-type="float" office:value="-0.01110725" calcext:value-type="float">
            <text:p>-0.01110725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4.790353" calcext:value-type="float">
            <text:p>-4.790353</text:p>
          </table:table-cell>
          <table:table-cell office:value-type="float" office:value="-0.001117749" calcext:value-type="float">
            <text:p>-0.00111774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0.000006844872" calcext:value-type="float">
            <text:p>-6.844872E-0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5" calcext:value-type="float">
            <text:p>1122005</text:p>
          </table:table-cell>
          <table:table-cell office:value-type="float" office:value="588.6991" calcext:value-type="float">
            <text:p>588.6991</text:p>
          </table:table-cell>
          <table:table-cell office:value-type="float" office:value="231.8123" calcext:value-type="float">
            <text:p>231.8123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08.112" calcext:value-type="float">
            <text:p>1108.112</text:p>
          </table:table-cell>
          <table:table-cell office:value-type="float" office:value="193.3678" calcext:value-type="float">
            <text:p>193.3678</text:p>
          </table:table-cell>
          <table:table-cell office:value-type="float" office:value="14.15852" calcext:value-type="float">
            <text:p>14.15852</text:p>
          </table:table-cell>
          <table:table-cell office:value-type="float" office:value="0.1516464" calcext:value-type="float">
            <text:p>0.1516464</text:p>
          </table:table-cell>
          <table:table-cell office:value-type="float" office:value="0.1974226" calcext:value-type="float">
            <text:p>0.1974226</text:p>
          </table:table-cell>
          <table:table-cell office:value-type="float" office:value="0.3388109" calcext:value-type="float">
            <text:p>0.3388109</text:p>
          </table:table-cell>
          <table:table-cell office:value-type="float" office:value="0.3429987" calcext:value-type="float">
            <text:p>0.3429987</text:p>
          </table:table-cell>
          <table:table-cell office:value-type="float" office:value="0.3460918" calcext:value-type="float">
            <text:p>0.3460918</text:p>
          </table:table-cell>
          <table:table-cell office:value-type="float" office:value="0.30382" calcext:value-type="float">
            <text:p>0.30382</text:p>
          </table:table-cell>
          <table:table-cell office:value-type="float" office:value="0.2997207" calcext:value-type="float">
            <text:p>0.2997207</text:p>
          </table:table-cell>
          <table:table-cell office:value-type="float" office:value="0.3736674" calcext:value-type="float">
            <text:p>0.3736674</text:p>
          </table:table-cell>
          <table:table-cell office:value-type="float" office:value="0.3663564" calcext:value-type="float">
            <text:p>0.3663564</text:p>
          </table:table-cell>
          <table:table-cell office:value-type="float" office:value="0.3752445" calcext:value-type="float">
            <text:p>0.3752445</text:p>
          </table:table-cell>
          <table:table-cell office:value-type="float" office:value="0.3917245" calcext:value-type="float">
            <text:p>0.3917245</text:p>
          </table:table-cell>
          <table:table-cell office:value-type="float" office:value="0.4024408" calcext:value-type="float">
            <text:p>0.4024408</text:p>
          </table:table-cell>
          <table:table-cell office:value-type="float" office:value="0.4623608" calcext:value-type="float">
            <text:p>0.4623608</text:p>
          </table:table-cell>
          <table:table-cell office:value-type="float" office:value="0" calcext:value-type="float">
            <text:p>0</text:p>
          </table:table-cell>
          <table:table-cell office:value-type="float" office:value="0.3980621" calcext:value-type="float">
            <text:p>0.3980621</text:p>
          </table:table-cell>
          <table:table-cell office:value-type="float" office:value="0.2541915" calcext:value-type="float">
            <text:p>0.2541915</text:p>
          </table:table-cell>
          <table:table-cell office:value-type="float" office:value="0.00006290531" calcext:value-type="float">
            <text:p>6.290531E-05</text:p>
          </table:table-cell>
          <table:table-cell office:value-type="float" office:value="1.906299E-015" calcext:value-type="float">
            <text:p>1.906299E-15</text:p>
          </table:table-cell>
          <table:table-cell office:value-type="float" office:value="9.544527E-016" calcext:value-type="float">
            <text:p>9.544527E-16</text:p>
          </table:table-cell>
          <table:table-cell office:value-type="float" office:value="1.992859E-015" calcext:value-type="float">
            <text:p>1.992859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798635" calcext:value-type="float">
            <text:p>-6.798635</text:p>
          </table:table-cell>
          <table:table-cell office:value-type="float" office:value="-0.8434208" calcext:value-type="float">
            <text:p>-0.8434208</text:p>
          </table:table-cell>
          <table:table-cell office:value-type="float" office:value="-0.01660125" calcext:value-type="float">
            <text:p>-0.01660125</text:p>
          </table:table-cell>
          <table:table-cell office:value-type="float" office:value="-0.01543566" calcext:value-type="float">
            <text:p>-0.01543566</text:p>
          </table:table-cell>
          <table:table-cell office:value-type="float" office:value="-0.01461383" calcext:value-type="float">
            <text:p>-0.01461383</text:p>
          </table:table-cell>
          <table:table-cell office:value-type="float" office:value="-0.01323069" calcext:value-type="float">
            <text:p>-0.01323069</text:p>
          </table:table-cell>
          <table:table-cell office:value-type="float" office:value="-0.01264568" calcext:value-type="float">
            <text:p>-0.01264568</text:p>
          </table:table-cell>
          <table:table-cell office:value-type="float" office:value="-0.0123146" calcext:value-type="float">
            <text:p>-0.0123146</text:p>
          </table:table-cell>
          <table:table-cell office:value-type="float" office:value="-0.01276044" calcext:value-type="float">
            <text:p>-0.01276044</text:p>
          </table:table-cell>
          <table:table-cell office:value-type="float" office:value="-0.01105164" calcext:value-type="float">
            <text:p>-0.01105164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6.36304" calcext:value-type="float">
            <text:p>-6.36304</text:p>
          </table:table-cell>
          <table:table-cell office:value-type="float" office:value="-0.0007711294" calcext:value-type="float">
            <text:p>-0.000771129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44394" calcext:value-type="float">
            <text:p>-2.24439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5" calcext:value-type="float">
            <text:p>2122005</text:p>
          </table:table-cell>
          <table:table-cell office:value-type="float" office:value="588.6991" calcext:value-type="float">
            <text:p>588.6991</text:p>
          </table:table-cell>
          <table:table-cell office:value-type="float" office:value="231.9879" calcext:value-type="float">
            <text:p>231.9879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07.937" calcext:value-type="float">
            <text:p>1107.937</text:p>
          </table:table-cell>
          <table:table-cell office:value-type="float" office:value="193.3678" calcext:value-type="float">
            <text:p>193.3678</text:p>
          </table:table-cell>
          <table:table-cell office:value-type="float" office:value="13.99944" calcext:value-type="float">
            <text:p>13.99944</text:p>
          </table:table-cell>
          <table:table-cell office:value-type="float" office:value="0.1497051" calcext:value-type="float">
            <text:p>0.1497051</text:p>
          </table:table-cell>
          <table:table-cell office:value-type="float" office:value="0.1702757" calcext:value-type="float">
            <text:p>0.1702757</text:p>
          </table:table-cell>
          <table:table-cell office:value-type="float" office:value="0.3228204" calcext:value-type="float">
            <text:p>0.3228204</text:p>
          </table:table-cell>
          <table:table-cell office:value-type="float" office:value="0.3361869" calcext:value-type="float">
            <text:p>0.3361869</text:p>
          </table:table-cell>
          <table:table-cell office:value-type="float" office:value="0.3412334" calcext:value-type="float">
            <text:p>0.3412334</text:p>
          </table:table-cell>
          <table:table-cell office:value-type="float" office:value="0.3009791" calcext:value-type="float">
            <text:p>0.3009791</text:p>
          </table:table-cell>
          <table:table-cell office:value-type="float" office:value="0.2978488" calcext:value-type="float">
            <text:p>0.2978488</text:p>
          </table:table-cell>
          <table:table-cell office:value-type="float" office:value="0.3733471" calcext:value-type="float">
            <text:p>0.3733471</text:p>
          </table:table-cell>
          <table:table-cell office:value-type="float" office:value="0.3667303" calcext:value-type="float">
            <text:p>0.3667303</text:p>
          </table:table-cell>
          <table:table-cell office:value-type="float" office:value="0.3753699" calcext:value-type="float">
            <text:p>0.3753699</text:p>
          </table:table-cell>
          <table:table-cell office:value-type="float" office:value="0.3917025" calcext:value-type="float">
            <text:p>0.3917025</text:p>
          </table:table-cell>
          <table:table-cell office:value-type="float" office:value="0.4023515" calcext:value-type="float">
            <text:p>0.4023515</text:p>
          </table:table-cell>
          <table:table-cell office:value-type="float" office:value="0.4623629" calcext:value-type="float">
            <text:p>0.4623629</text:p>
          </table:table-cell>
          <table:table-cell office:value-type="float" office:value="0" calcext:value-type="float">
            <text:p>0</text:p>
          </table:table-cell>
          <table:table-cell office:value-type="float" office:value="0.3866558" calcext:value-type="float">
            <text:p>0.3866558</text:p>
          </table:table-cell>
          <table:table-cell office:value-type="float" office:value="0.2853918" calcext:value-type="float">
            <text:p>0.2853918</text:p>
          </table:table-cell>
          <table:table-cell office:value-type="float" office:value="0.03039575" calcext:value-type="float">
            <text:p>0.03039575</text:p>
          </table:table-cell>
          <table:table-cell office:value-type="float" office:value="1.9063E-015" calcext:value-type="float">
            <text:p>1.9063E-15</text:p>
          </table:table-cell>
          <table:table-cell office:value-type="float" office:value="9.544527E-016" calcext:value-type="float">
            <text:p>9.544527E-16</text:p>
          </table:table-cell>
          <table:table-cell office:value-type="float" office:value="1.992859E-015" calcext:value-type="float">
            <text:p>1.992859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2E-038" calcext:value-type="float">
            <text:p>1.584672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466473" calcext:value-type="float">
            <text:p>-7.466473</text:p>
          </table:table-cell>
          <table:table-cell office:value-type="float" office:value="-2.727533" calcext:value-type="float">
            <text:p>-2.727533</text:p>
          </table:table-cell>
          <table:table-cell office:value-type="float" office:value="-0.02214199" calcext:value-type="float">
            <text:p>-0.02214199</text:p>
          </table:table-cell>
          <table:table-cell office:value-type="float" office:value="-0.01741813" calcext:value-type="float">
            <text:p>-0.01741813</text:p>
          </table:table-cell>
          <table:table-cell office:value-type="float" office:value="-0.0159211" calcext:value-type="float">
            <text:p>-0.0159211</text:p>
          </table:table-cell>
          <table:table-cell office:value-type="float" office:value="-0.01420268" calcext:value-type="float">
            <text:p>-0.01420268</text:p>
          </table:table-cell>
          <table:table-cell office:value-type="float" office:value="-0.01332748" calcext:value-type="float">
            <text:p>-0.01332748</text:p>
          </table:table-cell>
          <table:table-cell office:value-type="float" office:value="-0.01254352" calcext:value-type="float">
            <text:p>-0.01254352</text:p>
          </table:table-cell>
          <table:table-cell office:value-type="float" office:value="-0.01254513" calcext:value-type="float">
            <text:p>-0.01254513</text:p>
          </table:table-cell>
          <table:table-cell office:value-type="float" office:value="-0.01098878" calcext:value-type="float">
            <text:p>-0.01098878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7.118938" calcext:value-type="float">
            <text:p>-7.118938</text:p>
          </table:table-cell>
          <table:table-cell office:value-type="float" office:value="-0.0005591892" calcext:value-type="float">
            <text:p>-0.000559189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44271" calcext:value-type="float">
            <text:p>-2.24427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5" calcext:value-type="float">
            <text:p>3122005</text:p>
          </table:table-cell>
          <table:table-cell office:value-type="float" office:value="588.6991" calcext:value-type="float">
            <text:p>588.6991</text:p>
          </table:table-cell>
          <table:table-cell office:value-type="float" office:value="232.2141" calcext:value-type="float">
            <text:p>232.2141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07.71" calcext:value-type="float">
            <text:p>1107.71</text:p>
          </table:table-cell>
          <table:table-cell office:value-type="float" office:value="193.3678" calcext:value-type="float">
            <text:p>193.3678</text:p>
          </table:table-cell>
          <table:table-cell office:value-type="float" office:value="13.79609" calcext:value-type="float">
            <text:p>13.79609</text:p>
          </table:table-cell>
          <table:table-cell office:value-type="float" office:value="0.1408233" calcext:value-type="float">
            <text:p>0.1408233</text:p>
          </table:table-cell>
          <table:table-cell office:value-type="float" office:value="0.1597268" calcext:value-type="float">
            <text:p>0.1597268</text:p>
          </table:table-cell>
          <table:table-cell office:value-type="float" office:value="0.2808793" calcext:value-type="float">
            <text:p>0.2808793</text:p>
          </table:table-cell>
          <table:table-cell office:value-type="float" office:value="0.3250892" calcext:value-type="float">
            <text:p>0.3250892</text:p>
          </table:table-cell>
          <table:table-cell office:value-type="float" office:value="0.3326943" calcext:value-type="float">
            <text:p>0.3326943</text:p>
          </table:table-cell>
          <table:table-cell office:value-type="float" office:value="0.2973527" calcext:value-type="float">
            <text:p>0.2973527</text:p>
          </table:table-cell>
          <table:table-cell office:value-type="float" office:value="0.2958055" calcext:value-type="float">
            <text:p>0.2958055</text:p>
          </table:table-cell>
          <table:table-cell office:value-type="float" office:value="0.3728768" calcext:value-type="float">
            <text:p>0.3728768</text:p>
          </table:table-cell>
          <table:table-cell office:value-type="float" office:value="0.3669749" calcext:value-type="float">
            <text:p>0.3669749</text:p>
          </table:table-cell>
          <table:table-cell office:value-type="float" office:value="0.3754986" calcext:value-type="float">
            <text:p>0.3754986</text:p>
          </table:table-cell>
          <table:table-cell office:value-type="float" office:value="0.3916918" calcext:value-type="float">
            <text:p>0.3916918</text:p>
          </table:table-cell>
          <table:table-cell office:value-type="float" office:value="0.4022856" calcext:value-type="float">
            <text:p>0.4022856</text:p>
          </table:table-cell>
          <table:table-cell office:value-type="float" office:value="0.4623547" calcext:value-type="float">
            <text:p>0.4623547</text:p>
          </table:table-cell>
          <table:table-cell office:value-type="float" office:value="0" calcext:value-type="float">
            <text:p>0</text:p>
          </table:table-cell>
          <table:table-cell office:value-type="float" office:value="0.3764189" calcext:value-type="float">
            <text:p>0.3764189</text:p>
          </table:table-cell>
          <table:table-cell office:value-type="float" office:value="0.2989936" calcext:value-type="float">
            <text:p>0.2989936</text:p>
          </table:table-cell>
          <table:table-cell office:value-type="float" office:value="0.0997075" calcext:value-type="float">
            <text:p>0.0997075</text:p>
          </table:table-cell>
          <table:table-cell office:value-type="float" office:value="1.906299E-015" calcext:value-type="float">
            <text:p>1.906299E-15</text:p>
          </table:table-cell>
          <table:table-cell office:value-type="float" office:value="9.544527E-016" calcext:value-type="float">
            <text:p>9.544527E-16</text:p>
          </table:table-cell>
          <table:table-cell office:value-type="float" office:value="1.992859E-015" calcext:value-type="float">
            <text:p>1.992859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78833" calcext:value-type="float">
            <text:p>-11.78833</text:p>
          </table:table-cell>
          <table:table-cell office:value-type="float" office:value="-4.449005" calcext:value-type="float">
            <text:p>-4.449005</text:p>
          </table:table-cell>
          <table:table-cell office:value-type="float" office:value="-0.05722325" calcext:value-type="float">
            <text:p>-0.05722325</text:p>
          </table:table-cell>
          <table:table-cell office:value-type="float" office:value="-0.02140198" calcext:value-type="float">
            <text:p>-0.02140198</text:p>
          </table:table-cell>
          <table:table-cell office:value-type="float" office:value="-0.01857313" calcext:value-type="float">
            <text:p>-0.01857313</text:p>
          </table:table-cell>
          <table:table-cell office:value-type="float" office:value="-0.01555986" calcext:value-type="float">
            <text:p>-0.01555986</text:p>
          </table:table-cell>
          <table:table-cell office:value-type="float" office:value="-0.01411652" calcext:value-type="float">
            <text:p>-0.01411652</text:p>
          </table:table-cell>
          <table:table-cell office:value-type="float" office:value="-0.01288849" calcext:value-type="float">
            <text:p>-0.01288849</text:p>
          </table:table-cell>
          <table:table-cell office:value-type="float" office:value="-0.01240607" calcext:value-type="float">
            <text:p>-0.01240607</text:p>
          </table:table-cell>
          <table:table-cell office:value-type="float" office:value="-0.0109246" calcext:value-type="float">
            <text:p>-0.0109246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11.26461" calcext:value-type="float">
            <text:p>-11.26461</text:p>
          </table:table-cell>
          <table:table-cell office:value-type="float" office:value="-0.0002466963" calcext:value-type="float">
            <text:p>-0.0002466963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45113" calcext:value-type="float">
            <text:p>-2.24511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5" calcext:value-type="float">
            <text:p>4122005</text:p>
          </table:table-cell>
          <table:table-cell office:value-type="float" office:value="588.6991" calcext:value-type="float">
            <text:p>588.6991</text:p>
          </table:table-cell>
          <table:table-cell office:value-type="float" office:value="232.6024" calcext:value-type="float">
            <text:p>232.6024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07.322" calcext:value-type="float">
            <text:p>1107.322</text:p>
          </table:table-cell>
          <table:table-cell office:value-type="float" office:value="193.3678" calcext:value-type="float">
            <text:p>193.3678</text:p>
          </table:table-cell>
          <table:table-cell office:value-type="float" office:value="13.3522" calcext:value-type="float">
            <text:p>13.3522</text:p>
          </table:table-cell>
          <table:table-cell office:value-type="float" office:value="0.1419968" calcext:value-type="float">
            <text:p>0.1419968</text:p>
          </table:table-cell>
          <table:table-cell office:value-type="float" office:value="0.1589106" calcext:value-type="float">
            <text:p>0.1589106</text:p>
          </table:table-cell>
          <table:table-cell office:value-type="float" office:value="0.1932006" calcext:value-type="float">
            <text:p>0.1932006</text:p>
          </table:table-cell>
          <table:table-cell office:value-type="float" office:value="0.3279543" calcext:value-type="float">
            <text:p>0.3279543</text:p>
          </table:table-cell>
          <table:table-cell office:value-type="float" office:value="0.3312944" calcext:value-type="float">
            <text:p>0.3312944</text:p>
          </table:table-cell>
          <table:table-cell office:value-type="float" office:value="0.294383" calcext:value-type="float">
            <text:p>0.294383</text:p>
          </table:table-cell>
          <table:table-cell office:value-type="float" office:value="0.2937408" calcext:value-type="float">
            <text:p>0.2937408</text:p>
          </table:table-cell>
          <table:table-cell office:value-type="float" office:value="0.3723031" calcext:value-type="float">
            <text:p>0.3723031</text:p>
          </table:table-cell>
          <table:table-cell office:value-type="float" office:value="0.3670553" calcext:value-type="float">
            <text:p>0.3670553</text:p>
          </table:table-cell>
          <table:table-cell office:value-type="float" office:value="0.3756192" calcext:value-type="float">
            <text:p>0.3756192</text:p>
          </table:table-cell>
          <table:table-cell office:value-type="float" office:value="0.391691" calcext:value-type="float">
            <text:p>0.391691</text:p>
          </table:table-cell>
          <table:table-cell office:value-type="float" office:value="0.4022236" calcext:value-type="float">
            <text:p>0.4022236</text:p>
          </table:table-cell>
          <table:table-cell office:value-type="float" office:value="0.462359" calcext:value-type="float">
            <text:p>0.462359</text:p>
          </table:table-cell>
          <table:table-cell office:value-type="float" office:value="0" calcext:value-type="float">
            <text:p>0</text:p>
          </table:table-cell>
          <table:table-cell office:value-type="float" office:value="0.3400819" calcext:value-type="float">
            <text:p>0.3400819</text:p>
          </table:table-cell>
          <table:table-cell office:value-type="float" office:value="0.3013668" calcext:value-type="float">
            <text:p>0.3013668</text:p>
          </table:table-cell>
          <table:table-cell office:value-type="float" office:value="0.2000561" calcext:value-type="float">
            <text:p>0.2000561</text:p>
          </table:table-cell>
          <table:table-cell office:value-type="float" office:value="1.9063E-015" calcext:value-type="float">
            <text:p>1.9063E-15</text:p>
          </table:table-cell>
          <table:table-cell office:value-type="float" office:value="9.544527E-016" calcext:value-type="float">
            <text:p>9.544527E-16</text:p>
          </table:table-cell>
          <table:table-cell office:value-type="float" office:value="1.992859E-015" calcext:value-type="float">
            <text:p>1.992859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12601" calcext:value-type="float">
            <text:p>-11.12601</text:p>
          </table:table-cell>
          <table:table-cell office:value-type="float" office:value="-4.651359" calcext:value-type="float">
            <text:p>-4.651359</text:p>
          </table:table-cell>
          <table:table-cell office:value-type="float" office:value="-1.012045" calcext:value-type="float">
            <text:p>-1.012045</text:p>
          </table:table-cell>
          <table:table-cell office:value-type="float" office:value="-0.02030903" calcext:value-type="float">
            <text:p>-0.02030903</text:p>
          </table:table-cell>
          <table:table-cell office:value-type="float" office:value="-0.01909028" calcext:value-type="float">
            <text:p>-0.01909028</text:p>
          </table:table-cell>
          <table:table-cell office:value-type="float" office:value="-0.01679716" calcext:value-type="float">
            <text:p>-0.01679716</text:p>
          </table:table-cell>
          <table:table-cell office:value-type="float" office:value="-0.01497166" calcext:value-type="float">
            <text:p>-0.01497166</text:p>
          </table:table-cell>
          <table:table-cell office:value-type="float" office:value="-0.01332407" calcext:value-type="float">
            <text:p>-0.01332407</text:p>
          </table:table-cell>
          <table:table-cell office:value-type="float" office:value="-0.01236003" calcext:value-type="float">
            <text:p>-0.01236003</text:p>
          </table:table-cell>
          <table:table-cell office:value-type="float" office:value="-0.01086456" calcext:value-type="float">
            <text:p>-0.01086456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10.86472" calcext:value-type="float">
            <text:p>-10.86472</text:p>
          </table:table-cell>
          <table:table-cell office:value-type="float" office:value="0.0001331377" calcext:value-type="float">
            <text:p>0.0001331377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46709" calcext:value-type="float">
            <text:p>-2.24670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5" calcext:value-type="float">
            <text:p>5122005</text:p>
          </table:table-cell>
          <table:table-cell office:value-type="float" office:value="588.6991" calcext:value-type="float">
            <text:p>588.6991</text:p>
          </table:table-cell>
          <table:table-cell office:value-type="float" office:value="232.8948" calcext:value-type="float">
            <text:p>232.8948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07.03" calcext:value-type="float">
            <text:p>1107.03</text:p>
          </table:table-cell>
          <table:table-cell office:value-type="float" office:value="193.3678" calcext:value-type="float">
            <text:p>193.3678</text:p>
          </table:table-cell>
          <table:table-cell office:value-type="float" office:value="12.96721" calcext:value-type="float">
            <text:p>12.96721</text:p>
          </table:table-cell>
          <table:table-cell office:value-type="float" office:value="0.1380605" calcext:value-type="float">
            <text:p>0.1380605</text:p>
          </table:table-cell>
          <table:table-cell office:value-type="float" office:value="0.1529768" calcext:value-type="float">
            <text:p>0.1529768</text:p>
          </table:table-cell>
          <table:table-cell office:value-type="float" office:value="0.1694657" calcext:value-type="float">
            <text:p>0.1694657</text:p>
          </table:table-cell>
          <table:table-cell office:value-type="float" office:value="0.2979656" calcext:value-type="float">
            <text:p>0.2979656</text:p>
          </table:table-cell>
          <table:table-cell office:value-type="float" office:value="0.3199233" calcext:value-type="float">
            <text:p>0.3199233</text:p>
          </table:table-cell>
          <table:table-cell office:value-type="float" office:value="0.2910807" calcext:value-type="float">
            <text:p>0.2910807</text:p>
          </table:table-cell>
          <table:table-cell office:value-type="float" office:value="0.2918848" calcext:value-type="float">
            <text:p>0.2918848</text:p>
          </table:table-cell>
          <table:table-cell office:value-type="float" office:value="0.371708" calcext:value-type="float">
            <text:p>0.371708</text:p>
          </table:table-cell>
          <table:table-cell office:value-type="float" office:value="0.3670318" calcext:value-type="float">
            <text:p>0.3670318</text:p>
          </table:table-cell>
          <table:table-cell office:value-type="float" office:value="0.3757235" calcext:value-type="float">
            <text:p>0.3757235</text:p>
          </table:table-cell>
          <table:table-cell office:value-type="float" office:value="0.3916966" calcext:value-type="float">
            <text:p>0.3916966</text:p>
          </table:table-cell>
          <table:table-cell office:value-type="float" office:value="0.4021688" calcext:value-type="float">
            <text:p>0.4021688</text:p>
          </table:table-cell>
          <table:table-cell office:value-type="float" office:value="0.4623569" calcext:value-type="float">
            <text:p>0.4623569</text:p>
          </table:table-cell>
          <table:table-cell office:value-type="float" office:value="0" calcext:value-type="float">
            <text:p>0</text:p>
          </table:table-cell>
          <table:table-cell office:value-type="float" office:value="0.317442" calcext:value-type="float">
            <text:p>0.317442</text:p>
          </table:table-cell>
          <table:table-cell office:value-type="float" office:value="0.3080007" calcext:value-type="float">
            <text:p>0.3080007</text:p>
          </table:table-cell>
          <table:table-cell office:value-type="float" office:value="0.2275431" calcext:value-type="float">
            <text:p>0.2275431</text:p>
          </table:table-cell>
          <table:table-cell office:value-type="float" office:value="0.04828789" calcext:value-type="float">
            <text:p>0.04828789</text:p>
          </table:table-cell>
          <table:table-cell office:value-type="float" office:value="9.544527E-016" calcext:value-type="float">
            <text:p>9.544527E-16</text:p>
          </table:table-cell>
          <table:table-cell office:value-type="float" office:value="1.992859E-015" calcext:value-type="float">
            <text:p>1.992859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74758" calcext:value-type="float">
            <text:p>-13.74758</text:p>
          </table:table-cell>
          <table:table-cell office:value-type="float" office:value="-6.188397" calcext:value-type="float">
            <text:p>-6.188397</text:p>
          </table:table-cell>
          <table:table-cell office:value-type="float" office:value="-2.819496" calcext:value-type="float">
            <text:p>-2.819496</text:p>
          </table:table-cell>
          <table:table-cell office:value-type="float" office:value="-0.03706223" calcext:value-type="float">
            <text:p>-0.03706223</text:p>
          </table:table-cell>
          <table:table-cell office:value-type="float" office:value="-0.02357851" calcext:value-type="float">
            <text:p>-0.02357851</text:p>
          </table:table-cell>
          <table:table-cell office:value-type="float" office:value="-0.01827427" calcext:value-type="float">
            <text:p>-0.01827427</text:p>
          </table:table-cell>
          <table:table-cell office:value-type="float" office:value="-0.01578427" calcext:value-type="float">
            <text:p>-0.01578427</text:p>
          </table:table-cell>
          <table:table-cell office:value-type="float" office:value="-0.01379216" calcext:value-type="float">
            <text:p>-0.01379216</text:p>
          </table:table-cell>
          <table:table-cell office:value-type="float" office:value="-0.01237275" calcext:value-type="float">
            <text:p>-0.01237275</text:p>
          </table:table-cell>
          <table:table-cell office:value-type="float" office:value="-0.01081298" calcext:value-type="float">
            <text:p>-0.01081298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13.00593" calcext:value-type="float">
            <text:p>-13.00593</text:p>
          </table:table-cell>
          <table:table-cell office:value-type="float" office:value="0.0004392857" calcext:value-type="float">
            <text:p>0.0004392857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47559" calcext:value-type="float">
            <text:p>-2.24755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5" calcext:value-type="float">
            <text:p>6122005</text:p>
          </table:table-cell>
          <table:table-cell office:value-type="float" office:value="588.6991" calcext:value-type="float">
            <text:p>588.6991</text:p>
          </table:table-cell>
          <table:table-cell office:value-type="float" office:value="233.2582" calcext:value-type="float">
            <text:p>233.2582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06.667" calcext:value-type="float">
            <text:p>1106.667</text:p>
          </table:table-cell>
          <table:table-cell office:value-type="float" office:value="193.3678" calcext:value-type="float">
            <text:p>193.3678</text:p>
          </table:table-cell>
          <table:table-cell office:value-type="float" office:value="12.50712" calcext:value-type="float">
            <text:p>12.50712</text:p>
          </table:table-cell>
          <table:table-cell office:value-type="float" office:value="0.133395" calcext:value-type="float">
            <text:p>0.133395</text:p>
          </table:table-cell>
          <table:table-cell office:value-type="float" office:value="0.1447681" calcext:value-type="float">
            <text:p>0.1447681</text:p>
          </table:table-cell>
          <table:table-cell office:value-type="float" office:value="0.157429" calcext:value-type="float">
            <text:p>0.157429</text:p>
          </table:table-cell>
          <table:table-cell office:value-type="float" office:value="0.2210704" calcext:value-type="float">
            <text:p>0.2210704</text:p>
          </table:table-cell>
          <table:table-cell office:value-type="float" office:value="0.3186491" calcext:value-type="float">
            <text:p>0.3186491</text:p>
          </table:table-cell>
          <table:table-cell office:value-type="float" office:value="0.2875278" calcext:value-type="float">
            <text:p>0.2875278</text:p>
          </table:table-cell>
          <table:table-cell office:value-type="float" office:value="0.2896844" calcext:value-type="float">
            <text:p>0.2896844</text:p>
          </table:table-cell>
          <table:table-cell office:value-type="float" office:value="0.371043" calcext:value-type="float">
            <text:p>0.371043</text:p>
          </table:table-cell>
          <table:table-cell office:value-type="float" office:value="0.3669249" calcext:value-type="float">
            <text:p>0.3669249</text:p>
          </table:table-cell>
          <table:table-cell office:value-type="float" office:value="0.3758078" calcext:value-type="float">
            <text:p>0.3758078</text:p>
          </table:table-cell>
          <table:table-cell office:value-type="float" office:value="0.3917063" calcext:value-type="float">
            <text:p>0.3917063</text:p>
          </table:table-cell>
          <table:table-cell office:value-type="float" office:value="0.4021187" calcext:value-type="float">
            <text:p>0.4021187</text:p>
          </table:table-cell>
          <table:table-cell office:value-type="float" office:value="0.4623547" calcext:value-type="float">
            <text:p>0.4623547</text:p>
          </table:table-cell>
          <table:table-cell office:value-type="float" office:value="0" calcext:value-type="float">
            <text:p>0</text:p>
          </table:table-cell>
          <table:table-cell office:value-type="float" office:value="0.2903503" calcext:value-type="float">
            <text:p>0.2903503</text:p>
          </table:table-cell>
          <table:table-cell office:value-type="float" office:value="0.3168581" calcext:value-type="float">
            <text:p>0.3168581</text:p>
          </table:table-cell>
          <table:table-cell office:value-type="float" office:value="0.2421132" calcext:value-type="float">
            <text:p>0.2421132</text:p>
          </table:table-cell>
          <table:table-cell office:value-type="float" office:value="0.1434892" calcext:value-type="float">
            <text:p>0.1434892</text:p>
          </table:table-cell>
          <table:table-cell office:value-type="float" office:value="9.544527E-016" calcext:value-type="float">
            <text:p>9.544527E-16</text:p>
          </table:table-cell>
          <table:table-cell office:value-type="float" office:value="1.99286E-015" calcext:value-type="float">
            <text:p>1.99286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20466" calcext:value-type="float">
            <text:p>-18.20466</text:p>
          </table:table-cell>
          <table:table-cell office:value-type="float" office:value="-9.610205" calcext:value-type="float">
            <text:p>-9.610205</text:p>
          </table:table-cell>
          <table:table-cell office:value-type="float" office:value="-4.99351" calcext:value-type="float">
            <text:p>-4.99351</text:p>
          </table:table-cell>
          <table:table-cell office:value-type="float" office:value="-0.358354" calcext:value-type="float">
            <text:p>-0.358354</text:p>
          </table:table-cell>
          <table:table-cell office:value-type="float" office:value="-0.02423935" calcext:value-type="float">
            <text:p>-0.02423935</text:p>
          </table:table-cell>
          <table:table-cell office:value-type="float" office:value="-0.02006925" calcext:value-type="float">
            <text:p>-0.02006925</text:p>
          </table:table-cell>
          <table:table-cell office:value-type="float" office:value="-0.01681858" calcext:value-type="float">
            <text:p>-0.01681858</text:p>
          </table:table-cell>
          <table:table-cell office:value-type="float" office:value="-0.01433552" calcext:value-type="float">
            <text:p>-0.01433552</text:p>
          </table:table-cell>
          <table:table-cell office:value-type="float" office:value="-0.01243226" calcext:value-type="float">
            <text:p>-0.01243226</text:p>
          </table:table-cell>
          <table:table-cell office:value-type="float" office:value="-0.01077149" calcext:value-type="float">
            <text:p>-0.01077149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18.12277" calcext:value-type="float">
            <text:p>-18.12277</text:p>
          </table:table-cell>
          <table:table-cell office:value-type="float" office:value="0.0008849857" calcext:value-type="float">
            <text:p>0.000884985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49691" calcext:value-type="float">
            <text:p>-2.24969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5" calcext:value-type="float">
            <text:p>7122005</text:p>
          </table:table-cell>
          <table:table-cell office:value-type="float" office:value="588.6991" calcext:value-type="float">
            <text:p>588.6991</text:p>
          </table:table-cell>
          <table:table-cell office:value-type="float" office:value="233.4674" calcext:value-type="float">
            <text:p>233.4674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06.458" calcext:value-type="float">
            <text:p>1106.458</text:p>
          </table:table-cell>
          <table:table-cell office:value-type="float" office:value="193.3678" calcext:value-type="float">
            <text:p>193.3678</text:p>
          </table:table-cell>
          <table:table-cell office:value-type="float" office:value="12.25236" calcext:value-type="float">
            <text:p>12.25236</text:p>
          </table:table-cell>
          <table:table-cell office:value-type="float" office:value="0.1370828" calcext:value-type="float">
            <text:p>0.1370828</text:p>
          </table:table-cell>
          <table:table-cell office:value-type="float" office:value="0.1460271" calcext:value-type="float">
            <text:p>0.1460271</text:p>
          </table:table-cell>
          <table:table-cell office:value-type="float" office:value="0.1541745" calcext:value-type="float">
            <text:p>0.1541745</text:p>
          </table:table-cell>
          <table:table-cell office:value-type="float" office:value="0.1704256" calcext:value-type="float">
            <text:p>0.1704256</text:p>
          </table:table-cell>
          <table:table-cell office:value-type="float" office:value="0.2880579" calcext:value-type="float">
            <text:p>0.2880579</text:p>
          </table:table-cell>
          <table:table-cell office:value-type="float" office:value="0.2830262" calcext:value-type="float">
            <text:p>0.2830262</text:p>
          </table:table-cell>
          <table:table-cell office:value-type="float" office:value="0.2877171" calcext:value-type="float">
            <text:p>0.2877171</text:p>
          </table:table-cell>
          <table:table-cell office:value-type="float" office:value="0.3703387" calcext:value-type="float">
            <text:p>0.3703387</text:p>
          </table:table-cell>
          <table:table-cell office:value-type="float" office:value="0.3667365" calcext:value-type="float">
            <text:p>0.3667365</text:p>
          </table:table-cell>
          <table:table-cell office:value-type="float" office:value="0.3758689" calcext:value-type="float">
            <text:p>0.3758689</text:p>
          </table:table-cell>
          <table:table-cell office:value-type="float" office:value="0.3917163" calcext:value-type="float">
            <text:p>0.3917163</text:p>
          </table:table-cell>
          <table:table-cell office:value-type="float" office:value="0.4020671" calcext:value-type="float">
            <text:p>0.4020671</text:p>
          </table:table-cell>
          <table:table-cell office:value-type="float" office:value="0.4623631" calcext:value-type="float">
            <text:p>0.4623631</text:p>
          </table:table-cell>
          <table:table-cell office:value-type="float" office:value="0" calcext:value-type="float">
            <text:p>0</text:p>
          </table:table-cell>
          <table:table-cell office:value-type="float" office:value="0.267436" calcext:value-type="float">
            <text:p>0.267436</text:p>
          </table:table-cell>
          <table:table-cell office:value-type="float" office:value="0.3152955" calcext:value-type="float">
            <text:p>0.3152955</text:p>
          </table:table-cell>
          <table:table-cell office:value-type="float" office:value="0.2463157" calcext:value-type="float">
            <text:p>0.2463157</text:p>
          </table:table-cell>
          <table:table-cell office:value-type="float" office:value="0.2001204" calcext:value-type="float">
            <text:p>0.2001204</text:p>
          </table:table-cell>
          <table:table-cell office:value-type="float" office:value="0.05467419" calcext:value-type="float">
            <text:p>0.05467419</text:p>
          </table:table-cell>
          <table:table-cell office:value-type="float" office:value="1.992859E-015" calcext:value-type="float">
            <text:p>1.992859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71956" calcext:value-type="float">
            <text:p>-14.71956</text:p>
          </table:table-cell>
          <table:table-cell office:value-type="float" office:value="-9.022924" calcext:value-type="float">
            <text:p>-9.022924</text:p>
          </table:table-cell>
          <table:table-cell office:value-type="float" office:value="-5.926027" calcext:value-type="float">
            <text:p>-5.926027</text:p>
          </table:table-cell>
          <table:table-cell office:value-type="float" office:value="-2.738134" calcext:value-type="float">
            <text:p>-2.738134</text:p>
          </table:table-cell>
          <table:table-cell office:value-type="float" office:value="-0.04773946" calcext:value-type="float">
            <text:p>-0.04773946</text:p>
          </table:table-cell>
          <table:table-cell office:value-type="float" office:value="-0.0225719" calcext:value-type="float">
            <text:p>-0.0225719</text:p>
          </table:table-cell>
          <table:table-cell office:value-type="float" office:value="-0.01780277" calcext:value-type="float">
            <text:p>-0.01780277</text:p>
          </table:table-cell>
          <table:table-cell office:value-type="float" office:value="-0.01493562" calcext:value-type="float">
            <text:p>-0.01493562</text:p>
          </table:table-cell>
          <table:table-cell office:value-type="float" office:value="-0.01253838" calcext:value-type="float">
            <text:p>-0.01253838</text:p>
          </table:table-cell>
          <table:table-cell office:value-type="float" office:value="-0.0107415" calcext:value-type="float">
            <text:p>-0.0107415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14.61184" calcext:value-type="float">
            <text:p>-14.61184</text:p>
          </table:table-cell>
          <table:table-cell office:value-type="float" office:value="0.00123617" calcext:value-type="float">
            <text:p>0.0012361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51007" calcext:value-type="float">
            <text:p>-2.25100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5" calcext:value-type="float">
            <text:p>8122005</text:p>
          </table:table-cell>
          <table:table-cell office:value-type="float" office:value="588.6991" calcext:value-type="float">
            <text:p>588.6991</text:p>
          </table:table-cell>
          <table:table-cell office:value-type="float" office:value="233.7745" calcext:value-type="float">
            <text:p>233.7745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06.151" calcext:value-type="float">
            <text:p>1106.151</text:p>
          </table:table-cell>
          <table:table-cell office:value-type="float" office:value="193.3678" calcext:value-type="float">
            <text:p>193.3678</text:p>
          </table:table-cell>
          <table:table-cell office:value-type="float" office:value="11.7921" calcext:value-type="float">
            <text:p>11.7921</text:p>
          </table:table-cell>
          <table:table-cell office:value-type="float" office:value="0.1313784" calcext:value-type="float">
            <text:p>0.1313784</text:p>
          </table:table-cell>
          <table:table-cell office:value-type="float" office:value="0.1419871" calcext:value-type="float">
            <text:p>0.1419871</text:p>
          </table:table-cell>
          <table:table-cell office:value-type="float" office:value="0.1514674" calcext:value-type="float">
            <text:p>0.1514674</text:p>
          </table:table-cell>
          <table:table-cell office:value-type="float" office:value="0.1685302" calcext:value-type="float">
            <text:p>0.1685302</text:p>
          </table:table-cell>
          <table:table-cell office:value-type="float" office:value="0.2123862" calcext:value-type="float">
            <text:p>0.2123862</text:p>
          </table:table-cell>
          <table:table-cell office:value-type="float" office:value="0.2790675" calcext:value-type="float">
            <text:p>0.2790675</text:p>
          </table:table-cell>
          <table:table-cell office:value-type="float" office:value="0.2852136" calcext:value-type="float">
            <text:p>0.2852136</text:p>
          </table:table-cell>
          <table:table-cell office:value-type="float" office:value="0.3695689" calcext:value-type="float">
            <text:p>0.3695689</text:p>
          </table:table-cell>
          <table:table-cell office:value-type="float" office:value="0.3664678" calcext:value-type="float">
            <text:p>0.3664678</text:p>
          </table:table-cell>
          <table:table-cell office:value-type="float" office:value="0.3759042" calcext:value-type="float">
            <text:p>0.3759042</text:p>
          </table:table-cell>
          <table:table-cell office:value-type="float" office:value="0.3917238" calcext:value-type="float">
            <text:p>0.3917238</text:p>
          </table:table-cell>
          <table:table-cell office:value-type="float" office:value="0.402027" calcext:value-type="float">
            <text:p>0.402027</text:p>
          </table:table-cell>
          <table:table-cell office:value-type="float" office:value="0.4623564" calcext:value-type="float">
            <text:p>0.4623564</text:p>
          </table:table-cell>
          <table:table-cell office:value-type="float" office:value="0" calcext:value-type="float">
            <text:p>0</text:p>
          </table:table-cell>
          <table:table-cell office:value-type="float" office:value="0.2455914" calcext:value-type="float">
            <text:p>0.2455914</text:p>
          </table:table-cell>
          <table:table-cell office:value-type="float" office:value="0.3196002" calcext:value-type="float">
            <text:p>0.3196002</text:p>
          </table:table-cell>
          <table:table-cell office:value-type="float" office:value="0.2495847" calcext:value-type="float">
            <text:p>0.2495847</text:p>
          </table:table-cell>
          <table:table-cell office:value-type="float" office:value="0.2037099" calcext:value-type="float">
            <text:p>0.2037099</text:p>
          </table:table-cell>
          <table:table-cell office:value-type="float" office:value="0.1603689" calcext:value-type="float">
            <text:p>0.1603689</text:p>
          </table:table-cell>
          <table:table-cell office:value-type="float" office:value="1.992859E-015" calcext:value-type="float">
            <text:p>1.992859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37495" calcext:value-type="float">
            <text:p>-20.37495</text:p>
          </table:table-cell>
          <table:table-cell office:value-type="float" office:value="-11.10606" calcext:value-type="float">
            <text:p>-11.10606</text:p>
          </table:table-cell>
          <table:table-cell office:value-type="float" office:value="-6.717535" calcext:value-type="float">
            <text:p>-6.717535</text:p>
          </table:table-cell>
          <table:table-cell office:value-type="float" office:value="-2.959162" calcext:value-type="float">
            <text:p>-2.959162</text:p>
          </table:table-cell>
          <table:table-cell office:value-type="float" office:value="-0.4914677" calcext:value-type="float">
            <text:p>-0.4914677</text:p>
          </table:table-cell>
          <table:table-cell office:value-type="float" office:value="-0.02516234" calcext:value-type="float">
            <text:p>-0.02516234</text:p>
          </table:table-cell>
          <table:table-cell office:value-type="float" office:value="-0.01915906" calcext:value-type="float">
            <text:p>-0.01915906</text:p>
          </table:table-cell>
          <table:table-cell office:value-type="float" office:value="-0.01562162" calcext:value-type="float">
            <text:p>-0.01562162</text:p>
          </table:table-cell>
          <table:table-cell office:value-type="float" office:value="-0.01269163" calcext:value-type="float">
            <text:p>-0.01269163</text:p>
          </table:table-cell>
          <table:table-cell office:value-type="float" office:value="-0.01072411" calcext:value-type="float">
            <text:p>-0.01072411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20.0135" calcext:value-type="float">
            <text:p>-20.0135</text:p>
          </table:table-cell>
          <table:table-cell office:value-type="float" office:value="0.001513527" calcext:value-type="float">
            <text:p>0.00151352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251526" calcext:value-type="float">
            <text:p>-2.25152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5" calcext:value-type="float">
            <text:p>9122005</text:p>
          </table:table-cell>
          <table:table-cell office:value-type="float" office:value="588.6991" calcext:value-type="float">
            <text:p>588.6991</text:p>
          </table:table-cell>
          <table:table-cell office:value-type="float" office:value="234.0053" calcext:value-type="float">
            <text:p>234.0053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05.92" calcext:value-type="float">
            <text:p>1105.92</text:p>
          </table:table-cell>
          <table:table-cell office:value-type="float" office:value="193.3678" calcext:value-type="float">
            <text:p>193.3678</text:p>
          </table:table-cell>
          <table:table-cell office:value-type="float" office:value="11.36693" calcext:value-type="float">
            <text:p>11.36693</text:p>
          </table:table-cell>
          <table:table-cell office:value-type="float" office:value="0.1411679" calcext:value-type="float">
            <text:p>0.1411679</text:p>
          </table:table-cell>
          <table:table-cell office:value-type="float" office:value="0.1489718" calcext:value-type="float">
            <text:p>0.1489718</text:p>
          </table:table-cell>
          <table:table-cell office:value-type="float" office:value="0.1549511" calcext:value-type="float">
            <text:p>0.1549511</text:p>
          </table:table-cell>
          <table:table-cell office:value-type="float" office:value="0.1638447" calcext:value-type="float">
            <text:p>0.1638447</text:p>
          </table:table-cell>
          <table:table-cell office:value-type="float" office:value="0.1748916" calcext:value-type="float">
            <text:p>0.1748916</text:p>
          </table:table-cell>
          <table:table-cell office:value-type="float" office:value="0.2705492" calcext:value-type="float">
            <text:p>0.2705492</text:p>
          </table:table-cell>
          <table:table-cell office:value-type="float" office:value="0.2830473" calcext:value-type="float">
            <text:p>0.2830473</text:p>
          </table:table-cell>
          <table:table-cell office:value-type="float" office:value="0.368784" calcext:value-type="float">
            <text:p>0.368784</text:p>
          </table:table-cell>
          <table:table-cell office:value-type="float" office:value="0.3661216" calcext:value-type="float">
            <text:p>0.3661216</text:p>
          </table:table-cell>
          <table:table-cell office:value-type="float" office:value="0.3759109" calcext:value-type="float">
            <text:p>0.3759109</text:p>
          </table:table-cell>
          <table:table-cell office:value-type="float" office:value="0.3917276" calcext:value-type="float">
            <text:p>0.3917276</text:p>
          </table:table-cell>
          <table:table-cell office:value-type="float" office:value="0.4019947" calcext:value-type="float">
            <text:p>0.4019947</text:p>
          </table:table-cell>
          <table:table-cell office:value-type="float" office:value="0.4623681" calcext:value-type="float">
            <text:p>0.4623681</text:p>
          </table:table-cell>
          <table:table-cell office:value-type="float" office:value="0" calcext:value-type="float">
            <text:p>0</text:p>
          </table:table-cell>
          <table:table-cell office:value-type="float" office:value="0.2127947" calcext:value-type="float">
            <text:p>0.2127947</text:p>
          </table:table-cell>
          <table:table-cell office:value-type="float" office:value="0.3120919" calcext:value-type="float">
            <text:p>0.3120919</text:p>
          </table:table-cell>
          <table:table-cell office:value-type="float" office:value="0.2460331" calcext:value-type="float">
            <text:p>0.2460331</text:p>
          </table:table-cell>
          <table:table-cell office:value-type="float" office:value="0.209351" calcext:value-type="float">
            <text:p>0.209351</text:p>
          </table:table-cell>
          <table:table-cell office:value-type="float" office:value="0.2067381" calcext:value-type="float">
            <text:p>0.2067381</text:p>
          </table:table-cell>
          <table:table-cell office:value-type="float" office:value="0.01107917" calcext:value-type="float">
            <text:p>0.01107917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68618" calcext:value-type="float">
            <text:p>-11.68618</text:p>
          </table:table-cell>
          <table:table-cell office:value-type="float" office:value="-7.733004" calcext:value-type="float">
            <text:p>-7.733004</text:p>
          </table:table-cell>
          <table:table-cell office:value-type="float" office:value="-5.709009" calcext:value-type="float">
            <text:p>-5.709009</text:p>
          </table:table-cell>
          <table:table-cell office:value-type="float" office:value="-3.725208" calcext:value-type="float">
            <text:p>-3.725208</text:p>
          </table:table-cell>
          <table:table-cell office:value-type="float" office:value="-2.261351" calcext:value-type="float">
            <text:p>-2.261351</text:p>
          </table:table-cell>
          <table:table-cell office:value-type="float" office:value="-0.03170011" calcext:value-type="float">
            <text:p>-0.03170011</text:p>
          </table:table-cell>
          <table:table-cell office:value-type="float" office:value="-0.02041868" calcext:value-type="float">
            <text:p>-0.02041868</text:p>
          </table:table-cell>
          <table:table-cell office:value-type="float" office:value="-0.01635522" calcext:value-type="float">
            <text:p>-0.01635522</text:p>
          </table:table-cell>
          <table:table-cell office:value-type="float" office:value="-0.01289218" calcext:value-type="float">
            <text:p>-0.01289218</text:p>
          </table:table-cell>
          <table:table-cell office:value-type="float" office:value="-0.01072065" calcext:value-type="float">
            <text:p>-0.01072065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11.57674" calcext:value-type="float">
            <text:p>-11.57674</text:p>
          </table:table-cell>
          <table:table-cell office:value-type="float" office:value="0.001671482" calcext:value-type="float">
            <text:p>0.001671482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25118" calcext:value-type="float">
            <text:p>-2.2511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5" calcext:value-type="float">
            <text:p>10122005</text:p>
          </table:table-cell>
          <table:table-cell office:value-type="float" office:value="592.1991" calcext:value-type="float">
            <text:p>592.1991</text:p>
          </table:table-cell>
          <table:table-cell office:value-type="float" office:value="233.8623" calcext:value-type="float">
            <text:p>233.8623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09.208" calcext:value-type="float">
            <text:p>1109.208</text:p>
          </table:table-cell>
          <table:table-cell office:value-type="float" office:value="193.7228" calcext:value-type="float">
            <text:p>193.7228</text:p>
          </table:table-cell>
          <table:table-cell office:value-type="float" office:value="6.716083" calcext:value-type="float">
            <text:p>6.716083</text:p>
          </table:table-cell>
          <table:table-cell office:value-type="float" office:value="0.3513187" calcext:value-type="float">
            <text:p>0.3513187</text:p>
          </table:table-cell>
          <table:table-cell office:value-type="float" office:value="0.1825501" calcext:value-type="float">
            <text:p>0.1825501</text:p>
          </table:table-cell>
          <table:table-cell office:value-type="float" office:value="0.1783762" calcext:value-type="float">
            <text:p>0.1783762</text:p>
          </table:table-cell>
          <table:table-cell office:value-type="float" office:value="0.1795915" calcext:value-type="float">
            <text:p>0.1795915</text:p>
          </table:table-cell>
          <table:table-cell office:value-type="float" office:value="0.1881562" calcext:value-type="float">
            <text:p>0.1881562</text:p>
          </table:table-cell>
          <table:table-cell office:value-type="float" office:value="0.265472" calcext:value-type="float">
            <text:p>0.265472</text:p>
          </table:table-cell>
          <table:table-cell office:value-type="float" office:value="0.2896247" calcext:value-type="float">
            <text:p>0.2896247</text:p>
          </table:table-cell>
          <table:table-cell office:value-type="float" office:value="0.3692315" calcext:value-type="float">
            <text:p>0.3692315</text:p>
          </table:table-cell>
          <table:table-cell office:value-type="float" office:value="0.3657838" calcext:value-type="float">
            <text:p>0.3657838</text:p>
          </table:table-cell>
          <table:table-cell office:value-type="float" office:value="0.3758884" calcext:value-type="float">
            <text:p>0.3758884</text:p>
          </table:table-cell>
          <table:table-cell office:value-type="float" office:value="0.3917279" calcext:value-type="float">
            <text:p>0.3917279</text:p>
          </table:table-cell>
          <table:table-cell office:value-type="float" office:value="0.401994" calcext:value-type="float">
            <text:p>0.401994</text:p>
          </table:table-cell>
          <table:table-cell office:value-type="float" office:value="0.4623723" calcext:value-type="float">
            <text:p>0.4623723</text:p>
          </table:table-cell>
          <table:table-cell office:value-type="float" office:value="0.000002037484" calcext:value-type="float">
            <text:p>2.037484E-06</text:p>
          </table:table-cell>
          <table:table-cell office:value-type="float" office:value="0.2490963" calcext:value-type="float">
            <text:p>0.2490963</text:p>
          </table:table-cell>
          <table:table-cell office:value-type="float" office:value="0.2780041" calcext:value-type="float">
            <text:p>0.2780041</text:p>
          </table:table-cell>
          <table:table-cell office:value-type="float" office:value="0.2209626" calcext:value-type="float">
            <text:p>0.2209626</text:p>
          </table:table-cell>
          <table:table-cell office:value-type="float" office:value="0.1928262" calcext:value-type="float">
            <text:p>0.1928262</text:p>
          </table:table-cell>
          <table:table-cell office:value-type="float" office:value="0.1982786" calcext:value-type="float">
            <text:p>0.1982786</text:p>
          </table:table-cell>
          <table:table-cell office:value-type="float" office:value="0.02089824" calcext:value-type="float">
            <text:p>0.02089824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4834" calcext:value-type="float">
            <text:p>-0.0124834</text:p>
          </table:table-cell>
          <table:table-cell office:value-type="float" office:value="-1.629007" calcext:value-type="float">
            <text:p>-1.629007</text:p>
          </table:table-cell>
          <table:table-cell office:value-type="float" office:value="-1.954225" calcext:value-type="float">
            <text:p>-1.954225</text:p>
          </table:table-cell>
          <table:table-cell office:value-type="float" office:value="-1.858618" calcext:value-type="float">
            <text:p>-1.858618</text:p>
          </table:table-cell>
          <table:table-cell office:value-type="float" office:value="-1.299729" calcext:value-type="float">
            <text:p>-1.299729</text:p>
          </table:table-cell>
          <table:table-cell office:value-type="float" office:value="-0.03678825" calcext:value-type="float">
            <text:p>-0.03678825</text:p>
          </table:table-cell>
          <table:table-cell office:value-type="float" office:value="-0.01681055" calcext:value-type="float">
            <text:p>-0.01681055</text:p>
          </table:table-cell>
          <table:table-cell office:value-type="float" office:value="-0.01594345" calcext:value-type="float">
            <text:p>-0.01594345</text:p>
          </table:table-cell>
          <table:table-cell office:value-type="float" office:value="-0.01309254" calcext:value-type="float">
            <text:p>-0.01309254</text:p>
          </table:table-cell>
          <table:table-cell office:value-type="float" office:value="-0.01073155" calcext:value-type="float">
            <text:p>-0.01073155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485794" calcext:value-type="float">
            <text:p>0.00148579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0001030957" calcext:value-type="float">
            <text:p>1.030957E-0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5" calcext:value-type="float">
            <text:p>11122005</text:p>
          </table:table-cell>
          <table:table-cell office:value-type="float" office:value="592.1991" calcext:value-type="float">
            <text:p>592.1991</text:p>
          </table:table-cell>
          <table:table-cell office:value-type="float" office:value="233.7744" calcext:value-type="float">
            <text:p>233.7744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09.012" calcext:value-type="float">
            <text:p>1109.012</text:p>
          </table:table-cell>
          <table:table-cell office:value-type="float" office:value="194.007" calcext:value-type="float">
            <text:p>194.007</text:p>
          </table:table-cell>
          <table:table-cell office:value-type="float" office:value="2.469743" calcext:value-type="float">
            <text:p>2.469743</text:p>
          </table:table-cell>
          <table:table-cell office:value-type="float" office:value="0.3370485" calcext:value-type="float">
            <text:p>0.3370485</text:p>
          </table:table-cell>
          <table:table-cell office:value-type="float" office:value="0.205365" calcext:value-type="float">
            <text:p>0.205365</text:p>
          </table:table-cell>
          <table:table-cell office:value-type="float" office:value="0.1946858" calcext:value-type="float">
            <text:p>0.1946858</text:p>
          </table:table-cell>
          <table:table-cell office:value-type="float" office:value="0.1945494" calcext:value-type="float">
            <text:p>0.1945494</text:p>
          </table:table-cell>
          <table:table-cell office:value-type="float" office:value="0.2045794" calcext:value-type="float">
            <text:p>0.2045794</text:p>
          </table:table-cell>
          <table:table-cell office:value-type="float" office:value="0.2731521" calcext:value-type="float">
            <text:p>0.2731521</text:p>
          </table:table-cell>
          <table:table-cell office:value-type="float" office:value="0.2851045" calcext:value-type="float">
            <text:p>0.2851045</text:p>
          </table:table-cell>
          <table:table-cell office:value-type="float" office:value="0.3689587" calcext:value-type="float">
            <text:p>0.3689587</text:p>
          </table:table-cell>
          <table:table-cell office:value-type="float" office:value="0.3655673" calcext:value-type="float">
            <text:p>0.3655673</text:p>
          </table:table-cell>
          <table:table-cell office:value-type="float" office:value="0.3758489" calcext:value-type="float">
            <text:p>0.3758489</text:p>
          </table:table-cell>
          <table:table-cell office:value-type="float" office:value="0.3917254" calcext:value-type="float">
            <text:p>0.3917254</text:p>
          </table:table-cell>
          <table:table-cell office:value-type="float" office:value="0.402024" calcext:value-type="float">
            <text:p>0.402024</text:p>
          </table:table-cell>
          <table:table-cell office:value-type="float" office:value="0.4623756" calcext:value-type="float">
            <text:p>0.4623756</text:p>
          </table:table-cell>
          <table:table-cell office:value-type="float" office:value="0.000001293649" calcext:value-type="float">
            <text:p>1.293649E-06</text:p>
          </table:table-cell>
          <table:table-cell office:value-type="float" office:value="0.2633599" calcext:value-type="float">
            <text:p>0.2633599</text:p>
          </table:table-cell>
          <table:table-cell office:value-type="float" office:value="0.2568626" calcext:value-type="float">
            <text:p>0.2568626</text:p>
          </table:table-cell>
          <table:table-cell office:value-type="float" office:value="0.2037825" calcext:value-type="float">
            <text:p>0.2037825</text:p>
          </table:table-cell>
          <table:table-cell office:value-type="float" office:value="0.1771225" calcext:value-type="float">
            <text:p>0.1771225</text:p>
          </table:table-cell>
          <table:table-cell office:value-type="float" office:value="0.1870221" calcext:value-type="float">
            <text:p>0.1870221</text:p>
          </table:table-cell>
          <table:table-cell office:value-type="float" office:value="0.01618963" calcext:value-type="float">
            <text:p>0.01618963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58549" calcext:value-type="float">
            <text:p>-0.01658549</text:p>
          </table:table-cell>
          <table:table-cell office:value-type="float" office:value="-0.6551084" calcext:value-type="float">
            <text:p>-0.6551084</text:p>
          </table:table-cell>
          <table:table-cell office:value-type="float" office:value="-0.9944788" calcext:value-type="float">
            <text:p>-0.9944788</text:p>
          </table:table-cell>
          <table:table-cell office:value-type="float" office:value="-1.001133" calcext:value-type="float">
            <text:p>-1.001133</text:p>
          </table:table-cell>
          <table:table-cell office:value-type="float" office:value="-0.6799824" calcext:value-type="float">
            <text:p>-0.6799824</text:p>
          </table:table-cell>
          <table:table-cell office:value-type="float" office:value="-0.029665" calcext:value-type="float">
            <text:p>-0.029665</text:p>
          </table:table-cell>
          <table:table-cell office:value-type="float" office:value="-0.01920377" calcext:value-type="float">
            <text:p>-0.01920377</text:p>
          </table:table-cell>
          <table:table-cell office:value-type="float" office:value="-0.01619147" calcext:value-type="float">
            <text:p>-0.01619147</text:p>
          </table:table-cell>
          <table:table-cell office:value-type="float" office:value="-0.013222" calcext:value-type="float">
            <text:p>-0.013222</text:p>
          </table:table-cell>
          <table:table-cell office:value-type="float" office:value="-0.01075071" calcext:value-type="float">
            <text:p>-0.01075071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23213" calcext:value-type="float">
            <text:p>0.0012321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0001365827" calcext:value-type="float">
            <text:p>1.365827E-0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5" calcext:value-type="float">
            <text:p>12122005</text:p>
          </table:table-cell>
          <table:table-cell office:value-type="float" office:value="592.1991" calcext:value-type="float">
            <text:p>592.1991</text:p>
          </table:table-cell>
          <table:table-cell office:value-type="float" office:value="233.8601" calcext:value-type="float">
            <text:p>233.8601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08.723" calcext:value-type="float">
            <text:p>1108.723</text:p>
          </table:table-cell>
          <table:table-cell office:value-type="float" office:value="194.2107" calcext:value-type="float">
            <text:p>194.2107</text:p>
          </table:table-cell>
          <table:table-cell office:value-type="float" office:value="0" calcext:value-type="float">
            <text:p>0</text:p>
          </table:table-cell>
          <table:table-cell office:value-type="float" office:value="0.3340239" calcext:value-type="float">
            <text:p>0.3340239</text:p>
          </table:table-cell>
          <table:table-cell office:value-type="float" office:value="0.2568759" calcext:value-type="float">
            <text:p>0.2568759</text:p>
          </table:table-cell>
          <table:table-cell office:value-type="float" office:value="0.2102493" calcext:value-type="float">
            <text:p>0.2102493</text:p>
          </table:table-cell>
          <table:table-cell office:value-type="float" office:value="0.2071324" calcext:value-type="float">
            <text:p>0.2071324</text:p>
          </table:table-cell>
          <table:table-cell office:value-type="float" office:value="0.219048" calcext:value-type="float">
            <text:p>0.219048</text:p>
          </table:table-cell>
          <table:table-cell office:value-type="float" office:value="0.2823137" calcext:value-type="float">
            <text:p>0.2823137</text:p>
          </table:table-cell>
          <table:table-cell office:value-type="float" office:value="0.283357" calcext:value-type="float">
            <text:p>0.283357</text:p>
          </table:table-cell>
          <table:table-cell office:value-type="float" office:value="0.3683184" calcext:value-type="float">
            <text:p>0.3683184</text:p>
          </table:table-cell>
          <table:table-cell office:value-type="float" office:value="0.365302" calcext:value-type="float">
            <text:p>0.365302</text:p>
          </table:table-cell>
          <table:table-cell office:value-type="float" office:value="0.3757963" calcext:value-type="float">
            <text:p>0.3757963</text:p>
          </table:table-cell>
          <table:table-cell office:value-type="float" office:value="0.3917228" calcext:value-type="float">
            <text:p>0.3917228</text:p>
          </table:table-cell>
          <table:table-cell office:value-type="float" office:value="0.4020739" calcext:value-type="float">
            <text:p>0.4020739</text:p>
          </table:table-cell>
          <table:table-cell office:value-type="float" office:value="0.4623542" calcext:value-type="float">
            <text:p>0.4623542</text:p>
          </table:table-cell>
          <table:table-cell office:value-type="float" office:value="0" calcext:value-type="float">
            <text:p>0</text:p>
          </table:table-cell>
          <table:table-cell office:value-type="float" office:value="0.1408023" calcext:value-type="float">
            <text:p>0.1408023</text:p>
          </table:table-cell>
          <table:table-cell office:value-type="float" office:value="0.2347311" calcext:value-type="float">
            <text:p>0.2347311</text:p>
          </table:table-cell>
          <table:table-cell office:value-type="float" office:value="0.1882748" calcext:value-type="float">
            <text:p>0.1882748</text:p>
          </table:table-cell>
          <table:table-cell office:value-type="float" office:value="0.1643199" calcext:value-type="float">
            <text:p>0.1643199</text:p>
          </table:table-cell>
          <table:table-cell office:value-type="float" office:value="0.17977" calcext:value-type="float">
            <text:p>0.17977</text:p>
          </table:table-cell>
          <table:table-cell office:value-type="float" office:value="0.006628685" calcext:value-type="float">
            <text:p>0.00662868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office:value-type="float" office:value="0" calcext:value-type="float">
            <text:p>0</text:p>
          </table:table-cell>
          <table:table-cell office:value-type="float" office:value="0.00002927977" calcext:value-type="float">
            <text:p>2.927977E-05</text:p>
          </table:table-cell>
          <table:table-cell office:value-type="float" office:value="-0.01598892" calcext:value-type="float">
            <text:p>-0.01598892</text:p>
          </table:table-cell>
          <table:table-cell office:value-type="float" office:value="-0.1142368" calcext:value-type="float">
            <text:p>-0.1142368</text:p>
          </table:table-cell>
          <table:table-cell office:value-type="float" office:value="-0.5480279" calcext:value-type="float">
            <text:p>-0.5480279</text:p>
          </table:table-cell>
          <table:table-cell office:value-type="float" office:value="-0.6170079" calcext:value-type="float">
            <text:p>-0.6170079</text:p>
          </table:table-cell>
          <table:table-cell office:value-type="float" office:value="-0.4017126" calcext:value-type="float">
            <text:p>-0.4017126</text:p>
          </table:table-cell>
          <table:table-cell office:value-type="float" office:value="-0.02310783" calcext:value-type="float">
            <text:p>-0.02310783</text:p>
          </table:table-cell>
          <table:table-cell office:value-type="float" office:value="-0.02024777" calcext:value-type="float">
            <text:p>-0.02024777</text:p>
          </table:table-cell>
          <table:table-cell office:value-type="float" office:value="-0.01681137" calcext:value-type="float">
            <text:p>-0.01681137</text:p>
          </table:table-cell>
          <table:table-cell office:value-type="float" office:value="-0.01338219" calcext:value-type="float">
            <text:p>-0.01338219</text:p>
          </table:table-cell>
          <table:table-cell office:value-type="float" office:value="-0.01077643" calcext:value-type="float">
            <text:p>-0.01077643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2758801" calcext:value-type="float">
            <text:p>-0.02758801</text:p>
          </table:table-cell>
          <table:table-cell office:value-type="float" office:value="0.0008842744" calcext:value-type="float">
            <text:p>0.000884274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41784" calcext:value-type="float">
            <text:p>-2.24178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5" calcext:value-type="float">
            <text:p>13122005</text:p>
          </table:table-cell>
          <table:table-cell office:value-type="float" office:value="596.899" calcext:value-type="float">
            <text:p>596.899</text:p>
          </table:table-cell>
          <table:table-cell office:value-type="float" office:value="233.8953" calcext:value-type="float">
            <text:p>233.8953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2.945" calcext:value-type="float">
            <text:p>1112.945</text:p>
          </table:table-cell>
          <table:table-cell office:value-type="float" office:value="194.6532" calcext:value-type="float">
            <text:p>194.6532</text:p>
          </table:table-cell>
          <table:table-cell office:value-type="float" office:value="0" calcext:value-type="float">
            <text:p>0</text:p>
          </table:table-cell>
          <table:table-cell office:value-type="float" office:value="0.4266948" calcext:value-type="float">
            <text:p>0.4266948</text:p>
          </table:table-cell>
          <table:table-cell office:value-type="float" office:value="0.2465" calcext:value-type="float">
            <text:p>0.2465</text:p>
          </table:table-cell>
          <table:table-cell office:value-type="float" office:value="0.2196216" calcext:value-type="float">
            <text:p>0.2196216</text:p>
          </table:table-cell>
          <table:table-cell office:value-type="float" office:value="0.2235211" calcext:value-type="float">
            <text:p>0.2235211</text:p>
          </table:table-cell>
          <table:table-cell office:value-type="float" office:value="0.2390254" calcext:value-type="float">
            <text:p>0.2390254</text:p>
          </table:table-cell>
          <table:table-cell office:value-type="float" office:value="0.2878069" calcext:value-type="float">
            <text:p>0.2878069</text:p>
          </table:table-cell>
          <table:table-cell office:value-type="float" office:value="0.3104837" calcext:value-type="float">
            <text:p>0.3104837</text:p>
          </table:table-cell>
          <table:table-cell office:value-type="float" office:value="0.3690756" calcext:value-type="float">
            <text:p>0.3690756</text:p>
          </table:table-cell>
          <table:table-cell office:value-type="float" office:value="0.365037" calcext:value-type="float">
            <text:p>0.365037</text:p>
          </table:table-cell>
          <table:table-cell office:value-type="float" office:value="0.3757281" calcext:value-type="float">
            <text:p>0.3757281</text:p>
          </table:table-cell>
          <table:table-cell office:value-type="float" office:value="0.3917202" calcext:value-type="float">
            <text:p>0.3917202</text:p>
          </table:table-cell>
          <table:table-cell office:value-type="float" office:value="0.4021175" calcext:value-type="float">
            <text:p>0.4021175</text:p>
          </table:table-cell>
          <table:table-cell office:value-type="float" office:value="0.4623682" calcext:value-type="float">
            <text:p>0.4623682</text:p>
          </table:table-cell>
          <table:table-cell office:value-type="float" office:value="0.0001007253" calcext:value-type="float">
            <text:p>0.0001007253</text:p>
          </table:table-cell>
          <table:table-cell office:value-type="float" office:value="0.1737148" calcext:value-type="float">
            <text:p>0.1737148</text:p>
          </table:table-cell>
          <table:table-cell office:value-type="float" office:value="0.2527523" calcext:value-type="float">
            <text:p>0.2527523</text:p>
          </table:table-cell>
          <table:table-cell office:value-type="float" office:value="0.1803476" calcext:value-type="float">
            <text:p>0.1803476</text:p>
          </table:table-cell>
          <table:table-cell office:value-type="float" office:value="0.1555759" calcext:value-type="float">
            <text:p>0.1555759</text:p>
          </table:table-cell>
          <table:table-cell office:value-type="float" office:value="0.1703465" calcext:value-type="float">
            <text:p>0.170346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office:value-type="float" office:value="0" calcext:value-type="float">
            <text:p>0</text:p>
          </table:table-cell>
          <table:table-cell office:value-type="float" office:value="0.000005030298" calcext:value-type="float">
            <text:p>5.030298E-06</text:p>
          </table:table-cell>
          <table:table-cell office:value-type="float" office:value="-0.003892606" calcext:value-type="float">
            <text:p>-0.003892606</text:p>
          </table:table-cell>
          <table:table-cell office:value-type="float" office:value="-0.1599642" calcext:value-type="float">
            <text:p>-0.1599642</text:p>
          </table:table-cell>
          <table:table-cell office:value-type="float" office:value="-0.3924608" calcext:value-type="float">
            <text:p>-0.3924608</text:p>
          </table:table-cell>
          <table:table-cell office:value-type="float" office:value="-0.3430239" calcext:value-type="float">
            <text:p>-0.3430239</text:p>
          </table:table-cell>
          <table:table-cell office:value-type="float" office:value="-0.2065158" calcext:value-type="float">
            <text:p>-0.2065158</text:p>
          </table:table-cell>
          <table:table-cell office:value-type="float" office:value="-0.01997694" calcext:value-type="float">
            <text:p>-0.01997694</text:p>
          </table:table-cell>
          <table:table-cell office:value-type="float" office:value="-0.009669394" calcext:value-type="float">
            <text:p>-0.009669394</text:p>
          </table:table-cell>
          <table:table-cell office:value-type="float" office:value="-0.01613639" calcext:value-type="float">
            <text:p>-0.01613639</text:p>
          </table:table-cell>
          <table:table-cell office:value-type="float" office:value="-0.01354592" calcext:value-type="float">
            <text:p>-0.01354592</text:p>
          </table:table-cell>
          <table:table-cell office:value-type="float" office:value="-0.01080988" calcext:value-type="float">
            <text:p>-0.01080988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09046952" calcext:value-type="float">
            <text:p>0.000904695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009828677" calcext:value-type="float">
            <text:p>9.828677E-0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5" calcext:value-type="float">
            <text:p>14122005</text:p>
          </table:table-cell>
          <table:table-cell office:value-type="float" office:value="596.9989" calcext:value-type="float">
            <text:p>596.9989</text:p>
          </table:table-cell>
          <table:table-cell office:value-type="float" office:value="233.8986" calcext:value-type="float">
            <text:p>233.8986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3.017" calcext:value-type="float">
            <text:p>1113.017</text:p>
          </table:table-cell>
          <table:table-cell office:value-type="float" office:value="194.6785" calcext:value-type="float">
            <text:p>194.6785</text:p>
          </table:table-cell>
          <table:table-cell office:value-type="float" office:value="0" calcext:value-type="float">
            <text:p>0</text:p>
          </table:table-cell>
          <table:table-cell office:value-type="float" office:value="0.3705657" calcext:value-type="float">
            <text:p>0.3705657</text:p>
          </table:table-cell>
          <table:table-cell office:value-type="float" office:value="0.2784077" calcext:value-type="float">
            <text:p>0.2784077</text:p>
          </table:table-cell>
          <table:table-cell office:value-type="float" office:value="0.2319181" calcext:value-type="float">
            <text:p>0.2319181</text:p>
          </table:table-cell>
          <table:table-cell office:value-type="float" office:value="0.2354334" calcext:value-type="float">
            <text:p>0.2354334</text:p>
          </table:table-cell>
          <table:table-cell office:value-type="float" office:value="0.2897401" calcext:value-type="float">
            <text:p>0.2897401</text:p>
          </table:table-cell>
          <table:table-cell office:value-type="float" office:value="0.2852461" calcext:value-type="float">
            <text:p>0.2852461</text:p>
          </table:table-cell>
          <table:table-cell office:value-type="float" office:value="0.2928997" calcext:value-type="float">
            <text:p>0.2928997</text:p>
          </table:table-cell>
          <table:table-cell office:value-type="float" office:value="0.3708192" calcext:value-type="float">
            <text:p>0.3708192</text:p>
          </table:table-cell>
          <table:table-cell office:value-type="float" office:value="0.3651711" calcext:value-type="float">
            <text:p>0.3651711</text:p>
          </table:table-cell>
          <table:table-cell office:value-type="float" office:value="0.3756593" calcext:value-type="float">
            <text:p>0.3756593</text:p>
          </table:table-cell>
          <table:table-cell office:value-type="float" office:value="0.3917133" calcext:value-type="float">
            <text:p>0.3917133</text:p>
          </table:table-cell>
          <table:table-cell office:value-type="float" office:value="0.4021503" calcext:value-type="float">
            <text:p>0.4021503</text:p>
          </table:table-cell>
          <table:table-cell office:value-type="float" office:value="0.4623616" calcext:value-type="float">
            <text:p>0.4623616</text:p>
          </table:table-cell>
          <table:table-cell office:value-type="float" office:value="0" calcext:value-type="float">
            <text:p>0</text:p>
          </table:table-cell>
          <table:table-cell office:value-type="float" office:value="0.1136417" calcext:value-type="float">
            <text:p>0.1136417</text:p>
          </table:table-cell>
          <table:table-cell office:value-type="float" office:value="0.2458122" calcext:value-type="float">
            <text:p>0.2458122</text:p>
          </table:table-cell>
          <table:table-cell office:value-type="float" office:value="0.1704793" calcext:value-type="float">
            <text:p>0.1704793</text:p>
          </table:table-cell>
          <table:table-cell office:value-type="float" office:value="0.1458441" calcext:value-type="float">
            <text:p>0.1458441</text:p>
          </table:table-cell>
          <table:table-cell office:value-type="float" office:value="0.1469886" calcext:value-type="float">
            <text:p>0.146988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office:value-type="float" office:value="0" calcext:value-type="float">
            <text:p>0</text:p>
          </table:table-cell>
          <table:table-cell office:value-type="float" office:value="0.000004707892" calcext:value-type="float">
            <text:p>4.707892E-06</text:p>
          </table:table-cell>
          <table:table-cell office:value-type="float" office:value="-0.008809412" calcext:value-type="float">
            <text:p>-0.008809412</text:p>
          </table:table-cell>
          <table:table-cell office:value-type="float" office:value="-0.0628862" calcext:value-type="float">
            <text:p>-0.0628862</text:p>
          </table:table-cell>
          <table:table-cell office:value-type="float" office:value="-0.2578636" calcext:value-type="float">
            <text:p>-0.2578636</text:p>
          </table:table-cell>
          <table:table-cell office:value-type="float" office:value="-0.2304356" calcext:value-type="float">
            <text:p>-0.2304356</text:p>
          </table:table-cell>
          <table:table-cell office:value-type="float" office:value="-0.04714984" calcext:value-type="float">
            <text:p>-0.04714984</text:p>
          </table:table-cell>
          <table:table-cell office:value-type="float" office:value="-0.02127074" calcext:value-type="float">
            <text:p>-0.02127074</text:p>
          </table:table-cell>
          <table:table-cell office:value-type="float" office:value="-0.01530727" calcext:value-type="float">
            <text:p>-0.01530727</text:p>
          </table:table-cell>
          <table:table-cell office:value-type="float" office:value="-0.01452837" calcext:value-type="float">
            <text:p>-0.01452837</text:p>
          </table:table-cell>
          <table:table-cell office:value-type="float" office:value="-0.0134652" calcext:value-type="float">
            <text:p>-0.0134652</text:p>
          </table:table-cell>
          <table:table-cell office:value-type="float" office:value="-0.01084393" calcext:value-type="float">
            <text:p>-0.01084393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1823285" calcext:value-type="float">
            <text:p>-0.01823285</text:p>
          </table:table-cell>
          <table:table-cell office:value-type="float" office:value="0.0005965282" calcext:value-type="float">
            <text:p>0.000596528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39374" calcext:value-type="float">
            <text:p>-2.23937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5" calcext:value-type="float">
            <text:p>15122005</text:p>
          </table:table-cell>
          <table:table-cell office:value-type="float" office:value="596.9989" calcext:value-type="float">
            <text:p>596.9989</text:p>
          </table:table-cell>
          <table:table-cell office:value-type="float" office:value="234.2514" calcext:value-type="float">
            <text:p>234.2514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2.739" calcext:value-type="float">
            <text:p>1112.739</text:p>
          </table:table-cell>
          <table:table-cell office:value-type="float" office:value="194.6035" calcext:value-type="float">
            <text:p>194.6035</text:p>
          </table:table-cell>
          <table:table-cell office:value-type="float" office:value="0" calcext:value-type="float">
            <text:p>0</text:p>
          </table:table-cell>
          <table:table-cell office:value-type="float" office:value="0.1593915" calcext:value-type="float">
            <text:p>0.1593915</text:p>
          </table:table-cell>
          <table:table-cell office:value-type="float" office:value="0.2172639" calcext:value-type="float">
            <text:p>0.2172639</text:p>
          </table:table-cell>
          <table:table-cell office:value-type="float" office:value="0.2319115" calcext:value-type="float">
            <text:p>0.2319115</text:p>
          </table:table-cell>
          <table:table-cell office:value-type="float" office:value="0.2479754" calcext:value-type="float">
            <text:p>0.2479754</text:p>
          </table:table-cell>
          <table:table-cell office:value-type="float" office:value="0.3195163" calcext:value-type="float">
            <text:p>0.3195163</text:p>
          </table:table-cell>
          <table:table-cell office:value-type="float" office:value="0.2838168" calcext:value-type="float">
            <text:p>0.2838168</text:p>
          </table:table-cell>
          <table:table-cell office:value-type="float" office:value="0.2878405" calcext:value-type="float">
            <text:p>0.2878405</text:p>
          </table:table-cell>
          <table:table-cell office:value-type="float" office:value="0.3701907" calcext:value-type="float">
            <text:p>0.3701907</text:p>
          </table:table-cell>
          <table:table-cell office:value-type="float" office:value="0.3652992" calcext:value-type="float">
            <text:p>0.3652992</text:p>
          </table:table-cell>
          <table:table-cell office:value-type="float" office:value="0.3756193" calcext:value-type="float">
            <text:p>0.3756193</text:p>
          </table:table-cell>
          <table:table-cell office:value-type="float" office:value="0.3917074" calcext:value-type="float">
            <text:p>0.3917074</text:p>
          </table:table-cell>
          <table:table-cell office:value-type="float" office:value="0.4021945" calcext:value-type="float">
            <text:p>0.4021945</text:p>
          </table:table-cell>
          <table:table-cell office:value-type="float" office:value="0.4623611" calcext:value-type="float">
            <text:p>0.4623611</text:p>
          </table:table-cell>
          <table:table-cell office:value-type="float" office:value="0" calcext:value-type="float">
            <text:p>0</text:p>
          </table:table-cell>
          <table:table-cell office:value-type="float" office:value="0.303311" calcext:value-type="float">
            <text:p>0.303311</text:p>
          </table:table-cell>
          <table:table-cell office:value-type="float" office:value="0.3093636" calcext:value-type="float">
            <text:p>0.3093636</text:p>
          </table:table-cell>
          <table:table-cell office:value-type="float" office:value="0.1738924" calcext:value-type="float">
            <text:p>0.1738924</text:p>
          </table:table-cell>
          <table:table-cell office:value-type="float" office:value="0.138901" calcext:value-type="float">
            <text:p>0.138901</text:p>
          </table:table-cell>
          <table:table-cell office:value-type="float" office:value="0.1215813" calcext:value-type="float">
            <text:p>0.1215813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office:value-type="float" office:value="0" calcext:value-type="float">
            <text:p>0</text:p>
          </table:table-cell>
          <table:table-cell office:value-type="float" office:value="0.000002107075" calcext:value-type="float">
            <text:p>2.107075E-06</text:p>
          </table:table-cell>
          <table:table-cell office:value-type="float" office:value="-4.536142" calcext:value-type="float">
            <text:p>-4.536142</text:p>
          </table:table-cell>
          <table:table-cell office:value-type="float" office:value="-0.4067191" calcext:value-type="float">
            <text:p>-0.4067191</text:p>
          </table:table-cell>
          <table:table-cell office:value-type="float" office:value="-0.2557504" calcext:value-type="float">
            <text:p>-0.2557504</text:p>
          </table:table-cell>
          <table:table-cell office:value-type="float" office:value="-0.1543276" calcext:value-type="float">
            <text:p>-0.1543276</text:p>
          </table:table-cell>
          <table:table-cell office:value-type="float" office:value="-0.0238555" calcext:value-type="float">
            <text:p>-0.0238555</text:p>
          </table:table-cell>
          <table:table-cell office:value-type="float" office:value="-0.02216032" calcext:value-type="float">
            <text:p>-0.02216032</text:p>
          </table:table-cell>
          <table:table-cell office:value-type="float" office:value="-0.0177398" calcext:value-type="float">
            <text:p>-0.0177398</text:p>
          </table:table-cell>
          <table:table-cell office:value-type="float" office:value="-0.01506414" calcext:value-type="float">
            <text:p>-0.01506414</text:p>
          </table:table-cell>
          <table:table-cell office:value-type="float" office:value="-0.013386" calcext:value-type="float">
            <text:p>-0.013386</text:p>
          </table:table-cell>
          <table:table-cell office:value-type="float" office:value="-0.01086378" calcext:value-type="float">
            <text:p>-0.01086378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52.5341" calcext:value-type="float">
            <text:p>-52.5341</text:p>
          </table:table-cell>
          <table:table-cell office:value-type="float" office:value="0.0008731992" calcext:value-type="float">
            <text:p>0.000873199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38926" calcext:value-type="float">
            <text:p>-2.23892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5" calcext:value-type="float">
            <text:p>16122005</text:p>
          </table:table-cell>
          <table:table-cell office:value-type="float" office:value="596.9989" calcext:value-type="float">
            <text:p>596.9989</text:p>
          </table:table-cell>
          <table:table-cell office:value-type="float" office:value="234.7787" calcext:value-type="float">
            <text:p>234.7787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2.293" calcext:value-type="float">
            <text:p>1112.293</text:p>
          </table:table-cell>
          <table:table-cell office:value-type="float" office:value="194.5221" calcext:value-type="float">
            <text:p>194.5221</text:p>
          </table:table-cell>
          <table:table-cell office:value-type="float" office:value="0" calcext:value-type="float">
            <text:p>0</text:p>
          </table:table-cell>
          <table:table-cell office:value-type="float" office:value="0.1429006" calcext:value-type="float">
            <text:p>0.1429006</text:p>
          </table:table-cell>
          <table:table-cell office:value-type="float" office:value="0.1678413" calcext:value-type="float">
            <text:p>0.1678413</text:p>
          </table:table-cell>
          <table:table-cell office:value-type="float" office:value="0.205657" calcext:value-type="float">
            <text:p>0.205657</text:p>
          </table:table-cell>
          <table:table-cell office:value-type="float" office:value="0.2515815" calcext:value-type="float">
            <text:p>0.2515815</text:p>
          </table:table-cell>
          <table:table-cell office:value-type="float" office:value="0.3268707" calcext:value-type="float">
            <text:p>0.3268707</text:p>
          </table:table-cell>
          <table:table-cell office:value-type="float" office:value="0.2861218" calcext:value-type="float">
            <text:p>0.2861218</text:p>
          </table:table-cell>
          <table:table-cell office:value-type="float" office:value="0.2866413" calcext:value-type="float">
            <text:p>0.2866413</text:p>
          </table:table-cell>
          <table:table-cell office:value-type="float" office:value="0.3694261" calcext:value-type="float">
            <text:p>0.3694261</text:p>
          </table:table-cell>
          <table:table-cell office:value-type="float" office:value="0.3652711" calcext:value-type="float">
            <text:p>0.3652711</text:p>
          </table:table-cell>
          <table:table-cell office:value-type="float" office:value="0.3755892" calcext:value-type="float">
            <text:p>0.3755892</text:p>
          </table:table-cell>
          <table:table-cell office:value-type="float" office:value="0.3917033" calcext:value-type="float">
            <text:p>0.3917033</text:p>
          </table:table-cell>
          <table:table-cell office:value-type="float" office:value="0.4022346" calcext:value-type="float">
            <text:p>0.4022346</text:p>
          </table:table-cell>
          <table:table-cell office:value-type="float" office:value="0.4623526" calcext:value-type="float">
            <text:p>0.4623526</text:p>
          </table:table-cell>
          <table:table-cell office:value-type="float" office:value="0" calcext:value-type="float">
            <text:p>0</text:p>
          </table:table-cell>
          <table:table-cell office:value-type="float" office:value="0.2686214" calcext:value-type="float">
            <text:p>0.2686214</text:p>
          </table:table-cell>
          <table:table-cell office:value-type="float" office:value="0.363899" calcext:value-type="float">
            <text:p>0.363899</text:p>
          </table:table-cell>
          <table:table-cell office:value-type="float" office:value="0.2032706" calcext:value-type="float">
            <text:p>0.2032706</text:p>
          </table:table-cell>
          <table:table-cell office:value-type="float" office:value="0.1424741" calcext:value-type="float">
            <text:p>0.1424741</text:p>
          </table:table-cell>
          <table:table-cell office:value-type="float" office:value="0.09643368" calcext:value-type="float">
            <text:p>0.09643368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0627" calcext:value-type="float">
            <text:p>-10.70627</text:p>
          </table:table-cell>
          <table:table-cell office:value-type="float" office:value="-2.955816" calcext:value-type="float">
            <text:p>-2.955816</text:p>
          </table:table-cell>
          <table:table-cell office:value-type="float" office:value="-0.6292409" calcext:value-type="float">
            <text:p>-0.6292409</text:p>
          </table:table-cell>
          <table:table-cell office:value-type="float" office:value="-0.1371628" calcext:value-type="float">
            <text:p>-0.1371628</text:p>
          </table:table-cell>
          <table:table-cell office:value-type="float" office:value="-0.02072411" calcext:value-type="float">
            <text:p>-0.02072411</text:p>
          </table:table-cell>
          <table:table-cell office:value-type="float" office:value="-0.02085076" calcext:value-type="float">
            <text:p>-0.02085076</text:p>
          </table:table-cell>
          <table:table-cell office:value-type="float" office:value="-0.01838125" calcext:value-type="float">
            <text:p>-0.01838125</text:p>
          </table:table-cell>
          <table:table-cell office:value-type="float" office:value="-0.01575417" calcext:value-type="float">
            <text:p>-0.01575417</text:p>
          </table:table-cell>
          <table:table-cell office:value-type="float" office:value="-0.01340227" calcext:value-type="float">
            <text:p>-0.01340227</text:p>
          </table:table-cell>
          <table:table-cell office:value-type="float" office:value="-0.01087866" calcext:value-type="float">
            <text:p>-0.01087866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24.68934" calcext:value-type="float">
            <text:p>-24.68934</text:p>
          </table:table-cell>
          <table:table-cell office:value-type="float" office:value="0.001089172" calcext:value-type="float">
            <text:p>0.00108917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37939" calcext:value-type="float">
            <text:p>-2.23793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5" calcext:value-type="float">
            <text:p>17122005</text:p>
          </table:table-cell>
          <table:table-cell office:value-type="float" office:value="596.9989" calcext:value-type="float">
            <text:p>596.9989</text:p>
          </table:table-cell>
          <table:table-cell office:value-type="float" office:value="235.1841" calcext:value-type="float">
            <text:p>235.1841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1.97" calcext:value-type="float">
            <text:p>1111.97</text:p>
          </table:table-cell>
          <table:table-cell office:value-type="float" office:value="194.4393" calcext:value-type="float">
            <text:p>194.4393</text:p>
          </table:table-cell>
          <table:table-cell office:value-type="float" office:value="0" calcext:value-type="float">
            <text:p>0</text:p>
          </table:table-cell>
          <table:table-cell office:value-type="float" office:value="0.1420301" calcext:value-type="float">
            <text:p>0.1420301</text:p>
          </table:table-cell>
          <table:table-cell office:value-type="float" office:value="0.1586623" calcext:value-type="float">
            <text:p>0.1586623</text:p>
          </table:table-cell>
          <table:table-cell office:value-type="float" office:value="0.1777611" calcext:value-type="float">
            <text:p>0.1777611</text:p>
          </table:table-cell>
          <table:table-cell office:value-type="float" office:value="0.2255443" calcext:value-type="float">
            <text:p>0.2255443</text:p>
          </table:table-cell>
          <table:table-cell office:value-type="float" office:value="0.3263314" calcext:value-type="float">
            <text:p>0.3263314</text:p>
          </table:table-cell>
          <table:table-cell office:value-type="float" office:value="0.287358" calcext:value-type="float">
            <text:p>0.287358</text:p>
          </table:table-cell>
          <table:table-cell office:value-type="float" office:value="0.2864458" calcext:value-type="float">
            <text:p>0.2864458</text:p>
          </table:table-cell>
          <table:table-cell office:value-type="float" office:value="0.3689655" calcext:value-type="float">
            <text:p>0.3689655</text:p>
          </table:table-cell>
          <table:table-cell office:value-type="float" office:value="0.3651423" calcext:value-type="float">
            <text:p>0.3651423</text:p>
          </table:table-cell>
          <table:table-cell office:value-type="float" office:value="0.3755559" calcext:value-type="float">
            <text:p>0.3755559</text:p>
          </table:table-cell>
          <table:table-cell office:value-type="float" office:value="0.3917007" calcext:value-type="float">
            <text:p>0.3917007</text:p>
          </table:table-cell>
          <table:table-cell office:value-type="float" office:value="0.4022663" calcext:value-type="float">
            <text:p>0.4022663</text:p>
          </table:table-cell>
          <table:table-cell office:value-type="float" office:value="0.4623559" calcext:value-type="float">
            <text:p>0.4623559</text:p>
          </table:table-cell>
          <table:table-cell office:value-type="float" office:value="0" calcext:value-type="float">
            <text:p>0</text:p>
          </table:table-cell>
          <table:table-cell office:value-type="float" office:value="0.22764" calcext:value-type="float">
            <text:p>0.22764</text:p>
          </table:table-cell>
          <table:table-cell office:value-type="float" office:value="0.3744688" calcext:value-type="float">
            <text:p>0.3744688</text:p>
          </table:table-cell>
          <table:table-cell office:value-type="float" office:value="0.2349067" calcext:value-type="float">
            <text:p>0.2349067</text:p>
          </table:table-cell>
          <table:table-cell office:value-type="float" office:value="0.1761319" calcext:value-type="float">
            <text:p>0.1761319</text:p>
          </table:table-cell>
          <table:table-cell office:value-type="float" office:value="0.08383466" calcext:value-type="float">
            <text:p>0.0838346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0809" calcext:value-type="float">
            <text:p>-11.0809</text:p>
          </table:table-cell>
          <table:table-cell office:value-type="float" office:value="-4.672665" calcext:value-type="float">
            <text:p>-4.672665</text:p>
          </table:table-cell>
          <table:table-cell office:value-type="float" office:value="-1.945486" calcext:value-type="float">
            <text:p>-1.945486</text:p>
          </table:table-cell>
          <table:table-cell office:value-type="float" office:value="-0.3147739" calcext:value-type="float">
            <text:p>-0.3147739</text:p>
          </table:table-cell>
          <table:table-cell office:value-type="float" office:value="-0.02091301" calcext:value-type="float">
            <text:p>-0.02091301</text:p>
          </table:table-cell>
          <table:table-cell office:value-type="float" office:value="-0.02017113" calcext:value-type="float">
            <text:p>-0.02017113</text:p>
          </table:table-cell>
          <table:table-cell office:value-type="float" office:value="-0.01849023" calcext:value-type="float">
            <text:p>-0.01849023</text:p>
          </table:table-cell>
          <table:table-cell office:value-type="float" office:value="-0.01618731" calcext:value-type="float">
            <text:p>-0.01618731</text:p>
          </table:table-cell>
          <table:table-cell office:value-type="float" office:value="-0.01348064" calcext:value-type="float">
            <text:p>-0.01348064</text:p>
          </table:table-cell>
          <table:table-cell office:value-type="float" office:value="-0.01089527" calcext:value-type="float">
            <text:p>-0.01089527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10.75393" calcext:value-type="float">
            <text:p>-10.75393</text:p>
          </table:table-cell>
          <table:table-cell office:value-type="float" office:value="0.001321007" calcext:value-type="float">
            <text:p>0.00132100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37206" calcext:value-type="float">
            <text:p>-2.23720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5" calcext:value-type="float">
            <text:p>18122005</text:p>
          </table:table-cell>
          <table:table-cell office:value-type="float" office:value="596.9989" calcext:value-type="float">
            <text:p>596.9989</text:p>
          </table:table-cell>
          <table:table-cell office:value-type="float" office:value="235.6483" calcext:value-type="float">
            <text:p>235.6483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1.586" calcext:value-type="float">
            <text:p>1111.586</text:p>
          </table:table-cell>
          <table:table-cell office:value-type="float" office:value="194.359" calcext:value-type="float">
            <text:p>194.359</text:p>
          </table:table-cell>
          <table:table-cell office:value-type="float" office:value="0" calcext:value-type="float">
            <text:p>0</text:p>
          </table:table-cell>
          <table:table-cell office:value-type="float" office:value="0.1363257" calcext:value-type="float">
            <text:p>0.1363257</text:p>
          </table:table-cell>
          <table:table-cell office:value-type="float" office:value="0.1499363" calcext:value-type="float">
            <text:p>0.1499363</text:p>
          </table:table-cell>
          <table:table-cell office:value-type="float" office:value="0.1639131" calcext:value-type="float">
            <text:p>0.1639131</text:p>
          </table:table-cell>
          <table:table-cell office:value-type="float" office:value="0.1893383" calcext:value-type="float">
            <text:p>0.1893383</text:p>
          </table:table-cell>
          <table:table-cell office:value-type="float" office:value="0.3099052" calcext:value-type="float">
            <text:p>0.3099052</text:p>
          </table:table-cell>
          <table:table-cell office:value-type="float" office:value="0.2851939" calcext:value-type="float">
            <text:p>0.2851939</text:p>
          </table:table-cell>
          <table:table-cell office:value-type="float" office:value="0.2860068" calcext:value-type="float">
            <text:p>0.2860068</text:p>
          </table:table-cell>
          <table:table-cell office:value-type="float" office:value="0.3686779" calcext:value-type="float">
            <text:p>0.3686779</text:p>
          </table:table-cell>
          <table:table-cell office:value-type="float" office:value="0.3649867" calcext:value-type="float">
            <text:p>0.3649867</text:p>
          </table:table-cell>
          <table:table-cell office:value-type="float" office:value="0.3755073" calcext:value-type="float">
            <text:p>0.3755073</text:p>
          </table:table-cell>
          <table:table-cell office:value-type="float" office:value="0.3916977" calcext:value-type="float">
            <text:p>0.3916977</text:p>
          </table:table-cell>
          <table:table-cell office:value-type="float" office:value="0.4022927" calcext:value-type="float">
            <text:p>0.4022927</text:p>
          </table:table-cell>
          <table:table-cell office:value-type="float" office:value="0.46235" calcext:value-type="float">
            <text:p>0.46235</text:p>
          </table:table-cell>
          <table:table-cell office:value-type="float" office:value="0" calcext:value-type="float">
            <text:p>0</text:p>
          </table:table-cell>
          <table:table-cell office:value-type="float" office:value="0.185392" calcext:value-type="float">
            <text:p>0.185392</text:p>
          </table:table-cell>
          <table:table-cell office:value-type="float" office:value="0.3841407" calcext:value-type="float">
            <text:p>0.3841407</text:p>
          </table:table-cell>
          <table:table-cell office:value-type="float" office:value="0.2508597" calcext:value-type="float">
            <text:p>0.2508597</text:p>
          </table:table-cell>
          <table:table-cell office:value-type="float" office:value="0.2172712" calcext:value-type="float">
            <text:p>0.2172712</text:p>
          </table:table-cell>
          <table:table-cell office:value-type="float" office:value="0.107761" calcext:value-type="float">
            <text:p>0.107761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33667" calcext:value-type="float">
            <text:p>-15.33667</text:p>
          </table:table-cell>
          <table:table-cell office:value-type="float" office:value="-7.26891" calcext:value-type="float">
            <text:p>-7.26891</text:p>
          </table:table-cell>
          <table:table-cell office:value-type="float" office:value="-3.623083" calcext:value-type="float">
            <text:p>-3.623083</text:p>
          </table:table-cell>
          <table:table-cell office:value-type="float" office:value="-1.207057" calcext:value-type="float">
            <text:p>-1.207057</text:p>
          </table:table-cell>
          <table:table-cell office:value-type="float" office:value="-0.02850113" calcext:value-type="float">
            <text:p>-0.02850113</text:p>
          </table:table-cell>
          <table:table-cell office:value-type="float" office:value="-0.0213277" calcext:value-type="float">
            <text:p>-0.0213277</text:p>
          </table:table-cell>
          <table:table-cell office:value-type="float" office:value="-0.01872399" calcext:value-type="float">
            <text:p>-0.01872399</text:p>
          </table:table-cell>
          <table:table-cell office:value-type="float" office:value="-0.01646297" calcext:value-type="float">
            <text:p>-0.01646297</text:p>
          </table:table-cell>
          <table:table-cell office:value-type="float" office:value="-0.01357654" calcext:value-type="float">
            <text:p>-0.01357654</text:p>
          </table:table-cell>
          <table:table-cell office:value-type="float" office:value="-0.01091928" calcext:value-type="float">
            <text:p>-0.01091928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15.11775" calcext:value-type="float">
            <text:p>-15.11775</text:p>
          </table:table-cell>
          <table:table-cell office:value-type="float" office:value="0.001603897" calcext:value-type="float">
            <text:p>0.00160389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236978" calcext:value-type="float">
            <text:p>-2.23697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5" calcext:value-type="float">
            <text:p>19122005</text:p>
          </table:table-cell>
          <table:table-cell office:value-type="float" office:value="596.9989" calcext:value-type="float">
            <text:p>596.9989</text:p>
          </table:table-cell>
          <table:table-cell office:value-type="float" office:value="236.0088" calcext:value-type="float">
            <text:p>236.0088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1.303" calcext:value-type="float">
            <text:p>1111.303</text:p>
          </table:table-cell>
          <table:table-cell office:value-type="float" office:value="194.2816" calcext:value-type="float">
            <text:p>194.2816</text:p>
          </table:table-cell>
          <table:table-cell office:value-type="float" office:value="0" calcext:value-type="float">
            <text:p>0</text:p>
          </table:table-cell>
          <table:table-cell office:value-type="float" office:value="0.1427654" calcext:value-type="float">
            <text:p>0.1427654</text:p>
          </table:table-cell>
          <table:table-cell office:value-type="float" office:value="0.1576201" calcext:value-type="float">
            <text:p>0.1576201</text:p>
          </table:table-cell>
          <table:table-cell office:value-type="float" office:value="0.1697114" calcext:value-type="float">
            <text:p>0.1697114</text:p>
          </table:table-cell>
          <table:table-cell office:value-type="float" office:value="0.1843651" calcext:value-type="float">
            <text:p>0.1843651</text:p>
          </table:table-cell>
          <table:table-cell office:value-type="float" office:value="0.2597864" calcext:value-type="float">
            <text:p>0.2597864</text:p>
          </table:table-cell>
          <table:table-cell office:value-type="float" office:value="0.2777128" calcext:value-type="float">
            <text:p>0.2777128</text:p>
          </table:table-cell>
          <table:table-cell office:value-type="float" office:value="0.2839122" calcext:value-type="float">
            <text:p>0.2839122</text:p>
          </table:table-cell>
          <table:table-cell office:value-type="float" office:value="0.3683122" calcext:value-type="float">
            <text:p>0.3683122</text:p>
          </table:table-cell>
          <table:table-cell office:value-type="float" office:value="0.3648257" calcext:value-type="float">
            <text:p>0.3648257</text:p>
          </table:table-cell>
          <table:table-cell office:value-type="float" office:value="0.375441" calcext:value-type="float">
            <text:p>0.375441</text:p>
          </table:table-cell>
          <table:table-cell office:value-type="float" office:value="0.391691" calcext:value-type="float">
            <text:p>0.391691</text:p>
          </table:table-cell>
          <table:table-cell office:value-type="float" office:value="0.4023161" calcext:value-type="float">
            <text:p>0.4023161</text:p>
          </table:table-cell>
          <table:table-cell office:value-type="float" office:value="0.4623611" calcext:value-type="float">
            <text:p>0.4623611</text:p>
          </table:table-cell>
          <table:table-cell office:value-type="float" office:value="0" calcext:value-type="float">
            <text:p>0</text:p>
          </table:table-cell>
          <table:table-cell office:value-type="float" office:value="0.137393" calcext:value-type="float">
            <text:p>0.137393</text:p>
          </table:table-cell>
          <table:table-cell office:value-type="float" office:value="0.3765036" calcext:value-type="float">
            <text:p>0.3765036</text:p>
          </table:table-cell>
          <table:table-cell office:value-type="float" office:value="0.2450686" calcext:value-type="float">
            <text:p>0.2450686</text:p>
          </table:table-cell>
          <table:table-cell office:value-type="float" office:value="0.2244519" calcext:value-type="float">
            <text:p>0.2244519</text:p>
          </table:table-cell>
          <table:table-cell office:value-type="float" office:value="0.1940747" calcext:value-type="float">
            <text:p>0.1940747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85368" calcext:value-type="float">
            <text:p>-10.85368</text:p>
          </table:table-cell>
          <table:table-cell office:value-type="float" office:value="-4.926789" calcext:value-type="float">
            <text:p>-4.926789</text:p>
          </table:table-cell>
          <table:table-cell office:value-type="float" office:value="-2.798806" calcext:value-type="float">
            <text:p>-2.798806</text:p>
          </table:table-cell>
          <table:table-cell office:value-type="float" office:value="-1.505934" calcext:value-type="float">
            <text:p>-1.505934</text:p>
          </table:table-cell>
          <table:table-cell office:value-type="float" office:value="-0.1067711" calcext:value-type="float">
            <text:p>-0.1067711</text:p>
          </table:table-cell>
          <table:table-cell office:value-type="float" office:value="-0.02605148" calcext:value-type="float">
            <text:p>-0.02605148</text:p>
          </table:table-cell>
          <table:table-cell office:value-type="float" office:value="-0.01989983" calcext:value-type="float">
            <text:p>-0.01989983</text:p>
          </table:table-cell>
          <table:table-cell office:value-type="float" office:value="-0.01681772" calcext:value-type="float">
            <text:p>-0.01681772</text:p>
          </table:table-cell>
          <table:table-cell office:value-type="float" office:value="-0.01367629" calcext:value-type="float">
            <text:p>-0.01367629</text:p>
          </table:table-cell>
          <table:table-cell office:value-type="float" office:value="-0.01095228" calcext:value-type="float">
            <text:p>-0.01095228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10.42527" calcext:value-type="float">
            <text:p>-10.42527</text:p>
          </table:table-cell>
          <table:table-cell office:value-type="float" office:value="0.001753708" calcext:value-type="float">
            <text:p>0.00175370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235626" calcext:value-type="float">
            <text:p>-2.23562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5" calcext:value-type="float">
            <text:p>20122005</text:p>
          </table:table-cell>
          <table:table-cell office:value-type="float" office:value="596.9989" calcext:value-type="float">
            <text:p>596.9989</text:p>
          </table:table-cell>
          <table:table-cell office:value-type="float" office:value="236.3977" calcext:value-type="float">
            <text:p>236.3977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0.985" calcext:value-type="float">
            <text:p>1110.985</text:p>
          </table:table-cell>
          <table:table-cell office:value-type="float" office:value="194.2113" calcext:value-type="float">
            <text:p>194.2113</text:p>
          </table:table-cell>
          <table:table-cell office:value-type="float" office:value="0" calcext:value-type="float">
            <text:p>0</text:p>
          </table:table-cell>
          <table:table-cell office:value-type="float" office:value="0.1407214" calcext:value-type="float">
            <text:p>0.1407214</text:p>
          </table:table-cell>
          <table:table-cell office:value-type="float" office:value="0.1602763" calcext:value-type="float">
            <text:p>0.1602763</text:p>
          </table:table-cell>
          <table:table-cell office:value-type="float" office:value="0.175022" calcext:value-type="float">
            <text:p>0.175022</text:p>
          </table:table-cell>
          <table:table-cell office:value-type="float" office:value="0.1883375" calcext:value-type="float">
            <text:p>0.1883375</text:p>
          </table:table-cell>
          <table:table-cell office:value-type="float" office:value="0.2224529" calcext:value-type="float">
            <text:p>0.2224529</text:p>
          </table:table-cell>
          <table:table-cell office:value-type="float" office:value="0.2752306" calcext:value-type="float">
            <text:p>0.2752306</text:p>
          </table:table-cell>
          <table:table-cell office:value-type="float" office:value="0.2817669" calcext:value-type="float">
            <text:p>0.2817669</text:p>
          </table:table-cell>
          <table:table-cell office:value-type="float" office:value="0.3677633" calcext:value-type="float">
            <text:p>0.3677633</text:p>
          </table:table-cell>
          <table:table-cell office:value-type="float" office:value="0.364626" calcext:value-type="float">
            <text:p>0.364626</text:p>
          </table:table-cell>
          <table:table-cell office:value-type="float" office:value="0.3753712" calcext:value-type="float">
            <text:p>0.3753712</text:p>
          </table:table-cell>
          <table:table-cell office:value-type="float" office:value="0.391681" calcext:value-type="float">
            <text:p>0.391681</text:p>
          </table:table-cell>
          <table:table-cell office:value-type="float" office:value="0.4023484" calcext:value-type="float">
            <text:p>0.4023484</text:p>
          </table:table-cell>
          <table:table-cell office:value-type="float" office:value="0.4623575" calcext:value-type="float">
            <text:p>0.4623575</text:p>
          </table:table-cell>
          <table:table-cell office:value-type="float" office:value="0" calcext:value-type="float">
            <text:p>0</text:p>
          </table:table-cell>
          <table:table-cell office:value-type="float" office:value="0.09722476" calcext:value-type="float">
            <text:p>0.09722476</text:p>
          </table:table-cell>
          <table:table-cell office:value-type="float" office:value="0.373818" calcext:value-type="float">
            <text:p>0.373818</text:p>
          </table:table-cell>
          <table:table-cell office:value-type="float" office:value="0.2398092" calcext:value-type="float">
            <text:p>0.2398092</text:p>
          </table:table-cell>
          <table:table-cell office:value-type="float" office:value="0.2216837" calcext:value-type="float">
            <text:p>0.2216837</text:p>
          </table:table-cell>
          <table:table-cell office:value-type="float" office:value="0.2511911" calcext:value-type="float">
            <text:p>0.2511911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96611" calcext:value-type="float">
            <text:p>-11.96611</text:p>
          </table:table-cell>
          <table:table-cell office:value-type="float" office:value="-4.257381" calcext:value-type="float">
            <text:p>-4.257381</text:p>
          </table:table-cell>
          <table:table-cell office:value-type="float" office:value="-2.195296" calcext:value-type="float">
            <text:p>-2.195296</text:p>
          </table:table-cell>
          <table:table-cell office:value-type="float" office:value="-1.276561" calcext:value-type="float">
            <text:p>-1.276561</text:p>
          </table:table-cell>
          <table:table-cell office:value-type="float" office:value="-0.3524345" calcext:value-type="float">
            <text:p>-0.3524345</text:p>
          </table:table-cell>
          <table:table-cell office:value-type="float" office:value="-0.02793256" calcext:value-type="float">
            <text:p>-0.02793256</text:p>
          </table:table-cell>
          <table:table-cell office:value-type="float" office:value="-0.02121412" calcext:value-type="float">
            <text:p>-0.02121412</text:p>
          </table:table-cell>
          <table:table-cell office:value-type="float" office:value="-0.01736739" calcext:value-type="float">
            <text:p>-0.01736739</text:p>
          </table:table-cell>
          <table:table-cell office:value-type="float" office:value="-0.01380103" calcext:value-type="float">
            <text:p>-0.01380103</text:p>
          </table:table-cell>
          <table:table-cell office:value-type="float" office:value="-0.01098703" calcext:value-type="float">
            <text:p>-0.01098703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10.32632" calcext:value-type="float">
            <text:p>-10.32632</text:p>
          </table:table-cell>
          <table:table-cell office:value-type="float" office:value="0.001817874" calcext:value-type="float">
            <text:p>0.00181787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233613" calcext:value-type="float">
            <text:p>-2.23361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5" calcext:value-type="float">
            <text:p>21122005</text:p>
          </table:table-cell>
          <table:table-cell office:value-type="float" office:value="596.9989" calcext:value-type="float">
            <text:p>596.9989</text:p>
          </table:table-cell>
          <table:table-cell office:value-type="float" office:value="236.748" calcext:value-type="float">
            <text:p>236.748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0.698" calcext:value-type="float">
            <text:p>1110.698</text:p>
          </table:table-cell>
          <table:table-cell office:value-type="float" office:value="194.1479" calcext:value-type="float">
            <text:p>194.1479</text:p>
          </table:table-cell>
          <table:table-cell office:value-type="float" office:value="0" calcext:value-type="float">
            <text:p>0</text:p>
          </table:table-cell>
          <table:table-cell office:value-type="float" office:value="0.1523686" calcext:value-type="float">
            <text:p>0.1523686</text:p>
          </table:table-cell>
          <table:table-cell office:value-type="float" office:value="0.1767432" calcext:value-type="float">
            <text:p>0.1767432</text:p>
          </table:table-cell>
          <table:table-cell office:value-type="float" office:value="0.1829899" calcext:value-type="float">
            <text:p>0.1829899</text:p>
          </table:table-cell>
          <table:table-cell office:value-type="float" office:value="0.1882817" calcext:value-type="float">
            <text:p>0.1882817</text:p>
          </table:table-cell>
          <table:table-cell office:value-type="float" office:value="0.2019238" calcext:value-type="float">
            <text:p>0.2019238</text:p>
          </table:table-cell>
          <table:table-cell office:value-type="float" office:value="0.2752965" calcext:value-type="float">
            <text:p>0.2752965</text:p>
          </table:table-cell>
          <table:table-cell office:value-type="float" office:value="0.280601" calcext:value-type="float">
            <text:p>0.280601</text:p>
          </table:table-cell>
          <table:table-cell office:value-type="float" office:value="0.3672239" calcext:value-type="float">
            <text:p>0.3672239</text:p>
          </table:table-cell>
          <table:table-cell office:value-type="float" office:value="0.3643788" calcext:value-type="float">
            <text:p>0.3643788</text:p>
          </table:table-cell>
          <table:table-cell office:value-type="float" office:value="0.3752955" calcext:value-type="float">
            <text:p>0.3752955</text:p>
          </table:table-cell>
          <table:table-cell office:value-type="float" office:value="0.3916686" calcext:value-type="float">
            <text:p>0.3916686</text:p>
          </table:table-cell>
          <table:table-cell office:value-type="float" office:value="0.4023874" calcext:value-type="float">
            <text:p>0.4023874</text:p>
          </table:table-cell>
          <table:table-cell office:value-type="float" office:value="0.4623643" calcext:value-type="float">
            <text:p>0.4623643</text:p>
          </table:table-cell>
          <table:table-cell office:value-type="float" office:value="0" calcext:value-type="float">
            <text:p>0</text:p>
          </table:table-cell>
          <table:table-cell office:value-type="float" office:value="0.05070313" calcext:value-type="float">
            <text:p>0.05070313</text:p>
          </table:table-cell>
          <table:table-cell office:value-type="float" office:value="0.3547544" calcext:value-type="float">
            <text:p>0.3547544</text:p>
          </table:table-cell>
          <table:table-cell office:value-type="float" office:value="0.2317864" calcext:value-type="float">
            <text:p>0.2317864</text:p>
          </table:table-cell>
          <table:table-cell office:value-type="float" office:value="0.222584" calcext:value-type="float">
            <text:p>0.222584</text:p>
          </table:table-cell>
          <table:table-cell office:value-type="float" office:value="0.2803454" calcext:value-type="float">
            <text:p>0.2803454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447327" calcext:value-type="float">
            <text:p>-6.447327</text:p>
          </table:table-cell>
          <table:table-cell office:value-type="float" office:value="-2.006492" calcext:value-type="float">
            <text:p>-2.006492</text:p>
          </table:table-cell>
          <table:table-cell office:value-type="float" office:value="-1.583414" calcext:value-type="float">
            <text:p>-1.583414</text:p>
          </table:table-cell>
          <table:table-cell office:value-type="float" office:value="-1.285816" calcext:value-type="float">
            <text:p>-1.285816</text:p>
          </table:table-cell>
          <table:table-cell office:value-type="float" office:value="-0.7495645" calcext:value-type="float">
            <text:p>-0.7495645</text:p>
          </table:table-cell>
          <table:table-cell office:value-type="float" office:value="-0.0278836" calcext:value-type="float">
            <text:p>-0.0278836</text:p>
          </table:table-cell>
          <table:table-cell office:value-type="float" office:value="-0.02196861" calcext:value-type="float">
            <text:p>-0.02196861</text:p>
          </table:table-cell>
          <table:table-cell office:value-type="float" office:value="-0.01792705" calcext:value-type="float">
            <text:p>-0.01792705</text:p>
          </table:table-cell>
          <table:table-cell office:value-type="float" office:value="-0.01395725" calcext:value-type="float">
            <text:p>-0.01395725</text:p>
          </table:table-cell>
          <table:table-cell office:value-type="float" office:value="-0.01102514" calcext:value-type="float">
            <text:p>-0.01102514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4661496" calcext:value-type="float">
            <text:p>-0.4661496</text:p>
          </table:table-cell>
          <table:table-cell office:value-type="float" office:value="0.001761064" calcext:value-type="float">
            <text:p>0.00176106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230845" calcext:value-type="float">
            <text:p>-2.23084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5" calcext:value-type="float">
            <text:p>22122005</text:p>
          </table:table-cell>
          <table:table-cell office:value-type="float" office:value="596.9989" calcext:value-type="float">
            <text:p>596.9989</text:p>
          </table:table-cell>
          <table:table-cell office:value-type="float" office:value="236.8749" calcext:value-type="float">
            <text:p>236.8749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0.622" calcext:value-type="float">
            <text:p>1110.622</text:p>
          </table:table-cell>
          <table:table-cell office:value-type="float" office:value="194.0967" calcext:value-type="float">
            <text:p>194.0967</text:p>
          </table:table-cell>
          <table:table-cell office:value-type="float" office:value="0" calcext:value-type="float">
            <text:p>0</text:p>
          </table:table-cell>
          <table:table-cell office:value-type="float" office:value="0.2000431" calcext:value-type="float">
            <text:p>0.2000431</text:p>
          </table:table-cell>
          <table:table-cell office:value-type="float" office:value="0.229327" calcext:value-type="float">
            <text:p>0.229327</text:p>
          </table:table-cell>
          <table:table-cell office:value-type="float" office:value="0.199963" calcext:value-type="float">
            <text:p>0.199963</text:p>
          </table:table-cell>
          <table:table-cell office:value-type="float" office:value="0.197982" calcext:value-type="float">
            <text:p>0.197982</text:p>
          </table:table-cell>
          <table:table-cell office:value-type="float" office:value="0.2098654" calcext:value-type="float">
            <text:p>0.2098654</text:p>
          </table:table-cell>
          <table:table-cell office:value-type="float" office:value="0.2753265" calcext:value-type="float">
            <text:p>0.2753265</text:p>
          </table:table-cell>
          <table:table-cell office:value-type="float" office:value="0.2799315" calcext:value-type="float">
            <text:p>0.2799315</text:p>
          </table:table-cell>
          <table:table-cell office:value-type="float" office:value="0.3667502" calcext:value-type="float">
            <text:p>0.3667502</text:p>
          </table:table-cell>
          <table:table-cell office:value-type="float" office:value="0.3640951" calcext:value-type="float">
            <text:p>0.3640951</text:p>
          </table:table-cell>
          <table:table-cell office:value-type="float" office:value="0.3752106" calcext:value-type="float">
            <text:p>0.3752106</text:p>
          </table:table-cell>
          <table:table-cell office:value-type="float" office:value="0.3916558" calcext:value-type="float">
            <text:p>0.3916558</text:p>
          </table:table-cell>
          <table:table-cell office:value-type="float" office:value="0.402446" calcext:value-type="float">
            <text:p>0.402446</text:p>
          </table:table-cell>
          <table:table-cell office:value-type="float" office:value="0.462377" calcext:value-type="float">
            <text:p>0.462377</text:p>
          </table:table-cell>
          <table:table-cell office:value-type="float" office:value="0" calcext:value-type="float">
            <text:p>0</text:p>
          </table:table-cell>
          <table:table-cell office:value-type="float" office:value="0.000008179619" calcext:value-type="float">
            <text:p>8.179619E-06</text:p>
          </table:table-cell>
          <table:table-cell office:value-type="float" office:value="0.2929793" calcext:value-type="float">
            <text:p>0.2929793</text:p>
          </table:table-cell>
          <table:table-cell office:value-type="float" office:value="0.2143254" calcext:value-type="float">
            <text:p>0.2143254</text:p>
          </table:table-cell>
          <table:table-cell office:value-type="float" office:value="0.2126411" calcext:value-type="float">
            <text:p>0.2126411</text:p>
          </table:table-cell>
          <table:table-cell office:value-type="float" office:value="0.2783615" calcext:value-type="float">
            <text:p>0.2783615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221849" calcext:value-type="float">
            <text:p>-0.8221849</text:p>
          </table:table-cell>
          <table:table-cell office:value-type="float" office:value="-0.2772549" calcext:value-type="float">
            <text:p>-0.2772549</text:p>
          </table:table-cell>
          <table:table-cell office:value-type="float" office:value="-0.8105031" calcext:value-type="float">
            <text:p>-0.8105031</text:p>
          </table:table-cell>
          <table:table-cell office:value-type="float" office:value="-0.8761419" calcext:value-type="float">
            <text:p>-0.8761419</text:p>
          </table:table-cell>
          <table:table-cell office:value-type="float" office:value="-0.559441" calcext:value-type="float">
            <text:p>-0.559441</text:p>
          </table:table-cell>
          <table:table-cell office:value-type="float" office:value="-0.0278587" calcext:value-type="float">
            <text:p>-0.0278587</text:p>
          </table:table-cell>
          <table:table-cell office:value-type="float" office:value="-0.02241428" calcext:value-type="float">
            <text:p>-0.02241428</text:p>
          </table:table-cell>
          <table:table-cell office:value-type="float" office:value="-0.01843494" calcext:value-type="float">
            <text:p>-0.01843494</text:p>
          </table:table-cell>
          <table:table-cell office:value-type="float" office:value="-0.01413893" calcext:value-type="float">
            <text:p>-0.01413893</text:p>
          </table:table-cell>
          <table:table-cell office:value-type="float" office:value="-0.01106772" calcext:value-type="float">
            <text:p>-0.01106772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137804" calcext:value-type="float">
            <text:p>-0.0137804</text:p>
          </table:table-cell>
          <table:table-cell office:value-type="float" office:value="0.001408356" calcext:value-type="float">
            <text:p>0.00140835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25842" calcext:value-type="float">
            <text:p>-2.22584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5" calcext:value-type="float">
            <text:p>23122005</text:p>
          </table:table-cell>
          <table:table-cell office:value-type="float" office:value="597.1489" calcext:value-type="float">
            <text:p>597.1489</text:p>
          </table:table-cell>
          <table:table-cell office:value-type="float" office:value="236.7206" calcext:value-type="float">
            <text:p>236.7206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0.964" calcext:value-type="float">
            <text:p>1110.964</text:p>
          </table:table-cell>
          <table:table-cell office:value-type="float" office:value="194.06" calcext:value-type="float">
            <text:p>194.06</text:p>
          </table:table-cell>
          <table:table-cell office:value-type="float" office:value="0" calcext:value-type="float">
            <text:p>0</text:p>
          </table:table-cell>
          <table:table-cell office:value-type="float" office:value="0.2463396" calcext:value-type="float">
            <text:p>0.2463396</text:p>
          </table:table-cell>
          <table:table-cell office:value-type="float" office:value="0.2397022" calcext:value-type="float">
            <text:p>0.2397022</text:p>
          </table:table-cell>
          <table:table-cell office:value-type="float" office:value="0.2145429" calcext:value-type="float">
            <text:p>0.2145429</text:p>
          </table:table-cell>
          <table:table-cell office:value-type="float" office:value="0.2125889" calcext:value-type="float">
            <text:p>0.2125889</text:p>
          </table:table-cell>
          <table:table-cell office:value-type="float" office:value="0.2313085" calcext:value-type="float">
            <text:p>0.2313085</text:p>
          </table:table-cell>
          <table:table-cell office:value-type="float" office:value="0.2743307" calcext:value-type="float">
            <text:p>0.2743307</text:p>
          </table:table-cell>
          <table:table-cell office:value-type="float" office:value="0.2792816" calcext:value-type="float">
            <text:p>0.2792816</text:p>
          </table:table-cell>
          <table:table-cell office:value-type="float" office:value="0.36635" calcext:value-type="float">
            <text:p>0.36635</text:p>
          </table:table-cell>
          <table:table-cell office:value-type="float" office:value="0.3637908" calcext:value-type="float">
            <text:p>0.3637908</text:p>
          </table:table-cell>
          <table:table-cell office:value-type="float" office:value="0.3751164" calcext:value-type="float">
            <text:p>0.3751164</text:p>
          </table:table-cell>
          <table:table-cell office:value-type="float" office:value="0.391643" calcext:value-type="float">
            <text:p>0.391643</text:p>
          </table:table-cell>
          <table:table-cell office:value-type="float" office:value="0.4025203" calcext:value-type="float">
            <text:p>0.4025203</text:p>
          </table:table-cell>
          <table:table-cell office:value-type="float" office:value="0.4623789" calcext:value-type="float">
            <text:p>0.4623789</text:p>
          </table:table-cell>
          <table:table-cell office:value-type="float" office:value="0" calcext:value-type="float">
            <text:p>0</text:p>
          </table:table-cell>
          <table:table-cell office:value-type="float" office:value="0.000005901071" calcext:value-type="float">
            <text:p>5.901071E-06</text:p>
          </table:table-cell>
          <table:table-cell office:value-type="float" office:value="0.2755314" calcext:value-type="float">
            <text:p>0.2755314</text:p>
          </table:table-cell>
          <table:table-cell office:value-type="float" office:value="0.1998536" calcext:value-type="float">
            <text:p>0.1998536</text:p>
          </table:table-cell>
          <table:table-cell office:value-type="float" office:value="0.197929" calcext:value-type="float">
            <text:p>0.197929</text:p>
          </table:table-cell>
          <table:table-cell office:value-type="float" office:value="0.2648881" calcext:value-type="float">
            <text:p>0.2648881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42413" calcext:value-type="float">
            <text:p>-0.1842413</text:p>
          </table:table-cell>
          <table:table-cell office:value-type="float" office:value="-0.2000562" calcext:value-type="float">
            <text:p>-0.2000562</text:p>
          </table:table-cell>
          <table:table-cell office:value-type="float" office:value="-0.470884" calcext:value-type="float">
            <text:p>-0.470884</text:p>
          </table:table-cell>
          <table:table-cell office:value-type="float" office:value="-0.5058429" calcext:value-type="float">
            <text:p>-0.5058429</text:p>
          </table:table-cell>
          <table:table-cell office:value-type="float" office:value="-0.2650931" calcext:value-type="float">
            <text:p>-0.2650931</text:p>
          </table:table-cell>
          <table:table-cell office:value-type="float" office:value="-0.0286158" calcext:value-type="float">
            <text:p>-0.0286158</text:p>
          </table:table-cell>
          <table:table-cell office:value-type="float" office:value="-0.02285335" calcext:value-type="float">
            <text:p>-0.02285335</text:p>
          </table:table-cell>
          <table:table-cell office:value-type="float" office:value="-0.0188754" calcext:value-type="float">
            <text:p>-0.0188754</text:p>
          </table:table-cell>
          <table:table-cell office:value-type="float" office:value="-0.01433677" calcext:value-type="float">
            <text:p>-0.01433677</text:p>
          </table:table-cell>
          <table:table-cell office:value-type="float" office:value="-0.01111539" calcext:value-type="float">
            <text:p>-0.01111539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0973598" calcext:value-type="float">
            <text:p>-0.00973598</text:p>
          </table:table-cell>
          <table:table-cell office:value-type="float" office:value="0.001203344" calcext:value-type="float">
            <text:p>0.00120334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2258" calcext:value-type="float">
            <text:p>-2.2225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5" calcext:value-type="float">
            <text:p>24122005</text:p>
          </table:table-cell>
          <table:table-cell office:value-type="float" office:value="597.199" calcext:value-type="float">
            <text:p>597.199</text:p>
          </table:table-cell>
          <table:table-cell office:value-type="float" office:value="236.6636" calcext:value-type="float">
            <text:p>236.6636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1.098" calcext:value-type="float">
            <text:p>1111.098</text:p>
          </table:table-cell>
          <table:table-cell office:value-type="float" office:value="194.033" calcext:value-type="float">
            <text:p>194.033</text:p>
          </table:table-cell>
          <table:table-cell office:value-type="float" office:value="0" calcext:value-type="float">
            <text:p>0</text:p>
          </table:table-cell>
          <table:table-cell office:value-type="float" office:value="0.2148699" calcext:value-type="float">
            <text:p>0.2148699</text:p>
          </table:table-cell>
          <table:table-cell office:value-type="float" office:value="0.2560146" calcext:value-type="float">
            <text:p>0.2560146</text:p>
          </table:table-cell>
          <table:table-cell office:value-type="float" office:value="0.227852" calcext:value-type="float">
            <text:p>0.227852</text:p>
          </table:table-cell>
          <table:table-cell office:value-type="float" office:value="0.2267039" calcext:value-type="float">
            <text:p>0.2267039</text:p>
          </table:table-cell>
          <table:table-cell office:value-type="float" office:value="0.2618775" calcext:value-type="float">
            <text:p>0.2618775</text:p>
          </table:table-cell>
          <table:table-cell office:value-type="float" office:value="0.2708645" calcext:value-type="float">
            <text:p>0.2708645</text:p>
          </table:table-cell>
          <table:table-cell office:value-type="float" office:value="0.2782543" calcext:value-type="float">
            <text:p>0.2782543</text:p>
          </table:table-cell>
          <table:table-cell office:value-type="float" office:value="0.3659534" calcext:value-type="float">
            <text:p>0.3659534</text:p>
          </table:table-cell>
          <table:table-cell office:value-type="float" office:value="0.363474" calcext:value-type="float">
            <text:p>0.363474</text:p>
          </table:table-cell>
          <table:table-cell office:value-type="float" office:value="0.3750124" calcext:value-type="float">
            <text:p>0.3750124</text:p>
          </table:table-cell>
          <table:table-cell office:value-type="float" office:value="0.3916302" calcext:value-type="float">
            <text:p>0.3916302</text:p>
          </table:table-cell>
          <table:table-cell office:value-type="float" office:value="0.402599" calcext:value-type="float">
            <text:p>0.402599</text:p>
          </table:table-cell>
          <table:table-cell office:value-type="float" office:value="0.4623612" calcext:value-type="float">
            <text:p>0.4623612</text:p>
          </table:table-cell>
          <table:table-cell office:value-type="float" office:value="0" calcext:value-type="float">
            <text:p>0</text:p>
          </table:table-cell>
          <table:table-cell office:value-type="float" office:value="0.05756407" calcext:value-type="float">
            <text:p>0.05756407</text:p>
          </table:table-cell>
          <table:table-cell office:value-type="float" office:value="0.2517595" calcext:value-type="float">
            <text:p>0.2517595</text:p>
          </table:table-cell>
          <table:table-cell office:value-type="float" office:value="0.1877227" calcext:value-type="float">
            <text:p>0.1877227</text:p>
          </table:table-cell>
          <table:table-cell office:value-type="float" office:value="0.1850854" calcext:value-type="float">
            <text:p>0.1850854</text:p>
          </table:table-cell>
          <table:table-cell office:value-type="float" office:value="0.2496616" calcext:value-type="float">
            <text:p>0.249661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224181" calcext:value-type="float">
            <text:p>-0.4224181</text:p>
          </table:table-cell>
          <table:table-cell office:value-type="float" office:value="-0.1175726" calcext:value-type="float">
            <text:p>-0.1175726</text:p>
          </table:table-cell>
          <table:table-cell office:value-type="float" office:value="-0.2949651" calcext:value-type="float">
            <text:p>-0.2949651</text:p>
          </table:table-cell>
          <table:table-cell office:value-type="float" office:value="-0.3080966" calcext:value-type="float">
            <text:p>-0.3080966</text:p>
          </table:table-cell>
          <table:table-cell office:value-type="float" office:value="-0.1021675" calcext:value-type="float">
            <text:p>-0.1021675</text:p>
          </table:table-cell>
          <table:table-cell office:value-type="float" office:value="-0.03147166" calcext:value-type="float">
            <text:p>-0.03147166</text:p>
          </table:table-cell>
          <table:table-cell office:value-type="float" office:value="-0.02356795" calcext:value-type="float">
            <text:p>-0.02356795</text:p>
          </table:table-cell>
          <table:table-cell office:value-type="float" office:value="-0.01932185" calcext:value-type="float">
            <text:p>-0.01932185</text:p>
          </table:table-cell>
          <table:table-cell office:value-type="float" office:value="-0.01454583" calcext:value-type="float">
            <text:p>-0.01454583</text:p>
          </table:table-cell>
          <table:table-cell office:value-type="float" office:value="-0.0111681" calcext:value-type="float">
            <text:p>-0.0111681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2404153" calcext:value-type="float">
            <text:p>-0.02404153</text:p>
          </table:table-cell>
          <table:table-cell office:value-type="float" office:value="0.001036757" calcext:value-type="float">
            <text:p>0.00103675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19744" calcext:value-type="float">
            <text:p>-2.21974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5" calcext:value-type="float">
            <text:p>25122005</text:p>
          </table:table-cell>
          <table:table-cell office:value-type="float" office:value="597.199" calcext:value-type="float">
            <text:p>597.199</text:p>
          </table:table-cell>
          <table:table-cell office:value-type="float" office:value="236.7269" calcext:value-type="float">
            <text:p>236.7269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1.059" calcext:value-type="float">
            <text:p>1111.059</text:p>
          </table:table-cell>
          <table:table-cell office:value-type="float" office:value="194.0083" calcext:value-type="float">
            <text:p>194.0083</text:p>
          </table:table-cell>
          <table:table-cell office:value-type="float" office:value="0" calcext:value-type="float">
            <text:p>0</text:p>
          </table:table-cell>
          <table:table-cell office:value-type="float" office:value="0.1644947" calcext:value-type="float">
            <text:p>0.1644947</text:p>
          </table:table-cell>
          <table:table-cell office:value-type="float" office:value="0.2029548" calcext:value-type="float">
            <text:p>0.2029548</text:p>
          </table:table-cell>
          <table:table-cell office:value-type="float" office:value="0.2228101" calcext:value-type="float">
            <text:p>0.2228101</text:p>
          </table:table-cell>
          <table:table-cell office:value-type="float" office:value="0.2370598" calcext:value-type="float">
            <text:p>0.2370598</text:p>
          </table:table-cell>
          <table:table-cell office:value-type="float" office:value="0.2898337" calcext:value-type="float">
            <text:p>0.2898337</text:p>
          </table:table-cell>
          <table:table-cell office:value-type="float" office:value="0.2676716" calcext:value-type="float">
            <text:p>0.2676716</text:p>
          </table:table-cell>
          <table:table-cell office:value-type="float" office:value="0.2767616" calcext:value-type="float">
            <text:p>0.2767616</text:p>
          </table:table-cell>
          <table:table-cell office:value-type="float" office:value="0.3655513" calcext:value-type="float">
            <text:p>0.3655513</text:p>
          </table:table-cell>
          <table:table-cell office:value-type="float" office:value="0.3631435" calcext:value-type="float">
            <text:p>0.3631435</text:p>
          </table:table-cell>
          <table:table-cell office:value-type="float" office:value="0.3748989" calcext:value-type="float">
            <text:p>0.3748989</text:p>
          </table:table-cell>
          <table:table-cell office:value-type="float" office:value="0.3916143" calcext:value-type="float">
            <text:p>0.3916143</text:p>
          </table:table-cell>
          <table:table-cell office:value-type="float" office:value="0.4026582" calcext:value-type="float">
            <text:p>0.4026582</text:p>
          </table:table-cell>
          <table:table-cell office:value-type="float" office:value="0.4623652" calcext:value-type="float">
            <text:p>0.4623652</text:p>
          </table:table-cell>
          <table:table-cell office:value-type="float" office:value="0" calcext:value-type="float">
            <text:p>0</text:p>
          </table:table-cell>
          <table:table-cell office:value-type="float" office:value="0.128671" calcext:value-type="float">
            <text:p>0.128671</text:p>
          </table:table-cell>
          <table:table-cell office:value-type="float" office:value="0.3035228" calcext:value-type="float">
            <text:p>0.3035228</text:p>
          </table:table-cell>
          <table:table-cell office:value-type="float" office:value="0.1938878" calcext:value-type="float">
            <text:p>0.1938878</text:p>
          </table:table-cell>
          <table:table-cell office:value-type="float" office:value="0.1780831" calcext:value-type="float">
            <text:p>0.1780831</text:p>
          </table:table-cell>
          <table:table-cell office:value-type="float" office:value="0.2337822" calcext:value-type="float">
            <text:p>0.2337822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69153" calcext:value-type="float">
            <text:p>-3.569153</text:p>
          </table:table-cell>
          <table:table-cell office:value-type="float" office:value="-0.6991684" calcext:value-type="float">
            <text:p>-0.6991684</text:p>
          </table:table-cell>
          <table:table-cell office:value-type="float" office:value="-0.3481744" calcext:value-type="float">
            <text:p>-0.3481744</text:p>
          </table:table-cell>
          <table:table-cell office:value-type="float" office:value="-0.2179902" calcext:value-type="float">
            <text:p>-0.2179902</text:p>
          </table:table-cell>
          <table:table-cell office:value-type="float" office:value="-0.04651598" calcext:value-type="float">
            <text:p>-0.04651598</text:p>
          </table:table-cell>
          <table:table-cell office:value-type="float" office:value="-0.03448737" calcext:value-type="float">
            <text:p>-0.03448737</text:p>
          </table:table-cell>
          <table:table-cell office:value-type="float" office:value="-0.02464993" calcext:value-type="float">
            <text:p>-0.02464993</text:p>
          </table:table-cell>
          <table:table-cell office:value-type="float" office:value="-0.01978584" calcext:value-type="float">
            <text:p>-0.01978584</text:p>
          </table:table-cell>
          <table:table-cell office:value-type="float" office:value="-0.01476736" calcext:value-type="float">
            <text:p>-0.01476736</text:p>
          </table:table-cell>
          <table:table-cell office:value-type="float" office:value="-0.01122604" calcext:value-type="float">
            <text:p>-0.01122604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1.319318" calcext:value-type="float">
            <text:p>-1.319318</text:p>
          </table:table-cell>
          <table:table-cell office:value-type="float" office:value="0.001217756" calcext:value-type="float">
            <text:p>0.00121775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20293" calcext:value-type="float">
            <text:p>-2.22029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5" calcext:value-type="float">
            <text:p>26122005</text:p>
          </table:table-cell>
          <table:table-cell office:value-type="float" office:value="597.199" calcext:value-type="float">
            <text:p>597.199</text:p>
          </table:table-cell>
          <table:table-cell office:value-type="float" office:value="236.8345" calcext:value-type="float">
            <text:p>236.8345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0.972" calcext:value-type="float">
            <text:p>1110.972</text:p>
          </table:table-cell>
          <table:table-cell office:value-type="float" office:value="193.9883" calcext:value-type="float">
            <text:p>193.9883</text:p>
          </table:table-cell>
          <table:table-cell office:value-type="float" office:value="0" calcext:value-type="float">
            <text:p>0</text:p>
          </table:table-cell>
          <table:table-cell office:value-type="float" office:value="0.2364479" calcext:value-type="float">
            <text:p>0.2364479</text:p>
          </table:table-cell>
          <table:table-cell office:value-type="float" office:value="0.2562163" calcext:value-type="float">
            <text:p>0.2562163</text:p>
          </table:table-cell>
          <table:table-cell office:value-type="float" office:value="0.229819" calcext:value-type="float">
            <text:p>0.229819</text:p>
          </table:table-cell>
          <table:table-cell office:value-type="float" office:value="0.2453602" calcext:value-type="float">
            <text:p>0.2453602</text:p>
          </table:table-cell>
          <table:table-cell office:value-type="float" office:value="0.3007841" calcext:value-type="float">
            <text:p>0.3007841</text:p>
          </table:table-cell>
          <table:table-cell office:value-type="float" office:value="0.2689148" calcext:value-type="float">
            <text:p>0.2689148</text:p>
          </table:table-cell>
          <table:table-cell office:value-type="float" office:value="0.2758423" calcext:value-type="float">
            <text:p>0.2758423</text:p>
          </table:table-cell>
          <table:table-cell office:value-type="float" office:value="0.3651109" calcext:value-type="float">
            <text:p>0.3651109</text:p>
          </table:table-cell>
          <table:table-cell office:value-type="float" office:value="0.3627979" calcext:value-type="float">
            <text:p>0.3627979</text:p>
          </table:table-cell>
          <table:table-cell office:value-type="float" office:value="0.3747758" calcext:value-type="float">
            <text:p>0.3747758</text:p>
          </table:table-cell>
          <table:table-cell office:value-type="float" office:value="0.3915938" calcext:value-type="float">
            <text:p>0.3915938</text:p>
          </table:table-cell>
          <table:table-cell office:value-type="float" office:value="0.4027117" calcext:value-type="float">
            <text:p>0.4027117</text:p>
          </table:table-cell>
          <table:table-cell office:value-type="float" office:value="0.4623643" calcext:value-type="float">
            <text:p>0.4623643</text:p>
          </table:table-cell>
          <table:table-cell office:value-type="float" office:value="0" calcext:value-type="float">
            <text:p>0</text:p>
          </table:table-cell>
          <table:table-cell office:value-type="float" office:value="0.04092148" calcext:value-type="float">
            <text:p>0.04092148</text:p>
          </table:table-cell>
          <table:table-cell office:value-type="float" office:value="0.2442741" calcext:value-type="float">
            <text:p>0.2442741</text:p>
          </table:table-cell>
          <table:table-cell office:value-type="float" office:value="0.1886019" calcext:value-type="float">
            <text:p>0.1886019</text:p>
          </table:table-cell>
          <table:table-cell office:value-type="float" office:value="0.1741186" calcext:value-type="float">
            <text:p>0.1741186</text:p>
          </table:table-cell>
          <table:table-cell office:value-type="float" office:value="0.2165309" calcext:value-type="float">
            <text:p>0.2165309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33993" calcext:value-type="float">
            <text:p>-0.2033993</text:p>
          </table:table-cell>
          <table:table-cell office:value-type="float" office:value="-0.117174" calcext:value-type="float">
            <text:p>-0.117174</text:p>
          </table:table-cell>
          <table:table-cell office:value-type="float" office:value="-0.2765948" calcext:value-type="float">
            <text:p>-0.2765948</text:p>
          </table:table-cell>
          <table:table-cell office:value-type="float" office:value="-0.1673928" calcext:value-type="float">
            <text:p>-0.1673928</text:p>
          </table:table-cell>
          <table:table-cell office:value-type="float" office:value="-0.03486581" calcext:value-type="float">
            <text:p>-0.03486581</text:p>
          </table:table-cell>
          <table:table-cell office:value-type="float" office:value="-0.03331179" calcext:value-type="float">
            <text:p>-0.03331179</text:p>
          </table:table-cell>
          <table:table-cell office:value-type="float" office:value="-0.0253551" calcext:value-type="float">
            <text:p>-0.0253551</text:p>
          </table:table-cell>
          <table:table-cell office:value-type="float" office:value="-0.02030792" calcext:value-type="float">
            <text:p>-0.02030792</text:p>
          </table:table-cell>
          <table:table-cell office:value-type="float" office:value="-0.01500287" calcext:value-type="float">
            <text:p>-0.01500287</text:p>
          </table:table-cell>
          <table:table-cell office:value-type="float" office:value="-0.01128927" calcext:value-type="float">
            <text:p>-0.01128927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185698" calcext:value-type="float">
            <text:p>-0.0185698</text:p>
          </table:table-cell>
          <table:table-cell office:value-type="float" office:value="0.0008794583" calcext:value-type="float">
            <text:p>0.000879458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16115" calcext:value-type="float">
            <text:p>-2.21611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5" calcext:value-type="float">
            <text:p>27122005</text:p>
          </table:table-cell>
          <table:table-cell office:value-type="float" office:value="597.199" calcext:value-type="float">
            <text:p>597.199</text:p>
          </table:table-cell>
          <table:table-cell office:value-type="float" office:value="236.8985" calcext:value-type="float">
            <text:p>236.8985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0.922" calcext:value-type="float">
            <text:p>1110.922</text:p>
          </table:table-cell>
          <table:table-cell office:value-type="float" office:value="193.9747" calcext:value-type="float">
            <text:p>193.9747</text:p>
          </table:table-cell>
          <table:table-cell office:value-type="float" office:value="0" calcext:value-type="float">
            <text:p>0</text:p>
          </table:table-cell>
          <table:table-cell office:value-type="float" office:value="0.1863975" calcext:value-type="float">
            <text:p>0.1863975</text:p>
          </table:table-cell>
          <table:table-cell office:value-type="float" office:value="0.2202575" calcext:value-type="float">
            <text:p>0.2202575</text:p>
          </table:table-cell>
          <table:table-cell office:value-type="float" office:value="0.2314954" calcext:value-type="float">
            <text:p>0.2314954</text:p>
          </table:table-cell>
          <table:table-cell office:value-type="float" office:value="0.2552109" calcext:value-type="float">
            <text:p>0.2552109</text:p>
          </table:table-cell>
          <table:table-cell office:value-type="float" office:value="0.3045454" calcext:value-type="float">
            <text:p>0.3045454</text:p>
          </table:table-cell>
          <table:table-cell office:value-type="float" office:value="0.2710313" calcext:value-type="float">
            <text:p>0.2710313</text:p>
          </table:table-cell>
          <table:table-cell office:value-type="float" office:value="0.275831" calcext:value-type="float">
            <text:p>0.275831</text:p>
          </table:table-cell>
          <table:table-cell office:value-type="float" office:value="0.3647642" calcext:value-type="float">
            <text:p>0.3647642</text:p>
          </table:table-cell>
          <table:table-cell office:value-type="float" office:value="0.3624412" calcext:value-type="float">
            <text:p>0.3624412</text:p>
          </table:table-cell>
          <table:table-cell office:value-type="float" office:value="0.3746428" calcext:value-type="float">
            <text:p>0.3746428</text:p>
          </table:table-cell>
          <table:table-cell office:value-type="float" office:value="0.3915688" calcext:value-type="float">
            <text:p>0.3915688</text:p>
          </table:table-cell>
          <table:table-cell office:value-type="float" office:value="0.4027631" calcext:value-type="float">
            <text:p>0.4027631</text:p>
          </table:table-cell>
          <table:table-cell office:value-type="float" office:value="0.4623674" calcext:value-type="float">
            <text:p>0.4623674</text:p>
          </table:table-cell>
          <table:table-cell office:value-type="float" office:value="0" calcext:value-type="float">
            <text:p>0</text:p>
          </table:table-cell>
          <table:table-cell office:value-type="float" office:value="0.1082728" calcext:value-type="float">
            <text:p>0.1082728</text:p>
          </table:table-cell>
          <table:table-cell office:value-type="float" office:value="0.2779792" calcext:value-type="float">
            <text:p>0.2779792</text:p>
          </table:table-cell>
          <table:table-cell office:value-type="float" office:value="0.1894397" calcext:value-type="float">
            <text:p>0.1894397</text:p>
          </table:table-cell>
          <table:table-cell office:value-type="float" office:value="0.1706482" calcext:value-type="float">
            <text:p>0.1706482</text:p>
          </table:table-cell>
          <table:table-cell office:value-type="float" office:value="0.1965183" calcext:value-type="float">
            <text:p>0.1965183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3E-016" calcext:value-type="float">
            <text:p>9.712343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19562" calcext:value-type="float">
            <text:p>-1.319562</text:p>
          </table:table-cell>
          <table:table-cell office:value-type="float" office:value="-0.3765359" calcext:value-type="float">
            <text:p>-0.3765359</text:p>
          </table:table-cell>
          <table:table-cell office:value-type="float" office:value="-0.2606313" calcext:value-type="float">
            <text:p>-0.2606313</text:p>
          </table:table-cell>
          <table:table-cell office:value-type="float" office:value="-0.1236173" calcext:value-type="float">
            <text:p>-0.1236173</text:p>
          </table:table-cell>
          <table:table-cell office:value-type="float" office:value="-0.03191325" calcext:value-type="float">
            <text:p>-0.03191325</text:p>
          </table:table-cell>
          <table:table-cell office:value-type="float" office:value="-0.03138937" calcext:value-type="float">
            <text:p>-0.03138937</text:p>
          </table:table-cell>
          <table:table-cell office:value-type="float" office:value="-0.02536862" calcext:value-type="float">
            <text:p>-0.02536862</text:p>
          </table:table-cell>
          <table:table-cell office:value-type="float" office:value="-0.02073084" calcext:value-type="float">
            <text:p>-0.02073084</text:p>
          </table:table-cell>
          <table:table-cell office:value-type="float" office:value="-0.01525017" calcext:value-type="float">
            <text:p>-0.01525017</text:p>
          </table:table-cell>
          <table:table-cell office:value-type="float" office:value="-0.01135803" calcext:value-type="float">
            <text:p>-0.01135803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2065229" calcext:value-type="float">
            <text:p>-0.2065229</text:p>
          </table:table-cell>
          <table:table-cell office:value-type="float" office:value="0.0009825523" calcext:value-type="float">
            <text:p>0.000982552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16252" calcext:value-type="float">
            <text:p>-2.21625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5" calcext:value-type="float">
            <text:p>28122005</text:p>
          </table:table-cell>
          <table:table-cell office:value-type="float" office:value="597.199" calcext:value-type="float">
            <text:p>597.199</text:p>
          </table:table-cell>
          <table:table-cell office:value-type="float" office:value="236.933" calcext:value-type="float">
            <text:p>236.933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0.896" calcext:value-type="float">
            <text:p>1110.896</text:p>
          </table:table-cell>
          <table:table-cell office:value-type="float" office:value="193.966" calcext:value-type="float">
            <text:p>193.966</text:p>
          </table:table-cell>
          <table:table-cell office:value-type="float" office:value="0" calcext:value-type="float">
            <text:p>0</text:p>
          </table:table-cell>
          <table:table-cell office:value-type="float" office:value="0.1936839" calcext:value-type="float">
            <text:p>0.1936839</text:p>
          </table:table-cell>
          <table:table-cell office:value-type="float" office:value="0.2518026" calcext:value-type="float">
            <text:p>0.2518026</text:p>
          </table:table-cell>
          <table:table-cell office:value-type="float" office:value="0.242441" calcext:value-type="float">
            <text:p>0.242441</text:p>
          </table:table-cell>
          <table:table-cell office:value-type="float" office:value="0.2663352" calcext:value-type="float">
            <text:p>0.2663352</text:p>
          </table:table-cell>
          <table:table-cell office:value-type="float" office:value="0.3061723" calcext:value-type="float">
            <text:p>0.3061723</text:p>
          </table:table-cell>
          <table:table-cell office:value-type="float" office:value="0.2727919" calcext:value-type="float">
            <text:p>0.2727919</text:p>
          </table:table-cell>
          <table:table-cell office:value-type="float" office:value="0.2759663" calcext:value-type="float">
            <text:p>0.2759663</text:p>
          </table:table-cell>
          <table:table-cell office:value-type="float" office:value="0.3645524" calcext:value-type="float">
            <text:p>0.3645524</text:p>
          </table:table-cell>
          <table:table-cell office:value-type="float" office:value="0.3620964" calcext:value-type="float">
            <text:p>0.3620964</text:p>
          </table:table-cell>
          <table:table-cell office:value-type="float" office:value="0.3745002" calcext:value-type="float">
            <text:p>0.3745002</text:p>
          </table:table-cell>
          <table:table-cell office:value-type="float" office:value="0.3915378" calcext:value-type="float">
            <text:p>0.3915378</text:p>
          </table:table-cell>
          <table:table-cell office:value-type="float" office:value="0.4028113" calcext:value-type="float">
            <text:p>0.4028113</text:p>
          </table:table-cell>
          <table:table-cell office:value-type="float" office:value="0.4623617" calcext:value-type="float">
            <text:p>0.4623617</text:p>
          </table:table-cell>
          <table:table-cell office:value-type="float" office:value="0" calcext:value-type="float">
            <text:p>0</text:p>
          </table:table-cell>
          <table:table-cell office:value-type="float" office:value="0.1006473" calcext:value-type="float">
            <text:p>0.1006473</text:p>
          </table:table-cell>
          <table:table-cell office:value-type="float" office:value="0.2414484" calcext:value-type="float">
            <text:p>0.2414484</text:p>
          </table:table-cell>
          <table:table-cell office:value-type="float" office:value="0.1819747" calcext:value-type="float">
            <text:p>0.1819747</text:p>
          </table:table-cell>
          <table:table-cell office:value-type="float" office:value="0.1672206" calcext:value-type="float">
            <text:p>0.1672206</text:p>
          </table:table-cell>
          <table:table-cell office:value-type="float" office:value="0.1744991" calcext:value-type="float">
            <text:p>0.1744991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313517" calcext:value-type="float">
            <text:p>-0.9313517</text:p>
          </table:table-cell>
          <table:table-cell office:value-type="float" office:value="-0.1332462" calcext:value-type="float">
            <text:p>-0.1332462</text:p>
          </table:table-cell>
          <table:table-cell office:value-type="float" office:value="-0.1829112" calcext:value-type="float">
            <text:p>-0.1829112</text:p>
          </table:table-cell>
          <table:table-cell office:value-type="float" office:value="-0.08907273" calcext:value-type="float">
            <text:p>-0.08907273</text:p>
          </table:table-cell>
          <table:table-cell office:value-type="float" office:value="-0.03086796" calcext:value-type="float">
            <text:p>-0.03086796</text:p>
          </table:table-cell>
          <table:table-cell office:value-type="float" office:value="-0.0298876" calcext:value-type="float">
            <text:p>-0.0298876</text:p>
          </table:table-cell>
          <table:table-cell office:value-type="float" office:value="-0.02526403" calcext:value-type="float">
            <text:p>-0.02526403</text:p>
          </table:table-cell>
          <table:table-cell office:value-type="float" office:value="-0.02099379" calcext:value-type="float">
            <text:p>-0.02099379</text:p>
          </table:table-cell>
          <table:table-cell office:value-type="float" office:value="-0.0154935" calcext:value-type="float">
            <text:p>-0.0154935</text:p>
          </table:table-cell>
          <table:table-cell office:value-type="float" office:value="-0.01143207" calcext:value-type="float">
            <text:p>-0.01143207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3611425" calcext:value-type="float">
            <text:p>-0.03611425</text:p>
          </table:table-cell>
          <table:table-cell office:value-type="float" office:value="0.000763033" calcext:value-type="float">
            <text:p>0.00076303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13422" calcext:value-type="float">
            <text:p>-2.21342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5" calcext:value-type="float">
            <text:p>29122005</text:p>
          </table:table-cell>
          <table:table-cell office:value-type="float" office:value="597.3992" calcext:value-type="float">
            <text:p>597.3992</text:p>
          </table:table-cell>
          <table:table-cell office:value-type="float" office:value="236.9567" calcext:value-type="float">
            <text:p>236.9567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1.077" calcext:value-type="float">
            <text:p>1111.077</text:p>
          </table:table-cell>
          <table:table-cell office:value-type="float" office:value="193.9616" calcext:value-type="float">
            <text:p>193.9616</text:p>
          </table:table-cell>
          <table:table-cell office:value-type="float" office:value="0" calcext:value-type="float">
            <text:p>0</text:p>
          </table:table-cell>
          <table:table-cell office:value-type="float" office:value="0.1776967" calcext:value-type="float">
            <text:p>0.1776967</text:p>
          </table:table-cell>
          <table:table-cell office:value-type="float" office:value="0.2116195" calcext:value-type="float">
            <text:p>0.2116195</text:p>
          </table:table-cell>
          <table:table-cell office:value-type="float" office:value="0.2379043" calcext:value-type="float">
            <text:p>0.2379043</text:p>
          </table:table-cell>
          <table:table-cell office:value-type="float" office:value="0.2763768" calcext:value-type="float">
            <text:p>0.2763768</text:p>
          </table:table-cell>
          <table:table-cell office:value-type="float" office:value="0.3061677" calcext:value-type="float">
            <text:p>0.3061677</text:p>
          </table:table-cell>
          <table:table-cell office:value-type="float" office:value="0.2738115" calcext:value-type="float">
            <text:p>0.2738115</text:p>
          </table:table-cell>
          <table:table-cell office:value-type="float" office:value="0.2761948" calcext:value-type="float">
            <text:p>0.2761948</text:p>
          </table:table-cell>
          <table:table-cell office:value-type="float" office:value="0.3644212" calcext:value-type="float">
            <text:p>0.3644212</text:p>
          </table:table-cell>
          <table:table-cell office:value-type="float" office:value="0.3617783" calcext:value-type="float">
            <text:p>0.3617783</text:p>
          </table:table-cell>
          <table:table-cell office:value-type="float" office:value="0.3743513" calcext:value-type="float">
            <text:p>0.3743513</text:p>
          </table:table-cell>
          <table:table-cell office:value-type="float" office:value="0.3915011" calcext:value-type="float">
            <text:p>0.3915011</text:p>
          </table:table-cell>
          <table:table-cell office:value-type="float" office:value="0.4028455" calcext:value-type="float">
            <text:p>0.4028455</text:p>
          </table:table-cell>
          <table:table-cell office:value-type="float" office:value="0.4623648" calcext:value-type="float">
            <text:p>0.4623648</text:p>
          </table:table-cell>
          <table:table-cell office:value-type="float" office:value="0" calcext:value-type="float">
            <text:p>0</text:p>
          </table:table-cell>
          <table:table-cell office:value-type="float" office:value="0.1568845" calcext:value-type="float">
            <text:p>0.1568845</text:p>
          </table:table-cell>
          <table:table-cell office:value-type="float" office:value="0.2820002" calcext:value-type="float">
            <text:p>0.2820002</text:p>
          </table:table-cell>
          <table:table-cell office:value-type="float" office:value="0.1898077" calcext:value-type="float">
            <text:p>0.1898077</text:p>
          </table:table-cell>
          <table:table-cell office:value-type="float" office:value="0.1665888" calcext:value-type="float">
            <text:p>0.1665888</text:p>
          </table:table-cell>
          <table:table-cell office:value-type="float" office:value="0.1516996" calcext:value-type="float">
            <text:p>0.1516996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65524" calcext:value-type="float">
            <text:p>-1.865524</text:p>
          </table:table-cell>
          <table:table-cell office:value-type="float" office:value="-0.5103907" calcext:value-type="float">
            <text:p>-0.5103907</text:p>
          </table:table-cell>
          <table:table-cell office:value-type="float" office:value="-0.2107345" calcext:value-type="float">
            <text:p>-0.2107345</text:p>
          </table:table-cell>
          <table:table-cell office:value-type="float" office:value="-0.06688155" calcext:value-type="float">
            <text:p>-0.06688155</text:p>
          </table:table-cell>
          <table:table-cell office:value-type="float" office:value="-0.0308975" calcext:value-type="float">
            <text:p>-0.0308975</text:p>
          </table:table-cell>
          <table:table-cell office:value-type="float" office:value="-0.02905112" calcext:value-type="float">
            <text:p>-0.02905112</text:p>
          </table:table-cell>
          <table:table-cell office:value-type="float" office:value="-0.02509037" calcext:value-type="float">
            <text:p>-0.02509037</text:p>
          </table:table-cell>
          <table:table-cell office:value-type="float" office:value="-0.02115871" calcext:value-type="float">
            <text:p>-0.02115871</text:p>
          </table:table-cell>
          <table:table-cell office:value-type="float" office:value="-0.01572177" calcext:value-type="float">
            <text:p>-0.01572177</text:p>
          </table:table-cell>
          <table:table-cell office:value-type="float" office:value="-0.01151016" calcext:value-type="float">
            <text:p>-0.01151016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967072" calcext:value-type="float">
            <text:p>-0.967072</text:p>
          </table:table-cell>
          <table:table-cell office:value-type="float" office:value="0.0009118062" calcext:value-type="float">
            <text:p>0.000911806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14108" calcext:value-type="float">
            <text:p>-2.21410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5" calcext:value-type="float">
            <text:p>30122005</text:p>
          </table:table-cell>
          <table:table-cell office:value-type="float" office:value="597.4493" calcext:value-type="float">
            <text:p>597.4493</text:p>
          </table:table-cell>
          <table:table-cell office:value-type="float" office:value="236.9882" calcext:value-type="float">
            <text:p>236.9882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1.098" calcext:value-type="float">
            <text:p>1111.098</text:p>
          </table:table-cell>
          <table:table-cell office:value-type="float" office:value="193.9586" calcext:value-type="float">
            <text:p>193.9586</text:p>
          </table:table-cell>
          <table:table-cell office:value-type="float" office:value="0" calcext:value-type="float">
            <text:p>0</text:p>
          </table:table-cell>
          <table:table-cell office:value-type="float" office:value="0.2332748" calcext:value-type="float">
            <text:p>0.2332748</text:p>
          </table:table-cell>
          <table:table-cell office:value-type="float" office:value="0.2303549" calcext:value-type="float">
            <text:p>0.2303549</text:p>
          </table:table-cell>
          <table:table-cell office:value-type="float" office:value="0.2408138" calcext:value-type="float">
            <text:p>0.2408138</text:p>
          </table:table-cell>
          <table:table-cell office:value-type="float" office:value="0.2857265" calcext:value-type="float">
            <text:p>0.2857265</text:p>
          </table:table-cell>
          <table:table-cell office:value-type="float" office:value="0.3058478" calcext:value-type="float">
            <text:p>0.3058478</text:p>
          </table:table-cell>
          <table:table-cell office:value-type="float" office:value="0.2742761" calcext:value-type="float">
            <text:p>0.2742761</text:p>
          </table:table-cell>
          <table:table-cell office:value-type="float" office:value="0.276395" calcext:value-type="float">
            <text:p>0.276395</text:p>
          </table:table-cell>
          <table:table-cell office:value-type="float" office:value="0.3643493" calcext:value-type="float">
            <text:p>0.3643493</text:p>
          </table:table-cell>
          <table:table-cell office:value-type="float" office:value="0.3614941" calcext:value-type="float">
            <text:p>0.3614941</text:p>
          </table:table-cell>
          <table:table-cell office:value-type="float" office:value="0.3741978" calcext:value-type="float">
            <text:p>0.3741978</text:p>
          </table:table-cell>
          <table:table-cell office:value-type="float" office:value="0.3914572" calcext:value-type="float">
            <text:p>0.3914572</text:p>
          </table:table-cell>
          <table:table-cell office:value-type="float" office:value="0.402875" calcext:value-type="float">
            <text:p>0.402875</text:p>
          </table:table-cell>
          <table:table-cell office:value-type="float" office:value="0.4623636" calcext:value-type="float">
            <text:p>0.4623636</text:p>
          </table:table-cell>
          <table:table-cell office:value-type="float" office:value="0" calcext:value-type="float">
            <text:p>0</text:p>
          </table:table-cell>
          <table:table-cell office:value-type="float" office:value="0.08693561" calcext:value-type="float">
            <text:p>0.08693561</text:p>
          </table:table-cell>
          <table:table-cell office:value-type="float" office:value="0.2663377" calcext:value-type="float">
            <text:p>0.2663377</text:p>
          </table:table-cell>
          <table:table-cell office:value-type="float" office:value="0.1909189" calcext:value-type="float">
            <text:p>0.1909189</text:p>
          </table:table-cell>
          <table:table-cell office:value-type="float" office:value="0.1667178" calcext:value-type="float">
            <text:p>0.1667178</text:p>
          </table:table-cell>
          <table:table-cell office:value-type="float" office:value="0.128372" calcext:value-type="float">
            <text:p>0.128372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4E-016" calcext:value-type="float">
            <text:p>9.712344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258821" calcext:value-type="float">
            <text:p>-0.2258821</text:p>
          </table:table-cell>
          <table:table-cell office:value-type="float" office:value="-0.2679503" calcext:value-type="float">
            <text:p>-0.2679503</text:p>
          </table:table-cell>
          <table:table-cell office:value-type="float" office:value="-0.1927031" calcext:value-type="float">
            <text:p>-0.1927031</text:p>
          </table:table-cell>
          <table:table-cell office:value-type="float" office:value="-0.05176787" calcext:value-type="float">
            <text:p>-0.05176787</text:p>
          </table:table-cell>
          <table:table-cell office:value-type="float" office:value="-0.03109025" calcext:value-type="float">
            <text:p>-0.03109025</text:p>
          </table:table-cell>
          <table:table-cell office:value-type="float" office:value="-0.02867831" calcext:value-type="float">
            <text:p>-0.02867831</text:p>
          </table:table-cell>
          <table:table-cell office:value-type="float" office:value="-0.02493793" calcext:value-type="float">
            <text:p>-0.02493793</text:p>
          </table:table-cell>
          <table:table-cell office:value-type="float" office:value="-0.02124956" calcext:value-type="float">
            <text:p>-0.02124956</text:p>
          </table:table-cell>
          <table:table-cell office:value-type="float" office:value="-0.01592881" calcext:value-type="float">
            <text:p>-0.01592881</text:p>
          </table:table-cell>
          <table:table-cell office:value-type="float" office:value="-0.01159123" calcext:value-type="float">
            <text:p>-0.01159123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2583459" calcext:value-type="float">
            <text:p>-0.2583459</text:p>
          </table:table-cell>
          <table:table-cell office:value-type="float" office:value="0.0007546213" calcext:value-type="float">
            <text:p>0.000754621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11975" calcext:value-type="float">
            <text:p>-2.21197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5" calcext:value-type="float">
            <text:p>31122005</text:p>
          </table:table-cell>
          <table:table-cell office:value-type="float" office:value="597.4493" calcext:value-type="float">
            <text:p>597.4493</text:p>
          </table:table-cell>
          <table:table-cell office:value-type="float" office:value="237.205" calcext:value-type="float">
            <text:p>237.205</text:p>
          </table:table-cell>
          <table:table-cell office:value-type="float" office:value="55.46219" calcext:value-type="float">
            <text:p>55.46219</text:p>
          </table:table-cell>
          <table:table-cell office:value-type="float" office:value="1110.881" calcext:value-type="float">
            <text:p>1110.881</text:p>
          </table:table-cell>
          <table:table-cell office:value-type="float" office:value="193.9598" calcext:value-type="float">
            <text:p>193.9598</text:p>
          </table:table-cell>
          <table:table-cell office:value-type="float" office:value="0" calcext:value-type="float">
            <text:p>0</text:p>
          </table:table-cell>
          <table:table-cell office:value-type="float" office:value="0.2211133" calcext:value-type="float">
            <text:p>0.2211133</text:p>
          </table:table-cell>
          <table:table-cell office:value-type="float" office:value="0.2475286" calcext:value-type="float">
            <text:p>0.2475286</text:p>
          </table:table-cell>
          <table:table-cell office:value-type="float" office:value="0.2486909" calcext:value-type="float">
            <text:p>0.2486909</text:p>
          </table:table-cell>
          <table:table-cell office:value-type="float" office:value="0.2930382" calcext:value-type="float">
            <text:p>0.2930382</text:p>
          </table:table-cell>
          <table:table-cell office:value-type="float" office:value="0.3078627" calcext:value-type="float">
            <text:p>0.3078627</text:p>
          </table:table-cell>
          <table:table-cell office:value-type="float" office:value="0.2747776" calcext:value-type="float">
            <text:p>0.2747776</text:p>
          </table:table-cell>
          <table:table-cell office:value-type="float" office:value="0.2765527" calcext:value-type="float">
            <text:p>0.2765527</text:p>
          </table:table-cell>
          <table:table-cell office:value-type="float" office:value="0.3643048" calcext:value-type="float">
            <text:p>0.3643048</text:p>
          </table:table-cell>
          <table:table-cell office:value-type="float" office:value="0.3612446" calcext:value-type="float">
            <text:p>0.3612446</text:p>
          </table:table-cell>
          <table:table-cell office:value-type="float" office:value="0.374044" calcext:value-type="float">
            <text:p>0.374044</text:p>
          </table:table-cell>
          <table:table-cell office:value-type="float" office:value="0.3914075" calcext:value-type="float">
            <text:p>0.3914075</text:p>
          </table:table-cell>
          <table:table-cell office:value-type="float" office:value="0.4029029" calcext:value-type="float">
            <text:p>0.4029029</text:p>
          </table:table-cell>
          <table:table-cell office:value-type="float" office:value="0.4623555" calcext:value-type="float">
            <text:p>0.4623555</text:p>
          </table:table-cell>
          <table:table-cell office:value-type="float" office:value="0" calcext:value-type="float">
            <text:p>0</text:p>
          </table:table-cell>
          <table:table-cell office:value-type="float" office:value="0.07179615" calcext:value-type="float">
            <text:p>0.07179615</text:p>
          </table:table-cell>
          <table:table-cell office:value-type="float" office:value="0.2495278" calcext:value-type="float">
            <text:p>0.2495278</text:p>
          </table:table-cell>
          <table:table-cell office:value-type="float" office:value="0.1888954" calcext:value-type="float">
            <text:p>0.1888954</text:p>
          </table:table-cell>
          <table:table-cell office:value-type="float" office:value="0.1661952" calcext:value-type="float">
            <text:p>0.1661952</text:p>
          </table:table-cell>
          <table:table-cell office:value-type="float" office:value="0.1045864" calcext:value-type="float">
            <text:p>0.1045864</text:p>
          </table:table-cell>
          <table:table-cell office:value-type="float" office:value="1.939617E-015" calcext:value-type="float">
            <text:p>1.939617E-15</text:p>
          </table:table-cell>
          <table:table-cell office:value-type="float" office:value="1.84246E-015" calcext:value-type="float">
            <text:p>1.84246E-15</text:p>
          </table:table-cell>
          <table:table-cell office:value-type="float" office:value="9.712346E-016" calcext:value-type="float">
            <text:p>9.712346E-16</text:p>
          </table:table-cell>
          <table:table-cell office:value-type="float" office:value="4.937514E-024" calcext:value-type="float">
            <text:p>4.937514E-24</text:p>
          </table:table-cell>
          <table:table-cell office:value-type="float" office:value="1.0986E-028" calcext:value-type="float">
            <text:p>1.0986E-28</text:p>
          </table:table-cell>
          <table:table-cell office:value-type="float" office:value="1.967285E-033" calcext:value-type="float">
            <text:p>1.967285E-33</text:p>
          </table:table-cell>
          <table:table-cell office:value-type="float" office:value="1.584671E-038" calcext:value-type="float">
            <text:p>1.584671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79405" calcext:value-type="float">
            <text:p>-0.3379405</text:p>
          </table:table-cell>
          <table:table-cell office:value-type="float" office:value="-0.152926" calcext:value-type="float">
            <text:p>-0.152926</text:p>
          </table:table-cell>
          <table:table-cell office:value-type="float" office:value="-0.1504961" calcext:value-type="float">
            <text:p>-0.1504961</text:p>
          </table:table-cell>
          <table:table-cell office:value-type="float" office:value="-0.04259118" calcext:value-type="float">
            <text:p>-0.04259118</text:p>
          </table:table-cell>
          <table:table-cell office:value-type="float" office:value="-0.02988069" calcext:value-type="float">
            <text:p>-0.02988069</text:p>
          </table:table-cell>
          <table:table-cell office:value-type="float" office:value="-0.02828743" calcext:value-type="float">
            <text:p>-0.02828743</text:p>
          </table:table-cell>
          <table:table-cell office:value-type="float" office:value="-0.02481916" calcext:value-type="float">
            <text:p>-0.02481916</text:p>
          </table:table-cell>
          <table:table-cell office:value-type="float" office:value="-0.02130609" calcext:value-type="float">
            <text:p>-0.02130609</text:p>
          </table:table-cell>
          <table:table-cell office:value-type="float" office:value="-0.01611294" calcext:value-type="float">
            <text:p>-0.01611294</text:p>
          </table:table-cell>
          <table:table-cell office:value-type="float" office:value="-0.01167299" calcext:value-type="float">
            <text:p>-0.01167299</text:p>
          </table:table-cell>
          <table:table-cell office:value-type="float" office:value="0" calcext:value-type="float">
            <text:p>0</text:p>
          </table:table-cell>
          <table:table-cell office:value-type="float" office:value="0.5692244" calcext:value-type="float">
            <text:p>0.5692244</text:p>
          </table:table-cell>
          <table:table-cell office:value-type="float" office:value="-0.07548498" calcext:value-type="float">
            <text:p>-0.07548498</text:p>
          </table:table-cell>
          <table:table-cell office:value-type="float" office:value="0.0006213518" calcext:value-type="float">
            <text:p>0.000621351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10223" calcext:value-type="float">
            <text:p>-2.2102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57:11.783781739</dc:date>
    <meta:editing-duration>PT7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